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~/repo/DATA/INPUT/StarterBundle/Animals/panda.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123f37ab180565f1fe17.jpg</text:p>
          </table:table-cell>
          <table:table-cell/>
          <table:table-cell table:formula="of:=[.$B$1]&amp;&quot; &quot;&quot;&quot;&amp;[.B2]&amp;&quot;&quot;&quot; &quot;&quot;&quot;&amp;[.$C$1]&amp;[.A2]&amp;&quot;.jpg&quot;&quot;&quot;" office:value-type="string" office:string-value="mv &quot;00123f37ab180565f1fe17.jpg&quot; &quot;~/repo/DATA/INPUT/StarterBundle/Animals/panda.0.jpg&quot;" calcext:value-type="string">
            <text:p>mv "00123f37ab180565f1fe17.jpg" "~/repo/DATA/INPUT/StarterBundle/Animals/panda.0.jpg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2699-SB1.jpg</text:p>
          </table:table-cell>
          <table:table-cell/>
          <table:table-cell table:formula="of:=[.$B$1]&amp;&quot;  &quot;&amp;[.B3]&amp;&quot; &quot;&amp;[.$C$1]&amp;[.A3]&amp;&quot;.jpg&quot;" office:value-type="string" office:string-value="mv  002699-SB1.jpg ~/repo/DATA/INPUT/StarterBundle/Animals/panda.1.jpg" calcext:value-type="string">
            <text:p>mv <text:s/>002699-SB1.jpg ~/repo/DATA/INPUT/StarterBundle/Animals/panda.1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,11105375-EX,00.jpg</text:p>
          </table:table-cell>
          <table:table-cell/>
          <table:table-cell table:formula="of:=[.$B$1]&amp;&quot;  &quot;&amp;[.B4]&amp;&quot; &quot;&amp;[.$C$1]&amp;[.A4]&amp;&quot;.jpg&quot;" office:value-type="string" office:string-value="mv  0,,11105375-EX,00.jpg ~/repo/DATA/INPUT/StarterBundle/Animals/panda.2.jpg" calcext:value-type="string">
            <text:p>mv <text:s/>0,,11105375-EX,00.jpg ~/repo/DATA/INPUT/StarterBundle/Animals/panda.2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,11526195,00.jpg</text:p>
          </table:table-cell>
          <table:table-cell/>
          <table:table-cell table:formula="of:=[.$B$1]&amp;&quot;  &quot;&amp;[.B5]&amp;&quot; &quot;&amp;[.$C$1]&amp;[.A5]&amp;&quot;.jpg&quot;" office:value-type="string" office:string-value="mv  0,,11526195,00.jpg ~/repo/DATA/INPUT/StarterBundle/Animals/panda.3.jpg" calcext:value-type="string">
            <text:p>mv <text:s/>0,,11526195,00.jpg ~/repo/DATA/INPUT/StarterBundle/Animals/panda.3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,12124611,00.jpg</text:p>
          </table:table-cell>
          <table:table-cell/>
          <table:table-cell table:formula="of:=[.$B$1]&amp;&quot;  &quot;&amp;[.B6]&amp;&quot; &quot;&amp;[.$C$1]&amp;[.A6]&amp;&quot;.jpg&quot;" office:value-type="string" office:string-value="mv  0,,12124611,00.jpg ~/repo/DATA/INPUT/StarterBundle/Animals/panda.4.jpg" calcext:value-type="string">
            <text:p>mv <text:s/>0,,12124611,00.jpg ~/repo/DATA/INPUT/StarterBundle/Animals/panda.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02_C64s.jpg</text:p>
          </table:table-cell>
          <table:table-cell/>
          <table:table-cell table:formula="of:=[.$B$1]&amp;&quot;  &quot;&amp;[.B7]&amp;&quot; &quot;&amp;[.$C$1]&amp;[.A7]&amp;&quot;.jpg&quot;" office:value-type="string" office:string-value="mv  0902_C64s.jpg ~/repo/DATA/INPUT/StarterBundle/Animals/panda.5.jpg" calcext:value-type="string">
            <text:p>mv <text:s/>0902_C64s.jpg ~/repo/DATA/INPUT/StarterBundle/Animals/panda.5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IOIELCF--140x180.jpg</text:p>
          </table:table-cell>
          <table:table-cell/>
          <table:table-cell table:formula="of:=[.$B$1]&amp;&quot;  &quot;&amp;[.B8]&amp;&quot; &quot;&amp;[.$C$1]&amp;[.A8]&amp;&quot;.jpg&quot;" office:value-type="string" office:string-value="mv  0IOIELCF--140x180.jpg ~/repo/DATA/INPUT/StarterBundle/Animals/panda.6.jpg" calcext:value-type="string">
            <text:p>mv <text:s/>0IOIELCF--140x180.jpg ~/repo/DATA/INPUT/StarterBundle/Animals/panda.6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3873587_e96544430d.jpg</text:p>
          </table:table-cell>
          <table:table-cell/>
          <table:table-cell table:formula="of:=[.$B$1]&amp;&quot;  &quot;&amp;[.B9]&amp;&quot; &quot;&amp;[.$C$1]&amp;[.A9]&amp;&quot;.jpg&quot;" office:value-type="string" office:string-value="mv  1003873587_e96544430d.jpg ~/repo/DATA/INPUT/StarterBundle/Animals/panda.7.jpg" calcext:value-type="string">
            <text:p>mv <text:s/>1003873587_e96544430d.jpg ~/repo/DATA/INPUT/StarterBundle/Animals/panda.7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4726564_2676b33f4b.jpg</text:p>
          </table:table-cell>
          <table:table-cell/>
          <table:table-cell table:formula="of:=[.$B$1]&amp;&quot;  &quot;&amp;[.B10]&amp;&quot; &quot;&amp;[.$C$1]&amp;[.A10]&amp;&quot;.jpg&quot;" office:value-type="string" office:string-value="mv  1004726564_2676b33f4b.jpg ~/repo/DATA/INPUT/StarterBundle/Animals/panda.8.jpg" calcext:value-type="string">
            <text:p>mv <text:s/>1004726564_2676b33f4b.jpg ~/repo/DATA/INPUT/StarterBundle/Animals/panda.8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4727816_25acb834ba.jpg</text:p>
          </table:table-cell>
          <table:table-cell/>
          <table:table-cell table:formula="of:=[.$B$1]&amp;&quot;  &quot;&amp;[.B11]&amp;&quot; &quot;&amp;[.$C$1]&amp;[.A11]&amp;&quot;.jpg&quot;" office:value-type="string" office:string-value="mv  1004727816_25acb834ba.jpg ~/repo/DATA/INPUT/StarterBundle/Animals/panda.9.jpg" calcext:value-type="string">
            <text:p>mv <text:s/>1004727816_25acb834ba.jpg ~/repo/DATA/INPUT/StarterBundle/Animals/panda.9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4730344_ad79396efc.jpg</text:p>
          </table:table-cell>
          <table:table-cell/>
          <table:table-cell table:formula="of:=[.$B$1]&amp;&quot;  &quot;&amp;[.B12]&amp;&quot; &quot;&amp;[.$C$1]&amp;[.A12]&amp;&quot;.jpg&quot;" office:value-type="string" office:string-value="mv  1004730344_ad79396efc.jpg ~/repo/DATA/INPUT/StarterBundle/Animals/panda.10.jpg" calcext:value-type="string">
            <text:p>mv <text:s/>1004730344_ad79396efc.jpg ~/repo/DATA/INPUT/StarterBundle/Animals/panda.10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10902472_fd13808f2a.jpg</text:p>
          </table:table-cell>
          <table:table-cell/>
          <table:table-cell table:formula="of:=[.$B$1]&amp;&quot;  &quot;&amp;[.B13]&amp;&quot; &quot;&amp;[.$C$1]&amp;[.A13]&amp;&quot;.jpg&quot;" office:value-type="string" office:string-value="mv  1010902472_fd13808f2a.jpg ~/repo/DATA/INPUT/StarterBundle/Animals/panda.11.jpg" calcext:value-type="string">
            <text:p>mv <text:s/>1010902472_fd13808f2a.jpg ~/repo/DATA/INPUT/StarterBundle/Animals/panda.11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10976752_75e66cc5c4.jpg</text:p>
          </table:table-cell>
          <table:table-cell/>
          <table:table-cell table:formula="of:=[.$B$1]&amp;&quot;  &quot;&amp;[.B14]&amp;&quot; &quot;&amp;[.$C$1]&amp;[.A14]&amp;&quot;.jpg&quot;" office:value-type="string" office:string-value="mv  1010976752_75e66cc5c4.jpg ~/repo/DATA/INPUT/StarterBundle/Animals/panda.12.jpg" calcext:value-type="string">
            <text:p>mv <text:s/>1010976752_75e66cc5c4.jpg ~/repo/DATA/INPUT/StarterBundle/Animals/panda.12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1106panda_narrowweb__300x3570.jpg</text:p>
          </table:table-cell>
          <table:table-cell/>
          <table:table-cell table:formula="of:=[.$B$1]&amp;&quot;  &quot;&amp;[.B15]&amp;&quot; &quot;&amp;[.$C$1]&amp;[.A15]&amp;&quot;.jpg&quot;" office:value-type="string" office:string-value="mv  101106panda_narrowweb__300x3570.jpg ~/repo/DATA/INPUT/StarterBundle/Animals/panda.13.jpg" calcext:value-type="string">
            <text:p>mv <text:s/>101106panda_narrowweb__300x3570.jpg ~/repo/DATA/INPUT/StarterBundle/Animals/panda.13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13104883_dc7ec2d549.jpg</text:p>
          </table:table-cell>
          <table:table-cell/>
          <table:table-cell table:formula="of:=[.$B$1]&amp;&quot;  &quot;&amp;[.B16]&amp;&quot; &quot;&amp;[.$C$1]&amp;[.A16]&amp;&quot;.jpg&quot;" office:value-type="string" office:string-value="mv  1013104883_dc7ec2d549.jpg ~/repo/DATA/INPUT/StarterBundle/Animals/panda.14.jpg" calcext:value-type="string">
            <text:p>mv <text:s/>1013104883_dc7ec2d549.jpg ~/repo/DATA/INPUT/StarterBundle/Animals/panda.14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13127183_b0f10c9e54.jpg</text:p>
          </table:table-cell>
          <table:table-cell/>
          <table:table-cell table:formula="of:=[.$B$1]&amp;&quot;  &quot;&amp;[.B17]&amp;&quot; &quot;&amp;[.$C$1]&amp;[.A17]&amp;&quot;.jpg&quot;" office:value-type="string" office:string-value="mv  1013127183_b0f10c9e54.jpg ~/repo/DATA/INPUT/StarterBundle/Animals/panda.15.jpg" calcext:value-type="string">
            <text:p>mv <text:s/>1013127183_b0f10c9e54.jpg ~/repo/DATA/INPUT/StarterBundle/Animals/panda.15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13613747_8ff0d60852.jpg</text:p>
          </table:table-cell>
          <table:table-cell/>
          <table:table-cell table:formula="of:=[.$B$1]&amp;&quot;  &quot;&amp;[.B18]&amp;&quot; &quot;&amp;[.$C$1]&amp;[.A18]&amp;&quot;.jpg&quot;" office:value-type="string" office:string-value="mv  1013613747_8ff0d60852.jpg ~/repo/DATA/INPUT/StarterBundle/Animals/panda.16.jpg" calcext:value-type="string">
            <text:p>mv <text:s/>1013613747_8ff0d60852.jpg ~/repo/DATA/INPUT/StarterBundle/Animals/panda.16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14465272_67fc2253fa.jpg</text:p>
          </table:table-cell>
          <table:table-cell/>
          <table:table-cell table:formula="of:=[.$B$1]&amp;&quot;  &quot;&amp;[.B19]&amp;&quot; &quot;&amp;[.$C$1]&amp;[.A19]&amp;&quot;.jpg&quot;" office:value-type="string" office:string-value="mv  1014465272_67fc2253fa.jpg ~/repo/DATA/INPUT/StarterBundle/Animals/panda.17.jpg" calcext:value-type="string">
            <text:p>mv <text:s/>1014465272_67fc2253fa.jpg ~/repo/DATA/INPUT/StarterBundle/Animals/panda.17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14471434_a0d3026abc.jpg</text:p>
          </table:table-cell>
          <table:table-cell/>
          <table:table-cell table:formula="of:=[.$B$1]&amp;&quot;  &quot;&amp;[.B20]&amp;&quot; &quot;&amp;[.$C$1]&amp;[.A20]&amp;&quot;.jpg&quot;" office:value-type="string" office:string-value="mv  1014471434_a0d3026abc.jpg ~/repo/DATA/INPUT/StarterBundle/Animals/panda.18.jpg" calcext:value-type="string">
            <text:p>mv <text:s/>1014471434_a0d3026abc.jpg ~/repo/DATA/INPUT/StarterBundle/Animals/panda.18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19156623_2233b54bbd.jpg</text:p>
          </table:table-cell>
          <table:table-cell/>
          <table:table-cell table:formula="of:=[.$B$1]&amp;&quot;  &quot;&amp;[.B21]&amp;&quot; &quot;&amp;[.$C$1]&amp;[.A21]&amp;&quot;.jpg&quot;" office:value-type="string" office:string-value="mv  1019156623_2233b54bbd.jpg ~/repo/DATA/INPUT/StarterBundle/Animals/panda.19.jpg" calcext:value-type="string">
            <text:p>mv <text:s/>1019156623_2233b54bbd.jpg ~/repo/DATA/INPUT/StarterBundle/Animals/panda.19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19161283_733d593553.jpg</text:p>
          </table:table-cell>
          <table:table-cell/>
          <table:table-cell table:formula="of:=[.$B$1]&amp;&quot;  &quot;&amp;[.B22]&amp;&quot; &quot;&amp;[.$C$1]&amp;[.A22]&amp;&quot;.jpg&quot;" office:value-type="string" office:string-value="mv  1019161283_733d593553.jpg ~/repo/DATA/INPUT/StarterBundle/Animals/panda.20.jpg" calcext:value-type="string">
            <text:p>mv <text:s/>1019161283_733d593553.jpg ~/repo/DATA/INPUT/StarterBundle/Animals/panda.20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19488422_b052d3f0b4.jpg</text:p>
          </table:table-cell>
          <table:table-cell/>
          <table:table-cell table:formula="of:=[.$B$1]&amp;&quot;  &quot;&amp;[.B23]&amp;&quot; &quot;&amp;[.$C$1]&amp;[.A23]&amp;&quot;.jpg&quot;" office:value-type="string" office:string-value="mv  1019488422_b052d3f0b4.jpg ~/repo/DATA/INPUT/StarterBundle/Animals/panda.21.jpg" calcext:value-type="string">
            <text:p>mv <text:s/>1019488422_b052d3f0b4.jpg ~/repo/DATA/INPUT/StarterBundle/Animals/panda.2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20021670_4ad00e56d5.jpg</text:p>
          </table:table-cell>
          <table:table-cell/>
          <table:table-cell table:formula="of:=[.$B$1]&amp;&quot;  &quot;&amp;[.B24]&amp;&quot; &quot;&amp;[.$C$1]&amp;[.A24]&amp;&quot;.jpg&quot;" office:value-type="string" office:string-value="mv  1020021670_4ad00e56d5.jpg ~/repo/DATA/INPUT/StarterBundle/Animals/panda.22.jpg" calcext:value-type="string">
            <text:p>mv <text:s/>1020021670_4ad00e56d5.jpg ~/repo/DATA/INPUT/StarterBundle/Animals/panda.22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25270346_b8ad8c8b22.jpg</text:p>
          </table:table-cell>
          <table:table-cell/>
          <table:table-cell table:formula="of:=[.$B$1]&amp;&quot;  &quot;&amp;[.B25]&amp;&quot; &quot;&amp;[.$C$1]&amp;[.A25]&amp;&quot;.jpg&quot;" office:value-type="string" office:string-value="mv  1025270346_b8ad8c8b22.jpg ~/repo/DATA/INPUT/StarterBundle/Animals/panda.23.jpg" calcext:value-type="string">
            <text:p>mv <text:s/>1025270346_b8ad8c8b22.jpg ~/repo/DATA/INPUT/StarterBundle/Animals/panda.23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25277368_5d2fa0ff7c.jpg</text:p>
          </table:table-cell>
          <table:table-cell/>
          <table:table-cell table:formula="of:=[.$B$1]&amp;&quot;  &quot;&amp;[.B26]&amp;&quot; &quot;&amp;[.$C$1]&amp;[.A26]&amp;&quot;.jpg&quot;" office:value-type="string" office:string-value="mv  1025277368_5d2fa0ff7c.jpg ~/repo/DATA/INPUT/StarterBundle/Animals/panda.24.jpg" calcext:value-type="string">
            <text:p>mv <text:s/>1025277368_5d2fa0ff7c.jpg ~/repo/DATA/INPUT/StarterBundle/Animals/panda.24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25280566_04ef917443.jpg</text:p>
          </table:table-cell>
          <table:table-cell/>
          <table:table-cell table:formula="of:=[.$B$1]&amp;&quot;  &quot;&amp;[.B27]&amp;&quot; &quot;&amp;[.$C$1]&amp;[.A27]&amp;&quot;.jpg&quot;" office:value-type="string" office:string-value="mv  1025280566_04ef917443.jpg ~/repo/DATA/INPUT/StarterBundle/Animals/panda.25.jpg" calcext:value-type="string">
            <text:p>mv <text:s/>1025280566_04ef917443.jpg ~/repo/DATA/INPUT/StarterBundle/Animals/panda.25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25288124_39c850cd71.jpg</text:p>
          </table:table-cell>
          <table:table-cell/>
          <table:table-cell table:formula="of:=[.$B$1]&amp;&quot;  &quot;&amp;[.B28]&amp;&quot; &quot;&amp;[.$C$1]&amp;[.A28]&amp;&quot;.jpg&quot;" office:value-type="string" office:string-value="mv  1025288124_39c850cd71.jpg ~/repo/DATA/INPUT/StarterBundle/Animals/panda.26.jpg" calcext:value-type="string">
            <text:p>mv <text:s/>1025288124_39c850cd71.jpg ~/repo/DATA/INPUT/StarterBundle/Animals/panda.26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2778489_2798868235.jpg</text:p>
          </table:table-cell>
          <table:table-cell/>
          <table:table-cell table:formula="of:=[.$B$1]&amp;&quot;  &quot;&amp;[.B29]&amp;&quot; &quot;&amp;[.$C$1]&amp;[.A29]&amp;&quot;.jpg&quot;" office:value-type="string" office:string-value="mv  102778489_2798868235.jpg ~/repo/DATA/INPUT/StarterBundle/Animals/panda.27.jpg" calcext:value-type="string">
            <text:p>mv <text:s/>102778489_2798868235.jpg ~/repo/DATA/INPUT/StarterBundle/Animals/panda.27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036384542_0f32258569.jpg</text:p>
          </table:table-cell>
          <table:table-cell/>
          <table:table-cell table:formula="of:=[.$B$1]&amp;&quot;  &quot;&amp;[.B30]&amp;&quot; &quot;&amp;[.$C$1]&amp;[.A30]&amp;&quot;.jpg&quot;" office:value-type="string" office:string-value="mv  1036384542_0f32258569.jpg ~/repo/DATA/INPUT/StarterBundle/Animals/panda.28.jpg" calcext:value-type="string">
            <text:p>mv <text:s/>1036384542_0f32258569.jpg ~/repo/DATA/INPUT/StarterBundle/Animals/panda.28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36387326_dcba29e93d.jpg</text:p>
          </table:table-cell>
          <table:table-cell/>
          <table:table-cell table:formula="of:=[.$B$1]&amp;&quot;  &quot;&amp;[.B31]&amp;&quot; &quot;&amp;[.$C$1]&amp;[.A31]&amp;&quot;.jpg&quot;" office:value-type="string" office:string-value="mv  1036387326_dcba29e93d.jpg ~/repo/DATA/INPUT/StarterBundle/Animals/panda.29.jpg" calcext:value-type="string">
            <text:p>mv <text:s/>1036387326_dcba29e93d.jpg ~/repo/DATA/INPUT/StarterBundle/Animals/panda.29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3765731_f3a4aecfb9.jpg</text:p>
          </table:table-cell>
          <table:table-cell/>
          <table:table-cell table:formula="of:=[.$B$1]&amp;&quot;  &quot;&amp;[.B32]&amp;&quot; &quot;&amp;[.$C$1]&amp;[.A32]&amp;&quot;.jpg&quot;" office:value-type="string" office:string-value="mv  103765731_f3a4aecfb9.jpg ~/repo/DATA/INPUT/StarterBundle/Animals/panda.30.jpg" calcext:value-type="string">
            <text:p>mv <text:s/>103765731_f3a4aecfb9.jpg ~/repo/DATA/INPUT/StarterBundle/Animals/panda.30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46485851_447c8fa030.jpg</text:p>
          </table:table-cell>
          <table:table-cell/>
          <table:table-cell table:formula="of:=[.$B$1]&amp;&quot;  &quot;&amp;[.B33]&amp;&quot; &quot;&amp;[.$C$1]&amp;[.A33]&amp;&quot;.jpg&quot;" office:value-type="string" office:string-value="mv  1046485851_447c8fa030.jpg ~/repo/DATA/INPUT/StarterBundle/Animals/panda.31.jpg" calcext:value-type="string">
            <text:p>mv <text:s/>1046485851_447c8fa030.jpg ~/repo/DATA/INPUT/StarterBundle/Animals/panda.31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47464746_899ab4f7e2.jpg</text:p>
          </table:table-cell>
          <table:table-cell/>
          <table:table-cell table:formula="of:=[.$B$1]&amp;&quot;  &quot;&amp;[.B34]&amp;&quot; &quot;&amp;[.$C$1]&amp;[.A34]&amp;&quot;.jpg&quot;" office:value-type="string" office:string-value="mv  1047464746_899ab4f7e2.jpg ~/repo/DATA/INPUT/StarterBundle/Animals/panda.32.jpg" calcext:value-type="string">
            <text:p>mv <text:s/>1047464746_899ab4f7e2.jpg ~/repo/DATA/INPUT/StarterBundle/Animals/panda.32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68744132_55f5bade4d.jpg</text:p>
          </table:table-cell>
          <table:table-cell/>
          <table:table-cell table:formula="of:=[.$B$1]&amp;&quot;  &quot;&amp;[.B35]&amp;&quot; &quot;&amp;[.$C$1]&amp;[.A35]&amp;&quot;.jpg&quot;" office:value-type="string" office:string-value="mv  1068744132_55f5bade4d.jpg ~/repo/DATA/INPUT/StarterBundle/Animals/panda.33.jpg" calcext:value-type="string">
            <text:p>mv <text:s/>1068744132_55f5bade4d.jpg ~/repo/DATA/INPUT/StarterBundle/Animals/panda.33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68750050_822836952f.jpg</text:p>
          </table:table-cell>
          <table:table-cell/>
          <table:table-cell table:formula="of:=[.$B$1]&amp;&quot;  &quot;&amp;[.B36]&amp;&quot; &quot;&amp;[.$C$1]&amp;[.A36]&amp;&quot;.jpg&quot;" office:value-type="string" office:string-value="mv  1068750050_822836952f.jpg ~/repo/DATA/INPUT/StarterBundle/Animals/panda.34.jpg" calcext:value-type="string">
            <text:p>mv <text:s/>1068750050_822836952f.jpg ~/repo/DATA/INPUT/StarterBundle/Animals/panda.34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070592425_6507d040b6.jpg</text:p>
          </table:table-cell>
          <table:table-cell/>
          <table:table-cell table:formula="of:=[.$B$1]&amp;&quot;  &quot;&amp;[.B37]&amp;&quot; &quot;&amp;[.$C$1]&amp;[.A37]&amp;&quot;.jpg&quot;" office:value-type="string" office:string-value="mv  1070592425_6507d040b6.jpg ~/repo/DATA/INPUT/StarterBundle/Animals/panda.35.jpg" calcext:value-type="string">
            <text:p>mv <text:s/>1070592425_6507d040b6.jpg ~/repo/DATA/INPUT/StarterBundle/Animals/panda.35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87217513.jpg</text:p>
          </table:table-cell>
          <table:table-cell/>
          <table:table-cell table:formula="of:=[.$B$1]&amp;&quot;  &quot;&amp;[.B38]&amp;&quot; &quot;&amp;[.$C$1]&amp;[.A38]&amp;&quot;.jpg&quot;" office:value-type="string" office:string-value="mv  1087217513.jpg ~/repo/DATA/INPUT/StarterBundle/Animals/panda.36.jpg" calcext:value-type="string">
            <text:p>mv <text:s/>1087217513.jpg ~/repo/DATA/INPUT/StarterBundle/Animals/panda.3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089686042_4337e70e5a.jpg</text:p>
          </table:table-cell>
          <table:table-cell/>
          <table:table-cell table:formula="of:=[.$B$1]&amp;&quot;  &quot;&amp;[.B39]&amp;&quot; &quot;&amp;[.$C$1]&amp;[.A39]&amp;&quot;.jpg&quot;" office:value-type="string" office:string-value="mv  1089686042_4337e70e5a.jpg ~/repo/DATA/INPUT/StarterBundle/Animals/panda.37.jpg" calcext:value-type="string">
            <text:p>mv <text:s/>1089686042_4337e70e5a.jpg ~/repo/DATA/INPUT/StarterBundle/Animals/panda.37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11210276_5a9a2e2381.jpg</text:p>
          </table:table-cell>
          <table:table-cell/>
          <table:table-cell table:formula="of:=[.$B$1]&amp;&quot;  &quot;&amp;[.B40]&amp;&quot; &quot;&amp;[.$C$1]&amp;[.A40]&amp;&quot;.jpg&quot;" office:value-type="string" office:string-value="mv  111210276_5a9a2e2381.jpg ~/repo/DATA/INPUT/StarterBundle/Animals/panda.38.jpg" calcext:value-type="string">
            <text:p>mv <text:s/>111210276_5a9a2e2381.jpg ~/repo/DATA/INPUT/StarterBundle/Animals/panda.38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11212113_a408167670.jpg</text:p>
          </table:table-cell>
          <table:table-cell/>
          <table:table-cell table:formula="of:=[.$B$1]&amp;&quot;  &quot;&amp;[.B41]&amp;&quot; &quot;&amp;[.$C$1]&amp;[.A41]&amp;&quot;.jpg&quot;" office:value-type="string" office:string-value="mv  111212113_a408167670.jpg ~/repo/DATA/INPUT/StarterBundle/Animals/panda.39.jpg" calcext:value-type="string">
            <text:p>mv <text:s/>111212113_a408167670.jpg ~/repo/DATA/INPUT/StarterBundle/Animals/panda.39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11216205_1d9b2c3d54.jpg</text:p>
          </table:table-cell>
          <table:table-cell/>
          <table:table-cell table:formula="of:=[.$B$1]&amp;&quot;  &quot;&amp;[.B42]&amp;&quot; &quot;&amp;[.$C$1]&amp;[.A42]&amp;&quot;.jpg&quot;" office:value-type="string" office:string-value="mv  111216205_1d9b2c3d54.jpg ~/repo/DATA/INPUT/StarterBundle/Animals/panda.40.jpg" calcext:value-type="string">
            <text:p>mv <text:s/>111216205_1d9b2c3d54.jpg ~/repo/DATA/INPUT/StarterBundle/Animals/panda.40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11217055_11a08a88a5.jpg</text:p>
          </table:table-cell>
          <table:table-cell/>
          <table:table-cell table:formula="of:=[.$B$1]&amp;&quot;  &quot;&amp;[.B43]&amp;&quot; &quot;&amp;[.$C$1]&amp;[.A43]&amp;&quot;.jpg&quot;" office:value-type="string" office:string-value="mv  111217055_11a08a88a5.jpg ~/repo/DATA/INPUT/StarterBundle/Animals/panda.41.jpg" calcext:value-type="string">
            <text:p>mv <text:s/>111217055_11a08a88a5.jpg ~/repo/DATA/INPUT/StarterBundle/Animals/panda.41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11217829_497acb6d62.jpg</text:p>
          </table:table-cell>
          <table:table-cell/>
          <table:table-cell table:formula="of:=[.$B$1]&amp;&quot;  &quot;&amp;[.B44]&amp;&quot; &quot;&amp;[.$C$1]&amp;[.A44]&amp;&quot;.jpg&quot;" office:value-type="string" office:string-value="mv  111217829_497acb6d62.jpg ~/repo/DATA/INPUT/StarterBundle/Animals/panda.42.jpg" calcext:value-type="string">
            <text:p>mv <text:s/>111217829_497acb6d62.jpg ~/repo/DATA/INPUT/StarterBundle/Animals/panda.42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1223455_96bb8b3551.jpg</text:p>
          </table:table-cell>
          <table:table-cell/>
          <table:table-cell table:formula="of:=[.$B$1]&amp;&quot;  &quot;&amp;[.B45]&amp;&quot; &quot;&amp;[.$C$1]&amp;[.A45]&amp;&quot;.jpg&quot;" office:value-type="string" office:string-value="mv  111223455_96bb8b3551.jpg ~/repo/DATA/INPUT/StarterBundle/Animals/panda.43.jpg" calcext:value-type="string">
            <text:p>mv <text:s/>111223455_96bb8b3551.jpg ~/repo/DATA/INPUT/StarterBundle/Animals/panda.43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11230653_0600512606.jpg</text:p>
          </table:table-cell>
          <table:table-cell/>
          <table:table-cell table:formula="of:=[.$B$1]&amp;&quot;  &quot;&amp;[.B46]&amp;&quot; &quot;&amp;[.$C$1]&amp;[.A46]&amp;&quot;.jpg&quot;" office:value-type="string" office:string-value="mv  111230653_0600512606.jpg ~/repo/DATA/INPUT/StarterBundle/Animals/panda.44.jpg" calcext:value-type="string">
            <text:p>mv <text:s/>111230653_0600512606.jpg ~/repo/DATA/INPUT/StarterBundle/Animals/panda.44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11231219_f690c60600.jpg</text:p>
          </table:table-cell>
          <table:table-cell/>
          <table:table-cell table:formula="of:=[.$B$1]&amp;&quot;  &quot;&amp;[.B47]&amp;&quot; &quot;&amp;[.$C$1]&amp;[.A47]&amp;&quot;.jpg&quot;" office:value-type="string" office:string-value="mv  111231219_f690c60600.jpg ~/repo/DATA/INPUT/StarterBundle/Animals/panda.45.jpg" calcext:value-type="string">
            <text:p>mv <text:s/>111231219_f690c60600.jpg ~/repo/DATA/INPUT/StarterBundle/Animals/panda.45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11233340_d0f0269117.jpg</text:p>
          </table:table-cell>
          <table:table-cell/>
          <table:table-cell table:formula="of:=[.$B$1]&amp;&quot;  &quot;&amp;[.B48]&amp;&quot; &quot;&amp;[.$C$1]&amp;[.A48]&amp;&quot;.jpg&quot;" office:value-type="string" office:string-value="mv  111233340_d0f0269117.jpg ~/repo/DATA/INPUT/StarterBundle/Animals/panda.46.jpg" calcext:value-type="string">
            <text:p>mv <text:s/>111233340_d0f0269117.jpg ~/repo/DATA/INPUT/StarterBundle/Animals/panda.46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11233838_3ec0a941ea.jpg</text:p>
          </table:table-cell>
          <table:table-cell/>
          <table:table-cell table:formula="of:=[.$B$1]&amp;&quot;  &quot;&amp;[.B49]&amp;&quot; &quot;&amp;[.$C$1]&amp;[.A49]&amp;&quot;.jpg&quot;" office:value-type="string" office:string-value="mv  111233838_3ec0a941ea.jpg ~/repo/DATA/INPUT/StarterBundle/Animals/panda.47.jpg" calcext:value-type="string">
            <text:p>mv <text:s/>111233838_3ec0a941ea.jpg ~/repo/DATA/INPUT/StarterBundle/Animals/panda.47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11234247_786f250164.jpg</text:p>
          </table:table-cell>
          <table:table-cell/>
          <table:table-cell table:formula="of:=[.$B$1]&amp;&quot;  &quot;&amp;[.B50]&amp;&quot; &quot;&amp;[.$C$1]&amp;[.A50]&amp;&quot;.jpg&quot;" office:value-type="string" office:string-value="mv  111234247_786f250164.jpg ~/repo/DATA/INPUT/StarterBundle/Animals/panda.48.jpg" calcext:value-type="string">
            <text:p>mv <text:s/>111234247_786f250164.jpg ~/repo/DATA/INPUT/StarterBundle/Animals/panda.48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11247608_9f1911650d.jpg</text:p>
          </table:table-cell>
          <table:table-cell/>
          <table:table-cell table:formula="of:=[.$B$1]&amp;&quot;  &quot;&amp;[.B51]&amp;&quot; &quot;&amp;[.$C$1]&amp;[.A51]&amp;&quot;.jpg&quot;" office:value-type="string" office:string-value="mv  111247608_9f1911650d.jpg ~/repo/DATA/INPUT/StarterBundle/Animals/panda.49.jpg" calcext:value-type="string">
            <text:p>mv <text:s/>111247608_9f1911650d.jpg ~/repo/DATA/INPUT/StarterBundle/Animals/panda.49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11254442_367e9d51e1.jpg</text:p>
          </table:table-cell>
          <table:table-cell/>
          <table:table-cell table:formula="of:=[.$B$1]&amp;&quot;  &quot;&amp;[.B52]&amp;&quot; &quot;&amp;[.$C$1]&amp;[.A52]&amp;&quot;.jpg&quot;" office:value-type="string" office:string-value="mv  111254442_367e9d51e1.jpg ~/repo/DATA/INPUT/StarterBundle/Animals/panda.50.jpg" calcext:value-type="string">
            <text:p>mv <text:s/>111254442_367e9d51e1.jpg ~/repo/DATA/INPUT/StarterBundle/Animals/panda.50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11255085_3519fb5ca0.jpg</text:p>
          </table:table-cell>
          <table:table-cell/>
          <table:table-cell table:formula="of:=[.$B$1]&amp;&quot;  &quot;&amp;[.B53]&amp;&quot; &quot;&amp;[.$C$1]&amp;[.A53]&amp;&quot;.jpg&quot;" office:value-type="string" office:string-value="mv  111255085_3519fb5ca0.jpg ~/repo/DATA/INPUT/StarterBundle/Animals/panda.51.jpg" calcext:value-type="string">
            <text:p>mv <text:s/>111255085_3519fb5ca0.jpg ~/repo/DATA/INPUT/StarterBundle/Animals/panda.51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11256172_f5feb8ea9b.jpg</text:p>
          </table:table-cell>
          <table:table-cell/>
          <table:table-cell table:formula="of:=[.$B$1]&amp;&quot;  &quot;&amp;[.B54]&amp;&quot; &quot;&amp;[.$C$1]&amp;[.A54]&amp;&quot;.jpg&quot;" office:value-type="string" office:string-value="mv  111256172_f5feb8ea9b.jpg ~/repo/DATA/INPUT/StarterBundle/Animals/panda.52.jpg" calcext:value-type="string">
            <text:p>mv <text:s/>111256172_f5feb8ea9b.jpg ~/repo/DATA/INPUT/StarterBundle/Animals/panda.52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11258109_132e834bd4.jpg</text:p>
          </table:table-cell>
          <table:table-cell/>
          <table:table-cell table:formula="of:=[.$B$1]&amp;&quot;  &quot;&amp;[.B55]&amp;&quot; &quot;&amp;[.$C$1]&amp;[.A55]&amp;&quot;.jpg&quot;" office:value-type="string" office:string-value="mv  111258109_132e834bd4.jpg ~/repo/DATA/INPUT/StarterBundle/Animals/panda.53.jpg" calcext:value-type="string">
            <text:p>mv <text:s/>111258109_132e834bd4.jpg ~/repo/DATA/INPUT/StarterBundle/Animals/panda.53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1287923_5da346bd8e.jpg</text:p>
          </table:table-cell>
          <table:table-cell/>
          <table:table-cell table:formula="of:=[.$B$1]&amp;&quot;  &quot;&amp;[.B56]&amp;&quot; &quot;&amp;[.$C$1]&amp;[.A56]&amp;&quot;.jpg&quot;" office:value-type="string" office:string-value="mv  111287923_5da346bd8e.jpg ~/repo/DATA/INPUT/StarterBundle/Animals/panda.54.jpg" calcext:value-type="string">
            <text:p>mv <text:s/>111287923_5da346bd8e.jpg ~/repo/DATA/INPUT/StarterBundle/Animals/panda.54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1289289_0c76f58169.jpg</text:p>
          </table:table-cell>
          <table:table-cell/>
          <table:table-cell table:formula="of:=[.$B$1]&amp;&quot;  &quot;&amp;[.B57]&amp;&quot; &quot;&amp;[.$C$1]&amp;[.A57]&amp;&quot;.jpg&quot;" office:value-type="string" office:string-value="mv  111289289_0c76f58169.jpg ~/repo/DATA/INPUT/StarterBundle/Animals/panda.55.jpg" calcext:value-type="string">
            <text:p>mv <text:s/>111289289_0c76f58169.jpg ~/repo/DATA/INPUT/StarterBundle/Animals/panda.55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11292386_5a97033422.jpg</text:p>
          </table:table-cell>
          <table:table-cell/>
          <table:table-cell table:formula="of:=[.$B$1]&amp;&quot;  &quot;&amp;[.B58]&amp;&quot; &quot;&amp;[.$C$1]&amp;[.A58]&amp;&quot;.jpg&quot;" office:value-type="string" office:string-value="mv  111292386_5a97033422.jpg ~/repo/DATA/INPUT/StarterBundle/Animals/panda.56.jpg" calcext:value-type="string">
            <text:p>mv <text:s/>111292386_5a97033422.jpg ~/repo/DATA/INPUT/StarterBundle/Animals/panda.56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11464030_a2a2c480e7.jpg</text:p>
          </table:table-cell>
          <table:table-cell/>
          <table:table-cell table:formula="of:=[.$B$1]&amp;&quot;  &quot;&amp;[.B59]&amp;&quot; &quot;&amp;[.$C$1]&amp;[.A59]&amp;&quot;.jpg&quot;" office:value-type="string" office:string-value="mv  111464030_a2a2c480e7.jpg ~/repo/DATA/INPUT/StarterBundle/Animals/panda.57.jpg" calcext:value-type="string">
            <text:p>mv <text:s/>111464030_a2a2c480e7.jpg ~/repo/DATA/INPUT/StarterBundle/Animals/panda.57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11464354_6ed5296e54.jpg</text:p>
          </table:table-cell>
          <table:table-cell/>
          <table:table-cell table:formula="of:=[.$B$1]&amp;&quot;  &quot;&amp;[.B60]&amp;&quot; &quot;&amp;[.$C$1]&amp;[.A60]&amp;&quot;.jpg&quot;" office:value-type="string" office:string-value="mv  111464354_6ed5296e54.jpg ~/repo/DATA/INPUT/StarterBundle/Animals/panda.58.jpg" calcext:value-type="string">
            <text:p>mv <text:s/>111464354_6ed5296e54.jpg ~/repo/DATA/INPUT/StarterBundle/Animals/panda.58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11468895_e8926fe884.jpg</text:p>
          </table:table-cell>
          <table:table-cell/>
          <table:table-cell table:formula="of:=[.$B$1]&amp;&quot;  &quot;&amp;[.B61]&amp;&quot; &quot;&amp;[.$C$1]&amp;[.A61]&amp;&quot;.jpg&quot;" office:value-type="string" office:string-value="mv  111468895_e8926fe884.jpg ~/repo/DATA/INPUT/StarterBundle/Animals/panda.59.jpg" calcext:value-type="string">
            <text:p>mv <text:s/>111468895_e8926fe884.jpg ~/repo/DATA/INPUT/StarterBundle/Animals/panda.59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11497745_29cc4cb10d.jpg</text:p>
          </table:table-cell>
          <table:table-cell/>
          <table:table-cell table:formula="of:=[.$B$1]&amp;&quot;  &quot;&amp;[.B62]&amp;&quot; &quot;&amp;[.$C$1]&amp;[.A62]&amp;&quot;.jpg&quot;" office:value-type="string" office:string-value="mv  111497745_29cc4cb10d.jpg ~/repo/DATA/INPUT/StarterBundle/Animals/panda.60.jpg" calcext:value-type="string">
            <text:p>mv <text:s/>111497745_29cc4cb10d.jpg ~/repo/DATA/INPUT/StarterBundle/Animals/panda.60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11504729_af55c04e77.jpg</text:p>
          </table:table-cell>
          <table:table-cell/>
          <table:table-cell table:formula="of:=[.$B$1]&amp;&quot;  &quot;&amp;[.B63]&amp;&quot; &quot;&amp;[.$C$1]&amp;[.A63]&amp;&quot;.jpg&quot;" office:value-type="string" office:string-value="mv  111504729_af55c04e77.jpg ~/repo/DATA/INPUT/StarterBundle/Animals/panda.61.jpg" calcext:value-type="string">
            <text:p>mv <text:s/>111504729_af55c04e77.jpg ~/repo/DATA/INPUT/StarterBundle/Animals/panda.61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1509151_ff04d6b674.jpg</text:p>
          </table:table-cell>
          <table:table-cell/>
          <table:table-cell table:formula="of:=[.$B$1]&amp;&quot;  &quot;&amp;[.B64]&amp;&quot; &quot;&amp;[.$C$1]&amp;[.A64]&amp;&quot;.jpg&quot;" office:value-type="string" office:string-value="mv  111509151_ff04d6b674.jpg ~/repo/DATA/INPUT/StarterBundle/Animals/panda.62.jpg" calcext:value-type="string">
            <text:p>mv <text:s/>111509151_ff04d6b674.jpg ~/repo/DATA/INPUT/StarterBundle/Animals/panda.62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11513883_8d84bf4e5c.jpg</text:p>
          </table:table-cell>
          <table:table-cell/>
          <table:table-cell table:formula="of:=[.$B$1]&amp;&quot;  &quot;&amp;[.B65]&amp;&quot; &quot;&amp;[.$C$1]&amp;[.A65]&amp;&quot;.jpg&quot;" office:value-type="string" office:string-value="mv  111513883_8d84bf4e5c.jpg ~/repo/DATA/INPUT/StarterBundle/Animals/panda.63.jpg" calcext:value-type="string">
            <text:p>mv <text:s/>111513883_8d84bf4e5c.jpg ~/repo/DATA/INPUT/StarterBundle/Animals/panda.63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11514149_5ac12c2ef0.jpg</text:p>
          </table:table-cell>
          <table:table-cell/>
          <table:table-cell table:formula="of:=[.$B$1]&amp;&quot;  &quot;&amp;[.B66]&amp;&quot; &quot;&amp;[.$C$1]&amp;[.A66]&amp;&quot;.jpg&quot;" office:value-type="string" office:string-value="mv  111514149_5ac12c2ef0.jpg ~/repo/DATA/INPUT/StarterBundle/Animals/panda.64.jpg" calcext:value-type="string">
            <text:p>mv <text:s/>111514149_5ac12c2ef0.jpg ~/repo/DATA/INPUT/StarterBundle/Animals/panda.64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11532339_eecafb5d79.jpg</text:p>
          </table:table-cell>
          <table:table-cell/>
          <table:table-cell table:formula="of:=[.$B$1]&amp;&quot;  &quot;&amp;[.B67]&amp;&quot; &quot;&amp;[.$C$1]&amp;[.A67]&amp;&quot;.jpg&quot;" office:value-type="string" office:string-value="mv  111532339_eecafb5d79.jpg ~/repo/DATA/INPUT/StarterBundle/Animals/panda.65.jpg" calcext:value-type="string">
            <text:p>mv <text:s/>111532339_eecafb5d79.jpg ~/repo/DATA/INPUT/StarterBundle/Animals/panda.65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11547502_85eb9185ba.jpg</text:p>
          </table:table-cell>
          <table:table-cell/>
          <table:table-cell table:formula="of:=[.$B$1]&amp;&quot;  &quot;&amp;[.B68]&amp;&quot; &quot;&amp;[.$C$1]&amp;[.A68]&amp;&quot;.jpg&quot;" office:value-type="string" office:string-value="mv  111547502_85eb9185ba.jpg ~/repo/DATA/INPUT/StarterBundle/Animals/panda.66.jpg" calcext:value-type="string">
            <text:p>mv <text:s/>111547502_85eb9185ba.jpg ~/repo/DATA/INPUT/StarterBundle/Animals/panda.66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121735953_126b8b67f0.jpg</text:p>
          </table:table-cell>
          <table:table-cell/>
          <table:table-cell table:formula="of:=[.$B$1]&amp;&quot;  &quot;&amp;[.B69]&amp;&quot; &quot;&amp;[.$C$1]&amp;[.A69]&amp;&quot;.jpg&quot;" office:value-type="string" office:string-value="mv  1121735953_126b8b67f0.jpg ~/repo/DATA/INPUT/StarterBundle/Animals/panda.67.jpg" calcext:value-type="string">
            <text:p>mv <text:s/>1121735953_126b8b67f0.jpg ~/repo/DATA/INPUT/StarterBundle/Animals/panda.67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121755073_95fb186da5.jpg</text:p>
          </table:table-cell>
          <table:table-cell/>
          <table:table-cell table:formula="of:=[.$B$1]&amp;&quot;  &quot;&amp;[.B70]&amp;&quot; &quot;&amp;[.$C$1]&amp;[.A70]&amp;&quot;.jpg&quot;" office:value-type="string" office:string-value="mv  1121755073_95fb186da5.jpg ~/repo/DATA/INPUT/StarterBundle/Animals/panda.68.jpg" calcext:value-type="string">
            <text:p>mv <text:s/>1121755073_95fb186da5.jpg ~/repo/DATA/INPUT/StarterBundle/Animals/panda.68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121756615_08560b42b2.jpg</text:p>
          </table:table-cell>
          <table:table-cell/>
          <table:table-cell table:formula="of:=[.$B$1]&amp;&quot;  &quot;&amp;[.B71]&amp;&quot; &quot;&amp;[.$C$1]&amp;[.A71]&amp;&quot;.jpg&quot;" office:value-type="string" office:string-value="mv  1121756615_08560b42b2.jpg ~/repo/DATA/INPUT/StarterBundle/Animals/panda.69.jpg" calcext:value-type="string">
            <text:p>mv <text:s/>1121756615_08560b42b2.jpg ~/repo/DATA/INPUT/StarterBundle/Animals/panda.69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122519689_a44b63a080.jpg</text:p>
          </table:table-cell>
          <table:table-cell/>
          <table:table-cell table:formula="of:=[.$B$1]&amp;&quot;  &quot;&amp;[.B72]&amp;&quot; &quot;&amp;[.$C$1]&amp;[.A72]&amp;&quot;.jpg&quot;" office:value-type="string" office:string-value="mv  1122519689_a44b63a080.jpg ~/repo/DATA/INPUT/StarterBundle/Animals/panda.70.jpg" calcext:value-type="string">
            <text:p>mv <text:s/>1122519689_a44b63a080.jpg ~/repo/DATA/INPUT/StarterBundle/Animals/panda.70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122595898_b0b1f46f13.jpg</text:p>
          </table:table-cell>
          <table:table-cell/>
          <table:table-cell table:formula="of:=[.$B$1]&amp;&quot;  &quot;&amp;[.B73]&amp;&quot; &quot;&amp;[.$C$1]&amp;[.A73]&amp;&quot;.jpg&quot;" office:value-type="string" office:string-value="mv  1122595898_b0b1f46f13.jpg ~/repo/DATA/INPUT/StarterBundle/Animals/panda.71.jpg" calcext:value-type="string">
            <text:p>mv <text:s/>1122595898_b0b1f46f13.jpg ~/repo/DATA/INPUT/StarterBundle/Animals/panda.71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25215737_6c64cd3f3b.jpg</text:p>
          </table:table-cell>
          <table:table-cell/>
          <table:table-cell table:formula="of:=[.$B$1]&amp;&quot;  &quot;&amp;[.B74]&amp;&quot; &quot;&amp;[.$C$1]&amp;[.A74]&amp;&quot;.jpg&quot;" office:value-type="string" office:string-value="mv  1125215737_6c64cd3f3b.jpg ~/repo/DATA/INPUT/StarterBundle/Animals/panda.72.jpg" calcext:value-type="string">
            <text:p>mv <text:s/>1125215737_6c64cd3f3b.jpg ~/repo/DATA/INPUT/StarterBundle/Animals/panda.72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126079168_ff90ac8dda.jpg</text:p>
          </table:table-cell>
          <table:table-cell/>
          <table:table-cell table:formula="of:=[.$B$1]&amp;&quot;  &quot;&amp;[.B75]&amp;&quot; &quot;&amp;[.$C$1]&amp;[.A75]&amp;&quot;.jpg&quot;" office:value-type="string" office:string-value="mv  1126079168_ff90ac8dda.jpg ~/repo/DATA/INPUT/StarterBundle/Animals/panda.73.jpg" calcext:value-type="string">
            <text:p>mv <text:s/>1126079168_ff90ac8dda.jpg ~/repo/DATA/INPUT/StarterBundle/Animals/panda.7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126082460_21912d8422.jpg</text:p>
          </table:table-cell>
          <table:table-cell/>
          <table:table-cell table:formula="of:=[.$B$1]&amp;&quot;  &quot;&amp;[.B76]&amp;&quot; &quot;&amp;[.$C$1]&amp;[.A76]&amp;&quot;.jpg&quot;" office:value-type="string" office:string-value="mv  1126082460_21912d8422.jpg ~/repo/DATA/INPUT/StarterBundle/Animals/panda.74.jpg" calcext:value-type="string">
            <text:p>mv <text:s/>1126082460_21912d8422.jpg ~/repo/DATA/INPUT/StarterBundle/Animals/panda.74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126085574_a764d77dfd.jpg</text:p>
          </table:table-cell>
          <table:table-cell/>
          <table:table-cell table:formula="of:=[.$B$1]&amp;&quot;  &quot;&amp;[.B77]&amp;&quot; &quot;&amp;[.$C$1]&amp;[.A77]&amp;&quot;.jpg&quot;" office:value-type="string" office:string-value="mv  1126085574_a764d77dfd.jpg ~/repo/DATA/INPUT/StarterBundle/Animals/panda.75.jpg" calcext:value-type="string">
            <text:p>mv <text:s/>1126085574_a764d77dfd.jpg ~/repo/DATA/INPUT/StarterBundle/Animals/panda.75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126087580_55536b4275.jpg</text:p>
          </table:table-cell>
          <table:table-cell/>
          <table:table-cell table:formula="of:=[.$B$1]&amp;&quot;  &quot;&amp;[.B78]&amp;&quot; &quot;&amp;[.$C$1]&amp;[.A78]&amp;&quot;.jpg&quot;" office:value-type="string" office:string-value="mv  1126087580_55536b4275.jpg ~/repo/DATA/INPUT/StarterBundle/Animals/panda.76.jpg" calcext:value-type="string">
            <text:p>mv <text:s/>1126087580_55536b4275.jpg ~/repo/DATA/INPUT/StarterBundle/Animals/panda.76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133008545_fceb9b6d55.jpg</text:p>
          </table:table-cell>
          <table:table-cell/>
          <table:table-cell table:formula="of:=[.$B$1]&amp;&quot;  &quot;&amp;[.B79]&amp;&quot; &quot;&amp;[.$C$1]&amp;[.A79]&amp;&quot;.jpg&quot;" office:value-type="string" office:string-value="mv  1133008545_fceb9b6d55.jpg ~/repo/DATA/INPUT/StarterBundle/Animals/panda.77.jpg" calcext:value-type="string">
            <text:p>mv <text:s/>1133008545_fceb9b6d55.jpg ~/repo/DATA/INPUT/StarterBundle/Animals/panda.77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133025835_8a82e6cbb9.jpg</text:p>
          </table:table-cell>
          <table:table-cell/>
          <table:table-cell table:formula="of:=[.$B$1]&amp;&quot;  &quot;&amp;[.B80]&amp;&quot; &quot;&amp;[.$C$1]&amp;[.A80]&amp;&quot;.jpg&quot;" office:value-type="string" office:string-value="mv  1133025835_8a82e6cbb9.jpg ~/repo/DATA/INPUT/StarterBundle/Animals/panda.78.jpg" calcext:value-type="string">
            <text:p>mv <text:s/>1133025835_8a82e6cbb9.jpg ~/repo/DATA/INPUT/StarterBundle/Animals/panda.78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133027421_52fe234a2b.jpg</text:p>
          </table:table-cell>
          <table:table-cell/>
          <table:table-cell table:formula="of:=[.$B$1]&amp;&quot;  &quot;&amp;[.B81]&amp;&quot; &quot;&amp;[.$C$1]&amp;[.A81]&amp;&quot;.jpg&quot;" office:value-type="string" office:string-value="mv  1133027421_52fe234a2b.jpg ~/repo/DATA/INPUT/StarterBundle/Animals/panda.79.jpg" calcext:value-type="string">
            <text:p>mv <text:s/>1133027421_52fe234a2b.jpg ~/repo/DATA/INPUT/StarterBundle/Animals/panda.79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33029153_5dd7f69278.jpg</text:p>
          </table:table-cell>
          <table:table-cell/>
          <table:table-cell table:formula="of:=[.$B$1]&amp;&quot;  &quot;&amp;[.B82]&amp;&quot; &quot;&amp;[.$C$1]&amp;[.A82]&amp;&quot;.jpg&quot;" office:value-type="string" office:string-value="mv  1133029153_5dd7f69278.jpg ~/repo/DATA/INPUT/StarterBundle/Animals/panda.80.jpg" calcext:value-type="string">
            <text:p>mv <text:s/>1133029153_5dd7f69278.jpg ~/repo/DATA/INPUT/StarterBundle/Animals/panda.80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133039639_614f3143c9.jpg</text:p>
          </table:table-cell>
          <table:table-cell/>
          <table:table-cell table:formula="of:=[.$B$1]&amp;&quot;  &quot;&amp;[.B83]&amp;&quot; &quot;&amp;[.$C$1]&amp;[.A83]&amp;&quot;.jpg&quot;" office:value-type="string" office:string-value="mv  1133039639_614f3143c9.jpg ~/repo/DATA/INPUT/StarterBundle/Animals/panda.81.jpg" calcext:value-type="string">
            <text:p>mv <text:s/>1133039639_614f3143c9.jpg ~/repo/DATA/INPUT/StarterBundle/Animals/panda.81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133865426_67631562e3.jpg</text:p>
          </table:table-cell>
          <table:table-cell/>
          <table:table-cell table:formula="of:=[.$B$1]&amp;&quot;  &quot;&amp;[.B84]&amp;&quot; &quot;&amp;[.$C$1]&amp;[.A84]&amp;&quot;.jpg&quot;" office:value-type="string" office:string-value="mv  1133865426_67631562e3.jpg ~/repo/DATA/INPUT/StarterBundle/Animals/panda.82.jpg" calcext:value-type="string">
            <text:p>mv <text:s/>1133865426_67631562e3.jpg ~/repo/DATA/INPUT/StarterBundle/Animals/panda.82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133894296_45084ce8fc.jpg</text:p>
          </table:table-cell>
          <table:table-cell/>
          <table:table-cell table:formula="of:=[.$B$1]&amp;&quot;  &quot;&amp;[.B85]&amp;&quot; &quot;&amp;[.$C$1]&amp;[.A85]&amp;&quot;.jpg&quot;" office:value-type="string" office:string-value="mv  1133894296_45084ce8fc.jpg ~/repo/DATA/INPUT/StarterBundle/Animals/panda.83.jpg" calcext:value-type="string">
            <text:p>mv <text:s/>1133894296_45084ce8fc.jpg ~/repo/DATA/INPUT/StarterBundle/Animals/panda.83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133897246_c128717f82.jpg</text:p>
          </table:table-cell>
          <table:table-cell/>
          <table:table-cell table:formula="of:=[.$B$1]&amp;&quot;  &quot;&amp;[.B86]&amp;&quot; &quot;&amp;[.$C$1]&amp;[.A86]&amp;&quot;.jpg&quot;" office:value-type="string" office:string-value="mv  1133897246_c128717f82.jpg ~/repo/DATA/INPUT/StarterBundle/Animals/panda.84.jpg" calcext:value-type="string">
            <text:p>mv <text:s/>1133897246_c128717f82.jpg ~/repo/DATA/INPUT/StarterBundle/Animals/panda.84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144541077_1fbbbdd09b.jpg</text:p>
          </table:table-cell>
          <table:table-cell/>
          <table:table-cell table:formula="of:=[.$B$1]&amp;&quot;  &quot;&amp;[.B87]&amp;&quot; &quot;&amp;[.$C$1]&amp;[.A87]&amp;&quot;.jpg&quot;" office:value-type="string" office:string-value="mv  1144541077_1fbbbdd09b.jpg ~/repo/DATA/INPUT/StarterBundle/Animals/panda.85.jpg" calcext:value-type="string">
            <text:p>mv <text:s/>1144541077_1fbbbdd09b.jpg ~/repo/DATA/INPUT/StarterBundle/Animals/panda.85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177724201_3d011c0020.jpg</text:p>
          </table:table-cell>
          <table:table-cell/>
          <table:table-cell table:formula="of:=[.$B$1]&amp;&quot;  &quot;&amp;[.B88]&amp;&quot; &quot;&amp;[.$C$1]&amp;[.A88]&amp;&quot;.jpg&quot;" office:value-type="string" office:string-value="mv  1177724201_3d011c0020.jpg ~/repo/DATA/INPUT/StarterBundle/Animals/panda.86.jpg" calcext:value-type="string">
            <text:p>mv <text:s/>1177724201_3d011c0020.jpg ~/repo/DATA/INPUT/StarterBundle/Animals/panda.86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177740891_af39a2a7a1.jpg</text:p>
          </table:table-cell>
          <table:table-cell/>
          <table:table-cell table:formula="of:=[.$B$1]&amp;&quot;  &quot;&amp;[.B89]&amp;&quot; &quot;&amp;[.$C$1]&amp;[.A89]&amp;&quot;.jpg&quot;" office:value-type="string" office:string-value="mv  1177740891_af39a2a7a1.jpg ~/repo/DATA/INPUT/StarterBundle/Animals/panda.87.jpg" calcext:value-type="string">
            <text:p>mv <text:s/>1177740891_af39a2a7a1.jpg ~/repo/DATA/INPUT/StarterBundle/Animals/panda.87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177779127_b93d8fee73.jpg</text:p>
          </table:table-cell>
          <table:table-cell/>
          <table:table-cell table:formula="of:=[.$B$1]&amp;&quot;  &quot;&amp;[.B90]&amp;&quot; &quot;&amp;[.$C$1]&amp;[.A90]&amp;&quot;.jpg&quot;" office:value-type="string" office:string-value="mv  1177779127_b93d8fee73.jpg ~/repo/DATA/INPUT/StarterBundle/Animals/panda.88.jpg" calcext:value-type="string">
            <text:p>mv <text:s/>1177779127_b93d8fee73.jpg ~/repo/DATA/INPUT/StarterBundle/Animals/panda.88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177784051_327e59bd3a.jpg</text:p>
          </table:table-cell>
          <table:table-cell/>
          <table:table-cell table:formula="of:=[.$B$1]&amp;&quot;  &quot;&amp;[.B91]&amp;&quot; &quot;&amp;[.$C$1]&amp;[.A91]&amp;&quot;.jpg&quot;" office:value-type="string" office:string-value="mv  1177784051_327e59bd3a.jpg ~/repo/DATA/INPUT/StarterBundle/Animals/panda.89.jpg" calcext:value-type="string">
            <text:p>mv <text:s/>1177784051_327e59bd3a.jpg ~/repo/DATA/INPUT/StarterBundle/Animals/panda.89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178569870_eb9f06b306.jpg</text:p>
          </table:table-cell>
          <table:table-cell/>
          <table:table-cell table:formula="of:=[.$B$1]&amp;&quot;  &quot;&amp;[.B92]&amp;&quot; &quot;&amp;[.$C$1]&amp;[.A92]&amp;&quot;.jpg&quot;" office:value-type="string" office:string-value="mv  1178569870_eb9f06b306.jpg ~/repo/DATA/INPUT/StarterBundle/Animals/panda.90.jpg" calcext:value-type="string">
            <text:p>mv <text:s/>1178569870_eb9f06b306.jpg ~/repo/DATA/INPUT/StarterBundle/Animals/panda.90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78604094_98fa344173.jpg</text:p>
          </table:table-cell>
          <table:table-cell/>
          <table:table-cell table:formula="of:=[.$B$1]&amp;&quot;  &quot;&amp;[.B93]&amp;&quot; &quot;&amp;[.$C$1]&amp;[.A93]&amp;&quot;.jpg&quot;" office:value-type="string" office:string-value="mv  1178604094_98fa344173.jpg ~/repo/DATA/INPUT/StarterBundle/Animals/panda.91.jpg" calcext:value-type="string">
            <text:p>mv <text:s/>1178604094_98fa344173.jpg ~/repo/DATA/INPUT/StarterBundle/Animals/panda.91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178622972_5afa45180a.jpg</text:p>
          </table:table-cell>
          <table:table-cell/>
          <table:table-cell table:formula="of:=[.$B$1]&amp;&quot;  &quot;&amp;[.B94]&amp;&quot; &quot;&amp;[.$C$1]&amp;[.A94]&amp;&quot;.jpg&quot;" office:value-type="string" office:string-value="mv  1178622972_5afa45180a.jpg ~/repo/DATA/INPUT/StarterBundle/Animals/panda.92.jpg" calcext:value-type="string">
            <text:p>mv <text:s/>1178622972_5afa45180a.jpg ~/repo/DATA/INPUT/StarterBundle/Animals/panda.92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178634666_4ceac993ef.jpg</text:p>
          </table:table-cell>
          <table:table-cell/>
          <table:table-cell table:formula="of:=[.$B$1]&amp;&quot;  &quot;&amp;[.B95]&amp;&quot; &quot;&amp;[.$C$1]&amp;[.A95]&amp;&quot;.jpg&quot;" office:value-type="string" office:string-value="mv  1178634666_4ceac993ef.jpg ~/repo/DATA/INPUT/StarterBundle/Animals/panda.93.jpg" calcext:value-type="string">
            <text:p>mv <text:s/>1178634666_4ceac993ef.jpg ~/repo/DATA/INPUT/StarterBundle/Animals/panda.93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178649886_a7997ff9ee.jpg</text:p>
          </table:table-cell>
          <table:table-cell/>
          <table:table-cell table:formula="of:=[.$B$1]&amp;&quot;  &quot;&amp;[.B96]&amp;&quot; &quot;&amp;[.$C$1]&amp;[.A96]&amp;&quot;.jpg&quot;" office:value-type="string" office:string-value="mv  1178649886_a7997ff9ee.jpg ~/repo/DATA/INPUT/StarterBundle/Animals/panda.94.jpg" calcext:value-type="string">
            <text:p>mv <text:s/>1178649886_a7997ff9ee.jpg ~/repo/DATA/INPUT/StarterBundle/Animals/panda.94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178657118_b194965eb5.jpg</text:p>
          </table:table-cell>
          <table:table-cell/>
          <table:table-cell table:formula="of:=[.$B$1]&amp;&quot;  &quot;&amp;[.B97]&amp;&quot; &quot;&amp;[.$C$1]&amp;[.A97]&amp;&quot;.jpg&quot;" office:value-type="string" office:string-value="mv  1178657118_b194965eb5.jpg ~/repo/DATA/INPUT/StarterBundle/Animals/panda.95.jpg" calcext:value-type="string">
            <text:p>mv <text:s/>1178657118_b194965eb5.jpg ~/repo/DATA/INPUT/StarterBundle/Animals/panda.95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179310170_c14af92d0a.jpg</text:p>
          </table:table-cell>
          <table:table-cell/>
          <table:table-cell table:formula="of:=[.$B$1]&amp;&quot;  &quot;&amp;[.B98]&amp;&quot; &quot;&amp;[.$C$1]&amp;[.A98]&amp;&quot;.jpg&quot;" office:value-type="string" office:string-value="mv  1179310170_c14af92d0a.jpg ~/repo/DATA/INPUT/StarterBundle/Animals/panda.96.jpg" calcext:value-type="string">
            <text:p>mv <text:s/>1179310170_c14af92d0a.jpg ~/repo/DATA/INPUT/StarterBundle/Animals/panda.96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185621689_0.jpg</text:p>
          </table:table-cell>
          <table:table-cell/>
          <table:table-cell table:formula="of:=[.$B$1]&amp;&quot;  &quot;&amp;[.B99]&amp;&quot; &quot;&amp;[.$C$1]&amp;[.A99]&amp;&quot;.jpg&quot;" office:value-type="string" office:string-value="mv  1185621689_0.jpg ~/repo/DATA/INPUT/StarterBundle/Animals/panda.97.jpg" calcext:value-type="string">
            <text:p>mv <text:s/>1185621689_0.jpg ~/repo/DATA/INPUT/StarterBundle/Animals/panda.97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190215343_2a2d35c14b.jpg</text:p>
          </table:table-cell>
          <table:table-cell/>
          <table:table-cell table:formula="of:=[.$B$1]&amp;&quot;  &quot;&amp;[.B100]&amp;&quot; &quot;&amp;[.$C$1]&amp;[.A100]&amp;&quot;.jpg&quot;" office:value-type="string" office:string-value="mv  1190215343_2a2d35c14b.jpg ~/repo/DATA/INPUT/StarterBundle/Animals/panda.98.jpg" calcext:value-type="string">
            <text:p>mv <text:s/>1190215343_2a2d35c14b.jpg ~/repo/DATA/INPUT/StarterBundle/Animals/panda.98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191085640_a599965001.jpg</text:p>
          </table:table-cell>
          <table:table-cell/>
          <table:table-cell table:formula="of:=[.$B$1]&amp;&quot;  &quot;&amp;[.B101]&amp;&quot; &quot;&amp;[.$C$1]&amp;[.A101]&amp;&quot;.jpg&quot;" office:value-type="string" office:string-value="mv  1191085640_a599965001.jpg ~/repo/DATA/INPUT/StarterBundle/Animals/panda.99.jpg" calcext:value-type="string">
            <text:p>mv <text:s/>1191085640_a599965001.jpg ~/repo/DATA/INPUT/StarterBundle/Animals/panda.99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08429369_b5b1cf30d8.jpg</text:p>
          </table:table-cell>
          <table:table-cell/>
          <table:table-cell table:formula="of:=[.$B$1]&amp;&quot;  &quot;&amp;[.B102]&amp;&quot; &quot;&amp;[.$C$1]&amp;[.A102]&amp;&quot;.jpg&quot;" office:value-type="string" office:string-value="mv  1208429369_b5b1cf30d8.jpg ~/repo/DATA/INPUT/StarterBundle/Animals/panda.100.jpg" calcext:value-type="string">
            <text:p>mv <text:s/>1208429369_b5b1cf30d8.jpg ~/repo/DATA/INPUT/StarterBundle/Animals/panda.100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20day.jpg</text:p>
          </table:table-cell>
          <table:table-cell/>
          <table:table-cell table:formula="of:=[.$B$1]&amp;&quot;  &quot;&amp;[.B103]&amp;&quot; &quot;&amp;[.$C$1]&amp;[.A103]&amp;&quot;.jpg&quot;" office:value-type="string" office:string-value="mv  120day.jpg ~/repo/DATA/INPUT/StarterBundle/Animals/panda.101.jpg" calcext:value-type="string">
            <text:p>mv <text:s/>120day.jpg ~/repo/DATA/INPUT/StarterBundle/Animals/panda.101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217150684_9d1aebd7ca.jpg</text:p>
          </table:table-cell>
          <table:table-cell/>
          <table:table-cell table:formula="of:=[.$B$1]&amp;&quot;  &quot;&amp;[.B104]&amp;&quot; &quot;&amp;[.$C$1]&amp;[.A104]&amp;&quot;.jpg&quot;" office:value-type="string" office:string-value="mv  1217150684_9d1aebd7ca.jpg ~/repo/DATA/INPUT/StarterBundle/Animals/panda.102.jpg" calcext:value-type="string">
            <text:p>mv <text:s/>1217150684_9d1aebd7ca.jpg ~/repo/DATA/INPUT/StarterBundle/Animals/panda.102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227458727_f2b5721163.jpg</text:p>
          </table:table-cell>
          <table:table-cell/>
          <table:table-cell table:formula="of:=[.$B$1]&amp;&quot;  &quot;&amp;[.B105]&amp;&quot; &quot;&amp;[.$C$1]&amp;[.A105]&amp;&quot;.jpg&quot;" office:value-type="string" office:string-value="mv  1227458727_f2b5721163.jpg ~/repo/DATA/INPUT/StarterBundle/Animals/panda.103.jpg" calcext:value-type="string">
            <text:p>mv <text:s/>1227458727_f2b5721163.jpg ~/repo/DATA/INPUT/StarterBundle/Animals/panda.103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227482831_a8172cdb05.jpg</text:p>
          </table:table-cell>
          <table:table-cell/>
          <table:table-cell table:formula="of:=[.$B$1]&amp;&quot;  &quot;&amp;[.B106]&amp;&quot; &quot;&amp;[.$C$1]&amp;[.A106]&amp;&quot;.jpg&quot;" office:value-type="string" office:string-value="mv  1227482831_a8172cdb05.jpg ~/repo/DATA/INPUT/StarterBundle/Animals/panda.104.jpg" calcext:value-type="string">
            <text:p>mv <text:s/>1227482831_a8172cdb05.jpg ~/repo/DATA/INPUT/StarterBundle/Animals/panda.104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227515093_93185cee3e.jpg</text:p>
          </table:table-cell>
          <table:table-cell/>
          <table:table-cell table:formula="of:=[.$B$1]&amp;&quot;  &quot;&amp;[.B107]&amp;&quot; &quot;&amp;[.$C$1]&amp;[.A107]&amp;&quot;.jpg&quot;" office:value-type="string" office:string-value="mv  1227515093_93185cee3e.jpg ~/repo/DATA/INPUT/StarterBundle/Animals/panda.105.jpg" calcext:value-type="string">
            <text:p>mv <text:s/>1227515093_93185cee3e.jpg ~/repo/DATA/INPUT/StarterBundle/Animals/panda.105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27516855_c3b0a3c0e4.jpg</text:p>
          </table:table-cell>
          <table:table-cell/>
          <table:table-cell table:formula="of:=[.$B$1]&amp;&quot;  &quot;&amp;[.B108]&amp;&quot; &quot;&amp;[.$C$1]&amp;[.A108]&amp;&quot;.jpg&quot;" office:value-type="string" office:string-value="mv  1227516855_c3b0a3c0e4.jpg ~/repo/DATA/INPUT/StarterBundle/Animals/panda.106.jpg" calcext:value-type="string">
            <text:p>mv <text:s/>1227516855_c3b0a3c0e4.jpg ~/repo/DATA/INPUT/StarterBundle/Animals/panda.106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227525025_034452e440.jpg</text:p>
          </table:table-cell>
          <table:table-cell/>
          <table:table-cell table:formula="of:=[.$B$1]&amp;&quot;  &quot;&amp;[.B109]&amp;&quot; &quot;&amp;[.$C$1]&amp;[.A109]&amp;&quot;.jpg&quot;" office:value-type="string" office:string-value="mv  1227525025_034452e440.jpg ~/repo/DATA/INPUT/StarterBundle/Animals/panda.107.jpg" calcext:value-type="string">
            <text:p>mv <text:s/>1227525025_034452e440.jpg ~/repo/DATA/INPUT/StarterBundle/Animals/panda.107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227533203_945fe865fe.jpg</text:p>
          </table:table-cell>
          <table:table-cell/>
          <table:table-cell table:formula="of:=[.$B$1]&amp;&quot;  &quot;&amp;[.B110]&amp;&quot; &quot;&amp;[.$C$1]&amp;[.A110]&amp;&quot;.jpg&quot;" office:value-type="string" office:string-value="mv  1227533203_945fe865fe.jpg ~/repo/DATA/INPUT/StarterBundle/Animals/panda.108.jpg" calcext:value-type="string">
            <text:p>mv <text:s/>1227533203_945fe865fe.jpg ~/repo/DATA/INPUT/StarterBundle/Animals/panda.108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227603073_e0fd795138.jpg</text:p>
          </table:table-cell>
          <table:table-cell/>
          <table:table-cell table:formula="of:=[.$B$1]&amp;&quot;  &quot;&amp;[.B111]&amp;&quot; &quot;&amp;[.$C$1]&amp;[.A111]&amp;&quot;.jpg&quot;" office:value-type="string" office:string-value="mv  1227603073_e0fd795138.jpg ~/repo/DATA/INPUT/StarterBundle/Animals/panda.109.jpg" calcext:value-type="string">
            <text:p>mv <text:s/>1227603073_e0fd795138.jpg ~/repo/DATA/INPUT/StarterBundle/Animals/panda.109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227604729_26e27a6f6a.jpg</text:p>
          </table:table-cell>
          <table:table-cell/>
          <table:table-cell table:formula="of:=[.$B$1]&amp;&quot;  &quot;&amp;[.B112]&amp;&quot; &quot;&amp;[.$C$1]&amp;[.A112]&amp;&quot;.jpg&quot;" office:value-type="string" office:string-value="mv  1227604729_26e27a6f6a.jpg ~/repo/DATA/INPUT/StarterBundle/Animals/panda.110.jpg" calcext:value-type="string">
            <text:p>mv <text:s/>1227604729_26e27a6f6a.jpg ~/repo/DATA/INPUT/StarterBundle/Animals/panda.110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227842814_5b834aa380.jpg</text:p>
          </table:table-cell>
          <table:table-cell/>
          <table:table-cell table:formula="of:=[.$B$1]&amp;&quot;  &quot;&amp;[.B113]&amp;&quot; &quot;&amp;[.$C$1]&amp;[.A113]&amp;&quot;.jpg&quot;" office:value-type="string" office:string-value="mv  1227842814_5b834aa380.jpg ~/repo/DATA/INPUT/StarterBundle/Animals/panda.111.jpg" calcext:value-type="string">
            <text:p>mv <text:s/>1227842814_5b834aa380.jpg ~/repo/DATA/INPUT/StarterBundle/Animals/panda.111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228088925_cf1e074210.jpg</text:p>
          </table:table-cell>
          <table:table-cell/>
          <table:table-cell table:formula="of:=[.$B$1]&amp;&quot;  &quot;&amp;[.B114]&amp;&quot; &quot;&amp;[.$C$1]&amp;[.A114]&amp;&quot;.jpg&quot;" office:value-type="string" office:string-value="mv  1228088925_cf1e074210.jpg ~/repo/DATA/INPUT/StarterBundle/Animals/panda.112.jpg" calcext:value-type="string">
            <text:p>mv <text:s/>1228088925_cf1e074210.jpg ~/repo/DATA/INPUT/StarterBundle/Animals/panda.11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228102581_a72aa22109.jpg</text:p>
          </table:table-cell>
          <table:table-cell/>
          <table:table-cell table:formula="of:=[.$B$1]&amp;&quot;  &quot;&amp;[.B115]&amp;&quot; &quot;&amp;[.$C$1]&amp;[.A115]&amp;&quot;.jpg&quot;" office:value-type="string" office:string-value="mv  1228102581_a72aa22109.jpg ~/repo/DATA/INPUT/StarterBundle/Animals/panda.113.jpg" calcext:value-type="string">
            <text:p>mv <text:s/>1228102581_a72aa22109.jpg ~/repo/DATA/INPUT/StarterBundle/Animals/panda.113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228126065_5e5642957f.jpg</text:p>
          </table:table-cell>
          <table:table-cell/>
          <table:table-cell table:formula="of:=[.$B$1]&amp;&quot;  &quot;&amp;[.B116]&amp;&quot; &quot;&amp;[.$C$1]&amp;[.A116]&amp;&quot;.jpg&quot;" office:value-type="string" office:string-value="mv  1228126065_5e5642957f.jpg ~/repo/DATA/INPUT/StarterBundle/Animals/panda.114.jpg" calcext:value-type="string">
            <text:p>mv <text:s/>1228126065_5e5642957f.jpg ~/repo/DATA/INPUT/StarterBundle/Animals/panda.11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228328480_8fcd9057d2.jpg</text:p>
          </table:table-cell>
          <table:table-cell/>
          <table:table-cell table:formula="of:=[.$B$1]&amp;&quot;  &quot;&amp;[.B117]&amp;&quot; &quot;&amp;[.$C$1]&amp;[.A117]&amp;&quot;.jpg&quot;" office:value-type="string" office:string-value="mv  1228328480_8fcd9057d2.jpg ~/repo/DATA/INPUT/StarterBundle/Animals/panda.115.jpg" calcext:value-type="string">
            <text:p>mv <text:s/>1228328480_8fcd9057d2.jpg ~/repo/DATA/INPUT/StarterBundle/Animals/panda.115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228337684_0a9c1f5f88.jpg</text:p>
          </table:table-cell>
          <table:table-cell/>
          <table:table-cell table:formula="of:=[.$B$1]&amp;&quot;  &quot;&amp;[.B118]&amp;&quot; &quot;&amp;[.$C$1]&amp;[.A118]&amp;&quot;.jpg&quot;" office:value-type="string" office:string-value="mv  1228337684_0a9c1f5f88.jpg ~/repo/DATA/INPUT/StarterBundle/Animals/panda.116.jpg" calcext:value-type="string">
            <text:p>mv <text:s/>1228337684_0a9c1f5f88.jpg ~/repo/DATA/INPUT/StarterBundle/Animals/panda.116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228387466_af0ebf1ed6.jpg</text:p>
          </table:table-cell>
          <table:table-cell/>
          <table:table-cell table:formula="of:=[.$B$1]&amp;&quot;  &quot;&amp;[.B119]&amp;&quot; &quot;&amp;[.$C$1]&amp;[.A119]&amp;&quot;.jpg&quot;" office:value-type="string" office:string-value="mv  1228387466_af0ebf1ed6.jpg ~/repo/DATA/INPUT/StarterBundle/Animals/panda.117.jpg" calcext:value-type="string">
            <text:p>mv <text:s/>1228387466_af0ebf1ed6.jpg ~/repo/DATA/INPUT/StarterBundle/Animals/panda.117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228402450_ba8beec510.jpg</text:p>
          </table:table-cell>
          <table:table-cell/>
          <table:table-cell table:formula="of:=[.$B$1]&amp;&quot;  &quot;&amp;[.B120]&amp;&quot; &quot;&amp;[.$C$1]&amp;[.A120]&amp;&quot;.jpg&quot;" office:value-type="string" office:string-value="mv  1228402450_ba8beec510.jpg ~/repo/DATA/INPUT/StarterBundle/Animals/panda.118.jpg" calcext:value-type="string">
            <text:p>mv <text:s/>1228402450_ba8beec510.jpg ~/repo/DATA/INPUT/StarterBundle/Animals/panda.11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228468638_f6c4f9b680.jpg</text:p>
          </table:table-cell>
          <table:table-cell/>
          <table:table-cell table:formula="of:=[.$B$1]&amp;&quot;  &quot;&amp;[.B121]&amp;&quot; &quot;&amp;[.$C$1]&amp;[.A121]&amp;&quot;.jpg&quot;" office:value-type="string" office:string-value="mv  1228468638_f6c4f9b680.jpg ~/repo/DATA/INPUT/StarterBundle/Animals/panda.119.jpg" calcext:value-type="string">
            <text:p>mv <text:s/>1228468638_f6c4f9b680.jpg ~/repo/DATA/INPUT/StarterBundle/Animals/panda.119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228945870_5e0de35b01.jpg</text:p>
          </table:table-cell>
          <table:table-cell/>
          <table:table-cell table:formula="of:=[.$B$1]&amp;&quot;  &quot;&amp;[.B122]&amp;&quot; &quot;&amp;[.$C$1]&amp;[.A122]&amp;&quot;.jpg&quot;" office:value-type="string" office:string-value="mv  1228945870_5e0de35b01.jpg ~/repo/DATA/INPUT/StarterBundle/Animals/panda.120.jpg" calcext:value-type="string">
            <text:p>mv <text:s/>1228945870_5e0de35b01.jpg ~/repo/DATA/INPUT/StarterBundle/Animals/panda.120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228947760_78a9734a76.jpg</text:p>
          </table:table-cell>
          <table:table-cell/>
          <table:table-cell table:formula="of:=[.$B$1]&amp;&quot;  &quot;&amp;[.B123]&amp;&quot; &quot;&amp;[.$C$1]&amp;[.A123]&amp;&quot;.jpg&quot;" office:value-type="string" office:string-value="mv  1228947760_78a9734a76.jpg ~/repo/DATA/INPUT/StarterBundle/Animals/panda.121.jpg" calcext:value-type="string">
            <text:p>mv <text:s/>1228947760_78a9734a76.jpg ~/repo/DATA/INPUT/StarterBundle/Animals/panda.12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228972508_86940f9bb8.jpg</text:p>
          </table:table-cell>
          <table:table-cell/>
          <table:table-cell table:formula="of:=[.$B$1]&amp;&quot;  &quot;&amp;[.B124]&amp;&quot; &quot;&amp;[.$C$1]&amp;[.A124]&amp;&quot;.jpg&quot;" office:value-type="string" office:string-value="mv  1228972508_86940f9bb8.jpg ~/repo/DATA/INPUT/StarterBundle/Animals/panda.122.jpg" calcext:value-type="string">
            <text:p>mv <text:s/>1228972508_86940f9bb8.jpg ~/repo/DATA/INPUT/StarterBundle/Animals/panda.122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228976108_ff07ac19e9.jpg</text:p>
          </table:table-cell>
          <table:table-cell/>
          <table:table-cell table:formula="of:=[.$B$1]&amp;&quot;  &quot;&amp;[.B125]&amp;&quot; &quot;&amp;[.$C$1]&amp;[.A125]&amp;&quot;.jpg&quot;" office:value-type="string" office:string-value="mv  1228976108_ff07ac19e9.jpg ~/repo/DATA/INPUT/StarterBundle/Animals/panda.123.jpg" calcext:value-type="string">
            <text:p>mv <text:s/>1228976108_ff07ac19e9.jpg ~/repo/DATA/INPUT/StarterBundle/Animals/panda.123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229106510_3f0e49ee5a.jpg</text:p>
          </table:table-cell>
          <table:table-cell/>
          <table:table-cell table:formula="of:=[.$B$1]&amp;&quot;  &quot;&amp;[.B126]&amp;&quot; &quot;&amp;[.$C$1]&amp;[.A126]&amp;&quot;.jpg&quot;" office:value-type="string" office:string-value="mv  1229106510_3f0e49ee5a.jpg ~/repo/DATA/INPUT/StarterBundle/Animals/panda.124.jpg" calcext:value-type="string">
            <text:p>mv <text:s/>1229106510_3f0e49ee5a.jpg ~/repo/DATA/INPUT/StarterBundle/Animals/panda.124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237293097_23f9bcaaf5.jpg</text:p>
          </table:table-cell>
          <table:table-cell/>
          <table:table-cell table:formula="of:=[.$B$1]&amp;&quot;  &quot;&amp;[.B127]&amp;&quot; &quot;&amp;[.$C$1]&amp;[.A127]&amp;&quot;.jpg&quot;" office:value-type="string" office:string-value="mv  1237293097_23f9bcaaf5.jpg ~/repo/DATA/INPUT/StarterBundle/Animals/panda.125.jpg" calcext:value-type="string">
            <text:p>mv <text:s/>1237293097_23f9bcaaf5.jpg ~/repo/DATA/INPUT/StarterBundle/Animals/panda.125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239844009_163ef34ff8.jpg</text:p>
          </table:table-cell>
          <table:table-cell/>
          <table:table-cell table:formula="of:=[.$B$1]&amp;&quot;  &quot;&amp;[.B128]&amp;&quot; &quot;&amp;[.$C$1]&amp;[.A128]&amp;&quot;.jpg&quot;" office:value-type="string" office:string-value="mv  1239844009_163ef34ff8.jpg ~/repo/DATA/INPUT/StarterBundle/Animals/panda.126.jpg" calcext:value-type="string">
            <text:p>mv <text:s/>1239844009_163ef34ff8.jpg ~/repo/DATA/INPUT/StarterBundle/Animals/panda.126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244378298_82e4ea053c.jpg</text:p>
          </table:table-cell>
          <table:table-cell/>
          <table:table-cell table:formula="of:=[.$B$1]&amp;&quot;  &quot;&amp;[.B129]&amp;&quot; &quot;&amp;[.$C$1]&amp;[.A129]&amp;&quot;.jpg&quot;" office:value-type="string" office:string-value="mv  1244378298_82e4ea053c.jpg ~/repo/DATA/INPUT/StarterBundle/Animals/panda.127.jpg" calcext:value-type="string">
            <text:p>mv <text:s/>1244378298_82e4ea053c.jpg ~/repo/DATA/INPUT/StarterBundle/Animals/panda.127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24950278_523265f5db.jpg</text:p>
          </table:table-cell>
          <table:table-cell/>
          <table:table-cell table:formula="of:=[.$B$1]&amp;&quot;  &quot;&amp;[.B130]&amp;&quot; &quot;&amp;[.$C$1]&amp;[.A130]&amp;&quot;.jpg&quot;" office:value-type="string" office:string-value="mv  124950278_523265f5db.jpg ~/repo/DATA/INPUT/StarterBundle/Animals/panda.128.jpg" calcext:value-type="string">
            <text:p>mv <text:s/>124950278_523265f5db.jpg ~/repo/DATA/INPUT/StarterBundle/Animals/panda.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254340713_a4795fac7c.jpg</text:p>
          </table:table-cell>
          <table:table-cell/>
          <table:table-cell table:formula="of:=[.$B$1]&amp;&quot;  &quot;&amp;[.B131]&amp;&quot; &quot;&amp;[.$C$1]&amp;[.A131]&amp;&quot;.jpg&quot;" office:value-type="string" office:string-value="mv  1254340713_a4795fac7c.jpg ~/repo/DATA/INPUT/StarterBundle/Animals/panda.129.jpg" calcext:value-type="string">
            <text:p>mv <text:s/>1254340713_a4795fac7c.jpg ~/repo/DATA/INPUT/StarterBundle/Animals/panda.129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2560203_04f16f87e2.jpg</text:p>
          </table:table-cell>
          <table:table-cell/>
          <table:table-cell table:formula="of:=[.$B$1]&amp;&quot;  &quot;&amp;[.B132]&amp;&quot; &quot;&amp;[.$C$1]&amp;[.A132]&amp;&quot;.jpg&quot;" office:value-type="string" office:string-value="mv  12560203_04f16f87e2.jpg ~/repo/DATA/INPUT/StarterBundle/Animals/panda.130.jpg" calcext:value-type="string">
            <text:p>mv <text:s/>12560203_04f16f87e2.jpg ~/repo/DATA/INPUT/StarterBundle/Animals/panda.130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263812476_291a9e9ba3.jpg</text:p>
          </table:table-cell>
          <table:table-cell/>
          <table:table-cell table:formula="of:=[.$B$1]&amp;&quot;  &quot;&amp;[.B133]&amp;&quot; &quot;&amp;[.$C$1]&amp;[.A133]&amp;&quot;.jpg&quot;" office:value-type="string" office:string-value="mv  1263812476_291a9e9ba3.jpg ~/repo/DATA/INPUT/StarterBundle/Animals/panda.131.jpg" calcext:value-type="string">
            <text:p>mv <text:s/>1263812476_291a9e9ba3.jpg ~/repo/DATA/INPUT/StarterBundle/Animals/panda.131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271891213_9881498274.jpg</text:p>
          </table:table-cell>
          <table:table-cell/>
          <table:table-cell table:formula="of:=[.$B$1]&amp;&quot;  &quot;&amp;[.B134]&amp;&quot; &quot;&amp;[.$C$1]&amp;[.A134]&amp;&quot;.jpg&quot;" office:value-type="string" office:string-value="mv  1271891213_9881498274.jpg ~/repo/DATA/INPUT/StarterBundle/Animals/panda.132.jpg" calcext:value-type="string">
            <text:p>mv <text:s/>1271891213_9881498274.jpg ~/repo/DATA/INPUT/StarterBundle/Animals/panda.132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282829756_7ef9833ce5.jpg</text:p>
          </table:table-cell>
          <table:table-cell/>
          <table:table-cell table:formula="of:=[.$B$1]&amp;&quot;  &quot;&amp;[.B135]&amp;&quot; &quot;&amp;[.$C$1]&amp;[.A135]&amp;&quot;.jpg&quot;" office:value-type="string" office:string-value="mv  1282829756_7ef9833ce5.jpg ~/repo/DATA/INPUT/StarterBundle/Animals/panda.133.jpg" calcext:value-type="string">
            <text:p>mv <text:s/>1282829756_7ef9833ce5.jpg ~/repo/DATA/INPUT/StarterBundle/Animals/panda.133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284165042_b93c15aa49.jpg</text:p>
          </table:table-cell>
          <table:table-cell/>
          <table:table-cell table:formula="of:=[.$B$1]&amp;&quot;  &quot;&amp;[.B136]&amp;&quot; &quot;&amp;[.$C$1]&amp;[.A136]&amp;&quot;.jpg&quot;" office:value-type="string" office:string-value="mv  1284165042_b93c15aa49.jpg ~/repo/DATA/INPUT/StarterBundle/Animals/panda.134.jpg" calcext:value-type="string">
            <text:p>mv <text:s/>1284165042_b93c15aa49.jpg ~/repo/DATA/INPUT/StarterBundle/Animals/panda.134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84166876_d4dadaa867.jpg</text:p>
          </table:table-cell>
          <table:table-cell/>
          <table:table-cell table:formula="of:=[.$B$1]&amp;&quot;  &quot;&amp;[.B137]&amp;&quot; &quot;&amp;[.$C$1]&amp;[.A137]&amp;&quot;.jpg&quot;" office:value-type="string" office:string-value="mv  1284166876_d4dadaa867.jpg ~/repo/DATA/INPUT/StarterBundle/Animals/panda.135.jpg" calcext:value-type="string">
            <text:p>mv <text:s/>1284166876_d4dadaa867.jpg ~/repo/DATA/INPUT/StarterBundle/Animals/panda.135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28751824_85c77c4484.jpg</text:p>
          </table:table-cell>
          <table:table-cell/>
          <table:table-cell table:formula="of:=[.$B$1]&amp;&quot;  &quot;&amp;[.B138]&amp;&quot; &quot;&amp;[.$C$1]&amp;[.A138]&amp;&quot;.jpg&quot;" office:value-type="string" office:string-value="mv  128751824_85c77c4484.jpg ~/repo/DATA/INPUT/StarterBundle/Animals/panda.136.jpg" calcext:value-type="string">
            <text:p>mv <text:s/>128751824_85c77c4484.jpg ~/repo/DATA/INPUT/StarterBundle/Animals/panda.136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28759633_71678e8650.jpg</text:p>
          </table:table-cell>
          <table:table-cell/>
          <table:table-cell table:formula="of:=[.$B$1]&amp;&quot;  &quot;&amp;[.B139]&amp;&quot; &quot;&amp;[.$C$1]&amp;[.A139]&amp;&quot;.jpg&quot;" office:value-type="string" office:string-value="mv  128759633_71678e8650.jpg ~/repo/DATA/INPUT/StarterBundle/Animals/panda.137.jpg" calcext:value-type="string">
            <text:p>mv <text:s/>128759633_71678e8650.jpg ~/repo/DATA/INPUT/StarterBundle/Animals/panda.137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28767477_7d1a8a3c6a.jpg</text:p>
          </table:table-cell>
          <table:table-cell/>
          <table:table-cell table:formula="of:=[.$B$1]&amp;&quot;  &quot;&amp;[.B140]&amp;&quot; &quot;&amp;[.$C$1]&amp;[.A140]&amp;&quot;.jpg&quot;" office:value-type="string" office:string-value="mv  128767477_7d1a8a3c6a.jpg ~/repo/DATA/INPUT/StarterBundle/Animals/panda.138.jpg" calcext:value-type="string">
            <text:p>mv <text:s/>128767477_7d1a8a3c6a.jpg ~/repo/DATA/INPUT/StarterBundle/Animals/panda.138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28773823_8da88e769b.jpg</text:p>
          </table:table-cell>
          <table:table-cell/>
          <table:table-cell table:formula="of:=[.$B$1]&amp;&quot;  &quot;&amp;[.B141]&amp;&quot; &quot;&amp;[.$C$1]&amp;[.A141]&amp;&quot;.jpg&quot;" office:value-type="string" office:string-value="mv  128773823_8da88e769b.jpg ~/repo/DATA/INPUT/StarterBundle/Animals/panda.139.jpg" calcext:value-type="string">
            <text:p>mv <text:s/>128773823_8da88e769b.jpg ~/repo/DATA/INPUT/StarterBundle/Animals/panda.139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28787713_9dae79b904.jpg</text:p>
          </table:table-cell>
          <table:table-cell/>
          <table:table-cell table:formula="of:=[.$B$1]&amp;&quot;  &quot;&amp;[.B142]&amp;&quot; &quot;&amp;[.$C$1]&amp;[.A142]&amp;&quot;.jpg&quot;" office:value-type="string" office:string-value="mv  128787713_9dae79b904.jpg ~/repo/DATA/INPUT/StarterBundle/Animals/panda.140.jpg" calcext:value-type="string">
            <text:p>mv <text:s/>128787713_9dae79b904.jpg ~/repo/DATA/INPUT/StarterBundle/Animals/panda.140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289059880_14890bc471.jpg</text:p>
          </table:table-cell>
          <table:table-cell/>
          <table:table-cell table:formula="of:=[.$B$1]&amp;&quot;  &quot;&amp;[.B143]&amp;&quot; &quot;&amp;[.$C$1]&amp;[.A143]&amp;&quot;.jpg&quot;" office:value-type="string" office:string-value="mv  1289059880_14890bc471.jpg ~/repo/DATA/INPUT/StarterBundle/Animals/panda.141.jpg" calcext:value-type="string">
            <text:p>mv <text:s/>1289059880_14890bc471.jpg ~/repo/DATA/INPUT/StarterBundle/Animals/panda.141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289066368_3ebca906c3.jpg</text:p>
          </table:table-cell>
          <table:table-cell/>
          <table:table-cell table:formula="of:=[.$B$1]&amp;&quot;  &quot;&amp;[.B144]&amp;&quot; &quot;&amp;[.$C$1]&amp;[.A144]&amp;&quot;.jpg&quot;" office:value-type="string" office:string-value="mv  1289066368_3ebca906c3.jpg ~/repo/DATA/INPUT/StarterBundle/Animals/panda.142.jpg" calcext:value-type="string">
            <text:p>mv <text:s/>1289066368_3ebca906c3.jpg ~/repo/DATA/INPUT/StarterBundle/Animals/panda.142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29057397_b48405296a.jpg</text:p>
          </table:table-cell>
          <table:table-cell/>
          <table:table-cell table:formula="of:=[.$B$1]&amp;&quot;  &quot;&amp;[.B145]&amp;&quot; &quot;&amp;[.$C$1]&amp;[.A145]&amp;&quot;.jpg&quot;" office:value-type="string" office:string-value="mv  129057397_b48405296a.jpg ~/repo/DATA/INPUT/StarterBundle/Animals/panda.143.jpg" calcext:value-type="string">
            <text:p>mv <text:s/>129057397_b48405296a.jpg ~/repo/DATA/INPUT/StarterBundle/Animals/panda.143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29064663_b9b30fa71b.jpg</text:p>
          </table:table-cell>
          <table:table-cell/>
          <table:table-cell table:formula="of:=[.$B$1]&amp;&quot;  &quot;&amp;[.B146]&amp;&quot; &quot;&amp;[.$C$1]&amp;[.A146]&amp;&quot;.jpg&quot;" office:value-type="string" office:string-value="mv  129064663_b9b30fa71b.jpg ~/repo/DATA/INPUT/StarterBundle/Animals/panda.144.jpg" calcext:value-type="string">
            <text:p>mv <text:s/>129064663_b9b30fa71b.jpg ~/repo/DATA/INPUT/StarterBundle/Animals/panda.144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29066196_2d8ef5b899.jpg</text:p>
          </table:table-cell>
          <table:table-cell/>
          <table:table-cell table:formula="of:=[.$B$1]&amp;&quot;  &quot;&amp;[.B147]&amp;&quot; &quot;&amp;[.$C$1]&amp;[.A147]&amp;&quot;.jpg&quot;" office:value-type="string" office:string-value="mv  129066196_2d8ef5b899.jpg ~/repo/DATA/INPUT/StarterBundle/Animals/panda.145.jpg" calcext:value-type="string">
            <text:p>mv <text:s/>129066196_2d8ef5b899.jpg ~/repo/DATA/INPUT/StarterBundle/Animals/panda.145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29073064_31788733a2.jpg</text:p>
          </table:table-cell>
          <table:table-cell/>
          <table:table-cell table:formula="of:=[.$B$1]&amp;&quot;  &quot;&amp;[.B148]&amp;&quot; &quot;&amp;[.$C$1]&amp;[.A148]&amp;&quot;.jpg&quot;" office:value-type="string" office:string-value="mv  129073064_31788733a2.jpg ~/repo/DATA/INPUT/StarterBundle/Animals/panda.146.jpg" calcext:value-type="string">
            <text:p>mv <text:s/>129073064_31788733a2.jpg ~/repo/DATA/INPUT/StarterBundle/Animals/panda.146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290835631_67fe58bcf5.jpg</text:p>
          </table:table-cell>
          <table:table-cell/>
          <table:table-cell table:formula="of:=[.$B$1]&amp;&quot;  &quot;&amp;[.B149]&amp;&quot; &quot;&amp;[.$C$1]&amp;[.A149]&amp;&quot;.jpg&quot;" office:value-type="string" office:string-value="mv  1290835631_67fe58bcf5.jpg ~/repo/DATA/INPUT/StarterBundle/Animals/panda.147.jpg" calcext:value-type="string">
            <text:p>mv <text:s/>1290835631_67fe58bcf5.jpg ~/repo/DATA/INPUT/StarterBundle/Animals/panda.147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290842309_70a2f48c0d.jpg</text:p>
          </table:table-cell>
          <table:table-cell/>
          <table:table-cell table:formula="of:=[.$B$1]&amp;&quot;  &quot;&amp;[.B150]&amp;&quot; &quot;&amp;[.$C$1]&amp;[.A150]&amp;&quot;.jpg&quot;" office:value-type="string" office:string-value="mv  1290842309_70a2f48c0d.jpg ~/repo/DATA/INPUT/StarterBundle/Animals/panda.148.jpg" calcext:value-type="string">
            <text:p>mv <text:s/>1290842309_70a2f48c0d.jpg ~/repo/DATA/INPUT/StarterBundle/Animals/panda.148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90845565_54939d404c.jpg</text:p>
          </table:table-cell>
          <table:table-cell/>
          <table:table-cell table:formula="of:=[.$B$1]&amp;&quot;  &quot;&amp;[.B151]&amp;&quot; &quot;&amp;[.$C$1]&amp;[.A151]&amp;&quot;.jpg&quot;" office:value-type="string" office:string-value="mv  1290845565_54939d404c.jpg ~/repo/DATA/INPUT/StarterBundle/Animals/panda.149.jpg" calcext:value-type="string">
            <text:p>mv <text:s/>1290845565_54939d404c.jpg ~/repo/DATA/INPUT/StarterBundle/Animals/panda.149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9091052_ff1624a81a.jpg</text:p>
          </table:table-cell>
          <table:table-cell/>
          <table:table-cell table:formula="of:=[.$B$1]&amp;&quot;  &quot;&amp;[.B152]&amp;&quot; &quot;&amp;[.$C$1]&amp;[.A152]&amp;&quot;.jpg&quot;" office:value-type="string" office:string-value="mv  129091052_ff1624a81a.jpg ~/repo/DATA/INPUT/StarterBundle/Animals/panda.150.jpg" calcext:value-type="string">
            <text:p>mv <text:s/>129091052_ff1624a81a.jpg ~/repo/DATA/INPUT/StarterBundle/Animals/panda.15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9092386_167c6bc4f2.jpg</text:p>
          </table:table-cell>
          <table:table-cell/>
          <table:table-cell table:formula="of:=[.$B$1]&amp;&quot;  &quot;&amp;[.B153]&amp;&quot; &quot;&amp;[.$C$1]&amp;[.A153]&amp;&quot;.jpg&quot;" office:value-type="string" office:string-value="mv  129092386_167c6bc4f2.jpg ~/repo/DATA/INPUT/StarterBundle/Animals/panda.151.jpg" calcext:value-type="string">
            <text:p>mv <text:s/>129092386_167c6bc4f2.jpg ~/repo/DATA/INPUT/StarterBundle/Animals/panda.151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9092936_2c823ae10b.jpg</text:p>
          </table:table-cell>
          <table:table-cell/>
          <table:table-cell table:formula="of:=[.$B$1]&amp;&quot;  &quot;&amp;[.B154]&amp;&quot; &quot;&amp;[.$C$1]&amp;[.A154]&amp;&quot;.jpg&quot;" office:value-type="string" office:string-value="mv  129092936_2c823ae10b.jpg ~/repo/DATA/INPUT/StarterBundle/Animals/panda.152.jpg" calcext:value-type="string">
            <text:p>mv <text:s/>129092936_2c823ae10b.jpg ~/repo/DATA/INPUT/StarterBundle/Animals/panda.152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9093582_41ddf93dd9.jpg</text:p>
          </table:table-cell>
          <table:table-cell/>
          <table:table-cell table:formula="of:=[.$B$1]&amp;&quot;  &quot;&amp;[.B155]&amp;&quot; &quot;&amp;[.$C$1]&amp;[.A155]&amp;&quot;.jpg&quot;" office:value-type="string" office:string-value="mv  129093582_41ddf93dd9.jpg ~/repo/DATA/INPUT/StarterBundle/Animals/panda.153.jpg" calcext:value-type="string">
            <text:p>mv <text:s/>129093582_41ddf93dd9.jpg ~/repo/DATA/INPUT/StarterBundle/Animals/panda.153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9094234_f32a94a02a.jpg</text:p>
          </table:table-cell>
          <table:table-cell/>
          <table:table-cell table:formula="of:=[.$B$1]&amp;&quot;  &quot;&amp;[.B156]&amp;&quot; &quot;&amp;[.$C$1]&amp;[.A156]&amp;&quot;.jpg&quot;" office:value-type="string" office:string-value="mv  129094234_f32a94a02a.jpg ~/repo/DATA/INPUT/StarterBundle/Animals/panda.154.jpg" calcext:value-type="string">
            <text:p>mv <text:s/>129094234_f32a94a02a.jpg ~/repo/DATA/INPUT/StarterBundle/Animals/panda.154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9094551_33a140c242.jpg</text:p>
          </table:table-cell>
          <table:table-cell/>
          <table:table-cell table:formula="of:=[.$B$1]&amp;&quot;  &quot;&amp;[.B157]&amp;&quot; &quot;&amp;[.$C$1]&amp;[.A157]&amp;&quot;.jpg&quot;" office:value-type="string" office:string-value="mv  129094551_33a140c242.jpg ~/repo/DATA/INPUT/StarterBundle/Animals/panda.155.jpg" calcext:value-type="string">
            <text:p>mv <text:s/>129094551_33a140c242.jpg ~/repo/DATA/INPUT/StarterBundle/Animals/panda.155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9094842_5e78834e20.jpg</text:p>
          </table:table-cell>
          <table:table-cell/>
          <table:table-cell table:formula="of:=[.$B$1]&amp;&quot;  &quot;&amp;[.B158]&amp;&quot; &quot;&amp;[.$C$1]&amp;[.A158]&amp;&quot;.jpg&quot;" office:value-type="string" office:string-value="mv  129094842_5e78834e20.jpg ~/repo/DATA/INPUT/StarterBundle/Animals/panda.156.jpg" calcext:value-type="string">
            <text:p>mv <text:s/>129094842_5e78834e20.jpg ~/repo/DATA/INPUT/StarterBundle/Animals/panda.156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9100362_51c29e183c.jpg</text:p>
          </table:table-cell>
          <table:table-cell/>
          <table:table-cell table:formula="of:=[.$B$1]&amp;&quot;  &quot;&amp;[.B159]&amp;&quot; &quot;&amp;[.$C$1]&amp;[.A159]&amp;&quot;.jpg&quot;" office:value-type="string" office:string-value="mv  129100362_51c29e183c.jpg ~/repo/DATA/INPUT/StarterBundle/Animals/panda.157.jpg" calcext:value-type="string">
            <text:p>mv <text:s/>129100362_51c29e183c.jpg ~/repo/DATA/INPUT/StarterBundle/Animals/panda.157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9112386_c532794771.jpg</text:p>
          </table:table-cell>
          <table:table-cell/>
          <table:table-cell table:formula="of:=[.$B$1]&amp;&quot;  &quot;&amp;[.B160]&amp;&quot; &quot;&amp;[.$C$1]&amp;[.A160]&amp;&quot;.jpg&quot;" office:value-type="string" office:string-value="mv  129112386_c532794771.jpg ~/repo/DATA/INPUT/StarterBundle/Animals/panda.158.jpg" calcext:value-type="string">
            <text:p>mv <text:s/>129112386_c532794771.jpg ~/repo/DATA/INPUT/StarterBundle/Animals/panda.158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91131144_3f0d558cdf.jpg</text:p>
          </table:table-cell>
          <table:table-cell/>
          <table:table-cell table:formula="of:=[.$B$1]&amp;&quot;  &quot;&amp;[.B161]&amp;&quot; &quot;&amp;[.$C$1]&amp;[.A161]&amp;&quot;.jpg&quot;" office:value-type="string" office:string-value="mv  1291131144_3f0d558cdf.jpg ~/repo/DATA/INPUT/StarterBundle/Animals/panda.159.jpg" calcext:value-type="string">
            <text:p>mv <text:s/>1291131144_3f0d558cdf.jpg ~/repo/DATA/INPUT/StarterBundle/Animals/panda.159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9154934_f073c6987d.jpg</text:p>
          </table:table-cell>
          <table:table-cell/>
          <table:table-cell table:formula="of:=[.$B$1]&amp;&quot;  &quot;&amp;[.B162]&amp;&quot; &quot;&amp;[.$C$1]&amp;[.A162]&amp;&quot;.jpg&quot;" office:value-type="string" office:string-value="mv  129154934_f073c6987d.jpg ~/repo/DATA/INPUT/StarterBundle/Animals/panda.160.jpg" calcext:value-type="string">
            <text:p>mv <text:s/>129154934_f073c6987d.jpg ~/repo/DATA/INPUT/StarterBundle/Animals/panda.16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91628288_3a88da2c67.jpg</text:p>
          </table:table-cell>
          <table:table-cell/>
          <table:table-cell table:formula="of:=[.$B$1]&amp;&quot;  &quot;&amp;[.B163]&amp;&quot; &quot;&amp;[.$C$1]&amp;[.A163]&amp;&quot;.jpg&quot;" office:value-type="string" office:string-value="mv  1291628288_3a88da2c67.jpg ~/repo/DATA/INPUT/StarterBundle/Animals/panda.161.jpg" calcext:value-type="string">
            <text:p>mv <text:s/>1291628288_3a88da2c67.jpg ~/repo/DATA/INPUT/StarterBundle/Animals/panda.161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91648174_96d0616bee.jpg</text:p>
          </table:table-cell>
          <table:table-cell/>
          <table:table-cell table:formula="of:=[.$B$1]&amp;&quot;  &quot;&amp;[.B164]&amp;&quot; &quot;&amp;[.$C$1]&amp;[.A164]&amp;&quot;.jpg&quot;" office:value-type="string" office:string-value="mv  1291648174_96d0616bee.jpg ~/repo/DATA/INPUT/StarterBundle/Animals/panda.162.jpg" calcext:value-type="string">
            <text:p>mv <text:s/>1291648174_96d0616bee.jpg ~/repo/DATA/INPUT/StarterBundle/Animals/panda.162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91663878_34c1f31154.jpg</text:p>
          </table:table-cell>
          <table:table-cell/>
          <table:table-cell table:formula="of:=[.$B$1]&amp;&quot;  &quot;&amp;[.B165]&amp;&quot; &quot;&amp;[.$C$1]&amp;[.A165]&amp;&quot;.jpg&quot;" office:value-type="string" office:string-value="mv  1291663878_34c1f31154.jpg ~/repo/DATA/INPUT/StarterBundle/Animals/panda.163.jpg" calcext:value-type="string">
            <text:p>mv <text:s/>1291663878_34c1f31154.jpg ~/repo/DATA/INPUT/StarterBundle/Animals/panda.163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91696696_0a0494e410.jpg</text:p>
          </table:table-cell>
          <table:table-cell/>
          <table:table-cell table:formula="of:=[.$B$1]&amp;&quot;  &quot;&amp;[.B166]&amp;&quot; &quot;&amp;[.$C$1]&amp;[.A166]&amp;&quot;.jpg&quot;" office:value-type="string" office:string-value="mv  1291696696_0a0494e410.jpg ~/repo/DATA/INPUT/StarterBundle/Animals/panda.164.jpg" calcext:value-type="string">
            <text:p>mv <text:s/>1291696696_0a0494e410.jpg ~/repo/DATA/INPUT/StarterBundle/Animals/panda.164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9171696_03b466c462.jpg</text:p>
          </table:table-cell>
          <table:table-cell/>
          <table:table-cell table:formula="of:=[.$B$1]&amp;&quot;  &quot;&amp;[.B167]&amp;&quot; &quot;&amp;[.$C$1]&amp;[.A167]&amp;&quot;.jpg&quot;" office:value-type="string" office:string-value="mv  129171696_03b466c462.jpg ~/repo/DATA/INPUT/StarterBundle/Animals/panda.165.jpg" calcext:value-type="string">
            <text:p>mv <text:s/>129171696_03b466c462.jpg ~/repo/DATA/INPUT/StarterBundle/Animals/panda.165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9186865_372bed83a7.jpg</text:p>
          </table:table-cell>
          <table:table-cell/>
          <table:table-cell table:formula="of:=[.$B$1]&amp;&quot;  &quot;&amp;[.B168]&amp;&quot; &quot;&amp;[.$C$1]&amp;[.A168]&amp;&quot;.jpg&quot;" office:value-type="string" office:string-value="mv  129186865_372bed83a7.jpg ~/repo/DATA/INPUT/StarterBundle/Animals/panda.166.jpg" calcext:value-type="string">
            <text:p>mv <text:s/>129186865_372bed83a7.jpg ~/repo/DATA/INPUT/StarterBundle/Animals/panda.166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9188327_cd22569747.jpg</text:p>
          </table:table-cell>
          <table:table-cell/>
          <table:table-cell table:formula="of:=[.$B$1]&amp;&quot;  &quot;&amp;[.B169]&amp;&quot; &quot;&amp;[.$C$1]&amp;[.A169]&amp;&quot;.jpg&quot;" office:value-type="string" office:string-value="mv  129188327_cd22569747.jpg ~/repo/DATA/INPUT/StarterBundle/Animals/panda.167.jpg" calcext:value-type="string">
            <text:p>mv <text:s/>129188327_cd22569747.jpg ~/repo/DATA/INPUT/StarterBundle/Animals/panda.167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9217109_b685d87611.jpg</text:p>
          </table:table-cell>
          <table:table-cell/>
          <table:table-cell table:formula="of:=[.$B$1]&amp;&quot;  &quot;&amp;[.B170]&amp;&quot; &quot;&amp;[.$C$1]&amp;[.A170]&amp;&quot;.jpg&quot;" office:value-type="string" office:string-value="mv  129217109_b685d87611.jpg ~/repo/DATA/INPUT/StarterBundle/Animals/panda.168.jpg" calcext:value-type="string">
            <text:p>mv <text:s/>129217109_b685d87611.jpg ~/repo/DATA/INPUT/StarterBundle/Animals/panda.16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31543374_d692083646.jpg</text:p>
          </table:table-cell>
          <table:table-cell/>
          <table:table-cell table:formula="of:=[.$B$1]&amp;&quot;  &quot;&amp;[.B171]&amp;&quot; &quot;&amp;[.$C$1]&amp;[.A171]&amp;&quot;.jpg&quot;" office:value-type="string" office:string-value="mv  131543374_d692083646.jpg ~/repo/DATA/INPUT/StarterBundle/Animals/panda.169.jpg" calcext:value-type="string">
            <text:p>mv <text:s/>131543374_d692083646.jpg ~/repo/DATA/INPUT/StarterBundle/Animals/panda.169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316958975_39df6f0701.jpg</text:p>
          </table:table-cell>
          <table:table-cell/>
          <table:table-cell table:formula="of:=[.$B$1]&amp;&quot;  &quot;&amp;[.B172]&amp;&quot; &quot;&amp;[.$C$1]&amp;[.A172]&amp;&quot;.jpg&quot;" office:value-type="string" office:string-value="mv  1316958975_39df6f0701.jpg ~/repo/DATA/INPUT/StarterBundle/Animals/panda.170.jpg" calcext:value-type="string">
            <text:p>mv <text:s/>1316958975_39df6f0701.jpg ~/repo/DATA/INPUT/StarterBundle/Animals/panda.170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316984055_571efc5c4a.jpg</text:p>
          </table:table-cell>
          <table:table-cell/>
          <table:table-cell table:formula="of:=[.$B$1]&amp;&quot;  &quot;&amp;[.B173]&amp;&quot; &quot;&amp;[.$C$1]&amp;[.A173]&amp;&quot;.jpg&quot;" office:value-type="string" office:string-value="mv  1316984055_571efc5c4a.jpg ~/repo/DATA/INPUT/StarterBundle/Animals/panda.171.jpg" calcext:value-type="string">
            <text:p>mv <text:s/>1316984055_571efc5c4a.jpg ~/repo/DATA/INPUT/StarterBundle/Animals/panda.171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316999677_c588a7ed97.jpg</text:p>
          </table:table-cell>
          <table:table-cell/>
          <table:table-cell table:formula="of:=[.$B$1]&amp;&quot;  &quot;&amp;[.B174]&amp;&quot; &quot;&amp;[.$C$1]&amp;[.A174]&amp;&quot;.jpg&quot;" office:value-type="string" office:string-value="mv  1316999677_c588a7ed97.jpg ~/repo/DATA/INPUT/StarterBundle/Animals/panda.172.jpg" calcext:value-type="string">
            <text:p>mv <text:s/>1316999677_c588a7ed97.jpg ~/repo/DATA/INPUT/StarterBundle/Animals/panda.172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317541737_fb2626e755.jpg</text:p>
          </table:table-cell>
          <table:table-cell/>
          <table:table-cell table:formula="of:=[.$B$1]&amp;&quot;  &quot;&amp;[.B175]&amp;&quot; &quot;&amp;[.$C$1]&amp;[.A175]&amp;&quot;.jpg&quot;" office:value-type="string" office:string-value="mv  1317541737_fb2626e755.jpg ~/repo/DATA/INPUT/StarterBundle/Animals/panda.173.jpg" calcext:value-type="string">
            <text:p>mv <text:s/>1317541737_fb2626e755.jpg ~/repo/DATA/INPUT/StarterBundle/Animals/panda.173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17848218_d65213e439.jpg</text:p>
          </table:table-cell>
          <table:table-cell/>
          <table:table-cell table:formula="of:=[.$B$1]&amp;&quot;  &quot;&amp;[.B176]&amp;&quot; &quot;&amp;[.$C$1]&amp;[.A176]&amp;&quot;.jpg&quot;" office:value-type="string" office:string-value="mv  1317848218_d65213e439.jpg ~/repo/DATA/INPUT/StarterBundle/Animals/panda.174.jpg" calcext:value-type="string">
            <text:p>mv <text:s/>1317848218_d65213e439.jpg ~/repo/DATA/INPUT/StarterBundle/Animals/panda.174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17898302_986d74d0cb.jpg</text:p>
          </table:table-cell>
          <table:table-cell/>
          <table:table-cell table:formula="of:=[.$B$1]&amp;&quot;  &quot;&amp;[.B177]&amp;&quot; &quot;&amp;[.$C$1]&amp;[.A177]&amp;&quot;.jpg&quot;" office:value-type="string" office:string-value="mv  1317898302_986d74d0cb.jpg ~/repo/DATA/INPUT/StarterBundle/Animals/panda.175.jpg" calcext:value-type="string">
            <text:p>mv <text:s/>1317898302_986d74d0cb.jpg ~/repo/DATA/INPUT/StarterBundle/Animals/panda.175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18419432_44507b1d39.jpg</text:p>
          </table:table-cell>
          <table:table-cell/>
          <table:table-cell table:formula="of:=[.$B$1]&amp;&quot;  &quot;&amp;[.B178]&amp;&quot; &quot;&amp;[.$C$1]&amp;[.A178]&amp;&quot;.jpg&quot;" office:value-type="string" office:string-value="mv  1318419432_44507b1d39.jpg ~/repo/DATA/INPUT/StarterBundle/Animals/panda.176.jpg" calcext:value-type="string">
            <text:p>mv <text:s/>1318419432_44507b1d39.jpg ~/repo/DATA/INPUT/StarterBundle/Animals/panda.176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18432568_c1eebe6eba.jpg</text:p>
          </table:table-cell>
          <table:table-cell/>
          <table:table-cell table:formula="of:=[.$B$1]&amp;&quot;  &quot;&amp;[.B179]&amp;&quot; &quot;&amp;[.$C$1]&amp;[.A179]&amp;&quot;.jpg&quot;" office:value-type="string" office:string-value="mv  1318432568_c1eebe6eba.jpg ~/repo/DATA/INPUT/StarterBundle/Animals/panda.177.jpg" calcext:value-type="string">
            <text:p>mv <text:s/>1318432568_c1eebe6eba.jpg ~/repo/DATA/INPUT/StarterBundle/Animals/panda.1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40507506_8c1cf7529a.jpg</text:p>
          </table:table-cell>
          <table:table-cell/>
          <table:table-cell table:formula="of:=[.$B$1]&amp;&quot;  &quot;&amp;[.B180]&amp;&quot; &quot;&amp;[.$C$1]&amp;[.A180]&amp;&quot;.jpg&quot;" office:value-type="string" office:string-value="mv  1340507506_8c1cf7529a.jpg ~/repo/DATA/INPUT/StarterBundle/Animals/panda.178.jpg" calcext:value-type="string">
            <text:p>mv <text:s/>1340507506_8c1cf7529a.jpg ~/repo/DATA/INPUT/StarterBundle/Animals/panda.178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55359981_4f5d97f5a2.jpg</text:p>
          </table:table-cell>
          <table:table-cell/>
          <table:table-cell table:formula="of:=[.$B$1]&amp;&quot;  &quot;&amp;[.B181]&amp;&quot; &quot;&amp;[.$C$1]&amp;[.A181]&amp;&quot;.jpg&quot;" office:value-type="string" office:string-value="mv  1355359981_4f5d97f5a2.jpg ~/repo/DATA/INPUT/StarterBundle/Animals/panda.179.jpg" calcext:value-type="string">
            <text:p>mv <text:s/>1355359981_4f5d97f5a2.jpg ~/repo/DATA/INPUT/StarterBundle/Animals/panda.179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63490126_babc0d227c.jpg</text:p>
          </table:table-cell>
          <table:table-cell/>
          <table:table-cell table:formula="of:=[.$B$1]&amp;&quot;  &quot;&amp;[.B182]&amp;&quot; &quot;&amp;[.$C$1]&amp;[.A182]&amp;&quot;.jpg&quot;" office:value-type="string" office:string-value="mv  1363490126_babc0d227c.jpg ~/repo/DATA/INPUT/StarterBundle/Animals/panda.180.jpg" calcext:value-type="string">
            <text:p>mv <text:s/>1363490126_babc0d227c.jpg ~/repo/DATA/INPUT/StarterBundle/Animals/panda.180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63490138_8536143eb6.jpg</text:p>
          </table:table-cell>
          <table:table-cell/>
          <table:table-cell table:formula="of:=[.$B$1]&amp;&quot;  &quot;&amp;[.B183]&amp;&quot; &quot;&amp;[.$C$1]&amp;[.A183]&amp;&quot;.jpg&quot;" office:value-type="string" office:string-value="mv  1363490138_8536143eb6.jpg ~/repo/DATA/INPUT/StarterBundle/Animals/panda.181.jpg" calcext:value-type="string">
            <text:p>mv <text:s/>1363490138_8536143eb6.jpg ~/repo/DATA/INPUT/StarterBundle/Animals/panda.181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63847317_69e1012243.jpg</text:p>
          </table:table-cell>
          <table:table-cell/>
          <table:table-cell table:formula="of:=[.$B$1]&amp;&quot;  &quot;&amp;[.B184]&amp;&quot; &quot;&amp;[.$C$1]&amp;[.A184]&amp;&quot;.jpg&quot;" office:value-type="string" office:string-value="mv  1363847317_69e1012243.jpg ~/repo/DATA/INPUT/StarterBundle/Animals/panda.182.jpg" calcext:value-type="string">
            <text:p>mv <text:s/>1363847317_69e1012243.jpg ~/repo/DATA/INPUT/StarterBundle/Animals/panda.182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64051313_832d0a1f37.jpg</text:p>
          </table:table-cell>
          <table:table-cell/>
          <table:table-cell table:formula="of:=[.$B$1]&amp;&quot;  &quot;&amp;[.B185]&amp;&quot; &quot;&amp;[.$C$1]&amp;[.A185]&amp;&quot;.jpg&quot;" office:value-type="string" office:string-value="mv  1364051313_832d0a1f37.jpg ~/repo/DATA/INPUT/StarterBundle/Animals/panda.183.jpg" calcext:value-type="string">
            <text:p>mv <text:s/>1364051313_832d0a1f37.jpg ~/repo/DATA/INPUT/StarterBundle/Animals/panda.183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749088_69b0206ec7.jpg</text:p>
          </table:table-cell>
          <table:table-cell/>
          <table:table-cell table:formula="of:=[.$B$1]&amp;&quot;  &quot;&amp;[.B186]&amp;&quot; &quot;&amp;[.$C$1]&amp;[.A186]&amp;&quot;.jpg&quot;" office:value-type="string" office:string-value="mv  13749088_69b0206ec7.jpg ~/repo/DATA/INPUT/StarterBundle/Animals/panda.184.jpg" calcext:value-type="string">
            <text:p>mv <text:s/>13749088_69b0206ec7.jpg ~/repo/DATA/INPUT/StarterBundle/Animals/panda.184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8083200_77cbddce5a.jpg</text:p>
          </table:table-cell>
          <table:table-cell/>
          <table:table-cell table:formula="of:=[.$B$1]&amp;&quot;  &quot;&amp;[.B187]&amp;&quot; &quot;&amp;[.$C$1]&amp;[.A187]&amp;&quot;.jpg&quot;" office:value-type="string" office:string-value="mv  138083200_77cbddce5a.jpg ~/repo/DATA/INPUT/StarterBundle/Animals/panda.185.jpg" calcext:value-type="string">
            <text:p>mv <text:s/>138083200_77cbddce5a.jpg ~/repo/DATA/INPUT/StarterBundle/Animals/panda.185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8084054_67b8260184.jpg</text:p>
          </table:table-cell>
          <table:table-cell/>
          <table:table-cell table:formula="of:=[.$B$1]&amp;&quot;  &quot;&amp;[.B188]&amp;&quot; &quot;&amp;[.$C$1]&amp;[.A188]&amp;&quot;.jpg&quot;" office:value-type="string" office:string-value="mv  138084054_67b8260184.jpg ~/repo/DATA/INPUT/StarterBundle/Animals/panda.186.jpg" calcext:value-type="string">
            <text:p>mv <text:s/>138084054_67b8260184.jpg ~/repo/DATA/INPUT/StarterBundle/Animals/panda.186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8085772_61d41a96b3.jpg</text:p>
          </table:table-cell>
          <table:table-cell/>
          <table:table-cell table:formula="of:=[.$B$1]&amp;&quot;  &quot;&amp;[.B189]&amp;&quot; &quot;&amp;[.$C$1]&amp;[.A189]&amp;&quot;.jpg&quot;" office:value-type="string" office:string-value="mv  138085772_61d41a96b3.jpg ~/repo/DATA/INPUT/StarterBundle/Animals/panda.187.jpg" calcext:value-type="string">
            <text:p>mv <text:s/>138085772_61d41a96b3.jpg ~/repo/DATA/INPUT/StarterBundle/Animals/panda.187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8088928_5bbb368896.jpg</text:p>
          </table:table-cell>
          <table:table-cell/>
          <table:table-cell table:formula="of:=[.$B$1]&amp;&quot;  &quot;&amp;[.B190]&amp;&quot; &quot;&amp;[.$C$1]&amp;[.A190]&amp;&quot;.jpg&quot;" office:value-type="string" office:string-value="mv  138088928_5bbb368896.jpg ~/repo/DATA/INPUT/StarterBundle/Animals/panda.188.jpg" calcext:value-type="string">
            <text:p>mv <text:s/>138088928_5bbb368896.jpg ~/repo/DATA/INPUT/StarterBundle/Animals/panda.188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8090768_a7d16b65ee.jpg</text:p>
          </table:table-cell>
          <table:table-cell/>
          <table:table-cell table:formula="of:=[.$B$1]&amp;&quot;  &quot;&amp;[.B191]&amp;&quot; &quot;&amp;[.$C$1]&amp;[.A191]&amp;&quot;.jpg&quot;" office:value-type="string" office:string-value="mv  138090768_a7d16b65ee.jpg ~/repo/DATA/INPUT/StarterBundle/Animals/panda.189.jpg" calcext:value-type="string">
            <text:p>mv <text:s/>138090768_a7d16b65ee.jpg ~/repo/DATA/INPUT/StarterBundle/Animals/panda.189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83155521_9f9577f189.jpg</text:p>
          </table:table-cell>
          <table:table-cell/>
          <table:table-cell table:formula="of:=[.$B$1]&amp;&quot;  &quot;&amp;[.B192]&amp;&quot; &quot;&amp;[.$C$1]&amp;[.A192]&amp;&quot;.jpg&quot;" office:value-type="string" office:string-value="mv  1383155521_9f9577f189.jpg ~/repo/DATA/INPUT/StarterBundle/Animals/panda.190.jpg" calcext:value-type="string">
            <text:p>mv <text:s/>1383155521_9f9577f189.jpg ~/repo/DATA/INPUT/StarterBundle/Animals/panda.190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89321685_29f6ecaef0.jpg</text:p>
          </table:table-cell>
          <table:table-cell/>
          <table:table-cell table:formula="of:=[.$B$1]&amp;&quot;  &quot;&amp;[.B193]&amp;&quot; &quot;&amp;[.$C$1]&amp;[.A193]&amp;&quot;.jpg&quot;" office:value-type="string" office:string-value="mv  1389321685_29f6ecaef0.jpg ~/repo/DATA/INPUT/StarterBundle/Animals/panda.191.jpg" calcext:value-type="string">
            <text:p>mv <text:s/>1389321685_29f6ecaef0.jpg ~/repo/DATA/INPUT/StarterBundle/Animals/panda.191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89326737_da51faba9d.jpg</text:p>
          </table:table-cell>
          <table:table-cell/>
          <table:table-cell table:formula="of:=[.$B$1]&amp;&quot;  &quot;&amp;[.B194]&amp;&quot; &quot;&amp;[.$C$1]&amp;[.A194]&amp;&quot;.jpg&quot;" office:value-type="string" office:string-value="mv  1389326737_da51faba9d.jpg ~/repo/DATA/INPUT/StarterBundle/Animals/panda.192.jpg" calcext:value-type="string">
            <text:p>mv <text:s/>1389326737_da51faba9d.jpg ~/repo/DATA/INPUT/StarterBundle/Animals/panda.192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89331093_905c060b36.jpg</text:p>
          </table:table-cell>
          <table:table-cell/>
          <table:table-cell table:formula="of:=[.$B$1]&amp;&quot;  &quot;&amp;[.B195]&amp;&quot; &quot;&amp;[.$C$1]&amp;[.A195]&amp;&quot;.jpg&quot;" office:value-type="string" office:string-value="mv  1389331093_905c060b36.jpg ~/repo/DATA/INPUT/StarterBundle/Animals/panda.193.jpg" calcext:value-type="string">
            <text:p>mv <text:s/>1389331093_905c060b36.jpg ~/repo/DATA/INPUT/StarterBundle/Animals/panda.193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89425025_2f1fc8cb52.jpg</text:p>
          </table:table-cell>
          <table:table-cell/>
          <table:table-cell table:formula="of:=[.$B$1]&amp;&quot;  &quot;&amp;[.B196]&amp;&quot; &quot;&amp;[.$C$1]&amp;[.A196]&amp;&quot;.jpg&quot;" office:value-type="string" office:string-value="mv  1389425025_2f1fc8cb52.jpg ~/repo/DATA/INPUT/StarterBundle/Animals/panda.194.jpg" calcext:value-type="string">
            <text:p>mv <text:s/>1389425025_2f1fc8cb52.jpg ~/repo/DATA/INPUT/StarterBundle/Animals/panda.194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89429505_c483c50d54.jpg</text:p>
          </table:table-cell>
          <table:table-cell/>
          <table:table-cell table:formula="of:=[.$B$1]&amp;&quot;  &quot;&amp;[.B197]&amp;&quot; &quot;&amp;[.$C$1]&amp;[.A197]&amp;&quot;.jpg&quot;" office:value-type="string" office:string-value="mv  1389429505_c483c50d54.jpg ~/repo/DATA/INPUT/StarterBundle/Animals/panda.195.jpg" calcext:value-type="string">
            <text:p>mv <text:s/>1389429505_c483c50d54.jpg ~/repo/DATA/INPUT/StarterBundle/Animals/panda.195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89484895_739b2d0134.jpg</text:p>
          </table:table-cell>
          <table:table-cell/>
          <table:table-cell table:formula="of:=[.$B$1]&amp;&quot;  &quot;&amp;[.B198]&amp;&quot; &quot;&amp;[.$C$1]&amp;[.A198]&amp;&quot;.jpg&quot;" office:value-type="string" office:string-value="mv  1389484895_739b2d0134.jpg ~/repo/DATA/INPUT/StarterBundle/Animals/panda.196.jpg" calcext:value-type="string">
            <text:p>mv <text:s/>1389484895_739b2d0134.jpg ~/repo/DATA/INPUT/StarterBundle/Animals/panda.196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90215148_6d21492303.jpg</text:p>
          </table:table-cell>
          <table:table-cell/>
          <table:table-cell table:formula="of:=[.$B$1]&amp;&quot;  &quot;&amp;[.B199]&amp;&quot; &quot;&amp;[.$C$1]&amp;[.A199]&amp;&quot;.jpg&quot;" office:value-type="string" office:string-value="mv  1390215148_6d21492303.jpg ~/repo/DATA/INPUT/StarterBundle/Animals/panda.197.jpg" calcext:value-type="string">
            <text:p>mv <text:s/>1390215148_6d21492303.jpg ~/repo/DATA/INPUT/StarterBundle/Animals/panda.197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90221148_6b844217f3.jpg</text:p>
          </table:table-cell>
          <table:table-cell/>
          <table:table-cell table:formula="of:=[.$B$1]&amp;&quot;  &quot;&amp;[.B200]&amp;&quot; &quot;&amp;[.$C$1]&amp;[.A200]&amp;&quot;.jpg&quot;" office:value-type="string" office:string-value="mv  1390221148_6b844217f3.jpg ~/repo/DATA/INPUT/StarterBundle/Animals/panda.198.jpg" calcext:value-type="string">
            <text:p>mv <text:s/>1390221148_6b844217f3.jpg ~/repo/DATA/INPUT/StarterBundle/Animals/panda.198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90229934_5aa9c6237b.jpg</text:p>
          </table:table-cell>
          <table:table-cell/>
          <table:table-cell table:formula="of:=[.$B$1]&amp;&quot;  &quot;&amp;[.B201]&amp;&quot; &quot;&amp;[.$C$1]&amp;[.A201]&amp;&quot;.jpg&quot;" office:value-type="string" office:string-value="mv  1390229934_5aa9c6237b.jpg ~/repo/DATA/INPUT/StarterBundle/Animals/panda.199.jpg" calcext:value-type="string">
            <text:p>mv <text:s/>1390229934_5aa9c6237b.jpg ~/repo/DATA/INPUT/StarterBundle/Animals/panda.19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90231910_028dc3b561.jpg</text:p>
          </table:table-cell>
          <table:table-cell/>
          <table:table-cell table:formula="of:=[.$B$1]&amp;&quot;  &quot;&amp;[.B202]&amp;&quot; &quot;&amp;[.$C$1]&amp;[.A202]&amp;&quot;.jpg&quot;" office:value-type="string" office:string-value="mv  1390231910_028dc3b561.jpg ~/repo/DATA/INPUT/StarterBundle/Animals/panda.200.jpg" calcext:value-type="string">
            <text:p>mv <text:s/>1390231910_028dc3b561.jpg ~/repo/DATA/INPUT/StarterBundle/Animals/panda.200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390305078_6a2d084273.jpg</text:p>
          </table:table-cell>
          <table:table-cell/>
          <table:table-cell table:formula="of:=[.$B$1]&amp;&quot;  &quot;&amp;[.B203]&amp;&quot; &quot;&amp;[.$C$1]&amp;[.A203]&amp;&quot;.jpg&quot;" office:value-type="string" office:string-value="mv  1390305078_6a2d084273.jpg ~/repo/DATA/INPUT/StarterBundle/Animals/panda.201.jpg" calcext:value-type="string">
            <text:p>mv <text:s/>1390305078_6a2d084273.jpg ~/repo/DATA/INPUT/StarterBundle/Animals/panda.201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390305998_adcf175045.jpg</text:p>
          </table:table-cell>
          <table:table-cell/>
          <table:table-cell table:formula="of:=[.$B$1]&amp;&quot;  &quot;&amp;[.B204]&amp;&quot; &quot;&amp;[.$C$1]&amp;[.A204]&amp;&quot;.jpg&quot;" office:value-type="string" office:string-value="mv  1390305998_adcf175045.jpg ~/repo/DATA/INPUT/StarterBundle/Animals/panda.202.jpg" calcext:value-type="string">
            <text:p>mv <text:s/>1390305998_adcf175045.jpg ~/repo/DATA/INPUT/StarterBundle/Animals/panda.202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390308594_a8c19f4aa2.jpg</text:p>
          </table:table-cell>
          <table:table-cell/>
          <table:table-cell table:formula="of:=[.$B$1]&amp;&quot;  &quot;&amp;[.B205]&amp;&quot; &quot;&amp;[.$C$1]&amp;[.A205]&amp;&quot;.jpg&quot;" office:value-type="string" office:string-value="mv  1390308594_a8c19f4aa2.jpg ~/repo/DATA/INPUT/StarterBundle/Animals/panda.203.jpg" calcext:value-type="string">
            <text:p>mv <text:s/>1390308594_a8c19f4aa2.jpg ~/repo/DATA/INPUT/StarterBundle/Animals/panda.203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90309558_6a2346c873.jpg</text:p>
          </table:table-cell>
          <table:table-cell/>
          <table:table-cell table:formula="of:=[.$B$1]&amp;&quot;  &quot;&amp;[.B206]&amp;&quot; &quot;&amp;[.$C$1]&amp;[.A206]&amp;&quot;.jpg&quot;" office:value-type="string" office:string-value="mv  1390309558_6a2346c873.jpg ~/repo/DATA/INPUT/StarterBundle/Animals/panda.204.jpg" calcext:value-type="string">
            <text:p>mv <text:s/>1390309558_6a2346c873.jpg ~/repo/DATA/INPUT/StarterBundle/Animals/panda.20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390311882_29aa49d94a.jpg</text:p>
          </table:table-cell>
          <table:table-cell/>
          <table:table-cell table:formula="of:=[.$B$1]&amp;&quot;  &quot;&amp;[.B207]&amp;&quot; &quot;&amp;[.$C$1]&amp;[.A207]&amp;&quot;.jpg&quot;" office:value-type="string" office:string-value="mv  1390311882_29aa49d94a.jpg ~/repo/DATA/INPUT/StarterBundle/Animals/panda.205.jpg" calcext:value-type="string">
            <text:p>mv <text:s/>1390311882_29aa49d94a.jpg ~/repo/DATA/INPUT/StarterBundle/Animals/panda.20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390314094_bc7842e062.jpg</text:p>
          </table:table-cell>
          <table:table-cell/>
          <table:table-cell table:formula="of:=[.$B$1]&amp;&quot;  &quot;&amp;[.B208]&amp;&quot; &quot;&amp;[.$C$1]&amp;[.A208]&amp;&quot;.jpg&quot;" office:value-type="string" office:string-value="mv  1390314094_bc7842e062.jpg ~/repo/DATA/INPUT/StarterBundle/Animals/panda.206.jpg" calcext:value-type="string">
            <text:p>mv <text:s/>1390314094_bc7842e062.jpg ~/repo/DATA/INPUT/StarterBundle/Animals/panda.206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390321212_9cc3fa8979.jpg</text:p>
          </table:table-cell>
          <table:table-cell/>
          <table:table-cell table:formula="of:=[.$B$1]&amp;&quot;  &quot;&amp;[.B209]&amp;&quot; &quot;&amp;[.$C$1]&amp;[.A209]&amp;&quot;.jpg&quot;" office:value-type="string" office:string-value="mv  1390321212_9cc3fa8979.jpg ~/repo/DATA/INPUT/StarterBundle/Animals/panda.207.jpg" calcext:value-type="string">
            <text:p>mv <text:s/>1390321212_9cc3fa8979.jpg ~/repo/DATA/INPUT/StarterBundle/Animals/panda.207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390323330_9d1d372cc8.jpg</text:p>
          </table:table-cell>
          <table:table-cell/>
          <table:table-cell table:formula="of:=[.$B$1]&amp;&quot;  &quot;&amp;[.B210]&amp;&quot; &quot;&amp;[.$C$1]&amp;[.A210]&amp;&quot;.jpg&quot;" office:value-type="string" office:string-value="mv  1390323330_9d1d372cc8.jpg ~/repo/DATA/INPUT/StarterBundle/Animals/panda.208.jpg" calcext:value-type="string">
            <text:p>mv <text:s/>1390323330_9d1d372cc8.jpg ~/repo/DATA/INPUT/StarterBundle/Animals/panda.208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391740673_b27291cfa7.jpg</text:p>
          </table:table-cell>
          <table:table-cell/>
          <table:table-cell table:formula="of:=[.$B$1]&amp;&quot;  &quot;&amp;[.B211]&amp;&quot; &quot;&amp;[.$C$1]&amp;[.A211]&amp;&quot;.jpg&quot;" office:value-type="string" office:string-value="mv  1391740673_b27291cfa7.jpg ~/repo/DATA/INPUT/StarterBundle/Animals/panda.209.jpg" calcext:value-type="string">
            <text:p>mv <text:s/>1391740673_b27291cfa7.jpg ~/repo/DATA/INPUT/StarterBundle/Animals/panda.20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392797030_6d61a09da6.jpg</text:p>
          </table:table-cell>
          <table:table-cell/>
          <table:table-cell table:formula="of:=[.$B$1]&amp;&quot;  &quot;&amp;[.B212]&amp;&quot; &quot;&amp;[.$C$1]&amp;[.A212]&amp;&quot;.jpg&quot;" office:value-type="string" office:string-value="mv  1392797030_6d61a09da6.jpg ~/repo/DATA/INPUT/StarterBundle/Animals/panda.210.jpg" calcext:value-type="string">
            <text:p>mv <text:s/>1392797030_6d61a09da6.jpg ~/repo/DATA/INPUT/StarterBundle/Animals/panda.210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393118101_d7c764f84f.jpg</text:p>
          </table:table-cell>
          <table:table-cell/>
          <table:table-cell table:formula="of:=[.$B$1]&amp;&quot;  &quot;&amp;[.B213]&amp;&quot; &quot;&amp;[.$C$1]&amp;[.A213]&amp;&quot;.jpg&quot;" office:value-type="string" office:string-value="mv  1393118101_d7c764f84f.jpg ~/repo/DATA/INPUT/StarterBundle/Animals/panda.211.jpg" calcext:value-type="string">
            <text:p>mv <text:s/>1393118101_d7c764f84f.jpg ~/repo/DATA/INPUT/StarterBundle/Animals/panda.21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397207_5234a488f2.jpg</text:p>
          </table:table-cell>
          <table:table-cell/>
          <table:table-cell table:formula="of:=[.$B$1]&amp;&quot;  &quot;&amp;[.B214]&amp;&quot; &quot;&amp;[.$C$1]&amp;[.A214]&amp;&quot;.jpg&quot;" office:value-type="string" office:string-value="mv  1397207_5234a488f2.jpg ~/repo/DATA/INPUT/StarterBundle/Animals/panda.212.jpg" calcext:value-type="string">
            <text:p>mv <text:s/>1397207_5234a488f2.jpg ~/repo/DATA/INPUT/StarterBundle/Animals/panda.212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09737251_62adc4fb2e.jpg</text:p>
          </table:table-cell>
          <table:table-cell/>
          <table:table-cell table:formula="of:=[.$B$1]&amp;&quot;  &quot;&amp;[.B215]&amp;&quot; &quot;&amp;[.$C$1]&amp;[.A215]&amp;&quot;.jpg&quot;" office:value-type="string" office:string-value="mv  1409737251_62adc4fb2e.jpg ~/repo/DATA/INPUT/StarterBundle/Animals/panda.213.jpg" calcext:value-type="string">
            <text:p>mv <text:s/>1409737251_62adc4fb2e.jpg ~/repo/DATA/INPUT/StarterBundle/Animals/panda.213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09739925_2185591c5b.jpg</text:p>
          </table:table-cell>
          <table:table-cell/>
          <table:table-cell table:formula="of:=[.$B$1]&amp;&quot;  &quot;&amp;[.B216]&amp;&quot; &quot;&amp;[.$C$1]&amp;[.A216]&amp;&quot;.jpg&quot;" office:value-type="string" office:string-value="mv  1409739925_2185591c5b.jpg ~/repo/DATA/INPUT/StarterBundle/Animals/panda.214.jpg" calcext:value-type="string">
            <text:p>mv <text:s/>1409739925_2185591c5b.jpg ~/repo/DATA/INPUT/StarterBundle/Animals/panda.214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09746485_f2cf7a74a2.jpg</text:p>
          </table:table-cell>
          <table:table-cell/>
          <table:table-cell table:formula="of:=[.$B$1]&amp;&quot;  &quot;&amp;[.B217]&amp;&quot; &quot;&amp;[.$C$1]&amp;[.A217]&amp;&quot;.jpg&quot;" office:value-type="string" office:string-value="mv  1409746485_f2cf7a74a2.jpg ~/repo/DATA/INPUT/StarterBundle/Animals/panda.215.jpg" calcext:value-type="string">
            <text:p>mv <text:s/>1409746485_f2cf7a74a2.jpg ~/repo/DATA/INPUT/StarterBundle/Animals/panda.215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09757305_9092c46b68.jpg</text:p>
          </table:table-cell>
          <table:table-cell/>
          <table:table-cell table:formula="of:=[.$B$1]&amp;&quot;  &quot;&amp;[.B218]&amp;&quot; &quot;&amp;[.$C$1]&amp;[.A218]&amp;&quot;.jpg&quot;" office:value-type="string" office:string-value="mv  1409757305_9092c46b68.jpg ~/repo/DATA/INPUT/StarterBundle/Animals/panda.216.jpg" calcext:value-type="string">
            <text:p>mv <text:s/>1409757305_9092c46b68.jpg ~/repo/DATA/INPUT/StarterBundle/Animals/panda.216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09760189_248ff65753.jpg</text:p>
          </table:table-cell>
          <table:table-cell/>
          <table:table-cell table:formula="of:=[.$B$1]&amp;&quot;  &quot;&amp;[.B219]&amp;&quot; &quot;&amp;[.$C$1]&amp;[.A219]&amp;&quot;.jpg&quot;" office:value-type="string" office:string-value="mv  1409760189_248ff65753.jpg ~/repo/DATA/INPUT/StarterBundle/Animals/panda.217.jpg" calcext:value-type="string">
            <text:p>mv <text:s/>1409760189_248ff65753.jpg ~/repo/DATA/INPUT/StarterBundle/Animals/panda.217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09876533_c1c9d5e747.jpg</text:p>
          </table:table-cell>
          <table:table-cell/>
          <table:table-cell table:formula="of:=[.$B$1]&amp;&quot;  &quot;&amp;[.B220]&amp;&quot; &quot;&amp;[.$C$1]&amp;[.A220]&amp;&quot;.jpg&quot;" office:value-type="string" office:string-value="mv  1409876533_c1c9d5e747.jpg ~/repo/DATA/INPUT/StarterBundle/Animals/panda.218.jpg" calcext:value-type="string">
            <text:p>mv <text:s/>1409876533_c1c9d5e747.jpg ~/repo/DATA/INPUT/StarterBundle/Animals/panda.218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09891461_34e5d5b11b.jpg</text:p>
          </table:table-cell>
          <table:table-cell/>
          <table:table-cell table:formula="of:=[.$B$1]&amp;&quot;  &quot;&amp;[.B221]&amp;&quot; &quot;&amp;[.$C$1]&amp;[.A221]&amp;&quot;.jpg&quot;" office:value-type="string" office:string-value="mv  1409891461_34e5d5b11b.jpg ~/repo/DATA/INPUT/StarterBundle/Animals/panda.219.jpg" calcext:value-type="string">
            <text:p>mv <text:s/>1409891461_34e5d5b11b.jpg ~/repo/DATA/INPUT/StarterBundle/Animals/panda.219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09895593_cce1d72b94.jpg</text:p>
          </table:table-cell>
          <table:table-cell/>
          <table:table-cell table:formula="of:=[.$B$1]&amp;&quot;  &quot;&amp;[.B222]&amp;&quot; &quot;&amp;[.$C$1]&amp;[.A222]&amp;&quot;.jpg&quot;" office:value-type="string" office:string-value="mv  1409895593_cce1d72b94.jpg ~/repo/DATA/INPUT/StarterBundle/Animals/panda.220.jpg" calcext:value-type="string">
            <text:p>mv <text:s/>1409895593_cce1d72b94.jpg ~/repo/DATA/INPUT/StarterBundle/Animals/panda.220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09900339_afbf2cf173.jpg</text:p>
          </table:table-cell>
          <table:table-cell/>
          <table:table-cell table:formula="of:=[.$B$1]&amp;&quot;  &quot;&amp;[.B223]&amp;&quot; &quot;&amp;[.$C$1]&amp;[.A223]&amp;&quot;.jpg&quot;" office:value-type="string" office:string-value="mv  1409900339_afbf2cf173.jpg ~/repo/DATA/INPUT/StarterBundle/Animals/panda.221.jpg" calcext:value-type="string">
            <text:p>mv <text:s/>1409900339_afbf2cf173.jpg ~/repo/DATA/INPUT/StarterBundle/Animals/panda.221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10626234_cbef452048.jpg</text:p>
          </table:table-cell>
          <table:table-cell/>
          <table:table-cell table:formula="of:=[.$B$1]&amp;&quot;  &quot;&amp;[.B224]&amp;&quot; &quot;&amp;[.$C$1]&amp;[.A224]&amp;&quot;.jpg&quot;" office:value-type="string" office:string-value="mv  1410626234_cbef452048.jpg ~/repo/DATA/INPUT/StarterBundle/Animals/panda.222.jpg" calcext:value-type="string">
            <text:p>mv <text:s/>1410626234_cbef452048.jpg ~/repo/DATA/INPUT/StarterBundle/Animals/panda.222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10627232_d92d8715a3.jpg</text:p>
          </table:table-cell>
          <table:table-cell/>
          <table:table-cell table:formula="of:=[.$B$1]&amp;&quot;  &quot;&amp;[.B225]&amp;&quot; &quot;&amp;[.$C$1]&amp;[.A225]&amp;&quot;.jpg&quot;" office:value-type="string" office:string-value="mv  1410627232_d92d8715a3.jpg ~/repo/DATA/INPUT/StarterBundle/Animals/panda.223.jpg" calcext:value-type="string">
            <text:p>mv <text:s/>1410627232_d92d8715a3.jpg ~/repo/DATA/INPUT/StarterBundle/Animals/panda.22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10636204_2999bd7fd3.jpg</text:p>
          </table:table-cell>
          <table:table-cell/>
          <table:table-cell table:formula="of:=[.$B$1]&amp;&quot;  &quot;&amp;[.B226]&amp;&quot; &quot;&amp;[.$C$1]&amp;[.A226]&amp;&quot;.jpg&quot;" office:value-type="string" office:string-value="mv  1410636204_2999bd7fd3.jpg ~/repo/DATA/INPUT/StarterBundle/Animals/panda.224.jpg" calcext:value-type="string">
            <text:p>mv <text:s/>1410636204_2999bd7fd3.jpg ~/repo/DATA/INPUT/StarterBundle/Animals/panda.224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10637950_e7b833ffab.jpg</text:p>
          </table:table-cell>
          <table:table-cell/>
          <table:table-cell table:formula="of:=[.$B$1]&amp;&quot;  &quot;&amp;[.B227]&amp;&quot; &quot;&amp;[.$C$1]&amp;[.A227]&amp;&quot;.jpg&quot;" office:value-type="string" office:string-value="mv  1410637950_e7b833ffab.jpg ~/repo/DATA/INPUT/StarterBundle/Animals/panda.225.jpg" calcext:value-type="string">
            <text:p>mv <text:s/>1410637950_e7b833ffab.jpg ~/repo/DATA/INPUT/StarterBundle/Animals/panda.225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10755642_525925bfe9.jpg</text:p>
          </table:table-cell>
          <table:table-cell/>
          <table:table-cell table:formula="of:=[.$B$1]&amp;&quot;  &quot;&amp;[.B228]&amp;&quot; &quot;&amp;[.$C$1]&amp;[.A228]&amp;&quot;.jpg&quot;" office:value-type="string" office:string-value="mv  1410755642_525925bfe9.jpg ~/repo/DATA/INPUT/StarterBundle/Animals/panda.226.jpg" calcext:value-type="string">
            <text:p>mv <text:s/>1410755642_525925bfe9.jpg ~/repo/DATA/INPUT/StarterBundle/Animals/panda.226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10758952_16f09f8692.jpg</text:p>
          </table:table-cell>
          <table:table-cell/>
          <table:table-cell table:formula="of:=[.$B$1]&amp;&quot;  &quot;&amp;[.B229]&amp;&quot; &quot;&amp;[.$C$1]&amp;[.A229]&amp;&quot;.jpg&quot;" office:value-type="string" office:string-value="mv  1410758952_16f09f8692.jpg ~/repo/DATA/INPUT/StarterBundle/Animals/panda.227.jpg" calcext:value-type="string">
            <text:p>mv <text:s/>1410758952_16f09f8692.jpg ~/repo/DATA/INPUT/StarterBundle/Animals/panda.22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10761396_42f8c8d6db.jpg</text:p>
          </table:table-cell>
          <table:table-cell/>
          <table:table-cell table:formula="of:=[.$B$1]&amp;&quot;  &quot;&amp;[.B230]&amp;&quot; &quot;&amp;[.$C$1]&amp;[.A230]&amp;&quot;.jpg&quot;" office:value-type="string" office:string-value="mv  1410761396_42f8c8d6db.jpg ~/repo/DATA/INPUT/StarterBundle/Animals/panda.228.jpg" calcext:value-type="string">
            <text:p>mv <text:s/>1410761396_42f8c8d6db.jpg ~/repo/DATA/INPUT/StarterBundle/Animals/panda.228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10769364_8367899748.jpg</text:p>
          </table:table-cell>
          <table:table-cell/>
          <table:table-cell table:formula="of:=[.$B$1]&amp;&quot;  &quot;&amp;[.B231]&amp;&quot; &quot;&amp;[.$C$1]&amp;[.A231]&amp;&quot;.jpg&quot;" office:value-type="string" office:string-value="mv  1410769364_8367899748.jpg ~/repo/DATA/INPUT/StarterBundle/Animals/panda.229.jpg" calcext:value-type="string">
            <text:p>mv <text:s/>1410769364_8367899748.jpg ~/repo/DATA/INPUT/StarterBundle/Animals/panda.229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10783272_8926f62a2e.jpg</text:p>
          </table:table-cell>
          <table:table-cell/>
          <table:table-cell table:formula="of:=[.$B$1]&amp;&quot;  &quot;&amp;[.B232]&amp;&quot; &quot;&amp;[.$C$1]&amp;[.A232]&amp;&quot;.jpg&quot;" office:value-type="string" office:string-value="mv  1410783272_8926f62a2e.jpg ~/repo/DATA/INPUT/StarterBundle/Animals/panda.230.jpg" calcext:value-type="string">
            <text:p>mv <text:s/>1410783272_8926f62a2e.jpg ~/repo/DATA/INPUT/StarterBundle/Animals/panda.230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415715735_557c89e9ef.jpg</text:p>
          </table:table-cell>
          <table:table-cell/>
          <table:table-cell table:formula="of:=[.$B$1]&amp;&quot;  &quot;&amp;[.B233]&amp;&quot; &quot;&amp;[.$C$1]&amp;[.A233]&amp;&quot;.jpg&quot;" office:value-type="string" office:string-value="mv  1415715735_557c89e9ef.jpg ~/repo/DATA/INPUT/StarterBundle/Animals/panda.231.jpg" calcext:value-type="string">
            <text:p>mv <text:s/>1415715735_557c89e9ef.jpg ~/repo/DATA/INPUT/StarterBundle/Animals/panda.23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415748351_c984aa1679.jpg</text:p>
          </table:table-cell>
          <table:table-cell/>
          <table:table-cell table:formula="of:=[.$B$1]&amp;&quot;  &quot;&amp;[.B234]&amp;&quot; &quot;&amp;[.$C$1]&amp;[.A234]&amp;&quot;.jpg&quot;" office:value-type="string" office:string-value="mv  1415748351_c984aa1679.jpg ~/repo/DATA/INPUT/StarterBundle/Animals/panda.232.jpg" calcext:value-type="string">
            <text:p>mv <text:s/>1415748351_c984aa1679.jpg ~/repo/DATA/INPUT/StarterBundle/Animals/panda.23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427985038_a357d71e27.jpg</text:p>
          </table:table-cell>
          <table:table-cell/>
          <table:table-cell table:formula="of:=[.$B$1]&amp;&quot;  &quot;&amp;[.B235]&amp;&quot; &quot;&amp;[.$C$1]&amp;[.A235]&amp;&quot;.jpg&quot;" office:value-type="string" office:string-value="mv  1427985038_a357d71e27.jpg ~/repo/DATA/INPUT/StarterBundle/Animals/panda.233.jpg" calcext:value-type="string">
            <text:p>mv <text:s/>1427985038_a357d71e27.jpg ~/repo/DATA/INPUT/StarterBundle/Animals/panda.23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437745980_f96cb27ed6.jpg</text:p>
          </table:table-cell>
          <table:table-cell/>
          <table:table-cell table:formula="of:=[.$B$1]&amp;&quot;  &quot;&amp;[.B236]&amp;&quot; &quot;&amp;[.$C$1]&amp;[.A236]&amp;&quot;.jpg&quot;" office:value-type="string" office:string-value="mv  1437745980_f96cb27ed6.jpg ~/repo/DATA/INPUT/StarterBundle/Animals/panda.234.jpg" calcext:value-type="string">
            <text:p>mv <text:s/>1437745980_f96cb27ed6.jpg ~/repo/DATA/INPUT/StarterBundle/Animals/panda.234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447252031_eef2d1b264.jpg</text:p>
          </table:table-cell>
          <table:table-cell/>
          <table:table-cell table:formula="of:=[.$B$1]&amp;&quot;  &quot;&amp;[.B237]&amp;&quot; &quot;&amp;[.$C$1]&amp;[.A237]&amp;&quot;.jpg&quot;" office:value-type="string" office:string-value="mv  1447252031_eef2d1b264.jpg ~/repo/DATA/INPUT/StarterBundle/Animals/panda.235.jpg" calcext:value-type="string">
            <text:p>mv <text:s/>1447252031_eef2d1b264.jpg ~/repo/DATA/INPUT/StarterBundle/Animals/panda.235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448032752_9c46cffb83.jpg</text:p>
          </table:table-cell>
          <table:table-cell/>
          <table:table-cell table:formula="of:=[.$B$1]&amp;&quot;  &quot;&amp;[.B238]&amp;&quot; &quot;&amp;[.$C$1]&amp;[.A238]&amp;&quot;.jpg&quot;" office:value-type="string" office:string-value="mv  1448032752_9c46cffb83.jpg ~/repo/DATA/INPUT/StarterBundle/Animals/panda.236.jpg" calcext:value-type="string">
            <text:p>mv <text:s/>1448032752_9c46cffb83.jpg ~/repo/DATA/INPUT/StarterBundle/Animals/panda.236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4495642_6e0186805f.jpg</text:p>
          </table:table-cell>
          <table:table-cell/>
          <table:table-cell table:formula="of:=[.$B$1]&amp;&quot;  &quot;&amp;[.B239]&amp;&quot; &quot;&amp;[.$C$1]&amp;[.A239]&amp;&quot;.jpg&quot;" office:value-type="string" office:string-value="mv  14495642_6e0186805f.jpg ~/repo/DATA/INPUT/StarterBundle/Animals/panda.237.jpg" calcext:value-type="string">
            <text:p>mv <text:s/>14495642_6e0186805f.jpg ~/repo/DATA/INPUT/StarterBundle/Animals/panda.237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456076253_4234f8dc85.jpg</text:p>
          </table:table-cell>
          <table:table-cell/>
          <table:table-cell table:formula="of:=[.$B$1]&amp;&quot;  &quot;&amp;[.B240]&amp;&quot; &quot;&amp;[.$C$1]&amp;[.A240]&amp;&quot;.jpg&quot;" office:value-type="string" office:string-value="mv  1456076253_4234f8dc85.jpg ~/repo/DATA/INPUT/StarterBundle/Animals/panda.238.jpg" calcext:value-type="string">
            <text:p>mv <text:s/>1456076253_4234f8dc85.jpg ~/repo/DATA/INPUT/StarterBundle/Animals/panda.238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45946391_608dd4f5d8.jpg</text:p>
          </table:table-cell>
          <table:table-cell/>
          <table:table-cell table:formula="of:=[.$B$1]&amp;&quot;  &quot;&amp;[.B241]&amp;&quot; &quot;&amp;[.$C$1]&amp;[.A241]&amp;&quot;.jpg&quot;" office:value-type="string" office:string-value="mv  145946391_608dd4f5d8.jpg ~/repo/DATA/INPUT/StarterBundle/Animals/panda.239.jpg" calcext:value-type="string">
            <text:p>mv <text:s/>145946391_608dd4f5d8.jpg ~/repo/DATA/INPUT/StarterBundle/Animals/panda.239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45952729_c460fa0e1f.jpg</text:p>
          </table:table-cell>
          <table:table-cell/>
          <table:table-cell table:formula="of:=[.$B$1]&amp;&quot;  &quot;&amp;[.B242]&amp;&quot; &quot;&amp;[.$C$1]&amp;[.A242]&amp;&quot;.jpg&quot;" office:value-type="string" office:string-value="mv  145952729_c460fa0e1f.jpg ~/repo/DATA/INPUT/StarterBundle/Animals/panda.240.jpg" calcext:value-type="string">
            <text:p>mv <text:s/>145952729_c460fa0e1f.jpg ~/repo/DATA/INPUT/StarterBundle/Animals/panda.240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463505097_f768d1c217.jpg</text:p>
          </table:table-cell>
          <table:table-cell/>
          <table:table-cell table:formula="of:=[.$B$1]&amp;&quot;  &quot;&amp;[.B243]&amp;&quot; &quot;&amp;[.$C$1]&amp;[.A243]&amp;&quot;.jpg&quot;" office:value-type="string" office:string-value="mv  1463505097_f768d1c217.jpg ~/repo/DATA/INPUT/StarterBundle/Animals/panda.241.jpg" calcext:value-type="string">
            <text:p>mv <text:s/>1463505097_f768d1c217.jpg ~/repo/DATA/INPUT/StarterBundle/Animals/panda.241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46720692_e5da7a3942.jpg</text:p>
          </table:table-cell>
          <table:table-cell/>
          <table:table-cell table:formula="of:=[.$B$1]&amp;&quot;  &quot;&amp;[.B244]&amp;&quot; &quot;&amp;[.$C$1]&amp;[.A244]&amp;&quot;.jpg&quot;" office:value-type="string" office:string-value="mv  146720692_e5da7a3942.jpg ~/repo/DATA/INPUT/StarterBundle/Animals/panda.242.jpg" calcext:value-type="string">
            <text:p>mv <text:s/>146720692_e5da7a3942.jpg ~/repo/DATA/INPUT/StarterBundle/Animals/panda.242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46725530_6b9e4e2c7a.jpg</text:p>
          </table:table-cell>
          <table:table-cell/>
          <table:table-cell table:formula="of:=[.$B$1]&amp;&quot;  &quot;&amp;[.B245]&amp;&quot; &quot;&amp;[.$C$1]&amp;[.A245]&amp;&quot;.jpg&quot;" office:value-type="string" office:string-value="mv  146725530_6b9e4e2c7a.jpg ~/repo/DATA/INPUT/StarterBundle/Animals/panda.243.jpg" calcext:value-type="string">
            <text:p>mv <text:s/>146725530_6b9e4e2c7a.jpg ~/repo/DATA/INPUT/StarterBundle/Animals/panda.243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469488137_83c24df070.jpg</text:p>
          </table:table-cell>
          <table:table-cell/>
          <table:table-cell table:formula="of:=[.$B$1]&amp;&quot;  &quot;&amp;[.B246]&amp;&quot; &quot;&amp;[.$C$1]&amp;[.A246]&amp;&quot;.jpg&quot;" office:value-type="string" office:string-value="mv  1469488137_83c24df070.jpg ~/repo/DATA/INPUT/StarterBundle/Animals/panda.244.jpg" calcext:value-type="string">
            <text:p>mv <text:s/>1469488137_83c24df070.jpg ~/repo/DATA/INPUT/StarterBundle/Animals/panda.244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469690419_2d292f2423.jpg</text:p>
          </table:table-cell>
          <table:table-cell/>
          <table:table-cell table:formula="of:=[.$B$1]&amp;&quot;  &quot;&amp;[.B247]&amp;&quot; &quot;&amp;[.$C$1]&amp;[.A247]&amp;&quot;.jpg&quot;" office:value-type="string" office:string-value="mv  1469690419_2d292f2423.jpg ~/repo/DATA/INPUT/StarterBundle/Animals/panda.245.jpg" calcext:value-type="string">
            <text:p>mv <text:s/>1469690419_2d292f2423.jpg ~/repo/DATA/INPUT/StarterBundle/Animals/panda.245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470543850_ba5d4a4130.jpg</text:p>
          </table:table-cell>
          <table:table-cell/>
          <table:table-cell table:formula="of:=[.$B$1]&amp;&quot;  &quot;&amp;[.B248]&amp;&quot; &quot;&amp;[.$C$1]&amp;[.A248]&amp;&quot;.jpg&quot;" office:value-type="string" office:string-value="mv  1470543850_ba5d4a4130.jpg ~/repo/DATA/INPUT/StarterBundle/Animals/panda.246.jpg" calcext:value-type="string">
            <text:p>mv <text:s/>1470543850_ba5d4a4130.jpg ~/repo/DATA/INPUT/StarterBundle/Animals/panda.246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470546166_2c2febef1e.jpg</text:p>
          </table:table-cell>
          <table:table-cell/>
          <table:table-cell table:formula="of:=[.$B$1]&amp;&quot;  &quot;&amp;[.B249]&amp;&quot; &quot;&amp;[.$C$1]&amp;[.A249]&amp;&quot;.jpg&quot;" office:value-type="string" office:string-value="mv  1470546166_2c2febef1e.jpg ~/repo/DATA/INPUT/StarterBundle/Animals/panda.247.jpg" calcext:value-type="string">
            <text:p>mv <text:s/>1470546166_2c2febef1e.jpg ~/repo/DATA/INPUT/StarterBundle/Animals/panda.247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47322558_2800eaad30.jpg</text:p>
          </table:table-cell>
          <table:table-cell/>
          <table:table-cell table:formula="of:=[.$B$1]&amp;&quot;  &quot;&amp;[.B250]&amp;&quot; &quot;&amp;[.$C$1]&amp;[.A250]&amp;&quot;.jpg&quot;" office:value-type="string" office:string-value="mv  147322558_2800eaad30.jpg ~/repo/DATA/INPUT/StarterBundle/Animals/panda.248.jpg" calcext:value-type="string">
            <text:p>mv <text:s/>147322558_2800eaad30.jpg ~/repo/DATA/INPUT/StarterBundle/Animals/panda.248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47396827_1c7d17cd25.jpg</text:p>
          </table:table-cell>
          <table:table-cell/>
          <table:table-cell table:formula="of:=[.$B$1]&amp;&quot;  &quot;&amp;[.B251]&amp;&quot; &quot;&amp;[.$C$1]&amp;[.A251]&amp;&quot;.jpg&quot;" office:value-type="string" office:string-value="mv  147396827_1c7d17cd25.jpg ~/repo/DATA/INPUT/StarterBundle/Animals/panda.249.jpg" calcext:value-type="string">
            <text:p>mv <text:s/>147396827_1c7d17cd25.jpg ~/repo/DATA/INPUT/StarterBundle/Animals/panda.249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475463660_38d57b3924.jpg</text:p>
          </table:table-cell>
          <table:table-cell/>
          <table:table-cell table:formula="of:=[.$B$1]&amp;&quot;  &quot;&amp;[.B252]&amp;&quot; &quot;&amp;[.$C$1]&amp;[.A252]&amp;&quot;.jpg&quot;" office:value-type="string" office:string-value="mv  1475463660_38d57b3924.jpg ~/repo/DATA/INPUT/StarterBundle/Animals/panda.250.jpg" calcext:value-type="string">
            <text:p>mv <text:s/>1475463660_38d57b3924.jpg ~/repo/DATA/INPUT/StarterBundle/Animals/panda.250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478908080_320d99f6e8.jpg</text:p>
          </table:table-cell>
          <table:table-cell/>
          <table:table-cell table:formula="of:=[.$B$1]&amp;&quot;  &quot;&amp;[.B253]&amp;&quot; &quot;&amp;[.$C$1]&amp;[.A253]&amp;&quot;.jpg&quot;" office:value-type="string" office:string-value="mv  1478908080_320d99f6e8.jpg ~/repo/DATA/INPUT/StarterBundle/Animals/panda.251.jpg" calcext:value-type="string">
            <text:p>mv <text:s/>1478908080_320d99f6e8.jpg ~/repo/DATA/INPUT/StarterBundle/Animals/panda.251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47902912_39e78d6c1f.jpg</text:p>
          </table:table-cell>
          <table:table-cell/>
          <table:table-cell table:formula="of:=[.$B$1]&amp;&quot;  &quot;&amp;[.B254]&amp;&quot; &quot;&amp;[.$C$1]&amp;[.A254]&amp;&quot;.jpg&quot;" office:value-type="string" office:string-value="mv  147902912_39e78d6c1f.jpg ~/repo/DATA/INPUT/StarterBundle/Animals/panda.252.jpg" calcext:value-type="string">
            <text:p>mv <text:s/>147902912_39e78d6c1f.jpg ~/repo/DATA/INPUT/StarterBundle/Animals/panda.252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481918958_9202fcab06.jpg</text:p>
          </table:table-cell>
          <table:table-cell/>
          <table:table-cell table:formula="of:=[.$B$1]&amp;&quot;  &quot;&amp;[.B255]&amp;&quot; &quot;&amp;[.$C$1]&amp;[.A255]&amp;&quot;.jpg&quot;" office:value-type="string" office:string-value="mv  1481918958_9202fcab06.jpg ~/repo/DATA/INPUT/StarterBundle/Animals/panda.253.jpg" calcext:value-type="string">
            <text:p>mv <text:s/>1481918958_9202fcab06.jpg ~/repo/DATA/INPUT/StarterBundle/Animals/panda.253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481919914_83e75e75dc.jpg</text:p>
          </table:table-cell>
          <table:table-cell/>
          <table:table-cell table:formula="of:=[.$B$1]&amp;&quot;  &quot;&amp;[.B256]&amp;&quot; &quot;&amp;[.$C$1]&amp;[.A256]&amp;&quot;.jpg&quot;" office:value-type="string" office:string-value="mv  1481919914_83e75e75dc.jpg ~/repo/DATA/INPUT/StarterBundle/Animals/panda.254.jpg" calcext:value-type="string">
            <text:p>mv <text:s/>1481919914_83e75e75dc.jpg ~/repo/DATA/INPUT/StarterBundle/Animals/panda.254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48606137_e040c4c477.jpg</text:p>
          </table:table-cell>
          <table:table-cell/>
          <table:table-cell table:formula="of:=[.$B$1]&amp;&quot;  &quot;&amp;[.B257]&amp;&quot; &quot;&amp;[.$C$1]&amp;[.A257]&amp;&quot;.jpg&quot;" office:value-type="string" office:string-value="mv  148606137_e040c4c477.jpg ~/repo/DATA/INPUT/StarterBundle/Animals/panda.255.jpg" calcext:value-type="string">
            <text:p>mv <text:s/>148606137_e040c4c477.jpg ~/repo/DATA/INPUT/StarterBundle/Animals/panda.255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48606618_a343a86a94.jpg</text:p>
          </table:table-cell>
          <table:table-cell/>
          <table:table-cell table:formula="of:=[.$B$1]&amp;&quot;  &quot;&amp;[.B258]&amp;&quot; &quot;&amp;[.$C$1]&amp;[.A258]&amp;&quot;.jpg&quot;" office:value-type="string" office:string-value="mv  148606618_a343a86a94.jpg ~/repo/DATA/INPUT/StarterBundle/Animals/panda.256.jpg" calcext:value-type="string">
            <text:p>mv <text:s/>148606618_a343a86a94.jpg ~/repo/DATA/INPUT/StarterBundle/Animals/panda.256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48607423_bc2e54a512.jpg</text:p>
          </table:table-cell>
          <table:table-cell/>
          <table:table-cell table:formula="of:=[.$B$1]&amp;&quot;  &quot;&amp;[.B259]&amp;&quot; &quot;&amp;[.$C$1]&amp;[.A259]&amp;&quot;.jpg&quot;" office:value-type="string" office:string-value="mv  148607423_bc2e54a512.jpg ~/repo/DATA/INPUT/StarterBundle/Animals/panda.257.jpg" calcext:value-type="string">
            <text:p>mv <text:s/>148607423_bc2e54a512.jpg ~/repo/DATA/INPUT/StarterBundle/Animals/panda.257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48607674_7bfab5150e.jpg</text:p>
          </table:table-cell>
          <table:table-cell/>
          <table:table-cell table:formula="of:=[.$B$1]&amp;&quot;  &quot;&amp;[.B260]&amp;&quot; &quot;&amp;[.$C$1]&amp;[.A260]&amp;&quot;.jpg&quot;" office:value-type="string" office:string-value="mv  148607674_7bfab5150e.jpg ~/repo/DATA/INPUT/StarterBundle/Animals/panda.258.jpg" calcext:value-type="string">
            <text:p>mv <text:s/>148607674_7bfab5150e.jpg ~/repo/DATA/INPUT/StarterBundle/Animals/panda.258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49647461_12e9f8bf89.jpg</text:p>
          </table:table-cell>
          <table:table-cell/>
          <table:table-cell table:formula="of:=[.$B$1]&amp;&quot;  &quot;&amp;[.B261]&amp;&quot; &quot;&amp;[.$C$1]&amp;[.A261]&amp;&quot;.jpg&quot;" office:value-type="string" office:string-value="mv  149647461_12e9f8bf89.jpg ~/repo/DATA/INPUT/StarterBundle/Animals/panda.259.jpg" calcext:value-type="string">
            <text:p>mv <text:s/>149647461_12e9f8bf89.jpg ~/repo/DATA/INPUT/StarterBundle/Animals/panda.259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4_panda-thumb.jpg</text:p>
          </table:table-cell>
          <table:table-cell/>
          <table:table-cell table:formula="of:=[.$B$1]&amp;&quot;  &quot;&amp;[.B262]&amp;&quot; &quot;&amp;[.$C$1]&amp;[.A262]&amp;&quot;.jpg&quot;" office:value-type="string" office:string-value="mv  14_panda-thumb.jpg ~/repo/DATA/INPUT/StarterBundle/Animals/panda.260.jpg" calcext:value-type="string">
            <text:p>mv <text:s/>14_panda-thumb.jpg ~/repo/DATA/INPUT/StarterBundle/Animals/panda.260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50163518_77f76aebd1.jpg</text:p>
          </table:table-cell>
          <table:table-cell/>
          <table:table-cell table:formula="of:=[.$B$1]&amp;&quot;  &quot;&amp;[.B263]&amp;&quot; &quot;&amp;[.$C$1]&amp;[.A263]&amp;&quot;.jpg&quot;" office:value-type="string" office:string-value="mv  150163518_77f76aebd1.jpg ~/repo/DATA/INPUT/StarterBundle/Animals/panda.261.jpg" calcext:value-type="string">
            <text:p>mv <text:s/>150163518_77f76aebd1.jpg ~/repo/DATA/INPUT/StarterBundle/Animals/panda.261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50163905_3d39acace0.jpg</text:p>
          </table:table-cell>
          <table:table-cell/>
          <table:table-cell table:formula="of:=[.$B$1]&amp;&quot;  &quot;&amp;[.B264]&amp;&quot; &quot;&amp;[.$C$1]&amp;[.A264]&amp;&quot;.jpg&quot;" office:value-type="string" office:string-value="mv  150163905_3d39acace0.jpg ~/repo/DATA/INPUT/StarterBundle/Animals/panda.262.jpg" calcext:value-type="string">
            <text:p>mv <text:s/>150163905_3d39acace0.jpg ~/repo/DATA/INPUT/StarterBundle/Animals/panda.262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503040763_cb71ecb1cb.jpg</text:p>
          </table:table-cell>
          <table:table-cell/>
          <table:table-cell table:formula="of:=[.$B$1]&amp;&quot;  &quot;&amp;[.B265]&amp;&quot; &quot;&amp;[.$C$1]&amp;[.A265]&amp;&quot;.jpg&quot;" office:value-type="string" office:string-value="mv  1503040763_cb71ecb1cb.jpg ~/repo/DATA/INPUT/StarterBundle/Animals/panda.263.jpg" calcext:value-type="string">
            <text:p>mv <text:s/>1503040763_cb71ecb1cb.jpg ~/repo/DATA/INPUT/StarterBundle/Animals/panda.263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50578611_2ede74ae12.jpg</text:p>
          </table:table-cell>
          <table:table-cell/>
          <table:table-cell table:formula="of:=[.$B$1]&amp;&quot;  &quot;&amp;[.B266]&amp;&quot; &quot;&amp;[.$C$1]&amp;[.A266]&amp;&quot;.jpg&quot;" office:value-type="string" office:string-value="mv  150578611_2ede74ae12.jpg ~/repo/DATA/INPUT/StarterBundle/Animals/panda.264.jpg" calcext:value-type="string">
            <text:p>mv <text:s/>150578611_2ede74ae12.jpg ~/repo/DATA/INPUT/StarterBundle/Animals/panda.264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506924143_16197f5848.jpg</text:p>
          </table:table-cell>
          <table:table-cell/>
          <table:table-cell table:formula="of:=[.$B$1]&amp;&quot;  &quot;&amp;[.B267]&amp;&quot; &quot;&amp;[.$C$1]&amp;[.A267]&amp;&quot;.jpg&quot;" office:value-type="string" office:string-value="mv  1506924143_16197f5848.jpg ~/repo/DATA/INPUT/StarterBundle/Animals/panda.265.jpg" calcext:value-type="string">
            <text:p>mv <text:s/>1506924143_16197f5848.jpg ~/repo/DATA/INPUT/StarterBundle/Animals/panda.265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507806566_0b6cda0074.jpg</text:p>
          </table:table-cell>
          <table:table-cell/>
          <table:table-cell table:formula="of:=[.$B$1]&amp;&quot;  &quot;&amp;[.B268]&amp;&quot; &quot;&amp;[.$C$1]&amp;[.A268]&amp;&quot;.jpg&quot;" office:value-type="string" office:string-value="mv  1507806566_0b6cda0074.jpg ~/repo/DATA/INPUT/StarterBundle/Animals/panda.266.jpg" calcext:value-type="string">
            <text:p>mv <text:s/>1507806566_0b6cda0074.jpg ~/repo/DATA/INPUT/StarterBundle/Animals/panda.266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50935830_901513c5a5.jpg</text:p>
          </table:table-cell>
          <table:table-cell/>
          <table:table-cell table:formula="of:=[.$B$1]&amp;&quot;  &quot;&amp;[.B269]&amp;&quot; &quot;&amp;[.$C$1]&amp;[.A269]&amp;&quot;.jpg&quot;" office:value-type="string" office:string-value="mv  150935830_901513c5a5.jpg ~/repo/DATA/INPUT/StarterBundle/Animals/panda.267.jpg" calcext:value-type="string">
            <text:p>mv <text:s/>150935830_901513c5a5.jpg ~/repo/DATA/INPUT/StarterBundle/Animals/panda.26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50px-Panda_eating_bamboo_2.jpg</text:p>
          </table:table-cell>
          <table:table-cell/>
          <table:table-cell table:formula="of:=[.$B$1]&amp;&quot;  &quot;&amp;[.B270]&amp;&quot; &quot;&amp;[.$C$1]&amp;[.A270]&amp;&quot;.jpg&quot;" office:value-type="string" office:string-value="mv  150px-Panda_eating_bamboo_2.jpg ~/repo/DATA/INPUT/StarterBundle/Animals/panda.268.jpg" calcext:value-type="string">
            <text:p>mv <text:s/>150px-Panda_eating_bamboo_2.jpg ~/repo/DATA/INPUT/StarterBundle/Animals/panda.268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52921370_9d7ae9d665.jpg</text:p>
          </table:table-cell>
          <table:table-cell/>
          <table:table-cell table:formula="of:=[.$B$1]&amp;&quot;  &quot;&amp;[.B271]&amp;&quot; &quot;&amp;[.$C$1]&amp;[.A271]&amp;&quot;.jpg&quot;" office:value-type="string" office:string-value="mv  152921370_9d7ae9d665.jpg ~/repo/DATA/INPUT/StarterBundle/Animals/panda.269.jpg" calcext:value-type="string">
            <text:p>mv <text:s/>152921370_9d7ae9d665.jpg ~/repo/DATA/INPUT/StarterBundle/Animals/panda.269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52921431_757e4965d4.jpg</text:p>
          </table:table-cell>
          <table:table-cell/>
          <table:table-cell table:formula="of:=[.$B$1]&amp;&quot;  &quot;&amp;[.B272]&amp;&quot; &quot;&amp;[.$C$1]&amp;[.A272]&amp;&quot;.jpg&quot;" office:value-type="string" office:string-value="mv  152921431_757e4965d4.jpg ~/repo/DATA/INPUT/StarterBundle/Animals/panda.270.jpg" calcext:value-type="string">
            <text:p>mv <text:s/>152921431_757e4965d4.jpg ~/repo/DATA/INPUT/StarterBundle/Animals/panda.270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540312724_e2f89eb888.jpg</text:p>
          </table:table-cell>
          <table:table-cell/>
          <table:table-cell table:formula="of:=[.$B$1]&amp;&quot;  &quot;&amp;[.B273]&amp;&quot; &quot;&amp;[.$C$1]&amp;[.A273]&amp;&quot;.jpg&quot;" office:value-type="string" office:string-value="mv  1540312724_e2f89eb888.jpg ~/repo/DATA/INPUT/StarterBundle/Animals/panda.271.jpg" calcext:value-type="string">
            <text:p>mv <text:s/>1540312724_e2f89eb888.jpg ~/repo/DATA/INPUT/StarterBundle/Animals/panda.271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548972839_3c744a50cc.jpg</text:p>
          </table:table-cell>
          <table:table-cell/>
          <table:table-cell table:formula="of:=[.$B$1]&amp;&quot;  &quot;&amp;[.B274]&amp;&quot; &quot;&amp;[.$C$1]&amp;[.A274]&amp;&quot;.jpg&quot;" office:value-type="string" office:string-value="mv  1548972839_3c744a50cc.jpg ~/repo/DATA/INPUT/StarterBundle/Animals/panda.272.jpg" calcext:value-type="string">
            <text:p>mv <text:s/>1548972839_3c744a50cc.jpg ~/repo/DATA/INPUT/StarterBundle/Animals/panda.272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556254561_32724ee9fb.jpg</text:p>
          </table:table-cell>
          <table:table-cell/>
          <table:table-cell table:formula="of:=[.$B$1]&amp;&quot;  &quot;&amp;[.B275]&amp;&quot; &quot;&amp;[.$C$1]&amp;[.A275]&amp;&quot;.jpg&quot;" office:value-type="string" office:string-value="mv  1556254561_32724ee9fb.jpg ~/repo/DATA/INPUT/StarterBundle/Animals/panda.273.jpg" calcext:value-type="string">
            <text:p>mv <text:s/>1556254561_32724ee9fb.jpg ~/repo/DATA/INPUT/StarterBundle/Animals/panda.273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56090984_d130bcf764.jpg</text:p>
          </table:table-cell>
          <table:table-cell/>
          <table:table-cell table:formula="of:=[.$B$1]&amp;&quot;  &quot;&amp;[.B276]&amp;&quot; &quot;&amp;[.$C$1]&amp;[.A276]&amp;&quot;.jpg&quot;" office:value-type="string" office:string-value="mv  156090984_d130bcf764.jpg ~/repo/DATA/INPUT/StarterBundle/Animals/panda.274.jpg" calcext:value-type="string">
            <text:p>mv <text:s/>156090984_d130bcf764.jpg ~/repo/DATA/INPUT/StarterBundle/Animals/panda.274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564805787_ac2d4e713d.jpg</text:p>
          </table:table-cell>
          <table:table-cell/>
          <table:table-cell table:formula="of:=[.$B$1]&amp;&quot;  &quot;&amp;[.B277]&amp;&quot; &quot;&amp;[.$C$1]&amp;[.A277]&amp;&quot;.jpg&quot;" office:value-type="string" office:string-value="mv  1564805787_ac2d4e713d.jpg ~/repo/DATA/INPUT/StarterBundle/Animals/panda.275.jpg" calcext:value-type="string">
            <text:p>mv <text:s/>1564805787_ac2d4e713d.jpg ~/repo/DATA/INPUT/StarterBundle/Animals/panda.275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564856257_a8017ddc96.jpg</text:p>
          </table:table-cell>
          <table:table-cell/>
          <table:table-cell table:formula="of:=[.$B$1]&amp;&quot;  &quot;&amp;[.B278]&amp;&quot; &quot;&amp;[.$C$1]&amp;[.A278]&amp;&quot;.jpg&quot;" office:value-type="string" office:string-value="mv  1564856257_a8017ddc96.jpg ~/repo/DATA/INPUT/StarterBundle/Animals/panda.276.jpg" calcext:value-type="string">
            <text:p>mv <text:s/>1564856257_a8017ddc96.jpg ~/repo/DATA/INPUT/StarterBundle/Animals/panda.276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1564873065_021bf904da.jpg</text:p>
          </table:table-cell>
          <table:table-cell/>
          <table:table-cell table:formula="of:=[.$B$1]&amp;&quot;  &quot;&amp;[.B279]&amp;&quot; &quot;&amp;[.$C$1]&amp;[.A279]&amp;&quot;.jpg&quot;" office:value-type="string" office:string-value="mv  1564873065_021bf904da.jpg ~/repo/DATA/INPUT/StarterBundle/Animals/panda.277.jpg" calcext:value-type="string">
            <text:p>mv <text:s/>1564873065_021bf904da.jpg ~/repo/DATA/INPUT/StarterBundle/Animals/panda.277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564877775_27031f18bf.jpg</text:p>
          </table:table-cell>
          <table:table-cell/>
          <table:table-cell table:formula="of:=[.$B$1]&amp;&quot;  &quot;&amp;[.B280]&amp;&quot; &quot;&amp;[.$C$1]&amp;[.A280]&amp;&quot;.jpg&quot;" office:value-type="string" office:string-value="mv  1564877775_27031f18bf.jpg ~/repo/DATA/INPUT/StarterBundle/Animals/panda.278.jpg" calcext:value-type="string">
            <text:p>mv <text:s/>1564877775_27031f18bf.jpg ~/repo/DATA/INPUT/StarterBundle/Animals/panda.278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565687162_50f64571fd.jpg</text:p>
          </table:table-cell>
          <table:table-cell/>
          <table:table-cell table:formula="of:=[.$B$1]&amp;&quot;  &quot;&amp;[.B281]&amp;&quot; &quot;&amp;[.$C$1]&amp;[.A281]&amp;&quot;.jpg&quot;" office:value-type="string" office:string-value="mv  1565687162_50f64571fd.jpg ~/repo/DATA/INPUT/StarterBundle/Animals/panda.279.jpg" calcext:value-type="string">
            <text:p>mv <text:s/>1565687162_50f64571fd.jpg ~/repo/DATA/INPUT/StarterBundle/Animals/panda.279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565737060_07cc932aa8.jpg</text:p>
          </table:table-cell>
          <table:table-cell/>
          <table:table-cell table:formula="of:=[.$B$1]&amp;&quot;  &quot;&amp;[.B282]&amp;&quot; &quot;&amp;[.$C$1]&amp;[.A282]&amp;&quot;.jpg&quot;" office:value-type="string" office:string-value="mv  1565737060_07cc932aa8.jpg ~/repo/DATA/INPUT/StarterBundle/Animals/panda.280.jpg" calcext:value-type="string">
            <text:p>mv <text:s/>1565737060_07cc932aa8.jpg ~/repo/DATA/INPUT/StarterBundle/Animals/panda.280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565758696_2a67aac393.jpg</text:p>
          </table:table-cell>
          <table:table-cell/>
          <table:table-cell table:formula="of:=[.$B$1]&amp;&quot;  &quot;&amp;[.B283]&amp;&quot; &quot;&amp;[.$C$1]&amp;[.A283]&amp;&quot;.jpg&quot;" office:value-type="string" office:string-value="mv  1565758696_2a67aac393.jpg ~/repo/DATA/INPUT/StarterBundle/Animals/panda.281.jpg" calcext:value-type="string">
            <text:p>mv <text:s/>1565758696_2a67aac393.jpg ~/repo/DATA/INPUT/StarterBundle/Animals/panda.281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1565765510_136e620da9.jpg</text:p>
          </table:table-cell>
          <table:table-cell/>
          <table:table-cell table:formula="of:=[.$B$1]&amp;&quot;  &quot;&amp;[.B284]&amp;&quot; &quot;&amp;[.$C$1]&amp;[.A284]&amp;&quot;.jpg&quot;" office:value-type="string" office:string-value="mv  1565765510_136e620da9.jpg ~/repo/DATA/INPUT/StarterBundle/Animals/panda.282.jpg" calcext:value-type="string">
            <text:p>mv <text:s/>1565765510_136e620da9.jpg ~/repo/DATA/INPUT/StarterBundle/Animals/panda.282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56968434_ffbb2eb743.jpg</text:p>
          </table:table-cell>
          <table:table-cell/>
          <table:table-cell table:formula="of:=[.$B$1]&amp;&quot;  &quot;&amp;[.B285]&amp;&quot; &quot;&amp;[.$C$1]&amp;[.A285]&amp;&quot;.jpg&quot;" office:value-type="string" office:string-value="mv  156968434_ffbb2eb743.jpg ~/repo/DATA/INPUT/StarterBundle/Animals/panda.283.jpg" calcext:value-type="string">
            <text:p>mv <text:s/>156968434_ffbb2eb743.jpg ~/repo/DATA/INPUT/StarterBundle/Animals/panda.283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570278262_9c54cd231b.jpg</text:p>
          </table:table-cell>
          <table:table-cell/>
          <table:table-cell table:formula="of:=[.$B$1]&amp;&quot;  &quot;&amp;[.B286]&amp;&quot; &quot;&amp;[.$C$1]&amp;[.A286]&amp;&quot;.jpg&quot;" office:value-type="string" office:string-value="mv  1570278262_9c54cd231b.jpg ~/repo/DATA/INPUT/StarterBundle/Animals/panda.284.jpg" calcext:value-type="string">
            <text:p>mv <text:s/>1570278262_9c54cd231b.jpg ~/repo/DATA/INPUT/StarterBundle/Animals/panda.284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57032706_07e90f3b40.jpg</text:p>
          </table:table-cell>
          <table:table-cell/>
          <table:table-cell table:formula="of:=[.$B$1]&amp;&quot;  &quot;&amp;[.B287]&amp;&quot; &quot;&amp;[.$C$1]&amp;[.A287]&amp;&quot;.jpg&quot;" office:value-type="string" office:string-value="mv  157032706_07e90f3b40.jpg ~/repo/DATA/INPUT/StarterBundle/Animals/panda.285.jpg" calcext:value-type="string">
            <text:p>mv <text:s/>157032706_07e90f3b40.jpg ~/repo/DATA/INPUT/StarterBundle/Animals/panda.285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572175775_b7cf09efb4.jpg</text:p>
          </table:table-cell>
          <table:table-cell/>
          <table:table-cell table:formula="of:=[.$B$1]&amp;&quot;  &quot;&amp;[.B288]&amp;&quot; &quot;&amp;[.$C$1]&amp;[.A288]&amp;&quot;.jpg&quot;" office:value-type="string" office:string-value="mv  1572175775_b7cf09efb4.jpg ~/repo/DATA/INPUT/StarterBundle/Animals/panda.286.jpg" calcext:value-type="string">
            <text:p>mv <text:s/>1572175775_b7cf09efb4.jpg ~/repo/DATA/INPUT/StarterBundle/Animals/panda.286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57238616_d9906944db.jpg</text:p>
          </table:table-cell>
          <table:table-cell/>
          <table:table-cell table:formula="of:=[.$B$1]&amp;&quot;  &quot;&amp;[.B289]&amp;&quot; &quot;&amp;[.$C$1]&amp;[.A289]&amp;&quot;.jpg&quot;" office:value-type="string" office:string-value="mv  157238616_d9906944db.jpg ~/repo/DATA/INPUT/StarterBundle/Animals/panda.287.jpg" calcext:value-type="string">
            <text:p>mv <text:s/>157238616_d9906944db.jpg ~/repo/DATA/INPUT/StarterBundle/Animals/panda.287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573066920_c066473374.jpg</text:p>
          </table:table-cell>
          <table:table-cell/>
          <table:table-cell table:formula="of:=[.$B$1]&amp;&quot;  &quot;&amp;[.B290]&amp;&quot; &quot;&amp;[.$C$1]&amp;[.A290]&amp;&quot;.jpg&quot;" office:value-type="string" office:string-value="mv  1573066920_c066473374.jpg ~/repo/DATA/INPUT/StarterBundle/Animals/panda.288.jpg" calcext:value-type="string">
            <text:p>mv <text:s/>1573066920_c066473374.jpg ~/repo/DATA/INPUT/StarterBundle/Animals/panda.288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581087855_f968c68864.jpg</text:p>
          </table:table-cell>
          <table:table-cell/>
          <table:table-cell table:formula="of:=[.$B$1]&amp;&quot;  &quot;&amp;[.B291]&amp;&quot; &quot;&amp;[.$C$1]&amp;[.A291]&amp;&quot;.jpg&quot;" office:value-type="string" office:string-value="mv  1581087855_f968c68864.jpg ~/repo/DATA/INPUT/StarterBundle/Animals/panda.289.jpg" calcext:value-type="string">
            <text:p>mv <text:s/>1581087855_f968c68864.jpg ~/repo/DATA/INPUT/StarterBundle/Animals/panda.289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581242843_9215712c39.jpg</text:p>
          </table:table-cell>
          <table:table-cell/>
          <table:table-cell table:formula="of:=[.$B$1]&amp;&quot;  &quot;&amp;[.B292]&amp;&quot; &quot;&amp;[.$C$1]&amp;[.A292]&amp;&quot;.jpg&quot;" office:value-type="string" office:string-value="mv  1581242843_9215712c39.jpg ~/repo/DATA/INPUT/StarterBundle/Animals/panda.290.jpg" calcext:value-type="string">
            <text:p>mv <text:s/>1581242843_9215712c39.jpg ~/repo/DATA/INPUT/StarterBundle/Animals/panda.290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581797514_4f13759400.jpg</text:p>
          </table:table-cell>
          <table:table-cell/>
          <table:table-cell table:formula="of:=[.$B$1]&amp;&quot;  &quot;&amp;[.B293]&amp;&quot; &quot;&amp;[.$C$1]&amp;[.A293]&amp;&quot;.jpg&quot;" office:value-type="string" office:string-value="mv  1581797514_4f13759400.jpg ~/repo/DATA/INPUT/StarterBundle/Animals/panda.291.jpg" calcext:value-type="string">
            <text:p>mv <text:s/>1581797514_4f13759400.jpg ~/repo/DATA/INPUT/StarterBundle/Animals/panda.291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582139083_f54c4fc63d.jpg</text:p>
          </table:table-cell>
          <table:table-cell/>
          <table:table-cell table:formula="of:=[.$B$1]&amp;&quot;  &quot;&amp;[.B294]&amp;&quot; &quot;&amp;[.$C$1]&amp;[.A294]&amp;&quot;.jpg&quot;" office:value-type="string" office:string-value="mv  1582139083_f54c4fc63d.jpg ~/repo/DATA/INPUT/StarterBundle/Animals/panda.292.jpg" calcext:value-type="string">
            <text:p>mv <text:s/>1582139083_f54c4fc63d.jpg ~/repo/DATA/INPUT/StarterBundle/Animals/panda.292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586338013_a7357e5f2b.jpg</text:p>
          </table:table-cell>
          <table:table-cell/>
          <table:table-cell table:formula="of:=[.$B$1]&amp;&quot;  &quot;&amp;[.B295]&amp;&quot; &quot;&amp;[.$C$1]&amp;[.A295]&amp;&quot;.jpg&quot;" office:value-type="string" office:string-value="mv  1586338013_a7357e5f2b.jpg ~/repo/DATA/INPUT/StarterBundle/Animals/panda.293.jpg" calcext:value-type="string">
            <text:p>mv <text:s/>1586338013_a7357e5f2b.jpg ~/repo/DATA/INPUT/StarterBundle/Animals/panda.293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159090154_ca1891e406.jpg</text:p>
          </table:table-cell>
          <table:table-cell/>
          <table:table-cell table:formula="of:=[.$B$1]&amp;&quot;  &quot;&amp;[.B296]&amp;&quot; &quot;&amp;[.$C$1]&amp;[.A296]&amp;&quot;.jpg&quot;" office:value-type="string" office:string-value="mv  159090154_ca1891e406.jpg ~/repo/DATA/INPUT/StarterBundle/Animals/panda.294.jpg" calcext:value-type="string">
            <text:p>mv <text:s/>159090154_ca1891e406.jpg ~/repo/DATA/INPUT/StarterBundle/Animals/panda.294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59128591_e7f5e99ed8.jpg</text:p>
          </table:table-cell>
          <table:table-cell/>
          <table:table-cell table:formula="of:=[.$B$1]&amp;&quot;  &quot;&amp;[.B297]&amp;&quot; &quot;&amp;[.$C$1]&amp;[.A297]&amp;&quot;.jpg&quot;" office:value-type="string" office:string-value="mv  159128591_e7f5e99ed8.jpg ~/repo/DATA/INPUT/StarterBundle/Animals/panda.295.jpg" calcext:value-type="string">
            <text:p>mv <text:s/>159128591_e7f5e99ed8.jpg ~/repo/DATA/INPUT/StarterBundle/Animals/panda.295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59131653_ee1e2b98a5.jpg</text:p>
          </table:table-cell>
          <table:table-cell/>
          <table:table-cell table:formula="of:=[.$B$1]&amp;&quot;  &quot;&amp;[.B298]&amp;&quot; &quot;&amp;[.$C$1]&amp;[.A298]&amp;&quot;.jpg&quot;" office:value-type="string" office:string-value="mv  159131653_ee1e2b98a5.jpg ~/repo/DATA/INPUT/StarterBundle/Animals/panda.296.jpg" calcext:value-type="string">
            <text:p>mv <text:s/>159131653_ee1e2b98a5.jpg ~/repo/DATA/INPUT/StarterBundle/Animals/panda.296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59144652_94bfcfa805.jpg</text:p>
          </table:table-cell>
          <table:table-cell/>
          <table:table-cell table:formula="of:=[.$B$1]&amp;&quot;  &quot;&amp;[.B299]&amp;&quot; &quot;&amp;[.$C$1]&amp;[.A299]&amp;&quot;.jpg&quot;" office:value-type="string" office:string-value="mv  159144652_94bfcfa805.jpg ~/repo/DATA/INPUT/StarterBundle/Animals/panda.297.jpg" calcext:value-type="string">
            <text:p>mv <text:s/>159144652_94bfcfa805.jpg ~/repo/DATA/INPUT/StarterBundle/Animals/panda.29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592150073_aa9b2b5bd0.jpg</text:p>
          </table:table-cell>
          <table:table-cell/>
          <table:table-cell table:formula="of:=[.$B$1]&amp;&quot;  &quot;&amp;[.B300]&amp;&quot; &quot;&amp;[.$C$1]&amp;[.A300]&amp;&quot;.jpg&quot;" office:value-type="string" office:string-value="mv  1592150073_aa9b2b5bd0.jpg ~/repo/DATA/INPUT/StarterBundle/Animals/panda.298.jpg" calcext:value-type="string">
            <text:p>mv <text:s/>1592150073_aa9b2b5bd0.jpg ~/repo/DATA/INPUT/StarterBundle/Animals/panda.298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1595890336_ff4c2d373d.jpg</text:p>
          </table:table-cell>
          <table:table-cell/>
          <table:table-cell table:formula="of:=[.$B$1]&amp;&quot;  &quot;&amp;[.B301]&amp;&quot; &quot;&amp;[.$C$1]&amp;[.A301]&amp;&quot;.jpg&quot;" office:value-type="string" office:string-value="mv  1595890336_ff4c2d373d.jpg ~/repo/DATA/INPUT/StarterBundle/Animals/panda.299.jpg" calcext:value-type="string">
            <text:p>mv <text:s/>1595890336_ff4c2d373d.jpg ~/repo/DATA/INPUT/StarterBundle/Animals/panda.29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595895710_9d9300297d.jpg</text:p>
          </table:table-cell>
          <table:table-cell/>
          <table:table-cell table:formula="of:=[.$B$1]&amp;&quot;  &quot;&amp;[.B302]&amp;&quot; &quot;&amp;[.$C$1]&amp;[.A302]&amp;&quot;.jpg&quot;" office:value-type="string" office:string-value="mv  1595895710_9d9300297d.jpg ~/repo/DATA/INPUT/StarterBundle/Animals/panda.300.jpg" calcext:value-type="string">
            <text:p>mv <text:s/>1595895710_9d9300297d.jpg ~/repo/DATA/INPUT/StarterBundle/Animals/panda.300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59719588_c68a4092be.jpg</text:p>
          </table:table-cell>
          <table:table-cell/>
          <table:table-cell table:formula="of:=[.$B$1]&amp;&quot;  &quot;&amp;[.B303]&amp;&quot; &quot;&amp;[.$C$1]&amp;[.A303]&amp;&quot;.jpg&quot;" office:value-type="string" office:string-value="mv  159719588_c68a4092be.jpg ~/repo/DATA/INPUT/StarterBundle/Animals/panda.301.jpg" calcext:value-type="string">
            <text:p>mv <text:s/>159719588_c68a4092be.jpg ~/repo/DATA/INPUT/StarterBundle/Animals/panda.301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59721357_7869299bf3.jpg</text:p>
          </table:table-cell>
          <table:table-cell/>
          <table:table-cell table:formula="of:=[.$B$1]&amp;&quot;  &quot;&amp;[.B304]&amp;&quot; &quot;&amp;[.$C$1]&amp;[.A304]&amp;&quot;.jpg&quot;" office:value-type="string" office:string-value="mv  159721357_7869299bf3.jpg ~/repo/DATA/INPUT/StarterBundle/Animals/panda.302.jpg" calcext:value-type="string">
            <text:p>mv <text:s/>159721357_7869299bf3.jpg ~/repo/DATA/INPUT/StarterBundle/Animals/panda.302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59723051_d9641af1f3.jpg</text:p>
          </table:table-cell>
          <table:table-cell/>
          <table:table-cell table:formula="of:=[.$B$1]&amp;&quot;  &quot;&amp;[.B305]&amp;&quot; &quot;&amp;[.$C$1]&amp;[.A305]&amp;&quot;.jpg&quot;" office:value-type="string" office:string-value="mv  159723051_d9641af1f3.jpg ~/repo/DATA/INPUT/StarterBundle/Animals/panda.303.jpg" calcext:value-type="string">
            <text:p>mv <text:s/>159723051_d9641af1f3.jpg ~/repo/DATA/INPUT/StarterBundle/Animals/panda.303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59725833_6b86f0c752.jpg</text:p>
          </table:table-cell>
          <table:table-cell/>
          <table:table-cell table:formula="of:=[.$B$1]&amp;&quot;  &quot;&amp;[.B306]&amp;&quot; &quot;&amp;[.$C$1]&amp;[.A306]&amp;&quot;.jpg&quot;" office:value-type="string" office:string-value="mv  159725833_6b86f0c752.jpg ~/repo/DATA/INPUT/StarterBundle/Animals/panda.304.jpg" calcext:value-type="string">
            <text:p>mv <text:s/>159725833_6b86f0c752.jpg ~/repo/DATA/INPUT/StarterBundle/Animals/panda.304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59726567_18b2571d85.jpg</text:p>
          </table:table-cell>
          <table:table-cell/>
          <table:table-cell table:formula="of:=[.$B$1]&amp;&quot;  &quot;&amp;[.B307]&amp;&quot; &quot;&amp;[.$C$1]&amp;[.A307]&amp;&quot;.jpg&quot;" office:value-type="string" office:string-value="mv  159726567_18b2571d85.jpg ~/repo/DATA/INPUT/StarterBundle/Animals/panda.305.jpg" calcext:value-type="string">
            <text:p>mv <text:s/>159726567_18b2571d85.jpg ~/repo/DATA/INPUT/StarterBundle/Animals/panda.305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59727518_9bee0a74fe.jpg</text:p>
          </table:table-cell>
          <table:table-cell/>
          <table:table-cell table:formula="of:=[.$B$1]&amp;&quot;  &quot;&amp;[.B308]&amp;&quot; &quot;&amp;[.$C$1]&amp;[.A308]&amp;&quot;.jpg&quot;" office:value-type="string" office:string-value="mv  159727518_9bee0a74fe.jpg ~/repo/DATA/INPUT/StarterBundle/Animals/panda.306.jpg" calcext:value-type="string">
            <text:p>mv <text:s/>159727518_9bee0a74fe.jpg ~/repo/DATA/INPUT/StarterBundle/Animals/panda.306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59732481_fedd8b3b55.jpg</text:p>
          </table:table-cell>
          <table:table-cell/>
          <table:table-cell table:formula="of:=[.$B$1]&amp;&quot;  &quot;&amp;[.B309]&amp;&quot; &quot;&amp;[.$C$1]&amp;[.A309]&amp;&quot;.jpg&quot;" office:value-type="string" office:string-value="mv  159732481_fedd8b3b55.jpg ~/repo/DATA/INPUT/StarterBundle/Animals/panda.307.jpg" calcext:value-type="string">
            <text:p>mv <text:s/>159732481_fedd8b3b55.jpg ~/repo/DATA/INPUT/StarterBundle/Animals/panda.307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59762688_30ce0aa014.jpg</text:p>
          </table:table-cell>
          <table:table-cell/>
          <table:table-cell table:formula="of:=[.$B$1]&amp;&quot;  &quot;&amp;[.B310]&amp;&quot; &quot;&amp;[.$C$1]&amp;[.A310]&amp;&quot;.jpg&quot;" office:value-type="string" office:string-value="mv  159762688_30ce0aa014.jpg ~/repo/DATA/INPUT/StarterBundle/Animals/panda.308.jpg" calcext:value-type="string">
            <text:p>mv <text:s/>159762688_30ce0aa014.jpg ~/repo/DATA/INPUT/StarterBundle/Animals/panda.308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597701705_517dbbdc2c.jpg</text:p>
          </table:table-cell>
          <table:table-cell/>
          <table:table-cell table:formula="of:=[.$B$1]&amp;&quot;  &quot;&amp;[.B311]&amp;&quot; &quot;&amp;[.$C$1]&amp;[.A311]&amp;&quot;.jpg&quot;" office:value-type="string" office:string-value="mv  1597701705_517dbbdc2c.jpg ~/repo/DATA/INPUT/StarterBundle/Animals/panda.309.jpg" calcext:value-type="string">
            <text:p>mv <text:s/>1597701705_517dbbdc2c.jpg ~/repo/DATA/INPUT/StarterBundle/Animals/panda.309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597727977_b27580d45f.jpg</text:p>
          </table:table-cell>
          <table:table-cell/>
          <table:table-cell table:formula="of:=[.$B$1]&amp;&quot;  &quot;&amp;[.B312]&amp;&quot; &quot;&amp;[.$C$1]&amp;[.A312]&amp;&quot;.jpg&quot;" office:value-type="string" office:string-value="mv  1597727977_b27580d45f.jpg ~/repo/DATA/INPUT/StarterBundle/Animals/panda.310.jpg" calcext:value-type="string">
            <text:p>mv <text:s/>1597727977_b27580d45f.jpg ~/repo/DATA/INPUT/StarterBundle/Animals/panda.310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598159491_2d66ff829e.jpg</text:p>
          </table:table-cell>
          <table:table-cell/>
          <table:table-cell table:formula="of:=[.$B$1]&amp;&quot;  &quot;&amp;[.B313]&amp;&quot; &quot;&amp;[.$C$1]&amp;[.A313]&amp;&quot;.jpg&quot;" office:value-type="string" office:string-value="mv  1598159491_2d66ff829e.jpg ~/repo/DATA/INPUT/StarterBundle/Animals/panda.311.jpg" calcext:value-type="string">
            <text:p>mv <text:s/>1598159491_2d66ff829e.jpg ~/repo/DATA/INPUT/StarterBundle/Animals/panda.311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598169731_85c8984183.jpg</text:p>
          </table:table-cell>
          <table:table-cell/>
          <table:table-cell table:formula="of:=[.$B$1]&amp;&quot;  &quot;&amp;[.B314]&amp;&quot; &quot;&amp;[.$C$1]&amp;[.A314]&amp;&quot;.jpg&quot;" office:value-type="string" office:string-value="mv  1598169731_85c8984183.jpg ~/repo/DATA/INPUT/StarterBundle/Animals/panda.312.jpg" calcext:value-type="string">
            <text:p>mv <text:s/>1598169731_85c8984183.jpg ~/repo/DATA/INPUT/StarterBundle/Animals/panda.312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598205335_2339bbb872.jpg</text:p>
          </table:table-cell>
          <table:table-cell/>
          <table:table-cell table:formula="of:=[.$B$1]&amp;&quot;  &quot;&amp;[.B315]&amp;&quot; &quot;&amp;[.$C$1]&amp;[.A315]&amp;&quot;.jpg&quot;" office:value-type="string" office:string-value="mv  1598205335_2339bbb872.jpg ~/repo/DATA/INPUT/StarterBundle/Animals/panda.313.jpg" calcext:value-type="string">
            <text:p>mv <text:s/>1598205335_2339bbb872.jpg ~/repo/DATA/INPUT/StarterBundle/Animals/panda.313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598216379_feb22c0cf3.jpg</text:p>
          </table:table-cell>
          <table:table-cell/>
          <table:table-cell table:formula="of:=[.$B$1]&amp;&quot;  &quot;&amp;[.B316]&amp;&quot; &quot;&amp;[.$C$1]&amp;[.A316]&amp;&quot;.jpg&quot;" office:value-type="string" office:string-value="mv  1598216379_feb22c0cf3.jpg ~/repo/DATA/INPUT/StarterBundle/Animals/panda.314.jpg" calcext:value-type="string">
            <text:p>mv <text:s/>1598216379_feb22c0cf3.jpg ~/repo/DATA/INPUT/StarterBundle/Animals/panda.314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598240657_402aa9f828.jpg</text:p>
          </table:table-cell>
          <table:table-cell/>
          <table:table-cell table:formula="of:=[.$B$1]&amp;&quot;  &quot;&amp;[.B317]&amp;&quot; &quot;&amp;[.$C$1]&amp;[.A317]&amp;&quot;.jpg&quot;" office:value-type="string" office:string-value="mv  1598240657_402aa9f828.jpg ~/repo/DATA/INPUT/StarterBundle/Animals/panda.315.jpg" calcext:value-type="string">
            <text:p>mv <text:s/>1598240657_402aa9f828.jpg ~/repo/DATA/INPUT/StarterBundle/Animals/panda.315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598573128_b9b51b89da.jpg</text:p>
          </table:table-cell>
          <table:table-cell/>
          <table:table-cell table:formula="of:=[.$B$1]&amp;&quot;  &quot;&amp;[.B318]&amp;&quot; &quot;&amp;[.$C$1]&amp;[.A318]&amp;&quot;.jpg&quot;" office:value-type="string" office:string-value="mv  1598573128_b9b51b89da.jpg ~/repo/DATA/INPUT/StarterBundle/Animals/panda.316.jpg" calcext:value-type="string">
            <text:p>mv <text:s/>1598573128_b9b51b89da.jpg ~/repo/DATA/INPUT/StarterBundle/Animals/panda.31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598601770_dbe5cdc87e.jpg</text:p>
          </table:table-cell>
          <table:table-cell/>
          <table:table-cell table:formula="of:=[.$B$1]&amp;&quot;  &quot;&amp;[.B319]&amp;&quot; &quot;&amp;[.$C$1]&amp;[.A319]&amp;&quot;.jpg&quot;" office:value-type="string" office:string-value="mv  1598601770_dbe5cdc87e.jpg ~/repo/DATA/INPUT/StarterBundle/Animals/panda.317.jpg" calcext:value-type="string">
            <text:p>mv <text:s/>1598601770_dbe5cdc87e.jpg ~/repo/DATA/INPUT/StarterBundle/Animals/panda.317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598607314_669970e522.jpg</text:p>
          </table:table-cell>
          <table:table-cell/>
          <table:table-cell table:formula="of:=[.$B$1]&amp;&quot;  &quot;&amp;[.B320]&amp;&quot; &quot;&amp;[.$C$1]&amp;[.A320]&amp;&quot;.jpg&quot;" office:value-type="string" office:string-value="mv  1598607314_669970e522.jpg ~/repo/DATA/INPUT/StarterBundle/Animals/panda.318.jpg" calcext:value-type="string">
            <text:p>mv <text:s/>1598607314_669970e522.jpg ~/repo/DATA/INPUT/StarterBundle/Animals/panda.318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598623724_e20a24d67d.jpg</text:p>
          </table:table-cell>
          <table:table-cell/>
          <table:table-cell table:formula="of:=[.$B$1]&amp;&quot;  &quot;&amp;[.B321]&amp;&quot; &quot;&amp;[.$C$1]&amp;[.A321]&amp;&quot;.jpg&quot;" office:value-type="string" office:string-value="mv  1598623724_e20a24d67d.jpg ~/repo/DATA/INPUT/StarterBundle/Animals/panda.319.jpg" calcext:value-type="string">
            <text:p>mv <text:s/>1598623724_e20a24d67d.jpg ~/repo/DATA/INPUT/StarterBundle/Animals/panda.319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599059122_f97bb6eb81.jpg</text:p>
          </table:table-cell>
          <table:table-cell/>
          <table:table-cell table:formula="of:=[.$B$1]&amp;&quot;  &quot;&amp;[.B322]&amp;&quot; &quot;&amp;[.$C$1]&amp;[.A322]&amp;&quot;.jpg&quot;" office:value-type="string" office:string-value="mv  1599059122_f97bb6eb81.jpg ~/repo/DATA/INPUT/StarterBundle/Animals/panda.320.jpg" calcext:value-type="string">
            <text:p>mv <text:s/>1599059122_f97bb6eb81.jpg ~/repo/DATA/INPUT/StarterBundle/Animals/panda.320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60036809_03d0ab581d.jpg</text:p>
          </table:table-cell>
          <table:table-cell/>
          <table:table-cell table:formula="of:=[.$B$1]&amp;&quot;  &quot;&amp;[.B323]&amp;&quot; &quot;&amp;[.$C$1]&amp;[.A323]&amp;&quot;.jpg&quot;" office:value-type="string" office:string-value="mv  160036809_03d0ab581d.jpg ~/repo/DATA/INPUT/StarterBundle/Animals/panda.321.jpg" calcext:value-type="string">
            <text:p>mv <text:s/>160036809_03d0ab581d.jpg ~/repo/DATA/INPUT/StarterBundle/Animals/panda.321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60058208_e7bf8da029.jpg</text:p>
          </table:table-cell>
          <table:table-cell/>
          <table:table-cell table:formula="of:=[.$B$1]&amp;&quot;  &quot;&amp;[.B324]&amp;&quot; &quot;&amp;[.$C$1]&amp;[.A324]&amp;&quot;.jpg&quot;" office:value-type="string" office:string-value="mv  160058208_e7bf8da029.jpg ~/repo/DATA/INPUT/StarterBundle/Animals/panda.322.jpg" calcext:value-type="string">
            <text:p>mv <text:s/>160058208_e7bf8da029.jpg ~/repo/DATA/INPUT/StarterBundle/Animals/panda.322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60462179_3e2b99cdc5.jpg</text:p>
          </table:table-cell>
          <table:table-cell/>
          <table:table-cell table:formula="of:=[.$B$1]&amp;&quot;  &quot;&amp;[.B325]&amp;&quot; &quot;&amp;[.$C$1]&amp;[.A325]&amp;&quot;.jpg&quot;" office:value-type="string" office:string-value="mv  160462179_3e2b99cdc5.jpg ~/repo/DATA/INPUT/StarterBundle/Animals/panda.323.jpg" calcext:value-type="string">
            <text:p>mv <text:s/>160462179_3e2b99cdc5.jpg ~/repo/DATA/INPUT/StarterBundle/Animals/panda.323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60467280_c7f8758c1e.jpg</text:p>
          </table:table-cell>
          <table:table-cell/>
          <table:table-cell table:formula="of:=[.$B$1]&amp;&quot;  &quot;&amp;[.B326]&amp;&quot; &quot;&amp;[.$C$1]&amp;[.A326]&amp;&quot;.jpg&quot;" office:value-type="string" office:string-value="mv  160467280_c7f8758c1e.jpg ~/repo/DATA/INPUT/StarterBundle/Animals/panda.324.jpg" calcext:value-type="string">
            <text:p>mv <text:s/>160467280_c7f8758c1e.jpg ~/repo/DATA/INPUT/StarterBundle/Animals/panda.32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610263977_453b8527ff.jpg</text:p>
          </table:table-cell>
          <table:table-cell/>
          <table:table-cell table:formula="of:=[.$B$1]&amp;&quot;  &quot;&amp;[.B327]&amp;&quot; &quot;&amp;[.$C$1]&amp;[.A327]&amp;&quot;.jpg&quot;" office:value-type="string" office:string-value="mv  1610263977_453b8527ff.jpg ~/repo/DATA/INPUT/StarterBundle/Animals/panda.325.jpg" calcext:value-type="string">
            <text:p>mv <text:s/>1610263977_453b8527ff.jpg ~/repo/DATA/INPUT/StarterBundle/Animals/panda.325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61508972_aeb30ce56e.jpg</text:p>
          </table:table-cell>
          <table:table-cell/>
          <table:table-cell table:formula="of:=[.$B$1]&amp;&quot;  &quot;&amp;[.B328]&amp;&quot; &quot;&amp;[.$C$1]&amp;[.A328]&amp;&quot;.jpg&quot;" office:value-type="string" office:string-value="mv  161508972_aeb30ce56e.jpg ~/repo/DATA/INPUT/StarterBundle/Animals/panda.326.jpg" calcext:value-type="string">
            <text:p>mv <text:s/>161508972_aeb30ce56e.jpg ~/repo/DATA/INPUT/StarterBundle/Animals/panda.326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162837509_317cf94a27.jpg</text:p>
          </table:table-cell>
          <table:table-cell/>
          <table:table-cell table:formula="of:=[.$B$1]&amp;&quot;  &quot;&amp;[.B329]&amp;&quot; &quot;&amp;[.$C$1]&amp;[.A329]&amp;&quot;.jpg&quot;" office:value-type="string" office:string-value="mv  162837509_317cf94a27.jpg ~/repo/DATA/INPUT/StarterBundle/Animals/panda.327.jpg" calcext:value-type="string">
            <text:p>mv <text:s/>162837509_317cf94a27.jpg ~/repo/DATA/INPUT/StarterBundle/Animals/panda.327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162837639_878577941c.jpg</text:p>
          </table:table-cell>
          <table:table-cell/>
          <table:table-cell table:formula="of:=[.$B$1]&amp;&quot;  &quot;&amp;[.B330]&amp;&quot; &quot;&amp;[.$C$1]&amp;[.A330]&amp;&quot;.jpg&quot;" office:value-type="string" office:string-value="mv  162837639_878577941c.jpg ~/repo/DATA/INPUT/StarterBundle/Animals/panda.328.jpg" calcext:value-type="string">
            <text:p>mv <text:s/>162837639_878577941c.jpg ~/repo/DATA/INPUT/StarterBundle/Animals/panda.32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63400243_82653b98f5.jpg</text:p>
          </table:table-cell>
          <table:table-cell/>
          <table:table-cell table:formula="of:=[.$B$1]&amp;&quot;  &quot;&amp;[.B331]&amp;&quot; &quot;&amp;[.$C$1]&amp;[.A331]&amp;&quot;.jpg&quot;" office:value-type="string" office:string-value="mv  163400243_82653b98f5.jpg ~/repo/DATA/INPUT/StarterBundle/Animals/panda.329.jpg" calcext:value-type="string">
            <text:p>mv <text:s/>163400243_82653b98f5.jpg ~/repo/DATA/INPUT/StarterBundle/Animals/panda.32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63497347_5b31e96328.jpg</text:p>
          </table:table-cell>
          <table:table-cell/>
          <table:table-cell table:formula="of:=[.$B$1]&amp;&quot;  &quot;&amp;[.B332]&amp;&quot; &quot;&amp;[.$C$1]&amp;[.A332]&amp;&quot;.jpg&quot;" office:value-type="string" office:string-value="mv  163497347_5b31e96328.jpg ~/repo/DATA/INPUT/StarterBundle/Animals/panda.330.jpg" calcext:value-type="string">
            <text:p>mv <text:s/>163497347_5b31e96328.jpg ~/repo/DATA/INPUT/StarterBundle/Animals/panda.330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64647215_6d10293b5c.jpg</text:p>
          </table:table-cell>
          <table:table-cell/>
          <table:table-cell table:formula="of:=[.$B$1]&amp;&quot;  &quot;&amp;[.B333]&amp;&quot; &quot;&amp;[.$C$1]&amp;[.A333]&amp;&quot;.jpg&quot;" office:value-type="string" office:string-value="mv  164647215_6d10293b5c.jpg ~/repo/DATA/INPUT/StarterBundle/Animals/panda.331.jpg" calcext:value-type="string">
            <text:p>mv <text:s/>164647215_6d10293b5c.jpg ~/repo/DATA/INPUT/StarterBundle/Animals/panda.33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64652044_34a822f110.jpg</text:p>
          </table:table-cell>
          <table:table-cell/>
          <table:table-cell table:formula="of:=[.$B$1]&amp;&quot;  &quot;&amp;[.B334]&amp;&quot; &quot;&amp;[.$C$1]&amp;[.A334]&amp;&quot;.jpg&quot;" office:value-type="string" office:string-value="mv  164652044_34a822f110.jpg ~/repo/DATA/INPUT/StarterBundle/Animals/panda.332.jpg" calcext:value-type="string">
            <text:p>mv <text:s/>164652044_34a822f110.jpg ~/repo/DATA/INPUT/StarterBundle/Animals/panda.332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64660767_1b7af59971.jpg</text:p>
          </table:table-cell>
          <table:table-cell/>
          <table:table-cell table:formula="of:=[.$B$1]&amp;&quot;  &quot;&amp;[.B335]&amp;&quot; &quot;&amp;[.$C$1]&amp;[.A335]&amp;&quot;.jpg&quot;" office:value-type="string" office:string-value="mv  164660767_1b7af59971.jpg ~/repo/DATA/INPUT/StarterBundle/Animals/panda.333.jpg" calcext:value-type="string">
            <text:p>mv <text:s/>164660767_1b7af59971.jpg ~/repo/DATA/INPUT/StarterBundle/Animals/panda.333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64660876_98290e7fed.jpg</text:p>
          </table:table-cell>
          <table:table-cell/>
          <table:table-cell table:formula="of:=[.$B$1]&amp;&quot;  &quot;&amp;[.B336]&amp;&quot; &quot;&amp;[.$C$1]&amp;[.A336]&amp;&quot;.jpg&quot;" office:value-type="string" office:string-value="mv  164660876_98290e7fed.jpg ~/repo/DATA/INPUT/StarterBundle/Animals/panda.334.jpg" calcext:value-type="string">
            <text:p>mv <text:s/>164660876_98290e7fed.jpg ~/repo/DATA/INPUT/StarterBundle/Animals/panda.334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647287061_db31cb05d1.jpg</text:p>
          </table:table-cell>
          <table:table-cell/>
          <table:table-cell table:formula="of:=[.$B$1]&amp;&quot;  &quot;&amp;[.B337]&amp;&quot; &quot;&amp;[.$C$1]&amp;[.A337]&amp;&quot;.jpg&quot;" office:value-type="string" office:string-value="mv  1647287061_db31cb05d1.jpg ~/repo/DATA/INPUT/StarterBundle/Animals/panda.335.jpg" calcext:value-type="string">
            <text:p>mv <text:s/>1647287061_db31cb05d1.jpg ~/repo/DATA/INPUT/StarterBundle/Animals/panda.335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648772700_5e068fa1af.jpg</text:p>
          </table:table-cell>
          <table:table-cell/>
          <table:table-cell table:formula="of:=[.$B$1]&amp;&quot;  &quot;&amp;[.B338]&amp;&quot; &quot;&amp;[.$C$1]&amp;[.A338]&amp;&quot;.jpg&quot;" office:value-type="string" office:string-value="mv  1648772700_5e068fa1af.jpg ~/repo/DATA/INPUT/StarterBundle/Animals/panda.336.jpg" calcext:value-type="string">
            <text:p>mv <text:s/>1648772700_5e068fa1af.jpg ~/repo/DATA/INPUT/StarterBundle/Animals/panda.336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65077673_6cb7699adc.jpg</text:p>
          </table:table-cell>
          <table:table-cell/>
          <table:table-cell table:formula="of:=[.$B$1]&amp;&quot;  &quot;&amp;[.B339]&amp;&quot; &quot;&amp;[.$C$1]&amp;[.A339]&amp;&quot;.jpg&quot;" office:value-type="string" office:string-value="mv  165077673_6cb7699adc.jpg ~/repo/DATA/INPUT/StarterBundle/Animals/panda.337.jpg" calcext:value-type="string">
            <text:p>mv <text:s/>165077673_6cb7699adc.jpg ~/repo/DATA/INPUT/StarterBundle/Animals/panda.337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65082551_dcd8eb0b5b.jpg</text:p>
          </table:table-cell>
          <table:table-cell/>
          <table:table-cell table:formula="of:=[.$B$1]&amp;&quot;  &quot;&amp;[.B340]&amp;&quot; &quot;&amp;[.$C$1]&amp;[.A340]&amp;&quot;.jpg&quot;" office:value-type="string" office:string-value="mv  165082551_dcd8eb0b5b.jpg ~/repo/DATA/INPUT/StarterBundle/Animals/panda.338.jpg" calcext:value-type="string">
            <text:p>mv <text:s/>165082551_dcd8eb0b5b.jpg ~/repo/DATA/INPUT/StarterBundle/Animals/panda.338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68130449_48d0260f32.jpg</text:p>
          </table:table-cell>
          <table:table-cell/>
          <table:table-cell table:formula="of:=[.$B$1]&amp;&quot;  &quot;&amp;[.B341]&amp;&quot; &quot;&amp;[.$C$1]&amp;[.A341]&amp;&quot;.jpg&quot;" office:value-type="string" office:string-value="mv  168130449_48d0260f32.jpg ~/repo/DATA/INPUT/StarterBundle/Animals/panda.339.jpg" calcext:value-type="string">
            <text:p>mv <text:s/>168130449_48d0260f32.jpg ~/repo/DATA/INPUT/StarterBundle/Animals/panda.339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683442231_ad8a6d727a.jpg</text:p>
          </table:table-cell>
          <table:table-cell/>
          <table:table-cell table:formula="of:=[.$B$1]&amp;&quot;  &quot;&amp;[.B342]&amp;&quot; &quot;&amp;[.$C$1]&amp;[.A342]&amp;&quot;.jpg&quot;" office:value-type="string" office:string-value="mv  1683442231_ad8a6d727a.jpg ~/repo/DATA/INPUT/StarterBundle/Animals/panda.340.jpg" calcext:value-type="string">
            <text:p>mv <text:s/>1683442231_ad8a6d727a.jpg ~/repo/DATA/INPUT/StarterBundle/Animals/panda.340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683483263_2de93373f0.jpg</text:p>
          </table:table-cell>
          <table:table-cell/>
          <table:table-cell table:formula="of:=[.$B$1]&amp;&quot;  &quot;&amp;[.B343]&amp;&quot; &quot;&amp;[.$C$1]&amp;[.A343]&amp;&quot;.jpg&quot;" office:value-type="string" office:string-value="mv  1683483263_2de93373f0.jpg ~/repo/DATA/INPUT/StarterBundle/Animals/panda.341.jpg" calcext:value-type="string">
            <text:p>mv <text:s/>1683483263_2de93373f0.jpg ~/repo/DATA/INPUT/StarterBundle/Animals/panda.341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683487133_3b96fc25f2.jpg</text:p>
          </table:table-cell>
          <table:table-cell/>
          <table:table-cell table:formula="of:=[.$B$1]&amp;&quot;  &quot;&amp;[.B344]&amp;&quot; &quot;&amp;[.$C$1]&amp;[.A344]&amp;&quot;.jpg&quot;" office:value-type="string" office:string-value="mv  1683487133_3b96fc25f2.jpg ~/repo/DATA/INPUT/StarterBundle/Animals/panda.342.jpg" calcext:value-type="string">
            <text:p>mv <text:s/>1683487133_3b96fc25f2.jpg ~/repo/DATA/INPUT/StarterBundle/Animals/panda.342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683521565_c2b9ad2b3f.jpg</text:p>
          </table:table-cell>
          <table:table-cell/>
          <table:table-cell table:formula="of:=[.$B$1]&amp;&quot;  &quot;&amp;[.B345]&amp;&quot; &quot;&amp;[.$C$1]&amp;[.A345]&amp;&quot;.jpg&quot;" office:value-type="string" office:string-value="mv  1683521565_c2b9ad2b3f.jpg ~/repo/DATA/INPUT/StarterBundle/Animals/panda.343.jpg" calcext:value-type="string">
            <text:p>mv <text:s/>1683521565_c2b9ad2b3f.jpg ~/repo/DATA/INPUT/StarterBundle/Animals/panda.34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683529205_8e7384db96.jpg</text:p>
          </table:table-cell>
          <table:table-cell/>
          <table:table-cell table:formula="of:=[.$B$1]&amp;&quot;  &quot;&amp;[.B346]&amp;&quot; &quot;&amp;[.$C$1]&amp;[.A346]&amp;&quot;.jpg&quot;" office:value-type="string" office:string-value="mv  1683529205_8e7384db96.jpg ~/repo/DATA/INPUT/StarterBundle/Animals/panda.344.jpg" calcext:value-type="string">
            <text:p>mv <text:s/>1683529205_8e7384db96.jpg ~/repo/DATA/INPUT/StarterBundle/Animals/panda.344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683532859_6d17f2545b.jpg</text:p>
          </table:table-cell>
          <table:table-cell/>
          <table:table-cell table:formula="of:=[.$B$1]&amp;&quot;  &quot;&amp;[.B347]&amp;&quot; &quot;&amp;[.$C$1]&amp;[.A347]&amp;&quot;.jpg&quot;" office:value-type="string" office:string-value="mv  1683532859_6d17f2545b.jpg ~/repo/DATA/INPUT/StarterBundle/Animals/panda.345.jpg" calcext:value-type="string">
            <text:p>mv <text:s/>1683532859_6d17f2545b.jpg ~/repo/DATA/INPUT/StarterBundle/Animals/panda.345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683547805_798d8afc2f.jpg</text:p>
          </table:table-cell>
          <table:table-cell/>
          <table:table-cell table:formula="of:=[.$B$1]&amp;&quot;  &quot;&amp;[.B348]&amp;&quot; &quot;&amp;[.$C$1]&amp;[.A348]&amp;&quot;.jpg&quot;" office:value-type="string" office:string-value="mv  1683547805_798d8afc2f.jpg ~/repo/DATA/INPUT/StarterBundle/Animals/panda.346.jpg" calcext:value-type="string">
            <text:p>mv <text:s/>1683547805_798d8afc2f.jpg ~/repo/DATA/INPUT/StarterBundle/Animals/panda.346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684303996_d0e8b91452.jpg</text:p>
          </table:table-cell>
          <table:table-cell/>
          <table:table-cell table:formula="of:=[.$B$1]&amp;&quot;  &quot;&amp;[.B349]&amp;&quot; &quot;&amp;[.$C$1]&amp;[.A349]&amp;&quot;.jpg&quot;" office:value-type="string" office:string-value="mv  1684303996_d0e8b91452.jpg ~/repo/DATA/INPUT/StarterBundle/Animals/panda.347.jpg" calcext:value-type="string">
            <text:p>mv <text:s/>1684303996_d0e8b91452.jpg ~/repo/DATA/INPUT/StarterBundle/Animals/panda.347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684318618_3eb7d0d0dc.jpg</text:p>
          </table:table-cell>
          <table:table-cell/>
          <table:table-cell table:formula="of:=[.$B$1]&amp;&quot;  &quot;&amp;[.B350]&amp;&quot; &quot;&amp;[.$C$1]&amp;[.A350]&amp;&quot;.jpg&quot;" office:value-type="string" office:string-value="mv  1684318618_3eb7d0d0dc.jpg ~/repo/DATA/INPUT/StarterBundle/Animals/panda.348.jpg" calcext:value-type="string">
            <text:p>mv <text:s/>1684318618_3eb7d0d0dc.jpg ~/repo/DATA/INPUT/StarterBundle/Animals/panda.348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684347970_e39df9afa8.jpg</text:p>
          </table:table-cell>
          <table:table-cell/>
          <table:table-cell table:formula="of:=[.$B$1]&amp;&quot;  &quot;&amp;[.B351]&amp;&quot; &quot;&amp;[.$C$1]&amp;[.A351]&amp;&quot;.jpg&quot;" office:value-type="string" office:string-value="mv  1684347970_e39df9afa8.jpg ~/repo/DATA/INPUT/StarterBundle/Animals/panda.349.jpg" calcext:value-type="string">
            <text:p>mv <text:s/>1684347970_e39df9afa8.jpg ~/repo/DATA/INPUT/StarterBundle/Animals/panda.349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684359636_a92c738328.jpg</text:p>
          </table:table-cell>
          <table:table-cell/>
          <table:table-cell table:formula="of:=[.$B$1]&amp;&quot;  &quot;&amp;[.B352]&amp;&quot; &quot;&amp;[.$C$1]&amp;[.A352]&amp;&quot;.jpg&quot;" office:value-type="string" office:string-value="mv  1684359636_a92c738328.jpg ~/repo/DATA/INPUT/StarterBundle/Animals/panda.350.jpg" calcext:value-type="string">
            <text:p>mv <text:s/>1684359636_a92c738328.jpg ~/repo/DATA/INPUT/StarterBundle/Animals/panda.350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684363178_bad22c199f.jpg</text:p>
          </table:table-cell>
          <table:table-cell/>
          <table:table-cell table:formula="of:=[.$B$1]&amp;&quot;  &quot;&amp;[.B353]&amp;&quot; &quot;&amp;[.$C$1]&amp;[.A353]&amp;&quot;.jpg&quot;" office:value-type="string" office:string-value="mv  1684363178_bad22c199f.jpg ~/repo/DATA/INPUT/StarterBundle/Animals/panda.351.jpg" calcext:value-type="string">
            <text:p>mv <text:s/>1684363178_bad22c199f.jpg ~/repo/DATA/INPUT/StarterBundle/Animals/panda.351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68667834_a5220d9c42.jpg</text:p>
          </table:table-cell>
          <table:table-cell/>
          <table:table-cell table:formula="of:=[.$B$1]&amp;&quot;  &quot;&amp;[.B354]&amp;&quot; &quot;&amp;[.$C$1]&amp;[.A354]&amp;&quot;.jpg&quot;" office:value-type="string" office:string-value="mv  168667834_a5220d9c42.jpg ~/repo/DATA/INPUT/StarterBundle/Animals/panda.352.jpg" calcext:value-type="string">
            <text:p>mv <text:s/>168667834_a5220d9c42.jpg ~/repo/DATA/INPUT/StarterBundle/Animals/panda.35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169397921_b17531bd07.jpg</text:p>
          </table:table-cell>
          <table:table-cell/>
          <table:table-cell table:formula="of:=[.$B$1]&amp;&quot;  &quot;&amp;[.B355]&amp;&quot; &quot;&amp;[.$C$1]&amp;[.A355]&amp;&quot;.jpg&quot;" office:value-type="string" office:string-value="mv  169397921_b17531bd07.jpg ~/repo/DATA/INPUT/StarterBundle/Animals/panda.353.jpg" calcext:value-type="string">
            <text:p>mv <text:s/>169397921_b17531bd07.jpg ~/repo/DATA/INPUT/StarterBundle/Animals/panda.353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69796831_ac1af498ff.jpg</text:p>
          </table:table-cell>
          <table:table-cell/>
          <table:table-cell table:formula="of:=[.$B$1]&amp;&quot;  &quot;&amp;[.B356]&amp;&quot; &quot;&amp;[.$C$1]&amp;[.A356]&amp;&quot;.jpg&quot;" office:value-type="string" office:string-value="mv  169796831_ac1af498ff.jpg ~/repo/DATA/INPUT/StarterBundle/Animals/panda.354.jpg" calcext:value-type="string">
            <text:p>mv <text:s/>169796831_ac1af498ff.jpg ~/repo/DATA/INPUT/StarterBundle/Animals/panda.354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701519965_0da51e2e19.jpg</text:p>
          </table:table-cell>
          <table:table-cell/>
          <table:table-cell table:formula="of:=[.$B$1]&amp;&quot;  &quot;&amp;[.B357]&amp;&quot; &quot;&amp;[.$C$1]&amp;[.A357]&amp;&quot;.jpg&quot;" office:value-type="string" office:string-value="mv  1701519965_0da51e2e19.jpg ~/repo/DATA/INPUT/StarterBundle/Animals/panda.355.jpg" calcext:value-type="string">
            <text:p>mv <text:s/>1701519965_0da51e2e19.jpg ~/repo/DATA/INPUT/StarterBundle/Animals/panda.355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701607693_c26249682c.jpg</text:p>
          </table:table-cell>
          <table:table-cell/>
          <table:table-cell table:formula="of:=[.$B$1]&amp;&quot;  &quot;&amp;[.B358]&amp;&quot; &quot;&amp;[.$C$1]&amp;[.A358]&amp;&quot;.jpg&quot;" office:value-type="string" office:string-value="mv  1701607693_c26249682c.jpg ~/repo/DATA/INPUT/StarterBundle/Animals/panda.356.jpg" calcext:value-type="string">
            <text:p>mv <text:s/>1701607693_c26249682c.jpg ~/repo/DATA/INPUT/StarterBundle/Animals/panda.356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701620507_5c53e4b510.jpg</text:p>
          </table:table-cell>
          <table:table-cell/>
          <table:table-cell table:formula="of:=[.$B$1]&amp;&quot;  &quot;&amp;[.B359]&amp;&quot; &quot;&amp;[.$C$1]&amp;[.A359]&amp;&quot;.jpg&quot;" office:value-type="string" office:string-value="mv  1701620507_5c53e4b510.jpg ~/repo/DATA/INPUT/StarterBundle/Animals/panda.357.jpg" calcext:value-type="string">
            <text:p>mv <text:s/>1701620507_5c53e4b510.jpg ~/repo/DATA/INPUT/StarterBundle/Animals/panda.357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701629285_2832520336.jpg</text:p>
          </table:table-cell>
          <table:table-cell/>
          <table:table-cell table:formula="of:=[.$B$1]&amp;&quot;  &quot;&amp;[.B360]&amp;&quot; &quot;&amp;[.$C$1]&amp;[.A360]&amp;&quot;.jpg&quot;" office:value-type="string" office:string-value="mv  1701629285_2832520336.jpg ~/repo/DATA/INPUT/StarterBundle/Animals/panda.358.jpg" calcext:value-type="string">
            <text:p>mv <text:s/>1701629285_2832520336.jpg ~/repo/DATA/INPUT/StarterBundle/Animals/panda.358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701747939_7f87fa7e78.jpg</text:p>
          </table:table-cell>
          <table:table-cell/>
          <table:table-cell table:formula="of:=[.$B$1]&amp;&quot;  &quot;&amp;[.B361]&amp;&quot; &quot;&amp;[.$C$1]&amp;[.A361]&amp;&quot;.jpg&quot;" office:value-type="string" office:string-value="mv  1701747939_7f87fa7e78.jpg ~/repo/DATA/INPUT/StarterBundle/Animals/panda.359.jpg" calcext:value-type="string">
            <text:p>mv <text:s/>1701747939_7f87fa7e78.jpg ~/repo/DATA/INPUT/StarterBundle/Animals/panda.359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1702428586_4332e6c072.jpg</text:p>
          </table:table-cell>
          <table:table-cell/>
          <table:table-cell table:formula="of:=[.$B$1]&amp;&quot;  &quot;&amp;[.B362]&amp;&quot; &quot;&amp;[.$C$1]&amp;[.A362]&amp;&quot;.jpg&quot;" office:value-type="string" office:string-value="mv  1702428586_4332e6c072.jpg ~/repo/DATA/INPUT/StarterBundle/Animals/panda.360.jpg" calcext:value-type="string">
            <text:p>mv <text:s/>1702428586_4332e6c072.jpg ~/repo/DATA/INPUT/StarterBundle/Animals/panda.360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702441128_481c3e2ff7.jpg</text:p>
          </table:table-cell>
          <table:table-cell/>
          <table:table-cell table:formula="of:=[.$B$1]&amp;&quot;  &quot;&amp;[.B363]&amp;&quot; &quot;&amp;[.$C$1]&amp;[.A363]&amp;&quot;.jpg&quot;" office:value-type="string" office:string-value="mv  1702441128_481c3e2ff7.jpg ~/repo/DATA/INPUT/StarterBundle/Animals/panda.361.jpg" calcext:value-type="string">
            <text:p>mv <text:s/>1702441128_481c3e2ff7.jpg ~/repo/DATA/INPUT/StarterBundle/Animals/panda.361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1702536164_0e3162e53c.jpg</text:p>
          </table:table-cell>
          <table:table-cell/>
          <table:table-cell table:formula="of:=[.$B$1]&amp;&quot;  &quot;&amp;[.B364]&amp;&quot; &quot;&amp;[.$C$1]&amp;[.A364]&amp;&quot;.jpg&quot;" office:value-type="string" office:string-value="mv  1702536164_0e3162e53c.jpg ~/repo/DATA/INPUT/StarterBundle/Animals/panda.362.jpg" calcext:value-type="string">
            <text:p>mv <text:s/>1702536164_0e3162e53c.jpg ~/repo/DATA/INPUT/StarterBundle/Animals/panda.362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702553966_37afae5001.jpg</text:p>
          </table:table-cell>
          <table:table-cell/>
          <table:table-cell table:formula="of:=[.$B$1]&amp;&quot;  &quot;&amp;[.B365]&amp;&quot; &quot;&amp;[.$C$1]&amp;[.A365]&amp;&quot;.jpg&quot;" office:value-type="string" office:string-value="mv  1702553966_37afae5001.jpg ~/repo/DATA/INPUT/StarterBundle/Animals/panda.363.jpg" calcext:value-type="string">
            <text:p>mv <text:s/>1702553966_37afae5001.jpg ~/repo/DATA/INPUT/StarterBundle/Animals/panda.363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1702562392_6824f7f72d.jpg</text:p>
          </table:table-cell>
          <table:table-cell/>
          <table:table-cell table:formula="of:=[.$B$1]&amp;&quot;  &quot;&amp;[.B366]&amp;&quot; &quot;&amp;[.$C$1]&amp;[.A366]&amp;&quot;.jpg&quot;" office:value-type="string" office:string-value="mv  1702562392_6824f7f72d.jpg ~/repo/DATA/INPUT/StarterBundle/Animals/panda.364.jpg" calcext:value-type="string">
            <text:p>mv <text:s/>1702562392_6824f7f72d.jpg ~/repo/DATA/INPUT/StarterBundle/Animals/panda.364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703013976_ecf0291c74.jpg</text:p>
          </table:table-cell>
          <table:table-cell/>
          <table:table-cell table:formula="of:=[.$B$1]&amp;&quot;  &quot;&amp;[.B367]&amp;&quot; &quot;&amp;[.$C$1]&amp;[.A367]&amp;&quot;.jpg&quot;" office:value-type="string" office:string-value="mv  1703013976_ecf0291c74.jpg ~/repo/DATA/INPUT/StarterBundle/Animals/panda.365.jpg" calcext:value-type="string">
            <text:p>mv <text:s/>1703013976_ecf0291c74.jpg ~/repo/DATA/INPUT/StarterBundle/Animals/panda.365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1703026492_3df3a40f51.jpg</text:p>
          </table:table-cell>
          <table:table-cell/>
          <table:table-cell table:formula="of:=[.$B$1]&amp;&quot;  &quot;&amp;[.B368]&amp;&quot; &quot;&amp;[.$C$1]&amp;[.A368]&amp;&quot;.jpg&quot;" office:value-type="string" office:string-value="mv  1703026492_3df3a40f51.jpg ~/repo/DATA/INPUT/StarterBundle/Animals/panda.366.jpg" calcext:value-type="string">
            <text:p>mv <text:s/>1703026492_3df3a40f51.jpg ~/repo/DATA/INPUT/StarterBundle/Animals/panda.366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71073100_84207b9ed8.jpg</text:p>
          </table:table-cell>
          <table:table-cell/>
          <table:table-cell table:formula="of:=[.$B$1]&amp;&quot;  &quot;&amp;[.B369]&amp;&quot; &quot;&amp;[.$C$1]&amp;[.A369]&amp;&quot;.jpg&quot;" office:value-type="string" office:string-value="mv  171073100_84207b9ed8.jpg ~/repo/DATA/INPUT/StarterBundle/Animals/panda.367.jpg" calcext:value-type="string">
            <text:p>mv <text:s/>171073100_84207b9ed8.jpg ~/repo/DATA/INPUT/StarterBundle/Animals/panda.367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71820213_7f9dd881ae.jpg</text:p>
          </table:table-cell>
          <table:table-cell/>
          <table:table-cell table:formula="of:=[.$B$1]&amp;&quot;  &quot;&amp;[.B370]&amp;&quot; &quot;&amp;[.$C$1]&amp;[.A370]&amp;&quot;.jpg&quot;" office:value-type="string" office:string-value="mv  171820213_7f9dd881ae.jpg ~/repo/DATA/INPUT/StarterBundle/Animals/panda.368.jpg" calcext:value-type="string">
            <text:p>mv <text:s/>171820213_7f9dd881ae.jpg ~/repo/DATA/INPUT/StarterBundle/Animals/panda.368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172387014_bdd218623d.jpg</text:p>
          </table:table-cell>
          <table:table-cell/>
          <table:table-cell table:formula="of:=[.$B$1]&amp;&quot;  &quot;&amp;[.B371]&amp;&quot; &quot;&amp;[.$C$1]&amp;[.A371]&amp;&quot;.jpg&quot;" office:value-type="string" office:string-value="mv  172387014_bdd218623d.jpg ~/repo/DATA/INPUT/StarterBundle/Animals/panda.369.jpg" calcext:value-type="string">
            <text:p>mv <text:s/>172387014_bdd218623d.jpg ~/repo/DATA/INPUT/StarterBundle/Animals/panda.369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73029959_80ce3f586f.jpg</text:p>
          </table:table-cell>
          <table:table-cell/>
          <table:table-cell table:formula="of:=[.$B$1]&amp;&quot;  &quot;&amp;[.B372]&amp;&quot; &quot;&amp;[.$C$1]&amp;[.A372]&amp;&quot;.jpg&quot;" office:value-type="string" office:string-value="mv  173029959_80ce3f586f.jpg ~/repo/DATA/INPUT/StarterBundle/Animals/panda.370.jpg" calcext:value-type="string">
            <text:p>mv <text:s/>173029959_80ce3f586f.jpg ~/repo/DATA/INPUT/StarterBundle/Animals/panda.370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73389361_537b52ae4f.jpg</text:p>
          </table:table-cell>
          <table:table-cell/>
          <table:table-cell table:formula="of:=[.$B$1]&amp;&quot;  &quot;&amp;[.B373]&amp;&quot; &quot;&amp;[.$C$1]&amp;[.A373]&amp;&quot;.jpg&quot;" office:value-type="string" office:string-value="mv  173389361_537b52ae4f.jpg ~/repo/DATA/INPUT/StarterBundle/Animals/panda.371.jpg" calcext:value-type="string">
            <text:p>mv <text:s/>173389361_537b52ae4f.jpg ~/repo/DATA/INPUT/StarterBundle/Animals/panda.371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74211616_e0d5d7bf35.jpg</text:p>
          </table:table-cell>
          <table:table-cell/>
          <table:table-cell table:formula="of:=[.$B$1]&amp;&quot;  &quot;&amp;[.B374]&amp;&quot; &quot;&amp;[.$C$1]&amp;[.A374]&amp;&quot;.jpg&quot;" office:value-type="string" office:string-value="mv  174211616_e0d5d7bf35.jpg ~/repo/DATA/INPUT/StarterBundle/Animals/panda.372.jpg" calcext:value-type="string">
            <text:p>mv <text:s/>174211616_e0d5d7bf35.jpg ~/repo/DATA/INPUT/StarterBundle/Animals/panda.372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74607407_68b18bd8c2.jpg</text:p>
          </table:table-cell>
          <table:table-cell/>
          <table:table-cell table:formula="of:=[.$B$1]&amp;&quot;  &quot;&amp;[.B375]&amp;&quot; &quot;&amp;[.$C$1]&amp;[.A375]&amp;&quot;.jpg&quot;" office:value-type="string" office:string-value="mv  174607407_68b18bd8c2.jpg ~/repo/DATA/INPUT/StarterBundle/Animals/panda.373.jpg" calcext:value-type="string">
            <text:p>mv <text:s/>174607407_68b18bd8c2.jpg ~/repo/DATA/INPUT/StarterBundle/Animals/panda.373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74608216_db8ac130aa.jpg</text:p>
          </table:table-cell>
          <table:table-cell/>
          <table:table-cell table:formula="of:=[.$B$1]&amp;&quot;  &quot;&amp;[.B376]&amp;&quot; &quot;&amp;[.$C$1]&amp;[.A376]&amp;&quot;.jpg&quot;" office:value-type="string" office:string-value="mv  174608216_db8ac130aa.jpg ~/repo/DATA/INPUT/StarterBundle/Animals/panda.374.jpg" calcext:value-type="string">
            <text:p>mv <text:s/>174608216_db8ac130aa.jpg ~/repo/DATA/INPUT/StarterBundle/Animals/panda.374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755473454_7ee47cf9de.jpg</text:p>
          </table:table-cell>
          <table:table-cell/>
          <table:table-cell table:formula="of:=[.$B$1]&amp;&quot;  &quot;&amp;[.B377]&amp;&quot; &quot;&amp;[.$C$1]&amp;[.A377]&amp;&quot;.jpg&quot;" office:value-type="string" office:string-value="mv  1755473454_7ee47cf9de.jpg ~/repo/DATA/INPUT/StarterBundle/Animals/panda.375.jpg" calcext:value-type="string">
            <text:p>mv <text:s/>1755473454_7ee47cf9de.jpg ~/repo/DATA/INPUT/StarterBundle/Animals/panda.375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76115603_ff1905f5cc.jpg</text:p>
          </table:table-cell>
          <table:table-cell/>
          <table:table-cell table:formula="of:=[.$B$1]&amp;&quot;  &quot;&amp;[.B378]&amp;&quot; &quot;&amp;[.$C$1]&amp;[.A378]&amp;&quot;.jpg&quot;" office:value-type="string" office:string-value="mv  176115603_ff1905f5cc.jpg ~/repo/DATA/INPUT/StarterBundle/Animals/panda.376.jpg" calcext:value-type="string">
            <text:p>mv <text:s/>176115603_ff1905f5cc.jpg ~/repo/DATA/INPUT/StarterBundle/Animals/panda.376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76115802_0352919b3d.jpg</text:p>
          </table:table-cell>
          <table:table-cell/>
          <table:table-cell table:formula="of:=[.$B$1]&amp;&quot;  &quot;&amp;[.B379]&amp;&quot; &quot;&amp;[.$C$1]&amp;[.A379]&amp;&quot;.jpg&quot;" office:value-type="string" office:string-value="mv  176115802_0352919b3d.jpg ~/repo/DATA/INPUT/StarterBundle/Animals/panda.377.jpg" calcext:value-type="string">
            <text:p>mv <text:s/>176115802_0352919b3d.jpg ~/repo/DATA/INPUT/StarterBundle/Animals/panda.377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77538058_9c7ad63fed.jpg</text:p>
          </table:table-cell>
          <table:table-cell/>
          <table:table-cell table:formula="of:=[.$B$1]&amp;&quot;  &quot;&amp;[.B380]&amp;&quot; &quot;&amp;[.$C$1]&amp;[.A380]&amp;&quot;.jpg&quot;" office:value-type="string" office:string-value="mv  177538058_9c7ad63fed.jpg ~/repo/DATA/INPUT/StarterBundle/Animals/panda.378.jpg" calcext:value-type="string">
            <text:p>mv <text:s/>177538058_9c7ad63fed.jpg ~/repo/DATA/INPUT/StarterBundle/Animals/panda.378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177538141_d255d66896.jpg</text:p>
          </table:table-cell>
          <table:table-cell/>
          <table:table-cell table:formula="of:=[.$B$1]&amp;&quot;  &quot;&amp;[.B381]&amp;&quot; &quot;&amp;[.$C$1]&amp;[.A381]&amp;&quot;.jpg&quot;" office:value-type="string" office:string-value="mv  177538141_d255d66896.jpg ~/repo/DATA/INPUT/StarterBundle/Animals/panda.379.jpg" calcext:value-type="string">
            <text:p>mv <text:s/>177538141_d255d66896.jpg ~/repo/DATA/INPUT/StarterBundle/Animals/panda.379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178212996_a2e80220d1.jpg</text:p>
          </table:table-cell>
          <table:table-cell/>
          <table:table-cell table:formula="of:=[.$B$1]&amp;&quot;  &quot;&amp;[.B382]&amp;&quot; &quot;&amp;[.$C$1]&amp;[.A382]&amp;&quot;.jpg&quot;" office:value-type="string" office:string-value="mv  178212996_a2e80220d1.jpg ~/repo/DATA/INPUT/StarterBundle/Animals/panda.380.jpg" calcext:value-type="string">
            <text:p>mv <text:s/>178212996_a2e80220d1.jpg ~/repo/DATA/INPUT/StarterBundle/Animals/panda.380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78213671_b2a152cce5.jpg</text:p>
          </table:table-cell>
          <table:table-cell/>
          <table:table-cell table:formula="of:=[.$B$1]&amp;&quot;  &quot;&amp;[.B383]&amp;&quot; &quot;&amp;[.$C$1]&amp;[.A383]&amp;&quot;.jpg&quot;" office:value-type="string" office:string-value="mv  178213671_b2a152cce5.jpg ~/repo/DATA/INPUT/StarterBundle/Animals/panda.381.jpg" calcext:value-type="string">
            <text:p>mv <text:s/>178213671_b2a152cce5.jpg ~/repo/DATA/INPUT/StarterBundle/Animals/panda.381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78213834_eaf5c8380d.jpg</text:p>
          </table:table-cell>
          <table:table-cell/>
          <table:table-cell table:formula="of:=[.$B$1]&amp;&quot;  &quot;&amp;[.B384]&amp;&quot; &quot;&amp;[.$C$1]&amp;[.A384]&amp;&quot;.jpg&quot;" office:value-type="string" office:string-value="mv  178213834_eaf5c8380d.jpg ~/repo/DATA/INPUT/StarterBundle/Animals/panda.382.jpg" calcext:value-type="string">
            <text:p>mv <text:s/>178213834_eaf5c8380d.jpg ~/repo/DATA/INPUT/StarterBundle/Animals/panda.382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78219682_5ec823795a.jpg</text:p>
          </table:table-cell>
          <table:table-cell/>
          <table:table-cell table:formula="of:=[.$B$1]&amp;&quot;  &quot;&amp;[.B385]&amp;&quot; &quot;&amp;[.$C$1]&amp;[.A385]&amp;&quot;.jpg&quot;" office:value-type="string" office:string-value="mv  178219682_5ec823795a.jpg ~/repo/DATA/INPUT/StarterBundle/Animals/panda.383.jpg" calcext:value-type="string">
            <text:p>mv <text:s/>178219682_5ec823795a.jpg ~/repo/DATA/INPUT/StarterBundle/Animals/panda.383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78219818_76a7e3c1a3.jpg</text:p>
          </table:table-cell>
          <table:table-cell/>
          <table:table-cell table:formula="of:=[.$B$1]&amp;&quot;  &quot;&amp;[.B386]&amp;&quot; &quot;&amp;[.$C$1]&amp;[.A386]&amp;&quot;.jpg&quot;" office:value-type="string" office:string-value="mv  178219818_76a7e3c1a3.jpg ~/repo/DATA/INPUT/StarterBundle/Animals/panda.384.jpg" calcext:value-type="string">
            <text:p>mv <text:s/>178219818_76a7e3c1a3.jpg ~/repo/DATA/INPUT/StarterBundle/Animals/panda.384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178220266_f04e76a9ec.jpg</text:p>
          </table:table-cell>
          <table:table-cell/>
          <table:table-cell table:formula="of:=[.$B$1]&amp;&quot;  &quot;&amp;[.B387]&amp;&quot; &quot;&amp;[.$C$1]&amp;[.A387]&amp;&quot;.jpg&quot;" office:value-type="string" office:string-value="mv  178220266_f04e76a9ec.jpg ~/repo/DATA/INPUT/StarterBundle/Animals/panda.385.jpg" calcext:value-type="string">
            <text:p>mv <text:s/>178220266_f04e76a9ec.jpg ~/repo/DATA/INPUT/StarterBundle/Animals/panda.385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179038459_d45f5d3790.jpg</text:p>
          </table:table-cell>
          <table:table-cell/>
          <table:table-cell table:formula="of:=[.$B$1]&amp;&quot;  &quot;&amp;[.B388]&amp;&quot; &quot;&amp;[.$C$1]&amp;[.A388]&amp;&quot;.jpg&quot;" office:value-type="string" office:string-value="mv  179038459_d45f5d3790.jpg ~/repo/DATA/INPUT/StarterBundle/Animals/panda.386.jpg" calcext:value-type="string">
            <text:p>mv <text:s/>179038459_d45f5d3790.jpg ~/repo/DATA/INPUT/StarterBundle/Animals/panda.38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179038461_a6ecef9cbd.jpg</text:p>
          </table:table-cell>
          <table:table-cell/>
          <table:table-cell table:formula="of:=[.$B$1]&amp;&quot;  &quot;&amp;[.B389]&amp;&quot; &quot;&amp;[.$C$1]&amp;[.A389]&amp;&quot;.jpg&quot;" office:value-type="string" office:string-value="mv  179038461_a6ecef9cbd.jpg ~/repo/DATA/INPUT/StarterBundle/Animals/panda.387.jpg" calcext:value-type="string">
            <text:p>mv <text:s/>179038461_a6ecef9cbd.jpg ~/repo/DATA/INPUT/StarterBundle/Animals/panda.38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79038463_b436d8d1f0.jpg</text:p>
          </table:table-cell>
          <table:table-cell/>
          <table:table-cell table:formula="of:=[.$B$1]&amp;&quot;  &quot;&amp;[.B390]&amp;&quot; &quot;&amp;[.$C$1]&amp;[.A390]&amp;&quot;.jpg&quot;" office:value-type="string" office:string-value="mv  179038463_b436d8d1f0.jpg ~/repo/DATA/INPUT/StarterBundle/Animals/panda.388.jpg" calcext:value-type="string">
            <text:p>mv <text:s/>179038463_b436d8d1f0.jpg ~/repo/DATA/INPUT/StarterBundle/Animals/panda.388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1790567055_bd9b81c271.jpg</text:p>
          </table:table-cell>
          <table:table-cell/>
          <table:table-cell table:formula="of:=[.$B$1]&amp;&quot;  &quot;&amp;[.B391]&amp;&quot; &quot;&amp;[.$C$1]&amp;[.A391]&amp;&quot;.jpg&quot;" office:value-type="string" office:string-value="mv  1790567055_bd9b81c271.jpg ~/repo/DATA/INPUT/StarterBundle/Animals/panda.389.jpg" calcext:value-type="string">
            <text:p>mv <text:s/>1790567055_bd9b81c271.jpg ~/repo/DATA/INPUT/StarterBundle/Animals/panda.389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1792522055_d2bf994ba3.jpg</text:p>
          </table:table-cell>
          <table:table-cell/>
          <table:table-cell table:formula="of:=[.$B$1]&amp;&quot;  &quot;&amp;[.B392]&amp;&quot; &quot;&amp;[.$C$1]&amp;[.A392]&amp;&quot;.jpg&quot;" office:value-type="string" office:string-value="mv  1792522055_d2bf994ba3.jpg ~/repo/DATA/INPUT/StarterBundle/Animals/panda.390.jpg" calcext:value-type="string">
            <text:p>mv <text:s/>1792522055_d2bf994ba3.jpg ~/repo/DATA/INPUT/StarterBundle/Animals/panda.390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794940966_5ada25204b.jpg</text:p>
          </table:table-cell>
          <table:table-cell/>
          <table:table-cell table:formula="of:=[.$B$1]&amp;&quot;  &quot;&amp;[.B393]&amp;&quot; &quot;&amp;[.$C$1]&amp;[.A393]&amp;&quot;.jpg&quot;" office:value-type="string" office:string-value="mv  1794940966_5ada25204b.jpg ~/repo/DATA/INPUT/StarterBundle/Animals/panda.391.jpg" calcext:value-type="string">
            <text:p>mv <text:s/>1794940966_5ada25204b.jpg ~/repo/DATA/INPUT/StarterBundle/Animals/panda.391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1794943498_87c92253c0.jpg</text:p>
          </table:table-cell>
          <table:table-cell/>
          <table:table-cell table:formula="of:=[.$B$1]&amp;&quot;  &quot;&amp;[.B394]&amp;&quot; &quot;&amp;[.$C$1]&amp;[.A394]&amp;&quot;.jpg&quot;" office:value-type="string" office:string-value="mv  1794943498_87c92253c0.jpg ~/repo/DATA/INPUT/StarterBundle/Animals/panda.392.jpg" calcext:value-type="string">
            <text:p>mv <text:s/>1794943498_87c92253c0.jpg ~/repo/DATA/INPUT/StarterBundle/Animals/panda.39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17_P4220024.JPG</text:p>
          </table:table-cell>
          <table:table-cell/>
          <table:table-cell table:formula="of:=[.$B$1]&amp;&quot;  &quot;&amp;[.B395]&amp;&quot; &quot;&amp;[.$C$1]&amp;[.A395]&amp;&quot;.jpg&quot;" office:value-type="string" office:string-value="mv  17_P4220024.JPG ~/repo/DATA/INPUT/StarterBundle/Animals/panda.393.jpg" calcext:value-type="string">
            <text:p>mv <text:s/>17_P4220024.JPG ~/repo/DATA/INPUT/StarterBundle/Animals/panda.393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802038853_d281a3c8ac.jpg</text:p>
          </table:table-cell>
          <table:table-cell/>
          <table:table-cell table:formula="of:=[.$B$1]&amp;&quot;  &quot;&amp;[.B396]&amp;&quot; &quot;&amp;[.$C$1]&amp;[.A396]&amp;&quot;.jpg&quot;" office:value-type="string" office:string-value="mv  1802038853_d281a3c8ac.jpg ~/repo/DATA/INPUT/StarterBundle/Animals/panda.394.jpg" calcext:value-type="string">
            <text:p>mv <text:s/>1802038853_d281a3c8ac.jpg ~/repo/DATA/INPUT/StarterBundle/Animals/panda.394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1802885302_5ba9e744ce.jpg</text:p>
          </table:table-cell>
          <table:table-cell/>
          <table:table-cell table:formula="of:=[.$B$1]&amp;&quot;  &quot;&amp;[.B397]&amp;&quot; &quot;&amp;[.$C$1]&amp;[.A397]&amp;&quot;.jpg&quot;" office:value-type="string" office:string-value="mv  1802885302_5ba9e744ce.jpg ~/repo/DATA/INPUT/StarterBundle/Animals/panda.395.jpg" calcext:value-type="string">
            <text:p>mv <text:s/>1802885302_5ba9e744ce.jpg ~/repo/DATA/INPUT/StarterBundle/Animals/panda.395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80299380_fee77727eb.jpg</text:p>
          </table:table-cell>
          <table:table-cell/>
          <table:table-cell table:formula="of:=[.$B$1]&amp;&quot;  &quot;&amp;[.B398]&amp;&quot; &quot;&amp;[.$C$1]&amp;[.A398]&amp;&quot;.jpg&quot;" office:value-type="string" office:string-value="mv  180299380_fee77727eb.jpg ~/repo/DATA/INPUT/StarterBundle/Animals/panda.396.jpg" calcext:value-type="string">
            <text:p>mv <text:s/>180299380_fee77727eb.jpg ~/repo/DATA/INPUT/StarterBundle/Animals/panda.396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1816834097_301f949191.jpg</text:p>
          </table:table-cell>
          <table:table-cell/>
          <table:table-cell table:formula="of:=[.$B$1]&amp;&quot;  &quot;&amp;[.B399]&amp;&quot; &quot;&amp;[.$C$1]&amp;[.A399]&amp;&quot;.jpg&quot;" office:value-type="string" office:string-value="mv  1816834097_301f949191.jpg ~/repo/DATA/INPUT/StarterBundle/Animals/panda.397.jpg" calcext:value-type="string">
            <text:p>mv <text:s/>1816834097_301f949191.jpg ~/repo/DATA/INPUT/StarterBundle/Animals/panda.397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1817661212_f32471c1ac.jpg</text:p>
          </table:table-cell>
          <table:table-cell/>
          <table:table-cell table:formula="of:=[.$B$1]&amp;&quot;  &quot;&amp;[.B400]&amp;&quot; &quot;&amp;[.$C$1]&amp;[.A400]&amp;&quot;.jpg&quot;" office:value-type="string" office:string-value="mv  1817661212_f32471c1ac.jpg ~/repo/DATA/INPUT/StarterBundle/Animals/panda.398.jpg" calcext:value-type="string">
            <text:p>mv <text:s/>1817661212_f32471c1ac.jpg ~/repo/DATA/INPUT/StarterBundle/Animals/panda.398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817666622_958cd8bc66.jpg</text:p>
          </table:table-cell>
          <table:table-cell/>
          <table:table-cell table:formula="of:=[.$B$1]&amp;&quot;  &quot;&amp;[.B401]&amp;&quot; &quot;&amp;[.$C$1]&amp;[.A401]&amp;&quot;.jpg&quot;" office:value-type="string" office:string-value="mv  1817666622_958cd8bc66.jpg ~/repo/DATA/INPUT/StarterBundle/Animals/panda.399.jpg" calcext:value-type="string">
            <text:p>mv <text:s/>1817666622_958cd8bc66.jpg ~/repo/DATA/INPUT/StarterBundle/Animals/panda.399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817691364_bc157b057d.jpg</text:p>
          </table:table-cell>
          <table:table-cell/>
          <table:table-cell table:formula="of:=[.$B$1]&amp;&quot;  &quot;&amp;[.B402]&amp;&quot; &quot;&amp;[.$C$1]&amp;[.A402]&amp;&quot;.jpg&quot;" office:value-type="string" office:string-value="mv  1817691364_bc157b057d.jpg ~/repo/DATA/INPUT/StarterBundle/Animals/panda.400.jpg" calcext:value-type="string">
            <text:p>mv <text:s/>1817691364_bc157b057d.jpg ~/repo/DATA/INPUT/StarterBundle/Animals/panda.400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81868413_6c12180b2b.jpg</text:p>
          </table:table-cell>
          <table:table-cell/>
          <table:table-cell table:formula="of:=[.$B$1]&amp;&quot;  &quot;&amp;[.B403]&amp;&quot; &quot;&amp;[.$C$1]&amp;[.A403]&amp;&quot;.jpg&quot;" office:value-type="string" office:string-value="mv  181868413_6c12180b2b.jpg ~/repo/DATA/INPUT/StarterBundle/Animals/panda.401.jpg" calcext:value-type="string">
            <text:p>mv <text:s/>181868413_6c12180b2b.jpg ~/repo/DATA/INPUT/StarterBundle/Animals/panda.401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822141901_3eb82ceeba.jpg</text:p>
          </table:table-cell>
          <table:table-cell/>
          <table:table-cell table:formula="of:=[.$B$1]&amp;&quot;  &quot;&amp;[.B404]&amp;&quot; &quot;&amp;[.$C$1]&amp;[.A404]&amp;&quot;.jpg&quot;" office:value-type="string" office:string-value="mv  1822141901_3eb82ceeba.jpg ~/repo/DATA/INPUT/StarterBundle/Animals/panda.402.jpg" calcext:value-type="string">
            <text:p>mv <text:s/>1822141901_3eb82ceeba.jpg ~/repo/DATA/INPUT/StarterBundle/Animals/panda.402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822147709_8d37537bf3.jpg</text:p>
          </table:table-cell>
          <table:table-cell/>
          <table:table-cell table:formula="of:=[.$B$1]&amp;&quot;  &quot;&amp;[.B405]&amp;&quot; &quot;&amp;[.$C$1]&amp;[.A405]&amp;&quot;.jpg&quot;" office:value-type="string" office:string-value="mv  1822147709_8d37537bf3.jpg ~/repo/DATA/INPUT/StarterBundle/Animals/panda.403.jpg" calcext:value-type="string">
            <text:p>mv <text:s/>1822147709_8d37537bf3.jpg ~/repo/DATA/INPUT/StarterBundle/Animals/panda.403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1822150415_e06fe298be.jpg</text:p>
          </table:table-cell>
          <table:table-cell/>
          <table:table-cell table:formula="of:=[.$B$1]&amp;&quot;  &quot;&amp;[.B406]&amp;&quot; &quot;&amp;[.$C$1]&amp;[.A406]&amp;&quot;.jpg&quot;" office:value-type="string" office:string-value="mv  1822150415_e06fe298be.jpg ~/repo/DATA/INPUT/StarterBundle/Animals/panda.404.jpg" calcext:value-type="string">
            <text:p>mv <text:s/>1822150415_e06fe298be.jpg ~/repo/DATA/INPUT/StarterBundle/Animals/panda.404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1822159001_bf505eab40.jpg</text:p>
          </table:table-cell>
          <table:table-cell/>
          <table:table-cell table:formula="of:=[.$B$1]&amp;&quot;  &quot;&amp;[.B407]&amp;&quot; &quot;&amp;[.$C$1]&amp;[.A407]&amp;&quot;.jpg&quot;" office:value-type="string" office:string-value="mv  1822159001_bf505eab40.jpg ~/repo/DATA/INPUT/StarterBundle/Animals/panda.405.jpg" calcext:value-type="string">
            <text:p>mv <text:s/>1822159001_bf505eab40.jpg ~/repo/DATA/INPUT/StarterBundle/Animals/panda.40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822956726_af81757f73.jpg</text:p>
          </table:table-cell>
          <table:table-cell/>
          <table:table-cell table:formula="of:=[.$B$1]&amp;&quot;  &quot;&amp;[.B408]&amp;&quot; &quot;&amp;[.$C$1]&amp;[.A408]&amp;&quot;.jpg&quot;" office:value-type="string" office:string-value="mv  1822956726_af81757f73.jpg ~/repo/DATA/INPUT/StarterBundle/Animals/panda.406.jpg" calcext:value-type="string">
            <text:p>mv <text:s/>1822956726_af81757f73.jpg ~/repo/DATA/INPUT/StarterBundle/Animals/panda.406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822967810_c93c140a5d.jpg</text:p>
          </table:table-cell>
          <table:table-cell/>
          <table:table-cell table:formula="of:=[.$B$1]&amp;&quot;  &quot;&amp;[.B409]&amp;&quot; &quot;&amp;[.$C$1]&amp;[.A409]&amp;&quot;.jpg&quot;" office:value-type="string" office:string-value="mv  1822967810_c93c140a5d.jpg ~/repo/DATA/INPUT/StarterBundle/Animals/panda.407.jpg" calcext:value-type="string">
            <text:p>mv <text:s/>1822967810_c93c140a5d.jpg ~/repo/DATA/INPUT/StarterBundle/Animals/panda.407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822985546_a5c0bcf21e.jpg</text:p>
          </table:table-cell>
          <table:table-cell/>
          <table:table-cell table:formula="of:=[.$B$1]&amp;&quot;  &quot;&amp;[.B410]&amp;&quot; &quot;&amp;[.$C$1]&amp;[.A410]&amp;&quot;.jpg&quot;" office:value-type="string" office:string-value="mv  1822985546_a5c0bcf21e.jpg ~/repo/DATA/INPUT/StarterBundle/Animals/panda.408.jpg" calcext:value-type="string">
            <text:p>mv <text:s/>1822985546_a5c0bcf21e.jpg ~/repo/DATA/INPUT/StarterBundle/Animals/panda.408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830700248_f68ac6eeae.jpg</text:p>
          </table:table-cell>
          <table:table-cell/>
          <table:table-cell table:formula="of:=[.$B$1]&amp;&quot;  &quot;&amp;[.B411]&amp;&quot; &quot;&amp;[.$C$1]&amp;[.A411]&amp;&quot;.jpg&quot;" office:value-type="string" office:string-value="mv  1830700248_f68ac6eeae.jpg ~/repo/DATA/INPUT/StarterBundle/Animals/panda.409.jpg" calcext:value-type="string">
            <text:p>mv <text:s/>1830700248_f68ac6eeae.jpg ~/repo/DATA/INPUT/StarterBundle/Animals/panda.409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83167016_9c866a4c64.jpg</text:p>
          </table:table-cell>
          <table:table-cell/>
          <table:table-cell table:formula="of:=[.$B$1]&amp;&quot;  &quot;&amp;[.B412]&amp;&quot; &quot;&amp;[.$C$1]&amp;[.A412]&amp;&quot;.jpg&quot;" office:value-type="string" office:string-value="mv  183167016_9c866a4c64.jpg ~/repo/DATA/INPUT/StarterBundle/Animals/panda.410.jpg" calcext:value-type="string">
            <text:p>mv <text:s/>183167016_9c866a4c64.jpg ~/repo/DATA/INPUT/StarterBundle/Animals/panda.410.jpg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1833891755_a5f7a1e9d2.jpg</text:p>
          </table:table-cell>
          <table:table-cell/>
          <table:table-cell table:formula="of:=[.$B$1]&amp;&quot;  &quot;&amp;[.B413]&amp;&quot; &quot;&amp;[.$C$1]&amp;[.A413]&amp;&quot;.jpg&quot;" office:value-type="string" office:string-value="mv  1833891755_a5f7a1e9d2.jpg ~/repo/DATA/INPUT/StarterBundle/Animals/panda.411.jpg" calcext:value-type="string">
            <text:p>mv <text:s/>1833891755_a5f7a1e9d2.jpg ~/repo/DATA/INPUT/StarterBundle/Animals/panda.411.jpg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1833905205_c53b332ace.jpg</text:p>
          </table:table-cell>
          <table:table-cell/>
          <table:table-cell table:formula="of:=[.$B$1]&amp;&quot;  &quot;&amp;[.B414]&amp;&quot; &quot;&amp;[.$C$1]&amp;[.A414]&amp;&quot;.jpg&quot;" office:value-type="string" office:string-value="mv  1833905205_c53b332ace.jpg ~/repo/DATA/INPUT/StarterBundle/Animals/panda.412.jpg" calcext:value-type="string">
            <text:p>mv <text:s/>1833905205_c53b332ace.jpg ~/repo/DATA/INPUT/StarterBundle/Animals/panda.412.jpg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833964257_3ceacfd458.jpg</text:p>
          </table:table-cell>
          <table:table-cell/>
          <table:table-cell table:formula="of:=[.$B$1]&amp;&quot;  &quot;&amp;[.B415]&amp;&quot; &quot;&amp;[.$C$1]&amp;[.A415]&amp;&quot;.jpg&quot;" office:value-type="string" office:string-value="mv  1833964257_3ceacfd458.jpg ~/repo/DATA/INPUT/StarterBundle/Animals/panda.413.jpg" calcext:value-type="string">
            <text:p>mv <text:s/>1833964257_3ceacfd458.jpg ~/repo/DATA/INPUT/StarterBundle/Animals/panda.413.jpg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834746474_c44ba8c264.jpg</text:p>
          </table:table-cell>
          <table:table-cell/>
          <table:table-cell table:formula="of:=[.$B$1]&amp;&quot;  &quot;&amp;[.B416]&amp;&quot; &quot;&amp;[.$C$1]&amp;[.A416]&amp;&quot;.jpg&quot;" office:value-type="string" office:string-value="mv  1834746474_c44ba8c264.jpg ~/repo/DATA/INPUT/StarterBundle/Animals/panda.414.jpg" calcext:value-type="string">
            <text:p>mv <text:s/>1834746474_c44ba8c264.jpg ~/repo/DATA/INPUT/StarterBundle/Animals/panda.414.jpg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834791732_5032a5a443.jpg</text:p>
          </table:table-cell>
          <table:table-cell/>
          <table:table-cell table:formula="of:=[.$B$1]&amp;&quot;  &quot;&amp;[.B417]&amp;&quot; &quot;&amp;[.$C$1]&amp;[.A417]&amp;&quot;.jpg&quot;" office:value-type="string" office:string-value="mv  1834791732_5032a5a443.jpg ~/repo/DATA/INPUT/StarterBundle/Animals/panda.415.jpg" calcext:value-type="string">
            <text:p>mv <text:s/>1834791732_5032a5a443.jpg ~/repo/DATA/INPUT/StarterBundle/Animals/panda.415.jpg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183536653_f9b248b7aa.jpg</text:p>
          </table:table-cell>
          <table:table-cell/>
          <table:table-cell table:formula="of:=[.$B$1]&amp;&quot;  &quot;&amp;[.B418]&amp;&quot; &quot;&amp;[.$C$1]&amp;[.A418]&amp;&quot;.jpg&quot;" office:value-type="string" office:string-value="mv  183536653_f9b248b7aa.jpg ~/repo/DATA/INPUT/StarterBundle/Animals/panda.416.jpg" calcext:value-type="string">
            <text:p>mv <text:s/>183536653_f9b248b7aa.jpg ~/repo/DATA/INPUT/StarterBundle/Animals/panda.416.jpg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1837190734_a0e2c92028.jpg</text:p>
          </table:table-cell>
          <table:table-cell/>
          <table:table-cell table:formula="of:=[.$B$1]&amp;&quot;  &quot;&amp;[.B419]&amp;&quot; &quot;&amp;[.$C$1]&amp;[.A419]&amp;&quot;.jpg&quot;" office:value-type="string" office:string-value="mv  1837190734_a0e2c92028.jpg ~/repo/DATA/INPUT/StarterBundle/Animals/panda.417.jpg" calcext:value-type="string">
            <text:p>mv <text:s/>1837190734_a0e2c92028.jpg ~/repo/DATA/INPUT/StarterBundle/Animals/panda.417.jpg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184115784_b3a1d34ae3.jpg</text:p>
          </table:table-cell>
          <table:table-cell/>
          <table:table-cell table:formula="of:=[.$B$1]&amp;&quot;  &quot;&amp;[.B420]&amp;&quot; &quot;&amp;[.$C$1]&amp;[.A420]&amp;&quot;.jpg&quot;" office:value-type="string" office:string-value="mv  184115784_b3a1d34ae3.jpg ~/repo/DATA/INPUT/StarterBundle/Animals/panda.418.jpg" calcext:value-type="string">
            <text:p>mv <text:s/>184115784_b3a1d34ae3.jpg ~/repo/DATA/INPUT/StarterBundle/Animals/panda.418.jpg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184116752_08ac6d41ff.jpg</text:p>
          </table:table-cell>
          <table:table-cell/>
          <table:table-cell table:formula="of:=[.$B$1]&amp;&quot;  &quot;&amp;[.B421]&amp;&quot; &quot;&amp;[.$C$1]&amp;[.A421]&amp;&quot;.jpg&quot;" office:value-type="string" office:string-value="mv  184116752_08ac6d41ff.jpg ~/repo/DATA/INPUT/StarterBundle/Animals/panda.419.jpg" calcext:value-type="string">
            <text:p>mv <text:s/>184116752_08ac6d41ff.jpg ~/repo/DATA/INPUT/StarterBundle/Animals/panda.419.jpg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84436968_1530b14136.jpg</text:p>
          </table:table-cell>
          <table:table-cell/>
          <table:table-cell table:formula="of:=[.$B$1]&amp;&quot;  &quot;&amp;[.B422]&amp;&quot; &quot;&amp;[.$C$1]&amp;[.A422]&amp;&quot;.jpg&quot;" office:value-type="string" office:string-value="mv  184436968_1530b14136.jpg ~/repo/DATA/INPUT/StarterBundle/Animals/panda.420.jpg" calcext:value-type="string">
            <text:p>mv <text:s/>184436968_1530b14136.jpg ~/repo/DATA/INPUT/StarterBundle/Animals/panda.420.jpg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184544156_f784ad93ca.jpg</text:p>
          </table:table-cell>
          <table:table-cell/>
          <table:table-cell table:formula="of:=[.$B$1]&amp;&quot;  &quot;&amp;[.B423]&amp;&quot; &quot;&amp;[.$C$1]&amp;[.A423]&amp;&quot;.jpg&quot;" office:value-type="string" office:string-value="mv  184544156_f784ad93ca.jpg ~/repo/DATA/INPUT/StarterBundle/Animals/panda.421.jpg" calcext:value-type="string">
            <text:p>mv <text:s/>184544156_f784ad93ca.jpg ~/repo/DATA/INPUT/StarterBundle/Animals/panda.421.jpg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184576128_5381760c82.jpg</text:p>
          </table:table-cell>
          <table:table-cell/>
          <table:table-cell table:formula="of:=[.$B$1]&amp;&quot;  &quot;&amp;[.B424]&amp;&quot; &quot;&amp;[.$C$1]&amp;[.A424]&amp;&quot;.jpg&quot;" office:value-type="string" office:string-value="mv  184576128_5381760c82.jpg ~/repo/DATA/INPUT/StarterBundle/Animals/panda.422.jpg" calcext:value-type="string">
            <text:p>mv <text:s/>184576128_5381760c82.jpg ~/repo/DATA/INPUT/StarterBundle/Animals/panda.422.jpg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184945637_53a48cd186.jpg</text:p>
          </table:table-cell>
          <table:table-cell/>
          <table:table-cell table:formula="of:=[.$B$1]&amp;&quot;  &quot;&amp;[.B425]&amp;&quot; &quot;&amp;[.$C$1]&amp;[.A425]&amp;&quot;.jpg&quot;" office:value-type="string" office:string-value="mv  184945637_53a48cd186.jpg ~/repo/DATA/INPUT/StarterBundle/Animals/panda.423.jpg" calcext:value-type="string">
            <text:p>mv <text:s/>184945637_53a48cd186.jpg ~/repo/DATA/INPUT/StarterBundle/Animals/panda.423.jpg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84946571_c738a2baf7.jpg</text:p>
          </table:table-cell>
          <table:table-cell/>
          <table:table-cell table:formula="of:=[.$B$1]&amp;&quot;  &quot;&amp;[.B426]&amp;&quot; &quot;&amp;[.$C$1]&amp;[.A426]&amp;&quot;.jpg&quot;" office:value-type="string" office:string-value="mv  184946571_c738a2baf7.jpg ~/repo/DATA/INPUT/StarterBundle/Animals/panda.424.jpg" calcext:value-type="string">
            <text:p>mv <text:s/>184946571_c738a2baf7.jpg ~/repo/DATA/INPUT/StarterBundle/Animals/panda.424.jpg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849648029_27ce54fab0.jpg</text:p>
          </table:table-cell>
          <table:table-cell/>
          <table:table-cell table:formula="of:=[.$B$1]&amp;&quot;  &quot;&amp;[.B427]&amp;&quot; &quot;&amp;[.$C$1]&amp;[.A427]&amp;&quot;.jpg&quot;" office:value-type="string" office:string-value="mv  1849648029_27ce54fab0.jpg ~/repo/DATA/INPUT/StarterBundle/Animals/panda.425.jpg" calcext:value-type="string">
            <text:p>mv <text:s/>1849648029_27ce54fab0.jpg ~/repo/DATA/INPUT/StarterBundle/Animals/panda.425.jpg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1849655627_708a375ed7.jpg</text:p>
          </table:table-cell>
          <table:table-cell/>
          <table:table-cell table:formula="of:=[.$B$1]&amp;&quot;  &quot;&amp;[.B428]&amp;&quot; &quot;&amp;[.$C$1]&amp;[.A428]&amp;&quot;.jpg&quot;" office:value-type="string" office:string-value="mv  1849655627_708a375ed7.jpg ~/repo/DATA/INPUT/StarterBundle/Animals/panda.426.jpg" calcext:value-type="string">
            <text:p>mv <text:s/>1849655627_708a375ed7.jpg ~/repo/DATA/INPUT/StarterBundle/Animals/panda.426.jpg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1849668313_d8f0651f52.jpg</text:p>
          </table:table-cell>
          <table:table-cell/>
          <table:table-cell table:formula="of:=[.$B$1]&amp;&quot;  &quot;&amp;[.B429]&amp;&quot; &quot;&amp;[.$C$1]&amp;[.A429]&amp;&quot;.jpg&quot;" office:value-type="string" office:string-value="mv  1849668313_d8f0651f52.jpg ~/repo/DATA/INPUT/StarterBundle/Animals/panda.427.jpg" calcext:value-type="string">
            <text:p>mv <text:s/>1849668313_d8f0651f52.jpg ~/repo/DATA/INPUT/StarterBundle/Animals/panda.427.jpg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1849676167_7d640a38f1.jpg</text:p>
          </table:table-cell>
          <table:table-cell/>
          <table:table-cell table:formula="of:=[.$B$1]&amp;&quot;  &quot;&amp;[.B430]&amp;&quot; &quot;&amp;[.$C$1]&amp;[.A430]&amp;&quot;.jpg&quot;" office:value-type="string" office:string-value="mv  1849676167_7d640a38f1.jpg ~/repo/DATA/INPUT/StarterBundle/Animals/panda.428.jpg" calcext:value-type="string">
            <text:p>mv <text:s/>1849676167_7d640a38f1.jpg ~/repo/DATA/INPUT/StarterBundle/Animals/panda.428.jpg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849678125_5a16aea222.jpg</text:p>
          </table:table-cell>
          <table:table-cell/>
          <table:table-cell table:formula="of:=[.$B$1]&amp;&quot;  &quot;&amp;[.B431]&amp;&quot; &quot;&amp;[.$C$1]&amp;[.A431]&amp;&quot;.jpg&quot;" office:value-type="string" office:string-value="mv  1849678125_5a16aea222.jpg ~/repo/DATA/INPUT/StarterBundle/Animals/panda.429.jpg" calcext:value-type="string">
            <text:p>mv <text:s/>1849678125_5a16aea222.jpg ~/repo/DATA/INPUT/StarterBundle/Animals/panda.429.jpg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1849705523_e970948002.jpg</text:p>
          </table:table-cell>
          <table:table-cell/>
          <table:table-cell table:formula="of:=[.$B$1]&amp;&quot;  &quot;&amp;[.B432]&amp;&quot; &quot;&amp;[.$C$1]&amp;[.A432]&amp;&quot;.jpg&quot;" office:value-type="string" office:string-value="mv  1849705523_e970948002.jpg ~/repo/DATA/INPUT/StarterBundle/Animals/panda.430.jpg" calcext:value-type="string">
            <text:p>mv <text:s/>1849705523_e970948002.jpg ~/repo/DATA/INPUT/StarterBundle/Animals/panda.430.jpg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849738073_d4bc3122e4.jpg</text:p>
          </table:table-cell>
          <table:table-cell/>
          <table:table-cell table:formula="of:=[.$B$1]&amp;&quot;  &quot;&amp;[.B433]&amp;&quot; &quot;&amp;[.$C$1]&amp;[.A433]&amp;&quot;.jpg&quot;" office:value-type="string" office:string-value="mv  1849738073_d4bc3122e4.jpg ~/repo/DATA/INPUT/StarterBundle/Animals/panda.431.jpg" calcext:value-type="string">
            <text:p>mv <text:s/>1849738073_d4bc3122e4.jpg ~/repo/DATA/INPUT/StarterBundle/Animals/panda.431.jpg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849753611_6d5251f1e9.jpg</text:p>
          </table:table-cell>
          <table:table-cell/>
          <table:table-cell table:formula="of:=[.$B$1]&amp;&quot;  &quot;&amp;[.B434]&amp;&quot; &quot;&amp;[.$C$1]&amp;[.A434]&amp;&quot;.jpg&quot;" office:value-type="string" office:string-value="mv  1849753611_6d5251f1e9.jpg ~/repo/DATA/INPUT/StarterBundle/Animals/panda.432.jpg" calcext:value-type="string">
            <text:p>mv <text:s/>1849753611_6d5251f1e9.jpg ~/repo/DATA/INPUT/StarterBundle/Animals/panda.432.jpg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849757725_56ff7b1c8b.jpg</text:p>
          </table:table-cell>
          <table:table-cell/>
          <table:table-cell table:formula="of:=[.$B$1]&amp;&quot;  &quot;&amp;[.B435]&amp;&quot; &quot;&amp;[.$C$1]&amp;[.A435]&amp;&quot;.jpg&quot;" office:value-type="string" office:string-value="mv  1849757725_56ff7b1c8b.jpg ~/repo/DATA/INPUT/StarterBundle/Animals/panda.433.jpg" calcext:value-type="string">
            <text:p>mv <text:s/>1849757725_56ff7b1c8b.jpg ~/repo/DATA/INPUT/StarterBundle/Animals/panda.433.jpg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1849768807_bf53a8ebd6.jpg</text:p>
          </table:table-cell>
          <table:table-cell/>
          <table:table-cell table:formula="of:=[.$B$1]&amp;&quot;  &quot;&amp;[.B436]&amp;&quot; &quot;&amp;[.$C$1]&amp;[.A436]&amp;&quot;.jpg&quot;" office:value-type="string" office:string-value="mv  1849768807_bf53a8ebd6.jpg ~/repo/DATA/INPUT/StarterBundle/Animals/panda.434.jpg" calcext:value-type="string">
            <text:p>mv <text:s/>1849768807_bf53a8ebd6.jpg ~/repo/DATA/INPUT/StarterBundle/Animals/panda.434.jpg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849787645_e8363ba1e1.jpg</text:p>
          </table:table-cell>
          <table:table-cell/>
          <table:table-cell table:formula="of:=[.$B$1]&amp;&quot;  &quot;&amp;[.B437]&amp;&quot; &quot;&amp;[.$C$1]&amp;[.A437]&amp;&quot;.jpg&quot;" office:value-type="string" office:string-value="mv  1849787645_e8363ba1e1.jpg ~/repo/DATA/INPUT/StarterBundle/Animals/panda.435.jpg" calcext:value-type="string">
            <text:p>mv <text:s/>1849787645_e8363ba1e1.jpg ~/repo/DATA/INPUT/StarterBundle/Animals/panda.435.jpg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849800433_9a3d9944a4.jpg</text:p>
          </table:table-cell>
          <table:table-cell/>
          <table:table-cell table:formula="of:=[.$B$1]&amp;&quot;  &quot;&amp;[.B438]&amp;&quot; &quot;&amp;[.$C$1]&amp;[.A438]&amp;&quot;.jpg&quot;" office:value-type="string" office:string-value="mv  1849800433_9a3d9944a4.jpg ~/repo/DATA/INPUT/StarterBundle/Animals/panda.436.jpg" calcext:value-type="string">
            <text:p>mv <text:s/>1849800433_9a3d9944a4.jpg ~/repo/DATA/INPUT/StarterBundle/Animals/panda.436.jpg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849815829_d9a54d2447.jpg</text:p>
          </table:table-cell>
          <table:table-cell/>
          <table:table-cell table:formula="of:=[.$B$1]&amp;&quot;  &quot;&amp;[.B439]&amp;&quot; &quot;&amp;[.$C$1]&amp;[.A439]&amp;&quot;.jpg&quot;" office:value-type="string" office:string-value="mv  1849815829_d9a54d2447.jpg ~/repo/DATA/INPUT/StarterBundle/Animals/panda.437.jpg" calcext:value-type="string">
            <text:p>mv <text:s/>1849815829_d9a54d2447.jpg ~/repo/DATA/INPUT/StarterBundle/Animals/panda.437.jpg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849824035_ebbf4f2ab8.jpg</text:p>
          </table:table-cell>
          <table:table-cell/>
          <table:table-cell table:formula="of:=[.$B$1]&amp;&quot;  &quot;&amp;[.B440]&amp;&quot; &quot;&amp;[.$C$1]&amp;[.A440]&amp;&quot;.jpg&quot;" office:value-type="string" office:string-value="mv  1849824035_ebbf4f2ab8.jpg ~/repo/DATA/INPUT/StarterBundle/Animals/panda.438.jpg" calcext:value-type="string">
            <text:p>mv <text:s/>1849824035_ebbf4f2ab8.jpg ~/repo/DATA/INPUT/StarterBundle/Animals/panda.438.jpg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1849832501_5653130116.jpg</text:p>
          </table:table-cell>
          <table:table-cell/>
          <table:table-cell table:formula="of:=[.$B$1]&amp;&quot;  &quot;&amp;[.B441]&amp;&quot; &quot;&amp;[.$C$1]&amp;[.A441]&amp;&quot;.jpg&quot;" office:value-type="string" office:string-value="mv  1849832501_5653130116.jpg ~/repo/DATA/INPUT/StarterBundle/Animals/panda.439.jpg" calcext:value-type="string">
            <text:p>mv <text:s/>1849832501_5653130116.jpg ~/repo/DATA/INPUT/StarterBundle/Animals/panda.439.jpg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1849858433_d7f3ceb8dc.jpg</text:p>
          </table:table-cell>
          <table:table-cell/>
          <table:table-cell table:formula="of:=[.$B$1]&amp;&quot;  &quot;&amp;[.B442]&amp;&quot; &quot;&amp;[.$C$1]&amp;[.A442]&amp;&quot;.jpg&quot;" office:value-type="string" office:string-value="mv  1849858433_d7f3ceb8dc.jpg ~/repo/DATA/INPUT/StarterBundle/Animals/panda.440.jpg" calcext:value-type="string">
            <text:p>mv <text:s/>1849858433_d7f3ceb8dc.jpg ~/repo/DATA/INPUT/StarterBundle/Animals/panda.440.jpg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849871415_bcad07d520.jpg</text:p>
          </table:table-cell>
          <table:table-cell/>
          <table:table-cell table:formula="of:=[.$B$1]&amp;&quot;  &quot;&amp;[.B443]&amp;&quot; &quot;&amp;[.$C$1]&amp;[.A443]&amp;&quot;.jpg&quot;" office:value-type="string" office:string-value="mv  1849871415_bcad07d520.jpg ~/repo/DATA/INPUT/StarterBundle/Animals/panda.441.jpg" calcext:value-type="string">
            <text:p>mv <text:s/>1849871415_bcad07d520.jpg ~/repo/DATA/INPUT/StarterBundle/Animals/panda.441.jpg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849906267_65b84585df.jpg</text:p>
          </table:table-cell>
          <table:table-cell/>
          <table:table-cell table:formula="of:=[.$B$1]&amp;&quot;  &quot;&amp;[.B444]&amp;&quot; &quot;&amp;[.$C$1]&amp;[.A444]&amp;&quot;.jpg&quot;" office:value-type="string" office:string-value="mv  1849906267_65b84585df.jpg ~/repo/DATA/INPUT/StarterBundle/Animals/panda.442.jpg" calcext:value-type="string">
            <text:p>mv <text:s/>1849906267_65b84585df.jpg ~/repo/DATA/INPUT/StarterBundle/Animals/panda.442.jpg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1849959597_728e3f18ef.jpg</text:p>
          </table:table-cell>
          <table:table-cell/>
          <table:table-cell table:formula="of:=[.$B$1]&amp;&quot;  &quot;&amp;[.B445]&amp;&quot; &quot;&amp;[.$C$1]&amp;[.A445]&amp;&quot;.jpg&quot;" office:value-type="string" office:string-value="mv  1849959597_728e3f18ef.jpg ~/repo/DATA/INPUT/StarterBundle/Animals/panda.443.jpg" calcext:value-type="string">
            <text:p>mv <text:s/>1849959597_728e3f18ef.jpg ~/repo/DATA/INPUT/StarterBundle/Animals/panda.443.jpg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850010623_606f071b82.jpg</text:p>
          </table:table-cell>
          <table:table-cell/>
          <table:table-cell table:formula="of:=[.$B$1]&amp;&quot;  &quot;&amp;[.B446]&amp;&quot; &quot;&amp;[.$C$1]&amp;[.A446]&amp;&quot;.jpg&quot;" office:value-type="string" office:string-value="mv  1850010623_606f071b82.jpg ~/repo/DATA/INPUT/StarterBundle/Animals/panda.444.jpg" calcext:value-type="string">
            <text:p>mv <text:s/>1850010623_606f071b82.jpg ~/repo/DATA/INPUT/StarterBundle/Animals/panda.444.jpg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1850481910_2761d1033e.jpg</text:p>
          </table:table-cell>
          <table:table-cell/>
          <table:table-cell table:formula="of:=[.$B$1]&amp;&quot;  &quot;&amp;[.B447]&amp;&quot; &quot;&amp;[.$C$1]&amp;[.A447]&amp;&quot;.jpg&quot;" office:value-type="string" office:string-value="mv  1850481910_2761d1033e.jpg ~/repo/DATA/INPUT/StarterBundle/Animals/panda.445.jpg" calcext:value-type="string">
            <text:p>mv <text:s/>1850481910_2761d1033e.jpg ~/repo/DATA/INPUT/StarterBundle/Animals/panda.445.jpg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850511584_b1ebff557d.jpg</text:p>
          </table:table-cell>
          <table:table-cell/>
          <table:table-cell table:formula="of:=[.$B$1]&amp;&quot;  &quot;&amp;[.B448]&amp;&quot; &quot;&amp;[.$C$1]&amp;[.A448]&amp;&quot;.jpg&quot;" office:value-type="string" office:string-value="mv  1850511584_b1ebff557d.jpg ~/repo/DATA/INPUT/StarterBundle/Animals/panda.446.jpg" calcext:value-type="string">
            <text:p>mv <text:s/>1850511584_b1ebff557d.jpg ~/repo/DATA/INPUT/StarterBundle/Animals/panda.446.jpg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850526640_146ae01f43.jpg</text:p>
          </table:table-cell>
          <table:table-cell/>
          <table:table-cell table:formula="of:=[.$B$1]&amp;&quot;  &quot;&amp;[.B449]&amp;&quot; &quot;&amp;[.$C$1]&amp;[.A449]&amp;&quot;.jpg&quot;" office:value-type="string" office:string-value="mv  1850526640_146ae01f43.jpg ~/repo/DATA/INPUT/StarterBundle/Animals/panda.447.jpg" calcext:value-type="string">
            <text:p>mv <text:s/>1850526640_146ae01f43.jpg ~/repo/DATA/INPUT/StarterBundle/Animals/panda.447.jpg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1850559624_1900c2c430.jpg</text:p>
          </table:table-cell>
          <table:table-cell/>
          <table:table-cell table:formula="of:=[.$B$1]&amp;&quot;  &quot;&amp;[.B450]&amp;&quot; &quot;&amp;[.$C$1]&amp;[.A450]&amp;&quot;.jpg&quot;" office:value-type="string" office:string-value="mv  1850559624_1900c2c430.jpg ~/repo/DATA/INPUT/StarterBundle/Animals/panda.448.jpg" calcext:value-type="string">
            <text:p>mv <text:s/>1850559624_1900c2c430.jpg ~/repo/DATA/INPUT/StarterBundle/Animals/panda.448.jpg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850583754_a74e9409cc.jpg</text:p>
          </table:table-cell>
          <table:table-cell/>
          <table:table-cell table:formula="of:=[.$B$1]&amp;&quot;  &quot;&amp;[.B451]&amp;&quot; &quot;&amp;[.$C$1]&amp;[.A451]&amp;&quot;.jpg&quot;" office:value-type="string" office:string-value="mv  1850583754_a74e9409cc.jpg ~/repo/DATA/INPUT/StarterBundle/Animals/panda.449.jpg" calcext:value-type="string">
            <text:p>mv <text:s/>1850583754_a74e9409cc.jpg ~/repo/DATA/INPUT/StarterBundle/Animals/panda.449.jpg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850590628_591f859e97.jpg</text:p>
          </table:table-cell>
          <table:table-cell/>
          <table:table-cell table:formula="of:=[.$B$1]&amp;&quot;  &quot;&amp;[.B452]&amp;&quot; &quot;&amp;[.$C$1]&amp;[.A452]&amp;&quot;.jpg&quot;" office:value-type="string" office:string-value="mv  1850590628_591f859e97.jpg ~/repo/DATA/INPUT/StarterBundle/Animals/panda.450.jpg" calcext:value-type="string">
            <text:p>mv <text:s/>1850590628_591f859e97.jpg ~/repo/DATA/INPUT/StarterBundle/Animals/panda.450.jpg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850595050_d992371ecd.jpg</text:p>
          </table:table-cell>
          <table:table-cell/>
          <table:table-cell table:formula="of:=[.$B$1]&amp;&quot;  &quot;&amp;[.B453]&amp;&quot; &quot;&amp;[.$C$1]&amp;[.A453]&amp;&quot;.jpg&quot;" office:value-type="string" office:string-value="mv  1850595050_d992371ecd.jpg ~/repo/DATA/INPUT/StarterBundle/Animals/panda.451.jpg" calcext:value-type="string">
            <text:p>mv <text:s/>1850595050_d992371ecd.jpg ~/repo/DATA/INPUT/StarterBundle/Animals/panda.451.jpg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1850599730_7506c29a8d.jpg</text:p>
          </table:table-cell>
          <table:table-cell/>
          <table:table-cell table:formula="of:=[.$B$1]&amp;&quot;  &quot;&amp;[.B454]&amp;&quot; &quot;&amp;[.$C$1]&amp;[.A454]&amp;&quot;.jpg&quot;" office:value-type="string" office:string-value="mv  1850599730_7506c29a8d.jpg ~/repo/DATA/INPUT/StarterBundle/Animals/panda.452.jpg" calcext:value-type="string">
            <text:p>mv <text:s/>1850599730_7506c29a8d.jpg ~/repo/DATA/INPUT/StarterBundle/Animals/panda.452.jpg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1850604530_06d7897ca0.jpg</text:p>
          </table:table-cell>
          <table:table-cell/>
          <table:table-cell table:formula="of:=[.$B$1]&amp;&quot;  &quot;&amp;[.B455]&amp;&quot; &quot;&amp;[.$C$1]&amp;[.A455]&amp;&quot;.jpg&quot;" office:value-type="string" office:string-value="mv  1850604530_06d7897ca0.jpg ~/repo/DATA/INPUT/StarterBundle/Animals/panda.453.jpg" calcext:value-type="string">
            <text:p>mv <text:s/>1850604530_06d7897ca0.jpg ~/repo/DATA/INPUT/StarterBundle/Animals/panda.453.jpg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1850632886_ff4eb63ff7.jpg</text:p>
          </table:table-cell>
          <table:table-cell/>
          <table:table-cell table:formula="of:=[.$B$1]&amp;&quot;  &quot;&amp;[.B456]&amp;&quot; &quot;&amp;[.$C$1]&amp;[.A456]&amp;&quot;.jpg&quot;" office:value-type="string" office:string-value="mv  1850632886_ff4eb63ff7.jpg ~/repo/DATA/INPUT/StarterBundle/Animals/panda.454.jpg" calcext:value-type="string">
            <text:p>mv <text:s/>1850632886_ff4eb63ff7.jpg ~/repo/DATA/INPUT/StarterBundle/Animals/panda.454.jpg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1850659552_7ea0192d90.jpg</text:p>
          </table:table-cell>
          <table:table-cell/>
          <table:table-cell table:formula="of:=[.$B$1]&amp;&quot;  &quot;&amp;[.B457]&amp;&quot; &quot;&amp;[.$C$1]&amp;[.A457]&amp;&quot;.jpg&quot;" office:value-type="string" office:string-value="mv  1850659552_7ea0192d90.jpg ~/repo/DATA/INPUT/StarterBundle/Animals/panda.455.jpg" calcext:value-type="string">
            <text:p>mv <text:s/>1850659552_7ea0192d90.jpg ~/repo/DATA/INPUT/StarterBundle/Animals/panda.455.jpg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1850677314_0c61513522.jpg</text:p>
          </table:table-cell>
          <table:table-cell/>
          <table:table-cell table:formula="of:=[.$B$1]&amp;&quot;  &quot;&amp;[.B458]&amp;&quot; &quot;&amp;[.$C$1]&amp;[.A458]&amp;&quot;.jpg&quot;" office:value-type="string" office:string-value="mv  1850677314_0c61513522.jpg ~/repo/DATA/INPUT/StarterBundle/Animals/panda.456.jpg" calcext:value-type="string">
            <text:p>mv <text:s/>1850677314_0c61513522.jpg ~/repo/DATA/INPUT/StarterBundle/Animals/panda.456.jpg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1850685350_998f9c8f69.jpg</text:p>
          </table:table-cell>
          <table:table-cell/>
          <table:table-cell table:formula="of:=[.$B$1]&amp;&quot;  &quot;&amp;[.B459]&amp;&quot; &quot;&amp;[.$C$1]&amp;[.A459]&amp;&quot;.jpg&quot;" office:value-type="string" office:string-value="mv  1850685350_998f9c8f69.jpg ~/repo/DATA/INPUT/StarterBundle/Animals/panda.457.jpg" calcext:value-type="string">
            <text:p>mv <text:s/>1850685350_998f9c8f69.jpg ~/repo/DATA/INPUT/StarterBundle/Animals/panda.457.jpg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1850716516_dfc88f9932.jpg</text:p>
          </table:table-cell>
          <table:table-cell/>
          <table:table-cell table:formula="of:=[.$B$1]&amp;&quot;  &quot;&amp;[.B460]&amp;&quot; &quot;&amp;[.$C$1]&amp;[.A460]&amp;&quot;.jpg&quot;" office:value-type="string" office:string-value="mv  1850716516_dfc88f9932.jpg ~/repo/DATA/INPUT/StarterBundle/Animals/panda.458.jpg" calcext:value-type="string">
            <text:p>mv <text:s/>1850716516_dfc88f9932.jpg ~/repo/DATA/INPUT/StarterBundle/Animals/panda.458.jpg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1850757010_c62de7eb2a.jpg</text:p>
          </table:table-cell>
          <table:table-cell/>
          <table:table-cell table:formula="of:=[.$B$1]&amp;&quot;  &quot;&amp;[.B461]&amp;&quot; &quot;&amp;[.$C$1]&amp;[.A461]&amp;&quot;.jpg&quot;" office:value-type="string" office:string-value="mv  1850757010_c62de7eb2a.jpg ~/repo/DATA/INPUT/StarterBundle/Animals/panda.459.jpg" calcext:value-type="string">
            <text:p>mv <text:s/>1850757010_c62de7eb2a.jpg ~/repo/DATA/INPUT/StarterBundle/Animals/panda.459.jpg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850827766_0127259ddb.jpg</text:p>
          </table:table-cell>
          <table:table-cell/>
          <table:table-cell table:formula="of:=[.$B$1]&amp;&quot;  &quot;&amp;[.B462]&amp;&quot; &quot;&amp;[.$C$1]&amp;[.A462]&amp;&quot;.jpg&quot;" office:value-type="string" office:string-value="mv  1850827766_0127259ddb.jpg ~/repo/DATA/INPUT/StarterBundle/Animals/panda.460.jpg" calcext:value-type="string">
            <text:p>mv <text:s/>1850827766_0127259ddb.jpg ~/repo/DATA/INPUT/StarterBundle/Animals/panda.460.jpg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868129914_fc904f7341.jpg</text:p>
          </table:table-cell>
          <table:table-cell/>
          <table:table-cell table:formula="of:=[.$B$1]&amp;&quot;  &quot;&amp;[.B463]&amp;&quot; &quot;&amp;[.$C$1]&amp;[.A463]&amp;&quot;.jpg&quot;" office:value-type="string" office:string-value="mv  1868129914_fc904f7341.jpg ~/repo/DATA/INPUT/StarterBundle/Animals/panda.461.jpg" calcext:value-type="string">
            <text:p>mv <text:s/>1868129914_fc904f7341.jpg ~/repo/DATA/INPUT/StarterBundle/Animals/panda.461.jpg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187516190_dba8baa097.jpg</text:p>
          </table:table-cell>
          <table:table-cell/>
          <table:table-cell table:formula="of:=[.$B$1]&amp;&quot;  &quot;&amp;[.B464]&amp;&quot; &quot;&amp;[.$C$1]&amp;[.A464]&amp;&quot;.jpg&quot;" office:value-type="string" office:string-value="mv  187516190_dba8baa097.jpg ~/repo/DATA/INPUT/StarterBundle/Animals/panda.462.jpg" calcext:value-type="string">
            <text:p>mv <text:s/>187516190_dba8baa097.jpg ~/repo/DATA/INPUT/StarterBundle/Animals/panda.462.jpg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1875815330_1da95f9295.jpg</text:p>
          </table:table-cell>
          <table:table-cell/>
          <table:table-cell table:formula="of:=[.$B$1]&amp;&quot;  &quot;&amp;[.B465]&amp;&quot; &quot;&amp;[.$C$1]&amp;[.A465]&amp;&quot;.jpg&quot;" office:value-type="string" office:string-value="mv  1875815330_1da95f9295.jpg ~/repo/DATA/INPUT/StarterBundle/Animals/panda.463.jpg" calcext:value-type="string">
            <text:p>mv <text:s/>1875815330_1da95f9295.jpg ~/repo/DATA/INPUT/StarterBundle/Animals/panda.463.jpg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187877504_cf97aa9c00.jpg</text:p>
          </table:table-cell>
          <table:table-cell/>
          <table:table-cell table:formula="of:=[.$B$1]&amp;&quot;  &quot;&amp;[.B466]&amp;&quot; &quot;&amp;[.$C$1]&amp;[.A466]&amp;&quot;.jpg&quot;" office:value-type="string" office:string-value="mv  187877504_cf97aa9c00.jpg ~/repo/DATA/INPUT/StarterBundle/Animals/panda.464.jpg" calcext:value-type="string">
            <text:p>mv <text:s/>187877504_cf97aa9c00.jpg ~/repo/DATA/INPUT/StarterBundle/Animals/panda.464.jpg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87888933_0361d326fa.jpg</text:p>
          </table:table-cell>
          <table:table-cell/>
          <table:table-cell table:formula="of:=[.$B$1]&amp;&quot;  &quot;&amp;[.B467]&amp;&quot; &quot;&amp;[.$C$1]&amp;[.A467]&amp;&quot;.jpg&quot;" office:value-type="string" office:string-value="mv  187888933_0361d326fa.jpg ~/repo/DATA/INPUT/StarterBundle/Animals/panda.465.jpg" calcext:value-type="string">
            <text:p>mv <text:s/>187888933_0361d326fa.jpg ~/repo/DATA/INPUT/StarterBundle/Animals/panda.465.jpg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881427979_108e9744c2.jpg</text:p>
          </table:table-cell>
          <table:table-cell/>
          <table:table-cell table:formula="of:=[.$B$1]&amp;&quot;  &quot;&amp;[.B468]&amp;&quot; &quot;&amp;[.$C$1]&amp;[.A468]&amp;&quot;.jpg&quot;" office:value-type="string" office:string-value="mv  1881427979_108e9744c2.jpg ~/repo/DATA/INPUT/StarterBundle/Animals/panda.466.jpg" calcext:value-type="string">
            <text:p>mv <text:s/>1881427979_108e9744c2.jpg ~/repo/DATA/INPUT/StarterBundle/Animals/panda.466.jpg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1881434655_a0b96f1718.jpg</text:p>
          </table:table-cell>
          <table:table-cell/>
          <table:table-cell table:formula="of:=[.$B$1]&amp;&quot;  &quot;&amp;[.B469]&amp;&quot; &quot;&amp;[.$C$1]&amp;[.A469]&amp;&quot;.jpg&quot;" office:value-type="string" office:string-value="mv  1881434655_a0b96f1718.jpg ~/repo/DATA/INPUT/StarterBundle/Animals/panda.467.jpg" calcext:value-type="string">
            <text:p>mv <text:s/>1881434655_a0b96f1718.jpg ~/repo/DATA/INPUT/StarterBundle/Animals/panda.467.jp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881470039_cd746075f8.jpg</text:p>
          </table:table-cell>
          <table:table-cell/>
          <table:table-cell table:formula="of:=[.$B$1]&amp;&quot;  &quot;&amp;[.B470]&amp;&quot; &quot;&amp;[.$C$1]&amp;[.A470]&amp;&quot;.jpg&quot;" office:value-type="string" office:string-value="mv  1881470039_cd746075f8.jpg ~/repo/DATA/INPUT/StarterBundle/Animals/panda.468.jpg" calcext:value-type="string">
            <text:p>mv <text:s/>1881470039_cd746075f8.jpg ~/repo/DATA/INPUT/StarterBundle/Animals/panda.468.jpg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881519337_26a5bdcd63.jpg</text:p>
          </table:table-cell>
          <table:table-cell/>
          <table:table-cell table:formula="of:=[.$B$1]&amp;&quot;  &quot;&amp;[.B471]&amp;&quot; &quot;&amp;[.$C$1]&amp;[.A471]&amp;&quot;.jpg&quot;" office:value-type="string" office:string-value="mv  1881519337_26a5bdcd63.jpg ~/repo/DATA/INPUT/StarterBundle/Animals/panda.469.jpg" calcext:value-type="string">
            <text:p>mv <text:s/>1881519337_26a5bdcd63.jpg ~/repo/DATA/INPUT/StarterBundle/Animals/panda.469.jpg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1881529243_d8e248e1ab.jpg</text:p>
          </table:table-cell>
          <table:table-cell/>
          <table:table-cell table:formula="of:=[.$B$1]&amp;&quot;  &quot;&amp;[.B472]&amp;&quot; &quot;&amp;[.$C$1]&amp;[.A472]&amp;&quot;.jpg&quot;" office:value-type="string" office:string-value="mv  1881529243_d8e248e1ab.jpg ~/repo/DATA/INPUT/StarterBundle/Animals/panda.470.jpg" calcext:value-type="string">
            <text:p>mv <text:s/>1881529243_d8e248e1ab.jpg ~/repo/DATA/INPUT/StarterBundle/Animals/panda.470.jpg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1881544861_a898cb906e.jpg</text:p>
          </table:table-cell>
          <table:table-cell/>
          <table:table-cell table:formula="of:=[.$B$1]&amp;&quot;  &quot;&amp;[.B473]&amp;&quot; &quot;&amp;[.$C$1]&amp;[.A473]&amp;&quot;.jpg&quot;" office:value-type="string" office:string-value="mv  1881544861_a898cb906e.jpg ~/repo/DATA/INPUT/StarterBundle/Animals/panda.471.jpg" calcext:value-type="string">
            <text:p>mv <text:s/>1881544861_a898cb906e.jpg ~/repo/DATA/INPUT/StarterBundle/Animals/panda.471.jpg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1881614913_41ae4fdb8c.jpg</text:p>
          </table:table-cell>
          <table:table-cell/>
          <table:table-cell table:formula="of:=[.$B$1]&amp;&quot;  &quot;&amp;[.B474]&amp;&quot; &quot;&amp;[.$C$1]&amp;[.A474]&amp;&quot;.jpg&quot;" office:value-type="string" office:string-value="mv  1881614913_41ae4fdb8c.jpg ~/repo/DATA/INPUT/StarterBundle/Animals/panda.472.jpg" calcext:value-type="string">
            <text:p>mv <text:s/>1881614913_41ae4fdb8c.jpg ~/repo/DATA/INPUT/StarterBundle/Animals/panda.472.jpg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1881631247_55193972c8.jpg</text:p>
          </table:table-cell>
          <table:table-cell/>
          <table:table-cell table:formula="of:=[.$B$1]&amp;&quot;  &quot;&amp;[.B475]&amp;&quot; &quot;&amp;[.$C$1]&amp;[.A475]&amp;&quot;.jpg&quot;" office:value-type="string" office:string-value="mv  1881631247_55193972c8.jpg ~/repo/DATA/INPUT/StarterBundle/Animals/panda.473.jpg" calcext:value-type="string">
            <text:p>mv <text:s/>1881631247_55193972c8.jpg ~/repo/DATA/INPUT/StarterBundle/Animals/panda.473.jpg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1881637803_b3034fc63c.jpg</text:p>
          </table:table-cell>
          <table:table-cell/>
          <table:table-cell table:formula="of:=[.$B$1]&amp;&quot;  &quot;&amp;[.B476]&amp;&quot; &quot;&amp;[.$C$1]&amp;[.A476]&amp;&quot;.jpg&quot;" office:value-type="string" office:string-value="mv  1881637803_b3034fc63c.jpg ~/repo/DATA/INPUT/StarterBundle/Animals/panda.474.jpg" calcext:value-type="string">
            <text:p>mv <text:s/>1881637803_b3034fc63c.jpg ~/repo/DATA/INPUT/StarterBundle/Animals/panda.474.jpg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1882225112_a9cfb376df.jpg</text:p>
          </table:table-cell>
          <table:table-cell/>
          <table:table-cell table:formula="of:=[.$B$1]&amp;&quot;  &quot;&amp;[.B477]&amp;&quot; &quot;&amp;[.$C$1]&amp;[.A477]&amp;&quot;.jpg&quot;" office:value-type="string" office:string-value="mv  1882225112_a9cfb376df.jpg ~/repo/DATA/INPUT/StarterBundle/Animals/panda.475.jpg" calcext:value-type="string">
            <text:p>mv <text:s/>1882225112_a9cfb376df.jpg ~/repo/DATA/INPUT/StarterBundle/Animals/panda.475.jpg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1882231724_db84c3dd12.jpg</text:p>
          </table:table-cell>
          <table:table-cell/>
          <table:table-cell table:formula="of:=[.$B$1]&amp;&quot;  &quot;&amp;[.B478]&amp;&quot; &quot;&amp;[.$C$1]&amp;[.A478]&amp;&quot;.jpg&quot;" office:value-type="string" office:string-value="mv  1882231724_db84c3dd12.jpg ~/repo/DATA/INPUT/StarterBundle/Animals/panda.476.jpg" calcext:value-type="string">
            <text:p>mv <text:s/>1882231724_db84c3dd12.jpg ~/repo/DATA/INPUT/StarterBundle/Animals/panda.476.jpg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1882238164_43cbf3b422.jpg</text:p>
          </table:table-cell>
          <table:table-cell/>
          <table:table-cell table:formula="of:=[.$B$1]&amp;&quot;  &quot;&amp;[.B479]&amp;&quot; &quot;&amp;[.$C$1]&amp;[.A479]&amp;&quot;.jpg&quot;" office:value-type="string" office:string-value="mv  1882238164_43cbf3b422.jpg ~/repo/DATA/INPUT/StarterBundle/Animals/panda.477.jpg" calcext:value-type="string">
            <text:p>mv <text:s/>1882238164_43cbf3b422.jpg ~/repo/DATA/INPUT/StarterBundle/Animals/panda.477.jpg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1882244314_2ec8e572ac.jpg</text:p>
          </table:table-cell>
          <table:table-cell/>
          <table:table-cell table:formula="of:=[.$B$1]&amp;&quot;  &quot;&amp;[.B480]&amp;&quot; &quot;&amp;[.$C$1]&amp;[.A480]&amp;&quot;.jpg&quot;" office:value-type="string" office:string-value="mv  1882244314_2ec8e572ac.jpg ~/repo/DATA/INPUT/StarterBundle/Animals/panda.478.jpg" calcext:value-type="string">
            <text:p>mv <text:s/>1882244314_2ec8e572ac.jpg ~/repo/DATA/INPUT/StarterBundle/Animals/panda.478.jpg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1882269830_a8acb5f58f.jpg</text:p>
          </table:table-cell>
          <table:table-cell/>
          <table:table-cell table:formula="of:=[.$B$1]&amp;&quot;  &quot;&amp;[.B481]&amp;&quot; &quot;&amp;[.$C$1]&amp;[.A481]&amp;&quot;.jpg&quot;" office:value-type="string" office:string-value="mv  1882269830_a8acb5f58f.jpg ~/repo/DATA/INPUT/StarterBundle/Animals/panda.479.jpg" calcext:value-type="string">
            <text:p>mv <text:s/>1882269830_a8acb5f58f.jpg ~/repo/DATA/INPUT/StarterBundle/Animals/panda.479.jpg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1882273150_f73ff8c978.jpg</text:p>
          </table:table-cell>
          <table:table-cell/>
          <table:table-cell table:formula="of:=[.$B$1]&amp;&quot;  &quot;&amp;[.B482]&amp;&quot; &quot;&amp;[.$C$1]&amp;[.A482]&amp;&quot;.jpg&quot;" office:value-type="string" office:string-value="mv  1882273150_f73ff8c978.jpg ~/repo/DATA/INPUT/StarterBundle/Animals/panda.480.jpg" calcext:value-type="string">
            <text:p>mv <text:s/>1882273150_f73ff8c978.jpg ~/repo/DATA/INPUT/StarterBundle/Animals/panda.480.jpg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1882331652_fa8375a6a0.jpg</text:p>
          </table:table-cell>
          <table:table-cell/>
          <table:table-cell table:formula="of:=[.$B$1]&amp;&quot;  &quot;&amp;[.B483]&amp;&quot; &quot;&amp;[.$C$1]&amp;[.A483]&amp;&quot;.jpg&quot;" office:value-type="string" office:string-value="mv  1882331652_fa8375a6a0.jpg ~/repo/DATA/INPUT/StarterBundle/Animals/panda.481.jpg" calcext:value-type="string">
            <text:p>mv <text:s/>1882331652_fa8375a6a0.jpg ~/repo/DATA/INPUT/StarterBundle/Animals/panda.481.jpg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1882348968_c831510003.jpg</text:p>
          </table:table-cell>
          <table:table-cell/>
          <table:table-cell table:formula="of:=[.$B$1]&amp;&quot;  &quot;&amp;[.B484]&amp;&quot; &quot;&amp;[.$C$1]&amp;[.A484]&amp;&quot;.jpg&quot;" office:value-type="string" office:string-value="mv  1882348968_c831510003.jpg ~/repo/DATA/INPUT/StarterBundle/Animals/panda.482.jpg" calcext:value-type="string">
            <text:p>mv <text:s/>1882348968_c831510003.jpg ~/repo/DATA/INPUT/StarterBundle/Animals/panda.482.jpg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1882387158_b66b55a607.jpg</text:p>
          </table:table-cell>
          <table:table-cell/>
          <table:table-cell table:formula="of:=[.$B$1]&amp;&quot;  &quot;&amp;[.B485]&amp;&quot; &quot;&amp;[.$C$1]&amp;[.A485]&amp;&quot;.jpg&quot;" office:value-type="string" office:string-value="mv  1882387158_b66b55a607.jpg ~/repo/DATA/INPUT/StarterBundle/Animals/panda.483.jpg" calcext:value-type="string">
            <text:p>mv <text:s/>1882387158_b66b55a607.jpg ~/repo/DATA/INPUT/StarterBundle/Animals/panda.483.jpg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1882430828_9fc5d61bf3.jpg</text:p>
          </table:table-cell>
          <table:table-cell/>
          <table:table-cell table:formula="of:=[.$B$1]&amp;&quot;  &quot;&amp;[.B486]&amp;&quot; &quot;&amp;[.$C$1]&amp;[.A486]&amp;&quot;.jpg&quot;" office:value-type="string" office:string-value="mv  1882430828_9fc5d61bf3.jpg ~/repo/DATA/INPUT/StarterBundle/Animals/panda.484.jpg" calcext:value-type="string">
            <text:p>mv <text:s/>1882430828_9fc5d61bf3.jpg ~/repo/DATA/INPUT/StarterBundle/Animals/panda.484.jpg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1882434038_1a68c59dd5.jpg</text:p>
          </table:table-cell>
          <table:table-cell/>
          <table:table-cell table:formula="of:=[.$B$1]&amp;&quot;  &quot;&amp;[.B487]&amp;&quot; &quot;&amp;[.$C$1]&amp;[.A487]&amp;&quot;.jpg&quot;" office:value-type="string" office:string-value="mv  1882434038_1a68c59dd5.jpg ~/repo/DATA/INPUT/StarterBundle/Animals/panda.485.jpg" calcext:value-type="string">
            <text:p>mv <text:s/>1882434038_1a68c59dd5.jpg ~/repo/DATA/INPUT/StarterBundle/Animals/panda.485.jpg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89183808_b6582730d3.jpg</text:p>
          </table:table-cell>
          <table:table-cell/>
          <table:table-cell table:formula="of:=[.$B$1]&amp;&quot;  &quot;&amp;[.B488]&amp;&quot; &quot;&amp;[.$C$1]&amp;[.A488]&amp;&quot;.jpg&quot;" office:value-type="string" office:string-value="mv  189183808_b6582730d3.jpg ~/repo/DATA/INPUT/StarterBundle/Animals/panda.486.jpg" calcext:value-type="string">
            <text:p>mv <text:s/>189183808_b6582730d3.jpg ~/repo/DATA/INPUT/StarterBundle/Animals/panda.486.jpg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1930061911_be26fefceb.jpg</text:p>
          </table:table-cell>
          <table:table-cell/>
          <table:table-cell table:formula="of:=[.$B$1]&amp;&quot;  &quot;&amp;[.B489]&amp;&quot; &quot;&amp;[.$C$1]&amp;[.A489]&amp;&quot;.jpg&quot;" office:value-type="string" office:string-value="mv  1930061911_be26fefceb.jpg ~/repo/DATA/INPUT/StarterBundle/Animals/panda.487.jpg" calcext:value-type="string">
            <text:p>mv <text:s/>1930061911_be26fefceb.jpg ~/repo/DATA/INPUT/StarterBundle/Animals/panda.487.jpg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93725763_0bc046e654.jpg</text:p>
          </table:table-cell>
          <table:table-cell/>
          <table:table-cell table:formula="of:=[.$B$1]&amp;&quot;  &quot;&amp;[.B490]&amp;&quot; &quot;&amp;[.$C$1]&amp;[.A490]&amp;&quot;.jpg&quot;" office:value-type="string" office:string-value="mv  193725763_0bc046e654.jpg ~/repo/DATA/INPUT/StarterBundle/Animals/panda.488.jpg" calcext:value-type="string">
            <text:p>mv <text:s/>193725763_0bc046e654.jpg ~/repo/DATA/INPUT/StarterBundle/Animals/panda.488.jpg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194519154_25c1aa8b0a.jpg</text:p>
          </table:table-cell>
          <table:table-cell/>
          <table:table-cell table:formula="of:=[.$B$1]&amp;&quot;  &quot;&amp;[.B491]&amp;&quot; &quot;&amp;[.$C$1]&amp;[.A491]&amp;&quot;.jpg&quot;" office:value-type="string" office:string-value="mv  194519154_25c1aa8b0a.jpg ~/repo/DATA/INPUT/StarterBundle/Animals/panda.489.jpg" calcext:value-type="string">
            <text:p>mv <text:s/>194519154_25c1aa8b0a.jpg ~/repo/DATA/INPUT/StarterBundle/Animals/panda.489.jpg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194523085_ab01ed25a6.jpg</text:p>
          </table:table-cell>
          <table:table-cell/>
          <table:table-cell table:formula="of:=[.$B$1]&amp;&quot;  &quot;&amp;[.B492]&amp;&quot; &quot;&amp;[.$C$1]&amp;[.A492]&amp;&quot;.jpg&quot;" office:value-type="string" office:string-value="mv  194523085_ab01ed25a6.jpg ~/repo/DATA/INPUT/StarterBundle/Animals/panda.490.jpg" calcext:value-type="string">
            <text:p>mv <text:s/>194523085_ab01ed25a6.jpg ~/repo/DATA/INPUT/StarterBundle/Animals/panda.490.jpg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94523841_34dde17c5e.jpg</text:p>
          </table:table-cell>
          <table:table-cell/>
          <table:table-cell table:formula="of:=[.$B$1]&amp;&quot;  &quot;&amp;[.B493]&amp;&quot; &quot;&amp;[.$C$1]&amp;[.A493]&amp;&quot;.jpg&quot;" office:value-type="string" office:string-value="mv  194523841_34dde17c5e.jpg ~/repo/DATA/INPUT/StarterBundle/Animals/panda.491.jpg" calcext:value-type="string">
            <text:p>mv <text:s/>194523841_34dde17c5e.jpg ~/repo/DATA/INPUT/StarterBundle/Animals/panda.491.jpg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194526472_d3dc017a60.jpg</text:p>
          </table:table-cell>
          <table:table-cell/>
          <table:table-cell table:formula="of:=[.$B$1]&amp;&quot;  &quot;&amp;[.B494]&amp;&quot; &quot;&amp;[.$C$1]&amp;[.A494]&amp;&quot;.jpg&quot;" office:value-type="string" office:string-value="mv  194526472_d3dc017a60.jpg ~/repo/DATA/INPUT/StarterBundle/Animals/panda.492.jpg" calcext:value-type="string">
            <text:p>mv <text:s/>194526472_d3dc017a60.jpg ~/repo/DATA/INPUT/StarterBundle/Animals/panda.492.jpg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195167289_7c6cae8d7b.jpg</text:p>
          </table:table-cell>
          <table:table-cell/>
          <table:table-cell table:formula="of:=[.$B$1]&amp;&quot;  &quot;&amp;[.B495]&amp;&quot; &quot;&amp;[.$C$1]&amp;[.A495]&amp;&quot;.jpg&quot;" office:value-type="string" office:string-value="mv  195167289_7c6cae8d7b.jpg ~/repo/DATA/INPUT/StarterBundle/Animals/panda.493.jpg" calcext:value-type="string">
            <text:p>mv <text:s/>195167289_7c6cae8d7b.jpg ~/repo/DATA/INPUT/StarterBundle/Animals/panda.493.jpg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195169924_4b31f3244f.jpg</text:p>
          </table:table-cell>
          <table:table-cell/>
          <table:table-cell table:formula="of:=[.$B$1]&amp;&quot;  &quot;&amp;[.B496]&amp;&quot; &quot;&amp;[.$C$1]&amp;[.A496]&amp;&quot;.jpg&quot;" office:value-type="string" office:string-value="mv  195169924_4b31f3244f.jpg ~/repo/DATA/INPUT/StarterBundle/Animals/panda.494.jpg" calcext:value-type="string">
            <text:p>mv <text:s/>195169924_4b31f3244f.jpg ~/repo/DATA/INPUT/StarterBundle/Animals/panda.494.jpg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95174105_30ece0c8d1.jpg</text:p>
          </table:table-cell>
          <table:table-cell/>
          <table:table-cell table:formula="of:=[.$B$1]&amp;&quot;  &quot;&amp;[.B497]&amp;&quot; &quot;&amp;[.$C$1]&amp;[.A497]&amp;&quot;.jpg&quot;" office:value-type="string" office:string-value="mv  195174105_30ece0c8d1.jpg ~/repo/DATA/INPUT/StarterBundle/Animals/panda.495.jpg" calcext:value-type="string">
            <text:p>mv <text:s/>195174105_30ece0c8d1.jpg ~/repo/DATA/INPUT/StarterBundle/Animals/panda.495.jpg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95174401_55870bbbce.jpg</text:p>
          </table:table-cell>
          <table:table-cell/>
          <table:table-cell table:formula="of:=[.$B$1]&amp;&quot;  &quot;&amp;[.B498]&amp;&quot; &quot;&amp;[.$C$1]&amp;[.A498]&amp;&quot;.jpg&quot;" office:value-type="string" office:string-value="mv  195174401_55870bbbce.jpg ~/repo/DATA/INPUT/StarterBundle/Animals/panda.496.jpg" calcext:value-type="string">
            <text:p>mv <text:s/>195174401_55870bbbce.jpg ~/repo/DATA/INPUT/StarterBundle/Animals/panda.496.jpg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959874651_1e3d9ab5cf.jpg</text:p>
          </table:table-cell>
          <table:table-cell/>
          <table:table-cell table:formula="of:=[.$B$1]&amp;&quot;  &quot;&amp;[.B499]&amp;&quot; &quot;&amp;[.$C$1]&amp;[.A499]&amp;&quot;.jpg&quot;" office:value-type="string" office:string-value="mv  1959874651_1e3d9ab5cf.jpg ~/repo/DATA/INPUT/StarterBundle/Animals/panda.497.jpg" calcext:value-type="string">
            <text:p>mv <text:s/>1959874651_1e3d9ab5cf.jpg ~/repo/DATA/INPUT/StarterBundle/Animals/panda.497.jpg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959900367_d492268797.jpg</text:p>
          </table:table-cell>
          <table:table-cell/>
          <table:table-cell table:formula="of:=[.$B$1]&amp;&quot;  &quot;&amp;[.B500]&amp;&quot; &quot;&amp;[.$C$1]&amp;[.A500]&amp;&quot;.jpg&quot;" office:value-type="string" office:string-value="mv  1959900367_d492268797.jpg ~/repo/DATA/INPUT/StarterBundle/Animals/panda.498.jpg" calcext:value-type="string">
            <text:p>mv <text:s/>1959900367_d492268797.jpg ~/repo/DATA/INPUT/StarterBundle/Animals/panda.498.jpg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959951927_47f721139f.jpg</text:p>
          </table:table-cell>
          <table:table-cell/>
          <table:table-cell table:formula="of:=[.$B$1]&amp;&quot;  &quot;&amp;[.B501]&amp;&quot; &quot;&amp;[.$C$1]&amp;[.A501]&amp;&quot;.jpg&quot;" office:value-type="string" office:string-value="mv  1959951927_47f721139f.jpg ~/repo/DATA/INPUT/StarterBundle/Animals/panda.499.jpg" calcext:value-type="string">
            <text:p>mv <text:s/>1959951927_47f721139f.jpg ~/repo/DATA/INPUT/StarterBundle/Animals/panda.499.jp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960244409_07bbf70a3b.jpg</text:p>
          </table:table-cell>
          <table:table-cell/>
          <table:table-cell table:formula="of:=[.$B$1]&amp;&quot;  &quot;&amp;[.B502]&amp;&quot; &quot;&amp;[.$C$1]&amp;[.A502]&amp;&quot;.jpg&quot;" office:value-type="string" office:string-value="mv  1960244409_07bbf70a3b.jpg ~/repo/DATA/INPUT/StarterBundle/Animals/panda.500.jpg" calcext:value-type="string">
            <text:p>mv <text:s/>1960244409_07bbf70a3b.jpg ~/repo/DATA/INPUT/StarterBundle/Animals/panda.500.jp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1960272983_376cf327fc.jpg</text:p>
          </table:table-cell>
          <table:table-cell/>
          <table:table-cell table:formula="of:=[.$B$1]&amp;&quot;  &quot;&amp;[.B503]&amp;&quot; &quot;&amp;[.$C$1]&amp;[.A503]&amp;&quot;.jpg&quot;" office:value-type="string" office:string-value="mv  1960272983_376cf327fc.jpg ~/repo/DATA/INPUT/StarterBundle/Animals/panda.501.jpg" calcext:value-type="string">
            <text:p>mv <text:s/>1960272983_376cf327fc.jpg ~/repo/DATA/INPUT/StarterBundle/Animals/panda.501.jp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1960733736_d65ad80921.jpg</text:p>
          </table:table-cell>
          <table:table-cell/>
          <table:table-cell table:formula="of:=[.$B$1]&amp;&quot;  &quot;&amp;[.B504]&amp;&quot; &quot;&amp;[.$C$1]&amp;[.A504]&amp;&quot;.jpg&quot;" office:value-type="string" office:string-value="mv  1960733736_d65ad80921.jpg ~/repo/DATA/INPUT/StarterBundle/Animals/panda.502.jpg" calcext:value-type="string">
            <text:p>mv <text:s/>1960733736_d65ad80921.jpg ~/repo/DATA/INPUT/StarterBundle/Animals/panda.502.jp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1961117194_533b220175.jpg</text:p>
          </table:table-cell>
          <table:table-cell/>
          <table:table-cell table:formula="of:=[.$B$1]&amp;&quot;  &quot;&amp;[.B505]&amp;&quot; &quot;&amp;[.$C$1]&amp;[.A505]&amp;&quot;.jpg&quot;" office:value-type="string" office:string-value="mv  1961117194_533b220175.jpg ~/repo/DATA/INPUT/StarterBundle/Animals/panda.503.jpg" calcext:value-type="string">
            <text:p>mv <text:s/>1961117194_533b220175.jpg ~/repo/DATA/INPUT/StarterBundle/Animals/panda.503.jp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96301998_0c2c0b7933.jpg</text:p>
          </table:table-cell>
          <table:table-cell/>
          <table:table-cell table:formula="of:=[.$B$1]&amp;&quot;  &quot;&amp;[.B506]&amp;&quot; &quot;&amp;[.$C$1]&amp;[.A506]&amp;&quot;.jpg&quot;" office:value-type="string" office:string-value="mv  196301998_0c2c0b7933.jpg ~/repo/DATA/INPUT/StarterBundle/Animals/panda.504.jpg" calcext:value-type="string">
            <text:p>mv <text:s/>196301998_0c2c0b7933.jpg ~/repo/DATA/INPUT/StarterBundle/Animals/panda.504.jp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96643325_3df45373a5.jpg</text:p>
          </table:table-cell>
          <table:table-cell/>
          <table:table-cell table:formula="of:=[.$B$1]&amp;&quot;  &quot;&amp;[.B507]&amp;&quot; &quot;&amp;[.$C$1]&amp;[.A507]&amp;&quot;.jpg&quot;" office:value-type="string" office:string-value="mv  196643325_3df45373a5.jpg ~/repo/DATA/INPUT/StarterBundle/Animals/panda.505.jpg" calcext:value-type="string">
            <text:p>mv <text:s/>196643325_3df45373a5.jpg ~/repo/DATA/INPUT/StarterBundle/Animals/panda.505.jp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196878920_c04bfce206.jpg</text:p>
          </table:table-cell>
          <table:table-cell/>
          <table:table-cell table:formula="of:=[.$B$1]&amp;&quot;  &quot;&amp;[.B508]&amp;&quot; &quot;&amp;[.$C$1]&amp;[.A508]&amp;&quot;.jpg&quot;" office:value-type="string" office:string-value="mv  196878920_c04bfce206.jpg ~/repo/DATA/INPUT/StarterBundle/Animals/panda.506.jpg" calcext:value-type="string">
            <text:p>mv <text:s/>196878920_c04bfce206.jpg ~/repo/DATA/INPUT/StarterBundle/Animals/panda.506.jp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196879762_894c388b1e.jpg</text:p>
          </table:table-cell>
          <table:table-cell/>
          <table:table-cell table:formula="of:=[.$B$1]&amp;&quot;  &quot;&amp;[.B509]&amp;&quot; &quot;&amp;[.$C$1]&amp;[.A509]&amp;&quot;.jpg&quot;" office:value-type="string" office:string-value="mv  196879762_894c388b1e.jpg ~/repo/DATA/INPUT/StarterBundle/Animals/panda.507.jpg" calcext:value-type="string">
            <text:p>mv <text:s/>196879762_894c388b1e.jpg ~/repo/DATA/INPUT/StarterBundle/Animals/panda.507.jp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196879855_bbff558b5c.jpg</text:p>
          </table:table-cell>
          <table:table-cell/>
          <table:table-cell table:formula="of:=[.$B$1]&amp;&quot;  &quot;&amp;[.B510]&amp;&quot; &quot;&amp;[.$C$1]&amp;[.A510]&amp;&quot;.jpg&quot;" office:value-type="string" office:string-value="mv  196879855_bbff558b5c.jpg ~/repo/DATA/INPUT/StarterBundle/Animals/panda.508.jpg" calcext:value-type="string">
            <text:p>mv <text:s/>196879855_bbff558b5c.jpg ~/repo/DATA/INPUT/StarterBundle/Animals/panda.508.jp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197014063_7b9e994031.jpg</text:p>
          </table:table-cell>
          <table:table-cell/>
          <table:table-cell table:formula="of:=[.$B$1]&amp;&quot;  &quot;&amp;[.B511]&amp;&quot; &quot;&amp;[.$C$1]&amp;[.A511]&amp;&quot;.jpg&quot;" office:value-type="string" office:string-value="mv  197014063_7b9e994031.jpg ~/repo/DATA/INPUT/StarterBundle/Animals/panda.509.jpg" calcext:value-type="string">
            <text:p>mv <text:s/>197014063_7b9e994031.jpg ~/repo/DATA/INPUT/StarterBundle/Animals/panda.509.jp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197506298_c6fcc4346c.jpg</text:p>
          </table:table-cell>
          <table:table-cell/>
          <table:table-cell table:formula="of:=[.$B$1]&amp;&quot;  &quot;&amp;[.B512]&amp;&quot; &quot;&amp;[.$C$1]&amp;[.A512]&amp;&quot;.jpg&quot;" office:value-type="string" office:string-value="mv  197506298_c6fcc4346c.jpg ~/repo/DATA/INPUT/StarterBundle/Animals/panda.510.jpg" calcext:value-type="string">
            <text:p>mv <text:s/>197506298_c6fcc4346c.jpg ~/repo/DATA/INPUT/StarterBundle/Animals/panda.510.jp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97512548_9936f8c0d5.jpg</text:p>
          </table:table-cell>
          <table:table-cell/>
          <table:table-cell table:formula="of:=[.$B$1]&amp;&quot;  &quot;&amp;[.B513]&amp;&quot; &quot;&amp;[.$C$1]&amp;[.A513]&amp;&quot;.jpg&quot;" office:value-type="string" office:string-value="mv  197512548_9936f8c0d5.jpg ~/repo/DATA/INPUT/StarterBundle/Animals/panda.511.jpg" calcext:value-type="string">
            <text:p>mv <text:s/>197512548_9936f8c0d5.jpg ~/repo/DATA/INPUT/StarterBundle/Animals/panda.511.jp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197514120_641c61f464.jpg</text:p>
          </table:table-cell>
          <table:table-cell/>
          <table:table-cell table:formula="of:=[.$B$1]&amp;&quot;  &quot;&amp;[.B514]&amp;&quot; &quot;&amp;[.$C$1]&amp;[.A514]&amp;&quot;.jpg&quot;" office:value-type="string" office:string-value="mv  197514120_641c61f464.jpg ~/repo/DATA/INPUT/StarterBundle/Animals/panda.512.jpg" calcext:value-type="string">
            <text:p>mv <text:s/>197514120_641c61f464.jpg ~/repo/DATA/INPUT/StarterBundle/Animals/panda.512.jp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197516122_bf6ec36f58.jpg</text:p>
          </table:table-cell>
          <table:table-cell/>
          <table:table-cell table:formula="of:=[.$B$1]&amp;&quot;  &quot;&amp;[.B515]&amp;&quot; &quot;&amp;[.$C$1]&amp;[.A515]&amp;&quot;.jpg&quot;" office:value-type="string" office:string-value="mv  197516122_bf6ec36f58.jpg ~/repo/DATA/INPUT/StarterBundle/Animals/panda.513.jpg" calcext:value-type="string">
            <text:p>mv <text:s/>197516122_bf6ec36f58.jpg ~/repo/DATA/INPUT/StarterBundle/Animals/panda.513.jp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197518304_f2204d44cb.jpg</text:p>
          </table:table-cell>
          <table:table-cell/>
          <table:table-cell table:formula="of:=[.$B$1]&amp;&quot;  &quot;&amp;[.B516]&amp;&quot; &quot;&amp;[.$C$1]&amp;[.A516]&amp;&quot;.jpg&quot;" office:value-type="string" office:string-value="mv  197518304_f2204d44cb.jpg ~/repo/DATA/INPUT/StarterBundle/Animals/panda.514.jpg" calcext:value-type="string">
            <text:p>mv <text:s/>197518304_f2204d44cb.jpg ~/repo/DATA/INPUT/StarterBundle/Animals/panda.514.jp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197808846_6005430a5e.jpg</text:p>
          </table:table-cell>
          <table:table-cell/>
          <table:table-cell table:formula="of:=[.$B$1]&amp;&quot;  &quot;&amp;[.B517]&amp;&quot; &quot;&amp;[.$C$1]&amp;[.A517]&amp;&quot;.jpg&quot;" office:value-type="string" office:string-value="mv  197808846_6005430a5e.jpg ~/repo/DATA/INPUT/StarterBundle/Animals/panda.515.jpg" calcext:value-type="string">
            <text:p>mv <text:s/>197808846_6005430a5e.jpg ~/repo/DATA/INPUT/StarterBundle/Animals/panda.515.jp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197809041_a8096bd96c.jpg</text:p>
          </table:table-cell>
          <table:table-cell/>
          <table:table-cell table:formula="of:=[.$B$1]&amp;&quot;  &quot;&amp;[.B518]&amp;&quot; &quot;&amp;[.$C$1]&amp;[.A518]&amp;&quot;.jpg&quot;" office:value-type="string" office:string-value="mv  197809041_a8096bd96c.jpg ~/repo/DATA/INPUT/StarterBundle/Animals/panda.516.jpg" calcext:value-type="string">
            <text:p>mv <text:s/>197809041_a8096bd96c.jpg ~/repo/DATA/INPUT/StarterBundle/Animals/panda.516.jpg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197810304_f477b1abde.jpg</text:p>
          </table:table-cell>
          <table:table-cell/>
          <table:table-cell table:formula="of:=[.$B$1]&amp;&quot;  &quot;&amp;[.B519]&amp;&quot; &quot;&amp;[.$C$1]&amp;[.A519]&amp;&quot;.jpg&quot;" office:value-type="string" office:string-value="mv  197810304_f477b1abde.jpg ~/repo/DATA/INPUT/StarterBundle/Animals/panda.517.jpg" calcext:value-type="string">
            <text:p>mv <text:s/>197810304_f477b1abde.jpg ~/repo/DATA/INPUT/StarterBundle/Animals/panda.517.jpg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197810981_41dddfaa12.jpg</text:p>
          </table:table-cell>
          <table:table-cell/>
          <table:table-cell table:formula="of:=[.$B$1]&amp;&quot;  &quot;&amp;[.B520]&amp;&quot; &quot;&amp;[.$C$1]&amp;[.A520]&amp;&quot;.jpg&quot;" office:value-type="string" office:string-value="mv  197810981_41dddfaa12.jpg ~/repo/DATA/INPUT/StarterBundle/Animals/panda.518.jpg" calcext:value-type="string">
            <text:p>mv <text:s/>197810981_41dddfaa12.jpg ~/repo/DATA/INPUT/StarterBundle/Animals/panda.518.jpg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197811183_fde45eb4c1.jpg</text:p>
          </table:table-cell>
          <table:table-cell/>
          <table:table-cell table:formula="of:=[.$B$1]&amp;&quot;  &quot;&amp;[.B521]&amp;&quot; &quot;&amp;[.$C$1]&amp;[.A521]&amp;&quot;.jpg&quot;" office:value-type="string" office:string-value="mv  197811183_fde45eb4c1.jpg ~/repo/DATA/INPUT/StarterBundle/Animals/panda.519.jpg" calcext:value-type="string">
            <text:p>mv <text:s/>197811183_fde45eb4c1.jpg ~/repo/DATA/INPUT/StarterBundle/Animals/panda.519.jpg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197811313_8412f51c09.jpg</text:p>
          </table:table-cell>
          <table:table-cell/>
          <table:table-cell table:formula="of:=[.$B$1]&amp;&quot;  &quot;&amp;[.B522]&amp;&quot; &quot;&amp;[.$C$1]&amp;[.A522]&amp;&quot;.jpg&quot;" office:value-type="string" office:string-value="mv  197811313_8412f51c09.jpg ~/repo/DATA/INPUT/StarterBundle/Animals/panda.520.jpg" calcext:value-type="string">
            <text:p>mv <text:s/>197811313_8412f51c09.jpg ~/repo/DATA/INPUT/StarterBundle/Animals/panda.520.jp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197811416_3c95658802.jpg</text:p>
          </table:table-cell>
          <table:table-cell/>
          <table:table-cell table:formula="of:=[.$B$1]&amp;&quot;  &quot;&amp;[.B523]&amp;&quot; &quot;&amp;[.$C$1]&amp;[.A523]&amp;&quot;.jpg&quot;" office:value-type="string" office:string-value="mv  197811416_3c95658802.jpg ~/repo/DATA/INPUT/StarterBundle/Animals/panda.521.jpg" calcext:value-type="string">
            <text:p>mv <text:s/>197811416_3c95658802.jpg ~/repo/DATA/INPUT/StarterBundle/Animals/panda.521.jp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98612556_5b1e6b0c1a.jpg</text:p>
          </table:table-cell>
          <table:table-cell/>
          <table:table-cell table:formula="of:=[.$B$1]&amp;&quot;  &quot;&amp;[.B524]&amp;&quot; &quot;&amp;[.$C$1]&amp;[.A524]&amp;&quot;.jpg&quot;" office:value-type="string" office:string-value="mv  198612556_5b1e6b0c1a.jpg ~/repo/DATA/INPUT/StarterBundle/Animals/panda.522.jpg" calcext:value-type="string">
            <text:p>mv <text:s/>198612556_5b1e6b0c1a.jpg ~/repo/DATA/INPUT/StarterBundle/Animals/panda.522.jpg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98627578_b499b4073e.jpg</text:p>
          </table:table-cell>
          <table:table-cell/>
          <table:table-cell table:formula="of:=[.$B$1]&amp;&quot;  &quot;&amp;[.B525]&amp;&quot; &quot;&amp;[.$C$1]&amp;[.A525]&amp;&quot;.jpg&quot;" office:value-type="string" office:string-value="mv  198627578_b499b4073e.jpg ~/repo/DATA/INPUT/StarterBundle/Animals/panda.523.jpg" calcext:value-type="string">
            <text:p>mv <text:s/>198627578_b499b4073e.jpg ~/repo/DATA/INPUT/StarterBundle/Animals/panda.523.jpg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990866176_f5bb9f6b0c.jpg</text:p>
          </table:table-cell>
          <table:table-cell/>
          <table:table-cell table:formula="of:=[.$B$1]&amp;&quot;  &quot;&amp;[.B526]&amp;&quot; &quot;&amp;[.$C$1]&amp;[.A526]&amp;&quot;.jpg&quot;" office:value-type="string" office:string-value="mv  1990866176_f5bb9f6b0c.jpg ~/repo/DATA/INPUT/StarterBundle/Animals/panda.524.jpg" calcext:value-type="string">
            <text:p>mv <text:s/>1990866176_f5bb9f6b0c.jpg ~/repo/DATA/INPUT/StarterBundle/Animals/panda.524.jpg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199389959_56aba10aa2.jpg</text:p>
          </table:table-cell>
          <table:table-cell/>
          <table:table-cell table:formula="of:=[.$B$1]&amp;&quot;  &quot;&amp;[.B527]&amp;&quot; &quot;&amp;[.$C$1]&amp;[.A527]&amp;&quot;.jpg&quot;" office:value-type="string" office:string-value="mv  199389959_56aba10aa2.jpg ~/repo/DATA/INPUT/StarterBundle/Animals/panda.525.jpg" calcext:value-type="string">
            <text:p>mv <text:s/>199389959_56aba10aa2.jpg ~/repo/DATA/INPUT/StarterBundle/Animals/panda.525.jpg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99391078_e2542172ac.jpg</text:p>
          </table:table-cell>
          <table:table-cell/>
          <table:table-cell table:formula="of:=[.$B$1]&amp;&quot;  &quot;&amp;[.B528]&amp;&quot; &quot;&amp;[.$C$1]&amp;[.A528]&amp;&quot;.jpg&quot;" office:value-type="string" office:string-value="mv  199391078_e2542172ac.jpg ~/repo/DATA/INPUT/StarterBundle/Animals/panda.526.jpg" calcext:value-type="string">
            <text:p>mv <text:s/>199391078_e2542172ac.jpg ~/repo/DATA/INPUT/StarterBundle/Animals/panda.526.jpg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.jpg</text:p>
          </table:table-cell>
          <table:table-cell/>
          <table:table-cell table:formula="of:=[.$B$1]&amp;&quot;  &quot;&amp;[.B529]&amp;&quot; &quot;&amp;[.$C$1]&amp;[.A529]&amp;&quot;.jpg&quot;" office:value-type="string" office:string-value="mv  1.jpg ~/repo/DATA/INPUT/StarterBundle/Animals/panda.527.jpg" calcext:value-type="string">
            <text:p>mv <text:s/>1.jpg ~/repo/DATA/INPUT/StarterBundle/Animals/panda.527.jpg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0082564_713533c208.jpg</text:p>
          </table:table-cell>
          <table:table-cell/>
          <table:table-cell table:formula="of:=[.$B$1]&amp;&quot;  &quot;&amp;[.B530]&amp;&quot; &quot;&amp;[.$C$1]&amp;[.A530]&amp;&quot;.jpg&quot;" office:value-type="string" office:string-value="mv  200082564_713533c208.jpg ~/repo/DATA/INPUT/StarterBundle/Animals/panda.528.jpg" calcext:value-type="string">
            <text:p>mv <text:s/>200082564_713533c208.jpg ~/repo/DATA/INPUT/StarterBundle/Animals/panda.528.jpg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0087876_a6ec892beb.jpg</text:p>
          </table:table-cell>
          <table:table-cell/>
          <table:table-cell table:formula="of:=[.$B$1]&amp;&quot;  &quot;&amp;[.B531]&amp;&quot; &quot;&amp;[.$C$1]&amp;[.A531]&amp;&quot;.jpg&quot;" office:value-type="string" office:string-value="mv  200087876_a6ec892beb.jpg ~/repo/DATA/INPUT/StarterBundle/Animals/panda.529.jpg" calcext:value-type="string">
            <text:p>mv <text:s/>200087876_a6ec892beb.jpg ~/repo/DATA/INPUT/StarterBundle/Animals/panda.529.jpg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0106806_d8e6fdac16.jpg</text:p>
          </table:table-cell>
          <table:table-cell/>
          <table:table-cell table:formula="of:=[.$B$1]&amp;&quot;  &quot;&amp;[.B532]&amp;&quot; &quot;&amp;[.$C$1]&amp;[.A532]&amp;&quot;.jpg&quot;" office:value-type="string" office:string-value="mv  200106806_d8e6fdac16.jpg ~/repo/DATA/INPUT/StarterBundle/Animals/panda.530.jpg" calcext:value-type="string">
            <text:p>mv <text:s/>200106806_d8e6fdac16.jpg ~/repo/DATA/INPUT/StarterBundle/Animals/panda.530.jpg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003095148_27c514a445.jpg</text:p>
          </table:table-cell>
          <table:table-cell/>
          <table:table-cell table:formula="of:=[.$B$1]&amp;&quot;  &quot;&amp;[.B533]&amp;&quot; &quot;&amp;[.$C$1]&amp;[.A533]&amp;&quot;.jpg&quot;" office:value-type="string" office:string-value="mv  2003095148_27c514a445.jpg ~/repo/DATA/INPUT/StarterBundle/Animals/panda.531.jpg" calcext:value-type="string">
            <text:p>mv <text:s/>2003095148_27c514a445.jpg ~/repo/DATA/INPUT/StarterBundle/Animals/panda.531.jpg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03115734_a6fb99153a.jpg</text:p>
          </table:table-cell>
          <table:table-cell/>
          <table:table-cell table:formula="of:=[.$B$1]&amp;&quot;  &quot;&amp;[.B534]&amp;&quot; &quot;&amp;[.$C$1]&amp;[.A534]&amp;&quot;.jpg&quot;" office:value-type="string" office:string-value="mv  2003115734_a6fb99153a.jpg ~/repo/DATA/INPUT/StarterBundle/Animals/panda.532.jpg" calcext:value-type="string">
            <text:p>mv <text:s/>2003115734_a6fb99153a.jpg ~/repo/DATA/INPUT/StarterBundle/Animals/panda.532.jpg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03124104_4139aae28f.jpg</text:p>
          </table:table-cell>
          <table:table-cell/>
          <table:table-cell table:formula="of:=[.$B$1]&amp;&quot;  &quot;&amp;[.B535]&amp;&quot; &quot;&amp;[.$C$1]&amp;[.A535]&amp;&quot;.jpg&quot;" office:value-type="string" office:string-value="mv  2003124104_4139aae28f.jpg ~/repo/DATA/INPUT/StarterBundle/Animals/panda.533.jpg" calcext:value-type="string">
            <text:p>mv <text:s/>2003124104_4139aae28f.jpg ~/repo/DATA/INPUT/StarterBundle/Animals/panda.533.jpg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00402100_c9cbf81cc7.jpg</text:p>
          </table:table-cell>
          <table:table-cell/>
          <table:table-cell table:formula="of:=[.$B$1]&amp;&quot;  &quot;&amp;[.B536]&amp;&quot; &quot;&amp;[.$C$1]&amp;[.A536]&amp;&quot;.jpg&quot;" office:value-type="string" office:string-value="mv  200402100_c9cbf81cc7.jpg ~/repo/DATA/INPUT/StarterBundle/Animals/panda.534.jpg" calcext:value-type="string">
            <text:p>mv <text:s/>200402100_c9cbf81cc7.jpg ~/repo/DATA/INPUT/StarterBundle/Animals/panda.534.jpg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00511818129734.jpg</text:p>
          </table:table-cell>
          <table:table-cell/>
          <table:table-cell table:formula="of:=[.$B$1]&amp;&quot;  &quot;&amp;[.B537]&amp;&quot; &quot;&amp;[.$C$1]&amp;[.A537]&amp;&quot;.jpg&quot;" office:value-type="string" office:string-value="mv  200511818129734.jpg ~/repo/DATA/INPUT/StarterBundle/Animals/panda.535.jpg" calcext:value-type="string">
            <text:p>mv <text:s/>200511818129734.jpg ~/repo/DATA/INPUT/StarterBundle/Animals/panda.535.jpg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007011209.jpg</text:p>
          </table:table-cell>
          <table:table-cell/>
          <table:table-cell table:formula="of:=[.$B$1]&amp;&quot;  &quot;&amp;[.B538]&amp;&quot; &quot;&amp;[.$C$1]&amp;[.A538]&amp;&quot;.jpg&quot;" office:value-type="string" office:string-value="mv  2007011209.jpg ~/repo/DATA/INPUT/StarterBundle/Animals/panda.536.jpg" calcext:value-type="string">
            <text:p>mv <text:s/>2007011209.jpg ~/repo/DATA/INPUT/StarterBundle/Animals/panda.536.jpg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070326180603.jpeg</text:p>
          </table:table-cell>
          <table:table-cell/>
          <table:table-cell table:formula="of:=[.$B$1]&amp;&quot;  &quot;&amp;[.B539]&amp;&quot; &quot;&amp;[.$C$1]&amp;[.A539]&amp;&quot;.jpg&quot;" office:value-type="string" office:string-value="mv  20070326180603.jpeg ~/repo/DATA/INPUT/StarterBundle/Animals/panda.537.jpg" calcext:value-type="string">
            <text:p>mv <text:s/>20070326180603.jpeg ~/repo/DATA/INPUT/StarterBundle/Animals/panda.537.jpg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01547388_3666c06042.jpg</text:p>
          </table:table-cell>
          <table:table-cell/>
          <table:table-cell table:formula="of:=[.$B$1]&amp;&quot;  &quot;&amp;[.B540]&amp;&quot; &quot;&amp;[.$C$1]&amp;[.A540]&amp;&quot;.jpg&quot;" office:value-type="string" office:string-value="mv  201547388_3666c06042.jpg ~/repo/DATA/INPUT/StarterBundle/Animals/panda.538.jpg" calcext:value-type="string">
            <text:p>mv <text:s/>201547388_3666c06042.jpg ~/repo/DATA/INPUT/StarterBundle/Animals/panda.538.jpg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01553303_0cb804ef66.jpg</text:p>
          </table:table-cell>
          <table:table-cell/>
          <table:table-cell table:formula="of:=[.$B$1]&amp;&quot;  &quot;&amp;[.B541]&amp;&quot; &quot;&amp;[.$C$1]&amp;[.A541]&amp;&quot;.jpg&quot;" office:value-type="string" office:string-value="mv  201553303_0cb804ef66.jpg ~/repo/DATA/INPUT/StarterBundle/Animals/panda.539.jpg" calcext:value-type="string">
            <text:p>mv <text:s/>201553303_0cb804ef66.jpg ~/repo/DATA/INPUT/StarterBundle/Animals/panda.539.jpg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3498844_684a3fa190.jpg</text:p>
          </table:table-cell>
          <table:table-cell/>
          <table:table-cell table:formula="of:=[.$B$1]&amp;&quot;  &quot;&amp;[.B542]&amp;&quot; &quot;&amp;[.$C$1]&amp;[.A542]&amp;&quot;.jpg&quot;" office:value-type="string" office:string-value="mv  203498844_684a3fa190.jpg ~/repo/DATA/INPUT/StarterBundle/Animals/panda.540.jpg" calcext:value-type="string">
            <text:p>mv <text:s/>203498844_684a3fa190.jpg ~/repo/DATA/INPUT/StarterBundle/Animals/panda.540.jp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03498846_26a116a71e.jpg</text:p>
          </table:table-cell>
          <table:table-cell/>
          <table:table-cell table:formula="of:=[.$B$1]&amp;&quot;  &quot;&amp;[.B543]&amp;&quot; &quot;&amp;[.$C$1]&amp;[.A543]&amp;&quot;.jpg&quot;" office:value-type="string" office:string-value="mv  203498846_26a116a71e.jpg ~/repo/DATA/INPUT/StarterBundle/Animals/panda.541.jpg" calcext:value-type="string">
            <text:p>mv <text:s/>203498846_26a116a71e.jpg ~/repo/DATA/INPUT/StarterBundle/Animals/panda.541.jpg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37076142_65453bb1fe.jpg</text:p>
          </table:table-cell>
          <table:table-cell/>
          <table:table-cell table:formula="of:=[.$B$1]&amp;&quot;  &quot;&amp;[.B544]&amp;&quot; &quot;&amp;[.$C$1]&amp;[.A544]&amp;&quot;.jpg&quot;" office:value-type="string" office:string-value="mv  2037076142_65453bb1fe.jpg ~/repo/DATA/INPUT/StarterBundle/Animals/panda.542.jpg" calcext:value-type="string">
            <text:p>mv <text:s/>2037076142_65453bb1fe.jpg ~/repo/DATA/INPUT/StarterBundle/Animals/panda.542.jpg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37079834_3b9c802898.jpg</text:p>
          </table:table-cell>
          <table:table-cell/>
          <table:table-cell table:formula="of:=[.$B$1]&amp;&quot;  &quot;&amp;[.B545]&amp;&quot; &quot;&amp;[.$C$1]&amp;[.A545]&amp;&quot;.jpg&quot;" office:value-type="string" office:string-value="mv  2037079834_3b9c802898.jpg ~/repo/DATA/INPUT/StarterBundle/Animals/panda.543.jpg" calcext:value-type="string">
            <text:p>mv <text:s/>2037079834_3b9c802898.jpg ~/repo/DATA/INPUT/StarterBundle/Animals/panda.543.jpg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40040228_e003f86f2f.jpg</text:p>
          </table:table-cell>
          <table:table-cell/>
          <table:table-cell table:formula="of:=[.$B$1]&amp;&quot;  &quot;&amp;[.B546]&amp;&quot; &quot;&amp;[.$C$1]&amp;[.A546]&amp;&quot;.jpg&quot;" office:value-type="string" office:string-value="mv  2040040228_e003f86f2f.jpg ~/repo/DATA/INPUT/StarterBundle/Animals/panda.544.jpg" calcext:value-type="string">
            <text:p>mv <text:s/>2040040228_e003f86f2f.jpg ~/repo/DATA/INPUT/StarterBundle/Animals/panda.544.jpg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4559826_6d8bf72815.jpg</text:p>
          </table:table-cell>
          <table:table-cell/>
          <table:table-cell table:formula="of:=[.$B$1]&amp;&quot;  &quot;&amp;[.B547]&amp;&quot; &quot;&amp;[.$C$1]&amp;[.A547]&amp;&quot;.jpg&quot;" office:value-type="string" office:string-value="mv  204559826_6d8bf72815.jpg ~/repo/DATA/INPUT/StarterBundle/Animals/panda.545.jpg" calcext:value-type="string">
            <text:p>mv <text:s/>204559826_6d8bf72815.jpg ~/repo/DATA/INPUT/StarterBundle/Animals/panda.545.jpg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04560556_bcf0c24f98.jpg</text:p>
          </table:table-cell>
          <table:table-cell/>
          <table:table-cell table:formula="of:=[.$B$1]&amp;&quot;  &quot;&amp;[.B548]&amp;&quot; &quot;&amp;[.$C$1]&amp;[.A548]&amp;&quot;.jpg&quot;" office:value-type="string" office:string-value="mv  204560556_bcf0c24f98.jpg ~/repo/DATA/INPUT/StarterBundle/Animals/panda.546.jpg" calcext:value-type="string">
            <text:p>mv <text:s/>204560556_bcf0c24f98.jpg ~/repo/DATA/INPUT/StarterBundle/Animals/panda.546.jpg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046310173_5a33462c94.jpg</text:p>
          </table:table-cell>
          <table:table-cell/>
          <table:table-cell table:formula="of:=[.$B$1]&amp;&quot;  &quot;&amp;[.B549]&amp;&quot; &quot;&amp;[.$C$1]&amp;[.A549]&amp;&quot;.jpg&quot;" office:value-type="string" office:string-value="mv  2046310173_5a33462c94.jpg ~/repo/DATA/INPUT/StarterBundle/Animals/panda.547.jpg" calcext:value-type="string">
            <text:p>mv <text:s/>2046310173_5a33462c94.jpg ~/repo/DATA/INPUT/StarterBundle/Animals/panda.547.jpg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47098614_3b7a3cd2a4.jpg</text:p>
          </table:table-cell>
          <table:table-cell/>
          <table:table-cell table:formula="of:=[.$B$1]&amp;&quot;  &quot;&amp;[.B550]&amp;&quot; &quot;&amp;[.$C$1]&amp;[.A550]&amp;&quot;.jpg&quot;" office:value-type="string" office:string-value="mv  2047098614_3b7a3cd2a4.jpg ~/repo/DATA/INPUT/StarterBundle/Animals/panda.548.jpg" calcext:value-type="string">
            <text:p>mv <text:s/>2047098614_3b7a3cd2a4.jpg ~/repo/DATA/INPUT/StarterBundle/Animals/panda.548.jpg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47100534_dc1a6017d9.jpg</text:p>
          </table:table-cell>
          <table:table-cell/>
          <table:table-cell table:formula="of:=[.$B$1]&amp;&quot;  &quot;&amp;[.B551]&amp;&quot; &quot;&amp;[.$C$1]&amp;[.A551]&amp;&quot;.jpg&quot;" office:value-type="string" office:string-value="mv  2047100534_dc1a6017d9.jpg ~/repo/DATA/INPUT/StarterBundle/Animals/panda.549.jpg" calcext:value-type="string">
            <text:p>mv <text:s/>2047100534_dc1a6017d9.jpg ~/repo/DATA/INPUT/StarterBundle/Animals/panda.549.jpg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047101182_7433d2ce75.jpg</text:p>
          </table:table-cell>
          <table:table-cell/>
          <table:table-cell table:formula="of:=[.$B$1]&amp;&quot;  &quot;&amp;[.B552]&amp;&quot; &quot;&amp;[.$C$1]&amp;[.A552]&amp;&quot;.jpg&quot;" office:value-type="string" office:string-value="mv  2047101182_7433d2ce75.jpg ~/repo/DATA/INPUT/StarterBundle/Animals/panda.550.jpg" calcext:value-type="string">
            <text:p>mv <text:s/>2047101182_7433d2ce75.jpg ~/repo/DATA/INPUT/StarterBundle/Animals/panda.550.jpg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047103622_7146996b1a.jpg</text:p>
          </table:table-cell>
          <table:table-cell/>
          <table:table-cell table:formula="of:=[.$B$1]&amp;&quot;  &quot;&amp;[.B553]&amp;&quot; &quot;&amp;[.$C$1]&amp;[.A553]&amp;&quot;.jpg&quot;" office:value-type="string" office:string-value="mv  2047103622_7146996b1a.jpg ~/repo/DATA/INPUT/StarterBundle/Animals/panda.551.jpg" calcext:value-type="string">
            <text:p>mv <text:s/>2047103622_7146996b1a.jpg ~/repo/DATA/INPUT/StarterBundle/Animals/panda.551.jpg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2048272001_896fb4ab4e.jpg</text:p>
          </table:table-cell>
          <table:table-cell/>
          <table:table-cell table:formula="of:=[.$B$1]&amp;&quot;  &quot;&amp;[.B554]&amp;&quot; &quot;&amp;[.$C$1]&amp;[.A554]&amp;&quot;.jpg&quot;" office:value-type="string" office:string-value="mv  2048272001_896fb4ab4e.jpg ~/repo/DATA/INPUT/StarterBundle/Animals/panda.552.jpg" calcext:value-type="string">
            <text:p>mv <text:s/>2048272001_896fb4ab4e.jpg ~/repo/DATA/INPUT/StarterBundle/Animals/panda.552.jpg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2048274681_1e0dc66000.jpg</text:p>
          </table:table-cell>
          <table:table-cell/>
          <table:table-cell table:formula="of:=[.$B$1]&amp;&quot;  &quot;&amp;[.B555]&amp;&quot; &quot;&amp;[.$C$1]&amp;[.A555]&amp;&quot;.jpg&quot;" office:value-type="string" office:string-value="mv  2048274681_1e0dc66000.jpg ~/repo/DATA/INPUT/StarterBundle/Animals/panda.553.jpg" calcext:value-type="string">
            <text:p>mv <text:s/>2048274681_1e0dc66000.jpg ~/repo/DATA/INPUT/StarterBundle/Animals/panda.553.jpg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048281219_a3c30bae80.jpg</text:p>
          </table:table-cell>
          <table:table-cell/>
          <table:table-cell table:formula="of:=[.$B$1]&amp;&quot;  &quot;&amp;[.B556]&amp;&quot; &quot;&amp;[.$C$1]&amp;[.A556]&amp;&quot;.jpg&quot;" office:value-type="string" office:string-value="mv  2048281219_a3c30bae80.jpg ~/repo/DATA/INPUT/StarterBundle/Animals/panda.554.jpg" calcext:value-type="string">
            <text:p>mv <text:s/>2048281219_a3c30bae80.jpg ~/repo/DATA/INPUT/StarterBundle/Animals/panda.554.jpg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048281893_98b002dfc1.jpg</text:p>
          </table:table-cell>
          <table:table-cell/>
          <table:table-cell table:formula="of:=[.$B$1]&amp;&quot;  &quot;&amp;[.B557]&amp;&quot; &quot;&amp;[.$C$1]&amp;[.A557]&amp;&quot;.jpg&quot;" office:value-type="string" office:string-value="mv  2048281893_98b002dfc1.jpg ~/repo/DATA/INPUT/StarterBundle/Animals/panda.555.jpg" calcext:value-type="string">
            <text:p>mv <text:s/>2048281893_98b002dfc1.jpg ~/repo/DATA/INPUT/StarterBundle/Animals/panda.555.jpg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049055210_8e377a6a67.jpg</text:p>
          </table:table-cell>
          <table:table-cell/>
          <table:table-cell table:formula="of:=[.$B$1]&amp;&quot;  &quot;&amp;[.B558]&amp;&quot; &quot;&amp;[.$C$1]&amp;[.A558]&amp;&quot;.jpg&quot;" office:value-type="string" office:string-value="mv  2049055210_8e377a6a67.jpg ~/repo/DATA/INPUT/StarterBundle/Animals/panda.556.jpg" calcext:value-type="string">
            <text:p>mv <text:s/>2049055210_8e377a6a67.jpg ~/repo/DATA/INPUT/StarterBundle/Animals/panda.556.jpg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049071146_fd69aa3c53.jpg</text:p>
          </table:table-cell>
          <table:table-cell/>
          <table:table-cell table:formula="of:=[.$B$1]&amp;&quot;  &quot;&amp;[.B559]&amp;&quot; &quot;&amp;[.$C$1]&amp;[.A559]&amp;&quot;.jpg&quot;" office:value-type="string" office:string-value="mv  2049071146_fd69aa3c53.jpg ~/repo/DATA/INPUT/StarterBundle/Animals/panda.557.jpg" calcext:value-type="string">
            <text:p>mv <text:s/>2049071146_fd69aa3c53.jpg ~/repo/DATA/INPUT/StarterBundle/Animals/panda.557.jpg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051840952_7b10af0b0d.jpg</text:p>
          </table:table-cell>
          <table:table-cell/>
          <table:table-cell table:formula="of:=[.$B$1]&amp;&quot;  &quot;&amp;[.B560]&amp;&quot; &quot;&amp;[.$C$1]&amp;[.A560]&amp;&quot;.jpg&quot;" office:value-type="string" office:string-value="mv  2051840952_7b10af0b0d.jpg ~/repo/DATA/INPUT/StarterBundle/Animals/panda.558.jpg" calcext:value-type="string">
            <text:p>mv <text:s/>2051840952_7b10af0b0d.jpg ~/repo/DATA/INPUT/StarterBundle/Animals/panda.558.jpg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051841850_7cb978fe72.jpg</text:p>
          </table:table-cell>
          <table:table-cell/>
          <table:table-cell table:formula="of:=[.$B$1]&amp;&quot;  &quot;&amp;[.B561]&amp;&quot; &quot;&amp;[.$C$1]&amp;[.A561]&amp;&quot;.jpg&quot;" office:value-type="string" office:string-value="mv  2051841850_7cb978fe72.jpg ~/repo/DATA/INPUT/StarterBundle/Animals/panda.559.jpg" calcext:value-type="string">
            <text:p>mv <text:s/>2051841850_7cb978fe72.jpg ~/repo/DATA/INPUT/StarterBundle/Animals/panda.559.jpg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205510318_17b2daa8ee.jpg</text:p>
          </table:table-cell>
          <table:table-cell/>
          <table:table-cell table:formula="of:=[.$B$1]&amp;&quot;  &quot;&amp;[.B562]&amp;&quot; &quot;&amp;[.$C$1]&amp;[.A562]&amp;&quot;.jpg&quot;" office:value-type="string" office:string-value="mv  205510318_17b2daa8ee.jpg ~/repo/DATA/INPUT/StarterBundle/Animals/panda.560.jpg" calcext:value-type="string">
            <text:p>mv <text:s/>205510318_17b2daa8ee.jpg ~/repo/DATA/INPUT/StarterBundle/Animals/panda.560.jpg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05510721_13c9396cc9.jpg</text:p>
          </table:table-cell>
          <table:table-cell/>
          <table:table-cell table:formula="of:=[.$B$1]&amp;&quot;  &quot;&amp;[.B563]&amp;&quot; &quot;&amp;[.$C$1]&amp;[.A563]&amp;&quot;.jpg&quot;" office:value-type="string" office:string-value="mv  205510721_13c9396cc9.jpg ~/repo/DATA/INPUT/StarterBundle/Animals/panda.561.jpg" calcext:value-type="string">
            <text:p>mv <text:s/>205510721_13c9396cc9.jpg ~/repo/DATA/INPUT/StarterBundle/Animals/panda.561.jpg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05511135_155c3076f3.jpg</text:p>
          </table:table-cell>
          <table:table-cell/>
          <table:table-cell table:formula="of:=[.$B$1]&amp;&quot;  &quot;&amp;[.B564]&amp;&quot; &quot;&amp;[.$C$1]&amp;[.A564]&amp;&quot;.jpg&quot;" office:value-type="string" office:string-value="mv  205511135_155c3076f3.jpg ~/repo/DATA/INPUT/StarterBundle/Animals/panda.562.jpg" calcext:value-type="string">
            <text:p>mv <text:s/>205511135_155c3076f3.jpg ~/repo/DATA/INPUT/StarterBundle/Animals/panda.562.jpg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05519428_adff70e805.jpg</text:p>
          </table:table-cell>
          <table:table-cell/>
          <table:table-cell table:formula="of:=[.$B$1]&amp;&quot;  &quot;&amp;[.B565]&amp;&quot; &quot;&amp;[.$C$1]&amp;[.A565]&amp;&quot;.jpg&quot;" office:value-type="string" office:string-value="mv  205519428_adff70e805.jpg ~/repo/DATA/INPUT/StarterBundle/Animals/panda.563.jpg" calcext:value-type="string">
            <text:p>mv <text:s/>205519428_adff70e805.jpg ~/repo/DATA/INPUT/StarterBundle/Animals/panda.563.jpg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058407571_5f54888b66.jpg</text:p>
          </table:table-cell>
          <table:table-cell/>
          <table:table-cell table:formula="of:=[.$B$1]&amp;&quot;  &quot;&amp;[.B566]&amp;&quot; &quot;&amp;[.$C$1]&amp;[.A566]&amp;&quot;.jpg&quot;" office:value-type="string" office:string-value="mv  2058407571_5f54888b66.jpg ~/repo/DATA/INPUT/StarterBundle/Animals/panda.564.jpg" calcext:value-type="string">
            <text:p>mv <text:s/>2058407571_5f54888b66.jpg ~/repo/DATA/INPUT/StarterBundle/Animals/panda.564.jpg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059193556_26d1d2a1ee.jpg</text:p>
          </table:table-cell>
          <table:table-cell/>
          <table:table-cell table:formula="of:=[.$B$1]&amp;&quot;  &quot;&amp;[.B567]&amp;&quot; &quot;&amp;[.$C$1]&amp;[.A567]&amp;&quot;.jpg&quot;" office:value-type="string" office:string-value="mv  2059193556_26d1d2a1ee.jpg ~/repo/DATA/INPUT/StarterBundle/Animals/panda.565.jpg" calcext:value-type="string">
            <text:p>mv <text:s/>2059193556_26d1d2a1ee.jpg ~/repo/DATA/INPUT/StarterBundle/Animals/panda.565.jpg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059197662_ea76782afe.jpg</text:p>
          </table:table-cell>
          <table:table-cell/>
          <table:table-cell table:formula="of:=[.$B$1]&amp;&quot;  &quot;&amp;[.B568]&amp;&quot; &quot;&amp;[.$C$1]&amp;[.A568]&amp;&quot;.jpg&quot;" office:value-type="string" office:string-value="mv  2059197662_ea76782afe.jpg ~/repo/DATA/INPUT/StarterBundle/Animals/panda.566.jpg" calcext:value-type="string">
            <text:p>mv <text:s/>2059197662_ea76782afe.jpg ~/repo/DATA/INPUT/StarterBundle/Animals/panda.566.jpg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59200146_bc0d46b73b.jpg</text:p>
          </table:table-cell>
          <table:table-cell/>
          <table:table-cell table:formula="of:=[.$B$1]&amp;&quot;  &quot;&amp;[.B569]&amp;&quot; &quot;&amp;[.$C$1]&amp;[.A569]&amp;&quot;.jpg&quot;" office:value-type="string" office:string-value="mv  2059200146_bc0d46b73b.jpg ~/repo/DATA/INPUT/StarterBundle/Animals/panda.567.jpg" calcext:value-type="string">
            <text:p>mv <text:s/>2059200146_bc0d46b73b.jpg ~/repo/DATA/INPUT/StarterBundle/Animals/panda.567.jpg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06111419_b81b5d246b.jpg</text:p>
          </table:table-cell>
          <table:table-cell/>
          <table:table-cell table:formula="of:=[.$B$1]&amp;&quot;  &quot;&amp;[.B570]&amp;&quot; &quot;&amp;[.$C$1]&amp;[.A570]&amp;&quot;.jpg&quot;" office:value-type="string" office:string-value="mv  206111419_b81b5d246b.jpg ~/repo/DATA/INPUT/StarterBundle/Animals/panda.568.jpg" calcext:value-type="string">
            <text:p>mv <text:s/>206111419_b81b5d246b.jpg ~/repo/DATA/INPUT/StarterBundle/Animals/panda.568.jpg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06238189_2c39546b04.jpg</text:p>
          </table:table-cell>
          <table:table-cell/>
          <table:table-cell table:formula="of:=[.$B$1]&amp;&quot;  &quot;&amp;[.B571]&amp;&quot; &quot;&amp;[.$C$1]&amp;[.A571]&amp;&quot;.jpg&quot;" office:value-type="string" office:string-value="mv  206238189_2c39546b04.jpg ~/repo/DATA/INPUT/StarterBundle/Animals/panda.569.jpg" calcext:value-type="string">
            <text:p>mv <text:s/>206238189_2c39546b04.jpg ~/repo/DATA/INPUT/StarterBundle/Animals/panda.569.jpg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067030283_076e9fb1d0.jpg</text:p>
          </table:table-cell>
          <table:table-cell/>
          <table:table-cell table:formula="of:=[.$B$1]&amp;&quot;  &quot;&amp;[.B572]&amp;&quot; &quot;&amp;[.$C$1]&amp;[.A572]&amp;&quot;.jpg&quot;" office:value-type="string" office:string-value="mv  2067030283_076e9fb1d0.jpg ~/repo/DATA/INPUT/StarterBundle/Animals/panda.570.jpg" calcext:value-type="string">
            <text:p>mv <text:s/>2067030283_076e9fb1d0.jpg ~/repo/DATA/INPUT/StarterBundle/Animals/panda.570.jpg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068368056_e1df03a06d.jpg</text:p>
          </table:table-cell>
          <table:table-cell/>
          <table:table-cell table:formula="of:=[.$B$1]&amp;&quot;  &quot;&amp;[.B573]&amp;&quot; &quot;&amp;[.$C$1]&amp;[.A573]&amp;&quot;.jpg&quot;" office:value-type="string" office:string-value="mv  2068368056_e1df03a06d.jpg ~/repo/DATA/INPUT/StarterBundle/Animals/panda.571.jpg" calcext:value-type="string">
            <text:p>mv <text:s/>2068368056_e1df03a06d.jpg ~/repo/DATA/INPUT/StarterBundle/Animals/panda.571.jpg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06954492_f50203be2f.jpg</text:p>
          </table:table-cell>
          <table:table-cell/>
          <table:table-cell table:formula="of:=[.$B$1]&amp;&quot;  &quot;&amp;[.B574]&amp;&quot; &quot;&amp;[.$C$1]&amp;[.A574]&amp;&quot;.jpg&quot;" office:value-type="string" office:string-value="mv  206954492_f50203be2f.jpg ~/repo/DATA/INPUT/StarterBundle/Animals/panda.572.jpg" calcext:value-type="string">
            <text:p>mv <text:s/>206954492_f50203be2f.jpg ~/repo/DATA/INPUT/StarterBundle/Animals/panda.572.jpg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069622093_8978a38437.jpg</text:p>
          </table:table-cell>
          <table:table-cell/>
          <table:table-cell table:formula="of:=[.$B$1]&amp;&quot;  &quot;&amp;[.B575]&amp;&quot; &quot;&amp;[.$C$1]&amp;[.A575]&amp;&quot;.jpg&quot;" office:value-type="string" office:string-value="mv  2069622093_8978a38437.jpg ~/repo/DATA/INPUT/StarterBundle/Animals/panda.573.jpg" calcext:value-type="string">
            <text:p>mv <text:s/>2069622093_8978a38437.jpg ~/repo/DATA/INPUT/StarterBundle/Animals/panda.573.jpg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06963837_1e7176120d.jpg</text:p>
          </table:table-cell>
          <table:table-cell/>
          <table:table-cell table:formula="of:=[.$B$1]&amp;&quot;  &quot;&amp;[.B576]&amp;&quot; &quot;&amp;[.$C$1]&amp;[.A576]&amp;&quot;.jpg&quot;" office:value-type="string" office:string-value="mv  206963837_1e7176120d.jpg ~/repo/DATA/INPUT/StarterBundle/Animals/panda.574.jpg" calcext:value-type="string">
            <text:p>mv <text:s/>206963837_1e7176120d.jpg ~/repo/DATA/INPUT/StarterBundle/Animals/panda.574.jpg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06979067_5d36ec3e11.jpg</text:p>
          </table:table-cell>
          <table:table-cell/>
          <table:table-cell table:formula="of:=[.$B$1]&amp;&quot;  &quot;&amp;[.B577]&amp;&quot; &quot;&amp;[.$C$1]&amp;[.A577]&amp;&quot;.jpg&quot;" office:value-type="string" office:string-value="mv  206979067_5d36ec3e11.jpg ~/repo/DATA/INPUT/StarterBundle/Animals/panda.575.jpg" calcext:value-type="string">
            <text:p>mv <text:s/>206979067_5d36ec3e11.jpg ~/repo/DATA/INPUT/StarterBundle/Animals/panda.575.jpg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06979920_d576e4e42d.jpg</text:p>
          </table:table-cell>
          <table:table-cell/>
          <table:table-cell table:formula="of:=[.$B$1]&amp;&quot;  &quot;&amp;[.B578]&amp;&quot; &quot;&amp;[.$C$1]&amp;[.A578]&amp;&quot;.jpg&quot;" office:value-type="string" office:string-value="mv  206979920_d576e4e42d.jpg ~/repo/DATA/INPUT/StarterBundle/Animals/panda.576.jpg" calcext:value-type="string">
            <text:p>mv <text:s/>206979920_d576e4e42d.jpg ~/repo/DATA/INPUT/StarterBundle/Animals/panda.576.jpg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06981458_0e77e37f95.jpg</text:p>
          </table:table-cell>
          <table:table-cell/>
          <table:table-cell table:formula="of:=[.$B$1]&amp;&quot;  &quot;&amp;[.B579]&amp;&quot; &quot;&amp;[.$C$1]&amp;[.A579]&amp;&quot;.jpg&quot;" office:value-type="string" office:string-value="mv  206981458_0e77e37f95.jpg ~/repo/DATA/INPUT/StarterBundle/Animals/panda.577.jpg" calcext:value-type="string">
            <text:p>mv <text:s/>206981458_0e77e37f95.jpg ~/repo/DATA/INPUT/StarterBundle/Animals/panda.577.jpg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207174627_b1fc945603.jpg</text:p>
          </table:table-cell>
          <table:table-cell/>
          <table:table-cell table:formula="of:=[.$B$1]&amp;&quot;  &quot;&amp;[.B580]&amp;&quot; &quot;&amp;[.$C$1]&amp;[.A580]&amp;&quot;.jpg&quot;" office:value-type="string" office:string-value="mv  207174627_b1fc945603.jpg ~/repo/DATA/INPUT/StarterBundle/Animals/panda.578.jpg" calcext:value-type="string">
            <text:p>mv <text:s/>207174627_b1fc945603.jpg ~/repo/DATA/INPUT/StarterBundle/Animals/panda.578.jpg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2084326603_61504c0358.jpg</text:p>
          </table:table-cell>
          <table:table-cell/>
          <table:table-cell table:formula="of:=[.$B$1]&amp;&quot;  &quot;&amp;[.B581]&amp;&quot; &quot;&amp;[.$C$1]&amp;[.A581]&amp;&quot;.jpg&quot;" office:value-type="string" office:string-value="mv  2084326603_61504c0358.jpg ~/repo/DATA/INPUT/StarterBundle/Animals/panda.579.jpg" calcext:value-type="string">
            <text:p>mv <text:s/>2084326603_61504c0358.jpg ~/repo/DATA/INPUT/StarterBundle/Animals/panda.579.jpg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085110456_1de7909ea7.jpg</text:p>
          </table:table-cell>
          <table:table-cell/>
          <table:table-cell table:formula="of:=[.$B$1]&amp;&quot;  &quot;&amp;[.B582]&amp;&quot; &quot;&amp;[.$C$1]&amp;[.A582]&amp;&quot;.jpg&quot;" office:value-type="string" office:string-value="mv  2085110456_1de7909ea7.jpg ~/repo/DATA/INPUT/StarterBundle/Animals/panda.580.jpg" calcext:value-type="string">
            <text:p>mv <text:s/>2085110456_1de7909ea7.jpg ~/repo/DATA/INPUT/StarterBundle/Animals/panda.580.jpg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086114290_b9bde5ac22.jpg</text:p>
          </table:table-cell>
          <table:table-cell/>
          <table:table-cell table:formula="of:=[.$B$1]&amp;&quot;  &quot;&amp;[.B583]&amp;&quot; &quot;&amp;[.$C$1]&amp;[.A583]&amp;&quot;.jpg&quot;" office:value-type="string" office:string-value="mv  2086114290_b9bde5ac22.jpg ~/repo/DATA/INPUT/StarterBundle/Animals/panda.581.jpg" calcext:value-type="string">
            <text:p>mv <text:s/>2086114290_b9bde5ac22.jpg ~/repo/DATA/INPUT/StarterBundle/Animals/panda.581.jpg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209846619_9ee5669aac.jpg</text:p>
          </table:table-cell>
          <table:table-cell/>
          <table:table-cell table:formula="of:=[.$B$1]&amp;&quot;  &quot;&amp;[.B584]&amp;&quot; &quot;&amp;[.$C$1]&amp;[.A584]&amp;&quot;.jpg&quot;" office:value-type="string" office:string-value="mv  209846619_9ee5669aac.jpg ~/repo/DATA/INPUT/StarterBundle/Animals/panda.582.jpg" calcext:value-type="string">
            <text:p>mv <text:s/>209846619_9ee5669aac.jpg ~/repo/DATA/INPUT/StarterBundle/Animals/panda.582.jpg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209848774_b7625902f3.jpg</text:p>
          </table:table-cell>
          <table:table-cell/>
          <table:table-cell table:formula="of:=[.$B$1]&amp;&quot;  &quot;&amp;[.B585]&amp;&quot; &quot;&amp;[.$C$1]&amp;[.A585]&amp;&quot;.jpg&quot;" office:value-type="string" office:string-value="mv  209848774_b7625902f3.jpg ~/repo/DATA/INPUT/StarterBundle/Animals/panda.583.jpg" calcext:value-type="string">
            <text:p>mv <text:s/>209848774_b7625902f3.jpg ~/repo/DATA/INPUT/StarterBundle/Animals/panda.583.jpg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2107209963_86c9fe088d.jpg</text:p>
          </table:table-cell>
          <table:table-cell/>
          <table:table-cell table:formula="of:=[.$B$1]&amp;&quot;  &quot;&amp;[.B586]&amp;&quot; &quot;&amp;[.$C$1]&amp;[.A586]&amp;&quot;.jpg&quot;" office:value-type="string" office:string-value="mv  2107209963_86c9fe088d.jpg ~/repo/DATA/INPUT/StarterBundle/Animals/panda.584.jpg" calcext:value-type="string">
            <text:p>mv <text:s/>2107209963_86c9fe088d.jpg ~/repo/DATA/INPUT/StarterBundle/Animals/panda.584.jpg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111551809_d0e11e914d.jpg</text:p>
          </table:table-cell>
          <table:table-cell/>
          <table:table-cell table:formula="of:=[.$B$1]&amp;&quot;  &quot;&amp;[.B587]&amp;&quot; &quot;&amp;[.$C$1]&amp;[.A587]&amp;&quot;.jpg&quot;" office:value-type="string" office:string-value="mv  2111551809_d0e11e914d.jpg ~/repo/DATA/INPUT/StarterBundle/Animals/panda.585.jpg" calcext:value-type="string">
            <text:p>mv <text:s/>2111551809_d0e11e914d.jpg ~/repo/DATA/INPUT/StarterBundle/Animals/panda.585.jpg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120994325_ab055c2381.jpg</text:p>
          </table:table-cell>
          <table:table-cell/>
          <table:table-cell table:formula="of:=[.$B$1]&amp;&quot;  &quot;&amp;[.B588]&amp;&quot; &quot;&amp;[.$C$1]&amp;[.A588]&amp;&quot;.jpg&quot;" office:value-type="string" office:string-value="mv  2120994325_ab055c2381.jpg ~/repo/DATA/INPUT/StarterBundle/Animals/panda.586.jpg" calcext:value-type="string">
            <text:p>mv <text:s/>2120994325_ab055c2381.jpg ~/repo/DATA/INPUT/StarterBundle/Animals/panda.586.jpg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125676671_82929e89a3.jpg</text:p>
          </table:table-cell>
          <table:table-cell/>
          <table:table-cell table:formula="of:=[.$B$1]&amp;&quot;  &quot;&amp;[.B589]&amp;&quot; &quot;&amp;[.$C$1]&amp;[.A589]&amp;&quot;.jpg&quot;" office:value-type="string" office:string-value="mv  2125676671_82929e89a3.jpg ~/repo/DATA/INPUT/StarterBundle/Animals/panda.587.jpg" calcext:value-type="string">
            <text:p>mv <text:s/>2125676671_82929e89a3.jpg ~/repo/DATA/INPUT/StarterBundle/Animals/panda.587.jpg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126019091_5f76c0a70a.jpg</text:p>
          </table:table-cell>
          <table:table-cell/>
          <table:table-cell table:formula="of:=[.$B$1]&amp;&quot;  &quot;&amp;[.B590]&amp;&quot; &quot;&amp;[.$C$1]&amp;[.A590]&amp;&quot;.jpg&quot;" office:value-type="string" office:string-value="mv  2126019091_5f76c0a70a.jpg ~/repo/DATA/INPUT/StarterBundle/Animals/panda.588.jpg" calcext:value-type="string">
            <text:p>mv <text:s/>2126019091_5f76c0a70a.jpg ~/repo/DATA/INPUT/StarterBundle/Animals/panda.588.jpg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2126019137_c4e38c16b6.jpg</text:p>
          </table:table-cell>
          <table:table-cell/>
          <table:table-cell table:formula="of:=[.$B$1]&amp;&quot;  &quot;&amp;[.B591]&amp;&quot; &quot;&amp;[.$C$1]&amp;[.A591]&amp;&quot;.jpg&quot;" office:value-type="string" office:string-value="mv  2126019137_c4e38c16b6.jpg ~/repo/DATA/INPUT/StarterBundle/Animals/panda.589.jpg" calcext:value-type="string">
            <text:p>mv <text:s/>2126019137_c4e38c16b6.jpg ~/repo/DATA/INPUT/StarterBundle/Animals/panda.589.jpg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126453476_369dfedcb2.jpg</text:p>
          </table:table-cell>
          <table:table-cell/>
          <table:table-cell table:formula="of:=[.$B$1]&amp;&quot;  &quot;&amp;[.B592]&amp;&quot; &quot;&amp;[.$C$1]&amp;[.A592]&amp;&quot;.jpg&quot;" office:value-type="string" office:string-value="mv  2126453476_369dfedcb2.jpg ~/repo/DATA/INPUT/StarterBundle/Animals/panda.590.jpg" calcext:value-type="string">
            <text:p>mv <text:s/>2126453476_369dfedcb2.jpg ~/repo/DATA/INPUT/StarterBundle/Animals/panda.590.jpg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126454848_7eb695c72d.jpg</text:p>
          </table:table-cell>
          <table:table-cell/>
          <table:table-cell table:formula="of:=[.$B$1]&amp;&quot;  &quot;&amp;[.B593]&amp;&quot; &quot;&amp;[.$C$1]&amp;[.A593]&amp;&quot;.jpg&quot;" office:value-type="string" office:string-value="mv  2126454848_7eb695c72d.jpg ~/repo/DATA/INPUT/StarterBundle/Animals/panda.591.jpg" calcext:value-type="string">
            <text:p>mv <text:s/>2126454848_7eb695c72d.jpg ~/repo/DATA/INPUT/StarterBundle/Animals/panda.591.jpg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13001696_4da67dd29d.jpg</text:p>
          </table:table-cell>
          <table:table-cell/>
          <table:table-cell table:formula="of:=[.$B$1]&amp;&quot;  &quot;&amp;[.B594]&amp;&quot; &quot;&amp;[.$C$1]&amp;[.A594]&amp;&quot;.jpg&quot;" office:value-type="string" office:string-value="mv  213001696_4da67dd29d.jpg ~/repo/DATA/INPUT/StarterBundle/Animals/panda.592.jpg" calcext:value-type="string">
            <text:p>mv <text:s/>213001696_4da67dd29d.jpg ~/repo/DATA/INPUT/StarterBundle/Animals/panda.592.jpg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130262021_439eb9fdcd.jpg</text:p>
          </table:table-cell>
          <table:table-cell/>
          <table:table-cell table:formula="of:=[.$B$1]&amp;&quot;  &quot;&amp;[.B595]&amp;&quot; &quot;&amp;[.$C$1]&amp;[.A595]&amp;&quot;.jpg&quot;" office:value-type="string" office:string-value="mv  2130262021_439eb9fdcd.jpg ~/repo/DATA/INPUT/StarterBundle/Animals/panda.593.jpg" calcext:value-type="string">
            <text:p>mv <text:s/>2130262021_439eb9fdcd.jpg ~/repo/DATA/INPUT/StarterBundle/Animals/panda.593.jpg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131156512_16ecfceb92.jpg</text:p>
          </table:table-cell>
          <table:table-cell/>
          <table:table-cell table:formula="of:=[.$B$1]&amp;&quot;  &quot;&amp;[.B596]&amp;&quot; &quot;&amp;[.$C$1]&amp;[.A596]&amp;&quot;.jpg&quot;" office:value-type="string" office:string-value="mv  2131156512_16ecfceb92.jpg ~/repo/DATA/INPUT/StarterBundle/Animals/panda.594.jpg" calcext:value-type="string">
            <text:p>mv <text:s/>2131156512_16ecfceb92.jpg ~/repo/DATA/INPUT/StarterBundle/Animals/panda.594.jpg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13528449_04a82fee7d.jpg</text:p>
          </table:table-cell>
          <table:table-cell/>
          <table:table-cell table:formula="of:=[.$B$1]&amp;&quot;  &quot;&amp;[.B597]&amp;&quot; &quot;&amp;[.$C$1]&amp;[.A597]&amp;&quot;.jpg&quot;" office:value-type="string" office:string-value="mv  213528449_04a82fee7d.jpg ~/repo/DATA/INPUT/StarterBundle/Animals/panda.595.jpg" calcext:value-type="string">
            <text:p>mv <text:s/>213528449_04a82fee7d.jpg ~/repo/DATA/INPUT/StarterBundle/Animals/panda.595.jpg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13555369_8a6329ac93.jpg</text:p>
          </table:table-cell>
          <table:table-cell/>
          <table:table-cell table:formula="of:=[.$B$1]&amp;&quot;  &quot;&amp;[.B598]&amp;&quot; &quot;&amp;[.$C$1]&amp;[.A598]&amp;&quot;.jpg&quot;" office:value-type="string" office:string-value="mv  213555369_8a6329ac93.jpg ~/repo/DATA/INPUT/StarterBundle/Animals/panda.596.jpg" calcext:value-type="string">
            <text:p>mv <text:s/>213555369_8a6329ac93.jpg ~/repo/DATA/INPUT/StarterBundle/Animals/panda.596.jpg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13578952_489ec4ebe0.jpg</text:p>
          </table:table-cell>
          <table:table-cell/>
          <table:table-cell table:formula="of:=[.$B$1]&amp;&quot;  &quot;&amp;[.B599]&amp;&quot; &quot;&amp;[.$C$1]&amp;[.A599]&amp;&quot;.jpg&quot;" office:value-type="string" office:string-value="mv  213578952_489ec4ebe0.jpg ~/repo/DATA/INPUT/StarterBundle/Animals/panda.597.jpg" calcext:value-type="string">
            <text:p>mv <text:s/>213578952_489ec4ebe0.jpg ~/repo/DATA/INPUT/StarterBundle/Animals/panda.597.jpg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13579096_6f9de8eb9e.jpg</text:p>
          </table:table-cell>
          <table:table-cell/>
          <table:table-cell table:formula="of:=[.$B$1]&amp;&quot;  &quot;&amp;[.B600]&amp;&quot; &quot;&amp;[.$C$1]&amp;[.A600]&amp;&quot;.jpg&quot;" office:value-type="string" office:string-value="mv  213579096_6f9de8eb9e.jpg ~/repo/DATA/INPUT/StarterBundle/Animals/panda.598.jpg" calcext:value-type="string">
            <text:p>mv <text:s/>213579096_6f9de8eb9e.jpg ~/repo/DATA/INPUT/StarterBundle/Animals/panda.598.jpg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13579798_56c0b89269.jpg</text:p>
          </table:table-cell>
          <table:table-cell/>
          <table:table-cell table:formula="of:=[.$B$1]&amp;&quot;  &quot;&amp;[.B601]&amp;&quot; &quot;&amp;[.$C$1]&amp;[.A601]&amp;&quot;.jpg&quot;" office:value-type="string" office:string-value="mv  213579798_56c0b89269.jpg ~/repo/DATA/INPUT/StarterBundle/Animals/panda.599.jpg" calcext:value-type="string">
            <text:p>mv <text:s/>213579798_56c0b89269.jpg ~/repo/DATA/INPUT/StarterBundle/Animals/panda.599.jpg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138353787_ac398702d5.jpg</text:p>
          </table:table-cell>
          <table:table-cell/>
          <table:table-cell table:formula="of:=[.$B$1]&amp;&quot;  &quot;&amp;[.B602]&amp;&quot; &quot;&amp;[.$C$1]&amp;[.A602]&amp;&quot;.jpg&quot;" office:value-type="string" office:string-value="mv  2138353787_ac398702d5.jpg ~/repo/DATA/INPUT/StarterBundle/Animals/panda.600.jpg" calcext:value-type="string">
            <text:p>mv <text:s/>2138353787_ac398702d5.jpg ~/repo/DATA/INPUT/StarterBundle/Animals/panda.600.jp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138424091_e488079ded.jpg</text:p>
          </table:table-cell>
          <table:table-cell/>
          <table:table-cell table:formula="of:=[.$B$1]&amp;&quot;  &quot;&amp;[.B603]&amp;&quot; &quot;&amp;[.$C$1]&amp;[.A603]&amp;&quot;.jpg&quot;" office:value-type="string" office:string-value="mv  2138424091_e488079ded.jpg ~/repo/DATA/INPUT/StarterBundle/Animals/panda.601.jpg" calcext:value-type="string">
            <text:p>mv <text:s/>2138424091_e488079ded.jpg ~/repo/DATA/INPUT/StarterBundle/Animals/panda.601.jp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138906275_e0b5c8a664.jpg</text:p>
          </table:table-cell>
          <table:table-cell/>
          <table:table-cell table:formula="of:=[.$B$1]&amp;&quot;  &quot;&amp;[.B604]&amp;&quot; &quot;&amp;[.$C$1]&amp;[.A604]&amp;&quot;.jpg&quot;" office:value-type="string" office:string-value="mv  2138906275_e0b5c8a664.jpg ~/repo/DATA/INPUT/StarterBundle/Animals/panda.602.jpg" calcext:value-type="string">
            <text:p>mv <text:s/>2138906275_e0b5c8a664.jpg ~/repo/DATA/INPUT/StarterBundle/Animals/panda.602.jp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138914799_091df4546b.jpg</text:p>
          </table:table-cell>
          <table:table-cell/>
          <table:table-cell table:formula="of:=[.$B$1]&amp;&quot;  &quot;&amp;[.B605]&amp;&quot; &quot;&amp;[.$C$1]&amp;[.A605]&amp;&quot;.jpg&quot;" office:value-type="string" office:string-value="mv  2138914799_091df4546b.jpg ~/repo/DATA/INPUT/StarterBundle/Animals/panda.603.jpg" calcext:value-type="string">
            <text:p>mv <text:s/>2138914799_091df4546b.jpg ~/repo/DATA/INPUT/StarterBundle/Animals/panda.603.jp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2139210356_1e5df084eb.jpg</text:p>
          </table:table-cell>
          <table:table-cell/>
          <table:table-cell table:formula="of:=[.$B$1]&amp;&quot;  &quot;&amp;[.B606]&amp;&quot; &quot;&amp;[.$C$1]&amp;[.A606]&amp;&quot;.jpg&quot;" office:value-type="string" office:string-value="mv  2139210356_1e5df084eb.jpg ~/repo/DATA/INPUT/StarterBundle/Animals/panda.604.jpg" calcext:value-type="string">
            <text:p>mv <text:s/>2139210356_1e5df084eb.jpg ~/repo/DATA/INPUT/StarterBundle/Animals/panda.604.jp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139316736_e16651bc2c.jpg</text:p>
          </table:table-cell>
          <table:table-cell/>
          <table:table-cell table:formula="of:=[.$B$1]&amp;&quot;  &quot;&amp;[.B607]&amp;&quot; &quot;&amp;[.$C$1]&amp;[.A607]&amp;&quot;.jpg&quot;" office:value-type="string" office:string-value="mv  2139316736_e16651bc2c.jpg ~/repo/DATA/INPUT/StarterBundle/Animals/panda.605.jpg" calcext:value-type="string">
            <text:p>mv <text:s/>2139316736_e16651bc2c.jpg ~/repo/DATA/INPUT/StarterBundle/Animals/panda.605.jp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139680388_6068926a29.jpg</text:p>
          </table:table-cell>
          <table:table-cell/>
          <table:table-cell table:formula="of:=[.$B$1]&amp;&quot;  &quot;&amp;[.B608]&amp;&quot; &quot;&amp;[.$C$1]&amp;[.A608]&amp;&quot;.jpg&quot;" office:value-type="string" office:string-value="mv  2139680388_6068926a29.jpg ~/repo/DATA/INPUT/StarterBundle/Animals/panda.606.jpg" calcext:value-type="string">
            <text:p>mv <text:s/>2139680388_6068926a29.jpg ~/repo/DATA/INPUT/StarterBundle/Animals/panda.606.jp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140307743_cb9fbb6fc9.jpg</text:p>
          </table:table-cell>
          <table:table-cell/>
          <table:table-cell table:formula="of:=[.$B$1]&amp;&quot;  &quot;&amp;[.B609]&amp;&quot; &quot;&amp;[.$C$1]&amp;[.A609]&amp;&quot;.jpg&quot;" office:value-type="string" office:string-value="mv  2140307743_cb9fbb6fc9.jpg ~/repo/DATA/INPUT/StarterBundle/Animals/panda.607.jpg" calcext:value-type="string">
            <text:p>mv <text:s/>2140307743_cb9fbb6fc9.jpg ~/repo/DATA/INPUT/StarterBundle/Animals/panda.607.jp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142464323_e569f7d8fd.jpg</text:p>
          </table:table-cell>
          <table:table-cell/>
          <table:table-cell table:formula="of:=[.$B$1]&amp;&quot;  &quot;&amp;[.B610]&amp;&quot; &quot;&amp;[.$C$1]&amp;[.A610]&amp;&quot;.jpg&quot;" office:value-type="string" office:string-value="mv  2142464323_e569f7d8fd.jpg ~/repo/DATA/INPUT/StarterBundle/Animals/panda.608.jpg" calcext:value-type="string">
            <text:p>mv <text:s/>2142464323_e569f7d8fd.jpg ~/repo/DATA/INPUT/StarterBundle/Animals/panda.608.jpg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2143276010_4a85e40ec2.jpg</text:p>
          </table:table-cell>
          <table:table-cell/>
          <table:table-cell table:formula="of:=[.$B$1]&amp;&quot;  &quot;&amp;[.B611]&amp;&quot; &quot;&amp;[.$C$1]&amp;[.A611]&amp;&quot;.jpg&quot;" office:value-type="string" office:string-value="mv  2143276010_4a85e40ec2.jpg ~/repo/DATA/INPUT/StarterBundle/Animals/panda.609.jpg" calcext:value-type="string">
            <text:p>mv <text:s/>2143276010_4a85e40ec2.jpg ~/repo/DATA/INPUT/StarterBundle/Animals/panda.609.jpg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143298634_0b4a22afa5.jpg</text:p>
          </table:table-cell>
          <table:table-cell/>
          <table:table-cell table:formula="of:=[.$B$1]&amp;&quot;  &quot;&amp;[.B612]&amp;&quot; &quot;&amp;[.$C$1]&amp;[.A612]&amp;&quot;.jpg&quot;" office:value-type="string" office:string-value="mv  2143298634_0b4a22afa5.jpg ~/repo/DATA/INPUT/StarterBundle/Animals/panda.610.jpg" calcext:value-type="string">
            <text:p>mv <text:s/>2143298634_0b4a22afa5.jpg ~/repo/DATA/INPUT/StarterBundle/Animals/panda.610.jpg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2144037287_61b7a10df6.jpg</text:p>
          </table:table-cell>
          <table:table-cell/>
          <table:table-cell table:formula="of:=[.$B$1]&amp;&quot;  &quot;&amp;[.B613]&amp;&quot; &quot;&amp;[.$C$1]&amp;[.A613]&amp;&quot;.jpg&quot;" office:value-type="string" office:string-value="mv  2144037287_61b7a10df6.jpg ~/repo/DATA/INPUT/StarterBundle/Animals/panda.611.jpg" calcext:value-type="string">
            <text:p>mv <text:s/>2144037287_61b7a10df6.jpg ~/repo/DATA/INPUT/StarterBundle/Animals/panda.611.jpg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144171422_0016252b78.jpg</text:p>
          </table:table-cell>
          <table:table-cell/>
          <table:table-cell table:formula="of:=[.$B$1]&amp;&quot;  &quot;&amp;[.B614]&amp;&quot; &quot;&amp;[.$C$1]&amp;[.A614]&amp;&quot;.jpg&quot;" office:value-type="string" office:string-value="mv  2144171422_0016252b78.jpg ~/repo/DATA/INPUT/StarterBundle/Animals/panda.612.jpg" calcext:value-type="string">
            <text:p>mv <text:s/>2144171422_0016252b78.jpg ~/repo/DATA/INPUT/StarterBundle/Animals/panda.612.jpg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144388910_219b412378.jpg</text:p>
          </table:table-cell>
          <table:table-cell/>
          <table:table-cell table:formula="of:=[.$B$1]&amp;&quot;  &quot;&amp;[.B615]&amp;&quot; &quot;&amp;[.$C$1]&amp;[.A615]&amp;&quot;.jpg&quot;" office:value-type="string" office:string-value="mv  2144388910_219b412378.jpg ~/repo/DATA/INPUT/StarterBundle/Animals/panda.613.jpg" calcext:value-type="string">
            <text:p>mv <text:s/>2144388910_219b412378.jpg ~/repo/DATA/INPUT/StarterBundle/Animals/panda.613.jpg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2144494790_1c97c4175f.jpg</text:p>
          </table:table-cell>
          <table:table-cell/>
          <table:table-cell table:formula="of:=[.$B$1]&amp;&quot;  &quot;&amp;[.B616]&amp;&quot; &quot;&amp;[.$C$1]&amp;[.A616]&amp;&quot;.jpg&quot;" office:value-type="string" office:string-value="mv  2144494790_1c97c4175f.jpg ~/repo/DATA/INPUT/StarterBundle/Animals/panda.614.jpg" calcext:value-type="string">
            <text:p>mv <text:s/>2144494790_1c97c4175f.jpg ~/repo/DATA/INPUT/StarterBundle/Animals/panda.614.jpg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2144495188_2110ab8d96.jpg</text:p>
          </table:table-cell>
          <table:table-cell/>
          <table:table-cell table:formula="of:=[.$B$1]&amp;&quot;  &quot;&amp;[.B617]&amp;&quot; &quot;&amp;[.$C$1]&amp;[.A617]&amp;&quot;.jpg&quot;" office:value-type="string" office:string-value="mv  2144495188_2110ab8d96.jpg ~/repo/DATA/INPUT/StarterBundle/Animals/panda.615.jpg" calcext:value-type="string">
            <text:p>mv <text:s/>2144495188_2110ab8d96.jpg ~/repo/DATA/INPUT/StarterBundle/Animals/panda.615.jpg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2145227659_a8ca53361b.jpg</text:p>
          </table:table-cell>
          <table:table-cell/>
          <table:table-cell table:formula="of:=[.$B$1]&amp;&quot;  &quot;&amp;[.B618]&amp;&quot; &quot;&amp;[.$C$1]&amp;[.A618]&amp;&quot;.jpg&quot;" office:value-type="string" office:string-value="mv  2145227659_a8ca53361b.jpg ~/repo/DATA/INPUT/StarterBundle/Animals/panda.616.jpg" calcext:value-type="string">
            <text:p>mv <text:s/>2145227659_a8ca53361b.jpg ~/repo/DATA/INPUT/StarterBundle/Animals/panda.616.jpg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14551004_fa3a188054.jpg</text:p>
          </table:table-cell>
          <table:table-cell/>
          <table:table-cell table:formula="of:=[.$B$1]&amp;&quot;  &quot;&amp;[.B619]&amp;&quot; &quot;&amp;[.$C$1]&amp;[.A619]&amp;&quot;.jpg&quot;" office:value-type="string" office:string-value="mv  214551004_fa3a188054.jpg ~/repo/DATA/INPUT/StarterBundle/Animals/panda.617.jpg" calcext:value-type="string">
            <text:p>mv <text:s/>214551004_fa3a188054.jpg ~/repo/DATA/INPUT/StarterBundle/Animals/panda.617.jpg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14573247_46b079ba46.jpg</text:p>
          </table:table-cell>
          <table:table-cell/>
          <table:table-cell table:formula="of:=[.$B$1]&amp;&quot;  &quot;&amp;[.B620]&amp;&quot; &quot;&amp;[.$C$1]&amp;[.A620]&amp;&quot;.jpg&quot;" office:value-type="string" office:string-value="mv  214573247_46b079ba46.jpg ~/repo/DATA/INPUT/StarterBundle/Animals/panda.618.jpg" calcext:value-type="string">
            <text:p>mv <text:s/>214573247_46b079ba46.jpg ~/repo/DATA/INPUT/StarterBundle/Animals/panda.618.jpg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14574870_72feb4aa47.jpg</text:p>
          </table:table-cell>
          <table:table-cell/>
          <table:table-cell table:formula="of:=[.$B$1]&amp;&quot;  &quot;&amp;[.B621]&amp;&quot; &quot;&amp;[.$C$1]&amp;[.A621]&amp;&quot;.jpg&quot;" office:value-type="string" office:string-value="mv  214574870_72feb4aa47.jpg ~/repo/DATA/INPUT/StarterBundle/Animals/panda.619.jpg" calcext:value-type="string">
            <text:p>mv <text:s/>214574870_72feb4aa47.jpg ~/repo/DATA/INPUT/StarterBundle/Animals/panda.619.jpg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14580056_d4a5a9968b.jpg</text:p>
          </table:table-cell>
          <table:table-cell/>
          <table:table-cell table:formula="of:=[.$B$1]&amp;&quot;  &quot;&amp;[.B622]&amp;&quot; &quot;&amp;[.$C$1]&amp;[.A622]&amp;&quot;.jpg&quot;" office:value-type="string" office:string-value="mv  214580056_d4a5a9968b.jpg ~/repo/DATA/INPUT/StarterBundle/Animals/panda.620.jpg" calcext:value-type="string">
            <text:p>mv <text:s/>214580056_d4a5a9968b.jpg ~/repo/DATA/INPUT/StarterBundle/Animals/panda.620.jpg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14615969_333828a033.jpg</text:p>
          </table:table-cell>
          <table:table-cell/>
          <table:table-cell table:formula="of:=[.$B$1]&amp;&quot;  &quot;&amp;[.B623]&amp;&quot; &quot;&amp;[.$C$1]&amp;[.A623]&amp;&quot;.jpg&quot;" office:value-type="string" office:string-value="mv  214615969_333828a033.jpg ~/repo/DATA/INPUT/StarterBundle/Animals/panda.621.jpg" calcext:value-type="string">
            <text:p>mv <text:s/>214615969_333828a033.jpg ~/repo/DATA/INPUT/StarterBundle/Animals/panda.621.jpg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14621696_e1a032dab1.jpg</text:p>
          </table:table-cell>
          <table:table-cell/>
          <table:table-cell table:formula="of:=[.$B$1]&amp;&quot;  &quot;&amp;[.B624]&amp;&quot; &quot;&amp;[.$C$1]&amp;[.A624]&amp;&quot;.jpg&quot;" office:value-type="string" office:string-value="mv  214621696_e1a032dab1.jpg ~/repo/DATA/INPUT/StarterBundle/Animals/panda.622.jpg" calcext:value-type="string">
            <text:p>mv <text:s/>214621696_e1a032dab1.jpg ~/repo/DATA/INPUT/StarterBundle/Animals/panda.622.jpg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147805277_44bfcc20dd.jpg</text:p>
          </table:table-cell>
          <table:table-cell/>
          <table:table-cell table:formula="of:=[.$B$1]&amp;&quot;  &quot;&amp;[.B625]&amp;&quot; &quot;&amp;[.$C$1]&amp;[.A625]&amp;&quot;.jpg&quot;" office:value-type="string" office:string-value="mv  2147805277_44bfcc20dd.jpg ~/repo/DATA/INPUT/StarterBundle/Animals/panda.623.jpg" calcext:value-type="string">
            <text:p>mv <text:s/>2147805277_44bfcc20dd.jpg ~/repo/DATA/INPUT/StarterBundle/Animals/panda.623.jpg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147849919_68d89736c2.jpg</text:p>
          </table:table-cell>
          <table:table-cell/>
          <table:table-cell table:formula="of:=[.$B$1]&amp;&quot;  &quot;&amp;[.B626]&amp;&quot; &quot;&amp;[.$C$1]&amp;[.A626]&amp;&quot;.jpg&quot;" office:value-type="string" office:string-value="mv  2147849919_68d89736c2.jpg ~/repo/DATA/INPUT/StarterBundle/Animals/panda.624.jpg" calcext:value-type="string">
            <text:p>mv <text:s/>2147849919_68d89736c2.jpg ~/repo/DATA/INPUT/StarterBundle/Animals/panda.624.jpg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148607330_d2d92ee749.jpg</text:p>
          </table:table-cell>
          <table:table-cell/>
          <table:table-cell table:formula="of:=[.$B$1]&amp;&quot;  &quot;&amp;[.B627]&amp;&quot; &quot;&amp;[.$C$1]&amp;[.A627]&amp;&quot;.jpg&quot;" office:value-type="string" office:string-value="mv  2148607330_d2d92ee749.jpg ~/repo/DATA/INPUT/StarterBundle/Animals/panda.625.jpg" calcext:value-type="string">
            <text:p>mv <text:s/>2148607330_d2d92ee749.jpg ~/repo/DATA/INPUT/StarterBundle/Animals/panda.625.jpg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150535797_64f225634f.jpg</text:p>
          </table:table-cell>
          <table:table-cell/>
          <table:table-cell table:formula="of:=[.$B$1]&amp;&quot;  &quot;&amp;[.B628]&amp;&quot; &quot;&amp;[.$C$1]&amp;[.A628]&amp;&quot;.jpg&quot;" office:value-type="string" office:string-value="mv  2150535797_64f225634f.jpg ~/repo/DATA/INPUT/StarterBundle/Animals/panda.626.jpg" calcext:value-type="string">
            <text:p>mv <text:s/>2150535797_64f225634f.jpg ~/repo/DATA/INPUT/StarterBundle/Animals/panda.626.jpg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150552802_2e8963947d.jpg</text:p>
          </table:table-cell>
          <table:table-cell/>
          <table:table-cell table:formula="of:=[.$B$1]&amp;&quot;  &quot;&amp;[.B629]&amp;&quot; &quot;&amp;[.$C$1]&amp;[.A629]&amp;&quot;.jpg&quot;" office:value-type="string" office:string-value="mv  2150552802_2e8963947d.jpg ~/repo/DATA/INPUT/StarterBundle/Animals/panda.627.jpg" calcext:value-type="string">
            <text:p>mv <text:s/>2150552802_2e8963947d.jpg ~/repo/DATA/INPUT/StarterBundle/Animals/panda.627.jpg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153308807_267217c5d0.jpg</text:p>
          </table:table-cell>
          <table:table-cell/>
          <table:table-cell table:formula="of:=[.$B$1]&amp;&quot;  &quot;&amp;[.B630]&amp;&quot; &quot;&amp;[.$C$1]&amp;[.A630]&amp;&quot;.jpg&quot;" office:value-type="string" office:string-value="mv  2153308807_267217c5d0.jpg ~/repo/DATA/INPUT/StarterBundle/Animals/panda.628.jpg" calcext:value-type="string">
            <text:p>mv <text:s/>2153308807_267217c5d0.jpg ~/repo/DATA/INPUT/StarterBundle/Animals/panda.628.jpg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173840487_7aeefd4be2.jpg</text:p>
          </table:table-cell>
          <table:table-cell/>
          <table:table-cell table:formula="of:=[.$B$1]&amp;&quot;  &quot;&amp;[.B631]&amp;&quot; &quot;&amp;[.$C$1]&amp;[.A631]&amp;&quot;.jpg&quot;" office:value-type="string" office:string-value="mv  2173840487_7aeefd4be2.jpg ~/repo/DATA/INPUT/StarterBundle/Animals/panda.629.jpg" calcext:value-type="string">
            <text:p>mv <text:s/>2173840487_7aeefd4be2.jpg ~/repo/DATA/INPUT/StarterBundle/Animals/panda.629.jpg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176940950_3384da27a7.jpg</text:p>
          </table:table-cell>
          <table:table-cell/>
          <table:table-cell table:formula="of:=[.$B$1]&amp;&quot;  &quot;&amp;[.B632]&amp;&quot; &quot;&amp;[.$C$1]&amp;[.A632]&amp;&quot;.jpg&quot;" office:value-type="string" office:string-value="mv  2176940950_3384da27a7.jpg ~/repo/DATA/INPUT/StarterBundle/Animals/panda.630.jpg" calcext:value-type="string">
            <text:p>mv <text:s/>2176940950_3384da27a7.jpg ~/repo/DATA/INPUT/StarterBundle/Animals/panda.630.jpg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178528156_b0c5509e4c.jpg</text:p>
          </table:table-cell>
          <table:table-cell/>
          <table:table-cell table:formula="of:=[.$B$1]&amp;&quot;  &quot;&amp;[.B633]&amp;&quot; &quot;&amp;[.$C$1]&amp;[.A633]&amp;&quot;.jpg&quot;" office:value-type="string" office:string-value="mv  2178528156_b0c5509e4c.jpg ~/repo/DATA/INPUT/StarterBundle/Animals/panda.631.jpg" calcext:value-type="string">
            <text:p>mv <text:s/>2178528156_b0c5509e4c.jpg ~/repo/DATA/INPUT/StarterBundle/Animals/panda.631.jpg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184354327_d7b29901a9.jpg</text:p>
          </table:table-cell>
          <table:table-cell/>
          <table:table-cell table:formula="of:=[.$B$1]&amp;&quot;  &quot;&amp;[.B634]&amp;&quot; &quot;&amp;[.$C$1]&amp;[.A634]&amp;&quot;.jpg&quot;" office:value-type="string" office:string-value="mv  2184354327_d7b29901a9.jpg ~/repo/DATA/INPUT/StarterBundle/Animals/panda.632.jpg" calcext:value-type="string">
            <text:p>mv <text:s/>2184354327_d7b29901a9.jpg ~/repo/DATA/INPUT/StarterBundle/Animals/panda.632.jpg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18931458_0ca76b5e4a.jpg</text:p>
          </table:table-cell>
          <table:table-cell/>
          <table:table-cell table:formula="of:=[.$B$1]&amp;&quot;  &quot;&amp;[.B635]&amp;&quot; &quot;&amp;[.$C$1]&amp;[.A635]&amp;&quot;.jpg&quot;" office:value-type="string" office:string-value="mv  218931458_0ca76b5e4a.jpg ~/repo/DATA/INPUT/StarterBundle/Animals/panda.633.jpg" calcext:value-type="string">
            <text:p>mv <text:s/>218931458_0ca76b5e4a.jpg ~/repo/DATA/INPUT/StarterBundle/Animals/panda.633.jpg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196052065_018c68eef8.jpg</text:p>
          </table:table-cell>
          <table:table-cell/>
          <table:table-cell table:formula="of:=[.$B$1]&amp;&quot;  &quot;&amp;[.B636]&amp;&quot; &quot;&amp;[.$C$1]&amp;[.A636]&amp;&quot;.jpg&quot;" office:value-type="string" office:string-value="mv  2196052065_018c68eef8.jpg ~/repo/DATA/INPUT/StarterBundle/Animals/panda.634.jpg" calcext:value-type="string">
            <text:p>mv <text:s/>2196052065_018c68eef8.jpg ~/repo/DATA/INPUT/StarterBundle/Animals/panda.634.jpg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2200956307_a034223e0e.jpg</text:p>
          </table:table-cell>
          <table:table-cell/>
          <table:table-cell table:formula="of:=[.$B$1]&amp;&quot;  &quot;&amp;[.B637]&amp;&quot; &quot;&amp;[.$C$1]&amp;[.A637]&amp;&quot;.jpg&quot;" office:value-type="string" office:string-value="mv  2200956307_a034223e0e.jpg ~/repo/DATA/INPUT/StarterBundle/Animals/panda.635.jpg" calcext:value-type="string">
            <text:p>mv <text:s/>2200956307_a034223e0e.jpg ~/repo/DATA/INPUT/StarterBundle/Animals/panda.635.jpg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2200958029_1188a81134.jpg</text:p>
          </table:table-cell>
          <table:table-cell/>
          <table:table-cell table:formula="of:=[.$B$1]&amp;&quot;  &quot;&amp;[.B638]&amp;&quot; &quot;&amp;[.$C$1]&amp;[.A638]&amp;&quot;.jpg&quot;" office:value-type="string" office:string-value="mv  2200958029_1188a81134.jpg ~/repo/DATA/INPUT/StarterBundle/Animals/panda.636.jpg" calcext:value-type="string">
            <text:p>mv <text:s/>2200958029_1188a81134.jpg ~/repo/DATA/INPUT/StarterBundle/Animals/panda.636.jpg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200961321_8a8eb8e9a3.jpg</text:p>
          </table:table-cell>
          <table:table-cell/>
          <table:table-cell table:formula="of:=[.$B$1]&amp;&quot;  &quot;&amp;[.B639]&amp;&quot; &quot;&amp;[.$C$1]&amp;[.A639]&amp;&quot;.jpg&quot;" office:value-type="string" office:string-value="mv  2200961321_8a8eb8e9a3.jpg ~/repo/DATA/INPUT/StarterBundle/Animals/panda.637.jpg" calcext:value-type="string">
            <text:p>mv <text:s/>2200961321_8a8eb8e9a3.jpg ~/repo/DATA/INPUT/StarterBundle/Animals/panda.637.jpg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200963781_561137acb9.jpg</text:p>
          </table:table-cell>
          <table:table-cell/>
          <table:table-cell table:formula="of:=[.$B$1]&amp;&quot;  &quot;&amp;[.B640]&amp;&quot; &quot;&amp;[.$C$1]&amp;[.A640]&amp;&quot;.jpg&quot;" office:value-type="string" office:string-value="mv  2200963781_561137acb9.jpg ~/repo/DATA/INPUT/StarterBundle/Animals/panda.638.jpg" calcext:value-type="string">
            <text:p>mv <text:s/>2200963781_561137acb9.jpg ~/repo/DATA/INPUT/StarterBundle/Animals/panda.638.jpg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2200964897_e60a88b804.jpg</text:p>
          </table:table-cell>
          <table:table-cell/>
          <table:table-cell table:formula="of:=[.$B$1]&amp;&quot;  &quot;&amp;[.B641]&amp;&quot; &quot;&amp;[.$C$1]&amp;[.A641]&amp;&quot;.jpg&quot;" office:value-type="string" office:string-value="mv  2200964897_e60a88b804.jpg ~/repo/DATA/INPUT/StarterBundle/Animals/panda.639.jpg" calcext:value-type="string">
            <text:p>mv <text:s/>2200964897_e60a88b804.jpg ~/repo/DATA/INPUT/StarterBundle/Animals/panda.639.jpg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2201007133_370e294ff8.jpg</text:p>
          </table:table-cell>
          <table:table-cell/>
          <table:table-cell table:formula="of:=[.$B$1]&amp;&quot;  &quot;&amp;[.B642]&amp;&quot; &quot;&amp;[.$C$1]&amp;[.A642]&amp;&quot;.jpg&quot;" office:value-type="string" office:string-value="mv  2201007133_370e294ff8.jpg ~/repo/DATA/INPUT/StarterBundle/Animals/panda.640.jpg" calcext:value-type="string">
            <text:p>mv <text:s/>2201007133_370e294ff8.jpg ~/repo/DATA/INPUT/StarterBundle/Animals/panda.640.jpg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2201015347_270de3cda3.jpg</text:p>
          </table:table-cell>
          <table:table-cell/>
          <table:table-cell table:formula="of:=[.$B$1]&amp;&quot;  &quot;&amp;[.B643]&amp;&quot; &quot;&amp;[.$C$1]&amp;[.A643]&amp;&quot;.jpg&quot;" office:value-type="string" office:string-value="mv  2201015347_270de3cda3.jpg ~/repo/DATA/INPUT/StarterBundle/Animals/panda.641.jpg" calcext:value-type="string">
            <text:p>mv <text:s/>2201015347_270de3cda3.jpg ~/repo/DATA/INPUT/StarterBundle/Animals/panda.641.jpg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2201018179_b04049e044.jpg</text:p>
          </table:table-cell>
          <table:table-cell/>
          <table:table-cell table:formula="of:=[.$B$1]&amp;&quot;  &quot;&amp;[.B644]&amp;&quot; &quot;&amp;[.$C$1]&amp;[.A644]&amp;&quot;.jpg&quot;" office:value-type="string" office:string-value="mv  2201018179_b04049e044.jpg ~/repo/DATA/INPUT/StarterBundle/Animals/panda.642.jpg" calcext:value-type="string">
            <text:p>mv <text:s/>2201018179_b04049e044.jpg ~/repo/DATA/INPUT/StarterBundle/Animals/panda.642.jpg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2201018505_46f4de0f90.jpg</text:p>
          </table:table-cell>
          <table:table-cell/>
          <table:table-cell table:formula="of:=[.$B$1]&amp;&quot;  &quot;&amp;[.B645]&amp;&quot; &quot;&amp;[.$C$1]&amp;[.A645]&amp;&quot;.jpg&quot;" office:value-type="string" office:string-value="mv  2201018505_46f4de0f90.jpg ~/repo/DATA/INPUT/StarterBundle/Animals/panda.643.jpg" calcext:value-type="string">
            <text:p>mv <text:s/>2201018505_46f4de0f90.jpg ~/repo/DATA/INPUT/StarterBundle/Animals/panda.643.jpg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2201022677_5b80244e66.jpg</text:p>
          </table:table-cell>
          <table:table-cell/>
          <table:table-cell table:formula="of:=[.$B$1]&amp;&quot;  &quot;&amp;[.B646]&amp;&quot; &quot;&amp;[.$C$1]&amp;[.A646]&amp;&quot;.jpg&quot;" office:value-type="string" office:string-value="mv  2201022677_5b80244e66.jpg ~/repo/DATA/INPUT/StarterBundle/Animals/panda.644.jpg" calcext:value-type="string">
            <text:p>mv <text:s/>2201022677_5b80244e66.jpg ~/repo/DATA/INPUT/StarterBundle/Animals/panda.644.jpg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2201023661_7ceae4aa46.jpg</text:p>
          </table:table-cell>
          <table:table-cell/>
          <table:table-cell table:formula="of:=[.$B$1]&amp;&quot;  &quot;&amp;[.B647]&amp;&quot; &quot;&amp;[.$C$1]&amp;[.A647]&amp;&quot;.jpg&quot;" office:value-type="string" office:string-value="mv  2201023661_7ceae4aa46.jpg ~/repo/DATA/INPUT/StarterBundle/Animals/panda.645.jpg" calcext:value-type="string">
            <text:p>mv <text:s/>2201023661_7ceae4aa46.jpg ~/repo/DATA/INPUT/StarterBundle/Animals/panda.645.jpg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2201753600_ced75f494d.jpg</text:p>
          </table:table-cell>
          <table:table-cell/>
          <table:table-cell table:formula="of:=[.$B$1]&amp;&quot;  &quot;&amp;[.B648]&amp;&quot; &quot;&amp;[.$C$1]&amp;[.A648]&amp;&quot;.jpg&quot;" office:value-type="string" office:string-value="mv  2201753600_ced75f494d.jpg ~/repo/DATA/INPUT/StarterBundle/Animals/panda.646.jpg" calcext:value-type="string">
            <text:p>mv <text:s/>2201753600_ced75f494d.jpg ~/repo/DATA/INPUT/StarterBundle/Animals/panda.646.jpg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2201756594_ce1f75293d.jpg</text:p>
          </table:table-cell>
          <table:table-cell/>
          <table:table-cell table:formula="of:=[.$B$1]&amp;&quot;  &quot;&amp;[.B649]&amp;&quot; &quot;&amp;[.$C$1]&amp;[.A649]&amp;&quot;.jpg&quot;" office:value-type="string" office:string-value="mv  2201756594_ce1f75293d.jpg ~/repo/DATA/INPUT/StarterBundle/Animals/panda.647.jpg" calcext:value-type="string">
            <text:p>mv <text:s/>2201756594_ce1f75293d.jpg ~/repo/DATA/INPUT/StarterBundle/Animals/panda.647.jpg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2201797914_40d979d80b.jpg</text:p>
          </table:table-cell>
          <table:table-cell/>
          <table:table-cell table:formula="of:=[.$B$1]&amp;&quot;  &quot;&amp;[.B650]&amp;&quot; &quot;&amp;[.$C$1]&amp;[.A650]&amp;&quot;.jpg&quot;" office:value-type="string" office:string-value="mv  2201797914_40d979d80b.jpg ~/repo/DATA/INPUT/StarterBundle/Animals/panda.648.jpg" calcext:value-type="string">
            <text:p>mv <text:s/>2201797914_40d979d80b.jpg ~/repo/DATA/INPUT/StarterBundle/Animals/panda.648.jpg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2201803674_bb6d7ced50.jpg</text:p>
          </table:table-cell>
          <table:table-cell/>
          <table:table-cell table:formula="of:=[.$B$1]&amp;&quot;  &quot;&amp;[.B651]&amp;&quot; &quot;&amp;[.$C$1]&amp;[.A651]&amp;&quot;.jpg&quot;" office:value-type="string" office:string-value="mv  2201803674_bb6d7ced50.jpg ~/repo/DATA/INPUT/StarterBundle/Animals/panda.649.jpg" calcext:value-type="string">
            <text:p>mv <text:s/>2201803674_bb6d7ced50.jpg ~/repo/DATA/INPUT/StarterBundle/Animals/panda.649.jpg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2201806538_e6a9ec4a05.jpg</text:p>
          </table:table-cell>
          <table:table-cell/>
          <table:table-cell table:formula="of:=[.$B$1]&amp;&quot;  &quot;&amp;[.B652]&amp;&quot; &quot;&amp;[.$C$1]&amp;[.A652]&amp;&quot;.jpg&quot;" office:value-type="string" office:string-value="mv  2201806538_e6a9ec4a05.jpg ~/repo/DATA/INPUT/StarterBundle/Animals/panda.650.jpg" calcext:value-type="string">
            <text:p>mv <text:s/>2201806538_e6a9ec4a05.jpg ~/repo/DATA/INPUT/StarterBundle/Animals/panda.650.jpg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2201807884_f2a61b68c4.jpg</text:p>
          </table:table-cell>
          <table:table-cell/>
          <table:table-cell table:formula="of:=[.$B$1]&amp;&quot;  &quot;&amp;[.B653]&amp;&quot; &quot;&amp;[.$C$1]&amp;[.A653]&amp;&quot;.jpg&quot;" office:value-type="string" office:string-value="mv  2201807884_f2a61b68c4.jpg ~/repo/DATA/INPUT/StarterBundle/Animals/panda.651.jpg" calcext:value-type="string">
            <text:p>mv <text:s/>2201807884_f2a61b68c4.jpg ~/repo/DATA/INPUT/StarterBundle/Animals/panda.651.jpg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2201808720_2eb33624b1.jpg</text:p>
          </table:table-cell>
          <table:table-cell/>
          <table:table-cell table:formula="of:=[.$B$1]&amp;&quot;  &quot;&amp;[.B654]&amp;&quot; &quot;&amp;[.$C$1]&amp;[.A654]&amp;&quot;.jpg&quot;" office:value-type="string" office:string-value="mv  2201808720_2eb33624b1.jpg ~/repo/DATA/INPUT/StarterBundle/Animals/panda.652.jpg" calcext:value-type="string">
            <text:p>mv <text:s/>2201808720_2eb33624b1.jpg ~/repo/DATA/INPUT/StarterBundle/Animals/panda.652.jpg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2201810858_18d46c9469.jpg</text:p>
          </table:table-cell>
          <table:table-cell/>
          <table:table-cell table:formula="of:=[.$B$1]&amp;&quot;  &quot;&amp;[.B655]&amp;&quot; &quot;&amp;[.$C$1]&amp;[.A655]&amp;&quot;.jpg&quot;" office:value-type="string" office:string-value="mv  2201810858_18d46c9469.jpg ~/repo/DATA/INPUT/StarterBundle/Animals/panda.653.jpg" calcext:value-type="string">
            <text:p>mv <text:s/>2201810858_18d46c9469.jpg ~/repo/DATA/INPUT/StarterBundle/Animals/panda.653.jpg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2201811860_decac0dd5f.jpg</text:p>
          </table:table-cell>
          <table:table-cell/>
          <table:table-cell table:formula="of:=[.$B$1]&amp;&quot;  &quot;&amp;[.B656]&amp;&quot; &quot;&amp;[.$C$1]&amp;[.A656]&amp;&quot;.jpg&quot;" office:value-type="string" office:string-value="mv  2201811860_decac0dd5f.jpg ~/repo/DATA/INPUT/StarterBundle/Animals/panda.654.jpg" calcext:value-type="string">
            <text:p>mv <text:s/>2201811860_decac0dd5f.jpg ~/repo/DATA/INPUT/StarterBundle/Animals/panda.654.jpg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201812208_26ddde74b7.jpg</text:p>
          </table:table-cell>
          <table:table-cell/>
          <table:table-cell table:formula="of:=[.$B$1]&amp;&quot;  &quot;&amp;[.B657]&amp;&quot; &quot;&amp;[.$C$1]&amp;[.A657]&amp;&quot;.jpg&quot;" office:value-type="string" office:string-value="mv  2201812208_26ddde74b7.jpg ~/repo/DATA/INPUT/StarterBundle/Animals/panda.655.jpg" calcext:value-type="string">
            <text:p>mv <text:s/>2201812208_26ddde74b7.jpg ~/repo/DATA/INPUT/StarterBundle/Animals/panda.655.jpg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2201816156_889407cb51.jpg</text:p>
          </table:table-cell>
          <table:table-cell/>
          <table:table-cell table:formula="of:=[.$B$1]&amp;&quot;  &quot;&amp;[.B658]&amp;&quot; &quot;&amp;[.$C$1]&amp;[.A658]&amp;&quot;.jpg&quot;" office:value-type="string" office:string-value="mv  2201816156_889407cb51.jpg ~/repo/DATA/INPUT/StarterBundle/Animals/panda.656.jpg" calcext:value-type="string">
            <text:p>mv <text:s/>2201816156_889407cb51.jpg ~/repo/DATA/INPUT/StarterBundle/Animals/panda.656.jpg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20247648_74b7292f83.jpg</text:p>
          </table:table-cell>
          <table:table-cell/>
          <table:table-cell table:formula="of:=[.$B$1]&amp;&quot;  &quot;&amp;[.B659]&amp;&quot; &quot;&amp;[.$C$1]&amp;[.A659]&amp;&quot;.jpg&quot;" office:value-type="string" office:string-value="mv  220247648_74b7292f83.jpg ~/repo/DATA/INPUT/StarterBundle/Animals/panda.657.jpg" calcext:value-type="string">
            <text:p>mv <text:s/>220247648_74b7292f83.jpg ~/repo/DATA/INPUT/StarterBundle/Animals/panda.657.jpg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220248305_240d5e89f4.jpg</text:p>
          </table:table-cell>
          <table:table-cell/>
          <table:table-cell table:formula="of:=[.$B$1]&amp;&quot;  &quot;&amp;[.B660]&amp;&quot; &quot;&amp;[.$C$1]&amp;[.A660]&amp;&quot;.jpg&quot;" office:value-type="string" office:string-value="mv  220248305_240d5e89f4.jpg ~/repo/DATA/INPUT/StarterBundle/Animals/panda.658.jpg" calcext:value-type="string">
            <text:p>mv <text:s/>220248305_240d5e89f4.jpg ~/repo/DATA/INPUT/StarterBundle/Animals/panda.658.jpg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220251683_bebdebee51.jpg</text:p>
          </table:table-cell>
          <table:table-cell/>
          <table:table-cell table:formula="of:=[.$B$1]&amp;&quot;  &quot;&amp;[.B661]&amp;&quot; &quot;&amp;[.$C$1]&amp;[.A661]&amp;&quot;.jpg&quot;" office:value-type="string" office:string-value="mv  220251683_bebdebee51.jpg ~/repo/DATA/INPUT/StarterBundle/Animals/panda.659.jpg" calcext:value-type="string">
            <text:p>mv <text:s/>220251683_bebdebee51.jpg ~/repo/DATA/INPUT/StarterBundle/Animals/panda.659.jpg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2205090647_289095cdb4.jpg</text:p>
          </table:table-cell>
          <table:table-cell/>
          <table:table-cell table:formula="of:=[.$B$1]&amp;&quot;  &quot;&amp;[.B662]&amp;&quot; &quot;&amp;[.$C$1]&amp;[.A662]&amp;&quot;.jpg&quot;" office:value-type="string" office:string-value="mv  2205090647_289095cdb4.jpg ~/repo/DATA/INPUT/StarterBundle/Animals/panda.660.jpg" calcext:value-type="string">
            <text:p>mv <text:s/>2205090647_289095cdb4.jpg ~/repo/DATA/INPUT/StarterBundle/Animals/panda.660.jpg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20681942_91bc64c9b8.jpg</text:p>
          </table:table-cell>
          <table:table-cell/>
          <table:table-cell table:formula="of:=[.$B$1]&amp;&quot;  &quot;&amp;[.B663]&amp;&quot; &quot;&amp;[.$C$1]&amp;[.A663]&amp;&quot;.jpg&quot;" office:value-type="string" office:string-value="mv  220681942_91bc64c9b8.jpg ~/repo/DATA/INPUT/StarterBundle/Animals/panda.661.jpg" calcext:value-type="string">
            <text:p>mv <text:s/>220681942_91bc64c9b8.jpg ~/repo/DATA/INPUT/StarterBundle/Animals/panda.661.jpg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20684642_153e3c6343.jpg</text:p>
          </table:table-cell>
          <table:table-cell/>
          <table:table-cell table:formula="of:=[.$B$1]&amp;&quot;  &quot;&amp;[.B664]&amp;&quot; &quot;&amp;[.$C$1]&amp;[.A664]&amp;&quot;.jpg&quot;" office:value-type="string" office:string-value="mv  220684642_153e3c6343.jpg ~/repo/DATA/INPUT/StarterBundle/Animals/panda.662.jpg" calcext:value-type="string">
            <text:p>mv <text:s/>220684642_153e3c6343.jpg ~/repo/DATA/INPUT/StarterBundle/Animals/panda.662.jpg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20689555_2ba10b04db.jpg</text:p>
          </table:table-cell>
          <table:table-cell/>
          <table:table-cell table:formula="of:=[.$B$1]&amp;&quot;  &quot;&amp;[.B665]&amp;&quot; &quot;&amp;[.$C$1]&amp;[.A665]&amp;&quot;.jpg&quot;" office:value-type="string" office:string-value="mv  220689555_2ba10b04db.jpg ~/repo/DATA/INPUT/StarterBundle/Animals/panda.663.jpg" calcext:value-type="string">
            <text:p>mv <text:s/>220689555_2ba10b04db.jpg ~/repo/DATA/INPUT/StarterBundle/Animals/panda.663.jpg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220691196_504cce08e5.jpg</text:p>
          </table:table-cell>
          <table:table-cell/>
          <table:table-cell table:formula="of:=[.$B$1]&amp;&quot;  &quot;&amp;[.B666]&amp;&quot; &quot;&amp;[.$C$1]&amp;[.A666]&amp;&quot;.jpg&quot;" office:value-type="string" office:string-value="mv  220691196_504cce08e5.jpg ~/repo/DATA/INPUT/StarterBundle/Animals/panda.664.jpg" calcext:value-type="string">
            <text:p>mv <text:s/>220691196_504cce08e5.jpg ~/repo/DATA/INPUT/StarterBundle/Animals/panda.664.jpg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2207289262_c7ebcef9ac.jpg</text:p>
          </table:table-cell>
          <table:table-cell/>
          <table:table-cell table:formula="of:=[.$B$1]&amp;&quot;  &quot;&amp;[.B667]&amp;&quot; &quot;&amp;[.$C$1]&amp;[.A667]&amp;&quot;.jpg&quot;" office:value-type="string" office:string-value="mv  2207289262_c7ebcef9ac.jpg ~/repo/DATA/INPUT/StarterBundle/Animals/panda.665.jpg" calcext:value-type="string">
            <text:p>mv <text:s/>2207289262_c7ebcef9ac.jpg ~/repo/DATA/INPUT/StarterBundle/Animals/panda.665.jpg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2207532874_ded5bc62c0.jpg</text:p>
          </table:table-cell>
          <table:table-cell/>
          <table:table-cell table:formula="of:=[.$B$1]&amp;&quot;  &quot;&amp;[.B668]&amp;&quot; &quot;&amp;[.$C$1]&amp;[.A668]&amp;&quot;.jpg&quot;" office:value-type="string" office:string-value="mv  2207532874_ded5bc62c0.jpg ~/repo/DATA/INPUT/StarterBundle/Animals/panda.666.jpg" calcext:value-type="string">
            <text:p>mv <text:s/>2207532874_ded5bc62c0.jpg ~/repo/DATA/INPUT/StarterBundle/Animals/panda.666.jpg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2207623783_3c18bd064a.jpg</text:p>
          </table:table-cell>
          <table:table-cell/>
          <table:table-cell table:formula="of:=[.$B$1]&amp;&quot;  &quot;&amp;[.B669]&amp;&quot; &quot;&amp;[.$C$1]&amp;[.A669]&amp;&quot;.jpg&quot;" office:value-type="string" office:string-value="mv  2207623783_3c18bd064a.jpg ~/repo/DATA/INPUT/StarterBundle/Animals/panda.667.jpg" calcext:value-type="string">
            <text:p>mv <text:s/>2207623783_3c18bd064a.jpg ~/repo/DATA/INPUT/StarterBundle/Animals/panda.667.jpg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2207630907_8e53e20ac6.jpg</text:p>
          </table:table-cell>
          <table:table-cell/>
          <table:table-cell table:formula="of:=[.$B$1]&amp;&quot;  &quot;&amp;[.B670]&amp;&quot; &quot;&amp;[.$C$1]&amp;[.A670]&amp;&quot;.jpg&quot;" office:value-type="string" office:string-value="mv  2207630907_8e53e20ac6.jpg ~/repo/DATA/INPUT/StarterBundle/Animals/panda.668.jpg" calcext:value-type="string">
            <text:p>mv <text:s/>2207630907_8e53e20ac6.jpg ~/repo/DATA/INPUT/StarterBundle/Animals/panda.668.jpg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2207634719_37bb15d056.jpg</text:p>
          </table:table-cell>
          <table:table-cell/>
          <table:table-cell table:formula="of:=[.$B$1]&amp;&quot;  &quot;&amp;[.B671]&amp;&quot; &quot;&amp;[.$C$1]&amp;[.A671]&amp;&quot;.jpg&quot;" office:value-type="string" office:string-value="mv  2207634719_37bb15d056.jpg ~/repo/DATA/INPUT/StarterBundle/Animals/panda.669.jpg" calcext:value-type="string">
            <text:p>mv <text:s/>2207634719_37bb15d056.jpg ~/repo/DATA/INPUT/StarterBundle/Animals/panda.669.jpg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2207637713_e9d7e144d6.jpg</text:p>
          </table:table-cell>
          <table:table-cell/>
          <table:table-cell table:formula="of:=[.$B$1]&amp;&quot;  &quot;&amp;[.B672]&amp;&quot; &quot;&amp;[.$C$1]&amp;[.A672]&amp;&quot;.jpg&quot;" office:value-type="string" office:string-value="mv  2207637713_e9d7e144d6.jpg ~/repo/DATA/INPUT/StarterBundle/Animals/panda.670.jpg" calcext:value-type="string">
            <text:p>mv <text:s/>2207637713_e9d7e144d6.jpg ~/repo/DATA/INPUT/StarterBundle/Animals/panda.670.jpg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2207640937_61e405b48e.jpg</text:p>
          </table:table-cell>
          <table:table-cell/>
          <table:table-cell table:formula="of:=[.$B$1]&amp;&quot;  &quot;&amp;[.B673]&amp;&quot; &quot;&amp;[.$C$1]&amp;[.A673]&amp;&quot;.jpg&quot;" office:value-type="string" office:string-value="mv  2207640937_61e405b48e.jpg ~/repo/DATA/INPUT/StarterBundle/Animals/panda.671.jpg" calcext:value-type="string">
            <text:p>mv <text:s/>2207640937_61e405b48e.jpg ~/repo/DATA/INPUT/StarterBundle/Animals/panda.671.jpg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2207643985_160a1e233c.jpg</text:p>
          </table:table-cell>
          <table:table-cell/>
          <table:table-cell table:formula="of:=[.$B$1]&amp;&quot;  &quot;&amp;[.B674]&amp;&quot; &quot;&amp;[.$C$1]&amp;[.A674]&amp;&quot;.jpg&quot;" office:value-type="string" office:string-value="mv  2207643985_160a1e233c.jpg ~/repo/DATA/INPUT/StarterBundle/Animals/panda.672.jpg" calcext:value-type="string">
            <text:p>mv <text:s/>2207643985_160a1e233c.jpg ~/repo/DATA/INPUT/StarterBundle/Animals/panda.672.jpg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2208423528_b281ae9c26.jpg</text:p>
          </table:table-cell>
          <table:table-cell/>
          <table:table-cell table:formula="of:=[.$B$1]&amp;&quot;  &quot;&amp;[.B675]&amp;&quot; &quot;&amp;[.$C$1]&amp;[.A675]&amp;&quot;.jpg&quot;" office:value-type="string" office:string-value="mv  2208423528_b281ae9c26.jpg ~/repo/DATA/INPUT/StarterBundle/Animals/panda.673.jpg" calcext:value-type="string">
            <text:p>mv <text:s/>2208423528_b281ae9c26.jpg ~/repo/DATA/INPUT/StarterBundle/Animals/panda.673.jp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2208424258_bc69aa539d.jpg</text:p>
          </table:table-cell>
          <table:table-cell/>
          <table:table-cell table:formula="of:=[.$B$1]&amp;&quot;  &quot;&amp;[.B676]&amp;&quot; &quot;&amp;[.$C$1]&amp;[.A676]&amp;&quot;.jpg&quot;" office:value-type="string" office:string-value="mv  2208424258_bc69aa539d.jpg ~/repo/DATA/INPUT/StarterBundle/Animals/panda.674.jpg" calcext:value-type="string">
            <text:p>mv <text:s/>2208424258_bc69aa539d.jpg ~/repo/DATA/INPUT/StarterBundle/Animals/panda.674.jp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2208425010_4cd7e41a77.jpg</text:p>
          </table:table-cell>
          <table:table-cell/>
          <table:table-cell table:formula="of:=[.$B$1]&amp;&quot;  &quot;&amp;[.B677]&amp;&quot; &quot;&amp;[.$C$1]&amp;[.A677]&amp;&quot;.jpg&quot;" office:value-type="string" office:string-value="mv  2208425010_4cd7e41a77.jpg ~/repo/DATA/INPUT/StarterBundle/Animals/panda.675.jpg" calcext:value-type="string">
            <text:p>mv <text:s/>2208425010_4cd7e41a77.jpg ~/repo/DATA/INPUT/StarterBundle/Animals/panda.675.jpg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2209415133_5f785a9133.jpg</text:p>
          </table:table-cell>
          <table:table-cell/>
          <table:table-cell table:formula="of:=[.$B$1]&amp;&quot;  &quot;&amp;[.B678]&amp;&quot; &quot;&amp;[.$C$1]&amp;[.A678]&amp;&quot;.jpg&quot;" office:value-type="string" office:string-value="mv  2209415133_5f785a9133.jpg ~/repo/DATA/INPUT/StarterBundle/Animals/panda.676.jpg" calcext:value-type="string">
            <text:p>mv <text:s/>2209415133_5f785a9133.jpg ~/repo/DATA/INPUT/StarterBundle/Animals/panda.676.jpg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2209424371_395b4d0f6d.jpg</text:p>
          </table:table-cell>
          <table:table-cell/>
          <table:table-cell table:formula="of:=[.$B$1]&amp;&quot;  &quot;&amp;[.B679]&amp;&quot; &quot;&amp;[.$C$1]&amp;[.A679]&amp;&quot;.jpg&quot;" office:value-type="string" office:string-value="mv  2209424371_395b4d0f6d.jpg ~/repo/DATA/INPUT/StarterBundle/Animals/panda.677.jpg" calcext:value-type="string">
            <text:p>mv <text:s/>2209424371_395b4d0f6d.jpg ~/repo/DATA/INPUT/StarterBundle/Animals/panda.677.jpg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2209435431_abd85bd2a8.jpg</text:p>
          </table:table-cell>
          <table:table-cell/>
          <table:table-cell table:formula="of:=[.$B$1]&amp;&quot;  &quot;&amp;[.B680]&amp;&quot; &quot;&amp;[.$C$1]&amp;[.A680]&amp;&quot;.jpg&quot;" office:value-type="string" office:string-value="mv  2209435431_abd85bd2a8.jpg ~/repo/DATA/INPUT/StarterBundle/Animals/panda.678.jpg" calcext:value-type="string">
            <text:p>mv <text:s/>2209435431_abd85bd2a8.jpg ~/repo/DATA/INPUT/StarterBundle/Animals/panda.678.jp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2209440557_0240fa0d65.jpg</text:p>
          </table:table-cell>
          <table:table-cell/>
          <table:table-cell table:formula="of:=[.$B$1]&amp;&quot;  &quot;&amp;[.B681]&amp;&quot; &quot;&amp;[.$C$1]&amp;[.A681]&amp;&quot;.jpg&quot;" office:value-type="string" office:string-value="mv  2209440557_0240fa0d65.jpg ~/repo/DATA/INPUT/StarterBundle/Animals/panda.679.jpg" calcext:value-type="string">
            <text:p>mv <text:s/>2209440557_0240fa0d65.jpg ~/repo/DATA/INPUT/StarterBundle/Animals/panda.679.jpg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210238824_f8fa08a4d8.jpg</text:p>
          </table:table-cell>
          <table:table-cell/>
          <table:table-cell table:formula="of:=[.$B$1]&amp;&quot;  &quot;&amp;[.B682]&amp;&quot; &quot;&amp;[.$C$1]&amp;[.A682]&amp;&quot;.jpg&quot;" office:value-type="string" office:string-value="mv  2210238824_f8fa08a4d8.jpg ~/repo/DATA/INPUT/StarterBundle/Animals/panda.680.jpg" calcext:value-type="string">
            <text:p>mv <text:s/>2210238824_f8fa08a4d8.jpg ~/repo/DATA/INPUT/StarterBundle/Animals/panda.680.jpg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2210274492_5ea5384cf0.jpg</text:p>
          </table:table-cell>
          <table:table-cell/>
          <table:table-cell table:formula="of:=[.$B$1]&amp;&quot;  &quot;&amp;[.B683]&amp;&quot; &quot;&amp;[.$C$1]&amp;[.A683]&amp;&quot;.jpg&quot;" office:value-type="string" office:string-value="mv  2210274492_5ea5384cf0.jpg ~/repo/DATA/INPUT/StarterBundle/Animals/panda.681.jpg" calcext:value-type="string">
            <text:p>mv <text:s/>2210274492_5ea5384cf0.jpg ~/repo/DATA/INPUT/StarterBundle/Animals/panda.681.jp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221776869_6d3048b417.jpg</text:p>
          </table:table-cell>
          <table:table-cell/>
          <table:table-cell table:formula="of:=[.$B$1]&amp;&quot;  &quot;&amp;[.B684]&amp;&quot; &quot;&amp;[.$C$1]&amp;[.A684]&amp;&quot;.jpg&quot;" office:value-type="string" office:string-value="mv  221776869_6d3048b417.jpg ~/repo/DATA/INPUT/StarterBundle/Animals/panda.682.jpg" calcext:value-type="string">
            <text:p>mv <text:s/>221776869_6d3048b417.jpg ~/repo/DATA/INPUT/StarterBundle/Animals/panda.682.jpg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221777637_634493b914.jpg</text:p>
          </table:table-cell>
          <table:table-cell/>
          <table:table-cell table:formula="of:=[.$B$1]&amp;&quot;  &quot;&amp;[.B685]&amp;&quot; &quot;&amp;[.$C$1]&amp;[.A685]&amp;&quot;.jpg&quot;" office:value-type="string" office:string-value="mv  221777637_634493b914.jpg ~/repo/DATA/INPUT/StarterBundle/Animals/panda.683.jpg" calcext:value-type="string">
            <text:p>mv <text:s/>221777637_634493b914.jpg ~/repo/DATA/INPUT/StarterBundle/Animals/panda.683.jpg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221786737_02005f08d9.jpg</text:p>
          </table:table-cell>
          <table:table-cell/>
          <table:table-cell table:formula="of:=[.$B$1]&amp;&quot;  &quot;&amp;[.B686]&amp;&quot; &quot;&amp;[.$C$1]&amp;[.A686]&amp;&quot;.jpg&quot;" office:value-type="string" office:string-value="mv  221786737_02005f08d9.jpg ~/repo/DATA/INPUT/StarterBundle/Animals/panda.684.jpg" calcext:value-type="string">
            <text:p>mv <text:s/>221786737_02005f08d9.jpg ~/repo/DATA/INPUT/StarterBundle/Animals/panda.684.jpg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221788172_30113bc045.jpg</text:p>
          </table:table-cell>
          <table:table-cell/>
          <table:table-cell table:formula="of:=[.$B$1]&amp;&quot;  &quot;&amp;[.B687]&amp;&quot; &quot;&amp;[.$C$1]&amp;[.A687]&amp;&quot;.jpg&quot;" office:value-type="string" office:string-value="mv  221788172_30113bc045.jpg ~/repo/DATA/INPUT/StarterBundle/Animals/panda.685.jpg" calcext:value-type="string">
            <text:p>mv <text:s/>221788172_30113bc045.jpg ~/repo/DATA/INPUT/StarterBundle/Animals/panda.685.jpg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2221325361_c8534816d0.jpg</text:p>
          </table:table-cell>
          <table:table-cell/>
          <table:table-cell table:formula="of:=[.$B$1]&amp;&quot;  &quot;&amp;[.B688]&amp;&quot; &quot;&amp;[.$C$1]&amp;[.A688]&amp;&quot;.jpg&quot;" office:value-type="string" office:string-value="mv  2221325361_c8534816d0.jpg ~/repo/DATA/INPUT/StarterBundle/Animals/panda.686.jpg" calcext:value-type="string">
            <text:p>mv <text:s/>2221325361_c8534816d0.jpg ~/repo/DATA/INPUT/StarterBundle/Animals/panda.686.jpg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2221350693_0d8cc429f1.jpg</text:p>
          </table:table-cell>
          <table:table-cell/>
          <table:table-cell table:formula="of:=[.$B$1]&amp;&quot;  &quot;&amp;[.B689]&amp;&quot; &quot;&amp;[.$C$1]&amp;[.A689]&amp;&quot;.jpg&quot;" office:value-type="string" office:string-value="mv  2221350693_0d8cc429f1.jpg ~/repo/DATA/INPUT/StarterBundle/Animals/panda.687.jpg" calcext:value-type="string">
            <text:p>mv <text:s/>2221350693_0d8cc429f1.jpg ~/repo/DATA/INPUT/StarterBundle/Animals/panda.687.jpg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2221363655_5015d71091.jpg</text:p>
          </table:table-cell>
          <table:table-cell/>
          <table:table-cell table:formula="of:=[.$B$1]&amp;&quot;  &quot;&amp;[.B690]&amp;&quot; &quot;&amp;[.$C$1]&amp;[.A690]&amp;&quot;.jpg&quot;" office:value-type="string" office:string-value="mv  2221363655_5015d71091.jpg ~/repo/DATA/INPUT/StarterBundle/Animals/panda.688.jpg" calcext:value-type="string">
            <text:p>mv <text:s/>2221363655_5015d71091.jpg ~/repo/DATA/INPUT/StarterBundle/Animals/panda.688.jpg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2221771966_5d33a48352.jpg</text:p>
          </table:table-cell>
          <table:table-cell/>
          <table:table-cell table:formula="of:=[.$B$1]&amp;&quot;  &quot;&amp;[.B691]&amp;&quot; &quot;&amp;[.$C$1]&amp;[.A691]&amp;&quot;.jpg&quot;" office:value-type="string" office:string-value="mv  2221771966_5d33a48352.jpg ~/repo/DATA/INPUT/StarterBundle/Animals/panda.689.jpg" calcext:value-type="string">
            <text:p>mv <text:s/>2221771966_5d33a48352.jpg ~/repo/DATA/INPUT/StarterBundle/Animals/panda.689.jpg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2222144740_de4c8d2be0.jpg</text:p>
          </table:table-cell>
          <table:table-cell/>
          <table:table-cell table:formula="of:=[.$B$1]&amp;&quot;  &quot;&amp;[.B692]&amp;&quot; &quot;&amp;[.$C$1]&amp;[.A692]&amp;&quot;.jpg&quot;" office:value-type="string" office:string-value="mv  2222144740_de4c8d2be0.jpg ~/repo/DATA/INPUT/StarterBundle/Animals/panda.690.jpg" calcext:value-type="string">
            <text:p>mv <text:s/>2222144740_de4c8d2be0.jpg ~/repo/DATA/INPUT/StarterBundle/Animals/panda.690.jpg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23138361_9f1ada2964.jpg</text:p>
          </table:table-cell>
          <table:table-cell/>
          <table:table-cell table:formula="of:=[.$B$1]&amp;&quot;  &quot;&amp;[.B693]&amp;&quot; &quot;&amp;[.$C$1]&amp;[.A693]&amp;&quot;.jpg&quot;" office:value-type="string" office:string-value="mv  223138361_9f1ada2964.jpg ~/repo/DATA/INPUT/StarterBundle/Animals/panda.691.jpg" calcext:value-type="string">
            <text:p>mv <text:s/>223138361_9f1ada2964.jpg ~/repo/DATA/INPUT/StarterBundle/Animals/panda.691.jpg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223138362_0780f3da24.jpg</text:p>
          </table:table-cell>
          <table:table-cell/>
          <table:table-cell table:formula="of:=[.$B$1]&amp;&quot;  &quot;&amp;[.B694]&amp;&quot; &quot;&amp;[.$C$1]&amp;[.A694]&amp;&quot;.jpg&quot;" office:value-type="string" office:string-value="mv  223138362_0780f3da24.jpg ~/repo/DATA/INPUT/StarterBundle/Animals/panda.692.jpg" calcext:value-type="string">
            <text:p>mv <text:s/>223138362_0780f3da24.jpg ~/repo/DATA/INPUT/StarterBundle/Animals/panda.692.jpg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223138366_11fd874d7e.jpg</text:p>
          </table:table-cell>
          <table:table-cell/>
          <table:table-cell table:formula="of:=[.$B$1]&amp;&quot;  &quot;&amp;[.B695]&amp;&quot; &quot;&amp;[.$C$1]&amp;[.A695]&amp;&quot;.jpg&quot;" office:value-type="string" office:string-value="mv  223138366_11fd874d7e.jpg ~/repo/DATA/INPUT/StarterBundle/Animals/panda.693.jpg" calcext:value-type="string">
            <text:p>mv <text:s/>223138366_11fd874d7e.jpg ~/repo/DATA/INPUT/StarterBundle/Animals/panda.693.jpg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223142492_48100ce561.jpg</text:p>
          </table:table-cell>
          <table:table-cell/>
          <table:table-cell table:formula="of:=[.$B$1]&amp;&quot;  &quot;&amp;[.B696]&amp;&quot; &quot;&amp;[.$C$1]&amp;[.A696]&amp;&quot;.jpg&quot;" office:value-type="string" office:string-value="mv  223142492_48100ce561.jpg ~/repo/DATA/INPUT/StarterBundle/Animals/panda.694.jpg" calcext:value-type="string">
            <text:p>mv <text:s/>223142492_48100ce561.jpg ~/repo/DATA/INPUT/StarterBundle/Animals/panda.694.jpg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232026205_45a1307732.jpg</text:p>
          </table:table-cell>
          <table:table-cell/>
          <table:table-cell table:formula="of:=[.$B$1]&amp;&quot;  &quot;&amp;[.B697]&amp;&quot; &quot;&amp;[.$C$1]&amp;[.A697]&amp;&quot;.jpg&quot;" office:value-type="string" office:string-value="mv  2232026205_45a1307732.jpg ~/repo/DATA/INPUT/StarterBundle/Animals/panda.695.jpg" calcext:value-type="string">
            <text:p>mv <text:s/>2232026205_45a1307732.jpg ~/repo/DATA/INPUT/StarterBundle/Animals/panda.695.jpg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2232031835_89e55655cb.jpg</text:p>
          </table:table-cell>
          <table:table-cell/>
          <table:table-cell table:formula="of:=[.$B$1]&amp;&quot;  &quot;&amp;[.B698]&amp;&quot; &quot;&amp;[.$C$1]&amp;[.A698]&amp;&quot;.jpg&quot;" office:value-type="string" office:string-value="mv  2232031835_89e55655cb.jpg ~/repo/DATA/INPUT/StarterBundle/Animals/panda.696.jpg" calcext:value-type="string">
            <text:p>mv <text:s/>2232031835_89e55655cb.jpg ~/repo/DATA/INPUT/StarterBundle/Animals/panda.696.jpg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2232038557_b43049b4a6.jpg</text:p>
          </table:table-cell>
          <table:table-cell/>
          <table:table-cell table:formula="of:=[.$B$1]&amp;&quot;  &quot;&amp;[.B699]&amp;&quot; &quot;&amp;[.$C$1]&amp;[.A699]&amp;&quot;.jpg&quot;" office:value-type="string" office:string-value="mv  2232038557_b43049b4a6.jpg ~/repo/DATA/INPUT/StarterBundle/Animals/panda.697.jpg" calcext:value-type="string">
            <text:p>mv <text:s/>2232038557_b43049b4a6.jpg ~/repo/DATA/INPUT/StarterBundle/Animals/panda.697.jpg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2232039219_f9015a8140.jpg</text:p>
          </table:table-cell>
          <table:table-cell/>
          <table:table-cell table:formula="of:=[.$B$1]&amp;&quot;  &quot;&amp;[.B700]&amp;&quot; &quot;&amp;[.$C$1]&amp;[.A700]&amp;&quot;.jpg&quot;" office:value-type="string" office:string-value="mv  2232039219_f9015a8140.jpg ~/repo/DATA/INPUT/StarterBundle/Animals/panda.698.jpg" calcext:value-type="string">
            <text:p>mv <text:s/>2232039219_f9015a8140.jpg ~/repo/DATA/INPUT/StarterBundle/Animals/panda.698.jpg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2232046007_f736a3d607.jpg</text:p>
          </table:table-cell>
          <table:table-cell/>
          <table:table-cell table:formula="of:=[.$B$1]&amp;&quot;  &quot;&amp;[.B701]&amp;&quot; &quot;&amp;[.$C$1]&amp;[.A701]&amp;&quot;.jpg&quot;" office:value-type="string" office:string-value="mv  2232046007_f736a3d607.jpg ~/repo/DATA/INPUT/StarterBundle/Animals/panda.699.jpg" calcext:value-type="string">
            <text:p>mv <text:s/>2232046007_f736a3d607.jpg ~/repo/DATA/INPUT/StarterBundle/Animals/panda.699.jpg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2232811864_683dc13c84.jpg</text:p>
          </table:table-cell>
          <table:table-cell/>
          <table:table-cell table:formula="of:=[.$B$1]&amp;&quot;  &quot;&amp;[.B702]&amp;&quot; &quot;&amp;[.$C$1]&amp;[.A702]&amp;&quot;.jpg&quot;" office:value-type="string" office:string-value="mv  2232811864_683dc13c84.jpg ~/repo/DATA/INPUT/StarterBundle/Animals/panda.700.jpg" calcext:value-type="string">
            <text:p>mv <text:s/>2232811864_683dc13c84.jpg ~/repo/DATA/INPUT/StarterBundle/Animals/panda.700.jp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2232831970_0b37a1dfa0.jpg</text:p>
          </table:table-cell>
          <table:table-cell/>
          <table:table-cell table:formula="of:=[.$B$1]&amp;&quot;  &quot;&amp;[.B703]&amp;&quot; &quot;&amp;[.$C$1]&amp;[.A703]&amp;&quot;.jpg&quot;" office:value-type="string" office:string-value="mv  2232831970_0b37a1dfa0.jpg ~/repo/DATA/INPUT/StarterBundle/Animals/panda.701.jpg" calcext:value-type="string">
            <text:p>mv <text:s/>2232831970_0b37a1dfa0.jpg ~/repo/DATA/INPUT/StarterBundle/Animals/panda.701.jp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2232832272_ce98bf3db8.jpg</text:p>
          </table:table-cell>
          <table:table-cell/>
          <table:table-cell table:formula="of:=[.$B$1]&amp;&quot;  &quot;&amp;[.B704]&amp;&quot; &quot;&amp;[.$C$1]&amp;[.A704]&amp;&quot;.jpg&quot;" office:value-type="string" office:string-value="mv  2232832272_ce98bf3db8.jpg ~/repo/DATA/INPUT/StarterBundle/Animals/panda.702.jpg" calcext:value-type="string">
            <text:p>mv <text:s/>2232832272_ce98bf3db8.jpg ~/repo/DATA/INPUT/StarterBundle/Animals/panda.702.jp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2232832668_054d37b7b4.jpg</text:p>
          </table:table-cell>
          <table:table-cell/>
          <table:table-cell table:formula="of:=[.$B$1]&amp;&quot;  &quot;&amp;[.B705]&amp;&quot; &quot;&amp;[.$C$1]&amp;[.A705]&amp;&quot;.jpg&quot;" office:value-type="string" office:string-value="mv  2232832668_054d37b7b4.jpg ~/repo/DATA/INPUT/StarterBundle/Animals/panda.703.jpg" calcext:value-type="string">
            <text:p>mv <text:s/>2232832668_054d37b7b4.jpg ~/repo/DATA/INPUT/StarterBundle/Animals/panda.703.jp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2232833892_7511785f60.jpg</text:p>
          </table:table-cell>
          <table:table-cell/>
          <table:table-cell table:formula="of:=[.$B$1]&amp;&quot;  &quot;&amp;[.B706]&amp;&quot; &quot;&amp;[.$C$1]&amp;[.A706]&amp;&quot;.jpg&quot;" office:value-type="string" office:string-value="mv  2232833892_7511785f60.jpg ~/repo/DATA/INPUT/StarterBundle/Animals/panda.704.jpg" calcext:value-type="string">
            <text:p>mv <text:s/>2232833892_7511785f60.jpg ~/repo/DATA/INPUT/StarterBundle/Animals/panda.704.jp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223524721_b24519f6ec.jpg</text:p>
          </table:table-cell>
          <table:table-cell/>
          <table:table-cell table:formula="of:=[.$B$1]&amp;&quot;  &quot;&amp;[.B707]&amp;&quot; &quot;&amp;[.$C$1]&amp;[.A707]&amp;&quot;.jpg&quot;" office:value-type="string" office:string-value="mv  223524721_b24519f6ec.jpg ~/repo/DATA/INPUT/StarterBundle/Animals/panda.705.jpg" calcext:value-type="string">
            <text:p>mv <text:s/>223524721_b24519f6ec.jpg ~/repo/DATA/INPUT/StarterBundle/Animals/panda.705.jp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2239765205_a8aec971cc.jpg</text:p>
          </table:table-cell>
          <table:table-cell/>
          <table:table-cell table:formula="of:=[.$B$1]&amp;&quot;  &quot;&amp;[.B708]&amp;&quot; &quot;&amp;[.$C$1]&amp;[.A708]&amp;&quot;.jpg&quot;" office:value-type="string" office:string-value="mv  2239765205_a8aec971cc.jpg ~/repo/DATA/INPUT/StarterBundle/Animals/panda.706.jpg" calcext:value-type="string">
            <text:p>mv <text:s/>2239765205_a8aec971cc.jpg ~/repo/DATA/INPUT/StarterBundle/Animals/panda.706.jpg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2239767335_2d372b2091.jpg</text:p>
          </table:table-cell>
          <table:table-cell/>
          <table:table-cell table:formula="of:=[.$B$1]&amp;&quot;  &quot;&amp;[.B709]&amp;&quot; &quot;&amp;[.$C$1]&amp;[.A709]&amp;&quot;.jpg&quot;" office:value-type="string" office:string-value="mv  2239767335_2d372b2091.jpg ~/repo/DATA/INPUT/StarterBundle/Animals/panda.707.jpg" calcext:value-type="string">
            <text:p>mv <text:s/>2239767335_2d372b2091.jpg ~/repo/DATA/INPUT/StarterBundle/Animals/panda.707.jp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2240554742_b0607c6125.jpg</text:p>
          </table:table-cell>
          <table:table-cell/>
          <table:table-cell table:formula="of:=[.$B$1]&amp;&quot;  &quot;&amp;[.B710]&amp;&quot; &quot;&amp;[.$C$1]&amp;[.A710]&amp;&quot;.jpg&quot;" office:value-type="string" office:string-value="mv  2240554742_b0607c6125.jpg ~/repo/DATA/INPUT/StarterBundle/Animals/panda.708.jpg" calcext:value-type="string">
            <text:p>mv <text:s/>2240554742_b0607c6125.jpg ~/repo/DATA/INPUT/StarterBundle/Animals/panda.708.jpg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2240564122_93b0c61074.jpg</text:p>
          </table:table-cell>
          <table:table-cell/>
          <table:table-cell table:formula="of:=[.$B$1]&amp;&quot;  &quot;&amp;[.B711]&amp;&quot; &quot;&amp;[.$C$1]&amp;[.A711]&amp;&quot;.jpg&quot;" office:value-type="string" office:string-value="mv  2240564122_93b0c61074.jpg ~/repo/DATA/INPUT/StarterBundle/Animals/panda.709.jpg" calcext:value-type="string">
            <text:p>mv <text:s/>2240564122_93b0c61074.jpg ~/repo/DATA/INPUT/StarterBundle/Animals/panda.709.jpg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224261566_fe9aca943c.jpg</text:p>
          </table:table-cell>
          <table:table-cell/>
          <table:table-cell table:formula="of:=[.$B$1]&amp;&quot;  &quot;&amp;[.B712]&amp;&quot; &quot;&amp;[.$C$1]&amp;[.A712]&amp;&quot;.jpg&quot;" office:value-type="string" office:string-value="mv  224261566_fe9aca943c.jpg ~/repo/DATA/INPUT/StarterBundle/Animals/panda.710.jpg" calcext:value-type="string">
            <text:p>mv <text:s/>224261566_fe9aca943c.jpg ~/repo/DATA/INPUT/StarterBundle/Animals/panda.710.jpg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225006112_34f12c27c6.jpg</text:p>
          </table:table-cell>
          <table:table-cell/>
          <table:table-cell table:formula="of:=[.$B$1]&amp;&quot;  &quot;&amp;[.B713]&amp;&quot; &quot;&amp;[.$C$1]&amp;[.A713]&amp;&quot;.jpg&quot;" office:value-type="string" office:string-value="mv  225006112_34f12c27c6.jpg ~/repo/DATA/INPUT/StarterBundle/Animals/panda.711.jpg" calcext:value-type="string">
            <text:p>mv <text:s/>225006112_34f12c27c6.jpg ~/repo/DATA/INPUT/StarterBundle/Animals/panda.711.jpg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225006828_89222930bf.jpg</text:p>
          </table:table-cell>
          <table:table-cell/>
          <table:table-cell table:formula="of:=[.$B$1]&amp;&quot;  &quot;&amp;[.B714]&amp;&quot; &quot;&amp;[.$C$1]&amp;[.A714]&amp;&quot;.jpg&quot;" office:value-type="string" office:string-value="mv  225006828_89222930bf.jpg ~/repo/DATA/INPUT/StarterBundle/Animals/panda.712.jpg" calcext:value-type="string">
            <text:p>mv <text:s/>225006828_89222930bf.jpg ~/repo/DATA/INPUT/StarterBundle/Animals/panda.712.jpg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225008016_2ab572eb5f.jpg</text:p>
          </table:table-cell>
          <table:table-cell/>
          <table:table-cell table:formula="of:=[.$B$1]&amp;&quot;  &quot;&amp;[.B715]&amp;&quot; &quot;&amp;[.$C$1]&amp;[.A715]&amp;&quot;.jpg&quot;" office:value-type="string" office:string-value="mv  225008016_2ab572eb5f.jpg ~/repo/DATA/INPUT/StarterBundle/Animals/panda.713.jpg" calcext:value-type="string">
            <text:p>mv <text:s/>225008016_2ab572eb5f.jpg ~/repo/DATA/INPUT/StarterBundle/Animals/panda.713.jpg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226948137_05ed1c0dec.jpg</text:p>
          </table:table-cell>
          <table:table-cell/>
          <table:table-cell table:formula="of:=[.$B$1]&amp;&quot;  &quot;&amp;[.B716]&amp;&quot; &quot;&amp;[.$C$1]&amp;[.A716]&amp;&quot;.jpg&quot;" office:value-type="string" office:string-value="mv  226948137_05ed1c0dec.jpg ~/repo/DATA/INPUT/StarterBundle/Animals/panda.714.jpg" calcext:value-type="string">
            <text:p>mv <text:s/>226948137_05ed1c0dec.jpg ~/repo/DATA/INPUT/StarterBundle/Animals/panda.714.jpg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226948391_9ec2cfaa19.jpg</text:p>
          </table:table-cell>
          <table:table-cell/>
          <table:table-cell table:formula="of:=[.$B$1]&amp;&quot;  &quot;&amp;[.B717]&amp;&quot; &quot;&amp;[.$C$1]&amp;[.A717]&amp;&quot;.jpg&quot;" office:value-type="string" office:string-value="mv  226948391_9ec2cfaa19.jpg ~/repo/DATA/INPUT/StarterBundle/Animals/panda.715.jpg" calcext:value-type="string">
            <text:p>mv <text:s/>226948391_9ec2cfaa19.jpg ~/repo/DATA/INPUT/StarterBundle/Animals/panda.715.jpg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226949008_a2df7759b4.jpg</text:p>
          </table:table-cell>
          <table:table-cell/>
          <table:table-cell table:formula="of:=[.$B$1]&amp;&quot;  &quot;&amp;[.B718]&amp;&quot; &quot;&amp;[.$C$1]&amp;[.A718]&amp;&quot;.jpg&quot;" office:value-type="string" office:string-value="mv  226949008_a2df7759b4.jpg ~/repo/DATA/INPUT/StarterBundle/Animals/panda.716.jpg" calcext:value-type="string">
            <text:p>mv <text:s/>226949008_a2df7759b4.jpg ~/repo/DATA/INPUT/StarterBundle/Animals/panda.716.jpg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228868710_3cfa9863c7.jpg</text:p>
          </table:table-cell>
          <table:table-cell/>
          <table:table-cell table:formula="of:=[.$B$1]&amp;&quot;  &quot;&amp;[.B719]&amp;&quot; &quot;&amp;[.$C$1]&amp;[.A719]&amp;&quot;.jpg&quot;" office:value-type="string" office:string-value="mv  228868710_3cfa9863c7.jpg ~/repo/DATA/INPUT/StarterBundle/Animals/panda.717.jpg" calcext:value-type="string">
            <text:p>mv <text:s/>228868710_3cfa9863c7.jpg ~/repo/DATA/INPUT/StarterBundle/Animals/panda.717.jp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228915940_f0d301e6e1.jpg</text:p>
          </table:table-cell>
          <table:table-cell/>
          <table:table-cell table:formula="of:=[.$B$1]&amp;&quot;  &quot;&amp;[.B720]&amp;&quot; &quot;&amp;[.$C$1]&amp;[.A720]&amp;&quot;.jpg&quot;" office:value-type="string" office:string-value="mv  228915940_f0d301e6e1.jpg ~/repo/DATA/INPUT/StarterBundle/Animals/panda.718.jpg" calcext:value-type="string">
            <text:p>mv <text:s/>228915940_f0d301e6e1.jpg ~/repo/DATA/INPUT/StarterBundle/Animals/panda.718.jpg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228919247_d769e1426c.jpg</text:p>
          </table:table-cell>
          <table:table-cell/>
          <table:table-cell table:formula="of:=[.$B$1]&amp;&quot;  &quot;&amp;[.B721]&amp;&quot; &quot;&amp;[.$C$1]&amp;[.A721]&amp;&quot;.jpg&quot;" office:value-type="string" office:string-value="mv  228919247_d769e1426c.jpg ~/repo/DATA/INPUT/StarterBundle/Animals/panda.719.jpg" calcext:value-type="string">
            <text:p>mv <text:s/>228919247_d769e1426c.jpg ~/repo/DATA/INPUT/StarterBundle/Animals/panda.719.jpg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230707397_5f827ab04d.jpg</text:p>
          </table:table-cell>
          <table:table-cell/>
          <table:table-cell table:formula="of:=[.$B$1]&amp;&quot;  &quot;&amp;[.B722]&amp;&quot; &quot;&amp;[.$C$1]&amp;[.A722]&amp;&quot;.jpg&quot;" office:value-type="string" office:string-value="mv  230707397_5f827ab04d.jpg ~/repo/DATA/INPUT/StarterBundle/Animals/panda.720.jpg" calcext:value-type="string">
            <text:p>mv <text:s/>230707397_5f827ab04d.jpg ~/repo/DATA/INPUT/StarterBundle/Animals/panda.720.jpg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230733698_484a5c8a70.jpg</text:p>
          </table:table-cell>
          <table:table-cell/>
          <table:table-cell table:formula="of:=[.$B$1]&amp;&quot;  &quot;&amp;[.B723]&amp;&quot; &quot;&amp;[.$C$1]&amp;[.A723]&amp;&quot;.jpg&quot;" office:value-type="string" office:string-value="mv  230733698_484a5c8a70.jpg ~/repo/DATA/INPUT/StarterBundle/Animals/panda.721.jpg" calcext:value-type="string">
            <text:p>mv <text:s/>230733698_484a5c8a70.jpg ~/repo/DATA/INPUT/StarterBundle/Animals/panda.721.jpg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233997245_e1e525c90f.jpg</text:p>
          </table:table-cell>
          <table:table-cell/>
          <table:table-cell table:formula="of:=[.$B$1]&amp;&quot;  &quot;&amp;[.B724]&amp;&quot; &quot;&amp;[.$C$1]&amp;[.A724]&amp;&quot;.jpg&quot;" office:value-type="string" office:string-value="mv  233997245_e1e525c90f.jpg ~/repo/DATA/INPUT/StarterBundle/Animals/panda.722.jpg" calcext:value-type="string">
            <text:p>mv <text:s/>233997245_e1e525c90f.jpg ~/repo/DATA/INPUT/StarterBundle/Animals/panda.722.jpg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235752824_eb6fff7f88.jpg</text:p>
          </table:table-cell>
          <table:table-cell/>
          <table:table-cell table:formula="of:=[.$B$1]&amp;&quot;  &quot;&amp;[.B725]&amp;&quot; &quot;&amp;[.$C$1]&amp;[.A725]&amp;&quot;.jpg&quot;" office:value-type="string" office:string-value="mv  235752824_eb6fff7f88.jpg ~/repo/DATA/INPUT/StarterBundle/Animals/panda.723.jpg" calcext:value-type="string">
            <text:p>mv <text:s/>235752824_eb6fff7f88.jpg ~/repo/DATA/INPUT/StarterBundle/Animals/panda.723.jp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235791083_7d6a0388b4.jpg</text:p>
          </table:table-cell>
          <table:table-cell/>
          <table:table-cell table:formula="of:=[.$B$1]&amp;&quot;  &quot;&amp;[.B726]&amp;&quot; &quot;&amp;[.$C$1]&amp;[.A726]&amp;&quot;.jpg&quot;" office:value-type="string" office:string-value="mv  235791083_7d6a0388b4.jpg ~/repo/DATA/INPUT/StarterBundle/Animals/panda.724.jpg" calcext:value-type="string">
            <text:p>mv <text:s/>235791083_7d6a0388b4.jpg ~/repo/DATA/INPUT/StarterBundle/Animals/panda.724.jpg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235792046_7693f5e096.jpg</text:p>
          </table:table-cell>
          <table:table-cell/>
          <table:table-cell table:formula="of:=[.$B$1]&amp;&quot;  &quot;&amp;[.B727]&amp;&quot; &quot;&amp;[.$C$1]&amp;[.A727]&amp;&quot;.jpg&quot;" office:value-type="string" office:string-value="mv  235792046_7693f5e096.jpg ~/repo/DATA/INPUT/StarterBundle/Animals/panda.725.jpg" calcext:value-type="string">
            <text:p>mv <text:s/>235792046_7693f5e096.jpg ~/repo/DATA/INPUT/StarterBundle/Animals/panda.725.jpg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235793004_112ef242fc.jpg</text:p>
          </table:table-cell>
          <table:table-cell/>
          <table:table-cell table:formula="of:=[.$B$1]&amp;&quot;  &quot;&amp;[.B728]&amp;&quot; &quot;&amp;[.$C$1]&amp;[.A728]&amp;&quot;.jpg&quot;" office:value-type="string" office:string-value="mv  235793004_112ef242fc.jpg ~/repo/DATA/INPUT/StarterBundle/Animals/panda.726.jpg" calcext:value-type="string">
            <text:p>mv <text:s/>235793004_112ef242fc.jpg ~/repo/DATA/INPUT/StarterBundle/Animals/panda.726.jpg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237443743_dd15951c07.jpg</text:p>
          </table:table-cell>
          <table:table-cell/>
          <table:table-cell table:formula="of:=[.$B$1]&amp;&quot;  &quot;&amp;[.B729]&amp;&quot; &quot;&amp;[.$C$1]&amp;[.A729]&amp;&quot;.jpg&quot;" office:value-type="string" office:string-value="mv  237443743_dd15951c07.jpg ~/repo/DATA/INPUT/StarterBundle/Animals/panda.727.jpg" calcext:value-type="string">
            <text:p>mv <text:s/>237443743_dd15951c07.jpg ~/repo/DATA/INPUT/StarterBundle/Animals/panda.727.jpg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237462789_db02381c0d.jpg</text:p>
          </table:table-cell>
          <table:table-cell/>
          <table:table-cell table:formula="of:=[.$B$1]&amp;&quot;  &quot;&amp;[.B730]&amp;&quot; &quot;&amp;[.$C$1]&amp;[.A730]&amp;&quot;.jpg&quot;" office:value-type="string" office:string-value="mv  237462789_db02381c0d.jpg ~/repo/DATA/INPUT/StarterBundle/Animals/panda.728.jpg" calcext:value-type="string">
            <text:p>mv <text:s/>237462789_db02381c0d.jpg ~/repo/DATA/INPUT/StarterBundle/Animals/panda.728.jpg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237465975_b64c1e4e49.jpg</text:p>
          </table:table-cell>
          <table:table-cell/>
          <table:table-cell table:formula="of:=[.$B$1]&amp;&quot;  &quot;&amp;[.B731]&amp;&quot; &quot;&amp;[.$C$1]&amp;[.A731]&amp;&quot;.jpg&quot;" office:value-type="string" office:string-value="mv  237465975_b64c1e4e49.jpg ~/repo/DATA/INPUT/StarterBundle/Animals/panda.729.jpg" calcext:value-type="string">
            <text:p>mv <text:s/>237465975_b64c1e4e49.jpg ~/repo/DATA/INPUT/StarterBundle/Animals/panda.729.jpg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237473535_a972be9a6a.jpg</text:p>
          </table:table-cell>
          <table:table-cell/>
          <table:table-cell table:formula="of:=[.$B$1]&amp;&quot;  &quot;&amp;[.B732]&amp;&quot; &quot;&amp;[.$C$1]&amp;[.A732]&amp;&quot;.jpg&quot;" office:value-type="string" office:string-value="mv  237473535_a972be9a6a.jpg ~/repo/DATA/INPUT/StarterBundle/Animals/panda.730.jpg" calcext:value-type="string">
            <text:p>mv <text:s/>237473535_a972be9a6a.jpg ~/repo/DATA/INPUT/StarterBundle/Animals/panda.730.jpg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237474089_e8232f8af5.jpg</text:p>
          </table:table-cell>
          <table:table-cell/>
          <table:table-cell table:formula="of:=[.$B$1]&amp;&quot;  &quot;&amp;[.B733]&amp;&quot; &quot;&amp;[.$C$1]&amp;[.A733]&amp;&quot;.jpg&quot;" office:value-type="string" office:string-value="mv  237474089_e8232f8af5.jpg ~/repo/DATA/INPUT/StarterBundle/Animals/panda.731.jpg" calcext:value-type="string">
            <text:p>mv <text:s/>237474089_e8232f8af5.jpg ~/repo/DATA/INPUT/StarterBundle/Animals/panda.731.jp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239036899_bbc148582b.jpg</text:p>
          </table:table-cell>
          <table:table-cell/>
          <table:table-cell table:formula="of:=[.$B$1]&amp;&quot;  &quot;&amp;[.B734]&amp;&quot; &quot;&amp;[.$C$1]&amp;[.A734]&amp;&quot;.jpg&quot;" office:value-type="string" office:string-value="mv  239036899_bbc148582b.jpg ~/repo/DATA/INPUT/StarterBundle/Animals/panda.732.jpg" calcext:value-type="string">
            <text:p>mv <text:s/>239036899_bbc148582b.jpg ~/repo/DATA/INPUT/StarterBundle/Animals/panda.732.jpg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240911678_6f58ce4330.jpg</text:p>
          </table:table-cell>
          <table:table-cell/>
          <table:table-cell table:formula="of:=[.$B$1]&amp;&quot;  &quot;&amp;[.B735]&amp;&quot; &quot;&amp;[.$C$1]&amp;[.A735]&amp;&quot;.jpg&quot;" office:value-type="string" office:string-value="mv  240911678_6f58ce4330.jpg ~/repo/DATA/INPUT/StarterBundle/Animals/panda.733.jpg" calcext:value-type="string">
            <text:p>mv <text:s/>240911678_6f58ce4330.jpg ~/repo/DATA/INPUT/StarterBundle/Animals/panda.733.jpg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242049996_800fb5ae46.jpg</text:p>
          </table:table-cell>
          <table:table-cell/>
          <table:table-cell table:formula="of:=[.$B$1]&amp;&quot;  &quot;&amp;[.B736]&amp;&quot; &quot;&amp;[.$C$1]&amp;[.A736]&amp;&quot;.jpg&quot;" office:value-type="string" office:string-value="mv  242049996_800fb5ae46.jpg ~/repo/DATA/INPUT/StarterBundle/Animals/panda.734.jpg" calcext:value-type="string">
            <text:p>mv <text:s/>242049996_800fb5ae46.jpg ~/repo/DATA/INPUT/StarterBundle/Animals/panda.734.jpg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243682957_7eb47922d6.jpg</text:p>
          </table:table-cell>
          <table:table-cell/>
          <table:table-cell table:formula="of:=[.$B$1]&amp;&quot;  &quot;&amp;[.B737]&amp;&quot; &quot;&amp;[.$C$1]&amp;[.A737]&amp;&quot;.jpg&quot;" office:value-type="string" office:string-value="mv  243682957_7eb47922d6.jpg ~/repo/DATA/INPUT/StarterBundle/Animals/panda.735.jpg" calcext:value-type="string">
            <text:p>mv <text:s/>243682957_7eb47922d6.jpg ~/repo/DATA/INPUT/StarterBundle/Animals/panda.735.jpg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244367507_fbaacd2a04.jpg</text:p>
          </table:table-cell>
          <table:table-cell/>
          <table:table-cell table:formula="of:=[.$B$1]&amp;&quot;  &quot;&amp;[.B738]&amp;&quot; &quot;&amp;[.$C$1]&amp;[.A738]&amp;&quot;.jpg&quot;" office:value-type="string" office:string-value="mv  244367507_fbaacd2a04.jpg ~/repo/DATA/INPUT/StarterBundle/Animals/panda.736.jpg" calcext:value-type="string">
            <text:p>mv <text:s/>244367507_fbaacd2a04.jpg ~/repo/DATA/INPUT/StarterBundle/Animals/panda.736.jpg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244369577_c041a424e8.jpg</text:p>
          </table:table-cell>
          <table:table-cell/>
          <table:table-cell table:formula="of:=[.$B$1]&amp;&quot;  &quot;&amp;[.B739]&amp;&quot; &quot;&amp;[.$C$1]&amp;[.A739]&amp;&quot;.jpg&quot;" office:value-type="string" office:string-value="mv  244369577_c041a424e8.jpg ~/repo/DATA/INPUT/StarterBundle/Animals/panda.737.jpg" calcext:value-type="string">
            <text:p>mv <text:s/>244369577_c041a424e8.jpg ~/repo/DATA/INPUT/StarterBundle/Animals/panda.737.jpg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244369808_207d98775f.jpg</text:p>
          </table:table-cell>
          <table:table-cell/>
          <table:table-cell table:formula="of:=[.$B$1]&amp;&quot;  &quot;&amp;[.B740]&amp;&quot; &quot;&amp;[.$C$1]&amp;[.A740]&amp;&quot;.jpg&quot;" office:value-type="string" office:string-value="mv  244369808_207d98775f.jpg ~/repo/DATA/INPUT/StarterBundle/Animals/panda.738.jpg" calcext:value-type="string">
            <text:p>mv <text:s/>244369808_207d98775f.jpg ~/repo/DATA/INPUT/StarterBundle/Animals/panda.738.jpg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244370128_0a31a7892b.jpg</text:p>
          </table:table-cell>
          <table:table-cell/>
          <table:table-cell table:formula="of:=[.$B$1]&amp;&quot;  &quot;&amp;[.B741]&amp;&quot; &quot;&amp;[.$C$1]&amp;[.A741]&amp;&quot;.jpg&quot;" office:value-type="string" office:string-value="mv  244370128_0a31a7892b.jpg ~/repo/DATA/INPUT/StarterBundle/Animals/panda.739.jpg" calcext:value-type="string">
            <text:p>mv <text:s/>244370128_0a31a7892b.jpg ~/repo/DATA/INPUT/StarterBundle/Animals/panda.739.jpg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245137769_7ef32fb2e2.jpg</text:p>
          </table:table-cell>
          <table:table-cell/>
          <table:table-cell table:formula="of:=[.$B$1]&amp;&quot;  &quot;&amp;[.B742]&amp;&quot; &quot;&amp;[.$C$1]&amp;[.A742]&amp;&quot;.jpg&quot;" office:value-type="string" office:string-value="mv  245137769_7ef32fb2e2.jpg ~/repo/DATA/INPUT/StarterBundle/Animals/panda.740.jpg" calcext:value-type="string">
            <text:p>mv <text:s/>245137769_7ef32fb2e2.jpg ~/repo/DATA/INPUT/StarterBundle/Animals/panda.740.jpg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247244385_af9ff5723a.jpg</text:p>
          </table:table-cell>
          <table:table-cell/>
          <table:table-cell table:formula="of:=[.$B$1]&amp;&quot;  &quot;&amp;[.B743]&amp;&quot; &quot;&amp;[.$C$1]&amp;[.A743]&amp;&quot;.jpg&quot;" office:value-type="string" office:string-value="mv  247244385_af9ff5723a.jpg ~/repo/DATA/INPUT/StarterBundle/Animals/panda.741.jpg" calcext:value-type="string">
            <text:p>mv <text:s/>247244385_af9ff5723a.jpg ~/repo/DATA/INPUT/StarterBundle/Animals/panda.741.jpg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247245801_1e437e0920.jpg</text:p>
          </table:table-cell>
          <table:table-cell/>
          <table:table-cell table:formula="of:=[.$B$1]&amp;&quot;  &quot;&amp;[.B744]&amp;&quot; &quot;&amp;[.$C$1]&amp;[.A744]&amp;&quot;.jpg&quot;" office:value-type="string" office:string-value="mv  247245801_1e437e0920.jpg ~/repo/DATA/INPUT/StarterBundle/Animals/panda.742.jpg" calcext:value-type="string">
            <text:p>mv <text:s/>247245801_1e437e0920.jpg ~/repo/DATA/INPUT/StarterBundle/Animals/panda.742.jpg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247246948_93da54e0d0.jpg</text:p>
          </table:table-cell>
          <table:table-cell/>
          <table:table-cell table:formula="of:=[.$B$1]&amp;&quot;  &quot;&amp;[.B745]&amp;&quot; &quot;&amp;[.$C$1]&amp;[.A745]&amp;&quot;.jpg&quot;" office:value-type="string" office:string-value="mv  247246948_93da54e0d0.jpg ~/repo/DATA/INPUT/StarterBundle/Animals/panda.743.jpg" calcext:value-type="string">
            <text:p>mv <text:s/>247246948_93da54e0d0.jpg ~/repo/DATA/INPUT/StarterBundle/Animals/panda.743.jpg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247247371_d6f479f4f4.jpg</text:p>
          </table:table-cell>
          <table:table-cell/>
          <table:table-cell table:formula="of:=[.$B$1]&amp;&quot;  &quot;&amp;[.B746]&amp;&quot; &quot;&amp;[.$C$1]&amp;[.A746]&amp;&quot;.jpg&quot;" office:value-type="string" office:string-value="mv  247247371_d6f479f4f4.jpg ~/repo/DATA/INPUT/StarterBundle/Animals/panda.744.jpg" calcext:value-type="string">
            <text:p>mv <text:s/>247247371_d6f479f4f4.jpg ~/repo/DATA/INPUT/StarterBundle/Animals/panda.744.jpg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247248907_bafe31f24b.jpg</text:p>
          </table:table-cell>
          <table:table-cell/>
          <table:table-cell table:formula="of:=[.$B$1]&amp;&quot;  &quot;&amp;[.B747]&amp;&quot; &quot;&amp;[.$C$1]&amp;[.A747]&amp;&quot;.jpg&quot;" office:value-type="string" office:string-value="mv  247248907_bafe31f24b.jpg ~/repo/DATA/INPUT/StarterBundle/Animals/panda.745.jpg" calcext:value-type="string">
            <text:p>mv <text:s/>247248907_bafe31f24b.jpg ~/repo/DATA/INPUT/StarterBundle/Animals/panda.745.jpg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247249814_d71dd663c9.jpg</text:p>
          </table:table-cell>
          <table:table-cell/>
          <table:table-cell table:formula="of:=[.$B$1]&amp;&quot;  &quot;&amp;[.B748]&amp;&quot; &quot;&amp;[.$C$1]&amp;[.A748]&amp;&quot;.jpg&quot;" office:value-type="string" office:string-value="mv  247249814_d71dd663c9.jpg ~/repo/DATA/INPUT/StarterBundle/Animals/panda.746.jpg" calcext:value-type="string">
            <text:p>mv <text:s/>247249814_d71dd663c9.jpg ~/repo/DATA/INPUT/StarterBundle/Animals/panda.746.jpg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248848132_2b486846a4.jpg</text:p>
          </table:table-cell>
          <table:table-cell/>
          <table:table-cell table:formula="of:=[.$B$1]&amp;&quot;  &quot;&amp;[.B749]&amp;&quot; &quot;&amp;[.$C$1]&amp;[.A749]&amp;&quot;.jpg&quot;" office:value-type="string" office:string-value="mv  248848132_2b486846a4.jpg ~/repo/DATA/INPUT/StarterBundle/Animals/panda.747.jpg" calcext:value-type="string">
            <text:p>mv <text:s/>248848132_2b486846a4.jpg ~/repo/DATA/INPUT/StarterBundle/Animals/panda.747.jpg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248848473_b02ae7245d.jpg</text:p>
          </table:table-cell>
          <table:table-cell/>
          <table:table-cell table:formula="of:=[.$B$1]&amp;&quot;  &quot;&amp;[.B750]&amp;&quot; &quot;&amp;[.$C$1]&amp;[.A750]&amp;&quot;.jpg&quot;" office:value-type="string" office:string-value="mv  248848473_b02ae7245d.jpg ~/repo/DATA/INPUT/StarterBundle/Animals/panda.748.jpg" calcext:value-type="string">
            <text:p>mv <text:s/>248848473_b02ae7245d.jpg ~/repo/DATA/INPUT/StarterBundle/Animals/panda.748.jpg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248852231_25a0ecdc38.jpg</text:p>
          </table:table-cell>
          <table:table-cell/>
          <table:table-cell table:formula="of:=[.$B$1]&amp;&quot;  &quot;&amp;[.B751]&amp;&quot; &quot;&amp;[.$C$1]&amp;[.A751]&amp;&quot;.jpg&quot;" office:value-type="string" office:string-value="mv  248852231_25a0ecdc38.jpg ~/repo/DATA/INPUT/StarterBundle/Animals/panda.749.jpg" calcext:value-type="string">
            <text:p>mv <text:s/>248852231_25a0ecdc38.jpg ~/repo/DATA/INPUT/StarterBundle/Animals/panda.749.jpg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248853624_d03074aa70.jpg</text:p>
          </table:table-cell>
          <table:table-cell/>
          <table:table-cell table:formula="of:=[.$B$1]&amp;&quot;  &quot;&amp;[.B752]&amp;&quot; &quot;&amp;[.$C$1]&amp;[.A752]&amp;&quot;.jpg&quot;" office:value-type="string" office:string-value="mv  248853624_d03074aa70.jpg ~/repo/DATA/INPUT/StarterBundle/Animals/panda.750.jpg" calcext:value-type="string">
            <text:p>mv <text:s/>248853624_d03074aa70.jpg ~/repo/DATA/INPUT/StarterBundle/Animals/panda.750.jpg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250221526_7b84645406.jpg</text:p>
          </table:table-cell>
          <table:table-cell/>
          <table:table-cell table:formula="of:=[.$B$1]&amp;&quot;  &quot;&amp;[.B753]&amp;&quot; &quot;&amp;[.$C$1]&amp;[.A753]&amp;&quot;.jpg&quot;" office:value-type="string" office:string-value="mv  250221526_7b84645406.jpg ~/repo/DATA/INPUT/StarterBundle/Animals/panda.751.jpg" calcext:value-type="string">
            <text:p>mv <text:s/>250221526_7b84645406.jpg ~/repo/DATA/INPUT/StarterBundle/Animals/panda.751.jpg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250225252_6799297a19.jpg</text:p>
          </table:table-cell>
          <table:table-cell/>
          <table:table-cell table:formula="of:=[.$B$1]&amp;&quot;  &quot;&amp;[.B754]&amp;&quot; &quot;&amp;[.$C$1]&amp;[.A754]&amp;&quot;.jpg&quot;" office:value-type="string" office:string-value="mv  250225252_6799297a19.jpg ~/repo/DATA/INPUT/StarterBundle/Animals/panda.752.jpg" calcext:value-type="string">
            <text:p>mv <text:s/>250225252_6799297a19.jpg ~/repo/DATA/INPUT/StarterBundle/Animals/panda.752.jpg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250225699_fec0dbd189.jpg</text:p>
          </table:table-cell>
          <table:table-cell/>
          <table:table-cell table:formula="of:=[.$B$1]&amp;&quot;  &quot;&amp;[.B755]&amp;&quot; &quot;&amp;[.$C$1]&amp;[.A755]&amp;&quot;.jpg&quot;" office:value-type="string" office:string-value="mv  250225699_fec0dbd189.jpg ~/repo/DATA/INPUT/StarterBundle/Animals/panda.753.jpg" calcext:value-type="string">
            <text:p>mv <text:s/>250225699_fec0dbd189.jpg ~/repo/DATA/INPUT/StarterBundle/Animals/panda.753.jpg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250251099_35fe948f90.jpg</text:p>
          </table:table-cell>
          <table:table-cell/>
          <table:table-cell table:formula="of:=[.$B$1]&amp;&quot;  &quot;&amp;[.B756]&amp;&quot; &quot;&amp;[.$C$1]&amp;[.A756]&amp;&quot;.jpg&quot;" office:value-type="string" office:string-value="mv  250251099_35fe948f90.jpg ~/repo/DATA/INPUT/StarterBundle/Animals/panda.754.jpg" calcext:value-type="string">
            <text:p>mv <text:s/>250251099_35fe948f90.jpg ~/repo/DATA/INPUT/StarterBundle/Animals/panda.754.jpg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250257770_ab9506ac3b.jpg</text:p>
          </table:table-cell>
          <table:table-cell/>
          <table:table-cell table:formula="of:=[.$B$1]&amp;&quot;  &quot;&amp;[.B757]&amp;&quot; &quot;&amp;[.$C$1]&amp;[.A757]&amp;&quot;.jpg&quot;" office:value-type="string" office:string-value="mv  250257770_ab9506ac3b.jpg ~/repo/DATA/INPUT/StarterBundle/Animals/panda.755.jpg" calcext:value-type="string">
            <text:p>mv <text:s/>250257770_ab9506ac3b.jpg ~/repo/DATA/INPUT/StarterBundle/Animals/panda.755.jpg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251098406_01ee32685a.jpg</text:p>
          </table:table-cell>
          <table:table-cell/>
          <table:table-cell table:formula="of:=[.$B$1]&amp;&quot;  &quot;&amp;[.B758]&amp;&quot; &quot;&amp;[.$C$1]&amp;[.A758]&amp;&quot;.jpg&quot;" office:value-type="string" office:string-value="mv  251098406_01ee32685a.jpg ~/repo/DATA/INPUT/StarterBundle/Animals/panda.756.jpg" calcext:value-type="string">
            <text:p>mv <text:s/>251098406_01ee32685a.jpg ~/repo/DATA/INPUT/StarterBundle/Animals/panda.756.jpg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251100048_8dfb814611.jpg</text:p>
          </table:table-cell>
          <table:table-cell/>
          <table:table-cell table:formula="of:=[.$B$1]&amp;&quot;  &quot;&amp;[.B759]&amp;&quot; &quot;&amp;[.$C$1]&amp;[.A759]&amp;&quot;.jpg&quot;" office:value-type="string" office:string-value="mv  251100048_8dfb814611.jpg ~/repo/DATA/INPUT/StarterBundle/Animals/panda.757.jpg" calcext:value-type="string">
            <text:p>mv <text:s/>251100048_8dfb814611.jpg ~/repo/DATA/INPUT/StarterBundle/Animals/panda.757.jpg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251101994_b844905174.jpg</text:p>
          </table:table-cell>
          <table:table-cell/>
          <table:table-cell table:formula="of:=[.$B$1]&amp;&quot;  &quot;&amp;[.B760]&amp;&quot; &quot;&amp;[.$C$1]&amp;[.A760]&amp;&quot;.jpg&quot;" office:value-type="string" office:string-value="mv  251101994_b844905174.jpg ~/repo/DATA/INPUT/StarterBundle/Animals/panda.758.jpg" calcext:value-type="string">
            <text:p>mv <text:s/>251101994_b844905174.jpg ~/repo/DATA/INPUT/StarterBundle/Animals/panda.758.jpg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251102334_3deb88e644.jpg</text:p>
          </table:table-cell>
          <table:table-cell/>
          <table:table-cell table:formula="of:=[.$B$1]&amp;&quot;  &quot;&amp;[.B761]&amp;&quot; &quot;&amp;[.$C$1]&amp;[.A761]&amp;&quot;.jpg&quot;" office:value-type="string" office:string-value="mv  251102334_3deb88e644.jpg ~/repo/DATA/INPUT/StarterBundle/Animals/panda.759.jpg" calcext:value-type="string">
            <text:p>mv <text:s/>251102334_3deb88e644.jpg ~/repo/DATA/INPUT/StarterBundle/Animals/panda.759.jpg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253061736_9dfa94d252.jpg</text:p>
          </table:table-cell>
          <table:table-cell/>
          <table:table-cell table:formula="of:=[.$B$1]&amp;&quot;  &quot;&amp;[.B762]&amp;&quot; &quot;&amp;[.$C$1]&amp;[.A762]&amp;&quot;.jpg&quot;" office:value-type="string" office:string-value="mv  253061736_9dfa94d252.jpg ~/repo/DATA/INPUT/StarterBundle/Animals/panda.760.jpg" calcext:value-type="string">
            <text:p>mv <text:s/>253061736_9dfa94d252.jpg ~/repo/DATA/INPUT/StarterBundle/Animals/panda.760.jpg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253071804_e59a3a9167.jpg</text:p>
          </table:table-cell>
          <table:table-cell/>
          <table:table-cell table:formula="of:=[.$B$1]&amp;&quot;  &quot;&amp;[.B763]&amp;&quot; &quot;&amp;[.$C$1]&amp;[.A763]&amp;&quot;.jpg&quot;" office:value-type="string" office:string-value="mv  253071804_e59a3a9167.jpg ~/repo/DATA/INPUT/StarterBundle/Animals/panda.761.jpg" calcext:value-type="string">
            <text:p>mv <text:s/>253071804_e59a3a9167.jpg ~/repo/DATA/INPUT/StarterBundle/Animals/panda.761.jpg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253918456_82291ae10e.jpg</text:p>
          </table:table-cell>
          <table:table-cell/>
          <table:table-cell table:formula="of:=[.$B$1]&amp;&quot;  &quot;&amp;[.B764]&amp;&quot; &quot;&amp;[.$C$1]&amp;[.A764]&amp;&quot;.jpg&quot;" office:value-type="string" office:string-value="mv  253918456_82291ae10e.jpg ~/repo/DATA/INPUT/StarterBundle/Animals/panda.762.jpg" calcext:value-type="string">
            <text:p>mv <text:s/>253918456_82291ae10e.jpg ~/repo/DATA/INPUT/StarterBundle/Animals/panda.762.jpg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256113624_86edc7583d.jpg</text:p>
          </table:table-cell>
          <table:table-cell/>
          <table:table-cell table:formula="of:=[.$B$1]&amp;&quot;  &quot;&amp;[.B765]&amp;&quot; &quot;&amp;[.$C$1]&amp;[.A765]&amp;&quot;.jpg&quot;" office:value-type="string" office:string-value="mv  256113624_86edc7583d.jpg ~/repo/DATA/INPUT/StarterBundle/Animals/panda.763.jpg" calcext:value-type="string">
            <text:p>mv <text:s/>256113624_86edc7583d.jpg ~/repo/DATA/INPUT/StarterBundle/Animals/panda.763.jp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256904189_a366141e49.jpg</text:p>
          </table:table-cell>
          <table:table-cell/>
          <table:table-cell table:formula="of:=[.$B$1]&amp;&quot;  &quot;&amp;[.B766]&amp;&quot; &quot;&amp;[.$C$1]&amp;[.A766]&amp;&quot;.jpg&quot;" office:value-type="string" office:string-value="mv  256904189_a366141e49.jpg ~/repo/DATA/INPUT/StarterBundle/Animals/panda.764.jpg" calcext:value-type="string">
            <text:p>mv <text:s/>256904189_a366141e49.jpg ~/repo/DATA/INPUT/StarterBundle/Animals/panda.764.jpg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256904552_36c89a73a7.jpg</text:p>
          </table:table-cell>
          <table:table-cell/>
          <table:table-cell table:formula="of:=[.$B$1]&amp;&quot;  &quot;&amp;[.B767]&amp;&quot; &quot;&amp;[.$C$1]&amp;[.A767]&amp;&quot;.jpg&quot;" office:value-type="string" office:string-value="mv  256904552_36c89a73a7.jpg ~/repo/DATA/INPUT/StarterBundle/Animals/panda.765.jpg" calcext:value-type="string">
            <text:p>mv <text:s/>256904552_36c89a73a7.jpg ~/repo/DATA/INPUT/StarterBundle/Animals/panda.765.jpg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256904627_7bae3ab4d4.jpg</text:p>
          </table:table-cell>
          <table:table-cell/>
          <table:table-cell table:formula="of:=[.$B$1]&amp;&quot;  &quot;&amp;[.B768]&amp;&quot; &quot;&amp;[.$C$1]&amp;[.A768]&amp;&quot;.jpg&quot;" office:value-type="string" office:string-value="mv  256904627_7bae3ab4d4.jpg ~/repo/DATA/INPUT/StarterBundle/Animals/panda.766.jpg" calcext:value-type="string">
            <text:p>mv <text:s/>256904627_7bae3ab4d4.jpg ~/repo/DATA/INPUT/StarterBundle/Animals/panda.766.jpg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256904660_dbdd9f3481.jpg</text:p>
          </table:table-cell>
          <table:table-cell/>
          <table:table-cell table:formula="of:=[.$B$1]&amp;&quot;  &quot;&amp;[.B769]&amp;&quot; &quot;&amp;[.$C$1]&amp;[.A769]&amp;&quot;.jpg&quot;" office:value-type="string" office:string-value="mv  256904660_dbdd9f3481.jpg ~/repo/DATA/INPUT/StarterBundle/Animals/panda.767.jpg" calcext:value-type="string">
            <text:p>mv <text:s/>256904660_dbdd9f3481.jpg ~/repo/DATA/INPUT/StarterBundle/Animals/panda.767.jpg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256904694_7ac79cea11.jpg</text:p>
          </table:table-cell>
          <table:table-cell/>
          <table:table-cell table:formula="of:=[.$B$1]&amp;&quot;  &quot;&amp;[.B770]&amp;&quot; &quot;&amp;[.$C$1]&amp;[.A770]&amp;&quot;.jpg&quot;" office:value-type="string" office:string-value="mv  256904694_7ac79cea11.jpg ~/repo/DATA/INPUT/StarterBundle/Animals/panda.768.jpg" calcext:value-type="string">
            <text:p>mv <text:s/>256904694_7ac79cea11.jpg ~/repo/DATA/INPUT/StarterBundle/Animals/panda.768.jpg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256904987_57e286fa4d.jpg</text:p>
          </table:table-cell>
          <table:table-cell/>
          <table:table-cell table:formula="of:=[.$B$1]&amp;&quot;  &quot;&amp;[.B771]&amp;&quot; &quot;&amp;[.$C$1]&amp;[.A771]&amp;&quot;.jpg&quot;" office:value-type="string" office:string-value="mv  256904987_57e286fa4d.jpg ~/repo/DATA/INPUT/StarterBundle/Animals/panda.769.jpg" calcext:value-type="string">
            <text:p>mv <text:s/>256904987_57e286fa4d.jpg ~/repo/DATA/INPUT/StarterBundle/Animals/panda.769.jpg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256905114_9ab427d665.jpg</text:p>
          </table:table-cell>
          <table:table-cell/>
          <table:table-cell table:formula="of:=[.$B$1]&amp;&quot;  &quot;&amp;[.B772]&amp;&quot; &quot;&amp;[.$C$1]&amp;[.A772]&amp;&quot;.jpg&quot;" office:value-type="string" office:string-value="mv  256905114_9ab427d665.jpg ~/repo/DATA/INPUT/StarterBundle/Animals/panda.770.jpg" calcext:value-type="string">
            <text:p>mv <text:s/>256905114_9ab427d665.jpg ~/repo/DATA/INPUT/StarterBundle/Animals/panda.770.jpg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56905169_b96d09ac7c.jpg</text:p>
          </table:table-cell>
          <table:table-cell/>
          <table:table-cell table:formula="of:=[.$B$1]&amp;&quot;  &quot;&amp;[.B773]&amp;&quot; &quot;&amp;[.$C$1]&amp;[.A773]&amp;&quot;.jpg&quot;" office:value-type="string" office:string-value="mv  256905169_b96d09ac7c.jpg ~/repo/DATA/INPUT/StarterBundle/Animals/panda.771.jpg" calcext:value-type="string">
            <text:p>mv <text:s/>256905169_b96d09ac7c.jpg ~/repo/DATA/INPUT/StarterBundle/Animals/panda.771.jpg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56905341_7d1052ba5e.jpg</text:p>
          </table:table-cell>
          <table:table-cell/>
          <table:table-cell table:formula="of:=[.$B$1]&amp;&quot;  &quot;&amp;[.B774]&amp;&quot; &quot;&amp;[.$C$1]&amp;[.A774]&amp;&quot;.jpg&quot;" office:value-type="string" office:string-value="mv  256905341_7d1052ba5e.jpg ~/repo/DATA/INPUT/StarterBundle/Animals/panda.772.jpg" calcext:value-type="string">
            <text:p>mv <text:s/>256905341_7d1052ba5e.jpg ~/repo/DATA/INPUT/StarterBundle/Animals/panda.772.jpg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56905371_0439eec4ca.jpg</text:p>
          </table:table-cell>
          <table:table-cell/>
          <table:table-cell table:formula="of:=[.$B$1]&amp;&quot;  &quot;&amp;[.B775]&amp;&quot; &quot;&amp;[.$C$1]&amp;[.A775]&amp;&quot;.jpg&quot;" office:value-type="string" office:string-value="mv  256905371_0439eec4ca.jpg ~/repo/DATA/INPUT/StarterBundle/Animals/panda.773.jpg" calcext:value-type="string">
            <text:p>mv <text:s/>256905371_0439eec4ca.jpg ~/repo/DATA/INPUT/StarterBundle/Animals/panda.773.jpg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56905443_4ce799cb7b.jpg</text:p>
          </table:table-cell>
          <table:table-cell/>
          <table:table-cell table:formula="of:=[.$B$1]&amp;&quot;  &quot;&amp;[.B776]&amp;&quot; &quot;&amp;[.$C$1]&amp;[.A776]&amp;&quot;.jpg&quot;" office:value-type="string" office:string-value="mv  256905443_4ce799cb7b.jpg ~/repo/DATA/INPUT/StarterBundle/Animals/panda.774.jpg" calcext:value-type="string">
            <text:p>mv <text:s/>256905443_4ce799cb7b.jpg ~/repo/DATA/INPUT/StarterBundle/Animals/panda.774.jpg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56905556_2c41b06f62.jpg</text:p>
          </table:table-cell>
          <table:table-cell/>
          <table:table-cell table:formula="of:=[.$B$1]&amp;&quot;  &quot;&amp;[.B777]&amp;&quot; &quot;&amp;[.$C$1]&amp;[.A777]&amp;&quot;.jpg&quot;" office:value-type="string" office:string-value="mv  256905556_2c41b06f62.jpg ~/repo/DATA/INPUT/StarterBundle/Animals/panda.775.jpg" calcext:value-type="string">
            <text:p>mv <text:s/>256905556_2c41b06f62.jpg ~/repo/DATA/INPUT/StarterBundle/Animals/panda.775.jpg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56905949_6bb59c01f8.jpg</text:p>
          </table:table-cell>
          <table:table-cell/>
          <table:table-cell table:formula="of:=[.$B$1]&amp;&quot;  &quot;&amp;[.B778]&amp;&quot; &quot;&amp;[.$C$1]&amp;[.A778]&amp;&quot;.jpg&quot;" office:value-type="string" office:string-value="mv  256905949_6bb59c01f8.jpg ~/repo/DATA/INPUT/StarterBundle/Animals/panda.776.jpg" calcext:value-type="string">
            <text:p>mv <text:s/>256905949_6bb59c01f8.jpg ~/repo/DATA/INPUT/StarterBundle/Animals/panda.776.jpg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56906067_4df32fdd34.jpg</text:p>
          </table:table-cell>
          <table:table-cell/>
          <table:table-cell table:formula="of:=[.$B$1]&amp;&quot;  &quot;&amp;[.B779]&amp;&quot; &quot;&amp;[.$C$1]&amp;[.A779]&amp;&quot;.jpg&quot;" office:value-type="string" office:string-value="mv  256906067_4df32fdd34.jpg ~/repo/DATA/INPUT/StarterBundle/Animals/panda.777.jpg" calcext:value-type="string">
            <text:p>mv <text:s/>256906067_4df32fdd34.jpg ~/repo/DATA/INPUT/StarterBundle/Animals/panda.777.jpg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56906081_6675886d5e.jpg</text:p>
          </table:table-cell>
          <table:table-cell/>
          <table:table-cell table:formula="of:=[.$B$1]&amp;&quot;  &quot;&amp;[.B780]&amp;&quot; &quot;&amp;[.$C$1]&amp;[.A780]&amp;&quot;.jpg&quot;" office:value-type="string" office:string-value="mv  256906081_6675886d5e.jpg ~/repo/DATA/INPUT/StarterBundle/Animals/panda.778.jpg" calcext:value-type="string">
            <text:p>mv <text:s/>256906081_6675886d5e.jpg ~/repo/DATA/INPUT/StarterBundle/Animals/panda.778.jpg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56906391_fc8255a9c2.jpg</text:p>
          </table:table-cell>
          <table:table-cell/>
          <table:table-cell table:formula="of:=[.$B$1]&amp;&quot;  &quot;&amp;[.B781]&amp;&quot; &quot;&amp;[.$C$1]&amp;[.A781]&amp;&quot;.jpg&quot;" office:value-type="string" office:string-value="mv  256906391_fc8255a9c2.jpg ~/repo/DATA/INPUT/StarterBundle/Animals/panda.779.jpg" calcext:value-type="string">
            <text:p>mv <text:s/>256906391_fc8255a9c2.jpg ~/repo/DATA/INPUT/StarterBundle/Animals/panda.779.jpg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56906471_aaa414bd26.jpg</text:p>
          </table:table-cell>
          <table:table-cell/>
          <table:table-cell table:formula="of:=[.$B$1]&amp;&quot;  &quot;&amp;[.B782]&amp;&quot; &quot;&amp;[.$C$1]&amp;[.A782]&amp;&quot;.jpg&quot;" office:value-type="string" office:string-value="mv  256906471_aaa414bd26.jpg ~/repo/DATA/INPUT/StarterBundle/Animals/panda.780.jpg" calcext:value-type="string">
            <text:p>mv <text:s/>256906471_aaa414bd26.jpg ~/repo/DATA/INPUT/StarterBundle/Animals/panda.780.jpg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56906630_456f83ceac.jpg</text:p>
          </table:table-cell>
          <table:table-cell/>
          <table:table-cell table:formula="of:=[.$B$1]&amp;&quot;  &quot;&amp;[.B783]&amp;&quot; &quot;&amp;[.$C$1]&amp;[.A783]&amp;&quot;.jpg&quot;" office:value-type="string" office:string-value="mv  256906630_456f83ceac.jpg ~/repo/DATA/INPUT/StarterBundle/Animals/panda.781.jpg" calcext:value-type="string">
            <text:p>mv <text:s/>256906630_456f83ceac.jpg ~/repo/DATA/INPUT/StarterBundle/Animals/panda.781.jpg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56907162_93a5504aae.jpg</text:p>
          </table:table-cell>
          <table:table-cell/>
          <table:table-cell table:formula="of:=[.$B$1]&amp;&quot;  &quot;&amp;[.B784]&amp;&quot; &quot;&amp;[.$C$1]&amp;[.A784]&amp;&quot;.jpg&quot;" office:value-type="string" office:string-value="mv  256907162_93a5504aae.jpg ~/repo/DATA/INPUT/StarterBundle/Animals/panda.782.jpg" calcext:value-type="string">
            <text:p>mv <text:s/>256907162_93a5504aae.jpg ~/repo/DATA/INPUT/StarterBundle/Animals/panda.782.jpg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56907243_c2f9c3ba8a.jpg</text:p>
          </table:table-cell>
          <table:table-cell/>
          <table:table-cell table:formula="of:=[.$B$1]&amp;&quot;  &quot;&amp;[.B785]&amp;&quot; &quot;&amp;[.$C$1]&amp;[.A785]&amp;&quot;.jpg&quot;" office:value-type="string" office:string-value="mv  256907243_c2f9c3ba8a.jpg ~/repo/DATA/INPUT/StarterBundle/Animals/panda.783.jpg" calcext:value-type="string">
            <text:p>mv <text:s/>256907243_c2f9c3ba8a.jpg ~/repo/DATA/INPUT/StarterBundle/Animals/panda.783.jpg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56907294_c4abf8a2e5.jpg</text:p>
          </table:table-cell>
          <table:table-cell/>
          <table:table-cell table:formula="of:=[.$B$1]&amp;&quot;  &quot;&amp;[.B786]&amp;&quot; &quot;&amp;[.$C$1]&amp;[.A786]&amp;&quot;.jpg&quot;" office:value-type="string" office:string-value="mv  256907294_c4abf8a2e5.jpg ~/repo/DATA/INPUT/StarterBundle/Animals/panda.784.jpg" calcext:value-type="string">
            <text:p>mv <text:s/>256907294_c4abf8a2e5.jpg ~/repo/DATA/INPUT/StarterBundle/Animals/panda.784.jpg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56907313_86b28e8776.jpg</text:p>
          </table:table-cell>
          <table:table-cell/>
          <table:table-cell table:formula="of:=[.$B$1]&amp;&quot;  &quot;&amp;[.B787]&amp;&quot; &quot;&amp;[.$C$1]&amp;[.A787]&amp;&quot;.jpg&quot;" office:value-type="string" office:string-value="mv  256907313_86b28e8776.jpg ~/repo/DATA/INPUT/StarterBundle/Animals/panda.785.jpg" calcext:value-type="string">
            <text:p>mv <text:s/>256907313_86b28e8776.jpg ~/repo/DATA/INPUT/StarterBundle/Animals/panda.785.jpg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56971766_2ee9bfc828.jpg</text:p>
          </table:table-cell>
          <table:table-cell/>
          <table:table-cell table:formula="of:=[.$B$1]&amp;&quot;  &quot;&amp;[.B788]&amp;&quot; &quot;&amp;[.$C$1]&amp;[.A788]&amp;&quot;.jpg&quot;" office:value-type="string" office:string-value="mv  256971766_2ee9bfc828.jpg ~/repo/DATA/INPUT/StarterBundle/Animals/panda.786.jpg" calcext:value-type="string">
            <text:p>mv <text:s/>256971766_2ee9bfc828.jpg ~/repo/DATA/INPUT/StarterBundle/Animals/panda.786.jpg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57757314_c3d7adcdc1.jpg</text:p>
          </table:table-cell>
          <table:table-cell/>
          <table:table-cell table:formula="of:=[.$B$1]&amp;&quot;  &quot;&amp;[.B789]&amp;&quot; &quot;&amp;[.$C$1]&amp;[.A789]&amp;&quot;.jpg&quot;" office:value-type="string" office:string-value="mv  257757314_c3d7adcdc1.jpg ~/repo/DATA/INPUT/StarterBundle/Animals/panda.787.jpg" calcext:value-type="string">
            <text:p>mv <text:s/>257757314_c3d7adcdc1.jpg ~/repo/DATA/INPUT/StarterBundle/Animals/panda.787.jpg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59486658_927c9c334f.jpg</text:p>
          </table:table-cell>
          <table:table-cell/>
          <table:table-cell table:formula="of:=[.$B$1]&amp;&quot;  &quot;&amp;[.B790]&amp;&quot; &quot;&amp;[.$C$1]&amp;[.A790]&amp;&quot;.jpg&quot;" office:value-type="string" office:string-value="mv  259486658_927c9c334f.jpg ~/repo/DATA/INPUT/StarterBundle/Animals/panda.788.jpg" calcext:value-type="string">
            <text:p>mv <text:s/>259486658_927c9c334f.jpg ~/repo/DATA/INPUT/StarterBundle/Animals/panda.788.jpg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59499183_c072ea010c.jpg</text:p>
          </table:table-cell>
          <table:table-cell/>
          <table:table-cell table:formula="of:=[.$B$1]&amp;&quot;  &quot;&amp;[.B791]&amp;&quot; &quot;&amp;[.$C$1]&amp;[.A791]&amp;&quot;.jpg&quot;" office:value-type="string" office:string-value="mv  259499183_c072ea010c.jpg ~/repo/DATA/INPUT/StarterBundle/Animals/panda.789.jpg" calcext:value-type="string">
            <text:p>mv <text:s/>259499183_c072ea010c.jpg ~/repo/DATA/INPUT/StarterBundle/Animals/panda.789.jpg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60436777_97c58d7560.jpg</text:p>
          </table:table-cell>
          <table:table-cell/>
          <table:table-cell table:formula="of:=[.$B$1]&amp;&quot;  &quot;&amp;[.B792]&amp;&quot; &quot;&amp;[.$C$1]&amp;[.A792]&amp;&quot;.jpg&quot;" office:value-type="string" office:string-value="mv  260436777_97c58d7560.jpg ~/repo/DATA/INPUT/StarterBundle/Animals/panda.790.jpg" calcext:value-type="string">
            <text:p>mv <text:s/>260436777_97c58d7560.jpg ~/repo/DATA/INPUT/StarterBundle/Animals/panda.790.jpg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61230083_a7e4dbf43e.jpg</text:p>
          </table:table-cell>
          <table:table-cell/>
          <table:table-cell table:formula="of:=[.$B$1]&amp;&quot;  &quot;&amp;[.B793]&amp;&quot; &quot;&amp;[.$C$1]&amp;[.A793]&amp;&quot;.jpg&quot;" office:value-type="string" office:string-value="mv  261230083_a7e4dbf43e.jpg ~/repo/DATA/INPUT/StarterBundle/Animals/panda.791.jpg" calcext:value-type="string">
            <text:p>mv <text:s/>261230083_a7e4dbf43e.jpg ~/repo/DATA/INPUT/StarterBundle/Animals/panda.791.jpg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61230891_e4d779bb53.jpg</text:p>
          </table:table-cell>
          <table:table-cell/>
          <table:table-cell table:formula="of:=[.$B$1]&amp;&quot;  &quot;&amp;[.B794]&amp;&quot; &quot;&amp;[.$C$1]&amp;[.A794]&amp;&quot;.jpg&quot;" office:value-type="string" office:string-value="mv  261230891_e4d779bb53.jpg ~/repo/DATA/INPUT/StarterBundle/Animals/panda.792.jpg" calcext:value-type="string">
            <text:p>mv <text:s/>261230891_e4d779bb53.jpg ~/repo/DATA/INPUT/StarterBundle/Animals/panda.792.jpg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61233827_d6dde801a5.jpg</text:p>
          </table:table-cell>
          <table:table-cell/>
          <table:table-cell table:formula="of:=[.$B$1]&amp;&quot;  &quot;&amp;[.B795]&amp;&quot; &quot;&amp;[.$C$1]&amp;[.A795]&amp;&quot;.jpg&quot;" office:value-type="string" office:string-value="mv  261233827_d6dde801a5.jpg ~/repo/DATA/INPUT/StarterBundle/Animals/panda.793.jpg" calcext:value-type="string">
            <text:p>mv <text:s/>261233827_d6dde801a5.jpg ~/repo/DATA/INPUT/StarterBundle/Animals/panda.793.jpg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62041421_2f34d99bdc.jpg</text:p>
          </table:table-cell>
          <table:table-cell/>
          <table:table-cell table:formula="of:=[.$B$1]&amp;&quot;  &quot;&amp;[.B796]&amp;&quot; &quot;&amp;[.$C$1]&amp;[.A796]&amp;&quot;.jpg&quot;" office:value-type="string" office:string-value="mv  262041421_2f34d99bdc.jpg ~/repo/DATA/INPUT/StarterBundle/Animals/panda.794.jpg" calcext:value-type="string">
            <text:p>mv <text:s/>262041421_2f34d99bdc.jpg ~/repo/DATA/INPUT/StarterBundle/Animals/panda.794.jpg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62048417_04d16bc5ba.jpg</text:p>
          </table:table-cell>
          <table:table-cell/>
          <table:table-cell table:formula="of:=[.$B$1]&amp;&quot;  &quot;&amp;[.B797]&amp;&quot; &quot;&amp;[.$C$1]&amp;[.A797]&amp;&quot;.jpg&quot;" office:value-type="string" office:string-value="mv  262048417_04d16bc5ba.jpg ~/repo/DATA/INPUT/StarterBundle/Animals/panda.795.jpg" calcext:value-type="string">
            <text:p>mv <text:s/>262048417_04d16bc5ba.jpg ~/repo/DATA/INPUT/StarterBundle/Animals/panda.795.jpg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62049326_066161dfb0.jpg</text:p>
          </table:table-cell>
          <table:table-cell/>
          <table:table-cell table:formula="of:=[.$B$1]&amp;&quot;  &quot;&amp;[.B798]&amp;&quot; &quot;&amp;[.$C$1]&amp;[.A798]&amp;&quot;.jpg&quot;" office:value-type="string" office:string-value="mv  262049326_066161dfb0.jpg ~/repo/DATA/INPUT/StarterBundle/Animals/panda.796.jpg" calcext:value-type="string">
            <text:p>mv <text:s/>262049326_066161dfb0.jpg ~/repo/DATA/INPUT/StarterBundle/Animals/panda.796.jpg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62050393_d5c804aa7f.jpg</text:p>
          </table:table-cell>
          <table:table-cell/>
          <table:table-cell table:formula="of:=[.$B$1]&amp;&quot;  &quot;&amp;[.B799]&amp;&quot; &quot;&amp;[.$C$1]&amp;[.A799]&amp;&quot;.jpg&quot;" office:value-type="string" office:string-value="mv  262050393_d5c804aa7f.jpg ~/repo/DATA/INPUT/StarterBundle/Animals/panda.797.jpg" calcext:value-type="string">
            <text:p>mv <text:s/>262050393_d5c804aa7f.jpg ~/repo/DATA/INPUT/StarterBundle/Animals/panda.797.jpg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62052844_7952b7de6c.jpg</text:p>
          </table:table-cell>
          <table:table-cell/>
          <table:table-cell table:formula="of:=[.$B$1]&amp;&quot;  &quot;&amp;[.B800]&amp;&quot; &quot;&amp;[.$C$1]&amp;[.A800]&amp;&quot;.jpg&quot;" office:value-type="string" office:string-value="mv  262052844_7952b7de6c.jpg ~/repo/DATA/INPUT/StarterBundle/Animals/panda.798.jpg" calcext:value-type="string">
            <text:p>mv <text:s/>262052844_7952b7de6c.jpg ~/repo/DATA/INPUT/StarterBundle/Animals/panda.798.jpg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63041821_439d4d367b.jpg</text:p>
          </table:table-cell>
          <table:table-cell/>
          <table:table-cell table:formula="of:=[.$B$1]&amp;&quot;  &quot;&amp;[.B801]&amp;&quot; &quot;&amp;[.$C$1]&amp;[.A801]&amp;&quot;.jpg&quot;" office:value-type="string" office:string-value="mv  263041821_439d4d367b.jpg ~/repo/DATA/INPUT/StarterBundle/Animals/panda.799.jpg" calcext:value-type="string">
            <text:p>mv <text:s/>263041821_439d4d367b.jpg ~/repo/DATA/INPUT/StarterBundle/Animals/panda.799.jpg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63044375_66dfbbcd4c.jpg</text:p>
          </table:table-cell>
          <table:table-cell/>
          <table:table-cell table:formula="of:=[.$B$1]&amp;&quot;  &quot;&amp;[.B802]&amp;&quot; &quot;&amp;[.$C$1]&amp;[.A802]&amp;&quot;.jpg&quot;" office:value-type="string" office:string-value="mv  263044375_66dfbbcd4c.jpg ~/repo/DATA/INPUT/StarterBundle/Animals/panda.800.jpg" calcext:value-type="string">
            <text:p>mv <text:s/>263044375_66dfbbcd4c.jpg ~/repo/DATA/INPUT/StarterBundle/Animals/panda.800.jp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63044804_59baa3821e.jpg</text:p>
          </table:table-cell>
          <table:table-cell/>
          <table:table-cell table:formula="of:=[.$B$1]&amp;&quot;  &quot;&amp;[.B803]&amp;&quot; &quot;&amp;[.$C$1]&amp;[.A803]&amp;&quot;.jpg&quot;" office:value-type="string" office:string-value="mv  263044804_59baa3821e.jpg ~/repo/DATA/INPUT/StarterBundle/Animals/panda.801.jpg" calcext:value-type="string">
            <text:p>mv <text:s/>263044804_59baa3821e.jpg ~/repo/DATA/INPUT/StarterBundle/Animals/panda.801.jp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63047035_4d87624a49.jpg</text:p>
          </table:table-cell>
          <table:table-cell/>
          <table:table-cell table:formula="of:=[.$B$1]&amp;&quot;  &quot;&amp;[.B804]&amp;&quot; &quot;&amp;[.$C$1]&amp;[.A804]&amp;&quot;.jpg&quot;" office:value-type="string" office:string-value="mv  263047035_4d87624a49.jpg ~/repo/DATA/INPUT/StarterBundle/Animals/panda.802.jpg" calcext:value-type="string">
            <text:p>mv <text:s/>263047035_4d87624a49.jpg ~/repo/DATA/INPUT/StarterBundle/Animals/panda.802.jp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63047530_35bcb77bca.jpg</text:p>
          </table:table-cell>
          <table:table-cell/>
          <table:table-cell table:formula="of:=[.$B$1]&amp;&quot;  &quot;&amp;[.B805]&amp;&quot; &quot;&amp;[.$C$1]&amp;[.A805]&amp;&quot;.jpg&quot;" office:value-type="string" office:string-value="mv  263047530_35bcb77bca.jpg ~/repo/DATA/INPUT/StarterBundle/Animals/panda.803.jpg" calcext:value-type="string">
            <text:p>mv <text:s/>263047530_35bcb77bca.jpg ~/repo/DATA/INPUT/StarterBundle/Animals/panda.803.jp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63051021_6c4e949da3.jpg</text:p>
          </table:table-cell>
          <table:table-cell/>
          <table:table-cell table:formula="of:=[.$B$1]&amp;&quot;  &quot;&amp;[.B806]&amp;&quot; &quot;&amp;[.$C$1]&amp;[.A806]&amp;&quot;.jpg&quot;" office:value-type="string" office:string-value="mv  263051021_6c4e949da3.jpg ~/repo/DATA/INPUT/StarterBundle/Animals/panda.804.jpg" calcext:value-type="string">
            <text:p>mv <text:s/>263051021_6c4e949da3.jpg ~/repo/DATA/INPUT/StarterBundle/Animals/panda.804.jp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63051383_ed55a65159.jpg</text:p>
          </table:table-cell>
          <table:table-cell/>
          <table:table-cell table:formula="of:=[.$B$1]&amp;&quot;  &quot;&amp;[.B807]&amp;&quot; &quot;&amp;[.$C$1]&amp;[.A807]&amp;&quot;.jpg&quot;" office:value-type="string" office:string-value="mv  263051383_ed55a65159.jpg ~/repo/DATA/INPUT/StarterBundle/Animals/panda.805.jpg" calcext:value-type="string">
            <text:p>mv <text:s/>263051383_ed55a65159.jpg ~/repo/DATA/INPUT/StarterBundle/Animals/panda.805.jp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63051949_6f1448af32.jpg</text:p>
          </table:table-cell>
          <table:table-cell/>
          <table:table-cell table:formula="of:=[.$B$1]&amp;&quot;  &quot;&amp;[.B808]&amp;&quot; &quot;&amp;[.$C$1]&amp;[.A808]&amp;&quot;.jpg&quot;" office:value-type="string" office:string-value="mv  263051949_6f1448af32.jpg ~/repo/DATA/INPUT/StarterBundle/Animals/panda.806.jpg" calcext:value-type="string">
            <text:p>mv <text:s/>263051949_6f1448af32.jpg ~/repo/DATA/INPUT/StarterBundle/Animals/panda.806.jp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63053133_e6ccbd5a93.jpg</text:p>
          </table:table-cell>
          <table:table-cell/>
          <table:table-cell table:formula="of:=[.$B$1]&amp;&quot;  &quot;&amp;[.B809]&amp;&quot; &quot;&amp;[.$C$1]&amp;[.A809]&amp;&quot;.jpg&quot;" office:value-type="string" office:string-value="mv  263053133_e6ccbd5a93.jpg ~/repo/DATA/INPUT/StarterBundle/Animals/panda.807.jpg" calcext:value-type="string">
            <text:p>mv <text:s/>263053133_e6ccbd5a93.jpg ~/repo/DATA/INPUT/StarterBundle/Animals/panda.807.jp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63066493_bf17ae7fb2.jpg</text:p>
          </table:table-cell>
          <table:table-cell/>
          <table:table-cell table:formula="of:=[.$B$1]&amp;&quot;  &quot;&amp;[.B810]&amp;&quot; &quot;&amp;[.$C$1]&amp;[.A810]&amp;&quot;.jpg&quot;" office:value-type="string" office:string-value="mv  263066493_bf17ae7fb2.jpg ~/repo/DATA/INPUT/StarterBundle/Animals/panda.808.jpg" calcext:value-type="string">
            <text:p>mv <text:s/>263066493_bf17ae7fb2.jpg ~/repo/DATA/INPUT/StarterBundle/Animals/panda.808.jp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63066620_6442332dd9.jpg</text:p>
          </table:table-cell>
          <table:table-cell/>
          <table:table-cell table:formula="of:=[.$B$1]&amp;&quot;  &quot;&amp;[.B811]&amp;&quot; &quot;&amp;[.$C$1]&amp;[.A811]&amp;&quot;.jpg&quot;" office:value-type="string" office:string-value="mv  263066620_6442332dd9.jpg ~/repo/DATA/INPUT/StarterBundle/Animals/panda.809.jpg" calcext:value-type="string">
            <text:p>mv <text:s/>263066620_6442332dd9.jpg ~/repo/DATA/INPUT/StarterBundle/Animals/panda.809.jpg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63066937_07e75efdd3.jpg</text:p>
          </table:table-cell>
          <table:table-cell/>
          <table:table-cell table:formula="of:=[.$B$1]&amp;&quot;  &quot;&amp;[.B812]&amp;&quot; &quot;&amp;[.$C$1]&amp;[.A812]&amp;&quot;.jpg&quot;" office:value-type="string" office:string-value="mv  263066937_07e75efdd3.jpg ~/repo/DATA/INPUT/StarterBundle/Animals/panda.810.jpg" calcext:value-type="string">
            <text:p>mv <text:s/>263066937_07e75efdd3.jpg ~/repo/DATA/INPUT/StarterBundle/Animals/panda.810.jpg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63070671_c38112e039.jpg</text:p>
          </table:table-cell>
          <table:table-cell/>
          <table:table-cell table:formula="of:=[.$B$1]&amp;&quot;  &quot;&amp;[.B813]&amp;&quot; &quot;&amp;[.$C$1]&amp;[.A813]&amp;&quot;.jpg&quot;" office:value-type="string" office:string-value="mv  263070671_c38112e039.jpg ~/repo/DATA/INPUT/StarterBundle/Animals/panda.811.jpg" calcext:value-type="string">
            <text:p>mv <text:s/>263070671_c38112e039.jpg ~/repo/DATA/INPUT/StarterBundle/Animals/panda.811.jp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63432737_fac39be4b4.jpg</text:p>
          </table:table-cell>
          <table:table-cell/>
          <table:table-cell table:formula="of:=[.$B$1]&amp;&quot;  &quot;&amp;[.B814]&amp;&quot; &quot;&amp;[.$C$1]&amp;[.A814]&amp;&quot;.jpg&quot;" office:value-type="string" office:string-value="mv  263432737_fac39be4b4.jpg ~/repo/DATA/INPUT/StarterBundle/Animals/panda.812.jpg" calcext:value-type="string">
            <text:p>mv <text:s/>263432737_fac39be4b4.jpg ~/repo/DATA/INPUT/StarterBundle/Animals/panda.812.jp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63433918_7d54aaa734.jpg</text:p>
          </table:table-cell>
          <table:table-cell/>
          <table:table-cell table:formula="of:=[.$B$1]&amp;&quot;  &quot;&amp;[.B815]&amp;&quot; &quot;&amp;[.$C$1]&amp;[.A815]&amp;&quot;.jpg&quot;" office:value-type="string" office:string-value="mv  263433918_7d54aaa734.jpg ~/repo/DATA/INPUT/StarterBundle/Animals/panda.813.jpg" calcext:value-type="string">
            <text:p>mv <text:s/>263433918_7d54aaa734.jpg ~/repo/DATA/INPUT/StarterBundle/Animals/panda.813.jpg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63505328_3f05d778c5.jpg</text:p>
          </table:table-cell>
          <table:table-cell/>
          <table:table-cell table:formula="of:=[.$B$1]&amp;&quot;  &quot;&amp;[.B816]&amp;&quot; &quot;&amp;[.$C$1]&amp;[.A816]&amp;&quot;.jpg&quot;" office:value-type="string" office:string-value="mv  263505328_3f05d778c5.jpg ~/repo/DATA/INPUT/StarterBundle/Animals/panda.814.jpg" calcext:value-type="string">
            <text:p>mv <text:s/>263505328_3f05d778c5.jpg ~/repo/DATA/INPUT/StarterBundle/Animals/panda.814.jpg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63513224_2b7c0c13f5.jpg</text:p>
          </table:table-cell>
          <table:table-cell/>
          <table:table-cell table:formula="of:=[.$B$1]&amp;&quot;  &quot;&amp;[.B817]&amp;&quot; &quot;&amp;[.$C$1]&amp;[.A817]&amp;&quot;.jpg&quot;" office:value-type="string" office:string-value="mv  263513224_2b7c0c13f5.jpg ~/repo/DATA/INPUT/StarterBundle/Animals/panda.815.jpg" calcext:value-type="string">
            <text:p>mv <text:s/>263513224_2b7c0c13f5.jpg ~/repo/DATA/INPUT/StarterBundle/Animals/panda.815.jpg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63515012_9bfabace5d.jpg</text:p>
          </table:table-cell>
          <table:table-cell/>
          <table:table-cell table:formula="of:=[.$B$1]&amp;&quot;  &quot;&amp;[.B818]&amp;&quot; &quot;&amp;[.$C$1]&amp;[.A818]&amp;&quot;.jpg&quot;" office:value-type="string" office:string-value="mv  263515012_9bfabace5d.jpg ~/repo/DATA/INPUT/StarterBundle/Animals/panda.816.jpg" calcext:value-type="string">
            <text:p>mv <text:s/>263515012_9bfabace5d.jpg ~/repo/DATA/INPUT/StarterBundle/Animals/panda.816.jpg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63536172_d6a2765536.jpg</text:p>
          </table:table-cell>
          <table:table-cell/>
          <table:table-cell table:formula="of:=[.$B$1]&amp;&quot;  &quot;&amp;[.B819]&amp;&quot; &quot;&amp;[.$C$1]&amp;[.A819]&amp;&quot;.jpg&quot;" office:value-type="string" office:string-value="mv  263536172_d6a2765536.jpg ~/repo/DATA/INPUT/StarterBundle/Animals/panda.817.jpg" calcext:value-type="string">
            <text:p>mv <text:s/>263536172_d6a2765536.jpg ~/repo/DATA/INPUT/StarterBundle/Animals/panda.817.jpg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63541489_1e5f702b6d.jpg</text:p>
          </table:table-cell>
          <table:table-cell/>
          <table:table-cell table:formula="of:=[.$B$1]&amp;&quot;  &quot;&amp;[.B820]&amp;&quot; &quot;&amp;[.$C$1]&amp;[.A820]&amp;&quot;.jpg&quot;" office:value-type="string" office:string-value="mv  263541489_1e5f702b6d.jpg ~/repo/DATA/INPUT/StarterBundle/Animals/panda.818.jpg" calcext:value-type="string">
            <text:p>mv <text:s/>263541489_1e5f702b6d.jpg ~/repo/DATA/INPUT/StarterBundle/Animals/panda.818.jpg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63542277_a3f66fd4e8.jpg</text:p>
          </table:table-cell>
          <table:table-cell/>
          <table:table-cell table:formula="of:=[.$B$1]&amp;&quot;  &quot;&amp;[.B821]&amp;&quot; &quot;&amp;[.$C$1]&amp;[.A821]&amp;&quot;.jpg&quot;" office:value-type="string" office:string-value="mv  263542277_a3f66fd4e8.jpg ~/repo/DATA/INPUT/StarterBundle/Animals/panda.819.jpg" calcext:value-type="string">
            <text:p>mv <text:s/>263542277_a3f66fd4e8.jpg ~/repo/DATA/INPUT/StarterBundle/Animals/panda.819.jpg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63543059_3245348708.jpg</text:p>
          </table:table-cell>
          <table:table-cell/>
          <table:table-cell table:formula="of:=[.$B$1]&amp;&quot;  &quot;&amp;[.B822]&amp;&quot; &quot;&amp;[.$C$1]&amp;[.A822]&amp;&quot;.jpg&quot;" office:value-type="string" office:string-value="mv  263543059_3245348708.jpg ~/repo/DATA/INPUT/StarterBundle/Animals/panda.820.jpg" calcext:value-type="string">
            <text:p>mv <text:s/>263543059_3245348708.jpg ~/repo/DATA/INPUT/StarterBundle/Animals/panda.820.jpg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65822879_a99472cf56.jpg</text:p>
          </table:table-cell>
          <table:table-cell/>
          <table:table-cell table:formula="of:=[.$B$1]&amp;&quot;  &quot;&amp;[.B823]&amp;&quot; &quot;&amp;[.$C$1]&amp;[.A823]&amp;&quot;.jpg&quot;" office:value-type="string" office:string-value="mv  265822879_a99472cf56.jpg ~/repo/DATA/INPUT/StarterBundle/Animals/panda.821.jpg" calcext:value-type="string">
            <text:p>mv <text:s/>265822879_a99472cf56.jpg ~/repo/DATA/INPUT/StarterBundle/Animals/panda.821.jpg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66693967_18d1b69d7c.jpg</text:p>
          </table:table-cell>
          <table:table-cell/>
          <table:table-cell table:formula="of:=[.$B$1]&amp;&quot;  &quot;&amp;[.B824]&amp;&quot; &quot;&amp;[.$C$1]&amp;[.A824]&amp;&quot;.jpg&quot;" office:value-type="string" office:string-value="mv  266693967_18d1b69d7c.jpg ~/repo/DATA/INPUT/StarterBundle/Animals/panda.822.jpg" calcext:value-type="string">
            <text:p>mv <text:s/>266693967_18d1b69d7c.jpg ~/repo/DATA/INPUT/StarterBundle/Animals/panda.822.jpg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69762068_92fbe52169.jpg</text:p>
          </table:table-cell>
          <table:table-cell/>
          <table:table-cell table:formula="of:=[.$B$1]&amp;&quot;  &quot;&amp;[.B825]&amp;&quot; &quot;&amp;[.$C$1]&amp;[.A825]&amp;&quot;.jpg&quot;" office:value-type="string" office:string-value="mv  269762068_92fbe52169.jpg ~/repo/DATA/INPUT/StarterBundle/Animals/panda.823.jpg" calcext:value-type="string">
            <text:p>mv <text:s/>269762068_92fbe52169.jpg ~/repo/DATA/INPUT/StarterBundle/Animals/panda.823.jpg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69877358_6bf85ea6a5.jpg</text:p>
          </table:table-cell>
          <table:table-cell/>
          <table:table-cell table:formula="of:=[.$B$1]&amp;&quot;  &quot;&amp;[.B826]&amp;&quot; &quot;&amp;[.$C$1]&amp;[.A826]&amp;&quot;.jpg&quot;" office:value-type="string" office:string-value="mv  269877358_6bf85ea6a5.jpg ~/repo/DATA/INPUT/StarterBundle/Animals/panda.824.jpg" calcext:value-type="string">
            <text:p>mv <text:s/>269877358_6bf85ea6a5.jpg ~/repo/DATA/INPUT/StarterBundle/Animals/panda.824.jpg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69878006_da20f870aa.jpg</text:p>
          </table:table-cell>
          <table:table-cell/>
          <table:table-cell table:formula="of:=[.$B$1]&amp;&quot;  &quot;&amp;[.B827]&amp;&quot; &quot;&amp;[.$C$1]&amp;[.A827]&amp;&quot;.jpg&quot;" office:value-type="string" office:string-value="mv  269878006_da20f870aa.jpg ~/repo/DATA/INPUT/StarterBundle/Animals/panda.825.jpg" calcext:value-type="string">
            <text:p>mv <text:s/>269878006_da20f870aa.jpg ~/repo/DATA/INPUT/StarterBundle/Animals/panda.825.jpg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6_giantpanda_large.jpg</text:p>
          </table:table-cell>
          <table:table-cell/>
          <table:table-cell table:formula="of:=[.$B$1]&amp;&quot;  &quot;&amp;[.B828]&amp;&quot; &quot;&amp;[.$C$1]&amp;[.A828]&amp;&quot;.jpg&quot;" office:value-type="string" office:string-value="mv  26_giantpanda_large.jpg ~/repo/DATA/INPUT/StarterBundle/Animals/panda.826.jpg" calcext:value-type="string">
            <text:p>mv <text:s/>26_giantpanda_large.jpg ~/repo/DATA/INPUT/StarterBundle/Animals/panda.826.jpg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73651015_7b8776c448.jpg</text:p>
          </table:table-cell>
          <table:table-cell/>
          <table:table-cell table:formula="of:=[.$B$1]&amp;&quot;  &quot;&amp;[.B829]&amp;&quot; &quot;&amp;[.$C$1]&amp;[.A829]&amp;&quot;.jpg&quot;" office:value-type="string" office:string-value="mv  273651015_7b8776c448.jpg ~/repo/DATA/INPUT/StarterBundle/Animals/panda.827.jpg" calcext:value-type="string">
            <text:p>mv <text:s/>273651015_7b8776c448.jpg ~/repo/DATA/INPUT/StarterBundle/Animals/panda.827.jpg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75091520_116b1b7400.jpg</text:p>
          </table:table-cell>
          <table:table-cell/>
          <table:table-cell table:formula="of:=[.$B$1]&amp;&quot;  &quot;&amp;[.B830]&amp;&quot; &quot;&amp;[.$C$1]&amp;[.A830]&amp;&quot;.jpg&quot;" office:value-type="string" office:string-value="mv  275091520_116b1b7400.jpg ~/repo/DATA/INPUT/StarterBundle/Animals/panda.828.jpg" calcext:value-type="string">
            <text:p>mv <text:s/>275091520_116b1b7400.jpg ~/repo/DATA/INPUT/StarterBundle/Animals/panda.828.jpg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75094855_5057215794.jpg</text:p>
          </table:table-cell>
          <table:table-cell/>
          <table:table-cell table:formula="of:=[.$B$1]&amp;&quot;  &quot;&amp;[.B831]&amp;&quot; &quot;&amp;[.$C$1]&amp;[.A831]&amp;&quot;.jpg&quot;" office:value-type="string" office:string-value="mv  275094855_5057215794.jpg ~/repo/DATA/INPUT/StarterBundle/Animals/panda.829.jpg" calcext:value-type="string">
            <text:p>mv <text:s/>275094855_5057215794.jpg ~/repo/DATA/INPUT/StarterBundle/Animals/panda.829.jpg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75098662_356eb79da7.jpg</text:p>
          </table:table-cell>
          <table:table-cell/>
          <table:table-cell table:formula="of:=[.$B$1]&amp;&quot;  &quot;&amp;[.B832]&amp;&quot; &quot;&amp;[.$C$1]&amp;[.A832]&amp;&quot;.jpg&quot;" office:value-type="string" office:string-value="mv  275098662_356eb79da7.jpg ~/repo/DATA/INPUT/StarterBundle/Animals/panda.830.jpg" calcext:value-type="string">
            <text:p>mv <text:s/>275098662_356eb79da7.jpg ~/repo/DATA/INPUT/StarterBundle/Animals/panda.830.jpg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75103419_e40d780bb9.jpg</text:p>
          </table:table-cell>
          <table:table-cell/>
          <table:table-cell table:formula="of:=[.$B$1]&amp;&quot;  &quot;&amp;[.B833]&amp;&quot; &quot;&amp;[.$C$1]&amp;[.A833]&amp;&quot;.jpg&quot;" office:value-type="string" office:string-value="mv  275103419_e40d780bb9.jpg ~/repo/DATA/INPUT/StarterBundle/Animals/panda.831.jpg" calcext:value-type="string">
            <text:p>mv <text:s/>275103419_e40d780bb9.jpg ~/repo/DATA/INPUT/StarterBundle/Animals/panda.831.jpg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75103731_4feb05431e.jpg</text:p>
          </table:table-cell>
          <table:table-cell/>
          <table:table-cell table:formula="of:=[.$B$1]&amp;&quot;  &quot;&amp;[.B834]&amp;&quot; &quot;&amp;[.$C$1]&amp;[.A834]&amp;&quot;.jpg&quot;" office:value-type="string" office:string-value="mv  275103731_4feb05431e.jpg ~/repo/DATA/INPUT/StarterBundle/Animals/panda.832.jpg" calcext:value-type="string">
            <text:p>mv <text:s/>275103731_4feb05431e.jpg ~/repo/DATA/INPUT/StarterBundle/Animals/panda.832.jpg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78796828_ee2e935cd1.jpg</text:p>
          </table:table-cell>
          <table:table-cell/>
          <table:table-cell table:formula="of:=[.$B$1]&amp;&quot;  &quot;&amp;[.B835]&amp;&quot; &quot;&amp;[.$C$1]&amp;[.A835]&amp;&quot;.jpg&quot;" office:value-type="string" office:string-value="mv  278796828_ee2e935cd1.jpg ~/repo/DATA/INPUT/StarterBundle/Animals/panda.833.jpg" calcext:value-type="string">
            <text:p>mv <text:s/>278796828_ee2e935cd1.jpg ~/repo/DATA/INPUT/StarterBundle/Animals/panda.833.jpg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78798278_6d67b27f5a.jpg</text:p>
          </table:table-cell>
          <table:table-cell/>
          <table:table-cell table:formula="of:=[.$B$1]&amp;&quot;  &quot;&amp;[.B836]&amp;&quot; &quot;&amp;[.$C$1]&amp;[.A836]&amp;&quot;.jpg&quot;" office:value-type="string" office:string-value="mv  278798278_6d67b27f5a.jpg ~/repo/DATA/INPUT/StarterBundle/Animals/panda.834.jpg" calcext:value-type="string">
            <text:p>mv <text:s/>278798278_6d67b27f5a.jpg ~/repo/DATA/INPUT/StarterBundle/Animals/panda.834.jpg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84393139_21fc189888.jpg</text:p>
          </table:table-cell>
          <table:table-cell/>
          <table:table-cell table:formula="of:=[.$B$1]&amp;&quot;  &quot;&amp;[.B837]&amp;&quot; &quot;&amp;[.$C$1]&amp;[.A837]&amp;&quot;.jpg&quot;" office:value-type="string" office:string-value="mv  284393139_21fc189888.jpg ~/repo/DATA/INPUT/StarterBundle/Animals/panda.835.jpg" calcext:value-type="string">
            <text:p>mv <text:s/>284393139_21fc189888.jpg ~/repo/DATA/INPUT/StarterBundle/Animals/panda.835.jpg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84459906_75773aef30.jpg</text:p>
          </table:table-cell>
          <table:table-cell/>
          <table:table-cell table:formula="of:=[.$B$1]&amp;&quot;  &quot;&amp;[.B838]&amp;&quot; &quot;&amp;[.$C$1]&amp;[.A838]&amp;&quot;.jpg&quot;" office:value-type="string" office:string-value="mv  284459906_75773aef30.jpg ~/repo/DATA/INPUT/StarterBundle/Animals/panda.836.jpg" calcext:value-type="string">
            <text:p>mv <text:s/>284459906_75773aef30.jpg ~/repo/DATA/INPUT/StarterBundle/Animals/panda.836.jpg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84460481_b38162f999.jpg</text:p>
          </table:table-cell>
          <table:table-cell/>
          <table:table-cell table:formula="of:=[.$B$1]&amp;&quot;  &quot;&amp;[.B839]&amp;&quot; &quot;&amp;[.$C$1]&amp;[.A839]&amp;&quot;.jpg&quot;" office:value-type="string" office:string-value="mv  284460481_b38162f999.jpg ~/repo/DATA/INPUT/StarterBundle/Animals/panda.837.jpg" calcext:value-type="string">
            <text:p>mv <text:s/>284460481_b38162f999.jpg ~/repo/DATA/INPUT/StarterBundle/Animals/panda.837.jpg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84462504_19355c1196.jpg</text:p>
          </table:table-cell>
          <table:table-cell/>
          <table:table-cell table:formula="of:=[.$B$1]&amp;&quot;  &quot;&amp;[.B840]&amp;&quot; &quot;&amp;[.$C$1]&amp;[.A840]&amp;&quot;.jpg&quot;" office:value-type="string" office:string-value="mv  284462504_19355c1196.jpg ~/repo/DATA/INPUT/StarterBundle/Animals/panda.838.jpg" calcext:value-type="string">
            <text:p>mv <text:s/>284462504_19355c1196.jpg ~/repo/DATA/INPUT/StarterBundle/Animals/panda.838.jpg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89202068_75e20c8fc8.jpg</text:p>
          </table:table-cell>
          <table:table-cell/>
          <table:table-cell table:formula="of:=[.$B$1]&amp;&quot;  &quot;&amp;[.B841]&amp;&quot; &quot;&amp;[.$C$1]&amp;[.A841]&amp;&quot;.jpg&quot;" office:value-type="string" office:string-value="mv  289202068_75e20c8fc8.jpg ~/repo/DATA/INPUT/StarterBundle/Animals/panda.839.jpg" calcext:value-type="string">
            <text:p>mv <text:s/>289202068_75e20c8fc8.jpg ~/repo/DATA/INPUT/StarterBundle/Animals/panda.839.jpg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89204799_a74a93eb6a.jpg</text:p>
          </table:table-cell>
          <table:table-cell/>
          <table:table-cell table:formula="of:=[.$B$1]&amp;&quot;  &quot;&amp;[.B842]&amp;&quot; &quot;&amp;[.$C$1]&amp;[.A842]&amp;&quot;.jpg&quot;" office:value-type="string" office:string-value="mv  289204799_a74a93eb6a.jpg ~/repo/DATA/INPUT/StarterBundle/Animals/panda.840.jpg" calcext:value-type="string">
            <text:p>mv <text:s/>289204799_a74a93eb6a.jpg ~/repo/DATA/INPUT/StarterBundle/Animals/panda.840.jpg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90845047_90c7bfe73c.jpg</text:p>
          </table:table-cell>
          <table:table-cell/>
          <table:table-cell table:formula="of:=[.$B$1]&amp;&quot;  &quot;&amp;[.B843]&amp;&quot; &quot;&amp;[.$C$1]&amp;[.A843]&amp;&quot;.jpg&quot;" office:value-type="string" office:string-value="mv  290845047_90c7bfe73c.jpg ~/repo/DATA/INPUT/StarterBundle/Animals/panda.841.jpg" calcext:value-type="string">
            <text:p>mv <text:s/>290845047_90c7bfe73c.jpg ~/repo/DATA/INPUT/StarterBundle/Animals/panda.841.jpg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92941203_2f3d010d57.jpg</text:p>
          </table:table-cell>
          <table:table-cell/>
          <table:table-cell table:formula="of:=[.$B$1]&amp;&quot;  &quot;&amp;[.B844]&amp;&quot; &quot;&amp;[.$C$1]&amp;[.A844]&amp;&quot;.jpg&quot;" office:value-type="string" office:string-value="mv  292941203_2f3d010d57.jpg ~/repo/DATA/INPUT/StarterBundle/Animals/panda.842.jpg" calcext:value-type="string">
            <text:p>mv <text:s/>292941203_2f3d010d57.jpg ~/repo/DATA/INPUT/StarterBundle/Animals/panda.842.jpg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95066778_7eb07b2b7f.jpg</text:p>
          </table:table-cell>
          <table:table-cell/>
          <table:table-cell table:formula="of:=[.$B$1]&amp;&quot;  &quot;&amp;[.B845]&amp;&quot; &quot;&amp;[.$C$1]&amp;[.A845]&amp;&quot;.jpg&quot;" office:value-type="string" office:string-value="mv  295066778_7eb07b2b7f.jpg ~/repo/DATA/INPUT/StarterBundle/Animals/panda.843.jpg" calcext:value-type="string">
            <text:p>mv <text:s/>295066778_7eb07b2b7f.jpg ~/repo/DATA/INPUT/StarterBundle/Animals/panda.843.jpg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95066889_81817a2eb6.jpg</text:p>
          </table:table-cell>
          <table:table-cell/>
          <table:table-cell table:formula="of:=[.$B$1]&amp;&quot;  &quot;&amp;[.B846]&amp;&quot; &quot;&amp;[.$C$1]&amp;[.A846]&amp;&quot;.jpg&quot;" office:value-type="string" office:string-value="mv  295066889_81817a2eb6.jpg ~/repo/DATA/INPUT/StarterBundle/Animals/panda.844.jpg" calcext:value-type="string">
            <text:p>mv <text:s/>295066889_81817a2eb6.jpg ~/repo/DATA/INPUT/StarterBundle/Animals/panda.844.jpg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97901025_4a3f59b2a0.jpg</text:p>
          </table:table-cell>
          <table:table-cell/>
          <table:table-cell table:formula="of:=[.$B$1]&amp;&quot;  &quot;&amp;[.B847]&amp;&quot; &quot;&amp;[.$C$1]&amp;[.A847]&amp;&quot;.jpg&quot;" office:value-type="string" office:string-value="mv  297901025_4a3f59b2a0.jpg ~/repo/DATA/INPUT/StarterBundle/Animals/panda.845.jpg" calcext:value-type="string">
            <text:p>mv <text:s/>297901025_4a3f59b2a0.jpg ~/repo/DATA/INPUT/StarterBundle/Animals/panda.845.jpg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97901234_5e7d4b68a3.jpg</text:p>
          </table:table-cell>
          <table:table-cell/>
          <table:table-cell table:formula="of:=[.$B$1]&amp;&quot;  &quot;&amp;[.B848]&amp;&quot; &quot;&amp;[.$C$1]&amp;[.A848]&amp;&quot;.jpg&quot;" office:value-type="string" office:string-value="mv  297901234_5e7d4b68a3.jpg ~/repo/DATA/INPUT/StarterBundle/Animals/panda.846.jpg" calcext:value-type="string">
            <text:p>mv <text:s/>297901234_5e7d4b68a3.jpg ~/repo/DATA/INPUT/StarterBundle/Animals/panda.846.jpg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97901313_cbb6ea8b68.jpg</text:p>
          </table:table-cell>
          <table:table-cell/>
          <table:table-cell table:formula="of:=[.$B$1]&amp;&quot;  &quot;&amp;[.B849]&amp;&quot; &quot;&amp;[.$C$1]&amp;[.A849]&amp;&quot;.jpg&quot;" office:value-type="string" office:string-value="mv  297901313_cbb6ea8b68.jpg ~/repo/DATA/INPUT/StarterBundle/Animals/panda.847.jpg" calcext:value-type="string">
            <text:p>mv <text:s/>297901313_cbb6ea8b68.jpg ~/repo/DATA/INPUT/StarterBundle/Animals/panda.847.jpg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98568320_0963dd2566.jpg</text:p>
          </table:table-cell>
          <table:table-cell/>
          <table:table-cell table:formula="of:=[.$B$1]&amp;&quot;  &quot;&amp;[.B850]&amp;&quot; &quot;&amp;[.$C$1]&amp;[.A850]&amp;&quot;.jpg&quot;" office:value-type="string" office:string-value="mv  298568320_0963dd2566.jpg ~/repo/DATA/INPUT/StarterBundle/Animals/panda.848.jpg" calcext:value-type="string">
            <text:p>mv <text:s/>298568320_0963dd2566.jpg ~/repo/DATA/INPUT/StarterBundle/Animals/panda.848.jpg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99118518_0ce4f500c3.jpg</text:p>
          </table:table-cell>
          <table:table-cell/>
          <table:table-cell table:formula="of:=[.$B$1]&amp;&quot;  &quot;&amp;[.B851]&amp;&quot; &quot;&amp;[.$C$1]&amp;[.A851]&amp;&quot;.jpg&quot;" office:value-type="string" office:string-value="mv  299118518_0ce4f500c3.jpg ~/repo/DATA/INPUT/StarterBundle/Animals/panda.849.jpg" calcext:value-type="string">
            <text:p>mv <text:s/>299118518_0ce4f500c3.jpg ~/repo/DATA/INPUT/StarterBundle/Animals/panda.849.jpg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99119707_dfc1687cb8.jpg</text:p>
          </table:table-cell>
          <table:table-cell/>
          <table:table-cell table:formula="of:=[.$B$1]&amp;&quot;  &quot;&amp;[.B852]&amp;&quot; &quot;&amp;[.$C$1]&amp;[.A852]&amp;&quot;.jpg&quot;" office:value-type="string" office:string-value="mv  299119707_dfc1687cb8.jpg ~/repo/DATA/INPUT/StarterBundle/Animals/panda.850.jpg" calcext:value-type="string">
            <text:p>mv <text:s/>299119707_dfc1687cb8.jpg ~/repo/DATA/INPUT/StarterBundle/Animals/panda.850.jpg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99121738_105c6fb53c.jpg</text:p>
          </table:table-cell>
          <table:table-cell/>
          <table:table-cell table:formula="of:=[.$B$1]&amp;&quot;  &quot;&amp;[.B853]&amp;&quot; &quot;&amp;[.$C$1]&amp;[.A853]&amp;&quot;.jpg&quot;" office:value-type="string" office:string-value="mv  299121738_105c6fb53c.jpg ~/repo/DATA/INPUT/StarterBundle/Animals/panda.851.jpg" calcext:value-type="string">
            <text:p>mv <text:s/>299121738_105c6fb53c.jpg ~/repo/DATA/INPUT/StarterBundle/Animals/panda.851.jpg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99719902_fff73e9353.jpg</text:p>
          </table:table-cell>
          <table:table-cell/>
          <table:table-cell table:formula="of:=[.$B$1]&amp;&quot;  &quot;&amp;[.B854]&amp;&quot; &quot;&amp;[.$C$1]&amp;[.A854]&amp;&quot;.jpg&quot;" office:value-type="string" office:string-value="mv  299719902_fff73e9353.jpg ~/repo/DATA/INPUT/StarterBundle/Animals/panda.852.jpg" calcext:value-type="string">
            <text:p>mv <text:s/>299719902_fff73e9353.jpg ~/repo/DATA/INPUT/StarterBundle/Animals/panda.852.jpg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99721567_567214c5ac.jpg</text:p>
          </table:table-cell>
          <table:table-cell/>
          <table:table-cell table:formula="of:=[.$B$1]&amp;&quot;  &quot;&amp;[.B855]&amp;&quot; &quot;&amp;[.$C$1]&amp;[.A855]&amp;&quot;.jpg&quot;" office:value-type="string" office:string-value="mv  299721567_567214c5ac.jpg ~/repo/DATA/INPUT/StarterBundle/Animals/panda.853.jpg" calcext:value-type="string">
            <text:p>mv <text:s/>299721567_567214c5ac.jpg ~/repo/DATA/INPUT/StarterBundle/Animals/panda.853.jpg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99798640_b1f60fc2e1.jpg</text:p>
          </table:table-cell>
          <table:table-cell/>
          <table:table-cell table:formula="of:=[.$B$1]&amp;&quot;  &quot;&amp;[.B856]&amp;&quot; &quot;&amp;[.$C$1]&amp;[.A856]&amp;&quot;.jpg&quot;" office:value-type="string" office:string-value="mv  299798640_b1f60fc2e1.jpg ~/repo/DATA/INPUT/StarterBundle/Animals/panda.854.jpg" calcext:value-type="string">
            <text:p>mv <text:s/>299798640_b1f60fc2e1.jpg ~/repo/DATA/INPUT/StarterBundle/Animals/panda.854.jpg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99799153_05b62d8202.jpg</text:p>
          </table:table-cell>
          <table:table-cell/>
          <table:table-cell table:formula="of:=[.$B$1]&amp;&quot;  &quot;&amp;[.B857]&amp;&quot; &quot;&amp;[.$C$1]&amp;[.A857]&amp;&quot;.jpg&quot;" office:value-type="string" office:string-value="mv  299799153_05b62d8202.jpg ~/repo/DATA/INPUT/StarterBundle/Animals/panda.855.jpg" calcext:value-type="string">
            <text:p>mv <text:s/>299799153_05b62d8202.jpg ~/repo/DATA/INPUT/StarterBundle/Animals/panda.855.jpg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99799328_19ec532046.jpg</text:p>
          </table:table-cell>
          <table:table-cell/>
          <table:table-cell table:formula="of:=[.$B$1]&amp;&quot;  &quot;&amp;[.B858]&amp;&quot; &quot;&amp;[.$C$1]&amp;[.A858]&amp;&quot;.jpg&quot;" office:value-type="string" office:string-value="mv  299799328_19ec532046.jpg ~/repo/DATA/INPUT/StarterBundle/Animals/panda.856.jpg" calcext:value-type="string">
            <text:p>mv <text:s/>299799328_19ec532046.jpg ~/repo/DATA/INPUT/StarterBundle/Animals/panda.856.jpg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99799467_b6627b8332.jpg</text:p>
          </table:table-cell>
          <table:table-cell/>
          <table:table-cell table:formula="of:=[.$B$1]&amp;&quot;  &quot;&amp;[.B859]&amp;&quot; &quot;&amp;[.$C$1]&amp;[.A859]&amp;&quot;.jpg&quot;" office:value-type="string" office:string-value="mv  299799467_b6627b8332.jpg ~/repo/DATA/INPUT/StarterBundle/Animals/panda.857.jpg" calcext:value-type="string">
            <text:p>mv <text:s/>299799467_b6627b8332.jpg ~/repo/DATA/INPUT/StarterBundle/Animals/panda.857.jpg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99799685_6edb60b738.jpg</text:p>
          </table:table-cell>
          <table:table-cell/>
          <table:table-cell table:formula="of:=[.$B$1]&amp;&quot;  &quot;&amp;[.B860]&amp;&quot; &quot;&amp;[.$C$1]&amp;[.A860]&amp;&quot;.jpg&quot;" office:value-type="string" office:string-value="mv  299799685_6edb60b738.jpg ~/repo/DATA/INPUT/StarterBundle/Animals/panda.858.jpg" calcext:value-type="string">
            <text:p>mv <text:s/>299799685_6edb60b738.jpg ~/repo/DATA/INPUT/StarterBundle/Animals/panda.858.jpg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99799902_2bab92c7f8.jpg</text:p>
          </table:table-cell>
          <table:table-cell/>
          <table:table-cell table:formula="of:=[.$B$1]&amp;&quot;  &quot;&amp;[.B861]&amp;&quot; &quot;&amp;[.$C$1]&amp;[.A861]&amp;&quot;.jpg&quot;" office:value-type="string" office:string-value="mv  299799902_2bab92c7f8.jpg ~/repo/DATA/INPUT/StarterBundle/Animals/panda.859.jpg" calcext:value-type="string">
            <text:p>mv <text:s/>299799902_2bab92c7f8.jpg ~/repo/DATA/INPUT/StarterBundle/Animals/panda.859.jpg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99800029_73f0b1a694.jpg</text:p>
          </table:table-cell>
          <table:table-cell/>
          <table:table-cell table:formula="of:=[.$B$1]&amp;&quot;  &quot;&amp;[.B862]&amp;&quot; &quot;&amp;[.$C$1]&amp;[.A862]&amp;&quot;.jpg&quot;" office:value-type="string" office:string-value="mv  299800029_73f0b1a694.jpg ~/repo/DATA/INPUT/StarterBundle/Animals/panda.860.jpg" calcext:value-type="string">
            <text:p>mv <text:s/>299800029_73f0b1a694.jpg ~/repo/DATA/INPUT/StarterBundle/Animals/panda.860.jp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300788848_b3260369cc.jpg</text:p>
          </table:table-cell>
          <table:table-cell/>
          <table:table-cell table:formula="of:=[.$B$1]&amp;&quot;  &quot;&amp;[.B863]&amp;&quot; &quot;&amp;[.$C$1]&amp;[.A863]&amp;&quot;.jpg&quot;" office:value-type="string" office:string-value="mv  300788848_b3260369cc.jpg ~/repo/DATA/INPUT/StarterBundle/Animals/panda.861.jpg" calcext:value-type="string">
            <text:p>mv <text:s/>300788848_b3260369cc.jpg ~/repo/DATA/INPUT/StarterBundle/Animals/panda.861.jp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300801008_6d52a4ff70.jpg</text:p>
          </table:table-cell>
          <table:table-cell/>
          <table:table-cell table:formula="of:=[.$B$1]&amp;&quot;  &quot;&amp;[.B864]&amp;&quot; &quot;&amp;[.$C$1]&amp;[.A864]&amp;&quot;.jpg&quot;" office:value-type="string" office:string-value="mv  300801008_6d52a4ff70.jpg ~/repo/DATA/INPUT/StarterBundle/Animals/panda.862.jpg" calcext:value-type="string">
            <text:p>mv <text:s/>300801008_6d52a4ff70.jpg ~/repo/DATA/INPUT/StarterBundle/Animals/panda.862.jpg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301723359_5d48ec58b4.jpg</text:p>
          </table:table-cell>
          <table:table-cell/>
          <table:table-cell table:formula="of:=[.$B$1]&amp;&quot;  &quot;&amp;[.B865]&amp;&quot; &quot;&amp;[.$C$1]&amp;[.A865]&amp;&quot;.jpg&quot;" office:value-type="string" office:string-value="mv  301723359_5d48ec58b4.jpg ~/repo/DATA/INPUT/StarterBundle/Animals/panda.863.jpg" calcext:value-type="string">
            <text:p>mv <text:s/>301723359_5d48ec58b4.jpg ~/repo/DATA/INPUT/StarterBundle/Animals/panda.863.jpg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302139931_4e4729e41c.jpg</text:p>
          </table:table-cell>
          <table:table-cell/>
          <table:table-cell table:formula="of:=[.$B$1]&amp;&quot;  &quot;&amp;[.B866]&amp;&quot; &quot;&amp;[.$C$1]&amp;[.A866]&amp;&quot;.jpg&quot;" office:value-type="string" office:string-value="mv  302139931_4e4729e41c.jpg ~/repo/DATA/INPUT/StarterBundle/Animals/panda.864.jpg" calcext:value-type="string">
            <text:p>mv <text:s/>302139931_4e4729e41c.jpg ~/repo/DATA/INPUT/StarterBundle/Animals/panda.864.jpg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302140001_f83456f762.jpg</text:p>
          </table:table-cell>
          <table:table-cell/>
          <table:table-cell table:formula="of:=[.$B$1]&amp;&quot;  &quot;&amp;[.B867]&amp;&quot; &quot;&amp;[.$C$1]&amp;[.A867]&amp;&quot;.jpg&quot;" office:value-type="string" office:string-value="mv  302140001_f83456f762.jpg ~/repo/DATA/INPUT/StarterBundle/Animals/panda.865.jpg" calcext:value-type="string">
            <text:p>mv <text:s/>302140001_f83456f762.jpg ~/repo/DATA/INPUT/StarterBundle/Animals/panda.865.jp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302140146_ae9b821b81.jpg</text:p>
          </table:table-cell>
          <table:table-cell/>
          <table:table-cell table:formula="of:=[.$B$1]&amp;&quot;  &quot;&amp;[.B868]&amp;&quot; &quot;&amp;[.$C$1]&amp;[.A868]&amp;&quot;.jpg&quot;" office:value-type="string" office:string-value="mv  302140146_ae9b821b81.jpg ~/repo/DATA/INPUT/StarterBundle/Animals/panda.866.jpg" calcext:value-type="string">
            <text:p>mv <text:s/>302140146_ae9b821b81.jpg ~/repo/DATA/INPUT/StarterBundle/Animals/panda.866.jpg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302140603_fa1fd0fdfa.jpg</text:p>
          </table:table-cell>
          <table:table-cell/>
          <table:table-cell table:formula="of:=[.$B$1]&amp;&quot;  &quot;&amp;[.B869]&amp;&quot; &quot;&amp;[.$C$1]&amp;[.A869]&amp;&quot;.jpg&quot;" office:value-type="string" office:string-value="mv  302140603_fa1fd0fdfa.jpg ~/repo/DATA/INPUT/StarterBundle/Animals/panda.867.jpg" calcext:value-type="string">
            <text:p>mv <text:s/>302140603_fa1fd0fdfa.jpg ~/repo/DATA/INPUT/StarterBundle/Animals/panda.867.jpg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302477442_7026c97187.jpg</text:p>
          </table:table-cell>
          <table:table-cell/>
          <table:table-cell table:formula="of:=[.$B$1]&amp;&quot;  &quot;&amp;[.B870]&amp;&quot; &quot;&amp;[.$C$1]&amp;[.A870]&amp;&quot;.jpg&quot;" office:value-type="string" office:string-value="mv  302477442_7026c97187.jpg ~/repo/DATA/INPUT/StarterBundle/Animals/panda.868.jpg" calcext:value-type="string">
            <text:p>mv <text:s/>302477442_7026c97187.jpg ~/repo/DATA/INPUT/StarterBundle/Animals/panda.868.jpg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302482280_24835547e0.jpg</text:p>
          </table:table-cell>
          <table:table-cell/>
          <table:table-cell table:formula="of:=[.$B$1]&amp;&quot;  &quot;&amp;[.B871]&amp;&quot; &quot;&amp;[.$C$1]&amp;[.A871]&amp;&quot;.jpg&quot;" office:value-type="string" office:string-value="mv  302482280_24835547e0.jpg ~/repo/DATA/INPUT/StarterBundle/Animals/panda.869.jpg" calcext:value-type="string">
            <text:p>mv <text:s/>302482280_24835547e0.jpg ~/repo/DATA/INPUT/StarterBundle/Animals/panda.869.jpg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302482933_4ee3dbccef.jpg</text:p>
          </table:table-cell>
          <table:table-cell/>
          <table:table-cell table:formula="of:=[.$B$1]&amp;&quot;  &quot;&amp;[.B872]&amp;&quot; &quot;&amp;[.$C$1]&amp;[.A872]&amp;&quot;.jpg&quot;" office:value-type="string" office:string-value="mv  302482933_4ee3dbccef.jpg ~/repo/DATA/INPUT/StarterBundle/Animals/panda.870.jpg" calcext:value-type="string">
            <text:p>mv <text:s/>302482933_4ee3dbccef.jpg ~/repo/DATA/INPUT/StarterBundle/Animals/panda.870.jpg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302549619_11e17201b6.jpg</text:p>
          </table:table-cell>
          <table:table-cell/>
          <table:table-cell table:formula="of:=[.$B$1]&amp;&quot;  &quot;&amp;[.B873]&amp;&quot; &quot;&amp;[.$C$1]&amp;[.A873]&amp;&quot;.jpg&quot;" office:value-type="string" office:string-value="mv  302549619_11e17201b6.jpg ~/repo/DATA/INPUT/StarterBundle/Animals/panda.871.jpg" calcext:value-type="string">
            <text:p>mv <text:s/>302549619_11e17201b6.jpg ~/repo/DATA/INPUT/StarterBundle/Animals/panda.871.jpg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302550263_e062dc2286.jpg</text:p>
          </table:table-cell>
          <table:table-cell/>
          <table:table-cell table:formula="of:=[.$B$1]&amp;&quot;  &quot;&amp;[.B874]&amp;&quot; &quot;&amp;[.$C$1]&amp;[.A874]&amp;&quot;.jpg&quot;" office:value-type="string" office:string-value="mv  302550263_e062dc2286.jpg ~/repo/DATA/INPUT/StarterBundle/Animals/panda.872.jpg" calcext:value-type="string">
            <text:p>mv <text:s/>302550263_e062dc2286.jpg ~/repo/DATA/INPUT/StarterBundle/Animals/panda.872.jpg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302778019_14225efd4b.jpg</text:p>
          </table:table-cell>
          <table:table-cell/>
          <table:table-cell table:formula="of:=[.$B$1]&amp;&quot;  &quot;&amp;[.B875]&amp;&quot; &quot;&amp;[.$C$1]&amp;[.A875]&amp;&quot;.jpg&quot;" office:value-type="string" office:string-value="mv  302778019_14225efd4b.jpg ~/repo/DATA/INPUT/StarterBundle/Animals/panda.873.jpg" calcext:value-type="string">
            <text:p>mv <text:s/>302778019_14225efd4b.jpg ~/repo/DATA/INPUT/StarterBundle/Animals/panda.873.jpg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302778329_f98fc3c535.jpg</text:p>
          </table:table-cell>
          <table:table-cell/>
          <table:table-cell table:formula="of:=[.$B$1]&amp;&quot;  &quot;&amp;[.B876]&amp;&quot; &quot;&amp;[.$C$1]&amp;[.A876]&amp;&quot;.jpg&quot;" office:value-type="string" office:string-value="mv  302778329_f98fc3c535.jpg ~/repo/DATA/INPUT/StarterBundle/Animals/panda.874.jpg" calcext:value-type="string">
            <text:p>mv <text:s/>302778329_f98fc3c535.jpg ~/repo/DATA/INPUT/StarterBundle/Animals/panda.874.jpg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302778482_f9446298d7.jpg</text:p>
          </table:table-cell>
          <table:table-cell/>
          <table:table-cell table:formula="of:=[.$B$1]&amp;&quot;  &quot;&amp;[.B877]&amp;&quot; &quot;&amp;[.$C$1]&amp;[.A877]&amp;&quot;.jpg&quot;" office:value-type="string" office:string-value="mv  302778482_f9446298d7.jpg ~/repo/DATA/INPUT/StarterBundle/Animals/panda.875.jpg" calcext:value-type="string">
            <text:p>mv <text:s/>302778482_f9446298d7.jpg ~/repo/DATA/INPUT/StarterBundle/Animals/panda.875.jpg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302778514_949ce3e59e.jpg</text:p>
          </table:table-cell>
          <table:table-cell/>
          <table:table-cell table:formula="of:=[.$B$1]&amp;&quot;  &quot;&amp;[.B878]&amp;&quot; &quot;&amp;[.$C$1]&amp;[.A878]&amp;&quot;.jpg&quot;" office:value-type="string" office:string-value="mv  302778514_949ce3e59e.jpg ~/repo/DATA/INPUT/StarterBundle/Animals/panda.876.jpg" calcext:value-type="string">
            <text:p>mv <text:s/>302778514_949ce3e59e.jpg ~/repo/DATA/INPUT/StarterBundle/Animals/panda.876.jpg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302778704_5bbec02a37.jpg</text:p>
          </table:table-cell>
          <table:table-cell/>
          <table:table-cell table:formula="of:=[.$B$1]&amp;&quot;  &quot;&amp;[.B879]&amp;&quot; &quot;&amp;[.$C$1]&amp;[.A879]&amp;&quot;.jpg&quot;" office:value-type="string" office:string-value="mv  302778704_5bbec02a37.jpg ~/repo/DATA/INPUT/StarterBundle/Animals/panda.877.jpg" calcext:value-type="string">
            <text:p>mv <text:s/>302778704_5bbec02a37.jpg ~/repo/DATA/INPUT/StarterBundle/Animals/panda.877.jpg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302778768_8d5c3e0c2e.jpg</text:p>
          </table:table-cell>
          <table:table-cell/>
          <table:table-cell table:formula="of:=[.$B$1]&amp;&quot;  &quot;&amp;[.B880]&amp;&quot; &quot;&amp;[.$C$1]&amp;[.A880]&amp;&quot;.jpg&quot;" office:value-type="string" office:string-value="mv  302778768_8d5c3e0c2e.jpg ~/repo/DATA/INPUT/StarterBundle/Animals/panda.878.jpg" calcext:value-type="string">
            <text:p>mv <text:s/>302778768_8d5c3e0c2e.jpg ~/repo/DATA/INPUT/StarterBundle/Animals/panda.878.jpg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302778859_dc72c07c6d.jpg</text:p>
          </table:table-cell>
          <table:table-cell/>
          <table:table-cell table:formula="of:=[.$B$1]&amp;&quot;  &quot;&amp;[.B881]&amp;&quot; &quot;&amp;[.$C$1]&amp;[.A881]&amp;&quot;.jpg&quot;" office:value-type="string" office:string-value="mv  302778859_dc72c07c6d.jpg ~/repo/DATA/INPUT/StarterBundle/Animals/panda.879.jpg" calcext:value-type="string">
            <text:p>mv <text:s/>302778859_dc72c07c6d.jpg ~/repo/DATA/INPUT/StarterBundle/Animals/panda.879.jpg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302778896_d13e43b5d0.jpg</text:p>
          </table:table-cell>
          <table:table-cell/>
          <table:table-cell table:formula="of:=[.$B$1]&amp;&quot;  &quot;&amp;[.B882]&amp;&quot; &quot;&amp;[.$C$1]&amp;[.A882]&amp;&quot;.jpg&quot;" office:value-type="string" office:string-value="mv  302778896_d13e43b5d0.jpg ~/repo/DATA/INPUT/StarterBundle/Animals/panda.880.jpg" calcext:value-type="string">
            <text:p>mv <text:s/>302778896_d13e43b5d0.jpg ~/repo/DATA/INPUT/StarterBundle/Animals/panda.880.jpg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302778919_c7d873cb68.jpg</text:p>
          </table:table-cell>
          <table:table-cell/>
          <table:table-cell table:formula="of:=[.$B$1]&amp;&quot;  &quot;&amp;[.B883]&amp;&quot; &quot;&amp;[.$C$1]&amp;[.A883]&amp;&quot;.jpg&quot;" office:value-type="string" office:string-value="mv  302778919_c7d873cb68.jpg ~/repo/DATA/INPUT/StarterBundle/Animals/panda.881.jpg" calcext:value-type="string">
            <text:p>mv <text:s/>302778919_c7d873cb68.jpg ~/repo/DATA/INPUT/StarterBundle/Animals/panda.881.jpg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302779163_89181db369.jpg</text:p>
          </table:table-cell>
          <table:table-cell/>
          <table:table-cell table:formula="of:=[.$B$1]&amp;&quot;  &quot;&amp;[.B884]&amp;&quot; &quot;&amp;[.$C$1]&amp;[.A884]&amp;&quot;.jpg&quot;" office:value-type="string" office:string-value="mv  302779163_89181db369.jpg ~/repo/DATA/INPUT/StarterBundle/Animals/panda.882.jpg" calcext:value-type="string">
            <text:p>mv <text:s/>302779163_89181db369.jpg ~/repo/DATA/INPUT/StarterBundle/Animals/panda.882.jpg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302779435_f35f0525b7.jpg</text:p>
          </table:table-cell>
          <table:table-cell/>
          <table:table-cell table:formula="of:=[.$B$1]&amp;&quot;  &quot;&amp;[.B885]&amp;&quot; &quot;&amp;[.$C$1]&amp;[.A885]&amp;&quot;.jpg&quot;" office:value-type="string" office:string-value="mv  302779435_f35f0525b7.jpg ~/repo/DATA/INPUT/StarterBundle/Animals/panda.883.jpg" calcext:value-type="string">
            <text:p>mv <text:s/>302779435_f35f0525b7.jpg ~/repo/DATA/INPUT/StarterBundle/Animals/panda.883.jpg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302779463_172cc5df20.jpg</text:p>
          </table:table-cell>
          <table:table-cell/>
          <table:table-cell table:formula="of:=[.$B$1]&amp;&quot;  &quot;&amp;[.B886]&amp;&quot; &quot;&amp;[.$C$1]&amp;[.A886]&amp;&quot;.jpg&quot;" office:value-type="string" office:string-value="mv  302779463_172cc5df20.jpg ~/repo/DATA/INPUT/StarterBundle/Animals/panda.884.jpg" calcext:value-type="string">
            <text:p>mv <text:s/>302779463_172cc5df20.jpg ~/repo/DATA/INPUT/StarterBundle/Animals/panda.884.jpg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302779765_c0715b2993.jpg</text:p>
          </table:table-cell>
          <table:table-cell/>
          <table:table-cell table:formula="of:=[.$B$1]&amp;&quot;  &quot;&amp;[.B887]&amp;&quot; &quot;&amp;[.$C$1]&amp;[.A887]&amp;&quot;.jpg&quot;" office:value-type="string" office:string-value="mv  302779765_c0715b2993.jpg ~/repo/DATA/INPUT/StarterBundle/Animals/panda.885.jpg" calcext:value-type="string">
            <text:p>mv <text:s/>302779765_c0715b2993.jpg ~/repo/DATA/INPUT/StarterBundle/Animals/panda.885.jpg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302779840_72770e7276.jpg</text:p>
          </table:table-cell>
          <table:table-cell/>
          <table:table-cell table:formula="of:=[.$B$1]&amp;&quot;  &quot;&amp;[.B888]&amp;&quot; &quot;&amp;[.$C$1]&amp;[.A888]&amp;&quot;.jpg&quot;" office:value-type="string" office:string-value="mv  302779840_72770e7276.jpg ~/repo/DATA/INPUT/StarterBundle/Animals/panda.886.jpg" calcext:value-type="string">
            <text:p>mv <text:s/>302779840_72770e7276.jpg ~/repo/DATA/INPUT/StarterBundle/Animals/panda.886.jpg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302779946_b16c6ac02c.jpg</text:p>
          </table:table-cell>
          <table:table-cell/>
          <table:table-cell table:formula="of:=[.$B$1]&amp;&quot;  &quot;&amp;[.B889]&amp;&quot; &quot;&amp;[.$C$1]&amp;[.A889]&amp;&quot;.jpg&quot;" office:value-type="string" office:string-value="mv  302779946_b16c6ac02c.jpg ~/repo/DATA/INPUT/StarterBundle/Animals/panda.887.jpg" calcext:value-type="string">
            <text:p>mv <text:s/>302779946_b16c6ac02c.jpg ~/repo/DATA/INPUT/StarterBundle/Animals/panda.887.jpg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302779989_b9e7ba054f.jpg</text:p>
          </table:table-cell>
          <table:table-cell/>
          <table:table-cell table:formula="of:=[.$B$1]&amp;&quot;  &quot;&amp;[.B890]&amp;&quot; &quot;&amp;[.$C$1]&amp;[.A890]&amp;&quot;.jpg&quot;" office:value-type="string" office:string-value="mv  302779989_b9e7ba054f.jpg ~/repo/DATA/INPUT/StarterBundle/Animals/panda.888.jpg" calcext:value-type="string">
            <text:p>mv <text:s/>302779989_b9e7ba054f.jpg ~/repo/DATA/INPUT/StarterBundle/Animals/panda.888.jpg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302780026_473ebda80c.jpg</text:p>
          </table:table-cell>
          <table:table-cell/>
          <table:table-cell table:formula="of:=[.$B$1]&amp;&quot;  &quot;&amp;[.B891]&amp;&quot; &quot;&amp;[.$C$1]&amp;[.A891]&amp;&quot;.jpg&quot;" office:value-type="string" office:string-value="mv  302780026_473ebda80c.jpg ~/repo/DATA/INPUT/StarterBundle/Animals/panda.889.jpg" calcext:value-type="string">
            <text:p>mv <text:s/>302780026_473ebda80c.jpg ~/repo/DATA/INPUT/StarterBundle/Animals/panda.889.jpg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302780198_ec5979f252.jpg</text:p>
          </table:table-cell>
          <table:table-cell/>
          <table:table-cell table:formula="of:=[.$B$1]&amp;&quot;  &quot;&amp;[.B892]&amp;&quot; &quot;&amp;[.$C$1]&amp;[.A892]&amp;&quot;.jpg&quot;" office:value-type="string" office:string-value="mv  302780198_ec5979f252.jpg ~/repo/DATA/INPUT/StarterBundle/Animals/panda.890.jpg" calcext:value-type="string">
            <text:p>mv <text:s/>302780198_ec5979f252.jpg ~/repo/DATA/INPUT/StarterBundle/Animals/panda.890.jpg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302780504_3c951dac47.jpg</text:p>
          </table:table-cell>
          <table:table-cell/>
          <table:table-cell table:formula="of:=[.$B$1]&amp;&quot;  &quot;&amp;[.B893]&amp;&quot; &quot;&amp;[.$C$1]&amp;[.A893]&amp;&quot;.jpg&quot;" office:value-type="string" office:string-value="mv  302780504_3c951dac47.jpg ~/repo/DATA/INPUT/StarterBundle/Animals/panda.891.jpg" calcext:value-type="string">
            <text:p>mv <text:s/>302780504_3c951dac47.jpg ~/repo/DATA/INPUT/StarterBundle/Animals/panda.891.jpg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302780859_0a5c6ecee2.jpg</text:p>
          </table:table-cell>
          <table:table-cell/>
          <table:table-cell table:formula="of:=[.$B$1]&amp;&quot;  &quot;&amp;[.B894]&amp;&quot; &quot;&amp;[.$C$1]&amp;[.A894]&amp;&quot;.jpg&quot;" office:value-type="string" office:string-value="mv  302780859_0a5c6ecee2.jpg ~/repo/DATA/INPUT/StarterBundle/Animals/panda.892.jpg" calcext:value-type="string">
            <text:p>mv <text:s/>302780859_0a5c6ecee2.jpg ~/repo/DATA/INPUT/StarterBundle/Animals/panda.892.jpg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302781231_3bac8ffaea.jpg</text:p>
          </table:table-cell>
          <table:table-cell/>
          <table:table-cell table:formula="of:=[.$B$1]&amp;&quot;  &quot;&amp;[.B895]&amp;&quot; &quot;&amp;[.$C$1]&amp;[.A895]&amp;&quot;.jpg&quot;" office:value-type="string" office:string-value="mv  302781231_3bac8ffaea.jpg ~/repo/DATA/INPUT/StarterBundle/Animals/panda.893.jpg" calcext:value-type="string">
            <text:p>mv <text:s/>302781231_3bac8ffaea.jpg ~/repo/DATA/INPUT/StarterBundle/Animals/panda.893.jpg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302781435_0d3774e4f5.jpg</text:p>
          </table:table-cell>
          <table:table-cell/>
          <table:table-cell table:formula="of:=[.$B$1]&amp;&quot;  &quot;&amp;[.B896]&amp;&quot; &quot;&amp;[.$C$1]&amp;[.A896]&amp;&quot;.jpg&quot;" office:value-type="string" office:string-value="mv  302781435_0d3774e4f5.jpg ~/repo/DATA/INPUT/StarterBundle/Animals/panda.894.jpg" calcext:value-type="string">
            <text:p>mv <text:s/>302781435_0d3774e4f5.jpg ~/repo/DATA/INPUT/StarterBundle/Animals/panda.894.jpg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302781657_8d0ed6930c.jpg</text:p>
          </table:table-cell>
          <table:table-cell/>
          <table:table-cell table:formula="of:=[.$B$1]&amp;&quot;  &quot;&amp;[.B897]&amp;&quot; &quot;&amp;[.$C$1]&amp;[.A897]&amp;&quot;.jpg&quot;" office:value-type="string" office:string-value="mv  302781657_8d0ed6930c.jpg ~/repo/DATA/INPUT/StarterBundle/Animals/panda.895.jpg" calcext:value-type="string">
            <text:p>mv <text:s/>302781657_8d0ed6930c.jpg ~/repo/DATA/INPUT/StarterBundle/Animals/panda.895.jpg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302782104_b0df28321f.jpg</text:p>
          </table:table-cell>
          <table:table-cell/>
          <table:table-cell table:formula="of:=[.$B$1]&amp;&quot;  &quot;&amp;[.B898]&amp;&quot; &quot;&amp;[.$C$1]&amp;[.A898]&amp;&quot;.jpg&quot;" office:value-type="string" office:string-value="mv  302782104_b0df28321f.jpg ~/repo/DATA/INPUT/StarterBundle/Animals/panda.896.jpg" calcext:value-type="string">
            <text:p>mv <text:s/>302782104_b0df28321f.jpg ~/repo/DATA/INPUT/StarterBundle/Animals/panda.896.jpg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302782135_d8b2aac036.jpg</text:p>
          </table:table-cell>
          <table:table-cell/>
          <table:table-cell table:formula="of:=[.$B$1]&amp;&quot;  &quot;&amp;[.B899]&amp;&quot; &quot;&amp;[.$C$1]&amp;[.A899]&amp;&quot;.jpg&quot;" office:value-type="string" office:string-value="mv  302782135_d8b2aac036.jpg ~/repo/DATA/INPUT/StarterBundle/Animals/panda.897.jpg" calcext:value-type="string">
            <text:p>mv <text:s/>302782135_d8b2aac036.jpg ~/repo/DATA/INPUT/StarterBundle/Animals/panda.897.jpg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302782482_08224d25fa.jpg</text:p>
          </table:table-cell>
          <table:table-cell/>
          <table:table-cell table:formula="of:=[.$B$1]&amp;&quot;  &quot;&amp;[.B900]&amp;&quot; &quot;&amp;[.$C$1]&amp;[.A900]&amp;&quot;.jpg&quot;" office:value-type="string" office:string-value="mv  302782482_08224d25fa.jpg ~/repo/DATA/INPUT/StarterBundle/Animals/panda.898.jpg" calcext:value-type="string">
            <text:p>mv <text:s/>302782482_08224d25fa.jpg ~/repo/DATA/INPUT/StarterBundle/Animals/panda.898.jpg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302782513_4716d1233c.jpg</text:p>
          </table:table-cell>
          <table:table-cell/>
          <table:table-cell table:formula="of:=[.$B$1]&amp;&quot;  &quot;&amp;[.B901]&amp;&quot; &quot;&amp;[.$C$1]&amp;[.A901]&amp;&quot;.jpg&quot;" office:value-type="string" office:string-value="mv  302782513_4716d1233c.jpg ~/repo/DATA/INPUT/StarterBundle/Animals/panda.899.jpg" calcext:value-type="string">
            <text:p>mv <text:s/>302782513_4716d1233c.jpg ~/repo/DATA/INPUT/StarterBundle/Animals/panda.899.jpg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302782731_0ef16ed93e.jpg</text:p>
          </table:table-cell>
          <table:table-cell/>
          <table:table-cell table:formula="of:=[.$B$1]&amp;&quot;  &quot;&amp;[.B902]&amp;&quot; &quot;&amp;[.$C$1]&amp;[.A902]&amp;&quot;.jpg&quot;" office:value-type="string" office:string-value="mv  302782731_0ef16ed93e.jpg ~/repo/DATA/INPUT/StarterBundle/Animals/panda.900.jpg" calcext:value-type="string">
            <text:p>mv <text:s/>302782731_0ef16ed93e.jpg ~/repo/DATA/INPUT/StarterBundle/Animals/panda.900.jp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302782787_c77e0ca57c.jpg</text:p>
          </table:table-cell>
          <table:table-cell/>
          <table:table-cell table:formula="of:=[.$B$1]&amp;&quot;  &quot;&amp;[.B903]&amp;&quot; &quot;&amp;[.$C$1]&amp;[.A903]&amp;&quot;.jpg&quot;" office:value-type="string" office:string-value="mv  302782787_c77e0ca57c.jpg ~/repo/DATA/INPUT/StarterBundle/Animals/panda.901.jpg" calcext:value-type="string">
            <text:p>mv <text:s/>302782787_c77e0ca57c.jpg ~/repo/DATA/INPUT/StarterBundle/Animals/panda.901.jp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302783027_fefcfc88fd.jpg</text:p>
          </table:table-cell>
          <table:table-cell/>
          <table:table-cell table:formula="of:=[.$B$1]&amp;&quot;  &quot;&amp;[.B904]&amp;&quot; &quot;&amp;[.$C$1]&amp;[.A904]&amp;&quot;.jpg&quot;" office:value-type="string" office:string-value="mv  302783027_fefcfc88fd.jpg ~/repo/DATA/INPUT/StarterBundle/Animals/panda.902.jpg" calcext:value-type="string">
            <text:p>mv <text:s/>302783027_fefcfc88fd.jpg ~/repo/DATA/INPUT/StarterBundle/Animals/panda.902.jp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302783131_a512a90fdf.jpg</text:p>
          </table:table-cell>
          <table:table-cell/>
          <table:table-cell table:formula="of:=[.$B$1]&amp;&quot;  &quot;&amp;[.B905]&amp;&quot; &quot;&amp;[.$C$1]&amp;[.A905]&amp;&quot;.jpg&quot;" office:value-type="string" office:string-value="mv  302783131_a512a90fdf.jpg ~/repo/DATA/INPUT/StarterBundle/Animals/panda.903.jpg" calcext:value-type="string">
            <text:p>mv <text:s/>302783131_a512a90fdf.jpg ~/repo/DATA/INPUT/StarterBundle/Animals/panda.903.jpg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302783398_dcf3772125.jpg</text:p>
          </table:table-cell>
          <table:table-cell/>
          <table:table-cell table:formula="of:=[.$B$1]&amp;&quot;  &quot;&amp;[.B906]&amp;&quot; &quot;&amp;[.$C$1]&amp;[.A906]&amp;&quot;.jpg&quot;" office:value-type="string" office:string-value="mv  302783398_dcf3772125.jpg ~/repo/DATA/INPUT/StarterBundle/Animals/panda.904.jpg" calcext:value-type="string">
            <text:p>mv <text:s/>302783398_dcf3772125.jpg ~/repo/DATA/INPUT/StarterBundle/Animals/panda.904.jpg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302783520_56f5916bc1.jpg</text:p>
          </table:table-cell>
          <table:table-cell/>
          <table:table-cell table:formula="of:=[.$B$1]&amp;&quot;  &quot;&amp;[.B907]&amp;&quot; &quot;&amp;[.$C$1]&amp;[.A907]&amp;&quot;.jpg&quot;" office:value-type="string" office:string-value="mv  302783520_56f5916bc1.jpg ~/repo/DATA/INPUT/StarterBundle/Animals/panda.905.jpg" calcext:value-type="string">
            <text:p>mv <text:s/>302783520_56f5916bc1.jpg ~/repo/DATA/INPUT/StarterBundle/Animals/panda.905.jpg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302783689_c1a1868412.jpg</text:p>
          </table:table-cell>
          <table:table-cell/>
          <table:table-cell table:formula="of:=[.$B$1]&amp;&quot;  &quot;&amp;[.B908]&amp;&quot; &quot;&amp;[.$C$1]&amp;[.A908]&amp;&quot;.jpg&quot;" office:value-type="string" office:string-value="mv  302783689_c1a1868412.jpg ~/repo/DATA/INPUT/StarterBundle/Animals/panda.906.jpg" calcext:value-type="string">
            <text:p>mv <text:s/>302783689_c1a1868412.jpg ~/repo/DATA/INPUT/StarterBundle/Animals/panda.906.jpg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302862059_0b234483e2.jpg</text:p>
          </table:table-cell>
          <table:table-cell/>
          <table:table-cell table:formula="of:=[.$B$1]&amp;&quot;  &quot;&amp;[.B909]&amp;&quot; &quot;&amp;[.$C$1]&amp;[.A909]&amp;&quot;.jpg&quot;" office:value-type="string" office:string-value="mv  302862059_0b234483e2.jpg ~/repo/DATA/INPUT/StarterBundle/Animals/panda.907.jpg" calcext:value-type="string">
            <text:p>mv <text:s/>302862059_0b234483e2.jpg ~/repo/DATA/INPUT/StarterBundle/Animals/panda.907.jpg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302899728_e92291f24f.jpg</text:p>
          </table:table-cell>
          <table:table-cell/>
          <table:table-cell table:formula="of:=[.$B$1]&amp;&quot;  &quot;&amp;[.B910]&amp;&quot; &quot;&amp;[.$C$1]&amp;[.A910]&amp;&quot;.jpg&quot;" office:value-type="string" office:string-value="mv  302899728_e92291f24f.jpg ~/repo/DATA/INPUT/StarterBundle/Animals/panda.908.jpg" calcext:value-type="string">
            <text:p>mv <text:s/>302899728_e92291f24f.jpg ~/repo/DATA/INPUT/StarterBundle/Animals/panda.908.jpg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302899731_b75a9ac480.jpg</text:p>
          </table:table-cell>
          <table:table-cell/>
          <table:table-cell table:formula="of:=[.$B$1]&amp;&quot;  &quot;&amp;[.B911]&amp;&quot; &quot;&amp;[.$C$1]&amp;[.A911]&amp;&quot;.jpg&quot;" office:value-type="string" office:string-value="mv  302899731_b75a9ac480.jpg ~/repo/DATA/INPUT/StarterBundle/Animals/panda.909.jpg" calcext:value-type="string">
            <text:p>mv <text:s/>302899731_b75a9ac480.jpg ~/repo/DATA/INPUT/StarterBundle/Animals/panda.909.jpg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302899732_05f94b793c.jpg</text:p>
          </table:table-cell>
          <table:table-cell/>
          <table:table-cell table:formula="of:=[.$B$1]&amp;&quot;  &quot;&amp;[.B912]&amp;&quot; &quot;&amp;[.$C$1]&amp;[.A912]&amp;&quot;.jpg&quot;" office:value-type="string" office:string-value="mv  302899732_05f94b793c.jpg ~/repo/DATA/INPUT/StarterBundle/Animals/panda.910.jpg" calcext:value-type="string">
            <text:p>mv <text:s/>302899732_05f94b793c.jpg ~/repo/DATA/INPUT/StarterBundle/Animals/panda.910.jpg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303332577_ff21042125.jpg</text:p>
          </table:table-cell>
          <table:table-cell/>
          <table:table-cell table:formula="of:=[.$B$1]&amp;&quot;  &quot;&amp;[.B913]&amp;&quot; &quot;&amp;[.$C$1]&amp;[.A913]&amp;&quot;.jpg&quot;" office:value-type="string" office:string-value="mv  303332577_ff21042125.jpg ~/repo/DATA/INPUT/StarterBundle/Animals/panda.911.jpg" calcext:value-type="string">
            <text:p>mv <text:s/>303332577_ff21042125.jpg ~/repo/DATA/INPUT/StarterBundle/Animals/panda.911.jpg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303334297_e1dcfd56c8.jpg</text:p>
          </table:table-cell>
          <table:table-cell/>
          <table:table-cell table:formula="of:=[.$B$1]&amp;&quot;  &quot;&amp;[.B914]&amp;&quot; &quot;&amp;[.$C$1]&amp;[.A914]&amp;&quot;.jpg&quot;" office:value-type="string" office:string-value="mv  303334297_e1dcfd56c8.jpg ~/repo/DATA/INPUT/StarterBundle/Animals/panda.912.jpg" calcext:value-type="string">
            <text:p>mv <text:s/>303334297_e1dcfd56c8.jpg ~/repo/DATA/INPUT/StarterBundle/Animals/panda.912.jpg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304166742_304cebe71f.jpg</text:p>
          </table:table-cell>
          <table:table-cell/>
          <table:table-cell table:formula="of:=[.$B$1]&amp;&quot;  &quot;&amp;[.B915]&amp;&quot; &quot;&amp;[.$C$1]&amp;[.A915]&amp;&quot;.jpg&quot;" office:value-type="string" office:string-value="mv  304166742_304cebe71f.jpg ~/repo/DATA/INPUT/StarterBundle/Animals/panda.913.jpg" calcext:value-type="string">
            <text:p>mv <text:s/>304166742_304cebe71f.jpg ~/repo/DATA/INPUT/StarterBundle/Animals/panda.913.jpg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304171064_8934cee614.jpg</text:p>
          </table:table-cell>
          <table:table-cell/>
          <table:table-cell table:formula="of:=[.$B$1]&amp;&quot;  &quot;&amp;[.B916]&amp;&quot; &quot;&amp;[.$C$1]&amp;[.A916]&amp;&quot;.jpg&quot;" office:value-type="string" office:string-value="mv  304171064_8934cee614.jpg ~/repo/DATA/INPUT/StarterBundle/Animals/panda.914.jpg" calcext:value-type="string">
            <text:p>mv <text:s/>304171064_8934cee614.jpg ~/repo/DATA/INPUT/StarterBundle/Animals/panda.914.jpg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304174172_2acfb044ff.jpg</text:p>
          </table:table-cell>
          <table:table-cell/>
          <table:table-cell table:formula="of:=[.$B$1]&amp;&quot;  &quot;&amp;[.B917]&amp;&quot; &quot;&amp;[.$C$1]&amp;[.A917]&amp;&quot;.jpg&quot;" office:value-type="string" office:string-value="mv  304174172_2acfb044ff.jpg ~/repo/DATA/INPUT/StarterBundle/Animals/panda.915.jpg" calcext:value-type="string">
            <text:p>mv <text:s/>304174172_2acfb044ff.jpg ~/repo/DATA/INPUT/StarterBundle/Animals/panda.915.jpg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304191545_f1df338936.jpg</text:p>
          </table:table-cell>
          <table:table-cell/>
          <table:table-cell table:formula="of:=[.$B$1]&amp;&quot;  &quot;&amp;[.B918]&amp;&quot; &quot;&amp;[.$C$1]&amp;[.A918]&amp;&quot;.jpg&quot;" office:value-type="string" office:string-value="mv  304191545_f1df338936.jpg ~/repo/DATA/INPUT/StarterBundle/Animals/panda.916.jpg" calcext:value-type="string">
            <text:p>mv <text:s/>304191545_f1df338936.jpg ~/repo/DATA/INPUT/StarterBundle/Animals/panda.916.jpg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304198024_6c09ae0d08.jpg</text:p>
          </table:table-cell>
          <table:table-cell/>
          <table:table-cell table:formula="of:=[.$B$1]&amp;&quot;  &quot;&amp;[.B919]&amp;&quot; &quot;&amp;[.$C$1]&amp;[.A919]&amp;&quot;.jpg&quot;" office:value-type="string" office:string-value="mv  304198024_6c09ae0d08.jpg ~/repo/DATA/INPUT/StarterBundle/Animals/panda.917.jpg" calcext:value-type="string">
            <text:p>mv <text:s/>304198024_6c09ae0d08.jpg ~/repo/DATA/INPUT/StarterBundle/Animals/panda.917.jpg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304199654_6606b2498d.jpg</text:p>
          </table:table-cell>
          <table:table-cell/>
          <table:table-cell table:formula="of:=[.$B$1]&amp;&quot;  &quot;&amp;[.B920]&amp;&quot; &quot;&amp;[.$C$1]&amp;[.A920]&amp;&quot;.jpg&quot;" office:value-type="string" office:string-value="mv  304199654_6606b2498d.jpg ~/repo/DATA/INPUT/StarterBundle/Animals/panda.918.jpg" calcext:value-type="string">
            <text:p>mv <text:s/>304199654_6606b2498d.jpg ~/repo/DATA/INPUT/StarterBundle/Animals/panda.918.jpg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304479290_0d9d7cf1ed.jpg</text:p>
          </table:table-cell>
          <table:table-cell/>
          <table:table-cell table:formula="of:=[.$B$1]&amp;&quot;  &quot;&amp;[.B921]&amp;&quot; &quot;&amp;[.$C$1]&amp;[.A921]&amp;&quot;.jpg&quot;" office:value-type="string" office:string-value="mv  304479290_0d9d7cf1ed.jpg ~/repo/DATA/INPUT/StarterBundle/Animals/panda.919.jpg" calcext:value-type="string">
            <text:p>mv <text:s/>304479290_0d9d7cf1ed.jpg ~/repo/DATA/INPUT/StarterBundle/Animals/panda.919.jpg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304479449_34eb7ed6ac.jpg</text:p>
          </table:table-cell>
          <table:table-cell/>
          <table:table-cell table:formula="of:=[.$B$1]&amp;&quot;  &quot;&amp;[.B922]&amp;&quot; &quot;&amp;[.$C$1]&amp;[.A922]&amp;&quot;.jpg&quot;" office:value-type="string" office:string-value="mv  304479449_34eb7ed6ac.jpg ~/repo/DATA/INPUT/StarterBundle/Animals/panda.920.jpg" calcext:value-type="string">
            <text:p>mv <text:s/>304479449_34eb7ed6ac.jpg ~/repo/DATA/INPUT/StarterBundle/Animals/panda.920.jpg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304480731_fdbc7072ec.jpg</text:p>
          </table:table-cell>
          <table:table-cell/>
          <table:table-cell table:formula="of:=[.$B$1]&amp;&quot;  &quot;&amp;[.B923]&amp;&quot; &quot;&amp;[.$C$1]&amp;[.A923]&amp;&quot;.jpg&quot;" office:value-type="string" office:string-value="mv  304480731_fdbc7072ec.jpg ~/repo/DATA/INPUT/StarterBundle/Animals/panda.921.jpg" calcext:value-type="string">
            <text:p>mv <text:s/>304480731_fdbc7072ec.jpg ~/repo/DATA/INPUT/StarterBundle/Animals/panda.921.jpg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304481649_2bafea2dc8.jpg</text:p>
          </table:table-cell>
          <table:table-cell/>
          <table:table-cell table:formula="of:=[.$B$1]&amp;&quot;  &quot;&amp;[.B924]&amp;&quot; &quot;&amp;[.$C$1]&amp;[.A924]&amp;&quot;.jpg&quot;" office:value-type="string" office:string-value="mv  304481649_2bafea2dc8.jpg ~/repo/DATA/INPUT/StarterBundle/Animals/panda.922.jpg" calcext:value-type="string">
            <text:p>mv <text:s/>304481649_2bafea2dc8.jpg ~/repo/DATA/INPUT/StarterBundle/Animals/panda.922.jpg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304483047_acabf720e3.jpg</text:p>
          </table:table-cell>
          <table:table-cell/>
          <table:table-cell table:formula="of:=[.$B$1]&amp;&quot;  &quot;&amp;[.B925]&amp;&quot; &quot;&amp;[.$C$1]&amp;[.A925]&amp;&quot;.jpg&quot;" office:value-type="string" office:string-value="mv  304483047_acabf720e3.jpg ~/repo/DATA/INPUT/StarterBundle/Animals/panda.923.jpg" calcext:value-type="string">
            <text:p>mv <text:s/>304483047_acabf720e3.jpg ~/repo/DATA/INPUT/StarterBundle/Animals/panda.923.jpg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304483749_5b37c80fbb.jpg</text:p>
          </table:table-cell>
          <table:table-cell/>
          <table:table-cell table:formula="of:=[.$B$1]&amp;&quot;  &quot;&amp;[.B926]&amp;&quot; &quot;&amp;[.$C$1]&amp;[.A926]&amp;&quot;.jpg&quot;" office:value-type="string" office:string-value="mv  304483749_5b37c80fbb.jpg ~/repo/DATA/INPUT/StarterBundle/Animals/panda.924.jpg" calcext:value-type="string">
            <text:p>mv <text:s/>304483749_5b37c80fbb.jpg ~/repo/DATA/INPUT/StarterBundle/Animals/panda.924.jpg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304484126_468c7e3d26.jpg</text:p>
          </table:table-cell>
          <table:table-cell/>
          <table:table-cell table:formula="of:=[.$B$1]&amp;&quot;  &quot;&amp;[.B927]&amp;&quot; &quot;&amp;[.$C$1]&amp;[.A927]&amp;&quot;.jpg&quot;" office:value-type="string" office:string-value="mv  304484126_468c7e3d26.jpg ~/repo/DATA/INPUT/StarterBundle/Animals/panda.925.jpg" calcext:value-type="string">
            <text:p>mv <text:s/>304484126_468c7e3d26.jpg ~/repo/DATA/INPUT/StarterBundle/Animals/panda.925.jpg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304485431_abde380dde.jpg</text:p>
          </table:table-cell>
          <table:table-cell/>
          <table:table-cell table:formula="of:=[.$B$1]&amp;&quot;  &quot;&amp;[.B928]&amp;&quot; &quot;&amp;[.$C$1]&amp;[.A928]&amp;&quot;.jpg&quot;" office:value-type="string" office:string-value="mv  304485431_abde380dde.jpg ~/repo/DATA/INPUT/StarterBundle/Animals/panda.926.jpg" calcext:value-type="string">
            <text:p>mv <text:s/>304485431_abde380dde.jpg ~/repo/DATA/INPUT/StarterBundle/Animals/panda.926.jpg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304486237_f6eecc2182.jpg</text:p>
          </table:table-cell>
          <table:table-cell/>
          <table:table-cell table:formula="of:=[.$B$1]&amp;&quot;  &quot;&amp;[.B929]&amp;&quot; &quot;&amp;[.$C$1]&amp;[.A929]&amp;&quot;.jpg&quot;" office:value-type="string" office:string-value="mv  304486237_f6eecc2182.jpg ~/repo/DATA/INPUT/StarterBundle/Animals/panda.927.jpg" calcext:value-type="string">
            <text:p>mv <text:s/>304486237_f6eecc2182.jpg ~/repo/DATA/INPUT/StarterBundle/Animals/panda.927.jpg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304486492_27de782e2a.jpg</text:p>
          </table:table-cell>
          <table:table-cell/>
          <table:table-cell table:formula="of:=[.$B$1]&amp;&quot;  &quot;&amp;[.B930]&amp;&quot; &quot;&amp;[.$C$1]&amp;[.A930]&amp;&quot;.jpg&quot;" office:value-type="string" office:string-value="mv  304486492_27de782e2a.jpg ~/repo/DATA/INPUT/StarterBundle/Animals/panda.928.jpg" calcext:value-type="string">
            <text:p>mv <text:s/>304486492_27de782e2a.jpg ~/repo/DATA/INPUT/StarterBundle/Animals/panda.928.jpg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304486715_d38cbc1c62.jpg</text:p>
          </table:table-cell>
          <table:table-cell/>
          <table:table-cell table:formula="of:=[.$B$1]&amp;&quot;  &quot;&amp;[.B931]&amp;&quot; &quot;&amp;[.$C$1]&amp;[.A931]&amp;&quot;.jpg&quot;" office:value-type="string" office:string-value="mv  304486715_d38cbc1c62.jpg ~/repo/DATA/INPUT/StarterBundle/Animals/panda.929.jpg" calcext:value-type="string">
            <text:p>mv <text:s/>304486715_d38cbc1c62.jpg ~/repo/DATA/INPUT/StarterBundle/Animals/panda.929.jpg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304487521_477a7f15a2.jpg</text:p>
          </table:table-cell>
          <table:table-cell/>
          <table:table-cell table:formula="of:=[.$B$1]&amp;&quot;  &quot;&amp;[.B932]&amp;&quot; &quot;&amp;[.$C$1]&amp;[.A932]&amp;&quot;.jpg&quot;" office:value-type="string" office:string-value="mv  304487521_477a7f15a2.jpg ~/repo/DATA/INPUT/StarterBundle/Animals/panda.930.jpg" calcext:value-type="string">
            <text:p>mv <text:s/>304487521_477a7f15a2.jpg ~/repo/DATA/INPUT/StarterBundle/Animals/panda.930.jpg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304488224_716bcb9a40.jpg</text:p>
          </table:table-cell>
          <table:table-cell/>
          <table:table-cell table:formula="of:=[.$B$1]&amp;&quot;  &quot;&amp;[.B933]&amp;&quot; &quot;&amp;[.$C$1]&amp;[.A933]&amp;&quot;.jpg&quot;" office:value-type="string" office:string-value="mv  304488224_716bcb9a40.jpg ~/repo/DATA/INPUT/StarterBundle/Animals/panda.931.jpg" calcext:value-type="string">
            <text:p>mv <text:s/>304488224_716bcb9a40.jpg ~/repo/DATA/INPUT/StarterBundle/Animals/panda.931.jpg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304488990_9763e74419.jpg</text:p>
          </table:table-cell>
          <table:table-cell/>
          <table:table-cell table:formula="of:=[.$B$1]&amp;&quot;  &quot;&amp;[.B934]&amp;&quot; &quot;&amp;[.$C$1]&amp;[.A934]&amp;&quot;.jpg&quot;" office:value-type="string" office:string-value="mv  304488990_9763e74419.jpg ~/repo/DATA/INPUT/StarterBundle/Animals/panda.932.jpg" calcext:value-type="string">
            <text:p>mv <text:s/>304488990_9763e74419.jpg ~/repo/DATA/INPUT/StarterBundle/Animals/panda.932.jpg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304489822_d1310f671b.jpg</text:p>
          </table:table-cell>
          <table:table-cell/>
          <table:table-cell table:formula="of:=[.$B$1]&amp;&quot;  &quot;&amp;[.B935]&amp;&quot; &quot;&amp;[.$C$1]&amp;[.A935]&amp;&quot;.jpg&quot;" office:value-type="string" office:string-value="mv  304489822_d1310f671b.jpg ~/repo/DATA/INPUT/StarterBundle/Animals/panda.933.jpg" calcext:value-type="string">
            <text:p>mv <text:s/>304489822_d1310f671b.jpg ~/repo/DATA/INPUT/StarterBundle/Animals/panda.933.jpg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304737013_6feed12539.jpg</text:p>
          </table:table-cell>
          <table:table-cell/>
          <table:table-cell table:formula="of:=[.$B$1]&amp;&quot;  &quot;&amp;[.B936]&amp;&quot; &quot;&amp;[.$C$1]&amp;[.A936]&amp;&quot;.jpg&quot;" office:value-type="string" office:string-value="mv  304737013_6feed12539.jpg ~/repo/DATA/INPUT/StarterBundle/Animals/panda.934.jpg" calcext:value-type="string">
            <text:p>mv <text:s/>304737013_6feed12539.jpg ~/repo/DATA/INPUT/StarterBundle/Animals/panda.934.jpg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304737064_ceec7ebe22.jpg</text:p>
          </table:table-cell>
          <table:table-cell/>
          <table:table-cell table:formula="of:=[.$B$1]&amp;&quot;  &quot;&amp;[.B937]&amp;&quot; &quot;&amp;[.$C$1]&amp;[.A937]&amp;&quot;.jpg&quot;" office:value-type="string" office:string-value="mv  304737064_ceec7ebe22.jpg ~/repo/DATA/INPUT/StarterBundle/Animals/panda.935.jpg" calcext:value-type="string">
            <text:p>mv <text:s/>304737064_ceec7ebe22.jpg ~/repo/DATA/INPUT/StarterBundle/Animals/panda.935.jpg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304737104_ce67f6a157.jpg</text:p>
          </table:table-cell>
          <table:table-cell/>
          <table:table-cell table:formula="of:=[.$B$1]&amp;&quot;  &quot;&amp;[.B938]&amp;&quot; &quot;&amp;[.$C$1]&amp;[.A938]&amp;&quot;.jpg&quot;" office:value-type="string" office:string-value="mv  304737104_ce67f6a157.jpg ~/repo/DATA/INPUT/StarterBundle/Animals/panda.936.jpg" calcext:value-type="string">
            <text:p>mv <text:s/>304737104_ce67f6a157.jpg ~/repo/DATA/INPUT/StarterBundle/Animals/panda.936.jp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305258807_21e3e80419.jpg</text:p>
          </table:table-cell>
          <table:table-cell/>
          <table:table-cell table:formula="of:=[.$B$1]&amp;&quot;  &quot;&amp;[.B939]&amp;&quot; &quot;&amp;[.$C$1]&amp;[.A939]&amp;&quot;.jpg&quot;" office:value-type="string" office:string-value="mv  305258807_21e3e80419.jpg ~/repo/DATA/INPUT/StarterBundle/Animals/panda.937.jpg" calcext:value-type="string">
            <text:p>mv <text:s/>305258807_21e3e80419.jpg ~/repo/DATA/INPUT/StarterBundle/Animals/panda.937.jpg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305258851_050f50dce3.jpg</text:p>
          </table:table-cell>
          <table:table-cell/>
          <table:table-cell table:formula="of:=[.$B$1]&amp;&quot;  &quot;&amp;[.B940]&amp;&quot; &quot;&amp;[.$C$1]&amp;[.A940]&amp;&quot;.jpg&quot;" office:value-type="string" office:string-value="mv  305258851_050f50dce3.jpg ~/repo/DATA/INPUT/StarterBundle/Animals/panda.938.jpg" calcext:value-type="string">
            <text:p>mv <text:s/>305258851_050f50dce3.jpg ~/repo/DATA/INPUT/StarterBundle/Animals/panda.938.jpg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305400883_cd0f2e3cf0.jpg</text:p>
          </table:table-cell>
          <table:table-cell/>
          <table:table-cell table:formula="of:=[.$B$1]&amp;&quot;  &quot;&amp;[.B941]&amp;&quot; &quot;&amp;[.$C$1]&amp;[.A941]&amp;&quot;.jpg&quot;" office:value-type="string" office:string-value="mv  305400883_cd0f2e3cf0.jpg ~/repo/DATA/INPUT/StarterBundle/Animals/panda.939.jpg" calcext:value-type="string">
            <text:p>mv <text:s/>305400883_cd0f2e3cf0.jpg ~/repo/DATA/INPUT/StarterBundle/Animals/panda.939.jp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305527161_f150caf6f5.jpg</text:p>
          </table:table-cell>
          <table:table-cell/>
          <table:table-cell table:formula="of:=[.$B$1]&amp;&quot;  &quot;&amp;[.B942]&amp;&quot; &quot;&amp;[.$C$1]&amp;[.A942]&amp;&quot;.jpg&quot;" office:value-type="string" office:string-value="mv  305527161_f150caf6f5.jpg ~/repo/DATA/INPUT/StarterBundle/Animals/panda.940.jpg" calcext:value-type="string">
            <text:p>mv <text:s/>305527161_f150caf6f5.jpg ~/repo/DATA/INPUT/StarterBundle/Animals/panda.940.jpg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306313109_1025faa6a6.jpg</text:p>
          </table:table-cell>
          <table:table-cell/>
          <table:table-cell table:formula="of:=[.$B$1]&amp;&quot;  &quot;&amp;[.B943]&amp;&quot; &quot;&amp;[.$C$1]&amp;[.A943]&amp;&quot;.jpg&quot;" office:value-type="string" office:string-value="mv  306313109_1025faa6a6.jpg ~/repo/DATA/INPUT/StarterBundle/Animals/panda.941.jpg" calcext:value-type="string">
            <text:p>mv <text:s/>306313109_1025faa6a6.jpg ~/repo/DATA/INPUT/StarterBundle/Animals/panda.941.jpg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308335558_b01aea68f5.jpg</text:p>
          </table:table-cell>
          <table:table-cell/>
          <table:table-cell table:formula="of:=[.$B$1]&amp;&quot;  &quot;&amp;[.B944]&amp;&quot; &quot;&amp;[.$C$1]&amp;[.A944]&amp;&quot;.jpg&quot;" office:value-type="string" office:string-value="mv  308335558_b01aea68f5.jpg ~/repo/DATA/INPUT/StarterBundle/Animals/panda.942.jpg" calcext:value-type="string">
            <text:p>mv <text:s/>308335558_b01aea68f5.jpg ~/repo/DATA/INPUT/StarterBundle/Animals/panda.942.jpg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308335864_800350dcef.jpg</text:p>
          </table:table-cell>
          <table:table-cell/>
          <table:table-cell table:formula="of:=[.$B$1]&amp;&quot;  &quot;&amp;[.B945]&amp;&quot; &quot;&amp;[.$C$1]&amp;[.A945]&amp;&quot;.jpg&quot;" office:value-type="string" office:string-value="mv  308335864_800350dcef.jpg ~/repo/DATA/INPUT/StarterBundle/Animals/panda.943.jpg" calcext:value-type="string">
            <text:p>mv <text:s/>308335864_800350dcef.jpg ~/repo/DATA/INPUT/StarterBundle/Animals/panda.943.jpg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308336112_48b71695fd.jpg</text:p>
          </table:table-cell>
          <table:table-cell/>
          <table:table-cell table:formula="of:=[.$B$1]&amp;&quot;  &quot;&amp;[.B946]&amp;&quot; &quot;&amp;[.$C$1]&amp;[.A946]&amp;&quot;.jpg&quot;" office:value-type="string" office:string-value="mv  308336112_48b71695fd.jpg ~/repo/DATA/INPUT/StarterBundle/Animals/panda.944.jpg" calcext:value-type="string">
            <text:p>mv <text:s/>308336112_48b71695fd.jpg ~/repo/DATA/INPUT/StarterBundle/Animals/panda.944.jpg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308336658_66889e86d9.jpg</text:p>
          </table:table-cell>
          <table:table-cell/>
          <table:table-cell table:formula="of:=[.$B$1]&amp;&quot;  &quot;&amp;[.B947]&amp;&quot; &quot;&amp;[.$C$1]&amp;[.A947]&amp;&quot;.jpg&quot;" office:value-type="string" office:string-value="mv  308336658_66889e86d9.jpg ~/repo/DATA/INPUT/StarterBundle/Animals/panda.945.jpg" calcext:value-type="string">
            <text:p>mv <text:s/>308336658_66889e86d9.jpg ~/repo/DATA/INPUT/StarterBundle/Animals/panda.945.jpg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308424300_b19636dae9.jpg</text:p>
          </table:table-cell>
          <table:table-cell/>
          <table:table-cell table:formula="of:=[.$B$1]&amp;&quot;  &quot;&amp;[.B948]&amp;&quot; &quot;&amp;[.$C$1]&amp;[.A948]&amp;&quot;.jpg&quot;" office:value-type="string" office:string-value="mv  308424300_b19636dae9.jpg ~/repo/DATA/INPUT/StarterBundle/Animals/panda.946.jpg" calcext:value-type="string">
            <text:p>mv <text:s/>308424300_b19636dae9.jpg ~/repo/DATA/INPUT/StarterBundle/Animals/panda.946.jpg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309322264_e02f58f7f4.jpg</text:p>
          </table:table-cell>
          <table:table-cell/>
          <table:table-cell table:formula="of:=[.$B$1]&amp;&quot;  &quot;&amp;[.B949]&amp;&quot; &quot;&amp;[.$C$1]&amp;[.A949]&amp;&quot;.jpg&quot;" office:value-type="string" office:string-value="mv  309322264_e02f58f7f4.jpg ~/repo/DATA/INPUT/StarterBundle/Animals/panda.947.jpg" calcext:value-type="string">
            <text:p>mv <text:s/>309322264_e02f58f7f4.jpg ~/repo/DATA/INPUT/StarterBundle/Animals/panda.947.jpg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309324063_5a2184697e.jpg</text:p>
          </table:table-cell>
          <table:table-cell/>
          <table:table-cell table:formula="of:=[.$B$1]&amp;&quot;  &quot;&amp;[.B950]&amp;&quot; &quot;&amp;[.$C$1]&amp;[.A950]&amp;&quot;.jpg&quot;" office:value-type="string" office:string-value="mv  309324063_5a2184697e.jpg ~/repo/DATA/INPUT/StarterBundle/Animals/panda.948.jpg" calcext:value-type="string">
            <text:p>mv <text:s/>309324063_5a2184697e.jpg ~/repo/DATA/INPUT/StarterBundle/Animals/panda.948.jpg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309328634_0cbd6b28f9.jpg</text:p>
          </table:table-cell>
          <table:table-cell/>
          <table:table-cell table:formula="of:=[.$B$1]&amp;&quot;  &quot;&amp;[.B951]&amp;&quot; &quot;&amp;[.$C$1]&amp;[.A951]&amp;&quot;.jpg&quot;" office:value-type="string" office:string-value="mv  309328634_0cbd6b28f9.jpg ~/repo/DATA/INPUT/StarterBundle/Animals/panda.949.jpg" calcext:value-type="string">
            <text:p>mv <text:s/>309328634_0cbd6b28f9.jpg ~/repo/DATA/INPUT/StarterBundle/Animals/panda.949.jpg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309364081_f670331a66.jpg</text:p>
          </table:table-cell>
          <table:table-cell/>
          <table:table-cell table:formula="of:=[.$B$1]&amp;&quot;  &quot;&amp;[.B952]&amp;&quot; &quot;&amp;[.$C$1]&amp;[.A952]&amp;&quot;.jpg&quot;" office:value-type="string" office:string-value="mv  309364081_f670331a66.jpg ~/repo/DATA/INPUT/StarterBundle/Animals/panda.950.jpg" calcext:value-type="string">
            <text:p>mv <text:s/>309364081_f670331a66.jpg ~/repo/DATA/INPUT/StarterBundle/Animals/panda.950.jpg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309364416_9f8e796c26.jpg</text:p>
          </table:table-cell>
          <table:table-cell/>
          <table:table-cell table:formula="of:=[.$B$1]&amp;&quot;  &quot;&amp;[.B953]&amp;&quot; &quot;&amp;[.$C$1]&amp;[.A953]&amp;&quot;.jpg&quot;" office:value-type="string" office:string-value="mv  309364416_9f8e796c26.jpg ~/repo/DATA/INPUT/StarterBundle/Animals/panda.951.jpg" calcext:value-type="string">
            <text:p>mv <text:s/>309364416_9f8e796c26.jpg ~/repo/DATA/INPUT/StarterBundle/Animals/panda.951.jpg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309364558_9b20456f30.jpg</text:p>
          </table:table-cell>
          <table:table-cell/>
          <table:table-cell table:formula="of:=[.$B$1]&amp;&quot;  &quot;&amp;[.B954]&amp;&quot; &quot;&amp;[.$C$1]&amp;[.A954]&amp;&quot;.jpg&quot;" office:value-type="string" office:string-value="mv  309364558_9b20456f30.jpg ~/repo/DATA/INPUT/StarterBundle/Animals/panda.952.jpg" calcext:value-type="string">
            <text:p>mv <text:s/>309364558_9b20456f30.jpg ~/repo/DATA/INPUT/StarterBundle/Animals/panda.952.jpg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310086923_dbcbe6c9c1.jpg</text:p>
          </table:table-cell>
          <table:table-cell/>
          <table:table-cell table:formula="of:=[.$B$1]&amp;&quot;  &quot;&amp;[.B955]&amp;&quot; &quot;&amp;[.$C$1]&amp;[.A955]&amp;&quot;.jpg&quot;" office:value-type="string" office:string-value="mv  310086923_dbcbe6c9c1.jpg ~/repo/DATA/INPUT/StarterBundle/Animals/panda.953.jpg" calcext:value-type="string">
            <text:p>mv <text:s/>310086923_dbcbe6c9c1.jpg ~/repo/DATA/INPUT/StarterBundle/Animals/panda.953.jpg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310087576_0b3a76d158.jpg</text:p>
          </table:table-cell>
          <table:table-cell/>
          <table:table-cell table:formula="of:=[.$B$1]&amp;&quot;  &quot;&amp;[.B956]&amp;&quot; &quot;&amp;[.$C$1]&amp;[.A956]&amp;&quot;.jpg&quot;" office:value-type="string" office:string-value="mv  310087576_0b3a76d158.jpg ~/repo/DATA/INPUT/StarterBundle/Animals/panda.954.jpg" calcext:value-type="string">
            <text:p>mv <text:s/>310087576_0b3a76d158.jpg ~/repo/DATA/INPUT/StarterBundle/Animals/panda.954.jpg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31071640_715e6b7f9a.jpg</text:p>
          </table:table-cell>
          <table:table-cell/>
          <table:table-cell table:formula="of:=[.$B$1]&amp;&quot;  &quot;&amp;[.B957]&amp;&quot; &quot;&amp;[.$C$1]&amp;[.A957]&amp;&quot;.jpg&quot;" office:value-type="string" office:string-value="mv  31071640_715e6b7f9a.jpg ~/repo/DATA/INPUT/StarterBundle/Animals/panda.955.jpg" calcext:value-type="string">
            <text:p>mv <text:s/>31071640_715e6b7f9a.jpg ~/repo/DATA/INPUT/StarterBundle/Animals/panda.955.jpg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310916494_cd9c0f1536.jpg</text:p>
          </table:table-cell>
          <table:table-cell/>
          <table:table-cell table:formula="of:=[.$B$1]&amp;&quot;  &quot;&amp;[.B958]&amp;&quot; &quot;&amp;[.$C$1]&amp;[.A958]&amp;&quot;.jpg&quot;" office:value-type="string" office:string-value="mv  310916494_cd9c0f1536.jpg ~/repo/DATA/INPUT/StarterBundle/Animals/panda.956.jpg" calcext:value-type="string">
            <text:p>mv <text:s/>310916494_cd9c0f1536.jpg ~/repo/DATA/INPUT/StarterBundle/Animals/panda.956.jpg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310917187_701f3d3ca1.jpg</text:p>
          </table:table-cell>
          <table:table-cell/>
          <table:table-cell table:formula="of:=[.$B$1]&amp;&quot;  &quot;&amp;[.B959]&amp;&quot; &quot;&amp;[.$C$1]&amp;[.A959]&amp;&quot;.jpg&quot;" office:value-type="string" office:string-value="mv  310917187_701f3d3ca1.jpg ~/repo/DATA/INPUT/StarterBundle/Animals/panda.957.jpg" calcext:value-type="string">
            <text:p>mv <text:s/>310917187_701f3d3ca1.jpg ~/repo/DATA/INPUT/StarterBundle/Animals/panda.957.jpg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310917746_eef9594ae1.jpg</text:p>
          </table:table-cell>
          <table:table-cell/>
          <table:table-cell table:formula="of:=[.$B$1]&amp;&quot;  &quot;&amp;[.B960]&amp;&quot; &quot;&amp;[.$C$1]&amp;[.A960]&amp;&quot;.jpg&quot;" office:value-type="string" office:string-value="mv  310917746_eef9594ae1.jpg ~/repo/DATA/INPUT/StarterBundle/Animals/panda.958.jpg" calcext:value-type="string">
            <text:p>mv <text:s/>310917746_eef9594ae1.jpg ~/repo/DATA/INPUT/StarterBundle/Animals/panda.958.jpg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312174876_62c9e06bac.jpg</text:p>
          </table:table-cell>
          <table:table-cell/>
          <table:table-cell table:formula="of:=[.$B$1]&amp;&quot;  &quot;&amp;[.B961]&amp;&quot; &quot;&amp;[.$C$1]&amp;[.A961]&amp;&quot;.jpg&quot;" office:value-type="string" office:string-value="mv  312174876_62c9e06bac.jpg ~/repo/DATA/INPUT/StarterBundle/Animals/panda.959.jpg" calcext:value-type="string">
            <text:p>mv <text:s/>312174876_62c9e06bac.jpg ~/repo/DATA/INPUT/StarterBundle/Animals/panda.959.jpg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313743601_6cba9d4c6b.jpg</text:p>
          </table:table-cell>
          <table:table-cell/>
          <table:table-cell table:formula="of:=[.$B$1]&amp;&quot;  &quot;&amp;[.B962]&amp;&quot; &quot;&amp;[.$C$1]&amp;[.A962]&amp;&quot;.jpg&quot;" office:value-type="string" office:string-value="mv  313743601_6cba9d4c6b.jpg ~/repo/DATA/INPUT/StarterBundle/Animals/panda.960.jpg" calcext:value-type="string">
            <text:p>mv <text:s/>313743601_6cba9d4c6b.jpg ~/repo/DATA/INPUT/StarterBundle/Animals/panda.960.jpg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313743782_ea874c89cf.jpg</text:p>
          </table:table-cell>
          <table:table-cell/>
          <table:table-cell table:formula="of:=[.$B$1]&amp;&quot;  &quot;&amp;[.B963]&amp;&quot; &quot;&amp;[.$C$1]&amp;[.A963]&amp;&quot;.jpg&quot;" office:value-type="string" office:string-value="mv  313743782_ea874c89cf.jpg ~/repo/DATA/INPUT/StarterBundle/Animals/panda.961.jpg" calcext:value-type="string">
            <text:p>mv <text:s/>313743782_ea874c89cf.jpg ~/repo/DATA/INPUT/StarterBundle/Animals/panda.961.jpg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313744277_37a6160b53.jpg</text:p>
          </table:table-cell>
          <table:table-cell/>
          <table:table-cell table:formula="of:=[.$B$1]&amp;&quot;  &quot;&amp;[.B964]&amp;&quot; &quot;&amp;[.$C$1]&amp;[.A964]&amp;&quot;.jpg&quot;" office:value-type="string" office:string-value="mv  313744277_37a6160b53.jpg ~/repo/DATA/INPUT/StarterBundle/Animals/panda.962.jpg" calcext:value-type="string">
            <text:p>mv <text:s/>313744277_37a6160b53.jpg ~/repo/DATA/INPUT/StarterBundle/Animals/panda.962.jpg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314688411_0037292638.jpg</text:p>
          </table:table-cell>
          <table:table-cell/>
          <table:table-cell table:formula="of:=[.$B$1]&amp;&quot;  &quot;&amp;[.B965]&amp;&quot; &quot;&amp;[.$C$1]&amp;[.A965]&amp;&quot;.jpg&quot;" office:value-type="string" office:string-value="mv  314688411_0037292638.jpg ~/repo/DATA/INPUT/StarterBundle/Animals/panda.963.jpg" calcext:value-type="string">
            <text:p>mv <text:s/>314688411_0037292638.jpg ~/repo/DATA/INPUT/StarterBundle/Animals/panda.963.jpg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314689790_923fd3dd6f.jpg</text:p>
          </table:table-cell>
          <table:table-cell/>
          <table:table-cell table:formula="of:=[.$B$1]&amp;&quot;  &quot;&amp;[.B966]&amp;&quot; &quot;&amp;[.$C$1]&amp;[.A966]&amp;&quot;.jpg&quot;" office:value-type="string" office:string-value="mv  314689790_923fd3dd6f.jpg ~/repo/DATA/INPUT/StarterBundle/Animals/panda.964.jpg" calcext:value-type="string">
            <text:p>mv <text:s/>314689790_923fd3dd6f.jpg ~/repo/DATA/INPUT/StarterBundle/Animals/panda.964.jpg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314692062_441001b8c8.jpg</text:p>
          </table:table-cell>
          <table:table-cell/>
          <table:table-cell table:formula="of:=[.$B$1]&amp;&quot;  &quot;&amp;[.B967]&amp;&quot; &quot;&amp;[.$C$1]&amp;[.A967]&amp;&quot;.jpg&quot;" office:value-type="string" office:string-value="mv  314692062_441001b8c8.jpg ~/repo/DATA/INPUT/StarterBundle/Animals/panda.965.jpg" calcext:value-type="string">
            <text:p>mv <text:s/>314692062_441001b8c8.jpg ~/repo/DATA/INPUT/StarterBundle/Animals/panda.965.jpg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315501405_76862080df.jpg</text:p>
          </table:table-cell>
          <table:table-cell/>
          <table:table-cell table:formula="of:=[.$B$1]&amp;&quot;  &quot;&amp;[.B968]&amp;&quot; &quot;&amp;[.$C$1]&amp;[.A968]&amp;&quot;.jpg&quot;" office:value-type="string" office:string-value="mv  315501405_76862080df.jpg ~/repo/DATA/INPUT/StarterBundle/Animals/panda.966.jpg" calcext:value-type="string">
            <text:p>mv <text:s/>315501405_76862080df.jpg ~/repo/DATA/INPUT/StarterBundle/Animals/panda.966.jpg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316078672_4dab29d005.jpg</text:p>
          </table:table-cell>
          <table:table-cell/>
          <table:table-cell table:formula="of:=[.$B$1]&amp;&quot;  &quot;&amp;[.B969]&amp;&quot; &quot;&amp;[.$C$1]&amp;[.A969]&amp;&quot;.jpg&quot;" office:value-type="string" office:string-value="mv  316078672_4dab29d005.jpg ~/repo/DATA/INPUT/StarterBundle/Animals/panda.967.jpg" calcext:value-type="string">
            <text:p>mv <text:s/>316078672_4dab29d005.jpg ~/repo/DATA/INPUT/StarterBundle/Animals/panda.967.jpg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316078678_4f66c2d4e6.jpg</text:p>
          </table:table-cell>
          <table:table-cell/>
          <table:table-cell table:formula="of:=[.$B$1]&amp;&quot;  &quot;&amp;[.B970]&amp;&quot; &quot;&amp;[.$C$1]&amp;[.A970]&amp;&quot;.jpg&quot;" office:value-type="string" office:string-value="mv  316078678_4f66c2d4e6.jpg ~/repo/DATA/INPUT/StarterBundle/Animals/panda.968.jpg" calcext:value-type="string">
            <text:p>mv <text:s/>316078678_4f66c2d4e6.jpg ~/repo/DATA/INPUT/StarterBundle/Animals/panda.968.jpg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317400650_5c6a4c9d9d.jpg</text:p>
          </table:table-cell>
          <table:table-cell/>
          <table:table-cell table:formula="of:=[.$B$1]&amp;&quot;  &quot;&amp;[.B971]&amp;&quot; &quot;&amp;[.$C$1]&amp;[.A971]&amp;&quot;.jpg&quot;" office:value-type="string" office:string-value="mv  317400650_5c6a4c9d9d.jpg ~/repo/DATA/INPUT/StarterBundle/Animals/panda.969.jpg" calcext:value-type="string">
            <text:p>mv <text:s/>317400650_5c6a4c9d9d.jpg ~/repo/DATA/INPUT/StarterBundle/Animals/panda.969.jpg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317401200_667878c5c8.jpg</text:p>
          </table:table-cell>
          <table:table-cell/>
          <table:table-cell table:formula="of:=[.$B$1]&amp;&quot;  &quot;&amp;[.B972]&amp;&quot; &quot;&amp;[.$C$1]&amp;[.A972]&amp;&quot;.jpg&quot;" office:value-type="string" office:string-value="mv  317401200_667878c5c8.jpg ~/repo/DATA/INPUT/StarterBundle/Animals/panda.970.jpg" calcext:value-type="string">
            <text:p>mv <text:s/>317401200_667878c5c8.jpg ~/repo/DATA/INPUT/StarterBundle/Animals/panda.970.jpg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319062415_7bc95371ba.jpg</text:p>
          </table:table-cell>
          <table:table-cell/>
          <table:table-cell table:formula="of:=[.$B$1]&amp;&quot;  &quot;&amp;[.B973]&amp;&quot; &quot;&amp;[.$C$1]&amp;[.A973]&amp;&quot;.jpg&quot;" office:value-type="string" office:string-value="mv  319062415_7bc95371ba.jpg ~/repo/DATA/INPUT/StarterBundle/Animals/panda.971.jpg" calcext:value-type="string">
            <text:p>mv <text:s/>319062415_7bc95371ba.jpg ~/repo/DATA/INPUT/StarterBundle/Animals/panda.971.jpg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319064441_c6bd33e964.jpg</text:p>
          </table:table-cell>
          <table:table-cell/>
          <table:table-cell table:formula="of:=[.$B$1]&amp;&quot;  &quot;&amp;[.B974]&amp;&quot; &quot;&amp;[.$C$1]&amp;[.A974]&amp;&quot;.jpg&quot;" office:value-type="string" office:string-value="mv  319064441_c6bd33e964.jpg ~/repo/DATA/INPUT/StarterBundle/Animals/panda.972.jpg" calcext:value-type="string">
            <text:p>mv <text:s/>319064441_c6bd33e964.jpg ~/repo/DATA/INPUT/StarterBundle/Animals/panda.972.jpg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31main.jpg</text:p>
          </table:table-cell>
          <table:table-cell/>
          <table:table-cell table:formula="of:=[.$B$1]&amp;&quot;  &quot;&amp;[.B975]&amp;&quot; &quot;&amp;[.$C$1]&amp;[.A975]&amp;&quot;.jpg&quot;" office:value-type="string" office:string-value="mv  31main.jpg ~/repo/DATA/INPUT/StarterBundle/Animals/panda.973.jpg" calcext:value-type="string">
            <text:p>mv <text:s/>31main.jpg ~/repo/DATA/INPUT/StarterBundle/Animals/panda.973.jpg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320257613_686080970d.jpg</text:p>
          </table:table-cell>
          <table:table-cell/>
          <table:table-cell table:formula="of:=[.$B$1]&amp;&quot;  &quot;&amp;[.B976]&amp;&quot; &quot;&amp;[.$C$1]&amp;[.A976]&amp;&quot;.jpg&quot;" office:value-type="string" office:string-value="mv  320257613_686080970d.jpg ~/repo/DATA/INPUT/StarterBundle/Animals/panda.974.jpg" calcext:value-type="string">
            <text:p>mv <text:s/>320257613_686080970d.jpg ~/repo/DATA/INPUT/StarterBundle/Animals/panda.974.jpg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323525106_1b89cf73db.jpg</text:p>
          </table:table-cell>
          <table:table-cell/>
          <table:table-cell table:formula="of:=[.$B$1]&amp;&quot;  &quot;&amp;[.B977]&amp;&quot; &quot;&amp;[.$C$1]&amp;[.A977]&amp;&quot;.jpg&quot;" office:value-type="string" office:string-value="mv  323525106_1b89cf73db.jpg ~/repo/DATA/INPUT/StarterBundle/Animals/panda.975.jpg" calcext:value-type="string">
            <text:p>mv <text:s/>323525106_1b89cf73db.jpg ~/repo/DATA/INPUT/StarterBundle/Animals/panda.975.jpg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323525712_099148f709.jpg</text:p>
          </table:table-cell>
          <table:table-cell/>
          <table:table-cell table:formula="of:=[.$B$1]&amp;&quot;  &quot;&amp;[.B978]&amp;&quot; &quot;&amp;[.$C$1]&amp;[.A978]&amp;&quot;.jpg&quot;" office:value-type="string" office:string-value="mv  323525712_099148f709.jpg ~/repo/DATA/INPUT/StarterBundle/Animals/panda.976.jpg" calcext:value-type="string">
            <text:p>mv <text:s/>323525712_099148f709.jpg ~/repo/DATA/INPUT/StarterBundle/Animals/panda.976.jpg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323526286_c32ec748f9.jpg</text:p>
          </table:table-cell>
          <table:table-cell/>
          <table:table-cell table:formula="of:=[.$B$1]&amp;&quot;  &quot;&amp;[.B979]&amp;&quot; &quot;&amp;[.$C$1]&amp;[.A979]&amp;&quot;.jpg&quot;" office:value-type="string" office:string-value="mv  323526286_c32ec748f9.jpg ~/repo/DATA/INPUT/StarterBundle/Animals/panda.977.jpg" calcext:value-type="string">
            <text:p>mv <text:s/>323526286_c32ec748f9.jpg ~/repo/DATA/INPUT/StarterBundle/Animals/panda.977.jpg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323527891_c5941c8ab5.jpg</text:p>
          </table:table-cell>
          <table:table-cell/>
          <table:table-cell table:formula="of:=[.$B$1]&amp;&quot;  &quot;&amp;[.B980]&amp;&quot; &quot;&amp;[.$C$1]&amp;[.A980]&amp;&quot;.jpg&quot;" office:value-type="string" office:string-value="mv  323527891_c5941c8ab5.jpg ~/repo/DATA/INPUT/StarterBundle/Animals/panda.978.jpg" calcext:value-type="string">
            <text:p>mv <text:s/>323527891_c5941c8ab5.jpg ~/repo/DATA/INPUT/StarterBundle/Animals/panda.978.jpg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323529364_ae8fd6dfec.jpg</text:p>
          </table:table-cell>
          <table:table-cell/>
          <table:table-cell table:formula="of:=[.$B$1]&amp;&quot;  &quot;&amp;[.B981]&amp;&quot; &quot;&amp;[.$C$1]&amp;[.A981]&amp;&quot;.jpg&quot;" office:value-type="string" office:string-value="mv  323529364_ae8fd6dfec.jpg ~/repo/DATA/INPUT/StarterBundle/Animals/panda.979.jpg" calcext:value-type="string">
            <text:p>mv <text:s/>323529364_ae8fd6dfec.jpg ~/repo/DATA/INPUT/StarterBundle/Animals/panda.979.jpg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323529666_f01c17c879.jpg</text:p>
          </table:table-cell>
          <table:table-cell/>
          <table:table-cell table:formula="of:=[.$B$1]&amp;&quot;  &quot;&amp;[.B982]&amp;&quot; &quot;&amp;[.$C$1]&amp;[.A982]&amp;&quot;.jpg&quot;" office:value-type="string" office:string-value="mv  323529666_f01c17c879.jpg ~/repo/DATA/INPUT/StarterBundle/Animals/panda.980.jpg" calcext:value-type="string">
            <text:p>mv <text:s/>323529666_f01c17c879.jpg ~/repo/DATA/INPUT/StarterBundle/Animals/panda.980.jpg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323530562_47d4bfcfeb.jpg</text:p>
          </table:table-cell>
          <table:table-cell/>
          <table:table-cell table:formula="of:=[.$B$1]&amp;&quot;  &quot;&amp;[.B983]&amp;&quot; &quot;&amp;[.$C$1]&amp;[.A983]&amp;&quot;.jpg&quot;" office:value-type="string" office:string-value="mv  323530562_47d4bfcfeb.jpg ~/repo/DATA/INPUT/StarterBundle/Animals/panda.981.jpg" calcext:value-type="string">
            <text:p>mv <text:s/>323530562_47d4bfcfeb.jpg ~/repo/DATA/INPUT/StarterBundle/Animals/panda.981.jpg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324597605_147d869220.jpg</text:p>
          </table:table-cell>
          <table:table-cell/>
          <table:table-cell table:formula="of:=[.$B$1]&amp;&quot;  &quot;&amp;[.B984]&amp;&quot; &quot;&amp;[.$C$1]&amp;[.A984]&amp;&quot;.jpg&quot;" office:value-type="string" office:string-value="mv  324597605_147d869220.jpg ~/repo/DATA/INPUT/StarterBundle/Animals/panda.982.jpg" calcext:value-type="string">
            <text:p>mv <text:s/>324597605_147d869220.jpg ~/repo/DATA/INPUT/StarterBundle/Animals/panda.982.jpg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324601688_e420d42416.jpg</text:p>
          </table:table-cell>
          <table:table-cell/>
          <table:table-cell table:formula="of:=[.$B$1]&amp;&quot;  &quot;&amp;[.B985]&amp;&quot; &quot;&amp;[.$C$1]&amp;[.A985]&amp;&quot;.jpg&quot;" office:value-type="string" office:string-value="mv  324601688_e420d42416.jpg ~/repo/DATA/INPUT/StarterBundle/Animals/panda.983.jpg" calcext:value-type="string">
            <text:p>mv <text:s/>324601688_e420d42416.jpg ~/repo/DATA/INPUT/StarterBundle/Animals/panda.983.jpg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324604107_e7c8183868.jpg</text:p>
          </table:table-cell>
          <table:table-cell/>
          <table:table-cell table:formula="of:=[.$B$1]&amp;&quot;  &quot;&amp;[.B986]&amp;&quot; &quot;&amp;[.$C$1]&amp;[.A986]&amp;&quot;.jpg&quot;" office:value-type="string" office:string-value="mv  324604107_e7c8183868.jpg ~/repo/DATA/INPUT/StarterBundle/Animals/panda.984.jpg" calcext:value-type="string">
            <text:p>mv <text:s/>324604107_e7c8183868.jpg ~/repo/DATA/INPUT/StarterBundle/Animals/panda.984.jpg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324605311_d2cb9b4db3.jpg</text:p>
          </table:table-cell>
          <table:table-cell/>
          <table:table-cell table:formula="of:=[.$B$1]&amp;&quot;  &quot;&amp;[.B987]&amp;&quot; &quot;&amp;[.$C$1]&amp;[.A987]&amp;&quot;.jpg&quot;" office:value-type="string" office:string-value="mv  324605311_d2cb9b4db3.jpg ~/repo/DATA/INPUT/StarterBundle/Animals/panda.985.jpg" calcext:value-type="string">
            <text:p>mv <text:s/>324605311_d2cb9b4db3.jpg ~/repo/DATA/INPUT/StarterBundle/Animals/panda.985.jpg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324607358_a814de24cb.jpg</text:p>
          </table:table-cell>
          <table:table-cell/>
          <table:table-cell table:formula="of:=[.$B$1]&amp;&quot;  &quot;&amp;[.B988]&amp;&quot; &quot;&amp;[.$C$1]&amp;[.A988]&amp;&quot;.jpg&quot;" office:value-type="string" office:string-value="mv  324607358_a814de24cb.jpg ~/repo/DATA/INPUT/StarterBundle/Animals/panda.986.jpg" calcext:value-type="string">
            <text:p>mv <text:s/>324607358_a814de24cb.jpg ~/repo/DATA/INPUT/StarterBundle/Animals/panda.986.jpg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324614102_7f533dc2dd.jpg</text:p>
          </table:table-cell>
          <table:table-cell/>
          <table:table-cell table:formula="of:=[.$B$1]&amp;&quot;  &quot;&amp;[.B989]&amp;&quot; &quot;&amp;[.$C$1]&amp;[.A989]&amp;&quot;.jpg&quot;" office:value-type="string" office:string-value="mv  324614102_7f533dc2dd.jpg ~/repo/DATA/INPUT/StarterBundle/Animals/panda.987.jpg" calcext:value-type="string">
            <text:p>mv <text:s/>324614102_7f533dc2dd.jpg ~/repo/DATA/INPUT/StarterBundle/Animals/panda.987.jpg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324616341_8ffe66091e.jpg</text:p>
          </table:table-cell>
          <table:table-cell/>
          <table:table-cell table:formula="of:=[.$B$1]&amp;&quot;  &quot;&amp;[.B990]&amp;&quot; &quot;&amp;[.$C$1]&amp;[.A990]&amp;&quot;.jpg&quot;" office:value-type="string" office:string-value="mv  324616341_8ffe66091e.jpg ~/repo/DATA/INPUT/StarterBundle/Animals/panda.988.jpg" calcext:value-type="string">
            <text:p>mv <text:s/>324616341_8ffe66091e.jpg ~/repo/DATA/INPUT/StarterBundle/Animals/panda.988.jpg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324620693_0d17663524.jpg</text:p>
          </table:table-cell>
          <table:table-cell/>
          <table:table-cell table:formula="of:=[.$B$1]&amp;&quot;  &quot;&amp;[.B991]&amp;&quot; &quot;&amp;[.$C$1]&amp;[.A991]&amp;&quot;.jpg&quot;" office:value-type="string" office:string-value="mv  324620693_0d17663524.jpg ~/repo/DATA/INPUT/StarterBundle/Animals/panda.989.jpg" calcext:value-type="string">
            <text:p>mv <text:s/>324620693_0d17663524.jpg ~/repo/DATA/INPUT/StarterBundle/Animals/panda.989.jpg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325730746_f1bb87218d.jpg</text:p>
          </table:table-cell>
          <table:table-cell/>
          <table:table-cell table:formula="of:=[.$B$1]&amp;&quot;  &quot;&amp;[.B992]&amp;&quot; &quot;&amp;[.$C$1]&amp;[.A992]&amp;&quot;.jpg&quot;" office:value-type="string" office:string-value="mv  325730746_f1bb87218d.jpg ~/repo/DATA/INPUT/StarterBundle/Animals/panda.990.jpg" calcext:value-type="string">
            <text:p>mv <text:s/>325730746_f1bb87218d.jpg ~/repo/DATA/INPUT/StarterBundle/Animals/panda.990.jpg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325735993_df7ca5c3d0.jpg</text:p>
          </table:table-cell>
          <table:table-cell/>
          <table:table-cell table:formula="of:=[.$B$1]&amp;&quot;  &quot;&amp;[.B993]&amp;&quot; &quot;&amp;[.$C$1]&amp;[.A993]&amp;&quot;.jpg&quot;" office:value-type="string" office:string-value="mv  325735993_df7ca5c3d0.jpg ~/repo/DATA/INPUT/StarterBundle/Animals/panda.991.jpg" calcext:value-type="string">
            <text:p>mv <text:s/>325735993_df7ca5c3d0.jpg ~/repo/DATA/INPUT/StarterBundle/Animals/panda.991.jpg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326887289_bfccf49953.jpg</text:p>
          </table:table-cell>
          <table:table-cell/>
          <table:table-cell table:formula="of:=[.$B$1]&amp;&quot;  &quot;&amp;[.B994]&amp;&quot; &quot;&amp;[.$C$1]&amp;[.A994]&amp;&quot;.jpg&quot;" office:value-type="string" office:string-value="mv  326887289_bfccf49953.jpg ~/repo/DATA/INPUT/StarterBundle/Animals/panda.992.jpg" calcext:value-type="string">
            <text:p>mv <text:s/>326887289_bfccf49953.jpg ~/repo/DATA/INPUT/StarterBundle/Animals/panda.992.jpg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326900019_75e67b6c00.jpg</text:p>
          </table:table-cell>
          <table:table-cell/>
          <table:table-cell table:formula="of:=[.$B$1]&amp;&quot;  &quot;&amp;[.B995]&amp;&quot; &quot;&amp;[.$C$1]&amp;[.A995]&amp;&quot;.jpg&quot;" office:value-type="string" office:string-value="mv  326900019_75e67b6c00.jpg ~/repo/DATA/INPUT/StarterBundle/Animals/panda.993.jpg" calcext:value-type="string">
            <text:p>mv <text:s/>326900019_75e67b6c00.jpg ~/repo/DATA/INPUT/StarterBundle/Animals/panda.993.jpg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329003927_ea4804804e.jpg</text:p>
          </table:table-cell>
          <table:table-cell/>
          <table:table-cell table:formula="of:=[.$B$1]&amp;&quot;  &quot;&amp;[.B996]&amp;&quot; &quot;&amp;[.$C$1]&amp;[.A996]&amp;&quot;.jpg&quot;" office:value-type="string" office:string-value="mv  329003927_ea4804804e.jpg ~/repo/DATA/INPUT/StarterBundle/Animals/panda.994.jpg" calcext:value-type="string">
            <text:p>mv <text:s/>329003927_ea4804804e.jpg ~/repo/DATA/INPUT/StarterBundle/Animals/panda.994.jpg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329005099_26ec72aff4.jpg</text:p>
          </table:table-cell>
          <table:table-cell/>
          <table:table-cell table:formula="of:=[.$B$1]&amp;&quot;  &quot;&amp;[.B997]&amp;&quot; &quot;&amp;[.$C$1]&amp;[.A997]&amp;&quot;.jpg&quot;" office:value-type="string" office:string-value="mv  329005099_26ec72aff4.jpg ~/repo/DATA/INPUT/StarterBundle/Animals/panda.995.jpg" calcext:value-type="string">
            <text:p>mv <text:s/>329005099_26ec72aff4.jpg ~/repo/DATA/INPUT/StarterBundle/Animals/panda.995.jpg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330621287_d729fdcb3f.jpg</text:p>
          </table:table-cell>
          <table:table-cell/>
          <table:table-cell table:formula="of:=[.$B$1]&amp;&quot;  &quot;&amp;[.B998]&amp;&quot; &quot;&amp;[.$C$1]&amp;[.A998]&amp;&quot;.jpg&quot;" office:value-type="string" office:string-value="mv  330621287_d729fdcb3f.jpg ~/repo/DATA/INPUT/StarterBundle/Animals/panda.996.jpg" calcext:value-type="string">
            <text:p>mv <text:s/>330621287_d729fdcb3f.jpg ~/repo/DATA/INPUT/StarterBundle/Animals/panda.996.jpg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330673186_e46d673e98.jpg</text:p>
          </table:table-cell>
          <table:table-cell/>
          <table:table-cell table:formula="of:=[.$B$1]&amp;&quot;  &quot;&amp;[.B999]&amp;&quot; &quot;&amp;[.$C$1]&amp;[.A999]&amp;&quot;.jpg&quot;" office:value-type="string" office:string-value="mv  330673186_e46d673e98.jpg ~/repo/DATA/INPUT/StarterBundle/Animals/panda.997.jpg" calcext:value-type="string">
            <text:p>mv <text:s/>330673186_e46d673e98.jpg ~/repo/DATA/INPUT/StarterBundle/Animals/panda.997.jpg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330673458_641d4a2253.jpg</text:p>
          </table:table-cell>
          <table:table-cell/>
          <table:table-cell table:formula="of:=[.$B$1]&amp;&quot;  &quot;&amp;[.B1000]&amp;&quot; &quot;&amp;[.$C$1]&amp;[.A1000]&amp;&quot;.jpg&quot;" office:value-type="string" office:string-value="mv  330673458_641d4a2253.jpg ~/repo/DATA/INPUT/StarterBundle/Animals/panda.998.jpg" calcext:value-type="string">
            <text:p>mv <text:s/>330673458_641d4a2253.jpg ~/repo/DATA/INPUT/StarterBundle/Animals/panda.998.jpg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331616546_5419b37ad5.jpg</text:p>
          </table:table-cell>
          <table:table-cell/>
          <table:table-cell table:formula="of:=[.$B$1]&amp;&quot;  &quot;&amp;[.B1001]&amp;&quot; &quot;&amp;[.$C$1]&amp;[.A1001]&amp;&quot;.jpg&quot;" office:value-type="string" office:string-value="mv  331616546_5419b37ad5.jpg ~/repo/DATA/INPUT/StarterBundle/Animals/panda.999.jpg" calcext:value-type="string">
            <text:p>mv <text:s/>331616546_5419b37ad5.jpg ~/repo/DATA/INPUT/StarterBundle/Animals/panda.999.jp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32036971_029f2c55d5.jpg</text:p>
          </table:table-cell>
          <table:table-cell/>
          <table:table-cell table:formula="of:=[.$B$1]&amp;&quot;  &quot;&amp;[.B1002]&amp;&quot; &quot;&amp;[.$C$1]&amp;[.A1002]&amp;&quot;.jpg&quot;" office:value-type="string" office:string-value="mv  332036971_029f2c55d5.jpg ~/repo/DATA/INPUT/StarterBundle/Animals/panda.1000.jpg" calcext:value-type="string">
            <text:p>mv <text:s/>332036971_029f2c55d5.jpg ~/repo/DATA/INPUT/StarterBundle/Animals/panda.1000.jpg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~/repo/DATA/INPUT/StarterBundle/Animals/</text:p>
          </table:table-cell>
          <table:table-cell table:number-columns-repeated="3"/>
          <table:table-cell office:value-type="string" calcext:value-type="string">
            <text:p>dog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G$1]&amp;&quot;.&quot;&amp;[.A2]&amp;&quot;.jpg&quot;" office:value-type="string" office:string-value="dog.0.jpg" calcext:value-type="string">
            <text:p>dog.0.jpg</text:p>
          </table:table-cell>
          <table:table-cell table:formula="of:=[.$H$1]&amp;&quot;.&quot;&amp;[.A2]&amp;&quot;.jpg&quot;" office:value-type="string" office:string-value="cat.0.jpg" calcext:value-type="string">
            <text:p>cat.0.jpg</text:p>
          </table:table-cell>
          <table:table-cell/>
          <table:table-cell table:formula="of:=[.$B$1]&amp;&quot; &quot;&amp;[.B2]&amp;&quot; &quot;&amp;[.$C$1]&amp;[.B2]" office:value-type="string" office:string-value="mv dog.0.jpg ~/repo/DATA/INPUT/StarterBundle/Animals/dog.0.jpg" calcext:value-type="string">
            <text:p>mv dog.0.jpg ~/repo/DATA/INPUT/StarterBundle/Animals/dog.0.jpg</text:p>
          </table:table-cell>
          <table:table-cell table:formula="of:=[.$B$1]&amp;&quot; &quot;&amp;[.C2]&amp;&quot; &quot;&amp;[.$C$1]&amp;[.C2]" office:value-type="string" office:string-value="mv cat.0.jpg ~/repo/DATA/INPUT/StarterBundle/Animals/cat.0.jpg" calcext:value-type="string">
            <text:p>mv cat.0.jpg ~/repo/DATA/INPUT/StarterBundle/Animals/cat.0.jp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&amp;&quot;.&quot;&amp;[.A3]&amp;&quot;.jpg&quot;" office:value-type="string" office:string-value="dog.1.jpg" calcext:value-type="string">
            <text:p>dog.1.jpg</text:p>
          </table:table-cell>
          <table:table-cell table:formula="of:=[.$H$1]&amp;&quot;.&quot;&amp;[.A3]&amp;&quot;.jpg&quot;" office:value-type="string" office:string-value="cat.1.jpg" calcext:value-type="string">
            <text:p>cat.1.jpg</text:p>
          </table:table-cell>
          <table:table-cell/>
          <table:table-cell table:formula="of:=[.$B$1]&amp;&quot; &quot;&amp;[.B3]&amp;&quot; &quot;&amp;[.$C$1]&amp;[.B3]" office:value-type="string" office:string-value="mv dog.1.jpg ~/repo/DATA/INPUT/StarterBundle/Animals/dog.1.jpg" calcext:value-type="string">
            <text:p>mv dog.1.jpg ~/repo/DATA/INPUT/StarterBundle/Animals/dog.1.jpg</text:p>
          </table:table-cell>
          <table:table-cell table:formula="of:=[.$B$1]&amp;&quot; &quot;&amp;[.C3]&amp;&quot; &quot;&amp;[.$C$1]&amp;[.C3]" office:value-type="string" office:string-value="mv cat.1.jpg ~/repo/DATA/INPUT/StarterBundle/Animals/cat.1.jpg" calcext:value-type="string">
            <text:p>mv cat.1.jpg ~/repo/DATA/INPUT/StarterBundle/Animals/cat.1.jp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&amp;&quot;.&quot;&amp;[.A4]&amp;&quot;.jpg&quot;" office:value-type="string" office:string-value="dog.2.jpg" calcext:value-type="string">
            <text:p>dog.2.jpg</text:p>
          </table:table-cell>
          <table:table-cell table:formula="of:=[.$H$1]&amp;&quot;.&quot;&amp;[.A4]&amp;&quot;.jpg&quot;" office:value-type="string" office:string-value="cat.2.jpg" calcext:value-type="string">
            <text:p>cat.2.jpg</text:p>
          </table:table-cell>
          <table:table-cell/>
          <table:table-cell table:formula="of:=[.$B$1]&amp;&quot; &quot;&amp;[.B4]&amp;&quot; &quot;&amp;[.$C$1]&amp;[.B4]" office:value-type="string" office:string-value="mv dog.2.jpg ~/repo/DATA/INPUT/StarterBundle/Animals/dog.2.jpg" calcext:value-type="string">
            <text:p>mv dog.2.jpg ~/repo/DATA/INPUT/StarterBundle/Animals/dog.2.jpg</text:p>
          </table:table-cell>
          <table:table-cell table:formula="of:=[.$B$1]&amp;&quot; &quot;&amp;[.C4]&amp;&quot; &quot;&amp;[.$C$1]&amp;[.C4]" office:value-type="string" office:string-value="mv cat.2.jpg ~/repo/DATA/INPUT/StarterBundle/Animals/cat.2.jpg" calcext:value-type="string">
            <text:p>mv cat.2.jpg ~/repo/DATA/INPUT/StarterBundle/Animals/cat.2.jp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&amp;&quot;.&quot;&amp;[.A5]&amp;&quot;.jpg&quot;" office:value-type="string" office:string-value="dog.3.jpg" calcext:value-type="string">
            <text:p>dog.3.jpg</text:p>
          </table:table-cell>
          <table:table-cell table:formula="of:=[.$H$1]&amp;&quot;.&quot;&amp;[.A5]&amp;&quot;.jpg&quot;" office:value-type="string" office:string-value="cat.3.jpg" calcext:value-type="string">
            <text:p>cat.3.jpg</text:p>
          </table:table-cell>
          <table:table-cell/>
          <table:table-cell table:formula="of:=[.$B$1]&amp;&quot; &quot;&amp;[.B5]&amp;&quot; &quot;&amp;[.$C$1]&amp;[.B5]" office:value-type="string" office:string-value="mv dog.3.jpg ~/repo/DATA/INPUT/StarterBundle/Animals/dog.3.jpg" calcext:value-type="string">
            <text:p>mv dog.3.jpg ~/repo/DATA/INPUT/StarterBundle/Animals/dog.3.jpg</text:p>
          </table:table-cell>
          <table:table-cell table:formula="of:=[.$B$1]&amp;&quot; &quot;&amp;[.C5]&amp;&quot; &quot;&amp;[.$C$1]&amp;[.C5]" office:value-type="string" office:string-value="mv cat.3.jpg ~/repo/DATA/INPUT/StarterBundle/Animals/cat.3.jpg" calcext:value-type="string">
            <text:p>mv cat.3.jpg ~/repo/DATA/INPUT/StarterBundle/Animals/cat.3.jp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&amp;&quot;.&quot;&amp;[.A6]&amp;&quot;.jpg&quot;" office:value-type="string" office:string-value="dog.4.jpg" calcext:value-type="string">
            <text:p>dog.4.jpg</text:p>
          </table:table-cell>
          <table:table-cell table:formula="of:=[.$H$1]&amp;&quot;.&quot;&amp;[.A6]&amp;&quot;.jpg&quot;" office:value-type="string" office:string-value="cat.4.jpg" calcext:value-type="string">
            <text:p>cat.4.jpg</text:p>
          </table:table-cell>
          <table:table-cell/>
          <table:table-cell table:formula="of:=[.$B$1]&amp;&quot; &quot;&amp;[.B6]&amp;&quot; &quot;&amp;[.$C$1]&amp;[.B6]" office:value-type="string" office:string-value="mv dog.4.jpg ~/repo/DATA/INPUT/StarterBundle/Animals/dog.4.jpg" calcext:value-type="string">
            <text:p>mv dog.4.jpg ~/repo/DATA/INPUT/StarterBundle/Animals/dog.4.jpg</text:p>
          </table:table-cell>
          <table:table-cell table:formula="of:=[.$B$1]&amp;&quot; &quot;&amp;[.C6]&amp;&quot; &quot;&amp;[.$C$1]&amp;[.C6]" office:value-type="string" office:string-value="mv cat.4.jpg ~/repo/DATA/INPUT/StarterBundle/Animals/cat.4.jpg" calcext:value-type="string">
            <text:p>mv cat.4.jpg ~/repo/DATA/INPUT/StarterBundle/Animals/cat.4.jp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&amp;&quot;.&quot;&amp;[.A7]&amp;&quot;.jpg&quot;" office:value-type="string" office:string-value="dog.5.jpg" calcext:value-type="string">
            <text:p>dog.5.jpg</text:p>
          </table:table-cell>
          <table:table-cell table:formula="of:=[.$H$1]&amp;&quot;.&quot;&amp;[.A7]&amp;&quot;.jpg&quot;" office:value-type="string" office:string-value="cat.5.jpg" calcext:value-type="string">
            <text:p>cat.5.jpg</text:p>
          </table:table-cell>
          <table:table-cell/>
          <table:table-cell table:formula="of:=[.$B$1]&amp;&quot; &quot;&amp;[.B7]&amp;&quot; &quot;&amp;[.$C$1]&amp;[.B7]" office:value-type="string" office:string-value="mv dog.5.jpg ~/repo/DATA/INPUT/StarterBundle/Animals/dog.5.jpg" calcext:value-type="string">
            <text:p>mv dog.5.jpg ~/repo/DATA/INPUT/StarterBundle/Animals/dog.5.jpg</text:p>
          </table:table-cell>
          <table:table-cell table:formula="of:=[.$B$1]&amp;&quot; &quot;&amp;[.C7]&amp;&quot; &quot;&amp;[.$C$1]&amp;[.C7]" office:value-type="string" office:string-value="mv cat.5.jpg ~/repo/DATA/INPUT/StarterBundle/Animals/cat.5.jpg" calcext:value-type="string">
            <text:p>mv cat.5.jpg ~/repo/DATA/INPUT/StarterBundle/Animals/cat.5.jp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&amp;&quot;.&quot;&amp;[.A8]&amp;&quot;.jpg&quot;" office:value-type="string" office:string-value="dog.6.jpg" calcext:value-type="string">
            <text:p>dog.6.jpg</text:p>
          </table:table-cell>
          <table:table-cell table:formula="of:=[.$H$1]&amp;&quot;.&quot;&amp;[.A8]&amp;&quot;.jpg&quot;" office:value-type="string" office:string-value="cat.6.jpg" calcext:value-type="string">
            <text:p>cat.6.jpg</text:p>
          </table:table-cell>
          <table:table-cell/>
          <table:table-cell table:formula="of:=[.$B$1]&amp;&quot; &quot;&amp;[.B8]&amp;&quot; &quot;&amp;[.$C$1]&amp;[.B8]" office:value-type="string" office:string-value="mv dog.6.jpg ~/repo/DATA/INPUT/StarterBundle/Animals/dog.6.jpg" calcext:value-type="string">
            <text:p>mv dog.6.jpg ~/repo/DATA/INPUT/StarterBundle/Animals/dog.6.jpg</text:p>
          </table:table-cell>
          <table:table-cell table:formula="of:=[.$B$1]&amp;&quot; &quot;&amp;[.C8]&amp;&quot; &quot;&amp;[.$C$1]&amp;[.C8]" office:value-type="string" office:string-value="mv cat.6.jpg ~/repo/DATA/INPUT/StarterBundle/Animals/cat.6.jpg" calcext:value-type="string">
            <text:p>mv cat.6.jpg ~/repo/DATA/INPUT/StarterBundle/Animals/cat.6.jp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&amp;&quot;.&quot;&amp;[.A9]&amp;&quot;.jpg&quot;" office:value-type="string" office:string-value="dog.7.jpg" calcext:value-type="string">
            <text:p>dog.7.jpg</text:p>
          </table:table-cell>
          <table:table-cell table:formula="of:=[.$H$1]&amp;&quot;.&quot;&amp;[.A9]&amp;&quot;.jpg&quot;" office:value-type="string" office:string-value="cat.7.jpg" calcext:value-type="string">
            <text:p>cat.7.jpg</text:p>
          </table:table-cell>
          <table:table-cell/>
          <table:table-cell table:formula="of:=[.$B$1]&amp;&quot; &quot;&amp;[.B9]&amp;&quot; &quot;&amp;[.$C$1]&amp;[.B9]" office:value-type="string" office:string-value="mv dog.7.jpg ~/repo/DATA/INPUT/StarterBundle/Animals/dog.7.jpg" calcext:value-type="string">
            <text:p>mv dog.7.jpg ~/repo/DATA/INPUT/StarterBundle/Animals/dog.7.jpg</text:p>
          </table:table-cell>
          <table:table-cell table:formula="of:=[.$B$1]&amp;&quot; &quot;&amp;[.C9]&amp;&quot; &quot;&amp;[.$C$1]&amp;[.C9]" office:value-type="string" office:string-value="mv cat.7.jpg ~/repo/DATA/INPUT/StarterBundle/Animals/cat.7.jpg" calcext:value-type="string">
            <text:p>mv cat.7.jpg ~/repo/DATA/INPUT/StarterBundle/Animals/cat.7.jp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&amp;&quot;.&quot;&amp;[.A10]&amp;&quot;.jpg&quot;" office:value-type="string" office:string-value="dog.8.jpg" calcext:value-type="string">
            <text:p>dog.8.jpg</text:p>
          </table:table-cell>
          <table:table-cell table:formula="of:=[.$H$1]&amp;&quot;.&quot;&amp;[.A10]&amp;&quot;.jpg&quot;" office:value-type="string" office:string-value="cat.8.jpg" calcext:value-type="string">
            <text:p>cat.8.jpg</text:p>
          </table:table-cell>
          <table:table-cell/>
          <table:table-cell table:formula="of:=[.$B$1]&amp;&quot; &quot;&amp;[.B10]&amp;&quot; &quot;&amp;[.$C$1]&amp;[.B10]" office:value-type="string" office:string-value="mv dog.8.jpg ~/repo/DATA/INPUT/StarterBundle/Animals/dog.8.jpg" calcext:value-type="string">
            <text:p>mv dog.8.jpg ~/repo/DATA/INPUT/StarterBundle/Animals/dog.8.jpg</text:p>
          </table:table-cell>
          <table:table-cell table:formula="of:=[.$B$1]&amp;&quot; &quot;&amp;[.C10]&amp;&quot; &quot;&amp;[.$C$1]&amp;[.C10]" office:value-type="string" office:string-value="mv cat.8.jpg ~/repo/DATA/INPUT/StarterBundle/Animals/cat.8.jpg" calcext:value-type="string">
            <text:p>mv cat.8.jpg ~/repo/DATA/INPUT/StarterBundle/Animals/cat.8.jp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&amp;&quot;.&quot;&amp;[.A11]&amp;&quot;.jpg&quot;" office:value-type="string" office:string-value="dog.9.jpg" calcext:value-type="string">
            <text:p>dog.9.jpg</text:p>
          </table:table-cell>
          <table:table-cell table:formula="of:=[.$H$1]&amp;&quot;.&quot;&amp;[.A11]&amp;&quot;.jpg&quot;" office:value-type="string" office:string-value="cat.9.jpg" calcext:value-type="string">
            <text:p>cat.9.jpg</text:p>
          </table:table-cell>
          <table:table-cell/>
          <table:table-cell table:formula="of:=[.$B$1]&amp;&quot; &quot;&amp;[.B11]&amp;&quot; &quot;&amp;[.$C$1]&amp;[.B11]" office:value-type="string" office:string-value="mv dog.9.jpg ~/repo/DATA/INPUT/StarterBundle/Animals/dog.9.jpg" calcext:value-type="string">
            <text:p>mv dog.9.jpg ~/repo/DATA/INPUT/StarterBundle/Animals/dog.9.jpg</text:p>
          </table:table-cell>
          <table:table-cell table:formula="of:=[.$B$1]&amp;&quot; &quot;&amp;[.C11]&amp;&quot; &quot;&amp;[.$C$1]&amp;[.C11]" office:value-type="string" office:string-value="mv cat.9.jpg ~/repo/DATA/INPUT/StarterBundle/Animals/cat.9.jpg" calcext:value-type="string">
            <text:p>mv cat.9.jpg ~/repo/DATA/INPUT/StarterBundle/Animals/cat.9.jp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&amp;&quot;.&quot;&amp;[.A12]&amp;&quot;.jpg&quot;" office:value-type="string" office:string-value="dog.10.jpg" calcext:value-type="string">
            <text:p>dog.10.jpg</text:p>
          </table:table-cell>
          <table:table-cell table:formula="of:=[.$H$1]&amp;&quot;.&quot;&amp;[.A12]&amp;&quot;.jpg&quot;" office:value-type="string" office:string-value="cat.10.jpg" calcext:value-type="string">
            <text:p>cat.10.jpg</text:p>
          </table:table-cell>
          <table:table-cell/>
          <table:table-cell table:formula="of:=[.$B$1]&amp;&quot; &quot;&amp;[.B12]&amp;&quot; &quot;&amp;[.$C$1]&amp;[.B12]" office:value-type="string" office:string-value="mv dog.10.jpg ~/repo/DATA/INPUT/StarterBundle/Animals/dog.10.jpg" calcext:value-type="string">
            <text:p>mv dog.10.jpg ~/repo/DATA/INPUT/StarterBundle/Animals/dog.10.jpg</text:p>
          </table:table-cell>
          <table:table-cell table:formula="of:=[.$B$1]&amp;&quot; &quot;&amp;[.C12]&amp;&quot; &quot;&amp;[.$C$1]&amp;[.C12]" office:value-type="string" office:string-value="mv cat.10.jpg ~/repo/DATA/INPUT/StarterBundle/Animals/cat.10.jpg" calcext:value-type="string">
            <text:p>mv cat.10.jpg ~/repo/DATA/INPUT/StarterBundle/Animals/cat.10.jp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&amp;&quot;.&quot;&amp;[.A13]&amp;&quot;.jpg&quot;" office:value-type="string" office:string-value="dog.11.jpg" calcext:value-type="string">
            <text:p>dog.11.jpg</text:p>
          </table:table-cell>
          <table:table-cell table:formula="of:=[.$H$1]&amp;&quot;.&quot;&amp;[.A13]&amp;&quot;.jpg&quot;" office:value-type="string" office:string-value="cat.11.jpg" calcext:value-type="string">
            <text:p>cat.11.jpg</text:p>
          </table:table-cell>
          <table:table-cell/>
          <table:table-cell table:formula="of:=[.$B$1]&amp;&quot; &quot;&amp;[.B13]&amp;&quot; &quot;&amp;[.$C$1]&amp;[.B13]" office:value-type="string" office:string-value="mv dog.11.jpg ~/repo/DATA/INPUT/StarterBundle/Animals/dog.11.jpg" calcext:value-type="string">
            <text:p>mv dog.11.jpg ~/repo/DATA/INPUT/StarterBundle/Animals/dog.11.jpg</text:p>
          </table:table-cell>
          <table:table-cell table:formula="of:=[.$B$1]&amp;&quot; &quot;&amp;[.C13]&amp;&quot; &quot;&amp;[.$C$1]&amp;[.C13]" office:value-type="string" office:string-value="mv cat.11.jpg ~/repo/DATA/INPUT/StarterBundle/Animals/cat.11.jpg" calcext:value-type="string">
            <text:p>mv cat.11.jpg ~/repo/DATA/INPUT/StarterBundle/Animals/cat.11.jp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&amp;&quot;.&quot;&amp;[.A14]&amp;&quot;.jpg&quot;" office:value-type="string" office:string-value="dog.12.jpg" calcext:value-type="string">
            <text:p>dog.12.jpg</text:p>
          </table:table-cell>
          <table:table-cell table:formula="of:=[.$H$1]&amp;&quot;.&quot;&amp;[.A14]&amp;&quot;.jpg&quot;" office:value-type="string" office:string-value="cat.12.jpg" calcext:value-type="string">
            <text:p>cat.12.jpg</text:p>
          </table:table-cell>
          <table:table-cell/>
          <table:table-cell table:formula="of:=[.$B$1]&amp;&quot; &quot;&amp;[.B14]&amp;&quot; &quot;&amp;[.$C$1]&amp;[.B14]" office:value-type="string" office:string-value="mv dog.12.jpg ~/repo/DATA/INPUT/StarterBundle/Animals/dog.12.jpg" calcext:value-type="string">
            <text:p>mv dog.12.jpg ~/repo/DATA/INPUT/StarterBundle/Animals/dog.12.jpg</text:p>
          </table:table-cell>
          <table:table-cell table:formula="of:=[.$B$1]&amp;&quot; &quot;&amp;[.C14]&amp;&quot; &quot;&amp;[.$C$1]&amp;[.C14]" office:value-type="string" office:string-value="mv cat.12.jpg ~/repo/DATA/INPUT/StarterBundle/Animals/cat.12.jpg" calcext:value-type="string">
            <text:p>mv cat.12.jpg ~/repo/DATA/INPUT/StarterBundle/Animals/cat.12.jp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&amp;&quot;.&quot;&amp;[.A15]&amp;&quot;.jpg&quot;" office:value-type="string" office:string-value="dog.13.jpg" calcext:value-type="string">
            <text:p>dog.13.jpg</text:p>
          </table:table-cell>
          <table:table-cell table:formula="of:=[.$H$1]&amp;&quot;.&quot;&amp;[.A15]&amp;&quot;.jpg&quot;" office:value-type="string" office:string-value="cat.13.jpg" calcext:value-type="string">
            <text:p>cat.13.jpg</text:p>
          </table:table-cell>
          <table:table-cell/>
          <table:table-cell table:formula="of:=[.$B$1]&amp;&quot; &quot;&amp;[.B15]&amp;&quot; &quot;&amp;[.$C$1]&amp;[.B15]" office:value-type="string" office:string-value="mv dog.13.jpg ~/repo/DATA/INPUT/StarterBundle/Animals/dog.13.jpg" calcext:value-type="string">
            <text:p>mv dog.13.jpg ~/repo/DATA/INPUT/StarterBundle/Animals/dog.13.jpg</text:p>
          </table:table-cell>
          <table:table-cell table:formula="of:=[.$B$1]&amp;&quot; &quot;&amp;[.C15]&amp;&quot; &quot;&amp;[.$C$1]&amp;[.C15]" office:value-type="string" office:string-value="mv cat.13.jpg ~/repo/DATA/INPUT/StarterBundle/Animals/cat.13.jpg" calcext:value-type="string">
            <text:p>mv cat.13.jpg ~/repo/DATA/INPUT/StarterBundle/Animals/cat.13.jp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&amp;&quot;.&quot;&amp;[.A16]&amp;&quot;.jpg&quot;" office:value-type="string" office:string-value="dog.14.jpg" calcext:value-type="string">
            <text:p>dog.14.jpg</text:p>
          </table:table-cell>
          <table:table-cell table:formula="of:=[.$H$1]&amp;&quot;.&quot;&amp;[.A16]&amp;&quot;.jpg&quot;" office:value-type="string" office:string-value="cat.14.jpg" calcext:value-type="string">
            <text:p>cat.14.jpg</text:p>
          </table:table-cell>
          <table:table-cell/>
          <table:table-cell table:formula="of:=[.$B$1]&amp;&quot; &quot;&amp;[.B16]&amp;&quot; &quot;&amp;[.$C$1]&amp;[.B16]" office:value-type="string" office:string-value="mv dog.14.jpg ~/repo/DATA/INPUT/StarterBundle/Animals/dog.14.jpg" calcext:value-type="string">
            <text:p>mv dog.14.jpg ~/repo/DATA/INPUT/StarterBundle/Animals/dog.14.jpg</text:p>
          </table:table-cell>
          <table:table-cell table:formula="of:=[.$B$1]&amp;&quot; &quot;&amp;[.C16]&amp;&quot; &quot;&amp;[.$C$1]&amp;[.C16]" office:value-type="string" office:string-value="mv cat.14.jpg ~/repo/DATA/INPUT/StarterBundle/Animals/cat.14.jpg" calcext:value-type="string">
            <text:p>mv cat.14.jpg ~/repo/DATA/INPUT/StarterBundle/Animals/cat.14.jp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&amp;&quot;.&quot;&amp;[.A17]&amp;&quot;.jpg&quot;" office:value-type="string" office:string-value="dog.15.jpg" calcext:value-type="string">
            <text:p>dog.15.jpg</text:p>
          </table:table-cell>
          <table:table-cell table:formula="of:=[.$H$1]&amp;&quot;.&quot;&amp;[.A17]&amp;&quot;.jpg&quot;" office:value-type="string" office:string-value="cat.15.jpg" calcext:value-type="string">
            <text:p>cat.15.jpg</text:p>
          </table:table-cell>
          <table:table-cell/>
          <table:table-cell table:formula="of:=[.$B$1]&amp;&quot; &quot;&amp;[.B17]&amp;&quot; &quot;&amp;[.$C$1]&amp;[.B17]" office:value-type="string" office:string-value="mv dog.15.jpg ~/repo/DATA/INPUT/StarterBundle/Animals/dog.15.jpg" calcext:value-type="string">
            <text:p>mv dog.15.jpg ~/repo/DATA/INPUT/StarterBundle/Animals/dog.15.jpg</text:p>
          </table:table-cell>
          <table:table-cell table:formula="of:=[.$B$1]&amp;&quot; &quot;&amp;[.C17]&amp;&quot; &quot;&amp;[.$C$1]&amp;[.C17]" office:value-type="string" office:string-value="mv cat.15.jpg ~/repo/DATA/INPUT/StarterBundle/Animals/cat.15.jpg" calcext:value-type="string">
            <text:p>mv cat.15.jpg ~/repo/DATA/INPUT/StarterBundle/Animals/cat.15.jp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&amp;&quot;.&quot;&amp;[.A18]&amp;&quot;.jpg&quot;" office:value-type="string" office:string-value="dog.16.jpg" calcext:value-type="string">
            <text:p>dog.16.jpg</text:p>
          </table:table-cell>
          <table:table-cell table:formula="of:=[.$H$1]&amp;&quot;.&quot;&amp;[.A18]&amp;&quot;.jpg&quot;" office:value-type="string" office:string-value="cat.16.jpg" calcext:value-type="string">
            <text:p>cat.16.jpg</text:p>
          </table:table-cell>
          <table:table-cell/>
          <table:table-cell table:formula="of:=[.$B$1]&amp;&quot; &quot;&amp;[.B18]&amp;&quot; &quot;&amp;[.$C$1]&amp;[.B18]" office:value-type="string" office:string-value="mv dog.16.jpg ~/repo/DATA/INPUT/StarterBundle/Animals/dog.16.jpg" calcext:value-type="string">
            <text:p>mv dog.16.jpg ~/repo/DATA/INPUT/StarterBundle/Animals/dog.16.jpg</text:p>
          </table:table-cell>
          <table:table-cell table:formula="of:=[.$B$1]&amp;&quot; &quot;&amp;[.C18]&amp;&quot; &quot;&amp;[.$C$1]&amp;[.C18]" office:value-type="string" office:string-value="mv cat.16.jpg ~/repo/DATA/INPUT/StarterBundle/Animals/cat.16.jpg" calcext:value-type="string">
            <text:p>mv cat.16.jpg ~/repo/DATA/INPUT/StarterBundle/Animals/cat.16.jp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&amp;&quot;.&quot;&amp;[.A19]&amp;&quot;.jpg&quot;" office:value-type="string" office:string-value="dog.17.jpg" calcext:value-type="string">
            <text:p>dog.17.jpg</text:p>
          </table:table-cell>
          <table:table-cell table:formula="of:=[.$H$1]&amp;&quot;.&quot;&amp;[.A19]&amp;&quot;.jpg&quot;" office:value-type="string" office:string-value="cat.17.jpg" calcext:value-type="string">
            <text:p>cat.17.jpg</text:p>
          </table:table-cell>
          <table:table-cell/>
          <table:table-cell table:formula="of:=[.$B$1]&amp;&quot; &quot;&amp;[.B19]&amp;&quot; &quot;&amp;[.$C$1]&amp;[.B19]" office:value-type="string" office:string-value="mv dog.17.jpg ~/repo/DATA/INPUT/StarterBundle/Animals/dog.17.jpg" calcext:value-type="string">
            <text:p>mv dog.17.jpg ~/repo/DATA/INPUT/StarterBundle/Animals/dog.17.jpg</text:p>
          </table:table-cell>
          <table:table-cell table:formula="of:=[.$B$1]&amp;&quot; &quot;&amp;[.C19]&amp;&quot; &quot;&amp;[.$C$1]&amp;[.C19]" office:value-type="string" office:string-value="mv cat.17.jpg ~/repo/DATA/INPUT/StarterBundle/Animals/cat.17.jpg" calcext:value-type="string">
            <text:p>mv cat.17.jpg ~/repo/DATA/INPUT/StarterBundle/Animals/cat.17.jp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&amp;&quot;.&quot;&amp;[.A20]&amp;&quot;.jpg&quot;" office:value-type="string" office:string-value="dog.18.jpg" calcext:value-type="string">
            <text:p>dog.18.jpg</text:p>
          </table:table-cell>
          <table:table-cell table:formula="of:=[.$H$1]&amp;&quot;.&quot;&amp;[.A20]&amp;&quot;.jpg&quot;" office:value-type="string" office:string-value="cat.18.jpg" calcext:value-type="string">
            <text:p>cat.18.jpg</text:p>
          </table:table-cell>
          <table:table-cell/>
          <table:table-cell table:formula="of:=[.$B$1]&amp;&quot; &quot;&amp;[.B20]&amp;&quot; &quot;&amp;[.$C$1]&amp;[.B20]" office:value-type="string" office:string-value="mv dog.18.jpg ~/repo/DATA/INPUT/StarterBundle/Animals/dog.18.jpg" calcext:value-type="string">
            <text:p>mv dog.18.jpg ~/repo/DATA/INPUT/StarterBundle/Animals/dog.18.jpg</text:p>
          </table:table-cell>
          <table:table-cell table:formula="of:=[.$B$1]&amp;&quot; &quot;&amp;[.C20]&amp;&quot; &quot;&amp;[.$C$1]&amp;[.C20]" office:value-type="string" office:string-value="mv cat.18.jpg ~/repo/DATA/INPUT/StarterBundle/Animals/cat.18.jpg" calcext:value-type="string">
            <text:p>mv cat.18.jpg ~/repo/DATA/INPUT/StarterBundle/Animals/cat.18.jpg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&amp;&quot;.&quot;&amp;[.A21]&amp;&quot;.jpg&quot;" office:value-type="string" office:string-value="dog.19.jpg" calcext:value-type="string">
            <text:p>dog.19.jpg</text:p>
          </table:table-cell>
          <table:table-cell table:formula="of:=[.$H$1]&amp;&quot;.&quot;&amp;[.A21]&amp;&quot;.jpg&quot;" office:value-type="string" office:string-value="cat.19.jpg" calcext:value-type="string">
            <text:p>cat.19.jpg</text:p>
          </table:table-cell>
          <table:table-cell/>
          <table:table-cell table:formula="of:=[.$B$1]&amp;&quot; &quot;&amp;[.B21]&amp;&quot; &quot;&amp;[.$C$1]&amp;[.B21]" office:value-type="string" office:string-value="mv dog.19.jpg ~/repo/DATA/INPUT/StarterBundle/Animals/dog.19.jpg" calcext:value-type="string">
            <text:p>mv dog.19.jpg ~/repo/DATA/INPUT/StarterBundle/Animals/dog.19.jpg</text:p>
          </table:table-cell>
          <table:table-cell table:formula="of:=[.$B$1]&amp;&quot; &quot;&amp;[.C21]&amp;&quot; &quot;&amp;[.$C$1]&amp;[.C21]" office:value-type="string" office:string-value="mv cat.19.jpg ~/repo/DATA/INPUT/StarterBundle/Animals/cat.19.jpg" calcext:value-type="string">
            <text:p>mv cat.19.jpg ~/repo/DATA/INPUT/StarterBundle/Animals/cat.19.jpg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&amp;&quot;.&quot;&amp;[.A22]&amp;&quot;.jpg&quot;" office:value-type="string" office:string-value="dog.20.jpg" calcext:value-type="string">
            <text:p>dog.20.jpg</text:p>
          </table:table-cell>
          <table:table-cell table:formula="of:=[.$H$1]&amp;&quot;.&quot;&amp;[.A22]&amp;&quot;.jpg&quot;" office:value-type="string" office:string-value="cat.20.jpg" calcext:value-type="string">
            <text:p>cat.20.jpg</text:p>
          </table:table-cell>
          <table:table-cell/>
          <table:table-cell table:formula="of:=[.$B$1]&amp;&quot; &quot;&amp;[.B22]&amp;&quot; &quot;&amp;[.$C$1]&amp;[.B22]" office:value-type="string" office:string-value="mv dog.20.jpg ~/repo/DATA/INPUT/StarterBundle/Animals/dog.20.jpg" calcext:value-type="string">
            <text:p>mv dog.20.jpg ~/repo/DATA/INPUT/StarterBundle/Animals/dog.20.jpg</text:p>
          </table:table-cell>
          <table:table-cell table:formula="of:=[.$B$1]&amp;&quot; &quot;&amp;[.C22]&amp;&quot; &quot;&amp;[.$C$1]&amp;[.C22]" office:value-type="string" office:string-value="mv cat.20.jpg ~/repo/DATA/INPUT/StarterBundle/Animals/cat.20.jpg" calcext:value-type="string">
            <text:p>mv cat.20.jpg ~/repo/DATA/INPUT/StarterBundle/Animals/cat.20.jp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&amp;&quot;.&quot;&amp;[.A23]&amp;&quot;.jpg&quot;" office:value-type="string" office:string-value="dog.21.jpg" calcext:value-type="string">
            <text:p>dog.21.jpg</text:p>
          </table:table-cell>
          <table:table-cell table:formula="of:=[.$H$1]&amp;&quot;.&quot;&amp;[.A23]&amp;&quot;.jpg&quot;" office:value-type="string" office:string-value="cat.21.jpg" calcext:value-type="string">
            <text:p>cat.21.jpg</text:p>
          </table:table-cell>
          <table:table-cell/>
          <table:table-cell table:formula="of:=[.$B$1]&amp;&quot; &quot;&amp;[.B23]&amp;&quot; &quot;&amp;[.$C$1]&amp;[.B23]" office:value-type="string" office:string-value="mv dog.21.jpg ~/repo/DATA/INPUT/StarterBundle/Animals/dog.21.jpg" calcext:value-type="string">
            <text:p>mv dog.21.jpg ~/repo/DATA/INPUT/StarterBundle/Animals/dog.21.jpg</text:p>
          </table:table-cell>
          <table:table-cell table:formula="of:=[.$B$1]&amp;&quot; &quot;&amp;[.C23]&amp;&quot; &quot;&amp;[.$C$1]&amp;[.C23]" office:value-type="string" office:string-value="mv cat.21.jpg ~/repo/DATA/INPUT/StarterBundle/Animals/cat.21.jpg" calcext:value-type="string">
            <text:p>mv cat.21.jpg ~/repo/DATA/INPUT/StarterBundle/Animals/cat.21.jp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&amp;&quot;.&quot;&amp;[.A24]&amp;&quot;.jpg&quot;" office:value-type="string" office:string-value="dog.22.jpg" calcext:value-type="string">
            <text:p>dog.22.jpg</text:p>
          </table:table-cell>
          <table:table-cell table:formula="of:=[.$H$1]&amp;&quot;.&quot;&amp;[.A24]&amp;&quot;.jpg&quot;" office:value-type="string" office:string-value="cat.22.jpg" calcext:value-type="string">
            <text:p>cat.22.jpg</text:p>
          </table:table-cell>
          <table:table-cell/>
          <table:table-cell table:formula="of:=[.$B$1]&amp;&quot; &quot;&amp;[.B24]&amp;&quot; &quot;&amp;[.$C$1]&amp;[.B24]" office:value-type="string" office:string-value="mv dog.22.jpg ~/repo/DATA/INPUT/StarterBundle/Animals/dog.22.jpg" calcext:value-type="string">
            <text:p>mv dog.22.jpg ~/repo/DATA/INPUT/StarterBundle/Animals/dog.22.jpg</text:p>
          </table:table-cell>
          <table:table-cell table:formula="of:=[.$B$1]&amp;&quot; &quot;&amp;[.C24]&amp;&quot; &quot;&amp;[.$C$1]&amp;[.C24]" office:value-type="string" office:string-value="mv cat.22.jpg ~/repo/DATA/INPUT/StarterBundle/Animals/cat.22.jpg" calcext:value-type="string">
            <text:p>mv cat.22.jpg ~/repo/DATA/INPUT/StarterBundle/Animals/cat.22.jp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&amp;&quot;.&quot;&amp;[.A25]&amp;&quot;.jpg&quot;" office:value-type="string" office:string-value="dog.23.jpg" calcext:value-type="string">
            <text:p>dog.23.jpg</text:p>
          </table:table-cell>
          <table:table-cell table:formula="of:=[.$H$1]&amp;&quot;.&quot;&amp;[.A25]&amp;&quot;.jpg&quot;" office:value-type="string" office:string-value="cat.23.jpg" calcext:value-type="string">
            <text:p>cat.23.jpg</text:p>
          </table:table-cell>
          <table:table-cell/>
          <table:table-cell table:formula="of:=[.$B$1]&amp;&quot; &quot;&amp;[.B25]&amp;&quot; &quot;&amp;[.$C$1]&amp;[.B25]" office:value-type="string" office:string-value="mv dog.23.jpg ~/repo/DATA/INPUT/StarterBundle/Animals/dog.23.jpg" calcext:value-type="string">
            <text:p>mv dog.23.jpg ~/repo/DATA/INPUT/StarterBundle/Animals/dog.23.jpg</text:p>
          </table:table-cell>
          <table:table-cell table:formula="of:=[.$B$1]&amp;&quot; &quot;&amp;[.C25]&amp;&quot; &quot;&amp;[.$C$1]&amp;[.C25]" office:value-type="string" office:string-value="mv cat.23.jpg ~/repo/DATA/INPUT/StarterBundle/Animals/cat.23.jpg" calcext:value-type="string">
            <text:p>mv cat.23.jpg ~/repo/DATA/INPUT/StarterBundle/Animals/cat.23.jp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&amp;&quot;.&quot;&amp;[.A26]&amp;&quot;.jpg&quot;" office:value-type="string" office:string-value="dog.24.jpg" calcext:value-type="string">
            <text:p>dog.24.jpg</text:p>
          </table:table-cell>
          <table:table-cell table:formula="of:=[.$H$1]&amp;&quot;.&quot;&amp;[.A26]&amp;&quot;.jpg&quot;" office:value-type="string" office:string-value="cat.24.jpg" calcext:value-type="string">
            <text:p>cat.24.jpg</text:p>
          </table:table-cell>
          <table:table-cell/>
          <table:table-cell table:formula="of:=[.$B$1]&amp;&quot; &quot;&amp;[.B26]&amp;&quot; &quot;&amp;[.$C$1]&amp;[.B26]" office:value-type="string" office:string-value="mv dog.24.jpg ~/repo/DATA/INPUT/StarterBundle/Animals/dog.24.jpg" calcext:value-type="string">
            <text:p>mv dog.24.jpg ~/repo/DATA/INPUT/StarterBundle/Animals/dog.24.jpg</text:p>
          </table:table-cell>
          <table:table-cell table:formula="of:=[.$B$1]&amp;&quot; &quot;&amp;[.C26]&amp;&quot; &quot;&amp;[.$C$1]&amp;[.C26]" office:value-type="string" office:string-value="mv cat.24.jpg ~/repo/DATA/INPUT/StarterBundle/Animals/cat.24.jpg" calcext:value-type="string">
            <text:p>mv cat.24.jpg ~/repo/DATA/INPUT/StarterBundle/Animals/cat.24.jpg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&amp;&quot;.&quot;&amp;[.A27]&amp;&quot;.jpg&quot;" office:value-type="string" office:string-value="dog.25.jpg" calcext:value-type="string">
            <text:p>dog.25.jpg</text:p>
          </table:table-cell>
          <table:table-cell table:formula="of:=[.$H$1]&amp;&quot;.&quot;&amp;[.A27]&amp;&quot;.jpg&quot;" office:value-type="string" office:string-value="cat.25.jpg" calcext:value-type="string">
            <text:p>cat.25.jpg</text:p>
          </table:table-cell>
          <table:table-cell/>
          <table:table-cell table:formula="of:=[.$B$1]&amp;&quot; &quot;&amp;[.B27]&amp;&quot; &quot;&amp;[.$C$1]&amp;[.B27]" office:value-type="string" office:string-value="mv dog.25.jpg ~/repo/DATA/INPUT/StarterBundle/Animals/dog.25.jpg" calcext:value-type="string">
            <text:p>mv dog.25.jpg ~/repo/DATA/INPUT/StarterBundle/Animals/dog.25.jpg</text:p>
          </table:table-cell>
          <table:table-cell table:formula="of:=[.$B$1]&amp;&quot; &quot;&amp;[.C27]&amp;&quot; &quot;&amp;[.$C$1]&amp;[.C27]" office:value-type="string" office:string-value="mv cat.25.jpg ~/repo/DATA/INPUT/StarterBundle/Animals/cat.25.jpg" calcext:value-type="string">
            <text:p>mv cat.25.jpg ~/repo/DATA/INPUT/StarterBundle/Animals/cat.25.jpg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&amp;&quot;.&quot;&amp;[.A28]&amp;&quot;.jpg&quot;" office:value-type="string" office:string-value="dog.26.jpg" calcext:value-type="string">
            <text:p>dog.26.jpg</text:p>
          </table:table-cell>
          <table:table-cell table:formula="of:=[.$H$1]&amp;&quot;.&quot;&amp;[.A28]&amp;&quot;.jpg&quot;" office:value-type="string" office:string-value="cat.26.jpg" calcext:value-type="string">
            <text:p>cat.26.jpg</text:p>
          </table:table-cell>
          <table:table-cell/>
          <table:table-cell table:formula="of:=[.$B$1]&amp;&quot; &quot;&amp;[.B28]&amp;&quot; &quot;&amp;[.$C$1]&amp;[.B28]" office:value-type="string" office:string-value="mv dog.26.jpg ~/repo/DATA/INPUT/StarterBundle/Animals/dog.26.jpg" calcext:value-type="string">
            <text:p>mv dog.26.jpg ~/repo/DATA/INPUT/StarterBundle/Animals/dog.26.jpg</text:p>
          </table:table-cell>
          <table:table-cell table:formula="of:=[.$B$1]&amp;&quot; &quot;&amp;[.C28]&amp;&quot; &quot;&amp;[.$C$1]&amp;[.C28]" office:value-type="string" office:string-value="mv cat.26.jpg ~/repo/DATA/INPUT/StarterBundle/Animals/cat.26.jpg" calcext:value-type="string">
            <text:p>mv cat.26.jpg ~/repo/DATA/INPUT/StarterBundle/Animals/cat.26.jp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&amp;&quot;.&quot;&amp;[.A29]&amp;&quot;.jpg&quot;" office:value-type="string" office:string-value="dog.27.jpg" calcext:value-type="string">
            <text:p>dog.27.jpg</text:p>
          </table:table-cell>
          <table:table-cell table:formula="of:=[.$H$1]&amp;&quot;.&quot;&amp;[.A29]&amp;&quot;.jpg&quot;" office:value-type="string" office:string-value="cat.27.jpg" calcext:value-type="string">
            <text:p>cat.27.jpg</text:p>
          </table:table-cell>
          <table:table-cell/>
          <table:table-cell table:formula="of:=[.$B$1]&amp;&quot; &quot;&amp;[.B29]&amp;&quot; &quot;&amp;[.$C$1]&amp;[.B29]" office:value-type="string" office:string-value="mv dog.27.jpg ~/repo/DATA/INPUT/StarterBundle/Animals/dog.27.jpg" calcext:value-type="string">
            <text:p>mv dog.27.jpg ~/repo/DATA/INPUT/StarterBundle/Animals/dog.27.jpg</text:p>
          </table:table-cell>
          <table:table-cell table:formula="of:=[.$B$1]&amp;&quot; &quot;&amp;[.C29]&amp;&quot; &quot;&amp;[.$C$1]&amp;[.C29]" office:value-type="string" office:string-value="mv cat.27.jpg ~/repo/DATA/INPUT/StarterBundle/Animals/cat.27.jpg" calcext:value-type="string">
            <text:p>mv cat.27.jpg ~/repo/DATA/INPUT/StarterBundle/Animals/cat.27.jp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&amp;&quot;.&quot;&amp;[.A30]&amp;&quot;.jpg&quot;" office:value-type="string" office:string-value="dog.28.jpg" calcext:value-type="string">
            <text:p>dog.28.jpg</text:p>
          </table:table-cell>
          <table:table-cell table:formula="of:=[.$H$1]&amp;&quot;.&quot;&amp;[.A30]&amp;&quot;.jpg&quot;" office:value-type="string" office:string-value="cat.28.jpg" calcext:value-type="string">
            <text:p>cat.28.jpg</text:p>
          </table:table-cell>
          <table:table-cell/>
          <table:table-cell table:formula="of:=[.$B$1]&amp;&quot; &quot;&amp;[.B30]&amp;&quot; &quot;&amp;[.$C$1]&amp;[.B30]" office:value-type="string" office:string-value="mv dog.28.jpg ~/repo/DATA/INPUT/StarterBundle/Animals/dog.28.jpg" calcext:value-type="string">
            <text:p>mv dog.28.jpg ~/repo/DATA/INPUT/StarterBundle/Animals/dog.28.jpg</text:p>
          </table:table-cell>
          <table:table-cell table:formula="of:=[.$B$1]&amp;&quot; &quot;&amp;[.C30]&amp;&quot; &quot;&amp;[.$C$1]&amp;[.C30]" office:value-type="string" office:string-value="mv cat.28.jpg ~/repo/DATA/INPUT/StarterBundle/Animals/cat.28.jpg" calcext:value-type="string">
            <text:p>mv cat.28.jpg ~/repo/DATA/INPUT/StarterBundle/Animals/cat.28.jp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&amp;&quot;.&quot;&amp;[.A31]&amp;&quot;.jpg&quot;" office:value-type="string" office:string-value="dog.29.jpg" calcext:value-type="string">
            <text:p>dog.29.jpg</text:p>
          </table:table-cell>
          <table:table-cell table:formula="of:=[.$H$1]&amp;&quot;.&quot;&amp;[.A31]&amp;&quot;.jpg&quot;" office:value-type="string" office:string-value="cat.29.jpg" calcext:value-type="string">
            <text:p>cat.29.jpg</text:p>
          </table:table-cell>
          <table:table-cell/>
          <table:table-cell table:formula="of:=[.$B$1]&amp;&quot; &quot;&amp;[.B31]&amp;&quot; &quot;&amp;[.$C$1]&amp;[.B31]" office:value-type="string" office:string-value="mv dog.29.jpg ~/repo/DATA/INPUT/StarterBundle/Animals/dog.29.jpg" calcext:value-type="string">
            <text:p>mv dog.29.jpg ~/repo/DATA/INPUT/StarterBundle/Animals/dog.29.jpg</text:p>
          </table:table-cell>
          <table:table-cell table:formula="of:=[.$B$1]&amp;&quot; &quot;&amp;[.C31]&amp;&quot; &quot;&amp;[.$C$1]&amp;[.C31]" office:value-type="string" office:string-value="mv cat.29.jpg ~/repo/DATA/INPUT/StarterBundle/Animals/cat.29.jpg" calcext:value-type="string">
            <text:p>mv cat.29.jpg ~/repo/DATA/INPUT/StarterBundle/Animals/cat.29.jp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&amp;&quot;.&quot;&amp;[.A32]&amp;&quot;.jpg&quot;" office:value-type="string" office:string-value="dog.30.jpg" calcext:value-type="string">
            <text:p>dog.30.jpg</text:p>
          </table:table-cell>
          <table:table-cell table:formula="of:=[.$H$1]&amp;&quot;.&quot;&amp;[.A32]&amp;&quot;.jpg&quot;" office:value-type="string" office:string-value="cat.30.jpg" calcext:value-type="string">
            <text:p>cat.30.jpg</text:p>
          </table:table-cell>
          <table:table-cell/>
          <table:table-cell table:formula="of:=[.$B$1]&amp;&quot; &quot;&amp;[.B32]&amp;&quot; &quot;&amp;[.$C$1]&amp;[.B32]" office:value-type="string" office:string-value="mv dog.30.jpg ~/repo/DATA/INPUT/StarterBundle/Animals/dog.30.jpg" calcext:value-type="string">
            <text:p>mv dog.30.jpg ~/repo/DATA/INPUT/StarterBundle/Animals/dog.30.jpg</text:p>
          </table:table-cell>
          <table:table-cell table:formula="of:=[.$B$1]&amp;&quot; &quot;&amp;[.C32]&amp;&quot; &quot;&amp;[.$C$1]&amp;[.C32]" office:value-type="string" office:string-value="mv cat.30.jpg ~/repo/DATA/INPUT/StarterBundle/Animals/cat.30.jpg" calcext:value-type="string">
            <text:p>mv cat.30.jpg ~/repo/DATA/INPUT/StarterBundle/Animals/cat.30.jpg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&amp;&quot;.&quot;&amp;[.A33]&amp;&quot;.jpg&quot;" office:value-type="string" office:string-value="dog.31.jpg" calcext:value-type="string">
            <text:p>dog.31.jpg</text:p>
          </table:table-cell>
          <table:table-cell table:formula="of:=[.$H$1]&amp;&quot;.&quot;&amp;[.A33]&amp;&quot;.jpg&quot;" office:value-type="string" office:string-value="cat.31.jpg" calcext:value-type="string">
            <text:p>cat.31.jpg</text:p>
          </table:table-cell>
          <table:table-cell/>
          <table:table-cell table:formula="of:=[.$B$1]&amp;&quot; &quot;&amp;[.B33]&amp;&quot; &quot;&amp;[.$C$1]&amp;[.B33]" office:value-type="string" office:string-value="mv dog.31.jpg ~/repo/DATA/INPUT/StarterBundle/Animals/dog.31.jpg" calcext:value-type="string">
            <text:p>mv dog.31.jpg ~/repo/DATA/INPUT/StarterBundle/Animals/dog.31.jpg</text:p>
          </table:table-cell>
          <table:table-cell table:formula="of:=[.$B$1]&amp;&quot; &quot;&amp;[.C33]&amp;&quot; &quot;&amp;[.$C$1]&amp;[.C33]" office:value-type="string" office:string-value="mv cat.31.jpg ~/repo/DATA/INPUT/StarterBundle/Animals/cat.31.jpg" calcext:value-type="string">
            <text:p>mv cat.31.jpg ~/repo/DATA/INPUT/StarterBundle/Animals/cat.31.jp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&amp;&quot;.&quot;&amp;[.A34]&amp;&quot;.jpg&quot;" office:value-type="string" office:string-value="dog.32.jpg" calcext:value-type="string">
            <text:p>dog.32.jpg</text:p>
          </table:table-cell>
          <table:table-cell table:formula="of:=[.$H$1]&amp;&quot;.&quot;&amp;[.A34]&amp;&quot;.jpg&quot;" office:value-type="string" office:string-value="cat.32.jpg" calcext:value-type="string">
            <text:p>cat.32.jpg</text:p>
          </table:table-cell>
          <table:table-cell/>
          <table:table-cell table:formula="of:=[.$B$1]&amp;&quot; &quot;&amp;[.B34]&amp;&quot; &quot;&amp;[.$C$1]&amp;[.B34]" office:value-type="string" office:string-value="mv dog.32.jpg ~/repo/DATA/INPUT/StarterBundle/Animals/dog.32.jpg" calcext:value-type="string">
            <text:p>mv dog.32.jpg ~/repo/DATA/INPUT/StarterBundle/Animals/dog.32.jpg</text:p>
          </table:table-cell>
          <table:table-cell table:formula="of:=[.$B$1]&amp;&quot; &quot;&amp;[.C34]&amp;&quot; &quot;&amp;[.$C$1]&amp;[.C34]" office:value-type="string" office:string-value="mv cat.32.jpg ~/repo/DATA/INPUT/StarterBundle/Animals/cat.32.jpg" calcext:value-type="string">
            <text:p>mv cat.32.jpg ~/repo/DATA/INPUT/StarterBundle/Animals/cat.32.jp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&amp;&quot;.&quot;&amp;[.A35]&amp;&quot;.jpg&quot;" office:value-type="string" office:string-value="dog.33.jpg" calcext:value-type="string">
            <text:p>dog.33.jpg</text:p>
          </table:table-cell>
          <table:table-cell table:formula="of:=[.$H$1]&amp;&quot;.&quot;&amp;[.A35]&amp;&quot;.jpg&quot;" office:value-type="string" office:string-value="cat.33.jpg" calcext:value-type="string">
            <text:p>cat.33.jpg</text:p>
          </table:table-cell>
          <table:table-cell/>
          <table:table-cell table:formula="of:=[.$B$1]&amp;&quot; &quot;&amp;[.B35]&amp;&quot; &quot;&amp;[.$C$1]&amp;[.B35]" office:value-type="string" office:string-value="mv dog.33.jpg ~/repo/DATA/INPUT/StarterBundle/Animals/dog.33.jpg" calcext:value-type="string">
            <text:p>mv dog.33.jpg ~/repo/DATA/INPUT/StarterBundle/Animals/dog.33.jpg</text:p>
          </table:table-cell>
          <table:table-cell table:formula="of:=[.$B$1]&amp;&quot; &quot;&amp;[.C35]&amp;&quot; &quot;&amp;[.$C$1]&amp;[.C35]" office:value-type="string" office:string-value="mv cat.33.jpg ~/repo/DATA/INPUT/StarterBundle/Animals/cat.33.jpg" calcext:value-type="string">
            <text:p>mv cat.33.jpg ~/repo/DATA/INPUT/StarterBundle/Animals/cat.33.jpg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&amp;&quot;.&quot;&amp;[.A36]&amp;&quot;.jpg&quot;" office:value-type="string" office:string-value="dog.34.jpg" calcext:value-type="string">
            <text:p>dog.34.jpg</text:p>
          </table:table-cell>
          <table:table-cell table:formula="of:=[.$H$1]&amp;&quot;.&quot;&amp;[.A36]&amp;&quot;.jpg&quot;" office:value-type="string" office:string-value="cat.34.jpg" calcext:value-type="string">
            <text:p>cat.34.jpg</text:p>
          </table:table-cell>
          <table:table-cell/>
          <table:table-cell table:formula="of:=[.$B$1]&amp;&quot; &quot;&amp;[.B36]&amp;&quot; &quot;&amp;[.$C$1]&amp;[.B36]" office:value-type="string" office:string-value="mv dog.34.jpg ~/repo/DATA/INPUT/StarterBundle/Animals/dog.34.jpg" calcext:value-type="string">
            <text:p>mv dog.34.jpg ~/repo/DATA/INPUT/StarterBundle/Animals/dog.34.jpg</text:p>
          </table:table-cell>
          <table:table-cell table:formula="of:=[.$B$1]&amp;&quot; &quot;&amp;[.C36]&amp;&quot; &quot;&amp;[.$C$1]&amp;[.C36]" office:value-type="string" office:string-value="mv cat.34.jpg ~/repo/DATA/INPUT/StarterBundle/Animals/cat.34.jpg" calcext:value-type="string">
            <text:p>mv cat.34.jpg ~/repo/DATA/INPUT/StarterBundle/Animals/cat.34.jpg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&amp;&quot;.&quot;&amp;[.A37]&amp;&quot;.jpg&quot;" office:value-type="string" office:string-value="dog.35.jpg" calcext:value-type="string">
            <text:p>dog.35.jpg</text:p>
          </table:table-cell>
          <table:table-cell table:formula="of:=[.$H$1]&amp;&quot;.&quot;&amp;[.A37]&amp;&quot;.jpg&quot;" office:value-type="string" office:string-value="cat.35.jpg" calcext:value-type="string">
            <text:p>cat.35.jpg</text:p>
          </table:table-cell>
          <table:table-cell/>
          <table:table-cell table:formula="of:=[.$B$1]&amp;&quot; &quot;&amp;[.B37]&amp;&quot; &quot;&amp;[.$C$1]&amp;[.B37]" office:value-type="string" office:string-value="mv dog.35.jpg ~/repo/DATA/INPUT/StarterBundle/Animals/dog.35.jpg" calcext:value-type="string">
            <text:p>mv dog.35.jpg ~/repo/DATA/INPUT/StarterBundle/Animals/dog.35.jpg</text:p>
          </table:table-cell>
          <table:table-cell table:formula="of:=[.$B$1]&amp;&quot; &quot;&amp;[.C37]&amp;&quot; &quot;&amp;[.$C$1]&amp;[.C37]" office:value-type="string" office:string-value="mv cat.35.jpg ~/repo/DATA/INPUT/StarterBundle/Animals/cat.35.jpg" calcext:value-type="string">
            <text:p>mv cat.35.jpg ~/repo/DATA/INPUT/StarterBundle/Animals/cat.35.jpg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&amp;&quot;.&quot;&amp;[.A38]&amp;&quot;.jpg&quot;" office:value-type="string" office:string-value="dog.36.jpg" calcext:value-type="string">
            <text:p>dog.36.jpg</text:p>
          </table:table-cell>
          <table:table-cell table:formula="of:=[.$H$1]&amp;&quot;.&quot;&amp;[.A38]&amp;&quot;.jpg&quot;" office:value-type="string" office:string-value="cat.36.jpg" calcext:value-type="string">
            <text:p>cat.36.jpg</text:p>
          </table:table-cell>
          <table:table-cell/>
          <table:table-cell table:formula="of:=[.$B$1]&amp;&quot; &quot;&amp;[.B38]&amp;&quot; &quot;&amp;[.$C$1]&amp;[.B38]" office:value-type="string" office:string-value="mv dog.36.jpg ~/repo/DATA/INPUT/StarterBundle/Animals/dog.36.jpg" calcext:value-type="string">
            <text:p>mv dog.36.jpg ~/repo/DATA/INPUT/StarterBundle/Animals/dog.36.jpg</text:p>
          </table:table-cell>
          <table:table-cell table:formula="of:=[.$B$1]&amp;&quot; &quot;&amp;[.C38]&amp;&quot; &quot;&amp;[.$C$1]&amp;[.C38]" office:value-type="string" office:string-value="mv cat.36.jpg ~/repo/DATA/INPUT/StarterBundle/Animals/cat.36.jpg" calcext:value-type="string">
            <text:p>mv cat.36.jpg ~/repo/DATA/INPUT/StarterBundle/Animals/cat.36.jpg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&amp;&quot;.&quot;&amp;[.A39]&amp;&quot;.jpg&quot;" office:value-type="string" office:string-value="dog.37.jpg" calcext:value-type="string">
            <text:p>dog.37.jpg</text:p>
          </table:table-cell>
          <table:table-cell table:formula="of:=[.$H$1]&amp;&quot;.&quot;&amp;[.A39]&amp;&quot;.jpg&quot;" office:value-type="string" office:string-value="cat.37.jpg" calcext:value-type="string">
            <text:p>cat.37.jpg</text:p>
          </table:table-cell>
          <table:table-cell/>
          <table:table-cell table:formula="of:=[.$B$1]&amp;&quot; &quot;&amp;[.B39]&amp;&quot; &quot;&amp;[.$C$1]&amp;[.B39]" office:value-type="string" office:string-value="mv dog.37.jpg ~/repo/DATA/INPUT/StarterBundle/Animals/dog.37.jpg" calcext:value-type="string">
            <text:p>mv dog.37.jpg ~/repo/DATA/INPUT/StarterBundle/Animals/dog.37.jpg</text:p>
          </table:table-cell>
          <table:table-cell table:formula="of:=[.$B$1]&amp;&quot; &quot;&amp;[.C39]&amp;&quot; &quot;&amp;[.$C$1]&amp;[.C39]" office:value-type="string" office:string-value="mv cat.37.jpg ~/repo/DATA/INPUT/StarterBundle/Animals/cat.37.jpg" calcext:value-type="string">
            <text:p>mv cat.37.jpg ~/repo/DATA/INPUT/StarterBundle/Animals/cat.37.jp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&amp;&quot;.&quot;&amp;[.A40]&amp;&quot;.jpg&quot;" office:value-type="string" office:string-value="dog.38.jpg" calcext:value-type="string">
            <text:p>dog.38.jpg</text:p>
          </table:table-cell>
          <table:table-cell table:formula="of:=[.$H$1]&amp;&quot;.&quot;&amp;[.A40]&amp;&quot;.jpg&quot;" office:value-type="string" office:string-value="cat.38.jpg" calcext:value-type="string">
            <text:p>cat.38.jpg</text:p>
          </table:table-cell>
          <table:table-cell/>
          <table:table-cell table:formula="of:=[.$B$1]&amp;&quot; &quot;&amp;[.B40]&amp;&quot; &quot;&amp;[.$C$1]&amp;[.B40]" office:value-type="string" office:string-value="mv dog.38.jpg ~/repo/DATA/INPUT/StarterBundle/Animals/dog.38.jpg" calcext:value-type="string">
            <text:p>mv dog.38.jpg ~/repo/DATA/INPUT/StarterBundle/Animals/dog.38.jpg</text:p>
          </table:table-cell>
          <table:table-cell table:formula="of:=[.$B$1]&amp;&quot; &quot;&amp;[.C40]&amp;&quot; &quot;&amp;[.$C$1]&amp;[.C40]" office:value-type="string" office:string-value="mv cat.38.jpg ~/repo/DATA/INPUT/StarterBundle/Animals/cat.38.jpg" calcext:value-type="string">
            <text:p>mv cat.38.jpg ~/repo/DATA/INPUT/StarterBundle/Animals/cat.38.jpg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&amp;&quot;.&quot;&amp;[.A41]&amp;&quot;.jpg&quot;" office:value-type="string" office:string-value="dog.39.jpg" calcext:value-type="string">
            <text:p>dog.39.jpg</text:p>
          </table:table-cell>
          <table:table-cell table:formula="of:=[.$H$1]&amp;&quot;.&quot;&amp;[.A41]&amp;&quot;.jpg&quot;" office:value-type="string" office:string-value="cat.39.jpg" calcext:value-type="string">
            <text:p>cat.39.jpg</text:p>
          </table:table-cell>
          <table:table-cell/>
          <table:table-cell table:formula="of:=[.$B$1]&amp;&quot; &quot;&amp;[.B41]&amp;&quot; &quot;&amp;[.$C$1]&amp;[.B41]" office:value-type="string" office:string-value="mv dog.39.jpg ~/repo/DATA/INPUT/StarterBundle/Animals/dog.39.jpg" calcext:value-type="string">
            <text:p>mv dog.39.jpg ~/repo/DATA/INPUT/StarterBundle/Animals/dog.39.jpg</text:p>
          </table:table-cell>
          <table:table-cell table:formula="of:=[.$B$1]&amp;&quot; &quot;&amp;[.C41]&amp;&quot; &quot;&amp;[.$C$1]&amp;[.C41]" office:value-type="string" office:string-value="mv cat.39.jpg ~/repo/DATA/INPUT/StarterBundle/Animals/cat.39.jpg" calcext:value-type="string">
            <text:p>mv cat.39.jpg ~/repo/DATA/INPUT/StarterBundle/Animals/cat.39.jpg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&amp;&quot;.&quot;&amp;[.A42]&amp;&quot;.jpg&quot;" office:value-type="string" office:string-value="dog.40.jpg" calcext:value-type="string">
            <text:p>dog.40.jpg</text:p>
          </table:table-cell>
          <table:table-cell table:formula="of:=[.$H$1]&amp;&quot;.&quot;&amp;[.A42]&amp;&quot;.jpg&quot;" office:value-type="string" office:string-value="cat.40.jpg" calcext:value-type="string">
            <text:p>cat.40.jpg</text:p>
          </table:table-cell>
          <table:table-cell/>
          <table:table-cell table:formula="of:=[.$B$1]&amp;&quot; &quot;&amp;[.B42]&amp;&quot; &quot;&amp;[.$C$1]&amp;[.B42]" office:value-type="string" office:string-value="mv dog.40.jpg ~/repo/DATA/INPUT/StarterBundle/Animals/dog.40.jpg" calcext:value-type="string">
            <text:p>mv dog.40.jpg ~/repo/DATA/INPUT/StarterBundle/Animals/dog.40.jpg</text:p>
          </table:table-cell>
          <table:table-cell table:formula="of:=[.$B$1]&amp;&quot; &quot;&amp;[.C42]&amp;&quot; &quot;&amp;[.$C$1]&amp;[.C42]" office:value-type="string" office:string-value="mv cat.40.jpg ~/repo/DATA/INPUT/StarterBundle/Animals/cat.40.jpg" calcext:value-type="string">
            <text:p>mv cat.40.jpg ~/repo/DATA/INPUT/StarterBundle/Animals/cat.40.jpg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&amp;&quot;.&quot;&amp;[.A43]&amp;&quot;.jpg&quot;" office:value-type="string" office:string-value="dog.41.jpg" calcext:value-type="string">
            <text:p>dog.41.jpg</text:p>
          </table:table-cell>
          <table:table-cell table:formula="of:=[.$H$1]&amp;&quot;.&quot;&amp;[.A43]&amp;&quot;.jpg&quot;" office:value-type="string" office:string-value="cat.41.jpg" calcext:value-type="string">
            <text:p>cat.41.jpg</text:p>
          </table:table-cell>
          <table:table-cell/>
          <table:table-cell table:formula="of:=[.$B$1]&amp;&quot; &quot;&amp;[.B43]&amp;&quot; &quot;&amp;[.$C$1]&amp;[.B43]" office:value-type="string" office:string-value="mv dog.41.jpg ~/repo/DATA/INPUT/StarterBundle/Animals/dog.41.jpg" calcext:value-type="string">
            <text:p>mv dog.41.jpg ~/repo/DATA/INPUT/StarterBundle/Animals/dog.41.jpg</text:p>
          </table:table-cell>
          <table:table-cell table:formula="of:=[.$B$1]&amp;&quot; &quot;&amp;[.C43]&amp;&quot; &quot;&amp;[.$C$1]&amp;[.C43]" office:value-type="string" office:string-value="mv cat.41.jpg ~/repo/DATA/INPUT/StarterBundle/Animals/cat.41.jpg" calcext:value-type="string">
            <text:p>mv cat.41.jpg ~/repo/DATA/INPUT/StarterBundle/Animals/cat.41.jpg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&amp;&quot;.&quot;&amp;[.A44]&amp;&quot;.jpg&quot;" office:value-type="string" office:string-value="dog.42.jpg" calcext:value-type="string">
            <text:p>dog.42.jpg</text:p>
          </table:table-cell>
          <table:table-cell table:formula="of:=[.$H$1]&amp;&quot;.&quot;&amp;[.A44]&amp;&quot;.jpg&quot;" office:value-type="string" office:string-value="cat.42.jpg" calcext:value-type="string">
            <text:p>cat.42.jpg</text:p>
          </table:table-cell>
          <table:table-cell/>
          <table:table-cell table:formula="of:=[.$B$1]&amp;&quot; &quot;&amp;[.B44]&amp;&quot; &quot;&amp;[.$C$1]&amp;[.B44]" office:value-type="string" office:string-value="mv dog.42.jpg ~/repo/DATA/INPUT/StarterBundle/Animals/dog.42.jpg" calcext:value-type="string">
            <text:p>mv dog.42.jpg ~/repo/DATA/INPUT/StarterBundle/Animals/dog.42.jpg</text:p>
          </table:table-cell>
          <table:table-cell table:formula="of:=[.$B$1]&amp;&quot; &quot;&amp;[.C44]&amp;&quot; &quot;&amp;[.$C$1]&amp;[.C44]" office:value-type="string" office:string-value="mv cat.42.jpg ~/repo/DATA/INPUT/StarterBundle/Animals/cat.42.jpg" calcext:value-type="string">
            <text:p>mv cat.42.jpg ~/repo/DATA/INPUT/StarterBundle/Animals/cat.42.jpg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&amp;&quot;.&quot;&amp;[.A45]&amp;&quot;.jpg&quot;" office:value-type="string" office:string-value="dog.43.jpg" calcext:value-type="string">
            <text:p>dog.43.jpg</text:p>
          </table:table-cell>
          <table:table-cell table:formula="of:=[.$H$1]&amp;&quot;.&quot;&amp;[.A45]&amp;&quot;.jpg&quot;" office:value-type="string" office:string-value="cat.43.jpg" calcext:value-type="string">
            <text:p>cat.43.jpg</text:p>
          </table:table-cell>
          <table:table-cell/>
          <table:table-cell table:formula="of:=[.$B$1]&amp;&quot; &quot;&amp;[.B45]&amp;&quot; &quot;&amp;[.$C$1]&amp;[.B45]" office:value-type="string" office:string-value="mv dog.43.jpg ~/repo/DATA/INPUT/StarterBundle/Animals/dog.43.jpg" calcext:value-type="string">
            <text:p>mv dog.43.jpg ~/repo/DATA/INPUT/StarterBundle/Animals/dog.43.jpg</text:p>
          </table:table-cell>
          <table:table-cell table:formula="of:=[.$B$1]&amp;&quot; &quot;&amp;[.C45]&amp;&quot; &quot;&amp;[.$C$1]&amp;[.C45]" office:value-type="string" office:string-value="mv cat.43.jpg ~/repo/DATA/INPUT/StarterBundle/Animals/cat.43.jpg" calcext:value-type="string">
            <text:p>mv cat.43.jpg ~/repo/DATA/INPUT/StarterBundle/Animals/cat.43.jpg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&amp;&quot;.&quot;&amp;[.A46]&amp;&quot;.jpg&quot;" office:value-type="string" office:string-value="dog.44.jpg" calcext:value-type="string">
            <text:p>dog.44.jpg</text:p>
          </table:table-cell>
          <table:table-cell table:formula="of:=[.$H$1]&amp;&quot;.&quot;&amp;[.A46]&amp;&quot;.jpg&quot;" office:value-type="string" office:string-value="cat.44.jpg" calcext:value-type="string">
            <text:p>cat.44.jpg</text:p>
          </table:table-cell>
          <table:table-cell/>
          <table:table-cell table:formula="of:=[.$B$1]&amp;&quot; &quot;&amp;[.B46]&amp;&quot; &quot;&amp;[.$C$1]&amp;[.B46]" office:value-type="string" office:string-value="mv dog.44.jpg ~/repo/DATA/INPUT/StarterBundle/Animals/dog.44.jpg" calcext:value-type="string">
            <text:p>mv dog.44.jpg ~/repo/DATA/INPUT/StarterBundle/Animals/dog.44.jpg</text:p>
          </table:table-cell>
          <table:table-cell table:formula="of:=[.$B$1]&amp;&quot; &quot;&amp;[.C46]&amp;&quot; &quot;&amp;[.$C$1]&amp;[.C46]" office:value-type="string" office:string-value="mv cat.44.jpg ~/repo/DATA/INPUT/StarterBundle/Animals/cat.44.jpg" calcext:value-type="string">
            <text:p>mv cat.44.jpg ~/repo/DATA/INPUT/StarterBundle/Animals/cat.44.jpg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&amp;&quot;.&quot;&amp;[.A47]&amp;&quot;.jpg&quot;" office:value-type="string" office:string-value="dog.45.jpg" calcext:value-type="string">
            <text:p>dog.45.jpg</text:p>
          </table:table-cell>
          <table:table-cell table:formula="of:=[.$H$1]&amp;&quot;.&quot;&amp;[.A47]&amp;&quot;.jpg&quot;" office:value-type="string" office:string-value="cat.45.jpg" calcext:value-type="string">
            <text:p>cat.45.jpg</text:p>
          </table:table-cell>
          <table:table-cell/>
          <table:table-cell table:formula="of:=[.$B$1]&amp;&quot; &quot;&amp;[.B47]&amp;&quot; &quot;&amp;[.$C$1]&amp;[.B47]" office:value-type="string" office:string-value="mv dog.45.jpg ~/repo/DATA/INPUT/StarterBundle/Animals/dog.45.jpg" calcext:value-type="string">
            <text:p>mv dog.45.jpg ~/repo/DATA/INPUT/StarterBundle/Animals/dog.45.jpg</text:p>
          </table:table-cell>
          <table:table-cell table:formula="of:=[.$B$1]&amp;&quot; &quot;&amp;[.C47]&amp;&quot; &quot;&amp;[.$C$1]&amp;[.C47]" office:value-type="string" office:string-value="mv cat.45.jpg ~/repo/DATA/INPUT/StarterBundle/Animals/cat.45.jpg" calcext:value-type="string">
            <text:p>mv cat.45.jpg ~/repo/DATA/INPUT/StarterBundle/Animals/cat.45.jpg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&amp;&quot;.&quot;&amp;[.A48]&amp;&quot;.jpg&quot;" office:value-type="string" office:string-value="dog.46.jpg" calcext:value-type="string">
            <text:p>dog.46.jpg</text:p>
          </table:table-cell>
          <table:table-cell table:formula="of:=[.$H$1]&amp;&quot;.&quot;&amp;[.A48]&amp;&quot;.jpg&quot;" office:value-type="string" office:string-value="cat.46.jpg" calcext:value-type="string">
            <text:p>cat.46.jpg</text:p>
          </table:table-cell>
          <table:table-cell/>
          <table:table-cell table:formula="of:=[.$B$1]&amp;&quot; &quot;&amp;[.B48]&amp;&quot; &quot;&amp;[.$C$1]&amp;[.B48]" office:value-type="string" office:string-value="mv dog.46.jpg ~/repo/DATA/INPUT/StarterBundle/Animals/dog.46.jpg" calcext:value-type="string">
            <text:p>mv dog.46.jpg ~/repo/DATA/INPUT/StarterBundle/Animals/dog.46.jpg</text:p>
          </table:table-cell>
          <table:table-cell table:formula="of:=[.$B$1]&amp;&quot; &quot;&amp;[.C48]&amp;&quot; &quot;&amp;[.$C$1]&amp;[.C48]" office:value-type="string" office:string-value="mv cat.46.jpg ~/repo/DATA/INPUT/StarterBundle/Animals/cat.46.jpg" calcext:value-type="string">
            <text:p>mv cat.46.jpg ~/repo/DATA/INPUT/StarterBundle/Animals/cat.46.jpg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&amp;&quot;.&quot;&amp;[.A49]&amp;&quot;.jpg&quot;" office:value-type="string" office:string-value="dog.47.jpg" calcext:value-type="string">
            <text:p>dog.47.jpg</text:p>
          </table:table-cell>
          <table:table-cell table:formula="of:=[.$H$1]&amp;&quot;.&quot;&amp;[.A49]&amp;&quot;.jpg&quot;" office:value-type="string" office:string-value="cat.47.jpg" calcext:value-type="string">
            <text:p>cat.47.jpg</text:p>
          </table:table-cell>
          <table:table-cell/>
          <table:table-cell table:formula="of:=[.$B$1]&amp;&quot; &quot;&amp;[.B49]&amp;&quot; &quot;&amp;[.$C$1]&amp;[.B49]" office:value-type="string" office:string-value="mv dog.47.jpg ~/repo/DATA/INPUT/StarterBundle/Animals/dog.47.jpg" calcext:value-type="string">
            <text:p>mv dog.47.jpg ~/repo/DATA/INPUT/StarterBundle/Animals/dog.47.jpg</text:p>
          </table:table-cell>
          <table:table-cell table:formula="of:=[.$B$1]&amp;&quot; &quot;&amp;[.C49]&amp;&quot; &quot;&amp;[.$C$1]&amp;[.C49]" office:value-type="string" office:string-value="mv cat.47.jpg ~/repo/DATA/INPUT/StarterBundle/Animals/cat.47.jpg" calcext:value-type="string">
            <text:p>mv cat.47.jpg ~/repo/DATA/INPUT/StarterBundle/Animals/cat.47.jpg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&amp;&quot;.&quot;&amp;[.A50]&amp;&quot;.jpg&quot;" office:value-type="string" office:string-value="dog.48.jpg" calcext:value-type="string">
            <text:p>dog.48.jpg</text:p>
          </table:table-cell>
          <table:table-cell table:formula="of:=[.$H$1]&amp;&quot;.&quot;&amp;[.A50]&amp;&quot;.jpg&quot;" office:value-type="string" office:string-value="cat.48.jpg" calcext:value-type="string">
            <text:p>cat.48.jpg</text:p>
          </table:table-cell>
          <table:table-cell/>
          <table:table-cell table:formula="of:=[.$B$1]&amp;&quot; &quot;&amp;[.B50]&amp;&quot; &quot;&amp;[.$C$1]&amp;[.B50]" office:value-type="string" office:string-value="mv dog.48.jpg ~/repo/DATA/INPUT/StarterBundle/Animals/dog.48.jpg" calcext:value-type="string">
            <text:p>mv dog.48.jpg ~/repo/DATA/INPUT/StarterBundle/Animals/dog.48.jpg</text:p>
          </table:table-cell>
          <table:table-cell table:formula="of:=[.$B$1]&amp;&quot; &quot;&amp;[.C50]&amp;&quot; &quot;&amp;[.$C$1]&amp;[.C50]" office:value-type="string" office:string-value="mv cat.48.jpg ~/repo/DATA/INPUT/StarterBundle/Animals/cat.48.jpg" calcext:value-type="string">
            <text:p>mv cat.48.jpg ~/repo/DATA/INPUT/StarterBundle/Animals/cat.48.jpg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&amp;&quot;.&quot;&amp;[.A51]&amp;&quot;.jpg&quot;" office:value-type="string" office:string-value="dog.49.jpg" calcext:value-type="string">
            <text:p>dog.49.jpg</text:p>
          </table:table-cell>
          <table:table-cell table:formula="of:=[.$H$1]&amp;&quot;.&quot;&amp;[.A51]&amp;&quot;.jpg&quot;" office:value-type="string" office:string-value="cat.49.jpg" calcext:value-type="string">
            <text:p>cat.49.jpg</text:p>
          </table:table-cell>
          <table:table-cell/>
          <table:table-cell table:formula="of:=[.$B$1]&amp;&quot; &quot;&amp;[.B51]&amp;&quot; &quot;&amp;[.$C$1]&amp;[.B51]" office:value-type="string" office:string-value="mv dog.49.jpg ~/repo/DATA/INPUT/StarterBundle/Animals/dog.49.jpg" calcext:value-type="string">
            <text:p>mv dog.49.jpg ~/repo/DATA/INPUT/StarterBundle/Animals/dog.49.jpg</text:p>
          </table:table-cell>
          <table:table-cell table:formula="of:=[.$B$1]&amp;&quot; &quot;&amp;[.C51]&amp;&quot; &quot;&amp;[.$C$1]&amp;[.C51]" office:value-type="string" office:string-value="mv cat.49.jpg ~/repo/DATA/INPUT/StarterBundle/Animals/cat.49.jpg" calcext:value-type="string">
            <text:p>mv cat.49.jpg ~/repo/DATA/INPUT/StarterBundle/Animals/cat.49.jpg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&amp;&quot;.&quot;&amp;[.A52]&amp;&quot;.jpg&quot;" office:value-type="string" office:string-value="dog.50.jpg" calcext:value-type="string">
            <text:p>dog.50.jpg</text:p>
          </table:table-cell>
          <table:table-cell table:formula="of:=[.$H$1]&amp;&quot;.&quot;&amp;[.A52]&amp;&quot;.jpg&quot;" office:value-type="string" office:string-value="cat.50.jpg" calcext:value-type="string">
            <text:p>cat.50.jpg</text:p>
          </table:table-cell>
          <table:table-cell/>
          <table:table-cell table:formula="of:=[.$B$1]&amp;&quot; &quot;&amp;[.B52]&amp;&quot; &quot;&amp;[.$C$1]&amp;[.B52]" office:value-type="string" office:string-value="mv dog.50.jpg ~/repo/DATA/INPUT/StarterBundle/Animals/dog.50.jpg" calcext:value-type="string">
            <text:p>mv dog.50.jpg ~/repo/DATA/INPUT/StarterBundle/Animals/dog.50.jpg</text:p>
          </table:table-cell>
          <table:table-cell table:formula="of:=[.$B$1]&amp;&quot; &quot;&amp;[.C52]&amp;&quot; &quot;&amp;[.$C$1]&amp;[.C52]" office:value-type="string" office:string-value="mv cat.50.jpg ~/repo/DATA/INPUT/StarterBundle/Animals/cat.50.jpg" calcext:value-type="string">
            <text:p>mv cat.50.jpg ~/repo/DATA/INPUT/StarterBundle/Animals/cat.50.jpg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&amp;&quot;.&quot;&amp;[.A53]&amp;&quot;.jpg&quot;" office:value-type="string" office:string-value="dog.51.jpg" calcext:value-type="string">
            <text:p>dog.51.jpg</text:p>
          </table:table-cell>
          <table:table-cell table:formula="of:=[.$H$1]&amp;&quot;.&quot;&amp;[.A53]&amp;&quot;.jpg&quot;" office:value-type="string" office:string-value="cat.51.jpg" calcext:value-type="string">
            <text:p>cat.51.jpg</text:p>
          </table:table-cell>
          <table:table-cell/>
          <table:table-cell table:formula="of:=[.$B$1]&amp;&quot; &quot;&amp;[.B53]&amp;&quot; &quot;&amp;[.$C$1]&amp;[.B53]" office:value-type="string" office:string-value="mv dog.51.jpg ~/repo/DATA/INPUT/StarterBundle/Animals/dog.51.jpg" calcext:value-type="string">
            <text:p>mv dog.51.jpg ~/repo/DATA/INPUT/StarterBundle/Animals/dog.51.jpg</text:p>
          </table:table-cell>
          <table:table-cell table:formula="of:=[.$B$1]&amp;&quot; &quot;&amp;[.C53]&amp;&quot; &quot;&amp;[.$C$1]&amp;[.C53]" office:value-type="string" office:string-value="mv cat.51.jpg ~/repo/DATA/INPUT/StarterBundle/Animals/cat.51.jpg" calcext:value-type="string">
            <text:p>mv cat.51.jpg ~/repo/DATA/INPUT/StarterBundle/Animals/cat.51.jpg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&amp;&quot;.&quot;&amp;[.A54]&amp;&quot;.jpg&quot;" office:value-type="string" office:string-value="dog.52.jpg" calcext:value-type="string">
            <text:p>dog.52.jpg</text:p>
          </table:table-cell>
          <table:table-cell table:formula="of:=[.$H$1]&amp;&quot;.&quot;&amp;[.A54]&amp;&quot;.jpg&quot;" office:value-type="string" office:string-value="cat.52.jpg" calcext:value-type="string">
            <text:p>cat.52.jpg</text:p>
          </table:table-cell>
          <table:table-cell/>
          <table:table-cell table:formula="of:=[.$B$1]&amp;&quot; &quot;&amp;[.B54]&amp;&quot; &quot;&amp;[.$C$1]&amp;[.B54]" office:value-type="string" office:string-value="mv dog.52.jpg ~/repo/DATA/INPUT/StarterBundle/Animals/dog.52.jpg" calcext:value-type="string">
            <text:p>mv dog.52.jpg ~/repo/DATA/INPUT/StarterBundle/Animals/dog.52.jpg</text:p>
          </table:table-cell>
          <table:table-cell table:formula="of:=[.$B$1]&amp;&quot; &quot;&amp;[.C54]&amp;&quot; &quot;&amp;[.$C$1]&amp;[.C54]" office:value-type="string" office:string-value="mv cat.52.jpg ~/repo/DATA/INPUT/StarterBundle/Animals/cat.52.jpg" calcext:value-type="string">
            <text:p>mv cat.52.jpg ~/repo/DATA/INPUT/StarterBundle/Animals/cat.52.jpg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&amp;&quot;.&quot;&amp;[.A55]&amp;&quot;.jpg&quot;" office:value-type="string" office:string-value="dog.53.jpg" calcext:value-type="string">
            <text:p>dog.53.jpg</text:p>
          </table:table-cell>
          <table:table-cell table:formula="of:=[.$H$1]&amp;&quot;.&quot;&amp;[.A55]&amp;&quot;.jpg&quot;" office:value-type="string" office:string-value="cat.53.jpg" calcext:value-type="string">
            <text:p>cat.53.jpg</text:p>
          </table:table-cell>
          <table:table-cell/>
          <table:table-cell table:formula="of:=[.$B$1]&amp;&quot; &quot;&amp;[.B55]&amp;&quot; &quot;&amp;[.$C$1]&amp;[.B55]" office:value-type="string" office:string-value="mv dog.53.jpg ~/repo/DATA/INPUT/StarterBundle/Animals/dog.53.jpg" calcext:value-type="string">
            <text:p>mv dog.53.jpg ~/repo/DATA/INPUT/StarterBundle/Animals/dog.53.jpg</text:p>
          </table:table-cell>
          <table:table-cell table:formula="of:=[.$B$1]&amp;&quot; &quot;&amp;[.C55]&amp;&quot; &quot;&amp;[.$C$1]&amp;[.C55]" office:value-type="string" office:string-value="mv cat.53.jpg ~/repo/DATA/INPUT/StarterBundle/Animals/cat.53.jpg" calcext:value-type="string">
            <text:p>mv cat.53.jpg ~/repo/DATA/INPUT/StarterBundle/Animals/cat.53.jpg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&amp;&quot;.&quot;&amp;[.A56]&amp;&quot;.jpg&quot;" office:value-type="string" office:string-value="dog.54.jpg" calcext:value-type="string">
            <text:p>dog.54.jpg</text:p>
          </table:table-cell>
          <table:table-cell table:formula="of:=[.$H$1]&amp;&quot;.&quot;&amp;[.A56]&amp;&quot;.jpg&quot;" office:value-type="string" office:string-value="cat.54.jpg" calcext:value-type="string">
            <text:p>cat.54.jpg</text:p>
          </table:table-cell>
          <table:table-cell/>
          <table:table-cell table:formula="of:=[.$B$1]&amp;&quot; &quot;&amp;[.B56]&amp;&quot; &quot;&amp;[.$C$1]&amp;[.B56]" office:value-type="string" office:string-value="mv dog.54.jpg ~/repo/DATA/INPUT/StarterBundle/Animals/dog.54.jpg" calcext:value-type="string">
            <text:p>mv dog.54.jpg ~/repo/DATA/INPUT/StarterBundle/Animals/dog.54.jpg</text:p>
          </table:table-cell>
          <table:table-cell table:formula="of:=[.$B$1]&amp;&quot; &quot;&amp;[.C56]&amp;&quot; &quot;&amp;[.$C$1]&amp;[.C56]" office:value-type="string" office:string-value="mv cat.54.jpg ~/repo/DATA/INPUT/StarterBundle/Animals/cat.54.jpg" calcext:value-type="string">
            <text:p>mv cat.54.jpg ~/repo/DATA/INPUT/StarterBundle/Animals/cat.54.jpg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&amp;&quot;.&quot;&amp;[.A57]&amp;&quot;.jpg&quot;" office:value-type="string" office:string-value="dog.55.jpg" calcext:value-type="string">
            <text:p>dog.55.jpg</text:p>
          </table:table-cell>
          <table:table-cell table:formula="of:=[.$H$1]&amp;&quot;.&quot;&amp;[.A57]&amp;&quot;.jpg&quot;" office:value-type="string" office:string-value="cat.55.jpg" calcext:value-type="string">
            <text:p>cat.55.jpg</text:p>
          </table:table-cell>
          <table:table-cell/>
          <table:table-cell table:formula="of:=[.$B$1]&amp;&quot; &quot;&amp;[.B57]&amp;&quot; &quot;&amp;[.$C$1]&amp;[.B57]" office:value-type="string" office:string-value="mv dog.55.jpg ~/repo/DATA/INPUT/StarterBundle/Animals/dog.55.jpg" calcext:value-type="string">
            <text:p>mv dog.55.jpg ~/repo/DATA/INPUT/StarterBundle/Animals/dog.55.jpg</text:p>
          </table:table-cell>
          <table:table-cell table:formula="of:=[.$B$1]&amp;&quot; &quot;&amp;[.C57]&amp;&quot; &quot;&amp;[.$C$1]&amp;[.C57]" office:value-type="string" office:string-value="mv cat.55.jpg ~/repo/DATA/INPUT/StarterBundle/Animals/cat.55.jpg" calcext:value-type="string">
            <text:p>mv cat.55.jpg ~/repo/DATA/INPUT/StarterBundle/Animals/cat.55.jpg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&amp;&quot;.&quot;&amp;[.A58]&amp;&quot;.jpg&quot;" office:value-type="string" office:string-value="dog.56.jpg" calcext:value-type="string">
            <text:p>dog.56.jpg</text:p>
          </table:table-cell>
          <table:table-cell table:formula="of:=[.$H$1]&amp;&quot;.&quot;&amp;[.A58]&amp;&quot;.jpg&quot;" office:value-type="string" office:string-value="cat.56.jpg" calcext:value-type="string">
            <text:p>cat.56.jpg</text:p>
          </table:table-cell>
          <table:table-cell/>
          <table:table-cell table:formula="of:=[.$B$1]&amp;&quot; &quot;&amp;[.B58]&amp;&quot; &quot;&amp;[.$C$1]&amp;[.B58]" office:value-type="string" office:string-value="mv dog.56.jpg ~/repo/DATA/INPUT/StarterBundle/Animals/dog.56.jpg" calcext:value-type="string">
            <text:p>mv dog.56.jpg ~/repo/DATA/INPUT/StarterBundle/Animals/dog.56.jpg</text:p>
          </table:table-cell>
          <table:table-cell table:formula="of:=[.$B$1]&amp;&quot; &quot;&amp;[.C58]&amp;&quot; &quot;&amp;[.$C$1]&amp;[.C58]" office:value-type="string" office:string-value="mv cat.56.jpg ~/repo/DATA/INPUT/StarterBundle/Animals/cat.56.jpg" calcext:value-type="string">
            <text:p>mv cat.56.jpg ~/repo/DATA/INPUT/StarterBundle/Animals/cat.56.jpg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&amp;&quot;.&quot;&amp;[.A59]&amp;&quot;.jpg&quot;" office:value-type="string" office:string-value="dog.57.jpg" calcext:value-type="string">
            <text:p>dog.57.jpg</text:p>
          </table:table-cell>
          <table:table-cell table:formula="of:=[.$H$1]&amp;&quot;.&quot;&amp;[.A59]&amp;&quot;.jpg&quot;" office:value-type="string" office:string-value="cat.57.jpg" calcext:value-type="string">
            <text:p>cat.57.jpg</text:p>
          </table:table-cell>
          <table:table-cell/>
          <table:table-cell table:formula="of:=[.$B$1]&amp;&quot; &quot;&amp;[.B59]&amp;&quot; &quot;&amp;[.$C$1]&amp;[.B59]" office:value-type="string" office:string-value="mv dog.57.jpg ~/repo/DATA/INPUT/StarterBundle/Animals/dog.57.jpg" calcext:value-type="string">
            <text:p>mv dog.57.jpg ~/repo/DATA/INPUT/StarterBundle/Animals/dog.57.jpg</text:p>
          </table:table-cell>
          <table:table-cell table:formula="of:=[.$B$1]&amp;&quot; &quot;&amp;[.C59]&amp;&quot; &quot;&amp;[.$C$1]&amp;[.C59]" office:value-type="string" office:string-value="mv cat.57.jpg ~/repo/DATA/INPUT/StarterBundle/Animals/cat.57.jpg" calcext:value-type="string">
            <text:p>mv cat.57.jpg ~/repo/DATA/INPUT/StarterBundle/Animals/cat.57.jpg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&amp;&quot;.&quot;&amp;[.A60]&amp;&quot;.jpg&quot;" office:value-type="string" office:string-value="dog.58.jpg" calcext:value-type="string">
            <text:p>dog.58.jpg</text:p>
          </table:table-cell>
          <table:table-cell table:formula="of:=[.$H$1]&amp;&quot;.&quot;&amp;[.A60]&amp;&quot;.jpg&quot;" office:value-type="string" office:string-value="cat.58.jpg" calcext:value-type="string">
            <text:p>cat.58.jpg</text:p>
          </table:table-cell>
          <table:table-cell/>
          <table:table-cell table:formula="of:=[.$B$1]&amp;&quot; &quot;&amp;[.B60]&amp;&quot; &quot;&amp;[.$C$1]&amp;[.B60]" office:value-type="string" office:string-value="mv dog.58.jpg ~/repo/DATA/INPUT/StarterBundle/Animals/dog.58.jpg" calcext:value-type="string">
            <text:p>mv dog.58.jpg ~/repo/DATA/INPUT/StarterBundle/Animals/dog.58.jpg</text:p>
          </table:table-cell>
          <table:table-cell table:formula="of:=[.$B$1]&amp;&quot; &quot;&amp;[.C60]&amp;&quot; &quot;&amp;[.$C$1]&amp;[.C60]" office:value-type="string" office:string-value="mv cat.58.jpg ~/repo/DATA/INPUT/StarterBundle/Animals/cat.58.jpg" calcext:value-type="string">
            <text:p>mv cat.58.jpg ~/repo/DATA/INPUT/StarterBundle/Animals/cat.58.jpg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&amp;&quot;.&quot;&amp;[.A61]&amp;&quot;.jpg&quot;" office:value-type="string" office:string-value="dog.59.jpg" calcext:value-type="string">
            <text:p>dog.59.jpg</text:p>
          </table:table-cell>
          <table:table-cell table:formula="of:=[.$H$1]&amp;&quot;.&quot;&amp;[.A61]&amp;&quot;.jpg&quot;" office:value-type="string" office:string-value="cat.59.jpg" calcext:value-type="string">
            <text:p>cat.59.jpg</text:p>
          </table:table-cell>
          <table:table-cell/>
          <table:table-cell table:formula="of:=[.$B$1]&amp;&quot; &quot;&amp;[.B61]&amp;&quot; &quot;&amp;[.$C$1]&amp;[.B61]" office:value-type="string" office:string-value="mv dog.59.jpg ~/repo/DATA/INPUT/StarterBundle/Animals/dog.59.jpg" calcext:value-type="string">
            <text:p>mv dog.59.jpg ~/repo/DATA/INPUT/StarterBundle/Animals/dog.59.jpg</text:p>
          </table:table-cell>
          <table:table-cell table:formula="of:=[.$B$1]&amp;&quot; &quot;&amp;[.C61]&amp;&quot; &quot;&amp;[.$C$1]&amp;[.C61]" office:value-type="string" office:string-value="mv cat.59.jpg ~/repo/DATA/INPUT/StarterBundle/Animals/cat.59.jpg" calcext:value-type="string">
            <text:p>mv cat.59.jpg ~/repo/DATA/INPUT/StarterBundle/Animals/cat.59.jpg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&amp;&quot;.&quot;&amp;[.A62]&amp;&quot;.jpg&quot;" office:value-type="string" office:string-value="dog.60.jpg" calcext:value-type="string">
            <text:p>dog.60.jpg</text:p>
          </table:table-cell>
          <table:table-cell table:formula="of:=[.$H$1]&amp;&quot;.&quot;&amp;[.A62]&amp;&quot;.jpg&quot;" office:value-type="string" office:string-value="cat.60.jpg" calcext:value-type="string">
            <text:p>cat.60.jpg</text:p>
          </table:table-cell>
          <table:table-cell/>
          <table:table-cell table:formula="of:=[.$B$1]&amp;&quot; &quot;&amp;[.B62]&amp;&quot; &quot;&amp;[.$C$1]&amp;[.B62]" office:value-type="string" office:string-value="mv dog.60.jpg ~/repo/DATA/INPUT/StarterBundle/Animals/dog.60.jpg" calcext:value-type="string">
            <text:p>mv dog.60.jpg ~/repo/DATA/INPUT/StarterBundle/Animals/dog.60.jpg</text:p>
          </table:table-cell>
          <table:table-cell table:formula="of:=[.$B$1]&amp;&quot; &quot;&amp;[.C62]&amp;&quot; &quot;&amp;[.$C$1]&amp;[.C62]" office:value-type="string" office:string-value="mv cat.60.jpg ~/repo/DATA/INPUT/StarterBundle/Animals/cat.60.jpg" calcext:value-type="string">
            <text:p>mv cat.60.jpg ~/repo/DATA/INPUT/StarterBundle/Animals/cat.60.jpg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&amp;&quot;.&quot;&amp;[.A63]&amp;&quot;.jpg&quot;" office:value-type="string" office:string-value="dog.61.jpg" calcext:value-type="string">
            <text:p>dog.61.jpg</text:p>
          </table:table-cell>
          <table:table-cell table:formula="of:=[.$H$1]&amp;&quot;.&quot;&amp;[.A63]&amp;&quot;.jpg&quot;" office:value-type="string" office:string-value="cat.61.jpg" calcext:value-type="string">
            <text:p>cat.61.jpg</text:p>
          </table:table-cell>
          <table:table-cell/>
          <table:table-cell table:formula="of:=[.$B$1]&amp;&quot; &quot;&amp;[.B63]&amp;&quot; &quot;&amp;[.$C$1]&amp;[.B63]" office:value-type="string" office:string-value="mv dog.61.jpg ~/repo/DATA/INPUT/StarterBundle/Animals/dog.61.jpg" calcext:value-type="string">
            <text:p>mv dog.61.jpg ~/repo/DATA/INPUT/StarterBundle/Animals/dog.61.jpg</text:p>
          </table:table-cell>
          <table:table-cell table:formula="of:=[.$B$1]&amp;&quot; &quot;&amp;[.C63]&amp;&quot; &quot;&amp;[.$C$1]&amp;[.C63]" office:value-type="string" office:string-value="mv cat.61.jpg ~/repo/DATA/INPUT/StarterBundle/Animals/cat.61.jpg" calcext:value-type="string">
            <text:p>mv cat.61.jpg ~/repo/DATA/INPUT/StarterBundle/Animals/cat.61.jpg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&amp;&quot;.&quot;&amp;[.A64]&amp;&quot;.jpg&quot;" office:value-type="string" office:string-value="dog.62.jpg" calcext:value-type="string">
            <text:p>dog.62.jpg</text:p>
          </table:table-cell>
          <table:table-cell table:formula="of:=[.$H$1]&amp;&quot;.&quot;&amp;[.A64]&amp;&quot;.jpg&quot;" office:value-type="string" office:string-value="cat.62.jpg" calcext:value-type="string">
            <text:p>cat.62.jpg</text:p>
          </table:table-cell>
          <table:table-cell/>
          <table:table-cell table:formula="of:=[.$B$1]&amp;&quot; &quot;&amp;[.B64]&amp;&quot; &quot;&amp;[.$C$1]&amp;[.B64]" office:value-type="string" office:string-value="mv dog.62.jpg ~/repo/DATA/INPUT/StarterBundle/Animals/dog.62.jpg" calcext:value-type="string">
            <text:p>mv dog.62.jpg ~/repo/DATA/INPUT/StarterBundle/Animals/dog.62.jpg</text:p>
          </table:table-cell>
          <table:table-cell table:formula="of:=[.$B$1]&amp;&quot; &quot;&amp;[.C64]&amp;&quot; &quot;&amp;[.$C$1]&amp;[.C64]" office:value-type="string" office:string-value="mv cat.62.jpg ~/repo/DATA/INPUT/StarterBundle/Animals/cat.62.jpg" calcext:value-type="string">
            <text:p>mv cat.62.jpg ~/repo/DATA/INPUT/StarterBundle/Animals/cat.62.jpg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&amp;&quot;.&quot;&amp;[.A65]&amp;&quot;.jpg&quot;" office:value-type="string" office:string-value="dog.63.jpg" calcext:value-type="string">
            <text:p>dog.63.jpg</text:p>
          </table:table-cell>
          <table:table-cell table:formula="of:=[.$H$1]&amp;&quot;.&quot;&amp;[.A65]&amp;&quot;.jpg&quot;" office:value-type="string" office:string-value="cat.63.jpg" calcext:value-type="string">
            <text:p>cat.63.jpg</text:p>
          </table:table-cell>
          <table:table-cell/>
          <table:table-cell table:formula="of:=[.$B$1]&amp;&quot; &quot;&amp;[.B65]&amp;&quot; &quot;&amp;[.$C$1]&amp;[.B65]" office:value-type="string" office:string-value="mv dog.63.jpg ~/repo/DATA/INPUT/StarterBundle/Animals/dog.63.jpg" calcext:value-type="string">
            <text:p>mv dog.63.jpg ~/repo/DATA/INPUT/StarterBundle/Animals/dog.63.jpg</text:p>
          </table:table-cell>
          <table:table-cell table:formula="of:=[.$B$1]&amp;&quot; &quot;&amp;[.C65]&amp;&quot; &quot;&amp;[.$C$1]&amp;[.C65]" office:value-type="string" office:string-value="mv cat.63.jpg ~/repo/DATA/INPUT/StarterBundle/Animals/cat.63.jpg" calcext:value-type="string">
            <text:p>mv cat.63.jpg ~/repo/DATA/INPUT/StarterBundle/Animals/cat.63.jpg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&amp;&quot;.&quot;&amp;[.A66]&amp;&quot;.jpg&quot;" office:value-type="string" office:string-value="dog.64.jpg" calcext:value-type="string">
            <text:p>dog.64.jpg</text:p>
          </table:table-cell>
          <table:table-cell table:formula="of:=[.$H$1]&amp;&quot;.&quot;&amp;[.A66]&amp;&quot;.jpg&quot;" office:value-type="string" office:string-value="cat.64.jpg" calcext:value-type="string">
            <text:p>cat.64.jpg</text:p>
          </table:table-cell>
          <table:table-cell/>
          <table:table-cell table:formula="of:=[.$B$1]&amp;&quot; &quot;&amp;[.B66]&amp;&quot; &quot;&amp;[.$C$1]&amp;[.B66]" office:value-type="string" office:string-value="mv dog.64.jpg ~/repo/DATA/INPUT/StarterBundle/Animals/dog.64.jpg" calcext:value-type="string">
            <text:p>mv dog.64.jpg ~/repo/DATA/INPUT/StarterBundle/Animals/dog.64.jpg</text:p>
          </table:table-cell>
          <table:table-cell table:formula="of:=[.$B$1]&amp;&quot; &quot;&amp;[.C66]&amp;&quot; &quot;&amp;[.$C$1]&amp;[.C66]" office:value-type="string" office:string-value="mv cat.64.jpg ~/repo/DATA/INPUT/StarterBundle/Animals/cat.64.jpg" calcext:value-type="string">
            <text:p>mv cat.64.jpg ~/repo/DATA/INPUT/StarterBundle/Animals/cat.64.jpg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&amp;&quot;.&quot;&amp;[.A67]&amp;&quot;.jpg&quot;" office:value-type="string" office:string-value="dog.65.jpg" calcext:value-type="string">
            <text:p>dog.65.jpg</text:p>
          </table:table-cell>
          <table:table-cell table:formula="of:=[.$H$1]&amp;&quot;.&quot;&amp;[.A67]&amp;&quot;.jpg&quot;" office:value-type="string" office:string-value="cat.65.jpg" calcext:value-type="string">
            <text:p>cat.65.jpg</text:p>
          </table:table-cell>
          <table:table-cell/>
          <table:table-cell table:formula="of:=[.$B$1]&amp;&quot; &quot;&amp;[.B67]&amp;&quot; &quot;&amp;[.$C$1]&amp;[.B67]" office:value-type="string" office:string-value="mv dog.65.jpg ~/repo/DATA/INPUT/StarterBundle/Animals/dog.65.jpg" calcext:value-type="string">
            <text:p>mv dog.65.jpg ~/repo/DATA/INPUT/StarterBundle/Animals/dog.65.jpg</text:p>
          </table:table-cell>
          <table:table-cell table:formula="of:=[.$B$1]&amp;&quot; &quot;&amp;[.C67]&amp;&quot; &quot;&amp;[.$C$1]&amp;[.C67]" office:value-type="string" office:string-value="mv cat.65.jpg ~/repo/DATA/INPUT/StarterBundle/Animals/cat.65.jpg" calcext:value-type="string">
            <text:p>mv cat.65.jpg ~/repo/DATA/INPUT/StarterBundle/Animals/cat.65.jpg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&amp;&quot;.&quot;&amp;[.A68]&amp;&quot;.jpg&quot;" office:value-type="string" office:string-value="dog.66.jpg" calcext:value-type="string">
            <text:p>dog.66.jpg</text:p>
          </table:table-cell>
          <table:table-cell table:formula="of:=[.$H$1]&amp;&quot;.&quot;&amp;[.A68]&amp;&quot;.jpg&quot;" office:value-type="string" office:string-value="cat.66.jpg" calcext:value-type="string">
            <text:p>cat.66.jpg</text:p>
          </table:table-cell>
          <table:table-cell/>
          <table:table-cell table:formula="of:=[.$B$1]&amp;&quot; &quot;&amp;[.B68]&amp;&quot; &quot;&amp;[.$C$1]&amp;[.B68]" office:value-type="string" office:string-value="mv dog.66.jpg ~/repo/DATA/INPUT/StarterBundle/Animals/dog.66.jpg" calcext:value-type="string">
            <text:p>mv dog.66.jpg ~/repo/DATA/INPUT/StarterBundle/Animals/dog.66.jpg</text:p>
          </table:table-cell>
          <table:table-cell table:formula="of:=[.$B$1]&amp;&quot; &quot;&amp;[.C68]&amp;&quot; &quot;&amp;[.$C$1]&amp;[.C68]" office:value-type="string" office:string-value="mv cat.66.jpg ~/repo/DATA/INPUT/StarterBundle/Animals/cat.66.jpg" calcext:value-type="string">
            <text:p>mv cat.66.jpg ~/repo/DATA/INPUT/StarterBundle/Animals/cat.66.jpg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&amp;&quot;.&quot;&amp;[.A69]&amp;&quot;.jpg&quot;" office:value-type="string" office:string-value="dog.67.jpg" calcext:value-type="string">
            <text:p>dog.67.jpg</text:p>
          </table:table-cell>
          <table:table-cell table:formula="of:=[.$H$1]&amp;&quot;.&quot;&amp;[.A69]&amp;&quot;.jpg&quot;" office:value-type="string" office:string-value="cat.67.jpg" calcext:value-type="string">
            <text:p>cat.67.jpg</text:p>
          </table:table-cell>
          <table:table-cell/>
          <table:table-cell table:formula="of:=[.$B$1]&amp;&quot; &quot;&amp;[.B69]&amp;&quot; &quot;&amp;[.$C$1]&amp;[.B69]" office:value-type="string" office:string-value="mv dog.67.jpg ~/repo/DATA/INPUT/StarterBundle/Animals/dog.67.jpg" calcext:value-type="string">
            <text:p>mv dog.67.jpg ~/repo/DATA/INPUT/StarterBundle/Animals/dog.67.jpg</text:p>
          </table:table-cell>
          <table:table-cell table:formula="of:=[.$B$1]&amp;&quot; &quot;&amp;[.C69]&amp;&quot; &quot;&amp;[.$C$1]&amp;[.C69]" office:value-type="string" office:string-value="mv cat.67.jpg ~/repo/DATA/INPUT/StarterBundle/Animals/cat.67.jpg" calcext:value-type="string">
            <text:p>mv cat.67.jpg ~/repo/DATA/INPUT/StarterBundle/Animals/cat.67.jpg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&amp;&quot;.&quot;&amp;[.A70]&amp;&quot;.jpg&quot;" office:value-type="string" office:string-value="dog.68.jpg" calcext:value-type="string">
            <text:p>dog.68.jpg</text:p>
          </table:table-cell>
          <table:table-cell table:formula="of:=[.$H$1]&amp;&quot;.&quot;&amp;[.A70]&amp;&quot;.jpg&quot;" office:value-type="string" office:string-value="cat.68.jpg" calcext:value-type="string">
            <text:p>cat.68.jpg</text:p>
          </table:table-cell>
          <table:table-cell/>
          <table:table-cell table:formula="of:=[.$B$1]&amp;&quot; &quot;&amp;[.B70]&amp;&quot; &quot;&amp;[.$C$1]&amp;[.B70]" office:value-type="string" office:string-value="mv dog.68.jpg ~/repo/DATA/INPUT/StarterBundle/Animals/dog.68.jpg" calcext:value-type="string">
            <text:p>mv dog.68.jpg ~/repo/DATA/INPUT/StarterBundle/Animals/dog.68.jpg</text:p>
          </table:table-cell>
          <table:table-cell table:formula="of:=[.$B$1]&amp;&quot; &quot;&amp;[.C70]&amp;&quot; &quot;&amp;[.$C$1]&amp;[.C70]" office:value-type="string" office:string-value="mv cat.68.jpg ~/repo/DATA/INPUT/StarterBundle/Animals/cat.68.jpg" calcext:value-type="string">
            <text:p>mv cat.68.jpg ~/repo/DATA/INPUT/StarterBundle/Animals/cat.68.jpg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&amp;&quot;.&quot;&amp;[.A71]&amp;&quot;.jpg&quot;" office:value-type="string" office:string-value="dog.69.jpg" calcext:value-type="string">
            <text:p>dog.69.jpg</text:p>
          </table:table-cell>
          <table:table-cell table:formula="of:=[.$H$1]&amp;&quot;.&quot;&amp;[.A71]&amp;&quot;.jpg&quot;" office:value-type="string" office:string-value="cat.69.jpg" calcext:value-type="string">
            <text:p>cat.69.jpg</text:p>
          </table:table-cell>
          <table:table-cell/>
          <table:table-cell table:formula="of:=[.$B$1]&amp;&quot; &quot;&amp;[.B71]&amp;&quot; &quot;&amp;[.$C$1]&amp;[.B71]" office:value-type="string" office:string-value="mv dog.69.jpg ~/repo/DATA/INPUT/StarterBundle/Animals/dog.69.jpg" calcext:value-type="string">
            <text:p>mv dog.69.jpg ~/repo/DATA/INPUT/StarterBundle/Animals/dog.69.jpg</text:p>
          </table:table-cell>
          <table:table-cell table:formula="of:=[.$B$1]&amp;&quot; &quot;&amp;[.C71]&amp;&quot; &quot;&amp;[.$C$1]&amp;[.C71]" office:value-type="string" office:string-value="mv cat.69.jpg ~/repo/DATA/INPUT/StarterBundle/Animals/cat.69.jpg" calcext:value-type="string">
            <text:p>mv cat.69.jpg ~/repo/DATA/INPUT/StarterBundle/Animals/cat.69.jpg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&amp;&quot;.&quot;&amp;[.A72]&amp;&quot;.jpg&quot;" office:value-type="string" office:string-value="dog.70.jpg" calcext:value-type="string">
            <text:p>dog.70.jpg</text:p>
          </table:table-cell>
          <table:table-cell table:formula="of:=[.$H$1]&amp;&quot;.&quot;&amp;[.A72]&amp;&quot;.jpg&quot;" office:value-type="string" office:string-value="cat.70.jpg" calcext:value-type="string">
            <text:p>cat.70.jpg</text:p>
          </table:table-cell>
          <table:table-cell/>
          <table:table-cell table:formula="of:=[.$B$1]&amp;&quot; &quot;&amp;[.B72]&amp;&quot; &quot;&amp;[.$C$1]&amp;[.B72]" office:value-type="string" office:string-value="mv dog.70.jpg ~/repo/DATA/INPUT/StarterBundle/Animals/dog.70.jpg" calcext:value-type="string">
            <text:p>mv dog.70.jpg ~/repo/DATA/INPUT/StarterBundle/Animals/dog.70.jpg</text:p>
          </table:table-cell>
          <table:table-cell table:formula="of:=[.$B$1]&amp;&quot; &quot;&amp;[.C72]&amp;&quot; &quot;&amp;[.$C$1]&amp;[.C72]" office:value-type="string" office:string-value="mv cat.70.jpg ~/repo/DATA/INPUT/StarterBundle/Animals/cat.70.jpg" calcext:value-type="string">
            <text:p>mv cat.70.jpg ~/repo/DATA/INPUT/StarterBundle/Animals/cat.70.jpg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&amp;&quot;.&quot;&amp;[.A73]&amp;&quot;.jpg&quot;" office:value-type="string" office:string-value="dog.71.jpg" calcext:value-type="string">
            <text:p>dog.71.jpg</text:p>
          </table:table-cell>
          <table:table-cell table:formula="of:=[.$H$1]&amp;&quot;.&quot;&amp;[.A73]&amp;&quot;.jpg&quot;" office:value-type="string" office:string-value="cat.71.jpg" calcext:value-type="string">
            <text:p>cat.71.jpg</text:p>
          </table:table-cell>
          <table:table-cell/>
          <table:table-cell table:formula="of:=[.$B$1]&amp;&quot; &quot;&amp;[.B73]&amp;&quot; &quot;&amp;[.$C$1]&amp;[.B73]" office:value-type="string" office:string-value="mv dog.71.jpg ~/repo/DATA/INPUT/StarterBundle/Animals/dog.71.jpg" calcext:value-type="string">
            <text:p>mv dog.71.jpg ~/repo/DATA/INPUT/StarterBundle/Animals/dog.71.jpg</text:p>
          </table:table-cell>
          <table:table-cell table:formula="of:=[.$B$1]&amp;&quot; &quot;&amp;[.C73]&amp;&quot; &quot;&amp;[.$C$1]&amp;[.C73]" office:value-type="string" office:string-value="mv cat.71.jpg ~/repo/DATA/INPUT/StarterBundle/Animals/cat.71.jpg" calcext:value-type="string">
            <text:p>mv cat.71.jpg ~/repo/DATA/INPUT/StarterBundle/Animals/cat.71.jpg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&amp;&quot;.&quot;&amp;[.A74]&amp;&quot;.jpg&quot;" office:value-type="string" office:string-value="dog.72.jpg" calcext:value-type="string">
            <text:p>dog.72.jpg</text:p>
          </table:table-cell>
          <table:table-cell table:formula="of:=[.$H$1]&amp;&quot;.&quot;&amp;[.A74]&amp;&quot;.jpg&quot;" office:value-type="string" office:string-value="cat.72.jpg" calcext:value-type="string">
            <text:p>cat.72.jpg</text:p>
          </table:table-cell>
          <table:table-cell/>
          <table:table-cell table:formula="of:=[.$B$1]&amp;&quot; &quot;&amp;[.B74]&amp;&quot; &quot;&amp;[.$C$1]&amp;[.B74]" office:value-type="string" office:string-value="mv dog.72.jpg ~/repo/DATA/INPUT/StarterBundle/Animals/dog.72.jpg" calcext:value-type="string">
            <text:p>mv dog.72.jpg ~/repo/DATA/INPUT/StarterBundle/Animals/dog.72.jpg</text:p>
          </table:table-cell>
          <table:table-cell table:formula="of:=[.$B$1]&amp;&quot; &quot;&amp;[.C74]&amp;&quot; &quot;&amp;[.$C$1]&amp;[.C74]" office:value-type="string" office:string-value="mv cat.72.jpg ~/repo/DATA/INPUT/StarterBundle/Animals/cat.72.jpg" calcext:value-type="string">
            <text:p>mv cat.72.jpg ~/repo/DATA/INPUT/StarterBundle/Animals/cat.72.jpg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&amp;&quot;.&quot;&amp;[.A75]&amp;&quot;.jpg&quot;" office:value-type="string" office:string-value="dog.73.jpg" calcext:value-type="string">
            <text:p>dog.73.jpg</text:p>
          </table:table-cell>
          <table:table-cell table:formula="of:=[.$H$1]&amp;&quot;.&quot;&amp;[.A75]&amp;&quot;.jpg&quot;" office:value-type="string" office:string-value="cat.73.jpg" calcext:value-type="string">
            <text:p>cat.73.jpg</text:p>
          </table:table-cell>
          <table:table-cell/>
          <table:table-cell table:formula="of:=[.$B$1]&amp;&quot; &quot;&amp;[.B75]&amp;&quot; &quot;&amp;[.$C$1]&amp;[.B75]" office:value-type="string" office:string-value="mv dog.73.jpg ~/repo/DATA/INPUT/StarterBundle/Animals/dog.73.jpg" calcext:value-type="string">
            <text:p>mv dog.73.jpg ~/repo/DATA/INPUT/StarterBundle/Animals/dog.73.jpg</text:p>
          </table:table-cell>
          <table:table-cell table:formula="of:=[.$B$1]&amp;&quot; &quot;&amp;[.C75]&amp;&quot; &quot;&amp;[.$C$1]&amp;[.C75]" office:value-type="string" office:string-value="mv cat.73.jpg ~/repo/DATA/INPUT/StarterBundle/Animals/cat.73.jpg" calcext:value-type="string">
            <text:p>mv cat.73.jpg ~/repo/DATA/INPUT/StarterBundle/Animals/cat.73.jpg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&amp;&quot;.&quot;&amp;[.A76]&amp;&quot;.jpg&quot;" office:value-type="string" office:string-value="dog.74.jpg" calcext:value-type="string">
            <text:p>dog.74.jpg</text:p>
          </table:table-cell>
          <table:table-cell table:formula="of:=[.$H$1]&amp;&quot;.&quot;&amp;[.A76]&amp;&quot;.jpg&quot;" office:value-type="string" office:string-value="cat.74.jpg" calcext:value-type="string">
            <text:p>cat.74.jpg</text:p>
          </table:table-cell>
          <table:table-cell/>
          <table:table-cell table:formula="of:=[.$B$1]&amp;&quot; &quot;&amp;[.B76]&amp;&quot; &quot;&amp;[.$C$1]&amp;[.B76]" office:value-type="string" office:string-value="mv dog.74.jpg ~/repo/DATA/INPUT/StarterBundle/Animals/dog.74.jpg" calcext:value-type="string">
            <text:p>mv dog.74.jpg ~/repo/DATA/INPUT/StarterBundle/Animals/dog.74.jpg</text:p>
          </table:table-cell>
          <table:table-cell table:formula="of:=[.$B$1]&amp;&quot; &quot;&amp;[.C76]&amp;&quot; &quot;&amp;[.$C$1]&amp;[.C76]" office:value-type="string" office:string-value="mv cat.74.jpg ~/repo/DATA/INPUT/StarterBundle/Animals/cat.74.jpg" calcext:value-type="string">
            <text:p>mv cat.74.jpg ~/repo/DATA/INPUT/StarterBundle/Animals/cat.74.jpg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&amp;&quot;.&quot;&amp;[.A77]&amp;&quot;.jpg&quot;" office:value-type="string" office:string-value="dog.75.jpg" calcext:value-type="string">
            <text:p>dog.75.jpg</text:p>
          </table:table-cell>
          <table:table-cell table:formula="of:=[.$H$1]&amp;&quot;.&quot;&amp;[.A77]&amp;&quot;.jpg&quot;" office:value-type="string" office:string-value="cat.75.jpg" calcext:value-type="string">
            <text:p>cat.75.jpg</text:p>
          </table:table-cell>
          <table:table-cell/>
          <table:table-cell table:formula="of:=[.$B$1]&amp;&quot; &quot;&amp;[.B77]&amp;&quot; &quot;&amp;[.$C$1]&amp;[.B77]" office:value-type="string" office:string-value="mv dog.75.jpg ~/repo/DATA/INPUT/StarterBundle/Animals/dog.75.jpg" calcext:value-type="string">
            <text:p>mv dog.75.jpg ~/repo/DATA/INPUT/StarterBundle/Animals/dog.75.jpg</text:p>
          </table:table-cell>
          <table:table-cell table:formula="of:=[.$B$1]&amp;&quot; &quot;&amp;[.C77]&amp;&quot; &quot;&amp;[.$C$1]&amp;[.C77]" office:value-type="string" office:string-value="mv cat.75.jpg ~/repo/DATA/INPUT/StarterBundle/Animals/cat.75.jpg" calcext:value-type="string">
            <text:p>mv cat.75.jpg ~/repo/DATA/INPUT/StarterBundle/Animals/cat.75.jpg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&amp;&quot;.&quot;&amp;[.A78]&amp;&quot;.jpg&quot;" office:value-type="string" office:string-value="dog.76.jpg" calcext:value-type="string">
            <text:p>dog.76.jpg</text:p>
          </table:table-cell>
          <table:table-cell table:formula="of:=[.$H$1]&amp;&quot;.&quot;&amp;[.A78]&amp;&quot;.jpg&quot;" office:value-type="string" office:string-value="cat.76.jpg" calcext:value-type="string">
            <text:p>cat.76.jpg</text:p>
          </table:table-cell>
          <table:table-cell/>
          <table:table-cell table:formula="of:=[.$B$1]&amp;&quot; &quot;&amp;[.B78]&amp;&quot; &quot;&amp;[.$C$1]&amp;[.B78]" office:value-type="string" office:string-value="mv dog.76.jpg ~/repo/DATA/INPUT/StarterBundle/Animals/dog.76.jpg" calcext:value-type="string">
            <text:p>mv dog.76.jpg ~/repo/DATA/INPUT/StarterBundle/Animals/dog.76.jpg</text:p>
          </table:table-cell>
          <table:table-cell table:formula="of:=[.$B$1]&amp;&quot; &quot;&amp;[.C78]&amp;&quot; &quot;&amp;[.$C$1]&amp;[.C78]" office:value-type="string" office:string-value="mv cat.76.jpg ~/repo/DATA/INPUT/StarterBundle/Animals/cat.76.jpg" calcext:value-type="string">
            <text:p>mv cat.76.jpg ~/repo/DATA/INPUT/StarterBundle/Animals/cat.76.jpg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&amp;&quot;.&quot;&amp;[.A79]&amp;&quot;.jpg&quot;" office:value-type="string" office:string-value="dog.77.jpg" calcext:value-type="string">
            <text:p>dog.77.jpg</text:p>
          </table:table-cell>
          <table:table-cell table:formula="of:=[.$H$1]&amp;&quot;.&quot;&amp;[.A79]&amp;&quot;.jpg&quot;" office:value-type="string" office:string-value="cat.77.jpg" calcext:value-type="string">
            <text:p>cat.77.jpg</text:p>
          </table:table-cell>
          <table:table-cell/>
          <table:table-cell table:formula="of:=[.$B$1]&amp;&quot; &quot;&amp;[.B79]&amp;&quot; &quot;&amp;[.$C$1]&amp;[.B79]" office:value-type="string" office:string-value="mv dog.77.jpg ~/repo/DATA/INPUT/StarterBundle/Animals/dog.77.jpg" calcext:value-type="string">
            <text:p>mv dog.77.jpg ~/repo/DATA/INPUT/StarterBundle/Animals/dog.77.jpg</text:p>
          </table:table-cell>
          <table:table-cell table:formula="of:=[.$B$1]&amp;&quot; &quot;&amp;[.C79]&amp;&quot; &quot;&amp;[.$C$1]&amp;[.C79]" office:value-type="string" office:string-value="mv cat.77.jpg ~/repo/DATA/INPUT/StarterBundle/Animals/cat.77.jpg" calcext:value-type="string">
            <text:p>mv cat.77.jpg ~/repo/DATA/INPUT/StarterBundle/Animals/cat.77.jpg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&amp;&quot;.&quot;&amp;[.A80]&amp;&quot;.jpg&quot;" office:value-type="string" office:string-value="dog.78.jpg" calcext:value-type="string">
            <text:p>dog.78.jpg</text:p>
          </table:table-cell>
          <table:table-cell table:formula="of:=[.$H$1]&amp;&quot;.&quot;&amp;[.A80]&amp;&quot;.jpg&quot;" office:value-type="string" office:string-value="cat.78.jpg" calcext:value-type="string">
            <text:p>cat.78.jpg</text:p>
          </table:table-cell>
          <table:table-cell/>
          <table:table-cell table:formula="of:=[.$B$1]&amp;&quot; &quot;&amp;[.B80]&amp;&quot; &quot;&amp;[.$C$1]&amp;[.B80]" office:value-type="string" office:string-value="mv dog.78.jpg ~/repo/DATA/INPUT/StarterBundle/Animals/dog.78.jpg" calcext:value-type="string">
            <text:p>mv dog.78.jpg ~/repo/DATA/INPUT/StarterBundle/Animals/dog.78.jpg</text:p>
          </table:table-cell>
          <table:table-cell table:formula="of:=[.$B$1]&amp;&quot; &quot;&amp;[.C80]&amp;&quot; &quot;&amp;[.$C$1]&amp;[.C80]" office:value-type="string" office:string-value="mv cat.78.jpg ~/repo/DATA/INPUT/StarterBundle/Animals/cat.78.jpg" calcext:value-type="string">
            <text:p>mv cat.78.jpg ~/repo/DATA/INPUT/StarterBundle/Animals/cat.78.jpg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&amp;&quot;.&quot;&amp;[.A81]&amp;&quot;.jpg&quot;" office:value-type="string" office:string-value="dog.79.jpg" calcext:value-type="string">
            <text:p>dog.79.jpg</text:p>
          </table:table-cell>
          <table:table-cell table:formula="of:=[.$H$1]&amp;&quot;.&quot;&amp;[.A81]&amp;&quot;.jpg&quot;" office:value-type="string" office:string-value="cat.79.jpg" calcext:value-type="string">
            <text:p>cat.79.jpg</text:p>
          </table:table-cell>
          <table:table-cell/>
          <table:table-cell table:formula="of:=[.$B$1]&amp;&quot; &quot;&amp;[.B81]&amp;&quot; &quot;&amp;[.$C$1]&amp;[.B81]" office:value-type="string" office:string-value="mv dog.79.jpg ~/repo/DATA/INPUT/StarterBundle/Animals/dog.79.jpg" calcext:value-type="string">
            <text:p>mv dog.79.jpg ~/repo/DATA/INPUT/StarterBundle/Animals/dog.79.jpg</text:p>
          </table:table-cell>
          <table:table-cell table:formula="of:=[.$B$1]&amp;&quot; &quot;&amp;[.C81]&amp;&quot; &quot;&amp;[.$C$1]&amp;[.C81]" office:value-type="string" office:string-value="mv cat.79.jpg ~/repo/DATA/INPUT/StarterBundle/Animals/cat.79.jpg" calcext:value-type="string">
            <text:p>mv cat.79.jpg ~/repo/DATA/INPUT/StarterBundle/Animals/cat.79.jpg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&amp;&quot;.&quot;&amp;[.A82]&amp;&quot;.jpg&quot;" office:value-type="string" office:string-value="dog.80.jpg" calcext:value-type="string">
            <text:p>dog.80.jpg</text:p>
          </table:table-cell>
          <table:table-cell table:formula="of:=[.$H$1]&amp;&quot;.&quot;&amp;[.A82]&amp;&quot;.jpg&quot;" office:value-type="string" office:string-value="cat.80.jpg" calcext:value-type="string">
            <text:p>cat.80.jpg</text:p>
          </table:table-cell>
          <table:table-cell/>
          <table:table-cell table:formula="of:=[.$B$1]&amp;&quot; &quot;&amp;[.B82]&amp;&quot; &quot;&amp;[.$C$1]&amp;[.B82]" office:value-type="string" office:string-value="mv dog.80.jpg ~/repo/DATA/INPUT/StarterBundle/Animals/dog.80.jpg" calcext:value-type="string">
            <text:p>mv dog.80.jpg ~/repo/DATA/INPUT/StarterBundle/Animals/dog.80.jpg</text:p>
          </table:table-cell>
          <table:table-cell table:formula="of:=[.$B$1]&amp;&quot; &quot;&amp;[.C82]&amp;&quot; &quot;&amp;[.$C$1]&amp;[.C82]" office:value-type="string" office:string-value="mv cat.80.jpg ~/repo/DATA/INPUT/StarterBundle/Animals/cat.80.jpg" calcext:value-type="string">
            <text:p>mv cat.80.jpg ~/repo/DATA/INPUT/StarterBundle/Animals/cat.80.jpg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&amp;&quot;.&quot;&amp;[.A83]&amp;&quot;.jpg&quot;" office:value-type="string" office:string-value="dog.81.jpg" calcext:value-type="string">
            <text:p>dog.81.jpg</text:p>
          </table:table-cell>
          <table:table-cell table:formula="of:=[.$H$1]&amp;&quot;.&quot;&amp;[.A83]&amp;&quot;.jpg&quot;" office:value-type="string" office:string-value="cat.81.jpg" calcext:value-type="string">
            <text:p>cat.81.jpg</text:p>
          </table:table-cell>
          <table:table-cell/>
          <table:table-cell table:formula="of:=[.$B$1]&amp;&quot; &quot;&amp;[.B83]&amp;&quot; &quot;&amp;[.$C$1]&amp;[.B83]" office:value-type="string" office:string-value="mv dog.81.jpg ~/repo/DATA/INPUT/StarterBundle/Animals/dog.81.jpg" calcext:value-type="string">
            <text:p>mv dog.81.jpg ~/repo/DATA/INPUT/StarterBundle/Animals/dog.81.jpg</text:p>
          </table:table-cell>
          <table:table-cell table:formula="of:=[.$B$1]&amp;&quot; &quot;&amp;[.C83]&amp;&quot; &quot;&amp;[.$C$1]&amp;[.C83]" office:value-type="string" office:string-value="mv cat.81.jpg ~/repo/DATA/INPUT/StarterBundle/Animals/cat.81.jpg" calcext:value-type="string">
            <text:p>mv cat.81.jpg ~/repo/DATA/INPUT/StarterBundle/Animals/cat.81.jpg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&amp;&quot;.&quot;&amp;[.A84]&amp;&quot;.jpg&quot;" office:value-type="string" office:string-value="dog.82.jpg" calcext:value-type="string">
            <text:p>dog.82.jpg</text:p>
          </table:table-cell>
          <table:table-cell table:formula="of:=[.$H$1]&amp;&quot;.&quot;&amp;[.A84]&amp;&quot;.jpg&quot;" office:value-type="string" office:string-value="cat.82.jpg" calcext:value-type="string">
            <text:p>cat.82.jpg</text:p>
          </table:table-cell>
          <table:table-cell/>
          <table:table-cell table:formula="of:=[.$B$1]&amp;&quot; &quot;&amp;[.B84]&amp;&quot; &quot;&amp;[.$C$1]&amp;[.B84]" office:value-type="string" office:string-value="mv dog.82.jpg ~/repo/DATA/INPUT/StarterBundle/Animals/dog.82.jpg" calcext:value-type="string">
            <text:p>mv dog.82.jpg ~/repo/DATA/INPUT/StarterBundle/Animals/dog.82.jpg</text:p>
          </table:table-cell>
          <table:table-cell table:formula="of:=[.$B$1]&amp;&quot; &quot;&amp;[.C84]&amp;&quot; &quot;&amp;[.$C$1]&amp;[.C84]" office:value-type="string" office:string-value="mv cat.82.jpg ~/repo/DATA/INPUT/StarterBundle/Animals/cat.82.jpg" calcext:value-type="string">
            <text:p>mv cat.82.jpg ~/repo/DATA/INPUT/StarterBundle/Animals/cat.82.jpg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&amp;&quot;.&quot;&amp;[.A85]&amp;&quot;.jpg&quot;" office:value-type="string" office:string-value="dog.83.jpg" calcext:value-type="string">
            <text:p>dog.83.jpg</text:p>
          </table:table-cell>
          <table:table-cell table:formula="of:=[.$H$1]&amp;&quot;.&quot;&amp;[.A85]&amp;&quot;.jpg&quot;" office:value-type="string" office:string-value="cat.83.jpg" calcext:value-type="string">
            <text:p>cat.83.jpg</text:p>
          </table:table-cell>
          <table:table-cell/>
          <table:table-cell table:formula="of:=[.$B$1]&amp;&quot; &quot;&amp;[.B85]&amp;&quot; &quot;&amp;[.$C$1]&amp;[.B85]" office:value-type="string" office:string-value="mv dog.83.jpg ~/repo/DATA/INPUT/StarterBundle/Animals/dog.83.jpg" calcext:value-type="string">
            <text:p>mv dog.83.jpg ~/repo/DATA/INPUT/StarterBundle/Animals/dog.83.jpg</text:p>
          </table:table-cell>
          <table:table-cell table:formula="of:=[.$B$1]&amp;&quot; &quot;&amp;[.C85]&amp;&quot; &quot;&amp;[.$C$1]&amp;[.C85]" office:value-type="string" office:string-value="mv cat.83.jpg ~/repo/DATA/INPUT/StarterBundle/Animals/cat.83.jpg" calcext:value-type="string">
            <text:p>mv cat.83.jpg ~/repo/DATA/INPUT/StarterBundle/Animals/cat.83.jpg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&amp;&quot;.&quot;&amp;[.A86]&amp;&quot;.jpg&quot;" office:value-type="string" office:string-value="dog.84.jpg" calcext:value-type="string">
            <text:p>dog.84.jpg</text:p>
          </table:table-cell>
          <table:table-cell table:formula="of:=[.$H$1]&amp;&quot;.&quot;&amp;[.A86]&amp;&quot;.jpg&quot;" office:value-type="string" office:string-value="cat.84.jpg" calcext:value-type="string">
            <text:p>cat.84.jpg</text:p>
          </table:table-cell>
          <table:table-cell/>
          <table:table-cell table:formula="of:=[.$B$1]&amp;&quot; &quot;&amp;[.B86]&amp;&quot; &quot;&amp;[.$C$1]&amp;[.B86]" office:value-type="string" office:string-value="mv dog.84.jpg ~/repo/DATA/INPUT/StarterBundle/Animals/dog.84.jpg" calcext:value-type="string">
            <text:p>mv dog.84.jpg ~/repo/DATA/INPUT/StarterBundle/Animals/dog.84.jpg</text:p>
          </table:table-cell>
          <table:table-cell table:formula="of:=[.$B$1]&amp;&quot; &quot;&amp;[.C86]&amp;&quot; &quot;&amp;[.$C$1]&amp;[.C86]" office:value-type="string" office:string-value="mv cat.84.jpg ~/repo/DATA/INPUT/StarterBundle/Animals/cat.84.jpg" calcext:value-type="string">
            <text:p>mv cat.84.jpg ~/repo/DATA/INPUT/StarterBundle/Animals/cat.84.jp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&amp;&quot;.&quot;&amp;[.A87]&amp;&quot;.jpg&quot;" office:value-type="string" office:string-value="dog.85.jpg" calcext:value-type="string">
            <text:p>dog.85.jpg</text:p>
          </table:table-cell>
          <table:table-cell table:formula="of:=[.$H$1]&amp;&quot;.&quot;&amp;[.A87]&amp;&quot;.jpg&quot;" office:value-type="string" office:string-value="cat.85.jpg" calcext:value-type="string">
            <text:p>cat.85.jpg</text:p>
          </table:table-cell>
          <table:table-cell/>
          <table:table-cell table:formula="of:=[.$B$1]&amp;&quot; &quot;&amp;[.B87]&amp;&quot; &quot;&amp;[.$C$1]&amp;[.B87]" office:value-type="string" office:string-value="mv dog.85.jpg ~/repo/DATA/INPUT/StarterBundle/Animals/dog.85.jpg" calcext:value-type="string">
            <text:p>mv dog.85.jpg ~/repo/DATA/INPUT/StarterBundle/Animals/dog.85.jpg</text:p>
          </table:table-cell>
          <table:table-cell table:formula="of:=[.$B$1]&amp;&quot; &quot;&amp;[.C87]&amp;&quot; &quot;&amp;[.$C$1]&amp;[.C87]" office:value-type="string" office:string-value="mv cat.85.jpg ~/repo/DATA/INPUT/StarterBundle/Animals/cat.85.jpg" calcext:value-type="string">
            <text:p>mv cat.85.jpg ~/repo/DATA/INPUT/StarterBundle/Animals/cat.85.jpg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&amp;&quot;.&quot;&amp;[.A88]&amp;&quot;.jpg&quot;" office:value-type="string" office:string-value="dog.86.jpg" calcext:value-type="string">
            <text:p>dog.86.jpg</text:p>
          </table:table-cell>
          <table:table-cell table:formula="of:=[.$H$1]&amp;&quot;.&quot;&amp;[.A88]&amp;&quot;.jpg&quot;" office:value-type="string" office:string-value="cat.86.jpg" calcext:value-type="string">
            <text:p>cat.86.jpg</text:p>
          </table:table-cell>
          <table:table-cell/>
          <table:table-cell table:formula="of:=[.$B$1]&amp;&quot; &quot;&amp;[.B88]&amp;&quot; &quot;&amp;[.$C$1]&amp;[.B88]" office:value-type="string" office:string-value="mv dog.86.jpg ~/repo/DATA/INPUT/StarterBundle/Animals/dog.86.jpg" calcext:value-type="string">
            <text:p>mv dog.86.jpg ~/repo/DATA/INPUT/StarterBundle/Animals/dog.86.jpg</text:p>
          </table:table-cell>
          <table:table-cell table:formula="of:=[.$B$1]&amp;&quot; &quot;&amp;[.C88]&amp;&quot; &quot;&amp;[.$C$1]&amp;[.C88]" office:value-type="string" office:string-value="mv cat.86.jpg ~/repo/DATA/INPUT/StarterBundle/Animals/cat.86.jpg" calcext:value-type="string">
            <text:p>mv cat.86.jpg ~/repo/DATA/INPUT/StarterBundle/Animals/cat.86.jpg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&amp;&quot;.&quot;&amp;[.A89]&amp;&quot;.jpg&quot;" office:value-type="string" office:string-value="dog.87.jpg" calcext:value-type="string">
            <text:p>dog.87.jpg</text:p>
          </table:table-cell>
          <table:table-cell table:formula="of:=[.$H$1]&amp;&quot;.&quot;&amp;[.A89]&amp;&quot;.jpg&quot;" office:value-type="string" office:string-value="cat.87.jpg" calcext:value-type="string">
            <text:p>cat.87.jpg</text:p>
          </table:table-cell>
          <table:table-cell/>
          <table:table-cell table:formula="of:=[.$B$1]&amp;&quot; &quot;&amp;[.B89]&amp;&quot; &quot;&amp;[.$C$1]&amp;[.B89]" office:value-type="string" office:string-value="mv dog.87.jpg ~/repo/DATA/INPUT/StarterBundle/Animals/dog.87.jpg" calcext:value-type="string">
            <text:p>mv dog.87.jpg ~/repo/DATA/INPUT/StarterBundle/Animals/dog.87.jpg</text:p>
          </table:table-cell>
          <table:table-cell table:formula="of:=[.$B$1]&amp;&quot; &quot;&amp;[.C89]&amp;&quot; &quot;&amp;[.$C$1]&amp;[.C89]" office:value-type="string" office:string-value="mv cat.87.jpg ~/repo/DATA/INPUT/StarterBundle/Animals/cat.87.jpg" calcext:value-type="string">
            <text:p>mv cat.87.jpg ~/repo/DATA/INPUT/StarterBundle/Animals/cat.87.jpg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&amp;&quot;.&quot;&amp;[.A90]&amp;&quot;.jpg&quot;" office:value-type="string" office:string-value="dog.88.jpg" calcext:value-type="string">
            <text:p>dog.88.jpg</text:p>
          </table:table-cell>
          <table:table-cell table:formula="of:=[.$H$1]&amp;&quot;.&quot;&amp;[.A90]&amp;&quot;.jpg&quot;" office:value-type="string" office:string-value="cat.88.jpg" calcext:value-type="string">
            <text:p>cat.88.jpg</text:p>
          </table:table-cell>
          <table:table-cell/>
          <table:table-cell table:formula="of:=[.$B$1]&amp;&quot; &quot;&amp;[.B90]&amp;&quot; &quot;&amp;[.$C$1]&amp;[.B90]" office:value-type="string" office:string-value="mv dog.88.jpg ~/repo/DATA/INPUT/StarterBundle/Animals/dog.88.jpg" calcext:value-type="string">
            <text:p>mv dog.88.jpg ~/repo/DATA/INPUT/StarterBundle/Animals/dog.88.jpg</text:p>
          </table:table-cell>
          <table:table-cell table:formula="of:=[.$B$1]&amp;&quot; &quot;&amp;[.C90]&amp;&quot; &quot;&amp;[.$C$1]&amp;[.C90]" office:value-type="string" office:string-value="mv cat.88.jpg ~/repo/DATA/INPUT/StarterBundle/Animals/cat.88.jpg" calcext:value-type="string">
            <text:p>mv cat.88.jpg ~/repo/DATA/INPUT/StarterBundle/Animals/cat.88.jpg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&amp;&quot;.&quot;&amp;[.A91]&amp;&quot;.jpg&quot;" office:value-type="string" office:string-value="dog.89.jpg" calcext:value-type="string">
            <text:p>dog.89.jpg</text:p>
          </table:table-cell>
          <table:table-cell table:formula="of:=[.$H$1]&amp;&quot;.&quot;&amp;[.A91]&amp;&quot;.jpg&quot;" office:value-type="string" office:string-value="cat.89.jpg" calcext:value-type="string">
            <text:p>cat.89.jpg</text:p>
          </table:table-cell>
          <table:table-cell/>
          <table:table-cell table:formula="of:=[.$B$1]&amp;&quot; &quot;&amp;[.B91]&amp;&quot; &quot;&amp;[.$C$1]&amp;[.B91]" office:value-type="string" office:string-value="mv dog.89.jpg ~/repo/DATA/INPUT/StarterBundle/Animals/dog.89.jpg" calcext:value-type="string">
            <text:p>mv dog.89.jpg ~/repo/DATA/INPUT/StarterBundle/Animals/dog.89.jpg</text:p>
          </table:table-cell>
          <table:table-cell table:formula="of:=[.$B$1]&amp;&quot; &quot;&amp;[.C91]&amp;&quot; &quot;&amp;[.$C$1]&amp;[.C91]" office:value-type="string" office:string-value="mv cat.89.jpg ~/repo/DATA/INPUT/StarterBundle/Animals/cat.89.jpg" calcext:value-type="string">
            <text:p>mv cat.89.jpg ~/repo/DATA/INPUT/StarterBundle/Animals/cat.89.jpg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&amp;&quot;.&quot;&amp;[.A92]&amp;&quot;.jpg&quot;" office:value-type="string" office:string-value="dog.90.jpg" calcext:value-type="string">
            <text:p>dog.90.jpg</text:p>
          </table:table-cell>
          <table:table-cell table:formula="of:=[.$H$1]&amp;&quot;.&quot;&amp;[.A92]&amp;&quot;.jpg&quot;" office:value-type="string" office:string-value="cat.90.jpg" calcext:value-type="string">
            <text:p>cat.90.jpg</text:p>
          </table:table-cell>
          <table:table-cell/>
          <table:table-cell table:formula="of:=[.$B$1]&amp;&quot; &quot;&amp;[.B92]&amp;&quot; &quot;&amp;[.$C$1]&amp;[.B92]" office:value-type="string" office:string-value="mv dog.90.jpg ~/repo/DATA/INPUT/StarterBundle/Animals/dog.90.jpg" calcext:value-type="string">
            <text:p>mv dog.90.jpg ~/repo/DATA/INPUT/StarterBundle/Animals/dog.90.jpg</text:p>
          </table:table-cell>
          <table:table-cell table:formula="of:=[.$B$1]&amp;&quot; &quot;&amp;[.C92]&amp;&quot; &quot;&amp;[.$C$1]&amp;[.C92]" office:value-type="string" office:string-value="mv cat.90.jpg ~/repo/DATA/INPUT/StarterBundle/Animals/cat.90.jpg" calcext:value-type="string">
            <text:p>mv cat.90.jpg ~/repo/DATA/INPUT/StarterBundle/Animals/cat.90.jpg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&amp;&quot;.&quot;&amp;[.A93]&amp;&quot;.jpg&quot;" office:value-type="string" office:string-value="dog.91.jpg" calcext:value-type="string">
            <text:p>dog.91.jpg</text:p>
          </table:table-cell>
          <table:table-cell table:formula="of:=[.$H$1]&amp;&quot;.&quot;&amp;[.A93]&amp;&quot;.jpg&quot;" office:value-type="string" office:string-value="cat.91.jpg" calcext:value-type="string">
            <text:p>cat.91.jpg</text:p>
          </table:table-cell>
          <table:table-cell/>
          <table:table-cell table:formula="of:=[.$B$1]&amp;&quot; &quot;&amp;[.B93]&amp;&quot; &quot;&amp;[.$C$1]&amp;[.B93]" office:value-type="string" office:string-value="mv dog.91.jpg ~/repo/DATA/INPUT/StarterBundle/Animals/dog.91.jpg" calcext:value-type="string">
            <text:p>mv dog.91.jpg ~/repo/DATA/INPUT/StarterBundle/Animals/dog.91.jpg</text:p>
          </table:table-cell>
          <table:table-cell table:formula="of:=[.$B$1]&amp;&quot; &quot;&amp;[.C93]&amp;&quot; &quot;&amp;[.$C$1]&amp;[.C93]" office:value-type="string" office:string-value="mv cat.91.jpg ~/repo/DATA/INPUT/StarterBundle/Animals/cat.91.jpg" calcext:value-type="string">
            <text:p>mv cat.91.jpg ~/repo/DATA/INPUT/StarterBundle/Animals/cat.91.jpg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&amp;&quot;.&quot;&amp;[.A94]&amp;&quot;.jpg&quot;" office:value-type="string" office:string-value="dog.92.jpg" calcext:value-type="string">
            <text:p>dog.92.jpg</text:p>
          </table:table-cell>
          <table:table-cell table:formula="of:=[.$H$1]&amp;&quot;.&quot;&amp;[.A94]&amp;&quot;.jpg&quot;" office:value-type="string" office:string-value="cat.92.jpg" calcext:value-type="string">
            <text:p>cat.92.jpg</text:p>
          </table:table-cell>
          <table:table-cell/>
          <table:table-cell table:formula="of:=[.$B$1]&amp;&quot; &quot;&amp;[.B94]&amp;&quot; &quot;&amp;[.$C$1]&amp;[.B94]" office:value-type="string" office:string-value="mv dog.92.jpg ~/repo/DATA/INPUT/StarterBundle/Animals/dog.92.jpg" calcext:value-type="string">
            <text:p>mv dog.92.jpg ~/repo/DATA/INPUT/StarterBundle/Animals/dog.92.jpg</text:p>
          </table:table-cell>
          <table:table-cell table:formula="of:=[.$B$1]&amp;&quot; &quot;&amp;[.C94]&amp;&quot; &quot;&amp;[.$C$1]&amp;[.C94]" office:value-type="string" office:string-value="mv cat.92.jpg ~/repo/DATA/INPUT/StarterBundle/Animals/cat.92.jpg" calcext:value-type="string">
            <text:p>mv cat.92.jpg ~/repo/DATA/INPUT/StarterBundle/Animals/cat.92.jpg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&amp;&quot;.&quot;&amp;[.A95]&amp;&quot;.jpg&quot;" office:value-type="string" office:string-value="dog.93.jpg" calcext:value-type="string">
            <text:p>dog.93.jpg</text:p>
          </table:table-cell>
          <table:table-cell table:formula="of:=[.$H$1]&amp;&quot;.&quot;&amp;[.A95]&amp;&quot;.jpg&quot;" office:value-type="string" office:string-value="cat.93.jpg" calcext:value-type="string">
            <text:p>cat.93.jpg</text:p>
          </table:table-cell>
          <table:table-cell/>
          <table:table-cell table:formula="of:=[.$B$1]&amp;&quot; &quot;&amp;[.B95]&amp;&quot; &quot;&amp;[.$C$1]&amp;[.B95]" office:value-type="string" office:string-value="mv dog.93.jpg ~/repo/DATA/INPUT/StarterBundle/Animals/dog.93.jpg" calcext:value-type="string">
            <text:p>mv dog.93.jpg ~/repo/DATA/INPUT/StarterBundle/Animals/dog.93.jpg</text:p>
          </table:table-cell>
          <table:table-cell table:formula="of:=[.$B$1]&amp;&quot; &quot;&amp;[.C95]&amp;&quot; &quot;&amp;[.$C$1]&amp;[.C95]" office:value-type="string" office:string-value="mv cat.93.jpg ~/repo/DATA/INPUT/StarterBundle/Animals/cat.93.jpg" calcext:value-type="string">
            <text:p>mv cat.93.jpg ~/repo/DATA/INPUT/StarterBundle/Animals/cat.93.jpg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&amp;&quot;.&quot;&amp;[.A96]&amp;&quot;.jpg&quot;" office:value-type="string" office:string-value="dog.94.jpg" calcext:value-type="string">
            <text:p>dog.94.jpg</text:p>
          </table:table-cell>
          <table:table-cell table:formula="of:=[.$H$1]&amp;&quot;.&quot;&amp;[.A96]&amp;&quot;.jpg&quot;" office:value-type="string" office:string-value="cat.94.jpg" calcext:value-type="string">
            <text:p>cat.94.jpg</text:p>
          </table:table-cell>
          <table:table-cell/>
          <table:table-cell table:formula="of:=[.$B$1]&amp;&quot; &quot;&amp;[.B96]&amp;&quot; &quot;&amp;[.$C$1]&amp;[.B96]" office:value-type="string" office:string-value="mv dog.94.jpg ~/repo/DATA/INPUT/StarterBundle/Animals/dog.94.jpg" calcext:value-type="string">
            <text:p>mv dog.94.jpg ~/repo/DATA/INPUT/StarterBundle/Animals/dog.94.jpg</text:p>
          </table:table-cell>
          <table:table-cell table:formula="of:=[.$B$1]&amp;&quot; &quot;&amp;[.C96]&amp;&quot; &quot;&amp;[.$C$1]&amp;[.C96]" office:value-type="string" office:string-value="mv cat.94.jpg ~/repo/DATA/INPUT/StarterBundle/Animals/cat.94.jpg" calcext:value-type="string">
            <text:p>mv cat.94.jpg ~/repo/DATA/INPUT/StarterBundle/Animals/cat.94.jpg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&amp;&quot;.&quot;&amp;[.A97]&amp;&quot;.jpg&quot;" office:value-type="string" office:string-value="dog.95.jpg" calcext:value-type="string">
            <text:p>dog.95.jpg</text:p>
          </table:table-cell>
          <table:table-cell table:formula="of:=[.$H$1]&amp;&quot;.&quot;&amp;[.A97]&amp;&quot;.jpg&quot;" office:value-type="string" office:string-value="cat.95.jpg" calcext:value-type="string">
            <text:p>cat.95.jpg</text:p>
          </table:table-cell>
          <table:table-cell/>
          <table:table-cell table:formula="of:=[.$B$1]&amp;&quot; &quot;&amp;[.B97]&amp;&quot; &quot;&amp;[.$C$1]&amp;[.B97]" office:value-type="string" office:string-value="mv dog.95.jpg ~/repo/DATA/INPUT/StarterBundle/Animals/dog.95.jpg" calcext:value-type="string">
            <text:p>mv dog.95.jpg ~/repo/DATA/INPUT/StarterBundle/Animals/dog.95.jpg</text:p>
          </table:table-cell>
          <table:table-cell table:formula="of:=[.$B$1]&amp;&quot; &quot;&amp;[.C97]&amp;&quot; &quot;&amp;[.$C$1]&amp;[.C97]" office:value-type="string" office:string-value="mv cat.95.jpg ~/repo/DATA/INPUT/StarterBundle/Animals/cat.95.jpg" calcext:value-type="string">
            <text:p>mv cat.95.jpg ~/repo/DATA/INPUT/StarterBundle/Animals/cat.95.jpg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&amp;&quot;.&quot;&amp;[.A98]&amp;&quot;.jpg&quot;" office:value-type="string" office:string-value="dog.96.jpg" calcext:value-type="string">
            <text:p>dog.96.jpg</text:p>
          </table:table-cell>
          <table:table-cell table:formula="of:=[.$H$1]&amp;&quot;.&quot;&amp;[.A98]&amp;&quot;.jpg&quot;" office:value-type="string" office:string-value="cat.96.jpg" calcext:value-type="string">
            <text:p>cat.96.jpg</text:p>
          </table:table-cell>
          <table:table-cell/>
          <table:table-cell table:formula="of:=[.$B$1]&amp;&quot; &quot;&amp;[.B98]&amp;&quot; &quot;&amp;[.$C$1]&amp;[.B98]" office:value-type="string" office:string-value="mv dog.96.jpg ~/repo/DATA/INPUT/StarterBundle/Animals/dog.96.jpg" calcext:value-type="string">
            <text:p>mv dog.96.jpg ~/repo/DATA/INPUT/StarterBundle/Animals/dog.96.jpg</text:p>
          </table:table-cell>
          <table:table-cell table:formula="of:=[.$B$1]&amp;&quot; &quot;&amp;[.C98]&amp;&quot; &quot;&amp;[.$C$1]&amp;[.C98]" office:value-type="string" office:string-value="mv cat.96.jpg ~/repo/DATA/INPUT/StarterBundle/Animals/cat.96.jpg" calcext:value-type="string">
            <text:p>mv cat.96.jpg ~/repo/DATA/INPUT/StarterBundle/Animals/cat.96.jpg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&amp;&quot;.&quot;&amp;[.A99]&amp;&quot;.jpg&quot;" office:value-type="string" office:string-value="dog.97.jpg" calcext:value-type="string">
            <text:p>dog.97.jpg</text:p>
          </table:table-cell>
          <table:table-cell table:formula="of:=[.$H$1]&amp;&quot;.&quot;&amp;[.A99]&amp;&quot;.jpg&quot;" office:value-type="string" office:string-value="cat.97.jpg" calcext:value-type="string">
            <text:p>cat.97.jpg</text:p>
          </table:table-cell>
          <table:table-cell/>
          <table:table-cell table:formula="of:=[.$B$1]&amp;&quot; &quot;&amp;[.B99]&amp;&quot; &quot;&amp;[.$C$1]&amp;[.B99]" office:value-type="string" office:string-value="mv dog.97.jpg ~/repo/DATA/INPUT/StarterBundle/Animals/dog.97.jpg" calcext:value-type="string">
            <text:p>mv dog.97.jpg ~/repo/DATA/INPUT/StarterBundle/Animals/dog.97.jpg</text:p>
          </table:table-cell>
          <table:table-cell table:formula="of:=[.$B$1]&amp;&quot; &quot;&amp;[.C99]&amp;&quot; &quot;&amp;[.$C$1]&amp;[.C99]" office:value-type="string" office:string-value="mv cat.97.jpg ~/repo/DATA/INPUT/StarterBundle/Animals/cat.97.jpg" calcext:value-type="string">
            <text:p>mv cat.97.jpg ~/repo/DATA/INPUT/StarterBundle/Animals/cat.97.jpg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&amp;&quot;.&quot;&amp;[.A100]&amp;&quot;.jpg&quot;" office:value-type="string" office:string-value="dog.98.jpg" calcext:value-type="string">
            <text:p>dog.98.jpg</text:p>
          </table:table-cell>
          <table:table-cell table:formula="of:=[.$H$1]&amp;&quot;.&quot;&amp;[.A100]&amp;&quot;.jpg&quot;" office:value-type="string" office:string-value="cat.98.jpg" calcext:value-type="string">
            <text:p>cat.98.jpg</text:p>
          </table:table-cell>
          <table:table-cell/>
          <table:table-cell table:formula="of:=[.$B$1]&amp;&quot; &quot;&amp;[.B100]&amp;&quot; &quot;&amp;[.$C$1]&amp;[.B100]" office:value-type="string" office:string-value="mv dog.98.jpg ~/repo/DATA/INPUT/StarterBundle/Animals/dog.98.jpg" calcext:value-type="string">
            <text:p>mv dog.98.jpg ~/repo/DATA/INPUT/StarterBundle/Animals/dog.98.jpg</text:p>
          </table:table-cell>
          <table:table-cell table:formula="of:=[.$B$1]&amp;&quot; &quot;&amp;[.C100]&amp;&quot; &quot;&amp;[.$C$1]&amp;[.C100]" office:value-type="string" office:string-value="mv cat.98.jpg ~/repo/DATA/INPUT/StarterBundle/Animals/cat.98.jpg" calcext:value-type="string">
            <text:p>mv cat.98.jpg ~/repo/DATA/INPUT/StarterBundle/Animals/cat.98.jpg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&amp;&quot;.&quot;&amp;[.A101]&amp;&quot;.jpg&quot;" office:value-type="string" office:string-value="dog.99.jpg" calcext:value-type="string">
            <text:p>dog.99.jpg</text:p>
          </table:table-cell>
          <table:table-cell table:formula="of:=[.$H$1]&amp;&quot;.&quot;&amp;[.A101]&amp;&quot;.jpg&quot;" office:value-type="string" office:string-value="cat.99.jpg" calcext:value-type="string">
            <text:p>cat.99.jpg</text:p>
          </table:table-cell>
          <table:table-cell/>
          <table:table-cell table:formula="of:=[.$B$1]&amp;&quot; &quot;&amp;[.B101]&amp;&quot; &quot;&amp;[.$C$1]&amp;[.B101]" office:value-type="string" office:string-value="mv dog.99.jpg ~/repo/DATA/INPUT/StarterBundle/Animals/dog.99.jpg" calcext:value-type="string">
            <text:p>mv dog.99.jpg ~/repo/DATA/INPUT/StarterBundle/Animals/dog.99.jpg</text:p>
          </table:table-cell>
          <table:table-cell table:formula="of:=[.$B$1]&amp;&quot; &quot;&amp;[.C101]&amp;&quot; &quot;&amp;[.$C$1]&amp;[.C101]" office:value-type="string" office:string-value="mv cat.99.jpg ~/repo/DATA/INPUT/StarterBundle/Animals/cat.99.jpg" calcext:value-type="string">
            <text:p>mv cat.99.jpg ~/repo/DATA/INPUT/StarterBundle/Animals/cat.99.jpg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&amp;&quot;.&quot;&amp;[.A102]&amp;&quot;.jpg&quot;" office:value-type="string" office:string-value="dog.100.jpg" calcext:value-type="string">
            <text:p>dog.100.jpg</text:p>
          </table:table-cell>
          <table:table-cell table:formula="of:=[.$H$1]&amp;&quot;.&quot;&amp;[.A102]&amp;&quot;.jpg&quot;" office:value-type="string" office:string-value="cat.100.jpg" calcext:value-type="string">
            <text:p>cat.100.jpg</text:p>
          </table:table-cell>
          <table:table-cell/>
          <table:table-cell table:formula="of:=[.$B$1]&amp;&quot; &quot;&amp;[.B102]&amp;&quot; &quot;&amp;[.$C$1]&amp;[.B102]" office:value-type="string" office:string-value="mv dog.100.jpg ~/repo/DATA/INPUT/StarterBundle/Animals/dog.100.jpg" calcext:value-type="string">
            <text:p>mv dog.100.jpg ~/repo/DATA/INPUT/StarterBundle/Animals/dog.100.jpg</text:p>
          </table:table-cell>
          <table:table-cell table:formula="of:=[.$B$1]&amp;&quot; &quot;&amp;[.C102]&amp;&quot; &quot;&amp;[.$C$1]&amp;[.C102]" office:value-type="string" office:string-value="mv cat.100.jpg ~/repo/DATA/INPUT/StarterBundle/Animals/cat.100.jpg" calcext:value-type="string">
            <text:p>mv cat.100.jpg ~/repo/DATA/INPUT/StarterBundle/Animals/cat.100.jpg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G$1]&amp;&quot;.&quot;&amp;[.A103]&amp;&quot;.jpg&quot;" office:value-type="string" office:string-value="dog.101.jpg" calcext:value-type="string">
            <text:p>dog.101.jpg</text:p>
          </table:table-cell>
          <table:table-cell table:formula="of:=[.$H$1]&amp;&quot;.&quot;&amp;[.A103]&amp;&quot;.jpg&quot;" office:value-type="string" office:string-value="cat.101.jpg" calcext:value-type="string">
            <text:p>cat.101.jpg</text:p>
          </table:table-cell>
          <table:table-cell/>
          <table:table-cell table:formula="of:=[.$B$1]&amp;&quot; &quot;&amp;[.B103]&amp;&quot; &quot;&amp;[.$C$1]&amp;[.B103]" office:value-type="string" office:string-value="mv dog.101.jpg ~/repo/DATA/INPUT/StarterBundle/Animals/dog.101.jpg" calcext:value-type="string">
            <text:p>mv dog.101.jpg ~/repo/DATA/INPUT/StarterBundle/Animals/dog.101.jpg</text:p>
          </table:table-cell>
          <table:table-cell table:formula="of:=[.$B$1]&amp;&quot; &quot;&amp;[.C103]&amp;&quot; &quot;&amp;[.$C$1]&amp;[.C103]" office:value-type="string" office:string-value="mv cat.101.jpg ~/repo/DATA/INPUT/StarterBundle/Animals/cat.101.jpg" calcext:value-type="string">
            <text:p>mv cat.101.jpg ~/repo/DATA/INPUT/StarterBundle/Animals/cat.101.jpg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G$1]&amp;&quot;.&quot;&amp;[.A104]&amp;&quot;.jpg&quot;" office:value-type="string" office:string-value="dog.102.jpg" calcext:value-type="string">
            <text:p>dog.102.jpg</text:p>
          </table:table-cell>
          <table:table-cell table:formula="of:=[.$H$1]&amp;&quot;.&quot;&amp;[.A104]&amp;&quot;.jpg&quot;" office:value-type="string" office:string-value="cat.102.jpg" calcext:value-type="string">
            <text:p>cat.102.jpg</text:p>
          </table:table-cell>
          <table:table-cell/>
          <table:table-cell table:formula="of:=[.$B$1]&amp;&quot; &quot;&amp;[.B104]&amp;&quot; &quot;&amp;[.$C$1]&amp;[.B104]" office:value-type="string" office:string-value="mv dog.102.jpg ~/repo/DATA/INPUT/StarterBundle/Animals/dog.102.jpg" calcext:value-type="string">
            <text:p>mv dog.102.jpg ~/repo/DATA/INPUT/StarterBundle/Animals/dog.102.jpg</text:p>
          </table:table-cell>
          <table:table-cell table:formula="of:=[.$B$1]&amp;&quot; &quot;&amp;[.C104]&amp;&quot; &quot;&amp;[.$C$1]&amp;[.C104]" office:value-type="string" office:string-value="mv cat.102.jpg ~/repo/DATA/INPUT/StarterBundle/Animals/cat.102.jpg" calcext:value-type="string">
            <text:p>mv cat.102.jpg ~/repo/DATA/INPUT/StarterBundle/Animals/cat.102.jpg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G$1]&amp;&quot;.&quot;&amp;[.A105]&amp;&quot;.jpg&quot;" office:value-type="string" office:string-value="dog.103.jpg" calcext:value-type="string">
            <text:p>dog.103.jpg</text:p>
          </table:table-cell>
          <table:table-cell table:formula="of:=[.$H$1]&amp;&quot;.&quot;&amp;[.A105]&amp;&quot;.jpg&quot;" office:value-type="string" office:string-value="cat.103.jpg" calcext:value-type="string">
            <text:p>cat.103.jpg</text:p>
          </table:table-cell>
          <table:table-cell/>
          <table:table-cell table:formula="of:=[.$B$1]&amp;&quot; &quot;&amp;[.B105]&amp;&quot; &quot;&amp;[.$C$1]&amp;[.B105]" office:value-type="string" office:string-value="mv dog.103.jpg ~/repo/DATA/INPUT/StarterBundle/Animals/dog.103.jpg" calcext:value-type="string">
            <text:p>mv dog.103.jpg ~/repo/DATA/INPUT/StarterBundle/Animals/dog.103.jpg</text:p>
          </table:table-cell>
          <table:table-cell table:formula="of:=[.$B$1]&amp;&quot; &quot;&amp;[.C105]&amp;&quot; &quot;&amp;[.$C$1]&amp;[.C105]" office:value-type="string" office:string-value="mv cat.103.jpg ~/repo/DATA/INPUT/StarterBundle/Animals/cat.103.jpg" calcext:value-type="string">
            <text:p>mv cat.103.jpg ~/repo/DATA/INPUT/StarterBundle/Animals/cat.103.jpg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G$1]&amp;&quot;.&quot;&amp;[.A106]&amp;&quot;.jpg&quot;" office:value-type="string" office:string-value="dog.104.jpg" calcext:value-type="string">
            <text:p>dog.104.jpg</text:p>
          </table:table-cell>
          <table:table-cell table:formula="of:=[.$H$1]&amp;&quot;.&quot;&amp;[.A106]&amp;&quot;.jpg&quot;" office:value-type="string" office:string-value="cat.104.jpg" calcext:value-type="string">
            <text:p>cat.104.jpg</text:p>
          </table:table-cell>
          <table:table-cell/>
          <table:table-cell table:formula="of:=[.$B$1]&amp;&quot; &quot;&amp;[.B106]&amp;&quot; &quot;&amp;[.$C$1]&amp;[.B106]" office:value-type="string" office:string-value="mv dog.104.jpg ~/repo/DATA/INPUT/StarterBundle/Animals/dog.104.jpg" calcext:value-type="string">
            <text:p>mv dog.104.jpg ~/repo/DATA/INPUT/StarterBundle/Animals/dog.104.jpg</text:p>
          </table:table-cell>
          <table:table-cell table:formula="of:=[.$B$1]&amp;&quot; &quot;&amp;[.C106]&amp;&quot; &quot;&amp;[.$C$1]&amp;[.C106]" office:value-type="string" office:string-value="mv cat.104.jpg ~/repo/DATA/INPUT/StarterBundle/Animals/cat.104.jpg" calcext:value-type="string">
            <text:p>mv cat.104.jpg ~/repo/DATA/INPUT/StarterBundle/Animals/cat.104.jpg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G$1]&amp;&quot;.&quot;&amp;[.A107]&amp;&quot;.jpg&quot;" office:value-type="string" office:string-value="dog.105.jpg" calcext:value-type="string">
            <text:p>dog.105.jpg</text:p>
          </table:table-cell>
          <table:table-cell table:formula="of:=[.$H$1]&amp;&quot;.&quot;&amp;[.A107]&amp;&quot;.jpg&quot;" office:value-type="string" office:string-value="cat.105.jpg" calcext:value-type="string">
            <text:p>cat.105.jpg</text:p>
          </table:table-cell>
          <table:table-cell/>
          <table:table-cell table:formula="of:=[.$B$1]&amp;&quot; &quot;&amp;[.B107]&amp;&quot; &quot;&amp;[.$C$1]&amp;[.B107]" office:value-type="string" office:string-value="mv dog.105.jpg ~/repo/DATA/INPUT/StarterBundle/Animals/dog.105.jpg" calcext:value-type="string">
            <text:p>mv dog.105.jpg ~/repo/DATA/INPUT/StarterBundle/Animals/dog.105.jpg</text:p>
          </table:table-cell>
          <table:table-cell table:formula="of:=[.$B$1]&amp;&quot; &quot;&amp;[.C107]&amp;&quot; &quot;&amp;[.$C$1]&amp;[.C107]" office:value-type="string" office:string-value="mv cat.105.jpg ~/repo/DATA/INPUT/StarterBundle/Animals/cat.105.jpg" calcext:value-type="string">
            <text:p>mv cat.105.jpg ~/repo/DATA/INPUT/StarterBundle/Animals/cat.105.jpg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G$1]&amp;&quot;.&quot;&amp;[.A108]&amp;&quot;.jpg&quot;" office:value-type="string" office:string-value="dog.106.jpg" calcext:value-type="string">
            <text:p>dog.106.jpg</text:p>
          </table:table-cell>
          <table:table-cell table:formula="of:=[.$H$1]&amp;&quot;.&quot;&amp;[.A108]&amp;&quot;.jpg&quot;" office:value-type="string" office:string-value="cat.106.jpg" calcext:value-type="string">
            <text:p>cat.106.jpg</text:p>
          </table:table-cell>
          <table:table-cell/>
          <table:table-cell table:formula="of:=[.$B$1]&amp;&quot; &quot;&amp;[.B108]&amp;&quot; &quot;&amp;[.$C$1]&amp;[.B108]" office:value-type="string" office:string-value="mv dog.106.jpg ~/repo/DATA/INPUT/StarterBundle/Animals/dog.106.jpg" calcext:value-type="string">
            <text:p>mv dog.106.jpg ~/repo/DATA/INPUT/StarterBundle/Animals/dog.106.jpg</text:p>
          </table:table-cell>
          <table:table-cell table:formula="of:=[.$B$1]&amp;&quot; &quot;&amp;[.C108]&amp;&quot; &quot;&amp;[.$C$1]&amp;[.C108]" office:value-type="string" office:string-value="mv cat.106.jpg ~/repo/DATA/INPUT/StarterBundle/Animals/cat.106.jpg" calcext:value-type="string">
            <text:p>mv cat.106.jpg ~/repo/DATA/INPUT/StarterBundle/Animals/cat.106.jpg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G$1]&amp;&quot;.&quot;&amp;[.A109]&amp;&quot;.jpg&quot;" office:value-type="string" office:string-value="dog.107.jpg" calcext:value-type="string">
            <text:p>dog.107.jpg</text:p>
          </table:table-cell>
          <table:table-cell table:formula="of:=[.$H$1]&amp;&quot;.&quot;&amp;[.A109]&amp;&quot;.jpg&quot;" office:value-type="string" office:string-value="cat.107.jpg" calcext:value-type="string">
            <text:p>cat.107.jpg</text:p>
          </table:table-cell>
          <table:table-cell/>
          <table:table-cell table:formula="of:=[.$B$1]&amp;&quot; &quot;&amp;[.B109]&amp;&quot; &quot;&amp;[.$C$1]&amp;[.B109]" office:value-type="string" office:string-value="mv dog.107.jpg ~/repo/DATA/INPUT/StarterBundle/Animals/dog.107.jpg" calcext:value-type="string">
            <text:p>mv dog.107.jpg ~/repo/DATA/INPUT/StarterBundle/Animals/dog.107.jpg</text:p>
          </table:table-cell>
          <table:table-cell table:formula="of:=[.$B$1]&amp;&quot; &quot;&amp;[.C109]&amp;&quot; &quot;&amp;[.$C$1]&amp;[.C109]" office:value-type="string" office:string-value="mv cat.107.jpg ~/repo/DATA/INPUT/StarterBundle/Animals/cat.107.jpg" calcext:value-type="string">
            <text:p>mv cat.107.jpg ~/repo/DATA/INPUT/StarterBundle/Animals/cat.107.jpg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G$1]&amp;&quot;.&quot;&amp;[.A110]&amp;&quot;.jpg&quot;" office:value-type="string" office:string-value="dog.108.jpg" calcext:value-type="string">
            <text:p>dog.108.jpg</text:p>
          </table:table-cell>
          <table:table-cell table:formula="of:=[.$H$1]&amp;&quot;.&quot;&amp;[.A110]&amp;&quot;.jpg&quot;" office:value-type="string" office:string-value="cat.108.jpg" calcext:value-type="string">
            <text:p>cat.108.jpg</text:p>
          </table:table-cell>
          <table:table-cell/>
          <table:table-cell table:formula="of:=[.$B$1]&amp;&quot; &quot;&amp;[.B110]&amp;&quot; &quot;&amp;[.$C$1]&amp;[.B110]" office:value-type="string" office:string-value="mv dog.108.jpg ~/repo/DATA/INPUT/StarterBundle/Animals/dog.108.jpg" calcext:value-type="string">
            <text:p>mv dog.108.jpg ~/repo/DATA/INPUT/StarterBundle/Animals/dog.108.jpg</text:p>
          </table:table-cell>
          <table:table-cell table:formula="of:=[.$B$1]&amp;&quot; &quot;&amp;[.C110]&amp;&quot; &quot;&amp;[.$C$1]&amp;[.C110]" office:value-type="string" office:string-value="mv cat.108.jpg ~/repo/DATA/INPUT/StarterBundle/Animals/cat.108.jpg" calcext:value-type="string">
            <text:p>mv cat.108.jpg ~/repo/DATA/INPUT/StarterBundle/Animals/cat.108.jpg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G$1]&amp;&quot;.&quot;&amp;[.A111]&amp;&quot;.jpg&quot;" office:value-type="string" office:string-value="dog.109.jpg" calcext:value-type="string">
            <text:p>dog.109.jpg</text:p>
          </table:table-cell>
          <table:table-cell table:formula="of:=[.$H$1]&amp;&quot;.&quot;&amp;[.A111]&amp;&quot;.jpg&quot;" office:value-type="string" office:string-value="cat.109.jpg" calcext:value-type="string">
            <text:p>cat.109.jpg</text:p>
          </table:table-cell>
          <table:table-cell/>
          <table:table-cell table:formula="of:=[.$B$1]&amp;&quot; &quot;&amp;[.B111]&amp;&quot; &quot;&amp;[.$C$1]&amp;[.B111]" office:value-type="string" office:string-value="mv dog.109.jpg ~/repo/DATA/INPUT/StarterBundle/Animals/dog.109.jpg" calcext:value-type="string">
            <text:p>mv dog.109.jpg ~/repo/DATA/INPUT/StarterBundle/Animals/dog.109.jpg</text:p>
          </table:table-cell>
          <table:table-cell table:formula="of:=[.$B$1]&amp;&quot; &quot;&amp;[.C111]&amp;&quot; &quot;&amp;[.$C$1]&amp;[.C111]" office:value-type="string" office:string-value="mv cat.109.jpg ~/repo/DATA/INPUT/StarterBundle/Animals/cat.109.jpg" calcext:value-type="string">
            <text:p>mv cat.109.jpg ~/repo/DATA/INPUT/StarterBundle/Animals/cat.109.jpg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G$1]&amp;&quot;.&quot;&amp;[.A112]&amp;&quot;.jpg&quot;" office:value-type="string" office:string-value="dog.110.jpg" calcext:value-type="string">
            <text:p>dog.110.jpg</text:p>
          </table:table-cell>
          <table:table-cell table:formula="of:=[.$H$1]&amp;&quot;.&quot;&amp;[.A112]&amp;&quot;.jpg&quot;" office:value-type="string" office:string-value="cat.110.jpg" calcext:value-type="string">
            <text:p>cat.110.jpg</text:p>
          </table:table-cell>
          <table:table-cell/>
          <table:table-cell table:formula="of:=[.$B$1]&amp;&quot; &quot;&amp;[.B112]&amp;&quot; &quot;&amp;[.$C$1]&amp;[.B112]" office:value-type="string" office:string-value="mv dog.110.jpg ~/repo/DATA/INPUT/StarterBundle/Animals/dog.110.jpg" calcext:value-type="string">
            <text:p>mv dog.110.jpg ~/repo/DATA/INPUT/StarterBundle/Animals/dog.110.jpg</text:p>
          </table:table-cell>
          <table:table-cell table:formula="of:=[.$B$1]&amp;&quot; &quot;&amp;[.C112]&amp;&quot; &quot;&amp;[.$C$1]&amp;[.C112]" office:value-type="string" office:string-value="mv cat.110.jpg ~/repo/DATA/INPUT/StarterBundle/Animals/cat.110.jpg" calcext:value-type="string">
            <text:p>mv cat.110.jpg ~/repo/DATA/INPUT/StarterBundle/Animals/cat.110.jpg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G$1]&amp;&quot;.&quot;&amp;[.A113]&amp;&quot;.jpg&quot;" office:value-type="string" office:string-value="dog.111.jpg" calcext:value-type="string">
            <text:p>dog.111.jpg</text:p>
          </table:table-cell>
          <table:table-cell table:formula="of:=[.$H$1]&amp;&quot;.&quot;&amp;[.A113]&amp;&quot;.jpg&quot;" office:value-type="string" office:string-value="cat.111.jpg" calcext:value-type="string">
            <text:p>cat.111.jpg</text:p>
          </table:table-cell>
          <table:table-cell/>
          <table:table-cell table:formula="of:=[.$B$1]&amp;&quot; &quot;&amp;[.B113]&amp;&quot; &quot;&amp;[.$C$1]&amp;[.B113]" office:value-type="string" office:string-value="mv dog.111.jpg ~/repo/DATA/INPUT/StarterBundle/Animals/dog.111.jpg" calcext:value-type="string">
            <text:p>mv dog.111.jpg ~/repo/DATA/INPUT/StarterBundle/Animals/dog.111.jpg</text:p>
          </table:table-cell>
          <table:table-cell table:formula="of:=[.$B$1]&amp;&quot; &quot;&amp;[.C113]&amp;&quot; &quot;&amp;[.$C$1]&amp;[.C113]" office:value-type="string" office:string-value="mv cat.111.jpg ~/repo/DATA/INPUT/StarterBundle/Animals/cat.111.jpg" calcext:value-type="string">
            <text:p>mv cat.111.jpg ~/repo/DATA/INPUT/StarterBundle/Animals/cat.111.jpg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G$1]&amp;&quot;.&quot;&amp;[.A114]&amp;&quot;.jpg&quot;" office:value-type="string" office:string-value="dog.112.jpg" calcext:value-type="string">
            <text:p>dog.112.jpg</text:p>
          </table:table-cell>
          <table:table-cell table:formula="of:=[.$H$1]&amp;&quot;.&quot;&amp;[.A114]&amp;&quot;.jpg&quot;" office:value-type="string" office:string-value="cat.112.jpg" calcext:value-type="string">
            <text:p>cat.112.jpg</text:p>
          </table:table-cell>
          <table:table-cell/>
          <table:table-cell table:formula="of:=[.$B$1]&amp;&quot; &quot;&amp;[.B114]&amp;&quot; &quot;&amp;[.$C$1]&amp;[.B114]" office:value-type="string" office:string-value="mv dog.112.jpg ~/repo/DATA/INPUT/StarterBundle/Animals/dog.112.jpg" calcext:value-type="string">
            <text:p>mv dog.112.jpg ~/repo/DATA/INPUT/StarterBundle/Animals/dog.112.jpg</text:p>
          </table:table-cell>
          <table:table-cell table:formula="of:=[.$B$1]&amp;&quot; &quot;&amp;[.C114]&amp;&quot; &quot;&amp;[.$C$1]&amp;[.C114]" office:value-type="string" office:string-value="mv cat.112.jpg ~/repo/DATA/INPUT/StarterBundle/Animals/cat.112.jpg" calcext:value-type="string">
            <text:p>mv cat.112.jpg ~/repo/DATA/INPUT/StarterBundle/Animals/cat.112.jpg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G$1]&amp;&quot;.&quot;&amp;[.A115]&amp;&quot;.jpg&quot;" office:value-type="string" office:string-value="dog.113.jpg" calcext:value-type="string">
            <text:p>dog.113.jpg</text:p>
          </table:table-cell>
          <table:table-cell table:formula="of:=[.$H$1]&amp;&quot;.&quot;&amp;[.A115]&amp;&quot;.jpg&quot;" office:value-type="string" office:string-value="cat.113.jpg" calcext:value-type="string">
            <text:p>cat.113.jpg</text:p>
          </table:table-cell>
          <table:table-cell/>
          <table:table-cell table:formula="of:=[.$B$1]&amp;&quot; &quot;&amp;[.B115]&amp;&quot; &quot;&amp;[.$C$1]&amp;[.B115]" office:value-type="string" office:string-value="mv dog.113.jpg ~/repo/DATA/INPUT/StarterBundle/Animals/dog.113.jpg" calcext:value-type="string">
            <text:p>mv dog.113.jpg ~/repo/DATA/INPUT/StarterBundle/Animals/dog.113.jpg</text:p>
          </table:table-cell>
          <table:table-cell table:formula="of:=[.$B$1]&amp;&quot; &quot;&amp;[.C115]&amp;&quot; &quot;&amp;[.$C$1]&amp;[.C115]" office:value-type="string" office:string-value="mv cat.113.jpg ~/repo/DATA/INPUT/StarterBundle/Animals/cat.113.jpg" calcext:value-type="string">
            <text:p>mv cat.113.jpg ~/repo/DATA/INPUT/StarterBundle/Animals/cat.113.jpg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G$1]&amp;&quot;.&quot;&amp;[.A116]&amp;&quot;.jpg&quot;" office:value-type="string" office:string-value="dog.114.jpg" calcext:value-type="string">
            <text:p>dog.114.jpg</text:p>
          </table:table-cell>
          <table:table-cell table:formula="of:=[.$H$1]&amp;&quot;.&quot;&amp;[.A116]&amp;&quot;.jpg&quot;" office:value-type="string" office:string-value="cat.114.jpg" calcext:value-type="string">
            <text:p>cat.114.jpg</text:p>
          </table:table-cell>
          <table:table-cell/>
          <table:table-cell table:formula="of:=[.$B$1]&amp;&quot; &quot;&amp;[.B116]&amp;&quot; &quot;&amp;[.$C$1]&amp;[.B116]" office:value-type="string" office:string-value="mv dog.114.jpg ~/repo/DATA/INPUT/StarterBundle/Animals/dog.114.jpg" calcext:value-type="string">
            <text:p>mv dog.114.jpg ~/repo/DATA/INPUT/StarterBundle/Animals/dog.114.jpg</text:p>
          </table:table-cell>
          <table:table-cell table:formula="of:=[.$B$1]&amp;&quot; &quot;&amp;[.C116]&amp;&quot; &quot;&amp;[.$C$1]&amp;[.C116]" office:value-type="string" office:string-value="mv cat.114.jpg ~/repo/DATA/INPUT/StarterBundle/Animals/cat.114.jpg" calcext:value-type="string">
            <text:p>mv cat.114.jpg ~/repo/DATA/INPUT/StarterBundle/Animals/cat.114.jpg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G$1]&amp;&quot;.&quot;&amp;[.A117]&amp;&quot;.jpg&quot;" office:value-type="string" office:string-value="dog.115.jpg" calcext:value-type="string">
            <text:p>dog.115.jpg</text:p>
          </table:table-cell>
          <table:table-cell table:formula="of:=[.$H$1]&amp;&quot;.&quot;&amp;[.A117]&amp;&quot;.jpg&quot;" office:value-type="string" office:string-value="cat.115.jpg" calcext:value-type="string">
            <text:p>cat.115.jpg</text:p>
          </table:table-cell>
          <table:table-cell/>
          <table:table-cell table:formula="of:=[.$B$1]&amp;&quot; &quot;&amp;[.B117]&amp;&quot; &quot;&amp;[.$C$1]&amp;[.B117]" office:value-type="string" office:string-value="mv dog.115.jpg ~/repo/DATA/INPUT/StarterBundle/Animals/dog.115.jpg" calcext:value-type="string">
            <text:p>mv dog.115.jpg ~/repo/DATA/INPUT/StarterBundle/Animals/dog.115.jpg</text:p>
          </table:table-cell>
          <table:table-cell table:formula="of:=[.$B$1]&amp;&quot; &quot;&amp;[.C117]&amp;&quot; &quot;&amp;[.$C$1]&amp;[.C117]" office:value-type="string" office:string-value="mv cat.115.jpg ~/repo/DATA/INPUT/StarterBundle/Animals/cat.115.jpg" calcext:value-type="string">
            <text:p>mv cat.115.jpg ~/repo/DATA/INPUT/StarterBundle/Animals/cat.115.jpg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G$1]&amp;&quot;.&quot;&amp;[.A118]&amp;&quot;.jpg&quot;" office:value-type="string" office:string-value="dog.116.jpg" calcext:value-type="string">
            <text:p>dog.116.jpg</text:p>
          </table:table-cell>
          <table:table-cell table:formula="of:=[.$H$1]&amp;&quot;.&quot;&amp;[.A118]&amp;&quot;.jpg&quot;" office:value-type="string" office:string-value="cat.116.jpg" calcext:value-type="string">
            <text:p>cat.116.jpg</text:p>
          </table:table-cell>
          <table:table-cell/>
          <table:table-cell table:formula="of:=[.$B$1]&amp;&quot; &quot;&amp;[.B118]&amp;&quot; &quot;&amp;[.$C$1]&amp;[.B118]" office:value-type="string" office:string-value="mv dog.116.jpg ~/repo/DATA/INPUT/StarterBundle/Animals/dog.116.jpg" calcext:value-type="string">
            <text:p>mv dog.116.jpg ~/repo/DATA/INPUT/StarterBundle/Animals/dog.116.jpg</text:p>
          </table:table-cell>
          <table:table-cell table:formula="of:=[.$B$1]&amp;&quot; &quot;&amp;[.C118]&amp;&quot; &quot;&amp;[.$C$1]&amp;[.C118]" office:value-type="string" office:string-value="mv cat.116.jpg ~/repo/DATA/INPUT/StarterBundle/Animals/cat.116.jpg" calcext:value-type="string">
            <text:p>mv cat.116.jpg ~/repo/DATA/INPUT/StarterBundle/Animals/cat.116.jpg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G$1]&amp;&quot;.&quot;&amp;[.A119]&amp;&quot;.jpg&quot;" office:value-type="string" office:string-value="dog.117.jpg" calcext:value-type="string">
            <text:p>dog.117.jpg</text:p>
          </table:table-cell>
          <table:table-cell table:formula="of:=[.$H$1]&amp;&quot;.&quot;&amp;[.A119]&amp;&quot;.jpg&quot;" office:value-type="string" office:string-value="cat.117.jpg" calcext:value-type="string">
            <text:p>cat.117.jpg</text:p>
          </table:table-cell>
          <table:table-cell/>
          <table:table-cell table:formula="of:=[.$B$1]&amp;&quot; &quot;&amp;[.B119]&amp;&quot; &quot;&amp;[.$C$1]&amp;[.B119]" office:value-type="string" office:string-value="mv dog.117.jpg ~/repo/DATA/INPUT/StarterBundle/Animals/dog.117.jpg" calcext:value-type="string">
            <text:p>mv dog.117.jpg ~/repo/DATA/INPUT/StarterBundle/Animals/dog.117.jpg</text:p>
          </table:table-cell>
          <table:table-cell table:formula="of:=[.$B$1]&amp;&quot; &quot;&amp;[.C119]&amp;&quot; &quot;&amp;[.$C$1]&amp;[.C119]" office:value-type="string" office:string-value="mv cat.117.jpg ~/repo/DATA/INPUT/StarterBundle/Animals/cat.117.jpg" calcext:value-type="string">
            <text:p>mv cat.117.jpg ~/repo/DATA/INPUT/StarterBundle/Animals/cat.117.jpg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G$1]&amp;&quot;.&quot;&amp;[.A120]&amp;&quot;.jpg&quot;" office:value-type="string" office:string-value="dog.118.jpg" calcext:value-type="string">
            <text:p>dog.118.jpg</text:p>
          </table:table-cell>
          <table:table-cell table:formula="of:=[.$H$1]&amp;&quot;.&quot;&amp;[.A120]&amp;&quot;.jpg&quot;" office:value-type="string" office:string-value="cat.118.jpg" calcext:value-type="string">
            <text:p>cat.118.jpg</text:p>
          </table:table-cell>
          <table:table-cell/>
          <table:table-cell table:formula="of:=[.$B$1]&amp;&quot; &quot;&amp;[.B120]&amp;&quot; &quot;&amp;[.$C$1]&amp;[.B120]" office:value-type="string" office:string-value="mv dog.118.jpg ~/repo/DATA/INPUT/StarterBundle/Animals/dog.118.jpg" calcext:value-type="string">
            <text:p>mv dog.118.jpg ~/repo/DATA/INPUT/StarterBundle/Animals/dog.118.jpg</text:p>
          </table:table-cell>
          <table:table-cell table:formula="of:=[.$B$1]&amp;&quot; &quot;&amp;[.C120]&amp;&quot; &quot;&amp;[.$C$1]&amp;[.C120]" office:value-type="string" office:string-value="mv cat.118.jpg ~/repo/DATA/INPUT/StarterBundle/Animals/cat.118.jpg" calcext:value-type="string">
            <text:p>mv cat.118.jpg ~/repo/DATA/INPUT/StarterBundle/Animals/cat.118.jpg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G$1]&amp;&quot;.&quot;&amp;[.A121]&amp;&quot;.jpg&quot;" office:value-type="string" office:string-value="dog.119.jpg" calcext:value-type="string">
            <text:p>dog.119.jpg</text:p>
          </table:table-cell>
          <table:table-cell table:formula="of:=[.$H$1]&amp;&quot;.&quot;&amp;[.A121]&amp;&quot;.jpg&quot;" office:value-type="string" office:string-value="cat.119.jpg" calcext:value-type="string">
            <text:p>cat.119.jpg</text:p>
          </table:table-cell>
          <table:table-cell/>
          <table:table-cell table:formula="of:=[.$B$1]&amp;&quot; &quot;&amp;[.B121]&amp;&quot; &quot;&amp;[.$C$1]&amp;[.B121]" office:value-type="string" office:string-value="mv dog.119.jpg ~/repo/DATA/INPUT/StarterBundle/Animals/dog.119.jpg" calcext:value-type="string">
            <text:p>mv dog.119.jpg ~/repo/DATA/INPUT/StarterBundle/Animals/dog.119.jpg</text:p>
          </table:table-cell>
          <table:table-cell table:formula="of:=[.$B$1]&amp;&quot; &quot;&amp;[.C121]&amp;&quot; &quot;&amp;[.$C$1]&amp;[.C121]" office:value-type="string" office:string-value="mv cat.119.jpg ~/repo/DATA/INPUT/StarterBundle/Animals/cat.119.jpg" calcext:value-type="string">
            <text:p>mv cat.119.jpg ~/repo/DATA/INPUT/StarterBundle/Animals/cat.119.jpg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G$1]&amp;&quot;.&quot;&amp;[.A122]&amp;&quot;.jpg&quot;" office:value-type="string" office:string-value="dog.120.jpg" calcext:value-type="string">
            <text:p>dog.120.jpg</text:p>
          </table:table-cell>
          <table:table-cell table:formula="of:=[.$H$1]&amp;&quot;.&quot;&amp;[.A122]&amp;&quot;.jpg&quot;" office:value-type="string" office:string-value="cat.120.jpg" calcext:value-type="string">
            <text:p>cat.120.jpg</text:p>
          </table:table-cell>
          <table:table-cell/>
          <table:table-cell table:formula="of:=[.$B$1]&amp;&quot; &quot;&amp;[.B122]&amp;&quot; &quot;&amp;[.$C$1]&amp;[.B122]" office:value-type="string" office:string-value="mv dog.120.jpg ~/repo/DATA/INPUT/StarterBundle/Animals/dog.120.jpg" calcext:value-type="string">
            <text:p>mv dog.120.jpg ~/repo/DATA/INPUT/StarterBundle/Animals/dog.120.jpg</text:p>
          </table:table-cell>
          <table:table-cell table:formula="of:=[.$B$1]&amp;&quot; &quot;&amp;[.C122]&amp;&quot; &quot;&amp;[.$C$1]&amp;[.C122]" office:value-type="string" office:string-value="mv cat.120.jpg ~/repo/DATA/INPUT/StarterBundle/Animals/cat.120.jpg" calcext:value-type="string">
            <text:p>mv cat.120.jpg ~/repo/DATA/INPUT/StarterBundle/Animals/cat.120.jpg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G$1]&amp;&quot;.&quot;&amp;[.A123]&amp;&quot;.jpg&quot;" office:value-type="string" office:string-value="dog.121.jpg" calcext:value-type="string">
            <text:p>dog.121.jpg</text:p>
          </table:table-cell>
          <table:table-cell table:formula="of:=[.$H$1]&amp;&quot;.&quot;&amp;[.A123]&amp;&quot;.jpg&quot;" office:value-type="string" office:string-value="cat.121.jpg" calcext:value-type="string">
            <text:p>cat.121.jpg</text:p>
          </table:table-cell>
          <table:table-cell/>
          <table:table-cell table:formula="of:=[.$B$1]&amp;&quot; &quot;&amp;[.B123]&amp;&quot; &quot;&amp;[.$C$1]&amp;[.B123]" office:value-type="string" office:string-value="mv dog.121.jpg ~/repo/DATA/INPUT/StarterBundle/Animals/dog.121.jpg" calcext:value-type="string">
            <text:p>mv dog.121.jpg ~/repo/DATA/INPUT/StarterBundle/Animals/dog.121.jpg</text:p>
          </table:table-cell>
          <table:table-cell table:formula="of:=[.$B$1]&amp;&quot; &quot;&amp;[.C123]&amp;&quot; &quot;&amp;[.$C$1]&amp;[.C123]" office:value-type="string" office:string-value="mv cat.121.jpg ~/repo/DATA/INPUT/StarterBundle/Animals/cat.121.jpg" calcext:value-type="string">
            <text:p>mv cat.121.jpg ~/repo/DATA/INPUT/StarterBundle/Animals/cat.121.jpg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G$1]&amp;&quot;.&quot;&amp;[.A124]&amp;&quot;.jpg&quot;" office:value-type="string" office:string-value="dog.122.jpg" calcext:value-type="string">
            <text:p>dog.122.jpg</text:p>
          </table:table-cell>
          <table:table-cell table:formula="of:=[.$H$1]&amp;&quot;.&quot;&amp;[.A124]&amp;&quot;.jpg&quot;" office:value-type="string" office:string-value="cat.122.jpg" calcext:value-type="string">
            <text:p>cat.122.jpg</text:p>
          </table:table-cell>
          <table:table-cell/>
          <table:table-cell table:formula="of:=[.$B$1]&amp;&quot; &quot;&amp;[.B124]&amp;&quot; &quot;&amp;[.$C$1]&amp;[.B124]" office:value-type="string" office:string-value="mv dog.122.jpg ~/repo/DATA/INPUT/StarterBundle/Animals/dog.122.jpg" calcext:value-type="string">
            <text:p>mv dog.122.jpg ~/repo/DATA/INPUT/StarterBundle/Animals/dog.122.jpg</text:p>
          </table:table-cell>
          <table:table-cell table:formula="of:=[.$B$1]&amp;&quot; &quot;&amp;[.C124]&amp;&quot; &quot;&amp;[.$C$1]&amp;[.C124]" office:value-type="string" office:string-value="mv cat.122.jpg ~/repo/DATA/INPUT/StarterBundle/Animals/cat.122.jpg" calcext:value-type="string">
            <text:p>mv cat.122.jpg ~/repo/DATA/INPUT/StarterBundle/Animals/cat.122.jpg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G$1]&amp;&quot;.&quot;&amp;[.A125]&amp;&quot;.jpg&quot;" office:value-type="string" office:string-value="dog.123.jpg" calcext:value-type="string">
            <text:p>dog.123.jpg</text:p>
          </table:table-cell>
          <table:table-cell table:formula="of:=[.$H$1]&amp;&quot;.&quot;&amp;[.A125]&amp;&quot;.jpg&quot;" office:value-type="string" office:string-value="cat.123.jpg" calcext:value-type="string">
            <text:p>cat.123.jpg</text:p>
          </table:table-cell>
          <table:table-cell/>
          <table:table-cell table:formula="of:=[.$B$1]&amp;&quot; &quot;&amp;[.B125]&amp;&quot; &quot;&amp;[.$C$1]&amp;[.B125]" office:value-type="string" office:string-value="mv dog.123.jpg ~/repo/DATA/INPUT/StarterBundle/Animals/dog.123.jpg" calcext:value-type="string">
            <text:p>mv dog.123.jpg ~/repo/DATA/INPUT/StarterBundle/Animals/dog.123.jpg</text:p>
          </table:table-cell>
          <table:table-cell table:formula="of:=[.$B$1]&amp;&quot; &quot;&amp;[.C125]&amp;&quot; &quot;&amp;[.$C$1]&amp;[.C125]" office:value-type="string" office:string-value="mv cat.123.jpg ~/repo/DATA/INPUT/StarterBundle/Animals/cat.123.jpg" calcext:value-type="string">
            <text:p>mv cat.123.jpg ~/repo/DATA/INPUT/StarterBundle/Animals/cat.123.jpg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G$1]&amp;&quot;.&quot;&amp;[.A126]&amp;&quot;.jpg&quot;" office:value-type="string" office:string-value="dog.124.jpg" calcext:value-type="string">
            <text:p>dog.124.jpg</text:p>
          </table:table-cell>
          <table:table-cell table:formula="of:=[.$H$1]&amp;&quot;.&quot;&amp;[.A126]&amp;&quot;.jpg&quot;" office:value-type="string" office:string-value="cat.124.jpg" calcext:value-type="string">
            <text:p>cat.124.jpg</text:p>
          </table:table-cell>
          <table:table-cell/>
          <table:table-cell table:formula="of:=[.$B$1]&amp;&quot; &quot;&amp;[.B126]&amp;&quot; &quot;&amp;[.$C$1]&amp;[.B126]" office:value-type="string" office:string-value="mv dog.124.jpg ~/repo/DATA/INPUT/StarterBundle/Animals/dog.124.jpg" calcext:value-type="string">
            <text:p>mv dog.124.jpg ~/repo/DATA/INPUT/StarterBundle/Animals/dog.124.jpg</text:p>
          </table:table-cell>
          <table:table-cell table:formula="of:=[.$B$1]&amp;&quot; &quot;&amp;[.C126]&amp;&quot; &quot;&amp;[.$C$1]&amp;[.C126]" office:value-type="string" office:string-value="mv cat.124.jpg ~/repo/DATA/INPUT/StarterBundle/Animals/cat.124.jpg" calcext:value-type="string">
            <text:p>mv cat.124.jpg ~/repo/DATA/INPUT/StarterBundle/Animals/cat.124.jpg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G$1]&amp;&quot;.&quot;&amp;[.A127]&amp;&quot;.jpg&quot;" office:value-type="string" office:string-value="dog.125.jpg" calcext:value-type="string">
            <text:p>dog.125.jpg</text:p>
          </table:table-cell>
          <table:table-cell table:formula="of:=[.$H$1]&amp;&quot;.&quot;&amp;[.A127]&amp;&quot;.jpg&quot;" office:value-type="string" office:string-value="cat.125.jpg" calcext:value-type="string">
            <text:p>cat.125.jpg</text:p>
          </table:table-cell>
          <table:table-cell/>
          <table:table-cell table:formula="of:=[.$B$1]&amp;&quot; &quot;&amp;[.B127]&amp;&quot; &quot;&amp;[.$C$1]&amp;[.B127]" office:value-type="string" office:string-value="mv dog.125.jpg ~/repo/DATA/INPUT/StarterBundle/Animals/dog.125.jpg" calcext:value-type="string">
            <text:p>mv dog.125.jpg ~/repo/DATA/INPUT/StarterBundle/Animals/dog.125.jpg</text:p>
          </table:table-cell>
          <table:table-cell table:formula="of:=[.$B$1]&amp;&quot; &quot;&amp;[.C127]&amp;&quot; &quot;&amp;[.$C$1]&amp;[.C127]" office:value-type="string" office:string-value="mv cat.125.jpg ~/repo/DATA/INPUT/StarterBundle/Animals/cat.125.jpg" calcext:value-type="string">
            <text:p>mv cat.125.jpg ~/repo/DATA/INPUT/StarterBundle/Animals/cat.125.jpg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G$1]&amp;&quot;.&quot;&amp;[.A128]&amp;&quot;.jpg&quot;" office:value-type="string" office:string-value="dog.126.jpg" calcext:value-type="string">
            <text:p>dog.126.jpg</text:p>
          </table:table-cell>
          <table:table-cell table:formula="of:=[.$H$1]&amp;&quot;.&quot;&amp;[.A128]&amp;&quot;.jpg&quot;" office:value-type="string" office:string-value="cat.126.jpg" calcext:value-type="string">
            <text:p>cat.126.jpg</text:p>
          </table:table-cell>
          <table:table-cell/>
          <table:table-cell table:formula="of:=[.$B$1]&amp;&quot; &quot;&amp;[.B128]&amp;&quot; &quot;&amp;[.$C$1]&amp;[.B128]" office:value-type="string" office:string-value="mv dog.126.jpg ~/repo/DATA/INPUT/StarterBundle/Animals/dog.126.jpg" calcext:value-type="string">
            <text:p>mv dog.126.jpg ~/repo/DATA/INPUT/StarterBundle/Animals/dog.126.jpg</text:p>
          </table:table-cell>
          <table:table-cell table:formula="of:=[.$B$1]&amp;&quot; &quot;&amp;[.C128]&amp;&quot; &quot;&amp;[.$C$1]&amp;[.C128]" office:value-type="string" office:string-value="mv cat.126.jpg ~/repo/DATA/INPUT/StarterBundle/Animals/cat.126.jpg" calcext:value-type="string">
            <text:p>mv cat.126.jpg ~/repo/DATA/INPUT/StarterBundle/Animals/cat.126.jpg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G$1]&amp;&quot;.&quot;&amp;[.A129]&amp;&quot;.jpg&quot;" office:value-type="string" office:string-value="dog.127.jpg" calcext:value-type="string">
            <text:p>dog.127.jpg</text:p>
          </table:table-cell>
          <table:table-cell table:formula="of:=[.$H$1]&amp;&quot;.&quot;&amp;[.A129]&amp;&quot;.jpg&quot;" office:value-type="string" office:string-value="cat.127.jpg" calcext:value-type="string">
            <text:p>cat.127.jpg</text:p>
          </table:table-cell>
          <table:table-cell/>
          <table:table-cell table:formula="of:=[.$B$1]&amp;&quot; &quot;&amp;[.B129]&amp;&quot; &quot;&amp;[.$C$1]&amp;[.B129]" office:value-type="string" office:string-value="mv dog.127.jpg ~/repo/DATA/INPUT/StarterBundle/Animals/dog.127.jpg" calcext:value-type="string">
            <text:p>mv dog.127.jpg ~/repo/DATA/INPUT/StarterBundle/Animals/dog.127.jpg</text:p>
          </table:table-cell>
          <table:table-cell table:formula="of:=[.$B$1]&amp;&quot; &quot;&amp;[.C129]&amp;&quot; &quot;&amp;[.$C$1]&amp;[.C129]" office:value-type="string" office:string-value="mv cat.127.jpg ~/repo/DATA/INPUT/StarterBundle/Animals/cat.127.jpg" calcext:value-type="string">
            <text:p>mv cat.127.jpg ~/repo/DATA/INPUT/StarterBundle/Animals/cat.127.jpg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G$1]&amp;&quot;.&quot;&amp;[.A130]&amp;&quot;.jpg&quot;" office:value-type="string" office:string-value="dog.128.jpg" calcext:value-type="string">
            <text:p>dog.128.jpg</text:p>
          </table:table-cell>
          <table:table-cell table:formula="of:=[.$H$1]&amp;&quot;.&quot;&amp;[.A130]&amp;&quot;.jpg&quot;" office:value-type="string" office:string-value="cat.128.jpg" calcext:value-type="string">
            <text:p>cat.128.jpg</text:p>
          </table:table-cell>
          <table:table-cell/>
          <table:table-cell table:formula="of:=[.$B$1]&amp;&quot; &quot;&amp;[.B130]&amp;&quot; &quot;&amp;[.$C$1]&amp;[.B130]" office:value-type="string" office:string-value="mv dog.128.jpg ~/repo/DATA/INPUT/StarterBundle/Animals/dog.128.jpg" calcext:value-type="string">
            <text:p>mv dog.128.jpg ~/repo/DATA/INPUT/StarterBundle/Animals/dog.128.jpg</text:p>
          </table:table-cell>
          <table:table-cell table:formula="of:=[.$B$1]&amp;&quot; &quot;&amp;[.C130]&amp;&quot; &quot;&amp;[.$C$1]&amp;[.C130]" office:value-type="string" office:string-value="mv cat.128.jpg ~/repo/DATA/INPUT/StarterBundle/Animals/cat.128.jpg" calcext:value-type="string">
            <text:p>mv cat.128.jpg ~/repo/DATA/INPUT/StarterBundle/Animals/cat.128.jpg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G$1]&amp;&quot;.&quot;&amp;[.A131]&amp;&quot;.jpg&quot;" office:value-type="string" office:string-value="dog.129.jpg" calcext:value-type="string">
            <text:p>dog.129.jpg</text:p>
          </table:table-cell>
          <table:table-cell table:formula="of:=[.$H$1]&amp;&quot;.&quot;&amp;[.A131]&amp;&quot;.jpg&quot;" office:value-type="string" office:string-value="cat.129.jpg" calcext:value-type="string">
            <text:p>cat.129.jpg</text:p>
          </table:table-cell>
          <table:table-cell/>
          <table:table-cell table:formula="of:=[.$B$1]&amp;&quot; &quot;&amp;[.B131]&amp;&quot; &quot;&amp;[.$C$1]&amp;[.B131]" office:value-type="string" office:string-value="mv dog.129.jpg ~/repo/DATA/INPUT/StarterBundle/Animals/dog.129.jpg" calcext:value-type="string">
            <text:p>mv dog.129.jpg ~/repo/DATA/INPUT/StarterBundle/Animals/dog.129.jpg</text:p>
          </table:table-cell>
          <table:table-cell table:formula="of:=[.$B$1]&amp;&quot; &quot;&amp;[.C131]&amp;&quot; &quot;&amp;[.$C$1]&amp;[.C131]" office:value-type="string" office:string-value="mv cat.129.jpg ~/repo/DATA/INPUT/StarterBundle/Animals/cat.129.jpg" calcext:value-type="string">
            <text:p>mv cat.129.jpg ~/repo/DATA/INPUT/StarterBundle/Animals/cat.129.jpg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G$1]&amp;&quot;.&quot;&amp;[.A132]&amp;&quot;.jpg&quot;" office:value-type="string" office:string-value="dog.130.jpg" calcext:value-type="string">
            <text:p>dog.130.jpg</text:p>
          </table:table-cell>
          <table:table-cell table:formula="of:=[.$H$1]&amp;&quot;.&quot;&amp;[.A132]&amp;&quot;.jpg&quot;" office:value-type="string" office:string-value="cat.130.jpg" calcext:value-type="string">
            <text:p>cat.130.jpg</text:p>
          </table:table-cell>
          <table:table-cell/>
          <table:table-cell table:formula="of:=[.$B$1]&amp;&quot; &quot;&amp;[.B132]&amp;&quot; &quot;&amp;[.$C$1]&amp;[.B132]" office:value-type="string" office:string-value="mv dog.130.jpg ~/repo/DATA/INPUT/StarterBundle/Animals/dog.130.jpg" calcext:value-type="string">
            <text:p>mv dog.130.jpg ~/repo/DATA/INPUT/StarterBundle/Animals/dog.130.jpg</text:p>
          </table:table-cell>
          <table:table-cell table:formula="of:=[.$B$1]&amp;&quot; &quot;&amp;[.C132]&amp;&quot; &quot;&amp;[.$C$1]&amp;[.C132]" office:value-type="string" office:string-value="mv cat.130.jpg ~/repo/DATA/INPUT/StarterBundle/Animals/cat.130.jpg" calcext:value-type="string">
            <text:p>mv cat.130.jpg ~/repo/DATA/INPUT/StarterBundle/Animals/cat.130.jpg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G$1]&amp;&quot;.&quot;&amp;[.A133]&amp;&quot;.jpg&quot;" office:value-type="string" office:string-value="dog.131.jpg" calcext:value-type="string">
            <text:p>dog.131.jpg</text:p>
          </table:table-cell>
          <table:table-cell table:formula="of:=[.$H$1]&amp;&quot;.&quot;&amp;[.A133]&amp;&quot;.jpg&quot;" office:value-type="string" office:string-value="cat.131.jpg" calcext:value-type="string">
            <text:p>cat.131.jpg</text:p>
          </table:table-cell>
          <table:table-cell/>
          <table:table-cell table:formula="of:=[.$B$1]&amp;&quot; &quot;&amp;[.B133]&amp;&quot; &quot;&amp;[.$C$1]&amp;[.B133]" office:value-type="string" office:string-value="mv dog.131.jpg ~/repo/DATA/INPUT/StarterBundle/Animals/dog.131.jpg" calcext:value-type="string">
            <text:p>mv dog.131.jpg ~/repo/DATA/INPUT/StarterBundle/Animals/dog.131.jpg</text:p>
          </table:table-cell>
          <table:table-cell table:formula="of:=[.$B$1]&amp;&quot; &quot;&amp;[.C133]&amp;&quot; &quot;&amp;[.$C$1]&amp;[.C133]" office:value-type="string" office:string-value="mv cat.131.jpg ~/repo/DATA/INPUT/StarterBundle/Animals/cat.131.jpg" calcext:value-type="string">
            <text:p>mv cat.131.jpg ~/repo/DATA/INPUT/StarterBundle/Animals/cat.131.jpg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G$1]&amp;&quot;.&quot;&amp;[.A134]&amp;&quot;.jpg&quot;" office:value-type="string" office:string-value="dog.132.jpg" calcext:value-type="string">
            <text:p>dog.132.jpg</text:p>
          </table:table-cell>
          <table:table-cell table:formula="of:=[.$H$1]&amp;&quot;.&quot;&amp;[.A134]&amp;&quot;.jpg&quot;" office:value-type="string" office:string-value="cat.132.jpg" calcext:value-type="string">
            <text:p>cat.132.jpg</text:p>
          </table:table-cell>
          <table:table-cell/>
          <table:table-cell table:formula="of:=[.$B$1]&amp;&quot; &quot;&amp;[.B134]&amp;&quot; &quot;&amp;[.$C$1]&amp;[.B134]" office:value-type="string" office:string-value="mv dog.132.jpg ~/repo/DATA/INPUT/StarterBundle/Animals/dog.132.jpg" calcext:value-type="string">
            <text:p>mv dog.132.jpg ~/repo/DATA/INPUT/StarterBundle/Animals/dog.132.jpg</text:p>
          </table:table-cell>
          <table:table-cell table:formula="of:=[.$B$1]&amp;&quot; &quot;&amp;[.C134]&amp;&quot; &quot;&amp;[.$C$1]&amp;[.C134]" office:value-type="string" office:string-value="mv cat.132.jpg ~/repo/DATA/INPUT/StarterBundle/Animals/cat.132.jpg" calcext:value-type="string">
            <text:p>mv cat.132.jpg ~/repo/DATA/INPUT/StarterBundle/Animals/cat.132.jpg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G$1]&amp;&quot;.&quot;&amp;[.A135]&amp;&quot;.jpg&quot;" office:value-type="string" office:string-value="dog.133.jpg" calcext:value-type="string">
            <text:p>dog.133.jpg</text:p>
          </table:table-cell>
          <table:table-cell table:formula="of:=[.$H$1]&amp;&quot;.&quot;&amp;[.A135]&amp;&quot;.jpg&quot;" office:value-type="string" office:string-value="cat.133.jpg" calcext:value-type="string">
            <text:p>cat.133.jpg</text:p>
          </table:table-cell>
          <table:table-cell/>
          <table:table-cell table:formula="of:=[.$B$1]&amp;&quot; &quot;&amp;[.B135]&amp;&quot; &quot;&amp;[.$C$1]&amp;[.B135]" office:value-type="string" office:string-value="mv dog.133.jpg ~/repo/DATA/INPUT/StarterBundle/Animals/dog.133.jpg" calcext:value-type="string">
            <text:p>mv dog.133.jpg ~/repo/DATA/INPUT/StarterBundle/Animals/dog.133.jpg</text:p>
          </table:table-cell>
          <table:table-cell table:formula="of:=[.$B$1]&amp;&quot; &quot;&amp;[.C135]&amp;&quot; &quot;&amp;[.$C$1]&amp;[.C135]" office:value-type="string" office:string-value="mv cat.133.jpg ~/repo/DATA/INPUT/StarterBundle/Animals/cat.133.jpg" calcext:value-type="string">
            <text:p>mv cat.133.jpg ~/repo/DATA/INPUT/StarterBundle/Animals/cat.133.jpg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G$1]&amp;&quot;.&quot;&amp;[.A136]&amp;&quot;.jpg&quot;" office:value-type="string" office:string-value="dog.134.jpg" calcext:value-type="string">
            <text:p>dog.134.jpg</text:p>
          </table:table-cell>
          <table:table-cell table:formula="of:=[.$H$1]&amp;&quot;.&quot;&amp;[.A136]&amp;&quot;.jpg&quot;" office:value-type="string" office:string-value="cat.134.jpg" calcext:value-type="string">
            <text:p>cat.134.jpg</text:p>
          </table:table-cell>
          <table:table-cell/>
          <table:table-cell table:formula="of:=[.$B$1]&amp;&quot; &quot;&amp;[.B136]&amp;&quot; &quot;&amp;[.$C$1]&amp;[.B136]" office:value-type="string" office:string-value="mv dog.134.jpg ~/repo/DATA/INPUT/StarterBundle/Animals/dog.134.jpg" calcext:value-type="string">
            <text:p>mv dog.134.jpg ~/repo/DATA/INPUT/StarterBundle/Animals/dog.134.jpg</text:p>
          </table:table-cell>
          <table:table-cell table:formula="of:=[.$B$1]&amp;&quot; &quot;&amp;[.C136]&amp;&quot; &quot;&amp;[.$C$1]&amp;[.C136]" office:value-type="string" office:string-value="mv cat.134.jpg ~/repo/DATA/INPUT/StarterBundle/Animals/cat.134.jpg" calcext:value-type="string">
            <text:p>mv cat.134.jpg ~/repo/DATA/INPUT/StarterBundle/Animals/cat.134.jpg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G$1]&amp;&quot;.&quot;&amp;[.A137]&amp;&quot;.jpg&quot;" office:value-type="string" office:string-value="dog.135.jpg" calcext:value-type="string">
            <text:p>dog.135.jpg</text:p>
          </table:table-cell>
          <table:table-cell table:formula="of:=[.$H$1]&amp;&quot;.&quot;&amp;[.A137]&amp;&quot;.jpg&quot;" office:value-type="string" office:string-value="cat.135.jpg" calcext:value-type="string">
            <text:p>cat.135.jpg</text:p>
          </table:table-cell>
          <table:table-cell/>
          <table:table-cell table:formula="of:=[.$B$1]&amp;&quot; &quot;&amp;[.B137]&amp;&quot; &quot;&amp;[.$C$1]&amp;[.B137]" office:value-type="string" office:string-value="mv dog.135.jpg ~/repo/DATA/INPUT/StarterBundle/Animals/dog.135.jpg" calcext:value-type="string">
            <text:p>mv dog.135.jpg ~/repo/DATA/INPUT/StarterBundle/Animals/dog.135.jpg</text:p>
          </table:table-cell>
          <table:table-cell table:formula="of:=[.$B$1]&amp;&quot; &quot;&amp;[.C137]&amp;&quot; &quot;&amp;[.$C$1]&amp;[.C137]" office:value-type="string" office:string-value="mv cat.135.jpg ~/repo/DATA/INPUT/StarterBundle/Animals/cat.135.jpg" calcext:value-type="string">
            <text:p>mv cat.135.jpg ~/repo/DATA/INPUT/StarterBundle/Animals/cat.135.jpg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G$1]&amp;&quot;.&quot;&amp;[.A138]&amp;&quot;.jpg&quot;" office:value-type="string" office:string-value="dog.136.jpg" calcext:value-type="string">
            <text:p>dog.136.jpg</text:p>
          </table:table-cell>
          <table:table-cell table:formula="of:=[.$H$1]&amp;&quot;.&quot;&amp;[.A138]&amp;&quot;.jpg&quot;" office:value-type="string" office:string-value="cat.136.jpg" calcext:value-type="string">
            <text:p>cat.136.jpg</text:p>
          </table:table-cell>
          <table:table-cell/>
          <table:table-cell table:formula="of:=[.$B$1]&amp;&quot; &quot;&amp;[.B138]&amp;&quot; &quot;&amp;[.$C$1]&amp;[.B138]" office:value-type="string" office:string-value="mv dog.136.jpg ~/repo/DATA/INPUT/StarterBundle/Animals/dog.136.jpg" calcext:value-type="string">
            <text:p>mv dog.136.jpg ~/repo/DATA/INPUT/StarterBundle/Animals/dog.136.jpg</text:p>
          </table:table-cell>
          <table:table-cell table:formula="of:=[.$B$1]&amp;&quot; &quot;&amp;[.C138]&amp;&quot; &quot;&amp;[.$C$1]&amp;[.C138]" office:value-type="string" office:string-value="mv cat.136.jpg ~/repo/DATA/INPUT/StarterBundle/Animals/cat.136.jpg" calcext:value-type="string">
            <text:p>mv cat.136.jpg ~/repo/DATA/INPUT/StarterBundle/Animals/cat.136.jpg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G$1]&amp;&quot;.&quot;&amp;[.A139]&amp;&quot;.jpg&quot;" office:value-type="string" office:string-value="dog.137.jpg" calcext:value-type="string">
            <text:p>dog.137.jpg</text:p>
          </table:table-cell>
          <table:table-cell table:formula="of:=[.$H$1]&amp;&quot;.&quot;&amp;[.A139]&amp;&quot;.jpg&quot;" office:value-type="string" office:string-value="cat.137.jpg" calcext:value-type="string">
            <text:p>cat.137.jpg</text:p>
          </table:table-cell>
          <table:table-cell/>
          <table:table-cell table:formula="of:=[.$B$1]&amp;&quot; &quot;&amp;[.B139]&amp;&quot; &quot;&amp;[.$C$1]&amp;[.B139]" office:value-type="string" office:string-value="mv dog.137.jpg ~/repo/DATA/INPUT/StarterBundle/Animals/dog.137.jpg" calcext:value-type="string">
            <text:p>mv dog.137.jpg ~/repo/DATA/INPUT/StarterBundle/Animals/dog.137.jpg</text:p>
          </table:table-cell>
          <table:table-cell table:formula="of:=[.$B$1]&amp;&quot; &quot;&amp;[.C139]&amp;&quot; &quot;&amp;[.$C$1]&amp;[.C139]" office:value-type="string" office:string-value="mv cat.137.jpg ~/repo/DATA/INPUT/StarterBundle/Animals/cat.137.jpg" calcext:value-type="string">
            <text:p>mv cat.137.jpg ~/repo/DATA/INPUT/StarterBundle/Animals/cat.137.jpg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G$1]&amp;&quot;.&quot;&amp;[.A140]&amp;&quot;.jpg&quot;" office:value-type="string" office:string-value="dog.138.jpg" calcext:value-type="string">
            <text:p>dog.138.jpg</text:p>
          </table:table-cell>
          <table:table-cell table:formula="of:=[.$H$1]&amp;&quot;.&quot;&amp;[.A140]&amp;&quot;.jpg&quot;" office:value-type="string" office:string-value="cat.138.jpg" calcext:value-type="string">
            <text:p>cat.138.jpg</text:p>
          </table:table-cell>
          <table:table-cell/>
          <table:table-cell table:formula="of:=[.$B$1]&amp;&quot; &quot;&amp;[.B140]&amp;&quot; &quot;&amp;[.$C$1]&amp;[.B140]" office:value-type="string" office:string-value="mv dog.138.jpg ~/repo/DATA/INPUT/StarterBundle/Animals/dog.138.jpg" calcext:value-type="string">
            <text:p>mv dog.138.jpg ~/repo/DATA/INPUT/StarterBundle/Animals/dog.138.jpg</text:p>
          </table:table-cell>
          <table:table-cell table:formula="of:=[.$B$1]&amp;&quot; &quot;&amp;[.C140]&amp;&quot; &quot;&amp;[.$C$1]&amp;[.C140]" office:value-type="string" office:string-value="mv cat.138.jpg ~/repo/DATA/INPUT/StarterBundle/Animals/cat.138.jpg" calcext:value-type="string">
            <text:p>mv cat.138.jpg ~/repo/DATA/INPUT/StarterBundle/Animals/cat.138.jpg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G$1]&amp;&quot;.&quot;&amp;[.A141]&amp;&quot;.jpg&quot;" office:value-type="string" office:string-value="dog.139.jpg" calcext:value-type="string">
            <text:p>dog.139.jpg</text:p>
          </table:table-cell>
          <table:table-cell table:formula="of:=[.$H$1]&amp;&quot;.&quot;&amp;[.A141]&amp;&quot;.jpg&quot;" office:value-type="string" office:string-value="cat.139.jpg" calcext:value-type="string">
            <text:p>cat.139.jpg</text:p>
          </table:table-cell>
          <table:table-cell/>
          <table:table-cell table:formula="of:=[.$B$1]&amp;&quot; &quot;&amp;[.B141]&amp;&quot; &quot;&amp;[.$C$1]&amp;[.B141]" office:value-type="string" office:string-value="mv dog.139.jpg ~/repo/DATA/INPUT/StarterBundle/Animals/dog.139.jpg" calcext:value-type="string">
            <text:p>mv dog.139.jpg ~/repo/DATA/INPUT/StarterBundle/Animals/dog.139.jpg</text:p>
          </table:table-cell>
          <table:table-cell table:formula="of:=[.$B$1]&amp;&quot; &quot;&amp;[.C141]&amp;&quot; &quot;&amp;[.$C$1]&amp;[.C141]" office:value-type="string" office:string-value="mv cat.139.jpg ~/repo/DATA/INPUT/StarterBundle/Animals/cat.139.jpg" calcext:value-type="string">
            <text:p>mv cat.139.jpg ~/repo/DATA/INPUT/StarterBundle/Animals/cat.139.jpg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G$1]&amp;&quot;.&quot;&amp;[.A142]&amp;&quot;.jpg&quot;" office:value-type="string" office:string-value="dog.140.jpg" calcext:value-type="string">
            <text:p>dog.140.jpg</text:p>
          </table:table-cell>
          <table:table-cell table:formula="of:=[.$H$1]&amp;&quot;.&quot;&amp;[.A142]&amp;&quot;.jpg&quot;" office:value-type="string" office:string-value="cat.140.jpg" calcext:value-type="string">
            <text:p>cat.140.jpg</text:p>
          </table:table-cell>
          <table:table-cell/>
          <table:table-cell table:formula="of:=[.$B$1]&amp;&quot; &quot;&amp;[.B142]&amp;&quot; &quot;&amp;[.$C$1]&amp;[.B142]" office:value-type="string" office:string-value="mv dog.140.jpg ~/repo/DATA/INPUT/StarterBundle/Animals/dog.140.jpg" calcext:value-type="string">
            <text:p>mv dog.140.jpg ~/repo/DATA/INPUT/StarterBundle/Animals/dog.140.jpg</text:p>
          </table:table-cell>
          <table:table-cell table:formula="of:=[.$B$1]&amp;&quot; &quot;&amp;[.C142]&amp;&quot; &quot;&amp;[.$C$1]&amp;[.C142]" office:value-type="string" office:string-value="mv cat.140.jpg ~/repo/DATA/INPUT/StarterBundle/Animals/cat.140.jpg" calcext:value-type="string">
            <text:p>mv cat.140.jpg ~/repo/DATA/INPUT/StarterBundle/Animals/cat.140.jpg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G$1]&amp;&quot;.&quot;&amp;[.A143]&amp;&quot;.jpg&quot;" office:value-type="string" office:string-value="dog.141.jpg" calcext:value-type="string">
            <text:p>dog.141.jpg</text:p>
          </table:table-cell>
          <table:table-cell table:formula="of:=[.$H$1]&amp;&quot;.&quot;&amp;[.A143]&amp;&quot;.jpg&quot;" office:value-type="string" office:string-value="cat.141.jpg" calcext:value-type="string">
            <text:p>cat.141.jpg</text:p>
          </table:table-cell>
          <table:table-cell/>
          <table:table-cell table:formula="of:=[.$B$1]&amp;&quot; &quot;&amp;[.B143]&amp;&quot; &quot;&amp;[.$C$1]&amp;[.B143]" office:value-type="string" office:string-value="mv dog.141.jpg ~/repo/DATA/INPUT/StarterBundle/Animals/dog.141.jpg" calcext:value-type="string">
            <text:p>mv dog.141.jpg ~/repo/DATA/INPUT/StarterBundle/Animals/dog.141.jpg</text:p>
          </table:table-cell>
          <table:table-cell table:formula="of:=[.$B$1]&amp;&quot; &quot;&amp;[.C143]&amp;&quot; &quot;&amp;[.$C$1]&amp;[.C143]" office:value-type="string" office:string-value="mv cat.141.jpg ~/repo/DATA/INPUT/StarterBundle/Animals/cat.141.jpg" calcext:value-type="string">
            <text:p>mv cat.141.jpg ~/repo/DATA/INPUT/StarterBundle/Animals/cat.141.jpg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G$1]&amp;&quot;.&quot;&amp;[.A144]&amp;&quot;.jpg&quot;" office:value-type="string" office:string-value="dog.142.jpg" calcext:value-type="string">
            <text:p>dog.142.jpg</text:p>
          </table:table-cell>
          <table:table-cell table:formula="of:=[.$H$1]&amp;&quot;.&quot;&amp;[.A144]&amp;&quot;.jpg&quot;" office:value-type="string" office:string-value="cat.142.jpg" calcext:value-type="string">
            <text:p>cat.142.jpg</text:p>
          </table:table-cell>
          <table:table-cell/>
          <table:table-cell table:formula="of:=[.$B$1]&amp;&quot; &quot;&amp;[.B144]&amp;&quot; &quot;&amp;[.$C$1]&amp;[.B144]" office:value-type="string" office:string-value="mv dog.142.jpg ~/repo/DATA/INPUT/StarterBundle/Animals/dog.142.jpg" calcext:value-type="string">
            <text:p>mv dog.142.jpg ~/repo/DATA/INPUT/StarterBundle/Animals/dog.142.jpg</text:p>
          </table:table-cell>
          <table:table-cell table:formula="of:=[.$B$1]&amp;&quot; &quot;&amp;[.C144]&amp;&quot; &quot;&amp;[.$C$1]&amp;[.C144]" office:value-type="string" office:string-value="mv cat.142.jpg ~/repo/DATA/INPUT/StarterBundle/Animals/cat.142.jpg" calcext:value-type="string">
            <text:p>mv cat.142.jpg ~/repo/DATA/INPUT/StarterBundle/Animals/cat.142.jpg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G$1]&amp;&quot;.&quot;&amp;[.A145]&amp;&quot;.jpg&quot;" office:value-type="string" office:string-value="dog.143.jpg" calcext:value-type="string">
            <text:p>dog.143.jpg</text:p>
          </table:table-cell>
          <table:table-cell table:formula="of:=[.$H$1]&amp;&quot;.&quot;&amp;[.A145]&amp;&quot;.jpg&quot;" office:value-type="string" office:string-value="cat.143.jpg" calcext:value-type="string">
            <text:p>cat.143.jpg</text:p>
          </table:table-cell>
          <table:table-cell/>
          <table:table-cell table:formula="of:=[.$B$1]&amp;&quot; &quot;&amp;[.B145]&amp;&quot; &quot;&amp;[.$C$1]&amp;[.B145]" office:value-type="string" office:string-value="mv dog.143.jpg ~/repo/DATA/INPUT/StarterBundle/Animals/dog.143.jpg" calcext:value-type="string">
            <text:p>mv dog.143.jpg ~/repo/DATA/INPUT/StarterBundle/Animals/dog.143.jpg</text:p>
          </table:table-cell>
          <table:table-cell table:formula="of:=[.$B$1]&amp;&quot; &quot;&amp;[.C145]&amp;&quot; &quot;&amp;[.$C$1]&amp;[.C145]" office:value-type="string" office:string-value="mv cat.143.jpg ~/repo/DATA/INPUT/StarterBundle/Animals/cat.143.jpg" calcext:value-type="string">
            <text:p>mv cat.143.jpg ~/repo/DATA/INPUT/StarterBundle/Animals/cat.143.jpg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G$1]&amp;&quot;.&quot;&amp;[.A146]&amp;&quot;.jpg&quot;" office:value-type="string" office:string-value="dog.144.jpg" calcext:value-type="string">
            <text:p>dog.144.jpg</text:p>
          </table:table-cell>
          <table:table-cell table:formula="of:=[.$H$1]&amp;&quot;.&quot;&amp;[.A146]&amp;&quot;.jpg&quot;" office:value-type="string" office:string-value="cat.144.jpg" calcext:value-type="string">
            <text:p>cat.144.jpg</text:p>
          </table:table-cell>
          <table:table-cell/>
          <table:table-cell table:formula="of:=[.$B$1]&amp;&quot; &quot;&amp;[.B146]&amp;&quot; &quot;&amp;[.$C$1]&amp;[.B146]" office:value-type="string" office:string-value="mv dog.144.jpg ~/repo/DATA/INPUT/StarterBundle/Animals/dog.144.jpg" calcext:value-type="string">
            <text:p>mv dog.144.jpg ~/repo/DATA/INPUT/StarterBundle/Animals/dog.144.jpg</text:p>
          </table:table-cell>
          <table:table-cell table:formula="of:=[.$B$1]&amp;&quot; &quot;&amp;[.C146]&amp;&quot; &quot;&amp;[.$C$1]&amp;[.C146]" office:value-type="string" office:string-value="mv cat.144.jpg ~/repo/DATA/INPUT/StarterBundle/Animals/cat.144.jpg" calcext:value-type="string">
            <text:p>mv cat.144.jpg ~/repo/DATA/INPUT/StarterBundle/Animals/cat.144.jpg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G$1]&amp;&quot;.&quot;&amp;[.A147]&amp;&quot;.jpg&quot;" office:value-type="string" office:string-value="dog.145.jpg" calcext:value-type="string">
            <text:p>dog.145.jpg</text:p>
          </table:table-cell>
          <table:table-cell table:formula="of:=[.$H$1]&amp;&quot;.&quot;&amp;[.A147]&amp;&quot;.jpg&quot;" office:value-type="string" office:string-value="cat.145.jpg" calcext:value-type="string">
            <text:p>cat.145.jpg</text:p>
          </table:table-cell>
          <table:table-cell/>
          <table:table-cell table:formula="of:=[.$B$1]&amp;&quot; &quot;&amp;[.B147]&amp;&quot; &quot;&amp;[.$C$1]&amp;[.B147]" office:value-type="string" office:string-value="mv dog.145.jpg ~/repo/DATA/INPUT/StarterBundle/Animals/dog.145.jpg" calcext:value-type="string">
            <text:p>mv dog.145.jpg ~/repo/DATA/INPUT/StarterBundle/Animals/dog.145.jpg</text:p>
          </table:table-cell>
          <table:table-cell table:formula="of:=[.$B$1]&amp;&quot; &quot;&amp;[.C147]&amp;&quot; &quot;&amp;[.$C$1]&amp;[.C147]" office:value-type="string" office:string-value="mv cat.145.jpg ~/repo/DATA/INPUT/StarterBundle/Animals/cat.145.jpg" calcext:value-type="string">
            <text:p>mv cat.145.jpg ~/repo/DATA/INPUT/StarterBundle/Animals/cat.145.jpg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G$1]&amp;&quot;.&quot;&amp;[.A148]&amp;&quot;.jpg&quot;" office:value-type="string" office:string-value="dog.146.jpg" calcext:value-type="string">
            <text:p>dog.146.jpg</text:p>
          </table:table-cell>
          <table:table-cell table:formula="of:=[.$H$1]&amp;&quot;.&quot;&amp;[.A148]&amp;&quot;.jpg&quot;" office:value-type="string" office:string-value="cat.146.jpg" calcext:value-type="string">
            <text:p>cat.146.jpg</text:p>
          </table:table-cell>
          <table:table-cell/>
          <table:table-cell table:formula="of:=[.$B$1]&amp;&quot; &quot;&amp;[.B148]&amp;&quot; &quot;&amp;[.$C$1]&amp;[.B148]" office:value-type="string" office:string-value="mv dog.146.jpg ~/repo/DATA/INPUT/StarterBundle/Animals/dog.146.jpg" calcext:value-type="string">
            <text:p>mv dog.146.jpg ~/repo/DATA/INPUT/StarterBundle/Animals/dog.146.jpg</text:p>
          </table:table-cell>
          <table:table-cell table:formula="of:=[.$B$1]&amp;&quot; &quot;&amp;[.C148]&amp;&quot; &quot;&amp;[.$C$1]&amp;[.C148]" office:value-type="string" office:string-value="mv cat.146.jpg ~/repo/DATA/INPUT/StarterBundle/Animals/cat.146.jpg" calcext:value-type="string">
            <text:p>mv cat.146.jpg ~/repo/DATA/INPUT/StarterBundle/Animals/cat.146.jpg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G$1]&amp;&quot;.&quot;&amp;[.A149]&amp;&quot;.jpg&quot;" office:value-type="string" office:string-value="dog.147.jpg" calcext:value-type="string">
            <text:p>dog.147.jpg</text:p>
          </table:table-cell>
          <table:table-cell table:formula="of:=[.$H$1]&amp;&quot;.&quot;&amp;[.A149]&amp;&quot;.jpg&quot;" office:value-type="string" office:string-value="cat.147.jpg" calcext:value-type="string">
            <text:p>cat.147.jpg</text:p>
          </table:table-cell>
          <table:table-cell/>
          <table:table-cell table:formula="of:=[.$B$1]&amp;&quot; &quot;&amp;[.B149]&amp;&quot; &quot;&amp;[.$C$1]&amp;[.B149]" office:value-type="string" office:string-value="mv dog.147.jpg ~/repo/DATA/INPUT/StarterBundle/Animals/dog.147.jpg" calcext:value-type="string">
            <text:p>mv dog.147.jpg ~/repo/DATA/INPUT/StarterBundle/Animals/dog.147.jpg</text:p>
          </table:table-cell>
          <table:table-cell table:formula="of:=[.$B$1]&amp;&quot; &quot;&amp;[.C149]&amp;&quot; &quot;&amp;[.$C$1]&amp;[.C149]" office:value-type="string" office:string-value="mv cat.147.jpg ~/repo/DATA/INPUT/StarterBundle/Animals/cat.147.jpg" calcext:value-type="string">
            <text:p>mv cat.147.jpg ~/repo/DATA/INPUT/StarterBundle/Animals/cat.147.jpg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G$1]&amp;&quot;.&quot;&amp;[.A150]&amp;&quot;.jpg&quot;" office:value-type="string" office:string-value="dog.148.jpg" calcext:value-type="string">
            <text:p>dog.148.jpg</text:p>
          </table:table-cell>
          <table:table-cell table:formula="of:=[.$H$1]&amp;&quot;.&quot;&amp;[.A150]&amp;&quot;.jpg&quot;" office:value-type="string" office:string-value="cat.148.jpg" calcext:value-type="string">
            <text:p>cat.148.jpg</text:p>
          </table:table-cell>
          <table:table-cell/>
          <table:table-cell table:formula="of:=[.$B$1]&amp;&quot; &quot;&amp;[.B150]&amp;&quot; &quot;&amp;[.$C$1]&amp;[.B150]" office:value-type="string" office:string-value="mv dog.148.jpg ~/repo/DATA/INPUT/StarterBundle/Animals/dog.148.jpg" calcext:value-type="string">
            <text:p>mv dog.148.jpg ~/repo/DATA/INPUT/StarterBundle/Animals/dog.148.jpg</text:p>
          </table:table-cell>
          <table:table-cell table:formula="of:=[.$B$1]&amp;&quot; &quot;&amp;[.C150]&amp;&quot; &quot;&amp;[.$C$1]&amp;[.C150]" office:value-type="string" office:string-value="mv cat.148.jpg ~/repo/DATA/INPUT/StarterBundle/Animals/cat.148.jpg" calcext:value-type="string">
            <text:p>mv cat.148.jpg ~/repo/DATA/INPUT/StarterBundle/Animals/cat.148.jpg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G$1]&amp;&quot;.&quot;&amp;[.A151]&amp;&quot;.jpg&quot;" office:value-type="string" office:string-value="dog.149.jpg" calcext:value-type="string">
            <text:p>dog.149.jpg</text:p>
          </table:table-cell>
          <table:table-cell table:formula="of:=[.$H$1]&amp;&quot;.&quot;&amp;[.A151]&amp;&quot;.jpg&quot;" office:value-type="string" office:string-value="cat.149.jpg" calcext:value-type="string">
            <text:p>cat.149.jpg</text:p>
          </table:table-cell>
          <table:table-cell/>
          <table:table-cell table:formula="of:=[.$B$1]&amp;&quot; &quot;&amp;[.B151]&amp;&quot; &quot;&amp;[.$C$1]&amp;[.B151]" office:value-type="string" office:string-value="mv dog.149.jpg ~/repo/DATA/INPUT/StarterBundle/Animals/dog.149.jpg" calcext:value-type="string">
            <text:p>mv dog.149.jpg ~/repo/DATA/INPUT/StarterBundle/Animals/dog.149.jpg</text:p>
          </table:table-cell>
          <table:table-cell table:formula="of:=[.$B$1]&amp;&quot; &quot;&amp;[.C151]&amp;&quot; &quot;&amp;[.$C$1]&amp;[.C151]" office:value-type="string" office:string-value="mv cat.149.jpg ~/repo/DATA/INPUT/StarterBundle/Animals/cat.149.jpg" calcext:value-type="string">
            <text:p>mv cat.149.jpg ~/repo/DATA/INPUT/StarterBundle/Animals/cat.149.jpg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G$1]&amp;&quot;.&quot;&amp;[.A152]&amp;&quot;.jpg&quot;" office:value-type="string" office:string-value="dog.150.jpg" calcext:value-type="string">
            <text:p>dog.150.jpg</text:p>
          </table:table-cell>
          <table:table-cell table:formula="of:=[.$H$1]&amp;&quot;.&quot;&amp;[.A152]&amp;&quot;.jpg&quot;" office:value-type="string" office:string-value="cat.150.jpg" calcext:value-type="string">
            <text:p>cat.150.jpg</text:p>
          </table:table-cell>
          <table:table-cell/>
          <table:table-cell table:formula="of:=[.$B$1]&amp;&quot; &quot;&amp;[.B152]&amp;&quot; &quot;&amp;[.$C$1]&amp;[.B152]" office:value-type="string" office:string-value="mv dog.150.jpg ~/repo/DATA/INPUT/StarterBundle/Animals/dog.150.jpg" calcext:value-type="string">
            <text:p>mv dog.150.jpg ~/repo/DATA/INPUT/StarterBundle/Animals/dog.150.jpg</text:p>
          </table:table-cell>
          <table:table-cell table:formula="of:=[.$B$1]&amp;&quot; &quot;&amp;[.C152]&amp;&quot; &quot;&amp;[.$C$1]&amp;[.C152]" office:value-type="string" office:string-value="mv cat.150.jpg ~/repo/DATA/INPUT/StarterBundle/Animals/cat.150.jpg" calcext:value-type="string">
            <text:p>mv cat.150.jpg ~/repo/DATA/INPUT/StarterBundle/Animals/cat.150.jpg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G$1]&amp;&quot;.&quot;&amp;[.A153]&amp;&quot;.jpg&quot;" office:value-type="string" office:string-value="dog.151.jpg" calcext:value-type="string">
            <text:p>dog.151.jpg</text:p>
          </table:table-cell>
          <table:table-cell table:formula="of:=[.$H$1]&amp;&quot;.&quot;&amp;[.A153]&amp;&quot;.jpg&quot;" office:value-type="string" office:string-value="cat.151.jpg" calcext:value-type="string">
            <text:p>cat.151.jpg</text:p>
          </table:table-cell>
          <table:table-cell/>
          <table:table-cell table:formula="of:=[.$B$1]&amp;&quot; &quot;&amp;[.B153]&amp;&quot; &quot;&amp;[.$C$1]&amp;[.B153]" office:value-type="string" office:string-value="mv dog.151.jpg ~/repo/DATA/INPUT/StarterBundle/Animals/dog.151.jpg" calcext:value-type="string">
            <text:p>mv dog.151.jpg ~/repo/DATA/INPUT/StarterBundle/Animals/dog.151.jpg</text:p>
          </table:table-cell>
          <table:table-cell table:formula="of:=[.$B$1]&amp;&quot; &quot;&amp;[.C153]&amp;&quot; &quot;&amp;[.$C$1]&amp;[.C153]" office:value-type="string" office:string-value="mv cat.151.jpg ~/repo/DATA/INPUT/StarterBundle/Animals/cat.151.jpg" calcext:value-type="string">
            <text:p>mv cat.151.jpg ~/repo/DATA/INPUT/StarterBundle/Animals/cat.151.jpg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G$1]&amp;&quot;.&quot;&amp;[.A154]&amp;&quot;.jpg&quot;" office:value-type="string" office:string-value="dog.152.jpg" calcext:value-type="string">
            <text:p>dog.152.jpg</text:p>
          </table:table-cell>
          <table:table-cell table:formula="of:=[.$H$1]&amp;&quot;.&quot;&amp;[.A154]&amp;&quot;.jpg&quot;" office:value-type="string" office:string-value="cat.152.jpg" calcext:value-type="string">
            <text:p>cat.152.jpg</text:p>
          </table:table-cell>
          <table:table-cell/>
          <table:table-cell table:formula="of:=[.$B$1]&amp;&quot; &quot;&amp;[.B154]&amp;&quot; &quot;&amp;[.$C$1]&amp;[.B154]" office:value-type="string" office:string-value="mv dog.152.jpg ~/repo/DATA/INPUT/StarterBundle/Animals/dog.152.jpg" calcext:value-type="string">
            <text:p>mv dog.152.jpg ~/repo/DATA/INPUT/StarterBundle/Animals/dog.152.jpg</text:p>
          </table:table-cell>
          <table:table-cell table:formula="of:=[.$B$1]&amp;&quot; &quot;&amp;[.C154]&amp;&quot; &quot;&amp;[.$C$1]&amp;[.C154]" office:value-type="string" office:string-value="mv cat.152.jpg ~/repo/DATA/INPUT/StarterBundle/Animals/cat.152.jpg" calcext:value-type="string">
            <text:p>mv cat.152.jpg ~/repo/DATA/INPUT/StarterBundle/Animals/cat.152.jpg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G$1]&amp;&quot;.&quot;&amp;[.A155]&amp;&quot;.jpg&quot;" office:value-type="string" office:string-value="dog.153.jpg" calcext:value-type="string">
            <text:p>dog.153.jpg</text:p>
          </table:table-cell>
          <table:table-cell table:formula="of:=[.$H$1]&amp;&quot;.&quot;&amp;[.A155]&amp;&quot;.jpg&quot;" office:value-type="string" office:string-value="cat.153.jpg" calcext:value-type="string">
            <text:p>cat.153.jpg</text:p>
          </table:table-cell>
          <table:table-cell/>
          <table:table-cell table:formula="of:=[.$B$1]&amp;&quot; &quot;&amp;[.B155]&amp;&quot; &quot;&amp;[.$C$1]&amp;[.B155]" office:value-type="string" office:string-value="mv dog.153.jpg ~/repo/DATA/INPUT/StarterBundle/Animals/dog.153.jpg" calcext:value-type="string">
            <text:p>mv dog.153.jpg ~/repo/DATA/INPUT/StarterBundle/Animals/dog.153.jpg</text:p>
          </table:table-cell>
          <table:table-cell table:formula="of:=[.$B$1]&amp;&quot; &quot;&amp;[.C155]&amp;&quot; &quot;&amp;[.$C$1]&amp;[.C155]" office:value-type="string" office:string-value="mv cat.153.jpg ~/repo/DATA/INPUT/StarterBundle/Animals/cat.153.jpg" calcext:value-type="string">
            <text:p>mv cat.153.jpg ~/repo/DATA/INPUT/StarterBundle/Animals/cat.153.jpg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G$1]&amp;&quot;.&quot;&amp;[.A156]&amp;&quot;.jpg&quot;" office:value-type="string" office:string-value="dog.154.jpg" calcext:value-type="string">
            <text:p>dog.154.jpg</text:p>
          </table:table-cell>
          <table:table-cell table:formula="of:=[.$H$1]&amp;&quot;.&quot;&amp;[.A156]&amp;&quot;.jpg&quot;" office:value-type="string" office:string-value="cat.154.jpg" calcext:value-type="string">
            <text:p>cat.154.jpg</text:p>
          </table:table-cell>
          <table:table-cell/>
          <table:table-cell table:formula="of:=[.$B$1]&amp;&quot; &quot;&amp;[.B156]&amp;&quot; &quot;&amp;[.$C$1]&amp;[.B156]" office:value-type="string" office:string-value="mv dog.154.jpg ~/repo/DATA/INPUT/StarterBundle/Animals/dog.154.jpg" calcext:value-type="string">
            <text:p>mv dog.154.jpg ~/repo/DATA/INPUT/StarterBundle/Animals/dog.154.jpg</text:p>
          </table:table-cell>
          <table:table-cell table:formula="of:=[.$B$1]&amp;&quot; &quot;&amp;[.C156]&amp;&quot; &quot;&amp;[.$C$1]&amp;[.C156]" office:value-type="string" office:string-value="mv cat.154.jpg ~/repo/DATA/INPUT/StarterBundle/Animals/cat.154.jpg" calcext:value-type="string">
            <text:p>mv cat.154.jpg ~/repo/DATA/INPUT/StarterBundle/Animals/cat.154.jpg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G$1]&amp;&quot;.&quot;&amp;[.A157]&amp;&quot;.jpg&quot;" office:value-type="string" office:string-value="dog.155.jpg" calcext:value-type="string">
            <text:p>dog.155.jpg</text:p>
          </table:table-cell>
          <table:table-cell table:formula="of:=[.$H$1]&amp;&quot;.&quot;&amp;[.A157]&amp;&quot;.jpg&quot;" office:value-type="string" office:string-value="cat.155.jpg" calcext:value-type="string">
            <text:p>cat.155.jpg</text:p>
          </table:table-cell>
          <table:table-cell/>
          <table:table-cell table:formula="of:=[.$B$1]&amp;&quot; &quot;&amp;[.B157]&amp;&quot; &quot;&amp;[.$C$1]&amp;[.B157]" office:value-type="string" office:string-value="mv dog.155.jpg ~/repo/DATA/INPUT/StarterBundle/Animals/dog.155.jpg" calcext:value-type="string">
            <text:p>mv dog.155.jpg ~/repo/DATA/INPUT/StarterBundle/Animals/dog.155.jpg</text:p>
          </table:table-cell>
          <table:table-cell table:formula="of:=[.$B$1]&amp;&quot; &quot;&amp;[.C157]&amp;&quot; &quot;&amp;[.$C$1]&amp;[.C157]" office:value-type="string" office:string-value="mv cat.155.jpg ~/repo/DATA/INPUT/StarterBundle/Animals/cat.155.jpg" calcext:value-type="string">
            <text:p>mv cat.155.jpg ~/repo/DATA/INPUT/StarterBundle/Animals/cat.155.jpg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G$1]&amp;&quot;.&quot;&amp;[.A158]&amp;&quot;.jpg&quot;" office:value-type="string" office:string-value="dog.156.jpg" calcext:value-type="string">
            <text:p>dog.156.jpg</text:p>
          </table:table-cell>
          <table:table-cell table:formula="of:=[.$H$1]&amp;&quot;.&quot;&amp;[.A158]&amp;&quot;.jpg&quot;" office:value-type="string" office:string-value="cat.156.jpg" calcext:value-type="string">
            <text:p>cat.156.jpg</text:p>
          </table:table-cell>
          <table:table-cell/>
          <table:table-cell table:formula="of:=[.$B$1]&amp;&quot; &quot;&amp;[.B158]&amp;&quot; &quot;&amp;[.$C$1]&amp;[.B158]" office:value-type="string" office:string-value="mv dog.156.jpg ~/repo/DATA/INPUT/StarterBundle/Animals/dog.156.jpg" calcext:value-type="string">
            <text:p>mv dog.156.jpg ~/repo/DATA/INPUT/StarterBundle/Animals/dog.156.jpg</text:p>
          </table:table-cell>
          <table:table-cell table:formula="of:=[.$B$1]&amp;&quot; &quot;&amp;[.C158]&amp;&quot; &quot;&amp;[.$C$1]&amp;[.C158]" office:value-type="string" office:string-value="mv cat.156.jpg ~/repo/DATA/INPUT/StarterBundle/Animals/cat.156.jpg" calcext:value-type="string">
            <text:p>mv cat.156.jpg ~/repo/DATA/INPUT/StarterBundle/Animals/cat.156.jpg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G$1]&amp;&quot;.&quot;&amp;[.A159]&amp;&quot;.jpg&quot;" office:value-type="string" office:string-value="dog.157.jpg" calcext:value-type="string">
            <text:p>dog.157.jpg</text:p>
          </table:table-cell>
          <table:table-cell table:formula="of:=[.$H$1]&amp;&quot;.&quot;&amp;[.A159]&amp;&quot;.jpg&quot;" office:value-type="string" office:string-value="cat.157.jpg" calcext:value-type="string">
            <text:p>cat.157.jpg</text:p>
          </table:table-cell>
          <table:table-cell/>
          <table:table-cell table:formula="of:=[.$B$1]&amp;&quot; &quot;&amp;[.B159]&amp;&quot; &quot;&amp;[.$C$1]&amp;[.B159]" office:value-type="string" office:string-value="mv dog.157.jpg ~/repo/DATA/INPUT/StarterBundle/Animals/dog.157.jpg" calcext:value-type="string">
            <text:p>mv dog.157.jpg ~/repo/DATA/INPUT/StarterBundle/Animals/dog.157.jpg</text:p>
          </table:table-cell>
          <table:table-cell table:formula="of:=[.$B$1]&amp;&quot; &quot;&amp;[.C159]&amp;&quot; &quot;&amp;[.$C$1]&amp;[.C159]" office:value-type="string" office:string-value="mv cat.157.jpg ~/repo/DATA/INPUT/StarterBundle/Animals/cat.157.jpg" calcext:value-type="string">
            <text:p>mv cat.157.jpg ~/repo/DATA/INPUT/StarterBundle/Animals/cat.157.jpg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G$1]&amp;&quot;.&quot;&amp;[.A160]&amp;&quot;.jpg&quot;" office:value-type="string" office:string-value="dog.158.jpg" calcext:value-type="string">
            <text:p>dog.158.jpg</text:p>
          </table:table-cell>
          <table:table-cell table:formula="of:=[.$H$1]&amp;&quot;.&quot;&amp;[.A160]&amp;&quot;.jpg&quot;" office:value-type="string" office:string-value="cat.158.jpg" calcext:value-type="string">
            <text:p>cat.158.jpg</text:p>
          </table:table-cell>
          <table:table-cell/>
          <table:table-cell table:formula="of:=[.$B$1]&amp;&quot; &quot;&amp;[.B160]&amp;&quot; &quot;&amp;[.$C$1]&amp;[.B160]" office:value-type="string" office:string-value="mv dog.158.jpg ~/repo/DATA/INPUT/StarterBundle/Animals/dog.158.jpg" calcext:value-type="string">
            <text:p>mv dog.158.jpg ~/repo/DATA/INPUT/StarterBundle/Animals/dog.158.jpg</text:p>
          </table:table-cell>
          <table:table-cell table:formula="of:=[.$B$1]&amp;&quot; &quot;&amp;[.C160]&amp;&quot; &quot;&amp;[.$C$1]&amp;[.C160]" office:value-type="string" office:string-value="mv cat.158.jpg ~/repo/DATA/INPUT/StarterBundle/Animals/cat.158.jpg" calcext:value-type="string">
            <text:p>mv cat.158.jpg ~/repo/DATA/INPUT/StarterBundle/Animals/cat.158.jpg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G$1]&amp;&quot;.&quot;&amp;[.A161]&amp;&quot;.jpg&quot;" office:value-type="string" office:string-value="dog.159.jpg" calcext:value-type="string">
            <text:p>dog.159.jpg</text:p>
          </table:table-cell>
          <table:table-cell table:formula="of:=[.$H$1]&amp;&quot;.&quot;&amp;[.A161]&amp;&quot;.jpg&quot;" office:value-type="string" office:string-value="cat.159.jpg" calcext:value-type="string">
            <text:p>cat.159.jpg</text:p>
          </table:table-cell>
          <table:table-cell/>
          <table:table-cell table:formula="of:=[.$B$1]&amp;&quot; &quot;&amp;[.B161]&amp;&quot; &quot;&amp;[.$C$1]&amp;[.B161]" office:value-type="string" office:string-value="mv dog.159.jpg ~/repo/DATA/INPUT/StarterBundle/Animals/dog.159.jpg" calcext:value-type="string">
            <text:p>mv dog.159.jpg ~/repo/DATA/INPUT/StarterBundle/Animals/dog.159.jpg</text:p>
          </table:table-cell>
          <table:table-cell table:formula="of:=[.$B$1]&amp;&quot; &quot;&amp;[.C161]&amp;&quot; &quot;&amp;[.$C$1]&amp;[.C161]" office:value-type="string" office:string-value="mv cat.159.jpg ~/repo/DATA/INPUT/StarterBundle/Animals/cat.159.jpg" calcext:value-type="string">
            <text:p>mv cat.159.jpg ~/repo/DATA/INPUT/StarterBundle/Animals/cat.159.jpg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G$1]&amp;&quot;.&quot;&amp;[.A162]&amp;&quot;.jpg&quot;" office:value-type="string" office:string-value="dog.160.jpg" calcext:value-type="string">
            <text:p>dog.160.jpg</text:p>
          </table:table-cell>
          <table:table-cell table:formula="of:=[.$H$1]&amp;&quot;.&quot;&amp;[.A162]&amp;&quot;.jpg&quot;" office:value-type="string" office:string-value="cat.160.jpg" calcext:value-type="string">
            <text:p>cat.160.jpg</text:p>
          </table:table-cell>
          <table:table-cell/>
          <table:table-cell table:formula="of:=[.$B$1]&amp;&quot; &quot;&amp;[.B162]&amp;&quot; &quot;&amp;[.$C$1]&amp;[.B162]" office:value-type="string" office:string-value="mv dog.160.jpg ~/repo/DATA/INPUT/StarterBundle/Animals/dog.160.jpg" calcext:value-type="string">
            <text:p>mv dog.160.jpg ~/repo/DATA/INPUT/StarterBundle/Animals/dog.160.jpg</text:p>
          </table:table-cell>
          <table:table-cell table:formula="of:=[.$B$1]&amp;&quot; &quot;&amp;[.C162]&amp;&quot; &quot;&amp;[.$C$1]&amp;[.C162]" office:value-type="string" office:string-value="mv cat.160.jpg ~/repo/DATA/INPUT/StarterBundle/Animals/cat.160.jpg" calcext:value-type="string">
            <text:p>mv cat.160.jpg ~/repo/DATA/INPUT/StarterBundle/Animals/cat.160.jpg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G$1]&amp;&quot;.&quot;&amp;[.A163]&amp;&quot;.jpg&quot;" office:value-type="string" office:string-value="dog.161.jpg" calcext:value-type="string">
            <text:p>dog.161.jpg</text:p>
          </table:table-cell>
          <table:table-cell table:formula="of:=[.$H$1]&amp;&quot;.&quot;&amp;[.A163]&amp;&quot;.jpg&quot;" office:value-type="string" office:string-value="cat.161.jpg" calcext:value-type="string">
            <text:p>cat.161.jpg</text:p>
          </table:table-cell>
          <table:table-cell/>
          <table:table-cell table:formula="of:=[.$B$1]&amp;&quot; &quot;&amp;[.B163]&amp;&quot; &quot;&amp;[.$C$1]&amp;[.B163]" office:value-type="string" office:string-value="mv dog.161.jpg ~/repo/DATA/INPUT/StarterBundle/Animals/dog.161.jpg" calcext:value-type="string">
            <text:p>mv dog.161.jpg ~/repo/DATA/INPUT/StarterBundle/Animals/dog.161.jpg</text:p>
          </table:table-cell>
          <table:table-cell table:formula="of:=[.$B$1]&amp;&quot; &quot;&amp;[.C163]&amp;&quot; &quot;&amp;[.$C$1]&amp;[.C163]" office:value-type="string" office:string-value="mv cat.161.jpg ~/repo/DATA/INPUT/StarterBundle/Animals/cat.161.jpg" calcext:value-type="string">
            <text:p>mv cat.161.jpg ~/repo/DATA/INPUT/StarterBundle/Animals/cat.161.jpg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G$1]&amp;&quot;.&quot;&amp;[.A164]&amp;&quot;.jpg&quot;" office:value-type="string" office:string-value="dog.162.jpg" calcext:value-type="string">
            <text:p>dog.162.jpg</text:p>
          </table:table-cell>
          <table:table-cell table:formula="of:=[.$H$1]&amp;&quot;.&quot;&amp;[.A164]&amp;&quot;.jpg&quot;" office:value-type="string" office:string-value="cat.162.jpg" calcext:value-type="string">
            <text:p>cat.162.jpg</text:p>
          </table:table-cell>
          <table:table-cell/>
          <table:table-cell table:formula="of:=[.$B$1]&amp;&quot; &quot;&amp;[.B164]&amp;&quot; &quot;&amp;[.$C$1]&amp;[.B164]" office:value-type="string" office:string-value="mv dog.162.jpg ~/repo/DATA/INPUT/StarterBundle/Animals/dog.162.jpg" calcext:value-type="string">
            <text:p>mv dog.162.jpg ~/repo/DATA/INPUT/StarterBundle/Animals/dog.162.jpg</text:p>
          </table:table-cell>
          <table:table-cell table:formula="of:=[.$B$1]&amp;&quot; &quot;&amp;[.C164]&amp;&quot; &quot;&amp;[.$C$1]&amp;[.C164]" office:value-type="string" office:string-value="mv cat.162.jpg ~/repo/DATA/INPUT/StarterBundle/Animals/cat.162.jpg" calcext:value-type="string">
            <text:p>mv cat.162.jpg ~/repo/DATA/INPUT/StarterBundle/Animals/cat.162.jpg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G$1]&amp;&quot;.&quot;&amp;[.A165]&amp;&quot;.jpg&quot;" office:value-type="string" office:string-value="dog.163.jpg" calcext:value-type="string">
            <text:p>dog.163.jpg</text:p>
          </table:table-cell>
          <table:table-cell table:formula="of:=[.$H$1]&amp;&quot;.&quot;&amp;[.A165]&amp;&quot;.jpg&quot;" office:value-type="string" office:string-value="cat.163.jpg" calcext:value-type="string">
            <text:p>cat.163.jpg</text:p>
          </table:table-cell>
          <table:table-cell/>
          <table:table-cell table:formula="of:=[.$B$1]&amp;&quot; &quot;&amp;[.B165]&amp;&quot; &quot;&amp;[.$C$1]&amp;[.B165]" office:value-type="string" office:string-value="mv dog.163.jpg ~/repo/DATA/INPUT/StarterBundle/Animals/dog.163.jpg" calcext:value-type="string">
            <text:p>mv dog.163.jpg ~/repo/DATA/INPUT/StarterBundle/Animals/dog.163.jpg</text:p>
          </table:table-cell>
          <table:table-cell table:formula="of:=[.$B$1]&amp;&quot; &quot;&amp;[.C165]&amp;&quot; &quot;&amp;[.$C$1]&amp;[.C165]" office:value-type="string" office:string-value="mv cat.163.jpg ~/repo/DATA/INPUT/StarterBundle/Animals/cat.163.jpg" calcext:value-type="string">
            <text:p>mv cat.163.jpg ~/repo/DATA/INPUT/StarterBundle/Animals/cat.163.jpg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G$1]&amp;&quot;.&quot;&amp;[.A166]&amp;&quot;.jpg&quot;" office:value-type="string" office:string-value="dog.164.jpg" calcext:value-type="string">
            <text:p>dog.164.jpg</text:p>
          </table:table-cell>
          <table:table-cell table:formula="of:=[.$H$1]&amp;&quot;.&quot;&amp;[.A166]&amp;&quot;.jpg&quot;" office:value-type="string" office:string-value="cat.164.jpg" calcext:value-type="string">
            <text:p>cat.164.jpg</text:p>
          </table:table-cell>
          <table:table-cell/>
          <table:table-cell table:formula="of:=[.$B$1]&amp;&quot; &quot;&amp;[.B166]&amp;&quot; &quot;&amp;[.$C$1]&amp;[.B166]" office:value-type="string" office:string-value="mv dog.164.jpg ~/repo/DATA/INPUT/StarterBundle/Animals/dog.164.jpg" calcext:value-type="string">
            <text:p>mv dog.164.jpg ~/repo/DATA/INPUT/StarterBundle/Animals/dog.164.jpg</text:p>
          </table:table-cell>
          <table:table-cell table:formula="of:=[.$B$1]&amp;&quot; &quot;&amp;[.C166]&amp;&quot; &quot;&amp;[.$C$1]&amp;[.C166]" office:value-type="string" office:string-value="mv cat.164.jpg ~/repo/DATA/INPUT/StarterBundle/Animals/cat.164.jpg" calcext:value-type="string">
            <text:p>mv cat.164.jpg ~/repo/DATA/INPUT/StarterBundle/Animals/cat.164.jpg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G$1]&amp;&quot;.&quot;&amp;[.A167]&amp;&quot;.jpg&quot;" office:value-type="string" office:string-value="dog.165.jpg" calcext:value-type="string">
            <text:p>dog.165.jpg</text:p>
          </table:table-cell>
          <table:table-cell table:formula="of:=[.$H$1]&amp;&quot;.&quot;&amp;[.A167]&amp;&quot;.jpg&quot;" office:value-type="string" office:string-value="cat.165.jpg" calcext:value-type="string">
            <text:p>cat.165.jpg</text:p>
          </table:table-cell>
          <table:table-cell/>
          <table:table-cell table:formula="of:=[.$B$1]&amp;&quot; &quot;&amp;[.B167]&amp;&quot; &quot;&amp;[.$C$1]&amp;[.B167]" office:value-type="string" office:string-value="mv dog.165.jpg ~/repo/DATA/INPUT/StarterBundle/Animals/dog.165.jpg" calcext:value-type="string">
            <text:p>mv dog.165.jpg ~/repo/DATA/INPUT/StarterBundle/Animals/dog.165.jpg</text:p>
          </table:table-cell>
          <table:table-cell table:formula="of:=[.$B$1]&amp;&quot; &quot;&amp;[.C167]&amp;&quot; &quot;&amp;[.$C$1]&amp;[.C167]" office:value-type="string" office:string-value="mv cat.165.jpg ~/repo/DATA/INPUT/StarterBundle/Animals/cat.165.jpg" calcext:value-type="string">
            <text:p>mv cat.165.jpg ~/repo/DATA/INPUT/StarterBundle/Animals/cat.165.jpg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G$1]&amp;&quot;.&quot;&amp;[.A168]&amp;&quot;.jpg&quot;" office:value-type="string" office:string-value="dog.166.jpg" calcext:value-type="string">
            <text:p>dog.166.jpg</text:p>
          </table:table-cell>
          <table:table-cell table:formula="of:=[.$H$1]&amp;&quot;.&quot;&amp;[.A168]&amp;&quot;.jpg&quot;" office:value-type="string" office:string-value="cat.166.jpg" calcext:value-type="string">
            <text:p>cat.166.jpg</text:p>
          </table:table-cell>
          <table:table-cell/>
          <table:table-cell table:formula="of:=[.$B$1]&amp;&quot; &quot;&amp;[.B168]&amp;&quot; &quot;&amp;[.$C$1]&amp;[.B168]" office:value-type="string" office:string-value="mv dog.166.jpg ~/repo/DATA/INPUT/StarterBundle/Animals/dog.166.jpg" calcext:value-type="string">
            <text:p>mv dog.166.jpg ~/repo/DATA/INPUT/StarterBundle/Animals/dog.166.jpg</text:p>
          </table:table-cell>
          <table:table-cell table:formula="of:=[.$B$1]&amp;&quot; &quot;&amp;[.C168]&amp;&quot; &quot;&amp;[.$C$1]&amp;[.C168]" office:value-type="string" office:string-value="mv cat.166.jpg ~/repo/DATA/INPUT/StarterBundle/Animals/cat.166.jpg" calcext:value-type="string">
            <text:p>mv cat.166.jpg ~/repo/DATA/INPUT/StarterBundle/Animals/cat.166.jpg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G$1]&amp;&quot;.&quot;&amp;[.A169]&amp;&quot;.jpg&quot;" office:value-type="string" office:string-value="dog.167.jpg" calcext:value-type="string">
            <text:p>dog.167.jpg</text:p>
          </table:table-cell>
          <table:table-cell table:formula="of:=[.$H$1]&amp;&quot;.&quot;&amp;[.A169]&amp;&quot;.jpg&quot;" office:value-type="string" office:string-value="cat.167.jpg" calcext:value-type="string">
            <text:p>cat.167.jpg</text:p>
          </table:table-cell>
          <table:table-cell/>
          <table:table-cell table:formula="of:=[.$B$1]&amp;&quot; &quot;&amp;[.B169]&amp;&quot; &quot;&amp;[.$C$1]&amp;[.B169]" office:value-type="string" office:string-value="mv dog.167.jpg ~/repo/DATA/INPUT/StarterBundle/Animals/dog.167.jpg" calcext:value-type="string">
            <text:p>mv dog.167.jpg ~/repo/DATA/INPUT/StarterBundle/Animals/dog.167.jpg</text:p>
          </table:table-cell>
          <table:table-cell table:formula="of:=[.$B$1]&amp;&quot; &quot;&amp;[.C169]&amp;&quot; &quot;&amp;[.$C$1]&amp;[.C169]" office:value-type="string" office:string-value="mv cat.167.jpg ~/repo/DATA/INPUT/StarterBundle/Animals/cat.167.jpg" calcext:value-type="string">
            <text:p>mv cat.167.jpg ~/repo/DATA/INPUT/StarterBundle/Animals/cat.167.jpg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G$1]&amp;&quot;.&quot;&amp;[.A170]&amp;&quot;.jpg&quot;" office:value-type="string" office:string-value="dog.168.jpg" calcext:value-type="string">
            <text:p>dog.168.jpg</text:p>
          </table:table-cell>
          <table:table-cell table:formula="of:=[.$H$1]&amp;&quot;.&quot;&amp;[.A170]&amp;&quot;.jpg&quot;" office:value-type="string" office:string-value="cat.168.jpg" calcext:value-type="string">
            <text:p>cat.168.jpg</text:p>
          </table:table-cell>
          <table:table-cell/>
          <table:table-cell table:formula="of:=[.$B$1]&amp;&quot; &quot;&amp;[.B170]&amp;&quot; &quot;&amp;[.$C$1]&amp;[.B170]" office:value-type="string" office:string-value="mv dog.168.jpg ~/repo/DATA/INPUT/StarterBundle/Animals/dog.168.jpg" calcext:value-type="string">
            <text:p>mv dog.168.jpg ~/repo/DATA/INPUT/StarterBundle/Animals/dog.168.jpg</text:p>
          </table:table-cell>
          <table:table-cell table:formula="of:=[.$B$1]&amp;&quot; &quot;&amp;[.C170]&amp;&quot; &quot;&amp;[.$C$1]&amp;[.C170]" office:value-type="string" office:string-value="mv cat.168.jpg ~/repo/DATA/INPUT/StarterBundle/Animals/cat.168.jpg" calcext:value-type="string">
            <text:p>mv cat.168.jpg ~/repo/DATA/INPUT/StarterBundle/Animals/cat.168.jpg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G$1]&amp;&quot;.&quot;&amp;[.A171]&amp;&quot;.jpg&quot;" office:value-type="string" office:string-value="dog.169.jpg" calcext:value-type="string">
            <text:p>dog.169.jpg</text:p>
          </table:table-cell>
          <table:table-cell table:formula="of:=[.$H$1]&amp;&quot;.&quot;&amp;[.A171]&amp;&quot;.jpg&quot;" office:value-type="string" office:string-value="cat.169.jpg" calcext:value-type="string">
            <text:p>cat.169.jpg</text:p>
          </table:table-cell>
          <table:table-cell/>
          <table:table-cell table:formula="of:=[.$B$1]&amp;&quot; &quot;&amp;[.B171]&amp;&quot; &quot;&amp;[.$C$1]&amp;[.B171]" office:value-type="string" office:string-value="mv dog.169.jpg ~/repo/DATA/INPUT/StarterBundle/Animals/dog.169.jpg" calcext:value-type="string">
            <text:p>mv dog.169.jpg ~/repo/DATA/INPUT/StarterBundle/Animals/dog.169.jpg</text:p>
          </table:table-cell>
          <table:table-cell table:formula="of:=[.$B$1]&amp;&quot; &quot;&amp;[.C171]&amp;&quot; &quot;&amp;[.$C$1]&amp;[.C171]" office:value-type="string" office:string-value="mv cat.169.jpg ~/repo/DATA/INPUT/StarterBundle/Animals/cat.169.jpg" calcext:value-type="string">
            <text:p>mv cat.169.jpg ~/repo/DATA/INPUT/StarterBundle/Animals/cat.169.jpg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G$1]&amp;&quot;.&quot;&amp;[.A172]&amp;&quot;.jpg&quot;" office:value-type="string" office:string-value="dog.170.jpg" calcext:value-type="string">
            <text:p>dog.170.jpg</text:p>
          </table:table-cell>
          <table:table-cell table:formula="of:=[.$H$1]&amp;&quot;.&quot;&amp;[.A172]&amp;&quot;.jpg&quot;" office:value-type="string" office:string-value="cat.170.jpg" calcext:value-type="string">
            <text:p>cat.170.jpg</text:p>
          </table:table-cell>
          <table:table-cell/>
          <table:table-cell table:formula="of:=[.$B$1]&amp;&quot; &quot;&amp;[.B172]&amp;&quot; &quot;&amp;[.$C$1]&amp;[.B172]" office:value-type="string" office:string-value="mv dog.170.jpg ~/repo/DATA/INPUT/StarterBundle/Animals/dog.170.jpg" calcext:value-type="string">
            <text:p>mv dog.170.jpg ~/repo/DATA/INPUT/StarterBundle/Animals/dog.170.jpg</text:p>
          </table:table-cell>
          <table:table-cell table:formula="of:=[.$B$1]&amp;&quot; &quot;&amp;[.C172]&amp;&quot; &quot;&amp;[.$C$1]&amp;[.C172]" office:value-type="string" office:string-value="mv cat.170.jpg ~/repo/DATA/INPUT/StarterBundle/Animals/cat.170.jpg" calcext:value-type="string">
            <text:p>mv cat.170.jpg ~/repo/DATA/INPUT/StarterBundle/Animals/cat.170.jpg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G$1]&amp;&quot;.&quot;&amp;[.A173]&amp;&quot;.jpg&quot;" office:value-type="string" office:string-value="dog.171.jpg" calcext:value-type="string">
            <text:p>dog.171.jpg</text:p>
          </table:table-cell>
          <table:table-cell table:formula="of:=[.$H$1]&amp;&quot;.&quot;&amp;[.A173]&amp;&quot;.jpg&quot;" office:value-type="string" office:string-value="cat.171.jpg" calcext:value-type="string">
            <text:p>cat.171.jpg</text:p>
          </table:table-cell>
          <table:table-cell/>
          <table:table-cell table:formula="of:=[.$B$1]&amp;&quot; &quot;&amp;[.B173]&amp;&quot; &quot;&amp;[.$C$1]&amp;[.B173]" office:value-type="string" office:string-value="mv dog.171.jpg ~/repo/DATA/INPUT/StarterBundle/Animals/dog.171.jpg" calcext:value-type="string">
            <text:p>mv dog.171.jpg ~/repo/DATA/INPUT/StarterBundle/Animals/dog.171.jpg</text:p>
          </table:table-cell>
          <table:table-cell table:formula="of:=[.$B$1]&amp;&quot; &quot;&amp;[.C173]&amp;&quot; &quot;&amp;[.$C$1]&amp;[.C173]" office:value-type="string" office:string-value="mv cat.171.jpg ~/repo/DATA/INPUT/StarterBundle/Animals/cat.171.jpg" calcext:value-type="string">
            <text:p>mv cat.171.jpg ~/repo/DATA/INPUT/StarterBundle/Animals/cat.171.jpg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G$1]&amp;&quot;.&quot;&amp;[.A174]&amp;&quot;.jpg&quot;" office:value-type="string" office:string-value="dog.172.jpg" calcext:value-type="string">
            <text:p>dog.172.jpg</text:p>
          </table:table-cell>
          <table:table-cell table:formula="of:=[.$H$1]&amp;&quot;.&quot;&amp;[.A174]&amp;&quot;.jpg&quot;" office:value-type="string" office:string-value="cat.172.jpg" calcext:value-type="string">
            <text:p>cat.172.jpg</text:p>
          </table:table-cell>
          <table:table-cell/>
          <table:table-cell table:formula="of:=[.$B$1]&amp;&quot; &quot;&amp;[.B174]&amp;&quot; &quot;&amp;[.$C$1]&amp;[.B174]" office:value-type="string" office:string-value="mv dog.172.jpg ~/repo/DATA/INPUT/StarterBundle/Animals/dog.172.jpg" calcext:value-type="string">
            <text:p>mv dog.172.jpg ~/repo/DATA/INPUT/StarterBundle/Animals/dog.172.jpg</text:p>
          </table:table-cell>
          <table:table-cell table:formula="of:=[.$B$1]&amp;&quot; &quot;&amp;[.C174]&amp;&quot; &quot;&amp;[.$C$1]&amp;[.C174]" office:value-type="string" office:string-value="mv cat.172.jpg ~/repo/DATA/INPUT/StarterBundle/Animals/cat.172.jpg" calcext:value-type="string">
            <text:p>mv cat.172.jpg ~/repo/DATA/INPUT/StarterBundle/Animals/cat.172.jpg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G$1]&amp;&quot;.&quot;&amp;[.A175]&amp;&quot;.jpg&quot;" office:value-type="string" office:string-value="dog.173.jpg" calcext:value-type="string">
            <text:p>dog.173.jpg</text:p>
          </table:table-cell>
          <table:table-cell table:formula="of:=[.$H$1]&amp;&quot;.&quot;&amp;[.A175]&amp;&quot;.jpg&quot;" office:value-type="string" office:string-value="cat.173.jpg" calcext:value-type="string">
            <text:p>cat.173.jpg</text:p>
          </table:table-cell>
          <table:table-cell/>
          <table:table-cell table:formula="of:=[.$B$1]&amp;&quot; &quot;&amp;[.B175]&amp;&quot; &quot;&amp;[.$C$1]&amp;[.B175]" office:value-type="string" office:string-value="mv dog.173.jpg ~/repo/DATA/INPUT/StarterBundle/Animals/dog.173.jpg" calcext:value-type="string">
            <text:p>mv dog.173.jpg ~/repo/DATA/INPUT/StarterBundle/Animals/dog.173.jpg</text:p>
          </table:table-cell>
          <table:table-cell table:formula="of:=[.$B$1]&amp;&quot; &quot;&amp;[.C175]&amp;&quot; &quot;&amp;[.$C$1]&amp;[.C175]" office:value-type="string" office:string-value="mv cat.173.jpg ~/repo/DATA/INPUT/StarterBundle/Animals/cat.173.jpg" calcext:value-type="string">
            <text:p>mv cat.173.jpg ~/repo/DATA/INPUT/StarterBundle/Animals/cat.173.jpg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G$1]&amp;&quot;.&quot;&amp;[.A176]&amp;&quot;.jpg&quot;" office:value-type="string" office:string-value="dog.174.jpg" calcext:value-type="string">
            <text:p>dog.174.jpg</text:p>
          </table:table-cell>
          <table:table-cell table:formula="of:=[.$H$1]&amp;&quot;.&quot;&amp;[.A176]&amp;&quot;.jpg&quot;" office:value-type="string" office:string-value="cat.174.jpg" calcext:value-type="string">
            <text:p>cat.174.jpg</text:p>
          </table:table-cell>
          <table:table-cell/>
          <table:table-cell table:formula="of:=[.$B$1]&amp;&quot; &quot;&amp;[.B176]&amp;&quot; &quot;&amp;[.$C$1]&amp;[.B176]" office:value-type="string" office:string-value="mv dog.174.jpg ~/repo/DATA/INPUT/StarterBundle/Animals/dog.174.jpg" calcext:value-type="string">
            <text:p>mv dog.174.jpg ~/repo/DATA/INPUT/StarterBundle/Animals/dog.174.jpg</text:p>
          </table:table-cell>
          <table:table-cell table:formula="of:=[.$B$1]&amp;&quot; &quot;&amp;[.C176]&amp;&quot; &quot;&amp;[.$C$1]&amp;[.C176]" office:value-type="string" office:string-value="mv cat.174.jpg ~/repo/DATA/INPUT/StarterBundle/Animals/cat.174.jpg" calcext:value-type="string">
            <text:p>mv cat.174.jpg ~/repo/DATA/INPUT/StarterBundle/Animals/cat.174.jpg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G$1]&amp;&quot;.&quot;&amp;[.A177]&amp;&quot;.jpg&quot;" office:value-type="string" office:string-value="dog.175.jpg" calcext:value-type="string">
            <text:p>dog.175.jpg</text:p>
          </table:table-cell>
          <table:table-cell table:formula="of:=[.$H$1]&amp;&quot;.&quot;&amp;[.A177]&amp;&quot;.jpg&quot;" office:value-type="string" office:string-value="cat.175.jpg" calcext:value-type="string">
            <text:p>cat.175.jpg</text:p>
          </table:table-cell>
          <table:table-cell/>
          <table:table-cell table:formula="of:=[.$B$1]&amp;&quot; &quot;&amp;[.B177]&amp;&quot; &quot;&amp;[.$C$1]&amp;[.B177]" office:value-type="string" office:string-value="mv dog.175.jpg ~/repo/DATA/INPUT/StarterBundle/Animals/dog.175.jpg" calcext:value-type="string">
            <text:p>mv dog.175.jpg ~/repo/DATA/INPUT/StarterBundle/Animals/dog.175.jpg</text:p>
          </table:table-cell>
          <table:table-cell table:formula="of:=[.$B$1]&amp;&quot; &quot;&amp;[.C177]&amp;&quot; &quot;&amp;[.$C$1]&amp;[.C177]" office:value-type="string" office:string-value="mv cat.175.jpg ~/repo/DATA/INPUT/StarterBundle/Animals/cat.175.jpg" calcext:value-type="string">
            <text:p>mv cat.175.jpg ~/repo/DATA/INPUT/StarterBundle/Animals/cat.175.jpg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G$1]&amp;&quot;.&quot;&amp;[.A178]&amp;&quot;.jpg&quot;" office:value-type="string" office:string-value="dog.176.jpg" calcext:value-type="string">
            <text:p>dog.176.jpg</text:p>
          </table:table-cell>
          <table:table-cell table:formula="of:=[.$H$1]&amp;&quot;.&quot;&amp;[.A178]&amp;&quot;.jpg&quot;" office:value-type="string" office:string-value="cat.176.jpg" calcext:value-type="string">
            <text:p>cat.176.jpg</text:p>
          </table:table-cell>
          <table:table-cell/>
          <table:table-cell table:formula="of:=[.$B$1]&amp;&quot; &quot;&amp;[.B178]&amp;&quot; &quot;&amp;[.$C$1]&amp;[.B178]" office:value-type="string" office:string-value="mv dog.176.jpg ~/repo/DATA/INPUT/StarterBundle/Animals/dog.176.jpg" calcext:value-type="string">
            <text:p>mv dog.176.jpg ~/repo/DATA/INPUT/StarterBundle/Animals/dog.176.jpg</text:p>
          </table:table-cell>
          <table:table-cell table:formula="of:=[.$B$1]&amp;&quot; &quot;&amp;[.C178]&amp;&quot; &quot;&amp;[.$C$1]&amp;[.C178]" office:value-type="string" office:string-value="mv cat.176.jpg ~/repo/DATA/INPUT/StarterBundle/Animals/cat.176.jpg" calcext:value-type="string">
            <text:p>mv cat.176.jpg ~/repo/DATA/INPUT/StarterBundle/Animals/cat.176.jpg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G$1]&amp;&quot;.&quot;&amp;[.A179]&amp;&quot;.jpg&quot;" office:value-type="string" office:string-value="dog.177.jpg" calcext:value-type="string">
            <text:p>dog.177.jpg</text:p>
          </table:table-cell>
          <table:table-cell table:formula="of:=[.$H$1]&amp;&quot;.&quot;&amp;[.A179]&amp;&quot;.jpg&quot;" office:value-type="string" office:string-value="cat.177.jpg" calcext:value-type="string">
            <text:p>cat.177.jpg</text:p>
          </table:table-cell>
          <table:table-cell/>
          <table:table-cell table:formula="of:=[.$B$1]&amp;&quot; &quot;&amp;[.B179]&amp;&quot; &quot;&amp;[.$C$1]&amp;[.B179]" office:value-type="string" office:string-value="mv dog.177.jpg ~/repo/DATA/INPUT/StarterBundle/Animals/dog.177.jpg" calcext:value-type="string">
            <text:p>mv dog.177.jpg ~/repo/DATA/INPUT/StarterBundle/Animals/dog.177.jpg</text:p>
          </table:table-cell>
          <table:table-cell table:formula="of:=[.$B$1]&amp;&quot; &quot;&amp;[.C179]&amp;&quot; &quot;&amp;[.$C$1]&amp;[.C179]" office:value-type="string" office:string-value="mv cat.177.jpg ~/repo/DATA/INPUT/StarterBundle/Animals/cat.177.jpg" calcext:value-type="string">
            <text:p>mv cat.177.jpg ~/repo/DATA/INPUT/StarterBundle/Animals/cat.177.jpg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G$1]&amp;&quot;.&quot;&amp;[.A180]&amp;&quot;.jpg&quot;" office:value-type="string" office:string-value="dog.178.jpg" calcext:value-type="string">
            <text:p>dog.178.jpg</text:p>
          </table:table-cell>
          <table:table-cell table:formula="of:=[.$H$1]&amp;&quot;.&quot;&amp;[.A180]&amp;&quot;.jpg&quot;" office:value-type="string" office:string-value="cat.178.jpg" calcext:value-type="string">
            <text:p>cat.178.jpg</text:p>
          </table:table-cell>
          <table:table-cell/>
          <table:table-cell table:formula="of:=[.$B$1]&amp;&quot; &quot;&amp;[.B180]&amp;&quot; &quot;&amp;[.$C$1]&amp;[.B180]" office:value-type="string" office:string-value="mv dog.178.jpg ~/repo/DATA/INPUT/StarterBundle/Animals/dog.178.jpg" calcext:value-type="string">
            <text:p>mv dog.178.jpg ~/repo/DATA/INPUT/StarterBundle/Animals/dog.178.jpg</text:p>
          </table:table-cell>
          <table:table-cell table:formula="of:=[.$B$1]&amp;&quot; &quot;&amp;[.C180]&amp;&quot; &quot;&amp;[.$C$1]&amp;[.C180]" office:value-type="string" office:string-value="mv cat.178.jpg ~/repo/DATA/INPUT/StarterBundle/Animals/cat.178.jpg" calcext:value-type="string">
            <text:p>mv cat.178.jpg ~/repo/DATA/INPUT/StarterBundle/Animals/cat.178.jpg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G$1]&amp;&quot;.&quot;&amp;[.A181]&amp;&quot;.jpg&quot;" office:value-type="string" office:string-value="dog.179.jpg" calcext:value-type="string">
            <text:p>dog.179.jpg</text:p>
          </table:table-cell>
          <table:table-cell table:formula="of:=[.$H$1]&amp;&quot;.&quot;&amp;[.A181]&amp;&quot;.jpg&quot;" office:value-type="string" office:string-value="cat.179.jpg" calcext:value-type="string">
            <text:p>cat.179.jpg</text:p>
          </table:table-cell>
          <table:table-cell/>
          <table:table-cell table:formula="of:=[.$B$1]&amp;&quot; &quot;&amp;[.B181]&amp;&quot; &quot;&amp;[.$C$1]&amp;[.B181]" office:value-type="string" office:string-value="mv dog.179.jpg ~/repo/DATA/INPUT/StarterBundle/Animals/dog.179.jpg" calcext:value-type="string">
            <text:p>mv dog.179.jpg ~/repo/DATA/INPUT/StarterBundle/Animals/dog.179.jpg</text:p>
          </table:table-cell>
          <table:table-cell table:formula="of:=[.$B$1]&amp;&quot; &quot;&amp;[.C181]&amp;&quot; &quot;&amp;[.$C$1]&amp;[.C181]" office:value-type="string" office:string-value="mv cat.179.jpg ~/repo/DATA/INPUT/StarterBundle/Animals/cat.179.jpg" calcext:value-type="string">
            <text:p>mv cat.179.jpg ~/repo/DATA/INPUT/StarterBundle/Animals/cat.179.jpg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G$1]&amp;&quot;.&quot;&amp;[.A182]&amp;&quot;.jpg&quot;" office:value-type="string" office:string-value="dog.180.jpg" calcext:value-type="string">
            <text:p>dog.180.jpg</text:p>
          </table:table-cell>
          <table:table-cell table:formula="of:=[.$H$1]&amp;&quot;.&quot;&amp;[.A182]&amp;&quot;.jpg&quot;" office:value-type="string" office:string-value="cat.180.jpg" calcext:value-type="string">
            <text:p>cat.180.jpg</text:p>
          </table:table-cell>
          <table:table-cell/>
          <table:table-cell table:formula="of:=[.$B$1]&amp;&quot; &quot;&amp;[.B182]&amp;&quot; &quot;&amp;[.$C$1]&amp;[.B182]" office:value-type="string" office:string-value="mv dog.180.jpg ~/repo/DATA/INPUT/StarterBundle/Animals/dog.180.jpg" calcext:value-type="string">
            <text:p>mv dog.180.jpg ~/repo/DATA/INPUT/StarterBundle/Animals/dog.180.jpg</text:p>
          </table:table-cell>
          <table:table-cell table:formula="of:=[.$B$1]&amp;&quot; &quot;&amp;[.C182]&amp;&quot; &quot;&amp;[.$C$1]&amp;[.C182]" office:value-type="string" office:string-value="mv cat.180.jpg ~/repo/DATA/INPUT/StarterBundle/Animals/cat.180.jpg" calcext:value-type="string">
            <text:p>mv cat.180.jpg ~/repo/DATA/INPUT/StarterBundle/Animals/cat.180.jpg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G$1]&amp;&quot;.&quot;&amp;[.A183]&amp;&quot;.jpg&quot;" office:value-type="string" office:string-value="dog.181.jpg" calcext:value-type="string">
            <text:p>dog.181.jpg</text:p>
          </table:table-cell>
          <table:table-cell table:formula="of:=[.$H$1]&amp;&quot;.&quot;&amp;[.A183]&amp;&quot;.jpg&quot;" office:value-type="string" office:string-value="cat.181.jpg" calcext:value-type="string">
            <text:p>cat.181.jpg</text:p>
          </table:table-cell>
          <table:table-cell/>
          <table:table-cell table:formula="of:=[.$B$1]&amp;&quot; &quot;&amp;[.B183]&amp;&quot; &quot;&amp;[.$C$1]&amp;[.B183]" office:value-type="string" office:string-value="mv dog.181.jpg ~/repo/DATA/INPUT/StarterBundle/Animals/dog.181.jpg" calcext:value-type="string">
            <text:p>mv dog.181.jpg ~/repo/DATA/INPUT/StarterBundle/Animals/dog.181.jpg</text:p>
          </table:table-cell>
          <table:table-cell table:formula="of:=[.$B$1]&amp;&quot; &quot;&amp;[.C183]&amp;&quot; &quot;&amp;[.$C$1]&amp;[.C183]" office:value-type="string" office:string-value="mv cat.181.jpg ~/repo/DATA/INPUT/StarterBundle/Animals/cat.181.jpg" calcext:value-type="string">
            <text:p>mv cat.181.jpg ~/repo/DATA/INPUT/StarterBundle/Animals/cat.181.jpg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G$1]&amp;&quot;.&quot;&amp;[.A184]&amp;&quot;.jpg&quot;" office:value-type="string" office:string-value="dog.182.jpg" calcext:value-type="string">
            <text:p>dog.182.jpg</text:p>
          </table:table-cell>
          <table:table-cell table:formula="of:=[.$H$1]&amp;&quot;.&quot;&amp;[.A184]&amp;&quot;.jpg&quot;" office:value-type="string" office:string-value="cat.182.jpg" calcext:value-type="string">
            <text:p>cat.182.jpg</text:p>
          </table:table-cell>
          <table:table-cell/>
          <table:table-cell table:formula="of:=[.$B$1]&amp;&quot; &quot;&amp;[.B184]&amp;&quot; &quot;&amp;[.$C$1]&amp;[.B184]" office:value-type="string" office:string-value="mv dog.182.jpg ~/repo/DATA/INPUT/StarterBundle/Animals/dog.182.jpg" calcext:value-type="string">
            <text:p>mv dog.182.jpg ~/repo/DATA/INPUT/StarterBundle/Animals/dog.182.jpg</text:p>
          </table:table-cell>
          <table:table-cell table:formula="of:=[.$B$1]&amp;&quot; &quot;&amp;[.C184]&amp;&quot; &quot;&amp;[.$C$1]&amp;[.C184]" office:value-type="string" office:string-value="mv cat.182.jpg ~/repo/DATA/INPUT/StarterBundle/Animals/cat.182.jpg" calcext:value-type="string">
            <text:p>mv cat.182.jpg ~/repo/DATA/INPUT/StarterBundle/Animals/cat.182.jpg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G$1]&amp;&quot;.&quot;&amp;[.A185]&amp;&quot;.jpg&quot;" office:value-type="string" office:string-value="dog.183.jpg" calcext:value-type="string">
            <text:p>dog.183.jpg</text:p>
          </table:table-cell>
          <table:table-cell table:formula="of:=[.$H$1]&amp;&quot;.&quot;&amp;[.A185]&amp;&quot;.jpg&quot;" office:value-type="string" office:string-value="cat.183.jpg" calcext:value-type="string">
            <text:p>cat.183.jpg</text:p>
          </table:table-cell>
          <table:table-cell/>
          <table:table-cell table:formula="of:=[.$B$1]&amp;&quot; &quot;&amp;[.B185]&amp;&quot; &quot;&amp;[.$C$1]&amp;[.B185]" office:value-type="string" office:string-value="mv dog.183.jpg ~/repo/DATA/INPUT/StarterBundle/Animals/dog.183.jpg" calcext:value-type="string">
            <text:p>mv dog.183.jpg ~/repo/DATA/INPUT/StarterBundle/Animals/dog.183.jpg</text:p>
          </table:table-cell>
          <table:table-cell table:formula="of:=[.$B$1]&amp;&quot; &quot;&amp;[.C185]&amp;&quot; &quot;&amp;[.$C$1]&amp;[.C185]" office:value-type="string" office:string-value="mv cat.183.jpg ~/repo/DATA/INPUT/StarterBundle/Animals/cat.183.jpg" calcext:value-type="string">
            <text:p>mv cat.183.jpg ~/repo/DATA/INPUT/StarterBundle/Animals/cat.183.jpg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G$1]&amp;&quot;.&quot;&amp;[.A186]&amp;&quot;.jpg&quot;" office:value-type="string" office:string-value="dog.184.jpg" calcext:value-type="string">
            <text:p>dog.184.jpg</text:p>
          </table:table-cell>
          <table:table-cell table:formula="of:=[.$H$1]&amp;&quot;.&quot;&amp;[.A186]&amp;&quot;.jpg&quot;" office:value-type="string" office:string-value="cat.184.jpg" calcext:value-type="string">
            <text:p>cat.184.jpg</text:p>
          </table:table-cell>
          <table:table-cell/>
          <table:table-cell table:formula="of:=[.$B$1]&amp;&quot; &quot;&amp;[.B186]&amp;&quot; &quot;&amp;[.$C$1]&amp;[.B186]" office:value-type="string" office:string-value="mv dog.184.jpg ~/repo/DATA/INPUT/StarterBundle/Animals/dog.184.jpg" calcext:value-type="string">
            <text:p>mv dog.184.jpg ~/repo/DATA/INPUT/StarterBundle/Animals/dog.184.jpg</text:p>
          </table:table-cell>
          <table:table-cell table:formula="of:=[.$B$1]&amp;&quot; &quot;&amp;[.C186]&amp;&quot; &quot;&amp;[.$C$1]&amp;[.C186]" office:value-type="string" office:string-value="mv cat.184.jpg ~/repo/DATA/INPUT/StarterBundle/Animals/cat.184.jpg" calcext:value-type="string">
            <text:p>mv cat.184.jpg ~/repo/DATA/INPUT/StarterBundle/Animals/cat.184.jpg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G$1]&amp;&quot;.&quot;&amp;[.A187]&amp;&quot;.jpg&quot;" office:value-type="string" office:string-value="dog.185.jpg" calcext:value-type="string">
            <text:p>dog.185.jpg</text:p>
          </table:table-cell>
          <table:table-cell table:formula="of:=[.$H$1]&amp;&quot;.&quot;&amp;[.A187]&amp;&quot;.jpg&quot;" office:value-type="string" office:string-value="cat.185.jpg" calcext:value-type="string">
            <text:p>cat.185.jpg</text:p>
          </table:table-cell>
          <table:table-cell/>
          <table:table-cell table:formula="of:=[.$B$1]&amp;&quot; &quot;&amp;[.B187]&amp;&quot; &quot;&amp;[.$C$1]&amp;[.B187]" office:value-type="string" office:string-value="mv dog.185.jpg ~/repo/DATA/INPUT/StarterBundle/Animals/dog.185.jpg" calcext:value-type="string">
            <text:p>mv dog.185.jpg ~/repo/DATA/INPUT/StarterBundle/Animals/dog.185.jpg</text:p>
          </table:table-cell>
          <table:table-cell table:formula="of:=[.$B$1]&amp;&quot; &quot;&amp;[.C187]&amp;&quot; &quot;&amp;[.$C$1]&amp;[.C187]" office:value-type="string" office:string-value="mv cat.185.jpg ~/repo/DATA/INPUT/StarterBundle/Animals/cat.185.jpg" calcext:value-type="string">
            <text:p>mv cat.185.jpg ~/repo/DATA/INPUT/StarterBundle/Animals/cat.185.jpg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G$1]&amp;&quot;.&quot;&amp;[.A188]&amp;&quot;.jpg&quot;" office:value-type="string" office:string-value="dog.186.jpg" calcext:value-type="string">
            <text:p>dog.186.jpg</text:p>
          </table:table-cell>
          <table:table-cell table:formula="of:=[.$H$1]&amp;&quot;.&quot;&amp;[.A188]&amp;&quot;.jpg&quot;" office:value-type="string" office:string-value="cat.186.jpg" calcext:value-type="string">
            <text:p>cat.186.jpg</text:p>
          </table:table-cell>
          <table:table-cell/>
          <table:table-cell table:formula="of:=[.$B$1]&amp;&quot; &quot;&amp;[.B188]&amp;&quot; &quot;&amp;[.$C$1]&amp;[.B188]" office:value-type="string" office:string-value="mv dog.186.jpg ~/repo/DATA/INPUT/StarterBundle/Animals/dog.186.jpg" calcext:value-type="string">
            <text:p>mv dog.186.jpg ~/repo/DATA/INPUT/StarterBundle/Animals/dog.186.jpg</text:p>
          </table:table-cell>
          <table:table-cell table:formula="of:=[.$B$1]&amp;&quot; &quot;&amp;[.C188]&amp;&quot; &quot;&amp;[.$C$1]&amp;[.C188]" office:value-type="string" office:string-value="mv cat.186.jpg ~/repo/DATA/INPUT/StarterBundle/Animals/cat.186.jpg" calcext:value-type="string">
            <text:p>mv cat.186.jpg ~/repo/DATA/INPUT/StarterBundle/Animals/cat.186.jpg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G$1]&amp;&quot;.&quot;&amp;[.A189]&amp;&quot;.jpg&quot;" office:value-type="string" office:string-value="dog.187.jpg" calcext:value-type="string">
            <text:p>dog.187.jpg</text:p>
          </table:table-cell>
          <table:table-cell table:formula="of:=[.$H$1]&amp;&quot;.&quot;&amp;[.A189]&amp;&quot;.jpg&quot;" office:value-type="string" office:string-value="cat.187.jpg" calcext:value-type="string">
            <text:p>cat.187.jpg</text:p>
          </table:table-cell>
          <table:table-cell/>
          <table:table-cell table:formula="of:=[.$B$1]&amp;&quot; &quot;&amp;[.B189]&amp;&quot; &quot;&amp;[.$C$1]&amp;[.B189]" office:value-type="string" office:string-value="mv dog.187.jpg ~/repo/DATA/INPUT/StarterBundle/Animals/dog.187.jpg" calcext:value-type="string">
            <text:p>mv dog.187.jpg ~/repo/DATA/INPUT/StarterBundle/Animals/dog.187.jpg</text:p>
          </table:table-cell>
          <table:table-cell table:formula="of:=[.$B$1]&amp;&quot; &quot;&amp;[.C189]&amp;&quot; &quot;&amp;[.$C$1]&amp;[.C189]" office:value-type="string" office:string-value="mv cat.187.jpg ~/repo/DATA/INPUT/StarterBundle/Animals/cat.187.jpg" calcext:value-type="string">
            <text:p>mv cat.187.jpg ~/repo/DATA/INPUT/StarterBundle/Animals/cat.187.jpg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G$1]&amp;&quot;.&quot;&amp;[.A190]&amp;&quot;.jpg&quot;" office:value-type="string" office:string-value="dog.188.jpg" calcext:value-type="string">
            <text:p>dog.188.jpg</text:p>
          </table:table-cell>
          <table:table-cell table:formula="of:=[.$H$1]&amp;&quot;.&quot;&amp;[.A190]&amp;&quot;.jpg&quot;" office:value-type="string" office:string-value="cat.188.jpg" calcext:value-type="string">
            <text:p>cat.188.jpg</text:p>
          </table:table-cell>
          <table:table-cell/>
          <table:table-cell table:formula="of:=[.$B$1]&amp;&quot; &quot;&amp;[.B190]&amp;&quot; &quot;&amp;[.$C$1]&amp;[.B190]" office:value-type="string" office:string-value="mv dog.188.jpg ~/repo/DATA/INPUT/StarterBundle/Animals/dog.188.jpg" calcext:value-type="string">
            <text:p>mv dog.188.jpg ~/repo/DATA/INPUT/StarterBundle/Animals/dog.188.jpg</text:p>
          </table:table-cell>
          <table:table-cell table:formula="of:=[.$B$1]&amp;&quot; &quot;&amp;[.C190]&amp;&quot; &quot;&amp;[.$C$1]&amp;[.C190]" office:value-type="string" office:string-value="mv cat.188.jpg ~/repo/DATA/INPUT/StarterBundle/Animals/cat.188.jpg" calcext:value-type="string">
            <text:p>mv cat.188.jpg ~/repo/DATA/INPUT/StarterBundle/Animals/cat.188.jpg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G$1]&amp;&quot;.&quot;&amp;[.A191]&amp;&quot;.jpg&quot;" office:value-type="string" office:string-value="dog.189.jpg" calcext:value-type="string">
            <text:p>dog.189.jpg</text:p>
          </table:table-cell>
          <table:table-cell table:formula="of:=[.$H$1]&amp;&quot;.&quot;&amp;[.A191]&amp;&quot;.jpg&quot;" office:value-type="string" office:string-value="cat.189.jpg" calcext:value-type="string">
            <text:p>cat.189.jpg</text:p>
          </table:table-cell>
          <table:table-cell/>
          <table:table-cell table:formula="of:=[.$B$1]&amp;&quot; &quot;&amp;[.B191]&amp;&quot; &quot;&amp;[.$C$1]&amp;[.B191]" office:value-type="string" office:string-value="mv dog.189.jpg ~/repo/DATA/INPUT/StarterBundle/Animals/dog.189.jpg" calcext:value-type="string">
            <text:p>mv dog.189.jpg ~/repo/DATA/INPUT/StarterBundle/Animals/dog.189.jpg</text:p>
          </table:table-cell>
          <table:table-cell table:formula="of:=[.$B$1]&amp;&quot; &quot;&amp;[.C191]&amp;&quot; &quot;&amp;[.$C$1]&amp;[.C191]" office:value-type="string" office:string-value="mv cat.189.jpg ~/repo/DATA/INPUT/StarterBundle/Animals/cat.189.jpg" calcext:value-type="string">
            <text:p>mv cat.189.jpg ~/repo/DATA/INPUT/StarterBundle/Animals/cat.189.jpg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G$1]&amp;&quot;.&quot;&amp;[.A192]&amp;&quot;.jpg&quot;" office:value-type="string" office:string-value="dog.190.jpg" calcext:value-type="string">
            <text:p>dog.190.jpg</text:p>
          </table:table-cell>
          <table:table-cell table:formula="of:=[.$H$1]&amp;&quot;.&quot;&amp;[.A192]&amp;&quot;.jpg&quot;" office:value-type="string" office:string-value="cat.190.jpg" calcext:value-type="string">
            <text:p>cat.190.jpg</text:p>
          </table:table-cell>
          <table:table-cell/>
          <table:table-cell table:formula="of:=[.$B$1]&amp;&quot; &quot;&amp;[.B192]&amp;&quot; &quot;&amp;[.$C$1]&amp;[.B192]" office:value-type="string" office:string-value="mv dog.190.jpg ~/repo/DATA/INPUT/StarterBundle/Animals/dog.190.jpg" calcext:value-type="string">
            <text:p>mv dog.190.jpg ~/repo/DATA/INPUT/StarterBundle/Animals/dog.190.jpg</text:p>
          </table:table-cell>
          <table:table-cell table:formula="of:=[.$B$1]&amp;&quot; &quot;&amp;[.C192]&amp;&quot; &quot;&amp;[.$C$1]&amp;[.C192]" office:value-type="string" office:string-value="mv cat.190.jpg ~/repo/DATA/INPUT/StarterBundle/Animals/cat.190.jpg" calcext:value-type="string">
            <text:p>mv cat.190.jpg ~/repo/DATA/INPUT/StarterBundle/Animals/cat.190.jpg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G$1]&amp;&quot;.&quot;&amp;[.A193]&amp;&quot;.jpg&quot;" office:value-type="string" office:string-value="dog.191.jpg" calcext:value-type="string">
            <text:p>dog.191.jpg</text:p>
          </table:table-cell>
          <table:table-cell table:formula="of:=[.$H$1]&amp;&quot;.&quot;&amp;[.A193]&amp;&quot;.jpg&quot;" office:value-type="string" office:string-value="cat.191.jpg" calcext:value-type="string">
            <text:p>cat.191.jpg</text:p>
          </table:table-cell>
          <table:table-cell/>
          <table:table-cell table:formula="of:=[.$B$1]&amp;&quot; &quot;&amp;[.B193]&amp;&quot; &quot;&amp;[.$C$1]&amp;[.B193]" office:value-type="string" office:string-value="mv dog.191.jpg ~/repo/DATA/INPUT/StarterBundle/Animals/dog.191.jpg" calcext:value-type="string">
            <text:p>mv dog.191.jpg ~/repo/DATA/INPUT/StarterBundle/Animals/dog.191.jpg</text:p>
          </table:table-cell>
          <table:table-cell table:formula="of:=[.$B$1]&amp;&quot; &quot;&amp;[.C193]&amp;&quot; &quot;&amp;[.$C$1]&amp;[.C193]" office:value-type="string" office:string-value="mv cat.191.jpg ~/repo/DATA/INPUT/StarterBundle/Animals/cat.191.jpg" calcext:value-type="string">
            <text:p>mv cat.191.jpg ~/repo/DATA/INPUT/StarterBundle/Animals/cat.191.jpg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G$1]&amp;&quot;.&quot;&amp;[.A194]&amp;&quot;.jpg&quot;" office:value-type="string" office:string-value="dog.192.jpg" calcext:value-type="string">
            <text:p>dog.192.jpg</text:p>
          </table:table-cell>
          <table:table-cell table:formula="of:=[.$H$1]&amp;&quot;.&quot;&amp;[.A194]&amp;&quot;.jpg&quot;" office:value-type="string" office:string-value="cat.192.jpg" calcext:value-type="string">
            <text:p>cat.192.jpg</text:p>
          </table:table-cell>
          <table:table-cell/>
          <table:table-cell table:formula="of:=[.$B$1]&amp;&quot; &quot;&amp;[.B194]&amp;&quot; &quot;&amp;[.$C$1]&amp;[.B194]" office:value-type="string" office:string-value="mv dog.192.jpg ~/repo/DATA/INPUT/StarterBundle/Animals/dog.192.jpg" calcext:value-type="string">
            <text:p>mv dog.192.jpg ~/repo/DATA/INPUT/StarterBundle/Animals/dog.192.jpg</text:p>
          </table:table-cell>
          <table:table-cell table:formula="of:=[.$B$1]&amp;&quot; &quot;&amp;[.C194]&amp;&quot; &quot;&amp;[.$C$1]&amp;[.C194]" office:value-type="string" office:string-value="mv cat.192.jpg ~/repo/DATA/INPUT/StarterBundle/Animals/cat.192.jpg" calcext:value-type="string">
            <text:p>mv cat.192.jpg ~/repo/DATA/INPUT/StarterBundle/Animals/cat.192.jpg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G$1]&amp;&quot;.&quot;&amp;[.A195]&amp;&quot;.jpg&quot;" office:value-type="string" office:string-value="dog.193.jpg" calcext:value-type="string">
            <text:p>dog.193.jpg</text:p>
          </table:table-cell>
          <table:table-cell table:formula="of:=[.$H$1]&amp;&quot;.&quot;&amp;[.A195]&amp;&quot;.jpg&quot;" office:value-type="string" office:string-value="cat.193.jpg" calcext:value-type="string">
            <text:p>cat.193.jpg</text:p>
          </table:table-cell>
          <table:table-cell/>
          <table:table-cell table:formula="of:=[.$B$1]&amp;&quot; &quot;&amp;[.B195]&amp;&quot; &quot;&amp;[.$C$1]&amp;[.B195]" office:value-type="string" office:string-value="mv dog.193.jpg ~/repo/DATA/INPUT/StarterBundle/Animals/dog.193.jpg" calcext:value-type="string">
            <text:p>mv dog.193.jpg ~/repo/DATA/INPUT/StarterBundle/Animals/dog.193.jpg</text:p>
          </table:table-cell>
          <table:table-cell table:formula="of:=[.$B$1]&amp;&quot; &quot;&amp;[.C195]&amp;&quot; &quot;&amp;[.$C$1]&amp;[.C195]" office:value-type="string" office:string-value="mv cat.193.jpg ~/repo/DATA/INPUT/StarterBundle/Animals/cat.193.jpg" calcext:value-type="string">
            <text:p>mv cat.193.jpg ~/repo/DATA/INPUT/StarterBundle/Animals/cat.193.jpg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G$1]&amp;&quot;.&quot;&amp;[.A196]&amp;&quot;.jpg&quot;" office:value-type="string" office:string-value="dog.194.jpg" calcext:value-type="string">
            <text:p>dog.194.jpg</text:p>
          </table:table-cell>
          <table:table-cell table:formula="of:=[.$H$1]&amp;&quot;.&quot;&amp;[.A196]&amp;&quot;.jpg&quot;" office:value-type="string" office:string-value="cat.194.jpg" calcext:value-type="string">
            <text:p>cat.194.jpg</text:p>
          </table:table-cell>
          <table:table-cell/>
          <table:table-cell table:formula="of:=[.$B$1]&amp;&quot; &quot;&amp;[.B196]&amp;&quot; &quot;&amp;[.$C$1]&amp;[.B196]" office:value-type="string" office:string-value="mv dog.194.jpg ~/repo/DATA/INPUT/StarterBundle/Animals/dog.194.jpg" calcext:value-type="string">
            <text:p>mv dog.194.jpg ~/repo/DATA/INPUT/StarterBundle/Animals/dog.194.jpg</text:p>
          </table:table-cell>
          <table:table-cell table:formula="of:=[.$B$1]&amp;&quot; &quot;&amp;[.C196]&amp;&quot; &quot;&amp;[.$C$1]&amp;[.C196]" office:value-type="string" office:string-value="mv cat.194.jpg ~/repo/DATA/INPUT/StarterBundle/Animals/cat.194.jpg" calcext:value-type="string">
            <text:p>mv cat.194.jpg ~/repo/DATA/INPUT/StarterBundle/Animals/cat.194.jpg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G$1]&amp;&quot;.&quot;&amp;[.A197]&amp;&quot;.jpg&quot;" office:value-type="string" office:string-value="dog.195.jpg" calcext:value-type="string">
            <text:p>dog.195.jpg</text:p>
          </table:table-cell>
          <table:table-cell table:formula="of:=[.$H$1]&amp;&quot;.&quot;&amp;[.A197]&amp;&quot;.jpg&quot;" office:value-type="string" office:string-value="cat.195.jpg" calcext:value-type="string">
            <text:p>cat.195.jpg</text:p>
          </table:table-cell>
          <table:table-cell/>
          <table:table-cell table:formula="of:=[.$B$1]&amp;&quot; &quot;&amp;[.B197]&amp;&quot; &quot;&amp;[.$C$1]&amp;[.B197]" office:value-type="string" office:string-value="mv dog.195.jpg ~/repo/DATA/INPUT/StarterBundle/Animals/dog.195.jpg" calcext:value-type="string">
            <text:p>mv dog.195.jpg ~/repo/DATA/INPUT/StarterBundle/Animals/dog.195.jpg</text:p>
          </table:table-cell>
          <table:table-cell table:formula="of:=[.$B$1]&amp;&quot; &quot;&amp;[.C197]&amp;&quot; &quot;&amp;[.$C$1]&amp;[.C197]" office:value-type="string" office:string-value="mv cat.195.jpg ~/repo/DATA/INPUT/StarterBundle/Animals/cat.195.jpg" calcext:value-type="string">
            <text:p>mv cat.195.jpg ~/repo/DATA/INPUT/StarterBundle/Animals/cat.195.jpg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G$1]&amp;&quot;.&quot;&amp;[.A198]&amp;&quot;.jpg&quot;" office:value-type="string" office:string-value="dog.196.jpg" calcext:value-type="string">
            <text:p>dog.196.jpg</text:p>
          </table:table-cell>
          <table:table-cell table:formula="of:=[.$H$1]&amp;&quot;.&quot;&amp;[.A198]&amp;&quot;.jpg&quot;" office:value-type="string" office:string-value="cat.196.jpg" calcext:value-type="string">
            <text:p>cat.196.jpg</text:p>
          </table:table-cell>
          <table:table-cell/>
          <table:table-cell table:formula="of:=[.$B$1]&amp;&quot; &quot;&amp;[.B198]&amp;&quot; &quot;&amp;[.$C$1]&amp;[.B198]" office:value-type="string" office:string-value="mv dog.196.jpg ~/repo/DATA/INPUT/StarterBundle/Animals/dog.196.jpg" calcext:value-type="string">
            <text:p>mv dog.196.jpg ~/repo/DATA/INPUT/StarterBundle/Animals/dog.196.jpg</text:p>
          </table:table-cell>
          <table:table-cell table:formula="of:=[.$B$1]&amp;&quot; &quot;&amp;[.C198]&amp;&quot; &quot;&amp;[.$C$1]&amp;[.C198]" office:value-type="string" office:string-value="mv cat.196.jpg ~/repo/DATA/INPUT/StarterBundle/Animals/cat.196.jpg" calcext:value-type="string">
            <text:p>mv cat.196.jpg ~/repo/DATA/INPUT/StarterBundle/Animals/cat.196.jpg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G$1]&amp;&quot;.&quot;&amp;[.A199]&amp;&quot;.jpg&quot;" office:value-type="string" office:string-value="dog.197.jpg" calcext:value-type="string">
            <text:p>dog.197.jpg</text:p>
          </table:table-cell>
          <table:table-cell table:formula="of:=[.$H$1]&amp;&quot;.&quot;&amp;[.A199]&amp;&quot;.jpg&quot;" office:value-type="string" office:string-value="cat.197.jpg" calcext:value-type="string">
            <text:p>cat.197.jpg</text:p>
          </table:table-cell>
          <table:table-cell/>
          <table:table-cell table:formula="of:=[.$B$1]&amp;&quot; &quot;&amp;[.B199]&amp;&quot; &quot;&amp;[.$C$1]&amp;[.B199]" office:value-type="string" office:string-value="mv dog.197.jpg ~/repo/DATA/INPUT/StarterBundle/Animals/dog.197.jpg" calcext:value-type="string">
            <text:p>mv dog.197.jpg ~/repo/DATA/INPUT/StarterBundle/Animals/dog.197.jpg</text:p>
          </table:table-cell>
          <table:table-cell table:formula="of:=[.$B$1]&amp;&quot; &quot;&amp;[.C199]&amp;&quot; &quot;&amp;[.$C$1]&amp;[.C199]" office:value-type="string" office:string-value="mv cat.197.jpg ~/repo/DATA/INPUT/StarterBundle/Animals/cat.197.jpg" calcext:value-type="string">
            <text:p>mv cat.197.jpg ~/repo/DATA/INPUT/StarterBundle/Animals/cat.197.jpg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G$1]&amp;&quot;.&quot;&amp;[.A200]&amp;&quot;.jpg&quot;" office:value-type="string" office:string-value="dog.198.jpg" calcext:value-type="string">
            <text:p>dog.198.jpg</text:p>
          </table:table-cell>
          <table:table-cell table:formula="of:=[.$H$1]&amp;&quot;.&quot;&amp;[.A200]&amp;&quot;.jpg&quot;" office:value-type="string" office:string-value="cat.198.jpg" calcext:value-type="string">
            <text:p>cat.198.jpg</text:p>
          </table:table-cell>
          <table:table-cell/>
          <table:table-cell table:formula="of:=[.$B$1]&amp;&quot; &quot;&amp;[.B200]&amp;&quot; &quot;&amp;[.$C$1]&amp;[.B200]" office:value-type="string" office:string-value="mv dog.198.jpg ~/repo/DATA/INPUT/StarterBundle/Animals/dog.198.jpg" calcext:value-type="string">
            <text:p>mv dog.198.jpg ~/repo/DATA/INPUT/StarterBundle/Animals/dog.198.jpg</text:p>
          </table:table-cell>
          <table:table-cell table:formula="of:=[.$B$1]&amp;&quot; &quot;&amp;[.C200]&amp;&quot; &quot;&amp;[.$C$1]&amp;[.C200]" office:value-type="string" office:string-value="mv cat.198.jpg ~/repo/DATA/INPUT/StarterBundle/Animals/cat.198.jpg" calcext:value-type="string">
            <text:p>mv cat.198.jpg ~/repo/DATA/INPUT/StarterBundle/Animals/cat.198.jpg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G$1]&amp;&quot;.&quot;&amp;[.A201]&amp;&quot;.jpg&quot;" office:value-type="string" office:string-value="dog.199.jpg" calcext:value-type="string">
            <text:p>dog.199.jpg</text:p>
          </table:table-cell>
          <table:table-cell table:formula="of:=[.$H$1]&amp;&quot;.&quot;&amp;[.A201]&amp;&quot;.jpg&quot;" office:value-type="string" office:string-value="cat.199.jpg" calcext:value-type="string">
            <text:p>cat.199.jpg</text:p>
          </table:table-cell>
          <table:table-cell/>
          <table:table-cell table:formula="of:=[.$B$1]&amp;&quot; &quot;&amp;[.B201]&amp;&quot; &quot;&amp;[.$C$1]&amp;[.B201]" office:value-type="string" office:string-value="mv dog.199.jpg ~/repo/DATA/INPUT/StarterBundle/Animals/dog.199.jpg" calcext:value-type="string">
            <text:p>mv dog.199.jpg ~/repo/DATA/INPUT/StarterBundle/Animals/dog.199.jpg</text:p>
          </table:table-cell>
          <table:table-cell table:formula="of:=[.$B$1]&amp;&quot; &quot;&amp;[.C201]&amp;&quot; &quot;&amp;[.$C$1]&amp;[.C201]" office:value-type="string" office:string-value="mv cat.199.jpg ~/repo/DATA/INPUT/StarterBundle/Animals/cat.199.jpg" calcext:value-type="string">
            <text:p>mv cat.199.jpg ~/repo/DATA/INPUT/StarterBundle/Animals/cat.199.jpg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G$1]&amp;&quot;.&quot;&amp;[.A202]&amp;&quot;.jpg&quot;" office:value-type="string" office:string-value="dog.200.jpg" calcext:value-type="string">
            <text:p>dog.200.jpg</text:p>
          </table:table-cell>
          <table:table-cell table:formula="of:=[.$H$1]&amp;&quot;.&quot;&amp;[.A202]&amp;&quot;.jpg&quot;" office:value-type="string" office:string-value="cat.200.jpg" calcext:value-type="string">
            <text:p>cat.200.jpg</text:p>
          </table:table-cell>
          <table:table-cell/>
          <table:table-cell table:formula="of:=[.$B$1]&amp;&quot; &quot;&amp;[.B202]&amp;&quot; &quot;&amp;[.$C$1]&amp;[.B202]" office:value-type="string" office:string-value="mv dog.200.jpg ~/repo/DATA/INPUT/StarterBundle/Animals/dog.200.jpg" calcext:value-type="string">
            <text:p>mv dog.200.jpg ~/repo/DATA/INPUT/StarterBundle/Animals/dog.200.jpg</text:p>
          </table:table-cell>
          <table:table-cell table:formula="of:=[.$B$1]&amp;&quot; &quot;&amp;[.C202]&amp;&quot; &quot;&amp;[.$C$1]&amp;[.C202]" office:value-type="string" office:string-value="mv cat.200.jpg ~/repo/DATA/INPUT/StarterBundle/Animals/cat.200.jpg" calcext:value-type="string">
            <text:p>mv cat.200.jpg ~/repo/DATA/INPUT/StarterBundle/Animals/cat.200.jpg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G$1]&amp;&quot;.&quot;&amp;[.A203]&amp;&quot;.jpg&quot;" office:value-type="string" office:string-value="dog.201.jpg" calcext:value-type="string">
            <text:p>dog.201.jpg</text:p>
          </table:table-cell>
          <table:table-cell table:formula="of:=[.$H$1]&amp;&quot;.&quot;&amp;[.A203]&amp;&quot;.jpg&quot;" office:value-type="string" office:string-value="cat.201.jpg" calcext:value-type="string">
            <text:p>cat.201.jpg</text:p>
          </table:table-cell>
          <table:table-cell/>
          <table:table-cell table:formula="of:=[.$B$1]&amp;&quot; &quot;&amp;[.B203]&amp;&quot; &quot;&amp;[.$C$1]&amp;[.B203]" office:value-type="string" office:string-value="mv dog.201.jpg ~/repo/DATA/INPUT/StarterBundle/Animals/dog.201.jpg" calcext:value-type="string">
            <text:p>mv dog.201.jpg ~/repo/DATA/INPUT/StarterBundle/Animals/dog.201.jpg</text:p>
          </table:table-cell>
          <table:table-cell table:formula="of:=[.$B$1]&amp;&quot; &quot;&amp;[.C203]&amp;&quot; &quot;&amp;[.$C$1]&amp;[.C203]" office:value-type="string" office:string-value="mv cat.201.jpg ~/repo/DATA/INPUT/StarterBundle/Animals/cat.201.jpg" calcext:value-type="string">
            <text:p>mv cat.201.jpg ~/repo/DATA/INPUT/StarterBundle/Animals/cat.201.jpg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G$1]&amp;&quot;.&quot;&amp;[.A204]&amp;&quot;.jpg&quot;" office:value-type="string" office:string-value="dog.202.jpg" calcext:value-type="string">
            <text:p>dog.202.jpg</text:p>
          </table:table-cell>
          <table:table-cell table:formula="of:=[.$H$1]&amp;&quot;.&quot;&amp;[.A204]&amp;&quot;.jpg&quot;" office:value-type="string" office:string-value="cat.202.jpg" calcext:value-type="string">
            <text:p>cat.202.jpg</text:p>
          </table:table-cell>
          <table:table-cell/>
          <table:table-cell table:formula="of:=[.$B$1]&amp;&quot; &quot;&amp;[.B204]&amp;&quot; &quot;&amp;[.$C$1]&amp;[.B204]" office:value-type="string" office:string-value="mv dog.202.jpg ~/repo/DATA/INPUT/StarterBundle/Animals/dog.202.jpg" calcext:value-type="string">
            <text:p>mv dog.202.jpg ~/repo/DATA/INPUT/StarterBundle/Animals/dog.202.jpg</text:p>
          </table:table-cell>
          <table:table-cell table:formula="of:=[.$B$1]&amp;&quot; &quot;&amp;[.C204]&amp;&quot; &quot;&amp;[.$C$1]&amp;[.C204]" office:value-type="string" office:string-value="mv cat.202.jpg ~/repo/DATA/INPUT/StarterBundle/Animals/cat.202.jpg" calcext:value-type="string">
            <text:p>mv cat.202.jpg ~/repo/DATA/INPUT/StarterBundle/Animals/cat.202.jpg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G$1]&amp;&quot;.&quot;&amp;[.A205]&amp;&quot;.jpg&quot;" office:value-type="string" office:string-value="dog.203.jpg" calcext:value-type="string">
            <text:p>dog.203.jpg</text:p>
          </table:table-cell>
          <table:table-cell table:formula="of:=[.$H$1]&amp;&quot;.&quot;&amp;[.A205]&amp;&quot;.jpg&quot;" office:value-type="string" office:string-value="cat.203.jpg" calcext:value-type="string">
            <text:p>cat.203.jpg</text:p>
          </table:table-cell>
          <table:table-cell/>
          <table:table-cell table:formula="of:=[.$B$1]&amp;&quot; &quot;&amp;[.B205]&amp;&quot; &quot;&amp;[.$C$1]&amp;[.B205]" office:value-type="string" office:string-value="mv dog.203.jpg ~/repo/DATA/INPUT/StarterBundle/Animals/dog.203.jpg" calcext:value-type="string">
            <text:p>mv dog.203.jpg ~/repo/DATA/INPUT/StarterBundle/Animals/dog.203.jpg</text:p>
          </table:table-cell>
          <table:table-cell table:formula="of:=[.$B$1]&amp;&quot; &quot;&amp;[.C205]&amp;&quot; &quot;&amp;[.$C$1]&amp;[.C205]" office:value-type="string" office:string-value="mv cat.203.jpg ~/repo/DATA/INPUT/StarterBundle/Animals/cat.203.jpg" calcext:value-type="string">
            <text:p>mv cat.203.jpg ~/repo/DATA/INPUT/StarterBundle/Animals/cat.203.jpg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G$1]&amp;&quot;.&quot;&amp;[.A206]&amp;&quot;.jpg&quot;" office:value-type="string" office:string-value="dog.204.jpg" calcext:value-type="string">
            <text:p>dog.204.jpg</text:p>
          </table:table-cell>
          <table:table-cell table:formula="of:=[.$H$1]&amp;&quot;.&quot;&amp;[.A206]&amp;&quot;.jpg&quot;" office:value-type="string" office:string-value="cat.204.jpg" calcext:value-type="string">
            <text:p>cat.204.jpg</text:p>
          </table:table-cell>
          <table:table-cell/>
          <table:table-cell table:formula="of:=[.$B$1]&amp;&quot; &quot;&amp;[.B206]&amp;&quot; &quot;&amp;[.$C$1]&amp;[.B206]" office:value-type="string" office:string-value="mv dog.204.jpg ~/repo/DATA/INPUT/StarterBundle/Animals/dog.204.jpg" calcext:value-type="string">
            <text:p>mv dog.204.jpg ~/repo/DATA/INPUT/StarterBundle/Animals/dog.204.jpg</text:p>
          </table:table-cell>
          <table:table-cell table:formula="of:=[.$B$1]&amp;&quot; &quot;&amp;[.C206]&amp;&quot; &quot;&amp;[.$C$1]&amp;[.C206]" office:value-type="string" office:string-value="mv cat.204.jpg ~/repo/DATA/INPUT/StarterBundle/Animals/cat.204.jpg" calcext:value-type="string">
            <text:p>mv cat.204.jpg ~/repo/DATA/INPUT/StarterBundle/Animals/cat.204.jpg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G$1]&amp;&quot;.&quot;&amp;[.A207]&amp;&quot;.jpg&quot;" office:value-type="string" office:string-value="dog.205.jpg" calcext:value-type="string">
            <text:p>dog.205.jpg</text:p>
          </table:table-cell>
          <table:table-cell table:formula="of:=[.$H$1]&amp;&quot;.&quot;&amp;[.A207]&amp;&quot;.jpg&quot;" office:value-type="string" office:string-value="cat.205.jpg" calcext:value-type="string">
            <text:p>cat.205.jpg</text:p>
          </table:table-cell>
          <table:table-cell/>
          <table:table-cell table:formula="of:=[.$B$1]&amp;&quot; &quot;&amp;[.B207]&amp;&quot; &quot;&amp;[.$C$1]&amp;[.B207]" office:value-type="string" office:string-value="mv dog.205.jpg ~/repo/DATA/INPUT/StarterBundle/Animals/dog.205.jpg" calcext:value-type="string">
            <text:p>mv dog.205.jpg ~/repo/DATA/INPUT/StarterBundle/Animals/dog.205.jpg</text:p>
          </table:table-cell>
          <table:table-cell table:formula="of:=[.$B$1]&amp;&quot; &quot;&amp;[.C207]&amp;&quot; &quot;&amp;[.$C$1]&amp;[.C207]" office:value-type="string" office:string-value="mv cat.205.jpg ~/repo/DATA/INPUT/StarterBundle/Animals/cat.205.jpg" calcext:value-type="string">
            <text:p>mv cat.205.jpg ~/repo/DATA/INPUT/StarterBundle/Animals/cat.205.jpg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G$1]&amp;&quot;.&quot;&amp;[.A208]&amp;&quot;.jpg&quot;" office:value-type="string" office:string-value="dog.206.jpg" calcext:value-type="string">
            <text:p>dog.206.jpg</text:p>
          </table:table-cell>
          <table:table-cell table:formula="of:=[.$H$1]&amp;&quot;.&quot;&amp;[.A208]&amp;&quot;.jpg&quot;" office:value-type="string" office:string-value="cat.206.jpg" calcext:value-type="string">
            <text:p>cat.206.jpg</text:p>
          </table:table-cell>
          <table:table-cell/>
          <table:table-cell table:formula="of:=[.$B$1]&amp;&quot; &quot;&amp;[.B208]&amp;&quot; &quot;&amp;[.$C$1]&amp;[.B208]" office:value-type="string" office:string-value="mv dog.206.jpg ~/repo/DATA/INPUT/StarterBundle/Animals/dog.206.jpg" calcext:value-type="string">
            <text:p>mv dog.206.jpg ~/repo/DATA/INPUT/StarterBundle/Animals/dog.206.jpg</text:p>
          </table:table-cell>
          <table:table-cell table:formula="of:=[.$B$1]&amp;&quot; &quot;&amp;[.C208]&amp;&quot; &quot;&amp;[.$C$1]&amp;[.C208]" office:value-type="string" office:string-value="mv cat.206.jpg ~/repo/DATA/INPUT/StarterBundle/Animals/cat.206.jpg" calcext:value-type="string">
            <text:p>mv cat.206.jpg ~/repo/DATA/INPUT/StarterBundle/Animals/cat.206.jpg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G$1]&amp;&quot;.&quot;&amp;[.A209]&amp;&quot;.jpg&quot;" office:value-type="string" office:string-value="dog.207.jpg" calcext:value-type="string">
            <text:p>dog.207.jpg</text:p>
          </table:table-cell>
          <table:table-cell table:formula="of:=[.$H$1]&amp;&quot;.&quot;&amp;[.A209]&amp;&quot;.jpg&quot;" office:value-type="string" office:string-value="cat.207.jpg" calcext:value-type="string">
            <text:p>cat.207.jpg</text:p>
          </table:table-cell>
          <table:table-cell/>
          <table:table-cell table:formula="of:=[.$B$1]&amp;&quot; &quot;&amp;[.B209]&amp;&quot; &quot;&amp;[.$C$1]&amp;[.B209]" office:value-type="string" office:string-value="mv dog.207.jpg ~/repo/DATA/INPUT/StarterBundle/Animals/dog.207.jpg" calcext:value-type="string">
            <text:p>mv dog.207.jpg ~/repo/DATA/INPUT/StarterBundle/Animals/dog.207.jpg</text:p>
          </table:table-cell>
          <table:table-cell table:formula="of:=[.$B$1]&amp;&quot; &quot;&amp;[.C209]&amp;&quot; &quot;&amp;[.$C$1]&amp;[.C209]" office:value-type="string" office:string-value="mv cat.207.jpg ~/repo/DATA/INPUT/StarterBundle/Animals/cat.207.jpg" calcext:value-type="string">
            <text:p>mv cat.207.jpg ~/repo/DATA/INPUT/StarterBundle/Animals/cat.207.jpg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G$1]&amp;&quot;.&quot;&amp;[.A210]&amp;&quot;.jpg&quot;" office:value-type="string" office:string-value="dog.208.jpg" calcext:value-type="string">
            <text:p>dog.208.jpg</text:p>
          </table:table-cell>
          <table:table-cell table:formula="of:=[.$H$1]&amp;&quot;.&quot;&amp;[.A210]&amp;&quot;.jpg&quot;" office:value-type="string" office:string-value="cat.208.jpg" calcext:value-type="string">
            <text:p>cat.208.jpg</text:p>
          </table:table-cell>
          <table:table-cell/>
          <table:table-cell table:formula="of:=[.$B$1]&amp;&quot; &quot;&amp;[.B210]&amp;&quot; &quot;&amp;[.$C$1]&amp;[.B210]" office:value-type="string" office:string-value="mv dog.208.jpg ~/repo/DATA/INPUT/StarterBundle/Animals/dog.208.jpg" calcext:value-type="string">
            <text:p>mv dog.208.jpg ~/repo/DATA/INPUT/StarterBundle/Animals/dog.208.jpg</text:p>
          </table:table-cell>
          <table:table-cell table:formula="of:=[.$B$1]&amp;&quot; &quot;&amp;[.C210]&amp;&quot; &quot;&amp;[.$C$1]&amp;[.C210]" office:value-type="string" office:string-value="mv cat.208.jpg ~/repo/DATA/INPUT/StarterBundle/Animals/cat.208.jpg" calcext:value-type="string">
            <text:p>mv cat.208.jpg ~/repo/DATA/INPUT/StarterBundle/Animals/cat.208.jpg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G$1]&amp;&quot;.&quot;&amp;[.A211]&amp;&quot;.jpg&quot;" office:value-type="string" office:string-value="dog.209.jpg" calcext:value-type="string">
            <text:p>dog.209.jpg</text:p>
          </table:table-cell>
          <table:table-cell table:formula="of:=[.$H$1]&amp;&quot;.&quot;&amp;[.A211]&amp;&quot;.jpg&quot;" office:value-type="string" office:string-value="cat.209.jpg" calcext:value-type="string">
            <text:p>cat.209.jpg</text:p>
          </table:table-cell>
          <table:table-cell/>
          <table:table-cell table:formula="of:=[.$B$1]&amp;&quot; &quot;&amp;[.B211]&amp;&quot; &quot;&amp;[.$C$1]&amp;[.B211]" office:value-type="string" office:string-value="mv dog.209.jpg ~/repo/DATA/INPUT/StarterBundle/Animals/dog.209.jpg" calcext:value-type="string">
            <text:p>mv dog.209.jpg ~/repo/DATA/INPUT/StarterBundle/Animals/dog.209.jpg</text:p>
          </table:table-cell>
          <table:table-cell table:formula="of:=[.$B$1]&amp;&quot; &quot;&amp;[.C211]&amp;&quot; &quot;&amp;[.$C$1]&amp;[.C211]" office:value-type="string" office:string-value="mv cat.209.jpg ~/repo/DATA/INPUT/StarterBundle/Animals/cat.209.jpg" calcext:value-type="string">
            <text:p>mv cat.209.jpg ~/repo/DATA/INPUT/StarterBundle/Animals/cat.209.jpg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G$1]&amp;&quot;.&quot;&amp;[.A212]&amp;&quot;.jpg&quot;" office:value-type="string" office:string-value="dog.210.jpg" calcext:value-type="string">
            <text:p>dog.210.jpg</text:p>
          </table:table-cell>
          <table:table-cell table:formula="of:=[.$H$1]&amp;&quot;.&quot;&amp;[.A212]&amp;&quot;.jpg&quot;" office:value-type="string" office:string-value="cat.210.jpg" calcext:value-type="string">
            <text:p>cat.210.jpg</text:p>
          </table:table-cell>
          <table:table-cell/>
          <table:table-cell table:formula="of:=[.$B$1]&amp;&quot; &quot;&amp;[.B212]&amp;&quot; &quot;&amp;[.$C$1]&amp;[.B212]" office:value-type="string" office:string-value="mv dog.210.jpg ~/repo/DATA/INPUT/StarterBundle/Animals/dog.210.jpg" calcext:value-type="string">
            <text:p>mv dog.210.jpg ~/repo/DATA/INPUT/StarterBundle/Animals/dog.210.jpg</text:p>
          </table:table-cell>
          <table:table-cell table:formula="of:=[.$B$1]&amp;&quot; &quot;&amp;[.C212]&amp;&quot; &quot;&amp;[.$C$1]&amp;[.C212]" office:value-type="string" office:string-value="mv cat.210.jpg ~/repo/DATA/INPUT/StarterBundle/Animals/cat.210.jpg" calcext:value-type="string">
            <text:p>mv cat.210.jpg ~/repo/DATA/INPUT/StarterBundle/Animals/cat.210.jpg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G$1]&amp;&quot;.&quot;&amp;[.A213]&amp;&quot;.jpg&quot;" office:value-type="string" office:string-value="dog.211.jpg" calcext:value-type="string">
            <text:p>dog.211.jpg</text:p>
          </table:table-cell>
          <table:table-cell table:formula="of:=[.$H$1]&amp;&quot;.&quot;&amp;[.A213]&amp;&quot;.jpg&quot;" office:value-type="string" office:string-value="cat.211.jpg" calcext:value-type="string">
            <text:p>cat.211.jpg</text:p>
          </table:table-cell>
          <table:table-cell/>
          <table:table-cell table:formula="of:=[.$B$1]&amp;&quot; &quot;&amp;[.B213]&amp;&quot; &quot;&amp;[.$C$1]&amp;[.B213]" office:value-type="string" office:string-value="mv dog.211.jpg ~/repo/DATA/INPUT/StarterBundle/Animals/dog.211.jpg" calcext:value-type="string">
            <text:p>mv dog.211.jpg ~/repo/DATA/INPUT/StarterBundle/Animals/dog.211.jpg</text:p>
          </table:table-cell>
          <table:table-cell table:formula="of:=[.$B$1]&amp;&quot; &quot;&amp;[.C213]&amp;&quot; &quot;&amp;[.$C$1]&amp;[.C213]" office:value-type="string" office:string-value="mv cat.211.jpg ~/repo/DATA/INPUT/StarterBundle/Animals/cat.211.jpg" calcext:value-type="string">
            <text:p>mv cat.211.jpg ~/repo/DATA/INPUT/StarterBundle/Animals/cat.211.jpg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G$1]&amp;&quot;.&quot;&amp;[.A214]&amp;&quot;.jpg&quot;" office:value-type="string" office:string-value="dog.212.jpg" calcext:value-type="string">
            <text:p>dog.212.jpg</text:p>
          </table:table-cell>
          <table:table-cell table:formula="of:=[.$H$1]&amp;&quot;.&quot;&amp;[.A214]&amp;&quot;.jpg&quot;" office:value-type="string" office:string-value="cat.212.jpg" calcext:value-type="string">
            <text:p>cat.212.jpg</text:p>
          </table:table-cell>
          <table:table-cell/>
          <table:table-cell table:formula="of:=[.$B$1]&amp;&quot; &quot;&amp;[.B214]&amp;&quot; &quot;&amp;[.$C$1]&amp;[.B214]" office:value-type="string" office:string-value="mv dog.212.jpg ~/repo/DATA/INPUT/StarterBundle/Animals/dog.212.jpg" calcext:value-type="string">
            <text:p>mv dog.212.jpg ~/repo/DATA/INPUT/StarterBundle/Animals/dog.212.jpg</text:p>
          </table:table-cell>
          <table:table-cell table:formula="of:=[.$B$1]&amp;&quot; &quot;&amp;[.C214]&amp;&quot; &quot;&amp;[.$C$1]&amp;[.C214]" office:value-type="string" office:string-value="mv cat.212.jpg ~/repo/DATA/INPUT/StarterBundle/Animals/cat.212.jpg" calcext:value-type="string">
            <text:p>mv cat.212.jpg ~/repo/DATA/INPUT/StarterBundle/Animals/cat.212.jpg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G$1]&amp;&quot;.&quot;&amp;[.A215]&amp;&quot;.jpg&quot;" office:value-type="string" office:string-value="dog.213.jpg" calcext:value-type="string">
            <text:p>dog.213.jpg</text:p>
          </table:table-cell>
          <table:table-cell table:formula="of:=[.$H$1]&amp;&quot;.&quot;&amp;[.A215]&amp;&quot;.jpg&quot;" office:value-type="string" office:string-value="cat.213.jpg" calcext:value-type="string">
            <text:p>cat.213.jpg</text:p>
          </table:table-cell>
          <table:table-cell/>
          <table:table-cell table:formula="of:=[.$B$1]&amp;&quot; &quot;&amp;[.B215]&amp;&quot; &quot;&amp;[.$C$1]&amp;[.B215]" office:value-type="string" office:string-value="mv dog.213.jpg ~/repo/DATA/INPUT/StarterBundle/Animals/dog.213.jpg" calcext:value-type="string">
            <text:p>mv dog.213.jpg ~/repo/DATA/INPUT/StarterBundle/Animals/dog.213.jpg</text:p>
          </table:table-cell>
          <table:table-cell table:formula="of:=[.$B$1]&amp;&quot; &quot;&amp;[.C215]&amp;&quot; &quot;&amp;[.$C$1]&amp;[.C215]" office:value-type="string" office:string-value="mv cat.213.jpg ~/repo/DATA/INPUT/StarterBundle/Animals/cat.213.jpg" calcext:value-type="string">
            <text:p>mv cat.213.jpg ~/repo/DATA/INPUT/StarterBundle/Animals/cat.213.jpg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G$1]&amp;&quot;.&quot;&amp;[.A216]&amp;&quot;.jpg&quot;" office:value-type="string" office:string-value="dog.214.jpg" calcext:value-type="string">
            <text:p>dog.214.jpg</text:p>
          </table:table-cell>
          <table:table-cell table:formula="of:=[.$H$1]&amp;&quot;.&quot;&amp;[.A216]&amp;&quot;.jpg&quot;" office:value-type="string" office:string-value="cat.214.jpg" calcext:value-type="string">
            <text:p>cat.214.jpg</text:p>
          </table:table-cell>
          <table:table-cell/>
          <table:table-cell table:formula="of:=[.$B$1]&amp;&quot; &quot;&amp;[.B216]&amp;&quot; &quot;&amp;[.$C$1]&amp;[.B216]" office:value-type="string" office:string-value="mv dog.214.jpg ~/repo/DATA/INPUT/StarterBundle/Animals/dog.214.jpg" calcext:value-type="string">
            <text:p>mv dog.214.jpg ~/repo/DATA/INPUT/StarterBundle/Animals/dog.214.jpg</text:p>
          </table:table-cell>
          <table:table-cell table:formula="of:=[.$B$1]&amp;&quot; &quot;&amp;[.C216]&amp;&quot; &quot;&amp;[.$C$1]&amp;[.C216]" office:value-type="string" office:string-value="mv cat.214.jpg ~/repo/DATA/INPUT/StarterBundle/Animals/cat.214.jpg" calcext:value-type="string">
            <text:p>mv cat.214.jpg ~/repo/DATA/INPUT/StarterBundle/Animals/cat.214.jpg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G$1]&amp;&quot;.&quot;&amp;[.A217]&amp;&quot;.jpg&quot;" office:value-type="string" office:string-value="dog.215.jpg" calcext:value-type="string">
            <text:p>dog.215.jpg</text:p>
          </table:table-cell>
          <table:table-cell table:formula="of:=[.$H$1]&amp;&quot;.&quot;&amp;[.A217]&amp;&quot;.jpg&quot;" office:value-type="string" office:string-value="cat.215.jpg" calcext:value-type="string">
            <text:p>cat.215.jpg</text:p>
          </table:table-cell>
          <table:table-cell/>
          <table:table-cell table:formula="of:=[.$B$1]&amp;&quot; &quot;&amp;[.B217]&amp;&quot; &quot;&amp;[.$C$1]&amp;[.B217]" office:value-type="string" office:string-value="mv dog.215.jpg ~/repo/DATA/INPUT/StarterBundle/Animals/dog.215.jpg" calcext:value-type="string">
            <text:p>mv dog.215.jpg ~/repo/DATA/INPUT/StarterBundle/Animals/dog.215.jpg</text:p>
          </table:table-cell>
          <table:table-cell table:formula="of:=[.$B$1]&amp;&quot; &quot;&amp;[.C217]&amp;&quot; &quot;&amp;[.$C$1]&amp;[.C217]" office:value-type="string" office:string-value="mv cat.215.jpg ~/repo/DATA/INPUT/StarterBundle/Animals/cat.215.jpg" calcext:value-type="string">
            <text:p>mv cat.215.jpg ~/repo/DATA/INPUT/StarterBundle/Animals/cat.215.jpg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G$1]&amp;&quot;.&quot;&amp;[.A218]&amp;&quot;.jpg&quot;" office:value-type="string" office:string-value="dog.216.jpg" calcext:value-type="string">
            <text:p>dog.216.jpg</text:p>
          </table:table-cell>
          <table:table-cell table:formula="of:=[.$H$1]&amp;&quot;.&quot;&amp;[.A218]&amp;&quot;.jpg&quot;" office:value-type="string" office:string-value="cat.216.jpg" calcext:value-type="string">
            <text:p>cat.216.jpg</text:p>
          </table:table-cell>
          <table:table-cell/>
          <table:table-cell table:formula="of:=[.$B$1]&amp;&quot; &quot;&amp;[.B218]&amp;&quot; &quot;&amp;[.$C$1]&amp;[.B218]" office:value-type="string" office:string-value="mv dog.216.jpg ~/repo/DATA/INPUT/StarterBundle/Animals/dog.216.jpg" calcext:value-type="string">
            <text:p>mv dog.216.jpg ~/repo/DATA/INPUT/StarterBundle/Animals/dog.216.jpg</text:p>
          </table:table-cell>
          <table:table-cell table:formula="of:=[.$B$1]&amp;&quot; &quot;&amp;[.C218]&amp;&quot; &quot;&amp;[.$C$1]&amp;[.C218]" office:value-type="string" office:string-value="mv cat.216.jpg ~/repo/DATA/INPUT/StarterBundle/Animals/cat.216.jpg" calcext:value-type="string">
            <text:p>mv cat.216.jpg ~/repo/DATA/INPUT/StarterBundle/Animals/cat.216.jpg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G$1]&amp;&quot;.&quot;&amp;[.A219]&amp;&quot;.jpg&quot;" office:value-type="string" office:string-value="dog.217.jpg" calcext:value-type="string">
            <text:p>dog.217.jpg</text:p>
          </table:table-cell>
          <table:table-cell table:formula="of:=[.$H$1]&amp;&quot;.&quot;&amp;[.A219]&amp;&quot;.jpg&quot;" office:value-type="string" office:string-value="cat.217.jpg" calcext:value-type="string">
            <text:p>cat.217.jpg</text:p>
          </table:table-cell>
          <table:table-cell/>
          <table:table-cell table:formula="of:=[.$B$1]&amp;&quot; &quot;&amp;[.B219]&amp;&quot; &quot;&amp;[.$C$1]&amp;[.B219]" office:value-type="string" office:string-value="mv dog.217.jpg ~/repo/DATA/INPUT/StarterBundle/Animals/dog.217.jpg" calcext:value-type="string">
            <text:p>mv dog.217.jpg ~/repo/DATA/INPUT/StarterBundle/Animals/dog.217.jpg</text:p>
          </table:table-cell>
          <table:table-cell table:formula="of:=[.$B$1]&amp;&quot; &quot;&amp;[.C219]&amp;&quot; &quot;&amp;[.$C$1]&amp;[.C219]" office:value-type="string" office:string-value="mv cat.217.jpg ~/repo/DATA/INPUT/StarterBundle/Animals/cat.217.jpg" calcext:value-type="string">
            <text:p>mv cat.217.jpg ~/repo/DATA/INPUT/StarterBundle/Animals/cat.217.jpg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G$1]&amp;&quot;.&quot;&amp;[.A220]&amp;&quot;.jpg&quot;" office:value-type="string" office:string-value="dog.218.jpg" calcext:value-type="string">
            <text:p>dog.218.jpg</text:p>
          </table:table-cell>
          <table:table-cell table:formula="of:=[.$H$1]&amp;&quot;.&quot;&amp;[.A220]&amp;&quot;.jpg&quot;" office:value-type="string" office:string-value="cat.218.jpg" calcext:value-type="string">
            <text:p>cat.218.jpg</text:p>
          </table:table-cell>
          <table:table-cell/>
          <table:table-cell table:formula="of:=[.$B$1]&amp;&quot; &quot;&amp;[.B220]&amp;&quot; &quot;&amp;[.$C$1]&amp;[.B220]" office:value-type="string" office:string-value="mv dog.218.jpg ~/repo/DATA/INPUT/StarterBundle/Animals/dog.218.jpg" calcext:value-type="string">
            <text:p>mv dog.218.jpg ~/repo/DATA/INPUT/StarterBundle/Animals/dog.218.jpg</text:p>
          </table:table-cell>
          <table:table-cell table:formula="of:=[.$B$1]&amp;&quot; &quot;&amp;[.C220]&amp;&quot; &quot;&amp;[.$C$1]&amp;[.C220]" office:value-type="string" office:string-value="mv cat.218.jpg ~/repo/DATA/INPUT/StarterBundle/Animals/cat.218.jpg" calcext:value-type="string">
            <text:p>mv cat.218.jpg ~/repo/DATA/INPUT/StarterBundle/Animals/cat.218.jpg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G$1]&amp;&quot;.&quot;&amp;[.A221]&amp;&quot;.jpg&quot;" office:value-type="string" office:string-value="dog.219.jpg" calcext:value-type="string">
            <text:p>dog.219.jpg</text:p>
          </table:table-cell>
          <table:table-cell table:formula="of:=[.$H$1]&amp;&quot;.&quot;&amp;[.A221]&amp;&quot;.jpg&quot;" office:value-type="string" office:string-value="cat.219.jpg" calcext:value-type="string">
            <text:p>cat.219.jpg</text:p>
          </table:table-cell>
          <table:table-cell/>
          <table:table-cell table:formula="of:=[.$B$1]&amp;&quot; &quot;&amp;[.B221]&amp;&quot; &quot;&amp;[.$C$1]&amp;[.B221]" office:value-type="string" office:string-value="mv dog.219.jpg ~/repo/DATA/INPUT/StarterBundle/Animals/dog.219.jpg" calcext:value-type="string">
            <text:p>mv dog.219.jpg ~/repo/DATA/INPUT/StarterBundle/Animals/dog.219.jpg</text:p>
          </table:table-cell>
          <table:table-cell table:formula="of:=[.$B$1]&amp;&quot; &quot;&amp;[.C221]&amp;&quot; &quot;&amp;[.$C$1]&amp;[.C221]" office:value-type="string" office:string-value="mv cat.219.jpg ~/repo/DATA/INPUT/StarterBundle/Animals/cat.219.jpg" calcext:value-type="string">
            <text:p>mv cat.219.jpg ~/repo/DATA/INPUT/StarterBundle/Animals/cat.219.jpg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G$1]&amp;&quot;.&quot;&amp;[.A222]&amp;&quot;.jpg&quot;" office:value-type="string" office:string-value="dog.220.jpg" calcext:value-type="string">
            <text:p>dog.220.jpg</text:p>
          </table:table-cell>
          <table:table-cell table:formula="of:=[.$H$1]&amp;&quot;.&quot;&amp;[.A222]&amp;&quot;.jpg&quot;" office:value-type="string" office:string-value="cat.220.jpg" calcext:value-type="string">
            <text:p>cat.220.jpg</text:p>
          </table:table-cell>
          <table:table-cell/>
          <table:table-cell table:formula="of:=[.$B$1]&amp;&quot; &quot;&amp;[.B222]&amp;&quot; &quot;&amp;[.$C$1]&amp;[.B222]" office:value-type="string" office:string-value="mv dog.220.jpg ~/repo/DATA/INPUT/StarterBundle/Animals/dog.220.jpg" calcext:value-type="string">
            <text:p>mv dog.220.jpg ~/repo/DATA/INPUT/StarterBundle/Animals/dog.220.jpg</text:p>
          </table:table-cell>
          <table:table-cell table:formula="of:=[.$B$1]&amp;&quot; &quot;&amp;[.C222]&amp;&quot; &quot;&amp;[.$C$1]&amp;[.C222]" office:value-type="string" office:string-value="mv cat.220.jpg ~/repo/DATA/INPUT/StarterBundle/Animals/cat.220.jpg" calcext:value-type="string">
            <text:p>mv cat.220.jpg ~/repo/DATA/INPUT/StarterBundle/Animals/cat.220.jpg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G$1]&amp;&quot;.&quot;&amp;[.A223]&amp;&quot;.jpg&quot;" office:value-type="string" office:string-value="dog.221.jpg" calcext:value-type="string">
            <text:p>dog.221.jpg</text:p>
          </table:table-cell>
          <table:table-cell table:formula="of:=[.$H$1]&amp;&quot;.&quot;&amp;[.A223]&amp;&quot;.jpg&quot;" office:value-type="string" office:string-value="cat.221.jpg" calcext:value-type="string">
            <text:p>cat.221.jpg</text:p>
          </table:table-cell>
          <table:table-cell/>
          <table:table-cell table:formula="of:=[.$B$1]&amp;&quot; &quot;&amp;[.B223]&amp;&quot; &quot;&amp;[.$C$1]&amp;[.B223]" office:value-type="string" office:string-value="mv dog.221.jpg ~/repo/DATA/INPUT/StarterBundle/Animals/dog.221.jpg" calcext:value-type="string">
            <text:p>mv dog.221.jpg ~/repo/DATA/INPUT/StarterBundle/Animals/dog.221.jpg</text:p>
          </table:table-cell>
          <table:table-cell table:formula="of:=[.$B$1]&amp;&quot; &quot;&amp;[.C223]&amp;&quot; &quot;&amp;[.$C$1]&amp;[.C223]" office:value-type="string" office:string-value="mv cat.221.jpg ~/repo/DATA/INPUT/StarterBundle/Animals/cat.221.jpg" calcext:value-type="string">
            <text:p>mv cat.221.jpg ~/repo/DATA/INPUT/StarterBundle/Animals/cat.221.jpg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G$1]&amp;&quot;.&quot;&amp;[.A224]&amp;&quot;.jpg&quot;" office:value-type="string" office:string-value="dog.222.jpg" calcext:value-type="string">
            <text:p>dog.222.jpg</text:p>
          </table:table-cell>
          <table:table-cell table:formula="of:=[.$H$1]&amp;&quot;.&quot;&amp;[.A224]&amp;&quot;.jpg&quot;" office:value-type="string" office:string-value="cat.222.jpg" calcext:value-type="string">
            <text:p>cat.222.jpg</text:p>
          </table:table-cell>
          <table:table-cell/>
          <table:table-cell table:formula="of:=[.$B$1]&amp;&quot; &quot;&amp;[.B224]&amp;&quot; &quot;&amp;[.$C$1]&amp;[.B224]" office:value-type="string" office:string-value="mv dog.222.jpg ~/repo/DATA/INPUT/StarterBundle/Animals/dog.222.jpg" calcext:value-type="string">
            <text:p>mv dog.222.jpg ~/repo/DATA/INPUT/StarterBundle/Animals/dog.222.jpg</text:p>
          </table:table-cell>
          <table:table-cell table:formula="of:=[.$B$1]&amp;&quot; &quot;&amp;[.C224]&amp;&quot; &quot;&amp;[.$C$1]&amp;[.C224]" office:value-type="string" office:string-value="mv cat.222.jpg ~/repo/DATA/INPUT/StarterBundle/Animals/cat.222.jpg" calcext:value-type="string">
            <text:p>mv cat.222.jpg ~/repo/DATA/INPUT/StarterBundle/Animals/cat.222.jpg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G$1]&amp;&quot;.&quot;&amp;[.A225]&amp;&quot;.jpg&quot;" office:value-type="string" office:string-value="dog.223.jpg" calcext:value-type="string">
            <text:p>dog.223.jpg</text:p>
          </table:table-cell>
          <table:table-cell table:formula="of:=[.$H$1]&amp;&quot;.&quot;&amp;[.A225]&amp;&quot;.jpg&quot;" office:value-type="string" office:string-value="cat.223.jpg" calcext:value-type="string">
            <text:p>cat.223.jpg</text:p>
          </table:table-cell>
          <table:table-cell/>
          <table:table-cell table:formula="of:=[.$B$1]&amp;&quot; &quot;&amp;[.B225]&amp;&quot; &quot;&amp;[.$C$1]&amp;[.B225]" office:value-type="string" office:string-value="mv dog.223.jpg ~/repo/DATA/INPUT/StarterBundle/Animals/dog.223.jpg" calcext:value-type="string">
            <text:p>mv dog.223.jpg ~/repo/DATA/INPUT/StarterBundle/Animals/dog.223.jpg</text:p>
          </table:table-cell>
          <table:table-cell table:formula="of:=[.$B$1]&amp;&quot; &quot;&amp;[.C225]&amp;&quot; &quot;&amp;[.$C$1]&amp;[.C225]" office:value-type="string" office:string-value="mv cat.223.jpg ~/repo/DATA/INPUT/StarterBundle/Animals/cat.223.jpg" calcext:value-type="string">
            <text:p>mv cat.223.jpg ~/repo/DATA/INPUT/StarterBundle/Animals/cat.223.jpg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G$1]&amp;&quot;.&quot;&amp;[.A226]&amp;&quot;.jpg&quot;" office:value-type="string" office:string-value="dog.224.jpg" calcext:value-type="string">
            <text:p>dog.224.jpg</text:p>
          </table:table-cell>
          <table:table-cell table:formula="of:=[.$H$1]&amp;&quot;.&quot;&amp;[.A226]&amp;&quot;.jpg&quot;" office:value-type="string" office:string-value="cat.224.jpg" calcext:value-type="string">
            <text:p>cat.224.jpg</text:p>
          </table:table-cell>
          <table:table-cell/>
          <table:table-cell table:formula="of:=[.$B$1]&amp;&quot; &quot;&amp;[.B226]&amp;&quot; &quot;&amp;[.$C$1]&amp;[.B226]" office:value-type="string" office:string-value="mv dog.224.jpg ~/repo/DATA/INPUT/StarterBundle/Animals/dog.224.jpg" calcext:value-type="string">
            <text:p>mv dog.224.jpg ~/repo/DATA/INPUT/StarterBundle/Animals/dog.224.jpg</text:p>
          </table:table-cell>
          <table:table-cell table:formula="of:=[.$B$1]&amp;&quot; &quot;&amp;[.C226]&amp;&quot; &quot;&amp;[.$C$1]&amp;[.C226]" office:value-type="string" office:string-value="mv cat.224.jpg ~/repo/DATA/INPUT/StarterBundle/Animals/cat.224.jpg" calcext:value-type="string">
            <text:p>mv cat.224.jpg ~/repo/DATA/INPUT/StarterBundle/Animals/cat.224.jpg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G$1]&amp;&quot;.&quot;&amp;[.A227]&amp;&quot;.jpg&quot;" office:value-type="string" office:string-value="dog.225.jpg" calcext:value-type="string">
            <text:p>dog.225.jpg</text:p>
          </table:table-cell>
          <table:table-cell table:formula="of:=[.$H$1]&amp;&quot;.&quot;&amp;[.A227]&amp;&quot;.jpg&quot;" office:value-type="string" office:string-value="cat.225.jpg" calcext:value-type="string">
            <text:p>cat.225.jpg</text:p>
          </table:table-cell>
          <table:table-cell/>
          <table:table-cell table:formula="of:=[.$B$1]&amp;&quot; &quot;&amp;[.B227]&amp;&quot; &quot;&amp;[.$C$1]&amp;[.B227]" office:value-type="string" office:string-value="mv dog.225.jpg ~/repo/DATA/INPUT/StarterBundle/Animals/dog.225.jpg" calcext:value-type="string">
            <text:p>mv dog.225.jpg ~/repo/DATA/INPUT/StarterBundle/Animals/dog.225.jpg</text:p>
          </table:table-cell>
          <table:table-cell table:formula="of:=[.$B$1]&amp;&quot; &quot;&amp;[.C227]&amp;&quot; &quot;&amp;[.$C$1]&amp;[.C227]" office:value-type="string" office:string-value="mv cat.225.jpg ~/repo/DATA/INPUT/StarterBundle/Animals/cat.225.jpg" calcext:value-type="string">
            <text:p>mv cat.225.jpg ~/repo/DATA/INPUT/StarterBundle/Animals/cat.225.jpg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G$1]&amp;&quot;.&quot;&amp;[.A228]&amp;&quot;.jpg&quot;" office:value-type="string" office:string-value="dog.226.jpg" calcext:value-type="string">
            <text:p>dog.226.jpg</text:p>
          </table:table-cell>
          <table:table-cell table:formula="of:=[.$H$1]&amp;&quot;.&quot;&amp;[.A228]&amp;&quot;.jpg&quot;" office:value-type="string" office:string-value="cat.226.jpg" calcext:value-type="string">
            <text:p>cat.226.jpg</text:p>
          </table:table-cell>
          <table:table-cell/>
          <table:table-cell table:formula="of:=[.$B$1]&amp;&quot; &quot;&amp;[.B228]&amp;&quot; &quot;&amp;[.$C$1]&amp;[.B228]" office:value-type="string" office:string-value="mv dog.226.jpg ~/repo/DATA/INPUT/StarterBundle/Animals/dog.226.jpg" calcext:value-type="string">
            <text:p>mv dog.226.jpg ~/repo/DATA/INPUT/StarterBundle/Animals/dog.226.jpg</text:p>
          </table:table-cell>
          <table:table-cell table:formula="of:=[.$B$1]&amp;&quot; &quot;&amp;[.C228]&amp;&quot; &quot;&amp;[.$C$1]&amp;[.C228]" office:value-type="string" office:string-value="mv cat.226.jpg ~/repo/DATA/INPUT/StarterBundle/Animals/cat.226.jpg" calcext:value-type="string">
            <text:p>mv cat.226.jpg ~/repo/DATA/INPUT/StarterBundle/Animals/cat.226.jpg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G$1]&amp;&quot;.&quot;&amp;[.A229]&amp;&quot;.jpg&quot;" office:value-type="string" office:string-value="dog.227.jpg" calcext:value-type="string">
            <text:p>dog.227.jpg</text:p>
          </table:table-cell>
          <table:table-cell table:formula="of:=[.$H$1]&amp;&quot;.&quot;&amp;[.A229]&amp;&quot;.jpg&quot;" office:value-type="string" office:string-value="cat.227.jpg" calcext:value-type="string">
            <text:p>cat.227.jpg</text:p>
          </table:table-cell>
          <table:table-cell/>
          <table:table-cell table:formula="of:=[.$B$1]&amp;&quot; &quot;&amp;[.B229]&amp;&quot; &quot;&amp;[.$C$1]&amp;[.B229]" office:value-type="string" office:string-value="mv dog.227.jpg ~/repo/DATA/INPUT/StarterBundle/Animals/dog.227.jpg" calcext:value-type="string">
            <text:p>mv dog.227.jpg ~/repo/DATA/INPUT/StarterBundle/Animals/dog.227.jpg</text:p>
          </table:table-cell>
          <table:table-cell table:formula="of:=[.$B$1]&amp;&quot; &quot;&amp;[.C229]&amp;&quot; &quot;&amp;[.$C$1]&amp;[.C229]" office:value-type="string" office:string-value="mv cat.227.jpg ~/repo/DATA/INPUT/StarterBundle/Animals/cat.227.jpg" calcext:value-type="string">
            <text:p>mv cat.227.jpg ~/repo/DATA/INPUT/StarterBundle/Animals/cat.227.jpg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G$1]&amp;&quot;.&quot;&amp;[.A230]&amp;&quot;.jpg&quot;" office:value-type="string" office:string-value="dog.228.jpg" calcext:value-type="string">
            <text:p>dog.228.jpg</text:p>
          </table:table-cell>
          <table:table-cell table:formula="of:=[.$H$1]&amp;&quot;.&quot;&amp;[.A230]&amp;&quot;.jpg&quot;" office:value-type="string" office:string-value="cat.228.jpg" calcext:value-type="string">
            <text:p>cat.228.jpg</text:p>
          </table:table-cell>
          <table:table-cell/>
          <table:table-cell table:formula="of:=[.$B$1]&amp;&quot; &quot;&amp;[.B230]&amp;&quot; &quot;&amp;[.$C$1]&amp;[.B230]" office:value-type="string" office:string-value="mv dog.228.jpg ~/repo/DATA/INPUT/StarterBundle/Animals/dog.228.jpg" calcext:value-type="string">
            <text:p>mv dog.228.jpg ~/repo/DATA/INPUT/StarterBundle/Animals/dog.228.jpg</text:p>
          </table:table-cell>
          <table:table-cell table:formula="of:=[.$B$1]&amp;&quot; &quot;&amp;[.C230]&amp;&quot; &quot;&amp;[.$C$1]&amp;[.C230]" office:value-type="string" office:string-value="mv cat.228.jpg ~/repo/DATA/INPUT/StarterBundle/Animals/cat.228.jpg" calcext:value-type="string">
            <text:p>mv cat.228.jpg ~/repo/DATA/INPUT/StarterBundle/Animals/cat.228.jpg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G$1]&amp;&quot;.&quot;&amp;[.A231]&amp;&quot;.jpg&quot;" office:value-type="string" office:string-value="dog.229.jpg" calcext:value-type="string">
            <text:p>dog.229.jpg</text:p>
          </table:table-cell>
          <table:table-cell table:formula="of:=[.$H$1]&amp;&quot;.&quot;&amp;[.A231]&amp;&quot;.jpg&quot;" office:value-type="string" office:string-value="cat.229.jpg" calcext:value-type="string">
            <text:p>cat.229.jpg</text:p>
          </table:table-cell>
          <table:table-cell/>
          <table:table-cell table:formula="of:=[.$B$1]&amp;&quot; &quot;&amp;[.B231]&amp;&quot; &quot;&amp;[.$C$1]&amp;[.B231]" office:value-type="string" office:string-value="mv dog.229.jpg ~/repo/DATA/INPUT/StarterBundle/Animals/dog.229.jpg" calcext:value-type="string">
            <text:p>mv dog.229.jpg ~/repo/DATA/INPUT/StarterBundle/Animals/dog.229.jpg</text:p>
          </table:table-cell>
          <table:table-cell table:formula="of:=[.$B$1]&amp;&quot; &quot;&amp;[.C231]&amp;&quot; &quot;&amp;[.$C$1]&amp;[.C231]" office:value-type="string" office:string-value="mv cat.229.jpg ~/repo/DATA/INPUT/StarterBundle/Animals/cat.229.jpg" calcext:value-type="string">
            <text:p>mv cat.229.jpg ~/repo/DATA/INPUT/StarterBundle/Animals/cat.229.jpg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G$1]&amp;&quot;.&quot;&amp;[.A232]&amp;&quot;.jpg&quot;" office:value-type="string" office:string-value="dog.230.jpg" calcext:value-type="string">
            <text:p>dog.230.jpg</text:p>
          </table:table-cell>
          <table:table-cell table:formula="of:=[.$H$1]&amp;&quot;.&quot;&amp;[.A232]&amp;&quot;.jpg&quot;" office:value-type="string" office:string-value="cat.230.jpg" calcext:value-type="string">
            <text:p>cat.230.jpg</text:p>
          </table:table-cell>
          <table:table-cell/>
          <table:table-cell table:formula="of:=[.$B$1]&amp;&quot; &quot;&amp;[.B232]&amp;&quot; &quot;&amp;[.$C$1]&amp;[.B232]" office:value-type="string" office:string-value="mv dog.230.jpg ~/repo/DATA/INPUT/StarterBundle/Animals/dog.230.jpg" calcext:value-type="string">
            <text:p>mv dog.230.jpg ~/repo/DATA/INPUT/StarterBundle/Animals/dog.230.jpg</text:p>
          </table:table-cell>
          <table:table-cell table:formula="of:=[.$B$1]&amp;&quot; &quot;&amp;[.C232]&amp;&quot; &quot;&amp;[.$C$1]&amp;[.C232]" office:value-type="string" office:string-value="mv cat.230.jpg ~/repo/DATA/INPUT/StarterBundle/Animals/cat.230.jpg" calcext:value-type="string">
            <text:p>mv cat.230.jpg ~/repo/DATA/INPUT/StarterBundle/Animals/cat.230.jpg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G$1]&amp;&quot;.&quot;&amp;[.A233]&amp;&quot;.jpg&quot;" office:value-type="string" office:string-value="dog.231.jpg" calcext:value-type="string">
            <text:p>dog.231.jpg</text:p>
          </table:table-cell>
          <table:table-cell table:formula="of:=[.$H$1]&amp;&quot;.&quot;&amp;[.A233]&amp;&quot;.jpg&quot;" office:value-type="string" office:string-value="cat.231.jpg" calcext:value-type="string">
            <text:p>cat.231.jpg</text:p>
          </table:table-cell>
          <table:table-cell/>
          <table:table-cell table:formula="of:=[.$B$1]&amp;&quot; &quot;&amp;[.B233]&amp;&quot; &quot;&amp;[.$C$1]&amp;[.B233]" office:value-type="string" office:string-value="mv dog.231.jpg ~/repo/DATA/INPUT/StarterBundle/Animals/dog.231.jpg" calcext:value-type="string">
            <text:p>mv dog.231.jpg ~/repo/DATA/INPUT/StarterBundle/Animals/dog.231.jpg</text:p>
          </table:table-cell>
          <table:table-cell table:formula="of:=[.$B$1]&amp;&quot; &quot;&amp;[.C233]&amp;&quot; &quot;&amp;[.$C$1]&amp;[.C233]" office:value-type="string" office:string-value="mv cat.231.jpg ~/repo/DATA/INPUT/StarterBundle/Animals/cat.231.jpg" calcext:value-type="string">
            <text:p>mv cat.231.jpg ~/repo/DATA/INPUT/StarterBundle/Animals/cat.231.jpg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G$1]&amp;&quot;.&quot;&amp;[.A234]&amp;&quot;.jpg&quot;" office:value-type="string" office:string-value="dog.232.jpg" calcext:value-type="string">
            <text:p>dog.232.jpg</text:p>
          </table:table-cell>
          <table:table-cell table:formula="of:=[.$H$1]&amp;&quot;.&quot;&amp;[.A234]&amp;&quot;.jpg&quot;" office:value-type="string" office:string-value="cat.232.jpg" calcext:value-type="string">
            <text:p>cat.232.jpg</text:p>
          </table:table-cell>
          <table:table-cell/>
          <table:table-cell table:formula="of:=[.$B$1]&amp;&quot; &quot;&amp;[.B234]&amp;&quot; &quot;&amp;[.$C$1]&amp;[.B234]" office:value-type="string" office:string-value="mv dog.232.jpg ~/repo/DATA/INPUT/StarterBundle/Animals/dog.232.jpg" calcext:value-type="string">
            <text:p>mv dog.232.jpg ~/repo/DATA/INPUT/StarterBundle/Animals/dog.232.jpg</text:p>
          </table:table-cell>
          <table:table-cell table:formula="of:=[.$B$1]&amp;&quot; &quot;&amp;[.C234]&amp;&quot; &quot;&amp;[.$C$1]&amp;[.C234]" office:value-type="string" office:string-value="mv cat.232.jpg ~/repo/DATA/INPUT/StarterBundle/Animals/cat.232.jpg" calcext:value-type="string">
            <text:p>mv cat.232.jpg ~/repo/DATA/INPUT/StarterBundle/Animals/cat.232.jpg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G$1]&amp;&quot;.&quot;&amp;[.A235]&amp;&quot;.jpg&quot;" office:value-type="string" office:string-value="dog.233.jpg" calcext:value-type="string">
            <text:p>dog.233.jpg</text:p>
          </table:table-cell>
          <table:table-cell table:formula="of:=[.$H$1]&amp;&quot;.&quot;&amp;[.A235]&amp;&quot;.jpg&quot;" office:value-type="string" office:string-value="cat.233.jpg" calcext:value-type="string">
            <text:p>cat.233.jpg</text:p>
          </table:table-cell>
          <table:table-cell/>
          <table:table-cell table:formula="of:=[.$B$1]&amp;&quot; &quot;&amp;[.B235]&amp;&quot; &quot;&amp;[.$C$1]&amp;[.B235]" office:value-type="string" office:string-value="mv dog.233.jpg ~/repo/DATA/INPUT/StarterBundle/Animals/dog.233.jpg" calcext:value-type="string">
            <text:p>mv dog.233.jpg ~/repo/DATA/INPUT/StarterBundle/Animals/dog.233.jpg</text:p>
          </table:table-cell>
          <table:table-cell table:formula="of:=[.$B$1]&amp;&quot; &quot;&amp;[.C235]&amp;&quot; &quot;&amp;[.$C$1]&amp;[.C235]" office:value-type="string" office:string-value="mv cat.233.jpg ~/repo/DATA/INPUT/StarterBundle/Animals/cat.233.jpg" calcext:value-type="string">
            <text:p>mv cat.233.jpg ~/repo/DATA/INPUT/StarterBundle/Animals/cat.233.jpg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G$1]&amp;&quot;.&quot;&amp;[.A236]&amp;&quot;.jpg&quot;" office:value-type="string" office:string-value="dog.234.jpg" calcext:value-type="string">
            <text:p>dog.234.jpg</text:p>
          </table:table-cell>
          <table:table-cell table:formula="of:=[.$H$1]&amp;&quot;.&quot;&amp;[.A236]&amp;&quot;.jpg&quot;" office:value-type="string" office:string-value="cat.234.jpg" calcext:value-type="string">
            <text:p>cat.234.jpg</text:p>
          </table:table-cell>
          <table:table-cell/>
          <table:table-cell table:formula="of:=[.$B$1]&amp;&quot; &quot;&amp;[.B236]&amp;&quot; &quot;&amp;[.$C$1]&amp;[.B236]" office:value-type="string" office:string-value="mv dog.234.jpg ~/repo/DATA/INPUT/StarterBundle/Animals/dog.234.jpg" calcext:value-type="string">
            <text:p>mv dog.234.jpg ~/repo/DATA/INPUT/StarterBundle/Animals/dog.234.jpg</text:p>
          </table:table-cell>
          <table:table-cell table:formula="of:=[.$B$1]&amp;&quot; &quot;&amp;[.C236]&amp;&quot; &quot;&amp;[.$C$1]&amp;[.C236]" office:value-type="string" office:string-value="mv cat.234.jpg ~/repo/DATA/INPUT/StarterBundle/Animals/cat.234.jpg" calcext:value-type="string">
            <text:p>mv cat.234.jpg ~/repo/DATA/INPUT/StarterBundle/Animals/cat.234.jpg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G$1]&amp;&quot;.&quot;&amp;[.A237]&amp;&quot;.jpg&quot;" office:value-type="string" office:string-value="dog.235.jpg" calcext:value-type="string">
            <text:p>dog.235.jpg</text:p>
          </table:table-cell>
          <table:table-cell table:formula="of:=[.$H$1]&amp;&quot;.&quot;&amp;[.A237]&amp;&quot;.jpg&quot;" office:value-type="string" office:string-value="cat.235.jpg" calcext:value-type="string">
            <text:p>cat.235.jpg</text:p>
          </table:table-cell>
          <table:table-cell/>
          <table:table-cell table:formula="of:=[.$B$1]&amp;&quot; &quot;&amp;[.B237]&amp;&quot; &quot;&amp;[.$C$1]&amp;[.B237]" office:value-type="string" office:string-value="mv dog.235.jpg ~/repo/DATA/INPUT/StarterBundle/Animals/dog.235.jpg" calcext:value-type="string">
            <text:p>mv dog.235.jpg ~/repo/DATA/INPUT/StarterBundle/Animals/dog.235.jpg</text:p>
          </table:table-cell>
          <table:table-cell table:formula="of:=[.$B$1]&amp;&quot; &quot;&amp;[.C237]&amp;&quot; &quot;&amp;[.$C$1]&amp;[.C237]" office:value-type="string" office:string-value="mv cat.235.jpg ~/repo/DATA/INPUT/StarterBundle/Animals/cat.235.jpg" calcext:value-type="string">
            <text:p>mv cat.235.jpg ~/repo/DATA/INPUT/StarterBundle/Animals/cat.235.jpg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G$1]&amp;&quot;.&quot;&amp;[.A238]&amp;&quot;.jpg&quot;" office:value-type="string" office:string-value="dog.236.jpg" calcext:value-type="string">
            <text:p>dog.236.jpg</text:p>
          </table:table-cell>
          <table:table-cell table:formula="of:=[.$H$1]&amp;&quot;.&quot;&amp;[.A238]&amp;&quot;.jpg&quot;" office:value-type="string" office:string-value="cat.236.jpg" calcext:value-type="string">
            <text:p>cat.236.jpg</text:p>
          </table:table-cell>
          <table:table-cell/>
          <table:table-cell table:formula="of:=[.$B$1]&amp;&quot; &quot;&amp;[.B238]&amp;&quot; &quot;&amp;[.$C$1]&amp;[.B238]" office:value-type="string" office:string-value="mv dog.236.jpg ~/repo/DATA/INPUT/StarterBundle/Animals/dog.236.jpg" calcext:value-type="string">
            <text:p>mv dog.236.jpg ~/repo/DATA/INPUT/StarterBundle/Animals/dog.236.jpg</text:p>
          </table:table-cell>
          <table:table-cell table:formula="of:=[.$B$1]&amp;&quot; &quot;&amp;[.C238]&amp;&quot; &quot;&amp;[.$C$1]&amp;[.C238]" office:value-type="string" office:string-value="mv cat.236.jpg ~/repo/DATA/INPUT/StarterBundle/Animals/cat.236.jpg" calcext:value-type="string">
            <text:p>mv cat.236.jpg ~/repo/DATA/INPUT/StarterBundle/Animals/cat.236.jpg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G$1]&amp;&quot;.&quot;&amp;[.A239]&amp;&quot;.jpg&quot;" office:value-type="string" office:string-value="dog.237.jpg" calcext:value-type="string">
            <text:p>dog.237.jpg</text:p>
          </table:table-cell>
          <table:table-cell table:formula="of:=[.$H$1]&amp;&quot;.&quot;&amp;[.A239]&amp;&quot;.jpg&quot;" office:value-type="string" office:string-value="cat.237.jpg" calcext:value-type="string">
            <text:p>cat.237.jpg</text:p>
          </table:table-cell>
          <table:table-cell/>
          <table:table-cell table:formula="of:=[.$B$1]&amp;&quot; &quot;&amp;[.B239]&amp;&quot; &quot;&amp;[.$C$1]&amp;[.B239]" office:value-type="string" office:string-value="mv dog.237.jpg ~/repo/DATA/INPUT/StarterBundle/Animals/dog.237.jpg" calcext:value-type="string">
            <text:p>mv dog.237.jpg ~/repo/DATA/INPUT/StarterBundle/Animals/dog.237.jpg</text:p>
          </table:table-cell>
          <table:table-cell table:formula="of:=[.$B$1]&amp;&quot; &quot;&amp;[.C239]&amp;&quot; &quot;&amp;[.$C$1]&amp;[.C239]" office:value-type="string" office:string-value="mv cat.237.jpg ~/repo/DATA/INPUT/StarterBundle/Animals/cat.237.jpg" calcext:value-type="string">
            <text:p>mv cat.237.jpg ~/repo/DATA/INPUT/StarterBundle/Animals/cat.237.jpg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G$1]&amp;&quot;.&quot;&amp;[.A240]&amp;&quot;.jpg&quot;" office:value-type="string" office:string-value="dog.238.jpg" calcext:value-type="string">
            <text:p>dog.238.jpg</text:p>
          </table:table-cell>
          <table:table-cell table:formula="of:=[.$H$1]&amp;&quot;.&quot;&amp;[.A240]&amp;&quot;.jpg&quot;" office:value-type="string" office:string-value="cat.238.jpg" calcext:value-type="string">
            <text:p>cat.238.jpg</text:p>
          </table:table-cell>
          <table:table-cell/>
          <table:table-cell table:formula="of:=[.$B$1]&amp;&quot; &quot;&amp;[.B240]&amp;&quot; &quot;&amp;[.$C$1]&amp;[.B240]" office:value-type="string" office:string-value="mv dog.238.jpg ~/repo/DATA/INPUT/StarterBundle/Animals/dog.238.jpg" calcext:value-type="string">
            <text:p>mv dog.238.jpg ~/repo/DATA/INPUT/StarterBundle/Animals/dog.238.jpg</text:p>
          </table:table-cell>
          <table:table-cell table:formula="of:=[.$B$1]&amp;&quot; &quot;&amp;[.C240]&amp;&quot; &quot;&amp;[.$C$1]&amp;[.C240]" office:value-type="string" office:string-value="mv cat.238.jpg ~/repo/DATA/INPUT/StarterBundle/Animals/cat.238.jpg" calcext:value-type="string">
            <text:p>mv cat.238.jpg ~/repo/DATA/INPUT/StarterBundle/Animals/cat.238.jpg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G$1]&amp;&quot;.&quot;&amp;[.A241]&amp;&quot;.jpg&quot;" office:value-type="string" office:string-value="dog.239.jpg" calcext:value-type="string">
            <text:p>dog.239.jpg</text:p>
          </table:table-cell>
          <table:table-cell table:formula="of:=[.$H$1]&amp;&quot;.&quot;&amp;[.A241]&amp;&quot;.jpg&quot;" office:value-type="string" office:string-value="cat.239.jpg" calcext:value-type="string">
            <text:p>cat.239.jpg</text:p>
          </table:table-cell>
          <table:table-cell/>
          <table:table-cell table:formula="of:=[.$B$1]&amp;&quot; &quot;&amp;[.B241]&amp;&quot; &quot;&amp;[.$C$1]&amp;[.B241]" office:value-type="string" office:string-value="mv dog.239.jpg ~/repo/DATA/INPUT/StarterBundle/Animals/dog.239.jpg" calcext:value-type="string">
            <text:p>mv dog.239.jpg ~/repo/DATA/INPUT/StarterBundle/Animals/dog.239.jpg</text:p>
          </table:table-cell>
          <table:table-cell table:formula="of:=[.$B$1]&amp;&quot; &quot;&amp;[.C241]&amp;&quot; &quot;&amp;[.$C$1]&amp;[.C241]" office:value-type="string" office:string-value="mv cat.239.jpg ~/repo/DATA/INPUT/StarterBundle/Animals/cat.239.jpg" calcext:value-type="string">
            <text:p>mv cat.239.jpg ~/repo/DATA/INPUT/StarterBundle/Animals/cat.239.jpg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G$1]&amp;&quot;.&quot;&amp;[.A242]&amp;&quot;.jpg&quot;" office:value-type="string" office:string-value="dog.240.jpg" calcext:value-type="string">
            <text:p>dog.240.jpg</text:p>
          </table:table-cell>
          <table:table-cell table:formula="of:=[.$H$1]&amp;&quot;.&quot;&amp;[.A242]&amp;&quot;.jpg&quot;" office:value-type="string" office:string-value="cat.240.jpg" calcext:value-type="string">
            <text:p>cat.240.jpg</text:p>
          </table:table-cell>
          <table:table-cell/>
          <table:table-cell table:formula="of:=[.$B$1]&amp;&quot; &quot;&amp;[.B242]&amp;&quot; &quot;&amp;[.$C$1]&amp;[.B242]" office:value-type="string" office:string-value="mv dog.240.jpg ~/repo/DATA/INPUT/StarterBundle/Animals/dog.240.jpg" calcext:value-type="string">
            <text:p>mv dog.240.jpg ~/repo/DATA/INPUT/StarterBundle/Animals/dog.240.jpg</text:p>
          </table:table-cell>
          <table:table-cell table:formula="of:=[.$B$1]&amp;&quot; &quot;&amp;[.C242]&amp;&quot; &quot;&amp;[.$C$1]&amp;[.C242]" office:value-type="string" office:string-value="mv cat.240.jpg ~/repo/DATA/INPUT/StarterBundle/Animals/cat.240.jpg" calcext:value-type="string">
            <text:p>mv cat.240.jpg ~/repo/DATA/INPUT/StarterBundle/Animals/cat.240.jpg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G$1]&amp;&quot;.&quot;&amp;[.A243]&amp;&quot;.jpg&quot;" office:value-type="string" office:string-value="dog.241.jpg" calcext:value-type="string">
            <text:p>dog.241.jpg</text:p>
          </table:table-cell>
          <table:table-cell table:formula="of:=[.$H$1]&amp;&quot;.&quot;&amp;[.A243]&amp;&quot;.jpg&quot;" office:value-type="string" office:string-value="cat.241.jpg" calcext:value-type="string">
            <text:p>cat.241.jpg</text:p>
          </table:table-cell>
          <table:table-cell/>
          <table:table-cell table:formula="of:=[.$B$1]&amp;&quot; &quot;&amp;[.B243]&amp;&quot; &quot;&amp;[.$C$1]&amp;[.B243]" office:value-type="string" office:string-value="mv dog.241.jpg ~/repo/DATA/INPUT/StarterBundle/Animals/dog.241.jpg" calcext:value-type="string">
            <text:p>mv dog.241.jpg ~/repo/DATA/INPUT/StarterBundle/Animals/dog.241.jpg</text:p>
          </table:table-cell>
          <table:table-cell table:formula="of:=[.$B$1]&amp;&quot; &quot;&amp;[.C243]&amp;&quot; &quot;&amp;[.$C$1]&amp;[.C243]" office:value-type="string" office:string-value="mv cat.241.jpg ~/repo/DATA/INPUT/StarterBundle/Animals/cat.241.jpg" calcext:value-type="string">
            <text:p>mv cat.241.jpg ~/repo/DATA/INPUT/StarterBundle/Animals/cat.241.jpg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G$1]&amp;&quot;.&quot;&amp;[.A244]&amp;&quot;.jpg&quot;" office:value-type="string" office:string-value="dog.242.jpg" calcext:value-type="string">
            <text:p>dog.242.jpg</text:p>
          </table:table-cell>
          <table:table-cell table:formula="of:=[.$H$1]&amp;&quot;.&quot;&amp;[.A244]&amp;&quot;.jpg&quot;" office:value-type="string" office:string-value="cat.242.jpg" calcext:value-type="string">
            <text:p>cat.242.jpg</text:p>
          </table:table-cell>
          <table:table-cell/>
          <table:table-cell table:formula="of:=[.$B$1]&amp;&quot; &quot;&amp;[.B244]&amp;&quot; &quot;&amp;[.$C$1]&amp;[.B244]" office:value-type="string" office:string-value="mv dog.242.jpg ~/repo/DATA/INPUT/StarterBundle/Animals/dog.242.jpg" calcext:value-type="string">
            <text:p>mv dog.242.jpg ~/repo/DATA/INPUT/StarterBundle/Animals/dog.242.jpg</text:p>
          </table:table-cell>
          <table:table-cell table:formula="of:=[.$B$1]&amp;&quot; &quot;&amp;[.C244]&amp;&quot; &quot;&amp;[.$C$1]&amp;[.C244]" office:value-type="string" office:string-value="mv cat.242.jpg ~/repo/DATA/INPUT/StarterBundle/Animals/cat.242.jpg" calcext:value-type="string">
            <text:p>mv cat.242.jpg ~/repo/DATA/INPUT/StarterBundle/Animals/cat.242.jpg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G$1]&amp;&quot;.&quot;&amp;[.A245]&amp;&quot;.jpg&quot;" office:value-type="string" office:string-value="dog.243.jpg" calcext:value-type="string">
            <text:p>dog.243.jpg</text:p>
          </table:table-cell>
          <table:table-cell table:formula="of:=[.$H$1]&amp;&quot;.&quot;&amp;[.A245]&amp;&quot;.jpg&quot;" office:value-type="string" office:string-value="cat.243.jpg" calcext:value-type="string">
            <text:p>cat.243.jpg</text:p>
          </table:table-cell>
          <table:table-cell/>
          <table:table-cell table:formula="of:=[.$B$1]&amp;&quot; &quot;&amp;[.B245]&amp;&quot; &quot;&amp;[.$C$1]&amp;[.B245]" office:value-type="string" office:string-value="mv dog.243.jpg ~/repo/DATA/INPUT/StarterBundle/Animals/dog.243.jpg" calcext:value-type="string">
            <text:p>mv dog.243.jpg ~/repo/DATA/INPUT/StarterBundle/Animals/dog.243.jpg</text:p>
          </table:table-cell>
          <table:table-cell table:formula="of:=[.$B$1]&amp;&quot; &quot;&amp;[.C245]&amp;&quot; &quot;&amp;[.$C$1]&amp;[.C245]" office:value-type="string" office:string-value="mv cat.243.jpg ~/repo/DATA/INPUT/StarterBundle/Animals/cat.243.jpg" calcext:value-type="string">
            <text:p>mv cat.243.jpg ~/repo/DATA/INPUT/StarterBundle/Animals/cat.243.jpg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G$1]&amp;&quot;.&quot;&amp;[.A246]&amp;&quot;.jpg&quot;" office:value-type="string" office:string-value="dog.244.jpg" calcext:value-type="string">
            <text:p>dog.244.jpg</text:p>
          </table:table-cell>
          <table:table-cell table:formula="of:=[.$H$1]&amp;&quot;.&quot;&amp;[.A246]&amp;&quot;.jpg&quot;" office:value-type="string" office:string-value="cat.244.jpg" calcext:value-type="string">
            <text:p>cat.244.jpg</text:p>
          </table:table-cell>
          <table:table-cell/>
          <table:table-cell table:formula="of:=[.$B$1]&amp;&quot; &quot;&amp;[.B246]&amp;&quot; &quot;&amp;[.$C$1]&amp;[.B246]" office:value-type="string" office:string-value="mv dog.244.jpg ~/repo/DATA/INPUT/StarterBundle/Animals/dog.244.jpg" calcext:value-type="string">
            <text:p>mv dog.244.jpg ~/repo/DATA/INPUT/StarterBundle/Animals/dog.244.jpg</text:p>
          </table:table-cell>
          <table:table-cell table:formula="of:=[.$B$1]&amp;&quot; &quot;&amp;[.C246]&amp;&quot; &quot;&amp;[.$C$1]&amp;[.C246]" office:value-type="string" office:string-value="mv cat.244.jpg ~/repo/DATA/INPUT/StarterBundle/Animals/cat.244.jpg" calcext:value-type="string">
            <text:p>mv cat.244.jpg ~/repo/DATA/INPUT/StarterBundle/Animals/cat.244.jpg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G$1]&amp;&quot;.&quot;&amp;[.A247]&amp;&quot;.jpg&quot;" office:value-type="string" office:string-value="dog.245.jpg" calcext:value-type="string">
            <text:p>dog.245.jpg</text:p>
          </table:table-cell>
          <table:table-cell table:formula="of:=[.$H$1]&amp;&quot;.&quot;&amp;[.A247]&amp;&quot;.jpg&quot;" office:value-type="string" office:string-value="cat.245.jpg" calcext:value-type="string">
            <text:p>cat.245.jpg</text:p>
          </table:table-cell>
          <table:table-cell/>
          <table:table-cell table:formula="of:=[.$B$1]&amp;&quot; &quot;&amp;[.B247]&amp;&quot; &quot;&amp;[.$C$1]&amp;[.B247]" office:value-type="string" office:string-value="mv dog.245.jpg ~/repo/DATA/INPUT/StarterBundle/Animals/dog.245.jpg" calcext:value-type="string">
            <text:p>mv dog.245.jpg ~/repo/DATA/INPUT/StarterBundle/Animals/dog.245.jpg</text:p>
          </table:table-cell>
          <table:table-cell table:formula="of:=[.$B$1]&amp;&quot; &quot;&amp;[.C247]&amp;&quot; &quot;&amp;[.$C$1]&amp;[.C247]" office:value-type="string" office:string-value="mv cat.245.jpg ~/repo/DATA/INPUT/StarterBundle/Animals/cat.245.jpg" calcext:value-type="string">
            <text:p>mv cat.245.jpg ~/repo/DATA/INPUT/StarterBundle/Animals/cat.245.jpg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G$1]&amp;&quot;.&quot;&amp;[.A248]&amp;&quot;.jpg&quot;" office:value-type="string" office:string-value="dog.246.jpg" calcext:value-type="string">
            <text:p>dog.246.jpg</text:p>
          </table:table-cell>
          <table:table-cell table:formula="of:=[.$H$1]&amp;&quot;.&quot;&amp;[.A248]&amp;&quot;.jpg&quot;" office:value-type="string" office:string-value="cat.246.jpg" calcext:value-type="string">
            <text:p>cat.246.jpg</text:p>
          </table:table-cell>
          <table:table-cell/>
          <table:table-cell table:formula="of:=[.$B$1]&amp;&quot; &quot;&amp;[.B248]&amp;&quot; &quot;&amp;[.$C$1]&amp;[.B248]" office:value-type="string" office:string-value="mv dog.246.jpg ~/repo/DATA/INPUT/StarterBundle/Animals/dog.246.jpg" calcext:value-type="string">
            <text:p>mv dog.246.jpg ~/repo/DATA/INPUT/StarterBundle/Animals/dog.246.jpg</text:p>
          </table:table-cell>
          <table:table-cell table:formula="of:=[.$B$1]&amp;&quot; &quot;&amp;[.C248]&amp;&quot; &quot;&amp;[.$C$1]&amp;[.C248]" office:value-type="string" office:string-value="mv cat.246.jpg ~/repo/DATA/INPUT/StarterBundle/Animals/cat.246.jpg" calcext:value-type="string">
            <text:p>mv cat.246.jpg ~/repo/DATA/INPUT/StarterBundle/Animals/cat.246.jpg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G$1]&amp;&quot;.&quot;&amp;[.A249]&amp;&quot;.jpg&quot;" office:value-type="string" office:string-value="dog.247.jpg" calcext:value-type="string">
            <text:p>dog.247.jpg</text:p>
          </table:table-cell>
          <table:table-cell table:formula="of:=[.$H$1]&amp;&quot;.&quot;&amp;[.A249]&amp;&quot;.jpg&quot;" office:value-type="string" office:string-value="cat.247.jpg" calcext:value-type="string">
            <text:p>cat.247.jpg</text:p>
          </table:table-cell>
          <table:table-cell/>
          <table:table-cell table:formula="of:=[.$B$1]&amp;&quot; &quot;&amp;[.B249]&amp;&quot; &quot;&amp;[.$C$1]&amp;[.B249]" office:value-type="string" office:string-value="mv dog.247.jpg ~/repo/DATA/INPUT/StarterBundle/Animals/dog.247.jpg" calcext:value-type="string">
            <text:p>mv dog.247.jpg ~/repo/DATA/INPUT/StarterBundle/Animals/dog.247.jpg</text:p>
          </table:table-cell>
          <table:table-cell table:formula="of:=[.$B$1]&amp;&quot; &quot;&amp;[.C249]&amp;&quot; &quot;&amp;[.$C$1]&amp;[.C249]" office:value-type="string" office:string-value="mv cat.247.jpg ~/repo/DATA/INPUT/StarterBundle/Animals/cat.247.jpg" calcext:value-type="string">
            <text:p>mv cat.247.jpg ~/repo/DATA/INPUT/StarterBundle/Animals/cat.247.jpg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G$1]&amp;&quot;.&quot;&amp;[.A250]&amp;&quot;.jpg&quot;" office:value-type="string" office:string-value="dog.248.jpg" calcext:value-type="string">
            <text:p>dog.248.jpg</text:p>
          </table:table-cell>
          <table:table-cell table:formula="of:=[.$H$1]&amp;&quot;.&quot;&amp;[.A250]&amp;&quot;.jpg&quot;" office:value-type="string" office:string-value="cat.248.jpg" calcext:value-type="string">
            <text:p>cat.248.jpg</text:p>
          </table:table-cell>
          <table:table-cell/>
          <table:table-cell table:formula="of:=[.$B$1]&amp;&quot; &quot;&amp;[.B250]&amp;&quot; &quot;&amp;[.$C$1]&amp;[.B250]" office:value-type="string" office:string-value="mv dog.248.jpg ~/repo/DATA/INPUT/StarterBundle/Animals/dog.248.jpg" calcext:value-type="string">
            <text:p>mv dog.248.jpg ~/repo/DATA/INPUT/StarterBundle/Animals/dog.248.jpg</text:p>
          </table:table-cell>
          <table:table-cell table:formula="of:=[.$B$1]&amp;&quot; &quot;&amp;[.C250]&amp;&quot; &quot;&amp;[.$C$1]&amp;[.C250]" office:value-type="string" office:string-value="mv cat.248.jpg ~/repo/DATA/INPUT/StarterBundle/Animals/cat.248.jpg" calcext:value-type="string">
            <text:p>mv cat.248.jpg ~/repo/DATA/INPUT/StarterBundle/Animals/cat.248.jpg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G$1]&amp;&quot;.&quot;&amp;[.A251]&amp;&quot;.jpg&quot;" office:value-type="string" office:string-value="dog.249.jpg" calcext:value-type="string">
            <text:p>dog.249.jpg</text:p>
          </table:table-cell>
          <table:table-cell table:formula="of:=[.$H$1]&amp;&quot;.&quot;&amp;[.A251]&amp;&quot;.jpg&quot;" office:value-type="string" office:string-value="cat.249.jpg" calcext:value-type="string">
            <text:p>cat.249.jpg</text:p>
          </table:table-cell>
          <table:table-cell/>
          <table:table-cell table:formula="of:=[.$B$1]&amp;&quot; &quot;&amp;[.B251]&amp;&quot; &quot;&amp;[.$C$1]&amp;[.B251]" office:value-type="string" office:string-value="mv dog.249.jpg ~/repo/DATA/INPUT/StarterBundle/Animals/dog.249.jpg" calcext:value-type="string">
            <text:p>mv dog.249.jpg ~/repo/DATA/INPUT/StarterBundle/Animals/dog.249.jpg</text:p>
          </table:table-cell>
          <table:table-cell table:formula="of:=[.$B$1]&amp;&quot; &quot;&amp;[.C251]&amp;&quot; &quot;&amp;[.$C$1]&amp;[.C251]" office:value-type="string" office:string-value="mv cat.249.jpg ~/repo/DATA/INPUT/StarterBundle/Animals/cat.249.jpg" calcext:value-type="string">
            <text:p>mv cat.249.jpg ~/repo/DATA/INPUT/StarterBundle/Animals/cat.249.jpg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G$1]&amp;&quot;.&quot;&amp;[.A252]&amp;&quot;.jpg&quot;" office:value-type="string" office:string-value="dog.250.jpg" calcext:value-type="string">
            <text:p>dog.250.jpg</text:p>
          </table:table-cell>
          <table:table-cell table:formula="of:=[.$H$1]&amp;&quot;.&quot;&amp;[.A252]&amp;&quot;.jpg&quot;" office:value-type="string" office:string-value="cat.250.jpg" calcext:value-type="string">
            <text:p>cat.250.jpg</text:p>
          </table:table-cell>
          <table:table-cell/>
          <table:table-cell table:formula="of:=[.$B$1]&amp;&quot; &quot;&amp;[.B252]&amp;&quot; &quot;&amp;[.$C$1]&amp;[.B252]" office:value-type="string" office:string-value="mv dog.250.jpg ~/repo/DATA/INPUT/StarterBundle/Animals/dog.250.jpg" calcext:value-type="string">
            <text:p>mv dog.250.jpg ~/repo/DATA/INPUT/StarterBundle/Animals/dog.250.jpg</text:p>
          </table:table-cell>
          <table:table-cell table:formula="of:=[.$B$1]&amp;&quot; &quot;&amp;[.C252]&amp;&quot; &quot;&amp;[.$C$1]&amp;[.C252]" office:value-type="string" office:string-value="mv cat.250.jpg ~/repo/DATA/INPUT/StarterBundle/Animals/cat.250.jpg" calcext:value-type="string">
            <text:p>mv cat.250.jpg ~/repo/DATA/INPUT/StarterBundle/Animals/cat.250.jpg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G$1]&amp;&quot;.&quot;&amp;[.A253]&amp;&quot;.jpg&quot;" office:value-type="string" office:string-value="dog.251.jpg" calcext:value-type="string">
            <text:p>dog.251.jpg</text:p>
          </table:table-cell>
          <table:table-cell table:formula="of:=[.$H$1]&amp;&quot;.&quot;&amp;[.A253]&amp;&quot;.jpg&quot;" office:value-type="string" office:string-value="cat.251.jpg" calcext:value-type="string">
            <text:p>cat.251.jpg</text:p>
          </table:table-cell>
          <table:table-cell/>
          <table:table-cell table:formula="of:=[.$B$1]&amp;&quot; &quot;&amp;[.B253]&amp;&quot; &quot;&amp;[.$C$1]&amp;[.B253]" office:value-type="string" office:string-value="mv dog.251.jpg ~/repo/DATA/INPUT/StarterBundle/Animals/dog.251.jpg" calcext:value-type="string">
            <text:p>mv dog.251.jpg ~/repo/DATA/INPUT/StarterBundle/Animals/dog.251.jpg</text:p>
          </table:table-cell>
          <table:table-cell table:formula="of:=[.$B$1]&amp;&quot; &quot;&amp;[.C253]&amp;&quot; &quot;&amp;[.$C$1]&amp;[.C253]" office:value-type="string" office:string-value="mv cat.251.jpg ~/repo/DATA/INPUT/StarterBundle/Animals/cat.251.jpg" calcext:value-type="string">
            <text:p>mv cat.251.jpg ~/repo/DATA/INPUT/StarterBundle/Animals/cat.251.jpg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G$1]&amp;&quot;.&quot;&amp;[.A254]&amp;&quot;.jpg&quot;" office:value-type="string" office:string-value="dog.252.jpg" calcext:value-type="string">
            <text:p>dog.252.jpg</text:p>
          </table:table-cell>
          <table:table-cell table:formula="of:=[.$H$1]&amp;&quot;.&quot;&amp;[.A254]&amp;&quot;.jpg&quot;" office:value-type="string" office:string-value="cat.252.jpg" calcext:value-type="string">
            <text:p>cat.252.jpg</text:p>
          </table:table-cell>
          <table:table-cell/>
          <table:table-cell table:formula="of:=[.$B$1]&amp;&quot; &quot;&amp;[.B254]&amp;&quot; &quot;&amp;[.$C$1]&amp;[.B254]" office:value-type="string" office:string-value="mv dog.252.jpg ~/repo/DATA/INPUT/StarterBundle/Animals/dog.252.jpg" calcext:value-type="string">
            <text:p>mv dog.252.jpg ~/repo/DATA/INPUT/StarterBundle/Animals/dog.252.jpg</text:p>
          </table:table-cell>
          <table:table-cell table:formula="of:=[.$B$1]&amp;&quot; &quot;&amp;[.C254]&amp;&quot; &quot;&amp;[.$C$1]&amp;[.C254]" office:value-type="string" office:string-value="mv cat.252.jpg ~/repo/DATA/INPUT/StarterBundle/Animals/cat.252.jpg" calcext:value-type="string">
            <text:p>mv cat.252.jpg ~/repo/DATA/INPUT/StarterBundle/Animals/cat.252.jpg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G$1]&amp;&quot;.&quot;&amp;[.A255]&amp;&quot;.jpg&quot;" office:value-type="string" office:string-value="dog.253.jpg" calcext:value-type="string">
            <text:p>dog.253.jpg</text:p>
          </table:table-cell>
          <table:table-cell table:formula="of:=[.$H$1]&amp;&quot;.&quot;&amp;[.A255]&amp;&quot;.jpg&quot;" office:value-type="string" office:string-value="cat.253.jpg" calcext:value-type="string">
            <text:p>cat.253.jpg</text:p>
          </table:table-cell>
          <table:table-cell/>
          <table:table-cell table:formula="of:=[.$B$1]&amp;&quot; &quot;&amp;[.B255]&amp;&quot; &quot;&amp;[.$C$1]&amp;[.B255]" office:value-type="string" office:string-value="mv dog.253.jpg ~/repo/DATA/INPUT/StarterBundle/Animals/dog.253.jpg" calcext:value-type="string">
            <text:p>mv dog.253.jpg ~/repo/DATA/INPUT/StarterBundle/Animals/dog.253.jpg</text:p>
          </table:table-cell>
          <table:table-cell table:formula="of:=[.$B$1]&amp;&quot; &quot;&amp;[.C255]&amp;&quot; &quot;&amp;[.$C$1]&amp;[.C255]" office:value-type="string" office:string-value="mv cat.253.jpg ~/repo/DATA/INPUT/StarterBundle/Animals/cat.253.jpg" calcext:value-type="string">
            <text:p>mv cat.253.jpg ~/repo/DATA/INPUT/StarterBundle/Animals/cat.253.jpg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G$1]&amp;&quot;.&quot;&amp;[.A256]&amp;&quot;.jpg&quot;" office:value-type="string" office:string-value="dog.254.jpg" calcext:value-type="string">
            <text:p>dog.254.jpg</text:p>
          </table:table-cell>
          <table:table-cell table:formula="of:=[.$H$1]&amp;&quot;.&quot;&amp;[.A256]&amp;&quot;.jpg&quot;" office:value-type="string" office:string-value="cat.254.jpg" calcext:value-type="string">
            <text:p>cat.254.jpg</text:p>
          </table:table-cell>
          <table:table-cell/>
          <table:table-cell table:formula="of:=[.$B$1]&amp;&quot; &quot;&amp;[.B256]&amp;&quot; &quot;&amp;[.$C$1]&amp;[.B256]" office:value-type="string" office:string-value="mv dog.254.jpg ~/repo/DATA/INPUT/StarterBundle/Animals/dog.254.jpg" calcext:value-type="string">
            <text:p>mv dog.254.jpg ~/repo/DATA/INPUT/StarterBundle/Animals/dog.254.jpg</text:p>
          </table:table-cell>
          <table:table-cell table:formula="of:=[.$B$1]&amp;&quot; &quot;&amp;[.C256]&amp;&quot; &quot;&amp;[.$C$1]&amp;[.C256]" office:value-type="string" office:string-value="mv cat.254.jpg ~/repo/DATA/INPUT/StarterBundle/Animals/cat.254.jpg" calcext:value-type="string">
            <text:p>mv cat.254.jpg ~/repo/DATA/INPUT/StarterBundle/Animals/cat.254.jpg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G$1]&amp;&quot;.&quot;&amp;[.A257]&amp;&quot;.jpg&quot;" office:value-type="string" office:string-value="dog.255.jpg" calcext:value-type="string">
            <text:p>dog.255.jpg</text:p>
          </table:table-cell>
          <table:table-cell table:formula="of:=[.$H$1]&amp;&quot;.&quot;&amp;[.A257]&amp;&quot;.jpg&quot;" office:value-type="string" office:string-value="cat.255.jpg" calcext:value-type="string">
            <text:p>cat.255.jpg</text:p>
          </table:table-cell>
          <table:table-cell/>
          <table:table-cell table:formula="of:=[.$B$1]&amp;&quot; &quot;&amp;[.B257]&amp;&quot; &quot;&amp;[.$C$1]&amp;[.B257]" office:value-type="string" office:string-value="mv dog.255.jpg ~/repo/DATA/INPUT/StarterBundle/Animals/dog.255.jpg" calcext:value-type="string">
            <text:p>mv dog.255.jpg ~/repo/DATA/INPUT/StarterBundle/Animals/dog.255.jpg</text:p>
          </table:table-cell>
          <table:table-cell table:formula="of:=[.$B$1]&amp;&quot; &quot;&amp;[.C257]&amp;&quot; &quot;&amp;[.$C$1]&amp;[.C257]" office:value-type="string" office:string-value="mv cat.255.jpg ~/repo/DATA/INPUT/StarterBundle/Animals/cat.255.jpg" calcext:value-type="string">
            <text:p>mv cat.255.jpg ~/repo/DATA/INPUT/StarterBundle/Animals/cat.255.jpg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G$1]&amp;&quot;.&quot;&amp;[.A258]&amp;&quot;.jpg&quot;" office:value-type="string" office:string-value="dog.256.jpg" calcext:value-type="string">
            <text:p>dog.256.jpg</text:p>
          </table:table-cell>
          <table:table-cell table:formula="of:=[.$H$1]&amp;&quot;.&quot;&amp;[.A258]&amp;&quot;.jpg&quot;" office:value-type="string" office:string-value="cat.256.jpg" calcext:value-type="string">
            <text:p>cat.256.jpg</text:p>
          </table:table-cell>
          <table:table-cell/>
          <table:table-cell table:formula="of:=[.$B$1]&amp;&quot; &quot;&amp;[.B258]&amp;&quot; &quot;&amp;[.$C$1]&amp;[.B258]" office:value-type="string" office:string-value="mv dog.256.jpg ~/repo/DATA/INPUT/StarterBundle/Animals/dog.256.jpg" calcext:value-type="string">
            <text:p>mv dog.256.jpg ~/repo/DATA/INPUT/StarterBundle/Animals/dog.256.jpg</text:p>
          </table:table-cell>
          <table:table-cell table:formula="of:=[.$B$1]&amp;&quot; &quot;&amp;[.C258]&amp;&quot; &quot;&amp;[.$C$1]&amp;[.C258]" office:value-type="string" office:string-value="mv cat.256.jpg ~/repo/DATA/INPUT/StarterBundle/Animals/cat.256.jpg" calcext:value-type="string">
            <text:p>mv cat.256.jpg ~/repo/DATA/INPUT/StarterBundle/Animals/cat.256.jpg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G$1]&amp;&quot;.&quot;&amp;[.A259]&amp;&quot;.jpg&quot;" office:value-type="string" office:string-value="dog.257.jpg" calcext:value-type="string">
            <text:p>dog.257.jpg</text:p>
          </table:table-cell>
          <table:table-cell table:formula="of:=[.$H$1]&amp;&quot;.&quot;&amp;[.A259]&amp;&quot;.jpg&quot;" office:value-type="string" office:string-value="cat.257.jpg" calcext:value-type="string">
            <text:p>cat.257.jpg</text:p>
          </table:table-cell>
          <table:table-cell/>
          <table:table-cell table:formula="of:=[.$B$1]&amp;&quot; &quot;&amp;[.B259]&amp;&quot; &quot;&amp;[.$C$1]&amp;[.B259]" office:value-type="string" office:string-value="mv dog.257.jpg ~/repo/DATA/INPUT/StarterBundle/Animals/dog.257.jpg" calcext:value-type="string">
            <text:p>mv dog.257.jpg ~/repo/DATA/INPUT/StarterBundle/Animals/dog.257.jpg</text:p>
          </table:table-cell>
          <table:table-cell table:formula="of:=[.$B$1]&amp;&quot; &quot;&amp;[.C259]&amp;&quot; &quot;&amp;[.$C$1]&amp;[.C259]" office:value-type="string" office:string-value="mv cat.257.jpg ~/repo/DATA/INPUT/StarterBundle/Animals/cat.257.jpg" calcext:value-type="string">
            <text:p>mv cat.257.jpg ~/repo/DATA/INPUT/StarterBundle/Animals/cat.257.jpg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G$1]&amp;&quot;.&quot;&amp;[.A260]&amp;&quot;.jpg&quot;" office:value-type="string" office:string-value="dog.258.jpg" calcext:value-type="string">
            <text:p>dog.258.jpg</text:p>
          </table:table-cell>
          <table:table-cell table:formula="of:=[.$H$1]&amp;&quot;.&quot;&amp;[.A260]&amp;&quot;.jpg&quot;" office:value-type="string" office:string-value="cat.258.jpg" calcext:value-type="string">
            <text:p>cat.258.jpg</text:p>
          </table:table-cell>
          <table:table-cell/>
          <table:table-cell table:formula="of:=[.$B$1]&amp;&quot; &quot;&amp;[.B260]&amp;&quot; &quot;&amp;[.$C$1]&amp;[.B260]" office:value-type="string" office:string-value="mv dog.258.jpg ~/repo/DATA/INPUT/StarterBundle/Animals/dog.258.jpg" calcext:value-type="string">
            <text:p>mv dog.258.jpg ~/repo/DATA/INPUT/StarterBundle/Animals/dog.258.jpg</text:p>
          </table:table-cell>
          <table:table-cell table:formula="of:=[.$B$1]&amp;&quot; &quot;&amp;[.C260]&amp;&quot; &quot;&amp;[.$C$1]&amp;[.C260]" office:value-type="string" office:string-value="mv cat.258.jpg ~/repo/DATA/INPUT/StarterBundle/Animals/cat.258.jpg" calcext:value-type="string">
            <text:p>mv cat.258.jpg ~/repo/DATA/INPUT/StarterBundle/Animals/cat.258.jpg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G$1]&amp;&quot;.&quot;&amp;[.A261]&amp;&quot;.jpg&quot;" office:value-type="string" office:string-value="dog.259.jpg" calcext:value-type="string">
            <text:p>dog.259.jpg</text:p>
          </table:table-cell>
          <table:table-cell table:formula="of:=[.$H$1]&amp;&quot;.&quot;&amp;[.A261]&amp;&quot;.jpg&quot;" office:value-type="string" office:string-value="cat.259.jpg" calcext:value-type="string">
            <text:p>cat.259.jpg</text:p>
          </table:table-cell>
          <table:table-cell/>
          <table:table-cell table:formula="of:=[.$B$1]&amp;&quot; &quot;&amp;[.B261]&amp;&quot; &quot;&amp;[.$C$1]&amp;[.B261]" office:value-type="string" office:string-value="mv dog.259.jpg ~/repo/DATA/INPUT/StarterBundle/Animals/dog.259.jpg" calcext:value-type="string">
            <text:p>mv dog.259.jpg ~/repo/DATA/INPUT/StarterBundle/Animals/dog.259.jpg</text:p>
          </table:table-cell>
          <table:table-cell table:formula="of:=[.$B$1]&amp;&quot; &quot;&amp;[.C261]&amp;&quot; &quot;&amp;[.$C$1]&amp;[.C261]" office:value-type="string" office:string-value="mv cat.259.jpg ~/repo/DATA/INPUT/StarterBundle/Animals/cat.259.jpg" calcext:value-type="string">
            <text:p>mv cat.259.jpg ~/repo/DATA/INPUT/StarterBundle/Animals/cat.259.jpg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G$1]&amp;&quot;.&quot;&amp;[.A262]&amp;&quot;.jpg&quot;" office:value-type="string" office:string-value="dog.260.jpg" calcext:value-type="string">
            <text:p>dog.260.jpg</text:p>
          </table:table-cell>
          <table:table-cell table:formula="of:=[.$H$1]&amp;&quot;.&quot;&amp;[.A262]&amp;&quot;.jpg&quot;" office:value-type="string" office:string-value="cat.260.jpg" calcext:value-type="string">
            <text:p>cat.260.jpg</text:p>
          </table:table-cell>
          <table:table-cell/>
          <table:table-cell table:formula="of:=[.$B$1]&amp;&quot; &quot;&amp;[.B262]&amp;&quot; &quot;&amp;[.$C$1]&amp;[.B262]" office:value-type="string" office:string-value="mv dog.260.jpg ~/repo/DATA/INPUT/StarterBundle/Animals/dog.260.jpg" calcext:value-type="string">
            <text:p>mv dog.260.jpg ~/repo/DATA/INPUT/StarterBundle/Animals/dog.260.jpg</text:p>
          </table:table-cell>
          <table:table-cell table:formula="of:=[.$B$1]&amp;&quot; &quot;&amp;[.C262]&amp;&quot; &quot;&amp;[.$C$1]&amp;[.C262]" office:value-type="string" office:string-value="mv cat.260.jpg ~/repo/DATA/INPUT/StarterBundle/Animals/cat.260.jpg" calcext:value-type="string">
            <text:p>mv cat.260.jpg ~/repo/DATA/INPUT/StarterBundle/Animals/cat.260.jpg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G$1]&amp;&quot;.&quot;&amp;[.A263]&amp;&quot;.jpg&quot;" office:value-type="string" office:string-value="dog.261.jpg" calcext:value-type="string">
            <text:p>dog.261.jpg</text:p>
          </table:table-cell>
          <table:table-cell table:formula="of:=[.$H$1]&amp;&quot;.&quot;&amp;[.A263]&amp;&quot;.jpg&quot;" office:value-type="string" office:string-value="cat.261.jpg" calcext:value-type="string">
            <text:p>cat.261.jpg</text:p>
          </table:table-cell>
          <table:table-cell/>
          <table:table-cell table:formula="of:=[.$B$1]&amp;&quot; &quot;&amp;[.B263]&amp;&quot; &quot;&amp;[.$C$1]&amp;[.B263]" office:value-type="string" office:string-value="mv dog.261.jpg ~/repo/DATA/INPUT/StarterBundle/Animals/dog.261.jpg" calcext:value-type="string">
            <text:p>mv dog.261.jpg ~/repo/DATA/INPUT/StarterBundle/Animals/dog.261.jpg</text:p>
          </table:table-cell>
          <table:table-cell table:formula="of:=[.$B$1]&amp;&quot; &quot;&amp;[.C263]&amp;&quot; &quot;&amp;[.$C$1]&amp;[.C263]" office:value-type="string" office:string-value="mv cat.261.jpg ~/repo/DATA/INPUT/StarterBundle/Animals/cat.261.jpg" calcext:value-type="string">
            <text:p>mv cat.261.jpg ~/repo/DATA/INPUT/StarterBundle/Animals/cat.261.jpg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G$1]&amp;&quot;.&quot;&amp;[.A264]&amp;&quot;.jpg&quot;" office:value-type="string" office:string-value="dog.262.jpg" calcext:value-type="string">
            <text:p>dog.262.jpg</text:p>
          </table:table-cell>
          <table:table-cell table:formula="of:=[.$H$1]&amp;&quot;.&quot;&amp;[.A264]&amp;&quot;.jpg&quot;" office:value-type="string" office:string-value="cat.262.jpg" calcext:value-type="string">
            <text:p>cat.262.jpg</text:p>
          </table:table-cell>
          <table:table-cell/>
          <table:table-cell table:formula="of:=[.$B$1]&amp;&quot; &quot;&amp;[.B264]&amp;&quot; &quot;&amp;[.$C$1]&amp;[.B264]" office:value-type="string" office:string-value="mv dog.262.jpg ~/repo/DATA/INPUT/StarterBundle/Animals/dog.262.jpg" calcext:value-type="string">
            <text:p>mv dog.262.jpg ~/repo/DATA/INPUT/StarterBundle/Animals/dog.262.jpg</text:p>
          </table:table-cell>
          <table:table-cell table:formula="of:=[.$B$1]&amp;&quot; &quot;&amp;[.C264]&amp;&quot; &quot;&amp;[.$C$1]&amp;[.C264]" office:value-type="string" office:string-value="mv cat.262.jpg ~/repo/DATA/INPUT/StarterBundle/Animals/cat.262.jpg" calcext:value-type="string">
            <text:p>mv cat.262.jpg ~/repo/DATA/INPUT/StarterBundle/Animals/cat.262.jpg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G$1]&amp;&quot;.&quot;&amp;[.A265]&amp;&quot;.jpg&quot;" office:value-type="string" office:string-value="dog.263.jpg" calcext:value-type="string">
            <text:p>dog.263.jpg</text:p>
          </table:table-cell>
          <table:table-cell table:formula="of:=[.$H$1]&amp;&quot;.&quot;&amp;[.A265]&amp;&quot;.jpg&quot;" office:value-type="string" office:string-value="cat.263.jpg" calcext:value-type="string">
            <text:p>cat.263.jpg</text:p>
          </table:table-cell>
          <table:table-cell/>
          <table:table-cell table:formula="of:=[.$B$1]&amp;&quot; &quot;&amp;[.B265]&amp;&quot; &quot;&amp;[.$C$1]&amp;[.B265]" office:value-type="string" office:string-value="mv dog.263.jpg ~/repo/DATA/INPUT/StarterBundle/Animals/dog.263.jpg" calcext:value-type="string">
            <text:p>mv dog.263.jpg ~/repo/DATA/INPUT/StarterBundle/Animals/dog.263.jpg</text:p>
          </table:table-cell>
          <table:table-cell table:formula="of:=[.$B$1]&amp;&quot; &quot;&amp;[.C265]&amp;&quot; &quot;&amp;[.$C$1]&amp;[.C265]" office:value-type="string" office:string-value="mv cat.263.jpg ~/repo/DATA/INPUT/StarterBundle/Animals/cat.263.jpg" calcext:value-type="string">
            <text:p>mv cat.263.jpg ~/repo/DATA/INPUT/StarterBundle/Animals/cat.263.jpg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G$1]&amp;&quot;.&quot;&amp;[.A266]&amp;&quot;.jpg&quot;" office:value-type="string" office:string-value="dog.264.jpg" calcext:value-type="string">
            <text:p>dog.264.jpg</text:p>
          </table:table-cell>
          <table:table-cell table:formula="of:=[.$H$1]&amp;&quot;.&quot;&amp;[.A266]&amp;&quot;.jpg&quot;" office:value-type="string" office:string-value="cat.264.jpg" calcext:value-type="string">
            <text:p>cat.264.jpg</text:p>
          </table:table-cell>
          <table:table-cell/>
          <table:table-cell table:formula="of:=[.$B$1]&amp;&quot; &quot;&amp;[.B266]&amp;&quot; &quot;&amp;[.$C$1]&amp;[.B266]" office:value-type="string" office:string-value="mv dog.264.jpg ~/repo/DATA/INPUT/StarterBundle/Animals/dog.264.jpg" calcext:value-type="string">
            <text:p>mv dog.264.jpg ~/repo/DATA/INPUT/StarterBundle/Animals/dog.264.jpg</text:p>
          </table:table-cell>
          <table:table-cell table:formula="of:=[.$B$1]&amp;&quot; &quot;&amp;[.C266]&amp;&quot; &quot;&amp;[.$C$1]&amp;[.C266]" office:value-type="string" office:string-value="mv cat.264.jpg ~/repo/DATA/INPUT/StarterBundle/Animals/cat.264.jpg" calcext:value-type="string">
            <text:p>mv cat.264.jpg ~/repo/DATA/INPUT/StarterBundle/Animals/cat.264.jpg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G$1]&amp;&quot;.&quot;&amp;[.A267]&amp;&quot;.jpg&quot;" office:value-type="string" office:string-value="dog.265.jpg" calcext:value-type="string">
            <text:p>dog.265.jpg</text:p>
          </table:table-cell>
          <table:table-cell table:formula="of:=[.$H$1]&amp;&quot;.&quot;&amp;[.A267]&amp;&quot;.jpg&quot;" office:value-type="string" office:string-value="cat.265.jpg" calcext:value-type="string">
            <text:p>cat.265.jpg</text:p>
          </table:table-cell>
          <table:table-cell/>
          <table:table-cell table:formula="of:=[.$B$1]&amp;&quot; &quot;&amp;[.B267]&amp;&quot; &quot;&amp;[.$C$1]&amp;[.B267]" office:value-type="string" office:string-value="mv dog.265.jpg ~/repo/DATA/INPUT/StarterBundle/Animals/dog.265.jpg" calcext:value-type="string">
            <text:p>mv dog.265.jpg ~/repo/DATA/INPUT/StarterBundle/Animals/dog.265.jpg</text:p>
          </table:table-cell>
          <table:table-cell table:formula="of:=[.$B$1]&amp;&quot; &quot;&amp;[.C267]&amp;&quot; &quot;&amp;[.$C$1]&amp;[.C267]" office:value-type="string" office:string-value="mv cat.265.jpg ~/repo/DATA/INPUT/StarterBundle/Animals/cat.265.jpg" calcext:value-type="string">
            <text:p>mv cat.265.jpg ~/repo/DATA/INPUT/StarterBundle/Animals/cat.265.jpg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G$1]&amp;&quot;.&quot;&amp;[.A268]&amp;&quot;.jpg&quot;" office:value-type="string" office:string-value="dog.266.jpg" calcext:value-type="string">
            <text:p>dog.266.jpg</text:p>
          </table:table-cell>
          <table:table-cell table:formula="of:=[.$H$1]&amp;&quot;.&quot;&amp;[.A268]&amp;&quot;.jpg&quot;" office:value-type="string" office:string-value="cat.266.jpg" calcext:value-type="string">
            <text:p>cat.266.jpg</text:p>
          </table:table-cell>
          <table:table-cell/>
          <table:table-cell table:formula="of:=[.$B$1]&amp;&quot; &quot;&amp;[.B268]&amp;&quot; &quot;&amp;[.$C$1]&amp;[.B268]" office:value-type="string" office:string-value="mv dog.266.jpg ~/repo/DATA/INPUT/StarterBundle/Animals/dog.266.jpg" calcext:value-type="string">
            <text:p>mv dog.266.jpg ~/repo/DATA/INPUT/StarterBundle/Animals/dog.266.jpg</text:p>
          </table:table-cell>
          <table:table-cell table:formula="of:=[.$B$1]&amp;&quot; &quot;&amp;[.C268]&amp;&quot; &quot;&amp;[.$C$1]&amp;[.C268]" office:value-type="string" office:string-value="mv cat.266.jpg ~/repo/DATA/INPUT/StarterBundle/Animals/cat.266.jpg" calcext:value-type="string">
            <text:p>mv cat.266.jpg ~/repo/DATA/INPUT/StarterBundle/Animals/cat.266.jpg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G$1]&amp;&quot;.&quot;&amp;[.A269]&amp;&quot;.jpg&quot;" office:value-type="string" office:string-value="dog.267.jpg" calcext:value-type="string">
            <text:p>dog.267.jpg</text:p>
          </table:table-cell>
          <table:table-cell table:formula="of:=[.$H$1]&amp;&quot;.&quot;&amp;[.A269]&amp;&quot;.jpg&quot;" office:value-type="string" office:string-value="cat.267.jpg" calcext:value-type="string">
            <text:p>cat.267.jpg</text:p>
          </table:table-cell>
          <table:table-cell/>
          <table:table-cell table:formula="of:=[.$B$1]&amp;&quot; &quot;&amp;[.B269]&amp;&quot; &quot;&amp;[.$C$1]&amp;[.B269]" office:value-type="string" office:string-value="mv dog.267.jpg ~/repo/DATA/INPUT/StarterBundle/Animals/dog.267.jpg" calcext:value-type="string">
            <text:p>mv dog.267.jpg ~/repo/DATA/INPUT/StarterBundle/Animals/dog.267.jpg</text:p>
          </table:table-cell>
          <table:table-cell table:formula="of:=[.$B$1]&amp;&quot; &quot;&amp;[.C269]&amp;&quot; &quot;&amp;[.$C$1]&amp;[.C269]" office:value-type="string" office:string-value="mv cat.267.jpg ~/repo/DATA/INPUT/StarterBundle/Animals/cat.267.jpg" calcext:value-type="string">
            <text:p>mv cat.267.jpg ~/repo/DATA/INPUT/StarterBundle/Animals/cat.267.jpg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G$1]&amp;&quot;.&quot;&amp;[.A270]&amp;&quot;.jpg&quot;" office:value-type="string" office:string-value="dog.268.jpg" calcext:value-type="string">
            <text:p>dog.268.jpg</text:p>
          </table:table-cell>
          <table:table-cell table:formula="of:=[.$H$1]&amp;&quot;.&quot;&amp;[.A270]&amp;&quot;.jpg&quot;" office:value-type="string" office:string-value="cat.268.jpg" calcext:value-type="string">
            <text:p>cat.268.jpg</text:p>
          </table:table-cell>
          <table:table-cell/>
          <table:table-cell table:formula="of:=[.$B$1]&amp;&quot; &quot;&amp;[.B270]&amp;&quot; &quot;&amp;[.$C$1]&amp;[.B270]" office:value-type="string" office:string-value="mv dog.268.jpg ~/repo/DATA/INPUT/StarterBundle/Animals/dog.268.jpg" calcext:value-type="string">
            <text:p>mv dog.268.jpg ~/repo/DATA/INPUT/StarterBundle/Animals/dog.268.jpg</text:p>
          </table:table-cell>
          <table:table-cell table:formula="of:=[.$B$1]&amp;&quot; &quot;&amp;[.C270]&amp;&quot; &quot;&amp;[.$C$1]&amp;[.C270]" office:value-type="string" office:string-value="mv cat.268.jpg ~/repo/DATA/INPUT/StarterBundle/Animals/cat.268.jpg" calcext:value-type="string">
            <text:p>mv cat.268.jpg ~/repo/DATA/INPUT/StarterBundle/Animals/cat.268.jpg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G$1]&amp;&quot;.&quot;&amp;[.A271]&amp;&quot;.jpg&quot;" office:value-type="string" office:string-value="dog.269.jpg" calcext:value-type="string">
            <text:p>dog.269.jpg</text:p>
          </table:table-cell>
          <table:table-cell table:formula="of:=[.$H$1]&amp;&quot;.&quot;&amp;[.A271]&amp;&quot;.jpg&quot;" office:value-type="string" office:string-value="cat.269.jpg" calcext:value-type="string">
            <text:p>cat.269.jpg</text:p>
          </table:table-cell>
          <table:table-cell/>
          <table:table-cell table:formula="of:=[.$B$1]&amp;&quot; &quot;&amp;[.B271]&amp;&quot; &quot;&amp;[.$C$1]&amp;[.B271]" office:value-type="string" office:string-value="mv dog.269.jpg ~/repo/DATA/INPUT/StarterBundle/Animals/dog.269.jpg" calcext:value-type="string">
            <text:p>mv dog.269.jpg ~/repo/DATA/INPUT/StarterBundle/Animals/dog.269.jpg</text:p>
          </table:table-cell>
          <table:table-cell table:formula="of:=[.$B$1]&amp;&quot; &quot;&amp;[.C271]&amp;&quot; &quot;&amp;[.$C$1]&amp;[.C271]" office:value-type="string" office:string-value="mv cat.269.jpg ~/repo/DATA/INPUT/StarterBundle/Animals/cat.269.jpg" calcext:value-type="string">
            <text:p>mv cat.269.jpg ~/repo/DATA/INPUT/StarterBundle/Animals/cat.269.jpg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G$1]&amp;&quot;.&quot;&amp;[.A272]&amp;&quot;.jpg&quot;" office:value-type="string" office:string-value="dog.270.jpg" calcext:value-type="string">
            <text:p>dog.270.jpg</text:p>
          </table:table-cell>
          <table:table-cell table:formula="of:=[.$H$1]&amp;&quot;.&quot;&amp;[.A272]&amp;&quot;.jpg&quot;" office:value-type="string" office:string-value="cat.270.jpg" calcext:value-type="string">
            <text:p>cat.270.jpg</text:p>
          </table:table-cell>
          <table:table-cell/>
          <table:table-cell table:formula="of:=[.$B$1]&amp;&quot; &quot;&amp;[.B272]&amp;&quot; &quot;&amp;[.$C$1]&amp;[.B272]" office:value-type="string" office:string-value="mv dog.270.jpg ~/repo/DATA/INPUT/StarterBundle/Animals/dog.270.jpg" calcext:value-type="string">
            <text:p>mv dog.270.jpg ~/repo/DATA/INPUT/StarterBundle/Animals/dog.270.jpg</text:p>
          </table:table-cell>
          <table:table-cell table:formula="of:=[.$B$1]&amp;&quot; &quot;&amp;[.C272]&amp;&quot; &quot;&amp;[.$C$1]&amp;[.C272]" office:value-type="string" office:string-value="mv cat.270.jpg ~/repo/DATA/INPUT/StarterBundle/Animals/cat.270.jpg" calcext:value-type="string">
            <text:p>mv cat.270.jpg ~/repo/DATA/INPUT/StarterBundle/Animals/cat.270.jpg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G$1]&amp;&quot;.&quot;&amp;[.A273]&amp;&quot;.jpg&quot;" office:value-type="string" office:string-value="dog.271.jpg" calcext:value-type="string">
            <text:p>dog.271.jpg</text:p>
          </table:table-cell>
          <table:table-cell table:formula="of:=[.$H$1]&amp;&quot;.&quot;&amp;[.A273]&amp;&quot;.jpg&quot;" office:value-type="string" office:string-value="cat.271.jpg" calcext:value-type="string">
            <text:p>cat.271.jpg</text:p>
          </table:table-cell>
          <table:table-cell/>
          <table:table-cell table:formula="of:=[.$B$1]&amp;&quot; &quot;&amp;[.B273]&amp;&quot; &quot;&amp;[.$C$1]&amp;[.B273]" office:value-type="string" office:string-value="mv dog.271.jpg ~/repo/DATA/INPUT/StarterBundle/Animals/dog.271.jpg" calcext:value-type="string">
            <text:p>mv dog.271.jpg ~/repo/DATA/INPUT/StarterBundle/Animals/dog.271.jpg</text:p>
          </table:table-cell>
          <table:table-cell table:formula="of:=[.$B$1]&amp;&quot; &quot;&amp;[.C273]&amp;&quot; &quot;&amp;[.$C$1]&amp;[.C273]" office:value-type="string" office:string-value="mv cat.271.jpg ~/repo/DATA/INPUT/StarterBundle/Animals/cat.271.jpg" calcext:value-type="string">
            <text:p>mv cat.271.jpg ~/repo/DATA/INPUT/StarterBundle/Animals/cat.271.jpg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G$1]&amp;&quot;.&quot;&amp;[.A274]&amp;&quot;.jpg&quot;" office:value-type="string" office:string-value="dog.272.jpg" calcext:value-type="string">
            <text:p>dog.272.jpg</text:p>
          </table:table-cell>
          <table:table-cell table:formula="of:=[.$H$1]&amp;&quot;.&quot;&amp;[.A274]&amp;&quot;.jpg&quot;" office:value-type="string" office:string-value="cat.272.jpg" calcext:value-type="string">
            <text:p>cat.272.jpg</text:p>
          </table:table-cell>
          <table:table-cell/>
          <table:table-cell table:formula="of:=[.$B$1]&amp;&quot; &quot;&amp;[.B274]&amp;&quot; &quot;&amp;[.$C$1]&amp;[.B274]" office:value-type="string" office:string-value="mv dog.272.jpg ~/repo/DATA/INPUT/StarterBundle/Animals/dog.272.jpg" calcext:value-type="string">
            <text:p>mv dog.272.jpg ~/repo/DATA/INPUT/StarterBundle/Animals/dog.272.jpg</text:p>
          </table:table-cell>
          <table:table-cell table:formula="of:=[.$B$1]&amp;&quot; &quot;&amp;[.C274]&amp;&quot; &quot;&amp;[.$C$1]&amp;[.C274]" office:value-type="string" office:string-value="mv cat.272.jpg ~/repo/DATA/INPUT/StarterBundle/Animals/cat.272.jpg" calcext:value-type="string">
            <text:p>mv cat.272.jpg ~/repo/DATA/INPUT/StarterBundle/Animals/cat.272.jpg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G$1]&amp;&quot;.&quot;&amp;[.A275]&amp;&quot;.jpg&quot;" office:value-type="string" office:string-value="dog.273.jpg" calcext:value-type="string">
            <text:p>dog.273.jpg</text:p>
          </table:table-cell>
          <table:table-cell table:formula="of:=[.$H$1]&amp;&quot;.&quot;&amp;[.A275]&amp;&quot;.jpg&quot;" office:value-type="string" office:string-value="cat.273.jpg" calcext:value-type="string">
            <text:p>cat.273.jpg</text:p>
          </table:table-cell>
          <table:table-cell/>
          <table:table-cell table:formula="of:=[.$B$1]&amp;&quot; &quot;&amp;[.B275]&amp;&quot; &quot;&amp;[.$C$1]&amp;[.B275]" office:value-type="string" office:string-value="mv dog.273.jpg ~/repo/DATA/INPUT/StarterBundle/Animals/dog.273.jpg" calcext:value-type="string">
            <text:p>mv dog.273.jpg ~/repo/DATA/INPUT/StarterBundle/Animals/dog.273.jpg</text:p>
          </table:table-cell>
          <table:table-cell table:formula="of:=[.$B$1]&amp;&quot; &quot;&amp;[.C275]&amp;&quot; &quot;&amp;[.$C$1]&amp;[.C275]" office:value-type="string" office:string-value="mv cat.273.jpg ~/repo/DATA/INPUT/StarterBundle/Animals/cat.273.jpg" calcext:value-type="string">
            <text:p>mv cat.273.jpg ~/repo/DATA/INPUT/StarterBundle/Animals/cat.273.jpg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G$1]&amp;&quot;.&quot;&amp;[.A276]&amp;&quot;.jpg&quot;" office:value-type="string" office:string-value="dog.274.jpg" calcext:value-type="string">
            <text:p>dog.274.jpg</text:p>
          </table:table-cell>
          <table:table-cell table:formula="of:=[.$H$1]&amp;&quot;.&quot;&amp;[.A276]&amp;&quot;.jpg&quot;" office:value-type="string" office:string-value="cat.274.jpg" calcext:value-type="string">
            <text:p>cat.274.jpg</text:p>
          </table:table-cell>
          <table:table-cell/>
          <table:table-cell table:formula="of:=[.$B$1]&amp;&quot; &quot;&amp;[.B276]&amp;&quot; &quot;&amp;[.$C$1]&amp;[.B276]" office:value-type="string" office:string-value="mv dog.274.jpg ~/repo/DATA/INPUT/StarterBundle/Animals/dog.274.jpg" calcext:value-type="string">
            <text:p>mv dog.274.jpg ~/repo/DATA/INPUT/StarterBundle/Animals/dog.274.jpg</text:p>
          </table:table-cell>
          <table:table-cell table:formula="of:=[.$B$1]&amp;&quot; &quot;&amp;[.C276]&amp;&quot; &quot;&amp;[.$C$1]&amp;[.C276]" office:value-type="string" office:string-value="mv cat.274.jpg ~/repo/DATA/INPUT/StarterBundle/Animals/cat.274.jpg" calcext:value-type="string">
            <text:p>mv cat.274.jpg ~/repo/DATA/INPUT/StarterBundle/Animals/cat.274.jpg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G$1]&amp;&quot;.&quot;&amp;[.A277]&amp;&quot;.jpg&quot;" office:value-type="string" office:string-value="dog.275.jpg" calcext:value-type="string">
            <text:p>dog.275.jpg</text:p>
          </table:table-cell>
          <table:table-cell table:formula="of:=[.$H$1]&amp;&quot;.&quot;&amp;[.A277]&amp;&quot;.jpg&quot;" office:value-type="string" office:string-value="cat.275.jpg" calcext:value-type="string">
            <text:p>cat.275.jpg</text:p>
          </table:table-cell>
          <table:table-cell/>
          <table:table-cell table:formula="of:=[.$B$1]&amp;&quot; &quot;&amp;[.B277]&amp;&quot; &quot;&amp;[.$C$1]&amp;[.B277]" office:value-type="string" office:string-value="mv dog.275.jpg ~/repo/DATA/INPUT/StarterBundle/Animals/dog.275.jpg" calcext:value-type="string">
            <text:p>mv dog.275.jpg ~/repo/DATA/INPUT/StarterBundle/Animals/dog.275.jpg</text:p>
          </table:table-cell>
          <table:table-cell table:formula="of:=[.$B$1]&amp;&quot; &quot;&amp;[.C277]&amp;&quot; &quot;&amp;[.$C$1]&amp;[.C277]" office:value-type="string" office:string-value="mv cat.275.jpg ~/repo/DATA/INPUT/StarterBundle/Animals/cat.275.jpg" calcext:value-type="string">
            <text:p>mv cat.275.jpg ~/repo/DATA/INPUT/StarterBundle/Animals/cat.275.jpg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G$1]&amp;&quot;.&quot;&amp;[.A278]&amp;&quot;.jpg&quot;" office:value-type="string" office:string-value="dog.276.jpg" calcext:value-type="string">
            <text:p>dog.276.jpg</text:p>
          </table:table-cell>
          <table:table-cell table:formula="of:=[.$H$1]&amp;&quot;.&quot;&amp;[.A278]&amp;&quot;.jpg&quot;" office:value-type="string" office:string-value="cat.276.jpg" calcext:value-type="string">
            <text:p>cat.276.jpg</text:p>
          </table:table-cell>
          <table:table-cell/>
          <table:table-cell table:formula="of:=[.$B$1]&amp;&quot; &quot;&amp;[.B278]&amp;&quot; &quot;&amp;[.$C$1]&amp;[.B278]" office:value-type="string" office:string-value="mv dog.276.jpg ~/repo/DATA/INPUT/StarterBundle/Animals/dog.276.jpg" calcext:value-type="string">
            <text:p>mv dog.276.jpg ~/repo/DATA/INPUT/StarterBundle/Animals/dog.276.jpg</text:p>
          </table:table-cell>
          <table:table-cell table:formula="of:=[.$B$1]&amp;&quot; &quot;&amp;[.C278]&amp;&quot; &quot;&amp;[.$C$1]&amp;[.C278]" office:value-type="string" office:string-value="mv cat.276.jpg ~/repo/DATA/INPUT/StarterBundle/Animals/cat.276.jpg" calcext:value-type="string">
            <text:p>mv cat.276.jpg ~/repo/DATA/INPUT/StarterBundle/Animals/cat.276.jpg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G$1]&amp;&quot;.&quot;&amp;[.A279]&amp;&quot;.jpg&quot;" office:value-type="string" office:string-value="dog.277.jpg" calcext:value-type="string">
            <text:p>dog.277.jpg</text:p>
          </table:table-cell>
          <table:table-cell table:formula="of:=[.$H$1]&amp;&quot;.&quot;&amp;[.A279]&amp;&quot;.jpg&quot;" office:value-type="string" office:string-value="cat.277.jpg" calcext:value-type="string">
            <text:p>cat.277.jpg</text:p>
          </table:table-cell>
          <table:table-cell/>
          <table:table-cell table:formula="of:=[.$B$1]&amp;&quot; &quot;&amp;[.B279]&amp;&quot; &quot;&amp;[.$C$1]&amp;[.B279]" office:value-type="string" office:string-value="mv dog.277.jpg ~/repo/DATA/INPUT/StarterBundle/Animals/dog.277.jpg" calcext:value-type="string">
            <text:p>mv dog.277.jpg ~/repo/DATA/INPUT/StarterBundle/Animals/dog.277.jpg</text:p>
          </table:table-cell>
          <table:table-cell table:formula="of:=[.$B$1]&amp;&quot; &quot;&amp;[.C279]&amp;&quot; &quot;&amp;[.$C$1]&amp;[.C279]" office:value-type="string" office:string-value="mv cat.277.jpg ~/repo/DATA/INPUT/StarterBundle/Animals/cat.277.jpg" calcext:value-type="string">
            <text:p>mv cat.277.jpg ~/repo/DATA/INPUT/StarterBundle/Animals/cat.277.jpg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G$1]&amp;&quot;.&quot;&amp;[.A280]&amp;&quot;.jpg&quot;" office:value-type="string" office:string-value="dog.278.jpg" calcext:value-type="string">
            <text:p>dog.278.jpg</text:p>
          </table:table-cell>
          <table:table-cell table:formula="of:=[.$H$1]&amp;&quot;.&quot;&amp;[.A280]&amp;&quot;.jpg&quot;" office:value-type="string" office:string-value="cat.278.jpg" calcext:value-type="string">
            <text:p>cat.278.jpg</text:p>
          </table:table-cell>
          <table:table-cell/>
          <table:table-cell table:formula="of:=[.$B$1]&amp;&quot; &quot;&amp;[.B280]&amp;&quot; &quot;&amp;[.$C$1]&amp;[.B280]" office:value-type="string" office:string-value="mv dog.278.jpg ~/repo/DATA/INPUT/StarterBundle/Animals/dog.278.jpg" calcext:value-type="string">
            <text:p>mv dog.278.jpg ~/repo/DATA/INPUT/StarterBundle/Animals/dog.278.jpg</text:p>
          </table:table-cell>
          <table:table-cell table:formula="of:=[.$B$1]&amp;&quot; &quot;&amp;[.C280]&amp;&quot; &quot;&amp;[.$C$1]&amp;[.C280]" office:value-type="string" office:string-value="mv cat.278.jpg ~/repo/DATA/INPUT/StarterBundle/Animals/cat.278.jpg" calcext:value-type="string">
            <text:p>mv cat.278.jpg ~/repo/DATA/INPUT/StarterBundle/Animals/cat.278.jpg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G$1]&amp;&quot;.&quot;&amp;[.A281]&amp;&quot;.jpg&quot;" office:value-type="string" office:string-value="dog.279.jpg" calcext:value-type="string">
            <text:p>dog.279.jpg</text:p>
          </table:table-cell>
          <table:table-cell table:formula="of:=[.$H$1]&amp;&quot;.&quot;&amp;[.A281]&amp;&quot;.jpg&quot;" office:value-type="string" office:string-value="cat.279.jpg" calcext:value-type="string">
            <text:p>cat.279.jpg</text:p>
          </table:table-cell>
          <table:table-cell/>
          <table:table-cell table:formula="of:=[.$B$1]&amp;&quot; &quot;&amp;[.B281]&amp;&quot; &quot;&amp;[.$C$1]&amp;[.B281]" office:value-type="string" office:string-value="mv dog.279.jpg ~/repo/DATA/INPUT/StarterBundle/Animals/dog.279.jpg" calcext:value-type="string">
            <text:p>mv dog.279.jpg ~/repo/DATA/INPUT/StarterBundle/Animals/dog.279.jpg</text:p>
          </table:table-cell>
          <table:table-cell table:formula="of:=[.$B$1]&amp;&quot; &quot;&amp;[.C281]&amp;&quot; &quot;&amp;[.$C$1]&amp;[.C281]" office:value-type="string" office:string-value="mv cat.279.jpg ~/repo/DATA/INPUT/StarterBundle/Animals/cat.279.jpg" calcext:value-type="string">
            <text:p>mv cat.279.jpg ~/repo/DATA/INPUT/StarterBundle/Animals/cat.279.jpg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G$1]&amp;&quot;.&quot;&amp;[.A282]&amp;&quot;.jpg&quot;" office:value-type="string" office:string-value="dog.280.jpg" calcext:value-type="string">
            <text:p>dog.280.jpg</text:p>
          </table:table-cell>
          <table:table-cell table:formula="of:=[.$H$1]&amp;&quot;.&quot;&amp;[.A282]&amp;&quot;.jpg&quot;" office:value-type="string" office:string-value="cat.280.jpg" calcext:value-type="string">
            <text:p>cat.280.jpg</text:p>
          </table:table-cell>
          <table:table-cell/>
          <table:table-cell table:formula="of:=[.$B$1]&amp;&quot; &quot;&amp;[.B282]&amp;&quot; &quot;&amp;[.$C$1]&amp;[.B282]" office:value-type="string" office:string-value="mv dog.280.jpg ~/repo/DATA/INPUT/StarterBundle/Animals/dog.280.jpg" calcext:value-type="string">
            <text:p>mv dog.280.jpg ~/repo/DATA/INPUT/StarterBundle/Animals/dog.280.jpg</text:p>
          </table:table-cell>
          <table:table-cell table:formula="of:=[.$B$1]&amp;&quot; &quot;&amp;[.C282]&amp;&quot; &quot;&amp;[.$C$1]&amp;[.C282]" office:value-type="string" office:string-value="mv cat.280.jpg ~/repo/DATA/INPUT/StarterBundle/Animals/cat.280.jpg" calcext:value-type="string">
            <text:p>mv cat.280.jpg ~/repo/DATA/INPUT/StarterBundle/Animals/cat.280.jpg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G$1]&amp;&quot;.&quot;&amp;[.A283]&amp;&quot;.jpg&quot;" office:value-type="string" office:string-value="dog.281.jpg" calcext:value-type="string">
            <text:p>dog.281.jpg</text:p>
          </table:table-cell>
          <table:table-cell table:formula="of:=[.$H$1]&amp;&quot;.&quot;&amp;[.A283]&amp;&quot;.jpg&quot;" office:value-type="string" office:string-value="cat.281.jpg" calcext:value-type="string">
            <text:p>cat.281.jpg</text:p>
          </table:table-cell>
          <table:table-cell/>
          <table:table-cell table:formula="of:=[.$B$1]&amp;&quot; &quot;&amp;[.B283]&amp;&quot; &quot;&amp;[.$C$1]&amp;[.B283]" office:value-type="string" office:string-value="mv dog.281.jpg ~/repo/DATA/INPUT/StarterBundle/Animals/dog.281.jpg" calcext:value-type="string">
            <text:p>mv dog.281.jpg ~/repo/DATA/INPUT/StarterBundle/Animals/dog.281.jpg</text:p>
          </table:table-cell>
          <table:table-cell table:formula="of:=[.$B$1]&amp;&quot; &quot;&amp;[.C283]&amp;&quot; &quot;&amp;[.$C$1]&amp;[.C283]" office:value-type="string" office:string-value="mv cat.281.jpg ~/repo/DATA/INPUT/StarterBundle/Animals/cat.281.jpg" calcext:value-type="string">
            <text:p>mv cat.281.jpg ~/repo/DATA/INPUT/StarterBundle/Animals/cat.281.jpg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G$1]&amp;&quot;.&quot;&amp;[.A284]&amp;&quot;.jpg&quot;" office:value-type="string" office:string-value="dog.282.jpg" calcext:value-type="string">
            <text:p>dog.282.jpg</text:p>
          </table:table-cell>
          <table:table-cell table:formula="of:=[.$H$1]&amp;&quot;.&quot;&amp;[.A284]&amp;&quot;.jpg&quot;" office:value-type="string" office:string-value="cat.282.jpg" calcext:value-type="string">
            <text:p>cat.282.jpg</text:p>
          </table:table-cell>
          <table:table-cell/>
          <table:table-cell table:formula="of:=[.$B$1]&amp;&quot; &quot;&amp;[.B284]&amp;&quot; &quot;&amp;[.$C$1]&amp;[.B284]" office:value-type="string" office:string-value="mv dog.282.jpg ~/repo/DATA/INPUT/StarterBundle/Animals/dog.282.jpg" calcext:value-type="string">
            <text:p>mv dog.282.jpg ~/repo/DATA/INPUT/StarterBundle/Animals/dog.282.jpg</text:p>
          </table:table-cell>
          <table:table-cell table:formula="of:=[.$B$1]&amp;&quot; &quot;&amp;[.C284]&amp;&quot; &quot;&amp;[.$C$1]&amp;[.C284]" office:value-type="string" office:string-value="mv cat.282.jpg ~/repo/DATA/INPUT/StarterBundle/Animals/cat.282.jpg" calcext:value-type="string">
            <text:p>mv cat.282.jpg ~/repo/DATA/INPUT/StarterBundle/Animals/cat.282.jpg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G$1]&amp;&quot;.&quot;&amp;[.A285]&amp;&quot;.jpg&quot;" office:value-type="string" office:string-value="dog.283.jpg" calcext:value-type="string">
            <text:p>dog.283.jpg</text:p>
          </table:table-cell>
          <table:table-cell table:formula="of:=[.$H$1]&amp;&quot;.&quot;&amp;[.A285]&amp;&quot;.jpg&quot;" office:value-type="string" office:string-value="cat.283.jpg" calcext:value-type="string">
            <text:p>cat.283.jpg</text:p>
          </table:table-cell>
          <table:table-cell/>
          <table:table-cell table:formula="of:=[.$B$1]&amp;&quot; &quot;&amp;[.B285]&amp;&quot; &quot;&amp;[.$C$1]&amp;[.B285]" office:value-type="string" office:string-value="mv dog.283.jpg ~/repo/DATA/INPUT/StarterBundle/Animals/dog.283.jpg" calcext:value-type="string">
            <text:p>mv dog.283.jpg ~/repo/DATA/INPUT/StarterBundle/Animals/dog.283.jpg</text:p>
          </table:table-cell>
          <table:table-cell table:formula="of:=[.$B$1]&amp;&quot; &quot;&amp;[.C285]&amp;&quot; &quot;&amp;[.$C$1]&amp;[.C285]" office:value-type="string" office:string-value="mv cat.283.jpg ~/repo/DATA/INPUT/StarterBundle/Animals/cat.283.jpg" calcext:value-type="string">
            <text:p>mv cat.283.jpg ~/repo/DATA/INPUT/StarterBundle/Animals/cat.283.jpg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G$1]&amp;&quot;.&quot;&amp;[.A286]&amp;&quot;.jpg&quot;" office:value-type="string" office:string-value="dog.284.jpg" calcext:value-type="string">
            <text:p>dog.284.jpg</text:p>
          </table:table-cell>
          <table:table-cell table:formula="of:=[.$H$1]&amp;&quot;.&quot;&amp;[.A286]&amp;&quot;.jpg&quot;" office:value-type="string" office:string-value="cat.284.jpg" calcext:value-type="string">
            <text:p>cat.284.jpg</text:p>
          </table:table-cell>
          <table:table-cell/>
          <table:table-cell table:formula="of:=[.$B$1]&amp;&quot; &quot;&amp;[.B286]&amp;&quot; &quot;&amp;[.$C$1]&amp;[.B286]" office:value-type="string" office:string-value="mv dog.284.jpg ~/repo/DATA/INPUT/StarterBundle/Animals/dog.284.jpg" calcext:value-type="string">
            <text:p>mv dog.284.jpg ~/repo/DATA/INPUT/StarterBundle/Animals/dog.284.jpg</text:p>
          </table:table-cell>
          <table:table-cell table:formula="of:=[.$B$1]&amp;&quot; &quot;&amp;[.C286]&amp;&quot; &quot;&amp;[.$C$1]&amp;[.C286]" office:value-type="string" office:string-value="mv cat.284.jpg ~/repo/DATA/INPUT/StarterBundle/Animals/cat.284.jpg" calcext:value-type="string">
            <text:p>mv cat.284.jpg ~/repo/DATA/INPUT/StarterBundle/Animals/cat.284.jpg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G$1]&amp;&quot;.&quot;&amp;[.A287]&amp;&quot;.jpg&quot;" office:value-type="string" office:string-value="dog.285.jpg" calcext:value-type="string">
            <text:p>dog.285.jpg</text:p>
          </table:table-cell>
          <table:table-cell table:formula="of:=[.$H$1]&amp;&quot;.&quot;&amp;[.A287]&amp;&quot;.jpg&quot;" office:value-type="string" office:string-value="cat.285.jpg" calcext:value-type="string">
            <text:p>cat.285.jpg</text:p>
          </table:table-cell>
          <table:table-cell/>
          <table:table-cell table:formula="of:=[.$B$1]&amp;&quot; &quot;&amp;[.B287]&amp;&quot; &quot;&amp;[.$C$1]&amp;[.B287]" office:value-type="string" office:string-value="mv dog.285.jpg ~/repo/DATA/INPUT/StarterBundle/Animals/dog.285.jpg" calcext:value-type="string">
            <text:p>mv dog.285.jpg ~/repo/DATA/INPUT/StarterBundle/Animals/dog.285.jpg</text:p>
          </table:table-cell>
          <table:table-cell table:formula="of:=[.$B$1]&amp;&quot; &quot;&amp;[.C287]&amp;&quot; &quot;&amp;[.$C$1]&amp;[.C287]" office:value-type="string" office:string-value="mv cat.285.jpg ~/repo/DATA/INPUT/StarterBundle/Animals/cat.285.jpg" calcext:value-type="string">
            <text:p>mv cat.285.jpg ~/repo/DATA/INPUT/StarterBundle/Animals/cat.285.jpg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G$1]&amp;&quot;.&quot;&amp;[.A288]&amp;&quot;.jpg&quot;" office:value-type="string" office:string-value="dog.286.jpg" calcext:value-type="string">
            <text:p>dog.286.jpg</text:p>
          </table:table-cell>
          <table:table-cell table:formula="of:=[.$H$1]&amp;&quot;.&quot;&amp;[.A288]&amp;&quot;.jpg&quot;" office:value-type="string" office:string-value="cat.286.jpg" calcext:value-type="string">
            <text:p>cat.286.jpg</text:p>
          </table:table-cell>
          <table:table-cell/>
          <table:table-cell table:formula="of:=[.$B$1]&amp;&quot; &quot;&amp;[.B288]&amp;&quot; &quot;&amp;[.$C$1]&amp;[.B288]" office:value-type="string" office:string-value="mv dog.286.jpg ~/repo/DATA/INPUT/StarterBundle/Animals/dog.286.jpg" calcext:value-type="string">
            <text:p>mv dog.286.jpg ~/repo/DATA/INPUT/StarterBundle/Animals/dog.286.jpg</text:p>
          </table:table-cell>
          <table:table-cell table:formula="of:=[.$B$1]&amp;&quot; &quot;&amp;[.C288]&amp;&quot; &quot;&amp;[.$C$1]&amp;[.C288]" office:value-type="string" office:string-value="mv cat.286.jpg ~/repo/DATA/INPUT/StarterBundle/Animals/cat.286.jpg" calcext:value-type="string">
            <text:p>mv cat.286.jpg ~/repo/DATA/INPUT/StarterBundle/Animals/cat.286.jpg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G$1]&amp;&quot;.&quot;&amp;[.A289]&amp;&quot;.jpg&quot;" office:value-type="string" office:string-value="dog.287.jpg" calcext:value-type="string">
            <text:p>dog.287.jpg</text:p>
          </table:table-cell>
          <table:table-cell table:formula="of:=[.$H$1]&amp;&quot;.&quot;&amp;[.A289]&amp;&quot;.jpg&quot;" office:value-type="string" office:string-value="cat.287.jpg" calcext:value-type="string">
            <text:p>cat.287.jpg</text:p>
          </table:table-cell>
          <table:table-cell/>
          <table:table-cell table:formula="of:=[.$B$1]&amp;&quot; &quot;&amp;[.B289]&amp;&quot; &quot;&amp;[.$C$1]&amp;[.B289]" office:value-type="string" office:string-value="mv dog.287.jpg ~/repo/DATA/INPUT/StarterBundle/Animals/dog.287.jpg" calcext:value-type="string">
            <text:p>mv dog.287.jpg ~/repo/DATA/INPUT/StarterBundle/Animals/dog.287.jpg</text:p>
          </table:table-cell>
          <table:table-cell table:formula="of:=[.$B$1]&amp;&quot; &quot;&amp;[.C289]&amp;&quot; &quot;&amp;[.$C$1]&amp;[.C289]" office:value-type="string" office:string-value="mv cat.287.jpg ~/repo/DATA/INPUT/StarterBundle/Animals/cat.287.jpg" calcext:value-type="string">
            <text:p>mv cat.287.jpg ~/repo/DATA/INPUT/StarterBundle/Animals/cat.287.jpg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G$1]&amp;&quot;.&quot;&amp;[.A290]&amp;&quot;.jpg&quot;" office:value-type="string" office:string-value="dog.288.jpg" calcext:value-type="string">
            <text:p>dog.288.jpg</text:p>
          </table:table-cell>
          <table:table-cell table:formula="of:=[.$H$1]&amp;&quot;.&quot;&amp;[.A290]&amp;&quot;.jpg&quot;" office:value-type="string" office:string-value="cat.288.jpg" calcext:value-type="string">
            <text:p>cat.288.jpg</text:p>
          </table:table-cell>
          <table:table-cell/>
          <table:table-cell table:formula="of:=[.$B$1]&amp;&quot; &quot;&amp;[.B290]&amp;&quot; &quot;&amp;[.$C$1]&amp;[.B290]" office:value-type="string" office:string-value="mv dog.288.jpg ~/repo/DATA/INPUT/StarterBundle/Animals/dog.288.jpg" calcext:value-type="string">
            <text:p>mv dog.288.jpg ~/repo/DATA/INPUT/StarterBundle/Animals/dog.288.jpg</text:p>
          </table:table-cell>
          <table:table-cell table:formula="of:=[.$B$1]&amp;&quot; &quot;&amp;[.C290]&amp;&quot; &quot;&amp;[.$C$1]&amp;[.C290]" office:value-type="string" office:string-value="mv cat.288.jpg ~/repo/DATA/INPUT/StarterBundle/Animals/cat.288.jpg" calcext:value-type="string">
            <text:p>mv cat.288.jpg ~/repo/DATA/INPUT/StarterBundle/Animals/cat.288.jpg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G$1]&amp;&quot;.&quot;&amp;[.A291]&amp;&quot;.jpg&quot;" office:value-type="string" office:string-value="dog.289.jpg" calcext:value-type="string">
            <text:p>dog.289.jpg</text:p>
          </table:table-cell>
          <table:table-cell table:formula="of:=[.$H$1]&amp;&quot;.&quot;&amp;[.A291]&amp;&quot;.jpg&quot;" office:value-type="string" office:string-value="cat.289.jpg" calcext:value-type="string">
            <text:p>cat.289.jpg</text:p>
          </table:table-cell>
          <table:table-cell/>
          <table:table-cell table:formula="of:=[.$B$1]&amp;&quot; &quot;&amp;[.B291]&amp;&quot; &quot;&amp;[.$C$1]&amp;[.B291]" office:value-type="string" office:string-value="mv dog.289.jpg ~/repo/DATA/INPUT/StarterBundle/Animals/dog.289.jpg" calcext:value-type="string">
            <text:p>mv dog.289.jpg ~/repo/DATA/INPUT/StarterBundle/Animals/dog.289.jpg</text:p>
          </table:table-cell>
          <table:table-cell table:formula="of:=[.$B$1]&amp;&quot; &quot;&amp;[.C291]&amp;&quot; &quot;&amp;[.$C$1]&amp;[.C291]" office:value-type="string" office:string-value="mv cat.289.jpg ~/repo/DATA/INPUT/StarterBundle/Animals/cat.289.jpg" calcext:value-type="string">
            <text:p>mv cat.289.jpg ~/repo/DATA/INPUT/StarterBundle/Animals/cat.289.jpg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G$1]&amp;&quot;.&quot;&amp;[.A292]&amp;&quot;.jpg&quot;" office:value-type="string" office:string-value="dog.290.jpg" calcext:value-type="string">
            <text:p>dog.290.jpg</text:p>
          </table:table-cell>
          <table:table-cell table:formula="of:=[.$H$1]&amp;&quot;.&quot;&amp;[.A292]&amp;&quot;.jpg&quot;" office:value-type="string" office:string-value="cat.290.jpg" calcext:value-type="string">
            <text:p>cat.290.jpg</text:p>
          </table:table-cell>
          <table:table-cell/>
          <table:table-cell table:formula="of:=[.$B$1]&amp;&quot; &quot;&amp;[.B292]&amp;&quot; &quot;&amp;[.$C$1]&amp;[.B292]" office:value-type="string" office:string-value="mv dog.290.jpg ~/repo/DATA/INPUT/StarterBundle/Animals/dog.290.jpg" calcext:value-type="string">
            <text:p>mv dog.290.jpg ~/repo/DATA/INPUT/StarterBundle/Animals/dog.290.jpg</text:p>
          </table:table-cell>
          <table:table-cell table:formula="of:=[.$B$1]&amp;&quot; &quot;&amp;[.C292]&amp;&quot; &quot;&amp;[.$C$1]&amp;[.C292]" office:value-type="string" office:string-value="mv cat.290.jpg ~/repo/DATA/INPUT/StarterBundle/Animals/cat.290.jpg" calcext:value-type="string">
            <text:p>mv cat.290.jpg ~/repo/DATA/INPUT/StarterBundle/Animals/cat.290.jpg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G$1]&amp;&quot;.&quot;&amp;[.A293]&amp;&quot;.jpg&quot;" office:value-type="string" office:string-value="dog.291.jpg" calcext:value-type="string">
            <text:p>dog.291.jpg</text:p>
          </table:table-cell>
          <table:table-cell table:formula="of:=[.$H$1]&amp;&quot;.&quot;&amp;[.A293]&amp;&quot;.jpg&quot;" office:value-type="string" office:string-value="cat.291.jpg" calcext:value-type="string">
            <text:p>cat.291.jpg</text:p>
          </table:table-cell>
          <table:table-cell/>
          <table:table-cell table:formula="of:=[.$B$1]&amp;&quot; &quot;&amp;[.B293]&amp;&quot; &quot;&amp;[.$C$1]&amp;[.B293]" office:value-type="string" office:string-value="mv dog.291.jpg ~/repo/DATA/INPUT/StarterBundle/Animals/dog.291.jpg" calcext:value-type="string">
            <text:p>mv dog.291.jpg ~/repo/DATA/INPUT/StarterBundle/Animals/dog.291.jpg</text:p>
          </table:table-cell>
          <table:table-cell table:formula="of:=[.$B$1]&amp;&quot; &quot;&amp;[.C293]&amp;&quot; &quot;&amp;[.$C$1]&amp;[.C293]" office:value-type="string" office:string-value="mv cat.291.jpg ~/repo/DATA/INPUT/StarterBundle/Animals/cat.291.jpg" calcext:value-type="string">
            <text:p>mv cat.291.jpg ~/repo/DATA/INPUT/StarterBundle/Animals/cat.291.jpg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G$1]&amp;&quot;.&quot;&amp;[.A294]&amp;&quot;.jpg&quot;" office:value-type="string" office:string-value="dog.292.jpg" calcext:value-type="string">
            <text:p>dog.292.jpg</text:p>
          </table:table-cell>
          <table:table-cell table:formula="of:=[.$H$1]&amp;&quot;.&quot;&amp;[.A294]&amp;&quot;.jpg&quot;" office:value-type="string" office:string-value="cat.292.jpg" calcext:value-type="string">
            <text:p>cat.292.jpg</text:p>
          </table:table-cell>
          <table:table-cell/>
          <table:table-cell table:formula="of:=[.$B$1]&amp;&quot; &quot;&amp;[.B294]&amp;&quot; &quot;&amp;[.$C$1]&amp;[.B294]" office:value-type="string" office:string-value="mv dog.292.jpg ~/repo/DATA/INPUT/StarterBundle/Animals/dog.292.jpg" calcext:value-type="string">
            <text:p>mv dog.292.jpg ~/repo/DATA/INPUT/StarterBundle/Animals/dog.292.jpg</text:p>
          </table:table-cell>
          <table:table-cell table:formula="of:=[.$B$1]&amp;&quot; &quot;&amp;[.C294]&amp;&quot; &quot;&amp;[.$C$1]&amp;[.C294]" office:value-type="string" office:string-value="mv cat.292.jpg ~/repo/DATA/INPUT/StarterBundle/Animals/cat.292.jpg" calcext:value-type="string">
            <text:p>mv cat.292.jpg ~/repo/DATA/INPUT/StarterBundle/Animals/cat.292.jpg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G$1]&amp;&quot;.&quot;&amp;[.A295]&amp;&quot;.jpg&quot;" office:value-type="string" office:string-value="dog.293.jpg" calcext:value-type="string">
            <text:p>dog.293.jpg</text:p>
          </table:table-cell>
          <table:table-cell table:formula="of:=[.$H$1]&amp;&quot;.&quot;&amp;[.A295]&amp;&quot;.jpg&quot;" office:value-type="string" office:string-value="cat.293.jpg" calcext:value-type="string">
            <text:p>cat.293.jpg</text:p>
          </table:table-cell>
          <table:table-cell/>
          <table:table-cell table:formula="of:=[.$B$1]&amp;&quot; &quot;&amp;[.B295]&amp;&quot; &quot;&amp;[.$C$1]&amp;[.B295]" office:value-type="string" office:string-value="mv dog.293.jpg ~/repo/DATA/INPUT/StarterBundle/Animals/dog.293.jpg" calcext:value-type="string">
            <text:p>mv dog.293.jpg ~/repo/DATA/INPUT/StarterBundle/Animals/dog.293.jpg</text:p>
          </table:table-cell>
          <table:table-cell table:formula="of:=[.$B$1]&amp;&quot; &quot;&amp;[.C295]&amp;&quot; &quot;&amp;[.$C$1]&amp;[.C295]" office:value-type="string" office:string-value="mv cat.293.jpg ~/repo/DATA/INPUT/StarterBundle/Animals/cat.293.jpg" calcext:value-type="string">
            <text:p>mv cat.293.jpg ~/repo/DATA/INPUT/StarterBundle/Animals/cat.293.jpg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G$1]&amp;&quot;.&quot;&amp;[.A296]&amp;&quot;.jpg&quot;" office:value-type="string" office:string-value="dog.294.jpg" calcext:value-type="string">
            <text:p>dog.294.jpg</text:p>
          </table:table-cell>
          <table:table-cell table:formula="of:=[.$H$1]&amp;&quot;.&quot;&amp;[.A296]&amp;&quot;.jpg&quot;" office:value-type="string" office:string-value="cat.294.jpg" calcext:value-type="string">
            <text:p>cat.294.jpg</text:p>
          </table:table-cell>
          <table:table-cell/>
          <table:table-cell table:formula="of:=[.$B$1]&amp;&quot; &quot;&amp;[.B296]&amp;&quot; &quot;&amp;[.$C$1]&amp;[.B296]" office:value-type="string" office:string-value="mv dog.294.jpg ~/repo/DATA/INPUT/StarterBundle/Animals/dog.294.jpg" calcext:value-type="string">
            <text:p>mv dog.294.jpg ~/repo/DATA/INPUT/StarterBundle/Animals/dog.294.jpg</text:p>
          </table:table-cell>
          <table:table-cell table:formula="of:=[.$B$1]&amp;&quot; &quot;&amp;[.C296]&amp;&quot; &quot;&amp;[.$C$1]&amp;[.C296]" office:value-type="string" office:string-value="mv cat.294.jpg ~/repo/DATA/INPUT/StarterBundle/Animals/cat.294.jpg" calcext:value-type="string">
            <text:p>mv cat.294.jpg ~/repo/DATA/INPUT/StarterBundle/Animals/cat.294.jpg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G$1]&amp;&quot;.&quot;&amp;[.A297]&amp;&quot;.jpg&quot;" office:value-type="string" office:string-value="dog.295.jpg" calcext:value-type="string">
            <text:p>dog.295.jpg</text:p>
          </table:table-cell>
          <table:table-cell table:formula="of:=[.$H$1]&amp;&quot;.&quot;&amp;[.A297]&amp;&quot;.jpg&quot;" office:value-type="string" office:string-value="cat.295.jpg" calcext:value-type="string">
            <text:p>cat.295.jpg</text:p>
          </table:table-cell>
          <table:table-cell/>
          <table:table-cell table:formula="of:=[.$B$1]&amp;&quot; &quot;&amp;[.B297]&amp;&quot; &quot;&amp;[.$C$1]&amp;[.B297]" office:value-type="string" office:string-value="mv dog.295.jpg ~/repo/DATA/INPUT/StarterBundle/Animals/dog.295.jpg" calcext:value-type="string">
            <text:p>mv dog.295.jpg ~/repo/DATA/INPUT/StarterBundle/Animals/dog.295.jpg</text:p>
          </table:table-cell>
          <table:table-cell table:formula="of:=[.$B$1]&amp;&quot; &quot;&amp;[.C297]&amp;&quot; &quot;&amp;[.$C$1]&amp;[.C297]" office:value-type="string" office:string-value="mv cat.295.jpg ~/repo/DATA/INPUT/StarterBundle/Animals/cat.295.jpg" calcext:value-type="string">
            <text:p>mv cat.295.jpg ~/repo/DATA/INPUT/StarterBundle/Animals/cat.295.jpg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G$1]&amp;&quot;.&quot;&amp;[.A298]&amp;&quot;.jpg&quot;" office:value-type="string" office:string-value="dog.296.jpg" calcext:value-type="string">
            <text:p>dog.296.jpg</text:p>
          </table:table-cell>
          <table:table-cell table:formula="of:=[.$H$1]&amp;&quot;.&quot;&amp;[.A298]&amp;&quot;.jpg&quot;" office:value-type="string" office:string-value="cat.296.jpg" calcext:value-type="string">
            <text:p>cat.296.jpg</text:p>
          </table:table-cell>
          <table:table-cell/>
          <table:table-cell table:formula="of:=[.$B$1]&amp;&quot; &quot;&amp;[.B298]&amp;&quot; &quot;&amp;[.$C$1]&amp;[.B298]" office:value-type="string" office:string-value="mv dog.296.jpg ~/repo/DATA/INPUT/StarterBundle/Animals/dog.296.jpg" calcext:value-type="string">
            <text:p>mv dog.296.jpg ~/repo/DATA/INPUT/StarterBundle/Animals/dog.296.jpg</text:p>
          </table:table-cell>
          <table:table-cell table:formula="of:=[.$B$1]&amp;&quot; &quot;&amp;[.C298]&amp;&quot; &quot;&amp;[.$C$1]&amp;[.C298]" office:value-type="string" office:string-value="mv cat.296.jpg ~/repo/DATA/INPUT/StarterBundle/Animals/cat.296.jpg" calcext:value-type="string">
            <text:p>mv cat.296.jpg ~/repo/DATA/INPUT/StarterBundle/Animals/cat.296.jpg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G$1]&amp;&quot;.&quot;&amp;[.A299]&amp;&quot;.jpg&quot;" office:value-type="string" office:string-value="dog.297.jpg" calcext:value-type="string">
            <text:p>dog.297.jpg</text:p>
          </table:table-cell>
          <table:table-cell table:formula="of:=[.$H$1]&amp;&quot;.&quot;&amp;[.A299]&amp;&quot;.jpg&quot;" office:value-type="string" office:string-value="cat.297.jpg" calcext:value-type="string">
            <text:p>cat.297.jpg</text:p>
          </table:table-cell>
          <table:table-cell/>
          <table:table-cell table:formula="of:=[.$B$1]&amp;&quot; &quot;&amp;[.B299]&amp;&quot; &quot;&amp;[.$C$1]&amp;[.B299]" office:value-type="string" office:string-value="mv dog.297.jpg ~/repo/DATA/INPUT/StarterBundle/Animals/dog.297.jpg" calcext:value-type="string">
            <text:p>mv dog.297.jpg ~/repo/DATA/INPUT/StarterBundle/Animals/dog.297.jpg</text:p>
          </table:table-cell>
          <table:table-cell table:formula="of:=[.$B$1]&amp;&quot; &quot;&amp;[.C299]&amp;&quot; &quot;&amp;[.$C$1]&amp;[.C299]" office:value-type="string" office:string-value="mv cat.297.jpg ~/repo/DATA/INPUT/StarterBundle/Animals/cat.297.jpg" calcext:value-type="string">
            <text:p>mv cat.297.jpg ~/repo/DATA/INPUT/StarterBundle/Animals/cat.297.jpg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G$1]&amp;&quot;.&quot;&amp;[.A300]&amp;&quot;.jpg&quot;" office:value-type="string" office:string-value="dog.298.jpg" calcext:value-type="string">
            <text:p>dog.298.jpg</text:p>
          </table:table-cell>
          <table:table-cell table:formula="of:=[.$H$1]&amp;&quot;.&quot;&amp;[.A300]&amp;&quot;.jpg&quot;" office:value-type="string" office:string-value="cat.298.jpg" calcext:value-type="string">
            <text:p>cat.298.jpg</text:p>
          </table:table-cell>
          <table:table-cell/>
          <table:table-cell table:formula="of:=[.$B$1]&amp;&quot; &quot;&amp;[.B300]&amp;&quot; &quot;&amp;[.$C$1]&amp;[.B300]" office:value-type="string" office:string-value="mv dog.298.jpg ~/repo/DATA/INPUT/StarterBundle/Animals/dog.298.jpg" calcext:value-type="string">
            <text:p>mv dog.298.jpg ~/repo/DATA/INPUT/StarterBundle/Animals/dog.298.jpg</text:p>
          </table:table-cell>
          <table:table-cell table:formula="of:=[.$B$1]&amp;&quot; &quot;&amp;[.C300]&amp;&quot; &quot;&amp;[.$C$1]&amp;[.C300]" office:value-type="string" office:string-value="mv cat.298.jpg ~/repo/DATA/INPUT/StarterBundle/Animals/cat.298.jpg" calcext:value-type="string">
            <text:p>mv cat.298.jpg ~/repo/DATA/INPUT/StarterBundle/Animals/cat.298.jpg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G$1]&amp;&quot;.&quot;&amp;[.A301]&amp;&quot;.jpg&quot;" office:value-type="string" office:string-value="dog.299.jpg" calcext:value-type="string">
            <text:p>dog.299.jpg</text:p>
          </table:table-cell>
          <table:table-cell table:formula="of:=[.$H$1]&amp;&quot;.&quot;&amp;[.A301]&amp;&quot;.jpg&quot;" office:value-type="string" office:string-value="cat.299.jpg" calcext:value-type="string">
            <text:p>cat.299.jpg</text:p>
          </table:table-cell>
          <table:table-cell/>
          <table:table-cell table:formula="of:=[.$B$1]&amp;&quot; &quot;&amp;[.B301]&amp;&quot; &quot;&amp;[.$C$1]&amp;[.B301]" office:value-type="string" office:string-value="mv dog.299.jpg ~/repo/DATA/INPUT/StarterBundle/Animals/dog.299.jpg" calcext:value-type="string">
            <text:p>mv dog.299.jpg ~/repo/DATA/INPUT/StarterBundle/Animals/dog.299.jpg</text:p>
          </table:table-cell>
          <table:table-cell table:formula="of:=[.$B$1]&amp;&quot; &quot;&amp;[.C301]&amp;&quot; &quot;&amp;[.$C$1]&amp;[.C301]" office:value-type="string" office:string-value="mv cat.299.jpg ~/repo/DATA/INPUT/StarterBundle/Animals/cat.299.jpg" calcext:value-type="string">
            <text:p>mv cat.299.jpg ~/repo/DATA/INPUT/StarterBundle/Animals/cat.299.jpg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G$1]&amp;&quot;.&quot;&amp;[.A302]&amp;&quot;.jpg&quot;" office:value-type="string" office:string-value="dog.300.jpg" calcext:value-type="string">
            <text:p>dog.300.jpg</text:p>
          </table:table-cell>
          <table:table-cell table:formula="of:=[.$H$1]&amp;&quot;.&quot;&amp;[.A302]&amp;&quot;.jpg&quot;" office:value-type="string" office:string-value="cat.300.jpg" calcext:value-type="string">
            <text:p>cat.300.jpg</text:p>
          </table:table-cell>
          <table:table-cell/>
          <table:table-cell table:formula="of:=[.$B$1]&amp;&quot; &quot;&amp;[.B302]&amp;&quot; &quot;&amp;[.$C$1]&amp;[.B302]" office:value-type="string" office:string-value="mv dog.300.jpg ~/repo/DATA/INPUT/StarterBundle/Animals/dog.300.jpg" calcext:value-type="string">
            <text:p>mv dog.300.jpg ~/repo/DATA/INPUT/StarterBundle/Animals/dog.300.jpg</text:p>
          </table:table-cell>
          <table:table-cell table:formula="of:=[.$B$1]&amp;&quot; &quot;&amp;[.C302]&amp;&quot; &quot;&amp;[.$C$1]&amp;[.C302]" office:value-type="string" office:string-value="mv cat.300.jpg ~/repo/DATA/INPUT/StarterBundle/Animals/cat.300.jpg" calcext:value-type="string">
            <text:p>mv cat.300.jpg ~/repo/DATA/INPUT/StarterBundle/Animals/cat.300.jpg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G$1]&amp;&quot;.&quot;&amp;[.A303]&amp;&quot;.jpg&quot;" office:value-type="string" office:string-value="dog.301.jpg" calcext:value-type="string">
            <text:p>dog.301.jpg</text:p>
          </table:table-cell>
          <table:table-cell table:formula="of:=[.$H$1]&amp;&quot;.&quot;&amp;[.A303]&amp;&quot;.jpg&quot;" office:value-type="string" office:string-value="cat.301.jpg" calcext:value-type="string">
            <text:p>cat.301.jpg</text:p>
          </table:table-cell>
          <table:table-cell/>
          <table:table-cell table:formula="of:=[.$B$1]&amp;&quot; &quot;&amp;[.B303]&amp;&quot; &quot;&amp;[.$C$1]&amp;[.B303]" office:value-type="string" office:string-value="mv dog.301.jpg ~/repo/DATA/INPUT/StarterBundle/Animals/dog.301.jpg" calcext:value-type="string">
            <text:p>mv dog.301.jpg ~/repo/DATA/INPUT/StarterBundle/Animals/dog.301.jpg</text:p>
          </table:table-cell>
          <table:table-cell table:formula="of:=[.$B$1]&amp;&quot; &quot;&amp;[.C303]&amp;&quot; &quot;&amp;[.$C$1]&amp;[.C303]" office:value-type="string" office:string-value="mv cat.301.jpg ~/repo/DATA/INPUT/StarterBundle/Animals/cat.301.jpg" calcext:value-type="string">
            <text:p>mv cat.301.jpg ~/repo/DATA/INPUT/StarterBundle/Animals/cat.301.jpg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G$1]&amp;&quot;.&quot;&amp;[.A304]&amp;&quot;.jpg&quot;" office:value-type="string" office:string-value="dog.302.jpg" calcext:value-type="string">
            <text:p>dog.302.jpg</text:p>
          </table:table-cell>
          <table:table-cell table:formula="of:=[.$H$1]&amp;&quot;.&quot;&amp;[.A304]&amp;&quot;.jpg&quot;" office:value-type="string" office:string-value="cat.302.jpg" calcext:value-type="string">
            <text:p>cat.302.jpg</text:p>
          </table:table-cell>
          <table:table-cell/>
          <table:table-cell table:formula="of:=[.$B$1]&amp;&quot; &quot;&amp;[.B304]&amp;&quot; &quot;&amp;[.$C$1]&amp;[.B304]" office:value-type="string" office:string-value="mv dog.302.jpg ~/repo/DATA/INPUT/StarterBundle/Animals/dog.302.jpg" calcext:value-type="string">
            <text:p>mv dog.302.jpg ~/repo/DATA/INPUT/StarterBundle/Animals/dog.302.jpg</text:p>
          </table:table-cell>
          <table:table-cell table:formula="of:=[.$B$1]&amp;&quot; &quot;&amp;[.C304]&amp;&quot; &quot;&amp;[.$C$1]&amp;[.C304]" office:value-type="string" office:string-value="mv cat.302.jpg ~/repo/DATA/INPUT/StarterBundle/Animals/cat.302.jpg" calcext:value-type="string">
            <text:p>mv cat.302.jpg ~/repo/DATA/INPUT/StarterBundle/Animals/cat.302.jpg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G$1]&amp;&quot;.&quot;&amp;[.A305]&amp;&quot;.jpg&quot;" office:value-type="string" office:string-value="dog.303.jpg" calcext:value-type="string">
            <text:p>dog.303.jpg</text:p>
          </table:table-cell>
          <table:table-cell table:formula="of:=[.$H$1]&amp;&quot;.&quot;&amp;[.A305]&amp;&quot;.jpg&quot;" office:value-type="string" office:string-value="cat.303.jpg" calcext:value-type="string">
            <text:p>cat.303.jpg</text:p>
          </table:table-cell>
          <table:table-cell/>
          <table:table-cell table:formula="of:=[.$B$1]&amp;&quot; &quot;&amp;[.B305]&amp;&quot; &quot;&amp;[.$C$1]&amp;[.B305]" office:value-type="string" office:string-value="mv dog.303.jpg ~/repo/DATA/INPUT/StarterBundle/Animals/dog.303.jpg" calcext:value-type="string">
            <text:p>mv dog.303.jpg ~/repo/DATA/INPUT/StarterBundle/Animals/dog.303.jpg</text:p>
          </table:table-cell>
          <table:table-cell table:formula="of:=[.$B$1]&amp;&quot; &quot;&amp;[.C305]&amp;&quot; &quot;&amp;[.$C$1]&amp;[.C305]" office:value-type="string" office:string-value="mv cat.303.jpg ~/repo/DATA/INPUT/StarterBundle/Animals/cat.303.jpg" calcext:value-type="string">
            <text:p>mv cat.303.jpg ~/repo/DATA/INPUT/StarterBundle/Animals/cat.303.jpg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G$1]&amp;&quot;.&quot;&amp;[.A306]&amp;&quot;.jpg&quot;" office:value-type="string" office:string-value="dog.304.jpg" calcext:value-type="string">
            <text:p>dog.304.jpg</text:p>
          </table:table-cell>
          <table:table-cell table:formula="of:=[.$H$1]&amp;&quot;.&quot;&amp;[.A306]&amp;&quot;.jpg&quot;" office:value-type="string" office:string-value="cat.304.jpg" calcext:value-type="string">
            <text:p>cat.304.jpg</text:p>
          </table:table-cell>
          <table:table-cell/>
          <table:table-cell table:formula="of:=[.$B$1]&amp;&quot; &quot;&amp;[.B306]&amp;&quot; &quot;&amp;[.$C$1]&amp;[.B306]" office:value-type="string" office:string-value="mv dog.304.jpg ~/repo/DATA/INPUT/StarterBundle/Animals/dog.304.jpg" calcext:value-type="string">
            <text:p>mv dog.304.jpg ~/repo/DATA/INPUT/StarterBundle/Animals/dog.304.jpg</text:p>
          </table:table-cell>
          <table:table-cell table:formula="of:=[.$B$1]&amp;&quot; &quot;&amp;[.C306]&amp;&quot; &quot;&amp;[.$C$1]&amp;[.C306]" office:value-type="string" office:string-value="mv cat.304.jpg ~/repo/DATA/INPUT/StarterBundle/Animals/cat.304.jpg" calcext:value-type="string">
            <text:p>mv cat.304.jpg ~/repo/DATA/INPUT/StarterBundle/Animals/cat.304.jpg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G$1]&amp;&quot;.&quot;&amp;[.A307]&amp;&quot;.jpg&quot;" office:value-type="string" office:string-value="dog.305.jpg" calcext:value-type="string">
            <text:p>dog.305.jpg</text:p>
          </table:table-cell>
          <table:table-cell table:formula="of:=[.$H$1]&amp;&quot;.&quot;&amp;[.A307]&amp;&quot;.jpg&quot;" office:value-type="string" office:string-value="cat.305.jpg" calcext:value-type="string">
            <text:p>cat.305.jpg</text:p>
          </table:table-cell>
          <table:table-cell/>
          <table:table-cell table:formula="of:=[.$B$1]&amp;&quot; &quot;&amp;[.B307]&amp;&quot; &quot;&amp;[.$C$1]&amp;[.B307]" office:value-type="string" office:string-value="mv dog.305.jpg ~/repo/DATA/INPUT/StarterBundle/Animals/dog.305.jpg" calcext:value-type="string">
            <text:p>mv dog.305.jpg ~/repo/DATA/INPUT/StarterBundle/Animals/dog.305.jpg</text:p>
          </table:table-cell>
          <table:table-cell table:formula="of:=[.$B$1]&amp;&quot; &quot;&amp;[.C307]&amp;&quot; &quot;&amp;[.$C$1]&amp;[.C307]" office:value-type="string" office:string-value="mv cat.305.jpg ~/repo/DATA/INPUT/StarterBundle/Animals/cat.305.jpg" calcext:value-type="string">
            <text:p>mv cat.305.jpg ~/repo/DATA/INPUT/StarterBundle/Animals/cat.305.jpg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G$1]&amp;&quot;.&quot;&amp;[.A308]&amp;&quot;.jpg&quot;" office:value-type="string" office:string-value="dog.306.jpg" calcext:value-type="string">
            <text:p>dog.306.jpg</text:p>
          </table:table-cell>
          <table:table-cell table:formula="of:=[.$H$1]&amp;&quot;.&quot;&amp;[.A308]&amp;&quot;.jpg&quot;" office:value-type="string" office:string-value="cat.306.jpg" calcext:value-type="string">
            <text:p>cat.306.jpg</text:p>
          </table:table-cell>
          <table:table-cell/>
          <table:table-cell table:formula="of:=[.$B$1]&amp;&quot; &quot;&amp;[.B308]&amp;&quot; &quot;&amp;[.$C$1]&amp;[.B308]" office:value-type="string" office:string-value="mv dog.306.jpg ~/repo/DATA/INPUT/StarterBundle/Animals/dog.306.jpg" calcext:value-type="string">
            <text:p>mv dog.306.jpg ~/repo/DATA/INPUT/StarterBundle/Animals/dog.306.jpg</text:p>
          </table:table-cell>
          <table:table-cell table:formula="of:=[.$B$1]&amp;&quot; &quot;&amp;[.C308]&amp;&quot; &quot;&amp;[.$C$1]&amp;[.C308]" office:value-type="string" office:string-value="mv cat.306.jpg ~/repo/DATA/INPUT/StarterBundle/Animals/cat.306.jpg" calcext:value-type="string">
            <text:p>mv cat.306.jpg ~/repo/DATA/INPUT/StarterBundle/Animals/cat.306.jpg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G$1]&amp;&quot;.&quot;&amp;[.A309]&amp;&quot;.jpg&quot;" office:value-type="string" office:string-value="dog.307.jpg" calcext:value-type="string">
            <text:p>dog.307.jpg</text:p>
          </table:table-cell>
          <table:table-cell table:formula="of:=[.$H$1]&amp;&quot;.&quot;&amp;[.A309]&amp;&quot;.jpg&quot;" office:value-type="string" office:string-value="cat.307.jpg" calcext:value-type="string">
            <text:p>cat.307.jpg</text:p>
          </table:table-cell>
          <table:table-cell/>
          <table:table-cell table:formula="of:=[.$B$1]&amp;&quot; &quot;&amp;[.B309]&amp;&quot; &quot;&amp;[.$C$1]&amp;[.B309]" office:value-type="string" office:string-value="mv dog.307.jpg ~/repo/DATA/INPUT/StarterBundle/Animals/dog.307.jpg" calcext:value-type="string">
            <text:p>mv dog.307.jpg ~/repo/DATA/INPUT/StarterBundle/Animals/dog.307.jpg</text:p>
          </table:table-cell>
          <table:table-cell table:formula="of:=[.$B$1]&amp;&quot; &quot;&amp;[.C309]&amp;&quot; &quot;&amp;[.$C$1]&amp;[.C309]" office:value-type="string" office:string-value="mv cat.307.jpg ~/repo/DATA/INPUT/StarterBundle/Animals/cat.307.jpg" calcext:value-type="string">
            <text:p>mv cat.307.jpg ~/repo/DATA/INPUT/StarterBundle/Animals/cat.307.jpg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G$1]&amp;&quot;.&quot;&amp;[.A310]&amp;&quot;.jpg&quot;" office:value-type="string" office:string-value="dog.308.jpg" calcext:value-type="string">
            <text:p>dog.308.jpg</text:p>
          </table:table-cell>
          <table:table-cell table:formula="of:=[.$H$1]&amp;&quot;.&quot;&amp;[.A310]&amp;&quot;.jpg&quot;" office:value-type="string" office:string-value="cat.308.jpg" calcext:value-type="string">
            <text:p>cat.308.jpg</text:p>
          </table:table-cell>
          <table:table-cell/>
          <table:table-cell table:formula="of:=[.$B$1]&amp;&quot; &quot;&amp;[.B310]&amp;&quot; &quot;&amp;[.$C$1]&amp;[.B310]" office:value-type="string" office:string-value="mv dog.308.jpg ~/repo/DATA/INPUT/StarterBundle/Animals/dog.308.jpg" calcext:value-type="string">
            <text:p>mv dog.308.jpg ~/repo/DATA/INPUT/StarterBundle/Animals/dog.308.jpg</text:p>
          </table:table-cell>
          <table:table-cell table:formula="of:=[.$B$1]&amp;&quot; &quot;&amp;[.C310]&amp;&quot; &quot;&amp;[.$C$1]&amp;[.C310]" office:value-type="string" office:string-value="mv cat.308.jpg ~/repo/DATA/INPUT/StarterBundle/Animals/cat.308.jpg" calcext:value-type="string">
            <text:p>mv cat.308.jpg ~/repo/DATA/INPUT/StarterBundle/Animals/cat.308.jpg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G$1]&amp;&quot;.&quot;&amp;[.A311]&amp;&quot;.jpg&quot;" office:value-type="string" office:string-value="dog.309.jpg" calcext:value-type="string">
            <text:p>dog.309.jpg</text:p>
          </table:table-cell>
          <table:table-cell table:formula="of:=[.$H$1]&amp;&quot;.&quot;&amp;[.A311]&amp;&quot;.jpg&quot;" office:value-type="string" office:string-value="cat.309.jpg" calcext:value-type="string">
            <text:p>cat.309.jpg</text:p>
          </table:table-cell>
          <table:table-cell/>
          <table:table-cell table:formula="of:=[.$B$1]&amp;&quot; &quot;&amp;[.B311]&amp;&quot; &quot;&amp;[.$C$1]&amp;[.B311]" office:value-type="string" office:string-value="mv dog.309.jpg ~/repo/DATA/INPUT/StarterBundle/Animals/dog.309.jpg" calcext:value-type="string">
            <text:p>mv dog.309.jpg ~/repo/DATA/INPUT/StarterBundle/Animals/dog.309.jpg</text:p>
          </table:table-cell>
          <table:table-cell table:formula="of:=[.$B$1]&amp;&quot; &quot;&amp;[.C311]&amp;&quot; &quot;&amp;[.$C$1]&amp;[.C311]" office:value-type="string" office:string-value="mv cat.309.jpg ~/repo/DATA/INPUT/StarterBundle/Animals/cat.309.jpg" calcext:value-type="string">
            <text:p>mv cat.309.jpg ~/repo/DATA/INPUT/StarterBundle/Animals/cat.309.jpg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G$1]&amp;&quot;.&quot;&amp;[.A312]&amp;&quot;.jpg&quot;" office:value-type="string" office:string-value="dog.310.jpg" calcext:value-type="string">
            <text:p>dog.310.jpg</text:p>
          </table:table-cell>
          <table:table-cell table:formula="of:=[.$H$1]&amp;&quot;.&quot;&amp;[.A312]&amp;&quot;.jpg&quot;" office:value-type="string" office:string-value="cat.310.jpg" calcext:value-type="string">
            <text:p>cat.310.jpg</text:p>
          </table:table-cell>
          <table:table-cell/>
          <table:table-cell table:formula="of:=[.$B$1]&amp;&quot; &quot;&amp;[.B312]&amp;&quot; &quot;&amp;[.$C$1]&amp;[.B312]" office:value-type="string" office:string-value="mv dog.310.jpg ~/repo/DATA/INPUT/StarterBundle/Animals/dog.310.jpg" calcext:value-type="string">
            <text:p>mv dog.310.jpg ~/repo/DATA/INPUT/StarterBundle/Animals/dog.310.jpg</text:p>
          </table:table-cell>
          <table:table-cell table:formula="of:=[.$B$1]&amp;&quot; &quot;&amp;[.C312]&amp;&quot; &quot;&amp;[.$C$1]&amp;[.C312]" office:value-type="string" office:string-value="mv cat.310.jpg ~/repo/DATA/INPUT/StarterBundle/Animals/cat.310.jpg" calcext:value-type="string">
            <text:p>mv cat.310.jpg ~/repo/DATA/INPUT/StarterBundle/Animals/cat.310.jpg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G$1]&amp;&quot;.&quot;&amp;[.A313]&amp;&quot;.jpg&quot;" office:value-type="string" office:string-value="dog.311.jpg" calcext:value-type="string">
            <text:p>dog.311.jpg</text:p>
          </table:table-cell>
          <table:table-cell table:formula="of:=[.$H$1]&amp;&quot;.&quot;&amp;[.A313]&amp;&quot;.jpg&quot;" office:value-type="string" office:string-value="cat.311.jpg" calcext:value-type="string">
            <text:p>cat.311.jpg</text:p>
          </table:table-cell>
          <table:table-cell/>
          <table:table-cell table:formula="of:=[.$B$1]&amp;&quot; &quot;&amp;[.B313]&amp;&quot; &quot;&amp;[.$C$1]&amp;[.B313]" office:value-type="string" office:string-value="mv dog.311.jpg ~/repo/DATA/INPUT/StarterBundle/Animals/dog.311.jpg" calcext:value-type="string">
            <text:p>mv dog.311.jpg ~/repo/DATA/INPUT/StarterBundle/Animals/dog.311.jpg</text:p>
          </table:table-cell>
          <table:table-cell table:formula="of:=[.$B$1]&amp;&quot; &quot;&amp;[.C313]&amp;&quot; &quot;&amp;[.$C$1]&amp;[.C313]" office:value-type="string" office:string-value="mv cat.311.jpg ~/repo/DATA/INPUT/StarterBundle/Animals/cat.311.jpg" calcext:value-type="string">
            <text:p>mv cat.311.jpg ~/repo/DATA/INPUT/StarterBundle/Animals/cat.311.jpg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G$1]&amp;&quot;.&quot;&amp;[.A314]&amp;&quot;.jpg&quot;" office:value-type="string" office:string-value="dog.312.jpg" calcext:value-type="string">
            <text:p>dog.312.jpg</text:p>
          </table:table-cell>
          <table:table-cell table:formula="of:=[.$H$1]&amp;&quot;.&quot;&amp;[.A314]&amp;&quot;.jpg&quot;" office:value-type="string" office:string-value="cat.312.jpg" calcext:value-type="string">
            <text:p>cat.312.jpg</text:p>
          </table:table-cell>
          <table:table-cell/>
          <table:table-cell table:formula="of:=[.$B$1]&amp;&quot; &quot;&amp;[.B314]&amp;&quot; &quot;&amp;[.$C$1]&amp;[.B314]" office:value-type="string" office:string-value="mv dog.312.jpg ~/repo/DATA/INPUT/StarterBundle/Animals/dog.312.jpg" calcext:value-type="string">
            <text:p>mv dog.312.jpg ~/repo/DATA/INPUT/StarterBundle/Animals/dog.312.jpg</text:p>
          </table:table-cell>
          <table:table-cell table:formula="of:=[.$B$1]&amp;&quot; &quot;&amp;[.C314]&amp;&quot; &quot;&amp;[.$C$1]&amp;[.C314]" office:value-type="string" office:string-value="mv cat.312.jpg ~/repo/DATA/INPUT/StarterBundle/Animals/cat.312.jpg" calcext:value-type="string">
            <text:p>mv cat.312.jpg ~/repo/DATA/INPUT/StarterBundle/Animals/cat.312.jpg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G$1]&amp;&quot;.&quot;&amp;[.A315]&amp;&quot;.jpg&quot;" office:value-type="string" office:string-value="dog.313.jpg" calcext:value-type="string">
            <text:p>dog.313.jpg</text:p>
          </table:table-cell>
          <table:table-cell table:formula="of:=[.$H$1]&amp;&quot;.&quot;&amp;[.A315]&amp;&quot;.jpg&quot;" office:value-type="string" office:string-value="cat.313.jpg" calcext:value-type="string">
            <text:p>cat.313.jpg</text:p>
          </table:table-cell>
          <table:table-cell/>
          <table:table-cell table:formula="of:=[.$B$1]&amp;&quot; &quot;&amp;[.B315]&amp;&quot; &quot;&amp;[.$C$1]&amp;[.B315]" office:value-type="string" office:string-value="mv dog.313.jpg ~/repo/DATA/INPUT/StarterBundle/Animals/dog.313.jpg" calcext:value-type="string">
            <text:p>mv dog.313.jpg ~/repo/DATA/INPUT/StarterBundle/Animals/dog.313.jpg</text:p>
          </table:table-cell>
          <table:table-cell table:formula="of:=[.$B$1]&amp;&quot; &quot;&amp;[.C315]&amp;&quot; &quot;&amp;[.$C$1]&amp;[.C315]" office:value-type="string" office:string-value="mv cat.313.jpg ~/repo/DATA/INPUT/StarterBundle/Animals/cat.313.jpg" calcext:value-type="string">
            <text:p>mv cat.313.jpg ~/repo/DATA/INPUT/StarterBundle/Animals/cat.313.jpg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G$1]&amp;&quot;.&quot;&amp;[.A316]&amp;&quot;.jpg&quot;" office:value-type="string" office:string-value="dog.314.jpg" calcext:value-type="string">
            <text:p>dog.314.jpg</text:p>
          </table:table-cell>
          <table:table-cell table:formula="of:=[.$H$1]&amp;&quot;.&quot;&amp;[.A316]&amp;&quot;.jpg&quot;" office:value-type="string" office:string-value="cat.314.jpg" calcext:value-type="string">
            <text:p>cat.314.jpg</text:p>
          </table:table-cell>
          <table:table-cell/>
          <table:table-cell table:formula="of:=[.$B$1]&amp;&quot; &quot;&amp;[.B316]&amp;&quot; &quot;&amp;[.$C$1]&amp;[.B316]" office:value-type="string" office:string-value="mv dog.314.jpg ~/repo/DATA/INPUT/StarterBundle/Animals/dog.314.jpg" calcext:value-type="string">
            <text:p>mv dog.314.jpg ~/repo/DATA/INPUT/StarterBundle/Animals/dog.314.jpg</text:p>
          </table:table-cell>
          <table:table-cell table:formula="of:=[.$B$1]&amp;&quot; &quot;&amp;[.C316]&amp;&quot; &quot;&amp;[.$C$1]&amp;[.C316]" office:value-type="string" office:string-value="mv cat.314.jpg ~/repo/DATA/INPUT/StarterBundle/Animals/cat.314.jpg" calcext:value-type="string">
            <text:p>mv cat.314.jpg ~/repo/DATA/INPUT/StarterBundle/Animals/cat.314.jpg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G$1]&amp;&quot;.&quot;&amp;[.A317]&amp;&quot;.jpg&quot;" office:value-type="string" office:string-value="dog.315.jpg" calcext:value-type="string">
            <text:p>dog.315.jpg</text:p>
          </table:table-cell>
          <table:table-cell table:formula="of:=[.$H$1]&amp;&quot;.&quot;&amp;[.A317]&amp;&quot;.jpg&quot;" office:value-type="string" office:string-value="cat.315.jpg" calcext:value-type="string">
            <text:p>cat.315.jpg</text:p>
          </table:table-cell>
          <table:table-cell/>
          <table:table-cell table:formula="of:=[.$B$1]&amp;&quot; &quot;&amp;[.B317]&amp;&quot; &quot;&amp;[.$C$1]&amp;[.B317]" office:value-type="string" office:string-value="mv dog.315.jpg ~/repo/DATA/INPUT/StarterBundle/Animals/dog.315.jpg" calcext:value-type="string">
            <text:p>mv dog.315.jpg ~/repo/DATA/INPUT/StarterBundle/Animals/dog.315.jpg</text:p>
          </table:table-cell>
          <table:table-cell table:formula="of:=[.$B$1]&amp;&quot; &quot;&amp;[.C317]&amp;&quot; &quot;&amp;[.$C$1]&amp;[.C317]" office:value-type="string" office:string-value="mv cat.315.jpg ~/repo/DATA/INPUT/StarterBundle/Animals/cat.315.jpg" calcext:value-type="string">
            <text:p>mv cat.315.jpg ~/repo/DATA/INPUT/StarterBundle/Animals/cat.315.jpg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G$1]&amp;&quot;.&quot;&amp;[.A318]&amp;&quot;.jpg&quot;" office:value-type="string" office:string-value="dog.316.jpg" calcext:value-type="string">
            <text:p>dog.316.jpg</text:p>
          </table:table-cell>
          <table:table-cell table:formula="of:=[.$H$1]&amp;&quot;.&quot;&amp;[.A318]&amp;&quot;.jpg&quot;" office:value-type="string" office:string-value="cat.316.jpg" calcext:value-type="string">
            <text:p>cat.316.jpg</text:p>
          </table:table-cell>
          <table:table-cell/>
          <table:table-cell table:formula="of:=[.$B$1]&amp;&quot; &quot;&amp;[.B318]&amp;&quot; &quot;&amp;[.$C$1]&amp;[.B318]" office:value-type="string" office:string-value="mv dog.316.jpg ~/repo/DATA/INPUT/StarterBundle/Animals/dog.316.jpg" calcext:value-type="string">
            <text:p>mv dog.316.jpg ~/repo/DATA/INPUT/StarterBundle/Animals/dog.316.jpg</text:p>
          </table:table-cell>
          <table:table-cell table:formula="of:=[.$B$1]&amp;&quot; &quot;&amp;[.C318]&amp;&quot; &quot;&amp;[.$C$1]&amp;[.C318]" office:value-type="string" office:string-value="mv cat.316.jpg ~/repo/DATA/INPUT/StarterBundle/Animals/cat.316.jpg" calcext:value-type="string">
            <text:p>mv cat.316.jpg ~/repo/DATA/INPUT/StarterBundle/Animals/cat.316.jpg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G$1]&amp;&quot;.&quot;&amp;[.A319]&amp;&quot;.jpg&quot;" office:value-type="string" office:string-value="dog.317.jpg" calcext:value-type="string">
            <text:p>dog.317.jpg</text:p>
          </table:table-cell>
          <table:table-cell table:formula="of:=[.$H$1]&amp;&quot;.&quot;&amp;[.A319]&amp;&quot;.jpg&quot;" office:value-type="string" office:string-value="cat.317.jpg" calcext:value-type="string">
            <text:p>cat.317.jpg</text:p>
          </table:table-cell>
          <table:table-cell/>
          <table:table-cell table:formula="of:=[.$B$1]&amp;&quot; &quot;&amp;[.B319]&amp;&quot; &quot;&amp;[.$C$1]&amp;[.B319]" office:value-type="string" office:string-value="mv dog.317.jpg ~/repo/DATA/INPUT/StarterBundle/Animals/dog.317.jpg" calcext:value-type="string">
            <text:p>mv dog.317.jpg ~/repo/DATA/INPUT/StarterBundle/Animals/dog.317.jpg</text:p>
          </table:table-cell>
          <table:table-cell table:formula="of:=[.$B$1]&amp;&quot; &quot;&amp;[.C319]&amp;&quot; &quot;&amp;[.$C$1]&amp;[.C319]" office:value-type="string" office:string-value="mv cat.317.jpg ~/repo/DATA/INPUT/StarterBundle/Animals/cat.317.jpg" calcext:value-type="string">
            <text:p>mv cat.317.jpg ~/repo/DATA/INPUT/StarterBundle/Animals/cat.317.jpg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G$1]&amp;&quot;.&quot;&amp;[.A320]&amp;&quot;.jpg&quot;" office:value-type="string" office:string-value="dog.318.jpg" calcext:value-type="string">
            <text:p>dog.318.jpg</text:p>
          </table:table-cell>
          <table:table-cell table:formula="of:=[.$H$1]&amp;&quot;.&quot;&amp;[.A320]&amp;&quot;.jpg&quot;" office:value-type="string" office:string-value="cat.318.jpg" calcext:value-type="string">
            <text:p>cat.318.jpg</text:p>
          </table:table-cell>
          <table:table-cell/>
          <table:table-cell table:formula="of:=[.$B$1]&amp;&quot; &quot;&amp;[.B320]&amp;&quot; &quot;&amp;[.$C$1]&amp;[.B320]" office:value-type="string" office:string-value="mv dog.318.jpg ~/repo/DATA/INPUT/StarterBundle/Animals/dog.318.jpg" calcext:value-type="string">
            <text:p>mv dog.318.jpg ~/repo/DATA/INPUT/StarterBundle/Animals/dog.318.jpg</text:p>
          </table:table-cell>
          <table:table-cell table:formula="of:=[.$B$1]&amp;&quot; &quot;&amp;[.C320]&amp;&quot; &quot;&amp;[.$C$1]&amp;[.C320]" office:value-type="string" office:string-value="mv cat.318.jpg ~/repo/DATA/INPUT/StarterBundle/Animals/cat.318.jpg" calcext:value-type="string">
            <text:p>mv cat.318.jpg ~/repo/DATA/INPUT/StarterBundle/Animals/cat.318.jpg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G$1]&amp;&quot;.&quot;&amp;[.A321]&amp;&quot;.jpg&quot;" office:value-type="string" office:string-value="dog.319.jpg" calcext:value-type="string">
            <text:p>dog.319.jpg</text:p>
          </table:table-cell>
          <table:table-cell table:formula="of:=[.$H$1]&amp;&quot;.&quot;&amp;[.A321]&amp;&quot;.jpg&quot;" office:value-type="string" office:string-value="cat.319.jpg" calcext:value-type="string">
            <text:p>cat.319.jpg</text:p>
          </table:table-cell>
          <table:table-cell/>
          <table:table-cell table:formula="of:=[.$B$1]&amp;&quot; &quot;&amp;[.B321]&amp;&quot; &quot;&amp;[.$C$1]&amp;[.B321]" office:value-type="string" office:string-value="mv dog.319.jpg ~/repo/DATA/INPUT/StarterBundle/Animals/dog.319.jpg" calcext:value-type="string">
            <text:p>mv dog.319.jpg ~/repo/DATA/INPUT/StarterBundle/Animals/dog.319.jpg</text:p>
          </table:table-cell>
          <table:table-cell table:formula="of:=[.$B$1]&amp;&quot; &quot;&amp;[.C321]&amp;&quot; &quot;&amp;[.$C$1]&amp;[.C321]" office:value-type="string" office:string-value="mv cat.319.jpg ~/repo/DATA/INPUT/StarterBundle/Animals/cat.319.jpg" calcext:value-type="string">
            <text:p>mv cat.319.jpg ~/repo/DATA/INPUT/StarterBundle/Animals/cat.319.jpg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G$1]&amp;&quot;.&quot;&amp;[.A322]&amp;&quot;.jpg&quot;" office:value-type="string" office:string-value="dog.320.jpg" calcext:value-type="string">
            <text:p>dog.320.jpg</text:p>
          </table:table-cell>
          <table:table-cell table:formula="of:=[.$H$1]&amp;&quot;.&quot;&amp;[.A322]&amp;&quot;.jpg&quot;" office:value-type="string" office:string-value="cat.320.jpg" calcext:value-type="string">
            <text:p>cat.320.jpg</text:p>
          </table:table-cell>
          <table:table-cell/>
          <table:table-cell table:formula="of:=[.$B$1]&amp;&quot; &quot;&amp;[.B322]&amp;&quot; &quot;&amp;[.$C$1]&amp;[.B322]" office:value-type="string" office:string-value="mv dog.320.jpg ~/repo/DATA/INPUT/StarterBundle/Animals/dog.320.jpg" calcext:value-type="string">
            <text:p>mv dog.320.jpg ~/repo/DATA/INPUT/StarterBundle/Animals/dog.320.jpg</text:p>
          </table:table-cell>
          <table:table-cell table:formula="of:=[.$B$1]&amp;&quot; &quot;&amp;[.C322]&amp;&quot; &quot;&amp;[.$C$1]&amp;[.C322]" office:value-type="string" office:string-value="mv cat.320.jpg ~/repo/DATA/INPUT/StarterBundle/Animals/cat.320.jpg" calcext:value-type="string">
            <text:p>mv cat.320.jpg ~/repo/DATA/INPUT/StarterBundle/Animals/cat.320.jpg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G$1]&amp;&quot;.&quot;&amp;[.A323]&amp;&quot;.jpg&quot;" office:value-type="string" office:string-value="dog.321.jpg" calcext:value-type="string">
            <text:p>dog.321.jpg</text:p>
          </table:table-cell>
          <table:table-cell table:formula="of:=[.$H$1]&amp;&quot;.&quot;&amp;[.A323]&amp;&quot;.jpg&quot;" office:value-type="string" office:string-value="cat.321.jpg" calcext:value-type="string">
            <text:p>cat.321.jpg</text:p>
          </table:table-cell>
          <table:table-cell/>
          <table:table-cell table:formula="of:=[.$B$1]&amp;&quot; &quot;&amp;[.B323]&amp;&quot; &quot;&amp;[.$C$1]&amp;[.B323]" office:value-type="string" office:string-value="mv dog.321.jpg ~/repo/DATA/INPUT/StarterBundle/Animals/dog.321.jpg" calcext:value-type="string">
            <text:p>mv dog.321.jpg ~/repo/DATA/INPUT/StarterBundle/Animals/dog.321.jpg</text:p>
          </table:table-cell>
          <table:table-cell table:formula="of:=[.$B$1]&amp;&quot; &quot;&amp;[.C323]&amp;&quot; &quot;&amp;[.$C$1]&amp;[.C323]" office:value-type="string" office:string-value="mv cat.321.jpg ~/repo/DATA/INPUT/StarterBundle/Animals/cat.321.jpg" calcext:value-type="string">
            <text:p>mv cat.321.jpg ~/repo/DATA/INPUT/StarterBundle/Animals/cat.321.jpg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G$1]&amp;&quot;.&quot;&amp;[.A324]&amp;&quot;.jpg&quot;" office:value-type="string" office:string-value="dog.322.jpg" calcext:value-type="string">
            <text:p>dog.322.jpg</text:p>
          </table:table-cell>
          <table:table-cell table:formula="of:=[.$H$1]&amp;&quot;.&quot;&amp;[.A324]&amp;&quot;.jpg&quot;" office:value-type="string" office:string-value="cat.322.jpg" calcext:value-type="string">
            <text:p>cat.322.jpg</text:p>
          </table:table-cell>
          <table:table-cell/>
          <table:table-cell table:formula="of:=[.$B$1]&amp;&quot; &quot;&amp;[.B324]&amp;&quot; &quot;&amp;[.$C$1]&amp;[.B324]" office:value-type="string" office:string-value="mv dog.322.jpg ~/repo/DATA/INPUT/StarterBundle/Animals/dog.322.jpg" calcext:value-type="string">
            <text:p>mv dog.322.jpg ~/repo/DATA/INPUT/StarterBundle/Animals/dog.322.jpg</text:p>
          </table:table-cell>
          <table:table-cell table:formula="of:=[.$B$1]&amp;&quot; &quot;&amp;[.C324]&amp;&quot; &quot;&amp;[.$C$1]&amp;[.C324]" office:value-type="string" office:string-value="mv cat.322.jpg ~/repo/DATA/INPUT/StarterBundle/Animals/cat.322.jpg" calcext:value-type="string">
            <text:p>mv cat.322.jpg ~/repo/DATA/INPUT/StarterBundle/Animals/cat.322.jpg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G$1]&amp;&quot;.&quot;&amp;[.A325]&amp;&quot;.jpg&quot;" office:value-type="string" office:string-value="dog.323.jpg" calcext:value-type="string">
            <text:p>dog.323.jpg</text:p>
          </table:table-cell>
          <table:table-cell table:formula="of:=[.$H$1]&amp;&quot;.&quot;&amp;[.A325]&amp;&quot;.jpg&quot;" office:value-type="string" office:string-value="cat.323.jpg" calcext:value-type="string">
            <text:p>cat.323.jpg</text:p>
          </table:table-cell>
          <table:table-cell/>
          <table:table-cell table:formula="of:=[.$B$1]&amp;&quot; &quot;&amp;[.B325]&amp;&quot; &quot;&amp;[.$C$1]&amp;[.B325]" office:value-type="string" office:string-value="mv dog.323.jpg ~/repo/DATA/INPUT/StarterBundle/Animals/dog.323.jpg" calcext:value-type="string">
            <text:p>mv dog.323.jpg ~/repo/DATA/INPUT/StarterBundle/Animals/dog.323.jpg</text:p>
          </table:table-cell>
          <table:table-cell table:formula="of:=[.$B$1]&amp;&quot; &quot;&amp;[.C325]&amp;&quot; &quot;&amp;[.$C$1]&amp;[.C325]" office:value-type="string" office:string-value="mv cat.323.jpg ~/repo/DATA/INPUT/StarterBundle/Animals/cat.323.jpg" calcext:value-type="string">
            <text:p>mv cat.323.jpg ~/repo/DATA/INPUT/StarterBundle/Animals/cat.323.jpg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G$1]&amp;&quot;.&quot;&amp;[.A326]&amp;&quot;.jpg&quot;" office:value-type="string" office:string-value="dog.324.jpg" calcext:value-type="string">
            <text:p>dog.324.jpg</text:p>
          </table:table-cell>
          <table:table-cell table:formula="of:=[.$H$1]&amp;&quot;.&quot;&amp;[.A326]&amp;&quot;.jpg&quot;" office:value-type="string" office:string-value="cat.324.jpg" calcext:value-type="string">
            <text:p>cat.324.jpg</text:p>
          </table:table-cell>
          <table:table-cell/>
          <table:table-cell table:formula="of:=[.$B$1]&amp;&quot; &quot;&amp;[.B326]&amp;&quot; &quot;&amp;[.$C$1]&amp;[.B326]" office:value-type="string" office:string-value="mv dog.324.jpg ~/repo/DATA/INPUT/StarterBundle/Animals/dog.324.jpg" calcext:value-type="string">
            <text:p>mv dog.324.jpg ~/repo/DATA/INPUT/StarterBundle/Animals/dog.324.jpg</text:p>
          </table:table-cell>
          <table:table-cell table:formula="of:=[.$B$1]&amp;&quot; &quot;&amp;[.C326]&amp;&quot; &quot;&amp;[.$C$1]&amp;[.C326]" office:value-type="string" office:string-value="mv cat.324.jpg ~/repo/DATA/INPUT/StarterBundle/Animals/cat.324.jpg" calcext:value-type="string">
            <text:p>mv cat.324.jpg ~/repo/DATA/INPUT/StarterBundle/Animals/cat.324.jpg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G$1]&amp;&quot;.&quot;&amp;[.A327]&amp;&quot;.jpg&quot;" office:value-type="string" office:string-value="dog.325.jpg" calcext:value-type="string">
            <text:p>dog.325.jpg</text:p>
          </table:table-cell>
          <table:table-cell table:formula="of:=[.$H$1]&amp;&quot;.&quot;&amp;[.A327]&amp;&quot;.jpg&quot;" office:value-type="string" office:string-value="cat.325.jpg" calcext:value-type="string">
            <text:p>cat.325.jpg</text:p>
          </table:table-cell>
          <table:table-cell/>
          <table:table-cell table:formula="of:=[.$B$1]&amp;&quot; &quot;&amp;[.B327]&amp;&quot; &quot;&amp;[.$C$1]&amp;[.B327]" office:value-type="string" office:string-value="mv dog.325.jpg ~/repo/DATA/INPUT/StarterBundle/Animals/dog.325.jpg" calcext:value-type="string">
            <text:p>mv dog.325.jpg ~/repo/DATA/INPUT/StarterBundle/Animals/dog.325.jpg</text:p>
          </table:table-cell>
          <table:table-cell table:formula="of:=[.$B$1]&amp;&quot; &quot;&amp;[.C327]&amp;&quot; &quot;&amp;[.$C$1]&amp;[.C327]" office:value-type="string" office:string-value="mv cat.325.jpg ~/repo/DATA/INPUT/StarterBundle/Animals/cat.325.jpg" calcext:value-type="string">
            <text:p>mv cat.325.jpg ~/repo/DATA/INPUT/StarterBundle/Animals/cat.325.jpg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G$1]&amp;&quot;.&quot;&amp;[.A328]&amp;&quot;.jpg&quot;" office:value-type="string" office:string-value="dog.326.jpg" calcext:value-type="string">
            <text:p>dog.326.jpg</text:p>
          </table:table-cell>
          <table:table-cell table:formula="of:=[.$H$1]&amp;&quot;.&quot;&amp;[.A328]&amp;&quot;.jpg&quot;" office:value-type="string" office:string-value="cat.326.jpg" calcext:value-type="string">
            <text:p>cat.326.jpg</text:p>
          </table:table-cell>
          <table:table-cell/>
          <table:table-cell table:formula="of:=[.$B$1]&amp;&quot; &quot;&amp;[.B328]&amp;&quot; &quot;&amp;[.$C$1]&amp;[.B328]" office:value-type="string" office:string-value="mv dog.326.jpg ~/repo/DATA/INPUT/StarterBundle/Animals/dog.326.jpg" calcext:value-type="string">
            <text:p>mv dog.326.jpg ~/repo/DATA/INPUT/StarterBundle/Animals/dog.326.jpg</text:p>
          </table:table-cell>
          <table:table-cell table:formula="of:=[.$B$1]&amp;&quot; &quot;&amp;[.C328]&amp;&quot; &quot;&amp;[.$C$1]&amp;[.C328]" office:value-type="string" office:string-value="mv cat.326.jpg ~/repo/DATA/INPUT/StarterBundle/Animals/cat.326.jpg" calcext:value-type="string">
            <text:p>mv cat.326.jpg ~/repo/DATA/INPUT/StarterBundle/Animals/cat.326.jpg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G$1]&amp;&quot;.&quot;&amp;[.A329]&amp;&quot;.jpg&quot;" office:value-type="string" office:string-value="dog.327.jpg" calcext:value-type="string">
            <text:p>dog.327.jpg</text:p>
          </table:table-cell>
          <table:table-cell table:formula="of:=[.$H$1]&amp;&quot;.&quot;&amp;[.A329]&amp;&quot;.jpg&quot;" office:value-type="string" office:string-value="cat.327.jpg" calcext:value-type="string">
            <text:p>cat.327.jpg</text:p>
          </table:table-cell>
          <table:table-cell/>
          <table:table-cell table:formula="of:=[.$B$1]&amp;&quot; &quot;&amp;[.B329]&amp;&quot; &quot;&amp;[.$C$1]&amp;[.B329]" office:value-type="string" office:string-value="mv dog.327.jpg ~/repo/DATA/INPUT/StarterBundle/Animals/dog.327.jpg" calcext:value-type="string">
            <text:p>mv dog.327.jpg ~/repo/DATA/INPUT/StarterBundle/Animals/dog.327.jpg</text:p>
          </table:table-cell>
          <table:table-cell table:formula="of:=[.$B$1]&amp;&quot; &quot;&amp;[.C329]&amp;&quot; &quot;&amp;[.$C$1]&amp;[.C329]" office:value-type="string" office:string-value="mv cat.327.jpg ~/repo/DATA/INPUT/StarterBundle/Animals/cat.327.jpg" calcext:value-type="string">
            <text:p>mv cat.327.jpg ~/repo/DATA/INPUT/StarterBundle/Animals/cat.327.jpg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G$1]&amp;&quot;.&quot;&amp;[.A330]&amp;&quot;.jpg&quot;" office:value-type="string" office:string-value="dog.328.jpg" calcext:value-type="string">
            <text:p>dog.328.jpg</text:p>
          </table:table-cell>
          <table:table-cell table:formula="of:=[.$H$1]&amp;&quot;.&quot;&amp;[.A330]&amp;&quot;.jpg&quot;" office:value-type="string" office:string-value="cat.328.jpg" calcext:value-type="string">
            <text:p>cat.328.jpg</text:p>
          </table:table-cell>
          <table:table-cell/>
          <table:table-cell table:formula="of:=[.$B$1]&amp;&quot; &quot;&amp;[.B330]&amp;&quot; &quot;&amp;[.$C$1]&amp;[.B330]" office:value-type="string" office:string-value="mv dog.328.jpg ~/repo/DATA/INPUT/StarterBundle/Animals/dog.328.jpg" calcext:value-type="string">
            <text:p>mv dog.328.jpg ~/repo/DATA/INPUT/StarterBundle/Animals/dog.328.jpg</text:p>
          </table:table-cell>
          <table:table-cell table:formula="of:=[.$B$1]&amp;&quot; &quot;&amp;[.C330]&amp;&quot; &quot;&amp;[.$C$1]&amp;[.C330]" office:value-type="string" office:string-value="mv cat.328.jpg ~/repo/DATA/INPUT/StarterBundle/Animals/cat.328.jpg" calcext:value-type="string">
            <text:p>mv cat.328.jpg ~/repo/DATA/INPUT/StarterBundle/Animals/cat.328.jpg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G$1]&amp;&quot;.&quot;&amp;[.A331]&amp;&quot;.jpg&quot;" office:value-type="string" office:string-value="dog.329.jpg" calcext:value-type="string">
            <text:p>dog.329.jpg</text:p>
          </table:table-cell>
          <table:table-cell table:formula="of:=[.$H$1]&amp;&quot;.&quot;&amp;[.A331]&amp;&quot;.jpg&quot;" office:value-type="string" office:string-value="cat.329.jpg" calcext:value-type="string">
            <text:p>cat.329.jpg</text:p>
          </table:table-cell>
          <table:table-cell/>
          <table:table-cell table:formula="of:=[.$B$1]&amp;&quot; &quot;&amp;[.B331]&amp;&quot; &quot;&amp;[.$C$1]&amp;[.B331]" office:value-type="string" office:string-value="mv dog.329.jpg ~/repo/DATA/INPUT/StarterBundle/Animals/dog.329.jpg" calcext:value-type="string">
            <text:p>mv dog.329.jpg ~/repo/DATA/INPUT/StarterBundle/Animals/dog.329.jpg</text:p>
          </table:table-cell>
          <table:table-cell table:formula="of:=[.$B$1]&amp;&quot; &quot;&amp;[.C331]&amp;&quot; &quot;&amp;[.$C$1]&amp;[.C331]" office:value-type="string" office:string-value="mv cat.329.jpg ~/repo/DATA/INPUT/StarterBundle/Animals/cat.329.jpg" calcext:value-type="string">
            <text:p>mv cat.329.jpg ~/repo/DATA/INPUT/StarterBundle/Animals/cat.329.jpg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G$1]&amp;&quot;.&quot;&amp;[.A332]&amp;&quot;.jpg&quot;" office:value-type="string" office:string-value="dog.330.jpg" calcext:value-type="string">
            <text:p>dog.330.jpg</text:p>
          </table:table-cell>
          <table:table-cell table:formula="of:=[.$H$1]&amp;&quot;.&quot;&amp;[.A332]&amp;&quot;.jpg&quot;" office:value-type="string" office:string-value="cat.330.jpg" calcext:value-type="string">
            <text:p>cat.330.jpg</text:p>
          </table:table-cell>
          <table:table-cell/>
          <table:table-cell table:formula="of:=[.$B$1]&amp;&quot; &quot;&amp;[.B332]&amp;&quot; &quot;&amp;[.$C$1]&amp;[.B332]" office:value-type="string" office:string-value="mv dog.330.jpg ~/repo/DATA/INPUT/StarterBundle/Animals/dog.330.jpg" calcext:value-type="string">
            <text:p>mv dog.330.jpg ~/repo/DATA/INPUT/StarterBundle/Animals/dog.330.jpg</text:p>
          </table:table-cell>
          <table:table-cell table:formula="of:=[.$B$1]&amp;&quot; &quot;&amp;[.C332]&amp;&quot; &quot;&amp;[.$C$1]&amp;[.C332]" office:value-type="string" office:string-value="mv cat.330.jpg ~/repo/DATA/INPUT/StarterBundle/Animals/cat.330.jpg" calcext:value-type="string">
            <text:p>mv cat.330.jpg ~/repo/DATA/INPUT/StarterBundle/Animals/cat.330.jpg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G$1]&amp;&quot;.&quot;&amp;[.A333]&amp;&quot;.jpg&quot;" office:value-type="string" office:string-value="dog.331.jpg" calcext:value-type="string">
            <text:p>dog.331.jpg</text:p>
          </table:table-cell>
          <table:table-cell table:formula="of:=[.$H$1]&amp;&quot;.&quot;&amp;[.A333]&amp;&quot;.jpg&quot;" office:value-type="string" office:string-value="cat.331.jpg" calcext:value-type="string">
            <text:p>cat.331.jpg</text:p>
          </table:table-cell>
          <table:table-cell/>
          <table:table-cell table:formula="of:=[.$B$1]&amp;&quot; &quot;&amp;[.B333]&amp;&quot; &quot;&amp;[.$C$1]&amp;[.B333]" office:value-type="string" office:string-value="mv dog.331.jpg ~/repo/DATA/INPUT/StarterBundle/Animals/dog.331.jpg" calcext:value-type="string">
            <text:p>mv dog.331.jpg ~/repo/DATA/INPUT/StarterBundle/Animals/dog.331.jpg</text:p>
          </table:table-cell>
          <table:table-cell table:formula="of:=[.$B$1]&amp;&quot; &quot;&amp;[.C333]&amp;&quot; &quot;&amp;[.$C$1]&amp;[.C333]" office:value-type="string" office:string-value="mv cat.331.jpg ~/repo/DATA/INPUT/StarterBundle/Animals/cat.331.jpg" calcext:value-type="string">
            <text:p>mv cat.331.jpg ~/repo/DATA/INPUT/StarterBundle/Animals/cat.331.jpg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G$1]&amp;&quot;.&quot;&amp;[.A334]&amp;&quot;.jpg&quot;" office:value-type="string" office:string-value="dog.332.jpg" calcext:value-type="string">
            <text:p>dog.332.jpg</text:p>
          </table:table-cell>
          <table:table-cell table:formula="of:=[.$H$1]&amp;&quot;.&quot;&amp;[.A334]&amp;&quot;.jpg&quot;" office:value-type="string" office:string-value="cat.332.jpg" calcext:value-type="string">
            <text:p>cat.332.jpg</text:p>
          </table:table-cell>
          <table:table-cell/>
          <table:table-cell table:formula="of:=[.$B$1]&amp;&quot; &quot;&amp;[.B334]&amp;&quot; &quot;&amp;[.$C$1]&amp;[.B334]" office:value-type="string" office:string-value="mv dog.332.jpg ~/repo/DATA/INPUT/StarterBundle/Animals/dog.332.jpg" calcext:value-type="string">
            <text:p>mv dog.332.jpg ~/repo/DATA/INPUT/StarterBundle/Animals/dog.332.jpg</text:p>
          </table:table-cell>
          <table:table-cell table:formula="of:=[.$B$1]&amp;&quot; &quot;&amp;[.C334]&amp;&quot; &quot;&amp;[.$C$1]&amp;[.C334]" office:value-type="string" office:string-value="mv cat.332.jpg ~/repo/DATA/INPUT/StarterBundle/Animals/cat.332.jpg" calcext:value-type="string">
            <text:p>mv cat.332.jpg ~/repo/DATA/INPUT/StarterBundle/Animals/cat.332.jpg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G$1]&amp;&quot;.&quot;&amp;[.A335]&amp;&quot;.jpg&quot;" office:value-type="string" office:string-value="dog.333.jpg" calcext:value-type="string">
            <text:p>dog.333.jpg</text:p>
          </table:table-cell>
          <table:table-cell table:formula="of:=[.$H$1]&amp;&quot;.&quot;&amp;[.A335]&amp;&quot;.jpg&quot;" office:value-type="string" office:string-value="cat.333.jpg" calcext:value-type="string">
            <text:p>cat.333.jpg</text:p>
          </table:table-cell>
          <table:table-cell/>
          <table:table-cell table:formula="of:=[.$B$1]&amp;&quot; &quot;&amp;[.B335]&amp;&quot; &quot;&amp;[.$C$1]&amp;[.B335]" office:value-type="string" office:string-value="mv dog.333.jpg ~/repo/DATA/INPUT/StarterBundle/Animals/dog.333.jpg" calcext:value-type="string">
            <text:p>mv dog.333.jpg ~/repo/DATA/INPUT/StarterBundle/Animals/dog.333.jpg</text:p>
          </table:table-cell>
          <table:table-cell table:formula="of:=[.$B$1]&amp;&quot; &quot;&amp;[.C335]&amp;&quot; &quot;&amp;[.$C$1]&amp;[.C335]" office:value-type="string" office:string-value="mv cat.333.jpg ~/repo/DATA/INPUT/StarterBundle/Animals/cat.333.jpg" calcext:value-type="string">
            <text:p>mv cat.333.jpg ~/repo/DATA/INPUT/StarterBundle/Animals/cat.333.jpg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G$1]&amp;&quot;.&quot;&amp;[.A336]&amp;&quot;.jpg&quot;" office:value-type="string" office:string-value="dog.334.jpg" calcext:value-type="string">
            <text:p>dog.334.jpg</text:p>
          </table:table-cell>
          <table:table-cell table:formula="of:=[.$H$1]&amp;&quot;.&quot;&amp;[.A336]&amp;&quot;.jpg&quot;" office:value-type="string" office:string-value="cat.334.jpg" calcext:value-type="string">
            <text:p>cat.334.jpg</text:p>
          </table:table-cell>
          <table:table-cell/>
          <table:table-cell table:formula="of:=[.$B$1]&amp;&quot; &quot;&amp;[.B336]&amp;&quot; &quot;&amp;[.$C$1]&amp;[.B336]" office:value-type="string" office:string-value="mv dog.334.jpg ~/repo/DATA/INPUT/StarterBundle/Animals/dog.334.jpg" calcext:value-type="string">
            <text:p>mv dog.334.jpg ~/repo/DATA/INPUT/StarterBundle/Animals/dog.334.jpg</text:p>
          </table:table-cell>
          <table:table-cell table:formula="of:=[.$B$1]&amp;&quot; &quot;&amp;[.C336]&amp;&quot; &quot;&amp;[.$C$1]&amp;[.C336]" office:value-type="string" office:string-value="mv cat.334.jpg ~/repo/DATA/INPUT/StarterBundle/Animals/cat.334.jpg" calcext:value-type="string">
            <text:p>mv cat.334.jpg ~/repo/DATA/INPUT/StarterBundle/Animals/cat.334.jpg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G$1]&amp;&quot;.&quot;&amp;[.A337]&amp;&quot;.jpg&quot;" office:value-type="string" office:string-value="dog.335.jpg" calcext:value-type="string">
            <text:p>dog.335.jpg</text:p>
          </table:table-cell>
          <table:table-cell table:formula="of:=[.$H$1]&amp;&quot;.&quot;&amp;[.A337]&amp;&quot;.jpg&quot;" office:value-type="string" office:string-value="cat.335.jpg" calcext:value-type="string">
            <text:p>cat.335.jpg</text:p>
          </table:table-cell>
          <table:table-cell/>
          <table:table-cell table:formula="of:=[.$B$1]&amp;&quot; &quot;&amp;[.B337]&amp;&quot; &quot;&amp;[.$C$1]&amp;[.B337]" office:value-type="string" office:string-value="mv dog.335.jpg ~/repo/DATA/INPUT/StarterBundle/Animals/dog.335.jpg" calcext:value-type="string">
            <text:p>mv dog.335.jpg ~/repo/DATA/INPUT/StarterBundle/Animals/dog.335.jpg</text:p>
          </table:table-cell>
          <table:table-cell table:formula="of:=[.$B$1]&amp;&quot; &quot;&amp;[.C337]&amp;&quot; &quot;&amp;[.$C$1]&amp;[.C337]" office:value-type="string" office:string-value="mv cat.335.jpg ~/repo/DATA/INPUT/StarterBundle/Animals/cat.335.jpg" calcext:value-type="string">
            <text:p>mv cat.335.jpg ~/repo/DATA/INPUT/StarterBundle/Animals/cat.335.jpg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G$1]&amp;&quot;.&quot;&amp;[.A338]&amp;&quot;.jpg&quot;" office:value-type="string" office:string-value="dog.336.jpg" calcext:value-type="string">
            <text:p>dog.336.jpg</text:p>
          </table:table-cell>
          <table:table-cell table:formula="of:=[.$H$1]&amp;&quot;.&quot;&amp;[.A338]&amp;&quot;.jpg&quot;" office:value-type="string" office:string-value="cat.336.jpg" calcext:value-type="string">
            <text:p>cat.336.jpg</text:p>
          </table:table-cell>
          <table:table-cell/>
          <table:table-cell table:formula="of:=[.$B$1]&amp;&quot; &quot;&amp;[.B338]&amp;&quot; &quot;&amp;[.$C$1]&amp;[.B338]" office:value-type="string" office:string-value="mv dog.336.jpg ~/repo/DATA/INPUT/StarterBundle/Animals/dog.336.jpg" calcext:value-type="string">
            <text:p>mv dog.336.jpg ~/repo/DATA/INPUT/StarterBundle/Animals/dog.336.jpg</text:p>
          </table:table-cell>
          <table:table-cell table:formula="of:=[.$B$1]&amp;&quot; &quot;&amp;[.C338]&amp;&quot; &quot;&amp;[.$C$1]&amp;[.C338]" office:value-type="string" office:string-value="mv cat.336.jpg ~/repo/DATA/INPUT/StarterBundle/Animals/cat.336.jpg" calcext:value-type="string">
            <text:p>mv cat.336.jpg ~/repo/DATA/INPUT/StarterBundle/Animals/cat.336.jpg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G$1]&amp;&quot;.&quot;&amp;[.A339]&amp;&quot;.jpg&quot;" office:value-type="string" office:string-value="dog.337.jpg" calcext:value-type="string">
            <text:p>dog.337.jpg</text:p>
          </table:table-cell>
          <table:table-cell table:formula="of:=[.$H$1]&amp;&quot;.&quot;&amp;[.A339]&amp;&quot;.jpg&quot;" office:value-type="string" office:string-value="cat.337.jpg" calcext:value-type="string">
            <text:p>cat.337.jpg</text:p>
          </table:table-cell>
          <table:table-cell/>
          <table:table-cell table:formula="of:=[.$B$1]&amp;&quot; &quot;&amp;[.B339]&amp;&quot; &quot;&amp;[.$C$1]&amp;[.B339]" office:value-type="string" office:string-value="mv dog.337.jpg ~/repo/DATA/INPUT/StarterBundle/Animals/dog.337.jpg" calcext:value-type="string">
            <text:p>mv dog.337.jpg ~/repo/DATA/INPUT/StarterBundle/Animals/dog.337.jpg</text:p>
          </table:table-cell>
          <table:table-cell table:formula="of:=[.$B$1]&amp;&quot; &quot;&amp;[.C339]&amp;&quot; &quot;&amp;[.$C$1]&amp;[.C339]" office:value-type="string" office:string-value="mv cat.337.jpg ~/repo/DATA/INPUT/StarterBundle/Animals/cat.337.jpg" calcext:value-type="string">
            <text:p>mv cat.337.jpg ~/repo/DATA/INPUT/StarterBundle/Animals/cat.337.jpg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G$1]&amp;&quot;.&quot;&amp;[.A340]&amp;&quot;.jpg&quot;" office:value-type="string" office:string-value="dog.338.jpg" calcext:value-type="string">
            <text:p>dog.338.jpg</text:p>
          </table:table-cell>
          <table:table-cell table:formula="of:=[.$H$1]&amp;&quot;.&quot;&amp;[.A340]&amp;&quot;.jpg&quot;" office:value-type="string" office:string-value="cat.338.jpg" calcext:value-type="string">
            <text:p>cat.338.jpg</text:p>
          </table:table-cell>
          <table:table-cell/>
          <table:table-cell table:formula="of:=[.$B$1]&amp;&quot; &quot;&amp;[.B340]&amp;&quot; &quot;&amp;[.$C$1]&amp;[.B340]" office:value-type="string" office:string-value="mv dog.338.jpg ~/repo/DATA/INPUT/StarterBundle/Animals/dog.338.jpg" calcext:value-type="string">
            <text:p>mv dog.338.jpg ~/repo/DATA/INPUT/StarterBundle/Animals/dog.338.jpg</text:p>
          </table:table-cell>
          <table:table-cell table:formula="of:=[.$B$1]&amp;&quot; &quot;&amp;[.C340]&amp;&quot; &quot;&amp;[.$C$1]&amp;[.C340]" office:value-type="string" office:string-value="mv cat.338.jpg ~/repo/DATA/INPUT/StarterBundle/Animals/cat.338.jpg" calcext:value-type="string">
            <text:p>mv cat.338.jpg ~/repo/DATA/INPUT/StarterBundle/Animals/cat.338.jpg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G$1]&amp;&quot;.&quot;&amp;[.A341]&amp;&quot;.jpg&quot;" office:value-type="string" office:string-value="dog.339.jpg" calcext:value-type="string">
            <text:p>dog.339.jpg</text:p>
          </table:table-cell>
          <table:table-cell table:formula="of:=[.$H$1]&amp;&quot;.&quot;&amp;[.A341]&amp;&quot;.jpg&quot;" office:value-type="string" office:string-value="cat.339.jpg" calcext:value-type="string">
            <text:p>cat.339.jpg</text:p>
          </table:table-cell>
          <table:table-cell/>
          <table:table-cell table:formula="of:=[.$B$1]&amp;&quot; &quot;&amp;[.B341]&amp;&quot; &quot;&amp;[.$C$1]&amp;[.B341]" office:value-type="string" office:string-value="mv dog.339.jpg ~/repo/DATA/INPUT/StarterBundle/Animals/dog.339.jpg" calcext:value-type="string">
            <text:p>mv dog.339.jpg ~/repo/DATA/INPUT/StarterBundle/Animals/dog.339.jpg</text:p>
          </table:table-cell>
          <table:table-cell table:formula="of:=[.$B$1]&amp;&quot; &quot;&amp;[.C341]&amp;&quot; &quot;&amp;[.$C$1]&amp;[.C341]" office:value-type="string" office:string-value="mv cat.339.jpg ~/repo/DATA/INPUT/StarterBundle/Animals/cat.339.jpg" calcext:value-type="string">
            <text:p>mv cat.339.jpg ~/repo/DATA/INPUT/StarterBundle/Animals/cat.339.jpg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G$1]&amp;&quot;.&quot;&amp;[.A342]&amp;&quot;.jpg&quot;" office:value-type="string" office:string-value="dog.340.jpg" calcext:value-type="string">
            <text:p>dog.340.jpg</text:p>
          </table:table-cell>
          <table:table-cell table:formula="of:=[.$H$1]&amp;&quot;.&quot;&amp;[.A342]&amp;&quot;.jpg&quot;" office:value-type="string" office:string-value="cat.340.jpg" calcext:value-type="string">
            <text:p>cat.340.jpg</text:p>
          </table:table-cell>
          <table:table-cell/>
          <table:table-cell table:formula="of:=[.$B$1]&amp;&quot; &quot;&amp;[.B342]&amp;&quot; &quot;&amp;[.$C$1]&amp;[.B342]" office:value-type="string" office:string-value="mv dog.340.jpg ~/repo/DATA/INPUT/StarterBundle/Animals/dog.340.jpg" calcext:value-type="string">
            <text:p>mv dog.340.jpg ~/repo/DATA/INPUT/StarterBundle/Animals/dog.340.jpg</text:p>
          </table:table-cell>
          <table:table-cell table:formula="of:=[.$B$1]&amp;&quot; &quot;&amp;[.C342]&amp;&quot; &quot;&amp;[.$C$1]&amp;[.C342]" office:value-type="string" office:string-value="mv cat.340.jpg ~/repo/DATA/INPUT/StarterBundle/Animals/cat.340.jpg" calcext:value-type="string">
            <text:p>mv cat.340.jpg ~/repo/DATA/INPUT/StarterBundle/Animals/cat.340.jpg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G$1]&amp;&quot;.&quot;&amp;[.A343]&amp;&quot;.jpg&quot;" office:value-type="string" office:string-value="dog.341.jpg" calcext:value-type="string">
            <text:p>dog.341.jpg</text:p>
          </table:table-cell>
          <table:table-cell table:formula="of:=[.$H$1]&amp;&quot;.&quot;&amp;[.A343]&amp;&quot;.jpg&quot;" office:value-type="string" office:string-value="cat.341.jpg" calcext:value-type="string">
            <text:p>cat.341.jpg</text:p>
          </table:table-cell>
          <table:table-cell/>
          <table:table-cell table:formula="of:=[.$B$1]&amp;&quot; &quot;&amp;[.B343]&amp;&quot; &quot;&amp;[.$C$1]&amp;[.B343]" office:value-type="string" office:string-value="mv dog.341.jpg ~/repo/DATA/INPUT/StarterBundle/Animals/dog.341.jpg" calcext:value-type="string">
            <text:p>mv dog.341.jpg ~/repo/DATA/INPUT/StarterBundle/Animals/dog.341.jpg</text:p>
          </table:table-cell>
          <table:table-cell table:formula="of:=[.$B$1]&amp;&quot; &quot;&amp;[.C343]&amp;&quot; &quot;&amp;[.$C$1]&amp;[.C343]" office:value-type="string" office:string-value="mv cat.341.jpg ~/repo/DATA/INPUT/StarterBundle/Animals/cat.341.jpg" calcext:value-type="string">
            <text:p>mv cat.341.jpg ~/repo/DATA/INPUT/StarterBundle/Animals/cat.341.jpg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G$1]&amp;&quot;.&quot;&amp;[.A344]&amp;&quot;.jpg&quot;" office:value-type="string" office:string-value="dog.342.jpg" calcext:value-type="string">
            <text:p>dog.342.jpg</text:p>
          </table:table-cell>
          <table:table-cell table:formula="of:=[.$H$1]&amp;&quot;.&quot;&amp;[.A344]&amp;&quot;.jpg&quot;" office:value-type="string" office:string-value="cat.342.jpg" calcext:value-type="string">
            <text:p>cat.342.jpg</text:p>
          </table:table-cell>
          <table:table-cell/>
          <table:table-cell table:formula="of:=[.$B$1]&amp;&quot; &quot;&amp;[.B344]&amp;&quot; &quot;&amp;[.$C$1]&amp;[.B344]" office:value-type="string" office:string-value="mv dog.342.jpg ~/repo/DATA/INPUT/StarterBundle/Animals/dog.342.jpg" calcext:value-type="string">
            <text:p>mv dog.342.jpg ~/repo/DATA/INPUT/StarterBundle/Animals/dog.342.jpg</text:p>
          </table:table-cell>
          <table:table-cell table:formula="of:=[.$B$1]&amp;&quot; &quot;&amp;[.C344]&amp;&quot; &quot;&amp;[.$C$1]&amp;[.C344]" office:value-type="string" office:string-value="mv cat.342.jpg ~/repo/DATA/INPUT/StarterBundle/Animals/cat.342.jpg" calcext:value-type="string">
            <text:p>mv cat.342.jpg ~/repo/DATA/INPUT/StarterBundle/Animals/cat.342.jpg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G$1]&amp;&quot;.&quot;&amp;[.A345]&amp;&quot;.jpg&quot;" office:value-type="string" office:string-value="dog.343.jpg" calcext:value-type="string">
            <text:p>dog.343.jpg</text:p>
          </table:table-cell>
          <table:table-cell table:formula="of:=[.$H$1]&amp;&quot;.&quot;&amp;[.A345]&amp;&quot;.jpg&quot;" office:value-type="string" office:string-value="cat.343.jpg" calcext:value-type="string">
            <text:p>cat.343.jpg</text:p>
          </table:table-cell>
          <table:table-cell/>
          <table:table-cell table:formula="of:=[.$B$1]&amp;&quot; &quot;&amp;[.B345]&amp;&quot; &quot;&amp;[.$C$1]&amp;[.B345]" office:value-type="string" office:string-value="mv dog.343.jpg ~/repo/DATA/INPUT/StarterBundle/Animals/dog.343.jpg" calcext:value-type="string">
            <text:p>mv dog.343.jpg ~/repo/DATA/INPUT/StarterBundle/Animals/dog.343.jpg</text:p>
          </table:table-cell>
          <table:table-cell table:formula="of:=[.$B$1]&amp;&quot; &quot;&amp;[.C345]&amp;&quot; &quot;&amp;[.$C$1]&amp;[.C345]" office:value-type="string" office:string-value="mv cat.343.jpg ~/repo/DATA/INPUT/StarterBundle/Animals/cat.343.jpg" calcext:value-type="string">
            <text:p>mv cat.343.jpg ~/repo/DATA/INPUT/StarterBundle/Animals/cat.343.jpg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G$1]&amp;&quot;.&quot;&amp;[.A346]&amp;&quot;.jpg&quot;" office:value-type="string" office:string-value="dog.344.jpg" calcext:value-type="string">
            <text:p>dog.344.jpg</text:p>
          </table:table-cell>
          <table:table-cell table:formula="of:=[.$H$1]&amp;&quot;.&quot;&amp;[.A346]&amp;&quot;.jpg&quot;" office:value-type="string" office:string-value="cat.344.jpg" calcext:value-type="string">
            <text:p>cat.344.jpg</text:p>
          </table:table-cell>
          <table:table-cell/>
          <table:table-cell table:formula="of:=[.$B$1]&amp;&quot; &quot;&amp;[.B346]&amp;&quot; &quot;&amp;[.$C$1]&amp;[.B346]" office:value-type="string" office:string-value="mv dog.344.jpg ~/repo/DATA/INPUT/StarterBundle/Animals/dog.344.jpg" calcext:value-type="string">
            <text:p>mv dog.344.jpg ~/repo/DATA/INPUT/StarterBundle/Animals/dog.344.jpg</text:p>
          </table:table-cell>
          <table:table-cell table:formula="of:=[.$B$1]&amp;&quot; &quot;&amp;[.C346]&amp;&quot; &quot;&amp;[.$C$1]&amp;[.C346]" office:value-type="string" office:string-value="mv cat.344.jpg ~/repo/DATA/INPUT/StarterBundle/Animals/cat.344.jpg" calcext:value-type="string">
            <text:p>mv cat.344.jpg ~/repo/DATA/INPUT/StarterBundle/Animals/cat.344.jpg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G$1]&amp;&quot;.&quot;&amp;[.A347]&amp;&quot;.jpg&quot;" office:value-type="string" office:string-value="dog.345.jpg" calcext:value-type="string">
            <text:p>dog.345.jpg</text:p>
          </table:table-cell>
          <table:table-cell table:formula="of:=[.$H$1]&amp;&quot;.&quot;&amp;[.A347]&amp;&quot;.jpg&quot;" office:value-type="string" office:string-value="cat.345.jpg" calcext:value-type="string">
            <text:p>cat.345.jpg</text:p>
          </table:table-cell>
          <table:table-cell/>
          <table:table-cell table:formula="of:=[.$B$1]&amp;&quot; &quot;&amp;[.B347]&amp;&quot; &quot;&amp;[.$C$1]&amp;[.B347]" office:value-type="string" office:string-value="mv dog.345.jpg ~/repo/DATA/INPUT/StarterBundle/Animals/dog.345.jpg" calcext:value-type="string">
            <text:p>mv dog.345.jpg ~/repo/DATA/INPUT/StarterBundle/Animals/dog.345.jpg</text:p>
          </table:table-cell>
          <table:table-cell table:formula="of:=[.$B$1]&amp;&quot; &quot;&amp;[.C347]&amp;&quot; &quot;&amp;[.$C$1]&amp;[.C347]" office:value-type="string" office:string-value="mv cat.345.jpg ~/repo/DATA/INPUT/StarterBundle/Animals/cat.345.jpg" calcext:value-type="string">
            <text:p>mv cat.345.jpg ~/repo/DATA/INPUT/StarterBundle/Animals/cat.345.jpg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G$1]&amp;&quot;.&quot;&amp;[.A348]&amp;&quot;.jpg&quot;" office:value-type="string" office:string-value="dog.346.jpg" calcext:value-type="string">
            <text:p>dog.346.jpg</text:p>
          </table:table-cell>
          <table:table-cell table:formula="of:=[.$H$1]&amp;&quot;.&quot;&amp;[.A348]&amp;&quot;.jpg&quot;" office:value-type="string" office:string-value="cat.346.jpg" calcext:value-type="string">
            <text:p>cat.346.jpg</text:p>
          </table:table-cell>
          <table:table-cell/>
          <table:table-cell table:formula="of:=[.$B$1]&amp;&quot; &quot;&amp;[.B348]&amp;&quot; &quot;&amp;[.$C$1]&amp;[.B348]" office:value-type="string" office:string-value="mv dog.346.jpg ~/repo/DATA/INPUT/StarterBundle/Animals/dog.346.jpg" calcext:value-type="string">
            <text:p>mv dog.346.jpg ~/repo/DATA/INPUT/StarterBundle/Animals/dog.346.jpg</text:p>
          </table:table-cell>
          <table:table-cell table:formula="of:=[.$B$1]&amp;&quot; &quot;&amp;[.C348]&amp;&quot; &quot;&amp;[.$C$1]&amp;[.C348]" office:value-type="string" office:string-value="mv cat.346.jpg ~/repo/DATA/INPUT/StarterBundle/Animals/cat.346.jpg" calcext:value-type="string">
            <text:p>mv cat.346.jpg ~/repo/DATA/INPUT/StarterBundle/Animals/cat.346.jpg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G$1]&amp;&quot;.&quot;&amp;[.A349]&amp;&quot;.jpg&quot;" office:value-type="string" office:string-value="dog.347.jpg" calcext:value-type="string">
            <text:p>dog.347.jpg</text:p>
          </table:table-cell>
          <table:table-cell table:formula="of:=[.$H$1]&amp;&quot;.&quot;&amp;[.A349]&amp;&quot;.jpg&quot;" office:value-type="string" office:string-value="cat.347.jpg" calcext:value-type="string">
            <text:p>cat.347.jpg</text:p>
          </table:table-cell>
          <table:table-cell/>
          <table:table-cell table:formula="of:=[.$B$1]&amp;&quot; &quot;&amp;[.B349]&amp;&quot; &quot;&amp;[.$C$1]&amp;[.B349]" office:value-type="string" office:string-value="mv dog.347.jpg ~/repo/DATA/INPUT/StarterBundle/Animals/dog.347.jpg" calcext:value-type="string">
            <text:p>mv dog.347.jpg ~/repo/DATA/INPUT/StarterBundle/Animals/dog.347.jpg</text:p>
          </table:table-cell>
          <table:table-cell table:formula="of:=[.$B$1]&amp;&quot; &quot;&amp;[.C349]&amp;&quot; &quot;&amp;[.$C$1]&amp;[.C349]" office:value-type="string" office:string-value="mv cat.347.jpg ~/repo/DATA/INPUT/StarterBundle/Animals/cat.347.jpg" calcext:value-type="string">
            <text:p>mv cat.347.jpg ~/repo/DATA/INPUT/StarterBundle/Animals/cat.347.jpg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G$1]&amp;&quot;.&quot;&amp;[.A350]&amp;&quot;.jpg&quot;" office:value-type="string" office:string-value="dog.348.jpg" calcext:value-type="string">
            <text:p>dog.348.jpg</text:p>
          </table:table-cell>
          <table:table-cell table:formula="of:=[.$H$1]&amp;&quot;.&quot;&amp;[.A350]&amp;&quot;.jpg&quot;" office:value-type="string" office:string-value="cat.348.jpg" calcext:value-type="string">
            <text:p>cat.348.jpg</text:p>
          </table:table-cell>
          <table:table-cell/>
          <table:table-cell table:formula="of:=[.$B$1]&amp;&quot; &quot;&amp;[.B350]&amp;&quot; &quot;&amp;[.$C$1]&amp;[.B350]" office:value-type="string" office:string-value="mv dog.348.jpg ~/repo/DATA/INPUT/StarterBundle/Animals/dog.348.jpg" calcext:value-type="string">
            <text:p>mv dog.348.jpg ~/repo/DATA/INPUT/StarterBundle/Animals/dog.348.jpg</text:p>
          </table:table-cell>
          <table:table-cell table:formula="of:=[.$B$1]&amp;&quot; &quot;&amp;[.C350]&amp;&quot; &quot;&amp;[.$C$1]&amp;[.C350]" office:value-type="string" office:string-value="mv cat.348.jpg ~/repo/DATA/INPUT/StarterBundle/Animals/cat.348.jpg" calcext:value-type="string">
            <text:p>mv cat.348.jpg ~/repo/DATA/INPUT/StarterBundle/Animals/cat.348.jpg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G$1]&amp;&quot;.&quot;&amp;[.A351]&amp;&quot;.jpg&quot;" office:value-type="string" office:string-value="dog.349.jpg" calcext:value-type="string">
            <text:p>dog.349.jpg</text:p>
          </table:table-cell>
          <table:table-cell table:formula="of:=[.$H$1]&amp;&quot;.&quot;&amp;[.A351]&amp;&quot;.jpg&quot;" office:value-type="string" office:string-value="cat.349.jpg" calcext:value-type="string">
            <text:p>cat.349.jpg</text:p>
          </table:table-cell>
          <table:table-cell/>
          <table:table-cell table:formula="of:=[.$B$1]&amp;&quot; &quot;&amp;[.B351]&amp;&quot; &quot;&amp;[.$C$1]&amp;[.B351]" office:value-type="string" office:string-value="mv dog.349.jpg ~/repo/DATA/INPUT/StarterBundle/Animals/dog.349.jpg" calcext:value-type="string">
            <text:p>mv dog.349.jpg ~/repo/DATA/INPUT/StarterBundle/Animals/dog.349.jpg</text:p>
          </table:table-cell>
          <table:table-cell table:formula="of:=[.$B$1]&amp;&quot; &quot;&amp;[.C351]&amp;&quot; &quot;&amp;[.$C$1]&amp;[.C351]" office:value-type="string" office:string-value="mv cat.349.jpg ~/repo/DATA/INPUT/StarterBundle/Animals/cat.349.jpg" calcext:value-type="string">
            <text:p>mv cat.349.jpg ~/repo/DATA/INPUT/StarterBundle/Animals/cat.349.jpg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G$1]&amp;&quot;.&quot;&amp;[.A352]&amp;&quot;.jpg&quot;" office:value-type="string" office:string-value="dog.350.jpg" calcext:value-type="string">
            <text:p>dog.350.jpg</text:p>
          </table:table-cell>
          <table:table-cell table:formula="of:=[.$H$1]&amp;&quot;.&quot;&amp;[.A352]&amp;&quot;.jpg&quot;" office:value-type="string" office:string-value="cat.350.jpg" calcext:value-type="string">
            <text:p>cat.350.jpg</text:p>
          </table:table-cell>
          <table:table-cell/>
          <table:table-cell table:formula="of:=[.$B$1]&amp;&quot; &quot;&amp;[.B352]&amp;&quot; &quot;&amp;[.$C$1]&amp;[.B352]" office:value-type="string" office:string-value="mv dog.350.jpg ~/repo/DATA/INPUT/StarterBundle/Animals/dog.350.jpg" calcext:value-type="string">
            <text:p>mv dog.350.jpg ~/repo/DATA/INPUT/StarterBundle/Animals/dog.350.jpg</text:p>
          </table:table-cell>
          <table:table-cell table:formula="of:=[.$B$1]&amp;&quot; &quot;&amp;[.C352]&amp;&quot; &quot;&amp;[.$C$1]&amp;[.C352]" office:value-type="string" office:string-value="mv cat.350.jpg ~/repo/DATA/INPUT/StarterBundle/Animals/cat.350.jpg" calcext:value-type="string">
            <text:p>mv cat.350.jpg ~/repo/DATA/INPUT/StarterBundle/Animals/cat.350.jpg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G$1]&amp;&quot;.&quot;&amp;[.A353]&amp;&quot;.jpg&quot;" office:value-type="string" office:string-value="dog.351.jpg" calcext:value-type="string">
            <text:p>dog.351.jpg</text:p>
          </table:table-cell>
          <table:table-cell table:formula="of:=[.$H$1]&amp;&quot;.&quot;&amp;[.A353]&amp;&quot;.jpg&quot;" office:value-type="string" office:string-value="cat.351.jpg" calcext:value-type="string">
            <text:p>cat.351.jpg</text:p>
          </table:table-cell>
          <table:table-cell/>
          <table:table-cell table:formula="of:=[.$B$1]&amp;&quot; &quot;&amp;[.B353]&amp;&quot; &quot;&amp;[.$C$1]&amp;[.B353]" office:value-type="string" office:string-value="mv dog.351.jpg ~/repo/DATA/INPUT/StarterBundle/Animals/dog.351.jpg" calcext:value-type="string">
            <text:p>mv dog.351.jpg ~/repo/DATA/INPUT/StarterBundle/Animals/dog.351.jpg</text:p>
          </table:table-cell>
          <table:table-cell table:formula="of:=[.$B$1]&amp;&quot; &quot;&amp;[.C353]&amp;&quot; &quot;&amp;[.$C$1]&amp;[.C353]" office:value-type="string" office:string-value="mv cat.351.jpg ~/repo/DATA/INPUT/StarterBundle/Animals/cat.351.jpg" calcext:value-type="string">
            <text:p>mv cat.351.jpg ~/repo/DATA/INPUT/StarterBundle/Animals/cat.351.jpg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G$1]&amp;&quot;.&quot;&amp;[.A354]&amp;&quot;.jpg&quot;" office:value-type="string" office:string-value="dog.352.jpg" calcext:value-type="string">
            <text:p>dog.352.jpg</text:p>
          </table:table-cell>
          <table:table-cell table:formula="of:=[.$H$1]&amp;&quot;.&quot;&amp;[.A354]&amp;&quot;.jpg&quot;" office:value-type="string" office:string-value="cat.352.jpg" calcext:value-type="string">
            <text:p>cat.352.jpg</text:p>
          </table:table-cell>
          <table:table-cell/>
          <table:table-cell table:formula="of:=[.$B$1]&amp;&quot; &quot;&amp;[.B354]&amp;&quot; &quot;&amp;[.$C$1]&amp;[.B354]" office:value-type="string" office:string-value="mv dog.352.jpg ~/repo/DATA/INPUT/StarterBundle/Animals/dog.352.jpg" calcext:value-type="string">
            <text:p>mv dog.352.jpg ~/repo/DATA/INPUT/StarterBundle/Animals/dog.352.jpg</text:p>
          </table:table-cell>
          <table:table-cell table:formula="of:=[.$B$1]&amp;&quot; &quot;&amp;[.C354]&amp;&quot; &quot;&amp;[.$C$1]&amp;[.C354]" office:value-type="string" office:string-value="mv cat.352.jpg ~/repo/DATA/INPUT/StarterBundle/Animals/cat.352.jpg" calcext:value-type="string">
            <text:p>mv cat.352.jpg ~/repo/DATA/INPUT/StarterBundle/Animals/cat.352.jpg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G$1]&amp;&quot;.&quot;&amp;[.A355]&amp;&quot;.jpg&quot;" office:value-type="string" office:string-value="dog.353.jpg" calcext:value-type="string">
            <text:p>dog.353.jpg</text:p>
          </table:table-cell>
          <table:table-cell table:formula="of:=[.$H$1]&amp;&quot;.&quot;&amp;[.A355]&amp;&quot;.jpg&quot;" office:value-type="string" office:string-value="cat.353.jpg" calcext:value-type="string">
            <text:p>cat.353.jpg</text:p>
          </table:table-cell>
          <table:table-cell/>
          <table:table-cell table:formula="of:=[.$B$1]&amp;&quot; &quot;&amp;[.B355]&amp;&quot; &quot;&amp;[.$C$1]&amp;[.B355]" office:value-type="string" office:string-value="mv dog.353.jpg ~/repo/DATA/INPUT/StarterBundle/Animals/dog.353.jpg" calcext:value-type="string">
            <text:p>mv dog.353.jpg ~/repo/DATA/INPUT/StarterBundle/Animals/dog.353.jpg</text:p>
          </table:table-cell>
          <table:table-cell table:formula="of:=[.$B$1]&amp;&quot; &quot;&amp;[.C355]&amp;&quot; &quot;&amp;[.$C$1]&amp;[.C355]" office:value-type="string" office:string-value="mv cat.353.jpg ~/repo/DATA/INPUT/StarterBundle/Animals/cat.353.jpg" calcext:value-type="string">
            <text:p>mv cat.353.jpg ~/repo/DATA/INPUT/StarterBundle/Animals/cat.353.jpg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G$1]&amp;&quot;.&quot;&amp;[.A356]&amp;&quot;.jpg&quot;" office:value-type="string" office:string-value="dog.354.jpg" calcext:value-type="string">
            <text:p>dog.354.jpg</text:p>
          </table:table-cell>
          <table:table-cell table:formula="of:=[.$H$1]&amp;&quot;.&quot;&amp;[.A356]&amp;&quot;.jpg&quot;" office:value-type="string" office:string-value="cat.354.jpg" calcext:value-type="string">
            <text:p>cat.354.jpg</text:p>
          </table:table-cell>
          <table:table-cell/>
          <table:table-cell table:formula="of:=[.$B$1]&amp;&quot; &quot;&amp;[.B356]&amp;&quot; &quot;&amp;[.$C$1]&amp;[.B356]" office:value-type="string" office:string-value="mv dog.354.jpg ~/repo/DATA/INPUT/StarterBundle/Animals/dog.354.jpg" calcext:value-type="string">
            <text:p>mv dog.354.jpg ~/repo/DATA/INPUT/StarterBundle/Animals/dog.354.jpg</text:p>
          </table:table-cell>
          <table:table-cell table:formula="of:=[.$B$1]&amp;&quot; &quot;&amp;[.C356]&amp;&quot; &quot;&amp;[.$C$1]&amp;[.C356]" office:value-type="string" office:string-value="mv cat.354.jpg ~/repo/DATA/INPUT/StarterBundle/Animals/cat.354.jpg" calcext:value-type="string">
            <text:p>mv cat.354.jpg ~/repo/DATA/INPUT/StarterBundle/Animals/cat.354.jpg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G$1]&amp;&quot;.&quot;&amp;[.A357]&amp;&quot;.jpg&quot;" office:value-type="string" office:string-value="dog.355.jpg" calcext:value-type="string">
            <text:p>dog.355.jpg</text:p>
          </table:table-cell>
          <table:table-cell table:formula="of:=[.$H$1]&amp;&quot;.&quot;&amp;[.A357]&amp;&quot;.jpg&quot;" office:value-type="string" office:string-value="cat.355.jpg" calcext:value-type="string">
            <text:p>cat.355.jpg</text:p>
          </table:table-cell>
          <table:table-cell/>
          <table:table-cell table:formula="of:=[.$B$1]&amp;&quot; &quot;&amp;[.B357]&amp;&quot; &quot;&amp;[.$C$1]&amp;[.B357]" office:value-type="string" office:string-value="mv dog.355.jpg ~/repo/DATA/INPUT/StarterBundle/Animals/dog.355.jpg" calcext:value-type="string">
            <text:p>mv dog.355.jpg ~/repo/DATA/INPUT/StarterBundle/Animals/dog.355.jpg</text:p>
          </table:table-cell>
          <table:table-cell table:formula="of:=[.$B$1]&amp;&quot; &quot;&amp;[.C357]&amp;&quot; &quot;&amp;[.$C$1]&amp;[.C357]" office:value-type="string" office:string-value="mv cat.355.jpg ~/repo/DATA/INPUT/StarterBundle/Animals/cat.355.jpg" calcext:value-type="string">
            <text:p>mv cat.355.jpg ~/repo/DATA/INPUT/StarterBundle/Animals/cat.355.jpg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G$1]&amp;&quot;.&quot;&amp;[.A358]&amp;&quot;.jpg&quot;" office:value-type="string" office:string-value="dog.356.jpg" calcext:value-type="string">
            <text:p>dog.356.jpg</text:p>
          </table:table-cell>
          <table:table-cell table:formula="of:=[.$H$1]&amp;&quot;.&quot;&amp;[.A358]&amp;&quot;.jpg&quot;" office:value-type="string" office:string-value="cat.356.jpg" calcext:value-type="string">
            <text:p>cat.356.jpg</text:p>
          </table:table-cell>
          <table:table-cell/>
          <table:table-cell table:formula="of:=[.$B$1]&amp;&quot; &quot;&amp;[.B358]&amp;&quot; &quot;&amp;[.$C$1]&amp;[.B358]" office:value-type="string" office:string-value="mv dog.356.jpg ~/repo/DATA/INPUT/StarterBundle/Animals/dog.356.jpg" calcext:value-type="string">
            <text:p>mv dog.356.jpg ~/repo/DATA/INPUT/StarterBundle/Animals/dog.356.jpg</text:p>
          </table:table-cell>
          <table:table-cell table:formula="of:=[.$B$1]&amp;&quot; &quot;&amp;[.C358]&amp;&quot; &quot;&amp;[.$C$1]&amp;[.C358]" office:value-type="string" office:string-value="mv cat.356.jpg ~/repo/DATA/INPUT/StarterBundle/Animals/cat.356.jpg" calcext:value-type="string">
            <text:p>mv cat.356.jpg ~/repo/DATA/INPUT/StarterBundle/Animals/cat.356.jpg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G$1]&amp;&quot;.&quot;&amp;[.A359]&amp;&quot;.jpg&quot;" office:value-type="string" office:string-value="dog.357.jpg" calcext:value-type="string">
            <text:p>dog.357.jpg</text:p>
          </table:table-cell>
          <table:table-cell table:formula="of:=[.$H$1]&amp;&quot;.&quot;&amp;[.A359]&amp;&quot;.jpg&quot;" office:value-type="string" office:string-value="cat.357.jpg" calcext:value-type="string">
            <text:p>cat.357.jpg</text:p>
          </table:table-cell>
          <table:table-cell/>
          <table:table-cell table:formula="of:=[.$B$1]&amp;&quot; &quot;&amp;[.B359]&amp;&quot; &quot;&amp;[.$C$1]&amp;[.B359]" office:value-type="string" office:string-value="mv dog.357.jpg ~/repo/DATA/INPUT/StarterBundle/Animals/dog.357.jpg" calcext:value-type="string">
            <text:p>mv dog.357.jpg ~/repo/DATA/INPUT/StarterBundle/Animals/dog.357.jpg</text:p>
          </table:table-cell>
          <table:table-cell table:formula="of:=[.$B$1]&amp;&quot; &quot;&amp;[.C359]&amp;&quot; &quot;&amp;[.$C$1]&amp;[.C359]" office:value-type="string" office:string-value="mv cat.357.jpg ~/repo/DATA/INPUT/StarterBundle/Animals/cat.357.jpg" calcext:value-type="string">
            <text:p>mv cat.357.jpg ~/repo/DATA/INPUT/StarterBundle/Animals/cat.357.jpg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G$1]&amp;&quot;.&quot;&amp;[.A360]&amp;&quot;.jpg&quot;" office:value-type="string" office:string-value="dog.358.jpg" calcext:value-type="string">
            <text:p>dog.358.jpg</text:p>
          </table:table-cell>
          <table:table-cell table:formula="of:=[.$H$1]&amp;&quot;.&quot;&amp;[.A360]&amp;&quot;.jpg&quot;" office:value-type="string" office:string-value="cat.358.jpg" calcext:value-type="string">
            <text:p>cat.358.jpg</text:p>
          </table:table-cell>
          <table:table-cell/>
          <table:table-cell table:formula="of:=[.$B$1]&amp;&quot; &quot;&amp;[.B360]&amp;&quot; &quot;&amp;[.$C$1]&amp;[.B360]" office:value-type="string" office:string-value="mv dog.358.jpg ~/repo/DATA/INPUT/StarterBundle/Animals/dog.358.jpg" calcext:value-type="string">
            <text:p>mv dog.358.jpg ~/repo/DATA/INPUT/StarterBundle/Animals/dog.358.jpg</text:p>
          </table:table-cell>
          <table:table-cell table:formula="of:=[.$B$1]&amp;&quot; &quot;&amp;[.C360]&amp;&quot; &quot;&amp;[.$C$1]&amp;[.C360]" office:value-type="string" office:string-value="mv cat.358.jpg ~/repo/DATA/INPUT/StarterBundle/Animals/cat.358.jpg" calcext:value-type="string">
            <text:p>mv cat.358.jpg ~/repo/DATA/INPUT/StarterBundle/Animals/cat.358.jpg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G$1]&amp;&quot;.&quot;&amp;[.A361]&amp;&quot;.jpg&quot;" office:value-type="string" office:string-value="dog.359.jpg" calcext:value-type="string">
            <text:p>dog.359.jpg</text:p>
          </table:table-cell>
          <table:table-cell table:formula="of:=[.$H$1]&amp;&quot;.&quot;&amp;[.A361]&amp;&quot;.jpg&quot;" office:value-type="string" office:string-value="cat.359.jpg" calcext:value-type="string">
            <text:p>cat.359.jpg</text:p>
          </table:table-cell>
          <table:table-cell/>
          <table:table-cell table:formula="of:=[.$B$1]&amp;&quot; &quot;&amp;[.B361]&amp;&quot; &quot;&amp;[.$C$1]&amp;[.B361]" office:value-type="string" office:string-value="mv dog.359.jpg ~/repo/DATA/INPUT/StarterBundle/Animals/dog.359.jpg" calcext:value-type="string">
            <text:p>mv dog.359.jpg ~/repo/DATA/INPUT/StarterBundle/Animals/dog.359.jpg</text:p>
          </table:table-cell>
          <table:table-cell table:formula="of:=[.$B$1]&amp;&quot; &quot;&amp;[.C361]&amp;&quot; &quot;&amp;[.$C$1]&amp;[.C361]" office:value-type="string" office:string-value="mv cat.359.jpg ~/repo/DATA/INPUT/StarterBundle/Animals/cat.359.jpg" calcext:value-type="string">
            <text:p>mv cat.359.jpg ~/repo/DATA/INPUT/StarterBundle/Animals/cat.359.jpg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G$1]&amp;&quot;.&quot;&amp;[.A362]&amp;&quot;.jpg&quot;" office:value-type="string" office:string-value="dog.360.jpg" calcext:value-type="string">
            <text:p>dog.360.jpg</text:p>
          </table:table-cell>
          <table:table-cell table:formula="of:=[.$H$1]&amp;&quot;.&quot;&amp;[.A362]&amp;&quot;.jpg&quot;" office:value-type="string" office:string-value="cat.360.jpg" calcext:value-type="string">
            <text:p>cat.360.jpg</text:p>
          </table:table-cell>
          <table:table-cell/>
          <table:table-cell table:formula="of:=[.$B$1]&amp;&quot; &quot;&amp;[.B362]&amp;&quot; &quot;&amp;[.$C$1]&amp;[.B362]" office:value-type="string" office:string-value="mv dog.360.jpg ~/repo/DATA/INPUT/StarterBundle/Animals/dog.360.jpg" calcext:value-type="string">
            <text:p>mv dog.360.jpg ~/repo/DATA/INPUT/StarterBundle/Animals/dog.360.jpg</text:p>
          </table:table-cell>
          <table:table-cell table:formula="of:=[.$B$1]&amp;&quot; &quot;&amp;[.C362]&amp;&quot; &quot;&amp;[.$C$1]&amp;[.C362]" office:value-type="string" office:string-value="mv cat.360.jpg ~/repo/DATA/INPUT/StarterBundle/Animals/cat.360.jpg" calcext:value-type="string">
            <text:p>mv cat.360.jpg ~/repo/DATA/INPUT/StarterBundle/Animals/cat.360.jpg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G$1]&amp;&quot;.&quot;&amp;[.A363]&amp;&quot;.jpg&quot;" office:value-type="string" office:string-value="dog.361.jpg" calcext:value-type="string">
            <text:p>dog.361.jpg</text:p>
          </table:table-cell>
          <table:table-cell table:formula="of:=[.$H$1]&amp;&quot;.&quot;&amp;[.A363]&amp;&quot;.jpg&quot;" office:value-type="string" office:string-value="cat.361.jpg" calcext:value-type="string">
            <text:p>cat.361.jpg</text:p>
          </table:table-cell>
          <table:table-cell/>
          <table:table-cell table:formula="of:=[.$B$1]&amp;&quot; &quot;&amp;[.B363]&amp;&quot; &quot;&amp;[.$C$1]&amp;[.B363]" office:value-type="string" office:string-value="mv dog.361.jpg ~/repo/DATA/INPUT/StarterBundle/Animals/dog.361.jpg" calcext:value-type="string">
            <text:p>mv dog.361.jpg ~/repo/DATA/INPUT/StarterBundle/Animals/dog.361.jpg</text:p>
          </table:table-cell>
          <table:table-cell table:formula="of:=[.$B$1]&amp;&quot; &quot;&amp;[.C363]&amp;&quot; &quot;&amp;[.$C$1]&amp;[.C363]" office:value-type="string" office:string-value="mv cat.361.jpg ~/repo/DATA/INPUT/StarterBundle/Animals/cat.361.jpg" calcext:value-type="string">
            <text:p>mv cat.361.jpg ~/repo/DATA/INPUT/StarterBundle/Animals/cat.361.jpg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G$1]&amp;&quot;.&quot;&amp;[.A364]&amp;&quot;.jpg&quot;" office:value-type="string" office:string-value="dog.362.jpg" calcext:value-type="string">
            <text:p>dog.362.jpg</text:p>
          </table:table-cell>
          <table:table-cell table:formula="of:=[.$H$1]&amp;&quot;.&quot;&amp;[.A364]&amp;&quot;.jpg&quot;" office:value-type="string" office:string-value="cat.362.jpg" calcext:value-type="string">
            <text:p>cat.362.jpg</text:p>
          </table:table-cell>
          <table:table-cell/>
          <table:table-cell table:formula="of:=[.$B$1]&amp;&quot; &quot;&amp;[.B364]&amp;&quot; &quot;&amp;[.$C$1]&amp;[.B364]" office:value-type="string" office:string-value="mv dog.362.jpg ~/repo/DATA/INPUT/StarterBundle/Animals/dog.362.jpg" calcext:value-type="string">
            <text:p>mv dog.362.jpg ~/repo/DATA/INPUT/StarterBundle/Animals/dog.362.jpg</text:p>
          </table:table-cell>
          <table:table-cell table:formula="of:=[.$B$1]&amp;&quot; &quot;&amp;[.C364]&amp;&quot; &quot;&amp;[.$C$1]&amp;[.C364]" office:value-type="string" office:string-value="mv cat.362.jpg ~/repo/DATA/INPUT/StarterBundle/Animals/cat.362.jpg" calcext:value-type="string">
            <text:p>mv cat.362.jpg ~/repo/DATA/INPUT/StarterBundle/Animals/cat.362.jpg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G$1]&amp;&quot;.&quot;&amp;[.A365]&amp;&quot;.jpg&quot;" office:value-type="string" office:string-value="dog.363.jpg" calcext:value-type="string">
            <text:p>dog.363.jpg</text:p>
          </table:table-cell>
          <table:table-cell table:formula="of:=[.$H$1]&amp;&quot;.&quot;&amp;[.A365]&amp;&quot;.jpg&quot;" office:value-type="string" office:string-value="cat.363.jpg" calcext:value-type="string">
            <text:p>cat.363.jpg</text:p>
          </table:table-cell>
          <table:table-cell/>
          <table:table-cell table:formula="of:=[.$B$1]&amp;&quot; &quot;&amp;[.B365]&amp;&quot; &quot;&amp;[.$C$1]&amp;[.B365]" office:value-type="string" office:string-value="mv dog.363.jpg ~/repo/DATA/INPUT/StarterBundle/Animals/dog.363.jpg" calcext:value-type="string">
            <text:p>mv dog.363.jpg ~/repo/DATA/INPUT/StarterBundle/Animals/dog.363.jpg</text:p>
          </table:table-cell>
          <table:table-cell table:formula="of:=[.$B$1]&amp;&quot; &quot;&amp;[.C365]&amp;&quot; &quot;&amp;[.$C$1]&amp;[.C365]" office:value-type="string" office:string-value="mv cat.363.jpg ~/repo/DATA/INPUT/StarterBundle/Animals/cat.363.jpg" calcext:value-type="string">
            <text:p>mv cat.363.jpg ~/repo/DATA/INPUT/StarterBundle/Animals/cat.363.jpg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G$1]&amp;&quot;.&quot;&amp;[.A366]&amp;&quot;.jpg&quot;" office:value-type="string" office:string-value="dog.364.jpg" calcext:value-type="string">
            <text:p>dog.364.jpg</text:p>
          </table:table-cell>
          <table:table-cell table:formula="of:=[.$H$1]&amp;&quot;.&quot;&amp;[.A366]&amp;&quot;.jpg&quot;" office:value-type="string" office:string-value="cat.364.jpg" calcext:value-type="string">
            <text:p>cat.364.jpg</text:p>
          </table:table-cell>
          <table:table-cell/>
          <table:table-cell table:formula="of:=[.$B$1]&amp;&quot; &quot;&amp;[.B366]&amp;&quot; &quot;&amp;[.$C$1]&amp;[.B366]" office:value-type="string" office:string-value="mv dog.364.jpg ~/repo/DATA/INPUT/StarterBundle/Animals/dog.364.jpg" calcext:value-type="string">
            <text:p>mv dog.364.jpg ~/repo/DATA/INPUT/StarterBundle/Animals/dog.364.jpg</text:p>
          </table:table-cell>
          <table:table-cell table:formula="of:=[.$B$1]&amp;&quot; &quot;&amp;[.C366]&amp;&quot; &quot;&amp;[.$C$1]&amp;[.C366]" office:value-type="string" office:string-value="mv cat.364.jpg ~/repo/DATA/INPUT/StarterBundle/Animals/cat.364.jpg" calcext:value-type="string">
            <text:p>mv cat.364.jpg ~/repo/DATA/INPUT/StarterBundle/Animals/cat.364.jpg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G$1]&amp;&quot;.&quot;&amp;[.A367]&amp;&quot;.jpg&quot;" office:value-type="string" office:string-value="dog.365.jpg" calcext:value-type="string">
            <text:p>dog.365.jpg</text:p>
          </table:table-cell>
          <table:table-cell table:formula="of:=[.$H$1]&amp;&quot;.&quot;&amp;[.A367]&amp;&quot;.jpg&quot;" office:value-type="string" office:string-value="cat.365.jpg" calcext:value-type="string">
            <text:p>cat.365.jpg</text:p>
          </table:table-cell>
          <table:table-cell/>
          <table:table-cell table:formula="of:=[.$B$1]&amp;&quot; &quot;&amp;[.B367]&amp;&quot; &quot;&amp;[.$C$1]&amp;[.B367]" office:value-type="string" office:string-value="mv dog.365.jpg ~/repo/DATA/INPUT/StarterBundle/Animals/dog.365.jpg" calcext:value-type="string">
            <text:p>mv dog.365.jpg ~/repo/DATA/INPUT/StarterBundle/Animals/dog.365.jpg</text:p>
          </table:table-cell>
          <table:table-cell table:formula="of:=[.$B$1]&amp;&quot; &quot;&amp;[.C367]&amp;&quot; &quot;&amp;[.$C$1]&amp;[.C367]" office:value-type="string" office:string-value="mv cat.365.jpg ~/repo/DATA/INPUT/StarterBundle/Animals/cat.365.jpg" calcext:value-type="string">
            <text:p>mv cat.365.jpg ~/repo/DATA/INPUT/StarterBundle/Animals/cat.365.jpg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G$1]&amp;&quot;.&quot;&amp;[.A368]&amp;&quot;.jpg&quot;" office:value-type="string" office:string-value="dog.366.jpg" calcext:value-type="string">
            <text:p>dog.366.jpg</text:p>
          </table:table-cell>
          <table:table-cell table:formula="of:=[.$H$1]&amp;&quot;.&quot;&amp;[.A368]&amp;&quot;.jpg&quot;" office:value-type="string" office:string-value="cat.366.jpg" calcext:value-type="string">
            <text:p>cat.366.jpg</text:p>
          </table:table-cell>
          <table:table-cell/>
          <table:table-cell table:formula="of:=[.$B$1]&amp;&quot; &quot;&amp;[.B368]&amp;&quot; &quot;&amp;[.$C$1]&amp;[.B368]" office:value-type="string" office:string-value="mv dog.366.jpg ~/repo/DATA/INPUT/StarterBundle/Animals/dog.366.jpg" calcext:value-type="string">
            <text:p>mv dog.366.jpg ~/repo/DATA/INPUT/StarterBundle/Animals/dog.366.jpg</text:p>
          </table:table-cell>
          <table:table-cell table:formula="of:=[.$B$1]&amp;&quot; &quot;&amp;[.C368]&amp;&quot; &quot;&amp;[.$C$1]&amp;[.C368]" office:value-type="string" office:string-value="mv cat.366.jpg ~/repo/DATA/INPUT/StarterBundle/Animals/cat.366.jpg" calcext:value-type="string">
            <text:p>mv cat.366.jpg ~/repo/DATA/INPUT/StarterBundle/Animals/cat.366.jpg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G$1]&amp;&quot;.&quot;&amp;[.A369]&amp;&quot;.jpg&quot;" office:value-type="string" office:string-value="dog.367.jpg" calcext:value-type="string">
            <text:p>dog.367.jpg</text:p>
          </table:table-cell>
          <table:table-cell table:formula="of:=[.$H$1]&amp;&quot;.&quot;&amp;[.A369]&amp;&quot;.jpg&quot;" office:value-type="string" office:string-value="cat.367.jpg" calcext:value-type="string">
            <text:p>cat.367.jpg</text:p>
          </table:table-cell>
          <table:table-cell/>
          <table:table-cell table:formula="of:=[.$B$1]&amp;&quot; &quot;&amp;[.B369]&amp;&quot; &quot;&amp;[.$C$1]&amp;[.B369]" office:value-type="string" office:string-value="mv dog.367.jpg ~/repo/DATA/INPUT/StarterBundle/Animals/dog.367.jpg" calcext:value-type="string">
            <text:p>mv dog.367.jpg ~/repo/DATA/INPUT/StarterBundle/Animals/dog.367.jpg</text:p>
          </table:table-cell>
          <table:table-cell table:formula="of:=[.$B$1]&amp;&quot; &quot;&amp;[.C369]&amp;&quot; &quot;&amp;[.$C$1]&amp;[.C369]" office:value-type="string" office:string-value="mv cat.367.jpg ~/repo/DATA/INPUT/StarterBundle/Animals/cat.367.jpg" calcext:value-type="string">
            <text:p>mv cat.367.jpg ~/repo/DATA/INPUT/StarterBundle/Animals/cat.367.jpg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G$1]&amp;&quot;.&quot;&amp;[.A370]&amp;&quot;.jpg&quot;" office:value-type="string" office:string-value="dog.368.jpg" calcext:value-type="string">
            <text:p>dog.368.jpg</text:p>
          </table:table-cell>
          <table:table-cell table:formula="of:=[.$H$1]&amp;&quot;.&quot;&amp;[.A370]&amp;&quot;.jpg&quot;" office:value-type="string" office:string-value="cat.368.jpg" calcext:value-type="string">
            <text:p>cat.368.jpg</text:p>
          </table:table-cell>
          <table:table-cell/>
          <table:table-cell table:formula="of:=[.$B$1]&amp;&quot; &quot;&amp;[.B370]&amp;&quot; &quot;&amp;[.$C$1]&amp;[.B370]" office:value-type="string" office:string-value="mv dog.368.jpg ~/repo/DATA/INPUT/StarterBundle/Animals/dog.368.jpg" calcext:value-type="string">
            <text:p>mv dog.368.jpg ~/repo/DATA/INPUT/StarterBundle/Animals/dog.368.jpg</text:p>
          </table:table-cell>
          <table:table-cell table:formula="of:=[.$B$1]&amp;&quot; &quot;&amp;[.C370]&amp;&quot; &quot;&amp;[.$C$1]&amp;[.C370]" office:value-type="string" office:string-value="mv cat.368.jpg ~/repo/DATA/INPUT/StarterBundle/Animals/cat.368.jpg" calcext:value-type="string">
            <text:p>mv cat.368.jpg ~/repo/DATA/INPUT/StarterBundle/Animals/cat.368.jpg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G$1]&amp;&quot;.&quot;&amp;[.A371]&amp;&quot;.jpg&quot;" office:value-type="string" office:string-value="dog.369.jpg" calcext:value-type="string">
            <text:p>dog.369.jpg</text:p>
          </table:table-cell>
          <table:table-cell table:formula="of:=[.$H$1]&amp;&quot;.&quot;&amp;[.A371]&amp;&quot;.jpg&quot;" office:value-type="string" office:string-value="cat.369.jpg" calcext:value-type="string">
            <text:p>cat.369.jpg</text:p>
          </table:table-cell>
          <table:table-cell/>
          <table:table-cell table:formula="of:=[.$B$1]&amp;&quot; &quot;&amp;[.B371]&amp;&quot; &quot;&amp;[.$C$1]&amp;[.B371]" office:value-type="string" office:string-value="mv dog.369.jpg ~/repo/DATA/INPUT/StarterBundle/Animals/dog.369.jpg" calcext:value-type="string">
            <text:p>mv dog.369.jpg ~/repo/DATA/INPUT/StarterBundle/Animals/dog.369.jpg</text:p>
          </table:table-cell>
          <table:table-cell table:formula="of:=[.$B$1]&amp;&quot; &quot;&amp;[.C371]&amp;&quot; &quot;&amp;[.$C$1]&amp;[.C371]" office:value-type="string" office:string-value="mv cat.369.jpg ~/repo/DATA/INPUT/StarterBundle/Animals/cat.369.jpg" calcext:value-type="string">
            <text:p>mv cat.369.jpg ~/repo/DATA/INPUT/StarterBundle/Animals/cat.369.jpg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G$1]&amp;&quot;.&quot;&amp;[.A372]&amp;&quot;.jpg&quot;" office:value-type="string" office:string-value="dog.370.jpg" calcext:value-type="string">
            <text:p>dog.370.jpg</text:p>
          </table:table-cell>
          <table:table-cell table:formula="of:=[.$H$1]&amp;&quot;.&quot;&amp;[.A372]&amp;&quot;.jpg&quot;" office:value-type="string" office:string-value="cat.370.jpg" calcext:value-type="string">
            <text:p>cat.370.jpg</text:p>
          </table:table-cell>
          <table:table-cell/>
          <table:table-cell table:formula="of:=[.$B$1]&amp;&quot; &quot;&amp;[.B372]&amp;&quot; &quot;&amp;[.$C$1]&amp;[.B372]" office:value-type="string" office:string-value="mv dog.370.jpg ~/repo/DATA/INPUT/StarterBundle/Animals/dog.370.jpg" calcext:value-type="string">
            <text:p>mv dog.370.jpg ~/repo/DATA/INPUT/StarterBundle/Animals/dog.370.jpg</text:p>
          </table:table-cell>
          <table:table-cell table:formula="of:=[.$B$1]&amp;&quot; &quot;&amp;[.C372]&amp;&quot; &quot;&amp;[.$C$1]&amp;[.C372]" office:value-type="string" office:string-value="mv cat.370.jpg ~/repo/DATA/INPUT/StarterBundle/Animals/cat.370.jpg" calcext:value-type="string">
            <text:p>mv cat.370.jpg ~/repo/DATA/INPUT/StarterBundle/Animals/cat.370.jpg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G$1]&amp;&quot;.&quot;&amp;[.A373]&amp;&quot;.jpg&quot;" office:value-type="string" office:string-value="dog.371.jpg" calcext:value-type="string">
            <text:p>dog.371.jpg</text:p>
          </table:table-cell>
          <table:table-cell table:formula="of:=[.$H$1]&amp;&quot;.&quot;&amp;[.A373]&amp;&quot;.jpg&quot;" office:value-type="string" office:string-value="cat.371.jpg" calcext:value-type="string">
            <text:p>cat.371.jpg</text:p>
          </table:table-cell>
          <table:table-cell/>
          <table:table-cell table:formula="of:=[.$B$1]&amp;&quot; &quot;&amp;[.B373]&amp;&quot; &quot;&amp;[.$C$1]&amp;[.B373]" office:value-type="string" office:string-value="mv dog.371.jpg ~/repo/DATA/INPUT/StarterBundle/Animals/dog.371.jpg" calcext:value-type="string">
            <text:p>mv dog.371.jpg ~/repo/DATA/INPUT/StarterBundle/Animals/dog.371.jpg</text:p>
          </table:table-cell>
          <table:table-cell table:formula="of:=[.$B$1]&amp;&quot; &quot;&amp;[.C373]&amp;&quot; &quot;&amp;[.$C$1]&amp;[.C373]" office:value-type="string" office:string-value="mv cat.371.jpg ~/repo/DATA/INPUT/StarterBundle/Animals/cat.371.jpg" calcext:value-type="string">
            <text:p>mv cat.371.jpg ~/repo/DATA/INPUT/StarterBundle/Animals/cat.371.jpg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G$1]&amp;&quot;.&quot;&amp;[.A374]&amp;&quot;.jpg&quot;" office:value-type="string" office:string-value="dog.372.jpg" calcext:value-type="string">
            <text:p>dog.372.jpg</text:p>
          </table:table-cell>
          <table:table-cell table:formula="of:=[.$H$1]&amp;&quot;.&quot;&amp;[.A374]&amp;&quot;.jpg&quot;" office:value-type="string" office:string-value="cat.372.jpg" calcext:value-type="string">
            <text:p>cat.372.jpg</text:p>
          </table:table-cell>
          <table:table-cell/>
          <table:table-cell table:formula="of:=[.$B$1]&amp;&quot; &quot;&amp;[.B374]&amp;&quot; &quot;&amp;[.$C$1]&amp;[.B374]" office:value-type="string" office:string-value="mv dog.372.jpg ~/repo/DATA/INPUT/StarterBundle/Animals/dog.372.jpg" calcext:value-type="string">
            <text:p>mv dog.372.jpg ~/repo/DATA/INPUT/StarterBundle/Animals/dog.372.jpg</text:p>
          </table:table-cell>
          <table:table-cell table:formula="of:=[.$B$1]&amp;&quot; &quot;&amp;[.C374]&amp;&quot; &quot;&amp;[.$C$1]&amp;[.C374]" office:value-type="string" office:string-value="mv cat.372.jpg ~/repo/DATA/INPUT/StarterBundle/Animals/cat.372.jpg" calcext:value-type="string">
            <text:p>mv cat.372.jpg ~/repo/DATA/INPUT/StarterBundle/Animals/cat.372.jpg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G$1]&amp;&quot;.&quot;&amp;[.A375]&amp;&quot;.jpg&quot;" office:value-type="string" office:string-value="dog.373.jpg" calcext:value-type="string">
            <text:p>dog.373.jpg</text:p>
          </table:table-cell>
          <table:table-cell table:formula="of:=[.$H$1]&amp;&quot;.&quot;&amp;[.A375]&amp;&quot;.jpg&quot;" office:value-type="string" office:string-value="cat.373.jpg" calcext:value-type="string">
            <text:p>cat.373.jpg</text:p>
          </table:table-cell>
          <table:table-cell/>
          <table:table-cell table:formula="of:=[.$B$1]&amp;&quot; &quot;&amp;[.B375]&amp;&quot; &quot;&amp;[.$C$1]&amp;[.B375]" office:value-type="string" office:string-value="mv dog.373.jpg ~/repo/DATA/INPUT/StarterBundle/Animals/dog.373.jpg" calcext:value-type="string">
            <text:p>mv dog.373.jpg ~/repo/DATA/INPUT/StarterBundle/Animals/dog.373.jpg</text:p>
          </table:table-cell>
          <table:table-cell table:formula="of:=[.$B$1]&amp;&quot; &quot;&amp;[.C375]&amp;&quot; &quot;&amp;[.$C$1]&amp;[.C375]" office:value-type="string" office:string-value="mv cat.373.jpg ~/repo/DATA/INPUT/StarterBundle/Animals/cat.373.jpg" calcext:value-type="string">
            <text:p>mv cat.373.jpg ~/repo/DATA/INPUT/StarterBundle/Animals/cat.373.jpg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G$1]&amp;&quot;.&quot;&amp;[.A376]&amp;&quot;.jpg&quot;" office:value-type="string" office:string-value="dog.374.jpg" calcext:value-type="string">
            <text:p>dog.374.jpg</text:p>
          </table:table-cell>
          <table:table-cell table:formula="of:=[.$H$1]&amp;&quot;.&quot;&amp;[.A376]&amp;&quot;.jpg&quot;" office:value-type="string" office:string-value="cat.374.jpg" calcext:value-type="string">
            <text:p>cat.374.jpg</text:p>
          </table:table-cell>
          <table:table-cell/>
          <table:table-cell table:formula="of:=[.$B$1]&amp;&quot; &quot;&amp;[.B376]&amp;&quot; &quot;&amp;[.$C$1]&amp;[.B376]" office:value-type="string" office:string-value="mv dog.374.jpg ~/repo/DATA/INPUT/StarterBundle/Animals/dog.374.jpg" calcext:value-type="string">
            <text:p>mv dog.374.jpg ~/repo/DATA/INPUT/StarterBundle/Animals/dog.374.jpg</text:p>
          </table:table-cell>
          <table:table-cell table:formula="of:=[.$B$1]&amp;&quot; &quot;&amp;[.C376]&amp;&quot; &quot;&amp;[.$C$1]&amp;[.C376]" office:value-type="string" office:string-value="mv cat.374.jpg ~/repo/DATA/INPUT/StarterBundle/Animals/cat.374.jpg" calcext:value-type="string">
            <text:p>mv cat.374.jpg ~/repo/DATA/INPUT/StarterBundle/Animals/cat.374.jpg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G$1]&amp;&quot;.&quot;&amp;[.A377]&amp;&quot;.jpg&quot;" office:value-type="string" office:string-value="dog.375.jpg" calcext:value-type="string">
            <text:p>dog.375.jpg</text:p>
          </table:table-cell>
          <table:table-cell table:formula="of:=[.$H$1]&amp;&quot;.&quot;&amp;[.A377]&amp;&quot;.jpg&quot;" office:value-type="string" office:string-value="cat.375.jpg" calcext:value-type="string">
            <text:p>cat.375.jpg</text:p>
          </table:table-cell>
          <table:table-cell/>
          <table:table-cell table:formula="of:=[.$B$1]&amp;&quot; &quot;&amp;[.B377]&amp;&quot; &quot;&amp;[.$C$1]&amp;[.B377]" office:value-type="string" office:string-value="mv dog.375.jpg ~/repo/DATA/INPUT/StarterBundle/Animals/dog.375.jpg" calcext:value-type="string">
            <text:p>mv dog.375.jpg ~/repo/DATA/INPUT/StarterBundle/Animals/dog.375.jpg</text:p>
          </table:table-cell>
          <table:table-cell table:formula="of:=[.$B$1]&amp;&quot; &quot;&amp;[.C377]&amp;&quot; &quot;&amp;[.$C$1]&amp;[.C377]" office:value-type="string" office:string-value="mv cat.375.jpg ~/repo/DATA/INPUT/StarterBundle/Animals/cat.375.jpg" calcext:value-type="string">
            <text:p>mv cat.375.jpg ~/repo/DATA/INPUT/StarterBundle/Animals/cat.375.jpg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G$1]&amp;&quot;.&quot;&amp;[.A378]&amp;&quot;.jpg&quot;" office:value-type="string" office:string-value="dog.376.jpg" calcext:value-type="string">
            <text:p>dog.376.jpg</text:p>
          </table:table-cell>
          <table:table-cell table:formula="of:=[.$H$1]&amp;&quot;.&quot;&amp;[.A378]&amp;&quot;.jpg&quot;" office:value-type="string" office:string-value="cat.376.jpg" calcext:value-type="string">
            <text:p>cat.376.jpg</text:p>
          </table:table-cell>
          <table:table-cell/>
          <table:table-cell table:formula="of:=[.$B$1]&amp;&quot; &quot;&amp;[.B378]&amp;&quot; &quot;&amp;[.$C$1]&amp;[.B378]" office:value-type="string" office:string-value="mv dog.376.jpg ~/repo/DATA/INPUT/StarterBundle/Animals/dog.376.jpg" calcext:value-type="string">
            <text:p>mv dog.376.jpg ~/repo/DATA/INPUT/StarterBundle/Animals/dog.376.jpg</text:p>
          </table:table-cell>
          <table:table-cell table:formula="of:=[.$B$1]&amp;&quot; &quot;&amp;[.C378]&amp;&quot; &quot;&amp;[.$C$1]&amp;[.C378]" office:value-type="string" office:string-value="mv cat.376.jpg ~/repo/DATA/INPUT/StarterBundle/Animals/cat.376.jpg" calcext:value-type="string">
            <text:p>mv cat.376.jpg ~/repo/DATA/INPUT/StarterBundle/Animals/cat.376.jpg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G$1]&amp;&quot;.&quot;&amp;[.A379]&amp;&quot;.jpg&quot;" office:value-type="string" office:string-value="dog.377.jpg" calcext:value-type="string">
            <text:p>dog.377.jpg</text:p>
          </table:table-cell>
          <table:table-cell table:formula="of:=[.$H$1]&amp;&quot;.&quot;&amp;[.A379]&amp;&quot;.jpg&quot;" office:value-type="string" office:string-value="cat.377.jpg" calcext:value-type="string">
            <text:p>cat.377.jpg</text:p>
          </table:table-cell>
          <table:table-cell/>
          <table:table-cell table:formula="of:=[.$B$1]&amp;&quot; &quot;&amp;[.B379]&amp;&quot; &quot;&amp;[.$C$1]&amp;[.B379]" office:value-type="string" office:string-value="mv dog.377.jpg ~/repo/DATA/INPUT/StarterBundle/Animals/dog.377.jpg" calcext:value-type="string">
            <text:p>mv dog.377.jpg ~/repo/DATA/INPUT/StarterBundle/Animals/dog.377.jpg</text:p>
          </table:table-cell>
          <table:table-cell table:formula="of:=[.$B$1]&amp;&quot; &quot;&amp;[.C379]&amp;&quot; &quot;&amp;[.$C$1]&amp;[.C379]" office:value-type="string" office:string-value="mv cat.377.jpg ~/repo/DATA/INPUT/StarterBundle/Animals/cat.377.jpg" calcext:value-type="string">
            <text:p>mv cat.377.jpg ~/repo/DATA/INPUT/StarterBundle/Animals/cat.377.jpg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G$1]&amp;&quot;.&quot;&amp;[.A380]&amp;&quot;.jpg&quot;" office:value-type="string" office:string-value="dog.378.jpg" calcext:value-type="string">
            <text:p>dog.378.jpg</text:p>
          </table:table-cell>
          <table:table-cell table:formula="of:=[.$H$1]&amp;&quot;.&quot;&amp;[.A380]&amp;&quot;.jpg&quot;" office:value-type="string" office:string-value="cat.378.jpg" calcext:value-type="string">
            <text:p>cat.378.jpg</text:p>
          </table:table-cell>
          <table:table-cell/>
          <table:table-cell table:formula="of:=[.$B$1]&amp;&quot; &quot;&amp;[.B380]&amp;&quot; &quot;&amp;[.$C$1]&amp;[.B380]" office:value-type="string" office:string-value="mv dog.378.jpg ~/repo/DATA/INPUT/StarterBundle/Animals/dog.378.jpg" calcext:value-type="string">
            <text:p>mv dog.378.jpg ~/repo/DATA/INPUT/StarterBundle/Animals/dog.378.jpg</text:p>
          </table:table-cell>
          <table:table-cell table:formula="of:=[.$B$1]&amp;&quot; &quot;&amp;[.C380]&amp;&quot; &quot;&amp;[.$C$1]&amp;[.C380]" office:value-type="string" office:string-value="mv cat.378.jpg ~/repo/DATA/INPUT/StarterBundle/Animals/cat.378.jpg" calcext:value-type="string">
            <text:p>mv cat.378.jpg ~/repo/DATA/INPUT/StarterBundle/Animals/cat.378.jpg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G$1]&amp;&quot;.&quot;&amp;[.A381]&amp;&quot;.jpg&quot;" office:value-type="string" office:string-value="dog.379.jpg" calcext:value-type="string">
            <text:p>dog.379.jpg</text:p>
          </table:table-cell>
          <table:table-cell table:formula="of:=[.$H$1]&amp;&quot;.&quot;&amp;[.A381]&amp;&quot;.jpg&quot;" office:value-type="string" office:string-value="cat.379.jpg" calcext:value-type="string">
            <text:p>cat.379.jpg</text:p>
          </table:table-cell>
          <table:table-cell/>
          <table:table-cell table:formula="of:=[.$B$1]&amp;&quot; &quot;&amp;[.B381]&amp;&quot; &quot;&amp;[.$C$1]&amp;[.B381]" office:value-type="string" office:string-value="mv dog.379.jpg ~/repo/DATA/INPUT/StarterBundle/Animals/dog.379.jpg" calcext:value-type="string">
            <text:p>mv dog.379.jpg ~/repo/DATA/INPUT/StarterBundle/Animals/dog.379.jpg</text:p>
          </table:table-cell>
          <table:table-cell table:formula="of:=[.$B$1]&amp;&quot; &quot;&amp;[.C381]&amp;&quot; &quot;&amp;[.$C$1]&amp;[.C381]" office:value-type="string" office:string-value="mv cat.379.jpg ~/repo/DATA/INPUT/StarterBundle/Animals/cat.379.jpg" calcext:value-type="string">
            <text:p>mv cat.379.jpg ~/repo/DATA/INPUT/StarterBundle/Animals/cat.379.jpg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G$1]&amp;&quot;.&quot;&amp;[.A382]&amp;&quot;.jpg&quot;" office:value-type="string" office:string-value="dog.380.jpg" calcext:value-type="string">
            <text:p>dog.380.jpg</text:p>
          </table:table-cell>
          <table:table-cell table:formula="of:=[.$H$1]&amp;&quot;.&quot;&amp;[.A382]&amp;&quot;.jpg&quot;" office:value-type="string" office:string-value="cat.380.jpg" calcext:value-type="string">
            <text:p>cat.380.jpg</text:p>
          </table:table-cell>
          <table:table-cell/>
          <table:table-cell table:formula="of:=[.$B$1]&amp;&quot; &quot;&amp;[.B382]&amp;&quot; &quot;&amp;[.$C$1]&amp;[.B382]" office:value-type="string" office:string-value="mv dog.380.jpg ~/repo/DATA/INPUT/StarterBundle/Animals/dog.380.jpg" calcext:value-type="string">
            <text:p>mv dog.380.jpg ~/repo/DATA/INPUT/StarterBundle/Animals/dog.380.jpg</text:p>
          </table:table-cell>
          <table:table-cell table:formula="of:=[.$B$1]&amp;&quot; &quot;&amp;[.C382]&amp;&quot; &quot;&amp;[.$C$1]&amp;[.C382]" office:value-type="string" office:string-value="mv cat.380.jpg ~/repo/DATA/INPUT/StarterBundle/Animals/cat.380.jpg" calcext:value-type="string">
            <text:p>mv cat.380.jpg ~/repo/DATA/INPUT/StarterBundle/Animals/cat.380.jpg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G$1]&amp;&quot;.&quot;&amp;[.A383]&amp;&quot;.jpg&quot;" office:value-type="string" office:string-value="dog.381.jpg" calcext:value-type="string">
            <text:p>dog.381.jpg</text:p>
          </table:table-cell>
          <table:table-cell table:formula="of:=[.$H$1]&amp;&quot;.&quot;&amp;[.A383]&amp;&quot;.jpg&quot;" office:value-type="string" office:string-value="cat.381.jpg" calcext:value-type="string">
            <text:p>cat.381.jpg</text:p>
          </table:table-cell>
          <table:table-cell/>
          <table:table-cell table:formula="of:=[.$B$1]&amp;&quot; &quot;&amp;[.B383]&amp;&quot; &quot;&amp;[.$C$1]&amp;[.B383]" office:value-type="string" office:string-value="mv dog.381.jpg ~/repo/DATA/INPUT/StarterBundle/Animals/dog.381.jpg" calcext:value-type="string">
            <text:p>mv dog.381.jpg ~/repo/DATA/INPUT/StarterBundle/Animals/dog.381.jpg</text:p>
          </table:table-cell>
          <table:table-cell table:formula="of:=[.$B$1]&amp;&quot; &quot;&amp;[.C383]&amp;&quot; &quot;&amp;[.$C$1]&amp;[.C383]" office:value-type="string" office:string-value="mv cat.381.jpg ~/repo/DATA/INPUT/StarterBundle/Animals/cat.381.jpg" calcext:value-type="string">
            <text:p>mv cat.381.jpg ~/repo/DATA/INPUT/StarterBundle/Animals/cat.381.jpg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G$1]&amp;&quot;.&quot;&amp;[.A384]&amp;&quot;.jpg&quot;" office:value-type="string" office:string-value="dog.382.jpg" calcext:value-type="string">
            <text:p>dog.382.jpg</text:p>
          </table:table-cell>
          <table:table-cell table:formula="of:=[.$H$1]&amp;&quot;.&quot;&amp;[.A384]&amp;&quot;.jpg&quot;" office:value-type="string" office:string-value="cat.382.jpg" calcext:value-type="string">
            <text:p>cat.382.jpg</text:p>
          </table:table-cell>
          <table:table-cell/>
          <table:table-cell table:formula="of:=[.$B$1]&amp;&quot; &quot;&amp;[.B384]&amp;&quot; &quot;&amp;[.$C$1]&amp;[.B384]" office:value-type="string" office:string-value="mv dog.382.jpg ~/repo/DATA/INPUT/StarterBundle/Animals/dog.382.jpg" calcext:value-type="string">
            <text:p>mv dog.382.jpg ~/repo/DATA/INPUT/StarterBundle/Animals/dog.382.jpg</text:p>
          </table:table-cell>
          <table:table-cell table:formula="of:=[.$B$1]&amp;&quot; &quot;&amp;[.C384]&amp;&quot; &quot;&amp;[.$C$1]&amp;[.C384]" office:value-type="string" office:string-value="mv cat.382.jpg ~/repo/DATA/INPUT/StarterBundle/Animals/cat.382.jpg" calcext:value-type="string">
            <text:p>mv cat.382.jpg ~/repo/DATA/INPUT/StarterBundle/Animals/cat.382.jpg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G$1]&amp;&quot;.&quot;&amp;[.A385]&amp;&quot;.jpg&quot;" office:value-type="string" office:string-value="dog.383.jpg" calcext:value-type="string">
            <text:p>dog.383.jpg</text:p>
          </table:table-cell>
          <table:table-cell table:formula="of:=[.$H$1]&amp;&quot;.&quot;&amp;[.A385]&amp;&quot;.jpg&quot;" office:value-type="string" office:string-value="cat.383.jpg" calcext:value-type="string">
            <text:p>cat.383.jpg</text:p>
          </table:table-cell>
          <table:table-cell/>
          <table:table-cell table:formula="of:=[.$B$1]&amp;&quot; &quot;&amp;[.B385]&amp;&quot; &quot;&amp;[.$C$1]&amp;[.B385]" office:value-type="string" office:string-value="mv dog.383.jpg ~/repo/DATA/INPUT/StarterBundle/Animals/dog.383.jpg" calcext:value-type="string">
            <text:p>mv dog.383.jpg ~/repo/DATA/INPUT/StarterBundle/Animals/dog.383.jpg</text:p>
          </table:table-cell>
          <table:table-cell table:formula="of:=[.$B$1]&amp;&quot; &quot;&amp;[.C385]&amp;&quot; &quot;&amp;[.$C$1]&amp;[.C385]" office:value-type="string" office:string-value="mv cat.383.jpg ~/repo/DATA/INPUT/StarterBundle/Animals/cat.383.jpg" calcext:value-type="string">
            <text:p>mv cat.383.jpg ~/repo/DATA/INPUT/StarterBundle/Animals/cat.383.jpg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G$1]&amp;&quot;.&quot;&amp;[.A386]&amp;&quot;.jpg&quot;" office:value-type="string" office:string-value="dog.384.jpg" calcext:value-type="string">
            <text:p>dog.384.jpg</text:p>
          </table:table-cell>
          <table:table-cell table:formula="of:=[.$H$1]&amp;&quot;.&quot;&amp;[.A386]&amp;&quot;.jpg&quot;" office:value-type="string" office:string-value="cat.384.jpg" calcext:value-type="string">
            <text:p>cat.384.jpg</text:p>
          </table:table-cell>
          <table:table-cell/>
          <table:table-cell table:formula="of:=[.$B$1]&amp;&quot; &quot;&amp;[.B386]&amp;&quot; &quot;&amp;[.$C$1]&amp;[.B386]" office:value-type="string" office:string-value="mv dog.384.jpg ~/repo/DATA/INPUT/StarterBundle/Animals/dog.384.jpg" calcext:value-type="string">
            <text:p>mv dog.384.jpg ~/repo/DATA/INPUT/StarterBundle/Animals/dog.384.jpg</text:p>
          </table:table-cell>
          <table:table-cell table:formula="of:=[.$B$1]&amp;&quot; &quot;&amp;[.C386]&amp;&quot; &quot;&amp;[.$C$1]&amp;[.C386]" office:value-type="string" office:string-value="mv cat.384.jpg ~/repo/DATA/INPUT/StarterBundle/Animals/cat.384.jpg" calcext:value-type="string">
            <text:p>mv cat.384.jpg ~/repo/DATA/INPUT/StarterBundle/Animals/cat.384.jpg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G$1]&amp;&quot;.&quot;&amp;[.A387]&amp;&quot;.jpg&quot;" office:value-type="string" office:string-value="dog.385.jpg" calcext:value-type="string">
            <text:p>dog.385.jpg</text:p>
          </table:table-cell>
          <table:table-cell table:formula="of:=[.$H$1]&amp;&quot;.&quot;&amp;[.A387]&amp;&quot;.jpg&quot;" office:value-type="string" office:string-value="cat.385.jpg" calcext:value-type="string">
            <text:p>cat.385.jpg</text:p>
          </table:table-cell>
          <table:table-cell/>
          <table:table-cell table:formula="of:=[.$B$1]&amp;&quot; &quot;&amp;[.B387]&amp;&quot; &quot;&amp;[.$C$1]&amp;[.B387]" office:value-type="string" office:string-value="mv dog.385.jpg ~/repo/DATA/INPUT/StarterBundle/Animals/dog.385.jpg" calcext:value-type="string">
            <text:p>mv dog.385.jpg ~/repo/DATA/INPUT/StarterBundle/Animals/dog.385.jpg</text:p>
          </table:table-cell>
          <table:table-cell table:formula="of:=[.$B$1]&amp;&quot; &quot;&amp;[.C387]&amp;&quot; &quot;&amp;[.$C$1]&amp;[.C387]" office:value-type="string" office:string-value="mv cat.385.jpg ~/repo/DATA/INPUT/StarterBundle/Animals/cat.385.jpg" calcext:value-type="string">
            <text:p>mv cat.385.jpg ~/repo/DATA/INPUT/StarterBundle/Animals/cat.385.jpg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G$1]&amp;&quot;.&quot;&amp;[.A388]&amp;&quot;.jpg&quot;" office:value-type="string" office:string-value="dog.386.jpg" calcext:value-type="string">
            <text:p>dog.386.jpg</text:p>
          </table:table-cell>
          <table:table-cell table:formula="of:=[.$H$1]&amp;&quot;.&quot;&amp;[.A388]&amp;&quot;.jpg&quot;" office:value-type="string" office:string-value="cat.386.jpg" calcext:value-type="string">
            <text:p>cat.386.jpg</text:p>
          </table:table-cell>
          <table:table-cell/>
          <table:table-cell table:formula="of:=[.$B$1]&amp;&quot; &quot;&amp;[.B388]&amp;&quot; &quot;&amp;[.$C$1]&amp;[.B388]" office:value-type="string" office:string-value="mv dog.386.jpg ~/repo/DATA/INPUT/StarterBundle/Animals/dog.386.jpg" calcext:value-type="string">
            <text:p>mv dog.386.jpg ~/repo/DATA/INPUT/StarterBundle/Animals/dog.386.jpg</text:p>
          </table:table-cell>
          <table:table-cell table:formula="of:=[.$B$1]&amp;&quot; &quot;&amp;[.C388]&amp;&quot; &quot;&amp;[.$C$1]&amp;[.C388]" office:value-type="string" office:string-value="mv cat.386.jpg ~/repo/DATA/INPUT/StarterBundle/Animals/cat.386.jpg" calcext:value-type="string">
            <text:p>mv cat.386.jpg ~/repo/DATA/INPUT/StarterBundle/Animals/cat.386.jpg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G$1]&amp;&quot;.&quot;&amp;[.A389]&amp;&quot;.jpg&quot;" office:value-type="string" office:string-value="dog.387.jpg" calcext:value-type="string">
            <text:p>dog.387.jpg</text:p>
          </table:table-cell>
          <table:table-cell table:formula="of:=[.$H$1]&amp;&quot;.&quot;&amp;[.A389]&amp;&quot;.jpg&quot;" office:value-type="string" office:string-value="cat.387.jpg" calcext:value-type="string">
            <text:p>cat.387.jpg</text:p>
          </table:table-cell>
          <table:table-cell/>
          <table:table-cell table:formula="of:=[.$B$1]&amp;&quot; &quot;&amp;[.B389]&amp;&quot; &quot;&amp;[.$C$1]&amp;[.B389]" office:value-type="string" office:string-value="mv dog.387.jpg ~/repo/DATA/INPUT/StarterBundle/Animals/dog.387.jpg" calcext:value-type="string">
            <text:p>mv dog.387.jpg ~/repo/DATA/INPUT/StarterBundle/Animals/dog.387.jpg</text:p>
          </table:table-cell>
          <table:table-cell table:formula="of:=[.$B$1]&amp;&quot; &quot;&amp;[.C389]&amp;&quot; &quot;&amp;[.$C$1]&amp;[.C389]" office:value-type="string" office:string-value="mv cat.387.jpg ~/repo/DATA/INPUT/StarterBundle/Animals/cat.387.jpg" calcext:value-type="string">
            <text:p>mv cat.387.jpg ~/repo/DATA/INPUT/StarterBundle/Animals/cat.387.jpg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G$1]&amp;&quot;.&quot;&amp;[.A390]&amp;&quot;.jpg&quot;" office:value-type="string" office:string-value="dog.388.jpg" calcext:value-type="string">
            <text:p>dog.388.jpg</text:p>
          </table:table-cell>
          <table:table-cell table:formula="of:=[.$H$1]&amp;&quot;.&quot;&amp;[.A390]&amp;&quot;.jpg&quot;" office:value-type="string" office:string-value="cat.388.jpg" calcext:value-type="string">
            <text:p>cat.388.jpg</text:p>
          </table:table-cell>
          <table:table-cell/>
          <table:table-cell table:formula="of:=[.$B$1]&amp;&quot; &quot;&amp;[.B390]&amp;&quot; &quot;&amp;[.$C$1]&amp;[.B390]" office:value-type="string" office:string-value="mv dog.388.jpg ~/repo/DATA/INPUT/StarterBundle/Animals/dog.388.jpg" calcext:value-type="string">
            <text:p>mv dog.388.jpg ~/repo/DATA/INPUT/StarterBundle/Animals/dog.388.jpg</text:p>
          </table:table-cell>
          <table:table-cell table:formula="of:=[.$B$1]&amp;&quot; &quot;&amp;[.C390]&amp;&quot; &quot;&amp;[.$C$1]&amp;[.C390]" office:value-type="string" office:string-value="mv cat.388.jpg ~/repo/DATA/INPUT/StarterBundle/Animals/cat.388.jpg" calcext:value-type="string">
            <text:p>mv cat.388.jpg ~/repo/DATA/INPUT/StarterBundle/Animals/cat.388.jpg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G$1]&amp;&quot;.&quot;&amp;[.A391]&amp;&quot;.jpg&quot;" office:value-type="string" office:string-value="dog.389.jpg" calcext:value-type="string">
            <text:p>dog.389.jpg</text:p>
          </table:table-cell>
          <table:table-cell table:formula="of:=[.$H$1]&amp;&quot;.&quot;&amp;[.A391]&amp;&quot;.jpg&quot;" office:value-type="string" office:string-value="cat.389.jpg" calcext:value-type="string">
            <text:p>cat.389.jpg</text:p>
          </table:table-cell>
          <table:table-cell/>
          <table:table-cell table:formula="of:=[.$B$1]&amp;&quot; &quot;&amp;[.B391]&amp;&quot; &quot;&amp;[.$C$1]&amp;[.B391]" office:value-type="string" office:string-value="mv dog.389.jpg ~/repo/DATA/INPUT/StarterBundle/Animals/dog.389.jpg" calcext:value-type="string">
            <text:p>mv dog.389.jpg ~/repo/DATA/INPUT/StarterBundle/Animals/dog.389.jpg</text:p>
          </table:table-cell>
          <table:table-cell table:formula="of:=[.$B$1]&amp;&quot; &quot;&amp;[.C391]&amp;&quot; &quot;&amp;[.$C$1]&amp;[.C391]" office:value-type="string" office:string-value="mv cat.389.jpg ~/repo/DATA/INPUT/StarterBundle/Animals/cat.389.jpg" calcext:value-type="string">
            <text:p>mv cat.389.jpg ~/repo/DATA/INPUT/StarterBundle/Animals/cat.389.jpg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G$1]&amp;&quot;.&quot;&amp;[.A392]&amp;&quot;.jpg&quot;" office:value-type="string" office:string-value="dog.390.jpg" calcext:value-type="string">
            <text:p>dog.390.jpg</text:p>
          </table:table-cell>
          <table:table-cell table:formula="of:=[.$H$1]&amp;&quot;.&quot;&amp;[.A392]&amp;&quot;.jpg&quot;" office:value-type="string" office:string-value="cat.390.jpg" calcext:value-type="string">
            <text:p>cat.390.jpg</text:p>
          </table:table-cell>
          <table:table-cell/>
          <table:table-cell table:formula="of:=[.$B$1]&amp;&quot; &quot;&amp;[.B392]&amp;&quot; &quot;&amp;[.$C$1]&amp;[.B392]" office:value-type="string" office:string-value="mv dog.390.jpg ~/repo/DATA/INPUT/StarterBundle/Animals/dog.390.jpg" calcext:value-type="string">
            <text:p>mv dog.390.jpg ~/repo/DATA/INPUT/StarterBundle/Animals/dog.390.jpg</text:p>
          </table:table-cell>
          <table:table-cell table:formula="of:=[.$B$1]&amp;&quot; &quot;&amp;[.C392]&amp;&quot; &quot;&amp;[.$C$1]&amp;[.C392]" office:value-type="string" office:string-value="mv cat.390.jpg ~/repo/DATA/INPUT/StarterBundle/Animals/cat.390.jpg" calcext:value-type="string">
            <text:p>mv cat.390.jpg ~/repo/DATA/INPUT/StarterBundle/Animals/cat.390.jpg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G$1]&amp;&quot;.&quot;&amp;[.A393]&amp;&quot;.jpg&quot;" office:value-type="string" office:string-value="dog.391.jpg" calcext:value-type="string">
            <text:p>dog.391.jpg</text:p>
          </table:table-cell>
          <table:table-cell table:formula="of:=[.$H$1]&amp;&quot;.&quot;&amp;[.A393]&amp;&quot;.jpg&quot;" office:value-type="string" office:string-value="cat.391.jpg" calcext:value-type="string">
            <text:p>cat.391.jpg</text:p>
          </table:table-cell>
          <table:table-cell/>
          <table:table-cell table:formula="of:=[.$B$1]&amp;&quot; &quot;&amp;[.B393]&amp;&quot; &quot;&amp;[.$C$1]&amp;[.B393]" office:value-type="string" office:string-value="mv dog.391.jpg ~/repo/DATA/INPUT/StarterBundle/Animals/dog.391.jpg" calcext:value-type="string">
            <text:p>mv dog.391.jpg ~/repo/DATA/INPUT/StarterBundle/Animals/dog.391.jpg</text:p>
          </table:table-cell>
          <table:table-cell table:formula="of:=[.$B$1]&amp;&quot; &quot;&amp;[.C393]&amp;&quot; &quot;&amp;[.$C$1]&amp;[.C393]" office:value-type="string" office:string-value="mv cat.391.jpg ~/repo/DATA/INPUT/StarterBundle/Animals/cat.391.jpg" calcext:value-type="string">
            <text:p>mv cat.391.jpg ~/repo/DATA/INPUT/StarterBundle/Animals/cat.391.jpg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G$1]&amp;&quot;.&quot;&amp;[.A394]&amp;&quot;.jpg&quot;" office:value-type="string" office:string-value="dog.392.jpg" calcext:value-type="string">
            <text:p>dog.392.jpg</text:p>
          </table:table-cell>
          <table:table-cell table:formula="of:=[.$H$1]&amp;&quot;.&quot;&amp;[.A394]&amp;&quot;.jpg&quot;" office:value-type="string" office:string-value="cat.392.jpg" calcext:value-type="string">
            <text:p>cat.392.jpg</text:p>
          </table:table-cell>
          <table:table-cell/>
          <table:table-cell table:formula="of:=[.$B$1]&amp;&quot; &quot;&amp;[.B394]&amp;&quot; &quot;&amp;[.$C$1]&amp;[.B394]" office:value-type="string" office:string-value="mv dog.392.jpg ~/repo/DATA/INPUT/StarterBundle/Animals/dog.392.jpg" calcext:value-type="string">
            <text:p>mv dog.392.jpg ~/repo/DATA/INPUT/StarterBundle/Animals/dog.392.jpg</text:p>
          </table:table-cell>
          <table:table-cell table:formula="of:=[.$B$1]&amp;&quot; &quot;&amp;[.C394]&amp;&quot; &quot;&amp;[.$C$1]&amp;[.C394]" office:value-type="string" office:string-value="mv cat.392.jpg ~/repo/DATA/INPUT/StarterBundle/Animals/cat.392.jpg" calcext:value-type="string">
            <text:p>mv cat.392.jpg ~/repo/DATA/INPUT/StarterBundle/Animals/cat.392.jpg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G$1]&amp;&quot;.&quot;&amp;[.A395]&amp;&quot;.jpg&quot;" office:value-type="string" office:string-value="dog.393.jpg" calcext:value-type="string">
            <text:p>dog.393.jpg</text:p>
          </table:table-cell>
          <table:table-cell table:formula="of:=[.$H$1]&amp;&quot;.&quot;&amp;[.A395]&amp;&quot;.jpg&quot;" office:value-type="string" office:string-value="cat.393.jpg" calcext:value-type="string">
            <text:p>cat.393.jpg</text:p>
          </table:table-cell>
          <table:table-cell/>
          <table:table-cell table:formula="of:=[.$B$1]&amp;&quot; &quot;&amp;[.B395]&amp;&quot; &quot;&amp;[.$C$1]&amp;[.B395]" office:value-type="string" office:string-value="mv dog.393.jpg ~/repo/DATA/INPUT/StarterBundle/Animals/dog.393.jpg" calcext:value-type="string">
            <text:p>mv dog.393.jpg ~/repo/DATA/INPUT/StarterBundle/Animals/dog.393.jpg</text:p>
          </table:table-cell>
          <table:table-cell table:formula="of:=[.$B$1]&amp;&quot; &quot;&amp;[.C395]&amp;&quot; &quot;&amp;[.$C$1]&amp;[.C395]" office:value-type="string" office:string-value="mv cat.393.jpg ~/repo/DATA/INPUT/StarterBundle/Animals/cat.393.jpg" calcext:value-type="string">
            <text:p>mv cat.393.jpg ~/repo/DATA/INPUT/StarterBundle/Animals/cat.393.jpg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G$1]&amp;&quot;.&quot;&amp;[.A396]&amp;&quot;.jpg&quot;" office:value-type="string" office:string-value="dog.394.jpg" calcext:value-type="string">
            <text:p>dog.394.jpg</text:p>
          </table:table-cell>
          <table:table-cell table:formula="of:=[.$H$1]&amp;&quot;.&quot;&amp;[.A396]&amp;&quot;.jpg&quot;" office:value-type="string" office:string-value="cat.394.jpg" calcext:value-type="string">
            <text:p>cat.394.jpg</text:p>
          </table:table-cell>
          <table:table-cell/>
          <table:table-cell table:formula="of:=[.$B$1]&amp;&quot; &quot;&amp;[.B396]&amp;&quot; &quot;&amp;[.$C$1]&amp;[.B396]" office:value-type="string" office:string-value="mv dog.394.jpg ~/repo/DATA/INPUT/StarterBundle/Animals/dog.394.jpg" calcext:value-type="string">
            <text:p>mv dog.394.jpg ~/repo/DATA/INPUT/StarterBundle/Animals/dog.394.jpg</text:p>
          </table:table-cell>
          <table:table-cell table:formula="of:=[.$B$1]&amp;&quot; &quot;&amp;[.C396]&amp;&quot; &quot;&amp;[.$C$1]&amp;[.C396]" office:value-type="string" office:string-value="mv cat.394.jpg ~/repo/DATA/INPUT/StarterBundle/Animals/cat.394.jpg" calcext:value-type="string">
            <text:p>mv cat.394.jpg ~/repo/DATA/INPUT/StarterBundle/Animals/cat.394.jpg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G$1]&amp;&quot;.&quot;&amp;[.A397]&amp;&quot;.jpg&quot;" office:value-type="string" office:string-value="dog.395.jpg" calcext:value-type="string">
            <text:p>dog.395.jpg</text:p>
          </table:table-cell>
          <table:table-cell table:formula="of:=[.$H$1]&amp;&quot;.&quot;&amp;[.A397]&amp;&quot;.jpg&quot;" office:value-type="string" office:string-value="cat.395.jpg" calcext:value-type="string">
            <text:p>cat.395.jpg</text:p>
          </table:table-cell>
          <table:table-cell/>
          <table:table-cell table:formula="of:=[.$B$1]&amp;&quot; &quot;&amp;[.B397]&amp;&quot; &quot;&amp;[.$C$1]&amp;[.B397]" office:value-type="string" office:string-value="mv dog.395.jpg ~/repo/DATA/INPUT/StarterBundle/Animals/dog.395.jpg" calcext:value-type="string">
            <text:p>mv dog.395.jpg ~/repo/DATA/INPUT/StarterBundle/Animals/dog.395.jpg</text:p>
          </table:table-cell>
          <table:table-cell table:formula="of:=[.$B$1]&amp;&quot; &quot;&amp;[.C397]&amp;&quot; &quot;&amp;[.$C$1]&amp;[.C397]" office:value-type="string" office:string-value="mv cat.395.jpg ~/repo/DATA/INPUT/StarterBundle/Animals/cat.395.jpg" calcext:value-type="string">
            <text:p>mv cat.395.jpg ~/repo/DATA/INPUT/StarterBundle/Animals/cat.395.jpg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G$1]&amp;&quot;.&quot;&amp;[.A398]&amp;&quot;.jpg&quot;" office:value-type="string" office:string-value="dog.396.jpg" calcext:value-type="string">
            <text:p>dog.396.jpg</text:p>
          </table:table-cell>
          <table:table-cell table:formula="of:=[.$H$1]&amp;&quot;.&quot;&amp;[.A398]&amp;&quot;.jpg&quot;" office:value-type="string" office:string-value="cat.396.jpg" calcext:value-type="string">
            <text:p>cat.396.jpg</text:p>
          </table:table-cell>
          <table:table-cell/>
          <table:table-cell table:formula="of:=[.$B$1]&amp;&quot; &quot;&amp;[.B398]&amp;&quot; &quot;&amp;[.$C$1]&amp;[.B398]" office:value-type="string" office:string-value="mv dog.396.jpg ~/repo/DATA/INPUT/StarterBundle/Animals/dog.396.jpg" calcext:value-type="string">
            <text:p>mv dog.396.jpg ~/repo/DATA/INPUT/StarterBundle/Animals/dog.396.jpg</text:p>
          </table:table-cell>
          <table:table-cell table:formula="of:=[.$B$1]&amp;&quot; &quot;&amp;[.C398]&amp;&quot; &quot;&amp;[.$C$1]&amp;[.C398]" office:value-type="string" office:string-value="mv cat.396.jpg ~/repo/DATA/INPUT/StarterBundle/Animals/cat.396.jpg" calcext:value-type="string">
            <text:p>mv cat.396.jpg ~/repo/DATA/INPUT/StarterBundle/Animals/cat.396.jpg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G$1]&amp;&quot;.&quot;&amp;[.A399]&amp;&quot;.jpg&quot;" office:value-type="string" office:string-value="dog.397.jpg" calcext:value-type="string">
            <text:p>dog.397.jpg</text:p>
          </table:table-cell>
          <table:table-cell table:formula="of:=[.$H$1]&amp;&quot;.&quot;&amp;[.A399]&amp;&quot;.jpg&quot;" office:value-type="string" office:string-value="cat.397.jpg" calcext:value-type="string">
            <text:p>cat.397.jpg</text:p>
          </table:table-cell>
          <table:table-cell/>
          <table:table-cell table:formula="of:=[.$B$1]&amp;&quot; &quot;&amp;[.B399]&amp;&quot; &quot;&amp;[.$C$1]&amp;[.B399]" office:value-type="string" office:string-value="mv dog.397.jpg ~/repo/DATA/INPUT/StarterBundle/Animals/dog.397.jpg" calcext:value-type="string">
            <text:p>mv dog.397.jpg ~/repo/DATA/INPUT/StarterBundle/Animals/dog.397.jpg</text:p>
          </table:table-cell>
          <table:table-cell table:formula="of:=[.$B$1]&amp;&quot; &quot;&amp;[.C399]&amp;&quot; &quot;&amp;[.$C$1]&amp;[.C399]" office:value-type="string" office:string-value="mv cat.397.jpg ~/repo/DATA/INPUT/StarterBundle/Animals/cat.397.jpg" calcext:value-type="string">
            <text:p>mv cat.397.jpg ~/repo/DATA/INPUT/StarterBundle/Animals/cat.397.jpg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G$1]&amp;&quot;.&quot;&amp;[.A400]&amp;&quot;.jpg&quot;" office:value-type="string" office:string-value="dog.398.jpg" calcext:value-type="string">
            <text:p>dog.398.jpg</text:p>
          </table:table-cell>
          <table:table-cell table:formula="of:=[.$H$1]&amp;&quot;.&quot;&amp;[.A400]&amp;&quot;.jpg&quot;" office:value-type="string" office:string-value="cat.398.jpg" calcext:value-type="string">
            <text:p>cat.398.jpg</text:p>
          </table:table-cell>
          <table:table-cell/>
          <table:table-cell table:formula="of:=[.$B$1]&amp;&quot; &quot;&amp;[.B400]&amp;&quot; &quot;&amp;[.$C$1]&amp;[.B400]" office:value-type="string" office:string-value="mv dog.398.jpg ~/repo/DATA/INPUT/StarterBundle/Animals/dog.398.jpg" calcext:value-type="string">
            <text:p>mv dog.398.jpg ~/repo/DATA/INPUT/StarterBundle/Animals/dog.398.jpg</text:p>
          </table:table-cell>
          <table:table-cell table:formula="of:=[.$B$1]&amp;&quot; &quot;&amp;[.C400]&amp;&quot; &quot;&amp;[.$C$1]&amp;[.C400]" office:value-type="string" office:string-value="mv cat.398.jpg ~/repo/DATA/INPUT/StarterBundle/Animals/cat.398.jpg" calcext:value-type="string">
            <text:p>mv cat.398.jpg ~/repo/DATA/INPUT/StarterBundle/Animals/cat.398.jpg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G$1]&amp;&quot;.&quot;&amp;[.A401]&amp;&quot;.jpg&quot;" office:value-type="string" office:string-value="dog.399.jpg" calcext:value-type="string">
            <text:p>dog.399.jpg</text:p>
          </table:table-cell>
          <table:table-cell table:formula="of:=[.$H$1]&amp;&quot;.&quot;&amp;[.A401]&amp;&quot;.jpg&quot;" office:value-type="string" office:string-value="cat.399.jpg" calcext:value-type="string">
            <text:p>cat.399.jpg</text:p>
          </table:table-cell>
          <table:table-cell/>
          <table:table-cell table:formula="of:=[.$B$1]&amp;&quot; &quot;&amp;[.B401]&amp;&quot; &quot;&amp;[.$C$1]&amp;[.B401]" office:value-type="string" office:string-value="mv dog.399.jpg ~/repo/DATA/INPUT/StarterBundle/Animals/dog.399.jpg" calcext:value-type="string">
            <text:p>mv dog.399.jpg ~/repo/DATA/INPUT/StarterBundle/Animals/dog.399.jpg</text:p>
          </table:table-cell>
          <table:table-cell table:formula="of:=[.$B$1]&amp;&quot; &quot;&amp;[.C401]&amp;&quot; &quot;&amp;[.$C$1]&amp;[.C401]" office:value-type="string" office:string-value="mv cat.399.jpg ~/repo/DATA/INPUT/StarterBundle/Animals/cat.399.jpg" calcext:value-type="string">
            <text:p>mv cat.399.jpg ~/repo/DATA/INPUT/StarterBundle/Animals/cat.399.jpg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G$1]&amp;&quot;.&quot;&amp;[.A402]&amp;&quot;.jpg&quot;" office:value-type="string" office:string-value="dog.400.jpg" calcext:value-type="string">
            <text:p>dog.400.jpg</text:p>
          </table:table-cell>
          <table:table-cell table:formula="of:=[.$H$1]&amp;&quot;.&quot;&amp;[.A402]&amp;&quot;.jpg&quot;" office:value-type="string" office:string-value="cat.400.jpg" calcext:value-type="string">
            <text:p>cat.400.jpg</text:p>
          </table:table-cell>
          <table:table-cell/>
          <table:table-cell table:formula="of:=[.$B$1]&amp;&quot; &quot;&amp;[.B402]&amp;&quot; &quot;&amp;[.$C$1]&amp;[.B402]" office:value-type="string" office:string-value="mv dog.400.jpg ~/repo/DATA/INPUT/StarterBundle/Animals/dog.400.jpg" calcext:value-type="string">
            <text:p>mv dog.400.jpg ~/repo/DATA/INPUT/StarterBundle/Animals/dog.400.jpg</text:p>
          </table:table-cell>
          <table:table-cell table:formula="of:=[.$B$1]&amp;&quot; &quot;&amp;[.C402]&amp;&quot; &quot;&amp;[.$C$1]&amp;[.C402]" office:value-type="string" office:string-value="mv cat.400.jpg ~/repo/DATA/INPUT/StarterBundle/Animals/cat.400.jpg" calcext:value-type="string">
            <text:p>mv cat.400.jpg ~/repo/DATA/INPUT/StarterBundle/Animals/cat.400.jpg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G$1]&amp;&quot;.&quot;&amp;[.A403]&amp;&quot;.jpg&quot;" office:value-type="string" office:string-value="dog.401.jpg" calcext:value-type="string">
            <text:p>dog.401.jpg</text:p>
          </table:table-cell>
          <table:table-cell table:formula="of:=[.$H$1]&amp;&quot;.&quot;&amp;[.A403]&amp;&quot;.jpg&quot;" office:value-type="string" office:string-value="cat.401.jpg" calcext:value-type="string">
            <text:p>cat.401.jpg</text:p>
          </table:table-cell>
          <table:table-cell/>
          <table:table-cell table:formula="of:=[.$B$1]&amp;&quot; &quot;&amp;[.B403]&amp;&quot; &quot;&amp;[.$C$1]&amp;[.B403]" office:value-type="string" office:string-value="mv dog.401.jpg ~/repo/DATA/INPUT/StarterBundle/Animals/dog.401.jpg" calcext:value-type="string">
            <text:p>mv dog.401.jpg ~/repo/DATA/INPUT/StarterBundle/Animals/dog.401.jpg</text:p>
          </table:table-cell>
          <table:table-cell table:formula="of:=[.$B$1]&amp;&quot; &quot;&amp;[.C403]&amp;&quot; &quot;&amp;[.$C$1]&amp;[.C403]" office:value-type="string" office:string-value="mv cat.401.jpg ~/repo/DATA/INPUT/StarterBundle/Animals/cat.401.jpg" calcext:value-type="string">
            <text:p>mv cat.401.jpg ~/repo/DATA/INPUT/StarterBundle/Animals/cat.401.jpg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G$1]&amp;&quot;.&quot;&amp;[.A404]&amp;&quot;.jpg&quot;" office:value-type="string" office:string-value="dog.402.jpg" calcext:value-type="string">
            <text:p>dog.402.jpg</text:p>
          </table:table-cell>
          <table:table-cell table:formula="of:=[.$H$1]&amp;&quot;.&quot;&amp;[.A404]&amp;&quot;.jpg&quot;" office:value-type="string" office:string-value="cat.402.jpg" calcext:value-type="string">
            <text:p>cat.402.jpg</text:p>
          </table:table-cell>
          <table:table-cell/>
          <table:table-cell table:formula="of:=[.$B$1]&amp;&quot; &quot;&amp;[.B404]&amp;&quot; &quot;&amp;[.$C$1]&amp;[.B404]" office:value-type="string" office:string-value="mv dog.402.jpg ~/repo/DATA/INPUT/StarterBundle/Animals/dog.402.jpg" calcext:value-type="string">
            <text:p>mv dog.402.jpg ~/repo/DATA/INPUT/StarterBundle/Animals/dog.402.jpg</text:p>
          </table:table-cell>
          <table:table-cell table:formula="of:=[.$B$1]&amp;&quot; &quot;&amp;[.C404]&amp;&quot; &quot;&amp;[.$C$1]&amp;[.C404]" office:value-type="string" office:string-value="mv cat.402.jpg ~/repo/DATA/INPUT/StarterBundle/Animals/cat.402.jpg" calcext:value-type="string">
            <text:p>mv cat.402.jpg ~/repo/DATA/INPUT/StarterBundle/Animals/cat.402.jpg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G$1]&amp;&quot;.&quot;&amp;[.A405]&amp;&quot;.jpg&quot;" office:value-type="string" office:string-value="dog.403.jpg" calcext:value-type="string">
            <text:p>dog.403.jpg</text:p>
          </table:table-cell>
          <table:table-cell table:formula="of:=[.$H$1]&amp;&quot;.&quot;&amp;[.A405]&amp;&quot;.jpg&quot;" office:value-type="string" office:string-value="cat.403.jpg" calcext:value-type="string">
            <text:p>cat.403.jpg</text:p>
          </table:table-cell>
          <table:table-cell/>
          <table:table-cell table:formula="of:=[.$B$1]&amp;&quot; &quot;&amp;[.B405]&amp;&quot; &quot;&amp;[.$C$1]&amp;[.B405]" office:value-type="string" office:string-value="mv dog.403.jpg ~/repo/DATA/INPUT/StarterBundle/Animals/dog.403.jpg" calcext:value-type="string">
            <text:p>mv dog.403.jpg ~/repo/DATA/INPUT/StarterBundle/Animals/dog.403.jpg</text:p>
          </table:table-cell>
          <table:table-cell table:formula="of:=[.$B$1]&amp;&quot; &quot;&amp;[.C405]&amp;&quot; &quot;&amp;[.$C$1]&amp;[.C405]" office:value-type="string" office:string-value="mv cat.403.jpg ~/repo/DATA/INPUT/StarterBundle/Animals/cat.403.jpg" calcext:value-type="string">
            <text:p>mv cat.403.jpg ~/repo/DATA/INPUT/StarterBundle/Animals/cat.403.jpg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G$1]&amp;&quot;.&quot;&amp;[.A406]&amp;&quot;.jpg&quot;" office:value-type="string" office:string-value="dog.404.jpg" calcext:value-type="string">
            <text:p>dog.404.jpg</text:p>
          </table:table-cell>
          <table:table-cell table:formula="of:=[.$H$1]&amp;&quot;.&quot;&amp;[.A406]&amp;&quot;.jpg&quot;" office:value-type="string" office:string-value="cat.404.jpg" calcext:value-type="string">
            <text:p>cat.404.jpg</text:p>
          </table:table-cell>
          <table:table-cell/>
          <table:table-cell table:formula="of:=[.$B$1]&amp;&quot; &quot;&amp;[.B406]&amp;&quot; &quot;&amp;[.$C$1]&amp;[.B406]" office:value-type="string" office:string-value="mv dog.404.jpg ~/repo/DATA/INPUT/StarterBundle/Animals/dog.404.jpg" calcext:value-type="string">
            <text:p>mv dog.404.jpg ~/repo/DATA/INPUT/StarterBundle/Animals/dog.404.jpg</text:p>
          </table:table-cell>
          <table:table-cell table:formula="of:=[.$B$1]&amp;&quot; &quot;&amp;[.C406]&amp;&quot; &quot;&amp;[.$C$1]&amp;[.C406]" office:value-type="string" office:string-value="mv cat.404.jpg ~/repo/DATA/INPUT/StarterBundle/Animals/cat.404.jpg" calcext:value-type="string">
            <text:p>mv cat.404.jpg ~/repo/DATA/INPUT/StarterBundle/Animals/cat.404.jpg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G$1]&amp;&quot;.&quot;&amp;[.A407]&amp;&quot;.jpg&quot;" office:value-type="string" office:string-value="dog.405.jpg" calcext:value-type="string">
            <text:p>dog.405.jpg</text:p>
          </table:table-cell>
          <table:table-cell table:formula="of:=[.$H$1]&amp;&quot;.&quot;&amp;[.A407]&amp;&quot;.jpg&quot;" office:value-type="string" office:string-value="cat.405.jpg" calcext:value-type="string">
            <text:p>cat.405.jpg</text:p>
          </table:table-cell>
          <table:table-cell/>
          <table:table-cell table:formula="of:=[.$B$1]&amp;&quot; &quot;&amp;[.B407]&amp;&quot; &quot;&amp;[.$C$1]&amp;[.B407]" office:value-type="string" office:string-value="mv dog.405.jpg ~/repo/DATA/INPUT/StarterBundle/Animals/dog.405.jpg" calcext:value-type="string">
            <text:p>mv dog.405.jpg ~/repo/DATA/INPUT/StarterBundle/Animals/dog.405.jpg</text:p>
          </table:table-cell>
          <table:table-cell table:formula="of:=[.$B$1]&amp;&quot; &quot;&amp;[.C407]&amp;&quot; &quot;&amp;[.$C$1]&amp;[.C407]" office:value-type="string" office:string-value="mv cat.405.jpg ~/repo/DATA/INPUT/StarterBundle/Animals/cat.405.jpg" calcext:value-type="string">
            <text:p>mv cat.405.jpg ~/repo/DATA/INPUT/StarterBundle/Animals/cat.405.jpg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G$1]&amp;&quot;.&quot;&amp;[.A408]&amp;&quot;.jpg&quot;" office:value-type="string" office:string-value="dog.406.jpg" calcext:value-type="string">
            <text:p>dog.406.jpg</text:p>
          </table:table-cell>
          <table:table-cell table:formula="of:=[.$H$1]&amp;&quot;.&quot;&amp;[.A408]&amp;&quot;.jpg&quot;" office:value-type="string" office:string-value="cat.406.jpg" calcext:value-type="string">
            <text:p>cat.406.jpg</text:p>
          </table:table-cell>
          <table:table-cell/>
          <table:table-cell table:formula="of:=[.$B$1]&amp;&quot; &quot;&amp;[.B408]&amp;&quot; &quot;&amp;[.$C$1]&amp;[.B408]" office:value-type="string" office:string-value="mv dog.406.jpg ~/repo/DATA/INPUT/StarterBundle/Animals/dog.406.jpg" calcext:value-type="string">
            <text:p>mv dog.406.jpg ~/repo/DATA/INPUT/StarterBundle/Animals/dog.406.jpg</text:p>
          </table:table-cell>
          <table:table-cell table:formula="of:=[.$B$1]&amp;&quot; &quot;&amp;[.C408]&amp;&quot; &quot;&amp;[.$C$1]&amp;[.C408]" office:value-type="string" office:string-value="mv cat.406.jpg ~/repo/DATA/INPUT/StarterBundle/Animals/cat.406.jpg" calcext:value-type="string">
            <text:p>mv cat.406.jpg ~/repo/DATA/INPUT/StarterBundle/Animals/cat.406.jpg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G$1]&amp;&quot;.&quot;&amp;[.A409]&amp;&quot;.jpg&quot;" office:value-type="string" office:string-value="dog.407.jpg" calcext:value-type="string">
            <text:p>dog.407.jpg</text:p>
          </table:table-cell>
          <table:table-cell table:formula="of:=[.$H$1]&amp;&quot;.&quot;&amp;[.A409]&amp;&quot;.jpg&quot;" office:value-type="string" office:string-value="cat.407.jpg" calcext:value-type="string">
            <text:p>cat.407.jpg</text:p>
          </table:table-cell>
          <table:table-cell/>
          <table:table-cell table:formula="of:=[.$B$1]&amp;&quot; &quot;&amp;[.B409]&amp;&quot; &quot;&amp;[.$C$1]&amp;[.B409]" office:value-type="string" office:string-value="mv dog.407.jpg ~/repo/DATA/INPUT/StarterBundle/Animals/dog.407.jpg" calcext:value-type="string">
            <text:p>mv dog.407.jpg ~/repo/DATA/INPUT/StarterBundle/Animals/dog.407.jpg</text:p>
          </table:table-cell>
          <table:table-cell table:formula="of:=[.$B$1]&amp;&quot; &quot;&amp;[.C409]&amp;&quot; &quot;&amp;[.$C$1]&amp;[.C409]" office:value-type="string" office:string-value="mv cat.407.jpg ~/repo/DATA/INPUT/StarterBundle/Animals/cat.407.jpg" calcext:value-type="string">
            <text:p>mv cat.407.jpg ~/repo/DATA/INPUT/StarterBundle/Animals/cat.407.jpg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G$1]&amp;&quot;.&quot;&amp;[.A410]&amp;&quot;.jpg&quot;" office:value-type="string" office:string-value="dog.408.jpg" calcext:value-type="string">
            <text:p>dog.408.jpg</text:p>
          </table:table-cell>
          <table:table-cell table:formula="of:=[.$H$1]&amp;&quot;.&quot;&amp;[.A410]&amp;&quot;.jpg&quot;" office:value-type="string" office:string-value="cat.408.jpg" calcext:value-type="string">
            <text:p>cat.408.jpg</text:p>
          </table:table-cell>
          <table:table-cell/>
          <table:table-cell table:formula="of:=[.$B$1]&amp;&quot; &quot;&amp;[.B410]&amp;&quot; &quot;&amp;[.$C$1]&amp;[.B410]" office:value-type="string" office:string-value="mv dog.408.jpg ~/repo/DATA/INPUT/StarterBundle/Animals/dog.408.jpg" calcext:value-type="string">
            <text:p>mv dog.408.jpg ~/repo/DATA/INPUT/StarterBundle/Animals/dog.408.jpg</text:p>
          </table:table-cell>
          <table:table-cell table:formula="of:=[.$B$1]&amp;&quot; &quot;&amp;[.C410]&amp;&quot; &quot;&amp;[.$C$1]&amp;[.C410]" office:value-type="string" office:string-value="mv cat.408.jpg ~/repo/DATA/INPUT/StarterBundle/Animals/cat.408.jpg" calcext:value-type="string">
            <text:p>mv cat.408.jpg ~/repo/DATA/INPUT/StarterBundle/Animals/cat.408.jpg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G$1]&amp;&quot;.&quot;&amp;[.A411]&amp;&quot;.jpg&quot;" office:value-type="string" office:string-value="dog.409.jpg" calcext:value-type="string">
            <text:p>dog.409.jpg</text:p>
          </table:table-cell>
          <table:table-cell table:formula="of:=[.$H$1]&amp;&quot;.&quot;&amp;[.A411]&amp;&quot;.jpg&quot;" office:value-type="string" office:string-value="cat.409.jpg" calcext:value-type="string">
            <text:p>cat.409.jpg</text:p>
          </table:table-cell>
          <table:table-cell/>
          <table:table-cell table:formula="of:=[.$B$1]&amp;&quot; &quot;&amp;[.B411]&amp;&quot; &quot;&amp;[.$C$1]&amp;[.B411]" office:value-type="string" office:string-value="mv dog.409.jpg ~/repo/DATA/INPUT/StarterBundle/Animals/dog.409.jpg" calcext:value-type="string">
            <text:p>mv dog.409.jpg ~/repo/DATA/INPUT/StarterBundle/Animals/dog.409.jpg</text:p>
          </table:table-cell>
          <table:table-cell table:formula="of:=[.$B$1]&amp;&quot; &quot;&amp;[.C411]&amp;&quot; &quot;&amp;[.$C$1]&amp;[.C411]" office:value-type="string" office:string-value="mv cat.409.jpg ~/repo/DATA/INPUT/StarterBundle/Animals/cat.409.jpg" calcext:value-type="string">
            <text:p>mv cat.409.jpg ~/repo/DATA/INPUT/StarterBundle/Animals/cat.409.jpg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G$1]&amp;&quot;.&quot;&amp;[.A412]&amp;&quot;.jpg&quot;" office:value-type="string" office:string-value="dog.410.jpg" calcext:value-type="string">
            <text:p>dog.410.jpg</text:p>
          </table:table-cell>
          <table:table-cell table:formula="of:=[.$H$1]&amp;&quot;.&quot;&amp;[.A412]&amp;&quot;.jpg&quot;" office:value-type="string" office:string-value="cat.410.jpg" calcext:value-type="string">
            <text:p>cat.410.jpg</text:p>
          </table:table-cell>
          <table:table-cell/>
          <table:table-cell table:formula="of:=[.$B$1]&amp;&quot; &quot;&amp;[.B412]&amp;&quot; &quot;&amp;[.$C$1]&amp;[.B412]" office:value-type="string" office:string-value="mv dog.410.jpg ~/repo/DATA/INPUT/StarterBundle/Animals/dog.410.jpg" calcext:value-type="string">
            <text:p>mv dog.410.jpg ~/repo/DATA/INPUT/StarterBundle/Animals/dog.410.jpg</text:p>
          </table:table-cell>
          <table:table-cell table:formula="of:=[.$B$1]&amp;&quot; &quot;&amp;[.C412]&amp;&quot; &quot;&amp;[.$C$1]&amp;[.C412]" office:value-type="string" office:string-value="mv cat.410.jpg ~/repo/DATA/INPUT/StarterBundle/Animals/cat.410.jpg" calcext:value-type="string">
            <text:p>mv cat.410.jpg ~/repo/DATA/INPUT/StarterBundle/Animals/cat.410.jpg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G$1]&amp;&quot;.&quot;&amp;[.A413]&amp;&quot;.jpg&quot;" office:value-type="string" office:string-value="dog.411.jpg" calcext:value-type="string">
            <text:p>dog.411.jpg</text:p>
          </table:table-cell>
          <table:table-cell table:formula="of:=[.$H$1]&amp;&quot;.&quot;&amp;[.A413]&amp;&quot;.jpg&quot;" office:value-type="string" office:string-value="cat.411.jpg" calcext:value-type="string">
            <text:p>cat.411.jpg</text:p>
          </table:table-cell>
          <table:table-cell/>
          <table:table-cell table:formula="of:=[.$B$1]&amp;&quot; &quot;&amp;[.B413]&amp;&quot; &quot;&amp;[.$C$1]&amp;[.B413]" office:value-type="string" office:string-value="mv dog.411.jpg ~/repo/DATA/INPUT/StarterBundle/Animals/dog.411.jpg" calcext:value-type="string">
            <text:p>mv dog.411.jpg ~/repo/DATA/INPUT/StarterBundle/Animals/dog.411.jpg</text:p>
          </table:table-cell>
          <table:table-cell table:formula="of:=[.$B$1]&amp;&quot; &quot;&amp;[.C413]&amp;&quot; &quot;&amp;[.$C$1]&amp;[.C413]" office:value-type="string" office:string-value="mv cat.411.jpg ~/repo/DATA/INPUT/StarterBundle/Animals/cat.411.jpg" calcext:value-type="string">
            <text:p>mv cat.411.jpg ~/repo/DATA/INPUT/StarterBundle/Animals/cat.411.jpg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G$1]&amp;&quot;.&quot;&amp;[.A414]&amp;&quot;.jpg&quot;" office:value-type="string" office:string-value="dog.412.jpg" calcext:value-type="string">
            <text:p>dog.412.jpg</text:p>
          </table:table-cell>
          <table:table-cell table:formula="of:=[.$H$1]&amp;&quot;.&quot;&amp;[.A414]&amp;&quot;.jpg&quot;" office:value-type="string" office:string-value="cat.412.jpg" calcext:value-type="string">
            <text:p>cat.412.jpg</text:p>
          </table:table-cell>
          <table:table-cell/>
          <table:table-cell table:formula="of:=[.$B$1]&amp;&quot; &quot;&amp;[.B414]&amp;&quot; &quot;&amp;[.$C$1]&amp;[.B414]" office:value-type="string" office:string-value="mv dog.412.jpg ~/repo/DATA/INPUT/StarterBundle/Animals/dog.412.jpg" calcext:value-type="string">
            <text:p>mv dog.412.jpg ~/repo/DATA/INPUT/StarterBundle/Animals/dog.412.jpg</text:p>
          </table:table-cell>
          <table:table-cell table:formula="of:=[.$B$1]&amp;&quot; &quot;&amp;[.C414]&amp;&quot; &quot;&amp;[.$C$1]&amp;[.C414]" office:value-type="string" office:string-value="mv cat.412.jpg ~/repo/DATA/INPUT/StarterBundle/Animals/cat.412.jpg" calcext:value-type="string">
            <text:p>mv cat.412.jpg ~/repo/DATA/INPUT/StarterBundle/Animals/cat.412.jpg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G$1]&amp;&quot;.&quot;&amp;[.A415]&amp;&quot;.jpg&quot;" office:value-type="string" office:string-value="dog.413.jpg" calcext:value-type="string">
            <text:p>dog.413.jpg</text:p>
          </table:table-cell>
          <table:table-cell table:formula="of:=[.$H$1]&amp;&quot;.&quot;&amp;[.A415]&amp;&quot;.jpg&quot;" office:value-type="string" office:string-value="cat.413.jpg" calcext:value-type="string">
            <text:p>cat.413.jpg</text:p>
          </table:table-cell>
          <table:table-cell/>
          <table:table-cell table:formula="of:=[.$B$1]&amp;&quot; &quot;&amp;[.B415]&amp;&quot; &quot;&amp;[.$C$1]&amp;[.B415]" office:value-type="string" office:string-value="mv dog.413.jpg ~/repo/DATA/INPUT/StarterBundle/Animals/dog.413.jpg" calcext:value-type="string">
            <text:p>mv dog.413.jpg ~/repo/DATA/INPUT/StarterBundle/Animals/dog.413.jpg</text:p>
          </table:table-cell>
          <table:table-cell table:formula="of:=[.$B$1]&amp;&quot; &quot;&amp;[.C415]&amp;&quot; &quot;&amp;[.$C$1]&amp;[.C415]" office:value-type="string" office:string-value="mv cat.413.jpg ~/repo/DATA/INPUT/StarterBundle/Animals/cat.413.jpg" calcext:value-type="string">
            <text:p>mv cat.413.jpg ~/repo/DATA/INPUT/StarterBundle/Animals/cat.413.jpg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G$1]&amp;&quot;.&quot;&amp;[.A416]&amp;&quot;.jpg&quot;" office:value-type="string" office:string-value="dog.414.jpg" calcext:value-type="string">
            <text:p>dog.414.jpg</text:p>
          </table:table-cell>
          <table:table-cell table:formula="of:=[.$H$1]&amp;&quot;.&quot;&amp;[.A416]&amp;&quot;.jpg&quot;" office:value-type="string" office:string-value="cat.414.jpg" calcext:value-type="string">
            <text:p>cat.414.jpg</text:p>
          </table:table-cell>
          <table:table-cell/>
          <table:table-cell table:formula="of:=[.$B$1]&amp;&quot; &quot;&amp;[.B416]&amp;&quot; &quot;&amp;[.$C$1]&amp;[.B416]" office:value-type="string" office:string-value="mv dog.414.jpg ~/repo/DATA/INPUT/StarterBundle/Animals/dog.414.jpg" calcext:value-type="string">
            <text:p>mv dog.414.jpg ~/repo/DATA/INPUT/StarterBundle/Animals/dog.414.jpg</text:p>
          </table:table-cell>
          <table:table-cell table:formula="of:=[.$B$1]&amp;&quot; &quot;&amp;[.C416]&amp;&quot; &quot;&amp;[.$C$1]&amp;[.C416]" office:value-type="string" office:string-value="mv cat.414.jpg ~/repo/DATA/INPUT/StarterBundle/Animals/cat.414.jpg" calcext:value-type="string">
            <text:p>mv cat.414.jpg ~/repo/DATA/INPUT/StarterBundle/Animals/cat.414.jpg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G$1]&amp;&quot;.&quot;&amp;[.A417]&amp;&quot;.jpg&quot;" office:value-type="string" office:string-value="dog.415.jpg" calcext:value-type="string">
            <text:p>dog.415.jpg</text:p>
          </table:table-cell>
          <table:table-cell table:formula="of:=[.$H$1]&amp;&quot;.&quot;&amp;[.A417]&amp;&quot;.jpg&quot;" office:value-type="string" office:string-value="cat.415.jpg" calcext:value-type="string">
            <text:p>cat.415.jpg</text:p>
          </table:table-cell>
          <table:table-cell/>
          <table:table-cell table:formula="of:=[.$B$1]&amp;&quot; &quot;&amp;[.B417]&amp;&quot; &quot;&amp;[.$C$1]&amp;[.B417]" office:value-type="string" office:string-value="mv dog.415.jpg ~/repo/DATA/INPUT/StarterBundle/Animals/dog.415.jpg" calcext:value-type="string">
            <text:p>mv dog.415.jpg ~/repo/DATA/INPUT/StarterBundle/Animals/dog.415.jpg</text:p>
          </table:table-cell>
          <table:table-cell table:formula="of:=[.$B$1]&amp;&quot; &quot;&amp;[.C417]&amp;&quot; &quot;&amp;[.$C$1]&amp;[.C417]" office:value-type="string" office:string-value="mv cat.415.jpg ~/repo/DATA/INPUT/StarterBundle/Animals/cat.415.jpg" calcext:value-type="string">
            <text:p>mv cat.415.jpg ~/repo/DATA/INPUT/StarterBundle/Animals/cat.415.jpg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G$1]&amp;&quot;.&quot;&amp;[.A418]&amp;&quot;.jpg&quot;" office:value-type="string" office:string-value="dog.416.jpg" calcext:value-type="string">
            <text:p>dog.416.jpg</text:p>
          </table:table-cell>
          <table:table-cell table:formula="of:=[.$H$1]&amp;&quot;.&quot;&amp;[.A418]&amp;&quot;.jpg&quot;" office:value-type="string" office:string-value="cat.416.jpg" calcext:value-type="string">
            <text:p>cat.416.jpg</text:p>
          </table:table-cell>
          <table:table-cell/>
          <table:table-cell table:formula="of:=[.$B$1]&amp;&quot; &quot;&amp;[.B418]&amp;&quot; &quot;&amp;[.$C$1]&amp;[.B418]" office:value-type="string" office:string-value="mv dog.416.jpg ~/repo/DATA/INPUT/StarterBundle/Animals/dog.416.jpg" calcext:value-type="string">
            <text:p>mv dog.416.jpg ~/repo/DATA/INPUT/StarterBundle/Animals/dog.416.jpg</text:p>
          </table:table-cell>
          <table:table-cell table:formula="of:=[.$B$1]&amp;&quot; &quot;&amp;[.C418]&amp;&quot; &quot;&amp;[.$C$1]&amp;[.C418]" office:value-type="string" office:string-value="mv cat.416.jpg ~/repo/DATA/INPUT/StarterBundle/Animals/cat.416.jpg" calcext:value-type="string">
            <text:p>mv cat.416.jpg ~/repo/DATA/INPUT/StarterBundle/Animals/cat.416.jpg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G$1]&amp;&quot;.&quot;&amp;[.A419]&amp;&quot;.jpg&quot;" office:value-type="string" office:string-value="dog.417.jpg" calcext:value-type="string">
            <text:p>dog.417.jpg</text:p>
          </table:table-cell>
          <table:table-cell table:formula="of:=[.$H$1]&amp;&quot;.&quot;&amp;[.A419]&amp;&quot;.jpg&quot;" office:value-type="string" office:string-value="cat.417.jpg" calcext:value-type="string">
            <text:p>cat.417.jpg</text:p>
          </table:table-cell>
          <table:table-cell/>
          <table:table-cell table:formula="of:=[.$B$1]&amp;&quot; &quot;&amp;[.B419]&amp;&quot; &quot;&amp;[.$C$1]&amp;[.B419]" office:value-type="string" office:string-value="mv dog.417.jpg ~/repo/DATA/INPUT/StarterBundle/Animals/dog.417.jpg" calcext:value-type="string">
            <text:p>mv dog.417.jpg ~/repo/DATA/INPUT/StarterBundle/Animals/dog.417.jpg</text:p>
          </table:table-cell>
          <table:table-cell table:formula="of:=[.$B$1]&amp;&quot; &quot;&amp;[.C419]&amp;&quot; &quot;&amp;[.$C$1]&amp;[.C419]" office:value-type="string" office:string-value="mv cat.417.jpg ~/repo/DATA/INPUT/StarterBundle/Animals/cat.417.jpg" calcext:value-type="string">
            <text:p>mv cat.417.jpg ~/repo/DATA/INPUT/StarterBundle/Animals/cat.417.jpg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G$1]&amp;&quot;.&quot;&amp;[.A420]&amp;&quot;.jpg&quot;" office:value-type="string" office:string-value="dog.418.jpg" calcext:value-type="string">
            <text:p>dog.418.jpg</text:p>
          </table:table-cell>
          <table:table-cell table:formula="of:=[.$H$1]&amp;&quot;.&quot;&amp;[.A420]&amp;&quot;.jpg&quot;" office:value-type="string" office:string-value="cat.418.jpg" calcext:value-type="string">
            <text:p>cat.418.jpg</text:p>
          </table:table-cell>
          <table:table-cell/>
          <table:table-cell table:formula="of:=[.$B$1]&amp;&quot; &quot;&amp;[.B420]&amp;&quot; &quot;&amp;[.$C$1]&amp;[.B420]" office:value-type="string" office:string-value="mv dog.418.jpg ~/repo/DATA/INPUT/StarterBundle/Animals/dog.418.jpg" calcext:value-type="string">
            <text:p>mv dog.418.jpg ~/repo/DATA/INPUT/StarterBundle/Animals/dog.418.jpg</text:p>
          </table:table-cell>
          <table:table-cell table:formula="of:=[.$B$1]&amp;&quot; &quot;&amp;[.C420]&amp;&quot; &quot;&amp;[.$C$1]&amp;[.C420]" office:value-type="string" office:string-value="mv cat.418.jpg ~/repo/DATA/INPUT/StarterBundle/Animals/cat.418.jpg" calcext:value-type="string">
            <text:p>mv cat.418.jpg ~/repo/DATA/INPUT/StarterBundle/Animals/cat.418.jpg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G$1]&amp;&quot;.&quot;&amp;[.A421]&amp;&quot;.jpg&quot;" office:value-type="string" office:string-value="dog.419.jpg" calcext:value-type="string">
            <text:p>dog.419.jpg</text:p>
          </table:table-cell>
          <table:table-cell table:formula="of:=[.$H$1]&amp;&quot;.&quot;&amp;[.A421]&amp;&quot;.jpg&quot;" office:value-type="string" office:string-value="cat.419.jpg" calcext:value-type="string">
            <text:p>cat.419.jpg</text:p>
          </table:table-cell>
          <table:table-cell/>
          <table:table-cell table:formula="of:=[.$B$1]&amp;&quot; &quot;&amp;[.B421]&amp;&quot; &quot;&amp;[.$C$1]&amp;[.B421]" office:value-type="string" office:string-value="mv dog.419.jpg ~/repo/DATA/INPUT/StarterBundle/Animals/dog.419.jpg" calcext:value-type="string">
            <text:p>mv dog.419.jpg ~/repo/DATA/INPUT/StarterBundle/Animals/dog.419.jpg</text:p>
          </table:table-cell>
          <table:table-cell table:formula="of:=[.$B$1]&amp;&quot; &quot;&amp;[.C421]&amp;&quot; &quot;&amp;[.$C$1]&amp;[.C421]" office:value-type="string" office:string-value="mv cat.419.jpg ~/repo/DATA/INPUT/StarterBundle/Animals/cat.419.jpg" calcext:value-type="string">
            <text:p>mv cat.419.jpg ~/repo/DATA/INPUT/StarterBundle/Animals/cat.419.jpg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G$1]&amp;&quot;.&quot;&amp;[.A422]&amp;&quot;.jpg&quot;" office:value-type="string" office:string-value="dog.420.jpg" calcext:value-type="string">
            <text:p>dog.420.jpg</text:p>
          </table:table-cell>
          <table:table-cell table:formula="of:=[.$H$1]&amp;&quot;.&quot;&amp;[.A422]&amp;&quot;.jpg&quot;" office:value-type="string" office:string-value="cat.420.jpg" calcext:value-type="string">
            <text:p>cat.420.jpg</text:p>
          </table:table-cell>
          <table:table-cell/>
          <table:table-cell table:formula="of:=[.$B$1]&amp;&quot; &quot;&amp;[.B422]&amp;&quot; &quot;&amp;[.$C$1]&amp;[.B422]" office:value-type="string" office:string-value="mv dog.420.jpg ~/repo/DATA/INPUT/StarterBundle/Animals/dog.420.jpg" calcext:value-type="string">
            <text:p>mv dog.420.jpg ~/repo/DATA/INPUT/StarterBundle/Animals/dog.420.jpg</text:p>
          </table:table-cell>
          <table:table-cell table:formula="of:=[.$B$1]&amp;&quot; &quot;&amp;[.C422]&amp;&quot; &quot;&amp;[.$C$1]&amp;[.C422]" office:value-type="string" office:string-value="mv cat.420.jpg ~/repo/DATA/INPUT/StarterBundle/Animals/cat.420.jpg" calcext:value-type="string">
            <text:p>mv cat.420.jpg ~/repo/DATA/INPUT/StarterBundle/Animals/cat.420.jpg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G$1]&amp;&quot;.&quot;&amp;[.A423]&amp;&quot;.jpg&quot;" office:value-type="string" office:string-value="dog.421.jpg" calcext:value-type="string">
            <text:p>dog.421.jpg</text:p>
          </table:table-cell>
          <table:table-cell table:formula="of:=[.$H$1]&amp;&quot;.&quot;&amp;[.A423]&amp;&quot;.jpg&quot;" office:value-type="string" office:string-value="cat.421.jpg" calcext:value-type="string">
            <text:p>cat.421.jpg</text:p>
          </table:table-cell>
          <table:table-cell/>
          <table:table-cell table:formula="of:=[.$B$1]&amp;&quot; &quot;&amp;[.B423]&amp;&quot; &quot;&amp;[.$C$1]&amp;[.B423]" office:value-type="string" office:string-value="mv dog.421.jpg ~/repo/DATA/INPUT/StarterBundle/Animals/dog.421.jpg" calcext:value-type="string">
            <text:p>mv dog.421.jpg ~/repo/DATA/INPUT/StarterBundle/Animals/dog.421.jpg</text:p>
          </table:table-cell>
          <table:table-cell table:formula="of:=[.$B$1]&amp;&quot; &quot;&amp;[.C423]&amp;&quot; &quot;&amp;[.$C$1]&amp;[.C423]" office:value-type="string" office:string-value="mv cat.421.jpg ~/repo/DATA/INPUT/StarterBundle/Animals/cat.421.jpg" calcext:value-type="string">
            <text:p>mv cat.421.jpg ~/repo/DATA/INPUT/StarterBundle/Animals/cat.421.jpg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G$1]&amp;&quot;.&quot;&amp;[.A424]&amp;&quot;.jpg&quot;" office:value-type="string" office:string-value="dog.422.jpg" calcext:value-type="string">
            <text:p>dog.422.jpg</text:p>
          </table:table-cell>
          <table:table-cell table:formula="of:=[.$H$1]&amp;&quot;.&quot;&amp;[.A424]&amp;&quot;.jpg&quot;" office:value-type="string" office:string-value="cat.422.jpg" calcext:value-type="string">
            <text:p>cat.422.jpg</text:p>
          </table:table-cell>
          <table:table-cell/>
          <table:table-cell table:formula="of:=[.$B$1]&amp;&quot; &quot;&amp;[.B424]&amp;&quot; &quot;&amp;[.$C$1]&amp;[.B424]" office:value-type="string" office:string-value="mv dog.422.jpg ~/repo/DATA/INPUT/StarterBundle/Animals/dog.422.jpg" calcext:value-type="string">
            <text:p>mv dog.422.jpg ~/repo/DATA/INPUT/StarterBundle/Animals/dog.422.jpg</text:p>
          </table:table-cell>
          <table:table-cell table:formula="of:=[.$B$1]&amp;&quot; &quot;&amp;[.C424]&amp;&quot; &quot;&amp;[.$C$1]&amp;[.C424]" office:value-type="string" office:string-value="mv cat.422.jpg ~/repo/DATA/INPUT/StarterBundle/Animals/cat.422.jpg" calcext:value-type="string">
            <text:p>mv cat.422.jpg ~/repo/DATA/INPUT/StarterBundle/Animals/cat.422.jpg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G$1]&amp;&quot;.&quot;&amp;[.A425]&amp;&quot;.jpg&quot;" office:value-type="string" office:string-value="dog.423.jpg" calcext:value-type="string">
            <text:p>dog.423.jpg</text:p>
          </table:table-cell>
          <table:table-cell table:formula="of:=[.$H$1]&amp;&quot;.&quot;&amp;[.A425]&amp;&quot;.jpg&quot;" office:value-type="string" office:string-value="cat.423.jpg" calcext:value-type="string">
            <text:p>cat.423.jpg</text:p>
          </table:table-cell>
          <table:table-cell/>
          <table:table-cell table:formula="of:=[.$B$1]&amp;&quot; &quot;&amp;[.B425]&amp;&quot; &quot;&amp;[.$C$1]&amp;[.B425]" office:value-type="string" office:string-value="mv dog.423.jpg ~/repo/DATA/INPUT/StarterBundle/Animals/dog.423.jpg" calcext:value-type="string">
            <text:p>mv dog.423.jpg ~/repo/DATA/INPUT/StarterBundle/Animals/dog.423.jpg</text:p>
          </table:table-cell>
          <table:table-cell table:formula="of:=[.$B$1]&amp;&quot; &quot;&amp;[.C425]&amp;&quot; &quot;&amp;[.$C$1]&amp;[.C425]" office:value-type="string" office:string-value="mv cat.423.jpg ~/repo/DATA/INPUT/StarterBundle/Animals/cat.423.jpg" calcext:value-type="string">
            <text:p>mv cat.423.jpg ~/repo/DATA/INPUT/StarterBundle/Animals/cat.423.jpg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G$1]&amp;&quot;.&quot;&amp;[.A426]&amp;&quot;.jpg&quot;" office:value-type="string" office:string-value="dog.424.jpg" calcext:value-type="string">
            <text:p>dog.424.jpg</text:p>
          </table:table-cell>
          <table:table-cell table:formula="of:=[.$H$1]&amp;&quot;.&quot;&amp;[.A426]&amp;&quot;.jpg&quot;" office:value-type="string" office:string-value="cat.424.jpg" calcext:value-type="string">
            <text:p>cat.424.jpg</text:p>
          </table:table-cell>
          <table:table-cell/>
          <table:table-cell table:formula="of:=[.$B$1]&amp;&quot; &quot;&amp;[.B426]&amp;&quot; &quot;&amp;[.$C$1]&amp;[.B426]" office:value-type="string" office:string-value="mv dog.424.jpg ~/repo/DATA/INPUT/StarterBundle/Animals/dog.424.jpg" calcext:value-type="string">
            <text:p>mv dog.424.jpg ~/repo/DATA/INPUT/StarterBundle/Animals/dog.424.jpg</text:p>
          </table:table-cell>
          <table:table-cell table:formula="of:=[.$B$1]&amp;&quot; &quot;&amp;[.C426]&amp;&quot; &quot;&amp;[.$C$1]&amp;[.C426]" office:value-type="string" office:string-value="mv cat.424.jpg ~/repo/DATA/INPUT/StarterBundle/Animals/cat.424.jpg" calcext:value-type="string">
            <text:p>mv cat.424.jpg ~/repo/DATA/INPUT/StarterBundle/Animals/cat.424.jpg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G$1]&amp;&quot;.&quot;&amp;[.A427]&amp;&quot;.jpg&quot;" office:value-type="string" office:string-value="dog.425.jpg" calcext:value-type="string">
            <text:p>dog.425.jpg</text:p>
          </table:table-cell>
          <table:table-cell table:formula="of:=[.$H$1]&amp;&quot;.&quot;&amp;[.A427]&amp;&quot;.jpg&quot;" office:value-type="string" office:string-value="cat.425.jpg" calcext:value-type="string">
            <text:p>cat.425.jpg</text:p>
          </table:table-cell>
          <table:table-cell/>
          <table:table-cell table:formula="of:=[.$B$1]&amp;&quot; &quot;&amp;[.B427]&amp;&quot; &quot;&amp;[.$C$1]&amp;[.B427]" office:value-type="string" office:string-value="mv dog.425.jpg ~/repo/DATA/INPUT/StarterBundle/Animals/dog.425.jpg" calcext:value-type="string">
            <text:p>mv dog.425.jpg ~/repo/DATA/INPUT/StarterBundle/Animals/dog.425.jpg</text:p>
          </table:table-cell>
          <table:table-cell table:formula="of:=[.$B$1]&amp;&quot; &quot;&amp;[.C427]&amp;&quot; &quot;&amp;[.$C$1]&amp;[.C427]" office:value-type="string" office:string-value="mv cat.425.jpg ~/repo/DATA/INPUT/StarterBundle/Animals/cat.425.jpg" calcext:value-type="string">
            <text:p>mv cat.425.jpg ~/repo/DATA/INPUT/StarterBundle/Animals/cat.425.jpg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G$1]&amp;&quot;.&quot;&amp;[.A428]&amp;&quot;.jpg&quot;" office:value-type="string" office:string-value="dog.426.jpg" calcext:value-type="string">
            <text:p>dog.426.jpg</text:p>
          </table:table-cell>
          <table:table-cell table:formula="of:=[.$H$1]&amp;&quot;.&quot;&amp;[.A428]&amp;&quot;.jpg&quot;" office:value-type="string" office:string-value="cat.426.jpg" calcext:value-type="string">
            <text:p>cat.426.jpg</text:p>
          </table:table-cell>
          <table:table-cell/>
          <table:table-cell table:formula="of:=[.$B$1]&amp;&quot; &quot;&amp;[.B428]&amp;&quot; &quot;&amp;[.$C$1]&amp;[.B428]" office:value-type="string" office:string-value="mv dog.426.jpg ~/repo/DATA/INPUT/StarterBundle/Animals/dog.426.jpg" calcext:value-type="string">
            <text:p>mv dog.426.jpg ~/repo/DATA/INPUT/StarterBundle/Animals/dog.426.jpg</text:p>
          </table:table-cell>
          <table:table-cell table:formula="of:=[.$B$1]&amp;&quot; &quot;&amp;[.C428]&amp;&quot; &quot;&amp;[.$C$1]&amp;[.C428]" office:value-type="string" office:string-value="mv cat.426.jpg ~/repo/DATA/INPUT/StarterBundle/Animals/cat.426.jpg" calcext:value-type="string">
            <text:p>mv cat.426.jpg ~/repo/DATA/INPUT/StarterBundle/Animals/cat.426.jpg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G$1]&amp;&quot;.&quot;&amp;[.A429]&amp;&quot;.jpg&quot;" office:value-type="string" office:string-value="dog.427.jpg" calcext:value-type="string">
            <text:p>dog.427.jpg</text:p>
          </table:table-cell>
          <table:table-cell table:formula="of:=[.$H$1]&amp;&quot;.&quot;&amp;[.A429]&amp;&quot;.jpg&quot;" office:value-type="string" office:string-value="cat.427.jpg" calcext:value-type="string">
            <text:p>cat.427.jpg</text:p>
          </table:table-cell>
          <table:table-cell/>
          <table:table-cell table:formula="of:=[.$B$1]&amp;&quot; &quot;&amp;[.B429]&amp;&quot; &quot;&amp;[.$C$1]&amp;[.B429]" office:value-type="string" office:string-value="mv dog.427.jpg ~/repo/DATA/INPUT/StarterBundle/Animals/dog.427.jpg" calcext:value-type="string">
            <text:p>mv dog.427.jpg ~/repo/DATA/INPUT/StarterBundle/Animals/dog.427.jpg</text:p>
          </table:table-cell>
          <table:table-cell table:formula="of:=[.$B$1]&amp;&quot; &quot;&amp;[.C429]&amp;&quot; &quot;&amp;[.$C$1]&amp;[.C429]" office:value-type="string" office:string-value="mv cat.427.jpg ~/repo/DATA/INPUT/StarterBundle/Animals/cat.427.jpg" calcext:value-type="string">
            <text:p>mv cat.427.jpg ~/repo/DATA/INPUT/StarterBundle/Animals/cat.427.jpg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G$1]&amp;&quot;.&quot;&amp;[.A430]&amp;&quot;.jpg&quot;" office:value-type="string" office:string-value="dog.428.jpg" calcext:value-type="string">
            <text:p>dog.428.jpg</text:p>
          </table:table-cell>
          <table:table-cell table:formula="of:=[.$H$1]&amp;&quot;.&quot;&amp;[.A430]&amp;&quot;.jpg&quot;" office:value-type="string" office:string-value="cat.428.jpg" calcext:value-type="string">
            <text:p>cat.428.jpg</text:p>
          </table:table-cell>
          <table:table-cell/>
          <table:table-cell table:formula="of:=[.$B$1]&amp;&quot; &quot;&amp;[.B430]&amp;&quot; &quot;&amp;[.$C$1]&amp;[.B430]" office:value-type="string" office:string-value="mv dog.428.jpg ~/repo/DATA/INPUT/StarterBundle/Animals/dog.428.jpg" calcext:value-type="string">
            <text:p>mv dog.428.jpg ~/repo/DATA/INPUT/StarterBundle/Animals/dog.428.jpg</text:p>
          </table:table-cell>
          <table:table-cell table:formula="of:=[.$B$1]&amp;&quot; &quot;&amp;[.C430]&amp;&quot; &quot;&amp;[.$C$1]&amp;[.C430]" office:value-type="string" office:string-value="mv cat.428.jpg ~/repo/DATA/INPUT/StarterBundle/Animals/cat.428.jpg" calcext:value-type="string">
            <text:p>mv cat.428.jpg ~/repo/DATA/INPUT/StarterBundle/Animals/cat.428.jpg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G$1]&amp;&quot;.&quot;&amp;[.A431]&amp;&quot;.jpg&quot;" office:value-type="string" office:string-value="dog.429.jpg" calcext:value-type="string">
            <text:p>dog.429.jpg</text:p>
          </table:table-cell>
          <table:table-cell table:formula="of:=[.$H$1]&amp;&quot;.&quot;&amp;[.A431]&amp;&quot;.jpg&quot;" office:value-type="string" office:string-value="cat.429.jpg" calcext:value-type="string">
            <text:p>cat.429.jpg</text:p>
          </table:table-cell>
          <table:table-cell/>
          <table:table-cell table:formula="of:=[.$B$1]&amp;&quot; &quot;&amp;[.B431]&amp;&quot; &quot;&amp;[.$C$1]&amp;[.B431]" office:value-type="string" office:string-value="mv dog.429.jpg ~/repo/DATA/INPUT/StarterBundle/Animals/dog.429.jpg" calcext:value-type="string">
            <text:p>mv dog.429.jpg ~/repo/DATA/INPUT/StarterBundle/Animals/dog.429.jpg</text:p>
          </table:table-cell>
          <table:table-cell table:formula="of:=[.$B$1]&amp;&quot; &quot;&amp;[.C431]&amp;&quot; &quot;&amp;[.$C$1]&amp;[.C431]" office:value-type="string" office:string-value="mv cat.429.jpg ~/repo/DATA/INPUT/StarterBundle/Animals/cat.429.jpg" calcext:value-type="string">
            <text:p>mv cat.429.jpg ~/repo/DATA/INPUT/StarterBundle/Animals/cat.429.jpg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G$1]&amp;&quot;.&quot;&amp;[.A432]&amp;&quot;.jpg&quot;" office:value-type="string" office:string-value="dog.430.jpg" calcext:value-type="string">
            <text:p>dog.430.jpg</text:p>
          </table:table-cell>
          <table:table-cell table:formula="of:=[.$H$1]&amp;&quot;.&quot;&amp;[.A432]&amp;&quot;.jpg&quot;" office:value-type="string" office:string-value="cat.430.jpg" calcext:value-type="string">
            <text:p>cat.430.jpg</text:p>
          </table:table-cell>
          <table:table-cell/>
          <table:table-cell table:formula="of:=[.$B$1]&amp;&quot; &quot;&amp;[.B432]&amp;&quot; &quot;&amp;[.$C$1]&amp;[.B432]" office:value-type="string" office:string-value="mv dog.430.jpg ~/repo/DATA/INPUT/StarterBundle/Animals/dog.430.jpg" calcext:value-type="string">
            <text:p>mv dog.430.jpg ~/repo/DATA/INPUT/StarterBundle/Animals/dog.430.jpg</text:p>
          </table:table-cell>
          <table:table-cell table:formula="of:=[.$B$1]&amp;&quot; &quot;&amp;[.C432]&amp;&quot; &quot;&amp;[.$C$1]&amp;[.C432]" office:value-type="string" office:string-value="mv cat.430.jpg ~/repo/DATA/INPUT/StarterBundle/Animals/cat.430.jpg" calcext:value-type="string">
            <text:p>mv cat.430.jpg ~/repo/DATA/INPUT/StarterBundle/Animals/cat.430.jpg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G$1]&amp;&quot;.&quot;&amp;[.A433]&amp;&quot;.jpg&quot;" office:value-type="string" office:string-value="dog.431.jpg" calcext:value-type="string">
            <text:p>dog.431.jpg</text:p>
          </table:table-cell>
          <table:table-cell table:formula="of:=[.$H$1]&amp;&quot;.&quot;&amp;[.A433]&amp;&quot;.jpg&quot;" office:value-type="string" office:string-value="cat.431.jpg" calcext:value-type="string">
            <text:p>cat.431.jpg</text:p>
          </table:table-cell>
          <table:table-cell/>
          <table:table-cell table:formula="of:=[.$B$1]&amp;&quot; &quot;&amp;[.B433]&amp;&quot; &quot;&amp;[.$C$1]&amp;[.B433]" office:value-type="string" office:string-value="mv dog.431.jpg ~/repo/DATA/INPUT/StarterBundle/Animals/dog.431.jpg" calcext:value-type="string">
            <text:p>mv dog.431.jpg ~/repo/DATA/INPUT/StarterBundle/Animals/dog.431.jpg</text:p>
          </table:table-cell>
          <table:table-cell table:formula="of:=[.$B$1]&amp;&quot; &quot;&amp;[.C433]&amp;&quot; &quot;&amp;[.$C$1]&amp;[.C433]" office:value-type="string" office:string-value="mv cat.431.jpg ~/repo/DATA/INPUT/StarterBundle/Animals/cat.431.jpg" calcext:value-type="string">
            <text:p>mv cat.431.jpg ~/repo/DATA/INPUT/StarterBundle/Animals/cat.431.jpg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G$1]&amp;&quot;.&quot;&amp;[.A434]&amp;&quot;.jpg&quot;" office:value-type="string" office:string-value="dog.432.jpg" calcext:value-type="string">
            <text:p>dog.432.jpg</text:p>
          </table:table-cell>
          <table:table-cell table:formula="of:=[.$H$1]&amp;&quot;.&quot;&amp;[.A434]&amp;&quot;.jpg&quot;" office:value-type="string" office:string-value="cat.432.jpg" calcext:value-type="string">
            <text:p>cat.432.jpg</text:p>
          </table:table-cell>
          <table:table-cell/>
          <table:table-cell table:formula="of:=[.$B$1]&amp;&quot; &quot;&amp;[.B434]&amp;&quot; &quot;&amp;[.$C$1]&amp;[.B434]" office:value-type="string" office:string-value="mv dog.432.jpg ~/repo/DATA/INPUT/StarterBundle/Animals/dog.432.jpg" calcext:value-type="string">
            <text:p>mv dog.432.jpg ~/repo/DATA/INPUT/StarterBundle/Animals/dog.432.jpg</text:p>
          </table:table-cell>
          <table:table-cell table:formula="of:=[.$B$1]&amp;&quot; &quot;&amp;[.C434]&amp;&quot; &quot;&amp;[.$C$1]&amp;[.C434]" office:value-type="string" office:string-value="mv cat.432.jpg ~/repo/DATA/INPUT/StarterBundle/Animals/cat.432.jpg" calcext:value-type="string">
            <text:p>mv cat.432.jpg ~/repo/DATA/INPUT/StarterBundle/Animals/cat.432.jpg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G$1]&amp;&quot;.&quot;&amp;[.A435]&amp;&quot;.jpg&quot;" office:value-type="string" office:string-value="dog.433.jpg" calcext:value-type="string">
            <text:p>dog.433.jpg</text:p>
          </table:table-cell>
          <table:table-cell table:formula="of:=[.$H$1]&amp;&quot;.&quot;&amp;[.A435]&amp;&quot;.jpg&quot;" office:value-type="string" office:string-value="cat.433.jpg" calcext:value-type="string">
            <text:p>cat.433.jpg</text:p>
          </table:table-cell>
          <table:table-cell/>
          <table:table-cell table:formula="of:=[.$B$1]&amp;&quot; &quot;&amp;[.B435]&amp;&quot; &quot;&amp;[.$C$1]&amp;[.B435]" office:value-type="string" office:string-value="mv dog.433.jpg ~/repo/DATA/INPUT/StarterBundle/Animals/dog.433.jpg" calcext:value-type="string">
            <text:p>mv dog.433.jpg ~/repo/DATA/INPUT/StarterBundle/Animals/dog.433.jpg</text:p>
          </table:table-cell>
          <table:table-cell table:formula="of:=[.$B$1]&amp;&quot; &quot;&amp;[.C435]&amp;&quot; &quot;&amp;[.$C$1]&amp;[.C435]" office:value-type="string" office:string-value="mv cat.433.jpg ~/repo/DATA/INPUT/StarterBundle/Animals/cat.433.jpg" calcext:value-type="string">
            <text:p>mv cat.433.jpg ~/repo/DATA/INPUT/StarterBundle/Animals/cat.433.jpg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G$1]&amp;&quot;.&quot;&amp;[.A436]&amp;&quot;.jpg&quot;" office:value-type="string" office:string-value="dog.434.jpg" calcext:value-type="string">
            <text:p>dog.434.jpg</text:p>
          </table:table-cell>
          <table:table-cell table:formula="of:=[.$H$1]&amp;&quot;.&quot;&amp;[.A436]&amp;&quot;.jpg&quot;" office:value-type="string" office:string-value="cat.434.jpg" calcext:value-type="string">
            <text:p>cat.434.jpg</text:p>
          </table:table-cell>
          <table:table-cell/>
          <table:table-cell table:formula="of:=[.$B$1]&amp;&quot; &quot;&amp;[.B436]&amp;&quot; &quot;&amp;[.$C$1]&amp;[.B436]" office:value-type="string" office:string-value="mv dog.434.jpg ~/repo/DATA/INPUT/StarterBundle/Animals/dog.434.jpg" calcext:value-type="string">
            <text:p>mv dog.434.jpg ~/repo/DATA/INPUT/StarterBundle/Animals/dog.434.jpg</text:p>
          </table:table-cell>
          <table:table-cell table:formula="of:=[.$B$1]&amp;&quot; &quot;&amp;[.C436]&amp;&quot; &quot;&amp;[.$C$1]&amp;[.C436]" office:value-type="string" office:string-value="mv cat.434.jpg ~/repo/DATA/INPUT/StarterBundle/Animals/cat.434.jpg" calcext:value-type="string">
            <text:p>mv cat.434.jpg ~/repo/DATA/INPUT/StarterBundle/Animals/cat.434.jpg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G$1]&amp;&quot;.&quot;&amp;[.A437]&amp;&quot;.jpg&quot;" office:value-type="string" office:string-value="dog.435.jpg" calcext:value-type="string">
            <text:p>dog.435.jpg</text:p>
          </table:table-cell>
          <table:table-cell table:formula="of:=[.$H$1]&amp;&quot;.&quot;&amp;[.A437]&amp;&quot;.jpg&quot;" office:value-type="string" office:string-value="cat.435.jpg" calcext:value-type="string">
            <text:p>cat.435.jpg</text:p>
          </table:table-cell>
          <table:table-cell/>
          <table:table-cell table:formula="of:=[.$B$1]&amp;&quot; &quot;&amp;[.B437]&amp;&quot; &quot;&amp;[.$C$1]&amp;[.B437]" office:value-type="string" office:string-value="mv dog.435.jpg ~/repo/DATA/INPUT/StarterBundle/Animals/dog.435.jpg" calcext:value-type="string">
            <text:p>mv dog.435.jpg ~/repo/DATA/INPUT/StarterBundle/Animals/dog.435.jpg</text:p>
          </table:table-cell>
          <table:table-cell table:formula="of:=[.$B$1]&amp;&quot; &quot;&amp;[.C437]&amp;&quot; &quot;&amp;[.$C$1]&amp;[.C437]" office:value-type="string" office:string-value="mv cat.435.jpg ~/repo/DATA/INPUT/StarterBundle/Animals/cat.435.jpg" calcext:value-type="string">
            <text:p>mv cat.435.jpg ~/repo/DATA/INPUT/StarterBundle/Animals/cat.435.jpg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G$1]&amp;&quot;.&quot;&amp;[.A438]&amp;&quot;.jpg&quot;" office:value-type="string" office:string-value="dog.436.jpg" calcext:value-type="string">
            <text:p>dog.436.jpg</text:p>
          </table:table-cell>
          <table:table-cell table:formula="of:=[.$H$1]&amp;&quot;.&quot;&amp;[.A438]&amp;&quot;.jpg&quot;" office:value-type="string" office:string-value="cat.436.jpg" calcext:value-type="string">
            <text:p>cat.436.jpg</text:p>
          </table:table-cell>
          <table:table-cell/>
          <table:table-cell table:formula="of:=[.$B$1]&amp;&quot; &quot;&amp;[.B438]&amp;&quot; &quot;&amp;[.$C$1]&amp;[.B438]" office:value-type="string" office:string-value="mv dog.436.jpg ~/repo/DATA/INPUT/StarterBundle/Animals/dog.436.jpg" calcext:value-type="string">
            <text:p>mv dog.436.jpg ~/repo/DATA/INPUT/StarterBundle/Animals/dog.436.jpg</text:p>
          </table:table-cell>
          <table:table-cell table:formula="of:=[.$B$1]&amp;&quot; &quot;&amp;[.C438]&amp;&quot; &quot;&amp;[.$C$1]&amp;[.C438]" office:value-type="string" office:string-value="mv cat.436.jpg ~/repo/DATA/INPUT/StarterBundle/Animals/cat.436.jpg" calcext:value-type="string">
            <text:p>mv cat.436.jpg ~/repo/DATA/INPUT/StarterBundle/Animals/cat.436.jpg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G$1]&amp;&quot;.&quot;&amp;[.A439]&amp;&quot;.jpg&quot;" office:value-type="string" office:string-value="dog.437.jpg" calcext:value-type="string">
            <text:p>dog.437.jpg</text:p>
          </table:table-cell>
          <table:table-cell table:formula="of:=[.$H$1]&amp;&quot;.&quot;&amp;[.A439]&amp;&quot;.jpg&quot;" office:value-type="string" office:string-value="cat.437.jpg" calcext:value-type="string">
            <text:p>cat.437.jpg</text:p>
          </table:table-cell>
          <table:table-cell/>
          <table:table-cell table:formula="of:=[.$B$1]&amp;&quot; &quot;&amp;[.B439]&amp;&quot; &quot;&amp;[.$C$1]&amp;[.B439]" office:value-type="string" office:string-value="mv dog.437.jpg ~/repo/DATA/INPUT/StarterBundle/Animals/dog.437.jpg" calcext:value-type="string">
            <text:p>mv dog.437.jpg ~/repo/DATA/INPUT/StarterBundle/Animals/dog.437.jpg</text:p>
          </table:table-cell>
          <table:table-cell table:formula="of:=[.$B$1]&amp;&quot; &quot;&amp;[.C439]&amp;&quot; &quot;&amp;[.$C$1]&amp;[.C439]" office:value-type="string" office:string-value="mv cat.437.jpg ~/repo/DATA/INPUT/StarterBundle/Animals/cat.437.jpg" calcext:value-type="string">
            <text:p>mv cat.437.jpg ~/repo/DATA/INPUT/StarterBundle/Animals/cat.437.jpg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G$1]&amp;&quot;.&quot;&amp;[.A440]&amp;&quot;.jpg&quot;" office:value-type="string" office:string-value="dog.438.jpg" calcext:value-type="string">
            <text:p>dog.438.jpg</text:p>
          </table:table-cell>
          <table:table-cell table:formula="of:=[.$H$1]&amp;&quot;.&quot;&amp;[.A440]&amp;&quot;.jpg&quot;" office:value-type="string" office:string-value="cat.438.jpg" calcext:value-type="string">
            <text:p>cat.438.jpg</text:p>
          </table:table-cell>
          <table:table-cell/>
          <table:table-cell table:formula="of:=[.$B$1]&amp;&quot; &quot;&amp;[.B440]&amp;&quot; &quot;&amp;[.$C$1]&amp;[.B440]" office:value-type="string" office:string-value="mv dog.438.jpg ~/repo/DATA/INPUT/StarterBundle/Animals/dog.438.jpg" calcext:value-type="string">
            <text:p>mv dog.438.jpg ~/repo/DATA/INPUT/StarterBundle/Animals/dog.438.jpg</text:p>
          </table:table-cell>
          <table:table-cell table:formula="of:=[.$B$1]&amp;&quot; &quot;&amp;[.C440]&amp;&quot; &quot;&amp;[.$C$1]&amp;[.C440]" office:value-type="string" office:string-value="mv cat.438.jpg ~/repo/DATA/INPUT/StarterBundle/Animals/cat.438.jpg" calcext:value-type="string">
            <text:p>mv cat.438.jpg ~/repo/DATA/INPUT/StarterBundle/Animals/cat.438.jpg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G$1]&amp;&quot;.&quot;&amp;[.A441]&amp;&quot;.jpg&quot;" office:value-type="string" office:string-value="dog.439.jpg" calcext:value-type="string">
            <text:p>dog.439.jpg</text:p>
          </table:table-cell>
          <table:table-cell table:formula="of:=[.$H$1]&amp;&quot;.&quot;&amp;[.A441]&amp;&quot;.jpg&quot;" office:value-type="string" office:string-value="cat.439.jpg" calcext:value-type="string">
            <text:p>cat.439.jpg</text:p>
          </table:table-cell>
          <table:table-cell/>
          <table:table-cell table:formula="of:=[.$B$1]&amp;&quot; &quot;&amp;[.B441]&amp;&quot; &quot;&amp;[.$C$1]&amp;[.B441]" office:value-type="string" office:string-value="mv dog.439.jpg ~/repo/DATA/INPUT/StarterBundle/Animals/dog.439.jpg" calcext:value-type="string">
            <text:p>mv dog.439.jpg ~/repo/DATA/INPUT/StarterBundle/Animals/dog.439.jpg</text:p>
          </table:table-cell>
          <table:table-cell table:formula="of:=[.$B$1]&amp;&quot; &quot;&amp;[.C441]&amp;&quot; &quot;&amp;[.$C$1]&amp;[.C441]" office:value-type="string" office:string-value="mv cat.439.jpg ~/repo/DATA/INPUT/StarterBundle/Animals/cat.439.jpg" calcext:value-type="string">
            <text:p>mv cat.439.jpg ~/repo/DATA/INPUT/StarterBundle/Animals/cat.439.jpg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G$1]&amp;&quot;.&quot;&amp;[.A442]&amp;&quot;.jpg&quot;" office:value-type="string" office:string-value="dog.440.jpg" calcext:value-type="string">
            <text:p>dog.440.jpg</text:p>
          </table:table-cell>
          <table:table-cell table:formula="of:=[.$H$1]&amp;&quot;.&quot;&amp;[.A442]&amp;&quot;.jpg&quot;" office:value-type="string" office:string-value="cat.440.jpg" calcext:value-type="string">
            <text:p>cat.440.jpg</text:p>
          </table:table-cell>
          <table:table-cell/>
          <table:table-cell table:formula="of:=[.$B$1]&amp;&quot; &quot;&amp;[.B442]&amp;&quot; &quot;&amp;[.$C$1]&amp;[.B442]" office:value-type="string" office:string-value="mv dog.440.jpg ~/repo/DATA/INPUT/StarterBundle/Animals/dog.440.jpg" calcext:value-type="string">
            <text:p>mv dog.440.jpg ~/repo/DATA/INPUT/StarterBundle/Animals/dog.440.jpg</text:p>
          </table:table-cell>
          <table:table-cell table:formula="of:=[.$B$1]&amp;&quot; &quot;&amp;[.C442]&amp;&quot; &quot;&amp;[.$C$1]&amp;[.C442]" office:value-type="string" office:string-value="mv cat.440.jpg ~/repo/DATA/INPUT/StarterBundle/Animals/cat.440.jpg" calcext:value-type="string">
            <text:p>mv cat.440.jpg ~/repo/DATA/INPUT/StarterBundle/Animals/cat.440.jpg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G$1]&amp;&quot;.&quot;&amp;[.A443]&amp;&quot;.jpg&quot;" office:value-type="string" office:string-value="dog.441.jpg" calcext:value-type="string">
            <text:p>dog.441.jpg</text:p>
          </table:table-cell>
          <table:table-cell table:formula="of:=[.$H$1]&amp;&quot;.&quot;&amp;[.A443]&amp;&quot;.jpg&quot;" office:value-type="string" office:string-value="cat.441.jpg" calcext:value-type="string">
            <text:p>cat.441.jpg</text:p>
          </table:table-cell>
          <table:table-cell/>
          <table:table-cell table:formula="of:=[.$B$1]&amp;&quot; &quot;&amp;[.B443]&amp;&quot; &quot;&amp;[.$C$1]&amp;[.B443]" office:value-type="string" office:string-value="mv dog.441.jpg ~/repo/DATA/INPUT/StarterBundle/Animals/dog.441.jpg" calcext:value-type="string">
            <text:p>mv dog.441.jpg ~/repo/DATA/INPUT/StarterBundle/Animals/dog.441.jpg</text:p>
          </table:table-cell>
          <table:table-cell table:formula="of:=[.$B$1]&amp;&quot; &quot;&amp;[.C443]&amp;&quot; &quot;&amp;[.$C$1]&amp;[.C443]" office:value-type="string" office:string-value="mv cat.441.jpg ~/repo/DATA/INPUT/StarterBundle/Animals/cat.441.jpg" calcext:value-type="string">
            <text:p>mv cat.441.jpg ~/repo/DATA/INPUT/StarterBundle/Animals/cat.441.jpg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G$1]&amp;&quot;.&quot;&amp;[.A444]&amp;&quot;.jpg&quot;" office:value-type="string" office:string-value="dog.442.jpg" calcext:value-type="string">
            <text:p>dog.442.jpg</text:p>
          </table:table-cell>
          <table:table-cell table:formula="of:=[.$H$1]&amp;&quot;.&quot;&amp;[.A444]&amp;&quot;.jpg&quot;" office:value-type="string" office:string-value="cat.442.jpg" calcext:value-type="string">
            <text:p>cat.442.jpg</text:p>
          </table:table-cell>
          <table:table-cell/>
          <table:table-cell table:formula="of:=[.$B$1]&amp;&quot; &quot;&amp;[.B444]&amp;&quot; &quot;&amp;[.$C$1]&amp;[.B444]" office:value-type="string" office:string-value="mv dog.442.jpg ~/repo/DATA/INPUT/StarterBundle/Animals/dog.442.jpg" calcext:value-type="string">
            <text:p>mv dog.442.jpg ~/repo/DATA/INPUT/StarterBundle/Animals/dog.442.jpg</text:p>
          </table:table-cell>
          <table:table-cell table:formula="of:=[.$B$1]&amp;&quot; &quot;&amp;[.C444]&amp;&quot; &quot;&amp;[.$C$1]&amp;[.C444]" office:value-type="string" office:string-value="mv cat.442.jpg ~/repo/DATA/INPUT/StarterBundle/Animals/cat.442.jpg" calcext:value-type="string">
            <text:p>mv cat.442.jpg ~/repo/DATA/INPUT/StarterBundle/Animals/cat.442.jpg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G$1]&amp;&quot;.&quot;&amp;[.A445]&amp;&quot;.jpg&quot;" office:value-type="string" office:string-value="dog.443.jpg" calcext:value-type="string">
            <text:p>dog.443.jpg</text:p>
          </table:table-cell>
          <table:table-cell table:formula="of:=[.$H$1]&amp;&quot;.&quot;&amp;[.A445]&amp;&quot;.jpg&quot;" office:value-type="string" office:string-value="cat.443.jpg" calcext:value-type="string">
            <text:p>cat.443.jpg</text:p>
          </table:table-cell>
          <table:table-cell/>
          <table:table-cell table:formula="of:=[.$B$1]&amp;&quot; &quot;&amp;[.B445]&amp;&quot; &quot;&amp;[.$C$1]&amp;[.B445]" office:value-type="string" office:string-value="mv dog.443.jpg ~/repo/DATA/INPUT/StarterBundle/Animals/dog.443.jpg" calcext:value-type="string">
            <text:p>mv dog.443.jpg ~/repo/DATA/INPUT/StarterBundle/Animals/dog.443.jpg</text:p>
          </table:table-cell>
          <table:table-cell table:formula="of:=[.$B$1]&amp;&quot; &quot;&amp;[.C445]&amp;&quot; &quot;&amp;[.$C$1]&amp;[.C445]" office:value-type="string" office:string-value="mv cat.443.jpg ~/repo/DATA/INPUT/StarterBundle/Animals/cat.443.jpg" calcext:value-type="string">
            <text:p>mv cat.443.jpg ~/repo/DATA/INPUT/StarterBundle/Animals/cat.443.jpg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G$1]&amp;&quot;.&quot;&amp;[.A446]&amp;&quot;.jpg&quot;" office:value-type="string" office:string-value="dog.444.jpg" calcext:value-type="string">
            <text:p>dog.444.jpg</text:p>
          </table:table-cell>
          <table:table-cell table:formula="of:=[.$H$1]&amp;&quot;.&quot;&amp;[.A446]&amp;&quot;.jpg&quot;" office:value-type="string" office:string-value="cat.444.jpg" calcext:value-type="string">
            <text:p>cat.444.jpg</text:p>
          </table:table-cell>
          <table:table-cell/>
          <table:table-cell table:formula="of:=[.$B$1]&amp;&quot; &quot;&amp;[.B446]&amp;&quot; &quot;&amp;[.$C$1]&amp;[.B446]" office:value-type="string" office:string-value="mv dog.444.jpg ~/repo/DATA/INPUT/StarterBundle/Animals/dog.444.jpg" calcext:value-type="string">
            <text:p>mv dog.444.jpg ~/repo/DATA/INPUT/StarterBundle/Animals/dog.444.jpg</text:p>
          </table:table-cell>
          <table:table-cell table:formula="of:=[.$B$1]&amp;&quot; &quot;&amp;[.C446]&amp;&quot; &quot;&amp;[.$C$1]&amp;[.C446]" office:value-type="string" office:string-value="mv cat.444.jpg ~/repo/DATA/INPUT/StarterBundle/Animals/cat.444.jpg" calcext:value-type="string">
            <text:p>mv cat.444.jpg ~/repo/DATA/INPUT/StarterBundle/Animals/cat.444.jpg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G$1]&amp;&quot;.&quot;&amp;[.A447]&amp;&quot;.jpg&quot;" office:value-type="string" office:string-value="dog.445.jpg" calcext:value-type="string">
            <text:p>dog.445.jpg</text:p>
          </table:table-cell>
          <table:table-cell table:formula="of:=[.$H$1]&amp;&quot;.&quot;&amp;[.A447]&amp;&quot;.jpg&quot;" office:value-type="string" office:string-value="cat.445.jpg" calcext:value-type="string">
            <text:p>cat.445.jpg</text:p>
          </table:table-cell>
          <table:table-cell/>
          <table:table-cell table:formula="of:=[.$B$1]&amp;&quot; &quot;&amp;[.B447]&amp;&quot; &quot;&amp;[.$C$1]&amp;[.B447]" office:value-type="string" office:string-value="mv dog.445.jpg ~/repo/DATA/INPUT/StarterBundle/Animals/dog.445.jpg" calcext:value-type="string">
            <text:p>mv dog.445.jpg ~/repo/DATA/INPUT/StarterBundle/Animals/dog.445.jpg</text:p>
          </table:table-cell>
          <table:table-cell table:formula="of:=[.$B$1]&amp;&quot; &quot;&amp;[.C447]&amp;&quot; &quot;&amp;[.$C$1]&amp;[.C447]" office:value-type="string" office:string-value="mv cat.445.jpg ~/repo/DATA/INPUT/StarterBundle/Animals/cat.445.jpg" calcext:value-type="string">
            <text:p>mv cat.445.jpg ~/repo/DATA/INPUT/StarterBundle/Animals/cat.445.jpg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G$1]&amp;&quot;.&quot;&amp;[.A448]&amp;&quot;.jpg&quot;" office:value-type="string" office:string-value="dog.446.jpg" calcext:value-type="string">
            <text:p>dog.446.jpg</text:p>
          </table:table-cell>
          <table:table-cell table:formula="of:=[.$H$1]&amp;&quot;.&quot;&amp;[.A448]&amp;&quot;.jpg&quot;" office:value-type="string" office:string-value="cat.446.jpg" calcext:value-type="string">
            <text:p>cat.446.jpg</text:p>
          </table:table-cell>
          <table:table-cell/>
          <table:table-cell table:formula="of:=[.$B$1]&amp;&quot; &quot;&amp;[.B448]&amp;&quot; &quot;&amp;[.$C$1]&amp;[.B448]" office:value-type="string" office:string-value="mv dog.446.jpg ~/repo/DATA/INPUT/StarterBundle/Animals/dog.446.jpg" calcext:value-type="string">
            <text:p>mv dog.446.jpg ~/repo/DATA/INPUT/StarterBundle/Animals/dog.446.jpg</text:p>
          </table:table-cell>
          <table:table-cell table:formula="of:=[.$B$1]&amp;&quot; &quot;&amp;[.C448]&amp;&quot; &quot;&amp;[.$C$1]&amp;[.C448]" office:value-type="string" office:string-value="mv cat.446.jpg ~/repo/DATA/INPUT/StarterBundle/Animals/cat.446.jpg" calcext:value-type="string">
            <text:p>mv cat.446.jpg ~/repo/DATA/INPUT/StarterBundle/Animals/cat.446.jpg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G$1]&amp;&quot;.&quot;&amp;[.A449]&amp;&quot;.jpg&quot;" office:value-type="string" office:string-value="dog.447.jpg" calcext:value-type="string">
            <text:p>dog.447.jpg</text:p>
          </table:table-cell>
          <table:table-cell table:formula="of:=[.$H$1]&amp;&quot;.&quot;&amp;[.A449]&amp;&quot;.jpg&quot;" office:value-type="string" office:string-value="cat.447.jpg" calcext:value-type="string">
            <text:p>cat.447.jpg</text:p>
          </table:table-cell>
          <table:table-cell/>
          <table:table-cell table:formula="of:=[.$B$1]&amp;&quot; &quot;&amp;[.B449]&amp;&quot; &quot;&amp;[.$C$1]&amp;[.B449]" office:value-type="string" office:string-value="mv dog.447.jpg ~/repo/DATA/INPUT/StarterBundle/Animals/dog.447.jpg" calcext:value-type="string">
            <text:p>mv dog.447.jpg ~/repo/DATA/INPUT/StarterBundle/Animals/dog.447.jpg</text:p>
          </table:table-cell>
          <table:table-cell table:formula="of:=[.$B$1]&amp;&quot; &quot;&amp;[.C449]&amp;&quot; &quot;&amp;[.$C$1]&amp;[.C449]" office:value-type="string" office:string-value="mv cat.447.jpg ~/repo/DATA/INPUT/StarterBundle/Animals/cat.447.jpg" calcext:value-type="string">
            <text:p>mv cat.447.jpg ~/repo/DATA/INPUT/StarterBundle/Animals/cat.447.jpg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G$1]&amp;&quot;.&quot;&amp;[.A450]&amp;&quot;.jpg&quot;" office:value-type="string" office:string-value="dog.448.jpg" calcext:value-type="string">
            <text:p>dog.448.jpg</text:p>
          </table:table-cell>
          <table:table-cell table:formula="of:=[.$H$1]&amp;&quot;.&quot;&amp;[.A450]&amp;&quot;.jpg&quot;" office:value-type="string" office:string-value="cat.448.jpg" calcext:value-type="string">
            <text:p>cat.448.jpg</text:p>
          </table:table-cell>
          <table:table-cell/>
          <table:table-cell table:formula="of:=[.$B$1]&amp;&quot; &quot;&amp;[.B450]&amp;&quot; &quot;&amp;[.$C$1]&amp;[.B450]" office:value-type="string" office:string-value="mv dog.448.jpg ~/repo/DATA/INPUT/StarterBundle/Animals/dog.448.jpg" calcext:value-type="string">
            <text:p>mv dog.448.jpg ~/repo/DATA/INPUT/StarterBundle/Animals/dog.448.jpg</text:p>
          </table:table-cell>
          <table:table-cell table:formula="of:=[.$B$1]&amp;&quot; &quot;&amp;[.C450]&amp;&quot; &quot;&amp;[.$C$1]&amp;[.C450]" office:value-type="string" office:string-value="mv cat.448.jpg ~/repo/DATA/INPUT/StarterBundle/Animals/cat.448.jpg" calcext:value-type="string">
            <text:p>mv cat.448.jpg ~/repo/DATA/INPUT/StarterBundle/Animals/cat.448.jpg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G$1]&amp;&quot;.&quot;&amp;[.A451]&amp;&quot;.jpg&quot;" office:value-type="string" office:string-value="dog.449.jpg" calcext:value-type="string">
            <text:p>dog.449.jpg</text:p>
          </table:table-cell>
          <table:table-cell table:formula="of:=[.$H$1]&amp;&quot;.&quot;&amp;[.A451]&amp;&quot;.jpg&quot;" office:value-type="string" office:string-value="cat.449.jpg" calcext:value-type="string">
            <text:p>cat.449.jpg</text:p>
          </table:table-cell>
          <table:table-cell/>
          <table:table-cell table:formula="of:=[.$B$1]&amp;&quot; &quot;&amp;[.B451]&amp;&quot; &quot;&amp;[.$C$1]&amp;[.B451]" office:value-type="string" office:string-value="mv dog.449.jpg ~/repo/DATA/INPUT/StarterBundle/Animals/dog.449.jpg" calcext:value-type="string">
            <text:p>mv dog.449.jpg ~/repo/DATA/INPUT/StarterBundle/Animals/dog.449.jpg</text:p>
          </table:table-cell>
          <table:table-cell table:formula="of:=[.$B$1]&amp;&quot; &quot;&amp;[.C451]&amp;&quot; &quot;&amp;[.$C$1]&amp;[.C451]" office:value-type="string" office:string-value="mv cat.449.jpg ~/repo/DATA/INPUT/StarterBundle/Animals/cat.449.jpg" calcext:value-type="string">
            <text:p>mv cat.449.jpg ~/repo/DATA/INPUT/StarterBundle/Animals/cat.449.jpg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G$1]&amp;&quot;.&quot;&amp;[.A452]&amp;&quot;.jpg&quot;" office:value-type="string" office:string-value="dog.450.jpg" calcext:value-type="string">
            <text:p>dog.450.jpg</text:p>
          </table:table-cell>
          <table:table-cell table:formula="of:=[.$H$1]&amp;&quot;.&quot;&amp;[.A452]&amp;&quot;.jpg&quot;" office:value-type="string" office:string-value="cat.450.jpg" calcext:value-type="string">
            <text:p>cat.450.jpg</text:p>
          </table:table-cell>
          <table:table-cell/>
          <table:table-cell table:formula="of:=[.$B$1]&amp;&quot; &quot;&amp;[.B452]&amp;&quot; &quot;&amp;[.$C$1]&amp;[.B452]" office:value-type="string" office:string-value="mv dog.450.jpg ~/repo/DATA/INPUT/StarterBundle/Animals/dog.450.jpg" calcext:value-type="string">
            <text:p>mv dog.450.jpg ~/repo/DATA/INPUT/StarterBundle/Animals/dog.450.jpg</text:p>
          </table:table-cell>
          <table:table-cell table:formula="of:=[.$B$1]&amp;&quot; &quot;&amp;[.C452]&amp;&quot; &quot;&amp;[.$C$1]&amp;[.C452]" office:value-type="string" office:string-value="mv cat.450.jpg ~/repo/DATA/INPUT/StarterBundle/Animals/cat.450.jpg" calcext:value-type="string">
            <text:p>mv cat.450.jpg ~/repo/DATA/INPUT/StarterBundle/Animals/cat.450.jpg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G$1]&amp;&quot;.&quot;&amp;[.A453]&amp;&quot;.jpg&quot;" office:value-type="string" office:string-value="dog.451.jpg" calcext:value-type="string">
            <text:p>dog.451.jpg</text:p>
          </table:table-cell>
          <table:table-cell table:formula="of:=[.$H$1]&amp;&quot;.&quot;&amp;[.A453]&amp;&quot;.jpg&quot;" office:value-type="string" office:string-value="cat.451.jpg" calcext:value-type="string">
            <text:p>cat.451.jpg</text:p>
          </table:table-cell>
          <table:table-cell/>
          <table:table-cell table:formula="of:=[.$B$1]&amp;&quot; &quot;&amp;[.B453]&amp;&quot; &quot;&amp;[.$C$1]&amp;[.B453]" office:value-type="string" office:string-value="mv dog.451.jpg ~/repo/DATA/INPUT/StarterBundle/Animals/dog.451.jpg" calcext:value-type="string">
            <text:p>mv dog.451.jpg ~/repo/DATA/INPUT/StarterBundle/Animals/dog.451.jpg</text:p>
          </table:table-cell>
          <table:table-cell table:formula="of:=[.$B$1]&amp;&quot; &quot;&amp;[.C453]&amp;&quot; &quot;&amp;[.$C$1]&amp;[.C453]" office:value-type="string" office:string-value="mv cat.451.jpg ~/repo/DATA/INPUT/StarterBundle/Animals/cat.451.jpg" calcext:value-type="string">
            <text:p>mv cat.451.jpg ~/repo/DATA/INPUT/StarterBundle/Animals/cat.451.jpg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G$1]&amp;&quot;.&quot;&amp;[.A454]&amp;&quot;.jpg&quot;" office:value-type="string" office:string-value="dog.452.jpg" calcext:value-type="string">
            <text:p>dog.452.jpg</text:p>
          </table:table-cell>
          <table:table-cell table:formula="of:=[.$H$1]&amp;&quot;.&quot;&amp;[.A454]&amp;&quot;.jpg&quot;" office:value-type="string" office:string-value="cat.452.jpg" calcext:value-type="string">
            <text:p>cat.452.jpg</text:p>
          </table:table-cell>
          <table:table-cell/>
          <table:table-cell table:formula="of:=[.$B$1]&amp;&quot; &quot;&amp;[.B454]&amp;&quot; &quot;&amp;[.$C$1]&amp;[.B454]" office:value-type="string" office:string-value="mv dog.452.jpg ~/repo/DATA/INPUT/StarterBundle/Animals/dog.452.jpg" calcext:value-type="string">
            <text:p>mv dog.452.jpg ~/repo/DATA/INPUT/StarterBundle/Animals/dog.452.jpg</text:p>
          </table:table-cell>
          <table:table-cell table:formula="of:=[.$B$1]&amp;&quot; &quot;&amp;[.C454]&amp;&quot; &quot;&amp;[.$C$1]&amp;[.C454]" office:value-type="string" office:string-value="mv cat.452.jpg ~/repo/DATA/INPUT/StarterBundle/Animals/cat.452.jpg" calcext:value-type="string">
            <text:p>mv cat.452.jpg ~/repo/DATA/INPUT/StarterBundle/Animals/cat.452.jpg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G$1]&amp;&quot;.&quot;&amp;[.A455]&amp;&quot;.jpg&quot;" office:value-type="string" office:string-value="dog.453.jpg" calcext:value-type="string">
            <text:p>dog.453.jpg</text:p>
          </table:table-cell>
          <table:table-cell table:formula="of:=[.$H$1]&amp;&quot;.&quot;&amp;[.A455]&amp;&quot;.jpg&quot;" office:value-type="string" office:string-value="cat.453.jpg" calcext:value-type="string">
            <text:p>cat.453.jpg</text:p>
          </table:table-cell>
          <table:table-cell/>
          <table:table-cell table:formula="of:=[.$B$1]&amp;&quot; &quot;&amp;[.B455]&amp;&quot; &quot;&amp;[.$C$1]&amp;[.B455]" office:value-type="string" office:string-value="mv dog.453.jpg ~/repo/DATA/INPUT/StarterBundle/Animals/dog.453.jpg" calcext:value-type="string">
            <text:p>mv dog.453.jpg ~/repo/DATA/INPUT/StarterBundle/Animals/dog.453.jpg</text:p>
          </table:table-cell>
          <table:table-cell table:formula="of:=[.$B$1]&amp;&quot; &quot;&amp;[.C455]&amp;&quot; &quot;&amp;[.$C$1]&amp;[.C455]" office:value-type="string" office:string-value="mv cat.453.jpg ~/repo/DATA/INPUT/StarterBundle/Animals/cat.453.jpg" calcext:value-type="string">
            <text:p>mv cat.453.jpg ~/repo/DATA/INPUT/StarterBundle/Animals/cat.453.jpg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G$1]&amp;&quot;.&quot;&amp;[.A456]&amp;&quot;.jpg&quot;" office:value-type="string" office:string-value="dog.454.jpg" calcext:value-type="string">
            <text:p>dog.454.jpg</text:p>
          </table:table-cell>
          <table:table-cell table:formula="of:=[.$H$1]&amp;&quot;.&quot;&amp;[.A456]&amp;&quot;.jpg&quot;" office:value-type="string" office:string-value="cat.454.jpg" calcext:value-type="string">
            <text:p>cat.454.jpg</text:p>
          </table:table-cell>
          <table:table-cell/>
          <table:table-cell table:formula="of:=[.$B$1]&amp;&quot; &quot;&amp;[.B456]&amp;&quot; &quot;&amp;[.$C$1]&amp;[.B456]" office:value-type="string" office:string-value="mv dog.454.jpg ~/repo/DATA/INPUT/StarterBundle/Animals/dog.454.jpg" calcext:value-type="string">
            <text:p>mv dog.454.jpg ~/repo/DATA/INPUT/StarterBundle/Animals/dog.454.jpg</text:p>
          </table:table-cell>
          <table:table-cell table:formula="of:=[.$B$1]&amp;&quot; &quot;&amp;[.C456]&amp;&quot; &quot;&amp;[.$C$1]&amp;[.C456]" office:value-type="string" office:string-value="mv cat.454.jpg ~/repo/DATA/INPUT/StarterBundle/Animals/cat.454.jpg" calcext:value-type="string">
            <text:p>mv cat.454.jpg ~/repo/DATA/INPUT/StarterBundle/Animals/cat.454.jpg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G$1]&amp;&quot;.&quot;&amp;[.A457]&amp;&quot;.jpg&quot;" office:value-type="string" office:string-value="dog.455.jpg" calcext:value-type="string">
            <text:p>dog.455.jpg</text:p>
          </table:table-cell>
          <table:table-cell table:formula="of:=[.$H$1]&amp;&quot;.&quot;&amp;[.A457]&amp;&quot;.jpg&quot;" office:value-type="string" office:string-value="cat.455.jpg" calcext:value-type="string">
            <text:p>cat.455.jpg</text:p>
          </table:table-cell>
          <table:table-cell/>
          <table:table-cell table:formula="of:=[.$B$1]&amp;&quot; &quot;&amp;[.B457]&amp;&quot; &quot;&amp;[.$C$1]&amp;[.B457]" office:value-type="string" office:string-value="mv dog.455.jpg ~/repo/DATA/INPUT/StarterBundle/Animals/dog.455.jpg" calcext:value-type="string">
            <text:p>mv dog.455.jpg ~/repo/DATA/INPUT/StarterBundle/Animals/dog.455.jpg</text:p>
          </table:table-cell>
          <table:table-cell table:formula="of:=[.$B$1]&amp;&quot; &quot;&amp;[.C457]&amp;&quot; &quot;&amp;[.$C$1]&amp;[.C457]" office:value-type="string" office:string-value="mv cat.455.jpg ~/repo/DATA/INPUT/StarterBundle/Animals/cat.455.jpg" calcext:value-type="string">
            <text:p>mv cat.455.jpg ~/repo/DATA/INPUT/StarterBundle/Animals/cat.455.jpg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G$1]&amp;&quot;.&quot;&amp;[.A458]&amp;&quot;.jpg&quot;" office:value-type="string" office:string-value="dog.456.jpg" calcext:value-type="string">
            <text:p>dog.456.jpg</text:p>
          </table:table-cell>
          <table:table-cell table:formula="of:=[.$H$1]&amp;&quot;.&quot;&amp;[.A458]&amp;&quot;.jpg&quot;" office:value-type="string" office:string-value="cat.456.jpg" calcext:value-type="string">
            <text:p>cat.456.jpg</text:p>
          </table:table-cell>
          <table:table-cell/>
          <table:table-cell table:formula="of:=[.$B$1]&amp;&quot; &quot;&amp;[.B458]&amp;&quot; &quot;&amp;[.$C$1]&amp;[.B458]" office:value-type="string" office:string-value="mv dog.456.jpg ~/repo/DATA/INPUT/StarterBundle/Animals/dog.456.jpg" calcext:value-type="string">
            <text:p>mv dog.456.jpg ~/repo/DATA/INPUT/StarterBundle/Animals/dog.456.jpg</text:p>
          </table:table-cell>
          <table:table-cell table:formula="of:=[.$B$1]&amp;&quot; &quot;&amp;[.C458]&amp;&quot; &quot;&amp;[.$C$1]&amp;[.C458]" office:value-type="string" office:string-value="mv cat.456.jpg ~/repo/DATA/INPUT/StarterBundle/Animals/cat.456.jpg" calcext:value-type="string">
            <text:p>mv cat.456.jpg ~/repo/DATA/INPUT/StarterBundle/Animals/cat.456.jpg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G$1]&amp;&quot;.&quot;&amp;[.A459]&amp;&quot;.jpg&quot;" office:value-type="string" office:string-value="dog.457.jpg" calcext:value-type="string">
            <text:p>dog.457.jpg</text:p>
          </table:table-cell>
          <table:table-cell table:formula="of:=[.$H$1]&amp;&quot;.&quot;&amp;[.A459]&amp;&quot;.jpg&quot;" office:value-type="string" office:string-value="cat.457.jpg" calcext:value-type="string">
            <text:p>cat.457.jpg</text:p>
          </table:table-cell>
          <table:table-cell/>
          <table:table-cell table:formula="of:=[.$B$1]&amp;&quot; &quot;&amp;[.B459]&amp;&quot; &quot;&amp;[.$C$1]&amp;[.B459]" office:value-type="string" office:string-value="mv dog.457.jpg ~/repo/DATA/INPUT/StarterBundle/Animals/dog.457.jpg" calcext:value-type="string">
            <text:p>mv dog.457.jpg ~/repo/DATA/INPUT/StarterBundle/Animals/dog.457.jpg</text:p>
          </table:table-cell>
          <table:table-cell table:formula="of:=[.$B$1]&amp;&quot; &quot;&amp;[.C459]&amp;&quot; &quot;&amp;[.$C$1]&amp;[.C459]" office:value-type="string" office:string-value="mv cat.457.jpg ~/repo/DATA/INPUT/StarterBundle/Animals/cat.457.jpg" calcext:value-type="string">
            <text:p>mv cat.457.jpg ~/repo/DATA/INPUT/StarterBundle/Animals/cat.457.jpg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G$1]&amp;&quot;.&quot;&amp;[.A460]&amp;&quot;.jpg&quot;" office:value-type="string" office:string-value="dog.458.jpg" calcext:value-type="string">
            <text:p>dog.458.jpg</text:p>
          </table:table-cell>
          <table:table-cell table:formula="of:=[.$H$1]&amp;&quot;.&quot;&amp;[.A460]&amp;&quot;.jpg&quot;" office:value-type="string" office:string-value="cat.458.jpg" calcext:value-type="string">
            <text:p>cat.458.jpg</text:p>
          </table:table-cell>
          <table:table-cell/>
          <table:table-cell table:formula="of:=[.$B$1]&amp;&quot; &quot;&amp;[.B460]&amp;&quot; &quot;&amp;[.$C$1]&amp;[.B460]" office:value-type="string" office:string-value="mv dog.458.jpg ~/repo/DATA/INPUT/StarterBundle/Animals/dog.458.jpg" calcext:value-type="string">
            <text:p>mv dog.458.jpg ~/repo/DATA/INPUT/StarterBundle/Animals/dog.458.jpg</text:p>
          </table:table-cell>
          <table:table-cell table:formula="of:=[.$B$1]&amp;&quot; &quot;&amp;[.C460]&amp;&quot; &quot;&amp;[.$C$1]&amp;[.C460]" office:value-type="string" office:string-value="mv cat.458.jpg ~/repo/DATA/INPUT/StarterBundle/Animals/cat.458.jpg" calcext:value-type="string">
            <text:p>mv cat.458.jpg ~/repo/DATA/INPUT/StarterBundle/Animals/cat.458.jpg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G$1]&amp;&quot;.&quot;&amp;[.A461]&amp;&quot;.jpg&quot;" office:value-type="string" office:string-value="dog.459.jpg" calcext:value-type="string">
            <text:p>dog.459.jpg</text:p>
          </table:table-cell>
          <table:table-cell table:formula="of:=[.$H$1]&amp;&quot;.&quot;&amp;[.A461]&amp;&quot;.jpg&quot;" office:value-type="string" office:string-value="cat.459.jpg" calcext:value-type="string">
            <text:p>cat.459.jpg</text:p>
          </table:table-cell>
          <table:table-cell/>
          <table:table-cell table:formula="of:=[.$B$1]&amp;&quot; &quot;&amp;[.B461]&amp;&quot; &quot;&amp;[.$C$1]&amp;[.B461]" office:value-type="string" office:string-value="mv dog.459.jpg ~/repo/DATA/INPUT/StarterBundle/Animals/dog.459.jpg" calcext:value-type="string">
            <text:p>mv dog.459.jpg ~/repo/DATA/INPUT/StarterBundle/Animals/dog.459.jpg</text:p>
          </table:table-cell>
          <table:table-cell table:formula="of:=[.$B$1]&amp;&quot; &quot;&amp;[.C461]&amp;&quot; &quot;&amp;[.$C$1]&amp;[.C461]" office:value-type="string" office:string-value="mv cat.459.jpg ~/repo/DATA/INPUT/StarterBundle/Animals/cat.459.jpg" calcext:value-type="string">
            <text:p>mv cat.459.jpg ~/repo/DATA/INPUT/StarterBundle/Animals/cat.459.jpg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G$1]&amp;&quot;.&quot;&amp;[.A462]&amp;&quot;.jpg&quot;" office:value-type="string" office:string-value="dog.460.jpg" calcext:value-type="string">
            <text:p>dog.460.jpg</text:p>
          </table:table-cell>
          <table:table-cell table:formula="of:=[.$H$1]&amp;&quot;.&quot;&amp;[.A462]&amp;&quot;.jpg&quot;" office:value-type="string" office:string-value="cat.460.jpg" calcext:value-type="string">
            <text:p>cat.460.jpg</text:p>
          </table:table-cell>
          <table:table-cell/>
          <table:table-cell table:formula="of:=[.$B$1]&amp;&quot; &quot;&amp;[.B462]&amp;&quot; &quot;&amp;[.$C$1]&amp;[.B462]" office:value-type="string" office:string-value="mv dog.460.jpg ~/repo/DATA/INPUT/StarterBundle/Animals/dog.460.jpg" calcext:value-type="string">
            <text:p>mv dog.460.jpg ~/repo/DATA/INPUT/StarterBundle/Animals/dog.460.jpg</text:p>
          </table:table-cell>
          <table:table-cell table:formula="of:=[.$B$1]&amp;&quot; &quot;&amp;[.C462]&amp;&quot; &quot;&amp;[.$C$1]&amp;[.C462]" office:value-type="string" office:string-value="mv cat.460.jpg ~/repo/DATA/INPUT/StarterBundle/Animals/cat.460.jpg" calcext:value-type="string">
            <text:p>mv cat.460.jpg ~/repo/DATA/INPUT/StarterBundle/Animals/cat.460.jpg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G$1]&amp;&quot;.&quot;&amp;[.A463]&amp;&quot;.jpg&quot;" office:value-type="string" office:string-value="dog.461.jpg" calcext:value-type="string">
            <text:p>dog.461.jpg</text:p>
          </table:table-cell>
          <table:table-cell table:formula="of:=[.$H$1]&amp;&quot;.&quot;&amp;[.A463]&amp;&quot;.jpg&quot;" office:value-type="string" office:string-value="cat.461.jpg" calcext:value-type="string">
            <text:p>cat.461.jpg</text:p>
          </table:table-cell>
          <table:table-cell/>
          <table:table-cell table:formula="of:=[.$B$1]&amp;&quot; &quot;&amp;[.B463]&amp;&quot; &quot;&amp;[.$C$1]&amp;[.B463]" office:value-type="string" office:string-value="mv dog.461.jpg ~/repo/DATA/INPUT/StarterBundle/Animals/dog.461.jpg" calcext:value-type="string">
            <text:p>mv dog.461.jpg ~/repo/DATA/INPUT/StarterBundle/Animals/dog.461.jpg</text:p>
          </table:table-cell>
          <table:table-cell table:formula="of:=[.$B$1]&amp;&quot; &quot;&amp;[.C463]&amp;&quot; &quot;&amp;[.$C$1]&amp;[.C463]" office:value-type="string" office:string-value="mv cat.461.jpg ~/repo/DATA/INPUT/StarterBundle/Animals/cat.461.jpg" calcext:value-type="string">
            <text:p>mv cat.461.jpg ~/repo/DATA/INPUT/StarterBundle/Animals/cat.461.jpg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G$1]&amp;&quot;.&quot;&amp;[.A464]&amp;&quot;.jpg&quot;" office:value-type="string" office:string-value="dog.462.jpg" calcext:value-type="string">
            <text:p>dog.462.jpg</text:p>
          </table:table-cell>
          <table:table-cell table:formula="of:=[.$H$1]&amp;&quot;.&quot;&amp;[.A464]&amp;&quot;.jpg&quot;" office:value-type="string" office:string-value="cat.462.jpg" calcext:value-type="string">
            <text:p>cat.462.jpg</text:p>
          </table:table-cell>
          <table:table-cell/>
          <table:table-cell table:formula="of:=[.$B$1]&amp;&quot; &quot;&amp;[.B464]&amp;&quot; &quot;&amp;[.$C$1]&amp;[.B464]" office:value-type="string" office:string-value="mv dog.462.jpg ~/repo/DATA/INPUT/StarterBundle/Animals/dog.462.jpg" calcext:value-type="string">
            <text:p>mv dog.462.jpg ~/repo/DATA/INPUT/StarterBundle/Animals/dog.462.jpg</text:p>
          </table:table-cell>
          <table:table-cell table:formula="of:=[.$B$1]&amp;&quot; &quot;&amp;[.C464]&amp;&quot; &quot;&amp;[.$C$1]&amp;[.C464]" office:value-type="string" office:string-value="mv cat.462.jpg ~/repo/DATA/INPUT/StarterBundle/Animals/cat.462.jpg" calcext:value-type="string">
            <text:p>mv cat.462.jpg ~/repo/DATA/INPUT/StarterBundle/Animals/cat.462.jpg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G$1]&amp;&quot;.&quot;&amp;[.A465]&amp;&quot;.jpg&quot;" office:value-type="string" office:string-value="dog.463.jpg" calcext:value-type="string">
            <text:p>dog.463.jpg</text:p>
          </table:table-cell>
          <table:table-cell table:formula="of:=[.$H$1]&amp;&quot;.&quot;&amp;[.A465]&amp;&quot;.jpg&quot;" office:value-type="string" office:string-value="cat.463.jpg" calcext:value-type="string">
            <text:p>cat.463.jpg</text:p>
          </table:table-cell>
          <table:table-cell/>
          <table:table-cell table:formula="of:=[.$B$1]&amp;&quot; &quot;&amp;[.B465]&amp;&quot; &quot;&amp;[.$C$1]&amp;[.B465]" office:value-type="string" office:string-value="mv dog.463.jpg ~/repo/DATA/INPUT/StarterBundle/Animals/dog.463.jpg" calcext:value-type="string">
            <text:p>mv dog.463.jpg ~/repo/DATA/INPUT/StarterBundle/Animals/dog.463.jpg</text:p>
          </table:table-cell>
          <table:table-cell table:formula="of:=[.$B$1]&amp;&quot; &quot;&amp;[.C465]&amp;&quot; &quot;&amp;[.$C$1]&amp;[.C465]" office:value-type="string" office:string-value="mv cat.463.jpg ~/repo/DATA/INPUT/StarterBundle/Animals/cat.463.jpg" calcext:value-type="string">
            <text:p>mv cat.463.jpg ~/repo/DATA/INPUT/StarterBundle/Animals/cat.463.jpg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G$1]&amp;&quot;.&quot;&amp;[.A466]&amp;&quot;.jpg&quot;" office:value-type="string" office:string-value="dog.464.jpg" calcext:value-type="string">
            <text:p>dog.464.jpg</text:p>
          </table:table-cell>
          <table:table-cell table:formula="of:=[.$H$1]&amp;&quot;.&quot;&amp;[.A466]&amp;&quot;.jpg&quot;" office:value-type="string" office:string-value="cat.464.jpg" calcext:value-type="string">
            <text:p>cat.464.jpg</text:p>
          </table:table-cell>
          <table:table-cell/>
          <table:table-cell table:formula="of:=[.$B$1]&amp;&quot; &quot;&amp;[.B466]&amp;&quot; &quot;&amp;[.$C$1]&amp;[.B466]" office:value-type="string" office:string-value="mv dog.464.jpg ~/repo/DATA/INPUT/StarterBundle/Animals/dog.464.jpg" calcext:value-type="string">
            <text:p>mv dog.464.jpg ~/repo/DATA/INPUT/StarterBundle/Animals/dog.464.jpg</text:p>
          </table:table-cell>
          <table:table-cell table:formula="of:=[.$B$1]&amp;&quot; &quot;&amp;[.C466]&amp;&quot; &quot;&amp;[.$C$1]&amp;[.C466]" office:value-type="string" office:string-value="mv cat.464.jpg ~/repo/DATA/INPUT/StarterBundle/Animals/cat.464.jpg" calcext:value-type="string">
            <text:p>mv cat.464.jpg ~/repo/DATA/INPUT/StarterBundle/Animals/cat.464.jpg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G$1]&amp;&quot;.&quot;&amp;[.A467]&amp;&quot;.jpg&quot;" office:value-type="string" office:string-value="dog.465.jpg" calcext:value-type="string">
            <text:p>dog.465.jpg</text:p>
          </table:table-cell>
          <table:table-cell table:formula="of:=[.$H$1]&amp;&quot;.&quot;&amp;[.A467]&amp;&quot;.jpg&quot;" office:value-type="string" office:string-value="cat.465.jpg" calcext:value-type="string">
            <text:p>cat.465.jpg</text:p>
          </table:table-cell>
          <table:table-cell/>
          <table:table-cell table:formula="of:=[.$B$1]&amp;&quot; &quot;&amp;[.B467]&amp;&quot; &quot;&amp;[.$C$1]&amp;[.B467]" office:value-type="string" office:string-value="mv dog.465.jpg ~/repo/DATA/INPUT/StarterBundle/Animals/dog.465.jpg" calcext:value-type="string">
            <text:p>mv dog.465.jpg ~/repo/DATA/INPUT/StarterBundle/Animals/dog.465.jpg</text:p>
          </table:table-cell>
          <table:table-cell table:formula="of:=[.$B$1]&amp;&quot; &quot;&amp;[.C467]&amp;&quot; &quot;&amp;[.$C$1]&amp;[.C467]" office:value-type="string" office:string-value="mv cat.465.jpg ~/repo/DATA/INPUT/StarterBundle/Animals/cat.465.jpg" calcext:value-type="string">
            <text:p>mv cat.465.jpg ~/repo/DATA/INPUT/StarterBundle/Animals/cat.465.jpg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G$1]&amp;&quot;.&quot;&amp;[.A468]&amp;&quot;.jpg&quot;" office:value-type="string" office:string-value="dog.466.jpg" calcext:value-type="string">
            <text:p>dog.466.jpg</text:p>
          </table:table-cell>
          <table:table-cell table:formula="of:=[.$H$1]&amp;&quot;.&quot;&amp;[.A468]&amp;&quot;.jpg&quot;" office:value-type="string" office:string-value="cat.466.jpg" calcext:value-type="string">
            <text:p>cat.466.jpg</text:p>
          </table:table-cell>
          <table:table-cell/>
          <table:table-cell table:formula="of:=[.$B$1]&amp;&quot; &quot;&amp;[.B468]&amp;&quot; &quot;&amp;[.$C$1]&amp;[.B468]" office:value-type="string" office:string-value="mv dog.466.jpg ~/repo/DATA/INPUT/StarterBundle/Animals/dog.466.jpg" calcext:value-type="string">
            <text:p>mv dog.466.jpg ~/repo/DATA/INPUT/StarterBundle/Animals/dog.466.jpg</text:p>
          </table:table-cell>
          <table:table-cell table:formula="of:=[.$B$1]&amp;&quot; &quot;&amp;[.C468]&amp;&quot; &quot;&amp;[.$C$1]&amp;[.C468]" office:value-type="string" office:string-value="mv cat.466.jpg ~/repo/DATA/INPUT/StarterBundle/Animals/cat.466.jpg" calcext:value-type="string">
            <text:p>mv cat.466.jpg ~/repo/DATA/INPUT/StarterBundle/Animals/cat.466.jpg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G$1]&amp;&quot;.&quot;&amp;[.A469]&amp;&quot;.jpg&quot;" office:value-type="string" office:string-value="dog.467.jpg" calcext:value-type="string">
            <text:p>dog.467.jpg</text:p>
          </table:table-cell>
          <table:table-cell table:formula="of:=[.$H$1]&amp;&quot;.&quot;&amp;[.A469]&amp;&quot;.jpg&quot;" office:value-type="string" office:string-value="cat.467.jpg" calcext:value-type="string">
            <text:p>cat.467.jpg</text:p>
          </table:table-cell>
          <table:table-cell/>
          <table:table-cell table:formula="of:=[.$B$1]&amp;&quot; &quot;&amp;[.B469]&amp;&quot; &quot;&amp;[.$C$1]&amp;[.B469]" office:value-type="string" office:string-value="mv dog.467.jpg ~/repo/DATA/INPUT/StarterBundle/Animals/dog.467.jpg" calcext:value-type="string">
            <text:p>mv dog.467.jpg ~/repo/DATA/INPUT/StarterBundle/Animals/dog.467.jpg</text:p>
          </table:table-cell>
          <table:table-cell table:formula="of:=[.$B$1]&amp;&quot; &quot;&amp;[.C469]&amp;&quot; &quot;&amp;[.$C$1]&amp;[.C469]" office:value-type="string" office:string-value="mv cat.467.jpg ~/repo/DATA/INPUT/StarterBundle/Animals/cat.467.jpg" calcext:value-type="string">
            <text:p>mv cat.467.jpg ~/repo/DATA/INPUT/StarterBundle/Animals/cat.467.jpg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G$1]&amp;&quot;.&quot;&amp;[.A470]&amp;&quot;.jpg&quot;" office:value-type="string" office:string-value="dog.468.jpg" calcext:value-type="string">
            <text:p>dog.468.jpg</text:p>
          </table:table-cell>
          <table:table-cell table:formula="of:=[.$H$1]&amp;&quot;.&quot;&amp;[.A470]&amp;&quot;.jpg&quot;" office:value-type="string" office:string-value="cat.468.jpg" calcext:value-type="string">
            <text:p>cat.468.jpg</text:p>
          </table:table-cell>
          <table:table-cell/>
          <table:table-cell table:formula="of:=[.$B$1]&amp;&quot; &quot;&amp;[.B470]&amp;&quot; &quot;&amp;[.$C$1]&amp;[.B470]" office:value-type="string" office:string-value="mv dog.468.jpg ~/repo/DATA/INPUT/StarterBundle/Animals/dog.468.jpg" calcext:value-type="string">
            <text:p>mv dog.468.jpg ~/repo/DATA/INPUT/StarterBundle/Animals/dog.468.jpg</text:p>
          </table:table-cell>
          <table:table-cell table:formula="of:=[.$B$1]&amp;&quot; &quot;&amp;[.C470]&amp;&quot; &quot;&amp;[.$C$1]&amp;[.C470]" office:value-type="string" office:string-value="mv cat.468.jpg ~/repo/DATA/INPUT/StarterBundle/Animals/cat.468.jpg" calcext:value-type="string">
            <text:p>mv cat.468.jpg ~/repo/DATA/INPUT/StarterBundle/Animals/cat.468.jpg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G$1]&amp;&quot;.&quot;&amp;[.A471]&amp;&quot;.jpg&quot;" office:value-type="string" office:string-value="dog.469.jpg" calcext:value-type="string">
            <text:p>dog.469.jpg</text:p>
          </table:table-cell>
          <table:table-cell table:formula="of:=[.$H$1]&amp;&quot;.&quot;&amp;[.A471]&amp;&quot;.jpg&quot;" office:value-type="string" office:string-value="cat.469.jpg" calcext:value-type="string">
            <text:p>cat.469.jpg</text:p>
          </table:table-cell>
          <table:table-cell/>
          <table:table-cell table:formula="of:=[.$B$1]&amp;&quot; &quot;&amp;[.B471]&amp;&quot; &quot;&amp;[.$C$1]&amp;[.B471]" office:value-type="string" office:string-value="mv dog.469.jpg ~/repo/DATA/INPUT/StarterBundle/Animals/dog.469.jpg" calcext:value-type="string">
            <text:p>mv dog.469.jpg ~/repo/DATA/INPUT/StarterBundle/Animals/dog.469.jpg</text:p>
          </table:table-cell>
          <table:table-cell table:formula="of:=[.$B$1]&amp;&quot; &quot;&amp;[.C471]&amp;&quot; &quot;&amp;[.$C$1]&amp;[.C471]" office:value-type="string" office:string-value="mv cat.469.jpg ~/repo/DATA/INPUT/StarterBundle/Animals/cat.469.jpg" calcext:value-type="string">
            <text:p>mv cat.469.jpg ~/repo/DATA/INPUT/StarterBundle/Animals/cat.469.jpg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G$1]&amp;&quot;.&quot;&amp;[.A472]&amp;&quot;.jpg&quot;" office:value-type="string" office:string-value="dog.470.jpg" calcext:value-type="string">
            <text:p>dog.470.jpg</text:p>
          </table:table-cell>
          <table:table-cell table:formula="of:=[.$H$1]&amp;&quot;.&quot;&amp;[.A472]&amp;&quot;.jpg&quot;" office:value-type="string" office:string-value="cat.470.jpg" calcext:value-type="string">
            <text:p>cat.470.jpg</text:p>
          </table:table-cell>
          <table:table-cell/>
          <table:table-cell table:formula="of:=[.$B$1]&amp;&quot; &quot;&amp;[.B472]&amp;&quot; &quot;&amp;[.$C$1]&amp;[.B472]" office:value-type="string" office:string-value="mv dog.470.jpg ~/repo/DATA/INPUT/StarterBundle/Animals/dog.470.jpg" calcext:value-type="string">
            <text:p>mv dog.470.jpg ~/repo/DATA/INPUT/StarterBundle/Animals/dog.470.jpg</text:p>
          </table:table-cell>
          <table:table-cell table:formula="of:=[.$B$1]&amp;&quot; &quot;&amp;[.C472]&amp;&quot; &quot;&amp;[.$C$1]&amp;[.C472]" office:value-type="string" office:string-value="mv cat.470.jpg ~/repo/DATA/INPUT/StarterBundle/Animals/cat.470.jpg" calcext:value-type="string">
            <text:p>mv cat.470.jpg ~/repo/DATA/INPUT/StarterBundle/Animals/cat.470.jpg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G$1]&amp;&quot;.&quot;&amp;[.A473]&amp;&quot;.jpg&quot;" office:value-type="string" office:string-value="dog.471.jpg" calcext:value-type="string">
            <text:p>dog.471.jpg</text:p>
          </table:table-cell>
          <table:table-cell table:formula="of:=[.$H$1]&amp;&quot;.&quot;&amp;[.A473]&amp;&quot;.jpg&quot;" office:value-type="string" office:string-value="cat.471.jpg" calcext:value-type="string">
            <text:p>cat.471.jpg</text:p>
          </table:table-cell>
          <table:table-cell/>
          <table:table-cell table:formula="of:=[.$B$1]&amp;&quot; &quot;&amp;[.B473]&amp;&quot; &quot;&amp;[.$C$1]&amp;[.B473]" office:value-type="string" office:string-value="mv dog.471.jpg ~/repo/DATA/INPUT/StarterBundle/Animals/dog.471.jpg" calcext:value-type="string">
            <text:p>mv dog.471.jpg ~/repo/DATA/INPUT/StarterBundle/Animals/dog.471.jpg</text:p>
          </table:table-cell>
          <table:table-cell table:formula="of:=[.$B$1]&amp;&quot; &quot;&amp;[.C473]&amp;&quot; &quot;&amp;[.$C$1]&amp;[.C473]" office:value-type="string" office:string-value="mv cat.471.jpg ~/repo/DATA/INPUT/StarterBundle/Animals/cat.471.jpg" calcext:value-type="string">
            <text:p>mv cat.471.jpg ~/repo/DATA/INPUT/StarterBundle/Animals/cat.471.jpg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G$1]&amp;&quot;.&quot;&amp;[.A474]&amp;&quot;.jpg&quot;" office:value-type="string" office:string-value="dog.472.jpg" calcext:value-type="string">
            <text:p>dog.472.jpg</text:p>
          </table:table-cell>
          <table:table-cell table:formula="of:=[.$H$1]&amp;&quot;.&quot;&amp;[.A474]&amp;&quot;.jpg&quot;" office:value-type="string" office:string-value="cat.472.jpg" calcext:value-type="string">
            <text:p>cat.472.jpg</text:p>
          </table:table-cell>
          <table:table-cell/>
          <table:table-cell table:formula="of:=[.$B$1]&amp;&quot; &quot;&amp;[.B474]&amp;&quot; &quot;&amp;[.$C$1]&amp;[.B474]" office:value-type="string" office:string-value="mv dog.472.jpg ~/repo/DATA/INPUT/StarterBundle/Animals/dog.472.jpg" calcext:value-type="string">
            <text:p>mv dog.472.jpg ~/repo/DATA/INPUT/StarterBundle/Animals/dog.472.jpg</text:p>
          </table:table-cell>
          <table:table-cell table:formula="of:=[.$B$1]&amp;&quot; &quot;&amp;[.C474]&amp;&quot; &quot;&amp;[.$C$1]&amp;[.C474]" office:value-type="string" office:string-value="mv cat.472.jpg ~/repo/DATA/INPUT/StarterBundle/Animals/cat.472.jpg" calcext:value-type="string">
            <text:p>mv cat.472.jpg ~/repo/DATA/INPUT/StarterBundle/Animals/cat.472.jpg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G$1]&amp;&quot;.&quot;&amp;[.A475]&amp;&quot;.jpg&quot;" office:value-type="string" office:string-value="dog.473.jpg" calcext:value-type="string">
            <text:p>dog.473.jpg</text:p>
          </table:table-cell>
          <table:table-cell table:formula="of:=[.$H$1]&amp;&quot;.&quot;&amp;[.A475]&amp;&quot;.jpg&quot;" office:value-type="string" office:string-value="cat.473.jpg" calcext:value-type="string">
            <text:p>cat.473.jpg</text:p>
          </table:table-cell>
          <table:table-cell/>
          <table:table-cell table:formula="of:=[.$B$1]&amp;&quot; &quot;&amp;[.B475]&amp;&quot; &quot;&amp;[.$C$1]&amp;[.B475]" office:value-type="string" office:string-value="mv dog.473.jpg ~/repo/DATA/INPUT/StarterBundle/Animals/dog.473.jpg" calcext:value-type="string">
            <text:p>mv dog.473.jpg ~/repo/DATA/INPUT/StarterBundle/Animals/dog.473.jpg</text:p>
          </table:table-cell>
          <table:table-cell table:formula="of:=[.$B$1]&amp;&quot; &quot;&amp;[.C475]&amp;&quot; &quot;&amp;[.$C$1]&amp;[.C475]" office:value-type="string" office:string-value="mv cat.473.jpg ~/repo/DATA/INPUT/StarterBundle/Animals/cat.473.jpg" calcext:value-type="string">
            <text:p>mv cat.473.jpg ~/repo/DATA/INPUT/StarterBundle/Animals/cat.473.jpg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G$1]&amp;&quot;.&quot;&amp;[.A476]&amp;&quot;.jpg&quot;" office:value-type="string" office:string-value="dog.474.jpg" calcext:value-type="string">
            <text:p>dog.474.jpg</text:p>
          </table:table-cell>
          <table:table-cell table:formula="of:=[.$H$1]&amp;&quot;.&quot;&amp;[.A476]&amp;&quot;.jpg&quot;" office:value-type="string" office:string-value="cat.474.jpg" calcext:value-type="string">
            <text:p>cat.474.jpg</text:p>
          </table:table-cell>
          <table:table-cell/>
          <table:table-cell table:formula="of:=[.$B$1]&amp;&quot; &quot;&amp;[.B476]&amp;&quot; &quot;&amp;[.$C$1]&amp;[.B476]" office:value-type="string" office:string-value="mv dog.474.jpg ~/repo/DATA/INPUT/StarterBundle/Animals/dog.474.jpg" calcext:value-type="string">
            <text:p>mv dog.474.jpg ~/repo/DATA/INPUT/StarterBundle/Animals/dog.474.jpg</text:p>
          </table:table-cell>
          <table:table-cell table:formula="of:=[.$B$1]&amp;&quot; &quot;&amp;[.C476]&amp;&quot; &quot;&amp;[.$C$1]&amp;[.C476]" office:value-type="string" office:string-value="mv cat.474.jpg ~/repo/DATA/INPUT/StarterBundle/Animals/cat.474.jpg" calcext:value-type="string">
            <text:p>mv cat.474.jpg ~/repo/DATA/INPUT/StarterBundle/Animals/cat.474.jpg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G$1]&amp;&quot;.&quot;&amp;[.A477]&amp;&quot;.jpg&quot;" office:value-type="string" office:string-value="dog.475.jpg" calcext:value-type="string">
            <text:p>dog.475.jpg</text:p>
          </table:table-cell>
          <table:table-cell table:formula="of:=[.$H$1]&amp;&quot;.&quot;&amp;[.A477]&amp;&quot;.jpg&quot;" office:value-type="string" office:string-value="cat.475.jpg" calcext:value-type="string">
            <text:p>cat.475.jpg</text:p>
          </table:table-cell>
          <table:table-cell/>
          <table:table-cell table:formula="of:=[.$B$1]&amp;&quot; &quot;&amp;[.B477]&amp;&quot; &quot;&amp;[.$C$1]&amp;[.B477]" office:value-type="string" office:string-value="mv dog.475.jpg ~/repo/DATA/INPUT/StarterBundle/Animals/dog.475.jpg" calcext:value-type="string">
            <text:p>mv dog.475.jpg ~/repo/DATA/INPUT/StarterBundle/Animals/dog.475.jpg</text:p>
          </table:table-cell>
          <table:table-cell table:formula="of:=[.$B$1]&amp;&quot; &quot;&amp;[.C477]&amp;&quot; &quot;&amp;[.$C$1]&amp;[.C477]" office:value-type="string" office:string-value="mv cat.475.jpg ~/repo/DATA/INPUT/StarterBundle/Animals/cat.475.jpg" calcext:value-type="string">
            <text:p>mv cat.475.jpg ~/repo/DATA/INPUT/StarterBundle/Animals/cat.475.jpg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G$1]&amp;&quot;.&quot;&amp;[.A478]&amp;&quot;.jpg&quot;" office:value-type="string" office:string-value="dog.476.jpg" calcext:value-type="string">
            <text:p>dog.476.jpg</text:p>
          </table:table-cell>
          <table:table-cell table:formula="of:=[.$H$1]&amp;&quot;.&quot;&amp;[.A478]&amp;&quot;.jpg&quot;" office:value-type="string" office:string-value="cat.476.jpg" calcext:value-type="string">
            <text:p>cat.476.jpg</text:p>
          </table:table-cell>
          <table:table-cell/>
          <table:table-cell table:formula="of:=[.$B$1]&amp;&quot; &quot;&amp;[.B478]&amp;&quot; &quot;&amp;[.$C$1]&amp;[.B478]" office:value-type="string" office:string-value="mv dog.476.jpg ~/repo/DATA/INPUT/StarterBundle/Animals/dog.476.jpg" calcext:value-type="string">
            <text:p>mv dog.476.jpg ~/repo/DATA/INPUT/StarterBundle/Animals/dog.476.jpg</text:p>
          </table:table-cell>
          <table:table-cell table:formula="of:=[.$B$1]&amp;&quot; &quot;&amp;[.C478]&amp;&quot; &quot;&amp;[.$C$1]&amp;[.C478]" office:value-type="string" office:string-value="mv cat.476.jpg ~/repo/DATA/INPUT/StarterBundle/Animals/cat.476.jpg" calcext:value-type="string">
            <text:p>mv cat.476.jpg ~/repo/DATA/INPUT/StarterBundle/Animals/cat.476.jpg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G$1]&amp;&quot;.&quot;&amp;[.A479]&amp;&quot;.jpg&quot;" office:value-type="string" office:string-value="dog.477.jpg" calcext:value-type="string">
            <text:p>dog.477.jpg</text:p>
          </table:table-cell>
          <table:table-cell table:formula="of:=[.$H$1]&amp;&quot;.&quot;&amp;[.A479]&amp;&quot;.jpg&quot;" office:value-type="string" office:string-value="cat.477.jpg" calcext:value-type="string">
            <text:p>cat.477.jpg</text:p>
          </table:table-cell>
          <table:table-cell/>
          <table:table-cell table:formula="of:=[.$B$1]&amp;&quot; &quot;&amp;[.B479]&amp;&quot; &quot;&amp;[.$C$1]&amp;[.B479]" office:value-type="string" office:string-value="mv dog.477.jpg ~/repo/DATA/INPUT/StarterBundle/Animals/dog.477.jpg" calcext:value-type="string">
            <text:p>mv dog.477.jpg ~/repo/DATA/INPUT/StarterBundle/Animals/dog.477.jpg</text:p>
          </table:table-cell>
          <table:table-cell table:formula="of:=[.$B$1]&amp;&quot; &quot;&amp;[.C479]&amp;&quot; &quot;&amp;[.$C$1]&amp;[.C479]" office:value-type="string" office:string-value="mv cat.477.jpg ~/repo/DATA/INPUT/StarterBundle/Animals/cat.477.jpg" calcext:value-type="string">
            <text:p>mv cat.477.jpg ~/repo/DATA/INPUT/StarterBundle/Animals/cat.477.jpg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G$1]&amp;&quot;.&quot;&amp;[.A480]&amp;&quot;.jpg&quot;" office:value-type="string" office:string-value="dog.478.jpg" calcext:value-type="string">
            <text:p>dog.478.jpg</text:p>
          </table:table-cell>
          <table:table-cell table:formula="of:=[.$H$1]&amp;&quot;.&quot;&amp;[.A480]&amp;&quot;.jpg&quot;" office:value-type="string" office:string-value="cat.478.jpg" calcext:value-type="string">
            <text:p>cat.478.jpg</text:p>
          </table:table-cell>
          <table:table-cell/>
          <table:table-cell table:formula="of:=[.$B$1]&amp;&quot; &quot;&amp;[.B480]&amp;&quot; &quot;&amp;[.$C$1]&amp;[.B480]" office:value-type="string" office:string-value="mv dog.478.jpg ~/repo/DATA/INPUT/StarterBundle/Animals/dog.478.jpg" calcext:value-type="string">
            <text:p>mv dog.478.jpg ~/repo/DATA/INPUT/StarterBundle/Animals/dog.478.jpg</text:p>
          </table:table-cell>
          <table:table-cell table:formula="of:=[.$B$1]&amp;&quot; &quot;&amp;[.C480]&amp;&quot; &quot;&amp;[.$C$1]&amp;[.C480]" office:value-type="string" office:string-value="mv cat.478.jpg ~/repo/DATA/INPUT/StarterBundle/Animals/cat.478.jpg" calcext:value-type="string">
            <text:p>mv cat.478.jpg ~/repo/DATA/INPUT/StarterBundle/Animals/cat.478.jpg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G$1]&amp;&quot;.&quot;&amp;[.A481]&amp;&quot;.jpg&quot;" office:value-type="string" office:string-value="dog.479.jpg" calcext:value-type="string">
            <text:p>dog.479.jpg</text:p>
          </table:table-cell>
          <table:table-cell table:formula="of:=[.$H$1]&amp;&quot;.&quot;&amp;[.A481]&amp;&quot;.jpg&quot;" office:value-type="string" office:string-value="cat.479.jpg" calcext:value-type="string">
            <text:p>cat.479.jpg</text:p>
          </table:table-cell>
          <table:table-cell/>
          <table:table-cell table:formula="of:=[.$B$1]&amp;&quot; &quot;&amp;[.B481]&amp;&quot; &quot;&amp;[.$C$1]&amp;[.B481]" office:value-type="string" office:string-value="mv dog.479.jpg ~/repo/DATA/INPUT/StarterBundle/Animals/dog.479.jpg" calcext:value-type="string">
            <text:p>mv dog.479.jpg ~/repo/DATA/INPUT/StarterBundle/Animals/dog.479.jpg</text:p>
          </table:table-cell>
          <table:table-cell table:formula="of:=[.$B$1]&amp;&quot; &quot;&amp;[.C481]&amp;&quot; &quot;&amp;[.$C$1]&amp;[.C481]" office:value-type="string" office:string-value="mv cat.479.jpg ~/repo/DATA/INPUT/StarterBundle/Animals/cat.479.jpg" calcext:value-type="string">
            <text:p>mv cat.479.jpg ~/repo/DATA/INPUT/StarterBundle/Animals/cat.479.jpg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G$1]&amp;&quot;.&quot;&amp;[.A482]&amp;&quot;.jpg&quot;" office:value-type="string" office:string-value="dog.480.jpg" calcext:value-type="string">
            <text:p>dog.480.jpg</text:p>
          </table:table-cell>
          <table:table-cell table:formula="of:=[.$H$1]&amp;&quot;.&quot;&amp;[.A482]&amp;&quot;.jpg&quot;" office:value-type="string" office:string-value="cat.480.jpg" calcext:value-type="string">
            <text:p>cat.480.jpg</text:p>
          </table:table-cell>
          <table:table-cell/>
          <table:table-cell table:formula="of:=[.$B$1]&amp;&quot; &quot;&amp;[.B482]&amp;&quot; &quot;&amp;[.$C$1]&amp;[.B482]" office:value-type="string" office:string-value="mv dog.480.jpg ~/repo/DATA/INPUT/StarterBundle/Animals/dog.480.jpg" calcext:value-type="string">
            <text:p>mv dog.480.jpg ~/repo/DATA/INPUT/StarterBundle/Animals/dog.480.jpg</text:p>
          </table:table-cell>
          <table:table-cell table:formula="of:=[.$B$1]&amp;&quot; &quot;&amp;[.C482]&amp;&quot; &quot;&amp;[.$C$1]&amp;[.C482]" office:value-type="string" office:string-value="mv cat.480.jpg ~/repo/DATA/INPUT/StarterBundle/Animals/cat.480.jpg" calcext:value-type="string">
            <text:p>mv cat.480.jpg ~/repo/DATA/INPUT/StarterBundle/Animals/cat.480.jpg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G$1]&amp;&quot;.&quot;&amp;[.A483]&amp;&quot;.jpg&quot;" office:value-type="string" office:string-value="dog.481.jpg" calcext:value-type="string">
            <text:p>dog.481.jpg</text:p>
          </table:table-cell>
          <table:table-cell table:formula="of:=[.$H$1]&amp;&quot;.&quot;&amp;[.A483]&amp;&quot;.jpg&quot;" office:value-type="string" office:string-value="cat.481.jpg" calcext:value-type="string">
            <text:p>cat.481.jpg</text:p>
          </table:table-cell>
          <table:table-cell/>
          <table:table-cell table:formula="of:=[.$B$1]&amp;&quot; &quot;&amp;[.B483]&amp;&quot; &quot;&amp;[.$C$1]&amp;[.B483]" office:value-type="string" office:string-value="mv dog.481.jpg ~/repo/DATA/INPUT/StarterBundle/Animals/dog.481.jpg" calcext:value-type="string">
            <text:p>mv dog.481.jpg ~/repo/DATA/INPUT/StarterBundle/Animals/dog.481.jpg</text:p>
          </table:table-cell>
          <table:table-cell table:formula="of:=[.$B$1]&amp;&quot; &quot;&amp;[.C483]&amp;&quot; &quot;&amp;[.$C$1]&amp;[.C483]" office:value-type="string" office:string-value="mv cat.481.jpg ~/repo/DATA/INPUT/StarterBundle/Animals/cat.481.jpg" calcext:value-type="string">
            <text:p>mv cat.481.jpg ~/repo/DATA/INPUT/StarterBundle/Animals/cat.481.jpg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G$1]&amp;&quot;.&quot;&amp;[.A484]&amp;&quot;.jpg&quot;" office:value-type="string" office:string-value="dog.482.jpg" calcext:value-type="string">
            <text:p>dog.482.jpg</text:p>
          </table:table-cell>
          <table:table-cell table:formula="of:=[.$H$1]&amp;&quot;.&quot;&amp;[.A484]&amp;&quot;.jpg&quot;" office:value-type="string" office:string-value="cat.482.jpg" calcext:value-type="string">
            <text:p>cat.482.jpg</text:p>
          </table:table-cell>
          <table:table-cell/>
          <table:table-cell table:formula="of:=[.$B$1]&amp;&quot; &quot;&amp;[.B484]&amp;&quot; &quot;&amp;[.$C$1]&amp;[.B484]" office:value-type="string" office:string-value="mv dog.482.jpg ~/repo/DATA/INPUT/StarterBundle/Animals/dog.482.jpg" calcext:value-type="string">
            <text:p>mv dog.482.jpg ~/repo/DATA/INPUT/StarterBundle/Animals/dog.482.jpg</text:p>
          </table:table-cell>
          <table:table-cell table:formula="of:=[.$B$1]&amp;&quot; &quot;&amp;[.C484]&amp;&quot; &quot;&amp;[.$C$1]&amp;[.C484]" office:value-type="string" office:string-value="mv cat.482.jpg ~/repo/DATA/INPUT/StarterBundle/Animals/cat.482.jpg" calcext:value-type="string">
            <text:p>mv cat.482.jpg ~/repo/DATA/INPUT/StarterBundle/Animals/cat.482.jpg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G$1]&amp;&quot;.&quot;&amp;[.A485]&amp;&quot;.jpg&quot;" office:value-type="string" office:string-value="dog.483.jpg" calcext:value-type="string">
            <text:p>dog.483.jpg</text:p>
          </table:table-cell>
          <table:table-cell table:formula="of:=[.$H$1]&amp;&quot;.&quot;&amp;[.A485]&amp;&quot;.jpg&quot;" office:value-type="string" office:string-value="cat.483.jpg" calcext:value-type="string">
            <text:p>cat.483.jpg</text:p>
          </table:table-cell>
          <table:table-cell/>
          <table:table-cell table:formula="of:=[.$B$1]&amp;&quot; &quot;&amp;[.B485]&amp;&quot; &quot;&amp;[.$C$1]&amp;[.B485]" office:value-type="string" office:string-value="mv dog.483.jpg ~/repo/DATA/INPUT/StarterBundle/Animals/dog.483.jpg" calcext:value-type="string">
            <text:p>mv dog.483.jpg ~/repo/DATA/INPUT/StarterBundle/Animals/dog.483.jpg</text:p>
          </table:table-cell>
          <table:table-cell table:formula="of:=[.$B$1]&amp;&quot; &quot;&amp;[.C485]&amp;&quot; &quot;&amp;[.$C$1]&amp;[.C485]" office:value-type="string" office:string-value="mv cat.483.jpg ~/repo/DATA/INPUT/StarterBundle/Animals/cat.483.jpg" calcext:value-type="string">
            <text:p>mv cat.483.jpg ~/repo/DATA/INPUT/StarterBundle/Animals/cat.483.jpg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G$1]&amp;&quot;.&quot;&amp;[.A486]&amp;&quot;.jpg&quot;" office:value-type="string" office:string-value="dog.484.jpg" calcext:value-type="string">
            <text:p>dog.484.jpg</text:p>
          </table:table-cell>
          <table:table-cell table:formula="of:=[.$H$1]&amp;&quot;.&quot;&amp;[.A486]&amp;&quot;.jpg&quot;" office:value-type="string" office:string-value="cat.484.jpg" calcext:value-type="string">
            <text:p>cat.484.jpg</text:p>
          </table:table-cell>
          <table:table-cell/>
          <table:table-cell table:formula="of:=[.$B$1]&amp;&quot; &quot;&amp;[.B486]&amp;&quot; &quot;&amp;[.$C$1]&amp;[.B486]" office:value-type="string" office:string-value="mv dog.484.jpg ~/repo/DATA/INPUT/StarterBundle/Animals/dog.484.jpg" calcext:value-type="string">
            <text:p>mv dog.484.jpg ~/repo/DATA/INPUT/StarterBundle/Animals/dog.484.jpg</text:p>
          </table:table-cell>
          <table:table-cell table:formula="of:=[.$B$1]&amp;&quot; &quot;&amp;[.C486]&amp;&quot; &quot;&amp;[.$C$1]&amp;[.C486]" office:value-type="string" office:string-value="mv cat.484.jpg ~/repo/DATA/INPUT/StarterBundle/Animals/cat.484.jpg" calcext:value-type="string">
            <text:p>mv cat.484.jpg ~/repo/DATA/INPUT/StarterBundle/Animals/cat.484.jpg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G$1]&amp;&quot;.&quot;&amp;[.A487]&amp;&quot;.jpg&quot;" office:value-type="string" office:string-value="dog.485.jpg" calcext:value-type="string">
            <text:p>dog.485.jpg</text:p>
          </table:table-cell>
          <table:table-cell table:formula="of:=[.$H$1]&amp;&quot;.&quot;&amp;[.A487]&amp;&quot;.jpg&quot;" office:value-type="string" office:string-value="cat.485.jpg" calcext:value-type="string">
            <text:p>cat.485.jpg</text:p>
          </table:table-cell>
          <table:table-cell/>
          <table:table-cell table:formula="of:=[.$B$1]&amp;&quot; &quot;&amp;[.B487]&amp;&quot; &quot;&amp;[.$C$1]&amp;[.B487]" office:value-type="string" office:string-value="mv dog.485.jpg ~/repo/DATA/INPUT/StarterBundle/Animals/dog.485.jpg" calcext:value-type="string">
            <text:p>mv dog.485.jpg ~/repo/DATA/INPUT/StarterBundle/Animals/dog.485.jpg</text:p>
          </table:table-cell>
          <table:table-cell table:formula="of:=[.$B$1]&amp;&quot; &quot;&amp;[.C487]&amp;&quot; &quot;&amp;[.$C$1]&amp;[.C487]" office:value-type="string" office:string-value="mv cat.485.jpg ~/repo/DATA/INPUT/StarterBundle/Animals/cat.485.jpg" calcext:value-type="string">
            <text:p>mv cat.485.jpg ~/repo/DATA/INPUT/StarterBundle/Animals/cat.485.jpg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G$1]&amp;&quot;.&quot;&amp;[.A488]&amp;&quot;.jpg&quot;" office:value-type="string" office:string-value="dog.486.jpg" calcext:value-type="string">
            <text:p>dog.486.jpg</text:p>
          </table:table-cell>
          <table:table-cell table:formula="of:=[.$H$1]&amp;&quot;.&quot;&amp;[.A488]&amp;&quot;.jpg&quot;" office:value-type="string" office:string-value="cat.486.jpg" calcext:value-type="string">
            <text:p>cat.486.jpg</text:p>
          </table:table-cell>
          <table:table-cell/>
          <table:table-cell table:formula="of:=[.$B$1]&amp;&quot; &quot;&amp;[.B488]&amp;&quot; &quot;&amp;[.$C$1]&amp;[.B488]" office:value-type="string" office:string-value="mv dog.486.jpg ~/repo/DATA/INPUT/StarterBundle/Animals/dog.486.jpg" calcext:value-type="string">
            <text:p>mv dog.486.jpg ~/repo/DATA/INPUT/StarterBundle/Animals/dog.486.jpg</text:p>
          </table:table-cell>
          <table:table-cell table:formula="of:=[.$B$1]&amp;&quot; &quot;&amp;[.C488]&amp;&quot; &quot;&amp;[.$C$1]&amp;[.C488]" office:value-type="string" office:string-value="mv cat.486.jpg ~/repo/DATA/INPUT/StarterBundle/Animals/cat.486.jpg" calcext:value-type="string">
            <text:p>mv cat.486.jpg ~/repo/DATA/INPUT/StarterBundle/Animals/cat.486.jpg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G$1]&amp;&quot;.&quot;&amp;[.A489]&amp;&quot;.jpg&quot;" office:value-type="string" office:string-value="dog.487.jpg" calcext:value-type="string">
            <text:p>dog.487.jpg</text:p>
          </table:table-cell>
          <table:table-cell table:formula="of:=[.$H$1]&amp;&quot;.&quot;&amp;[.A489]&amp;&quot;.jpg&quot;" office:value-type="string" office:string-value="cat.487.jpg" calcext:value-type="string">
            <text:p>cat.487.jpg</text:p>
          </table:table-cell>
          <table:table-cell/>
          <table:table-cell table:formula="of:=[.$B$1]&amp;&quot; &quot;&amp;[.B489]&amp;&quot; &quot;&amp;[.$C$1]&amp;[.B489]" office:value-type="string" office:string-value="mv dog.487.jpg ~/repo/DATA/INPUT/StarterBundle/Animals/dog.487.jpg" calcext:value-type="string">
            <text:p>mv dog.487.jpg ~/repo/DATA/INPUT/StarterBundle/Animals/dog.487.jpg</text:p>
          </table:table-cell>
          <table:table-cell table:formula="of:=[.$B$1]&amp;&quot; &quot;&amp;[.C489]&amp;&quot; &quot;&amp;[.$C$1]&amp;[.C489]" office:value-type="string" office:string-value="mv cat.487.jpg ~/repo/DATA/INPUT/StarterBundle/Animals/cat.487.jpg" calcext:value-type="string">
            <text:p>mv cat.487.jpg ~/repo/DATA/INPUT/StarterBundle/Animals/cat.487.jpg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G$1]&amp;&quot;.&quot;&amp;[.A490]&amp;&quot;.jpg&quot;" office:value-type="string" office:string-value="dog.488.jpg" calcext:value-type="string">
            <text:p>dog.488.jpg</text:p>
          </table:table-cell>
          <table:table-cell table:formula="of:=[.$H$1]&amp;&quot;.&quot;&amp;[.A490]&amp;&quot;.jpg&quot;" office:value-type="string" office:string-value="cat.488.jpg" calcext:value-type="string">
            <text:p>cat.488.jpg</text:p>
          </table:table-cell>
          <table:table-cell/>
          <table:table-cell table:formula="of:=[.$B$1]&amp;&quot; &quot;&amp;[.B490]&amp;&quot; &quot;&amp;[.$C$1]&amp;[.B490]" office:value-type="string" office:string-value="mv dog.488.jpg ~/repo/DATA/INPUT/StarterBundle/Animals/dog.488.jpg" calcext:value-type="string">
            <text:p>mv dog.488.jpg ~/repo/DATA/INPUT/StarterBundle/Animals/dog.488.jpg</text:p>
          </table:table-cell>
          <table:table-cell table:formula="of:=[.$B$1]&amp;&quot; &quot;&amp;[.C490]&amp;&quot; &quot;&amp;[.$C$1]&amp;[.C490]" office:value-type="string" office:string-value="mv cat.488.jpg ~/repo/DATA/INPUT/StarterBundle/Animals/cat.488.jpg" calcext:value-type="string">
            <text:p>mv cat.488.jpg ~/repo/DATA/INPUT/StarterBundle/Animals/cat.488.jpg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G$1]&amp;&quot;.&quot;&amp;[.A491]&amp;&quot;.jpg&quot;" office:value-type="string" office:string-value="dog.489.jpg" calcext:value-type="string">
            <text:p>dog.489.jpg</text:p>
          </table:table-cell>
          <table:table-cell table:formula="of:=[.$H$1]&amp;&quot;.&quot;&amp;[.A491]&amp;&quot;.jpg&quot;" office:value-type="string" office:string-value="cat.489.jpg" calcext:value-type="string">
            <text:p>cat.489.jpg</text:p>
          </table:table-cell>
          <table:table-cell/>
          <table:table-cell table:formula="of:=[.$B$1]&amp;&quot; &quot;&amp;[.B491]&amp;&quot; &quot;&amp;[.$C$1]&amp;[.B491]" office:value-type="string" office:string-value="mv dog.489.jpg ~/repo/DATA/INPUT/StarterBundle/Animals/dog.489.jpg" calcext:value-type="string">
            <text:p>mv dog.489.jpg ~/repo/DATA/INPUT/StarterBundle/Animals/dog.489.jpg</text:p>
          </table:table-cell>
          <table:table-cell table:formula="of:=[.$B$1]&amp;&quot; &quot;&amp;[.C491]&amp;&quot; &quot;&amp;[.$C$1]&amp;[.C491]" office:value-type="string" office:string-value="mv cat.489.jpg ~/repo/DATA/INPUT/StarterBundle/Animals/cat.489.jpg" calcext:value-type="string">
            <text:p>mv cat.489.jpg ~/repo/DATA/INPUT/StarterBundle/Animals/cat.489.jpg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G$1]&amp;&quot;.&quot;&amp;[.A492]&amp;&quot;.jpg&quot;" office:value-type="string" office:string-value="dog.490.jpg" calcext:value-type="string">
            <text:p>dog.490.jpg</text:p>
          </table:table-cell>
          <table:table-cell table:formula="of:=[.$H$1]&amp;&quot;.&quot;&amp;[.A492]&amp;&quot;.jpg&quot;" office:value-type="string" office:string-value="cat.490.jpg" calcext:value-type="string">
            <text:p>cat.490.jpg</text:p>
          </table:table-cell>
          <table:table-cell/>
          <table:table-cell table:formula="of:=[.$B$1]&amp;&quot; &quot;&amp;[.B492]&amp;&quot; &quot;&amp;[.$C$1]&amp;[.B492]" office:value-type="string" office:string-value="mv dog.490.jpg ~/repo/DATA/INPUT/StarterBundle/Animals/dog.490.jpg" calcext:value-type="string">
            <text:p>mv dog.490.jpg ~/repo/DATA/INPUT/StarterBundle/Animals/dog.490.jpg</text:p>
          </table:table-cell>
          <table:table-cell table:formula="of:=[.$B$1]&amp;&quot; &quot;&amp;[.C492]&amp;&quot; &quot;&amp;[.$C$1]&amp;[.C492]" office:value-type="string" office:string-value="mv cat.490.jpg ~/repo/DATA/INPUT/StarterBundle/Animals/cat.490.jpg" calcext:value-type="string">
            <text:p>mv cat.490.jpg ~/repo/DATA/INPUT/StarterBundle/Animals/cat.490.jpg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G$1]&amp;&quot;.&quot;&amp;[.A493]&amp;&quot;.jpg&quot;" office:value-type="string" office:string-value="dog.491.jpg" calcext:value-type="string">
            <text:p>dog.491.jpg</text:p>
          </table:table-cell>
          <table:table-cell table:formula="of:=[.$H$1]&amp;&quot;.&quot;&amp;[.A493]&amp;&quot;.jpg&quot;" office:value-type="string" office:string-value="cat.491.jpg" calcext:value-type="string">
            <text:p>cat.491.jpg</text:p>
          </table:table-cell>
          <table:table-cell/>
          <table:table-cell table:formula="of:=[.$B$1]&amp;&quot; &quot;&amp;[.B493]&amp;&quot; &quot;&amp;[.$C$1]&amp;[.B493]" office:value-type="string" office:string-value="mv dog.491.jpg ~/repo/DATA/INPUT/StarterBundle/Animals/dog.491.jpg" calcext:value-type="string">
            <text:p>mv dog.491.jpg ~/repo/DATA/INPUT/StarterBundle/Animals/dog.491.jpg</text:p>
          </table:table-cell>
          <table:table-cell table:formula="of:=[.$B$1]&amp;&quot; &quot;&amp;[.C493]&amp;&quot; &quot;&amp;[.$C$1]&amp;[.C493]" office:value-type="string" office:string-value="mv cat.491.jpg ~/repo/DATA/INPUT/StarterBundle/Animals/cat.491.jpg" calcext:value-type="string">
            <text:p>mv cat.491.jpg ~/repo/DATA/INPUT/StarterBundle/Animals/cat.491.jpg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G$1]&amp;&quot;.&quot;&amp;[.A494]&amp;&quot;.jpg&quot;" office:value-type="string" office:string-value="dog.492.jpg" calcext:value-type="string">
            <text:p>dog.492.jpg</text:p>
          </table:table-cell>
          <table:table-cell table:formula="of:=[.$H$1]&amp;&quot;.&quot;&amp;[.A494]&amp;&quot;.jpg&quot;" office:value-type="string" office:string-value="cat.492.jpg" calcext:value-type="string">
            <text:p>cat.492.jpg</text:p>
          </table:table-cell>
          <table:table-cell/>
          <table:table-cell table:formula="of:=[.$B$1]&amp;&quot; &quot;&amp;[.B494]&amp;&quot; &quot;&amp;[.$C$1]&amp;[.B494]" office:value-type="string" office:string-value="mv dog.492.jpg ~/repo/DATA/INPUT/StarterBundle/Animals/dog.492.jpg" calcext:value-type="string">
            <text:p>mv dog.492.jpg ~/repo/DATA/INPUT/StarterBundle/Animals/dog.492.jpg</text:p>
          </table:table-cell>
          <table:table-cell table:formula="of:=[.$B$1]&amp;&quot; &quot;&amp;[.C494]&amp;&quot; &quot;&amp;[.$C$1]&amp;[.C494]" office:value-type="string" office:string-value="mv cat.492.jpg ~/repo/DATA/INPUT/StarterBundle/Animals/cat.492.jpg" calcext:value-type="string">
            <text:p>mv cat.492.jpg ~/repo/DATA/INPUT/StarterBundle/Animals/cat.492.jpg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G$1]&amp;&quot;.&quot;&amp;[.A495]&amp;&quot;.jpg&quot;" office:value-type="string" office:string-value="dog.493.jpg" calcext:value-type="string">
            <text:p>dog.493.jpg</text:p>
          </table:table-cell>
          <table:table-cell table:formula="of:=[.$H$1]&amp;&quot;.&quot;&amp;[.A495]&amp;&quot;.jpg&quot;" office:value-type="string" office:string-value="cat.493.jpg" calcext:value-type="string">
            <text:p>cat.493.jpg</text:p>
          </table:table-cell>
          <table:table-cell/>
          <table:table-cell table:formula="of:=[.$B$1]&amp;&quot; &quot;&amp;[.B495]&amp;&quot; &quot;&amp;[.$C$1]&amp;[.B495]" office:value-type="string" office:string-value="mv dog.493.jpg ~/repo/DATA/INPUT/StarterBundle/Animals/dog.493.jpg" calcext:value-type="string">
            <text:p>mv dog.493.jpg ~/repo/DATA/INPUT/StarterBundle/Animals/dog.493.jpg</text:p>
          </table:table-cell>
          <table:table-cell table:formula="of:=[.$B$1]&amp;&quot; &quot;&amp;[.C495]&amp;&quot; &quot;&amp;[.$C$1]&amp;[.C495]" office:value-type="string" office:string-value="mv cat.493.jpg ~/repo/DATA/INPUT/StarterBundle/Animals/cat.493.jpg" calcext:value-type="string">
            <text:p>mv cat.493.jpg ~/repo/DATA/INPUT/StarterBundle/Animals/cat.493.jpg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G$1]&amp;&quot;.&quot;&amp;[.A496]&amp;&quot;.jpg&quot;" office:value-type="string" office:string-value="dog.494.jpg" calcext:value-type="string">
            <text:p>dog.494.jpg</text:p>
          </table:table-cell>
          <table:table-cell table:formula="of:=[.$H$1]&amp;&quot;.&quot;&amp;[.A496]&amp;&quot;.jpg&quot;" office:value-type="string" office:string-value="cat.494.jpg" calcext:value-type="string">
            <text:p>cat.494.jpg</text:p>
          </table:table-cell>
          <table:table-cell/>
          <table:table-cell table:formula="of:=[.$B$1]&amp;&quot; &quot;&amp;[.B496]&amp;&quot; &quot;&amp;[.$C$1]&amp;[.B496]" office:value-type="string" office:string-value="mv dog.494.jpg ~/repo/DATA/INPUT/StarterBundle/Animals/dog.494.jpg" calcext:value-type="string">
            <text:p>mv dog.494.jpg ~/repo/DATA/INPUT/StarterBundle/Animals/dog.494.jpg</text:p>
          </table:table-cell>
          <table:table-cell table:formula="of:=[.$B$1]&amp;&quot; &quot;&amp;[.C496]&amp;&quot; &quot;&amp;[.$C$1]&amp;[.C496]" office:value-type="string" office:string-value="mv cat.494.jpg ~/repo/DATA/INPUT/StarterBundle/Animals/cat.494.jpg" calcext:value-type="string">
            <text:p>mv cat.494.jpg ~/repo/DATA/INPUT/StarterBundle/Animals/cat.494.jpg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G$1]&amp;&quot;.&quot;&amp;[.A497]&amp;&quot;.jpg&quot;" office:value-type="string" office:string-value="dog.495.jpg" calcext:value-type="string">
            <text:p>dog.495.jpg</text:p>
          </table:table-cell>
          <table:table-cell table:formula="of:=[.$H$1]&amp;&quot;.&quot;&amp;[.A497]&amp;&quot;.jpg&quot;" office:value-type="string" office:string-value="cat.495.jpg" calcext:value-type="string">
            <text:p>cat.495.jpg</text:p>
          </table:table-cell>
          <table:table-cell/>
          <table:table-cell table:formula="of:=[.$B$1]&amp;&quot; &quot;&amp;[.B497]&amp;&quot; &quot;&amp;[.$C$1]&amp;[.B497]" office:value-type="string" office:string-value="mv dog.495.jpg ~/repo/DATA/INPUT/StarterBundle/Animals/dog.495.jpg" calcext:value-type="string">
            <text:p>mv dog.495.jpg ~/repo/DATA/INPUT/StarterBundle/Animals/dog.495.jpg</text:p>
          </table:table-cell>
          <table:table-cell table:formula="of:=[.$B$1]&amp;&quot; &quot;&amp;[.C497]&amp;&quot; &quot;&amp;[.$C$1]&amp;[.C497]" office:value-type="string" office:string-value="mv cat.495.jpg ~/repo/DATA/INPUT/StarterBundle/Animals/cat.495.jpg" calcext:value-type="string">
            <text:p>mv cat.495.jpg ~/repo/DATA/INPUT/StarterBundle/Animals/cat.495.jpg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G$1]&amp;&quot;.&quot;&amp;[.A498]&amp;&quot;.jpg&quot;" office:value-type="string" office:string-value="dog.496.jpg" calcext:value-type="string">
            <text:p>dog.496.jpg</text:p>
          </table:table-cell>
          <table:table-cell table:formula="of:=[.$H$1]&amp;&quot;.&quot;&amp;[.A498]&amp;&quot;.jpg&quot;" office:value-type="string" office:string-value="cat.496.jpg" calcext:value-type="string">
            <text:p>cat.496.jpg</text:p>
          </table:table-cell>
          <table:table-cell/>
          <table:table-cell table:formula="of:=[.$B$1]&amp;&quot; &quot;&amp;[.B498]&amp;&quot; &quot;&amp;[.$C$1]&amp;[.B498]" office:value-type="string" office:string-value="mv dog.496.jpg ~/repo/DATA/INPUT/StarterBundle/Animals/dog.496.jpg" calcext:value-type="string">
            <text:p>mv dog.496.jpg ~/repo/DATA/INPUT/StarterBundle/Animals/dog.496.jpg</text:p>
          </table:table-cell>
          <table:table-cell table:formula="of:=[.$B$1]&amp;&quot; &quot;&amp;[.C498]&amp;&quot; &quot;&amp;[.$C$1]&amp;[.C498]" office:value-type="string" office:string-value="mv cat.496.jpg ~/repo/DATA/INPUT/StarterBundle/Animals/cat.496.jpg" calcext:value-type="string">
            <text:p>mv cat.496.jpg ~/repo/DATA/INPUT/StarterBundle/Animals/cat.496.jpg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G$1]&amp;&quot;.&quot;&amp;[.A499]&amp;&quot;.jpg&quot;" office:value-type="string" office:string-value="dog.497.jpg" calcext:value-type="string">
            <text:p>dog.497.jpg</text:p>
          </table:table-cell>
          <table:table-cell table:formula="of:=[.$H$1]&amp;&quot;.&quot;&amp;[.A499]&amp;&quot;.jpg&quot;" office:value-type="string" office:string-value="cat.497.jpg" calcext:value-type="string">
            <text:p>cat.497.jpg</text:p>
          </table:table-cell>
          <table:table-cell/>
          <table:table-cell table:formula="of:=[.$B$1]&amp;&quot; &quot;&amp;[.B499]&amp;&quot; &quot;&amp;[.$C$1]&amp;[.B499]" office:value-type="string" office:string-value="mv dog.497.jpg ~/repo/DATA/INPUT/StarterBundle/Animals/dog.497.jpg" calcext:value-type="string">
            <text:p>mv dog.497.jpg ~/repo/DATA/INPUT/StarterBundle/Animals/dog.497.jpg</text:p>
          </table:table-cell>
          <table:table-cell table:formula="of:=[.$B$1]&amp;&quot; &quot;&amp;[.C499]&amp;&quot; &quot;&amp;[.$C$1]&amp;[.C499]" office:value-type="string" office:string-value="mv cat.497.jpg ~/repo/DATA/INPUT/StarterBundle/Animals/cat.497.jpg" calcext:value-type="string">
            <text:p>mv cat.497.jpg ~/repo/DATA/INPUT/StarterBundle/Animals/cat.497.jpg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G$1]&amp;&quot;.&quot;&amp;[.A500]&amp;&quot;.jpg&quot;" office:value-type="string" office:string-value="dog.498.jpg" calcext:value-type="string">
            <text:p>dog.498.jpg</text:p>
          </table:table-cell>
          <table:table-cell table:formula="of:=[.$H$1]&amp;&quot;.&quot;&amp;[.A500]&amp;&quot;.jpg&quot;" office:value-type="string" office:string-value="cat.498.jpg" calcext:value-type="string">
            <text:p>cat.498.jpg</text:p>
          </table:table-cell>
          <table:table-cell/>
          <table:table-cell table:formula="of:=[.$B$1]&amp;&quot; &quot;&amp;[.B500]&amp;&quot; &quot;&amp;[.$C$1]&amp;[.B500]" office:value-type="string" office:string-value="mv dog.498.jpg ~/repo/DATA/INPUT/StarterBundle/Animals/dog.498.jpg" calcext:value-type="string">
            <text:p>mv dog.498.jpg ~/repo/DATA/INPUT/StarterBundle/Animals/dog.498.jpg</text:p>
          </table:table-cell>
          <table:table-cell table:formula="of:=[.$B$1]&amp;&quot; &quot;&amp;[.C500]&amp;&quot; &quot;&amp;[.$C$1]&amp;[.C500]" office:value-type="string" office:string-value="mv cat.498.jpg ~/repo/DATA/INPUT/StarterBundle/Animals/cat.498.jpg" calcext:value-type="string">
            <text:p>mv cat.498.jpg ~/repo/DATA/INPUT/StarterBundle/Animals/cat.498.jpg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G$1]&amp;&quot;.&quot;&amp;[.A501]&amp;&quot;.jpg&quot;" office:value-type="string" office:string-value="dog.499.jpg" calcext:value-type="string">
            <text:p>dog.499.jpg</text:p>
          </table:table-cell>
          <table:table-cell table:formula="of:=[.$H$1]&amp;&quot;.&quot;&amp;[.A501]&amp;&quot;.jpg&quot;" office:value-type="string" office:string-value="cat.499.jpg" calcext:value-type="string">
            <text:p>cat.499.jpg</text:p>
          </table:table-cell>
          <table:table-cell/>
          <table:table-cell table:formula="of:=[.$B$1]&amp;&quot; &quot;&amp;[.B501]&amp;&quot; &quot;&amp;[.$C$1]&amp;[.B501]" office:value-type="string" office:string-value="mv dog.499.jpg ~/repo/DATA/INPUT/StarterBundle/Animals/dog.499.jpg" calcext:value-type="string">
            <text:p>mv dog.499.jpg ~/repo/DATA/INPUT/StarterBundle/Animals/dog.499.jpg</text:p>
          </table:table-cell>
          <table:table-cell table:formula="of:=[.$B$1]&amp;&quot; &quot;&amp;[.C501]&amp;&quot; &quot;&amp;[.$C$1]&amp;[.C501]" office:value-type="string" office:string-value="mv cat.499.jpg ~/repo/DATA/INPUT/StarterBundle/Animals/cat.499.jpg" calcext:value-type="string">
            <text:p>mv cat.499.jpg ~/repo/DATA/INPUT/StarterBundle/Animals/cat.499.jpg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G$1]&amp;&quot;.&quot;&amp;[.A502]&amp;&quot;.jpg&quot;" office:value-type="string" office:string-value="dog.500.jpg" calcext:value-type="string">
            <text:p>dog.500.jpg</text:p>
          </table:table-cell>
          <table:table-cell table:formula="of:=[.$H$1]&amp;&quot;.&quot;&amp;[.A502]&amp;&quot;.jpg&quot;" office:value-type="string" office:string-value="cat.500.jpg" calcext:value-type="string">
            <text:p>cat.500.jpg</text:p>
          </table:table-cell>
          <table:table-cell/>
          <table:table-cell table:formula="of:=[.$B$1]&amp;&quot; &quot;&amp;[.B502]&amp;&quot; &quot;&amp;[.$C$1]&amp;[.B502]" office:value-type="string" office:string-value="mv dog.500.jpg ~/repo/DATA/INPUT/StarterBundle/Animals/dog.500.jpg" calcext:value-type="string">
            <text:p>mv dog.500.jpg ~/repo/DATA/INPUT/StarterBundle/Animals/dog.500.jpg</text:p>
          </table:table-cell>
          <table:table-cell table:formula="of:=[.$B$1]&amp;&quot; &quot;&amp;[.C502]&amp;&quot; &quot;&amp;[.$C$1]&amp;[.C502]" office:value-type="string" office:string-value="mv cat.500.jpg ~/repo/DATA/INPUT/StarterBundle/Animals/cat.500.jpg" calcext:value-type="string">
            <text:p>mv cat.500.jpg ~/repo/DATA/INPUT/StarterBundle/Animals/cat.500.jpg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G$1]&amp;&quot;.&quot;&amp;[.A503]&amp;&quot;.jpg&quot;" office:value-type="string" office:string-value="dog.501.jpg" calcext:value-type="string">
            <text:p>dog.501.jpg</text:p>
          </table:table-cell>
          <table:table-cell table:formula="of:=[.$H$1]&amp;&quot;.&quot;&amp;[.A503]&amp;&quot;.jpg&quot;" office:value-type="string" office:string-value="cat.501.jpg" calcext:value-type="string">
            <text:p>cat.501.jpg</text:p>
          </table:table-cell>
          <table:table-cell/>
          <table:table-cell table:formula="of:=[.$B$1]&amp;&quot; &quot;&amp;[.B503]&amp;&quot; &quot;&amp;[.$C$1]&amp;[.B503]" office:value-type="string" office:string-value="mv dog.501.jpg ~/repo/DATA/INPUT/StarterBundle/Animals/dog.501.jpg" calcext:value-type="string">
            <text:p>mv dog.501.jpg ~/repo/DATA/INPUT/StarterBundle/Animals/dog.501.jpg</text:p>
          </table:table-cell>
          <table:table-cell table:formula="of:=[.$B$1]&amp;&quot; &quot;&amp;[.C503]&amp;&quot; &quot;&amp;[.$C$1]&amp;[.C503]" office:value-type="string" office:string-value="mv cat.501.jpg ~/repo/DATA/INPUT/StarterBundle/Animals/cat.501.jpg" calcext:value-type="string">
            <text:p>mv cat.501.jpg ~/repo/DATA/INPUT/StarterBundle/Animals/cat.501.jpg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G$1]&amp;&quot;.&quot;&amp;[.A504]&amp;&quot;.jpg&quot;" office:value-type="string" office:string-value="dog.502.jpg" calcext:value-type="string">
            <text:p>dog.502.jpg</text:p>
          </table:table-cell>
          <table:table-cell table:formula="of:=[.$H$1]&amp;&quot;.&quot;&amp;[.A504]&amp;&quot;.jpg&quot;" office:value-type="string" office:string-value="cat.502.jpg" calcext:value-type="string">
            <text:p>cat.502.jpg</text:p>
          </table:table-cell>
          <table:table-cell/>
          <table:table-cell table:formula="of:=[.$B$1]&amp;&quot; &quot;&amp;[.B504]&amp;&quot; &quot;&amp;[.$C$1]&amp;[.B504]" office:value-type="string" office:string-value="mv dog.502.jpg ~/repo/DATA/INPUT/StarterBundle/Animals/dog.502.jpg" calcext:value-type="string">
            <text:p>mv dog.502.jpg ~/repo/DATA/INPUT/StarterBundle/Animals/dog.502.jpg</text:p>
          </table:table-cell>
          <table:table-cell table:formula="of:=[.$B$1]&amp;&quot; &quot;&amp;[.C504]&amp;&quot; &quot;&amp;[.$C$1]&amp;[.C504]" office:value-type="string" office:string-value="mv cat.502.jpg ~/repo/DATA/INPUT/StarterBundle/Animals/cat.502.jpg" calcext:value-type="string">
            <text:p>mv cat.502.jpg ~/repo/DATA/INPUT/StarterBundle/Animals/cat.502.jpg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G$1]&amp;&quot;.&quot;&amp;[.A505]&amp;&quot;.jpg&quot;" office:value-type="string" office:string-value="dog.503.jpg" calcext:value-type="string">
            <text:p>dog.503.jpg</text:p>
          </table:table-cell>
          <table:table-cell table:formula="of:=[.$H$1]&amp;&quot;.&quot;&amp;[.A505]&amp;&quot;.jpg&quot;" office:value-type="string" office:string-value="cat.503.jpg" calcext:value-type="string">
            <text:p>cat.503.jpg</text:p>
          </table:table-cell>
          <table:table-cell/>
          <table:table-cell table:formula="of:=[.$B$1]&amp;&quot; &quot;&amp;[.B505]&amp;&quot; &quot;&amp;[.$C$1]&amp;[.B505]" office:value-type="string" office:string-value="mv dog.503.jpg ~/repo/DATA/INPUT/StarterBundle/Animals/dog.503.jpg" calcext:value-type="string">
            <text:p>mv dog.503.jpg ~/repo/DATA/INPUT/StarterBundle/Animals/dog.503.jpg</text:p>
          </table:table-cell>
          <table:table-cell table:formula="of:=[.$B$1]&amp;&quot; &quot;&amp;[.C505]&amp;&quot; &quot;&amp;[.$C$1]&amp;[.C505]" office:value-type="string" office:string-value="mv cat.503.jpg ~/repo/DATA/INPUT/StarterBundle/Animals/cat.503.jpg" calcext:value-type="string">
            <text:p>mv cat.503.jpg ~/repo/DATA/INPUT/StarterBundle/Animals/cat.503.jpg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G$1]&amp;&quot;.&quot;&amp;[.A506]&amp;&quot;.jpg&quot;" office:value-type="string" office:string-value="dog.504.jpg" calcext:value-type="string">
            <text:p>dog.504.jpg</text:p>
          </table:table-cell>
          <table:table-cell table:formula="of:=[.$H$1]&amp;&quot;.&quot;&amp;[.A506]&amp;&quot;.jpg&quot;" office:value-type="string" office:string-value="cat.504.jpg" calcext:value-type="string">
            <text:p>cat.504.jpg</text:p>
          </table:table-cell>
          <table:table-cell/>
          <table:table-cell table:formula="of:=[.$B$1]&amp;&quot; &quot;&amp;[.B506]&amp;&quot; &quot;&amp;[.$C$1]&amp;[.B506]" office:value-type="string" office:string-value="mv dog.504.jpg ~/repo/DATA/INPUT/StarterBundle/Animals/dog.504.jpg" calcext:value-type="string">
            <text:p>mv dog.504.jpg ~/repo/DATA/INPUT/StarterBundle/Animals/dog.504.jpg</text:p>
          </table:table-cell>
          <table:table-cell table:formula="of:=[.$B$1]&amp;&quot; &quot;&amp;[.C506]&amp;&quot; &quot;&amp;[.$C$1]&amp;[.C506]" office:value-type="string" office:string-value="mv cat.504.jpg ~/repo/DATA/INPUT/StarterBundle/Animals/cat.504.jpg" calcext:value-type="string">
            <text:p>mv cat.504.jpg ~/repo/DATA/INPUT/StarterBundle/Animals/cat.504.jpg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G$1]&amp;&quot;.&quot;&amp;[.A507]&amp;&quot;.jpg&quot;" office:value-type="string" office:string-value="dog.505.jpg" calcext:value-type="string">
            <text:p>dog.505.jpg</text:p>
          </table:table-cell>
          <table:table-cell table:formula="of:=[.$H$1]&amp;&quot;.&quot;&amp;[.A507]&amp;&quot;.jpg&quot;" office:value-type="string" office:string-value="cat.505.jpg" calcext:value-type="string">
            <text:p>cat.505.jpg</text:p>
          </table:table-cell>
          <table:table-cell/>
          <table:table-cell table:formula="of:=[.$B$1]&amp;&quot; &quot;&amp;[.B507]&amp;&quot; &quot;&amp;[.$C$1]&amp;[.B507]" office:value-type="string" office:string-value="mv dog.505.jpg ~/repo/DATA/INPUT/StarterBundle/Animals/dog.505.jpg" calcext:value-type="string">
            <text:p>mv dog.505.jpg ~/repo/DATA/INPUT/StarterBundle/Animals/dog.505.jpg</text:p>
          </table:table-cell>
          <table:table-cell table:formula="of:=[.$B$1]&amp;&quot; &quot;&amp;[.C507]&amp;&quot; &quot;&amp;[.$C$1]&amp;[.C507]" office:value-type="string" office:string-value="mv cat.505.jpg ~/repo/DATA/INPUT/StarterBundle/Animals/cat.505.jpg" calcext:value-type="string">
            <text:p>mv cat.505.jpg ~/repo/DATA/INPUT/StarterBundle/Animals/cat.505.jpg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G$1]&amp;&quot;.&quot;&amp;[.A508]&amp;&quot;.jpg&quot;" office:value-type="string" office:string-value="dog.506.jpg" calcext:value-type="string">
            <text:p>dog.506.jpg</text:p>
          </table:table-cell>
          <table:table-cell table:formula="of:=[.$H$1]&amp;&quot;.&quot;&amp;[.A508]&amp;&quot;.jpg&quot;" office:value-type="string" office:string-value="cat.506.jpg" calcext:value-type="string">
            <text:p>cat.506.jpg</text:p>
          </table:table-cell>
          <table:table-cell/>
          <table:table-cell table:formula="of:=[.$B$1]&amp;&quot; &quot;&amp;[.B508]&amp;&quot; &quot;&amp;[.$C$1]&amp;[.B508]" office:value-type="string" office:string-value="mv dog.506.jpg ~/repo/DATA/INPUT/StarterBundle/Animals/dog.506.jpg" calcext:value-type="string">
            <text:p>mv dog.506.jpg ~/repo/DATA/INPUT/StarterBundle/Animals/dog.506.jpg</text:p>
          </table:table-cell>
          <table:table-cell table:formula="of:=[.$B$1]&amp;&quot; &quot;&amp;[.C508]&amp;&quot; &quot;&amp;[.$C$1]&amp;[.C508]" office:value-type="string" office:string-value="mv cat.506.jpg ~/repo/DATA/INPUT/StarterBundle/Animals/cat.506.jpg" calcext:value-type="string">
            <text:p>mv cat.506.jpg ~/repo/DATA/INPUT/StarterBundle/Animals/cat.506.jpg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G$1]&amp;&quot;.&quot;&amp;[.A509]&amp;&quot;.jpg&quot;" office:value-type="string" office:string-value="dog.507.jpg" calcext:value-type="string">
            <text:p>dog.507.jpg</text:p>
          </table:table-cell>
          <table:table-cell table:formula="of:=[.$H$1]&amp;&quot;.&quot;&amp;[.A509]&amp;&quot;.jpg&quot;" office:value-type="string" office:string-value="cat.507.jpg" calcext:value-type="string">
            <text:p>cat.507.jpg</text:p>
          </table:table-cell>
          <table:table-cell/>
          <table:table-cell table:formula="of:=[.$B$1]&amp;&quot; &quot;&amp;[.B509]&amp;&quot; &quot;&amp;[.$C$1]&amp;[.B509]" office:value-type="string" office:string-value="mv dog.507.jpg ~/repo/DATA/INPUT/StarterBundle/Animals/dog.507.jpg" calcext:value-type="string">
            <text:p>mv dog.507.jpg ~/repo/DATA/INPUT/StarterBundle/Animals/dog.507.jpg</text:p>
          </table:table-cell>
          <table:table-cell table:formula="of:=[.$B$1]&amp;&quot; &quot;&amp;[.C509]&amp;&quot; &quot;&amp;[.$C$1]&amp;[.C509]" office:value-type="string" office:string-value="mv cat.507.jpg ~/repo/DATA/INPUT/StarterBundle/Animals/cat.507.jpg" calcext:value-type="string">
            <text:p>mv cat.507.jpg ~/repo/DATA/INPUT/StarterBundle/Animals/cat.507.jpg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G$1]&amp;&quot;.&quot;&amp;[.A510]&amp;&quot;.jpg&quot;" office:value-type="string" office:string-value="dog.508.jpg" calcext:value-type="string">
            <text:p>dog.508.jpg</text:p>
          </table:table-cell>
          <table:table-cell table:formula="of:=[.$H$1]&amp;&quot;.&quot;&amp;[.A510]&amp;&quot;.jpg&quot;" office:value-type="string" office:string-value="cat.508.jpg" calcext:value-type="string">
            <text:p>cat.508.jpg</text:p>
          </table:table-cell>
          <table:table-cell/>
          <table:table-cell table:formula="of:=[.$B$1]&amp;&quot; &quot;&amp;[.B510]&amp;&quot; &quot;&amp;[.$C$1]&amp;[.B510]" office:value-type="string" office:string-value="mv dog.508.jpg ~/repo/DATA/INPUT/StarterBundle/Animals/dog.508.jpg" calcext:value-type="string">
            <text:p>mv dog.508.jpg ~/repo/DATA/INPUT/StarterBundle/Animals/dog.508.jpg</text:p>
          </table:table-cell>
          <table:table-cell table:formula="of:=[.$B$1]&amp;&quot; &quot;&amp;[.C510]&amp;&quot; &quot;&amp;[.$C$1]&amp;[.C510]" office:value-type="string" office:string-value="mv cat.508.jpg ~/repo/DATA/INPUT/StarterBundle/Animals/cat.508.jpg" calcext:value-type="string">
            <text:p>mv cat.508.jpg ~/repo/DATA/INPUT/StarterBundle/Animals/cat.508.jpg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G$1]&amp;&quot;.&quot;&amp;[.A511]&amp;&quot;.jpg&quot;" office:value-type="string" office:string-value="dog.509.jpg" calcext:value-type="string">
            <text:p>dog.509.jpg</text:p>
          </table:table-cell>
          <table:table-cell table:formula="of:=[.$H$1]&amp;&quot;.&quot;&amp;[.A511]&amp;&quot;.jpg&quot;" office:value-type="string" office:string-value="cat.509.jpg" calcext:value-type="string">
            <text:p>cat.509.jpg</text:p>
          </table:table-cell>
          <table:table-cell/>
          <table:table-cell table:formula="of:=[.$B$1]&amp;&quot; &quot;&amp;[.B511]&amp;&quot; &quot;&amp;[.$C$1]&amp;[.B511]" office:value-type="string" office:string-value="mv dog.509.jpg ~/repo/DATA/INPUT/StarterBundle/Animals/dog.509.jpg" calcext:value-type="string">
            <text:p>mv dog.509.jpg ~/repo/DATA/INPUT/StarterBundle/Animals/dog.509.jpg</text:p>
          </table:table-cell>
          <table:table-cell table:formula="of:=[.$B$1]&amp;&quot; &quot;&amp;[.C511]&amp;&quot; &quot;&amp;[.$C$1]&amp;[.C511]" office:value-type="string" office:string-value="mv cat.509.jpg ~/repo/DATA/INPUT/StarterBundle/Animals/cat.509.jpg" calcext:value-type="string">
            <text:p>mv cat.509.jpg ~/repo/DATA/INPUT/StarterBundle/Animals/cat.509.jpg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G$1]&amp;&quot;.&quot;&amp;[.A512]&amp;&quot;.jpg&quot;" office:value-type="string" office:string-value="dog.510.jpg" calcext:value-type="string">
            <text:p>dog.510.jpg</text:p>
          </table:table-cell>
          <table:table-cell table:formula="of:=[.$H$1]&amp;&quot;.&quot;&amp;[.A512]&amp;&quot;.jpg&quot;" office:value-type="string" office:string-value="cat.510.jpg" calcext:value-type="string">
            <text:p>cat.510.jpg</text:p>
          </table:table-cell>
          <table:table-cell/>
          <table:table-cell table:formula="of:=[.$B$1]&amp;&quot; &quot;&amp;[.B512]&amp;&quot; &quot;&amp;[.$C$1]&amp;[.B512]" office:value-type="string" office:string-value="mv dog.510.jpg ~/repo/DATA/INPUT/StarterBundle/Animals/dog.510.jpg" calcext:value-type="string">
            <text:p>mv dog.510.jpg ~/repo/DATA/INPUT/StarterBundle/Animals/dog.510.jpg</text:p>
          </table:table-cell>
          <table:table-cell table:formula="of:=[.$B$1]&amp;&quot; &quot;&amp;[.C512]&amp;&quot; &quot;&amp;[.$C$1]&amp;[.C512]" office:value-type="string" office:string-value="mv cat.510.jpg ~/repo/DATA/INPUT/StarterBundle/Animals/cat.510.jpg" calcext:value-type="string">
            <text:p>mv cat.510.jpg ~/repo/DATA/INPUT/StarterBundle/Animals/cat.510.jpg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G$1]&amp;&quot;.&quot;&amp;[.A513]&amp;&quot;.jpg&quot;" office:value-type="string" office:string-value="dog.511.jpg" calcext:value-type="string">
            <text:p>dog.511.jpg</text:p>
          </table:table-cell>
          <table:table-cell table:formula="of:=[.$H$1]&amp;&quot;.&quot;&amp;[.A513]&amp;&quot;.jpg&quot;" office:value-type="string" office:string-value="cat.511.jpg" calcext:value-type="string">
            <text:p>cat.511.jpg</text:p>
          </table:table-cell>
          <table:table-cell/>
          <table:table-cell table:formula="of:=[.$B$1]&amp;&quot; &quot;&amp;[.B513]&amp;&quot; &quot;&amp;[.$C$1]&amp;[.B513]" office:value-type="string" office:string-value="mv dog.511.jpg ~/repo/DATA/INPUT/StarterBundle/Animals/dog.511.jpg" calcext:value-type="string">
            <text:p>mv dog.511.jpg ~/repo/DATA/INPUT/StarterBundle/Animals/dog.511.jpg</text:p>
          </table:table-cell>
          <table:table-cell table:formula="of:=[.$B$1]&amp;&quot; &quot;&amp;[.C513]&amp;&quot; &quot;&amp;[.$C$1]&amp;[.C513]" office:value-type="string" office:string-value="mv cat.511.jpg ~/repo/DATA/INPUT/StarterBundle/Animals/cat.511.jpg" calcext:value-type="string">
            <text:p>mv cat.511.jpg ~/repo/DATA/INPUT/StarterBundle/Animals/cat.511.jpg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G$1]&amp;&quot;.&quot;&amp;[.A514]&amp;&quot;.jpg&quot;" office:value-type="string" office:string-value="dog.512.jpg" calcext:value-type="string">
            <text:p>dog.512.jpg</text:p>
          </table:table-cell>
          <table:table-cell table:formula="of:=[.$H$1]&amp;&quot;.&quot;&amp;[.A514]&amp;&quot;.jpg&quot;" office:value-type="string" office:string-value="cat.512.jpg" calcext:value-type="string">
            <text:p>cat.512.jpg</text:p>
          </table:table-cell>
          <table:table-cell/>
          <table:table-cell table:formula="of:=[.$B$1]&amp;&quot; &quot;&amp;[.B514]&amp;&quot; &quot;&amp;[.$C$1]&amp;[.B514]" office:value-type="string" office:string-value="mv dog.512.jpg ~/repo/DATA/INPUT/StarterBundle/Animals/dog.512.jpg" calcext:value-type="string">
            <text:p>mv dog.512.jpg ~/repo/DATA/INPUT/StarterBundle/Animals/dog.512.jpg</text:p>
          </table:table-cell>
          <table:table-cell table:formula="of:=[.$B$1]&amp;&quot; &quot;&amp;[.C514]&amp;&quot; &quot;&amp;[.$C$1]&amp;[.C514]" office:value-type="string" office:string-value="mv cat.512.jpg ~/repo/DATA/INPUT/StarterBundle/Animals/cat.512.jpg" calcext:value-type="string">
            <text:p>mv cat.512.jpg ~/repo/DATA/INPUT/StarterBundle/Animals/cat.512.jpg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G$1]&amp;&quot;.&quot;&amp;[.A515]&amp;&quot;.jpg&quot;" office:value-type="string" office:string-value="dog.513.jpg" calcext:value-type="string">
            <text:p>dog.513.jpg</text:p>
          </table:table-cell>
          <table:table-cell table:formula="of:=[.$H$1]&amp;&quot;.&quot;&amp;[.A515]&amp;&quot;.jpg&quot;" office:value-type="string" office:string-value="cat.513.jpg" calcext:value-type="string">
            <text:p>cat.513.jpg</text:p>
          </table:table-cell>
          <table:table-cell/>
          <table:table-cell table:formula="of:=[.$B$1]&amp;&quot; &quot;&amp;[.B515]&amp;&quot; &quot;&amp;[.$C$1]&amp;[.B515]" office:value-type="string" office:string-value="mv dog.513.jpg ~/repo/DATA/INPUT/StarterBundle/Animals/dog.513.jpg" calcext:value-type="string">
            <text:p>mv dog.513.jpg ~/repo/DATA/INPUT/StarterBundle/Animals/dog.513.jpg</text:p>
          </table:table-cell>
          <table:table-cell table:formula="of:=[.$B$1]&amp;&quot; &quot;&amp;[.C515]&amp;&quot; &quot;&amp;[.$C$1]&amp;[.C515]" office:value-type="string" office:string-value="mv cat.513.jpg ~/repo/DATA/INPUT/StarterBundle/Animals/cat.513.jpg" calcext:value-type="string">
            <text:p>mv cat.513.jpg ~/repo/DATA/INPUT/StarterBundle/Animals/cat.513.jpg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G$1]&amp;&quot;.&quot;&amp;[.A516]&amp;&quot;.jpg&quot;" office:value-type="string" office:string-value="dog.514.jpg" calcext:value-type="string">
            <text:p>dog.514.jpg</text:p>
          </table:table-cell>
          <table:table-cell table:formula="of:=[.$H$1]&amp;&quot;.&quot;&amp;[.A516]&amp;&quot;.jpg&quot;" office:value-type="string" office:string-value="cat.514.jpg" calcext:value-type="string">
            <text:p>cat.514.jpg</text:p>
          </table:table-cell>
          <table:table-cell/>
          <table:table-cell table:formula="of:=[.$B$1]&amp;&quot; &quot;&amp;[.B516]&amp;&quot; &quot;&amp;[.$C$1]&amp;[.B516]" office:value-type="string" office:string-value="mv dog.514.jpg ~/repo/DATA/INPUT/StarterBundle/Animals/dog.514.jpg" calcext:value-type="string">
            <text:p>mv dog.514.jpg ~/repo/DATA/INPUT/StarterBundle/Animals/dog.514.jpg</text:p>
          </table:table-cell>
          <table:table-cell table:formula="of:=[.$B$1]&amp;&quot; &quot;&amp;[.C516]&amp;&quot; &quot;&amp;[.$C$1]&amp;[.C516]" office:value-type="string" office:string-value="mv cat.514.jpg ~/repo/DATA/INPUT/StarterBundle/Animals/cat.514.jpg" calcext:value-type="string">
            <text:p>mv cat.514.jpg ~/repo/DATA/INPUT/StarterBundle/Animals/cat.514.jpg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G$1]&amp;&quot;.&quot;&amp;[.A517]&amp;&quot;.jpg&quot;" office:value-type="string" office:string-value="dog.515.jpg" calcext:value-type="string">
            <text:p>dog.515.jpg</text:p>
          </table:table-cell>
          <table:table-cell table:formula="of:=[.$H$1]&amp;&quot;.&quot;&amp;[.A517]&amp;&quot;.jpg&quot;" office:value-type="string" office:string-value="cat.515.jpg" calcext:value-type="string">
            <text:p>cat.515.jpg</text:p>
          </table:table-cell>
          <table:table-cell/>
          <table:table-cell table:formula="of:=[.$B$1]&amp;&quot; &quot;&amp;[.B517]&amp;&quot; &quot;&amp;[.$C$1]&amp;[.B517]" office:value-type="string" office:string-value="mv dog.515.jpg ~/repo/DATA/INPUT/StarterBundle/Animals/dog.515.jpg" calcext:value-type="string">
            <text:p>mv dog.515.jpg ~/repo/DATA/INPUT/StarterBundle/Animals/dog.515.jpg</text:p>
          </table:table-cell>
          <table:table-cell table:formula="of:=[.$B$1]&amp;&quot; &quot;&amp;[.C517]&amp;&quot; &quot;&amp;[.$C$1]&amp;[.C517]" office:value-type="string" office:string-value="mv cat.515.jpg ~/repo/DATA/INPUT/StarterBundle/Animals/cat.515.jpg" calcext:value-type="string">
            <text:p>mv cat.515.jpg ~/repo/DATA/INPUT/StarterBundle/Animals/cat.515.jpg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G$1]&amp;&quot;.&quot;&amp;[.A518]&amp;&quot;.jpg&quot;" office:value-type="string" office:string-value="dog.516.jpg" calcext:value-type="string">
            <text:p>dog.516.jpg</text:p>
          </table:table-cell>
          <table:table-cell table:formula="of:=[.$H$1]&amp;&quot;.&quot;&amp;[.A518]&amp;&quot;.jpg&quot;" office:value-type="string" office:string-value="cat.516.jpg" calcext:value-type="string">
            <text:p>cat.516.jpg</text:p>
          </table:table-cell>
          <table:table-cell/>
          <table:table-cell table:formula="of:=[.$B$1]&amp;&quot; &quot;&amp;[.B518]&amp;&quot; &quot;&amp;[.$C$1]&amp;[.B518]" office:value-type="string" office:string-value="mv dog.516.jpg ~/repo/DATA/INPUT/StarterBundle/Animals/dog.516.jpg" calcext:value-type="string">
            <text:p>mv dog.516.jpg ~/repo/DATA/INPUT/StarterBundle/Animals/dog.516.jpg</text:p>
          </table:table-cell>
          <table:table-cell table:formula="of:=[.$B$1]&amp;&quot; &quot;&amp;[.C518]&amp;&quot; &quot;&amp;[.$C$1]&amp;[.C518]" office:value-type="string" office:string-value="mv cat.516.jpg ~/repo/DATA/INPUT/StarterBundle/Animals/cat.516.jpg" calcext:value-type="string">
            <text:p>mv cat.516.jpg ~/repo/DATA/INPUT/StarterBundle/Animals/cat.516.jpg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G$1]&amp;&quot;.&quot;&amp;[.A519]&amp;&quot;.jpg&quot;" office:value-type="string" office:string-value="dog.517.jpg" calcext:value-type="string">
            <text:p>dog.517.jpg</text:p>
          </table:table-cell>
          <table:table-cell table:formula="of:=[.$H$1]&amp;&quot;.&quot;&amp;[.A519]&amp;&quot;.jpg&quot;" office:value-type="string" office:string-value="cat.517.jpg" calcext:value-type="string">
            <text:p>cat.517.jpg</text:p>
          </table:table-cell>
          <table:table-cell/>
          <table:table-cell table:formula="of:=[.$B$1]&amp;&quot; &quot;&amp;[.B519]&amp;&quot; &quot;&amp;[.$C$1]&amp;[.B519]" office:value-type="string" office:string-value="mv dog.517.jpg ~/repo/DATA/INPUT/StarterBundle/Animals/dog.517.jpg" calcext:value-type="string">
            <text:p>mv dog.517.jpg ~/repo/DATA/INPUT/StarterBundle/Animals/dog.517.jpg</text:p>
          </table:table-cell>
          <table:table-cell table:formula="of:=[.$B$1]&amp;&quot; &quot;&amp;[.C519]&amp;&quot; &quot;&amp;[.$C$1]&amp;[.C519]" office:value-type="string" office:string-value="mv cat.517.jpg ~/repo/DATA/INPUT/StarterBundle/Animals/cat.517.jpg" calcext:value-type="string">
            <text:p>mv cat.517.jpg ~/repo/DATA/INPUT/StarterBundle/Animals/cat.517.jpg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G$1]&amp;&quot;.&quot;&amp;[.A520]&amp;&quot;.jpg&quot;" office:value-type="string" office:string-value="dog.518.jpg" calcext:value-type="string">
            <text:p>dog.518.jpg</text:p>
          </table:table-cell>
          <table:table-cell table:formula="of:=[.$H$1]&amp;&quot;.&quot;&amp;[.A520]&amp;&quot;.jpg&quot;" office:value-type="string" office:string-value="cat.518.jpg" calcext:value-type="string">
            <text:p>cat.518.jpg</text:p>
          </table:table-cell>
          <table:table-cell/>
          <table:table-cell table:formula="of:=[.$B$1]&amp;&quot; &quot;&amp;[.B520]&amp;&quot; &quot;&amp;[.$C$1]&amp;[.B520]" office:value-type="string" office:string-value="mv dog.518.jpg ~/repo/DATA/INPUT/StarterBundle/Animals/dog.518.jpg" calcext:value-type="string">
            <text:p>mv dog.518.jpg ~/repo/DATA/INPUT/StarterBundle/Animals/dog.518.jpg</text:p>
          </table:table-cell>
          <table:table-cell table:formula="of:=[.$B$1]&amp;&quot; &quot;&amp;[.C520]&amp;&quot; &quot;&amp;[.$C$1]&amp;[.C520]" office:value-type="string" office:string-value="mv cat.518.jpg ~/repo/DATA/INPUT/StarterBundle/Animals/cat.518.jpg" calcext:value-type="string">
            <text:p>mv cat.518.jpg ~/repo/DATA/INPUT/StarterBundle/Animals/cat.518.jpg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G$1]&amp;&quot;.&quot;&amp;[.A521]&amp;&quot;.jpg&quot;" office:value-type="string" office:string-value="dog.519.jpg" calcext:value-type="string">
            <text:p>dog.519.jpg</text:p>
          </table:table-cell>
          <table:table-cell table:formula="of:=[.$H$1]&amp;&quot;.&quot;&amp;[.A521]&amp;&quot;.jpg&quot;" office:value-type="string" office:string-value="cat.519.jpg" calcext:value-type="string">
            <text:p>cat.519.jpg</text:p>
          </table:table-cell>
          <table:table-cell/>
          <table:table-cell table:formula="of:=[.$B$1]&amp;&quot; &quot;&amp;[.B521]&amp;&quot; &quot;&amp;[.$C$1]&amp;[.B521]" office:value-type="string" office:string-value="mv dog.519.jpg ~/repo/DATA/INPUT/StarterBundle/Animals/dog.519.jpg" calcext:value-type="string">
            <text:p>mv dog.519.jpg ~/repo/DATA/INPUT/StarterBundle/Animals/dog.519.jpg</text:p>
          </table:table-cell>
          <table:table-cell table:formula="of:=[.$B$1]&amp;&quot; &quot;&amp;[.C521]&amp;&quot; &quot;&amp;[.$C$1]&amp;[.C521]" office:value-type="string" office:string-value="mv cat.519.jpg ~/repo/DATA/INPUT/StarterBundle/Animals/cat.519.jpg" calcext:value-type="string">
            <text:p>mv cat.519.jpg ~/repo/DATA/INPUT/StarterBundle/Animals/cat.519.jpg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G$1]&amp;&quot;.&quot;&amp;[.A522]&amp;&quot;.jpg&quot;" office:value-type="string" office:string-value="dog.520.jpg" calcext:value-type="string">
            <text:p>dog.520.jpg</text:p>
          </table:table-cell>
          <table:table-cell table:formula="of:=[.$H$1]&amp;&quot;.&quot;&amp;[.A522]&amp;&quot;.jpg&quot;" office:value-type="string" office:string-value="cat.520.jpg" calcext:value-type="string">
            <text:p>cat.520.jpg</text:p>
          </table:table-cell>
          <table:table-cell/>
          <table:table-cell table:formula="of:=[.$B$1]&amp;&quot; &quot;&amp;[.B522]&amp;&quot; &quot;&amp;[.$C$1]&amp;[.B522]" office:value-type="string" office:string-value="mv dog.520.jpg ~/repo/DATA/INPUT/StarterBundle/Animals/dog.520.jpg" calcext:value-type="string">
            <text:p>mv dog.520.jpg ~/repo/DATA/INPUT/StarterBundle/Animals/dog.520.jpg</text:p>
          </table:table-cell>
          <table:table-cell table:formula="of:=[.$B$1]&amp;&quot; &quot;&amp;[.C522]&amp;&quot; &quot;&amp;[.$C$1]&amp;[.C522]" office:value-type="string" office:string-value="mv cat.520.jpg ~/repo/DATA/INPUT/StarterBundle/Animals/cat.520.jpg" calcext:value-type="string">
            <text:p>mv cat.520.jpg ~/repo/DATA/INPUT/StarterBundle/Animals/cat.520.jpg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G$1]&amp;&quot;.&quot;&amp;[.A523]&amp;&quot;.jpg&quot;" office:value-type="string" office:string-value="dog.521.jpg" calcext:value-type="string">
            <text:p>dog.521.jpg</text:p>
          </table:table-cell>
          <table:table-cell table:formula="of:=[.$H$1]&amp;&quot;.&quot;&amp;[.A523]&amp;&quot;.jpg&quot;" office:value-type="string" office:string-value="cat.521.jpg" calcext:value-type="string">
            <text:p>cat.521.jpg</text:p>
          </table:table-cell>
          <table:table-cell/>
          <table:table-cell table:formula="of:=[.$B$1]&amp;&quot; &quot;&amp;[.B523]&amp;&quot; &quot;&amp;[.$C$1]&amp;[.B523]" office:value-type="string" office:string-value="mv dog.521.jpg ~/repo/DATA/INPUT/StarterBundle/Animals/dog.521.jpg" calcext:value-type="string">
            <text:p>mv dog.521.jpg ~/repo/DATA/INPUT/StarterBundle/Animals/dog.521.jpg</text:p>
          </table:table-cell>
          <table:table-cell table:formula="of:=[.$B$1]&amp;&quot; &quot;&amp;[.C523]&amp;&quot; &quot;&amp;[.$C$1]&amp;[.C523]" office:value-type="string" office:string-value="mv cat.521.jpg ~/repo/DATA/INPUT/StarterBundle/Animals/cat.521.jpg" calcext:value-type="string">
            <text:p>mv cat.521.jpg ~/repo/DATA/INPUT/StarterBundle/Animals/cat.521.jpg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G$1]&amp;&quot;.&quot;&amp;[.A524]&amp;&quot;.jpg&quot;" office:value-type="string" office:string-value="dog.522.jpg" calcext:value-type="string">
            <text:p>dog.522.jpg</text:p>
          </table:table-cell>
          <table:table-cell table:formula="of:=[.$H$1]&amp;&quot;.&quot;&amp;[.A524]&amp;&quot;.jpg&quot;" office:value-type="string" office:string-value="cat.522.jpg" calcext:value-type="string">
            <text:p>cat.522.jpg</text:p>
          </table:table-cell>
          <table:table-cell/>
          <table:table-cell table:formula="of:=[.$B$1]&amp;&quot; &quot;&amp;[.B524]&amp;&quot; &quot;&amp;[.$C$1]&amp;[.B524]" office:value-type="string" office:string-value="mv dog.522.jpg ~/repo/DATA/INPUT/StarterBundle/Animals/dog.522.jpg" calcext:value-type="string">
            <text:p>mv dog.522.jpg ~/repo/DATA/INPUT/StarterBundle/Animals/dog.522.jpg</text:p>
          </table:table-cell>
          <table:table-cell table:formula="of:=[.$B$1]&amp;&quot; &quot;&amp;[.C524]&amp;&quot; &quot;&amp;[.$C$1]&amp;[.C524]" office:value-type="string" office:string-value="mv cat.522.jpg ~/repo/DATA/INPUT/StarterBundle/Animals/cat.522.jpg" calcext:value-type="string">
            <text:p>mv cat.522.jpg ~/repo/DATA/INPUT/StarterBundle/Animals/cat.522.jpg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G$1]&amp;&quot;.&quot;&amp;[.A525]&amp;&quot;.jpg&quot;" office:value-type="string" office:string-value="dog.523.jpg" calcext:value-type="string">
            <text:p>dog.523.jpg</text:p>
          </table:table-cell>
          <table:table-cell table:formula="of:=[.$H$1]&amp;&quot;.&quot;&amp;[.A525]&amp;&quot;.jpg&quot;" office:value-type="string" office:string-value="cat.523.jpg" calcext:value-type="string">
            <text:p>cat.523.jpg</text:p>
          </table:table-cell>
          <table:table-cell/>
          <table:table-cell table:formula="of:=[.$B$1]&amp;&quot; &quot;&amp;[.B525]&amp;&quot; &quot;&amp;[.$C$1]&amp;[.B525]" office:value-type="string" office:string-value="mv dog.523.jpg ~/repo/DATA/INPUT/StarterBundle/Animals/dog.523.jpg" calcext:value-type="string">
            <text:p>mv dog.523.jpg ~/repo/DATA/INPUT/StarterBundle/Animals/dog.523.jpg</text:p>
          </table:table-cell>
          <table:table-cell table:formula="of:=[.$B$1]&amp;&quot; &quot;&amp;[.C525]&amp;&quot; &quot;&amp;[.$C$1]&amp;[.C525]" office:value-type="string" office:string-value="mv cat.523.jpg ~/repo/DATA/INPUT/StarterBundle/Animals/cat.523.jpg" calcext:value-type="string">
            <text:p>mv cat.523.jpg ~/repo/DATA/INPUT/StarterBundle/Animals/cat.523.jpg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G$1]&amp;&quot;.&quot;&amp;[.A526]&amp;&quot;.jpg&quot;" office:value-type="string" office:string-value="dog.524.jpg" calcext:value-type="string">
            <text:p>dog.524.jpg</text:p>
          </table:table-cell>
          <table:table-cell table:formula="of:=[.$H$1]&amp;&quot;.&quot;&amp;[.A526]&amp;&quot;.jpg&quot;" office:value-type="string" office:string-value="cat.524.jpg" calcext:value-type="string">
            <text:p>cat.524.jpg</text:p>
          </table:table-cell>
          <table:table-cell/>
          <table:table-cell table:formula="of:=[.$B$1]&amp;&quot; &quot;&amp;[.B526]&amp;&quot; &quot;&amp;[.$C$1]&amp;[.B526]" office:value-type="string" office:string-value="mv dog.524.jpg ~/repo/DATA/INPUT/StarterBundle/Animals/dog.524.jpg" calcext:value-type="string">
            <text:p>mv dog.524.jpg ~/repo/DATA/INPUT/StarterBundle/Animals/dog.524.jpg</text:p>
          </table:table-cell>
          <table:table-cell table:formula="of:=[.$B$1]&amp;&quot; &quot;&amp;[.C526]&amp;&quot; &quot;&amp;[.$C$1]&amp;[.C526]" office:value-type="string" office:string-value="mv cat.524.jpg ~/repo/DATA/INPUT/StarterBundle/Animals/cat.524.jpg" calcext:value-type="string">
            <text:p>mv cat.524.jpg ~/repo/DATA/INPUT/StarterBundle/Animals/cat.524.jpg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G$1]&amp;&quot;.&quot;&amp;[.A527]&amp;&quot;.jpg&quot;" office:value-type="string" office:string-value="dog.525.jpg" calcext:value-type="string">
            <text:p>dog.525.jpg</text:p>
          </table:table-cell>
          <table:table-cell table:formula="of:=[.$H$1]&amp;&quot;.&quot;&amp;[.A527]&amp;&quot;.jpg&quot;" office:value-type="string" office:string-value="cat.525.jpg" calcext:value-type="string">
            <text:p>cat.525.jpg</text:p>
          </table:table-cell>
          <table:table-cell/>
          <table:table-cell table:formula="of:=[.$B$1]&amp;&quot; &quot;&amp;[.B527]&amp;&quot; &quot;&amp;[.$C$1]&amp;[.B527]" office:value-type="string" office:string-value="mv dog.525.jpg ~/repo/DATA/INPUT/StarterBundle/Animals/dog.525.jpg" calcext:value-type="string">
            <text:p>mv dog.525.jpg ~/repo/DATA/INPUT/StarterBundle/Animals/dog.525.jpg</text:p>
          </table:table-cell>
          <table:table-cell table:formula="of:=[.$B$1]&amp;&quot; &quot;&amp;[.C527]&amp;&quot; &quot;&amp;[.$C$1]&amp;[.C527]" office:value-type="string" office:string-value="mv cat.525.jpg ~/repo/DATA/INPUT/StarterBundle/Animals/cat.525.jpg" calcext:value-type="string">
            <text:p>mv cat.525.jpg ~/repo/DATA/INPUT/StarterBundle/Animals/cat.525.jpg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G$1]&amp;&quot;.&quot;&amp;[.A528]&amp;&quot;.jpg&quot;" office:value-type="string" office:string-value="dog.526.jpg" calcext:value-type="string">
            <text:p>dog.526.jpg</text:p>
          </table:table-cell>
          <table:table-cell table:formula="of:=[.$H$1]&amp;&quot;.&quot;&amp;[.A528]&amp;&quot;.jpg&quot;" office:value-type="string" office:string-value="cat.526.jpg" calcext:value-type="string">
            <text:p>cat.526.jpg</text:p>
          </table:table-cell>
          <table:table-cell/>
          <table:table-cell table:formula="of:=[.$B$1]&amp;&quot; &quot;&amp;[.B528]&amp;&quot; &quot;&amp;[.$C$1]&amp;[.B528]" office:value-type="string" office:string-value="mv dog.526.jpg ~/repo/DATA/INPUT/StarterBundle/Animals/dog.526.jpg" calcext:value-type="string">
            <text:p>mv dog.526.jpg ~/repo/DATA/INPUT/StarterBundle/Animals/dog.526.jpg</text:p>
          </table:table-cell>
          <table:table-cell table:formula="of:=[.$B$1]&amp;&quot; &quot;&amp;[.C528]&amp;&quot; &quot;&amp;[.$C$1]&amp;[.C528]" office:value-type="string" office:string-value="mv cat.526.jpg ~/repo/DATA/INPUT/StarterBundle/Animals/cat.526.jpg" calcext:value-type="string">
            <text:p>mv cat.526.jpg ~/repo/DATA/INPUT/StarterBundle/Animals/cat.526.jpg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G$1]&amp;&quot;.&quot;&amp;[.A529]&amp;&quot;.jpg&quot;" office:value-type="string" office:string-value="dog.527.jpg" calcext:value-type="string">
            <text:p>dog.527.jpg</text:p>
          </table:table-cell>
          <table:table-cell table:formula="of:=[.$H$1]&amp;&quot;.&quot;&amp;[.A529]&amp;&quot;.jpg&quot;" office:value-type="string" office:string-value="cat.527.jpg" calcext:value-type="string">
            <text:p>cat.527.jpg</text:p>
          </table:table-cell>
          <table:table-cell/>
          <table:table-cell table:formula="of:=[.$B$1]&amp;&quot; &quot;&amp;[.B529]&amp;&quot; &quot;&amp;[.$C$1]&amp;[.B529]" office:value-type="string" office:string-value="mv dog.527.jpg ~/repo/DATA/INPUT/StarterBundle/Animals/dog.527.jpg" calcext:value-type="string">
            <text:p>mv dog.527.jpg ~/repo/DATA/INPUT/StarterBundle/Animals/dog.527.jpg</text:p>
          </table:table-cell>
          <table:table-cell table:formula="of:=[.$B$1]&amp;&quot; &quot;&amp;[.C529]&amp;&quot; &quot;&amp;[.$C$1]&amp;[.C529]" office:value-type="string" office:string-value="mv cat.527.jpg ~/repo/DATA/INPUT/StarterBundle/Animals/cat.527.jpg" calcext:value-type="string">
            <text:p>mv cat.527.jpg ~/repo/DATA/INPUT/StarterBundle/Animals/cat.527.jpg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G$1]&amp;&quot;.&quot;&amp;[.A530]&amp;&quot;.jpg&quot;" office:value-type="string" office:string-value="dog.528.jpg" calcext:value-type="string">
            <text:p>dog.528.jpg</text:p>
          </table:table-cell>
          <table:table-cell table:formula="of:=[.$H$1]&amp;&quot;.&quot;&amp;[.A530]&amp;&quot;.jpg&quot;" office:value-type="string" office:string-value="cat.528.jpg" calcext:value-type="string">
            <text:p>cat.528.jpg</text:p>
          </table:table-cell>
          <table:table-cell/>
          <table:table-cell table:formula="of:=[.$B$1]&amp;&quot; &quot;&amp;[.B530]&amp;&quot; &quot;&amp;[.$C$1]&amp;[.B530]" office:value-type="string" office:string-value="mv dog.528.jpg ~/repo/DATA/INPUT/StarterBundle/Animals/dog.528.jpg" calcext:value-type="string">
            <text:p>mv dog.528.jpg ~/repo/DATA/INPUT/StarterBundle/Animals/dog.528.jpg</text:p>
          </table:table-cell>
          <table:table-cell table:formula="of:=[.$B$1]&amp;&quot; &quot;&amp;[.C530]&amp;&quot; &quot;&amp;[.$C$1]&amp;[.C530]" office:value-type="string" office:string-value="mv cat.528.jpg ~/repo/DATA/INPUT/StarterBundle/Animals/cat.528.jpg" calcext:value-type="string">
            <text:p>mv cat.528.jpg ~/repo/DATA/INPUT/StarterBundle/Animals/cat.528.jpg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G$1]&amp;&quot;.&quot;&amp;[.A531]&amp;&quot;.jpg&quot;" office:value-type="string" office:string-value="dog.529.jpg" calcext:value-type="string">
            <text:p>dog.529.jpg</text:p>
          </table:table-cell>
          <table:table-cell table:formula="of:=[.$H$1]&amp;&quot;.&quot;&amp;[.A531]&amp;&quot;.jpg&quot;" office:value-type="string" office:string-value="cat.529.jpg" calcext:value-type="string">
            <text:p>cat.529.jpg</text:p>
          </table:table-cell>
          <table:table-cell/>
          <table:table-cell table:formula="of:=[.$B$1]&amp;&quot; &quot;&amp;[.B531]&amp;&quot; &quot;&amp;[.$C$1]&amp;[.B531]" office:value-type="string" office:string-value="mv dog.529.jpg ~/repo/DATA/INPUT/StarterBundle/Animals/dog.529.jpg" calcext:value-type="string">
            <text:p>mv dog.529.jpg ~/repo/DATA/INPUT/StarterBundle/Animals/dog.529.jpg</text:p>
          </table:table-cell>
          <table:table-cell table:formula="of:=[.$B$1]&amp;&quot; &quot;&amp;[.C531]&amp;&quot; &quot;&amp;[.$C$1]&amp;[.C531]" office:value-type="string" office:string-value="mv cat.529.jpg ~/repo/DATA/INPUT/StarterBundle/Animals/cat.529.jpg" calcext:value-type="string">
            <text:p>mv cat.529.jpg ~/repo/DATA/INPUT/StarterBundle/Animals/cat.529.jpg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G$1]&amp;&quot;.&quot;&amp;[.A532]&amp;&quot;.jpg&quot;" office:value-type="string" office:string-value="dog.530.jpg" calcext:value-type="string">
            <text:p>dog.530.jpg</text:p>
          </table:table-cell>
          <table:table-cell table:formula="of:=[.$H$1]&amp;&quot;.&quot;&amp;[.A532]&amp;&quot;.jpg&quot;" office:value-type="string" office:string-value="cat.530.jpg" calcext:value-type="string">
            <text:p>cat.530.jpg</text:p>
          </table:table-cell>
          <table:table-cell/>
          <table:table-cell table:formula="of:=[.$B$1]&amp;&quot; &quot;&amp;[.B532]&amp;&quot; &quot;&amp;[.$C$1]&amp;[.B532]" office:value-type="string" office:string-value="mv dog.530.jpg ~/repo/DATA/INPUT/StarterBundle/Animals/dog.530.jpg" calcext:value-type="string">
            <text:p>mv dog.530.jpg ~/repo/DATA/INPUT/StarterBundle/Animals/dog.530.jpg</text:p>
          </table:table-cell>
          <table:table-cell table:formula="of:=[.$B$1]&amp;&quot; &quot;&amp;[.C532]&amp;&quot; &quot;&amp;[.$C$1]&amp;[.C532]" office:value-type="string" office:string-value="mv cat.530.jpg ~/repo/DATA/INPUT/StarterBundle/Animals/cat.530.jpg" calcext:value-type="string">
            <text:p>mv cat.530.jpg ~/repo/DATA/INPUT/StarterBundle/Animals/cat.530.jpg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G$1]&amp;&quot;.&quot;&amp;[.A533]&amp;&quot;.jpg&quot;" office:value-type="string" office:string-value="dog.531.jpg" calcext:value-type="string">
            <text:p>dog.531.jpg</text:p>
          </table:table-cell>
          <table:table-cell table:formula="of:=[.$H$1]&amp;&quot;.&quot;&amp;[.A533]&amp;&quot;.jpg&quot;" office:value-type="string" office:string-value="cat.531.jpg" calcext:value-type="string">
            <text:p>cat.531.jpg</text:p>
          </table:table-cell>
          <table:table-cell/>
          <table:table-cell table:formula="of:=[.$B$1]&amp;&quot; &quot;&amp;[.B533]&amp;&quot; &quot;&amp;[.$C$1]&amp;[.B533]" office:value-type="string" office:string-value="mv dog.531.jpg ~/repo/DATA/INPUT/StarterBundle/Animals/dog.531.jpg" calcext:value-type="string">
            <text:p>mv dog.531.jpg ~/repo/DATA/INPUT/StarterBundle/Animals/dog.531.jpg</text:p>
          </table:table-cell>
          <table:table-cell table:formula="of:=[.$B$1]&amp;&quot; &quot;&amp;[.C533]&amp;&quot; &quot;&amp;[.$C$1]&amp;[.C533]" office:value-type="string" office:string-value="mv cat.531.jpg ~/repo/DATA/INPUT/StarterBundle/Animals/cat.531.jpg" calcext:value-type="string">
            <text:p>mv cat.531.jpg ~/repo/DATA/INPUT/StarterBundle/Animals/cat.531.jpg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G$1]&amp;&quot;.&quot;&amp;[.A534]&amp;&quot;.jpg&quot;" office:value-type="string" office:string-value="dog.532.jpg" calcext:value-type="string">
            <text:p>dog.532.jpg</text:p>
          </table:table-cell>
          <table:table-cell table:formula="of:=[.$H$1]&amp;&quot;.&quot;&amp;[.A534]&amp;&quot;.jpg&quot;" office:value-type="string" office:string-value="cat.532.jpg" calcext:value-type="string">
            <text:p>cat.532.jpg</text:p>
          </table:table-cell>
          <table:table-cell/>
          <table:table-cell table:formula="of:=[.$B$1]&amp;&quot; &quot;&amp;[.B534]&amp;&quot; &quot;&amp;[.$C$1]&amp;[.B534]" office:value-type="string" office:string-value="mv dog.532.jpg ~/repo/DATA/INPUT/StarterBundle/Animals/dog.532.jpg" calcext:value-type="string">
            <text:p>mv dog.532.jpg ~/repo/DATA/INPUT/StarterBundle/Animals/dog.532.jpg</text:p>
          </table:table-cell>
          <table:table-cell table:formula="of:=[.$B$1]&amp;&quot; &quot;&amp;[.C534]&amp;&quot; &quot;&amp;[.$C$1]&amp;[.C534]" office:value-type="string" office:string-value="mv cat.532.jpg ~/repo/DATA/INPUT/StarterBundle/Animals/cat.532.jpg" calcext:value-type="string">
            <text:p>mv cat.532.jpg ~/repo/DATA/INPUT/StarterBundle/Animals/cat.532.jpg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G$1]&amp;&quot;.&quot;&amp;[.A535]&amp;&quot;.jpg&quot;" office:value-type="string" office:string-value="dog.533.jpg" calcext:value-type="string">
            <text:p>dog.533.jpg</text:p>
          </table:table-cell>
          <table:table-cell table:formula="of:=[.$H$1]&amp;&quot;.&quot;&amp;[.A535]&amp;&quot;.jpg&quot;" office:value-type="string" office:string-value="cat.533.jpg" calcext:value-type="string">
            <text:p>cat.533.jpg</text:p>
          </table:table-cell>
          <table:table-cell/>
          <table:table-cell table:formula="of:=[.$B$1]&amp;&quot; &quot;&amp;[.B535]&amp;&quot; &quot;&amp;[.$C$1]&amp;[.B535]" office:value-type="string" office:string-value="mv dog.533.jpg ~/repo/DATA/INPUT/StarterBundle/Animals/dog.533.jpg" calcext:value-type="string">
            <text:p>mv dog.533.jpg ~/repo/DATA/INPUT/StarterBundle/Animals/dog.533.jpg</text:p>
          </table:table-cell>
          <table:table-cell table:formula="of:=[.$B$1]&amp;&quot; &quot;&amp;[.C535]&amp;&quot; &quot;&amp;[.$C$1]&amp;[.C535]" office:value-type="string" office:string-value="mv cat.533.jpg ~/repo/DATA/INPUT/StarterBundle/Animals/cat.533.jpg" calcext:value-type="string">
            <text:p>mv cat.533.jpg ~/repo/DATA/INPUT/StarterBundle/Animals/cat.533.jpg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G$1]&amp;&quot;.&quot;&amp;[.A536]&amp;&quot;.jpg&quot;" office:value-type="string" office:string-value="dog.534.jpg" calcext:value-type="string">
            <text:p>dog.534.jpg</text:p>
          </table:table-cell>
          <table:table-cell table:formula="of:=[.$H$1]&amp;&quot;.&quot;&amp;[.A536]&amp;&quot;.jpg&quot;" office:value-type="string" office:string-value="cat.534.jpg" calcext:value-type="string">
            <text:p>cat.534.jpg</text:p>
          </table:table-cell>
          <table:table-cell/>
          <table:table-cell table:formula="of:=[.$B$1]&amp;&quot; &quot;&amp;[.B536]&amp;&quot; &quot;&amp;[.$C$1]&amp;[.B536]" office:value-type="string" office:string-value="mv dog.534.jpg ~/repo/DATA/INPUT/StarterBundle/Animals/dog.534.jpg" calcext:value-type="string">
            <text:p>mv dog.534.jpg ~/repo/DATA/INPUT/StarterBundle/Animals/dog.534.jpg</text:p>
          </table:table-cell>
          <table:table-cell table:formula="of:=[.$B$1]&amp;&quot; &quot;&amp;[.C536]&amp;&quot; &quot;&amp;[.$C$1]&amp;[.C536]" office:value-type="string" office:string-value="mv cat.534.jpg ~/repo/DATA/INPUT/StarterBundle/Animals/cat.534.jpg" calcext:value-type="string">
            <text:p>mv cat.534.jpg ~/repo/DATA/INPUT/StarterBundle/Animals/cat.534.jpg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G$1]&amp;&quot;.&quot;&amp;[.A537]&amp;&quot;.jpg&quot;" office:value-type="string" office:string-value="dog.535.jpg" calcext:value-type="string">
            <text:p>dog.535.jpg</text:p>
          </table:table-cell>
          <table:table-cell table:formula="of:=[.$H$1]&amp;&quot;.&quot;&amp;[.A537]&amp;&quot;.jpg&quot;" office:value-type="string" office:string-value="cat.535.jpg" calcext:value-type="string">
            <text:p>cat.535.jpg</text:p>
          </table:table-cell>
          <table:table-cell/>
          <table:table-cell table:formula="of:=[.$B$1]&amp;&quot; &quot;&amp;[.B537]&amp;&quot; &quot;&amp;[.$C$1]&amp;[.B537]" office:value-type="string" office:string-value="mv dog.535.jpg ~/repo/DATA/INPUT/StarterBundle/Animals/dog.535.jpg" calcext:value-type="string">
            <text:p>mv dog.535.jpg ~/repo/DATA/INPUT/StarterBundle/Animals/dog.535.jpg</text:p>
          </table:table-cell>
          <table:table-cell table:formula="of:=[.$B$1]&amp;&quot; &quot;&amp;[.C537]&amp;&quot; &quot;&amp;[.$C$1]&amp;[.C537]" office:value-type="string" office:string-value="mv cat.535.jpg ~/repo/DATA/INPUT/StarterBundle/Animals/cat.535.jpg" calcext:value-type="string">
            <text:p>mv cat.535.jpg ~/repo/DATA/INPUT/StarterBundle/Animals/cat.535.jpg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G$1]&amp;&quot;.&quot;&amp;[.A538]&amp;&quot;.jpg&quot;" office:value-type="string" office:string-value="dog.536.jpg" calcext:value-type="string">
            <text:p>dog.536.jpg</text:p>
          </table:table-cell>
          <table:table-cell table:formula="of:=[.$H$1]&amp;&quot;.&quot;&amp;[.A538]&amp;&quot;.jpg&quot;" office:value-type="string" office:string-value="cat.536.jpg" calcext:value-type="string">
            <text:p>cat.536.jpg</text:p>
          </table:table-cell>
          <table:table-cell/>
          <table:table-cell table:formula="of:=[.$B$1]&amp;&quot; &quot;&amp;[.B538]&amp;&quot; &quot;&amp;[.$C$1]&amp;[.B538]" office:value-type="string" office:string-value="mv dog.536.jpg ~/repo/DATA/INPUT/StarterBundle/Animals/dog.536.jpg" calcext:value-type="string">
            <text:p>mv dog.536.jpg ~/repo/DATA/INPUT/StarterBundle/Animals/dog.536.jpg</text:p>
          </table:table-cell>
          <table:table-cell table:formula="of:=[.$B$1]&amp;&quot; &quot;&amp;[.C538]&amp;&quot; &quot;&amp;[.$C$1]&amp;[.C538]" office:value-type="string" office:string-value="mv cat.536.jpg ~/repo/DATA/INPUT/StarterBundle/Animals/cat.536.jpg" calcext:value-type="string">
            <text:p>mv cat.536.jpg ~/repo/DATA/INPUT/StarterBundle/Animals/cat.536.jpg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G$1]&amp;&quot;.&quot;&amp;[.A539]&amp;&quot;.jpg&quot;" office:value-type="string" office:string-value="dog.537.jpg" calcext:value-type="string">
            <text:p>dog.537.jpg</text:p>
          </table:table-cell>
          <table:table-cell table:formula="of:=[.$H$1]&amp;&quot;.&quot;&amp;[.A539]&amp;&quot;.jpg&quot;" office:value-type="string" office:string-value="cat.537.jpg" calcext:value-type="string">
            <text:p>cat.537.jpg</text:p>
          </table:table-cell>
          <table:table-cell/>
          <table:table-cell table:formula="of:=[.$B$1]&amp;&quot; &quot;&amp;[.B539]&amp;&quot; &quot;&amp;[.$C$1]&amp;[.B539]" office:value-type="string" office:string-value="mv dog.537.jpg ~/repo/DATA/INPUT/StarterBundle/Animals/dog.537.jpg" calcext:value-type="string">
            <text:p>mv dog.537.jpg ~/repo/DATA/INPUT/StarterBundle/Animals/dog.537.jpg</text:p>
          </table:table-cell>
          <table:table-cell table:formula="of:=[.$B$1]&amp;&quot; &quot;&amp;[.C539]&amp;&quot; &quot;&amp;[.$C$1]&amp;[.C539]" office:value-type="string" office:string-value="mv cat.537.jpg ~/repo/DATA/INPUT/StarterBundle/Animals/cat.537.jpg" calcext:value-type="string">
            <text:p>mv cat.537.jpg ~/repo/DATA/INPUT/StarterBundle/Animals/cat.537.jpg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G$1]&amp;&quot;.&quot;&amp;[.A540]&amp;&quot;.jpg&quot;" office:value-type="string" office:string-value="dog.538.jpg" calcext:value-type="string">
            <text:p>dog.538.jpg</text:p>
          </table:table-cell>
          <table:table-cell table:formula="of:=[.$H$1]&amp;&quot;.&quot;&amp;[.A540]&amp;&quot;.jpg&quot;" office:value-type="string" office:string-value="cat.538.jpg" calcext:value-type="string">
            <text:p>cat.538.jpg</text:p>
          </table:table-cell>
          <table:table-cell/>
          <table:table-cell table:formula="of:=[.$B$1]&amp;&quot; &quot;&amp;[.B540]&amp;&quot; &quot;&amp;[.$C$1]&amp;[.B540]" office:value-type="string" office:string-value="mv dog.538.jpg ~/repo/DATA/INPUT/StarterBundle/Animals/dog.538.jpg" calcext:value-type="string">
            <text:p>mv dog.538.jpg ~/repo/DATA/INPUT/StarterBundle/Animals/dog.538.jpg</text:p>
          </table:table-cell>
          <table:table-cell table:formula="of:=[.$B$1]&amp;&quot; &quot;&amp;[.C540]&amp;&quot; &quot;&amp;[.$C$1]&amp;[.C540]" office:value-type="string" office:string-value="mv cat.538.jpg ~/repo/DATA/INPUT/StarterBundle/Animals/cat.538.jpg" calcext:value-type="string">
            <text:p>mv cat.538.jpg ~/repo/DATA/INPUT/StarterBundle/Animals/cat.538.jpg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G$1]&amp;&quot;.&quot;&amp;[.A541]&amp;&quot;.jpg&quot;" office:value-type="string" office:string-value="dog.539.jpg" calcext:value-type="string">
            <text:p>dog.539.jpg</text:p>
          </table:table-cell>
          <table:table-cell table:formula="of:=[.$H$1]&amp;&quot;.&quot;&amp;[.A541]&amp;&quot;.jpg&quot;" office:value-type="string" office:string-value="cat.539.jpg" calcext:value-type="string">
            <text:p>cat.539.jpg</text:p>
          </table:table-cell>
          <table:table-cell/>
          <table:table-cell table:formula="of:=[.$B$1]&amp;&quot; &quot;&amp;[.B541]&amp;&quot; &quot;&amp;[.$C$1]&amp;[.B541]" office:value-type="string" office:string-value="mv dog.539.jpg ~/repo/DATA/INPUT/StarterBundle/Animals/dog.539.jpg" calcext:value-type="string">
            <text:p>mv dog.539.jpg ~/repo/DATA/INPUT/StarterBundle/Animals/dog.539.jpg</text:p>
          </table:table-cell>
          <table:table-cell table:formula="of:=[.$B$1]&amp;&quot; &quot;&amp;[.C541]&amp;&quot; &quot;&amp;[.$C$1]&amp;[.C541]" office:value-type="string" office:string-value="mv cat.539.jpg ~/repo/DATA/INPUT/StarterBundle/Animals/cat.539.jpg" calcext:value-type="string">
            <text:p>mv cat.539.jpg ~/repo/DATA/INPUT/StarterBundle/Animals/cat.539.jpg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G$1]&amp;&quot;.&quot;&amp;[.A542]&amp;&quot;.jpg&quot;" office:value-type="string" office:string-value="dog.540.jpg" calcext:value-type="string">
            <text:p>dog.540.jpg</text:p>
          </table:table-cell>
          <table:table-cell table:formula="of:=[.$H$1]&amp;&quot;.&quot;&amp;[.A542]&amp;&quot;.jpg&quot;" office:value-type="string" office:string-value="cat.540.jpg" calcext:value-type="string">
            <text:p>cat.540.jpg</text:p>
          </table:table-cell>
          <table:table-cell/>
          <table:table-cell table:formula="of:=[.$B$1]&amp;&quot; &quot;&amp;[.B542]&amp;&quot; &quot;&amp;[.$C$1]&amp;[.B542]" office:value-type="string" office:string-value="mv dog.540.jpg ~/repo/DATA/INPUT/StarterBundle/Animals/dog.540.jpg" calcext:value-type="string">
            <text:p>mv dog.540.jpg ~/repo/DATA/INPUT/StarterBundle/Animals/dog.540.jpg</text:p>
          </table:table-cell>
          <table:table-cell table:formula="of:=[.$B$1]&amp;&quot; &quot;&amp;[.C542]&amp;&quot; &quot;&amp;[.$C$1]&amp;[.C542]" office:value-type="string" office:string-value="mv cat.540.jpg ~/repo/DATA/INPUT/StarterBundle/Animals/cat.540.jpg" calcext:value-type="string">
            <text:p>mv cat.540.jpg ~/repo/DATA/INPUT/StarterBundle/Animals/cat.540.jpg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G$1]&amp;&quot;.&quot;&amp;[.A543]&amp;&quot;.jpg&quot;" office:value-type="string" office:string-value="dog.541.jpg" calcext:value-type="string">
            <text:p>dog.541.jpg</text:p>
          </table:table-cell>
          <table:table-cell table:formula="of:=[.$H$1]&amp;&quot;.&quot;&amp;[.A543]&amp;&quot;.jpg&quot;" office:value-type="string" office:string-value="cat.541.jpg" calcext:value-type="string">
            <text:p>cat.541.jpg</text:p>
          </table:table-cell>
          <table:table-cell/>
          <table:table-cell table:formula="of:=[.$B$1]&amp;&quot; &quot;&amp;[.B543]&amp;&quot; &quot;&amp;[.$C$1]&amp;[.B543]" office:value-type="string" office:string-value="mv dog.541.jpg ~/repo/DATA/INPUT/StarterBundle/Animals/dog.541.jpg" calcext:value-type="string">
            <text:p>mv dog.541.jpg ~/repo/DATA/INPUT/StarterBundle/Animals/dog.541.jpg</text:p>
          </table:table-cell>
          <table:table-cell table:formula="of:=[.$B$1]&amp;&quot; &quot;&amp;[.C543]&amp;&quot; &quot;&amp;[.$C$1]&amp;[.C543]" office:value-type="string" office:string-value="mv cat.541.jpg ~/repo/DATA/INPUT/StarterBundle/Animals/cat.541.jpg" calcext:value-type="string">
            <text:p>mv cat.541.jpg ~/repo/DATA/INPUT/StarterBundle/Animals/cat.541.jpg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G$1]&amp;&quot;.&quot;&amp;[.A544]&amp;&quot;.jpg&quot;" office:value-type="string" office:string-value="dog.542.jpg" calcext:value-type="string">
            <text:p>dog.542.jpg</text:p>
          </table:table-cell>
          <table:table-cell table:formula="of:=[.$H$1]&amp;&quot;.&quot;&amp;[.A544]&amp;&quot;.jpg&quot;" office:value-type="string" office:string-value="cat.542.jpg" calcext:value-type="string">
            <text:p>cat.542.jpg</text:p>
          </table:table-cell>
          <table:table-cell/>
          <table:table-cell table:formula="of:=[.$B$1]&amp;&quot; &quot;&amp;[.B544]&amp;&quot; &quot;&amp;[.$C$1]&amp;[.B544]" office:value-type="string" office:string-value="mv dog.542.jpg ~/repo/DATA/INPUT/StarterBundle/Animals/dog.542.jpg" calcext:value-type="string">
            <text:p>mv dog.542.jpg ~/repo/DATA/INPUT/StarterBundle/Animals/dog.542.jpg</text:p>
          </table:table-cell>
          <table:table-cell table:formula="of:=[.$B$1]&amp;&quot; &quot;&amp;[.C544]&amp;&quot; &quot;&amp;[.$C$1]&amp;[.C544]" office:value-type="string" office:string-value="mv cat.542.jpg ~/repo/DATA/INPUT/StarterBundle/Animals/cat.542.jpg" calcext:value-type="string">
            <text:p>mv cat.542.jpg ~/repo/DATA/INPUT/StarterBundle/Animals/cat.542.jpg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G$1]&amp;&quot;.&quot;&amp;[.A545]&amp;&quot;.jpg&quot;" office:value-type="string" office:string-value="dog.543.jpg" calcext:value-type="string">
            <text:p>dog.543.jpg</text:p>
          </table:table-cell>
          <table:table-cell table:formula="of:=[.$H$1]&amp;&quot;.&quot;&amp;[.A545]&amp;&quot;.jpg&quot;" office:value-type="string" office:string-value="cat.543.jpg" calcext:value-type="string">
            <text:p>cat.543.jpg</text:p>
          </table:table-cell>
          <table:table-cell/>
          <table:table-cell table:formula="of:=[.$B$1]&amp;&quot; &quot;&amp;[.B545]&amp;&quot; &quot;&amp;[.$C$1]&amp;[.B545]" office:value-type="string" office:string-value="mv dog.543.jpg ~/repo/DATA/INPUT/StarterBundle/Animals/dog.543.jpg" calcext:value-type="string">
            <text:p>mv dog.543.jpg ~/repo/DATA/INPUT/StarterBundle/Animals/dog.543.jpg</text:p>
          </table:table-cell>
          <table:table-cell table:formula="of:=[.$B$1]&amp;&quot; &quot;&amp;[.C545]&amp;&quot; &quot;&amp;[.$C$1]&amp;[.C545]" office:value-type="string" office:string-value="mv cat.543.jpg ~/repo/DATA/INPUT/StarterBundle/Animals/cat.543.jpg" calcext:value-type="string">
            <text:p>mv cat.543.jpg ~/repo/DATA/INPUT/StarterBundle/Animals/cat.543.jpg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G$1]&amp;&quot;.&quot;&amp;[.A546]&amp;&quot;.jpg&quot;" office:value-type="string" office:string-value="dog.544.jpg" calcext:value-type="string">
            <text:p>dog.544.jpg</text:p>
          </table:table-cell>
          <table:table-cell table:formula="of:=[.$H$1]&amp;&quot;.&quot;&amp;[.A546]&amp;&quot;.jpg&quot;" office:value-type="string" office:string-value="cat.544.jpg" calcext:value-type="string">
            <text:p>cat.544.jpg</text:p>
          </table:table-cell>
          <table:table-cell/>
          <table:table-cell table:formula="of:=[.$B$1]&amp;&quot; &quot;&amp;[.B546]&amp;&quot; &quot;&amp;[.$C$1]&amp;[.B546]" office:value-type="string" office:string-value="mv dog.544.jpg ~/repo/DATA/INPUT/StarterBundle/Animals/dog.544.jpg" calcext:value-type="string">
            <text:p>mv dog.544.jpg ~/repo/DATA/INPUT/StarterBundle/Animals/dog.544.jpg</text:p>
          </table:table-cell>
          <table:table-cell table:formula="of:=[.$B$1]&amp;&quot; &quot;&amp;[.C546]&amp;&quot; &quot;&amp;[.$C$1]&amp;[.C546]" office:value-type="string" office:string-value="mv cat.544.jpg ~/repo/DATA/INPUT/StarterBundle/Animals/cat.544.jpg" calcext:value-type="string">
            <text:p>mv cat.544.jpg ~/repo/DATA/INPUT/StarterBundle/Animals/cat.544.jpg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G$1]&amp;&quot;.&quot;&amp;[.A547]&amp;&quot;.jpg&quot;" office:value-type="string" office:string-value="dog.545.jpg" calcext:value-type="string">
            <text:p>dog.545.jpg</text:p>
          </table:table-cell>
          <table:table-cell table:formula="of:=[.$H$1]&amp;&quot;.&quot;&amp;[.A547]&amp;&quot;.jpg&quot;" office:value-type="string" office:string-value="cat.545.jpg" calcext:value-type="string">
            <text:p>cat.545.jpg</text:p>
          </table:table-cell>
          <table:table-cell/>
          <table:table-cell table:formula="of:=[.$B$1]&amp;&quot; &quot;&amp;[.B547]&amp;&quot; &quot;&amp;[.$C$1]&amp;[.B547]" office:value-type="string" office:string-value="mv dog.545.jpg ~/repo/DATA/INPUT/StarterBundle/Animals/dog.545.jpg" calcext:value-type="string">
            <text:p>mv dog.545.jpg ~/repo/DATA/INPUT/StarterBundle/Animals/dog.545.jpg</text:p>
          </table:table-cell>
          <table:table-cell table:formula="of:=[.$B$1]&amp;&quot; &quot;&amp;[.C547]&amp;&quot; &quot;&amp;[.$C$1]&amp;[.C547]" office:value-type="string" office:string-value="mv cat.545.jpg ~/repo/DATA/INPUT/StarterBundle/Animals/cat.545.jpg" calcext:value-type="string">
            <text:p>mv cat.545.jpg ~/repo/DATA/INPUT/StarterBundle/Animals/cat.545.jpg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G$1]&amp;&quot;.&quot;&amp;[.A548]&amp;&quot;.jpg&quot;" office:value-type="string" office:string-value="dog.546.jpg" calcext:value-type="string">
            <text:p>dog.546.jpg</text:p>
          </table:table-cell>
          <table:table-cell table:formula="of:=[.$H$1]&amp;&quot;.&quot;&amp;[.A548]&amp;&quot;.jpg&quot;" office:value-type="string" office:string-value="cat.546.jpg" calcext:value-type="string">
            <text:p>cat.546.jpg</text:p>
          </table:table-cell>
          <table:table-cell/>
          <table:table-cell table:formula="of:=[.$B$1]&amp;&quot; &quot;&amp;[.B548]&amp;&quot; &quot;&amp;[.$C$1]&amp;[.B548]" office:value-type="string" office:string-value="mv dog.546.jpg ~/repo/DATA/INPUT/StarterBundle/Animals/dog.546.jpg" calcext:value-type="string">
            <text:p>mv dog.546.jpg ~/repo/DATA/INPUT/StarterBundle/Animals/dog.546.jpg</text:p>
          </table:table-cell>
          <table:table-cell table:formula="of:=[.$B$1]&amp;&quot; &quot;&amp;[.C548]&amp;&quot; &quot;&amp;[.$C$1]&amp;[.C548]" office:value-type="string" office:string-value="mv cat.546.jpg ~/repo/DATA/INPUT/StarterBundle/Animals/cat.546.jpg" calcext:value-type="string">
            <text:p>mv cat.546.jpg ~/repo/DATA/INPUT/StarterBundle/Animals/cat.546.jpg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G$1]&amp;&quot;.&quot;&amp;[.A549]&amp;&quot;.jpg&quot;" office:value-type="string" office:string-value="dog.547.jpg" calcext:value-type="string">
            <text:p>dog.547.jpg</text:p>
          </table:table-cell>
          <table:table-cell table:formula="of:=[.$H$1]&amp;&quot;.&quot;&amp;[.A549]&amp;&quot;.jpg&quot;" office:value-type="string" office:string-value="cat.547.jpg" calcext:value-type="string">
            <text:p>cat.547.jpg</text:p>
          </table:table-cell>
          <table:table-cell/>
          <table:table-cell table:formula="of:=[.$B$1]&amp;&quot; &quot;&amp;[.B549]&amp;&quot; &quot;&amp;[.$C$1]&amp;[.B549]" office:value-type="string" office:string-value="mv dog.547.jpg ~/repo/DATA/INPUT/StarterBundle/Animals/dog.547.jpg" calcext:value-type="string">
            <text:p>mv dog.547.jpg ~/repo/DATA/INPUT/StarterBundle/Animals/dog.547.jpg</text:p>
          </table:table-cell>
          <table:table-cell table:formula="of:=[.$B$1]&amp;&quot; &quot;&amp;[.C549]&amp;&quot; &quot;&amp;[.$C$1]&amp;[.C549]" office:value-type="string" office:string-value="mv cat.547.jpg ~/repo/DATA/INPUT/StarterBundle/Animals/cat.547.jpg" calcext:value-type="string">
            <text:p>mv cat.547.jpg ~/repo/DATA/INPUT/StarterBundle/Animals/cat.547.jpg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G$1]&amp;&quot;.&quot;&amp;[.A550]&amp;&quot;.jpg&quot;" office:value-type="string" office:string-value="dog.548.jpg" calcext:value-type="string">
            <text:p>dog.548.jpg</text:p>
          </table:table-cell>
          <table:table-cell table:formula="of:=[.$H$1]&amp;&quot;.&quot;&amp;[.A550]&amp;&quot;.jpg&quot;" office:value-type="string" office:string-value="cat.548.jpg" calcext:value-type="string">
            <text:p>cat.548.jpg</text:p>
          </table:table-cell>
          <table:table-cell/>
          <table:table-cell table:formula="of:=[.$B$1]&amp;&quot; &quot;&amp;[.B550]&amp;&quot; &quot;&amp;[.$C$1]&amp;[.B550]" office:value-type="string" office:string-value="mv dog.548.jpg ~/repo/DATA/INPUT/StarterBundle/Animals/dog.548.jpg" calcext:value-type="string">
            <text:p>mv dog.548.jpg ~/repo/DATA/INPUT/StarterBundle/Animals/dog.548.jpg</text:p>
          </table:table-cell>
          <table:table-cell table:formula="of:=[.$B$1]&amp;&quot; &quot;&amp;[.C550]&amp;&quot; &quot;&amp;[.$C$1]&amp;[.C550]" office:value-type="string" office:string-value="mv cat.548.jpg ~/repo/DATA/INPUT/StarterBundle/Animals/cat.548.jpg" calcext:value-type="string">
            <text:p>mv cat.548.jpg ~/repo/DATA/INPUT/StarterBundle/Animals/cat.548.jpg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G$1]&amp;&quot;.&quot;&amp;[.A551]&amp;&quot;.jpg&quot;" office:value-type="string" office:string-value="dog.549.jpg" calcext:value-type="string">
            <text:p>dog.549.jpg</text:p>
          </table:table-cell>
          <table:table-cell table:formula="of:=[.$H$1]&amp;&quot;.&quot;&amp;[.A551]&amp;&quot;.jpg&quot;" office:value-type="string" office:string-value="cat.549.jpg" calcext:value-type="string">
            <text:p>cat.549.jpg</text:p>
          </table:table-cell>
          <table:table-cell/>
          <table:table-cell table:formula="of:=[.$B$1]&amp;&quot; &quot;&amp;[.B551]&amp;&quot; &quot;&amp;[.$C$1]&amp;[.B551]" office:value-type="string" office:string-value="mv dog.549.jpg ~/repo/DATA/INPUT/StarterBundle/Animals/dog.549.jpg" calcext:value-type="string">
            <text:p>mv dog.549.jpg ~/repo/DATA/INPUT/StarterBundle/Animals/dog.549.jpg</text:p>
          </table:table-cell>
          <table:table-cell table:formula="of:=[.$B$1]&amp;&quot; &quot;&amp;[.C551]&amp;&quot; &quot;&amp;[.$C$1]&amp;[.C551]" office:value-type="string" office:string-value="mv cat.549.jpg ~/repo/DATA/INPUT/StarterBundle/Animals/cat.549.jpg" calcext:value-type="string">
            <text:p>mv cat.549.jpg ~/repo/DATA/INPUT/StarterBundle/Animals/cat.549.jpg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G$1]&amp;&quot;.&quot;&amp;[.A552]&amp;&quot;.jpg&quot;" office:value-type="string" office:string-value="dog.550.jpg" calcext:value-type="string">
            <text:p>dog.550.jpg</text:p>
          </table:table-cell>
          <table:table-cell table:formula="of:=[.$H$1]&amp;&quot;.&quot;&amp;[.A552]&amp;&quot;.jpg&quot;" office:value-type="string" office:string-value="cat.550.jpg" calcext:value-type="string">
            <text:p>cat.550.jpg</text:p>
          </table:table-cell>
          <table:table-cell/>
          <table:table-cell table:formula="of:=[.$B$1]&amp;&quot; &quot;&amp;[.B552]&amp;&quot; &quot;&amp;[.$C$1]&amp;[.B552]" office:value-type="string" office:string-value="mv dog.550.jpg ~/repo/DATA/INPUT/StarterBundle/Animals/dog.550.jpg" calcext:value-type="string">
            <text:p>mv dog.550.jpg ~/repo/DATA/INPUT/StarterBundle/Animals/dog.550.jpg</text:p>
          </table:table-cell>
          <table:table-cell table:formula="of:=[.$B$1]&amp;&quot; &quot;&amp;[.C552]&amp;&quot; &quot;&amp;[.$C$1]&amp;[.C552]" office:value-type="string" office:string-value="mv cat.550.jpg ~/repo/DATA/INPUT/StarterBundle/Animals/cat.550.jpg" calcext:value-type="string">
            <text:p>mv cat.550.jpg ~/repo/DATA/INPUT/StarterBundle/Animals/cat.550.jpg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G$1]&amp;&quot;.&quot;&amp;[.A553]&amp;&quot;.jpg&quot;" office:value-type="string" office:string-value="dog.551.jpg" calcext:value-type="string">
            <text:p>dog.551.jpg</text:p>
          </table:table-cell>
          <table:table-cell table:formula="of:=[.$H$1]&amp;&quot;.&quot;&amp;[.A553]&amp;&quot;.jpg&quot;" office:value-type="string" office:string-value="cat.551.jpg" calcext:value-type="string">
            <text:p>cat.551.jpg</text:p>
          </table:table-cell>
          <table:table-cell/>
          <table:table-cell table:formula="of:=[.$B$1]&amp;&quot; &quot;&amp;[.B553]&amp;&quot; &quot;&amp;[.$C$1]&amp;[.B553]" office:value-type="string" office:string-value="mv dog.551.jpg ~/repo/DATA/INPUT/StarterBundle/Animals/dog.551.jpg" calcext:value-type="string">
            <text:p>mv dog.551.jpg ~/repo/DATA/INPUT/StarterBundle/Animals/dog.551.jpg</text:p>
          </table:table-cell>
          <table:table-cell table:formula="of:=[.$B$1]&amp;&quot; &quot;&amp;[.C553]&amp;&quot; &quot;&amp;[.$C$1]&amp;[.C553]" office:value-type="string" office:string-value="mv cat.551.jpg ~/repo/DATA/INPUT/StarterBundle/Animals/cat.551.jpg" calcext:value-type="string">
            <text:p>mv cat.551.jpg ~/repo/DATA/INPUT/StarterBundle/Animals/cat.551.jpg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G$1]&amp;&quot;.&quot;&amp;[.A554]&amp;&quot;.jpg&quot;" office:value-type="string" office:string-value="dog.552.jpg" calcext:value-type="string">
            <text:p>dog.552.jpg</text:p>
          </table:table-cell>
          <table:table-cell table:formula="of:=[.$H$1]&amp;&quot;.&quot;&amp;[.A554]&amp;&quot;.jpg&quot;" office:value-type="string" office:string-value="cat.552.jpg" calcext:value-type="string">
            <text:p>cat.552.jpg</text:p>
          </table:table-cell>
          <table:table-cell/>
          <table:table-cell table:formula="of:=[.$B$1]&amp;&quot; &quot;&amp;[.B554]&amp;&quot; &quot;&amp;[.$C$1]&amp;[.B554]" office:value-type="string" office:string-value="mv dog.552.jpg ~/repo/DATA/INPUT/StarterBundle/Animals/dog.552.jpg" calcext:value-type="string">
            <text:p>mv dog.552.jpg ~/repo/DATA/INPUT/StarterBundle/Animals/dog.552.jpg</text:p>
          </table:table-cell>
          <table:table-cell table:formula="of:=[.$B$1]&amp;&quot; &quot;&amp;[.C554]&amp;&quot; &quot;&amp;[.$C$1]&amp;[.C554]" office:value-type="string" office:string-value="mv cat.552.jpg ~/repo/DATA/INPUT/StarterBundle/Animals/cat.552.jpg" calcext:value-type="string">
            <text:p>mv cat.552.jpg ~/repo/DATA/INPUT/StarterBundle/Animals/cat.552.jpg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G$1]&amp;&quot;.&quot;&amp;[.A555]&amp;&quot;.jpg&quot;" office:value-type="string" office:string-value="dog.553.jpg" calcext:value-type="string">
            <text:p>dog.553.jpg</text:p>
          </table:table-cell>
          <table:table-cell table:formula="of:=[.$H$1]&amp;&quot;.&quot;&amp;[.A555]&amp;&quot;.jpg&quot;" office:value-type="string" office:string-value="cat.553.jpg" calcext:value-type="string">
            <text:p>cat.553.jpg</text:p>
          </table:table-cell>
          <table:table-cell/>
          <table:table-cell table:formula="of:=[.$B$1]&amp;&quot; &quot;&amp;[.B555]&amp;&quot; &quot;&amp;[.$C$1]&amp;[.B555]" office:value-type="string" office:string-value="mv dog.553.jpg ~/repo/DATA/INPUT/StarterBundle/Animals/dog.553.jpg" calcext:value-type="string">
            <text:p>mv dog.553.jpg ~/repo/DATA/INPUT/StarterBundle/Animals/dog.553.jpg</text:p>
          </table:table-cell>
          <table:table-cell table:formula="of:=[.$B$1]&amp;&quot; &quot;&amp;[.C555]&amp;&quot; &quot;&amp;[.$C$1]&amp;[.C555]" office:value-type="string" office:string-value="mv cat.553.jpg ~/repo/DATA/INPUT/StarterBundle/Animals/cat.553.jpg" calcext:value-type="string">
            <text:p>mv cat.553.jpg ~/repo/DATA/INPUT/StarterBundle/Animals/cat.553.jpg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G$1]&amp;&quot;.&quot;&amp;[.A556]&amp;&quot;.jpg&quot;" office:value-type="string" office:string-value="dog.554.jpg" calcext:value-type="string">
            <text:p>dog.554.jpg</text:p>
          </table:table-cell>
          <table:table-cell table:formula="of:=[.$H$1]&amp;&quot;.&quot;&amp;[.A556]&amp;&quot;.jpg&quot;" office:value-type="string" office:string-value="cat.554.jpg" calcext:value-type="string">
            <text:p>cat.554.jpg</text:p>
          </table:table-cell>
          <table:table-cell/>
          <table:table-cell table:formula="of:=[.$B$1]&amp;&quot; &quot;&amp;[.B556]&amp;&quot; &quot;&amp;[.$C$1]&amp;[.B556]" office:value-type="string" office:string-value="mv dog.554.jpg ~/repo/DATA/INPUT/StarterBundle/Animals/dog.554.jpg" calcext:value-type="string">
            <text:p>mv dog.554.jpg ~/repo/DATA/INPUT/StarterBundle/Animals/dog.554.jpg</text:p>
          </table:table-cell>
          <table:table-cell table:formula="of:=[.$B$1]&amp;&quot; &quot;&amp;[.C556]&amp;&quot; &quot;&amp;[.$C$1]&amp;[.C556]" office:value-type="string" office:string-value="mv cat.554.jpg ~/repo/DATA/INPUT/StarterBundle/Animals/cat.554.jpg" calcext:value-type="string">
            <text:p>mv cat.554.jpg ~/repo/DATA/INPUT/StarterBundle/Animals/cat.554.jpg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G$1]&amp;&quot;.&quot;&amp;[.A557]&amp;&quot;.jpg&quot;" office:value-type="string" office:string-value="dog.555.jpg" calcext:value-type="string">
            <text:p>dog.555.jpg</text:p>
          </table:table-cell>
          <table:table-cell table:formula="of:=[.$H$1]&amp;&quot;.&quot;&amp;[.A557]&amp;&quot;.jpg&quot;" office:value-type="string" office:string-value="cat.555.jpg" calcext:value-type="string">
            <text:p>cat.555.jpg</text:p>
          </table:table-cell>
          <table:table-cell/>
          <table:table-cell table:formula="of:=[.$B$1]&amp;&quot; &quot;&amp;[.B557]&amp;&quot; &quot;&amp;[.$C$1]&amp;[.B557]" office:value-type="string" office:string-value="mv dog.555.jpg ~/repo/DATA/INPUT/StarterBundle/Animals/dog.555.jpg" calcext:value-type="string">
            <text:p>mv dog.555.jpg ~/repo/DATA/INPUT/StarterBundle/Animals/dog.555.jpg</text:p>
          </table:table-cell>
          <table:table-cell table:formula="of:=[.$B$1]&amp;&quot; &quot;&amp;[.C557]&amp;&quot; &quot;&amp;[.$C$1]&amp;[.C557]" office:value-type="string" office:string-value="mv cat.555.jpg ~/repo/DATA/INPUT/StarterBundle/Animals/cat.555.jpg" calcext:value-type="string">
            <text:p>mv cat.555.jpg ~/repo/DATA/INPUT/StarterBundle/Animals/cat.555.jpg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G$1]&amp;&quot;.&quot;&amp;[.A558]&amp;&quot;.jpg&quot;" office:value-type="string" office:string-value="dog.556.jpg" calcext:value-type="string">
            <text:p>dog.556.jpg</text:p>
          </table:table-cell>
          <table:table-cell table:formula="of:=[.$H$1]&amp;&quot;.&quot;&amp;[.A558]&amp;&quot;.jpg&quot;" office:value-type="string" office:string-value="cat.556.jpg" calcext:value-type="string">
            <text:p>cat.556.jpg</text:p>
          </table:table-cell>
          <table:table-cell/>
          <table:table-cell table:formula="of:=[.$B$1]&amp;&quot; &quot;&amp;[.B558]&amp;&quot; &quot;&amp;[.$C$1]&amp;[.B558]" office:value-type="string" office:string-value="mv dog.556.jpg ~/repo/DATA/INPUT/StarterBundle/Animals/dog.556.jpg" calcext:value-type="string">
            <text:p>mv dog.556.jpg ~/repo/DATA/INPUT/StarterBundle/Animals/dog.556.jpg</text:p>
          </table:table-cell>
          <table:table-cell table:formula="of:=[.$B$1]&amp;&quot; &quot;&amp;[.C558]&amp;&quot; &quot;&amp;[.$C$1]&amp;[.C558]" office:value-type="string" office:string-value="mv cat.556.jpg ~/repo/DATA/INPUT/StarterBundle/Animals/cat.556.jpg" calcext:value-type="string">
            <text:p>mv cat.556.jpg ~/repo/DATA/INPUT/StarterBundle/Animals/cat.556.jpg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G$1]&amp;&quot;.&quot;&amp;[.A559]&amp;&quot;.jpg&quot;" office:value-type="string" office:string-value="dog.557.jpg" calcext:value-type="string">
            <text:p>dog.557.jpg</text:p>
          </table:table-cell>
          <table:table-cell table:formula="of:=[.$H$1]&amp;&quot;.&quot;&amp;[.A559]&amp;&quot;.jpg&quot;" office:value-type="string" office:string-value="cat.557.jpg" calcext:value-type="string">
            <text:p>cat.557.jpg</text:p>
          </table:table-cell>
          <table:table-cell/>
          <table:table-cell table:formula="of:=[.$B$1]&amp;&quot; &quot;&amp;[.B559]&amp;&quot; &quot;&amp;[.$C$1]&amp;[.B559]" office:value-type="string" office:string-value="mv dog.557.jpg ~/repo/DATA/INPUT/StarterBundle/Animals/dog.557.jpg" calcext:value-type="string">
            <text:p>mv dog.557.jpg ~/repo/DATA/INPUT/StarterBundle/Animals/dog.557.jpg</text:p>
          </table:table-cell>
          <table:table-cell table:formula="of:=[.$B$1]&amp;&quot; &quot;&amp;[.C559]&amp;&quot; &quot;&amp;[.$C$1]&amp;[.C559]" office:value-type="string" office:string-value="mv cat.557.jpg ~/repo/DATA/INPUT/StarterBundle/Animals/cat.557.jpg" calcext:value-type="string">
            <text:p>mv cat.557.jpg ~/repo/DATA/INPUT/StarterBundle/Animals/cat.557.jpg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G$1]&amp;&quot;.&quot;&amp;[.A560]&amp;&quot;.jpg&quot;" office:value-type="string" office:string-value="dog.558.jpg" calcext:value-type="string">
            <text:p>dog.558.jpg</text:p>
          </table:table-cell>
          <table:table-cell table:formula="of:=[.$H$1]&amp;&quot;.&quot;&amp;[.A560]&amp;&quot;.jpg&quot;" office:value-type="string" office:string-value="cat.558.jpg" calcext:value-type="string">
            <text:p>cat.558.jpg</text:p>
          </table:table-cell>
          <table:table-cell/>
          <table:table-cell table:formula="of:=[.$B$1]&amp;&quot; &quot;&amp;[.B560]&amp;&quot; &quot;&amp;[.$C$1]&amp;[.B560]" office:value-type="string" office:string-value="mv dog.558.jpg ~/repo/DATA/INPUT/StarterBundle/Animals/dog.558.jpg" calcext:value-type="string">
            <text:p>mv dog.558.jpg ~/repo/DATA/INPUT/StarterBundle/Animals/dog.558.jpg</text:p>
          </table:table-cell>
          <table:table-cell table:formula="of:=[.$B$1]&amp;&quot; &quot;&amp;[.C560]&amp;&quot; &quot;&amp;[.$C$1]&amp;[.C560]" office:value-type="string" office:string-value="mv cat.558.jpg ~/repo/DATA/INPUT/StarterBundle/Animals/cat.558.jpg" calcext:value-type="string">
            <text:p>mv cat.558.jpg ~/repo/DATA/INPUT/StarterBundle/Animals/cat.558.jpg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G$1]&amp;&quot;.&quot;&amp;[.A561]&amp;&quot;.jpg&quot;" office:value-type="string" office:string-value="dog.559.jpg" calcext:value-type="string">
            <text:p>dog.559.jpg</text:p>
          </table:table-cell>
          <table:table-cell table:formula="of:=[.$H$1]&amp;&quot;.&quot;&amp;[.A561]&amp;&quot;.jpg&quot;" office:value-type="string" office:string-value="cat.559.jpg" calcext:value-type="string">
            <text:p>cat.559.jpg</text:p>
          </table:table-cell>
          <table:table-cell/>
          <table:table-cell table:formula="of:=[.$B$1]&amp;&quot; &quot;&amp;[.B561]&amp;&quot; &quot;&amp;[.$C$1]&amp;[.B561]" office:value-type="string" office:string-value="mv dog.559.jpg ~/repo/DATA/INPUT/StarterBundle/Animals/dog.559.jpg" calcext:value-type="string">
            <text:p>mv dog.559.jpg ~/repo/DATA/INPUT/StarterBundle/Animals/dog.559.jpg</text:p>
          </table:table-cell>
          <table:table-cell table:formula="of:=[.$B$1]&amp;&quot; &quot;&amp;[.C561]&amp;&quot; &quot;&amp;[.$C$1]&amp;[.C561]" office:value-type="string" office:string-value="mv cat.559.jpg ~/repo/DATA/INPUT/StarterBundle/Animals/cat.559.jpg" calcext:value-type="string">
            <text:p>mv cat.559.jpg ~/repo/DATA/INPUT/StarterBundle/Animals/cat.559.jpg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G$1]&amp;&quot;.&quot;&amp;[.A562]&amp;&quot;.jpg&quot;" office:value-type="string" office:string-value="dog.560.jpg" calcext:value-type="string">
            <text:p>dog.560.jpg</text:p>
          </table:table-cell>
          <table:table-cell table:formula="of:=[.$H$1]&amp;&quot;.&quot;&amp;[.A562]&amp;&quot;.jpg&quot;" office:value-type="string" office:string-value="cat.560.jpg" calcext:value-type="string">
            <text:p>cat.560.jpg</text:p>
          </table:table-cell>
          <table:table-cell/>
          <table:table-cell table:formula="of:=[.$B$1]&amp;&quot; &quot;&amp;[.B562]&amp;&quot; &quot;&amp;[.$C$1]&amp;[.B562]" office:value-type="string" office:string-value="mv dog.560.jpg ~/repo/DATA/INPUT/StarterBundle/Animals/dog.560.jpg" calcext:value-type="string">
            <text:p>mv dog.560.jpg ~/repo/DATA/INPUT/StarterBundle/Animals/dog.560.jpg</text:p>
          </table:table-cell>
          <table:table-cell table:formula="of:=[.$B$1]&amp;&quot; &quot;&amp;[.C562]&amp;&quot; &quot;&amp;[.$C$1]&amp;[.C562]" office:value-type="string" office:string-value="mv cat.560.jpg ~/repo/DATA/INPUT/StarterBundle/Animals/cat.560.jpg" calcext:value-type="string">
            <text:p>mv cat.560.jpg ~/repo/DATA/INPUT/StarterBundle/Animals/cat.560.jpg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G$1]&amp;&quot;.&quot;&amp;[.A563]&amp;&quot;.jpg&quot;" office:value-type="string" office:string-value="dog.561.jpg" calcext:value-type="string">
            <text:p>dog.561.jpg</text:p>
          </table:table-cell>
          <table:table-cell table:formula="of:=[.$H$1]&amp;&quot;.&quot;&amp;[.A563]&amp;&quot;.jpg&quot;" office:value-type="string" office:string-value="cat.561.jpg" calcext:value-type="string">
            <text:p>cat.561.jpg</text:p>
          </table:table-cell>
          <table:table-cell/>
          <table:table-cell table:formula="of:=[.$B$1]&amp;&quot; &quot;&amp;[.B563]&amp;&quot; &quot;&amp;[.$C$1]&amp;[.B563]" office:value-type="string" office:string-value="mv dog.561.jpg ~/repo/DATA/INPUT/StarterBundle/Animals/dog.561.jpg" calcext:value-type="string">
            <text:p>mv dog.561.jpg ~/repo/DATA/INPUT/StarterBundle/Animals/dog.561.jpg</text:p>
          </table:table-cell>
          <table:table-cell table:formula="of:=[.$B$1]&amp;&quot; &quot;&amp;[.C563]&amp;&quot; &quot;&amp;[.$C$1]&amp;[.C563]" office:value-type="string" office:string-value="mv cat.561.jpg ~/repo/DATA/INPUT/StarterBundle/Animals/cat.561.jpg" calcext:value-type="string">
            <text:p>mv cat.561.jpg ~/repo/DATA/INPUT/StarterBundle/Animals/cat.561.jpg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G$1]&amp;&quot;.&quot;&amp;[.A564]&amp;&quot;.jpg&quot;" office:value-type="string" office:string-value="dog.562.jpg" calcext:value-type="string">
            <text:p>dog.562.jpg</text:p>
          </table:table-cell>
          <table:table-cell table:formula="of:=[.$H$1]&amp;&quot;.&quot;&amp;[.A564]&amp;&quot;.jpg&quot;" office:value-type="string" office:string-value="cat.562.jpg" calcext:value-type="string">
            <text:p>cat.562.jpg</text:p>
          </table:table-cell>
          <table:table-cell/>
          <table:table-cell table:formula="of:=[.$B$1]&amp;&quot; &quot;&amp;[.B564]&amp;&quot; &quot;&amp;[.$C$1]&amp;[.B564]" office:value-type="string" office:string-value="mv dog.562.jpg ~/repo/DATA/INPUT/StarterBundle/Animals/dog.562.jpg" calcext:value-type="string">
            <text:p>mv dog.562.jpg ~/repo/DATA/INPUT/StarterBundle/Animals/dog.562.jpg</text:p>
          </table:table-cell>
          <table:table-cell table:formula="of:=[.$B$1]&amp;&quot; &quot;&amp;[.C564]&amp;&quot; &quot;&amp;[.$C$1]&amp;[.C564]" office:value-type="string" office:string-value="mv cat.562.jpg ~/repo/DATA/INPUT/StarterBundle/Animals/cat.562.jpg" calcext:value-type="string">
            <text:p>mv cat.562.jpg ~/repo/DATA/INPUT/StarterBundle/Animals/cat.562.jpg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G$1]&amp;&quot;.&quot;&amp;[.A565]&amp;&quot;.jpg&quot;" office:value-type="string" office:string-value="dog.563.jpg" calcext:value-type="string">
            <text:p>dog.563.jpg</text:p>
          </table:table-cell>
          <table:table-cell table:formula="of:=[.$H$1]&amp;&quot;.&quot;&amp;[.A565]&amp;&quot;.jpg&quot;" office:value-type="string" office:string-value="cat.563.jpg" calcext:value-type="string">
            <text:p>cat.563.jpg</text:p>
          </table:table-cell>
          <table:table-cell/>
          <table:table-cell table:formula="of:=[.$B$1]&amp;&quot; &quot;&amp;[.B565]&amp;&quot; &quot;&amp;[.$C$1]&amp;[.B565]" office:value-type="string" office:string-value="mv dog.563.jpg ~/repo/DATA/INPUT/StarterBundle/Animals/dog.563.jpg" calcext:value-type="string">
            <text:p>mv dog.563.jpg ~/repo/DATA/INPUT/StarterBundle/Animals/dog.563.jpg</text:p>
          </table:table-cell>
          <table:table-cell table:formula="of:=[.$B$1]&amp;&quot; &quot;&amp;[.C565]&amp;&quot; &quot;&amp;[.$C$1]&amp;[.C565]" office:value-type="string" office:string-value="mv cat.563.jpg ~/repo/DATA/INPUT/StarterBundle/Animals/cat.563.jpg" calcext:value-type="string">
            <text:p>mv cat.563.jpg ~/repo/DATA/INPUT/StarterBundle/Animals/cat.563.jpg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G$1]&amp;&quot;.&quot;&amp;[.A566]&amp;&quot;.jpg&quot;" office:value-type="string" office:string-value="dog.564.jpg" calcext:value-type="string">
            <text:p>dog.564.jpg</text:p>
          </table:table-cell>
          <table:table-cell table:formula="of:=[.$H$1]&amp;&quot;.&quot;&amp;[.A566]&amp;&quot;.jpg&quot;" office:value-type="string" office:string-value="cat.564.jpg" calcext:value-type="string">
            <text:p>cat.564.jpg</text:p>
          </table:table-cell>
          <table:table-cell/>
          <table:table-cell table:formula="of:=[.$B$1]&amp;&quot; &quot;&amp;[.B566]&amp;&quot; &quot;&amp;[.$C$1]&amp;[.B566]" office:value-type="string" office:string-value="mv dog.564.jpg ~/repo/DATA/INPUT/StarterBundle/Animals/dog.564.jpg" calcext:value-type="string">
            <text:p>mv dog.564.jpg ~/repo/DATA/INPUT/StarterBundle/Animals/dog.564.jpg</text:p>
          </table:table-cell>
          <table:table-cell table:formula="of:=[.$B$1]&amp;&quot; &quot;&amp;[.C566]&amp;&quot; &quot;&amp;[.$C$1]&amp;[.C566]" office:value-type="string" office:string-value="mv cat.564.jpg ~/repo/DATA/INPUT/StarterBundle/Animals/cat.564.jpg" calcext:value-type="string">
            <text:p>mv cat.564.jpg ~/repo/DATA/INPUT/StarterBundle/Animals/cat.564.jpg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G$1]&amp;&quot;.&quot;&amp;[.A567]&amp;&quot;.jpg&quot;" office:value-type="string" office:string-value="dog.565.jpg" calcext:value-type="string">
            <text:p>dog.565.jpg</text:p>
          </table:table-cell>
          <table:table-cell table:formula="of:=[.$H$1]&amp;&quot;.&quot;&amp;[.A567]&amp;&quot;.jpg&quot;" office:value-type="string" office:string-value="cat.565.jpg" calcext:value-type="string">
            <text:p>cat.565.jpg</text:p>
          </table:table-cell>
          <table:table-cell/>
          <table:table-cell table:formula="of:=[.$B$1]&amp;&quot; &quot;&amp;[.B567]&amp;&quot; &quot;&amp;[.$C$1]&amp;[.B567]" office:value-type="string" office:string-value="mv dog.565.jpg ~/repo/DATA/INPUT/StarterBundle/Animals/dog.565.jpg" calcext:value-type="string">
            <text:p>mv dog.565.jpg ~/repo/DATA/INPUT/StarterBundle/Animals/dog.565.jpg</text:p>
          </table:table-cell>
          <table:table-cell table:formula="of:=[.$B$1]&amp;&quot; &quot;&amp;[.C567]&amp;&quot; &quot;&amp;[.$C$1]&amp;[.C567]" office:value-type="string" office:string-value="mv cat.565.jpg ~/repo/DATA/INPUT/StarterBundle/Animals/cat.565.jpg" calcext:value-type="string">
            <text:p>mv cat.565.jpg ~/repo/DATA/INPUT/StarterBundle/Animals/cat.565.jpg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G$1]&amp;&quot;.&quot;&amp;[.A568]&amp;&quot;.jpg&quot;" office:value-type="string" office:string-value="dog.566.jpg" calcext:value-type="string">
            <text:p>dog.566.jpg</text:p>
          </table:table-cell>
          <table:table-cell table:formula="of:=[.$H$1]&amp;&quot;.&quot;&amp;[.A568]&amp;&quot;.jpg&quot;" office:value-type="string" office:string-value="cat.566.jpg" calcext:value-type="string">
            <text:p>cat.566.jpg</text:p>
          </table:table-cell>
          <table:table-cell/>
          <table:table-cell table:formula="of:=[.$B$1]&amp;&quot; &quot;&amp;[.B568]&amp;&quot; &quot;&amp;[.$C$1]&amp;[.B568]" office:value-type="string" office:string-value="mv dog.566.jpg ~/repo/DATA/INPUT/StarterBundle/Animals/dog.566.jpg" calcext:value-type="string">
            <text:p>mv dog.566.jpg ~/repo/DATA/INPUT/StarterBundle/Animals/dog.566.jpg</text:p>
          </table:table-cell>
          <table:table-cell table:formula="of:=[.$B$1]&amp;&quot; &quot;&amp;[.C568]&amp;&quot; &quot;&amp;[.$C$1]&amp;[.C568]" office:value-type="string" office:string-value="mv cat.566.jpg ~/repo/DATA/INPUT/StarterBundle/Animals/cat.566.jpg" calcext:value-type="string">
            <text:p>mv cat.566.jpg ~/repo/DATA/INPUT/StarterBundle/Animals/cat.566.jpg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G$1]&amp;&quot;.&quot;&amp;[.A569]&amp;&quot;.jpg&quot;" office:value-type="string" office:string-value="dog.567.jpg" calcext:value-type="string">
            <text:p>dog.567.jpg</text:p>
          </table:table-cell>
          <table:table-cell table:formula="of:=[.$H$1]&amp;&quot;.&quot;&amp;[.A569]&amp;&quot;.jpg&quot;" office:value-type="string" office:string-value="cat.567.jpg" calcext:value-type="string">
            <text:p>cat.567.jpg</text:p>
          </table:table-cell>
          <table:table-cell/>
          <table:table-cell table:formula="of:=[.$B$1]&amp;&quot; &quot;&amp;[.B569]&amp;&quot; &quot;&amp;[.$C$1]&amp;[.B569]" office:value-type="string" office:string-value="mv dog.567.jpg ~/repo/DATA/INPUT/StarterBundle/Animals/dog.567.jpg" calcext:value-type="string">
            <text:p>mv dog.567.jpg ~/repo/DATA/INPUT/StarterBundle/Animals/dog.567.jpg</text:p>
          </table:table-cell>
          <table:table-cell table:formula="of:=[.$B$1]&amp;&quot; &quot;&amp;[.C569]&amp;&quot; &quot;&amp;[.$C$1]&amp;[.C569]" office:value-type="string" office:string-value="mv cat.567.jpg ~/repo/DATA/INPUT/StarterBundle/Animals/cat.567.jpg" calcext:value-type="string">
            <text:p>mv cat.567.jpg ~/repo/DATA/INPUT/StarterBundle/Animals/cat.567.jpg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G$1]&amp;&quot;.&quot;&amp;[.A570]&amp;&quot;.jpg&quot;" office:value-type="string" office:string-value="dog.568.jpg" calcext:value-type="string">
            <text:p>dog.568.jpg</text:p>
          </table:table-cell>
          <table:table-cell table:formula="of:=[.$H$1]&amp;&quot;.&quot;&amp;[.A570]&amp;&quot;.jpg&quot;" office:value-type="string" office:string-value="cat.568.jpg" calcext:value-type="string">
            <text:p>cat.568.jpg</text:p>
          </table:table-cell>
          <table:table-cell/>
          <table:table-cell table:formula="of:=[.$B$1]&amp;&quot; &quot;&amp;[.B570]&amp;&quot; &quot;&amp;[.$C$1]&amp;[.B570]" office:value-type="string" office:string-value="mv dog.568.jpg ~/repo/DATA/INPUT/StarterBundle/Animals/dog.568.jpg" calcext:value-type="string">
            <text:p>mv dog.568.jpg ~/repo/DATA/INPUT/StarterBundle/Animals/dog.568.jpg</text:p>
          </table:table-cell>
          <table:table-cell table:formula="of:=[.$B$1]&amp;&quot; &quot;&amp;[.C570]&amp;&quot; &quot;&amp;[.$C$1]&amp;[.C570]" office:value-type="string" office:string-value="mv cat.568.jpg ~/repo/DATA/INPUT/StarterBundle/Animals/cat.568.jpg" calcext:value-type="string">
            <text:p>mv cat.568.jpg ~/repo/DATA/INPUT/StarterBundle/Animals/cat.568.jpg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G$1]&amp;&quot;.&quot;&amp;[.A571]&amp;&quot;.jpg&quot;" office:value-type="string" office:string-value="dog.569.jpg" calcext:value-type="string">
            <text:p>dog.569.jpg</text:p>
          </table:table-cell>
          <table:table-cell table:formula="of:=[.$H$1]&amp;&quot;.&quot;&amp;[.A571]&amp;&quot;.jpg&quot;" office:value-type="string" office:string-value="cat.569.jpg" calcext:value-type="string">
            <text:p>cat.569.jpg</text:p>
          </table:table-cell>
          <table:table-cell/>
          <table:table-cell table:formula="of:=[.$B$1]&amp;&quot; &quot;&amp;[.B571]&amp;&quot; &quot;&amp;[.$C$1]&amp;[.B571]" office:value-type="string" office:string-value="mv dog.569.jpg ~/repo/DATA/INPUT/StarterBundle/Animals/dog.569.jpg" calcext:value-type="string">
            <text:p>mv dog.569.jpg ~/repo/DATA/INPUT/StarterBundle/Animals/dog.569.jpg</text:p>
          </table:table-cell>
          <table:table-cell table:formula="of:=[.$B$1]&amp;&quot; &quot;&amp;[.C571]&amp;&quot; &quot;&amp;[.$C$1]&amp;[.C571]" office:value-type="string" office:string-value="mv cat.569.jpg ~/repo/DATA/INPUT/StarterBundle/Animals/cat.569.jpg" calcext:value-type="string">
            <text:p>mv cat.569.jpg ~/repo/DATA/INPUT/StarterBundle/Animals/cat.569.jpg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G$1]&amp;&quot;.&quot;&amp;[.A572]&amp;&quot;.jpg&quot;" office:value-type="string" office:string-value="dog.570.jpg" calcext:value-type="string">
            <text:p>dog.570.jpg</text:p>
          </table:table-cell>
          <table:table-cell table:formula="of:=[.$H$1]&amp;&quot;.&quot;&amp;[.A572]&amp;&quot;.jpg&quot;" office:value-type="string" office:string-value="cat.570.jpg" calcext:value-type="string">
            <text:p>cat.570.jpg</text:p>
          </table:table-cell>
          <table:table-cell/>
          <table:table-cell table:formula="of:=[.$B$1]&amp;&quot; &quot;&amp;[.B572]&amp;&quot; &quot;&amp;[.$C$1]&amp;[.B572]" office:value-type="string" office:string-value="mv dog.570.jpg ~/repo/DATA/INPUT/StarterBundle/Animals/dog.570.jpg" calcext:value-type="string">
            <text:p>mv dog.570.jpg ~/repo/DATA/INPUT/StarterBundle/Animals/dog.570.jpg</text:p>
          </table:table-cell>
          <table:table-cell table:formula="of:=[.$B$1]&amp;&quot; &quot;&amp;[.C572]&amp;&quot; &quot;&amp;[.$C$1]&amp;[.C572]" office:value-type="string" office:string-value="mv cat.570.jpg ~/repo/DATA/INPUT/StarterBundle/Animals/cat.570.jpg" calcext:value-type="string">
            <text:p>mv cat.570.jpg ~/repo/DATA/INPUT/StarterBundle/Animals/cat.570.jpg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G$1]&amp;&quot;.&quot;&amp;[.A573]&amp;&quot;.jpg&quot;" office:value-type="string" office:string-value="dog.571.jpg" calcext:value-type="string">
            <text:p>dog.571.jpg</text:p>
          </table:table-cell>
          <table:table-cell table:formula="of:=[.$H$1]&amp;&quot;.&quot;&amp;[.A573]&amp;&quot;.jpg&quot;" office:value-type="string" office:string-value="cat.571.jpg" calcext:value-type="string">
            <text:p>cat.571.jpg</text:p>
          </table:table-cell>
          <table:table-cell/>
          <table:table-cell table:formula="of:=[.$B$1]&amp;&quot; &quot;&amp;[.B573]&amp;&quot; &quot;&amp;[.$C$1]&amp;[.B573]" office:value-type="string" office:string-value="mv dog.571.jpg ~/repo/DATA/INPUT/StarterBundle/Animals/dog.571.jpg" calcext:value-type="string">
            <text:p>mv dog.571.jpg ~/repo/DATA/INPUT/StarterBundle/Animals/dog.571.jpg</text:p>
          </table:table-cell>
          <table:table-cell table:formula="of:=[.$B$1]&amp;&quot; &quot;&amp;[.C573]&amp;&quot; &quot;&amp;[.$C$1]&amp;[.C573]" office:value-type="string" office:string-value="mv cat.571.jpg ~/repo/DATA/INPUT/StarterBundle/Animals/cat.571.jpg" calcext:value-type="string">
            <text:p>mv cat.571.jpg ~/repo/DATA/INPUT/StarterBundle/Animals/cat.571.jpg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G$1]&amp;&quot;.&quot;&amp;[.A574]&amp;&quot;.jpg&quot;" office:value-type="string" office:string-value="dog.572.jpg" calcext:value-type="string">
            <text:p>dog.572.jpg</text:p>
          </table:table-cell>
          <table:table-cell table:formula="of:=[.$H$1]&amp;&quot;.&quot;&amp;[.A574]&amp;&quot;.jpg&quot;" office:value-type="string" office:string-value="cat.572.jpg" calcext:value-type="string">
            <text:p>cat.572.jpg</text:p>
          </table:table-cell>
          <table:table-cell/>
          <table:table-cell table:formula="of:=[.$B$1]&amp;&quot; &quot;&amp;[.B574]&amp;&quot; &quot;&amp;[.$C$1]&amp;[.B574]" office:value-type="string" office:string-value="mv dog.572.jpg ~/repo/DATA/INPUT/StarterBundle/Animals/dog.572.jpg" calcext:value-type="string">
            <text:p>mv dog.572.jpg ~/repo/DATA/INPUT/StarterBundle/Animals/dog.572.jpg</text:p>
          </table:table-cell>
          <table:table-cell table:formula="of:=[.$B$1]&amp;&quot; &quot;&amp;[.C574]&amp;&quot; &quot;&amp;[.$C$1]&amp;[.C574]" office:value-type="string" office:string-value="mv cat.572.jpg ~/repo/DATA/INPUT/StarterBundle/Animals/cat.572.jpg" calcext:value-type="string">
            <text:p>mv cat.572.jpg ~/repo/DATA/INPUT/StarterBundle/Animals/cat.572.jpg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G$1]&amp;&quot;.&quot;&amp;[.A575]&amp;&quot;.jpg&quot;" office:value-type="string" office:string-value="dog.573.jpg" calcext:value-type="string">
            <text:p>dog.573.jpg</text:p>
          </table:table-cell>
          <table:table-cell table:formula="of:=[.$H$1]&amp;&quot;.&quot;&amp;[.A575]&amp;&quot;.jpg&quot;" office:value-type="string" office:string-value="cat.573.jpg" calcext:value-type="string">
            <text:p>cat.573.jpg</text:p>
          </table:table-cell>
          <table:table-cell/>
          <table:table-cell table:formula="of:=[.$B$1]&amp;&quot; &quot;&amp;[.B575]&amp;&quot; &quot;&amp;[.$C$1]&amp;[.B575]" office:value-type="string" office:string-value="mv dog.573.jpg ~/repo/DATA/INPUT/StarterBundle/Animals/dog.573.jpg" calcext:value-type="string">
            <text:p>mv dog.573.jpg ~/repo/DATA/INPUT/StarterBundle/Animals/dog.573.jpg</text:p>
          </table:table-cell>
          <table:table-cell table:formula="of:=[.$B$1]&amp;&quot; &quot;&amp;[.C575]&amp;&quot; &quot;&amp;[.$C$1]&amp;[.C575]" office:value-type="string" office:string-value="mv cat.573.jpg ~/repo/DATA/INPUT/StarterBundle/Animals/cat.573.jpg" calcext:value-type="string">
            <text:p>mv cat.573.jpg ~/repo/DATA/INPUT/StarterBundle/Animals/cat.573.jpg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G$1]&amp;&quot;.&quot;&amp;[.A576]&amp;&quot;.jpg&quot;" office:value-type="string" office:string-value="dog.574.jpg" calcext:value-type="string">
            <text:p>dog.574.jpg</text:p>
          </table:table-cell>
          <table:table-cell table:formula="of:=[.$H$1]&amp;&quot;.&quot;&amp;[.A576]&amp;&quot;.jpg&quot;" office:value-type="string" office:string-value="cat.574.jpg" calcext:value-type="string">
            <text:p>cat.574.jpg</text:p>
          </table:table-cell>
          <table:table-cell/>
          <table:table-cell table:formula="of:=[.$B$1]&amp;&quot; &quot;&amp;[.B576]&amp;&quot; &quot;&amp;[.$C$1]&amp;[.B576]" office:value-type="string" office:string-value="mv dog.574.jpg ~/repo/DATA/INPUT/StarterBundle/Animals/dog.574.jpg" calcext:value-type="string">
            <text:p>mv dog.574.jpg ~/repo/DATA/INPUT/StarterBundle/Animals/dog.574.jpg</text:p>
          </table:table-cell>
          <table:table-cell table:formula="of:=[.$B$1]&amp;&quot; &quot;&amp;[.C576]&amp;&quot; &quot;&amp;[.$C$1]&amp;[.C576]" office:value-type="string" office:string-value="mv cat.574.jpg ~/repo/DATA/INPUT/StarterBundle/Animals/cat.574.jpg" calcext:value-type="string">
            <text:p>mv cat.574.jpg ~/repo/DATA/INPUT/StarterBundle/Animals/cat.574.jpg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G$1]&amp;&quot;.&quot;&amp;[.A577]&amp;&quot;.jpg&quot;" office:value-type="string" office:string-value="dog.575.jpg" calcext:value-type="string">
            <text:p>dog.575.jpg</text:p>
          </table:table-cell>
          <table:table-cell table:formula="of:=[.$H$1]&amp;&quot;.&quot;&amp;[.A577]&amp;&quot;.jpg&quot;" office:value-type="string" office:string-value="cat.575.jpg" calcext:value-type="string">
            <text:p>cat.575.jpg</text:p>
          </table:table-cell>
          <table:table-cell/>
          <table:table-cell table:formula="of:=[.$B$1]&amp;&quot; &quot;&amp;[.B577]&amp;&quot; &quot;&amp;[.$C$1]&amp;[.B577]" office:value-type="string" office:string-value="mv dog.575.jpg ~/repo/DATA/INPUT/StarterBundle/Animals/dog.575.jpg" calcext:value-type="string">
            <text:p>mv dog.575.jpg ~/repo/DATA/INPUT/StarterBundle/Animals/dog.575.jpg</text:p>
          </table:table-cell>
          <table:table-cell table:formula="of:=[.$B$1]&amp;&quot; &quot;&amp;[.C577]&amp;&quot; &quot;&amp;[.$C$1]&amp;[.C577]" office:value-type="string" office:string-value="mv cat.575.jpg ~/repo/DATA/INPUT/StarterBundle/Animals/cat.575.jpg" calcext:value-type="string">
            <text:p>mv cat.575.jpg ~/repo/DATA/INPUT/StarterBundle/Animals/cat.575.jpg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G$1]&amp;&quot;.&quot;&amp;[.A578]&amp;&quot;.jpg&quot;" office:value-type="string" office:string-value="dog.576.jpg" calcext:value-type="string">
            <text:p>dog.576.jpg</text:p>
          </table:table-cell>
          <table:table-cell table:formula="of:=[.$H$1]&amp;&quot;.&quot;&amp;[.A578]&amp;&quot;.jpg&quot;" office:value-type="string" office:string-value="cat.576.jpg" calcext:value-type="string">
            <text:p>cat.576.jpg</text:p>
          </table:table-cell>
          <table:table-cell/>
          <table:table-cell table:formula="of:=[.$B$1]&amp;&quot; &quot;&amp;[.B578]&amp;&quot; &quot;&amp;[.$C$1]&amp;[.B578]" office:value-type="string" office:string-value="mv dog.576.jpg ~/repo/DATA/INPUT/StarterBundle/Animals/dog.576.jpg" calcext:value-type="string">
            <text:p>mv dog.576.jpg ~/repo/DATA/INPUT/StarterBundle/Animals/dog.576.jpg</text:p>
          </table:table-cell>
          <table:table-cell table:formula="of:=[.$B$1]&amp;&quot; &quot;&amp;[.C578]&amp;&quot; &quot;&amp;[.$C$1]&amp;[.C578]" office:value-type="string" office:string-value="mv cat.576.jpg ~/repo/DATA/INPUT/StarterBundle/Animals/cat.576.jpg" calcext:value-type="string">
            <text:p>mv cat.576.jpg ~/repo/DATA/INPUT/StarterBundle/Animals/cat.576.jpg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G$1]&amp;&quot;.&quot;&amp;[.A579]&amp;&quot;.jpg&quot;" office:value-type="string" office:string-value="dog.577.jpg" calcext:value-type="string">
            <text:p>dog.577.jpg</text:p>
          </table:table-cell>
          <table:table-cell table:formula="of:=[.$H$1]&amp;&quot;.&quot;&amp;[.A579]&amp;&quot;.jpg&quot;" office:value-type="string" office:string-value="cat.577.jpg" calcext:value-type="string">
            <text:p>cat.577.jpg</text:p>
          </table:table-cell>
          <table:table-cell/>
          <table:table-cell table:formula="of:=[.$B$1]&amp;&quot; &quot;&amp;[.B579]&amp;&quot; &quot;&amp;[.$C$1]&amp;[.B579]" office:value-type="string" office:string-value="mv dog.577.jpg ~/repo/DATA/INPUT/StarterBundle/Animals/dog.577.jpg" calcext:value-type="string">
            <text:p>mv dog.577.jpg ~/repo/DATA/INPUT/StarterBundle/Animals/dog.577.jpg</text:p>
          </table:table-cell>
          <table:table-cell table:formula="of:=[.$B$1]&amp;&quot; &quot;&amp;[.C579]&amp;&quot; &quot;&amp;[.$C$1]&amp;[.C579]" office:value-type="string" office:string-value="mv cat.577.jpg ~/repo/DATA/INPUT/StarterBundle/Animals/cat.577.jpg" calcext:value-type="string">
            <text:p>mv cat.577.jpg ~/repo/DATA/INPUT/StarterBundle/Animals/cat.577.jpg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G$1]&amp;&quot;.&quot;&amp;[.A580]&amp;&quot;.jpg&quot;" office:value-type="string" office:string-value="dog.578.jpg" calcext:value-type="string">
            <text:p>dog.578.jpg</text:p>
          </table:table-cell>
          <table:table-cell table:formula="of:=[.$H$1]&amp;&quot;.&quot;&amp;[.A580]&amp;&quot;.jpg&quot;" office:value-type="string" office:string-value="cat.578.jpg" calcext:value-type="string">
            <text:p>cat.578.jpg</text:p>
          </table:table-cell>
          <table:table-cell/>
          <table:table-cell table:formula="of:=[.$B$1]&amp;&quot; &quot;&amp;[.B580]&amp;&quot; &quot;&amp;[.$C$1]&amp;[.B580]" office:value-type="string" office:string-value="mv dog.578.jpg ~/repo/DATA/INPUT/StarterBundle/Animals/dog.578.jpg" calcext:value-type="string">
            <text:p>mv dog.578.jpg ~/repo/DATA/INPUT/StarterBundle/Animals/dog.578.jpg</text:p>
          </table:table-cell>
          <table:table-cell table:formula="of:=[.$B$1]&amp;&quot; &quot;&amp;[.C580]&amp;&quot; &quot;&amp;[.$C$1]&amp;[.C580]" office:value-type="string" office:string-value="mv cat.578.jpg ~/repo/DATA/INPUT/StarterBundle/Animals/cat.578.jpg" calcext:value-type="string">
            <text:p>mv cat.578.jpg ~/repo/DATA/INPUT/StarterBundle/Animals/cat.578.jpg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G$1]&amp;&quot;.&quot;&amp;[.A581]&amp;&quot;.jpg&quot;" office:value-type="string" office:string-value="dog.579.jpg" calcext:value-type="string">
            <text:p>dog.579.jpg</text:p>
          </table:table-cell>
          <table:table-cell table:formula="of:=[.$H$1]&amp;&quot;.&quot;&amp;[.A581]&amp;&quot;.jpg&quot;" office:value-type="string" office:string-value="cat.579.jpg" calcext:value-type="string">
            <text:p>cat.579.jpg</text:p>
          </table:table-cell>
          <table:table-cell/>
          <table:table-cell table:formula="of:=[.$B$1]&amp;&quot; &quot;&amp;[.B581]&amp;&quot; &quot;&amp;[.$C$1]&amp;[.B581]" office:value-type="string" office:string-value="mv dog.579.jpg ~/repo/DATA/INPUT/StarterBundle/Animals/dog.579.jpg" calcext:value-type="string">
            <text:p>mv dog.579.jpg ~/repo/DATA/INPUT/StarterBundle/Animals/dog.579.jpg</text:p>
          </table:table-cell>
          <table:table-cell table:formula="of:=[.$B$1]&amp;&quot; &quot;&amp;[.C581]&amp;&quot; &quot;&amp;[.$C$1]&amp;[.C581]" office:value-type="string" office:string-value="mv cat.579.jpg ~/repo/DATA/INPUT/StarterBundle/Animals/cat.579.jpg" calcext:value-type="string">
            <text:p>mv cat.579.jpg ~/repo/DATA/INPUT/StarterBundle/Animals/cat.579.jpg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G$1]&amp;&quot;.&quot;&amp;[.A582]&amp;&quot;.jpg&quot;" office:value-type="string" office:string-value="dog.580.jpg" calcext:value-type="string">
            <text:p>dog.580.jpg</text:p>
          </table:table-cell>
          <table:table-cell table:formula="of:=[.$H$1]&amp;&quot;.&quot;&amp;[.A582]&amp;&quot;.jpg&quot;" office:value-type="string" office:string-value="cat.580.jpg" calcext:value-type="string">
            <text:p>cat.580.jpg</text:p>
          </table:table-cell>
          <table:table-cell/>
          <table:table-cell table:formula="of:=[.$B$1]&amp;&quot; &quot;&amp;[.B582]&amp;&quot; &quot;&amp;[.$C$1]&amp;[.B582]" office:value-type="string" office:string-value="mv dog.580.jpg ~/repo/DATA/INPUT/StarterBundle/Animals/dog.580.jpg" calcext:value-type="string">
            <text:p>mv dog.580.jpg ~/repo/DATA/INPUT/StarterBundle/Animals/dog.580.jpg</text:p>
          </table:table-cell>
          <table:table-cell table:formula="of:=[.$B$1]&amp;&quot; &quot;&amp;[.C582]&amp;&quot; &quot;&amp;[.$C$1]&amp;[.C582]" office:value-type="string" office:string-value="mv cat.580.jpg ~/repo/DATA/INPUT/StarterBundle/Animals/cat.580.jpg" calcext:value-type="string">
            <text:p>mv cat.580.jpg ~/repo/DATA/INPUT/StarterBundle/Animals/cat.580.jpg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G$1]&amp;&quot;.&quot;&amp;[.A583]&amp;&quot;.jpg&quot;" office:value-type="string" office:string-value="dog.581.jpg" calcext:value-type="string">
            <text:p>dog.581.jpg</text:p>
          </table:table-cell>
          <table:table-cell table:formula="of:=[.$H$1]&amp;&quot;.&quot;&amp;[.A583]&amp;&quot;.jpg&quot;" office:value-type="string" office:string-value="cat.581.jpg" calcext:value-type="string">
            <text:p>cat.581.jpg</text:p>
          </table:table-cell>
          <table:table-cell/>
          <table:table-cell table:formula="of:=[.$B$1]&amp;&quot; &quot;&amp;[.B583]&amp;&quot; &quot;&amp;[.$C$1]&amp;[.B583]" office:value-type="string" office:string-value="mv dog.581.jpg ~/repo/DATA/INPUT/StarterBundle/Animals/dog.581.jpg" calcext:value-type="string">
            <text:p>mv dog.581.jpg ~/repo/DATA/INPUT/StarterBundle/Animals/dog.581.jpg</text:p>
          </table:table-cell>
          <table:table-cell table:formula="of:=[.$B$1]&amp;&quot; &quot;&amp;[.C583]&amp;&quot; &quot;&amp;[.$C$1]&amp;[.C583]" office:value-type="string" office:string-value="mv cat.581.jpg ~/repo/DATA/INPUT/StarterBundle/Animals/cat.581.jpg" calcext:value-type="string">
            <text:p>mv cat.581.jpg ~/repo/DATA/INPUT/StarterBundle/Animals/cat.581.jpg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G$1]&amp;&quot;.&quot;&amp;[.A584]&amp;&quot;.jpg&quot;" office:value-type="string" office:string-value="dog.582.jpg" calcext:value-type="string">
            <text:p>dog.582.jpg</text:p>
          </table:table-cell>
          <table:table-cell table:formula="of:=[.$H$1]&amp;&quot;.&quot;&amp;[.A584]&amp;&quot;.jpg&quot;" office:value-type="string" office:string-value="cat.582.jpg" calcext:value-type="string">
            <text:p>cat.582.jpg</text:p>
          </table:table-cell>
          <table:table-cell/>
          <table:table-cell table:formula="of:=[.$B$1]&amp;&quot; &quot;&amp;[.B584]&amp;&quot; &quot;&amp;[.$C$1]&amp;[.B584]" office:value-type="string" office:string-value="mv dog.582.jpg ~/repo/DATA/INPUT/StarterBundle/Animals/dog.582.jpg" calcext:value-type="string">
            <text:p>mv dog.582.jpg ~/repo/DATA/INPUT/StarterBundle/Animals/dog.582.jpg</text:p>
          </table:table-cell>
          <table:table-cell table:formula="of:=[.$B$1]&amp;&quot; &quot;&amp;[.C584]&amp;&quot; &quot;&amp;[.$C$1]&amp;[.C584]" office:value-type="string" office:string-value="mv cat.582.jpg ~/repo/DATA/INPUT/StarterBundle/Animals/cat.582.jpg" calcext:value-type="string">
            <text:p>mv cat.582.jpg ~/repo/DATA/INPUT/StarterBundle/Animals/cat.582.jpg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G$1]&amp;&quot;.&quot;&amp;[.A585]&amp;&quot;.jpg&quot;" office:value-type="string" office:string-value="dog.583.jpg" calcext:value-type="string">
            <text:p>dog.583.jpg</text:p>
          </table:table-cell>
          <table:table-cell table:formula="of:=[.$H$1]&amp;&quot;.&quot;&amp;[.A585]&amp;&quot;.jpg&quot;" office:value-type="string" office:string-value="cat.583.jpg" calcext:value-type="string">
            <text:p>cat.583.jpg</text:p>
          </table:table-cell>
          <table:table-cell/>
          <table:table-cell table:formula="of:=[.$B$1]&amp;&quot; &quot;&amp;[.B585]&amp;&quot; &quot;&amp;[.$C$1]&amp;[.B585]" office:value-type="string" office:string-value="mv dog.583.jpg ~/repo/DATA/INPUT/StarterBundle/Animals/dog.583.jpg" calcext:value-type="string">
            <text:p>mv dog.583.jpg ~/repo/DATA/INPUT/StarterBundle/Animals/dog.583.jpg</text:p>
          </table:table-cell>
          <table:table-cell table:formula="of:=[.$B$1]&amp;&quot; &quot;&amp;[.C585]&amp;&quot; &quot;&amp;[.$C$1]&amp;[.C585]" office:value-type="string" office:string-value="mv cat.583.jpg ~/repo/DATA/INPUT/StarterBundle/Animals/cat.583.jpg" calcext:value-type="string">
            <text:p>mv cat.583.jpg ~/repo/DATA/INPUT/StarterBundle/Animals/cat.583.jpg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G$1]&amp;&quot;.&quot;&amp;[.A586]&amp;&quot;.jpg&quot;" office:value-type="string" office:string-value="dog.584.jpg" calcext:value-type="string">
            <text:p>dog.584.jpg</text:p>
          </table:table-cell>
          <table:table-cell table:formula="of:=[.$H$1]&amp;&quot;.&quot;&amp;[.A586]&amp;&quot;.jpg&quot;" office:value-type="string" office:string-value="cat.584.jpg" calcext:value-type="string">
            <text:p>cat.584.jpg</text:p>
          </table:table-cell>
          <table:table-cell/>
          <table:table-cell table:formula="of:=[.$B$1]&amp;&quot; &quot;&amp;[.B586]&amp;&quot; &quot;&amp;[.$C$1]&amp;[.B586]" office:value-type="string" office:string-value="mv dog.584.jpg ~/repo/DATA/INPUT/StarterBundle/Animals/dog.584.jpg" calcext:value-type="string">
            <text:p>mv dog.584.jpg ~/repo/DATA/INPUT/StarterBundle/Animals/dog.584.jpg</text:p>
          </table:table-cell>
          <table:table-cell table:formula="of:=[.$B$1]&amp;&quot; &quot;&amp;[.C586]&amp;&quot; &quot;&amp;[.$C$1]&amp;[.C586]" office:value-type="string" office:string-value="mv cat.584.jpg ~/repo/DATA/INPUT/StarterBundle/Animals/cat.584.jpg" calcext:value-type="string">
            <text:p>mv cat.584.jpg ~/repo/DATA/INPUT/StarterBundle/Animals/cat.584.jpg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G$1]&amp;&quot;.&quot;&amp;[.A587]&amp;&quot;.jpg&quot;" office:value-type="string" office:string-value="dog.585.jpg" calcext:value-type="string">
            <text:p>dog.585.jpg</text:p>
          </table:table-cell>
          <table:table-cell table:formula="of:=[.$H$1]&amp;&quot;.&quot;&amp;[.A587]&amp;&quot;.jpg&quot;" office:value-type="string" office:string-value="cat.585.jpg" calcext:value-type="string">
            <text:p>cat.585.jpg</text:p>
          </table:table-cell>
          <table:table-cell/>
          <table:table-cell table:formula="of:=[.$B$1]&amp;&quot; &quot;&amp;[.B587]&amp;&quot; &quot;&amp;[.$C$1]&amp;[.B587]" office:value-type="string" office:string-value="mv dog.585.jpg ~/repo/DATA/INPUT/StarterBundle/Animals/dog.585.jpg" calcext:value-type="string">
            <text:p>mv dog.585.jpg ~/repo/DATA/INPUT/StarterBundle/Animals/dog.585.jpg</text:p>
          </table:table-cell>
          <table:table-cell table:formula="of:=[.$B$1]&amp;&quot; &quot;&amp;[.C587]&amp;&quot; &quot;&amp;[.$C$1]&amp;[.C587]" office:value-type="string" office:string-value="mv cat.585.jpg ~/repo/DATA/INPUT/StarterBundle/Animals/cat.585.jpg" calcext:value-type="string">
            <text:p>mv cat.585.jpg ~/repo/DATA/INPUT/StarterBundle/Animals/cat.585.jpg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G$1]&amp;&quot;.&quot;&amp;[.A588]&amp;&quot;.jpg&quot;" office:value-type="string" office:string-value="dog.586.jpg" calcext:value-type="string">
            <text:p>dog.586.jpg</text:p>
          </table:table-cell>
          <table:table-cell table:formula="of:=[.$H$1]&amp;&quot;.&quot;&amp;[.A588]&amp;&quot;.jpg&quot;" office:value-type="string" office:string-value="cat.586.jpg" calcext:value-type="string">
            <text:p>cat.586.jpg</text:p>
          </table:table-cell>
          <table:table-cell/>
          <table:table-cell table:formula="of:=[.$B$1]&amp;&quot; &quot;&amp;[.B588]&amp;&quot; &quot;&amp;[.$C$1]&amp;[.B588]" office:value-type="string" office:string-value="mv dog.586.jpg ~/repo/DATA/INPUT/StarterBundle/Animals/dog.586.jpg" calcext:value-type="string">
            <text:p>mv dog.586.jpg ~/repo/DATA/INPUT/StarterBundle/Animals/dog.586.jpg</text:p>
          </table:table-cell>
          <table:table-cell table:formula="of:=[.$B$1]&amp;&quot; &quot;&amp;[.C588]&amp;&quot; &quot;&amp;[.$C$1]&amp;[.C588]" office:value-type="string" office:string-value="mv cat.586.jpg ~/repo/DATA/INPUT/StarterBundle/Animals/cat.586.jpg" calcext:value-type="string">
            <text:p>mv cat.586.jpg ~/repo/DATA/INPUT/StarterBundle/Animals/cat.586.jpg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G$1]&amp;&quot;.&quot;&amp;[.A589]&amp;&quot;.jpg&quot;" office:value-type="string" office:string-value="dog.587.jpg" calcext:value-type="string">
            <text:p>dog.587.jpg</text:p>
          </table:table-cell>
          <table:table-cell table:formula="of:=[.$H$1]&amp;&quot;.&quot;&amp;[.A589]&amp;&quot;.jpg&quot;" office:value-type="string" office:string-value="cat.587.jpg" calcext:value-type="string">
            <text:p>cat.587.jpg</text:p>
          </table:table-cell>
          <table:table-cell/>
          <table:table-cell table:formula="of:=[.$B$1]&amp;&quot; &quot;&amp;[.B589]&amp;&quot; &quot;&amp;[.$C$1]&amp;[.B589]" office:value-type="string" office:string-value="mv dog.587.jpg ~/repo/DATA/INPUT/StarterBundle/Animals/dog.587.jpg" calcext:value-type="string">
            <text:p>mv dog.587.jpg ~/repo/DATA/INPUT/StarterBundle/Animals/dog.587.jpg</text:p>
          </table:table-cell>
          <table:table-cell table:formula="of:=[.$B$1]&amp;&quot; &quot;&amp;[.C589]&amp;&quot; &quot;&amp;[.$C$1]&amp;[.C589]" office:value-type="string" office:string-value="mv cat.587.jpg ~/repo/DATA/INPUT/StarterBundle/Animals/cat.587.jpg" calcext:value-type="string">
            <text:p>mv cat.587.jpg ~/repo/DATA/INPUT/StarterBundle/Animals/cat.587.jpg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G$1]&amp;&quot;.&quot;&amp;[.A590]&amp;&quot;.jpg&quot;" office:value-type="string" office:string-value="dog.588.jpg" calcext:value-type="string">
            <text:p>dog.588.jpg</text:p>
          </table:table-cell>
          <table:table-cell table:formula="of:=[.$H$1]&amp;&quot;.&quot;&amp;[.A590]&amp;&quot;.jpg&quot;" office:value-type="string" office:string-value="cat.588.jpg" calcext:value-type="string">
            <text:p>cat.588.jpg</text:p>
          </table:table-cell>
          <table:table-cell/>
          <table:table-cell table:formula="of:=[.$B$1]&amp;&quot; &quot;&amp;[.B590]&amp;&quot; &quot;&amp;[.$C$1]&amp;[.B590]" office:value-type="string" office:string-value="mv dog.588.jpg ~/repo/DATA/INPUT/StarterBundle/Animals/dog.588.jpg" calcext:value-type="string">
            <text:p>mv dog.588.jpg ~/repo/DATA/INPUT/StarterBundle/Animals/dog.588.jpg</text:p>
          </table:table-cell>
          <table:table-cell table:formula="of:=[.$B$1]&amp;&quot; &quot;&amp;[.C590]&amp;&quot; &quot;&amp;[.$C$1]&amp;[.C590]" office:value-type="string" office:string-value="mv cat.588.jpg ~/repo/DATA/INPUT/StarterBundle/Animals/cat.588.jpg" calcext:value-type="string">
            <text:p>mv cat.588.jpg ~/repo/DATA/INPUT/StarterBundle/Animals/cat.588.jpg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G$1]&amp;&quot;.&quot;&amp;[.A591]&amp;&quot;.jpg&quot;" office:value-type="string" office:string-value="dog.589.jpg" calcext:value-type="string">
            <text:p>dog.589.jpg</text:p>
          </table:table-cell>
          <table:table-cell table:formula="of:=[.$H$1]&amp;&quot;.&quot;&amp;[.A591]&amp;&quot;.jpg&quot;" office:value-type="string" office:string-value="cat.589.jpg" calcext:value-type="string">
            <text:p>cat.589.jpg</text:p>
          </table:table-cell>
          <table:table-cell/>
          <table:table-cell table:formula="of:=[.$B$1]&amp;&quot; &quot;&amp;[.B591]&amp;&quot; &quot;&amp;[.$C$1]&amp;[.B591]" office:value-type="string" office:string-value="mv dog.589.jpg ~/repo/DATA/INPUT/StarterBundle/Animals/dog.589.jpg" calcext:value-type="string">
            <text:p>mv dog.589.jpg ~/repo/DATA/INPUT/StarterBundle/Animals/dog.589.jpg</text:p>
          </table:table-cell>
          <table:table-cell table:formula="of:=[.$B$1]&amp;&quot; &quot;&amp;[.C591]&amp;&quot; &quot;&amp;[.$C$1]&amp;[.C591]" office:value-type="string" office:string-value="mv cat.589.jpg ~/repo/DATA/INPUT/StarterBundle/Animals/cat.589.jpg" calcext:value-type="string">
            <text:p>mv cat.589.jpg ~/repo/DATA/INPUT/StarterBundle/Animals/cat.589.jpg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G$1]&amp;&quot;.&quot;&amp;[.A592]&amp;&quot;.jpg&quot;" office:value-type="string" office:string-value="dog.590.jpg" calcext:value-type="string">
            <text:p>dog.590.jpg</text:p>
          </table:table-cell>
          <table:table-cell table:formula="of:=[.$H$1]&amp;&quot;.&quot;&amp;[.A592]&amp;&quot;.jpg&quot;" office:value-type="string" office:string-value="cat.590.jpg" calcext:value-type="string">
            <text:p>cat.590.jpg</text:p>
          </table:table-cell>
          <table:table-cell/>
          <table:table-cell table:formula="of:=[.$B$1]&amp;&quot; &quot;&amp;[.B592]&amp;&quot; &quot;&amp;[.$C$1]&amp;[.B592]" office:value-type="string" office:string-value="mv dog.590.jpg ~/repo/DATA/INPUT/StarterBundle/Animals/dog.590.jpg" calcext:value-type="string">
            <text:p>mv dog.590.jpg ~/repo/DATA/INPUT/StarterBundle/Animals/dog.590.jpg</text:p>
          </table:table-cell>
          <table:table-cell table:formula="of:=[.$B$1]&amp;&quot; &quot;&amp;[.C592]&amp;&quot; &quot;&amp;[.$C$1]&amp;[.C592]" office:value-type="string" office:string-value="mv cat.590.jpg ~/repo/DATA/INPUT/StarterBundle/Animals/cat.590.jpg" calcext:value-type="string">
            <text:p>mv cat.590.jpg ~/repo/DATA/INPUT/StarterBundle/Animals/cat.590.jpg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G$1]&amp;&quot;.&quot;&amp;[.A593]&amp;&quot;.jpg&quot;" office:value-type="string" office:string-value="dog.591.jpg" calcext:value-type="string">
            <text:p>dog.591.jpg</text:p>
          </table:table-cell>
          <table:table-cell table:formula="of:=[.$H$1]&amp;&quot;.&quot;&amp;[.A593]&amp;&quot;.jpg&quot;" office:value-type="string" office:string-value="cat.591.jpg" calcext:value-type="string">
            <text:p>cat.591.jpg</text:p>
          </table:table-cell>
          <table:table-cell/>
          <table:table-cell table:formula="of:=[.$B$1]&amp;&quot; &quot;&amp;[.B593]&amp;&quot; &quot;&amp;[.$C$1]&amp;[.B593]" office:value-type="string" office:string-value="mv dog.591.jpg ~/repo/DATA/INPUT/StarterBundle/Animals/dog.591.jpg" calcext:value-type="string">
            <text:p>mv dog.591.jpg ~/repo/DATA/INPUT/StarterBundle/Animals/dog.591.jpg</text:p>
          </table:table-cell>
          <table:table-cell table:formula="of:=[.$B$1]&amp;&quot; &quot;&amp;[.C593]&amp;&quot; &quot;&amp;[.$C$1]&amp;[.C593]" office:value-type="string" office:string-value="mv cat.591.jpg ~/repo/DATA/INPUT/StarterBundle/Animals/cat.591.jpg" calcext:value-type="string">
            <text:p>mv cat.591.jpg ~/repo/DATA/INPUT/StarterBundle/Animals/cat.591.jpg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G$1]&amp;&quot;.&quot;&amp;[.A594]&amp;&quot;.jpg&quot;" office:value-type="string" office:string-value="dog.592.jpg" calcext:value-type="string">
            <text:p>dog.592.jpg</text:p>
          </table:table-cell>
          <table:table-cell table:formula="of:=[.$H$1]&amp;&quot;.&quot;&amp;[.A594]&amp;&quot;.jpg&quot;" office:value-type="string" office:string-value="cat.592.jpg" calcext:value-type="string">
            <text:p>cat.592.jpg</text:p>
          </table:table-cell>
          <table:table-cell/>
          <table:table-cell table:formula="of:=[.$B$1]&amp;&quot; &quot;&amp;[.B594]&amp;&quot; &quot;&amp;[.$C$1]&amp;[.B594]" office:value-type="string" office:string-value="mv dog.592.jpg ~/repo/DATA/INPUT/StarterBundle/Animals/dog.592.jpg" calcext:value-type="string">
            <text:p>mv dog.592.jpg ~/repo/DATA/INPUT/StarterBundle/Animals/dog.592.jpg</text:p>
          </table:table-cell>
          <table:table-cell table:formula="of:=[.$B$1]&amp;&quot; &quot;&amp;[.C594]&amp;&quot; &quot;&amp;[.$C$1]&amp;[.C594]" office:value-type="string" office:string-value="mv cat.592.jpg ~/repo/DATA/INPUT/StarterBundle/Animals/cat.592.jpg" calcext:value-type="string">
            <text:p>mv cat.592.jpg ~/repo/DATA/INPUT/StarterBundle/Animals/cat.592.jpg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G$1]&amp;&quot;.&quot;&amp;[.A595]&amp;&quot;.jpg&quot;" office:value-type="string" office:string-value="dog.593.jpg" calcext:value-type="string">
            <text:p>dog.593.jpg</text:p>
          </table:table-cell>
          <table:table-cell table:formula="of:=[.$H$1]&amp;&quot;.&quot;&amp;[.A595]&amp;&quot;.jpg&quot;" office:value-type="string" office:string-value="cat.593.jpg" calcext:value-type="string">
            <text:p>cat.593.jpg</text:p>
          </table:table-cell>
          <table:table-cell/>
          <table:table-cell table:formula="of:=[.$B$1]&amp;&quot; &quot;&amp;[.B595]&amp;&quot; &quot;&amp;[.$C$1]&amp;[.B595]" office:value-type="string" office:string-value="mv dog.593.jpg ~/repo/DATA/INPUT/StarterBundle/Animals/dog.593.jpg" calcext:value-type="string">
            <text:p>mv dog.593.jpg ~/repo/DATA/INPUT/StarterBundle/Animals/dog.593.jpg</text:p>
          </table:table-cell>
          <table:table-cell table:formula="of:=[.$B$1]&amp;&quot; &quot;&amp;[.C595]&amp;&quot; &quot;&amp;[.$C$1]&amp;[.C595]" office:value-type="string" office:string-value="mv cat.593.jpg ~/repo/DATA/INPUT/StarterBundle/Animals/cat.593.jpg" calcext:value-type="string">
            <text:p>mv cat.593.jpg ~/repo/DATA/INPUT/StarterBundle/Animals/cat.593.jpg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G$1]&amp;&quot;.&quot;&amp;[.A596]&amp;&quot;.jpg&quot;" office:value-type="string" office:string-value="dog.594.jpg" calcext:value-type="string">
            <text:p>dog.594.jpg</text:p>
          </table:table-cell>
          <table:table-cell table:formula="of:=[.$H$1]&amp;&quot;.&quot;&amp;[.A596]&amp;&quot;.jpg&quot;" office:value-type="string" office:string-value="cat.594.jpg" calcext:value-type="string">
            <text:p>cat.594.jpg</text:p>
          </table:table-cell>
          <table:table-cell/>
          <table:table-cell table:formula="of:=[.$B$1]&amp;&quot; &quot;&amp;[.B596]&amp;&quot; &quot;&amp;[.$C$1]&amp;[.B596]" office:value-type="string" office:string-value="mv dog.594.jpg ~/repo/DATA/INPUT/StarterBundle/Animals/dog.594.jpg" calcext:value-type="string">
            <text:p>mv dog.594.jpg ~/repo/DATA/INPUT/StarterBundle/Animals/dog.594.jpg</text:p>
          </table:table-cell>
          <table:table-cell table:formula="of:=[.$B$1]&amp;&quot; &quot;&amp;[.C596]&amp;&quot; &quot;&amp;[.$C$1]&amp;[.C596]" office:value-type="string" office:string-value="mv cat.594.jpg ~/repo/DATA/INPUT/StarterBundle/Animals/cat.594.jpg" calcext:value-type="string">
            <text:p>mv cat.594.jpg ~/repo/DATA/INPUT/StarterBundle/Animals/cat.594.jpg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G$1]&amp;&quot;.&quot;&amp;[.A597]&amp;&quot;.jpg&quot;" office:value-type="string" office:string-value="dog.595.jpg" calcext:value-type="string">
            <text:p>dog.595.jpg</text:p>
          </table:table-cell>
          <table:table-cell table:formula="of:=[.$H$1]&amp;&quot;.&quot;&amp;[.A597]&amp;&quot;.jpg&quot;" office:value-type="string" office:string-value="cat.595.jpg" calcext:value-type="string">
            <text:p>cat.595.jpg</text:p>
          </table:table-cell>
          <table:table-cell/>
          <table:table-cell table:formula="of:=[.$B$1]&amp;&quot; &quot;&amp;[.B597]&amp;&quot; &quot;&amp;[.$C$1]&amp;[.B597]" office:value-type="string" office:string-value="mv dog.595.jpg ~/repo/DATA/INPUT/StarterBundle/Animals/dog.595.jpg" calcext:value-type="string">
            <text:p>mv dog.595.jpg ~/repo/DATA/INPUT/StarterBundle/Animals/dog.595.jpg</text:p>
          </table:table-cell>
          <table:table-cell table:formula="of:=[.$B$1]&amp;&quot; &quot;&amp;[.C597]&amp;&quot; &quot;&amp;[.$C$1]&amp;[.C597]" office:value-type="string" office:string-value="mv cat.595.jpg ~/repo/DATA/INPUT/StarterBundle/Animals/cat.595.jpg" calcext:value-type="string">
            <text:p>mv cat.595.jpg ~/repo/DATA/INPUT/StarterBundle/Animals/cat.595.jpg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G$1]&amp;&quot;.&quot;&amp;[.A598]&amp;&quot;.jpg&quot;" office:value-type="string" office:string-value="dog.596.jpg" calcext:value-type="string">
            <text:p>dog.596.jpg</text:p>
          </table:table-cell>
          <table:table-cell table:formula="of:=[.$H$1]&amp;&quot;.&quot;&amp;[.A598]&amp;&quot;.jpg&quot;" office:value-type="string" office:string-value="cat.596.jpg" calcext:value-type="string">
            <text:p>cat.596.jpg</text:p>
          </table:table-cell>
          <table:table-cell/>
          <table:table-cell table:formula="of:=[.$B$1]&amp;&quot; &quot;&amp;[.B598]&amp;&quot; &quot;&amp;[.$C$1]&amp;[.B598]" office:value-type="string" office:string-value="mv dog.596.jpg ~/repo/DATA/INPUT/StarterBundle/Animals/dog.596.jpg" calcext:value-type="string">
            <text:p>mv dog.596.jpg ~/repo/DATA/INPUT/StarterBundle/Animals/dog.596.jpg</text:p>
          </table:table-cell>
          <table:table-cell table:formula="of:=[.$B$1]&amp;&quot; &quot;&amp;[.C598]&amp;&quot; &quot;&amp;[.$C$1]&amp;[.C598]" office:value-type="string" office:string-value="mv cat.596.jpg ~/repo/DATA/INPUT/StarterBundle/Animals/cat.596.jpg" calcext:value-type="string">
            <text:p>mv cat.596.jpg ~/repo/DATA/INPUT/StarterBundle/Animals/cat.596.jpg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G$1]&amp;&quot;.&quot;&amp;[.A599]&amp;&quot;.jpg&quot;" office:value-type="string" office:string-value="dog.597.jpg" calcext:value-type="string">
            <text:p>dog.597.jpg</text:p>
          </table:table-cell>
          <table:table-cell table:formula="of:=[.$H$1]&amp;&quot;.&quot;&amp;[.A599]&amp;&quot;.jpg&quot;" office:value-type="string" office:string-value="cat.597.jpg" calcext:value-type="string">
            <text:p>cat.597.jpg</text:p>
          </table:table-cell>
          <table:table-cell/>
          <table:table-cell table:formula="of:=[.$B$1]&amp;&quot; &quot;&amp;[.B599]&amp;&quot; &quot;&amp;[.$C$1]&amp;[.B599]" office:value-type="string" office:string-value="mv dog.597.jpg ~/repo/DATA/INPUT/StarterBundle/Animals/dog.597.jpg" calcext:value-type="string">
            <text:p>mv dog.597.jpg ~/repo/DATA/INPUT/StarterBundle/Animals/dog.597.jpg</text:p>
          </table:table-cell>
          <table:table-cell table:formula="of:=[.$B$1]&amp;&quot; &quot;&amp;[.C599]&amp;&quot; &quot;&amp;[.$C$1]&amp;[.C599]" office:value-type="string" office:string-value="mv cat.597.jpg ~/repo/DATA/INPUT/StarterBundle/Animals/cat.597.jpg" calcext:value-type="string">
            <text:p>mv cat.597.jpg ~/repo/DATA/INPUT/StarterBundle/Animals/cat.597.jpg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G$1]&amp;&quot;.&quot;&amp;[.A600]&amp;&quot;.jpg&quot;" office:value-type="string" office:string-value="dog.598.jpg" calcext:value-type="string">
            <text:p>dog.598.jpg</text:p>
          </table:table-cell>
          <table:table-cell table:formula="of:=[.$H$1]&amp;&quot;.&quot;&amp;[.A600]&amp;&quot;.jpg&quot;" office:value-type="string" office:string-value="cat.598.jpg" calcext:value-type="string">
            <text:p>cat.598.jpg</text:p>
          </table:table-cell>
          <table:table-cell/>
          <table:table-cell table:formula="of:=[.$B$1]&amp;&quot; &quot;&amp;[.B600]&amp;&quot; &quot;&amp;[.$C$1]&amp;[.B600]" office:value-type="string" office:string-value="mv dog.598.jpg ~/repo/DATA/INPUT/StarterBundle/Animals/dog.598.jpg" calcext:value-type="string">
            <text:p>mv dog.598.jpg ~/repo/DATA/INPUT/StarterBundle/Animals/dog.598.jpg</text:p>
          </table:table-cell>
          <table:table-cell table:formula="of:=[.$B$1]&amp;&quot; &quot;&amp;[.C600]&amp;&quot; &quot;&amp;[.$C$1]&amp;[.C600]" office:value-type="string" office:string-value="mv cat.598.jpg ~/repo/DATA/INPUT/StarterBundle/Animals/cat.598.jpg" calcext:value-type="string">
            <text:p>mv cat.598.jpg ~/repo/DATA/INPUT/StarterBundle/Animals/cat.598.jpg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G$1]&amp;&quot;.&quot;&amp;[.A601]&amp;&quot;.jpg&quot;" office:value-type="string" office:string-value="dog.599.jpg" calcext:value-type="string">
            <text:p>dog.599.jpg</text:p>
          </table:table-cell>
          <table:table-cell table:formula="of:=[.$H$1]&amp;&quot;.&quot;&amp;[.A601]&amp;&quot;.jpg&quot;" office:value-type="string" office:string-value="cat.599.jpg" calcext:value-type="string">
            <text:p>cat.599.jpg</text:p>
          </table:table-cell>
          <table:table-cell/>
          <table:table-cell table:formula="of:=[.$B$1]&amp;&quot; &quot;&amp;[.B601]&amp;&quot; &quot;&amp;[.$C$1]&amp;[.B601]" office:value-type="string" office:string-value="mv dog.599.jpg ~/repo/DATA/INPUT/StarterBundle/Animals/dog.599.jpg" calcext:value-type="string">
            <text:p>mv dog.599.jpg ~/repo/DATA/INPUT/StarterBundle/Animals/dog.599.jpg</text:p>
          </table:table-cell>
          <table:table-cell table:formula="of:=[.$B$1]&amp;&quot; &quot;&amp;[.C601]&amp;&quot; &quot;&amp;[.$C$1]&amp;[.C601]" office:value-type="string" office:string-value="mv cat.599.jpg ~/repo/DATA/INPUT/StarterBundle/Animals/cat.599.jpg" calcext:value-type="string">
            <text:p>mv cat.599.jpg ~/repo/DATA/INPUT/StarterBundle/Animals/cat.599.jpg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G$1]&amp;&quot;.&quot;&amp;[.A602]&amp;&quot;.jpg&quot;" office:value-type="string" office:string-value="dog.600.jpg" calcext:value-type="string">
            <text:p>dog.600.jpg</text:p>
          </table:table-cell>
          <table:table-cell table:formula="of:=[.$H$1]&amp;&quot;.&quot;&amp;[.A602]&amp;&quot;.jpg&quot;" office:value-type="string" office:string-value="cat.600.jpg" calcext:value-type="string">
            <text:p>cat.600.jpg</text:p>
          </table:table-cell>
          <table:table-cell/>
          <table:table-cell table:formula="of:=[.$B$1]&amp;&quot; &quot;&amp;[.B602]&amp;&quot; &quot;&amp;[.$C$1]&amp;[.B602]" office:value-type="string" office:string-value="mv dog.600.jpg ~/repo/DATA/INPUT/StarterBundle/Animals/dog.600.jpg" calcext:value-type="string">
            <text:p>mv dog.600.jpg ~/repo/DATA/INPUT/StarterBundle/Animals/dog.600.jpg</text:p>
          </table:table-cell>
          <table:table-cell table:formula="of:=[.$B$1]&amp;&quot; &quot;&amp;[.C602]&amp;&quot; &quot;&amp;[.$C$1]&amp;[.C602]" office:value-type="string" office:string-value="mv cat.600.jpg ~/repo/DATA/INPUT/StarterBundle/Animals/cat.600.jpg" calcext:value-type="string">
            <text:p>mv cat.600.jpg ~/repo/DATA/INPUT/StarterBundle/Animals/cat.600.jpg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G$1]&amp;&quot;.&quot;&amp;[.A603]&amp;&quot;.jpg&quot;" office:value-type="string" office:string-value="dog.601.jpg" calcext:value-type="string">
            <text:p>dog.601.jpg</text:p>
          </table:table-cell>
          <table:table-cell table:formula="of:=[.$H$1]&amp;&quot;.&quot;&amp;[.A603]&amp;&quot;.jpg&quot;" office:value-type="string" office:string-value="cat.601.jpg" calcext:value-type="string">
            <text:p>cat.601.jpg</text:p>
          </table:table-cell>
          <table:table-cell/>
          <table:table-cell table:formula="of:=[.$B$1]&amp;&quot; &quot;&amp;[.B603]&amp;&quot; &quot;&amp;[.$C$1]&amp;[.B603]" office:value-type="string" office:string-value="mv dog.601.jpg ~/repo/DATA/INPUT/StarterBundle/Animals/dog.601.jpg" calcext:value-type="string">
            <text:p>mv dog.601.jpg ~/repo/DATA/INPUT/StarterBundle/Animals/dog.601.jpg</text:p>
          </table:table-cell>
          <table:table-cell table:formula="of:=[.$B$1]&amp;&quot; &quot;&amp;[.C603]&amp;&quot; &quot;&amp;[.$C$1]&amp;[.C603]" office:value-type="string" office:string-value="mv cat.601.jpg ~/repo/DATA/INPUT/StarterBundle/Animals/cat.601.jpg" calcext:value-type="string">
            <text:p>mv cat.601.jpg ~/repo/DATA/INPUT/StarterBundle/Animals/cat.601.jpg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G$1]&amp;&quot;.&quot;&amp;[.A604]&amp;&quot;.jpg&quot;" office:value-type="string" office:string-value="dog.602.jpg" calcext:value-type="string">
            <text:p>dog.602.jpg</text:p>
          </table:table-cell>
          <table:table-cell table:formula="of:=[.$H$1]&amp;&quot;.&quot;&amp;[.A604]&amp;&quot;.jpg&quot;" office:value-type="string" office:string-value="cat.602.jpg" calcext:value-type="string">
            <text:p>cat.602.jpg</text:p>
          </table:table-cell>
          <table:table-cell/>
          <table:table-cell table:formula="of:=[.$B$1]&amp;&quot; &quot;&amp;[.B604]&amp;&quot; &quot;&amp;[.$C$1]&amp;[.B604]" office:value-type="string" office:string-value="mv dog.602.jpg ~/repo/DATA/INPUT/StarterBundle/Animals/dog.602.jpg" calcext:value-type="string">
            <text:p>mv dog.602.jpg ~/repo/DATA/INPUT/StarterBundle/Animals/dog.602.jpg</text:p>
          </table:table-cell>
          <table:table-cell table:formula="of:=[.$B$1]&amp;&quot; &quot;&amp;[.C604]&amp;&quot; &quot;&amp;[.$C$1]&amp;[.C604]" office:value-type="string" office:string-value="mv cat.602.jpg ~/repo/DATA/INPUT/StarterBundle/Animals/cat.602.jpg" calcext:value-type="string">
            <text:p>mv cat.602.jpg ~/repo/DATA/INPUT/StarterBundle/Animals/cat.602.jpg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G$1]&amp;&quot;.&quot;&amp;[.A605]&amp;&quot;.jpg&quot;" office:value-type="string" office:string-value="dog.603.jpg" calcext:value-type="string">
            <text:p>dog.603.jpg</text:p>
          </table:table-cell>
          <table:table-cell table:formula="of:=[.$H$1]&amp;&quot;.&quot;&amp;[.A605]&amp;&quot;.jpg&quot;" office:value-type="string" office:string-value="cat.603.jpg" calcext:value-type="string">
            <text:p>cat.603.jpg</text:p>
          </table:table-cell>
          <table:table-cell/>
          <table:table-cell table:formula="of:=[.$B$1]&amp;&quot; &quot;&amp;[.B605]&amp;&quot; &quot;&amp;[.$C$1]&amp;[.B605]" office:value-type="string" office:string-value="mv dog.603.jpg ~/repo/DATA/INPUT/StarterBundle/Animals/dog.603.jpg" calcext:value-type="string">
            <text:p>mv dog.603.jpg ~/repo/DATA/INPUT/StarterBundle/Animals/dog.603.jpg</text:p>
          </table:table-cell>
          <table:table-cell table:formula="of:=[.$B$1]&amp;&quot; &quot;&amp;[.C605]&amp;&quot; &quot;&amp;[.$C$1]&amp;[.C605]" office:value-type="string" office:string-value="mv cat.603.jpg ~/repo/DATA/INPUT/StarterBundle/Animals/cat.603.jpg" calcext:value-type="string">
            <text:p>mv cat.603.jpg ~/repo/DATA/INPUT/StarterBundle/Animals/cat.603.jpg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G$1]&amp;&quot;.&quot;&amp;[.A606]&amp;&quot;.jpg&quot;" office:value-type="string" office:string-value="dog.604.jpg" calcext:value-type="string">
            <text:p>dog.604.jpg</text:p>
          </table:table-cell>
          <table:table-cell table:formula="of:=[.$H$1]&amp;&quot;.&quot;&amp;[.A606]&amp;&quot;.jpg&quot;" office:value-type="string" office:string-value="cat.604.jpg" calcext:value-type="string">
            <text:p>cat.604.jpg</text:p>
          </table:table-cell>
          <table:table-cell/>
          <table:table-cell table:formula="of:=[.$B$1]&amp;&quot; &quot;&amp;[.B606]&amp;&quot; &quot;&amp;[.$C$1]&amp;[.B606]" office:value-type="string" office:string-value="mv dog.604.jpg ~/repo/DATA/INPUT/StarterBundle/Animals/dog.604.jpg" calcext:value-type="string">
            <text:p>mv dog.604.jpg ~/repo/DATA/INPUT/StarterBundle/Animals/dog.604.jpg</text:p>
          </table:table-cell>
          <table:table-cell table:formula="of:=[.$B$1]&amp;&quot; &quot;&amp;[.C606]&amp;&quot; &quot;&amp;[.$C$1]&amp;[.C606]" office:value-type="string" office:string-value="mv cat.604.jpg ~/repo/DATA/INPUT/StarterBundle/Animals/cat.604.jpg" calcext:value-type="string">
            <text:p>mv cat.604.jpg ~/repo/DATA/INPUT/StarterBundle/Animals/cat.604.jpg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G$1]&amp;&quot;.&quot;&amp;[.A607]&amp;&quot;.jpg&quot;" office:value-type="string" office:string-value="dog.605.jpg" calcext:value-type="string">
            <text:p>dog.605.jpg</text:p>
          </table:table-cell>
          <table:table-cell table:formula="of:=[.$H$1]&amp;&quot;.&quot;&amp;[.A607]&amp;&quot;.jpg&quot;" office:value-type="string" office:string-value="cat.605.jpg" calcext:value-type="string">
            <text:p>cat.605.jpg</text:p>
          </table:table-cell>
          <table:table-cell/>
          <table:table-cell table:formula="of:=[.$B$1]&amp;&quot; &quot;&amp;[.B607]&amp;&quot; &quot;&amp;[.$C$1]&amp;[.B607]" office:value-type="string" office:string-value="mv dog.605.jpg ~/repo/DATA/INPUT/StarterBundle/Animals/dog.605.jpg" calcext:value-type="string">
            <text:p>mv dog.605.jpg ~/repo/DATA/INPUT/StarterBundle/Animals/dog.605.jpg</text:p>
          </table:table-cell>
          <table:table-cell table:formula="of:=[.$B$1]&amp;&quot; &quot;&amp;[.C607]&amp;&quot; &quot;&amp;[.$C$1]&amp;[.C607]" office:value-type="string" office:string-value="mv cat.605.jpg ~/repo/DATA/INPUT/StarterBundle/Animals/cat.605.jpg" calcext:value-type="string">
            <text:p>mv cat.605.jpg ~/repo/DATA/INPUT/StarterBundle/Animals/cat.605.jpg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G$1]&amp;&quot;.&quot;&amp;[.A608]&amp;&quot;.jpg&quot;" office:value-type="string" office:string-value="dog.606.jpg" calcext:value-type="string">
            <text:p>dog.606.jpg</text:p>
          </table:table-cell>
          <table:table-cell table:formula="of:=[.$H$1]&amp;&quot;.&quot;&amp;[.A608]&amp;&quot;.jpg&quot;" office:value-type="string" office:string-value="cat.606.jpg" calcext:value-type="string">
            <text:p>cat.606.jpg</text:p>
          </table:table-cell>
          <table:table-cell/>
          <table:table-cell table:formula="of:=[.$B$1]&amp;&quot; &quot;&amp;[.B608]&amp;&quot; &quot;&amp;[.$C$1]&amp;[.B608]" office:value-type="string" office:string-value="mv dog.606.jpg ~/repo/DATA/INPUT/StarterBundle/Animals/dog.606.jpg" calcext:value-type="string">
            <text:p>mv dog.606.jpg ~/repo/DATA/INPUT/StarterBundle/Animals/dog.606.jpg</text:p>
          </table:table-cell>
          <table:table-cell table:formula="of:=[.$B$1]&amp;&quot; &quot;&amp;[.C608]&amp;&quot; &quot;&amp;[.$C$1]&amp;[.C608]" office:value-type="string" office:string-value="mv cat.606.jpg ~/repo/DATA/INPUT/StarterBundle/Animals/cat.606.jpg" calcext:value-type="string">
            <text:p>mv cat.606.jpg ~/repo/DATA/INPUT/StarterBundle/Animals/cat.606.jpg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G$1]&amp;&quot;.&quot;&amp;[.A609]&amp;&quot;.jpg&quot;" office:value-type="string" office:string-value="dog.607.jpg" calcext:value-type="string">
            <text:p>dog.607.jpg</text:p>
          </table:table-cell>
          <table:table-cell table:formula="of:=[.$H$1]&amp;&quot;.&quot;&amp;[.A609]&amp;&quot;.jpg&quot;" office:value-type="string" office:string-value="cat.607.jpg" calcext:value-type="string">
            <text:p>cat.607.jpg</text:p>
          </table:table-cell>
          <table:table-cell/>
          <table:table-cell table:formula="of:=[.$B$1]&amp;&quot; &quot;&amp;[.B609]&amp;&quot; &quot;&amp;[.$C$1]&amp;[.B609]" office:value-type="string" office:string-value="mv dog.607.jpg ~/repo/DATA/INPUT/StarterBundle/Animals/dog.607.jpg" calcext:value-type="string">
            <text:p>mv dog.607.jpg ~/repo/DATA/INPUT/StarterBundle/Animals/dog.607.jpg</text:p>
          </table:table-cell>
          <table:table-cell table:formula="of:=[.$B$1]&amp;&quot; &quot;&amp;[.C609]&amp;&quot; &quot;&amp;[.$C$1]&amp;[.C609]" office:value-type="string" office:string-value="mv cat.607.jpg ~/repo/DATA/INPUT/StarterBundle/Animals/cat.607.jpg" calcext:value-type="string">
            <text:p>mv cat.607.jpg ~/repo/DATA/INPUT/StarterBundle/Animals/cat.607.jpg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G$1]&amp;&quot;.&quot;&amp;[.A610]&amp;&quot;.jpg&quot;" office:value-type="string" office:string-value="dog.608.jpg" calcext:value-type="string">
            <text:p>dog.608.jpg</text:p>
          </table:table-cell>
          <table:table-cell table:formula="of:=[.$H$1]&amp;&quot;.&quot;&amp;[.A610]&amp;&quot;.jpg&quot;" office:value-type="string" office:string-value="cat.608.jpg" calcext:value-type="string">
            <text:p>cat.608.jpg</text:p>
          </table:table-cell>
          <table:table-cell/>
          <table:table-cell table:formula="of:=[.$B$1]&amp;&quot; &quot;&amp;[.B610]&amp;&quot; &quot;&amp;[.$C$1]&amp;[.B610]" office:value-type="string" office:string-value="mv dog.608.jpg ~/repo/DATA/INPUT/StarterBundle/Animals/dog.608.jpg" calcext:value-type="string">
            <text:p>mv dog.608.jpg ~/repo/DATA/INPUT/StarterBundle/Animals/dog.608.jpg</text:p>
          </table:table-cell>
          <table:table-cell table:formula="of:=[.$B$1]&amp;&quot; &quot;&amp;[.C610]&amp;&quot; &quot;&amp;[.$C$1]&amp;[.C610]" office:value-type="string" office:string-value="mv cat.608.jpg ~/repo/DATA/INPUT/StarterBundle/Animals/cat.608.jpg" calcext:value-type="string">
            <text:p>mv cat.608.jpg ~/repo/DATA/INPUT/StarterBundle/Animals/cat.608.jpg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G$1]&amp;&quot;.&quot;&amp;[.A611]&amp;&quot;.jpg&quot;" office:value-type="string" office:string-value="dog.609.jpg" calcext:value-type="string">
            <text:p>dog.609.jpg</text:p>
          </table:table-cell>
          <table:table-cell table:formula="of:=[.$H$1]&amp;&quot;.&quot;&amp;[.A611]&amp;&quot;.jpg&quot;" office:value-type="string" office:string-value="cat.609.jpg" calcext:value-type="string">
            <text:p>cat.609.jpg</text:p>
          </table:table-cell>
          <table:table-cell/>
          <table:table-cell table:formula="of:=[.$B$1]&amp;&quot; &quot;&amp;[.B611]&amp;&quot; &quot;&amp;[.$C$1]&amp;[.B611]" office:value-type="string" office:string-value="mv dog.609.jpg ~/repo/DATA/INPUT/StarterBundle/Animals/dog.609.jpg" calcext:value-type="string">
            <text:p>mv dog.609.jpg ~/repo/DATA/INPUT/StarterBundle/Animals/dog.609.jpg</text:p>
          </table:table-cell>
          <table:table-cell table:formula="of:=[.$B$1]&amp;&quot; &quot;&amp;[.C611]&amp;&quot; &quot;&amp;[.$C$1]&amp;[.C611]" office:value-type="string" office:string-value="mv cat.609.jpg ~/repo/DATA/INPUT/StarterBundle/Animals/cat.609.jpg" calcext:value-type="string">
            <text:p>mv cat.609.jpg ~/repo/DATA/INPUT/StarterBundle/Animals/cat.609.jpg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G$1]&amp;&quot;.&quot;&amp;[.A612]&amp;&quot;.jpg&quot;" office:value-type="string" office:string-value="dog.610.jpg" calcext:value-type="string">
            <text:p>dog.610.jpg</text:p>
          </table:table-cell>
          <table:table-cell table:formula="of:=[.$H$1]&amp;&quot;.&quot;&amp;[.A612]&amp;&quot;.jpg&quot;" office:value-type="string" office:string-value="cat.610.jpg" calcext:value-type="string">
            <text:p>cat.610.jpg</text:p>
          </table:table-cell>
          <table:table-cell/>
          <table:table-cell table:formula="of:=[.$B$1]&amp;&quot; &quot;&amp;[.B612]&amp;&quot; &quot;&amp;[.$C$1]&amp;[.B612]" office:value-type="string" office:string-value="mv dog.610.jpg ~/repo/DATA/INPUT/StarterBundle/Animals/dog.610.jpg" calcext:value-type="string">
            <text:p>mv dog.610.jpg ~/repo/DATA/INPUT/StarterBundle/Animals/dog.610.jpg</text:p>
          </table:table-cell>
          <table:table-cell table:formula="of:=[.$B$1]&amp;&quot; &quot;&amp;[.C612]&amp;&quot; &quot;&amp;[.$C$1]&amp;[.C612]" office:value-type="string" office:string-value="mv cat.610.jpg ~/repo/DATA/INPUT/StarterBundle/Animals/cat.610.jpg" calcext:value-type="string">
            <text:p>mv cat.610.jpg ~/repo/DATA/INPUT/StarterBundle/Animals/cat.610.jpg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G$1]&amp;&quot;.&quot;&amp;[.A613]&amp;&quot;.jpg&quot;" office:value-type="string" office:string-value="dog.611.jpg" calcext:value-type="string">
            <text:p>dog.611.jpg</text:p>
          </table:table-cell>
          <table:table-cell table:formula="of:=[.$H$1]&amp;&quot;.&quot;&amp;[.A613]&amp;&quot;.jpg&quot;" office:value-type="string" office:string-value="cat.611.jpg" calcext:value-type="string">
            <text:p>cat.611.jpg</text:p>
          </table:table-cell>
          <table:table-cell/>
          <table:table-cell table:formula="of:=[.$B$1]&amp;&quot; &quot;&amp;[.B613]&amp;&quot; &quot;&amp;[.$C$1]&amp;[.B613]" office:value-type="string" office:string-value="mv dog.611.jpg ~/repo/DATA/INPUT/StarterBundle/Animals/dog.611.jpg" calcext:value-type="string">
            <text:p>mv dog.611.jpg ~/repo/DATA/INPUT/StarterBundle/Animals/dog.611.jpg</text:p>
          </table:table-cell>
          <table:table-cell table:formula="of:=[.$B$1]&amp;&quot; &quot;&amp;[.C613]&amp;&quot; &quot;&amp;[.$C$1]&amp;[.C613]" office:value-type="string" office:string-value="mv cat.611.jpg ~/repo/DATA/INPUT/StarterBundle/Animals/cat.611.jpg" calcext:value-type="string">
            <text:p>mv cat.611.jpg ~/repo/DATA/INPUT/StarterBundle/Animals/cat.611.jpg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G$1]&amp;&quot;.&quot;&amp;[.A614]&amp;&quot;.jpg&quot;" office:value-type="string" office:string-value="dog.612.jpg" calcext:value-type="string">
            <text:p>dog.612.jpg</text:p>
          </table:table-cell>
          <table:table-cell table:formula="of:=[.$H$1]&amp;&quot;.&quot;&amp;[.A614]&amp;&quot;.jpg&quot;" office:value-type="string" office:string-value="cat.612.jpg" calcext:value-type="string">
            <text:p>cat.612.jpg</text:p>
          </table:table-cell>
          <table:table-cell/>
          <table:table-cell table:formula="of:=[.$B$1]&amp;&quot; &quot;&amp;[.B614]&amp;&quot; &quot;&amp;[.$C$1]&amp;[.B614]" office:value-type="string" office:string-value="mv dog.612.jpg ~/repo/DATA/INPUT/StarterBundle/Animals/dog.612.jpg" calcext:value-type="string">
            <text:p>mv dog.612.jpg ~/repo/DATA/INPUT/StarterBundle/Animals/dog.612.jpg</text:p>
          </table:table-cell>
          <table:table-cell table:formula="of:=[.$B$1]&amp;&quot; &quot;&amp;[.C614]&amp;&quot; &quot;&amp;[.$C$1]&amp;[.C614]" office:value-type="string" office:string-value="mv cat.612.jpg ~/repo/DATA/INPUT/StarterBundle/Animals/cat.612.jpg" calcext:value-type="string">
            <text:p>mv cat.612.jpg ~/repo/DATA/INPUT/StarterBundle/Animals/cat.612.jpg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G$1]&amp;&quot;.&quot;&amp;[.A615]&amp;&quot;.jpg&quot;" office:value-type="string" office:string-value="dog.613.jpg" calcext:value-type="string">
            <text:p>dog.613.jpg</text:p>
          </table:table-cell>
          <table:table-cell table:formula="of:=[.$H$1]&amp;&quot;.&quot;&amp;[.A615]&amp;&quot;.jpg&quot;" office:value-type="string" office:string-value="cat.613.jpg" calcext:value-type="string">
            <text:p>cat.613.jpg</text:p>
          </table:table-cell>
          <table:table-cell/>
          <table:table-cell table:formula="of:=[.$B$1]&amp;&quot; &quot;&amp;[.B615]&amp;&quot; &quot;&amp;[.$C$1]&amp;[.B615]" office:value-type="string" office:string-value="mv dog.613.jpg ~/repo/DATA/INPUT/StarterBundle/Animals/dog.613.jpg" calcext:value-type="string">
            <text:p>mv dog.613.jpg ~/repo/DATA/INPUT/StarterBundle/Animals/dog.613.jpg</text:p>
          </table:table-cell>
          <table:table-cell table:formula="of:=[.$B$1]&amp;&quot; &quot;&amp;[.C615]&amp;&quot; &quot;&amp;[.$C$1]&amp;[.C615]" office:value-type="string" office:string-value="mv cat.613.jpg ~/repo/DATA/INPUT/StarterBundle/Animals/cat.613.jpg" calcext:value-type="string">
            <text:p>mv cat.613.jpg ~/repo/DATA/INPUT/StarterBundle/Animals/cat.613.jpg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G$1]&amp;&quot;.&quot;&amp;[.A616]&amp;&quot;.jpg&quot;" office:value-type="string" office:string-value="dog.614.jpg" calcext:value-type="string">
            <text:p>dog.614.jpg</text:p>
          </table:table-cell>
          <table:table-cell table:formula="of:=[.$H$1]&amp;&quot;.&quot;&amp;[.A616]&amp;&quot;.jpg&quot;" office:value-type="string" office:string-value="cat.614.jpg" calcext:value-type="string">
            <text:p>cat.614.jpg</text:p>
          </table:table-cell>
          <table:table-cell/>
          <table:table-cell table:formula="of:=[.$B$1]&amp;&quot; &quot;&amp;[.B616]&amp;&quot; &quot;&amp;[.$C$1]&amp;[.B616]" office:value-type="string" office:string-value="mv dog.614.jpg ~/repo/DATA/INPUT/StarterBundle/Animals/dog.614.jpg" calcext:value-type="string">
            <text:p>mv dog.614.jpg ~/repo/DATA/INPUT/StarterBundle/Animals/dog.614.jpg</text:p>
          </table:table-cell>
          <table:table-cell table:formula="of:=[.$B$1]&amp;&quot; &quot;&amp;[.C616]&amp;&quot; &quot;&amp;[.$C$1]&amp;[.C616]" office:value-type="string" office:string-value="mv cat.614.jpg ~/repo/DATA/INPUT/StarterBundle/Animals/cat.614.jpg" calcext:value-type="string">
            <text:p>mv cat.614.jpg ~/repo/DATA/INPUT/StarterBundle/Animals/cat.614.jpg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G$1]&amp;&quot;.&quot;&amp;[.A617]&amp;&quot;.jpg&quot;" office:value-type="string" office:string-value="dog.615.jpg" calcext:value-type="string">
            <text:p>dog.615.jpg</text:p>
          </table:table-cell>
          <table:table-cell table:formula="of:=[.$H$1]&amp;&quot;.&quot;&amp;[.A617]&amp;&quot;.jpg&quot;" office:value-type="string" office:string-value="cat.615.jpg" calcext:value-type="string">
            <text:p>cat.615.jpg</text:p>
          </table:table-cell>
          <table:table-cell/>
          <table:table-cell table:formula="of:=[.$B$1]&amp;&quot; &quot;&amp;[.B617]&amp;&quot; &quot;&amp;[.$C$1]&amp;[.B617]" office:value-type="string" office:string-value="mv dog.615.jpg ~/repo/DATA/INPUT/StarterBundle/Animals/dog.615.jpg" calcext:value-type="string">
            <text:p>mv dog.615.jpg ~/repo/DATA/INPUT/StarterBundle/Animals/dog.615.jpg</text:p>
          </table:table-cell>
          <table:table-cell table:formula="of:=[.$B$1]&amp;&quot; &quot;&amp;[.C617]&amp;&quot; &quot;&amp;[.$C$1]&amp;[.C617]" office:value-type="string" office:string-value="mv cat.615.jpg ~/repo/DATA/INPUT/StarterBundle/Animals/cat.615.jpg" calcext:value-type="string">
            <text:p>mv cat.615.jpg ~/repo/DATA/INPUT/StarterBundle/Animals/cat.615.jpg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G$1]&amp;&quot;.&quot;&amp;[.A618]&amp;&quot;.jpg&quot;" office:value-type="string" office:string-value="dog.616.jpg" calcext:value-type="string">
            <text:p>dog.616.jpg</text:p>
          </table:table-cell>
          <table:table-cell table:formula="of:=[.$H$1]&amp;&quot;.&quot;&amp;[.A618]&amp;&quot;.jpg&quot;" office:value-type="string" office:string-value="cat.616.jpg" calcext:value-type="string">
            <text:p>cat.616.jpg</text:p>
          </table:table-cell>
          <table:table-cell/>
          <table:table-cell table:formula="of:=[.$B$1]&amp;&quot; &quot;&amp;[.B618]&amp;&quot; &quot;&amp;[.$C$1]&amp;[.B618]" office:value-type="string" office:string-value="mv dog.616.jpg ~/repo/DATA/INPUT/StarterBundle/Animals/dog.616.jpg" calcext:value-type="string">
            <text:p>mv dog.616.jpg ~/repo/DATA/INPUT/StarterBundle/Animals/dog.616.jpg</text:p>
          </table:table-cell>
          <table:table-cell table:formula="of:=[.$B$1]&amp;&quot; &quot;&amp;[.C618]&amp;&quot; &quot;&amp;[.$C$1]&amp;[.C618]" office:value-type="string" office:string-value="mv cat.616.jpg ~/repo/DATA/INPUT/StarterBundle/Animals/cat.616.jpg" calcext:value-type="string">
            <text:p>mv cat.616.jpg ~/repo/DATA/INPUT/StarterBundle/Animals/cat.616.jpg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G$1]&amp;&quot;.&quot;&amp;[.A619]&amp;&quot;.jpg&quot;" office:value-type="string" office:string-value="dog.617.jpg" calcext:value-type="string">
            <text:p>dog.617.jpg</text:p>
          </table:table-cell>
          <table:table-cell table:formula="of:=[.$H$1]&amp;&quot;.&quot;&amp;[.A619]&amp;&quot;.jpg&quot;" office:value-type="string" office:string-value="cat.617.jpg" calcext:value-type="string">
            <text:p>cat.617.jpg</text:p>
          </table:table-cell>
          <table:table-cell/>
          <table:table-cell table:formula="of:=[.$B$1]&amp;&quot; &quot;&amp;[.B619]&amp;&quot; &quot;&amp;[.$C$1]&amp;[.B619]" office:value-type="string" office:string-value="mv dog.617.jpg ~/repo/DATA/INPUT/StarterBundle/Animals/dog.617.jpg" calcext:value-type="string">
            <text:p>mv dog.617.jpg ~/repo/DATA/INPUT/StarterBundle/Animals/dog.617.jpg</text:p>
          </table:table-cell>
          <table:table-cell table:formula="of:=[.$B$1]&amp;&quot; &quot;&amp;[.C619]&amp;&quot; &quot;&amp;[.$C$1]&amp;[.C619]" office:value-type="string" office:string-value="mv cat.617.jpg ~/repo/DATA/INPUT/StarterBundle/Animals/cat.617.jpg" calcext:value-type="string">
            <text:p>mv cat.617.jpg ~/repo/DATA/INPUT/StarterBundle/Animals/cat.617.jpg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G$1]&amp;&quot;.&quot;&amp;[.A620]&amp;&quot;.jpg&quot;" office:value-type="string" office:string-value="dog.618.jpg" calcext:value-type="string">
            <text:p>dog.618.jpg</text:p>
          </table:table-cell>
          <table:table-cell table:formula="of:=[.$H$1]&amp;&quot;.&quot;&amp;[.A620]&amp;&quot;.jpg&quot;" office:value-type="string" office:string-value="cat.618.jpg" calcext:value-type="string">
            <text:p>cat.618.jpg</text:p>
          </table:table-cell>
          <table:table-cell/>
          <table:table-cell table:formula="of:=[.$B$1]&amp;&quot; &quot;&amp;[.B620]&amp;&quot; &quot;&amp;[.$C$1]&amp;[.B620]" office:value-type="string" office:string-value="mv dog.618.jpg ~/repo/DATA/INPUT/StarterBundle/Animals/dog.618.jpg" calcext:value-type="string">
            <text:p>mv dog.618.jpg ~/repo/DATA/INPUT/StarterBundle/Animals/dog.618.jpg</text:p>
          </table:table-cell>
          <table:table-cell table:formula="of:=[.$B$1]&amp;&quot; &quot;&amp;[.C620]&amp;&quot; &quot;&amp;[.$C$1]&amp;[.C620]" office:value-type="string" office:string-value="mv cat.618.jpg ~/repo/DATA/INPUT/StarterBundle/Animals/cat.618.jpg" calcext:value-type="string">
            <text:p>mv cat.618.jpg ~/repo/DATA/INPUT/StarterBundle/Animals/cat.618.jpg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G$1]&amp;&quot;.&quot;&amp;[.A621]&amp;&quot;.jpg&quot;" office:value-type="string" office:string-value="dog.619.jpg" calcext:value-type="string">
            <text:p>dog.619.jpg</text:p>
          </table:table-cell>
          <table:table-cell table:formula="of:=[.$H$1]&amp;&quot;.&quot;&amp;[.A621]&amp;&quot;.jpg&quot;" office:value-type="string" office:string-value="cat.619.jpg" calcext:value-type="string">
            <text:p>cat.619.jpg</text:p>
          </table:table-cell>
          <table:table-cell/>
          <table:table-cell table:formula="of:=[.$B$1]&amp;&quot; &quot;&amp;[.B621]&amp;&quot; &quot;&amp;[.$C$1]&amp;[.B621]" office:value-type="string" office:string-value="mv dog.619.jpg ~/repo/DATA/INPUT/StarterBundle/Animals/dog.619.jpg" calcext:value-type="string">
            <text:p>mv dog.619.jpg ~/repo/DATA/INPUT/StarterBundle/Animals/dog.619.jpg</text:p>
          </table:table-cell>
          <table:table-cell table:formula="of:=[.$B$1]&amp;&quot; &quot;&amp;[.C621]&amp;&quot; &quot;&amp;[.$C$1]&amp;[.C621]" office:value-type="string" office:string-value="mv cat.619.jpg ~/repo/DATA/INPUT/StarterBundle/Animals/cat.619.jpg" calcext:value-type="string">
            <text:p>mv cat.619.jpg ~/repo/DATA/INPUT/StarterBundle/Animals/cat.619.jpg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G$1]&amp;&quot;.&quot;&amp;[.A622]&amp;&quot;.jpg&quot;" office:value-type="string" office:string-value="dog.620.jpg" calcext:value-type="string">
            <text:p>dog.620.jpg</text:p>
          </table:table-cell>
          <table:table-cell table:formula="of:=[.$H$1]&amp;&quot;.&quot;&amp;[.A622]&amp;&quot;.jpg&quot;" office:value-type="string" office:string-value="cat.620.jpg" calcext:value-type="string">
            <text:p>cat.620.jpg</text:p>
          </table:table-cell>
          <table:table-cell/>
          <table:table-cell table:formula="of:=[.$B$1]&amp;&quot; &quot;&amp;[.B622]&amp;&quot; &quot;&amp;[.$C$1]&amp;[.B622]" office:value-type="string" office:string-value="mv dog.620.jpg ~/repo/DATA/INPUT/StarterBundle/Animals/dog.620.jpg" calcext:value-type="string">
            <text:p>mv dog.620.jpg ~/repo/DATA/INPUT/StarterBundle/Animals/dog.620.jpg</text:p>
          </table:table-cell>
          <table:table-cell table:formula="of:=[.$B$1]&amp;&quot; &quot;&amp;[.C622]&amp;&quot; &quot;&amp;[.$C$1]&amp;[.C622]" office:value-type="string" office:string-value="mv cat.620.jpg ~/repo/DATA/INPUT/StarterBundle/Animals/cat.620.jpg" calcext:value-type="string">
            <text:p>mv cat.620.jpg ~/repo/DATA/INPUT/StarterBundle/Animals/cat.620.jpg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G$1]&amp;&quot;.&quot;&amp;[.A623]&amp;&quot;.jpg&quot;" office:value-type="string" office:string-value="dog.621.jpg" calcext:value-type="string">
            <text:p>dog.621.jpg</text:p>
          </table:table-cell>
          <table:table-cell table:formula="of:=[.$H$1]&amp;&quot;.&quot;&amp;[.A623]&amp;&quot;.jpg&quot;" office:value-type="string" office:string-value="cat.621.jpg" calcext:value-type="string">
            <text:p>cat.621.jpg</text:p>
          </table:table-cell>
          <table:table-cell/>
          <table:table-cell table:formula="of:=[.$B$1]&amp;&quot; &quot;&amp;[.B623]&amp;&quot; &quot;&amp;[.$C$1]&amp;[.B623]" office:value-type="string" office:string-value="mv dog.621.jpg ~/repo/DATA/INPUT/StarterBundle/Animals/dog.621.jpg" calcext:value-type="string">
            <text:p>mv dog.621.jpg ~/repo/DATA/INPUT/StarterBundle/Animals/dog.621.jpg</text:p>
          </table:table-cell>
          <table:table-cell table:formula="of:=[.$B$1]&amp;&quot; &quot;&amp;[.C623]&amp;&quot; &quot;&amp;[.$C$1]&amp;[.C623]" office:value-type="string" office:string-value="mv cat.621.jpg ~/repo/DATA/INPUT/StarterBundle/Animals/cat.621.jpg" calcext:value-type="string">
            <text:p>mv cat.621.jpg ~/repo/DATA/INPUT/StarterBundle/Animals/cat.621.jpg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G$1]&amp;&quot;.&quot;&amp;[.A624]&amp;&quot;.jpg&quot;" office:value-type="string" office:string-value="dog.622.jpg" calcext:value-type="string">
            <text:p>dog.622.jpg</text:p>
          </table:table-cell>
          <table:table-cell table:formula="of:=[.$H$1]&amp;&quot;.&quot;&amp;[.A624]&amp;&quot;.jpg&quot;" office:value-type="string" office:string-value="cat.622.jpg" calcext:value-type="string">
            <text:p>cat.622.jpg</text:p>
          </table:table-cell>
          <table:table-cell/>
          <table:table-cell table:formula="of:=[.$B$1]&amp;&quot; &quot;&amp;[.B624]&amp;&quot; &quot;&amp;[.$C$1]&amp;[.B624]" office:value-type="string" office:string-value="mv dog.622.jpg ~/repo/DATA/INPUT/StarterBundle/Animals/dog.622.jpg" calcext:value-type="string">
            <text:p>mv dog.622.jpg ~/repo/DATA/INPUT/StarterBundle/Animals/dog.622.jpg</text:p>
          </table:table-cell>
          <table:table-cell table:formula="of:=[.$B$1]&amp;&quot; &quot;&amp;[.C624]&amp;&quot; &quot;&amp;[.$C$1]&amp;[.C624]" office:value-type="string" office:string-value="mv cat.622.jpg ~/repo/DATA/INPUT/StarterBundle/Animals/cat.622.jpg" calcext:value-type="string">
            <text:p>mv cat.622.jpg ~/repo/DATA/INPUT/StarterBundle/Animals/cat.622.jpg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G$1]&amp;&quot;.&quot;&amp;[.A625]&amp;&quot;.jpg&quot;" office:value-type="string" office:string-value="dog.623.jpg" calcext:value-type="string">
            <text:p>dog.623.jpg</text:p>
          </table:table-cell>
          <table:table-cell table:formula="of:=[.$H$1]&amp;&quot;.&quot;&amp;[.A625]&amp;&quot;.jpg&quot;" office:value-type="string" office:string-value="cat.623.jpg" calcext:value-type="string">
            <text:p>cat.623.jpg</text:p>
          </table:table-cell>
          <table:table-cell/>
          <table:table-cell table:formula="of:=[.$B$1]&amp;&quot; &quot;&amp;[.B625]&amp;&quot; &quot;&amp;[.$C$1]&amp;[.B625]" office:value-type="string" office:string-value="mv dog.623.jpg ~/repo/DATA/INPUT/StarterBundle/Animals/dog.623.jpg" calcext:value-type="string">
            <text:p>mv dog.623.jpg ~/repo/DATA/INPUT/StarterBundle/Animals/dog.623.jpg</text:p>
          </table:table-cell>
          <table:table-cell table:formula="of:=[.$B$1]&amp;&quot; &quot;&amp;[.C625]&amp;&quot; &quot;&amp;[.$C$1]&amp;[.C625]" office:value-type="string" office:string-value="mv cat.623.jpg ~/repo/DATA/INPUT/StarterBundle/Animals/cat.623.jpg" calcext:value-type="string">
            <text:p>mv cat.623.jpg ~/repo/DATA/INPUT/StarterBundle/Animals/cat.623.jpg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G$1]&amp;&quot;.&quot;&amp;[.A626]&amp;&quot;.jpg&quot;" office:value-type="string" office:string-value="dog.624.jpg" calcext:value-type="string">
            <text:p>dog.624.jpg</text:p>
          </table:table-cell>
          <table:table-cell table:formula="of:=[.$H$1]&amp;&quot;.&quot;&amp;[.A626]&amp;&quot;.jpg&quot;" office:value-type="string" office:string-value="cat.624.jpg" calcext:value-type="string">
            <text:p>cat.624.jpg</text:p>
          </table:table-cell>
          <table:table-cell/>
          <table:table-cell table:formula="of:=[.$B$1]&amp;&quot; &quot;&amp;[.B626]&amp;&quot; &quot;&amp;[.$C$1]&amp;[.B626]" office:value-type="string" office:string-value="mv dog.624.jpg ~/repo/DATA/INPUT/StarterBundle/Animals/dog.624.jpg" calcext:value-type="string">
            <text:p>mv dog.624.jpg ~/repo/DATA/INPUT/StarterBundle/Animals/dog.624.jpg</text:p>
          </table:table-cell>
          <table:table-cell table:formula="of:=[.$B$1]&amp;&quot; &quot;&amp;[.C626]&amp;&quot; &quot;&amp;[.$C$1]&amp;[.C626]" office:value-type="string" office:string-value="mv cat.624.jpg ~/repo/DATA/INPUT/StarterBundle/Animals/cat.624.jpg" calcext:value-type="string">
            <text:p>mv cat.624.jpg ~/repo/DATA/INPUT/StarterBundle/Animals/cat.624.jpg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G$1]&amp;&quot;.&quot;&amp;[.A627]&amp;&quot;.jpg&quot;" office:value-type="string" office:string-value="dog.625.jpg" calcext:value-type="string">
            <text:p>dog.625.jpg</text:p>
          </table:table-cell>
          <table:table-cell table:formula="of:=[.$H$1]&amp;&quot;.&quot;&amp;[.A627]&amp;&quot;.jpg&quot;" office:value-type="string" office:string-value="cat.625.jpg" calcext:value-type="string">
            <text:p>cat.625.jpg</text:p>
          </table:table-cell>
          <table:table-cell/>
          <table:table-cell table:formula="of:=[.$B$1]&amp;&quot; &quot;&amp;[.B627]&amp;&quot; &quot;&amp;[.$C$1]&amp;[.B627]" office:value-type="string" office:string-value="mv dog.625.jpg ~/repo/DATA/INPUT/StarterBundle/Animals/dog.625.jpg" calcext:value-type="string">
            <text:p>mv dog.625.jpg ~/repo/DATA/INPUT/StarterBundle/Animals/dog.625.jpg</text:p>
          </table:table-cell>
          <table:table-cell table:formula="of:=[.$B$1]&amp;&quot; &quot;&amp;[.C627]&amp;&quot; &quot;&amp;[.$C$1]&amp;[.C627]" office:value-type="string" office:string-value="mv cat.625.jpg ~/repo/DATA/INPUT/StarterBundle/Animals/cat.625.jpg" calcext:value-type="string">
            <text:p>mv cat.625.jpg ~/repo/DATA/INPUT/StarterBundle/Animals/cat.625.jpg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G$1]&amp;&quot;.&quot;&amp;[.A628]&amp;&quot;.jpg&quot;" office:value-type="string" office:string-value="dog.626.jpg" calcext:value-type="string">
            <text:p>dog.626.jpg</text:p>
          </table:table-cell>
          <table:table-cell table:formula="of:=[.$H$1]&amp;&quot;.&quot;&amp;[.A628]&amp;&quot;.jpg&quot;" office:value-type="string" office:string-value="cat.626.jpg" calcext:value-type="string">
            <text:p>cat.626.jpg</text:p>
          </table:table-cell>
          <table:table-cell/>
          <table:table-cell table:formula="of:=[.$B$1]&amp;&quot; &quot;&amp;[.B628]&amp;&quot; &quot;&amp;[.$C$1]&amp;[.B628]" office:value-type="string" office:string-value="mv dog.626.jpg ~/repo/DATA/INPUT/StarterBundle/Animals/dog.626.jpg" calcext:value-type="string">
            <text:p>mv dog.626.jpg ~/repo/DATA/INPUT/StarterBundle/Animals/dog.626.jpg</text:p>
          </table:table-cell>
          <table:table-cell table:formula="of:=[.$B$1]&amp;&quot; &quot;&amp;[.C628]&amp;&quot; &quot;&amp;[.$C$1]&amp;[.C628]" office:value-type="string" office:string-value="mv cat.626.jpg ~/repo/DATA/INPUT/StarterBundle/Animals/cat.626.jpg" calcext:value-type="string">
            <text:p>mv cat.626.jpg ~/repo/DATA/INPUT/StarterBundle/Animals/cat.626.jpg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G$1]&amp;&quot;.&quot;&amp;[.A629]&amp;&quot;.jpg&quot;" office:value-type="string" office:string-value="dog.627.jpg" calcext:value-type="string">
            <text:p>dog.627.jpg</text:p>
          </table:table-cell>
          <table:table-cell table:formula="of:=[.$H$1]&amp;&quot;.&quot;&amp;[.A629]&amp;&quot;.jpg&quot;" office:value-type="string" office:string-value="cat.627.jpg" calcext:value-type="string">
            <text:p>cat.627.jpg</text:p>
          </table:table-cell>
          <table:table-cell/>
          <table:table-cell table:formula="of:=[.$B$1]&amp;&quot; &quot;&amp;[.B629]&amp;&quot; &quot;&amp;[.$C$1]&amp;[.B629]" office:value-type="string" office:string-value="mv dog.627.jpg ~/repo/DATA/INPUT/StarterBundle/Animals/dog.627.jpg" calcext:value-type="string">
            <text:p>mv dog.627.jpg ~/repo/DATA/INPUT/StarterBundle/Animals/dog.627.jpg</text:p>
          </table:table-cell>
          <table:table-cell table:formula="of:=[.$B$1]&amp;&quot; &quot;&amp;[.C629]&amp;&quot; &quot;&amp;[.$C$1]&amp;[.C629]" office:value-type="string" office:string-value="mv cat.627.jpg ~/repo/DATA/INPUT/StarterBundle/Animals/cat.627.jpg" calcext:value-type="string">
            <text:p>mv cat.627.jpg ~/repo/DATA/INPUT/StarterBundle/Animals/cat.627.jpg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G$1]&amp;&quot;.&quot;&amp;[.A630]&amp;&quot;.jpg&quot;" office:value-type="string" office:string-value="dog.628.jpg" calcext:value-type="string">
            <text:p>dog.628.jpg</text:p>
          </table:table-cell>
          <table:table-cell table:formula="of:=[.$H$1]&amp;&quot;.&quot;&amp;[.A630]&amp;&quot;.jpg&quot;" office:value-type="string" office:string-value="cat.628.jpg" calcext:value-type="string">
            <text:p>cat.628.jpg</text:p>
          </table:table-cell>
          <table:table-cell/>
          <table:table-cell table:formula="of:=[.$B$1]&amp;&quot; &quot;&amp;[.B630]&amp;&quot; &quot;&amp;[.$C$1]&amp;[.B630]" office:value-type="string" office:string-value="mv dog.628.jpg ~/repo/DATA/INPUT/StarterBundle/Animals/dog.628.jpg" calcext:value-type="string">
            <text:p>mv dog.628.jpg ~/repo/DATA/INPUT/StarterBundle/Animals/dog.628.jpg</text:p>
          </table:table-cell>
          <table:table-cell table:formula="of:=[.$B$1]&amp;&quot; &quot;&amp;[.C630]&amp;&quot; &quot;&amp;[.$C$1]&amp;[.C630]" office:value-type="string" office:string-value="mv cat.628.jpg ~/repo/DATA/INPUT/StarterBundle/Animals/cat.628.jpg" calcext:value-type="string">
            <text:p>mv cat.628.jpg ~/repo/DATA/INPUT/StarterBundle/Animals/cat.628.jpg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G$1]&amp;&quot;.&quot;&amp;[.A631]&amp;&quot;.jpg&quot;" office:value-type="string" office:string-value="dog.629.jpg" calcext:value-type="string">
            <text:p>dog.629.jpg</text:p>
          </table:table-cell>
          <table:table-cell table:formula="of:=[.$H$1]&amp;&quot;.&quot;&amp;[.A631]&amp;&quot;.jpg&quot;" office:value-type="string" office:string-value="cat.629.jpg" calcext:value-type="string">
            <text:p>cat.629.jpg</text:p>
          </table:table-cell>
          <table:table-cell/>
          <table:table-cell table:formula="of:=[.$B$1]&amp;&quot; &quot;&amp;[.B631]&amp;&quot; &quot;&amp;[.$C$1]&amp;[.B631]" office:value-type="string" office:string-value="mv dog.629.jpg ~/repo/DATA/INPUT/StarterBundle/Animals/dog.629.jpg" calcext:value-type="string">
            <text:p>mv dog.629.jpg ~/repo/DATA/INPUT/StarterBundle/Animals/dog.629.jpg</text:p>
          </table:table-cell>
          <table:table-cell table:formula="of:=[.$B$1]&amp;&quot; &quot;&amp;[.C631]&amp;&quot; &quot;&amp;[.$C$1]&amp;[.C631]" office:value-type="string" office:string-value="mv cat.629.jpg ~/repo/DATA/INPUT/StarterBundle/Animals/cat.629.jpg" calcext:value-type="string">
            <text:p>mv cat.629.jpg ~/repo/DATA/INPUT/StarterBundle/Animals/cat.629.jpg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G$1]&amp;&quot;.&quot;&amp;[.A632]&amp;&quot;.jpg&quot;" office:value-type="string" office:string-value="dog.630.jpg" calcext:value-type="string">
            <text:p>dog.630.jpg</text:p>
          </table:table-cell>
          <table:table-cell table:formula="of:=[.$H$1]&amp;&quot;.&quot;&amp;[.A632]&amp;&quot;.jpg&quot;" office:value-type="string" office:string-value="cat.630.jpg" calcext:value-type="string">
            <text:p>cat.630.jpg</text:p>
          </table:table-cell>
          <table:table-cell/>
          <table:table-cell table:formula="of:=[.$B$1]&amp;&quot; &quot;&amp;[.B632]&amp;&quot; &quot;&amp;[.$C$1]&amp;[.B632]" office:value-type="string" office:string-value="mv dog.630.jpg ~/repo/DATA/INPUT/StarterBundle/Animals/dog.630.jpg" calcext:value-type="string">
            <text:p>mv dog.630.jpg ~/repo/DATA/INPUT/StarterBundle/Animals/dog.630.jpg</text:p>
          </table:table-cell>
          <table:table-cell table:formula="of:=[.$B$1]&amp;&quot; &quot;&amp;[.C632]&amp;&quot; &quot;&amp;[.$C$1]&amp;[.C632]" office:value-type="string" office:string-value="mv cat.630.jpg ~/repo/DATA/INPUT/StarterBundle/Animals/cat.630.jpg" calcext:value-type="string">
            <text:p>mv cat.630.jpg ~/repo/DATA/INPUT/StarterBundle/Animals/cat.630.jpg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G$1]&amp;&quot;.&quot;&amp;[.A633]&amp;&quot;.jpg&quot;" office:value-type="string" office:string-value="dog.631.jpg" calcext:value-type="string">
            <text:p>dog.631.jpg</text:p>
          </table:table-cell>
          <table:table-cell table:formula="of:=[.$H$1]&amp;&quot;.&quot;&amp;[.A633]&amp;&quot;.jpg&quot;" office:value-type="string" office:string-value="cat.631.jpg" calcext:value-type="string">
            <text:p>cat.631.jpg</text:p>
          </table:table-cell>
          <table:table-cell/>
          <table:table-cell table:formula="of:=[.$B$1]&amp;&quot; &quot;&amp;[.B633]&amp;&quot; &quot;&amp;[.$C$1]&amp;[.B633]" office:value-type="string" office:string-value="mv dog.631.jpg ~/repo/DATA/INPUT/StarterBundle/Animals/dog.631.jpg" calcext:value-type="string">
            <text:p>mv dog.631.jpg ~/repo/DATA/INPUT/StarterBundle/Animals/dog.631.jpg</text:p>
          </table:table-cell>
          <table:table-cell table:formula="of:=[.$B$1]&amp;&quot; &quot;&amp;[.C633]&amp;&quot; &quot;&amp;[.$C$1]&amp;[.C633]" office:value-type="string" office:string-value="mv cat.631.jpg ~/repo/DATA/INPUT/StarterBundle/Animals/cat.631.jpg" calcext:value-type="string">
            <text:p>mv cat.631.jpg ~/repo/DATA/INPUT/StarterBundle/Animals/cat.631.jpg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G$1]&amp;&quot;.&quot;&amp;[.A634]&amp;&quot;.jpg&quot;" office:value-type="string" office:string-value="dog.632.jpg" calcext:value-type="string">
            <text:p>dog.632.jpg</text:p>
          </table:table-cell>
          <table:table-cell table:formula="of:=[.$H$1]&amp;&quot;.&quot;&amp;[.A634]&amp;&quot;.jpg&quot;" office:value-type="string" office:string-value="cat.632.jpg" calcext:value-type="string">
            <text:p>cat.632.jpg</text:p>
          </table:table-cell>
          <table:table-cell/>
          <table:table-cell table:formula="of:=[.$B$1]&amp;&quot; &quot;&amp;[.B634]&amp;&quot; &quot;&amp;[.$C$1]&amp;[.B634]" office:value-type="string" office:string-value="mv dog.632.jpg ~/repo/DATA/INPUT/StarterBundle/Animals/dog.632.jpg" calcext:value-type="string">
            <text:p>mv dog.632.jpg ~/repo/DATA/INPUT/StarterBundle/Animals/dog.632.jpg</text:p>
          </table:table-cell>
          <table:table-cell table:formula="of:=[.$B$1]&amp;&quot; &quot;&amp;[.C634]&amp;&quot; &quot;&amp;[.$C$1]&amp;[.C634]" office:value-type="string" office:string-value="mv cat.632.jpg ~/repo/DATA/INPUT/StarterBundle/Animals/cat.632.jpg" calcext:value-type="string">
            <text:p>mv cat.632.jpg ~/repo/DATA/INPUT/StarterBundle/Animals/cat.632.jpg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G$1]&amp;&quot;.&quot;&amp;[.A635]&amp;&quot;.jpg&quot;" office:value-type="string" office:string-value="dog.633.jpg" calcext:value-type="string">
            <text:p>dog.633.jpg</text:p>
          </table:table-cell>
          <table:table-cell table:formula="of:=[.$H$1]&amp;&quot;.&quot;&amp;[.A635]&amp;&quot;.jpg&quot;" office:value-type="string" office:string-value="cat.633.jpg" calcext:value-type="string">
            <text:p>cat.633.jpg</text:p>
          </table:table-cell>
          <table:table-cell/>
          <table:table-cell table:formula="of:=[.$B$1]&amp;&quot; &quot;&amp;[.B635]&amp;&quot; &quot;&amp;[.$C$1]&amp;[.B635]" office:value-type="string" office:string-value="mv dog.633.jpg ~/repo/DATA/INPUT/StarterBundle/Animals/dog.633.jpg" calcext:value-type="string">
            <text:p>mv dog.633.jpg ~/repo/DATA/INPUT/StarterBundle/Animals/dog.633.jpg</text:p>
          </table:table-cell>
          <table:table-cell table:formula="of:=[.$B$1]&amp;&quot; &quot;&amp;[.C635]&amp;&quot; &quot;&amp;[.$C$1]&amp;[.C635]" office:value-type="string" office:string-value="mv cat.633.jpg ~/repo/DATA/INPUT/StarterBundle/Animals/cat.633.jpg" calcext:value-type="string">
            <text:p>mv cat.633.jpg ~/repo/DATA/INPUT/StarterBundle/Animals/cat.633.jpg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G$1]&amp;&quot;.&quot;&amp;[.A636]&amp;&quot;.jpg&quot;" office:value-type="string" office:string-value="dog.634.jpg" calcext:value-type="string">
            <text:p>dog.634.jpg</text:p>
          </table:table-cell>
          <table:table-cell table:formula="of:=[.$H$1]&amp;&quot;.&quot;&amp;[.A636]&amp;&quot;.jpg&quot;" office:value-type="string" office:string-value="cat.634.jpg" calcext:value-type="string">
            <text:p>cat.634.jpg</text:p>
          </table:table-cell>
          <table:table-cell/>
          <table:table-cell table:formula="of:=[.$B$1]&amp;&quot; &quot;&amp;[.B636]&amp;&quot; &quot;&amp;[.$C$1]&amp;[.B636]" office:value-type="string" office:string-value="mv dog.634.jpg ~/repo/DATA/INPUT/StarterBundle/Animals/dog.634.jpg" calcext:value-type="string">
            <text:p>mv dog.634.jpg ~/repo/DATA/INPUT/StarterBundle/Animals/dog.634.jpg</text:p>
          </table:table-cell>
          <table:table-cell table:formula="of:=[.$B$1]&amp;&quot; &quot;&amp;[.C636]&amp;&quot; &quot;&amp;[.$C$1]&amp;[.C636]" office:value-type="string" office:string-value="mv cat.634.jpg ~/repo/DATA/INPUT/StarterBundle/Animals/cat.634.jpg" calcext:value-type="string">
            <text:p>mv cat.634.jpg ~/repo/DATA/INPUT/StarterBundle/Animals/cat.634.jpg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G$1]&amp;&quot;.&quot;&amp;[.A637]&amp;&quot;.jpg&quot;" office:value-type="string" office:string-value="dog.635.jpg" calcext:value-type="string">
            <text:p>dog.635.jpg</text:p>
          </table:table-cell>
          <table:table-cell table:formula="of:=[.$H$1]&amp;&quot;.&quot;&amp;[.A637]&amp;&quot;.jpg&quot;" office:value-type="string" office:string-value="cat.635.jpg" calcext:value-type="string">
            <text:p>cat.635.jpg</text:p>
          </table:table-cell>
          <table:table-cell/>
          <table:table-cell table:formula="of:=[.$B$1]&amp;&quot; &quot;&amp;[.B637]&amp;&quot; &quot;&amp;[.$C$1]&amp;[.B637]" office:value-type="string" office:string-value="mv dog.635.jpg ~/repo/DATA/INPUT/StarterBundle/Animals/dog.635.jpg" calcext:value-type="string">
            <text:p>mv dog.635.jpg ~/repo/DATA/INPUT/StarterBundle/Animals/dog.635.jpg</text:p>
          </table:table-cell>
          <table:table-cell table:formula="of:=[.$B$1]&amp;&quot; &quot;&amp;[.C637]&amp;&quot; &quot;&amp;[.$C$1]&amp;[.C637]" office:value-type="string" office:string-value="mv cat.635.jpg ~/repo/DATA/INPUT/StarterBundle/Animals/cat.635.jpg" calcext:value-type="string">
            <text:p>mv cat.635.jpg ~/repo/DATA/INPUT/StarterBundle/Animals/cat.635.jpg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G$1]&amp;&quot;.&quot;&amp;[.A638]&amp;&quot;.jpg&quot;" office:value-type="string" office:string-value="dog.636.jpg" calcext:value-type="string">
            <text:p>dog.636.jpg</text:p>
          </table:table-cell>
          <table:table-cell table:formula="of:=[.$H$1]&amp;&quot;.&quot;&amp;[.A638]&amp;&quot;.jpg&quot;" office:value-type="string" office:string-value="cat.636.jpg" calcext:value-type="string">
            <text:p>cat.636.jpg</text:p>
          </table:table-cell>
          <table:table-cell/>
          <table:table-cell table:formula="of:=[.$B$1]&amp;&quot; &quot;&amp;[.B638]&amp;&quot; &quot;&amp;[.$C$1]&amp;[.B638]" office:value-type="string" office:string-value="mv dog.636.jpg ~/repo/DATA/INPUT/StarterBundle/Animals/dog.636.jpg" calcext:value-type="string">
            <text:p>mv dog.636.jpg ~/repo/DATA/INPUT/StarterBundle/Animals/dog.636.jpg</text:p>
          </table:table-cell>
          <table:table-cell table:formula="of:=[.$B$1]&amp;&quot; &quot;&amp;[.C638]&amp;&quot; &quot;&amp;[.$C$1]&amp;[.C638]" office:value-type="string" office:string-value="mv cat.636.jpg ~/repo/DATA/INPUT/StarterBundle/Animals/cat.636.jpg" calcext:value-type="string">
            <text:p>mv cat.636.jpg ~/repo/DATA/INPUT/StarterBundle/Animals/cat.636.jpg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G$1]&amp;&quot;.&quot;&amp;[.A639]&amp;&quot;.jpg&quot;" office:value-type="string" office:string-value="dog.637.jpg" calcext:value-type="string">
            <text:p>dog.637.jpg</text:p>
          </table:table-cell>
          <table:table-cell table:formula="of:=[.$H$1]&amp;&quot;.&quot;&amp;[.A639]&amp;&quot;.jpg&quot;" office:value-type="string" office:string-value="cat.637.jpg" calcext:value-type="string">
            <text:p>cat.637.jpg</text:p>
          </table:table-cell>
          <table:table-cell/>
          <table:table-cell table:formula="of:=[.$B$1]&amp;&quot; &quot;&amp;[.B639]&amp;&quot; &quot;&amp;[.$C$1]&amp;[.B639]" office:value-type="string" office:string-value="mv dog.637.jpg ~/repo/DATA/INPUT/StarterBundle/Animals/dog.637.jpg" calcext:value-type="string">
            <text:p>mv dog.637.jpg ~/repo/DATA/INPUT/StarterBundle/Animals/dog.637.jpg</text:p>
          </table:table-cell>
          <table:table-cell table:formula="of:=[.$B$1]&amp;&quot; &quot;&amp;[.C639]&amp;&quot; &quot;&amp;[.$C$1]&amp;[.C639]" office:value-type="string" office:string-value="mv cat.637.jpg ~/repo/DATA/INPUT/StarterBundle/Animals/cat.637.jpg" calcext:value-type="string">
            <text:p>mv cat.637.jpg ~/repo/DATA/INPUT/StarterBundle/Animals/cat.637.jpg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G$1]&amp;&quot;.&quot;&amp;[.A640]&amp;&quot;.jpg&quot;" office:value-type="string" office:string-value="dog.638.jpg" calcext:value-type="string">
            <text:p>dog.638.jpg</text:p>
          </table:table-cell>
          <table:table-cell table:formula="of:=[.$H$1]&amp;&quot;.&quot;&amp;[.A640]&amp;&quot;.jpg&quot;" office:value-type="string" office:string-value="cat.638.jpg" calcext:value-type="string">
            <text:p>cat.638.jpg</text:p>
          </table:table-cell>
          <table:table-cell/>
          <table:table-cell table:formula="of:=[.$B$1]&amp;&quot; &quot;&amp;[.B640]&amp;&quot; &quot;&amp;[.$C$1]&amp;[.B640]" office:value-type="string" office:string-value="mv dog.638.jpg ~/repo/DATA/INPUT/StarterBundle/Animals/dog.638.jpg" calcext:value-type="string">
            <text:p>mv dog.638.jpg ~/repo/DATA/INPUT/StarterBundle/Animals/dog.638.jpg</text:p>
          </table:table-cell>
          <table:table-cell table:formula="of:=[.$B$1]&amp;&quot; &quot;&amp;[.C640]&amp;&quot; &quot;&amp;[.$C$1]&amp;[.C640]" office:value-type="string" office:string-value="mv cat.638.jpg ~/repo/DATA/INPUT/StarterBundle/Animals/cat.638.jpg" calcext:value-type="string">
            <text:p>mv cat.638.jpg ~/repo/DATA/INPUT/StarterBundle/Animals/cat.638.jpg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G$1]&amp;&quot;.&quot;&amp;[.A641]&amp;&quot;.jpg&quot;" office:value-type="string" office:string-value="dog.639.jpg" calcext:value-type="string">
            <text:p>dog.639.jpg</text:p>
          </table:table-cell>
          <table:table-cell table:formula="of:=[.$H$1]&amp;&quot;.&quot;&amp;[.A641]&amp;&quot;.jpg&quot;" office:value-type="string" office:string-value="cat.639.jpg" calcext:value-type="string">
            <text:p>cat.639.jpg</text:p>
          </table:table-cell>
          <table:table-cell/>
          <table:table-cell table:formula="of:=[.$B$1]&amp;&quot; &quot;&amp;[.B641]&amp;&quot; &quot;&amp;[.$C$1]&amp;[.B641]" office:value-type="string" office:string-value="mv dog.639.jpg ~/repo/DATA/INPUT/StarterBundle/Animals/dog.639.jpg" calcext:value-type="string">
            <text:p>mv dog.639.jpg ~/repo/DATA/INPUT/StarterBundle/Animals/dog.639.jpg</text:p>
          </table:table-cell>
          <table:table-cell table:formula="of:=[.$B$1]&amp;&quot; &quot;&amp;[.C641]&amp;&quot; &quot;&amp;[.$C$1]&amp;[.C641]" office:value-type="string" office:string-value="mv cat.639.jpg ~/repo/DATA/INPUT/StarterBundle/Animals/cat.639.jpg" calcext:value-type="string">
            <text:p>mv cat.639.jpg ~/repo/DATA/INPUT/StarterBundle/Animals/cat.639.jpg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G$1]&amp;&quot;.&quot;&amp;[.A642]&amp;&quot;.jpg&quot;" office:value-type="string" office:string-value="dog.640.jpg" calcext:value-type="string">
            <text:p>dog.640.jpg</text:p>
          </table:table-cell>
          <table:table-cell table:formula="of:=[.$H$1]&amp;&quot;.&quot;&amp;[.A642]&amp;&quot;.jpg&quot;" office:value-type="string" office:string-value="cat.640.jpg" calcext:value-type="string">
            <text:p>cat.640.jpg</text:p>
          </table:table-cell>
          <table:table-cell/>
          <table:table-cell table:formula="of:=[.$B$1]&amp;&quot; &quot;&amp;[.B642]&amp;&quot; &quot;&amp;[.$C$1]&amp;[.B642]" office:value-type="string" office:string-value="mv dog.640.jpg ~/repo/DATA/INPUT/StarterBundle/Animals/dog.640.jpg" calcext:value-type="string">
            <text:p>mv dog.640.jpg ~/repo/DATA/INPUT/StarterBundle/Animals/dog.640.jpg</text:p>
          </table:table-cell>
          <table:table-cell table:formula="of:=[.$B$1]&amp;&quot; &quot;&amp;[.C642]&amp;&quot; &quot;&amp;[.$C$1]&amp;[.C642]" office:value-type="string" office:string-value="mv cat.640.jpg ~/repo/DATA/INPUT/StarterBundle/Animals/cat.640.jpg" calcext:value-type="string">
            <text:p>mv cat.640.jpg ~/repo/DATA/INPUT/StarterBundle/Animals/cat.640.jpg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G$1]&amp;&quot;.&quot;&amp;[.A643]&amp;&quot;.jpg&quot;" office:value-type="string" office:string-value="dog.641.jpg" calcext:value-type="string">
            <text:p>dog.641.jpg</text:p>
          </table:table-cell>
          <table:table-cell table:formula="of:=[.$H$1]&amp;&quot;.&quot;&amp;[.A643]&amp;&quot;.jpg&quot;" office:value-type="string" office:string-value="cat.641.jpg" calcext:value-type="string">
            <text:p>cat.641.jpg</text:p>
          </table:table-cell>
          <table:table-cell/>
          <table:table-cell table:formula="of:=[.$B$1]&amp;&quot; &quot;&amp;[.B643]&amp;&quot; &quot;&amp;[.$C$1]&amp;[.B643]" office:value-type="string" office:string-value="mv dog.641.jpg ~/repo/DATA/INPUT/StarterBundle/Animals/dog.641.jpg" calcext:value-type="string">
            <text:p>mv dog.641.jpg ~/repo/DATA/INPUT/StarterBundle/Animals/dog.641.jpg</text:p>
          </table:table-cell>
          <table:table-cell table:formula="of:=[.$B$1]&amp;&quot; &quot;&amp;[.C643]&amp;&quot; &quot;&amp;[.$C$1]&amp;[.C643]" office:value-type="string" office:string-value="mv cat.641.jpg ~/repo/DATA/INPUT/StarterBundle/Animals/cat.641.jpg" calcext:value-type="string">
            <text:p>mv cat.641.jpg ~/repo/DATA/INPUT/StarterBundle/Animals/cat.641.jpg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G$1]&amp;&quot;.&quot;&amp;[.A644]&amp;&quot;.jpg&quot;" office:value-type="string" office:string-value="dog.642.jpg" calcext:value-type="string">
            <text:p>dog.642.jpg</text:p>
          </table:table-cell>
          <table:table-cell table:formula="of:=[.$H$1]&amp;&quot;.&quot;&amp;[.A644]&amp;&quot;.jpg&quot;" office:value-type="string" office:string-value="cat.642.jpg" calcext:value-type="string">
            <text:p>cat.642.jpg</text:p>
          </table:table-cell>
          <table:table-cell/>
          <table:table-cell table:formula="of:=[.$B$1]&amp;&quot; &quot;&amp;[.B644]&amp;&quot; &quot;&amp;[.$C$1]&amp;[.B644]" office:value-type="string" office:string-value="mv dog.642.jpg ~/repo/DATA/INPUT/StarterBundle/Animals/dog.642.jpg" calcext:value-type="string">
            <text:p>mv dog.642.jpg ~/repo/DATA/INPUT/StarterBundle/Animals/dog.642.jpg</text:p>
          </table:table-cell>
          <table:table-cell table:formula="of:=[.$B$1]&amp;&quot; &quot;&amp;[.C644]&amp;&quot; &quot;&amp;[.$C$1]&amp;[.C644]" office:value-type="string" office:string-value="mv cat.642.jpg ~/repo/DATA/INPUT/StarterBundle/Animals/cat.642.jpg" calcext:value-type="string">
            <text:p>mv cat.642.jpg ~/repo/DATA/INPUT/StarterBundle/Animals/cat.642.jpg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G$1]&amp;&quot;.&quot;&amp;[.A645]&amp;&quot;.jpg&quot;" office:value-type="string" office:string-value="dog.643.jpg" calcext:value-type="string">
            <text:p>dog.643.jpg</text:p>
          </table:table-cell>
          <table:table-cell table:formula="of:=[.$H$1]&amp;&quot;.&quot;&amp;[.A645]&amp;&quot;.jpg&quot;" office:value-type="string" office:string-value="cat.643.jpg" calcext:value-type="string">
            <text:p>cat.643.jpg</text:p>
          </table:table-cell>
          <table:table-cell/>
          <table:table-cell table:formula="of:=[.$B$1]&amp;&quot; &quot;&amp;[.B645]&amp;&quot; &quot;&amp;[.$C$1]&amp;[.B645]" office:value-type="string" office:string-value="mv dog.643.jpg ~/repo/DATA/INPUT/StarterBundle/Animals/dog.643.jpg" calcext:value-type="string">
            <text:p>mv dog.643.jpg ~/repo/DATA/INPUT/StarterBundle/Animals/dog.643.jpg</text:p>
          </table:table-cell>
          <table:table-cell table:formula="of:=[.$B$1]&amp;&quot; &quot;&amp;[.C645]&amp;&quot; &quot;&amp;[.$C$1]&amp;[.C645]" office:value-type="string" office:string-value="mv cat.643.jpg ~/repo/DATA/INPUT/StarterBundle/Animals/cat.643.jpg" calcext:value-type="string">
            <text:p>mv cat.643.jpg ~/repo/DATA/INPUT/StarterBundle/Animals/cat.643.jpg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G$1]&amp;&quot;.&quot;&amp;[.A646]&amp;&quot;.jpg&quot;" office:value-type="string" office:string-value="dog.644.jpg" calcext:value-type="string">
            <text:p>dog.644.jpg</text:p>
          </table:table-cell>
          <table:table-cell table:formula="of:=[.$H$1]&amp;&quot;.&quot;&amp;[.A646]&amp;&quot;.jpg&quot;" office:value-type="string" office:string-value="cat.644.jpg" calcext:value-type="string">
            <text:p>cat.644.jpg</text:p>
          </table:table-cell>
          <table:table-cell/>
          <table:table-cell table:formula="of:=[.$B$1]&amp;&quot; &quot;&amp;[.B646]&amp;&quot; &quot;&amp;[.$C$1]&amp;[.B646]" office:value-type="string" office:string-value="mv dog.644.jpg ~/repo/DATA/INPUT/StarterBundle/Animals/dog.644.jpg" calcext:value-type="string">
            <text:p>mv dog.644.jpg ~/repo/DATA/INPUT/StarterBundle/Animals/dog.644.jpg</text:p>
          </table:table-cell>
          <table:table-cell table:formula="of:=[.$B$1]&amp;&quot; &quot;&amp;[.C646]&amp;&quot; &quot;&amp;[.$C$1]&amp;[.C646]" office:value-type="string" office:string-value="mv cat.644.jpg ~/repo/DATA/INPUT/StarterBundle/Animals/cat.644.jpg" calcext:value-type="string">
            <text:p>mv cat.644.jpg ~/repo/DATA/INPUT/StarterBundle/Animals/cat.644.jpg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G$1]&amp;&quot;.&quot;&amp;[.A647]&amp;&quot;.jpg&quot;" office:value-type="string" office:string-value="dog.645.jpg" calcext:value-type="string">
            <text:p>dog.645.jpg</text:p>
          </table:table-cell>
          <table:table-cell table:formula="of:=[.$H$1]&amp;&quot;.&quot;&amp;[.A647]&amp;&quot;.jpg&quot;" office:value-type="string" office:string-value="cat.645.jpg" calcext:value-type="string">
            <text:p>cat.645.jpg</text:p>
          </table:table-cell>
          <table:table-cell/>
          <table:table-cell table:formula="of:=[.$B$1]&amp;&quot; &quot;&amp;[.B647]&amp;&quot; &quot;&amp;[.$C$1]&amp;[.B647]" office:value-type="string" office:string-value="mv dog.645.jpg ~/repo/DATA/INPUT/StarterBundle/Animals/dog.645.jpg" calcext:value-type="string">
            <text:p>mv dog.645.jpg ~/repo/DATA/INPUT/StarterBundle/Animals/dog.645.jpg</text:p>
          </table:table-cell>
          <table:table-cell table:formula="of:=[.$B$1]&amp;&quot; &quot;&amp;[.C647]&amp;&quot; &quot;&amp;[.$C$1]&amp;[.C647]" office:value-type="string" office:string-value="mv cat.645.jpg ~/repo/DATA/INPUT/StarterBundle/Animals/cat.645.jpg" calcext:value-type="string">
            <text:p>mv cat.645.jpg ~/repo/DATA/INPUT/StarterBundle/Animals/cat.645.jpg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G$1]&amp;&quot;.&quot;&amp;[.A648]&amp;&quot;.jpg&quot;" office:value-type="string" office:string-value="dog.646.jpg" calcext:value-type="string">
            <text:p>dog.646.jpg</text:p>
          </table:table-cell>
          <table:table-cell table:formula="of:=[.$H$1]&amp;&quot;.&quot;&amp;[.A648]&amp;&quot;.jpg&quot;" office:value-type="string" office:string-value="cat.646.jpg" calcext:value-type="string">
            <text:p>cat.646.jpg</text:p>
          </table:table-cell>
          <table:table-cell/>
          <table:table-cell table:formula="of:=[.$B$1]&amp;&quot; &quot;&amp;[.B648]&amp;&quot; &quot;&amp;[.$C$1]&amp;[.B648]" office:value-type="string" office:string-value="mv dog.646.jpg ~/repo/DATA/INPUT/StarterBundle/Animals/dog.646.jpg" calcext:value-type="string">
            <text:p>mv dog.646.jpg ~/repo/DATA/INPUT/StarterBundle/Animals/dog.646.jpg</text:p>
          </table:table-cell>
          <table:table-cell table:formula="of:=[.$B$1]&amp;&quot; &quot;&amp;[.C648]&amp;&quot; &quot;&amp;[.$C$1]&amp;[.C648]" office:value-type="string" office:string-value="mv cat.646.jpg ~/repo/DATA/INPUT/StarterBundle/Animals/cat.646.jpg" calcext:value-type="string">
            <text:p>mv cat.646.jpg ~/repo/DATA/INPUT/StarterBundle/Animals/cat.646.jpg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G$1]&amp;&quot;.&quot;&amp;[.A649]&amp;&quot;.jpg&quot;" office:value-type="string" office:string-value="dog.647.jpg" calcext:value-type="string">
            <text:p>dog.647.jpg</text:p>
          </table:table-cell>
          <table:table-cell table:formula="of:=[.$H$1]&amp;&quot;.&quot;&amp;[.A649]&amp;&quot;.jpg&quot;" office:value-type="string" office:string-value="cat.647.jpg" calcext:value-type="string">
            <text:p>cat.647.jpg</text:p>
          </table:table-cell>
          <table:table-cell/>
          <table:table-cell table:formula="of:=[.$B$1]&amp;&quot; &quot;&amp;[.B649]&amp;&quot; &quot;&amp;[.$C$1]&amp;[.B649]" office:value-type="string" office:string-value="mv dog.647.jpg ~/repo/DATA/INPUT/StarterBundle/Animals/dog.647.jpg" calcext:value-type="string">
            <text:p>mv dog.647.jpg ~/repo/DATA/INPUT/StarterBundle/Animals/dog.647.jpg</text:p>
          </table:table-cell>
          <table:table-cell table:formula="of:=[.$B$1]&amp;&quot; &quot;&amp;[.C649]&amp;&quot; &quot;&amp;[.$C$1]&amp;[.C649]" office:value-type="string" office:string-value="mv cat.647.jpg ~/repo/DATA/INPUT/StarterBundle/Animals/cat.647.jpg" calcext:value-type="string">
            <text:p>mv cat.647.jpg ~/repo/DATA/INPUT/StarterBundle/Animals/cat.647.jpg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G$1]&amp;&quot;.&quot;&amp;[.A650]&amp;&quot;.jpg&quot;" office:value-type="string" office:string-value="dog.648.jpg" calcext:value-type="string">
            <text:p>dog.648.jpg</text:p>
          </table:table-cell>
          <table:table-cell table:formula="of:=[.$H$1]&amp;&quot;.&quot;&amp;[.A650]&amp;&quot;.jpg&quot;" office:value-type="string" office:string-value="cat.648.jpg" calcext:value-type="string">
            <text:p>cat.648.jpg</text:p>
          </table:table-cell>
          <table:table-cell/>
          <table:table-cell table:formula="of:=[.$B$1]&amp;&quot; &quot;&amp;[.B650]&amp;&quot; &quot;&amp;[.$C$1]&amp;[.B650]" office:value-type="string" office:string-value="mv dog.648.jpg ~/repo/DATA/INPUT/StarterBundle/Animals/dog.648.jpg" calcext:value-type="string">
            <text:p>mv dog.648.jpg ~/repo/DATA/INPUT/StarterBundle/Animals/dog.648.jpg</text:p>
          </table:table-cell>
          <table:table-cell table:formula="of:=[.$B$1]&amp;&quot; &quot;&amp;[.C650]&amp;&quot; &quot;&amp;[.$C$1]&amp;[.C650]" office:value-type="string" office:string-value="mv cat.648.jpg ~/repo/DATA/INPUT/StarterBundle/Animals/cat.648.jpg" calcext:value-type="string">
            <text:p>mv cat.648.jpg ~/repo/DATA/INPUT/StarterBundle/Animals/cat.648.jpg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G$1]&amp;&quot;.&quot;&amp;[.A651]&amp;&quot;.jpg&quot;" office:value-type="string" office:string-value="dog.649.jpg" calcext:value-type="string">
            <text:p>dog.649.jpg</text:p>
          </table:table-cell>
          <table:table-cell table:formula="of:=[.$H$1]&amp;&quot;.&quot;&amp;[.A651]&amp;&quot;.jpg&quot;" office:value-type="string" office:string-value="cat.649.jpg" calcext:value-type="string">
            <text:p>cat.649.jpg</text:p>
          </table:table-cell>
          <table:table-cell/>
          <table:table-cell table:formula="of:=[.$B$1]&amp;&quot; &quot;&amp;[.B651]&amp;&quot; &quot;&amp;[.$C$1]&amp;[.B651]" office:value-type="string" office:string-value="mv dog.649.jpg ~/repo/DATA/INPUT/StarterBundle/Animals/dog.649.jpg" calcext:value-type="string">
            <text:p>mv dog.649.jpg ~/repo/DATA/INPUT/StarterBundle/Animals/dog.649.jpg</text:p>
          </table:table-cell>
          <table:table-cell table:formula="of:=[.$B$1]&amp;&quot; &quot;&amp;[.C651]&amp;&quot; &quot;&amp;[.$C$1]&amp;[.C651]" office:value-type="string" office:string-value="mv cat.649.jpg ~/repo/DATA/INPUT/StarterBundle/Animals/cat.649.jpg" calcext:value-type="string">
            <text:p>mv cat.649.jpg ~/repo/DATA/INPUT/StarterBundle/Animals/cat.649.jpg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G$1]&amp;&quot;.&quot;&amp;[.A652]&amp;&quot;.jpg&quot;" office:value-type="string" office:string-value="dog.650.jpg" calcext:value-type="string">
            <text:p>dog.650.jpg</text:p>
          </table:table-cell>
          <table:table-cell table:formula="of:=[.$H$1]&amp;&quot;.&quot;&amp;[.A652]&amp;&quot;.jpg&quot;" office:value-type="string" office:string-value="cat.650.jpg" calcext:value-type="string">
            <text:p>cat.650.jpg</text:p>
          </table:table-cell>
          <table:table-cell/>
          <table:table-cell table:formula="of:=[.$B$1]&amp;&quot; &quot;&amp;[.B652]&amp;&quot; &quot;&amp;[.$C$1]&amp;[.B652]" office:value-type="string" office:string-value="mv dog.650.jpg ~/repo/DATA/INPUT/StarterBundle/Animals/dog.650.jpg" calcext:value-type="string">
            <text:p>mv dog.650.jpg ~/repo/DATA/INPUT/StarterBundle/Animals/dog.650.jpg</text:p>
          </table:table-cell>
          <table:table-cell table:formula="of:=[.$B$1]&amp;&quot; &quot;&amp;[.C652]&amp;&quot; &quot;&amp;[.$C$1]&amp;[.C652]" office:value-type="string" office:string-value="mv cat.650.jpg ~/repo/DATA/INPUT/StarterBundle/Animals/cat.650.jpg" calcext:value-type="string">
            <text:p>mv cat.650.jpg ~/repo/DATA/INPUT/StarterBundle/Animals/cat.650.jpg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G$1]&amp;&quot;.&quot;&amp;[.A653]&amp;&quot;.jpg&quot;" office:value-type="string" office:string-value="dog.651.jpg" calcext:value-type="string">
            <text:p>dog.651.jpg</text:p>
          </table:table-cell>
          <table:table-cell table:formula="of:=[.$H$1]&amp;&quot;.&quot;&amp;[.A653]&amp;&quot;.jpg&quot;" office:value-type="string" office:string-value="cat.651.jpg" calcext:value-type="string">
            <text:p>cat.651.jpg</text:p>
          </table:table-cell>
          <table:table-cell/>
          <table:table-cell table:formula="of:=[.$B$1]&amp;&quot; &quot;&amp;[.B653]&amp;&quot; &quot;&amp;[.$C$1]&amp;[.B653]" office:value-type="string" office:string-value="mv dog.651.jpg ~/repo/DATA/INPUT/StarterBundle/Animals/dog.651.jpg" calcext:value-type="string">
            <text:p>mv dog.651.jpg ~/repo/DATA/INPUT/StarterBundle/Animals/dog.651.jpg</text:p>
          </table:table-cell>
          <table:table-cell table:formula="of:=[.$B$1]&amp;&quot; &quot;&amp;[.C653]&amp;&quot; &quot;&amp;[.$C$1]&amp;[.C653]" office:value-type="string" office:string-value="mv cat.651.jpg ~/repo/DATA/INPUT/StarterBundle/Animals/cat.651.jpg" calcext:value-type="string">
            <text:p>mv cat.651.jpg ~/repo/DATA/INPUT/StarterBundle/Animals/cat.651.jpg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G$1]&amp;&quot;.&quot;&amp;[.A654]&amp;&quot;.jpg&quot;" office:value-type="string" office:string-value="dog.652.jpg" calcext:value-type="string">
            <text:p>dog.652.jpg</text:p>
          </table:table-cell>
          <table:table-cell table:formula="of:=[.$H$1]&amp;&quot;.&quot;&amp;[.A654]&amp;&quot;.jpg&quot;" office:value-type="string" office:string-value="cat.652.jpg" calcext:value-type="string">
            <text:p>cat.652.jpg</text:p>
          </table:table-cell>
          <table:table-cell/>
          <table:table-cell table:formula="of:=[.$B$1]&amp;&quot; &quot;&amp;[.B654]&amp;&quot; &quot;&amp;[.$C$1]&amp;[.B654]" office:value-type="string" office:string-value="mv dog.652.jpg ~/repo/DATA/INPUT/StarterBundle/Animals/dog.652.jpg" calcext:value-type="string">
            <text:p>mv dog.652.jpg ~/repo/DATA/INPUT/StarterBundle/Animals/dog.652.jpg</text:p>
          </table:table-cell>
          <table:table-cell table:formula="of:=[.$B$1]&amp;&quot; &quot;&amp;[.C654]&amp;&quot; &quot;&amp;[.$C$1]&amp;[.C654]" office:value-type="string" office:string-value="mv cat.652.jpg ~/repo/DATA/INPUT/StarterBundle/Animals/cat.652.jpg" calcext:value-type="string">
            <text:p>mv cat.652.jpg ~/repo/DATA/INPUT/StarterBundle/Animals/cat.652.jpg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G$1]&amp;&quot;.&quot;&amp;[.A655]&amp;&quot;.jpg&quot;" office:value-type="string" office:string-value="dog.653.jpg" calcext:value-type="string">
            <text:p>dog.653.jpg</text:p>
          </table:table-cell>
          <table:table-cell table:formula="of:=[.$H$1]&amp;&quot;.&quot;&amp;[.A655]&amp;&quot;.jpg&quot;" office:value-type="string" office:string-value="cat.653.jpg" calcext:value-type="string">
            <text:p>cat.653.jpg</text:p>
          </table:table-cell>
          <table:table-cell/>
          <table:table-cell table:formula="of:=[.$B$1]&amp;&quot; &quot;&amp;[.B655]&amp;&quot; &quot;&amp;[.$C$1]&amp;[.B655]" office:value-type="string" office:string-value="mv dog.653.jpg ~/repo/DATA/INPUT/StarterBundle/Animals/dog.653.jpg" calcext:value-type="string">
            <text:p>mv dog.653.jpg ~/repo/DATA/INPUT/StarterBundle/Animals/dog.653.jpg</text:p>
          </table:table-cell>
          <table:table-cell table:formula="of:=[.$B$1]&amp;&quot; &quot;&amp;[.C655]&amp;&quot; &quot;&amp;[.$C$1]&amp;[.C655]" office:value-type="string" office:string-value="mv cat.653.jpg ~/repo/DATA/INPUT/StarterBundle/Animals/cat.653.jpg" calcext:value-type="string">
            <text:p>mv cat.653.jpg ~/repo/DATA/INPUT/StarterBundle/Animals/cat.653.jpg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G$1]&amp;&quot;.&quot;&amp;[.A656]&amp;&quot;.jpg&quot;" office:value-type="string" office:string-value="dog.654.jpg" calcext:value-type="string">
            <text:p>dog.654.jpg</text:p>
          </table:table-cell>
          <table:table-cell table:formula="of:=[.$H$1]&amp;&quot;.&quot;&amp;[.A656]&amp;&quot;.jpg&quot;" office:value-type="string" office:string-value="cat.654.jpg" calcext:value-type="string">
            <text:p>cat.654.jpg</text:p>
          </table:table-cell>
          <table:table-cell/>
          <table:table-cell table:formula="of:=[.$B$1]&amp;&quot; &quot;&amp;[.B656]&amp;&quot; &quot;&amp;[.$C$1]&amp;[.B656]" office:value-type="string" office:string-value="mv dog.654.jpg ~/repo/DATA/INPUT/StarterBundle/Animals/dog.654.jpg" calcext:value-type="string">
            <text:p>mv dog.654.jpg ~/repo/DATA/INPUT/StarterBundle/Animals/dog.654.jpg</text:p>
          </table:table-cell>
          <table:table-cell table:formula="of:=[.$B$1]&amp;&quot; &quot;&amp;[.C656]&amp;&quot; &quot;&amp;[.$C$1]&amp;[.C656]" office:value-type="string" office:string-value="mv cat.654.jpg ~/repo/DATA/INPUT/StarterBundle/Animals/cat.654.jpg" calcext:value-type="string">
            <text:p>mv cat.654.jpg ~/repo/DATA/INPUT/StarterBundle/Animals/cat.654.jpg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G$1]&amp;&quot;.&quot;&amp;[.A657]&amp;&quot;.jpg&quot;" office:value-type="string" office:string-value="dog.655.jpg" calcext:value-type="string">
            <text:p>dog.655.jpg</text:p>
          </table:table-cell>
          <table:table-cell table:formula="of:=[.$H$1]&amp;&quot;.&quot;&amp;[.A657]&amp;&quot;.jpg&quot;" office:value-type="string" office:string-value="cat.655.jpg" calcext:value-type="string">
            <text:p>cat.655.jpg</text:p>
          </table:table-cell>
          <table:table-cell/>
          <table:table-cell table:formula="of:=[.$B$1]&amp;&quot; &quot;&amp;[.B657]&amp;&quot; &quot;&amp;[.$C$1]&amp;[.B657]" office:value-type="string" office:string-value="mv dog.655.jpg ~/repo/DATA/INPUT/StarterBundle/Animals/dog.655.jpg" calcext:value-type="string">
            <text:p>mv dog.655.jpg ~/repo/DATA/INPUT/StarterBundle/Animals/dog.655.jpg</text:p>
          </table:table-cell>
          <table:table-cell table:formula="of:=[.$B$1]&amp;&quot; &quot;&amp;[.C657]&amp;&quot; &quot;&amp;[.$C$1]&amp;[.C657]" office:value-type="string" office:string-value="mv cat.655.jpg ~/repo/DATA/INPUT/StarterBundle/Animals/cat.655.jpg" calcext:value-type="string">
            <text:p>mv cat.655.jpg ~/repo/DATA/INPUT/StarterBundle/Animals/cat.655.jpg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G$1]&amp;&quot;.&quot;&amp;[.A658]&amp;&quot;.jpg&quot;" office:value-type="string" office:string-value="dog.656.jpg" calcext:value-type="string">
            <text:p>dog.656.jpg</text:p>
          </table:table-cell>
          <table:table-cell table:formula="of:=[.$H$1]&amp;&quot;.&quot;&amp;[.A658]&amp;&quot;.jpg&quot;" office:value-type="string" office:string-value="cat.656.jpg" calcext:value-type="string">
            <text:p>cat.656.jpg</text:p>
          </table:table-cell>
          <table:table-cell/>
          <table:table-cell table:formula="of:=[.$B$1]&amp;&quot; &quot;&amp;[.B658]&amp;&quot; &quot;&amp;[.$C$1]&amp;[.B658]" office:value-type="string" office:string-value="mv dog.656.jpg ~/repo/DATA/INPUT/StarterBundle/Animals/dog.656.jpg" calcext:value-type="string">
            <text:p>mv dog.656.jpg ~/repo/DATA/INPUT/StarterBundle/Animals/dog.656.jpg</text:p>
          </table:table-cell>
          <table:table-cell table:formula="of:=[.$B$1]&amp;&quot; &quot;&amp;[.C658]&amp;&quot; &quot;&amp;[.$C$1]&amp;[.C658]" office:value-type="string" office:string-value="mv cat.656.jpg ~/repo/DATA/INPUT/StarterBundle/Animals/cat.656.jpg" calcext:value-type="string">
            <text:p>mv cat.656.jpg ~/repo/DATA/INPUT/StarterBundle/Animals/cat.656.jpg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G$1]&amp;&quot;.&quot;&amp;[.A659]&amp;&quot;.jpg&quot;" office:value-type="string" office:string-value="dog.657.jpg" calcext:value-type="string">
            <text:p>dog.657.jpg</text:p>
          </table:table-cell>
          <table:table-cell table:formula="of:=[.$H$1]&amp;&quot;.&quot;&amp;[.A659]&amp;&quot;.jpg&quot;" office:value-type="string" office:string-value="cat.657.jpg" calcext:value-type="string">
            <text:p>cat.657.jpg</text:p>
          </table:table-cell>
          <table:table-cell/>
          <table:table-cell table:formula="of:=[.$B$1]&amp;&quot; &quot;&amp;[.B659]&amp;&quot; &quot;&amp;[.$C$1]&amp;[.B659]" office:value-type="string" office:string-value="mv dog.657.jpg ~/repo/DATA/INPUT/StarterBundle/Animals/dog.657.jpg" calcext:value-type="string">
            <text:p>mv dog.657.jpg ~/repo/DATA/INPUT/StarterBundle/Animals/dog.657.jpg</text:p>
          </table:table-cell>
          <table:table-cell table:formula="of:=[.$B$1]&amp;&quot; &quot;&amp;[.C659]&amp;&quot; &quot;&amp;[.$C$1]&amp;[.C659]" office:value-type="string" office:string-value="mv cat.657.jpg ~/repo/DATA/INPUT/StarterBundle/Animals/cat.657.jpg" calcext:value-type="string">
            <text:p>mv cat.657.jpg ~/repo/DATA/INPUT/StarterBundle/Animals/cat.657.jpg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G$1]&amp;&quot;.&quot;&amp;[.A660]&amp;&quot;.jpg&quot;" office:value-type="string" office:string-value="dog.658.jpg" calcext:value-type="string">
            <text:p>dog.658.jpg</text:p>
          </table:table-cell>
          <table:table-cell table:formula="of:=[.$H$1]&amp;&quot;.&quot;&amp;[.A660]&amp;&quot;.jpg&quot;" office:value-type="string" office:string-value="cat.658.jpg" calcext:value-type="string">
            <text:p>cat.658.jpg</text:p>
          </table:table-cell>
          <table:table-cell/>
          <table:table-cell table:formula="of:=[.$B$1]&amp;&quot; &quot;&amp;[.B660]&amp;&quot; &quot;&amp;[.$C$1]&amp;[.B660]" office:value-type="string" office:string-value="mv dog.658.jpg ~/repo/DATA/INPUT/StarterBundle/Animals/dog.658.jpg" calcext:value-type="string">
            <text:p>mv dog.658.jpg ~/repo/DATA/INPUT/StarterBundle/Animals/dog.658.jpg</text:p>
          </table:table-cell>
          <table:table-cell table:formula="of:=[.$B$1]&amp;&quot; &quot;&amp;[.C660]&amp;&quot; &quot;&amp;[.$C$1]&amp;[.C660]" office:value-type="string" office:string-value="mv cat.658.jpg ~/repo/DATA/INPUT/StarterBundle/Animals/cat.658.jpg" calcext:value-type="string">
            <text:p>mv cat.658.jpg ~/repo/DATA/INPUT/StarterBundle/Animals/cat.658.jpg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G$1]&amp;&quot;.&quot;&amp;[.A661]&amp;&quot;.jpg&quot;" office:value-type="string" office:string-value="dog.659.jpg" calcext:value-type="string">
            <text:p>dog.659.jpg</text:p>
          </table:table-cell>
          <table:table-cell table:formula="of:=[.$H$1]&amp;&quot;.&quot;&amp;[.A661]&amp;&quot;.jpg&quot;" office:value-type="string" office:string-value="cat.659.jpg" calcext:value-type="string">
            <text:p>cat.659.jpg</text:p>
          </table:table-cell>
          <table:table-cell/>
          <table:table-cell table:formula="of:=[.$B$1]&amp;&quot; &quot;&amp;[.B661]&amp;&quot; &quot;&amp;[.$C$1]&amp;[.B661]" office:value-type="string" office:string-value="mv dog.659.jpg ~/repo/DATA/INPUT/StarterBundle/Animals/dog.659.jpg" calcext:value-type="string">
            <text:p>mv dog.659.jpg ~/repo/DATA/INPUT/StarterBundle/Animals/dog.659.jpg</text:p>
          </table:table-cell>
          <table:table-cell table:formula="of:=[.$B$1]&amp;&quot; &quot;&amp;[.C661]&amp;&quot; &quot;&amp;[.$C$1]&amp;[.C661]" office:value-type="string" office:string-value="mv cat.659.jpg ~/repo/DATA/INPUT/StarterBundle/Animals/cat.659.jpg" calcext:value-type="string">
            <text:p>mv cat.659.jpg ~/repo/DATA/INPUT/StarterBundle/Animals/cat.659.jpg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G$1]&amp;&quot;.&quot;&amp;[.A662]&amp;&quot;.jpg&quot;" office:value-type="string" office:string-value="dog.660.jpg" calcext:value-type="string">
            <text:p>dog.660.jpg</text:p>
          </table:table-cell>
          <table:table-cell table:formula="of:=[.$H$1]&amp;&quot;.&quot;&amp;[.A662]&amp;&quot;.jpg&quot;" office:value-type="string" office:string-value="cat.660.jpg" calcext:value-type="string">
            <text:p>cat.660.jpg</text:p>
          </table:table-cell>
          <table:table-cell/>
          <table:table-cell table:formula="of:=[.$B$1]&amp;&quot; &quot;&amp;[.B662]&amp;&quot; &quot;&amp;[.$C$1]&amp;[.B662]" office:value-type="string" office:string-value="mv dog.660.jpg ~/repo/DATA/INPUT/StarterBundle/Animals/dog.660.jpg" calcext:value-type="string">
            <text:p>mv dog.660.jpg ~/repo/DATA/INPUT/StarterBundle/Animals/dog.660.jpg</text:p>
          </table:table-cell>
          <table:table-cell table:formula="of:=[.$B$1]&amp;&quot; &quot;&amp;[.C662]&amp;&quot; &quot;&amp;[.$C$1]&amp;[.C662]" office:value-type="string" office:string-value="mv cat.660.jpg ~/repo/DATA/INPUT/StarterBundle/Animals/cat.660.jpg" calcext:value-type="string">
            <text:p>mv cat.660.jpg ~/repo/DATA/INPUT/StarterBundle/Animals/cat.660.jpg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G$1]&amp;&quot;.&quot;&amp;[.A663]&amp;&quot;.jpg&quot;" office:value-type="string" office:string-value="dog.661.jpg" calcext:value-type="string">
            <text:p>dog.661.jpg</text:p>
          </table:table-cell>
          <table:table-cell table:formula="of:=[.$H$1]&amp;&quot;.&quot;&amp;[.A663]&amp;&quot;.jpg&quot;" office:value-type="string" office:string-value="cat.661.jpg" calcext:value-type="string">
            <text:p>cat.661.jpg</text:p>
          </table:table-cell>
          <table:table-cell/>
          <table:table-cell table:formula="of:=[.$B$1]&amp;&quot; &quot;&amp;[.B663]&amp;&quot; &quot;&amp;[.$C$1]&amp;[.B663]" office:value-type="string" office:string-value="mv dog.661.jpg ~/repo/DATA/INPUT/StarterBundle/Animals/dog.661.jpg" calcext:value-type="string">
            <text:p>mv dog.661.jpg ~/repo/DATA/INPUT/StarterBundle/Animals/dog.661.jpg</text:p>
          </table:table-cell>
          <table:table-cell table:formula="of:=[.$B$1]&amp;&quot; &quot;&amp;[.C663]&amp;&quot; &quot;&amp;[.$C$1]&amp;[.C663]" office:value-type="string" office:string-value="mv cat.661.jpg ~/repo/DATA/INPUT/StarterBundle/Animals/cat.661.jpg" calcext:value-type="string">
            <text:p>mv cat.661.jpg ~/repo/DATA/INPUT/StarterBundle/Animals/cat.661.jpg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G$1]&amp;&quot;.&quot;&amp;[.A664]&amp;&quot;.jpg&quot;" office:value-type="string" office:string-value="dog.662.jpg" calcext:value-type="string">
            <text:p>dog.662.jpg</text:p>
          </table:table-cell>
          <table:table-cell table:formula="of:=[.$H$1]&amp;&quot;.&quot;&amp;[.A664]&amp;&quot;.jpg&quot;" office:value-type="string" office:string-value="cat.662.jpg" calcext:value-type="string">
            <text:p>cat.662.jpg</text:p>
          </table:table-cell>
          <table:table-cell/>
          <table:table-cell table:formula="of:=[.$B$1]&amp;&quot; &quot;&amp;[.B664]&amp;&quot; &quot;&amp;[.$C$1]&amp;[.B664]" office:value-type="string" office:string-value="mv dog.662.jpg ~/repo/DATA/INPUT/StarterBundle/Animals/dog.662.jpg" calcext:value-type="string">
            <text:p>mv dog.662.jpg ~/repo/DATA/INPUT/StarterBundle/Animals/dog.662.jpg</text:p>
          </table:table-cell>
          <table:table-cell table:formula="of:=[.$B$1]&amp;&quot; &quot;&amp;[.C664]&amp;&quot; &quot;&amp;[.$C$1]&amp;[.C664]" office:value-type="string" office:string-value="mv cat.662.jpg ~/repo/DATA/INPUT/StarterBundle/Animals/cat.662.jpg" calcext:value-type="string">
            <text:p>mv cat.662.jpg ~/repo/DATA/INPUT/StarterBundle/Animals/cat.662.jpg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G$1]&amp;&quot;.&quot;&amp;[.A665]&amp;&quot;.jpg&quot;" office:value-type="string" office:string-value="dog.663.jpg" calcext:value-type="string">
            <text:p>dog.663.jpg</text:p>
          </table:table-cell>
          <table:table-cell table:formula="of:=[.$H$1]&amp;&quot;.&quot;&amp;[.A665]&amp;&quot;.jpg&quot;" office:value-type="string" office:string-value="cat.663.jpg" calcext:value-type="string">
            <text:p>cat.663.jpg</text:p>
          </table:table-cell>
          <table:table-cell/>
          <table:table-cell table:formula="of:=[.$B$1]&amp;&quot; &quot;&amp;[.B665]&amp;&quot; &quot;&amp;[.$C$1]&amp;[.B665]" office:value-type="string" office:string-value="mv dog.663.jpg ~/repo/DATA/INPUT/StarterBundle/Animals/dog.663.jpg" calcext:value-type="string">
            <text:p>mv dog.663.jpg ~/repo/DATA/INPUT/StarterBundle/Animals/dog.663.jpg</text:p>
          </table:table-cell>
          <table:table-cell table:formula="of:=[.$B$1]&amp;&quot; &quot;&amp;[.C665]&amp;&quot; &quot;&amp;[.$C$1]&amp;[.C665]" office:value-type="string" office:string-value="mv cat.663.jpg ~/repo/DATA/INPUT/StarterBundle/Animals/cat.663.jpg" calcext:value-type="string">
            <text:p>mv cat.663.jpg ~/repo/DATA/INPUT/StarterBundle/Animals/cat.663.jpg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G$1]&amp;&quot;.&quot;&amp;[.A666]&amp;&quot;.jpg&quot;" office:value-type="string" office:string-value="dog.664.jpg" calcext:value-type="string">
            <text:p>dog.664.jpg</text:p>
          </table:table-cell>
          <table:table-cell table:formula="of:=[.$H$1]&amp;&quot;.&quot;&amp;[.A666]&amp;&quot;.jpg&quot;" office:value-type="string" office:string-value="cat.664.jpg" calcext:value-type="string">
            <text:p>cat.664.jpg</text:p>
          </table:table-cell>
          <table:table-cell/>
          <table:table-cell table:formula="of:=[.$B$1]&amp;&quot; &quot;&amp;[.B666]&amp;&quot; &quot;&amp;[.$C$1]&amp;[.B666]" office:value-type="string" office:string-value="mv dog.664.jpg ~/repo/DATA/INPUT/StarterBundle/Animals/dog.664.jpg" calcext:value-type="string">
            <text:p>mv dog.664.jpg ~/repo/DATA/INPUT/StarterBundle/Animals/dog.664.jpg</text:p>
          </table:table-cell>
          <table:table-cell table:formula="of:=[.$B$1]&amp;&quot; &quot;&amp;[.C666]&amp;&quot; &quot;&amp;[.$C$1]&amp;[.C666]" office:value-type="string" office:string-value="mv cat.664.jpg ~/repo/DATA/INPUT/StarterBundle/Animals/cat.664.jpg" calcext:value-type="string">
            <text:p>mv cat.664.jpg ~/repo/DATA/INPUT/StarterBundle/Animals/cat.664.jpg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G$1]&amp;&quot;.&quot;&amp;[.A667]&amp;&quot;.jpg&quot;" office:value-type="string" office:string-value="dog.665.jpg" calcext:value-type="string">
            <text:p>dog.665.jpg</text:p>
          </table:table-cell>
          <table:table-cell table:formula="of:=[.$H$1]&amp;&quot;.&quot;&amp;[.A667]&amp;&quot;.jpg&quot;" office:value-type="string" office:string-value="cat.665.jpg" calcext:value-type="string">
            <text:p>cat.665.jpg</text:p>
          </table:table-cell>
          <table:table-cell/>
          <table:table-cell table:formula="of:=[.$B$1]&amp;&quot; &quot;&amp;[.B667]&amp;&quot; &quot;&amp;[.$C$1]&amp;[.B667]" office:value-type="string" office:string-value="mv dog.665.jpg ~/repo/DATA/INPUT/StarterBundle/Animals/dog.665.jpg" calcext:value-type="string">
            <text:p>mv dog.665.jpg ~/repo/DATA/INPUT/StarterBundle/Animals/dog.665.jpg</text:p>
          </table:table-cell>
          <table:table-cell table:formula="of:=[.$B$1]&amp;&quot; &quot;&amp;[.C667]&amp;&quot; &quot;&amp;[.$C$1]&amp;[.C667]" office:value-type="string" office:string-value="mv cat.665.jpg ~/repo/DATA/INPUT/StarterBundle/Animals/cat.665.jpg" calcext:value-type="string">
            <text:p>mv cat.665.jpg ~/repo/DATA/INPUT/StarterBundle/Animals/cat.665.jpg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G$1]&amp;&quot;.&quot;&amp;[.A668]&amp;&quot;.jpg&quot;" office:value-type="string" office:string-value="dog.666.jpg" calcext:value-type="string">
            <text:p>dog.666.jpg</text:p>
          </table:table-cell>
          <table:table-cell table:formula="of:=[.$H$1]&amp;&quot;.&quot;&amp;[.A668]&amp;&quot;.jpg&quot;" office:value-type="string" office:string-value="cat.666.jpg" calcext:value-type="string">
            <text:p>cat.666.jpg</text:p>
          </table:table-cell>
          <table:table-cell/>
          <table:table-cell table:formula="of:=[.$B$1]&amp;&quot; &quot;&amp;[.B668]&amp;&quot; &quot;&amp;[.$C$1]&amp;[.B668]" office:value-type="string" office:string-value="mv dog.666.jpg ~/repo/DATA/INPUT/StarterBundle/Animals/dog.666.jpg" calcext:value-type="string">
            <text:p>mv dog.666.jpg ~/repo/DATA/INPUT/StarterBundle/Animals/dog.666.jpg</text:p>
          </table:table-cell>
          <table:table-cell table:formula="of:=[.$B$1]&amp;&quot; &quot;&amp;[.C668]&amp;&quot; &quot;&amp;[.$C$1]&amp;[.C668]" office:value-type="string" office:string-value="mv cat.666.jpg ~/repo/DATA/INPUT/StarterBundle/Animals/cat.666.jpg" calcext:value-type="string">
            <text:p>mv cat.666.jpg ~/repo/DATA/INPUT/StarterBundle/Animals/cat.666.jpg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G$1]&amp;&quot;.&quot;&amp;[.A669]&amp;&quot;.jpg&quot;" office:value-type="string" office:string-value="dog.667.jpg" calcext:value-type="string">
            <text:p>dog.667.jpg</text:p>
          </table:table-cell>
          <table:table-cell table:formula="of:=[.$H$1]&amp;&quot;.&quot;&amp;[.A669]&amp;&quot;.jpg&quot;" office:value-type="string" office:string-value="cat.667.jpg" calcext:value-type="string">
            <text:p>cat.667.jpg</text:p>
          </table:table-cell>
          <table:table-cell/>
          <table:table-cell table:formula="of:=[.$B$1]&amp;&quot; &quot;&amp;[.B669]&amp;&quot; &quot;&amp;[.$C$1]&amp;[.B669]" office:value-type="string" office:string-value="mv dog.667.jpg ~/repo/DATA/INPUT/StarterBundle/Animals/dog.667.jpg" calcext:value-type="string">
            <text:p>mv dog.667.jpg ~/repo/DATA/INPUT/StarterBundle/Animals/dog.667.jpg</text:p>
          </table:table-cell>
          <table:table-cell table:formula="of:=[.$B$1]&amp;&quot; &quot;&amp;[.C669]&amp;&quot; &quot;&amp;[.$C$1]&amp;[.C669]" office:value-type="string" office:string-value="mv cat.667.jpg ~/repo/DATA/INPUT/StarterBundle/Animals/cat.667.jpg" calcext:value-type="string">
            <text:p>mv cat.667.jpg ~/repo/DATA/INPUT/StarterBundle/Animals/cat.667.jpg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G$1]&amp;&quot;.&quot;&amp;[.A670]&amp;&quot;.jpg&quot;" office:value-type="string" office:string-value="dog.668.jpg" calcext:value-type="string">
            <text:p>dog.668.jpg</text:p>
          </table:table-cell>
          <table:table-cell table:formula="of:=[.$H$1]&amp;&quot;.&quot;&amp;[.A670]&amp;&quot;.jpg&quot;" office:value-type="string" office:string-value="cat.668.jpg" calcext:value-type="string">
            <text:p>cat.668.jpg</text:p>
          </table:table-cell>
          <table:table-cell/>
          <table:table-cell table:formula="of:=[.$B$1]&amp;&quot; &quot;&amp;[.B670]&amp;&quot; &quot;&amp;[.$C$1]&amp;[.B670]" office:value-type="string" office:string-value="mv dog.668.jpg ~/repo/DATA/INPUT/StarterBundle/Animals/dog.668.jpg" calcext:value-type="string">
            <text:p>mv dog.668.jpg ~/repo/DATA/INPUT/StarterBundle/Animals/dog.668.jpg</text:p>
          </table:table-cell>
          <table:table-cell table:formula="of:=[.$B$1]&amp;&quot; &quot;&amp;[.C670]&amp;&quot; &quot;&amp;[.$C$1]&amp;[.C670]" office:value-type="string" office:string-value="mv cat.668.jpg ~/repo/DATA/INPUT/StarterBundle/Animals/cat.668.jpg" calcext:value-type="string">
            <text:p>mv cat.668.jpg ~/repo/DATA/INPUT/StarterBundle/Animals/cat.668.jpg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G$1]&amp;&quot;.&quot;&amp;[.A671]&amp;&quot;.jpg&quot;" office:value-type="string" office:string-value="dog.669.jpg" calcext:value-type="string">
            <text:p>dog.669.jpg</text:p>
          </table:table-cell>
          <table:table-cell table:formula="of:=[.$H$1]&amp;&quot;.&quot;&amp;[.A671]&amp;&quot;.jpg&quot;" office:value-type="string" office:string-value="cat.669.jpg" calcext:value-type="string">
            <text:p>cat.669.jpg</text:p>
          </table:table-cell>
          <table:table-cell/>
          <table:table-cell table:formula="of:=[.$B$1]&amp;&quot; &quot;&amp;[.B671]&amp;&quot; &quot;&amp;[.$C$1]&amp;[.B671]" office:value-type="string" office:string-value="mv dog.669.jpg ~/repo/DATA/INPUT/StarterBundle/Animals/dog.669.jpg" calcext:value-type="string">
            <text:p>mv dog.669.jpg ~/repo/DATA/INPUT/StarterBundle/Animals/dog.669.jpg</text:p>
          </table:table-cell>
          <table:table-cell table:formula="of:=[.$B$1]&amp;&quot; &quot;&amp;[.C671]&amp;&quot; &quot;&amp;[.$C$1]&amp;[.C671]" office:value-type="string" office:string-value="mv cat.669.jpg ~/repo/DATA/INPUT/StarterBundle/Animals/cat.669.jpg" calcext:value-type="string">
            <text:p>mv cat.669.jpg ~/repo/DATA/INPUT/StarterBundle/Animals/cat.669.jpg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G$1]&amp;&quot;.&quot;&amp;[.A672]&amp;&quot;.jpg&quot;" office:value-type="string" office:string-value="dog.670.jpg" calcext:value-type="string">
            <text:p>dog.670.jpg</text:p>
          </table:table-cell>
          <table:table-cell table:formula="of:=[.$H$1]&amp;&quot;.&quot;&amp;[.A672]&amp;&quot;.jpg&quot;" office:value-type="string" office:string-value="cat.670.jpg" calcext:value-type="string">
            <text:p>cat.670.jpg</text:p>
          </table:table-cell>
          <table:table-cell/>
          <table:table-cell table:formula="of:=[.$B$1]&amp;&quot; &quot;&amp;[.B672]&amp;&quot; &quot;&amp;[.$C$1]&amp;[.B672]" office:value-type="string" office:string-value="mv dog.670.jpg ~/repo/DATA/INPUT/StarterBundle/Animals/dog.670.jpg" calcext:value-type="string">
            <text:p>mv dog.670.jpg ~/repo/DATA/INPUT/StarterBundle/Animals/dog.670.jpg</text:p>
          </table:table-cell>
          <table:table-cell table:formula="of:=[.$B$1]&amp;&quot; &quot;&amp;[.C672]&amp;&quot; &quot;&amp;[.$C$1]&amp;[.C672]" office:value-type="string" office:string-value="mv cat.670.jpg ~/repo/DATA/INPUT/StarterBundle/Animals/cat.670.jpg" calcext:value-type="string">
            <text:p>mv cat.670.jpg ~/repo/DATA/INPUT/StarterBundle/Animals/cat.670.jpg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G$1]&amp;&quot;.&quot;&amp;[.A673]&amp;&quot;.jpg&quot;" office:value-type="string" office:string-value="dog.671.jpg" calcext:value-type="string">
            <text:p>dog.671.jpg</text:p>
          </table:table-cell>
          <table:table-cell table:formula="of:=[.$H$1]&amp;&quot;.&quot;&amp;[.A673]&amp;&quot;.jpg&quot;" office:value-type="string" office:string-value="cat.671.jpg" calcext:value-type="string">
            <text:p>cat.671.jpg</text:p>
          </table:table-cell>
          <table:table-cell/>
          <table:table-cell table:formula="of:=[.$B$1]&amp;&quot; &quot;&amp;[.B673]&amp;&quot; &quot;&amp;[.$C$1]&amp;[.B673]" office:value-type="string" office:string-value="mv dog.671.jpg ~/repo/DATA/INPUT/StarterBundle/Animals/dog.671.jpg" calcext:value-type="string">
            <text:p>mv dog.671.jpg ~/repo/DATA/INPUT/StarterBundle/Animals/dog.671.jpg</text:p>
          </table:table-cell>
          <table:table-cell table:formula="of:=[.$B$1]&amp;&quot; &quot;&amp;[.C673]&amp;&quot; &quot;&amp;[.$C$1]&amp;[.C673]" office:value-type="string" office:string-value="mv cat.671.jpg ~/repo/DATA/INPUT/StarterBundle/Animals/cat.671.jpg" calcext:value-type="string">
            <text:p>mv cat.671.jpg ~/repo/DATA/INPUT/StarterBundle/Animals/cat.671.jpg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G$1]&amp;&quot;.&quot;&amp;[.A674]&amp;&quot;.jpg&quot;" office:value-type="string" office:string-value="dog.672.jpg" calcext:value-type="string">
            <text:p>dog.672.jpg</text:p>
          </table:table-cell>
          <table:table-cell table:formula="of:=[.$H$1]&amp;&quot;.&quot;&amp;[.A674]&amp;&quot;.jpg&quot;" office:value-type="string" office:string-value="cat.672.jpg" calcext:value-type="string">
            <text:p>cat.672.jpg</text:p>
          </table:table-cell>
          <table:table-cell/>
          <table:table-cell table:formula="of:=[.$B$1]&amp;&quot; &quot;&amp;[.B674]&amp;&quot; &quot;&amp;[.$C$1]&amp;[.B674]" office:value-type="string" office:string-value="mv dog.672.jpg ~/repo/DATA/INPUT/StarterBundle/Animals/dog.672.jpg" calcext:value-type="string">
            <text:p>mv dog.672.jpg ~/repo/DATA/INPUT/StarterBundle/Animals/dog.672.jpg</text:p>
          </table:table-cell>
          <table:table-cell table:formula="of:=[.$B$1]&amp;&quot; &quot;&amp;[.C674]&amp;&quot; &quot;&amp;[.$C$1]&amp;[.C674]" office:value-type="string" office:string-value="mv cat.672.jpg ~/repo/DATA/INPUT/StarterBundle/Animals/cat.672.jpg" calcext:value-type="string">
            <text:p>mv cat.672.jpg ~/repo/DATA/INPUT/StarterBundle/Animals/cat.672.jpg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G$1]&amp;&quot;.&quot;&amp;[.A675]&amp;&quot;.jpg&quot;" office:value-type="string" office:string-value="dog.673.jpg" calcext:value-type="string">
            <text:p>dog.673.jpg</text:p>
          </table:table-cell>
          <table:table-cell table:formula="of:=[.$H$1]&amp;&quot;.&quot;&amp;[.A675]&amp;&quot;.jpg&quot;" office:value-type="string" office:string-value="cat.673.jpg" calcext:value-type="string">
            <text:p>cat.673.jpg</text:p>
          </table:table-cell>
          <table:table-cell/>
          <table:table-cell table:formula="of:=[.$B$1]&amp;&quot; &quot;&amp;[.B675]&amp;&quot; &quot;&amp;[.$C$1]&amp;[.B675]" office:value-type="string" office:string-value="mv dog.673.jpg ~/repo/DATA/INPUT/StarterBundle/Animals/dog.673.jpg" calcext:value-type="string">
            <text:p>mv dog.673.jpg ~/repo/DATA/INPUT/StarterBundle/Animals/dog.673.jpg</text:p>
          </table:table-cell>
          <table:table-cell table:formula="of:=[.$B$1]&amp;&quot; &quot;&amp;[.C675]&amp;&quot; &quot;&amp;[.$C$1]&amp;[.C675]" office:value-type="string" office:string-value="mv cat.673.jpg ~/repo/DATA/INPUT/StarterBundle/Animals/cat.673.jpg" calcext:value-type="string">
            <text:p>mv cat.673.jpg ~/repo/DATA/INPUT/StarterBundle/Animals/cat.673.jpg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G$1]&amp;&quot;.&quot;&amp;[.A676]&amp;&quot;.jpg&quot;" office:value-type="string" office:string-value="dog.674.jpg" calcext:value-type="string">
            <text:p>dog.674.jpg</text:p>
          </table:table-cell>
          <table:table-cell table:formula="of:=[.$H$1]&amp;&quot;.&quot;&amp;[.A676]&amp;&quot;.jpg&quot;" office:value-type="string" office:string-value="cat.674.jpg" calcext:value-type="string">
            <text:p>cat.674.jpg</text:p>
          </table:table-cell>
          <table:table-cell/>
          <table:table-cell table:formula="of:=[.$B$1]&amp;&quot; &quot;&amp;[.B676]&amp;&quot; &quot;&amp;[.$C$1]&amp;[.B676]" office:value-type="string" office:string-value="mv dog.674.jpg ~/repo/DATA/INPUT/StarterBundle/Animals/dog.674.jpg" calcext:value-type="string">
            <text:p>mv dog.674.jpg ~/repo/DATA/INPUT/StarterBundle/Animals/dog.674.jpg</text:p>
          </table:table-cell>
          <table:table-cell table:formula="of:=[.$B$1]&amp;&quot; &quot;&amp;[.C676]&amp;&quot; &quot;&amp;[.$C$1]&amp;[.C676]" office:value-type="string" office:string-value="mv cat.674.jpg ~/repo/DATA/INPUT/StarterBundle/Animals/cat.674.jpg" calcext:value-type="string">
            <text:p>mv cat.674.jpg ~/repo/DATA/INPUT/StarterBundle/Animals/cat.674.jpg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G$1]&amp;&quot;.&quot;&amp;[.A677]&amp;&quot;.jpg&quot;" office:value-type="string" office:string-value="dog.675.jpg" calcext:value-type="string">
            <text:p>dog.675.jpg</text:p>
          </table:table-cell>
          <table:table-cell table:formula="of:=[.$H$1]&amp;&quot;.&quot;&amp;[.A677]&amp;&quot;.jpg&quot;" office:value-type="string" office:string-value="cat.675.jpg" calcext:value-type="string">
            <text:p>cat.675.jpg</text:p>
          </table:table-cell>
          <table:table-cell/>
          <table:table-cell table:formula="of:=[.$B$1]&amp;&quot; &quot;&amp;[.B677]&amp;&quot; &quot;&amp;[.$C$1]&amp;[.B677]" office:value-type="string" office:string-value="mv dog.675.jpg ~/repo/DATA/INPUT/StarterBundle/Animals/dog.675.jpg" calcext:value-type="string">
            <text:p>mv dog.675.jpg ~/repo/DATA/INPUT/StarterBundle/Animals/dog.675.jpg</text:p>
          </table:table-cell>
          <table:table-cell table:formula="of:=[.$B$1]&amp;&quot; &quot;&amp;[.C677]&amp;&quot; &quot;&amp;[.$C$1]&amp;[.C677]" office:value-type="string" office:string-value="mv cat.675.jpg ~/repo/DATA/INPUT/StarterBundle/Animals/cat.675.jpg" calcext:value-type="string">
            <text:p>mv cat.675.jpg ~/repo/DATA/INPUT/StarterBundle/Animals/cat.675.jpg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G$1]&amp;&quot;.&quot;&amp;[.A678]&amp;&quot;.jpg&quot;" office:value-type="string" office:string-value="dog.676.jpg" calcext:value-type="string">
            <text:p>dog.676.jpg</text:p>
          </table:table-cell>
          <table:table-cell table:formula="of:=[.$H$1]&amp;&quot;.&quot;&amp;[.A678]&amp;&quot;.jpg&quot;" office:value-type="string" office:string-value="cat.676.jpg" calcext:value-type="string">
            <text:p>cat.676.jpg</text:p>
          </table:table-cell>
          <table:table-cell/>
          <table:table-cell table:formula="of:=[.$B$1]&amp;&quot; &quot;&amp;[.B678]&amp;&quot; &quot;&amp;[.$C$1]&amp;[.B678]" office:value-type="string" office:string-value="mv dog.676.jpg ~/repo/DATA/INPUT/StarterBundle/Animals/dog.676.jpg" calcext:value-type="string">
            <text:p>mv dog.676.jpg ~/repo/DATA/INPUT/StarterBundle/Animals/dog.676.jpg</text:p>
          </table:table-cell>
          <table:table-cell table:formula="of:=[.$B$1]&amp;&quot; &quot;&amp;[.C678]&amp;&quot; &quot;&amp;[.$C$1]&amp;[.C678]" office:value-type="string" office:string-value="mv cat.676.jpg ~/repo/DATA/INPUT/StarterBundle/Animals/cat.676.jpg" calcext:value-type="string">
            <text:p>mv cat.676.jpg ~/repo/DATA/INPUT/StarterBundle/Animals/cat.676.jpg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G$1]&amp;&quot;.&quot;&amp;[.A679]&amp;&quot;.jpg&quot;" office:value-type="string" office:string-value="dog.677.jpg" calcext:value-type="string">
            <text:p>dog.677.jpg</text:p>
          </table:table-cell>
          <table:table-cell table:formula="of:=[.$H$1]&amp;&quot;.&quot;&amp;[.A679]&amp;&quot;.jpg&quot;" office:value-type="string" office:string-value="cat.677.jpg" calcext:value-type="string">
            <text:p>cat.677.jpg</text:p>
          </table:table-cell>
          <table:table-cell/>
          <table:table-cell table:formula="of:=[.$B$1]&amp;&quot; &quot;&amp;[.B679]&amp;&quot; &quot;&amp;[.$C$1]&amp;[.B679]" office:value-type="string" office:string-value="mv dog.677.jpg ~/repo/DATA/INPUT/StarterBundle/Animals/dog.677.jpg" calcext:value-type="string">
            <text:p>mv dog.677.jpg ~/repo/DATA/INPUT/StarterBundle/Animals/dog.677.jpg</text:p>
          </table:table-cell>
          <table:table-cell table:formula="of:=[.$B$1]&amp;&quot; &quot;&amp;[.C679]&amp;&quot; &quot;&amp;[.$C$1]&amp;[.C679]" office:value-type="string" office:string-value="mv cat.677.jpg ~/repo/DATA/INPUT/StarterBundle/Animals/cat.677.jpg" calcext:value-type="string">
            <text:p>mv cat.677.jpg ~/repo/DATA/INPUT/StarterBundle/Animals/cat.677.jpg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G$1]&amp;&quot;.&quot;&amp;[.A680]&amp;&quot;.jpg&quot;" office:value-type="string" office:string-value="dog.678.jpg" calcext:value-type="string">
            <text:p>dog.678.jpg</text:p>
          </table:table-cell>
          <table:table-cell table:formula="of:=[.$H$1]&amp;&quot;.&quot;&amp;[.A680]&amp;&quot;.jpg&quot;" office:value-type="string" office:string-value="cat.678.jpg" calcext:value-type="string">
            <text:p>cat.678.jpg</text:p>
          </table:table-cell>
          <table:table-cell/>
          <table:table-cell table:formula="of:=[.$B$1]&amp;&quot; &quot;&amp;[.B680]&amp;&quot; &quot;&amp;[.$C$1]&amp;[.B680]" office:value-type="string" office:string-value="mv dog.678.jpg ~/repo/DATA/INPUT/StarterBundle/Animals/dog.678.jpg" calcext:value-type="string">
            <text:p>mv dog.678.jpg ~/repo/DATA/INPUT/StarterBundle/Animals/dog.678.jpg</text:p>
          </table:table-cell>
          <table:table-cell table:formula="of:=[.$B$1]&amp;&quot; &quot;&amp;[.C680]&amp;&quot; &quot;&amp;[.$C$1]&amp;[.C680]" office:value-type="string" office:string-value="mv cat.678.jpg ~/repo/DATA/INPUT/StarterBundle/Animals/cat.678.jpg" calcext:value-type="string">
            <text:p>mv cat.678.jpg ~/repo/DATA/INPUT/StarterBundle/Animals/cat.678.jpg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G$1]&amp;&quot;.&quot;&amp;[.A681]&amp;&quot;.jpg&quot;" office:value-type="string" office:string-value="dog.679.jpg" calcext:value-type="string">
            <text:p>dog.679.jpg</text:p>
          </table:table-cell>
          <table:table-cell table:formula="of:=[.$H$1]&amp;&quot;.&quot;&amp;[.A681]&amp;&quot;.jpg&quot;" office:value-type="string" office:string-value="cat.679.jpg" calcext:value-type="string">
            <text:p>cat.679.jpg</text:p>
          </table:table-cell>
          <table:table-cell/>
          <table:table-cell table:formula="of:=[.$B$1]&amp;&quot; &quot;&amp;[.B681]&amp;&quot; &quot;&amp;[.$C$1]&amp;[.B681]" office:value-type="string" office:string-value="mv dog.679.jpg ~/repo/DATA/INPUT/StarterBundle/Animals/dog.679.jpg" calcext:value-type="string">
            <text:p>mv dog.679.jpg ~/repo/DATA/INPUT/StarterBundle/Animals/dog.679.jpg</text:p>
          </table:table-cell>
          <table:table-cell table:formula="of:=[.$B$1]&amp;&quot; &quot;&amp;[.C681]&amp;&quot; &quot;&amp;[.$C$1]&amp;[.C681]" office:value-type="string" office:string-value="mv cat.679.jpg ~/repo/DATA/INPUT/StarterBundle/Animals/cat.679.jpg" calcext:value-type="string">
            <text:p>mv cat.679.jpg ~/repo/DATA/INPUT/StarterBundle/Animals/cat.679.jpg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G$1]&amp;&quot;.&quot;&amp;[.A682]&amp;&quot;.jpg&quot;" office:value-type="string" office:string-value="dog.680.jpg" calcext:value-type="string">
            <text:p>dog.680.jpg</text:p>
          </table:table-cell>
          <table:table-cell table:formula="of:=[.$H$1]&amp;&quot;.&quot;&amp;[.A682]&amp;&quot;.jpg&quot;" office:value-type="string" office:string-value="cat.680.jpg" calcext:value-type="string">
            <text:p>cat.680.jpg</text:p>
          </table:table-cell>
          <table:table-cell/>
          <table:table-cell table:formula="of:=[.$B$1]&amp;&quot; &quot;&amp;[.B682]&amp;&quot; &quot;&amp;[.$C$1]&amp;[.B682]" office:value-type="string" office:string-value="mv dog.680.jpg ~/repo/DATA/INPUT/StarterBundle/Animals/dog.680.jpg" calcext:value-type="string">
            <text:p>mv dog.680.jpg ~/repo/DATA/INPUT/StarterBundle/Animals/dog.680.jpg</text:p>
          </table:table-cell>
          <table:table-cell table:formula="of:=[.$B$1]&amp;&quot; &quot;&amp;[.C682]&amp;&quot; &quot;&amp;[.$C$1]&amp;[.C682]" office:value-type="string" office:string-value="mv cat.680.jpg ~/repo/DATA/INPUT/StarterBundle/Animals/cat.680.jpg" calcext:value-type="string">
            <text:p>mv cat.680.jpg ~/repo/DATA/INPUT/StarterBundle/Animals/cat.680.jpg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G$1]&amp;&quot;.&quot;&amp;[.A683]&amp;&quot;.jpg&quot;" office:value-type="string" office:string-value="dog.681.jpg" calcext:value-type="string">
            <text:p>dog.681.jpg</text:p>
          </table:table-cell>
          <table:table-cell table:formula="of:=[.$H$1]&amp;&quot;.&quot;&amp;[.A683]&amp;&quot;.jpg&quot;" office:value-type="string" office:string-value="cat.681.jpg" calcext:value-type="string">
            <text:p>cat.681.jpg</text:p>
          </table:table-cell>
          <table:table-cell/>
          <table:table-cell table:formula="of:=[.$B$1]&amp;&quot; &quot;&amp;[.B683]&amp;&quot; &quot;&amp;[.$C$1]&amp;[.B683]" office:value-type="string" office:string-value="mv dog.681.jpg ~/repo/DATA/INPUT/StarterBundle/Animals/dog.681.jpg" calcext:value-type="string">
            <text:p>mv dog.681.jpg ~/repo/DATA/INPUT/StarterBundle/Animals/dog.681.jpg</text:p>
          </table:table-cell>
          <table:table-cell table:formula="of:=[.$B$1]&amp;&quot; &quot;&amp;[.C683]&amp;&quot; &quot;&amp;[.$C$1]&amp;[.C683]" office:value-type="string" office:string-value="mv cat.681.jpg ~/repo/DATA/INPUT/StarterBundle/Animals/cat.681.jpg" calcext:value-type="string">
            <text:p>mv cat.681.jpg ~/repo/DATA/INPUT/StarterBundle/Animals/cat.681.jpg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G$1]&amp;&quot;.&quot;&amp;[.A684]&amp;&quot;.jpg&quot;" office:value-type="string" office:string-value="dog.682.jpg" calcext:value-type="string">
            <text:p>dog.682.jpg</text:p>
          </table:table-cell>
          <table:table-cell table:formula="of:=[.$H$1]&amp;&quot;.&quot;&amp;[.A684]&amp;&quot;.jpg&quot;" office:value-type="string" office:string-value="cat.682.jpg" calcext:value-type="string">
            <text:p>cat.682.jpg</text:p>
          </table:table-cell>
          <table:table-cell/>
          <table:table-cell table:formula="of:=[.$B$1]&amp;&quot; &quot;&amp;[.B684]&amp;&quot; &quot;&amp;[.$C$1]&amp;[.B684]" office:value-type="string" office:string-value="mv dog.682.jpg ~/repo/DATA/INPUT/StarterBundle/Animals/dog.682.jpg" calcext:value-type="string">
            <text:p>mv dog.682.jpg ~/repo/DATA/INPUT/StarterBundle/Animals/dog.682.jpg</text:p>
          </table:table-cell>
          <table:table-cell table:formula="of:=[.$B$1]&amp;&quot; &quot;&amp;[.C684]&amp;&quot; &quot;&amp;[.$C$1]&amp;[.C684]" office:value-type="string" office:string-value="mv cat.682.jpg ~/repo/DATA/INPUT/StarterBundle/Animals/cat.682.jpg" calcext:value-type="string">
            <text:p>mv cat.682.jpg ~/repo/DATA/INPUT/StarterBundle/Animals/cat.682.jpg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G$1]&amp;&quot;.&quot;&amp;[.A685]&amp;&quot;.jpg&quot;" office:value-type="string" office:string-value="dog.683.jpg" calcext:value-type="string">
            <text:p>dog.683.jpg</text:p>
          </table:table-cell>
          <table:table-cell table:formula="of:=[.$H$1]&amp;&quot;.&quot;&amp;[.A685]&amp;&quot;.jpg&quot;" office:value-type="string" office:string-value="cat.683.jpg" calcext:value-type="string">
            <text:p>cat.683.jpg</text:p>
          </table:table-cell>
          <table:table-cell/>
          <table:table-cell table:formula="of:=[.$B$1]&amp;&quot; &quot;&amp;[.B685]&amp;&quot; &quot;&amp;[.$C$1]&amp;[.B685]" office:value-type="string" office:string-value="mv dog.683.jpg ~/repo/DATA/INPUT/StarterBundle/Animals/dog.683.jpg" calcext:value-type="string">
            <text:p>mv dog.683.jpg ~/repo/DATA/INPUT/StarterBundle/Animals/dog.683.jpg</text:p>
          </table:table-cell>
          <table:table-cell table:formula="of:=[.$B$1]&amp;&quot; &quot;&amp;[.C685]&amp;&quot; &quot;&amp;[.$C$1]&amp;[.C685]" office:value-type="string" office:string-value="mv cat.683.jpg ~/repo/DATA/INPUT/StarterBundle/Animals/cat.683.jpg" calcext:value-type="string">
            <text:p>mv cat.683.jpg ~/repo/DATA/INPUT/StarterBundle/Animals/cat.683.jpg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G$1]&amp;&quot;.&quot;&amp;[.A686]&amp;&quot;.jpg&quot;" office:value-type="string" office:string-value="dog.684.jpg" calcext:value-type="string">
            <text:p>dog.684.jpg</text:p>
          </table:table-cell>
          <table:table-cell table:formula="of:=[.$H$1]&amp;&quot;.&quot;&amp;[.A686]&amp;&quot;.jpg&quot;" office:value-type="string" office:string-value="cat.684.jpg" calcext:value-type="string">
            <text:p>cat.684.jpg</text:p>
          </table:table-cell>
          <table:table-cell/>
          <table:table-cell table:formula="of:=[.$B$1]&amp;&quot; &quot;&amp;[.B686]&amp;&quot; &quot;&amp;[.$C$1]&amp;[.B686]" office:value-type="string" office:string-value="mv dog.684.jpg ~/repo/DATA/INPUT/StarterBundle/Animals/dog.684.jpg" calcext:value-type="string">
            <text:p>mv dog.684.jpg ~/repo/DATA/INPUT/StarterBundle/Animals/dog.684.jpg</text:p>
          </table:table-cell>
          <table:table-cell table:formula="of:=[.$B$1]&amp;&quot; &quot;&amp;[.C686]&amp;&quot; &quot;&amp;[.$C$1]&amp;[.C686]" office:value-type="string" office:string-value="mv cat.684.jpg ~/repo/DATA/INPUT/StarterBundle/Animals/cat.684.jpg" calcext:value-type="string">
            <text:p>mv cat.684.jpg ~/repo/DATA/INPUT/StarterBundle/Animals/cat.684.jpg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G$1]&amp;&quot;.&quot;&amp;[.A687]&amp;&quot;.jpg&quot;" office:value-type="string" office:string-value="dog.685.jpg" calcext:value-type="string">
            <text:p>dog.685.jpg</text:p>
          </table:table-cell>
          <table:table-cell table:formula="of:=[.$H$1]&amp;&quot;.&quot;&amp;[.A687]&amp;&quot;.jpg&quot;" office:value-type="string" office:string-value="cat.685.jpg" calcext:value-type="string">
            <text:p>cat.685.jpg</text:p>
          </table:table-cell>
          <table:table-cell/>
          <table:table-cell table:formula="of:=[.$B$1]&amp;&quot; &quot;&amp;[.B687]&amp;&quot; &quot;&amp;[.$C$1]&amp;[.B687]" office:value-type="string" office:string-value="mv dog.685.jpg ~/repo/DATA/INPUT/StarterBundle/Animals/dog.685.jpg" calcext:value-type="string">
            <text:p>mv dog.685.jpg ~/repo/DATA/INPUT/StarterBundle/Animals/dog.685.jpg</text:p>
          </table:table-cell>
          <table:table-cell table:formula="of:=[.$B$1]&amp;&quot; &quot;&amp;[.C687]&amp;&quot; &quot;&amp;[.$C$1]&amp;[.C687]" office:value-type="string" office:string-value="mv cat.685.jpg ~/repo/DATA/INPUT/StarterBundle/Animals/cat.685.jpg" calcext:value-type="string">
            <text:p>mv cat.685.jpg ~/repo/DATA/INPUT/StarterBundle/Animals/cat.685.jpg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G$1]&amp;&quot;.&quot;&amp;[.A688]&amp;&quot;.jpg&quot;" office:value-type="string" office:string-value="dog.686.jpg" calcext:value-type="string">
            <text:p>dog.686.jpg</text:p>
          </table:table-cell>
          <table:table-cell table:formula="of:=[.$H$1]&amp;&quot;.&quot;&amp;[.A688]&amp;&quot;.jpg&quot;" office:value-type="string" office:string-value="cat.686.jpg" calcext:value-type="string">
            <text:p>cat.686.jpg</text:p>
          </table:table-cell>
          <table:table-cell/>
          <table:table-cell table:formula="of:=[.$B$1]&amp;&quot; &quot;&amp;[.B688]&amp;&quot; &quot;&amp;[.$C$1]&amp;[.B688]" office:value-type="string" office:string-value="mv dog.686.jpg ~/repo/DATA/INPUT/StarterBundle/Animals/dog.686.jpg" calcext:value-type="string">
            <text:p>mv dog.686.jpg ~/repo/DATA/INPUT/StarterBundle/Animals/dog.686.jpg</text:p>
          </table:table-cell>
          <table:table-cell table:formula="of:=[.$B$1]&amp;&quot; &quot;&amp;[.C688]&amp;&quot; &quot;&amp;[.$C$1]&amp;[.C688]" office:value-type="string" office:string-value="mv cat.686.jpg ~/repo/DATA/INPUT/StarterBundle/Animals/cat.686.jpg" calcext:value-type="string">
            <text:p>mv cat.686.jpg ~/repo/DATA/INPUT/StarterBundle/Animals/cat.686.jpg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G$1]&amp;&quot;.&quot;&amp;[.A689]&amp;&quot;.jpg&quot;" office:value-type="string" office:string-value="dog.687.jpg" calcext:value-type="string">
            <text:p>dog.687.jpg</text:p>
          </table:table-cell>
          <table:table-cell table:formula="of:=[.$H$1]&amp;&quot;.&quot;&amp;[.A689]&amp;&quot;.jpg&quot;" office:value-type="string" office:string-value="cat.687.jpg" calcext:value-type="string">
            <text:p>cat.687.jpg</text:p>
          </table:table-cell>
          <table:table-cell/>
          <table:table-cell table:formula="of:=[.$B$1]&amp;&quot; &quot;&amp;[.B689]&amp;&quot; &quot;&amp;[.$C$1]&amp;[.B689]" office:value-type="string" office:string-value="mv dog.687.jpg ~/repo/DATA/INPUT/StarterBundle/Animals/dog.687.jpg" calcext:value-type="string">
            <text:p>mv dog.687.jpg ~/repo/DATA/INPUT/StarterBundle/Animals/dog.687.jpg</text:p>
          </table:table-cell>
          <table:table-cell table:formula="of:=[.$B$1]&amp;&quot; &quot;&amp;[.C689]&amp;&quot; &quot;&amp;[.$C$1]&amp;[.C689]" office:value-type="string" office:string-value="mv cat.687.jpg ~/repo/DATA/INPUT/StarterBundle/Animals/cat.687.jpg" calcext:value-type="string">
            <text:p>mv cat.687.jpg ~/repo/DATA/INPUT/StarterBundle/Animals/cat.687.jpg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G$1]&amp;&quot;.&quot;&amp;[.A690]&amp;&quot;.jpg&quot;" office:value-type="string" office:string-value="dog.688.jpg" calcext:value-type="string">
            <text:p>dog.688.jpg</text:p>
          </table:table-cell>
          <table:table-cell table:formula="of:=[.$H$1]&amp;&quot;.&quot;&amp;[.A690]&amp;&quot;.jpg&quot;" office:value-type="string" office:string-value="cat.688.jpg" calcext:value-type="string">
            <text:p>cat.688.jpg</text:p>
          </table:table-cell>
          <table:table-cell/>
          <table:table-cell table:formula="of:=[.$B$1]&amp;&quot; &quot;&amp;[.B690]&amp;&quot; &quot;&amp;[.$C$1]&amp;[.B690]" office:value-type="string" office:string-value="mv dog.688.jpg ~/repo/DATA/INPUT/StarterBundle/Animals/dog.688.jpg" calcext:value-type="string">
            <text:p>mv dog.688.jpg ~/repo/DATA/INPUT/StarterBundle/Animals/dog.688.jpg</text:p>
          </table:table-cell>
          <table:table-cell table:formula="of:=[.$B$1]&amp;&quot; &quot;&amp;[.C690]&amp;&quot; &quot;&amp;[.$C$1]&amp;[.C690]" office:value-type="string" office:string-value="mv cat.688.jpg ~/repo/DATA/INPUT/StarterBundle/Animals/cat.688.jpg" calcext:value-type="string">
            <text:p>mv cat.688.jpg ~/repo/DATA/INPUT/StarterBundle/Animals/cat.688.jpg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G$1]&amp;&quot;.&quot;&amp;[.A691]&amp;&quot;.jpg&quot;" office:value-type="string" office:string-value="dog.689.jpg" calcext:value-type="string">
            <text:p>dog.689.jpg</text:p>
          </table:table-cell>
          <table:table-cell table:formula="of:=[.$H$1]&amp;&quot;.&quot;&amp;[.A691]&amp;&quot;.jpg&quot;" office:value-type="string" office:string-value="cat.689.jpg" calcext:value-type="string">
            <text:p>cat.689.jpg</text:p>
          </table:table-cell>
          <table:table-cell/>
          <table:table-cell table:formula="of:=[.$B$1]&amp;&quot; &quot;&amp;[.B691]&amp;&quot; &quot;&amp;[.$C$1]&amp;[.B691]" office:value-type="string" office:string-value="mv dog.689.jpg ~/repo/DATA/INPUT/StarterBundle/Animals/dog.689.jpg" calcext:value-type="string">
            <text:p>mv dog.689.jpg ~/repo/DATA/INPUT/StarterBundle/Animals/dog.689.jpg</text:p>
          </table:table-cell>
          <table:table-cell table:formula="of:=[.$B$1]&amp;&quot; &quot;&amp;[.C691]&amp;&quot; &quot;&amp;[.$C$1]&amp;[.C691]" office:value-type="string" office:string-value="mv cat.689.jpg ~/repo/DATA/INPUT/StarterBundle/Animals/cat.689.jpg" calcext:value-type="string">
            <text:p>mv cat.689.jpg ~/repo/DATA/INPUT/StarterBundle/Animals/cat.689.jpg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G$1]&amp;&quot;.&quot;&amp;[.A692]&amp;&quot;.jpg&quot;" office:value-type="string" office:string-value="dog.690.jpg" calcext:value-type="string">
            <text:p>dog.690.jpg</text:p>
          </table:table-cell>
          <table:table-cell table:formula="of:=[.$H$1]&amp;&quot;.&quot;&amp;[.A692]&amp;&quot;.jpg&quot;" office:value-type="string" office:string-value="cat.690.jpg" calcext:value-type="string">
            <text:p>cat.690.jpg</text:p>
          </table:table-cell>
          <table:table-cell/>
          <table:table-cell table:formula="of:=[.$B$1]&amp;&quot; &quot;&amp;[.B692]&amp;&quot; &quot;&amp;[.$C$1]&amp;[.B692]" office:value-type="string" office:string-value="mv dog.690.jpg ~/repo/DATA/INPUT/StarterBundle/Animals/dog.690.jpg" calcext:value-type="string">
            <text:p>mv dog.690.jpg ~/repo/DATA/INPUT/StarterBundle/Animals/dog.690.jpg</text:p>
          </table:table-cell>
          <table:table-cell table:formula="of:=[.$B$1]&amp;&quot; &quot;&amp;[.C692]&amp;&quot; &quot;&amp;[.$C$1]&amp;[.C692]" office:value-type="string" office:string-value="mv cat.690.jpg ~/repo/DATA/INPUT/StarterBundle/Animals/cat.690.jpg" calcext:value-type="string">
            <text:p>mv cat.690.jpg ~/repo/DATA/INPUT/StarterBundle/Animals/cat.690.jpg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G$1]&amp;&quot;.&quot;&amp;[.A693]&amp;&quot;.jpg&quot;" office:value-type="string" office:string-value="dog.691.jpg" calcext:value-type="string">
            <text:p>dog.691.jpg</text:p>
          </table:table-cell>
          <table:table-cell table:formula="of:=[.$H$1]&amp;&quot;.&quot;&amp;[.A693]&amp;&quot;.jpg&quot;" office:value-type="string" office:string-value="cat.691.jpg" calcext:value-type="string">
            <text:p>cat.691.jpg</text:p>
          </table:table-cell>
          <table:table-cell/>
          <table:table-cell table:formula="of:=[.$B$1]&amp;&quot; &quot;&amp;[.B693]&amp;&quot; &quot;&amp;[.$C$1]&amp;[.B693]" office:value-type="string" office:string-value="mv dog.691.jpg ~/repo/DATA/INPUT/StarterBundle/Animals/dog.691.jpg" calcext:value-type="string">
            <text:p>mv dog.691.jpg ~/repo/DATA/INPUT/StarterBundle/Animals/dog.691.jpg</text:p>
          </table:table-cell>
          <table:table-cell table:formula="of:=[.$B$1]&amp;&quot; &quot;&amp;[.C693]&amp;&quot; &quot;&amp;[.$C$1]&amp;[.C693]" office:value-type="string" office:string-value="mv cat.691.jpg ~/repo/DATA/INPUT/StarterBundle/Animals/cat.691.jpg" calcext:value-type="string">
            <text:p>mv cat.691.jpg ~/repo/DATA/INPUT/StarterBundle/Animals/cat.691.jpg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G$1]&amp;&quot;.&quot;&amp;[.A694]&amp;&quot;.jpg&quot;" office:value-type="string" office:string-value="dog.692.jpg" calcext:value-type="string">
            <text:p>dog.692.jpg</text:p>
          </table:table-cell>
          <table:table-cell table:formula="of:=[.$H$1]&amp;&quot;.&quot;&amp;[.A694]&amp;&quot;.jpg&quot;" office:value-type="string" office:string-value="cat.692.jpg" calcext:value-type="string">
            <text:p>cat.692.jpg</text:p>
          </table:table-cell>
          <table:table-cell/>
          <table:table-cell table:formula="of:=[.$B$1]&amp;&quot; &quot;&amp;[.B694]&amp;&quot; &quot;&amp;[.$C$1]&amp;[.B694]" office:value-type="string" office:string-value="mv dog.692.jpg ~/repo/DATA/INPUT/StarterBundle/Animals/dog.692.jpg" calcext:value-type="string">
            <text:p>mv dog.692.jpg ~/repo/DATA/INPUT/StarterBundle/Animals/dog.692.jpg</text:p>
          </table:table-cell>
          <table:table-cell table:formula="of:=[.$B$1]&amp;&quot; &quot;&amp;[.C694]&amp;&quot; &quot;&amp;[.$C$1]&amp;[.C694]" office:value-type="string" office:string-value="mv cat.692.jpg ~/repo/DATA/INPUT/StarterBundle/Animals/cat.692.jpg" calcext:value-type="string">
            <text:p>mv cat.692.jpg ~/repo/DATA/INPUT/StarterBundle/Animals/cat.692.jpg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G$1]&amp;&quot;.&quot;&amp;[.A695]&amp;&quot;.jpg&quot;" office:value-type="string" office:string-value="dog.693.jpg" calcext:value-type="string">
            <text:p>dog.693.jpg</text:p>
          </table:table-cell>
          <table:table-cell table:formula="of:=[.$H$1]&amp;&quot;.&quot;&amp;[.A695]&amp;&quot;.jpg&quot;" office:value-type="string" office:string-value="cat.693.jpg" calcext:value-type="string">
            <text:p>cat.693.jpg</text:p>
          </table:table-cell>
          <table:table-cell/>
          <table:table-cell table:formula="of:=[.$B$1]&amp;&quot; &quot;&amp;[.B695]&amp;&quot; &quot;&amp;[.$C$1]&amp;[.B695]" office:value-type="string" office:string-value="mv dog.693.jpg ~/repo/DATA/INPUT/StarterBundle/Animals/dog.693.jpg" calcext:value-type="string">
            <text:p>mv dog.693.jpg ~/repo/DATA/INPUT/StarterBundle/Animals/dog.693.jpg</text:p>
          </table:table-cell>
          <table:table-cell table:formula="of:=[.$B$1]&amp;&quot; &quot;&amp;[.C695]&amp;&quot; &quot;&amp;[.$C$1]&amp;[.C695]" office:value-type="string" office:string-value="mv cat.693.jpg ~/repo/DATA/INPUT/StarterBundle/Animals/cat.693.jpg" calcext:value-type="string">
            <text:p>mv cat.693.jpg ~/repo/DATA/INPUT/StarterBundle/Animals/cat.693.jpg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G$1]&amp;&quot;.&quot;&amp;[.A696]&amp;&quot;.jpg&quot;" office:value-type="string" office:string-value="dog.694.jpg" calcext:value-type="string">
            <text:p>dog.694.jpg</text:p>
          </table:table-cell>
          <table:table-cell table:formula="of:=[.$H$1]&amp;&quot;.&quot;&amp;[.A696]&amp;&quot;.jpg&quot;" office:value-type="string" office:string-value="cat.694.jpg" calcext:value-type="string">
            <text:p>cat.694.jpg</text:p>
          </table:table-cell>
          <table:table-cell/>
          <table:table-cell table:formula="of:=[.$B$1]&amp;&quot; &quot;&amp;[.B696]&amp;&quot; &quot;&amp;[.$C$1]&amp;[.B696]" office:value-type="string" office:string-value="mv dog.694.jpg ~/repo/DATA/INPUT/StarterBundle/Animals/dog.694.jpg" calcext:value-type="string">
            <text:p>mv dog.694.jpg ~/repo/DATA/INPUT/StarterBundle/Animals/dog.694.jpg</text:p>
          </table:table-cell>
          <table:table-cell table:formula="of:=[.$B$1]&amp;&quot; &quot;&amp;[.C696]&amp;&quot; &quot;&amp;[.$C$1]&amp;[.C696]" office:value-type="string" office:string-value="mv cat.694.jpg ~/repo/DATA/INPUT/StarterBundle/Animals/cat.694.jpg" calcext:value-type="string">
            <text:p>mv cat.694.jpg ~/repo/DATA/INPUT/StarterBundle/Animals/cat.694.jpg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G$1]&amp;&quot;.&quot;&amp;[.A697]&amp;&quot;.jpg&quot;" office:value-type="string" office:string-value="dog.695.jpg" calcext:value-type="string">
            <text:p>dog.695.jpg</text:p>
          </table:table-cell>
          <table:table-cell table:formula="of:=[.$H$1]&amp;&quot;.&quot;&amp;[.A697]&amp;&quot;.jpg&quot;" office:value-type="string" office:string-value="cat.695.jpg" calcext:value-type="string">
            <text:p>cat.695.jpg</text:p>
          </table:table-cell>
          <table:table-cell/>
          <table:table-cell table:formula="of:=[.$B$1]&amp;&quot; &quot;&amp;[.B697]&amp;&quot; &quot;&amp;[.$C$1]&amp;[.B697]" office:value-type="string" office:string-value="mv dog.695.jpg ~/repo/DATA/INPUT/StarterBundle/Animals/dog.695.jpg" calcext:value-type="string">
            <text:p>mv dog.695.jpg ~/repo/DATA/INPUT/StarterBundle/Animals/dog.695.jpg</text:p>
          </table:table-cell>
          <table:table-cell table:formula="of:=[.$B$1]&amp;&quot; &quot;&amp;[.C697]&amp;&quot; &quot;&amp;[.$C$1]&amp;[.C697]" office:value-type="string" office:string-value="mv cat.695.jpg ~/repo/DATA/INPUT/StarterBundle/Animals/cat.695.jpg" calcext:value-type="string">
            <text:p>mv cat.695.jpg ~/repo/DATA/INPUT/StarterBundle/Animals/cat.695.jpg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G$1]&amp;&quot;.&quot;&amp;[.A698]&amp;&quot;.jpg&quot;" office:value-type="string" office:string-value="dog.696.jpg" calcext:value-type="string">
            <text:p>dog.696.jpg</text:p>
          </table:table-cell>
          <table:table-cell table:formula="of:=[.$H$1]&amp;&quot;.&quot;&amp;[.A698]&amp;&quot;.jpg&quot;" office:value-type="string" office:string-value="cat.696.jpg" calcext:value-type="string">
            <text:p>cat.696.jpg</text:p>
          </table:table-cell>
          <table:table-cell/>
          <table:table-cell table:formula="of:=[.$B$1]&amp;&quot; &quot;&amp;[.B698]&amp;&quot; &quot;&amp;[.$C$1]&amp;[.B698]" office:value-type="string" office:string-value="mv dog.696.jpg ~/repo/DATA/INPUT/StarterBundle/Animals/dog.696.jpg" calcext:value-type="string">
            <text:p>mv dog.696.jpg ~/repo/DATA/INPUT/StarterBundle/Animals/dog.696.jpg</text:p>
          </table:table-cell>
          <table:table-cell table:formula="of:=[.$B$1]&amp;&quot; &quot;&amp;[.C698]&amp;&quot; &quot;&amp;[.$C$1]&amp;[.C698]" office:value-type="string" office:string-value="mv cat.696.jpg ~/repo/DATA/INPUT/StarterBundle/Animals/cat.696.jpg" calcext:value-type="string">
            <text:p>mv cat.696.jpg ~/repo/DATA/INPUT/StarterBundle/Animals/cat.696.jpg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G$1]&amp;&quot;.&quot;&amp;[.A699]&amp;&quot;.jpg&quot;" office:value-type="string" office:string-value="dog.697.jpg" calcext:value-type="string">
            <text:p>dog.697.jpg</text:p>
          </table:table-cell>
          <table:table-cell table:formula="of:=[.$H$1]&amp;&quot;.&quot;&amp;[.A699]&amp;&quot;.jpg&quot;" office:value-type="string" office:string-value="cat.697.jpg" calcext:value-type="string">
            <text:p>cat.697.jpg</text:p>
          </table:table-cell>
          <table:table-cell/>
          <table:table-cell table:formula="of:=[.$B$1]&amp;&quot; &quot;&amp;[.B699]&amp;&quot; &quot;&amp;[.$C$1]&amp;[.B699]" office:value-type="string" office:string-value="mv dog.697.jpg ~/repo/DATA/INPUT/StarterBundle/Animals/dog.697.jpg" calcext:value-type="string">
            <text:p>mv dog.697.jpg ~/repo/DATA/INPUT/StarterBundle/Animals/dog.697.jpg</text:p>
          </table:table-cell>
          <table:table-cell table:formula="of:=[.$B$1]&amp;&quot; &quot;&amp;[.C699]&amp;&quot; &quot;&amp;[.$C$1]&amp;[.C699]" office:value-type="string" office:string-value="mv cat.697.jpg ~/repo/DATA/INPUT/StarterBundle/Animals/cat.697.jpg" calcext:value-type="string">
            <text:p>mv cat.697.jpg ~/repo/DATA/INPUT/StarterBundle/Animals/cat.697.jpg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G$1]&amp;&quot;.&quot;&amp;[.A700]&amp;&quot;.jpg&quot;" office:value-type="string" office:string-value="dog.698.jpg" calcext:value-type="string">
            <text:p>dog.698.jpg</text:p>
          </table:table-cell>
          <table:table-cell table:formula="of:=[.$H$1]&amp;&quot;.&quot;&amp;[.A700]&amp;&quot;.jpg&quot;" office:value-type="string" office:string-value="cat.698.jpg" calcext:value-type="string">
            <text:p>cat.698.jpg</text:p>
          </table:table-cell>
          <table:table-cell/>
          <table:table-cell table:formula="of:=[.$B$1]&amp;&quot; &quot;&amp;[.B700]&amp;&quot; &quot;&amp;[.$C$1]&amp;[.B700]" office:value-type="string" office:string-value="mv dog.698.jpg ~/repo/DATA/INPUT/StarterBundle/Animals/dog.698.jpg" calcext:value-type="string">
            <text:p>mv dog.698.jpg ~/repo/DATA/INPUT/StarterBundle/Animals/dog.698.jpg</text:p>
          </table:table-cell>
          <table:table-cell table:formula="of:=[.$B$1]&amp;&quot; &quot;&amp;[.C700]&amp;&quot; &quot;&amp;[.$C$1]&amp;[.C700]" office:value-type="string" office:string-value="mv cat.698.jpg ~/repo/DATA/INPUT/StarterBundle/Animals/cat.698.jpg" calcext:value-type="string">
            <text:p>mv cat.698.jpg ~/repo/DATA/INPUT/StarterBundle/Animals/cat.698.jpg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G$1]&amp;&quot;.&quot;&amp;[.A701]&amp;&quot;.jpg&quot;" office:value-type="string" office:string-value="dog.699.jpg" calcext:value-type="string">
            <text:p>dog.699.jpg</text:p>
          </table:table-cell>
          <table:table-cell table:formula="of:=[.$H$1]&amp;&quot;.&quot;&amp;[.A701]&amp;&quot;.jpg&quot;" office:value-type="string" office:string-value="cat.699.jpg" calcext:value-type="string">
            <text:p>cat.699.jpg</text:p>
          </table:table-cell>
          <table:table-cell/>
          <table:table-cell table:formula="of:=[.$B$1]&amp;&quot; &quot;&amp;[.B701]&amp;&quot; &quot;&amp;[.$C$1]&amp;[.B701]" office:value-type="string" office:string-value="mv dog.699.jpg ~/repo/DATA/INPUT/StarterBundle/Animals/dog.699.jpg" calcext:value-type="string">
            <text:p>mv dog.699.jpg ~/repo/DATA/INPUT/StarterBundle/Animals/dog.699.jpg</text:p>
          </table:table-cell>
          <table:table-cell table:formula="of:=[.$B$1]&amp;&quot; &quot;&amp;[.C701]&amp;&quot; &quot;&amp;[.$C$1]&amp;[.C701]" office:value-type="string" office:string-value="mv cat.699.jpg ~/repo/DATA/INPUT/StarterBundle/Animals/cat.699.jpg" calcext:value-type="string">
            <text:p>mv cat.699.jpg ~/repo/DATA/INPUT/StarterBundle/Animals/cat.699.jpg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G$1]&amp;&quot;.&quot;&amp;[.A702]&amp;&quot;.jpg&quot;" office:value-type="string" office:string-value="dog.700.jpg" calcext:value-type="string">
            <text:p>dog.700.jpg</text:p>
          </table:table-cell>
          <table:table-cell table:formula="of:=[.$H$1]&amp;&quot;.&quot;&amp;[.A702]&amp;&quot;.jpg&quot;" office:value-type="string" office:string-value="cat.700.jpg" calcext:value-type="string">
            <text:p>cat.700.jpg</text:p>
          </table:table-cell>
          <table:table-cell/>
          <table:table-cell table:formula="of:=[.$B$1]&amp;&quot; &quot;&amp;[.B702]&amp;&quot; &quot;&amp;[.$C$1]&amp;[.B702]" office:value-type="string" office:string-value="mv dog.700.jpg ~/repo/DATA/INPUT/StarterBundle/Animals/dog.700.jpg" calcext:value-type="string">
            <text:p>mv dog.700.jpg ~/repo/DATA/INPUT/StarterBundle/Animals/dog.700.jpg</text:p>
          </table:table-cell>
          <table:table-cell table:formula="of:=[.$B$1]&amp;&quot; &quot;&amp;[.C702]&amp;&quot; &quot;&amp;[.$C$1]&amp;[.C702]" office:value-type="string" office:string-value="mv cat.700.jpg ~/repo/DATA/INPUT/StarterBundle/Animals/cat.700.jpg" calcext:value-type="string">
            <text:p>mv cat.700.jpg ~/repo/DATA/INPUT/StarterBundle/Animals/cat.700.jpg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G$1]&amp;&quot;.&quot;&amp;[.A703]&amp;&quot;.jpg&quot;" office:value-type="string" office:string-value="dog.701.jpg" calcext:value-type="string">
            <text:p>dog.701.jpg</text:p>
          </table:table-cell>
          <table:table-cell table:formula="of:=[.$H$1]&amp;&quot;.&quot;&amp;[.A703]&amp;&quot;.jpg&quot;" office:value-type="string" office:string-value="cat.701.jpg" calcext:value-type="string">
            <text:p>cat.701.jpg</text:p>
          </table:table-cell>
          <table:table-cell/>
          <table:table-cell table:formula="of:=[.$B$1]&amp;&quot; &quot;&amp;[.B703]&amp;&quot; &quot;&amp;[.$C$1]&amp;[.B703]" office:value-type="string" office:string-value="mv dog.701.jpg ~/repo/DATA/INPUT/StarterBundle/Animals/dog.701.jpg" calcext:value-type="string">
            <text:p>mv dog.701.jpg ~/repo/DATA/INPUT/StarterBundle/Animals/dog.701.jpg</text:p>
          </table:table-cell>
          <table:table-cell table:formula="of:=[.$B$1]&amp;&quot; &quot;&amp;[.C703]&amp;&quot; &quot;&amp;[.$C$1]&amp;[.C703]" office:value-type="string" office:string-value="mv cat.701.jpg ~/repo/DATA/INPUT/StarterBundle/Animals/cat.701.jpg" calcext:value-type="string">
            <text:p>mv cat.701.jpg ~/repo/DATA/INPUT/StarterBundle/Animals/cat.701.jpg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G$1]&amp;&quot;.&quot;&amp;[.A704]&amp;&quot;.jpg&quot;" office:value-type="string" office:string-value="dog.702.jpg" calcext:value-type="string">
            <text:p>dog.702.jpg</text:p>
          </table:table-cell>
          <table:table-cell table:formula="of:=[.$H$1]&amp;&quot;.&quot;&amp;[.A704]&amp;&quot;.jpg&quot;" office:value-type="string" office:string-value="cat.702.jpg" calcext:value-type="string">
            <text:p>cat.702.jpg</text:p>
          </table:table-cell>
          <table:table-cell/>
          <table:table-cell table:formula="of:=[.$B$1]&amp;&quot; &quot;&amp;[.B704]&amp;&quot; &quot;&amp;[.$C$1]&amp;[.B704]" office:value-type="string" office:string-value="mv dog.702.jpg ~/repo/DATA/INPUT/StarterBundle/Animals/dog.702.jpg" calcext:value-type="string">
            <text:p>mv dog.702.jpg ~/repo/DATA/INPUT/StarterBundle/Animals/dog.702.jpg</text:p>
          </table:table-cell>
          <table:table-cell table:formula="of:=[.$B$1]&amp;&quot; &quot;&amp;[.C704]&amp;&quot; &quot;&amp;[.$C$1]&amp;[.C704]" office:value-type="string" office:string-value="mv cat.702.jpg ~/repo/DATA/INPUT/StarterBundle/Animals/cat.702.jpg" calcext:value-type="string">
            <text:p>mv cat.702.jpg ~/repo/DATA/INPUT/StarterBundle/Animals/cat.702.jpg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G$1]&amp;&quot;.&quot;&amp;[.A705]&amp;&quot;.jpg&quot;" office:value-type="string" office:string-value="dog.703.jpg" calcext:value-type="string">
            <text:p>dog.703.jpg</text:p>
          </table:table-cell>
          <table:table-cell table:formula="of:=[.$H$1]&amp;&quot;.&quot;&amp;[.A705]&amp;&quot;.jpg&quot;" office:value-type="string" office:string-value="cat.703.jpg" calcext:value-type="string">
            <text:p>cat.703.jpg</text:p>
          </table:table-cell>
          <table:table-cell/>
          <table:table-cell table:formula="of:=[.$B$1]&amp;&quot; &quot;&amp;[.B705]&amp;&quot; &quot;&amp;[.$C$1]&amp;[.B705]" office:value-type="string" office:string-value="mv dog.703.jpg ~/repo/DATA/INPUT/StarterBundle/Animals/dog.703.jpg" calcext:value-type="string">
            <text:p>mv dog.703.jpg ~/repo/DATA/INPUT/StarterBundle/Animals/dog.703.jpg</text:p>
          </table:table-cell>
          <table:table-cell table:formula="of:=[.$B$1]&amp;&quot; &quot;&amp;[.C705]&amp;&quot; &quot;&amp;[.$C$1]&amp;[.C705]" office:value-type="string" office:string-value="mv cat.703.jpg ~/repo/DATA/INPUT/StarterBundle/Animals/cat.703.jpg" calcext:value-type="string">
            <text:p>mv cat.703.jpg ~/repo/DATA/INPUT/StarterBundle/Animals/cat.703.jpg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G$1]&amp;&quot;.&quot;&amp;[.A706]&amp;&quot;.jpg&quot;" office:value-type="string" office:string-value="dog.704.jpg" calcext:value-type="string">
            <text:p>dog.704.jpg</text:p>
          </table:table-cell>
          <table:table-cell table:formula="of:=[.$H$1]&amp;&quot;.&quot;&amp;[.A706]&amp;&quot;.jpg&quot;" office:value-type="string" office:string-value="cat.704.jpg" calcext:value-type="string">
            <text:p>cat.704.jpg</text:p>
          </table:table-cell>
          <table:table-cell/>
          <table:table-cell table:formula="of:=[.$B$1]&amp;&quot; &quot;&amp;[.B706]&amp;&quot; &quot;&amp;[.$C$1]&amp;[.B706]" office:value-type="string" office:string-value="mv dog.704.jpg ~/repo/DATA/INPUT/StarterBundle/Animals/dog.704.jpg" calcext:value-type="string">
            <text:p>mv dog.704.jpg ~/repo/DATA/INPUT/StarterBundle/Animals/dog.704.jpg</text:p>
          </table:table-cell>
          <table:table-cell table:formula="of:=[.$B$1]&amp;&quot; &quot;&amp;[.C706]&amp;&quot; &quot;&amp;[.$C$1]&amp;[.C706]" office:value-type="string" office:string-value="mv cat.704.jpg ~/repo/DATA/INPUT/StarterBundle/Animals/cat.704.jpg" calcext:value-type="string">
            <text:p>mv cat.704.jpg ~/repo/DATA/INPUT/StarterBundle/Animals/cat.704.jpg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G$1]&amp;&quot;.&quot;&amp;[.A707]&amp;&quot;.jpg&quot;" office:value-type="string" office:string-value="dog.705.jpg" calcext:value-type="string">
            <text:p>dog.705.jpg</text:p>
          </table:table-cell>
          <table:table-cell table:formula="of:=[.$H$1]&amp;&quot;.&quot;&amp;[.A707]&amp;&quot;.jpg&quot;" office:value-type="string" office:string-value="cat.705.jpg" calcext:value-type="string">
            <text:p>cat.705.jpg</text:p>
          </table:table-cell>
          <table:table-cell/>
          <table:table-cell table:formula="of:=[.$B$1]&amp;&quot; &quot;&amp;[.B707]&amp;&quot; &quot;&amp;[.$C$1]&amp;[.B707]" office:value-type="string" office:string-value="mv dog.705.jpg ~/repo/DATA/INPUT/StarterBundle/Animals/dog.705.jpg" calcext:value-type="string">
            <text:p>mv dog.705.jpg ~/repo/DATA/INPUT/StarterBundle/Animals/dog.705.jpg</text:p>
          </table:table-cell>
          <table:table-cell table:formula="of:=[.$B$1]&amp;&quot; &quot;&amp;[.C707]&amp;&quot; &quot;&amp;[.$C$1]&amp;[.C707]" office:value-type="string" office:string-value="mv cat.705.jpg ~/repo/DATA/INPUT/StarterBundle/Animals/cat.705.jpg" calcext:value-type="string">
            <text:p>mv cat.705.jpg ~/repo/DATA/INPUT/StarterBundle/Animals/cat.705.jpg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G$1]&amp;&quot;.&quot;&amp;[.A708]&amp;&quot;.jpg&quot;" office:value-type="string" office:string-value="dog.706.jpg" calcext:value-type="string">
            <text:p>dog.706.jpg</text:p>
          </table:table-cell>
          <table:table-cell table:formula="of:=[.$H$1]&amp;&quot;.&quot;&amp;[.A708]&amp;&quot;.jpg&quot;" office:value-type="string" office:string-value="cat.706.jpg" calcext:value-type="string">
            <text:p>cat.706.jpg</text:p>
          </table:table-cell>
          <table:table-cell/>
          <table:table-cell table:formula="of:=[.$B$1]&amp;&quot; &quot;&amp;[.B708]&amp;&quot; &quot;&amp;[.$C$1]&amp;[.B708]" office:value-type="string" office:string-value="mv dog.706.jpg ~/repo/DATA/INPUT/StarterBundle/Animals/dog.706.jpg" calcext:value-type="string">
            <text:p>mv dog.706.jpg ~/repo/DATA/INPUT/StarterBundle/Animals/dog.706.jpg</text:p>
          </table:table-cell>
          <table:table-cell table:formula="of:=[.$B$1]&amp;&quot; &quot;&amp;[.C708]&amp;&quot; &quot;&amp;[.$C$1]&amp;[.C708]" office:value-type="string" office:string-value="mv cat.706.jpg ~/repo/DATA/INPUT/StarterBundle/Animals/cat.706.jpg" calcext:value-type="string">
            <text:p>mv cat.706.jpg ~/repo/DATA/INPUT/StarterBundle/Animals/cat.706.jpg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G$1]&amp;&quot;.&quot;&amp;[.A709]&amp;&quot;.jpg&quot;" office:value-type="string" office:string-value="dog.707.jpg" calcext:value-type="string">
            <text:p>dog.707.jpg</text:p>
          </table:table-cell>
          <table:table-cell table:formula="of:=[.$H$1]&amp;&quot;.&quot;&amp;[.A709]&amp;&quot;.jpg&quot;" office:value-type="string" office:string-value="cat.707.jpg" calcext:value-type="string">
            <text:p>cat.707.jpg</text:p>
          </table:table-cell>
          <table:table-cell/>
          <table:table-cell table:formula="of:=[.$B$1]&amp;&quot; &quot;&amp;[.B709]&amp;&quot; &quot;&amp;[.$C$1]&amp;[.B709]" office:value-type="string" office:string-value="mv dog.707.jpg ~/repo/DATA/INPUT/StarterBundle/Animals/dog.707.jpg" calcext:value-type="string">
            <text:p>mv dog.707.jpg ~/repo/DATA/INPUT/StarterBundle/Animals/dog.707.jpg</text:p>
          </table:table-cell>
          <table:table-cell table:formula="of:=[.$B$1]&amp;&quot; &quot;&amp;[.C709]&amp;&quot; &quot;&amp;[.$C$1]&amp;[.C709]" office:value-type="string" office:string-value="mv cat.707.jpg ~/repo/DATA/INPUT/StarterBundle/Animals/cat.707.jpg" calcext:value-type="string">
            <text:p>mv cat.707.jpg ~/repo/DATA/INPUT/StarterBundle/Animals/cat.707.jpg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G$1]&amp;&quot;.&quot;&amp;[.A710]&amp;&quot;.jpg&quot;" office:value-type="string" office:string-value="dog.708.jpg" calcext:value-type="string">
            <text:p>dog.708.jpg</text:p>
          </table:table-cell>
          <table:table-cell table:formula="of:=[.$H$1]&amp;&quot;.&quot;&amp;[.A710]&amp;&quot;.jpg&quot;" office:value-type="string" office:string-value="cat.708.jpg" calcext:value-type="string">
            <text:p>cat.708.jpg</text:p>
          </table:table-cell>
          <table:table-cell/>
          <table:table-cell table:formula="of:=[.$B$1]&amp;&quot; &quot;&amp;[.B710]&amp;&quot; &quot;&amp;[.$C$1]&amp;[.B710]" office:value-type="string" office:string-value="mv dog.708.jpg ~/repo/DATA/INPUT/StarterBundle/Animals/dog.708.jpg" calcext:value-type="string">
            <text:p>mv dog.708.jpg ~/repo/DATA/INPUT/StarterBundle/Animals/dog.708.jpg</text:p>
          </table:table-cell>
          <table:table-cell table:formula="of:=[.$B$1]&amp;&quot; &quot;&amp;[.C710]&amp;&quot; &quot;&amp;[.$C$1]&amp;[.C710]" office:value-type="string" office:string-value="mv cat.708.jpg ~/repo/DATA/INPUT/StarterBundle/Animals/cat.708.jpg" calcext:value-type="string">
            <text:p>mv cat.708.jpg ~/repo/DATA/INPUT/StarterBundle/Animals/cat.708.jpg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G$1]&amp;&quot;.&quot;&amp;[.A711]&amp;&quot;.jpg&quot;" office:value-type="string" office:string-value="dog.709.jpg" calcext:value-type="string">
            <text:p>dog.709.jpg</text:p>
          </table:table-cell>
          <table:table-cell table:formula="of:=[.$H$1]&amp;&quot;.&quot;&amp;[.A711]&amp;&quot;.jpg&quot;" office:value-type="string" office:string-value="cat.709.jpg" calcext:value-type="string">
            <text:p>cat.709.jpg</text:p>
          </table:table-cell>
          <table:table-cell/>
          <table:table-cell table:formula="of:=[.$B$1]&amp;&quot; &quot;&amp;[.B711]&amp;&quot; &quot;&amp;[.$C$1]&amp;[.B711]" office:value-type="string" office:string-value="mv dog.709.jpg ~/repo/DATA/INPUT/StarterBundle/Animals/dog.709.jpg" calcext:value-type="string">
            <text:p>mv dog.709.jpg ~/repo/DATA/INPUT/StarterBundle/Animals/dog.709.jpg</text:p>
          </table:table-cell>
          <table:table-cell table:formula="of:=[.$B$1]&amp;&quot; &quot;&amp;[.C711]&amp;&quot; &quot;&amp;[.$C$1]&amp;[.C711]" office:value-type="string" office:string-value="mv cat.709.jpg ~/repo/DATA/INPUT/StarterBundle/Animals/cat.709.jpg" calcext:value-type="string">
            <text:p>mv cat.709.jpg ~/repo/DATA/INPUT/StarterBundle/Animals/cat.709.jpg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G$1]&amp;&quot;.&quot;&amp;[.A712]&amp;&quot;.jpg&quot;" office:value-type="string" office:string-value="dog.710.jpg" calcext:value-type="string">
            <text:p>dog.710.jpg</text:p>
          </table:table-cell>
          <table:table-cell table:formula="of:=[.$H$1]&amp;&quot;.&quot;&amp;[.A712]&amp;&quot;.jpg&quot;" office:value-type="string" office:string-value="cat.710.jpg" calcext:value-type="string">
            <text:p>cat.710.jpg</text:p>
          </table:table-cell>
          <table:table-cell/>
          <table:table-cell table:formula="of:=[.$B$1]&amp;&quot; &quot;&amp;[.B712]&amp;&quot; &quot;&amp;[.$C$1]&amp;[.B712]" office:value-type="string" office:string-value="mv dog.710.jpg ~/repo/DATA/INPUT/StarterBundle/Animals/dog.710.jpg" calcext:value-type="string">
            <text:p>mv dog.710.jpg ~/repo/DATA/INPUT/StarterBundle/Animals/dog.710.jpg</text:p>
          </table:table-cell>
          <table:table-cell table:formula="of:=[.$B$1]&amp;&quot; &quot;&amp;[.C712]&amp;&quot; &quot;&amp;[.$C$1]&amp;[.C712]" office:value-type="string" office:string-value="mv cat.710.jpg ~/repo/DATA/INPUT/StarterBundle/Animals/cat.710.jpg" calcext:value-type="string">
            <text:p>mv cat.710.jpg ~/repo/DATA/INPUT/StarterBundle/Animals/cat.710.jpg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G$1]&amp;&quot;.&quot;&amp;[.A713]&amp;&quot;.jpg&quot;" office:value-type="string" office:string-value="dog.711.jpg" calcext:value-type="string">
            <text:p>dog.711.jpg</text:p>
          </table:table-cell>
          <table:table-cell table:formula="of:=[.$H$1]&amp;&quot;.&quot;&amp;[.A713]&amp;&quot;.jpg&quot;" office:value-type="string" office:string-value="cat.711.jpg" calcext:value-type="string">
            <text:p>cat.711.jpg</text:p>
          </table:table-cell>
          <table:table-cell/>
          <table:table-cell table:formula="of:=[.$B$1]&amp;&quot; &quot;&amp;[.B713]&amp;&quot; &quot;&amp;[.$C$1]&amp;[.B713]" office:value-type="string" office:string-value="mv dog.711.jpg ~/repo/DATA/INPUT/StarterBundle/Animals/dog.711.jpg" calcext:value-type="string">
            <text:p>mv dog.711.jpg ~/repo/DATA/INPUT/StarterBundle/Animals/dog.711.jpg</text:p>
          </table:table-cell>
          <table:table-cell table:formula="of:=[.$B$1]&amp;&quot; &quot;&amp;[.C713]&amp;&quot; &quot;&amp;[.$C$1]&amp;[.C713]" office:value-type="string" office:string-value="mv cat.711.jpg ~/repo/DATA/INPUT/StarterBundle/Animals/cat.711.jpg" calcext:value-type="string">
            <text:p>mv cat.711.jpg ~/repo/DATA/INPUT/StarterBundle/Animals/cat.711.jpg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G$1]&amp;&quot;.&quot;&amp;[.A714]&amp;&quot;.jpg&quot;" office:value-type="string" office:string-value="dog.712.jpg" calcext:value-type="string">
            <text:p>dog.712.jpg</text:p>
          </table:table-cell>
          <table:table-cell table:formula="of:=[.$H$1]&amp;&quot;.&quot;&amp;[.A714]&amp;&quot;.jpg&quot;" office:value-type="string" office:string-value="cat.712.jpg" calcext:value-type="string">
            <text:p>cat.712.jpg</text:p>
          </table:table-cell>
          <table:table-cell/>
          <table:table-cell table:formula="of:=[.$B$1]&amp;&quot; &quot;&amp;[.B714]&amp;&quot; &quot;&amp;[.$C$1]&amp;[.B714]" office:value-type="string" office:string-value="mv dog.712.jpg ~/repo/DATA/INPUT/StarterBundle/Animals/dog.712.jpg" calcext:value-type="string">
            <text:p>mv dog.712.jpg ~/repo/DATA/INPUT/StarterBundle/Animals/dog.712.jpg</text:p>
          </table:table-cell>
          <table:table-cell table:formula="of:=[.$B$1]&amp;&quot; &quot;&amp;[.C714]&amp;&quot; &quot;&amp;[.$C$1]&amp;[.C714]" office:value-type="string" office:string-value="mv cat.712.jpg ~/repo/DATA/INPUT/StarterBundle/Animals/cat.712.jpg" calcext:value-type="string">
            <text:p>mv cat.712.jpg ~/repo/DATA/INPUT/StarterBundle/Animals/cat.712.jpg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G$1]&amp;&quot;.&quot;&amp;[.A715]&amp;&quot;.jpg&quot;" office:value-type="string" office:string-value="dog.713.jpg" calcext:value-type="string">
            <text:p>dog.713.jpg</text:p>
          </table:table-cell>
          <table:table-cell table:formula="of:=[.$H$1]&amp;&quot;.&quot;&amp;[.A715]&amp;&quot;.jpg&quot;" office:value-type="string" office:string-value="cat.713.jpg" calcext:value-type="string">
            <text:p>cat.713.jpg</text:p>
          </table:table-cell>
          <table:table-cell/>
          <table:table-cell table:formula="of:=[.$B$1]&amp;&quot; &quot;&amp;[.B715]&amp;&quot; &quot;&amp;[.$C$1]&amp;[.B715]" office:value-type="string" office:string-value="mv dog.713.jpg ~/repo/DATA/INPUT/StarterBundle/Animals/dog.713.jpg" calcext:value-type="string">
            <text:p>mv dog.713.jpg ~/repo/DATA/INPUT/StarterBundle/Animals/dog.713.jpg</text:p>
          </table:table-cell>
          <table:table-cell table:formula="of:=[.$B$1]&amp;&quot; &quot;&amp;[.C715]&amp;&quot; &quot;&amp;[.$C$1]&amp;[.C715]" office:value-type="string" office:string-value="mv cat.713.jpg ~/repo/DATA/INPUT/StarterBundle/Animals/cat.713.jpg" calcext:value-type="string">
            <text:p>mv cat.713.jpg ~/repo/DATA/INPUT/StarterBundle/Animals/cat.713.jpg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G$1]&amp;&quot;.&quot;&amp;[.A716]&amp;&quot;.jpg&quot;" office:value-type="string" office:string-value="dog.714.jpg" calcext:value-type="string">
            <text:p>dog.714.jpg</text:p>
          </table:table-cell>
          <table:table-cell table:formula="of:=[.$H$1]&amp;&quot;.&quot;&amp;[.A716]&amp;&quot;.jpg&quot;" office:value-type="string" office:string-value="cat.714.jpg" calcext:value-type="string">
            <text:p>cat.714.jpg</text:p>
          </table:table-cell>
          <table:table-cell/>
          <table:table-cell table:formula="of:=[.$B$1]&amp;&quot; &quot;&amp;[.B716]&amp;&quot; &quot;&amp;[.$C$1]&amp;[.B716]" office:value-type="string" office:string-value="mv dog.714.jpg ~/repo/DATA/INPUT/StarterBundle/Animals/dog.714.jpg" calcext:value-type="string">
            <text:p>mv dog.714.jpg ~/repo/DATA/INPUT/StarterBundle/Animals/dog.714.jpg</text:p>
          </table:table-cell>
          <table:table-cell table:formula="of:=[.$B$1]&amp;&quot; &quot;&amp;[.C716]&amp;&quot; &quot;&amp;[.$C$1]&amp;[.C716]" office:value-type="string" office:string-value="mv cat.714.jpg ~/repo/DATA/INPUT/StarterBundle/Animals/cat.714.jpg" calcext:value-type="string">
            <text:p>mv cat.714.jpg ~/repo/DATA/INPUT/StarterBundle/Animals/cat.714.jpg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G$1]&amp;&quot;.&quot;&amp;[.A717]&amp;&quot;.jpg&quot;" office:value-type="string" office:string-value="dog.715.jpg" calcext:value-type="string">
            <text:p>dog.715.jpg</text:p>
          </table:table-cell>
          <table:table-cell table:formula="of:=[.$H$1]&amp;&quot;.&quot;&amp;[.A717]&amp;&quot;.jpg&quot;" office:value-type="string" office:string-value="cat.715.jpg" calcext:value-type="string">
            <text:p>cat.715.jpg</text:p>
          </table:table-cell>
          <table:table-cell/>
          <table:table-cell table:formula="of:=[.$B$1]&amp;&quot; &quot;&amp;[.B717]&amp;&quot; &quot;&amp;[.$C$1]&amp;[.B717]" office:value-type="string" office:string-value="mv dog.715.jpg ~/repo/DATA/INPUT/StarterBundle/Animals/dog.715.jpg" calcext:value-type="string">
            <text:p>mv dog.715.jpg ~/repo/DATA/INPUT/StarterBundle/Animals/dog.715.jpg</text:p>
          </table:table-cell>
          <table:table-cell table:formula="of:=[.$B$1]&amp;&quot; &quot;&amp;[.C717]&amp;&quot; &quot;&amp;[.$C$1]&amp;[.C717]" office:value-type="string" office:string-value="mv cat.715.jpg ~/repo/DATA/INPUT/StarterBundle/Animals/cat.715.jpg" calcext:value-type="string">
            <text:p>mv cat.715.jpg ~/repo/DATA/INPUT/StarterBundle/Animals/cat.715.jpg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G$1]&amp;&quot;.&quot;&amp;[.A718]&amp;&quot;.jpg&quot;" office:value-type="string" office:string-value="dog.716.jpg" calcext:value-type="string">
            <text:p>dog.716.jpg</text:p>
          </table:table-cell>
          <table:table-cell table:formula="of:=[.$H$1]&amp;&quot;.&quot;&amp;[.A718]&amp;&quot;.jpg&quot;" office:value-type="string" office:string-value="cat.716.jpg" calcext:value-type="string">
            <text:p>cat.716.jpg</text:p>
          </table:table-cell>
          <table:table-cell/>
          <table:table-cell table:formula="of:=[.$B$1]&amp;&quot; &quot;&amp;[.B718]&amp;&quot; &quot;&amp;[.$C$1]&amp;[.B718]" office:value-type="string" office:string-value="mv dog.716.jpg ~/repo/DATA/INPUT/StarterBundle/Animals/dog.716.jpg" calcext:value-type="string">
            <text:p>mv dog.716.jpg ~/repo/DATA/INPUT/StarterBundle/Animals/dog.716.jpg</text:p>
          </table:table-cell>
          <table:table-cell table:formula="of:=[.$B$1]&amp;&quot; &quot;&amp;[.C718]&amp;&quot; &quot;&amp;[.$C$1]&amp;[.C718]" office:value-type="string" office:string-value="mv cat.716.jpg ~/repo/DATA/INPUT/StarterBundle/Animals/cat.716.jpg" calcext:value-type="string">
            <text:p>mv cat.716.jpg ~/repo/DATA/INPUT/StarterBundle/Animals/cat.716.jpg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G$1]&amp;&quot;.&quot;&amp;[.A719]&amp;&quot;.jpg&quot;" office:value-type="string" office:string-value="dog.717.jpg" calcext:value-type="string">
            <text:p>dog.717.jpg</text:p>
          </table:table-cell>
          <table:table-cell table:formula="of:=[.$H$1]&amp;&quot;.&quot;&amp;[.A719]&amp;&quot;.jpg&quot;" office:value-type="string" office:string-value="cat.717.jpg" calcext:value-type="string">
            <text:p>cat.717.jpg</text:p>
          </table:table-cell>
          <table:table-cell/>
          <table:table-cell table:formula="of:=[.$B$1]&amp;&quot; &quot;&amp;[.B719]&amp;&quot; &quot;&amp;[.$C$1]&amp;[.B719]" office:value-type="string" office:string-value="mv dog.717.jpg ~/repo/DATA/INPUT/StarterBundle/Animals/dog.717.jpg" calcext:value-type="string">
            <text:p>mv dog.717.jpg ~/repo/DATA/INPUT/StarterBundle/Animals/dog.717.jpg</text:p>
          </table:table-cell>
          <table:table-cell table:formula="of:=[.$B$1]&amp;&quot; &quot;&amp;[.C719]&amp;&quot; &quot;&amp;[.$C$1]&amp;[.C719]" office:value-type="string" office:string-value="mv cat.717.jpg ~/repo/DATA/INPUT/StarterBundle/Animals/cat.717.jpg" calcext:value-type="string">
            <text:p>mv cat.717.jpg ~/repo/DATA/INPUT/StarterBundle/Animals/cat.717.jpg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G$1]&amp;&quot;.&quot;&amp;[.A720]&amp;&quot;.jpg&quot;" office:value-type="string" office:string-value="dog.718.jpg" calcext:value-type="string">
            <text:p>dog.718.jpg</text:p>
          </table:table-cell>
          <table:table-cell table:formula="of:=[.$H$1]&amp;&quot;.&quot;&amp;[.A720]&amp;&quot;.jpg&quot;" office:value-type="string" office:string-value="cat.718.jpg" calcext:value-type="string">
            <text:p>cat.718.jpg</text:p>
          </table:table-cell>
          <table:table-cell/>
          <table:table-cell table:formula="of:=[.$B$1]&amp;&quot; &quot;&amp;[.B720]&amp;&quot; &quot;&amp;[.$C$1]&amp;[.B720]" office:value-type="string" office:string-value="mv dog.718.jpg ~/repo/DATA/INPUT/StarterBundle/Animals/dog.718.jpg" calcext:value-type="string">
            <text:p>mv dog.718.jpg ~/repo/DATA/INPUT/StarterBundle/Animals/dog.718.jpg</text:p>
          </table:table-cell>
          <table:table-cell table:formula="of:=[.$B$1]&amp;&quot; &quot;&amp;[.C720]&amp;&quot; &quot;&amp;[.$C$1]&amp;[.C720]" office:value-type="string" office:string-value="mv cat.718.jpg ~/repo/DATA/INPUT/StarterBundle/Animals/cat.718.jpg" calcext:value-type="string">
            <text:p>mv cat.718.jpg ~/repo/DATA/INPUT/StarterBundle/Animals/cat.718.jpg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G$1]&amp;&quot;.&quot;&amp;[.A721]&amp;&quot;.jpg&quot;" office:value-type="string" office:string-value="dog.719.jpg" calcext:value-type="string">
            <text:p>dog.719.jpg</text:p>
          </table:table-cell>
          <table:table-cell table:formula="of:=[.$H$1]&amp;&quot;.&quot;&amp;[.A721]&amp;&quot;.jpg&quot;" office:value-type="string" office:string-value="cat.719.jpg" calcext:value-type="string">
            <text:p>cat.719.jpg</text:p>
          </table:table-cell>
          <table:table-cell/>
          <table:table-cell table:formula="of:=[.$B$1]&amp;&quot; &quot;&amp;[.B721]&amp;&quot; &quot;&amp;[.$C$1]&amp;[.B721]" office:value-type="string" office:string-value="mv dog.719.jpg ~/repo/DATA/INPUT/StarterBundle/Animals/dog.719.jpg" calcext:value-type="string">
            <text:p>mv dog.719.jpg ~/repo/DATA/INPUT/StarterBundle/Animals/dog.719.jpg</text:p>
          </table:table-cell>
          <table:table-cell table:formula="of:=[.$B$1]&amp;&quot; &quot;&amp;[.C721]&amp;&quot; &quot;&amp;[.$C$1]&amp;[.C721]" office:value-type="string" office:string-value="mv cat.719.jpg ~/repo/DATA/INPUT/StarterBundle/Animals/cat.719.jpg" calcext:value-type="string">
            <text:p>mv cat.719.jpg ~/repo/DATA/INPUT/StarterBundle/Animals/cat.719.jpg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G$1]&amp;&quot;.&quot;&amp;[.A722]&amp;&quot;.jpg&quot;" office:value-type="string" office:string-value="dog.720.jpg" calcext:value-type="string">
            <text:p>dog.720.jpg</text:p>
          </table:table-cell>
          <table:table-cell table:formula="of:=[.$H$1]&amp;&quot;.&quot;&amp;[.A722]&amp;&quot;.jpg&quot;" office:value-type="string" office:string-value="cat.720.jpg" calcext:value-type="string">
            <text:p>cat.720.jpg</text:p>
          </table:table-cell>
          <table:table-cell/>
          <table:table-cell table:formula="of:=[.$B$1]&amp;&quot; &quot;&amp;[.B722]&amp;&quot; &quot;&amp;[.$C$1]&amp;[.B722]" office:value-type="string" office:string-value="mv dog.720.jpg ~/repo/DATA/INPUT/StarterBundle/Animals/dog.720.jpg" calcext:value-type="string">
            <text:p>mv dog.720.jpg ~/repo/DATA/INPUT/StarterBundle/Animals/dog.720.jpg</text:p>
          </table:table-cell>
          <table:table-cell table:formula="of:=[.$B$1]&amp;&quot; &quot;&amp;[.C722]&amp;&quot; &quot;&amp;[.$C$1]&amp;[.C722]" office:value-type="string" office:string-value="mv cat.720.jpg ~/repo/DATA/INPUT/StarterBundle/Animals/cat.720.jpg" calcext:value-type="string">
            <text:p>mv cat.720.jpg ~/repo/DATA/INPUT/StarterBundle/Animals/cat.720.jpg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G$1]&amp;&quot;.&quot;&amp;[.A723]&amp;&quot;.jpg&quot;" office:value-type="string" office:string-value="dog.721.jpg" calcext:value-type="string">
            <text:p>dog.721.jpg</text:p>
          </table:table-cell>
          <table:table-cell table:formula="of:=[.$H$1]&amp;&quot;.&quot;&amp;[.A723]&amp;&quot;.jpg&quot;" office:value-type="string" office:string-value="cat.721.jpg" calcext:value-type="string">
            <text:p>cat.721.jpg</text:p>
          </table:table-cell>
          <table:table-cell/>
          <table:table-cell table:formula="of:=[.$B$1]&amp;&quot; &quot;&amp;[.B723]&amp;&quot; &quot;&amp;[.$C$1]&amp;[.B723]" office:value-type="string" office:string-value="mv dog.721.jpg ~/repo/DATA/INPUT/StarterBundle/Animals/dog.721.jpg" calcext:value-type="string">
            <text:p>mv dog.721.jpg ~/repo/DATA/INPUT/StarterBundle/Animals/dog.721.jpg</text:p>
          </table:table-cell>
          <table:table-cell table:formula="of:=[.$B$1]&amp;&quot; &quot;&amp;[.C723]&amp;&quot; &quot;&amp;[.$C$1]&amp;[.C723]" office:value-type="string" office:string-value="mv cat.721.jpg ~/repo/DATA/INPUT/StarterBundle/Animals/cat.721.jpg" calcext:value-type="string">
            <text:p>mv cat.721.jpg ~/repo/DATA/INPUT/StarterBundle/Animals/cat.721.jpg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G$1]&amp;&quot;.&quot;&amp;[.A724]&amp;&quot;.jpg&quot;" office:value-type="string" office:string-value="dog.722.jpg" calcext:value-type="string">
            <text:p>dog.722.jpg</text:p>
          </table:table-cell>
          <table:table-cell table:formula="of:=[.$H$1]&amp;&quot;.&quot;&amp;[.A724]&amp;&quot;.jpg&quot;" office:value-type="string" office:string-value="cat.722.jpg" calcext:value-type="string">
            <text:p>cat.722.jpg</text:p>
          </table:table-cell>
          <table:table-cell/>
          <table:table-cell table:formula="of:=[.$B$1]&amp;&quot; &quot;&amp;[.B724]&amp;&quot; &quot;&amp;[.$C$1]&amp;[.B724]" office:value-type="string" office:string-value="mv dog.722.jpg ~/repo/DATA/INPUT/StarterBundle/Animals/dog.722.jpg" calcext:value-type="string">
            <text:p>mv dog.722.jpg ~/repo/DATA/INPUT/StarterBundle/Animals/dog.722.jpg</text:p>
          </table:table-cell>
          <table:table-cell table:formula="of:=[.$B$1]&amp;&quot; &quot;&amp;[.C724]&amp;&quot; &quot;&amp;[.$C$1]&amp;[.C724]" office:value-type="string" office:string-value="mv cat.722.jpg ~/repo/DATA/INPUT/StarterBundle/Animals/cat.722.jpg" calcext:value-type="string">
            <text:p>mv cat.722.jpg ~/repo/DATA/INPUT/StarterBundle/Animals/cat.722.jpg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G$1]&amp;&quot;.&quot;&amp;[.A725]&amp;&quot;.jpg&quot;" office:value-type="string" office:string-value="dog.723.jpg" calcext:value-type="string">
            <text:p>dog.723.jpg</text:p>
          </table:table-cell>
          <table:table-cell table:formula="of:=[.$H$1]&amp;&quot;.&quot;&amp;[.A725]&amp;&quot;.jpg&quot;" office:value-type="string" office:string-value="cat.723.jpg" calcext:value-type="string">
            <text:p>cat.723.jpg</text:p>
          </table:table-cell>
          <table:table-cell/>
          <table:table-cell table:formula="of:=[.$B$1]&amp;&quot; &quot;&amp;[.B725]&amp;&quot; &quot;&amp;[.$C$1]&amp;[.B725]" office:value-type="string" office:string-value="mv dog.723.jpg ~/repo/DATA/INPUT/StarterBundle/Animals/dog.723.jpg" calcext:value-type="string">
            <text:p>mv dog.723.jpg ~/repo/DATA/INPUT/StarterBundle/Animals/dog.723.jpg</text:p>
          </table:table-cell>
          <table:table-cell table:formula="of:=[.$B$1]&amp;&quot; &quot;&amp;[.C725]&amp;&quot; &quot;&amp;[.$C$1]&amp;[.C725]" office:value-type="string" office:string-value="mv cat.723.jpg ~/repo/DATA/INPUT/StarterBundle/Animals/cat.723.jpg" calcext:value-type="string">
            <text:p>mv cat.723.jpg ~/repo/DATA/INPUT/StarterBundle/Animals/cat.723.jpg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G$1]&amp;&quot;.&quot;&amp;[.A726]&amp;&quot;.jpg&quot;" office:value-type="string" office:string-value="dog.724.jpg" calcext:value-type="string">
            <text:p>dog.724.jpg</text:p>
          </table:table-cell>
          <table:table-cell table:formula="of:=[.$H$1]&amp;&quot;.&quot;&amp;[.A726]&amp;&quot;.jpg&quot;" office:value-type="string" office:string-value="cat.724.jpg" calcext:value-type="string">
            <text:p>cat.724.jpg</text:p>
          </table:table-cell>
          <table:table-cell/>
          <table:table-cell table:formula="of:=[.$B$1]&amp;&quot; &quot;&amp;[.B726]&amp;&quot; &quot;&amp;[.$C$1]&amp;[.B726]" office:value-type="string" office:string-value="mv dog.724.jpg ~/repo/DATA/INPUT/StarterBundle/Animals/dog.724.jpg" calcext:value-type="string">
            <text:p>mv dog.724.jpg ~/repo/DATA/INPUT/StarterBundle/Animals/dog.724.jpg</text:p>
          </table:table-cell>
          <table:table-cell table:formula="of:=[.$B$1]&amp;&quot; &quot;&amp;[.C726]&amp;&quot; &quot;&amp;[.$C$1]&amp;[.C726]" office:value-type="string" office:string-value="mv cat.724.jpg ~/repo/DATA/INPUT/StarterBundle/Animals/cat.724.jpg" calcext:value-type="string">
            <text:p>mv cat.724.jpg ~/repo/DATA/INPUT/StarterBundle/Animals/cat.724.jpg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G$1]&amp;&quot;.&quot;&amp;[.A727]&amp;&quot;.jpg&quot;" office:value-type="string" office:string-value="dog.725.jpg" calcext:value-type="string">
            <text:p>dog.725.jpg</text:p>
          </table:table-cell>
          <table:table-cell table:formula="of:=[.$H$1]&amp;&quot;.&quot;&amp;[.A727]&amp;&quot;.jpg&quot;" office:value-type="string" office:string-value="cat.725.jpg" calcext:value-type="string">
            <text:p>cat.725.jpg</text:p>
          </table:table-cell>
          <table:table-cell/>
          <table:table-cell table:formula="of:=[.$B$1]&amp;&quot; &quot;&amp;[.B727]&amp;&quot; &quot;&amp;[.$C$1]&amp;[.B727]" office:value-type="string" office:string-value="mv dog.725.jpg ~/repo/DATA/INPUT/StarterBundle/Animals/dog.725.jpg" calcext:value-type="string">
            <text:p>mv dog.725.jpg ~/repo/DATA/INPUT/StarterBundle/Animals/dog.725.jpg</text:p>
          </table:table-cell>
          <table:table-cell table:formula="of:=[.$B$1]&amp;&quot; &quot;&amp;[.C727]&amp;&quot; &quot;&amp;[.$C$1]&amp;[.C727]" office:value-type="string" office:string-value="mv cat.725.jpg ~/repo/DATA/INPUT/StarterBundle/Animals/cat.725.jpg" calcext:value-type="string">
            <text:p>mv cat.725.jpg ~/repo/DATA/INPUT/StarterBundle/Animals/cat.725.jpg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G$1]&amp;&quot;.&quot;&amp;[.A728]&amp;&quot;.jpg&quot;" office:value-type="string" office:string-value="dog.726.jpg" calcext:value-type="string">
            <text:p>dog.726.jpg</text:p>
          </table:table-cell>
          <table:table-cell table:formula="of:=[.$H$1]&amp;&quot;.&quot;&amp;[.A728]&amp;&quot;.jpg&quot;" office:value-type="string" office:string-value="cat.726.jpg" calcext:value-type="string">
            <text:p>cat.726.jpg</text:p>
          </table:table-cell>
          <table:table-cell/>
          <table:table-cell table:formula="of:=[.$B$1]&amp;&quot; &quot;&amp;[.B728]&amp;&quot; &quot;&amp;[.$C$1]&amp;[.B728]" office:value-type="string" office:string-value="mv dog.726.jpg ~/repo/DATA/INPUT/StarterBundle/Animals/dog.726.jpg" calcext:value-type="string">
            <text:p>mv dog.726.jpg ~/repo/DATA/INPUT/StarterBundle/Animals/dog.726.jpg</text:p>
          </table:table-cell>
          <table:table-cell table:formula="of:=[.$B$1]&amp;&quot; &quot;&amp;[.C728]&amp;&quot; &quot;&amp;[.$C$1]&amp;[.C728]" office:value-type="string" office:string-value="mv cat.726.jpg ~/repo/DATA/INPUT/StarterBundle/Animals/cat.726.jpg" calcext:value-type="string">
            <text:p>mv cat.726.jpg ~/repo/DATA/INPUT/StarterBundle/Animals/cat.726.jpg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G$1]&amp;&quot;.&quot;&amp;[.A729]&amp;&quot;.jpg&quot;" office:value-type="string" office:string-value="dog.727.jpg" calcext:value-type="string">
            <text:p>dog.727.jpg</text:p>
          </table:table-cell>
          <table:table-cell table:formula="of:=[.$H$1]&amp;&quot;.&quot;&amp;[.A729]&amp;&quot;.jpg&quot;" office:value-type="string" office:string-value="cat.727.jpg" calcext:value-type="string">
            <text:p>cat.727.jpg</text:p>
          </table:table-cell>
          <table:table-cell/>
          <table:table-cell table:formula="of:=[.$B$1]&amp;&quot; &quot;&amp;[.B729]&amp;&quot; &quot;&amp;[.$C$1]&amp;[.B729]" office:value-type="string" office:string-value="mv dog.727.jpg ~/repo/DATA/INPUT/StarterBundle/Animals/dog.727.jpg" calcext:value-type="string">
            <text:p>mv dog.727.jpg ~/repo/DATA/INPUT/StarterBundle/Animals/dog.727.jpg</text:p>
          </table:table-cell>
          <table:table-cell table:formula="of:=[.$B$1]&amp;&quot; &quot;&amp;[.C729]&amp;&quot; &quot;&amp;[.$C$1]&amp;[.C729]" office:value-type="string" office:string-value="mv cat.727.jpg ~/repo/DATA/INPUT/StarterBundle/Animals/cat.727.jpg" calcext:value-type="string">
            <text:p>mv cat.727.jpg ~/repo/DATA/INPUT/StarterBundle/Animals/cat.727.jpg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G$1]&amp;&quot;.&quot;&amp;[.A730]&amp;&quot;.jpg&quot;" office:value-type="string" office:string-value="dog.728.jpg" calcext:value-type="string">
            <text:p>dog.728.jpg</text:p>
          </table:table-cell>
          <table:table-cell table:formula="of:=[.$H$1]&amp;&quot;.&quot;&amp;[.A730]&amp;&quot;.jpg&quot;" office:value-type="string" office:string-value="cat.728.jpg" calcext:value-type="string">
            <text:p>cat.728.jpg</text:p>
          </table:table-cell>
          <table:table-cell/>
          <table:table-cell table:formula="of:=[.$B$1]&amp;&quot; &quot;&amp;[.B730]&amp;&quot; &quot;&amp;[.$C$1]&amp;[.B730]" office:value-type="string" office:string-value="mv dog.728.jpg ~/repo/DATA/INPUT/StarterBundle/Animals/dog.728.jpg" calcext:value-type="string">
            <text:p>mv dog.728.jpg ~/repo/DATA/INPUT/StarterBundle/Animals/dog.728.jpg</text:p>
          </table:table-cell>
          <table:table-cell table:formula="of:=[.$B$1]&amp;&quot; &quot;&amp;[.C730]&amp;&quot; &quot;&amp;[.$C$1]&amp;[.C730]" office:value-type="string" office:string-value="mv cat.728.jpg ~/repo/DATA/INPUT/StarterBundle/Animals/cat.728.jpg" calcext:value-type="string">
            <text:p>mv cat.728.jpg ~/repo/DATA/INPUT/StarterBundle/Animals/cat.728.jpg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G$1]&amp;&quot;.&quot;&amp;[.A731]&amp;&quot;.jpg&quot;" office:value-type="string" office:string-value="dog.729.jpg" calcext:value-type="string">
            <text:p>dog.729.jpg</text:p>
          </table:table-cell>
          <table:table-cell table:formula="of:=[.$H$1]&amp;&quot;.&quot;&amp;[.A731]&amp;&quot;.jpg&quot;" office:value-type="string" office:string-value="cat.729.jpg" calcext:value-type="string">
            <text:p>cat.729.jpg</text:p>
          </table:table-cell>
          <table:table-cell/>
          <table:table-cell table:formula="of:=[.$B$1]&amp;&quot; &quot;&amp;[.B731]&amp;&quot; &quot;&amp;[.$C$1]&amp;[.B731]" office:value-type="string" office:string-value="mv dog.729.jpg ~/repo/DATA/INPUT/StarterBundle/Animals/dog.729.jpg" calcext:value-type="string">
            <text:p>mv dog.729.jpg ~/repo/DATA/INPUT/StarterBundle/Animals/dog.729.jpg</text:p>
          </table:table-cell>
          <table:table-cell table:formula="of:=[.$B$1]&amp;&quot; &quot;&amp;[.C731]&amp;&quot; &quot;&amp;[.$C$1]&amp;[.C731]" office:value-type="string" office:string-value="mv cat.729.jpg ~/repo/DATA/INPUT/StarterBundle/Animals/cat.729.jpg" calcext:value-type="string">
            <text:p>mv cat.729.jpg ~/repo/DATA/INPUT/StarterBundle/Animals/cat.729.jpg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G$1]&amp;&quot;.&quot;&amp;[.A732]&amp;&quot;.jpg&quot;" office:value-type="string" office:string-value="dog.730.jpg" calcext:value-type="string">
            <text:p>dog.730.jpg</text:p>
          </table:table-cell>
          <table:table-cell table:formula="of:=[.$H$1]&amp;&quot;.&quot;&amp;[.A732]&amp;&quot;.jpg&quot;" office:value-type="string" office:string-value="cat.730.jpg" calcext:value-type="string">
            <text:p>cat.730.jpg</text:p>
          </table:table-cell>
          <table:table-cell/>
          <table:table-cell table:formula="of:=[.$B$1]&amp;&quot; &quot;&amp;[.B732]&amp;&quot; &quot;&amp;[.$C$1]&amp;[.B732]" office:value-type="string" office:string-value="mv dog.730.jpg ~/repo/DATA/INPUT/StarterBundle/Animals/dog.730.jpg" calcext:value-type="string">
            <text:p>mv dog.730.jpg ~/repo/DATA/INPUT/StarterBundle/Animals/dog.730.jpg</text:p>
          </table:table-cell>
          <table:table-cell table:formula="of:=[.$B$1]&amp;&quot; &quot;&amp;[.C732]&amp;&quot; &quot;&amp;[.$C$1]&amp;[.C732]" office:value-type="string" office:string-value="mv cat.730.jpg ~/repo/DATA/INPUT/StarterBundle/Animals/cat.730.jpg" calcext:value-type="string">
            <text:p>mv cat.730.jpg ~/repo/DATA/INPUT/StarterBundle/Animals/cat.730.jpg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G$1]&amp;&quot;.&quot;&amp;[.A733]&amp;&quot;.jpg&quot;" office:value-type="string" office:string-value="dog.731.jpg" calcext:value-type="string">
            <text:p>dog.731.jpg</text:p>
          </table:table-cell>
          <table:table-cell table:formula="of:=[.$H$1]&amp;&quot;.&quot;&amp;[.A733]&amp;&quot;.jpg&quot;" office:value-type="string" office:string-value="cat.731.jpg" calcext:value-type="string">
            <text:p>cat.731.jpg</text:p>
          </table:table-cell>
          <table:table-cell/>
          <table:table-cell table:formula="of:=[.$B$1]&amp;&quot; &quot;&amp;[.B733]&amp;&quot; &quot;&amp;[.$C$1]&amp;[.B733]" office:value-type="string" office:string-value="mv dog.731.jpg ~/repo/DATA/INPUT/StarterBundle/Animals/dog.731.jpg" calcext:value-type="string">
            <text:p>mv dog.731.jpg ~/repo/DATA/INPUT/StarterBundle/Animals/dog.731.jpg</text:p>
          </table:table-cell>
          <table:table-cell table:formula="of:=[.$B$1]&amp;&quot; &quot;&amp;[.C733]&amp;&quot; &quot;&amp;[.$C$1]&amp;[.C733]" office:value-type="string" office:string-value="mv cat.731.jpg ~/repo/DATA/INPUT/StarterBundle/Animals/cat.731.jpg" calcext:value-type="string">
            <text:p>mv cat.731.jpg ~/repo/DATA/INPUT/StarterBundle/Animals/cat.731.jpg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G$1]&amp;&quot;.&quot;&amp;[.A734]&amp;&quot;.jpg&quot;" office:value-type="string" office:string-value="dog.732.jpg" calcext:value-type="string">
            <text:p>dog.732.jpg</text:p>
          </table:table-cell>
          <table:table-cell table:formula="of:=[.$H$1]&amp;&quot;.&quot;&amp;[.A734]&amp;&quot;.jpg&quot;" office:value-type="string" office:string-value="cat.732.jpg" calcext:value-type="string">
            <text:p>cat.732.jpg</text:p>
          </table:table-cell>
          <table:table-cell/>
          <table:table-cell table:formula="of:=[.$B$1]&amp;&quot; &quot;&amp;[.B734]&amp;&quot; &quot;&amp;[.$C$1]&amp;[.B734]" office:value-type="string" office:string-value="mv dog.732.jpg ~/repo/DATA/INPUT/StarterBundle/Animals/dog.732.jpg" calcext:value-type="string">
            <text:p>mv dog.732.jpg ~/repo/DATA/INPUT/StarterBundle/Animals/dog.732.jpg</text:p>
          </table:table-cell>
          <table:table-cell table:formula="of:=[.$B$1]&amp;&quot; &quot;&amp;[.C734]&amp;&quot; &quot;&amp;[.$C$1]&amp;[.C734]" office:value-type="string" office:string-value="mv cat.732.jpg ~/repo/DATA/INPUT/StarterBundle/Animals/cat.732.jpg" calcext:value-type="string">
            <text:p>mv cat.732.jpg ~/repo/DATA/INPUT/StarterBundle/Animals/cat.732.jpg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G$1]&amp;&quot;.&quot;&amp;[.A735]&amp;&quot;.jpg&quot;" office:value-type="string" office:string-value="dog.733.jpg" calcext:value-type="string">
            <text:p>dog.733.jpg</text:p>
          </table:table-cell>
          <table:table-cell table:formula="of:=[.$H$1]&amp;&quot;.&quot;&amp;[.A735]&amp;&quot;.jpg&quot;" office:value-type="string" office:string-value="cat.733.jpg" calcext:value-type="string">
            <text:p>cat.733.jpg</text:p>
          </table:table-cell>
          <table:table-cell/>
          <table:table-cell table:formula="of:=[.$B$1]&amp;&quot; &quot;&amp;[.B735]&amp;&quot; &quot;&amp;[.$C$1]&amp;[.B735]" office:value-type="string" office:string-value="mv dog.733.jpg ~/repo/DATA/INPUT/StarterBundle/Animals/dog.733.jpg" calcext:value-type="string">
            <text:p>mv dog.733.jpg ~/repo/DATA/INPUT/StarterBundle/Animals/dog.733.jpg</text:p>
          </table:table-cell>
          <table:table-cell table:formula="of:=[.$B$1]&amp;&quot; &quot;&amp;[.C735]&amp;&quot; &quot;&amp;[.$C$1]&amp;[.C735]" office:value-type="string" office:string-value="mv cat.733.jpg ~/repo/DATA/INPUT/StarterBundle/Animals/cat.733.jpg" calcext:value-type="string">
            <text:p>mv cat.733.jpg ~/repo/DATA/INPUT/StarterBundle/Animals/cat.733.jpg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G$1]&amp;&quot;.&quot;&amp;[.A736]&amp;&quot;.jpg&quot;" office:value-type="string" office:string-value="dog.734.jpg" calcext:value-type="string">
            <text:p>dog.734.jpg</text:p>
          </table:table-cell>
          <table:table-cell table:formula="of:=[.$H$1]&amp;&quot;.&quot;&amp;[.A736]&amp;&quot;.jpg&quot;" office:value-type="string" office:string-value="cat.734.jpg" calcext:value-type="string">
            <text:p>cat.734.jpg</text:p>
          </table:table-cell>
          <table:table-cell/>
          <table:table-cell table:formula="of:=[.$B$1]&amp;&quot; &quot;&amp;[.B736]&amp;&quot; &quot;&amp;[.$C$1]&amp;[.B736]" office:value-type="string" office:string-value="mv dog.734.jpg ~/repo/DATA/INPUT/StarterBundle/Animals/dog.734.jpg" calcext:value-type="string">
            <text:p>mv dog.734.jpg ~/repo/DATA/INPUT/StarterBundle/Animals/dog.734.jpg</text:p>
          </table:table-cell>
          <table:table-cell table:formula="of:=[.$B$1]&amp;&quot; &quot;&amp;[.C736]&amp;&quot; &quot;&amp;[.$C$1]&amp;[.C736]" office:value-type="string" office:string-value="mv cat.734.jpg ~/repo/DATA/INPUT/StarterBundle/Animals/cat.734.jpg" calcext:value-type="string">
            <text:p>mv cat.734.jpg ~/repo/DATA/INPUT/StarterBundle/Animals/cat.734.jpg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G$1]&amp;&quot;.&quot;&amp;[.A737]&amp;&quot;.jpg&quot;" office:value-type="string" office:string-value="dog.735.jpg" calcext:value-type="string">
            <text:p>dog.735.jpg</text:p>
          </table:table-cell>
          <table:table-cell table:formula="of:=[.$H$1]&amp;&quot;.&quot;&amp;[.A737]&amp;&quot;.jpg&quot;" office:value-type="string" office:string-value="cat.735.jpg" calcext:value-type="string">
            <text:p>cat.735.jpg</text:p>
          </table:table-cell>
          <table:table-cell/>
          <table:table-cell table:formula="of:=[.$B$1]&amp;&quot; &quot;&amp;[.B737]&amp;&quot; &quot;&amp;[.$C$1]&amp;[.B737]" office:value-type="string" office:string-value="mv dog.735.jpg ~/repo/DATA/INPUT/StarterBundle/Animals/dog.735.jpg" calcext:value-type="string">
            <text:p>mv dog.735.jpg ~/repo/DATA/INPUT/StarterBundle/Animals/dog.735.jpg</text:p>
          </table:table-cell>
          <table:table-cell table:formula="of:=[.$B$1]&amp;&quot; &quot;&amp;[.C737]&amp;&quot; &quot;&amp;[.$C$1]&amp;[.C737]" office:value-type="string" office:string-value="mv cat.735.jpg ~/repo/DATA/INPUT/StarterBundle/Animals/cat.735.jpg" calcext:value-type="string">
            <text:p>mv cat.735.jpg ~/repo/DATA/INPUT/StarterBundle/Animals/cat.735.jpg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G$1]&amp;&quot;.&quot;&amp;[.A738]&amp;&quot;.jpg&quot;" office:value-type="string" office:string-value="dog.736.jpg" calcext:value-type="string">
            <text:p>dog.736.jpg</text:p>
          </table:table-cell>
          <table:table-cell table:formula="of:=[.$H$1]&amp;&quot;.&quot;&amp;[.A738]&amp;&quot;.jpg&quot;" office:value-type="string" office:string-value="cat.736.jpg" calcext:value-type="string">
            <text:p>cat.736.jpg</text:p>
          </table:table-cell>
          <table:table-cell/>
          <table:table-cell table:formula="of:=[.$B$1]&amp;&quot; &quot;&amp;[.B738]&amp;&quot; &quot;&amp;[.$C$1]&amp;[.B738]" office:value-type="string" office:string-value="mv dog.736.jpg ~/repo/DATA/INPUT/StarterBundle/Animals/dog.736.jpg" calcext:value-type="string">
            <text:p>mv dog.736.jpg ~/repo/DATA/INPUT/StarterBundle/Animals/dog.736.jpg</text:p>
          </table:table-cell>
          <table:table-cell table:formula="of:=[.$B$1]&amp;&quot; &quot;&amp;[.C738]&amp;&quot; &quot;&amp;[.$C$1]&amp;[.C738]" office:value-type="string" office:string-value="mv cat.736.jpg ~/repo/DATA/INPUT/StarterBundle/Animals/cat.736.jpg" calcext:value-type="string">
            <text:p>mv cat.736.jpg ~/repo/DATA/INPUT/StarterBundle/Animals/cat.736.jpg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G$1]&amp;&quot;.&quot;&amp;[.A739]&amp;&quot;.jpg&quot;" office:value-type="string" office:string-value="dog.737.jpg" calcext:value-type="string">
            <text:p>dog.737.jpg</text:p>
          </table:table-cell>
          <table:table-cell table:formula="of:=[.$H$1]&amp;&quot;.&quot;&amp;[.A739]&amp;&quot;.jpg&quot;" office:value-type="string" office:string-value="cat.737.jpg" calcext:value-type="string">
            <text:p>cat.737.jpg</text:p>
          </table:table-cell>
          <table:table-cell/>
          <table:table-cell table:formula="of:=[.$B$1]&amp;&quot; &quot;&amp;[.B739]&amp;&quot; &quot;&amp;[.$C$1]&amp;[.B739]" office:value-type="string" office:string-value="mv dog.737.jpg ~/repo/DATA/INPUT/StarterBundle/Animals/dog.737.jpg" calcext:value-type="string">
            <text:p>mv dog.737.jpg ~/repo/DATA/INPUT/StarterBundle/Animals/dog.737.jpg</text:p>
          </table:table-cell>
          <table:table-cell table:formula="of:=[.$B$1]&amp;&quot; &quot;&amp;[.C739]&amp;&quot; &quot;&amp;[.$C$1]&amp;[.C739]" office:value-type="string" office:string-value="mv cat.737.jpg ~/repo/DATA/INPUT/StarterBundle/Animals/cat.737.jpg" calcext:value-type="string">
            <text:p>mv cat.737.jpg ~/repo/DATA/INPUT/StarterBundle/Animals/cat.737.jpg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G$1]&amp;&quot;.&quot;&amp;[.A740]&amp;&quot;.jpg&quot;" office:value-type="string" office:string-value="dog.738.jpg" calcext:value-type="string">
            <text:p>dog.738.jpg</text:p>
          </table:table-cell>
          <table:table-cell table:formula="of:=[.$H$1]&amp;&quot;.&quot;&amp;[.A740]&amp;&quot;.jpg&quot;" office:value-type="string" office:string-value="cat.738.jpg" calcext:value-type="string">
            <text:p>cat.738.jpg</text:p>
          </table:table-cell>
          <table:table-cell/>
          <table:table-cell table:formula="of:=[.$B$1]&amp;&quot; &quot;&amp;[.B740]&amp;&quot; &quot;&amp;[.$C$1]&amp;[.B740]" office:value-type="string" office:string-value="mv dog.738.jpg ~/repo/DATA/INPUT/StarterBundle/Animals/dog.738.jpg" calcext:value-type="string">
            <text:p>mv dog.738.jpg ~/repo/DATA/INPUT/StarterBundle/Animals/dog.738.jpg</text:p>
          </table:table-cell>
          <table:table-cell table:formula="of:=[.$B$1]&amp;&quot; &quot;&amp;[.C740]&amp;&quot; &quot;&amp;[.$C$1]&amp;[.C740]" office:value-type="string" office:string-value="mv cat.738.jpg ~/repo/DATA/INPUT/StarterBundle/Animals/cat.738.jpg" calcext:value-type="string">
            <text:p>mv cat.738.jpg ~/repo/DATA/INPUT/StarterBundle/Animals/cat.738.jpg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G$1]&amp;&quot;.&quot;&amp;[.A741]&amp;&quot;.jpg&quot;" office:value-type="string" office:string-value="dog.739.jpg" calcext:value-type="string">
            <text:p>dog.739.jpg</text:p>
          </table:table-cell>
          <table:table-cell table:formula="of:=[.$H$1]&amp;&quot;.&quot;&amp;[.A741]&amp;&quot;.jpg&quot;" office:value-type="string" office:string-value="cat.739.jpg" calcext:value-type="string">
            <text:p>cat.739.jpg</text:p>
          </table:table-cell>
          <table:table-cell/>
          <table:table-cell table:formula="of:=[.$B$1]&amp;&quot; &quot;&amp;[.B741]&amp;&quot; &quot;&amp;[.$C$1]&amp;[.B741]" office:value-type="string" office:string-value="mv dog.739.jpg ~/repo/DATA/INPUT/StarterBundle/Animals/dog.739.jpg" calcext:value-type="string">
            <text:p>mv dog.739.jpg ~/repo/DATA/INPUT/StarterBundle/Animals/dog.739.jpg</text:p>
          </table:table-cell>
          <table:table-cell table:formula="of:=[.$B$1]&amp;&quot; &quot;&amp;[.C741]&amp;&quot; &quot;&amp;[.$C$1]&amp;[.C741]" office:value-type="string" office:string-value="mv cat.739.jpg ~/repo/DATA/INPUT/StarterBundle/Animals/cat.739.jpg" calcext:value-type="string">
            <text:p>mv cat.739.jpg ~/repo/DATA/INPUT/StarterBundle/Animals/cat.739.jpg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G$1]&amp;&quot;.&quot;&amp;[.A742]&amp;&quot;.jpg&quot;" office:value-type="string" office:string-value="dog.740.jpg" calcext:value-type="string">
            <text:p>dog.740.jpg</text:p>
          </table:table-cell>
          <table:table-cell table:formula="of:=[.$H$1]&amp;&quot;.&quot;&amp;[.A742]&amp;&quot;.jpg&quot;" office:value-type="string" office:string-value="cat.740.jpg" calcext:value-type="string">
            <text:p>cat.740.jpg</text:p>
          </table:table-cell>
          <table:table-cell/>
          <table:table-cell table:formula="of:=[.$B$1]&amp;&quot; &quot;&amp;[.B742]&amp;&quot; &quot;&amp;[.$C$1]&amp;[.B742]" office:value-type="string" office:string-value="mv dog.740.jpg ~/repo/DATA/INPUT/StarterBundle/Animals/dog.740.jpg" calcext:value-type="string">
            <text:p>mv dog.740.jpg ~/repo/DATA/INPUT/StarterBundle/Animals/dog.740.jpg</text:p>
          </table:table-cell>
          <table:table-cell table:formula="of:=[.$B$1]&amp;&quot; &quot;&amp;[.C742]&amp;&quot; &quot;&amp;[.$C$1]&amp;[.C742]" office:value-type="string" office:string-value="mv cat.740.jpg ~/repo/DATA/INPUT/StarterBundle/Animals/cat.740.jpg" calcext:value-type="string">
            <text:p>mv cat.740.jpg ~/repo/DATA/INPUT/StarterBundle/Animals/cat.740.jpg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G$1]&amp;&quot;.&quot;&amp;[.A743]&amp;&quot;.jpg&quot;" office:value-type="string" office:string-value="dog.741.jpg" calcext:value-type="string">
            <text:p>dog.741.jpg</text:p>
          </table:table-cell>
          <table:table-cell table:formula="of:=[.$H$1]&amp;&quot;.&quot;&amp;[.A743]&amp;&quot;.jpg&quot;" office:value-type="string" office:string-value="cat.741.jpg" calcext:value-type="string">
            <text:p>cat.741.jpg</text:p>
          </table:table-cell>
          <table:table-cell/>
          <table:table-cell table:formula="of:=[.$B$1]&amp;&quot; &quot;&amp;[.B743]&amp;&quot; &quot;&amp;[.$C$1]&amp;[.B743]" office:value-type="string" office:string-value="mv dog.741.jpg ~/repo/DATA/INPUT/StarterBundle/Animals/dog.741.jpg" calcext:value-type="string">
            <text:p>mv dog.741.jpg ~/repo/DATA/INPUT/StarterBundle/Animals/dog.741.jpg</text:p>
          </table:table-cell>
          <table:table-cell table:formula="of:=[.$B$1]&amp;&quot; &quot;&amp;[.C743]&amp;&quot; &quot;&amp;[.$C$1]&amp;[.C743]" office:value-type="string" office:string-value="mv cat.741.jpg ~/repo/DATA/INPUT/StarterBundle/Animals/cat.741.jpg" calcext:value-type="string">
            <text:p>mv cat.741.jpg ~/repo/DATA/INPUT/StarterBundle/Animals/cat.741.jpg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G$1]&amp;&quot;.&quot;&amp;[.A744]&amp;&quot;.jpg&quot;" office:value-type="string" office:string-value="dog.742.jpg" calcext:value-type="string">
            <text:p>dog.742.jpg</text:p>
          </table:table-cell>
          <table:table-cell table:formula="of:=[.$H$1]&amp;&quot;.&quot;&amp;[.A744]&amp;&quot;.jpg&quot;" office:value-type="string" office:string-value="cat.742.jpg" calcext:value-type="string">
            <text:p>cat.742.jpg</text:p>
          </table:table-cell>
          <table:table-cell/>
          <table:table-cell table:formula="of:=[.$B$1]&amp;&quot; &quot;&amp;[.B744]&amp;&quot; &quot;&amp;[.$C$1]&amp;[.B744]" office:value-type="string" office:string-value="mv dog.742.jpg ~/repo/DATA/INPUT/StarterBundle/Animals/dog.742.jpg" calcext:value-type="string">
            <text:p>mv dog.742.jpg ~/repo/DATA/INPUT/StarterBundle/Animals/dog.742.jpg</text:p>
          </table:table-cell>
          <table:table-cell table:formula="of:=[.$B$1]&amp;&quot; &quot;&amp;[.C744]&amp;&quot; &quot;&amp;[.$C$1]&amp;[.C744]" office:value-type="string" office:string-value="mv cat.742.jpg ~/repo/DATA/INPUT/StarterBundle/Animals/cat.742.jpg" calcext:value-type="string">
            <text:p>mv cat.742.jpg ~/repo/DATA/INPUT/StarterBundle/Animals/cat.742.jpg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G$1]&amp;&quot;.&quot;&amp;[.A745]&amp;&quot;.jpg&quot;" office:value-type="string" office:string-value="dog.743.jpg" calcext:value-type="string">
            <text:p>dog.743.jpg</text:p>
          </table:table-cell>
          <table:table-cell table:formula="of:=[.$H$1]&amp;&quot;.&quot;&amp;[.A745]&amp;&quot;.jpg&quot;" office:value-type="string" office:string-value="cat.743.jpg" calcext:value-type="string">
            <text:p>cat.743.jpg</text:p>
          </table:table-cell>
          <table:table-cell/>
          <table:table-cell table:formula="of:=[.$B$1]&amp;&quot; &quot;&amp;[.B745]&amp;&quot; &quot;&amp;[.$C$1]&amp;[.B745]" office:value-type="string" office:string-value="mv dog.743.jpg ~/repo/DATA/INPUT/StarterBundle/Animals/dog.743.jpg" calcext:value-type="string">
            <text:p>mv dog.743.jpg ~/repo/DATA/INPUT/StarterBundle/Animals/dog.743.jpg</text:p>
          </table:table-cell>
          <table:table-cell table:formula="of:=[.$B$1]&amp;&quot; &quot;&amp;[.C745]&amp;&quot; &quot;&amp;[.$C$1]&amp;[.C745]" office:value-type="string" office:string-value="mv cat.743.jpg ~/repo/DATA/INPUT/StarterBundle/Animals/cat.743.jpg" calcext:value-type="string">
            <text:p>mv cat.743.jpg ~/repo/DATA/INPUT/StarterBundle/Animals/cat.743.jpg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G$1]&amp;&quot;.&quot;&amp;[.A746]&amp;&quot;.jpg&quot;" office:value-type="string" office:string-value="dog.744.jpg" calcext:value-type="string">
            <text:p>dog.744.jpg</text:p>
          </table:table-cell>
          <table:table-cell table:formula="of:=[.$H$1]&amp;&quot;.&quot;&amp;[.A746]&amp;&quot;.jpg&quot;" office:value-type="string" office:string-value="cat.744.jpg" calcext:value-type="string">
            <text:p>cat.744.jpg</text:p>
          </table:table-cell>
          <table:table-cell/>
          <table:table-cell table:formula="of:=[.$B$1]&amp;&quot; &quot;&amp;[.B746]&amp;&quot; &quot;&amp;[.$C$1]&amp;[.B746]" office:value-type="string" office:string-value="mv dog.744.jpg ~/repo/DATA/INPUT/StarterBundle/Animals/dog.744.jpg" calcext:value-type="string">
            <text:p>mv dog.744.jpg ~/repo/DATA/INPUT/StarterBundle/Animals/dog.744.jpg</text:p>
          </table:table-cell>
          <table:table-cell table:formula="of:=[.$B$1]&amp;&quot; &quot;&amp;[.C746]&amp;&quot; &quot;&amp;[.$C$1]&amp;[.C746]" office:value-type="string" office:string-value="mv cat.744.jpg ~/repo/DATA/INPUT/StarterBundle/Animals/cat.744.jpg" calcext:value-type="string">
            <text:p>mv cat.744.jpg ~/repo/DATA/INPUT/StarterBundle/Animals/cat.744.jpg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G$1]&amp;&quot;.&quot;&amp;[.A747]&amp;&quot;.jpg&quot;" office:value-type="string" office:string-value="dog.745.jpg" calcext:value-type="string">
            <text:p>dog.745.jpg</text:p>
          </table:table-cell>
          <table:table-cell table:formula="of:=[.$H$1]&amp;&quot;.&quot;&amp;[.A747]&amp;&quot;.jpg&quot;" office:value-type="string" office:string-value="cat.745.jpg" calcext:value-type="string">
            <text:p>cat.745.jpg</text:p>
          </table:table-cell>
          <table:table-cell/>
          <table:table-cell table:formula="of:=[.$B$1]&amp;&quot; &quot;&amp;[.B747]&amp;&quot; &quot;&amp;[.$C$1]&amp;[.B747]" office:value-type="string" office:string-value="mv dog.745.jpg ~/repo/DATA/INPUT/StarterBundle/Animals/dog.745.jpg" calcext:value-type="string">
            <text:p>mv dog.745.jpg ~/repo/DATA/INPUT/StarterBundle/Animals/dog.745.jpg</text:p>
          </table:table-cell>
          <table:table-cell table:formula="of:=[.$B$1]&amp;&quot; &quot;&amp;[.C747]&amp;&quot; &quot;&amp;[.$C$1]&amp;[.C747]" office:value-type="string" office:string-value="mv cat.745.jpg ~/repo/DATA/INPUT/StarterBundle/Animals/cat.745.jpg" calcext:value-type="string">
            <text:p>mv cat.745.jpg ~/repo/DATA/INPUT/StarterBundle/Animals/cat.745.jpg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G$1]&amp;&quot;.&quot;&amp;[.A748]&amp;&quot;.jpg&quot;" office:value-type="string" office:string-value="dog.746.jpg" calcext:value-type="string">
            <text:p>dog.746.jpg</text:p>
          </table:table-cell>
          <table:table-cell table:formula="of:=[.$H$1]&amp;&quot;.&quot;&amp;[.A748]&amp;&quot;.jpg&quot;" office:value-type="string" office:string-value="cat.746.jpg" calcext:value-type="string">
            <text:p>cat.746.jpg</text:p>
          </table:table-cell>
          <table:table-cell/>
          <table:table-cell table:formula="of:=[.$B$1]&amp;&quot; &quot;&amp;[.B748]&amp;&quot; &quot;&amp;[.$C$1]&amp;[.B748]" office:value-type="string" office:string-value="mv dog.746.jpg ~/repo/DATA/INPUT/StarterBundle/Animals/dog.746.jpg" calcext:value-type="string">
            <text:p>mv dog.746.jpg ~/repo/DATA/INPUT/StarterBundle/Animals/dog.746.jpg</text:p>
          </table:table-cell>
          <table:table-cell table:formula="of:=[.$B$1]&amp;&quot; &quot;&amp;[.C748]&amp;&quot; &quot;&amp;[.$C$1]&amp;[.C748]" office:value-type="string" office:string-value="mv cat.746.jpg ~/repo/DATA/INPUT/StarterBundle/Animals/cat.746.jpg" calcext:value-type="string">
            <text:p>mv cat.746.jpg ~/repo/DATA/INPUT/StarterBundle/Animals/cat.746.jpg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G$1]&amp;&quot;.&quot;&amp;[.A749]&amp;&quot;.jpg&quot;" office:value-type="string" office:string-value="dog.747.jpg" calcext:value-type="string">
            <text:p>dog.747.jpg</text:p>
          </table:table-cell>
          <table:table-cell table:formula="of:=[.$H$1]&amp;&quot;.&quot;&amp;[.A749]&amp;&quot;.jpg&quot;" office:value-type="string" office:string-value="cat.747.jpg" calcext:value-type="string">
            <text:p>cat.747.jpg</text:p>
          </table:table-cell>
          <table:table-cell/>
          <table:table-cell table:formula="of:=[.$B$1]&amp;&quot; &quot;&amp;[.B749]&amp;&quot; &quot;&amp;[.$C$1]&amp;[.B749]" office:value-type="string" office:string-value="mv dog.747.jpg ~/repo/DATA/INPUT/StarterBundle/Animals/dog.747.jpg" calcext:value-type="string">
            <text:p>mv dog.747.jpg ~/repo/DATA/INPUT/StarterBundle/Animals/dog.747.jpg</text:p>
          </table:table-cell>
          <table:table-cell table:formula="of:=[.$B$1]&amp;&quot; &quot;&amp;[.C749]&amp;&quot; &quot;&amp;[.$C$1]&amp;[.C749]" office:value-type="string" office:string-value="mv cat.747.jpg ~/repo/DATA/INPUT/StarterBundle/Animals/cat.747.jpg" calcext:value-type="string">
            <text:p>mv cat.747.jpg ~/repo/DATA/INPUT/StarterBundle/Animals/cat.747.jpg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G$1]&amp;&quot;.&quot;&amp;[.A750]&amp;&quot;.jpg&quot;" office:value-type="string" office:string-value="dog.748.jpg" calcext:value-type="string">
            <text:p>dog.748.jpg</text:p>
          </table:table-cell>
          <table:table-cell table:formula="of:=[.$H$1]&amp;&quot;.&quot;&amp;[.A750]&amp;&quot;.jpg&quot;" office:value-type="string" office:string-value="cat.748.jpg" calcext:value-type="string">
            <text:p>cat.748.jpg</text:p>
          </table:table-cell>
          <table:table-cell/>
          <table:table-cell table:formula="of:=[.$B$1]&amp;&quot; &quot;&amp;[.B750]&amp;&quot; &quot;&amp;[.$C$1]&amp;[.B750]" office:value-type="string" office:string-value="mv dog.748.jpg ~/repo/DATA/INPUT/StarterBundle/Animals/dog.748.jpg" calcext:value-type="string">
            <text:p>mv dog.748.jpg ~/repo/DATA/INPUT/StarterBundle/Animals/dog.748.jpg</text:p>
          </table:table-cell>
          <table:table-cell table:formula="of:=[.$B$1]&amp;&quot; &quot;&amp;[.C750]&amp;&quot; &quot;&amp;[.$C$1]&amp;[.C750]" office:value-type="string" office:string-value="mv cat.748.jpg ~/repo/DATA/INPUT/StarterBundle/Animals/cat.748.jpg" calcext:value-type="string">
            <text:p>mv cat.748.jpg ~/repo/DATA/INPUT/StarterBundle/Animals/cat.748.jpg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G$1]&amp;&quot;.&quot;&amp;[.A751]&amp;&quot;.jpg&quot;" office:value-type="string" office:string-value="dog.749.jpg" calcext:value-type="string">
            <text:p>dog.749.jpg</text:p>
          </table:table-cell>
          <table:table-cell table:formula="of:=[.$H$1]&amp;&quot;.&quot;&amp;[.A751]&amp;&quot;.jpg&quot;" office:value-type="string" office:string-value="cat.749.jpg" calcext:value-type="string">
            <text:p>cat.749.jpg</text:p>
          </table:table-cell>
          <table:table-cell/>
          <table:table-cell table:formula="of:=[.$B$1]&amp;&quot; &quot;&amp;[.B751]&amp;&quot; &quot;&amp;[.$C$1]&amp;[.B751]" office:value-type="string" office:string-value="mv dog.749.jpg ~/repo/DATA/INPUT/StarterBundle/Animals/dog.749.jpg" calcext:value-type="string">
            <text:p>mv dog.749.jpg ~/repo/DATA/INPUT/StarterBundle/Animals/dog.749.jpg</text:p>
          </table:table-cell>
          <table:table-cell table:formula="of:=[.$B$1]&amp;&quot; &quot;&amp;[.C751]&amp;&quot; &quot;&amp;[.$C$1]&amp;[.C751]" office:value-type="string" office:string-value="mv cat.749.jpg ~/repo/DATA/INPUT/StarterBundle/Animals/cat.749.jpg" calcext:value-type="string">
            <text:p>mv cat.749.jpg ~/repo/DATA/INPUT/StarterBundle/Animals/cat.749.jpg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G$1]&amp;&quot;.&quot;&amp;[.A752]&amp;&quot;.jpg&quot;" office:value-type="string" office:string-value="dog.750.jpg" calcext:value-type="string">
            <text:p>dog.750.jpg</text:p>
          </table:table-cell>
          <table:table-cell table:formula="of:=[.$H$1]&amp;&quot;.&quot;&amp;[.A752]&amp;&quot;.jpg&quot;" office:value-type="string" office:string-value="cat.750.jpg" calcext:value-type="string">
            <text:p>cat.750.jpg</text:p>
          </table:table-cell>
          <table:table-cell/>
          <table:table-cell table:formula="of:=[.$B$1]&amp;&quot; &quot;&amp;[.B752]&amp;&quot; &quot;&amp;[.$C$1]&amp;[.B752]" office:value-type="string" office:string-value="mv dog.750.jpg ~/repo/DATA/INPUT/StarterBundle/Animals/dog.750.jpg" calcext:value-type="string">
            <text:p>mv dog.750.jpg ~/repo/DATA/INPUT/StarterBundle/Animals/dog.750.jpg</text:p>
          </table:table-cell>
          <table:table-cell table:formula="of:=[.$B$1]&amp;&quot; &quot;&amp;[.C752]&amp;&quot; &quot;&amp;[.$C$1]&amp;[.C752]" office:value-type="string" office:string-value="mv cat.750.jpg ~/repo/DATA/INPUT/StarterBundle/Animals/cat.750.jpg" calcext:value-type="string">
            <text:p>mv cat.750.jpg ~/repo/DATA/INPUT/StarterBundle/Animals/cat.750.jpg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G$1]&amp;&quot;.&quot;&amp;[.A753]&amp;&quot;.jpg&quot;" office:value-type="string" office:string-value="dog.751.jpg" calcext:value-type="string">
            <text:p>dog.751.jpg</text:p>
          </table:table-cell>
          <table:table-cell table:formula="of:=[.$H$1]&amp;&quot;.&quot;&amp;[.A753]&amp;&quot;.jpg&quot;" office:value-type="string" office:string-value="cat.751.jpg" calcext:value-type="string">
            <text:p>cat.751.jpg</text:p>
          </table:table-cell>
          <table:table-cell/>
          <table:table-cell table:formula="of:=[.$B$1]&amp;&quot; &quot;&amp;[.B753]&amp;&quot; &quot;&amp;[.$C$1]&amp;[.B753]" office:value-type="string" office:string-value="mv dog.751.jpg ~/repo/DATA/INPUT/StarterBundle/Animals/dog.751.jpg" calcext:value-type="string">
            <text:p>mv dog.751.jpg ~/repo/DATA/INPUT/StarterBundle/Animals/dog.751.jpg</text:p>
          </table:table-cell>
          <table:table-cell table:formula="of:=[.$B$1]&amp;&quot; &quot;&amp;[.C753]&amp;&quot; &quot;&amp;[.$C$1]&amp;[.C753]" office:value-type="string" office:string-value="mv cat.751.jpg ~/repo/DATA/INPUT/StarterBundle/Animals/cat.751.jpg" calcext:value-type="string">
            <text:p>mv cat.751.jpg ~/repo/DATA/INPUT/StarterBundle/Animals/cat.751.jpg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G$1]&amp;&quot;.&quot;&amp;[.A754]&amp;&quot;.jpg&quot;" office:value-type="string" office:string-value="dog.752.jpg" calcext:value-type="string">
            <text:p>dog.752.jpg</text:p>
          </table:table-cell>
          <table:table-cell table:formula="of:=[.$H$1]&amp;&quot;.&quot;&amp;[.A754]&amp;&quot;.jpg&quot;" office:value-type="string" office:string-value="cat.752.jpg" calcext:value-type="string">
            <text:p>cat.752.jpg</text:p>
          </table:table-cell>
          <table:table-cell/>
          <table:table-cell table:formula="of:=[.$B$1]&amp;&quot; &quot;&amp;[.B754]&amp;&quot; &quot;&amp;[.$C$1]&amp;[.B754]" office:value-type="string" office:string-value="mv dog.752.jpg ~/repo/DATA/INPUT/StarterBundle/Animals/dog.752.jpg" calcext:value-type="string">
            <text:p>mv dog.752.jpg ~/repo/DATA/INPUT/StarterBundle/Animals/dog.752.jpg</text:p>
          </table:table-cell>
          <table:table-cell table:formula="of:=[.$B$1]&amp;&quot; &quot;&amp;[.C754]&amp;&quot; &quot;&amp;[.$C$1]&amp;[.C754]" office:value-type="string" office:string-value="mv cat.752.jpg ~/repo/DATA/INPUT/StarterBundle/Animals/cat.752.jpg" calcext:value-type="string">
            <text:p>mv cat.752.jpg ~/repo/DATA/INPUT/StarterBundle/Animals/cat.752.jpg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G$1]&amp;&quot;.&quot;&amp;[.A755]&amp;&quot;.jpg&quot;" office:value-type="string" office:string-value="dog.753.jpg" calcext:value-type="string">
            <text:p>dog.753.jpg</text:p>
          </table:table-cell>
          <table:table-cell table:formula="of:=[.$H$1]&amp;&quot;.&quot;&amp;[.A755]&amp;&quot;.jpg&quot;" office:value-type="string" office:string-value="cat.753.jpg" calcext:value-type="string">
            <text:p>cat.753.jpg</text:p>
          </table:table-cell>
          <table:table-cell/>
          <table:table-cell table:formula="of:=[.$B$1]&amp;&quot; &quot;&amp;[.B755]&amp;&quot; &quot;&amp;[.$C$1]&amp;[.B755]" office:value-type="string" office:string-value="mv dog.753.jpg ~/repo/DATA/INPUT/StarterBundle/Animals/dog.753.jpg" calcext:value-type="string">
            <text:p>mv dog.753.jpg ~/repo/DATA/INPUT/StarterBundle/Animals/dog.753.jpg</text:p>
          </table:table-cell>
          <table:table-cell table:formula="of:=[.$B$1]&amp;&quot; &quot;&amp;[.C755]&amp;&quot; &quot;&amp;[.$C$1]&amp;[.C755]" office:value-type="string" office:string-value="mv cat.753.jpg ~/repo/DATA/INPUT/StarterBundle/Animals/cat.753.jpg" calcext:value-type="string">
            <text:p>mv cat.753.jpg ~/repo/DATA/INPUT/StarterBundle/Animals/cat.753.jpg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G$1]&amp;&quot;.&quot;&amp;[.A756]&amp;&quot;.jpg&quot;" office:value-type="string" office:string-value="dog.754.jpg" calcext:value-type="string">
            <text:p>dog.754.jpg</text:p>
          </table:table-cell>
          <table:table-cell table:formula="of:=[.$H$1]&amp;&quot;.&quot;&amp;[.A756]&amp;&quot;.jpg&quot;" office:value-type="string" office:string-value="cat.754.jpg" calcext:value-type="string">
            <text:p>cat.754.jpg</text:p>
          </table:table-cell>
          <table:table-cell/>
          <table:table-cell table:formula="of:=[.$B$1]&amp;&quot; &quot;&amp;[.B756]&amp;&quot; &quot;&amp;[.$C$1]&amp;[.B756]" office:value-type="string" office:string-value="mv dog.754.jpg ~/repo/DATA/INPUT/StarterBundle/Animals/dog.754.jpg" calcext:value-type="string">
            <text:p>mv dog.754.jpg ~/repo/DATA/INPUT/StarterBundle/Animals/dog.754.jpg</text:p>
          </table:table-cell>
          <table:table-cell table:formula="of:=[.$B$1]&amp;&quot; &quot;&amp;[.C756]&amp;&quot; &quot;&amp;[.$C$1]&amp;[.C756]" office:value-type="string" office:string-value="mv cat.754.jpg ~/repo/DATA/INPUT/StarterBundle/Animals/cat.754.jpg" calcext:value-type="string">
            <text:p>mv cat.754.jpg ~/repo/DATA/INPUT/StarterBundle/Animals/cat.754.jpg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G$1]&amp;&quot;.&quot;&amp;[.A757]&amp;&quot;.jpg&quot;" office:value-type="string" office:string-value="dog.755.jpg" calcext:value-type="string">
            <text:p>dog.755.jpg</text:p>
          </table:table-cell>
          <table:table-cell table:formula="of:=[.$H$1]&amp;&quot;.&quot;&amp;[.A757]&amp;&quot;.jpg&quot;" office:value-type="string" office:string-value="cat.755.jpg" calcext:value-type="string">
            <text:p>cat.755.jpg</text:p>
          </table:table-cell>
          <table:table-cell/>
          <table:table-cell table:formula="of:=[.$B$1]&amp;&quot; &quot;&amp;[.B757]&amp;&quot; &quot;&amp;[.$C$1]&amp;[.B757]" office:value-type="string" office:string-value="mv dog.755.jpg ~/repo/DATA/INPUT/StarterBundle/Animals/dog.755.jpg" calcext:value-type="string">
            <text:p>mv dog.755.jpg ~/repo/DATA/INPUT/StarterBundle/Animals/dog.755.jpg</text:p>
          </table:table-cell>
          <table:table-cell table:formula="of:=[.$B$1]&amp;&quot; &quot;&amp;[.C757]&amp;&quot; &quot;&amp;[.$C$1]&amp;[.C757]" office:value-type="string" office:string-value="mv cat.755.jpg ~/repo/DATA/INPUT/StarterBundle/Animals/cat.755.jpg" calcext:value-type="string">
            <text:p>mv cat.755.jpg ~/repo/DATA/INPUT/StarterBundle/Animals/cat.755.jpg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G$1]&amp;&quot;.&quot;&amp;[.A758]&amp;&quot;.jpg&quot;" office:value-type="string" office:string-value="dog.756.jpg" calcext:value-type="string">
            <text:p>dog.756.jpg</text:p>
          </table:table-cell>
          <table:table-cell table:formula="of:=[.$H$1]&amp;&quot;.&quot;&amp;[.A758]&amp;&quot;.jpg&quot;" office:value-type="string" office:string-value="cat.756.jpg" calcext:value-type="string">
            <text:p>cat.756.jpg</text:p>
          </table:table-cell>
          <table:table-cell/>
          <table:table-cell table:formula="of:=[.$B$1]&amp;&quot; &quot;&amp;[.B758]&amp;&quot; &quot;&amp;[.$C$1]&amp;[.B758]" office:value-type="string" office:string-value="mv dog.756.jpg ~/repo/DATA/INPUT/StarterBundle/Animals/dog.756.jpg" calcext:value-type="string">
            <text:p>mv dog.756.jpg ~/repo/DATA/INPUT/StarterBundle/Animals/dog.756.jpg</text:p>
          </table:table-cell>
          <table:table-cell table:formula="of:=[.$B$1]&amp;&quot; &quot;&amp;[.C758]&amp;&quot; &quot;&amp;[.$C$1]&amp;[.C758]" office:value-type="string" office:string-value="mv cat.756.jpg ~/repo/DATA/INPUT/StarterBundle/Animals/cat.756.jpg" calcext:value-type="string">
            <text:p>mv cat.756.jpg ~/repo/DATA/INPUT/StarterBundle/Animals/cat.756.jpg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G$1]&amp;&quot;.&quot;&amp;[.A759]&amp;&quot;.jpg&quot;" office:value-type="string" office:string-value="dog.757.jpg" calcext:value-type="string">
            <text:p>dog.757.jpg</text:p>
          </table:table-cell>
          <table:table-cell table:formula="of:=[.$H$1]&amp;&quot;.&quot;&amp;[.A759]&amp;&quot;.jpg&quot;" office:value-type="string" office:string-value="cat.757.jpg" calcext:value-type="string">
            <text:p>cat.757.jpg</text:p>
          </table:table-cell>
          <table:table-cell/>
          <table:table-cell table:formula="of:=[.$B$1]&amp;&quot; &quot;&amp;[.B759]&amp;&quot; &quot;&amp;[.$C$1]&amp;[.B759]" office:value-type="string" office:string-value="mv dog.757.jpg ~/repo/DATA/INPUT/StarterBundle/Animals/dog.757.jpg" calcext:value-type="string">
            <text:p>mv dog.757.jpg ~/repo/DATA/INPUT/StarterBundle/Animals/dog.757.jpg</text:p>
          </table:table-cell>
          <table:table-cell table:formula="of:=[.$B$1]&amp;&quot; &quot;&amp;[.C759]&amp;&quot; &quot;&amp;[.$C$1]&amp;[.C759]" office:value-type="string" office:string-value="mv cat.757.jpg ~/repo/DATA/INPUT/StarterBundle/Animals/cat.757.jpg" calcext:value-type="string">
            <text:p>mv cat.757.jpg ~/repo/DATA/INPUT/StarterBundle/Animals/cat.757.jpg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G$1]&amp;&quot;.&quot;&amp;[.A760]&amp;&quot;.jpg&quot;" office:value-type="string" office:string-value="dog.758.jpg" calcext:value-type="string">
            <text:p>dog.758.jpg</text:p>
          </table:table-cell>
          <table:table-cell table:formula="of:=[.$H$1]&amp;&quot;.&quot;&amp;[.A760]&amp;&quot;.jpg&quot;" office:value-type="string" office:string-value="cat.758.jpg" calcext:value-type="string">
            <text:p>cat.758.jpg</text:p>
          </table:table-cell>
          <table:table-cell/>
          <table:table-cell table:formula="of:=[.$B$1]&amp;&quot; &quot;&amp;[.B760]&amp;&quot; &quot;&amp;[.$C$1]&amp;[.B760]" office:value-type="string" office:string-value="mv dog.758.jpg ~/repo/DATA/INPUT/StarterBundle/Animals/dog.758.jpg" calcext:value-type="string">
            <text:p>mv dog.758.jpg ~/repo/DATA/INPUT/StarterBundle/Animals/dog.758.jpg</text:p>
          </table:table-cell>
          <table:table-cell table:formula="of:=[.$B$1]&amp;&quot; &quot;&amp;[.C760]&amp;&quot; &quot;&amp;[.$C$1]&amp;[.C760]" office:value-type="string" office:string-value="mv cat.758.jpg ~/repo/DATA/INPUT/StarterBundle/Animals/cat.758.jpg" calcext:value-type="string">
            <text:p>mv cat.758.jpg ~/repo/DATA/INPUT/StarterBundle/Animals/cat.758.jpg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G$1]&amp;&quot;.&quot;&amp;[.A761]&amp;&quot;.jpg&quot;" office:value-type="string" office:string-value="dog.759.jpg" calcext:value-type="string">
            <text:p>dog.759.jpg</text:p>
          </table:table-cell>
          <table:table-cell table:formula="of:=[.$H$1]&amp;&quot;.&quot;&amp;[.A761]&amp;&quot;.jpg&quot;" office:value-type="string" office:string-value="cat.759.jpg" calcext:value-type="string">
            <text:p>cat.759.jpg</text:p>
          </table:table-cell>
          <table:table-cell/>
          <table:table-cell table:formula="of:=[.$B$1]&amp;&quot; &quot;&amp;[.B761]&amp;&quot; &quot;&amp;[.$C$1]&amp;[.B761]" office:value-type="string" office:string-value="mv dog.759.jpg ~/repo/DATA/INPUT/StarterBundle/Animals/dog.759.jpg" calcext:value-type="string">
            <text:p>mv dog.759.jpg ~/repo/DATA/INPUT/StarterBundle/Animals/dog.759.jpg</text:p>
          </table:table-cell>
          <table:table-cell table:formula="of:=[.$B$1]&amp;&quot; &quot;&amp;[.C761]&amp;&quot; &quot;&amp;[.$C$1]&amp;[.C761]" office:value-type="string" office:string-value="mv cat.759.jpg ~/repo/DATA/INPUT/StarterBundle/Animals/cat.759.jpg" calcext:value-type="string">
            <text:p>mv cat.759.jpg ~/repo/DATA/INPUT/StarterBundle/Animals/cat.759.jpg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G$1]&amp;&quot;.&quot;&amp;[.A762]&amp;&quot;.jpg&quot;" office:value-type="string" office:string-value="dog.760.jpg" calcext:value-type="string">
            <text:p>dog.760.jpg</text:p>
          </table:table-cell>
          <table:table-cell table:formula="of:=[.$H$1]&amp;&quot;.&quot;&amp;[.A762]&amp;&quot;.jpg&quot;" office:value-type="string" office:string-value="cat.760.jpg" calcext:value-type="string">
            <text:p>cat.760.jpg</text:p>
          </table:table-cell>
          <table:table-cell/>
          <table:table-cell table:formula="of:=[.$B$1]&amp;&quot; &quot;&amp;[.B762]&amp;&quot; &quot;&amp;[.$C$1]&amp;[.B762]" office:value-type="string" office:string-value="mv dog.760.jpg ~/repo/DATA/INPUT/StarterBundle/Animals/dog.760.jpg" calcext:value-type="string">
            <text:p>mv dog.760.jpg ~/repo/DATA/INPUT/StarterBundle/Animals/dog.760.jpg</text:p>
          </table:table-cell>
          <table:table-cell table:formula="of:=[.$B$1]&amp;&quot; &quot;&amp;[.C762]&amp;&quot; &quot;&amp;[.$C$1]&amp;[.C762]" office:value-type="string" office:string-value="mv cat.760.jpg ~/repo/DATA/INPUT/StarterBundle/Animals/cat.760.jpg" calcext:value-type="string">
            <text:p>mv cat.760.jpg ~/repo/DATA/INPUT/StarterBundle/Animals/cat.760.jpg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G$1]&amp;&quot;.&quot;&amp;[.A763]&amp;&quot;.jpg&quot;" office:value-type="string" office:string-value="dog.761.jpg" calcext:value-type="string">
            <text:p>dog.761.jpg</text:p>
          </table:table-cell>
          <table:table-cell table:formula="of:=[.$H$1]&amp;&quot;.&quot;&amp;[.A763]&amp;&quot;.jpg&quot;" office:value-type="string" office:string-value="cat.761.jpg" calcext:value-type="string">
            <text:p>cat.761.jpg</text:p>
          </table:table-cell>
          <table:table-cell/>
          <table:table-cell table:formula="of:=[.$B$1]&amp;&quot; &quot;&amp;[.B763]&amp;&quot; &quot;&amp;[.$C$1]&amp;[.B763]" office:value-type="string" office:string-value="mv dog.761.jpg ~/repo/DATA/INPUT/StarterBundle/Animals/dog.761.jpg" calcext:value-type="string">
            <text:p>mv dog.761.jpg ~/repo/DATA/INPUT/StarterBundle/Animals/dog.761.jpg</text:p>
          </table:table-cell>
          <table:table-cell table:formula="of:=[.$B$1]&amp;&quot; &quot;&amp;[.C763]&amp;&quot; &quot;&amp;[.$C$1]&amp;[.C763]" office:value-type="string" office:string-value="mv cat.761.jpg ~/repo/DATA/INPUT/StarterBundle/Animals/cat.761.jpg" calcext:value-type="string">
            <text:p>mv cat.761.jpg ~/repo/DATA/INPUT/StarterBundle/Animals/cat.761.jpg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G$1]&amp;&quot;.&quot;&amp;[.A764]&amp;&quot;.jpg&quot;" office:value-type="string" office:string-value="dog.762.jpg" calcext:value-type="string">
            <text:p>dog.762.jpg</text:p>
          </table:table-cell>
          <table:table-cell table:formula="of:=[.$H$1]&amp;&quot;.&quot;&amp;[.A764]&amp;&quot;.jpg&quot;" office:value-type="string" office:string-value="cat.762.jpg" calcext:value-type="string">
            <text:p>cat.762.jpg</text:p>
          </table:table-cell>
          <table:table-cell/>
          <table:table-cell table:formula="of:=[.$B$1]&amp;&quot; &quot;&amp;[.B764]&amp;&quot; &quot;&amp;[.$C$1]&amp;[.B764]" office:value-type="string" office:string-value="mv dog.762.jpg ~/repo/DATA/INPUT/StarterBundle/Animals/dog.762.jpg" calcext:value-type="string">
            <text:p>mv dog.762.jpg ~/repo/DATA/INPUT/StarterBundle/Animals/dog.762.jpg</text:p>
          </table:table-cell>
          <table:table-cell table:formula="of:=[.$B$1]&amp;&quot; &quot;&amp;[.C764]&amp;&quot; &quot;&amp;[.$C$1]&amp;[.C764]" office:value-type="string" office:string-value="mv cat.762.jpg ~/repo/DATA/INPUT/StarterBundle/Animals/cat.762.jpg" calcext:value-type="string">
            <text:p>mv cat.762.jpg ~/repo/DATA/INPUT/StarterBundle/Animals/cat.762.jpg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G$1]&amp;&quot;.&quot;&amp;[.A765]&amp;&quot;.jpg&quot;" office:value-type="string" office:string-value="dog.763.jpg" calcext:value-type="string">
            <text:p>dog.763.jpg</text:p>
          </table:table-cell>
          <table:table-cell table:formula="of:=[.$H$1]&amp;&quot;.&quot;&amp;[.A765]&amp;&quot;.jpg&quot;" office:value-type="string" office:string-value="cat.763.jpg" calcext:value-type="string">
            <text:p>cat.763.jpg</text:p>
          </table:table-cell>
          <table:table-cell/>
          <table:table-cell table:formula="of:=[.$B$1]&amp;&quot; &quot;&amp;[.B765]&amp;&quot; &quot;&amp;[.$C$1]&amp;[.B765]" office:value-type="string" office:string-value="mv dog.763.jpg ~/repo/DATA/INPUT/StarterBundle/Animals/dog.763.jpg" calcext:value-type="string">
            <text:p>mv dog.763.jpg ~/repo/DATA/INPUT/StarterBundle/Animals/dog.763.jpg</text:p>
          </table:table-cell>
          <table:table-cell table:formula="of:=[.$B$1]&amp;&quot; &quot;&amp;[.C765]&amp;&quot; &quot;&amp;[.$C$1]&amp;[.C765]" office:value-type="string" office:string-value="mv cat.763.jpg ~/repo/DATA/INPUT/StarterBundle/Animals/cat.763.jpg" calcext:value-type="string">
            <text:p>mv cat.763.jpg ~/repo/DATA/INPUT/StarterBundle/Animals/cat.763.jpg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G$1]&amp;&quot;.&quot;&amp;[.A766]&amp;&quot;.jpg&quot;" office:value-type="string" office:string-value="dog.764.jpg" calcext:value-type="string">
            <text:p>dog.764.jpg</text:p>
          </table:table-cell>
          <table:table-cell table:formula="of:=[.$H$1]&amp;&quot;.&quot;&amp;[.A766]&amp;&quot;.jpg&quot;" office:value-type="string" office:string-value="cat.764.jpg" calcext:value-type="string">
            <text:p>cat.764.jpg</text:p>
          </table:table-cell>
          <table:table-cell/>
          <table:table-cell table:formula="of:=[.$B$1]&amp;&quot; &quot;&amp;[.B766]&amp;&quot; &quot;&amp;[.$C$1]&amp;[.B766]" office:value-type="string" office:string-value="mv dog.764.jpg ~/repo/DATA/INPUT/StarterBundle/Animals/dog.764.jpg" calcext:value-type="string">
            <text:p>mv dog.764.jpg ~/repo/DATA/INPUT/StarterBundle/Animals/dog.764.jpg</text:p>
          </table:table-cell>
          <table:table-cell table:formula="of:=[.$B$1]&amp;&quot; &quot;&amp;[.C766]&amp;&quot; &quot;&amp;[.$C$1]&amp;[.C766]" office:value-type="string" office:string-value="mv cat.764.jpg ~/repo/DATA/INPUT/StarterBundle/Animals/cat.764.jpg" calcext:value-type="string">
            <text:p>mv cat.764.jpg ~/repo/DATA/INPUT/StarterBundle/Animals/cat.764.jpg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G$1]&amp;&quot;.&quot;&amp;[.A767]&amp;&quot;.jpg&quot;" office:value-type="string" office:string-value="dog.765.jpg" calcext:value-type="string">
            <text:p>dog.765.jpg</text:p>
          </table:table-cell>
          <table:table-cell table:formula="of:=[.$H$1]&amp;&quot;.&quot;&amp;[.A767]&amp;&quot;.jpg&quot;" office:value-type="string" office:string-value="cat.765.jpg" calcext:value-type="string">
            <text:p>cat.765.jpg</text:p>
          </table:table-cell>
          <table:table-cell/>
          <table:table-cell table:formula="of:=[.$B$1]&amp;&quot; &quot;&amp;[.B767]&amp;&quot; &quot;&amp;[.$C$1]&amp;[.B767]" office:value-type="string" office:string-value="mv dog.765.jpg ~/repo/DATA/INPUT/StarterBundle/Animals/dog.765.jpg" calcext:value-type="string">
            <text:p>mv dog.765.jpg ~/repo/DATA/INPUT/StarterBundle/Animals/dog.765.jpg</text:p>
          </table:table-cell>
          <table:table-cell table:formula="of:=[.$B$1]&amp;&quot; &quot;&amp;[.C767]&amp;&quot; &quot;&amp;[.$C$1]&amp;[.C767]" office:value-type="string" office:string-value="mv cat.765.jpg ~/repo/DATA/INPUT/StarterBundle/Animals/cat.765.jpg" calcext:value-type="string">
            <text:p>mv cat.765.jpg ~/repo/DATA/INPUT/StarterBundle/Animals/cat.765.jpg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G$1]&amp;&quot;.&quot;&amp;[.A768]&amp;&quot;.jpg&quot;" office:value-type="string" office:string-value="dog.766.jpg" calcext:value-type="string">
            <text:p>dog.766.jpg</text:p>
          </table:table-cell>
          <table:table-cell table:formula="of:=[.$H$1]&amp;&quot;.&quot;&amp;[.A768]&amp;&quot;.jpg&quot;" office:value-type="string" office:string-value="cat.766.jpg" calcext:value-type="string">
            <text:p>cat.766.jpg</text:p>
          </table:table-cell>
          <table:table-cell/>
          <table:table-cell table:formula="of:=[.$B$1]&amp;&quot; &quot;&amp;[.B768]&amp;&quot; &quot;&amp;[.$C$1]&amp;[.B768]" office:value-type="string" office:string-value="mv dog.766.jpg ~/repo/DATA/INPUT/StarterBundle/Animals/dog.766.jpg" calcext:value-type="string">
            <text:p>mv dog.766.jpg ~/repo/DATA/INPUT/StarterBundle/Animals/dog.766.jpg</text:p>
          </table:table-cell>
          <table:table-cell table:formula="of:=[.$B$1]&amp;&quot; &quot;&amp;[.C768]&amp;&quot; &quot;&amp;[.$C$1]&amp;[.C768]" office:value-type="string" office:string-value="mv cat.766.jpg ~/repo/DATA/INPUT/StarterBundle/Animals/cat.766.jpg" calcext:value-type="string">
            <text:p>mv cat.766.jpg ~/repo/DATA/INPUT/StarterBundle/Animals/cat.766.jpg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G$1]&amp;&quot;.&quot;&amp;[.A769]&amp;&quot;.jpg&quot;" office:value-type="string" office:string-value="dog.767.jpg" calcext:value-type="string">
            <text:p>dog.767.jpg</text:p>
          </table:table-cell>
          <table:table-cell table:formula="of:=[.$H$1]&amp;&quot;.&quot;&amp;[.A769]&amp;&quot;.jpg&quot;" office:value-type="string" office:string-value="cat.767.jpg" calcext:value-type="string">
            <text:p>cat.767.jpg</text:p>
          </table:table-cell>
          <table:table-cell/>
          <table:table-cell table:formula="of:=[.$B$1]&amp;&quot; &quot;&amp;[.B769]&amp;&quot; &quot;&amp;[.$C$1]&amp;[.B769]" office:value-type="string" office:string-value="mv dog.767.jpg ~/repo/DATA/INPUT/StarterBundle/Animals/dog.767.jpg" calcext:value-type="string">
            <text:p>mv dog.767.jpg ~/repo/DATA/INPUT/StarterBundle/Animals/dog.767.jpg</text:p>
          </table:table-cell>
          <table:table-cell table:formula="of:=[.$B$1]&amp;&quot; &quot;&amp;[.C769]&amp;&quot; &quot;&amp;[.$C$1]&amp;[.C769]" office:value-type="string" office:string-value="mv cat.767.jpg ~/repo/DATA/INPUT/StarterBundle/Animals/cat.767.jpg" calcext:value-type="string">
            <text:p>mv cat.767.jpg ~/repo/DATA/INPUT/StarterBundle/Animals/cat.767.jpg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G$1]&amp;&quot;.&quot;&amp;[.A770]&amp;&quot;.jpg&quot;" office:value-type="string" office:string-value="dog.768.jpg" calcext:value-type="string">
            <text:p>dog.768.jpg</text:p>
          </table:table-cell>
          <table:table-cell table:formula="of:=[.$H$1]&amp;&quot;.&quot;&amp;[.A770]&amp;&quot;.jpg&quot;" office:value-type="string" office:string-value="cat.768.jpg" calcext:value-type="string">
            <text:p>cat.768.jpg</text:p>
          </table:table-cell>
          <table:table-cell/>
          <table:table-cell table:formula="of:=[.$B$1]&amp;&quot; &quot;&amp;[.B770]&amp;&quot; &quot;&amp;[.$C$1]&amp;[.B770]" office:value-type="string" office:string-value="mv dog.768.jpg ~/repo/DATA/INPUT/StarterBundle/Animals/dog.768.jpg" calcext:value-type="string">
            <text:p>mv dog.768.jpg ~/repo/DATA/INPUT/StarterBundle/Animals/dog.768.jpg</text:p>
          </table:table-cell>
          <table:table-cell table:formula="of:=[.$B$1]&amp;&quot; &quot;&amp;[.C770]&amp;&quot; &quot;&amp;[.$C$1]&amp;[.C770]" office:value-type="string" office:string-value="mv cat.768.jpg ~/repo/DATA/INPUT/StarterBundle/Animals/cat.768.jpg" calcext:value-type="string">
            <text:p>mv cat.768.jpg ~/repo/DATA/INPUT/StarterBundle/Animals/cat.768.jpg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G$1]&amp;&quot;.&quot;&amp;[.A771]&amp;&quot;.jpg&quot;" office:value-type="string" office:string-value="dog.769.jpg" calcext:value-type="string">
            <text:p>dog.769.jpg</text:p>
          </table:table-cell>
          <table:table-cell table:formula="of:=[.$H$1]&amp;&quot;.&quot;&amp;[.A771]&amp;&quot;.jpg&quot;" office:value-type="string" office:string-value="cat.769.jpg" calcext:value-type="string">
            <text:p>cat.769.jpg</text:p>
          </table:table-cell>
          <table:table-cell/>
          <table:table-cell table:formula="of:=[.$B$1]&amp;&quot; &quot;&amp;[.B771]&amp;&quot; &quot;&amp;[.$C$1]&amp;[.B771]" office:value-type="string" office:string-value="mv dog.769.jpg ~/repo/DATA/INPUT/StarterBundle/Animals/dog.769.jpg" calcext:value-type="string">
            <text:p>mv dog.769.jpg ~/repo/DATA/INPUT/StarterBundle/Animals/dog.769.jpg</text:p>
          </table:table-cell>
          <table:table-cell table:formula="of:=[.$B$1]&amp;&quot; &quot;&amp;[.C771]&amp;&quot; &quot;&amp;[.$C$1]&amp;[.C771]" office:value-type="string" office:string-value="mv cat.769.jpg ~/repo/DATA/INPUT/StarterBundle/Animals/cat.769.jpg" calcext:value-type="string">
            <text:p>mv cat.769.jpg ~/repo/DATA/INPUT/StarterBundle/Animals/cat.769.jpg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G$1]&amp;&quot;.&quot;&amp;[.A772]&amp;&quot;.jpg&quot;" office:value-type="string" office:string-value="dog.770.jpg" calcext:value-type="string">
            <text:p>dog.770.jpg</text:p>
          </table:table-cell>
          <table:table-cell table:formula="of:=[.$H$1]&amp;&quot;.&quot;&amp;[.A772]&amp;&quot;.jpg&quot;" office:value-type="string" office:string-value="cat.770.jpg" calcext:value-type="string">
            <text:p>cat.770.jpg</text:p>
          </table:table-cell>
          <table:table-cell/>
          <table:table-cell table:formula="of:=[.$B$1]&amp;&quot; &quot;&amp;[.B772]&amp;&quot; &quot;&amp;[.$C$1]&amp;[.B772]" office:value-type="string" office:string-value="mv dog.770.jpg ~/repo/DATA/INPUT/StarterBundle/Animals/dog.770.jpg" calcext:value-type="string">
            <text:p>mv dog.770.jpg ~/repo/DATA/INPUT/StarterBundle/Animals/dog.770.jpg</text:p>
          </table:table-cell>
          <table:table-cell table:formula="of:=[.$B$1]&amp;&quot; &quot;&amp;[.C772]&amp;&quot; &quot;&amp;[.$C$1]&amp;[.C772]" office:value-type="string" office:string-value="mv cat.770.jpg ~/repo/DATA/INPUT/StarterBundle/Animals/cat.770.jpg" calcext:value-type="string">
            <text:p>mv cat.770.jpg ~/repo/DATA/INPUT/StarterBundle/Animals/cat.770.jpg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G$1]&amp;&quot;.&quot;&amp;[.A773]&amp;&quot;.jpg&quot;" office:value-type="string" office:string-value="dog.771.jpg" calcext:value-type="string">
            <text:p>dog.771.jpg</text:p>
          </table:table-cell>
          <table:table-cell table:formula="of:=[.$H$1]&amp;&quot;.&quot;&amp;[.A773]&amp;&quot;.jpg&quot;" office:value-type="string" office:string-value="cat.771.jpg" calcext:value-type="string">
            <text:p>cat.771.jpg</text:p>
          </table:table-cell>
          <table:table-cell/>
          <table:table-cell table:formula="of:=[.$B$1]&amp;&quot; &quot;&amp;[.B773]&amp;&quot; &quot;&amp;[.$C$1]&amp;[.B773]" office:value-type="string" office:string-value="mv dog.771.jpg ~/repo/DATA/INPUT/StarterBundle/Animals/dog.771.jpg" calcext:value-type="string">
            <text:p>mv dog.771.jpg ~/repo/DATA/INPUT/StarterBundle/Animals/dog.771.jpg</text:p>
          </table:table-cell>
          <table:table-cell table:formula="of:=[.$B$1]&amp;&quot; &quot;&amp;[.C773]&amp;&quot; &quot;&amp;[.$C$1]&amp;[.C773]" office:value-type="string" office:string-value="mv cat.771.jpg ~/repo/DATA/INPUT/StarterBundle/Animals/cat.771.jpg" calcext:value-type="string">
            <text:p>mv cat.771.jpg ~/repo/DATA/INPUT/StarterBundle/Animals/cat.771.jpg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G$1]&amp;&quot;.&quot;&amp;[.A774]&amp;&quot;.jpg&quot;" office:value-type="string" office:string-value="dog.772.jpg" calcext:value-type="string">
            <text:p>dog.772.jpg</text:p>
          </table:table-cell>
          <table:table-cell table:formula="of:=[.$H$1]&amp;&quot;.&quot;&amp;[.A774]&amp;&quot;.jpg&quot;" office:value-type="string" office:string-value="cat.772.jpg" calcext:value-type="string">
            <text:p>cat.772.jpg</text:p>
          </table:table-cell>
          <table:table-cell/>
          <table:table-cell table:formula="of:=[.$B$1]&amp;&quot; &quot;&amp;[.B774]&amp;&quot; &quot;&amp;[.$C$1]&amp;[.B774]" office:value-type="string" office:string-value="mv dog.772.jpg ~/repo/DATA/INPUT/StarterBundle/Animals/dog.772.jpg" calcext:value-type="string">
            <text:p>mv dog.772.jpg ~/repo/DATA/INPUT/StarterBundle/Animals/dog.772.jpg</text:p>
          </table:table-cell>
          <table:table-cell table:formula="of:=[.$B$1]&amp;&quot; &quot;&amp;[.C774]&amp;&quot; &quot;&amp;[.$C$1]&amp;[.C774]" office:value-type="string" office:string-value="mv cat.772.jpg ~/repo/DATA/INPUT/StarterBundle/Animals/cat.772.jpg" calcext:value-type="string">
            <text:p>mv cat.772.jpg ~/repo/DATA/INPUT/StarterBundle/Animals/cat.772.jpg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G$1]&amp;&quot;.&quot;&amp;[.A775]&amp;&quot;.jpg&quot;" office:value-type="string" office:string-value="dog.773.jpg" calcext:value-type="string">
            <text:p>dog.773.jpg</text:p>
          </table:table-cell>
          <table:table-cell table:formula="of:=[.$H$1]&amp;&quot;.&quot;&amp;[.A775]&amp;&quot;.jpg&quot;" office:value-type="string" office:string-value="cat.773.jpg" calcext:value-type="string">
            <text:p>cat.773.jpg</text:p>
          </table:table-cell>
          <table:table-cell/>
          <table:table-cell table:formula="of:=[.$B$1]&amp;&quot; &quot;&amp;[.B775]&amp;&quot; &quot;&amp;[.$C$1]&amp;[.B775]" office:value-type="string" office:string-value="mv dog.773.jpg ~/repo/DATA/INPUT/StarterBundle/Animals/dog.773.jpg" calcext:value-type="string">
            <text:p>mv dog.773.jpg ~/repo/DATA/INPUT/StarterBundle/Animals/dog.773.jpg</text:p>
          </table:table-cell>
          <table:table-cell table:formula="of:=[.$B$1]&amp;&quot; &quot;&amp;[.C775]&amp;&quot; &quot;&amp;[.$C$1]&amp;[.C775]" office:value-type="string" office:string-value="mv cat.773.jpg ~/repo/DATA/INPUT/StarterBundle/Animals/cat.773.jpg" calcext:value-type="string">
            <text:p>mv cat.773.jpg ~/repo/DATA/INPUT/StarterBundle/Animals/cat.773.jpg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G$1]&amp;&quot;.&quot;&amp;[.A776]&amp;&quot;.jpg&quot;" office:value-type="string" office:string-value="dog.774.jpg" calcext:value-type="string">
            <text:p>dog.774.jpg</text:p>
          </table:table-cell>
          <table:table-cell table:formula="of:=[.$H$1]&amp;&quot;.&quot;&amp;[.A776]&amp;&quot;.jpg&quot;" office:value-type="string" office:string-value="cat.774.jpg" calcext:value-type="string">
            <text:p>cat.774.jpg</text:p>
          </table:table-cell>
          <table:table-cell/>
          <table:table-cell table:formula="of:=[.$B$1]&amp;&quot; &quot;&amp;[.B776]&amp;&quot; &quot;&amp;[.$C$1]&amp;[.B776]" office:value-type="string" office:string-value="mv dog.774.jpg ~/repo/DATA/INPUT/StarterBundle/Animals/dog.774.jpg" calcext:value-type="string">
            <text:p>mv dog.774.jpg ~/repo/DATA/INPUT/StarterBundle/Animals/dog.774.jpg</text:p>
          </table:table-cell>
          <table:table-cell table:formula="of:=[.$B$1]&amp;&quot; &quot;&amp;[.C776]&amp;&quot; &quot;&amp;[.$C$1]&amp;[.C776]" office:value-type="string" office:string-value="mv cat.774.jpg ~/repo/DATA/INPUT/StarterBundle/Animals/cat.774.jpg" calcext:value-type="string">
            <text:p>mv cat.774.jpg ~/repo/DATA/INPUT/StarterBundle/Animals/cat.774.jp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G$1]&amp;&quot;.&quot;&amp;[.A777]&amp;&quot;.jpg&quot;" office:value-type="string" office:string-value="dog.775.jpg" calcext:value-type="string">
            <text:p>dog.775.jpg</text:p>
          </table:table-cell>
          <table:table-cell table:formula="of:=[.$H$1]&amp;&quot;.&quot;&amp;[.A777]&amp;&quot;.jpg&quot;" office:value-type="string" office:string-value="cat.775.jpg" calcext:value-type="string">
            <text:p>cat.775.jpg</text:p>
          </table:table-cell>
          <table:table-cell/>
          <table:table-cell table:formula="of:=[.$B$1]&amp;&quot; &quot;&amp;[.B777]&amp;&quot; &quot;&amp;[.$C$1]&amp;[.B777]" office:value-type="string" office:string-value="mv dog.775.jpg ~/repo/DATA/INPUT/StarterBundle/Animals/dog.775.jpg" calcext:value-type="string">
            <text:p>mv dog.775.jpg ~/repo/DATA/INPUT/StarterBundle/Animals/dog.775.jpg</text:p>
          </table:table-cell>
          <table:table-cell table:formula="of:=[.$B$1]&amp;&quot; &quot;&amp;[.C777]&amp;&quot; &quot;&amp;[.$C$1]&amp;[.C777]" office:value-type="string" office:string-value="mv cat.775.jpg ~/repo/DATA/INPUT/StarterBundle/Animals/cat.775.jpg" calcext:value-type="string">
            <text:p>mv cat.775.jpg ~/repo/DATA/INPUT/StarterBundle/Animals/cat.775.jp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G$1]&amp;&quot;.&quot;&amp;[.A778]&amp;&quot;.jpg&quot;" office:value-type="string" office:string-value="dog.776.jpg" calcext:value-type="string">
            <text:p>dog.776.jpg</text:p>
          </table:table-cell>
          <table:table-cell table:formula="of:=[.$H$1]&amp;&quot;.&quot;&amp;[.A778]&amp;&quot;.jpg&quot;" office:value-type="string" office:string-value="cat.776.jpg" calcext:value-type="string">
            <text:p>cat.776.jpg</text:p>
          </table:table-cell>
          <table:table-cell/>
          <table:table-cell table:formula="of:=[.$B$1]&amp;&quot; &quot;&amp;[.B778]&amp;&quot; &quot;&amp;[.$C$1]&amp;[.B778]" office:value-type="string" office:string-value="mv dog.776.jpg ~/repo/DATA/INPUT/StarterBundle/Animals/dog.776.jpg" calcext:value-type="string">
            <text:p>mv dog.776.jpg ~/repo/DATA/INPUT/StarterBundle/Animals/dog.776.jpg</text:p>
          </table:table-cell>
          <table:table-cell table:formula="of:=[.$B$1]&amp;&quot; &quot;&amp;[.C778]&amp;&quot; &quot;&amp;[.$C$1]&amp;[.C778]" office:value-type="string" office:string-value="mv cat.776.jpg ~/repo/DATA/INPUT/StarterBundle/Animals/cat.776.jpg" calcext:value-type="string">
            <text:p>mv cat.776.jpg ~/repo/DATA/INPUT/StarterBundle/Animals/cat.776.jpg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G$1]&amp;&quot;.&quot;&amp;[.A779]&amp;&quot;.jpg&quot;" office:value-type="string" office:string-value="dog.777.jpg" calcext:value-type="string">
            <text:p>dog.777.jpg</text:p>
          </table:table-cell>
          <table:table-cell table:formula="of:=[.$H$1]&amp;&quot;.&quot;&amp;[.A779]&amp;&quot;.jpg&quot;" office:value-type="string" office:string-value="cat.777.jpg" calcext:value-type="string">
            <text:p>cat.777.jpg</text:p>
          </table:table-cell>
          <table:table-cell/>
          <table:table-cell table:formula="of:=[.$B$1]&amp;&quot; &quot;&amp;[.B779]&amp;&quot; &quot;&amp;[.$C$1]&amp;[.B779]" office:value-type="string" office:string-value="mv dog.777.jpg ~/repo/DATA/INPUT/StarterBundle/Animals/dog.777.jpg" calcext:value-type="string">
            <text:p>mv dog.777.jpg ~/repo/DATA/INPUT/StarterBundle/Animals/dog.777.jpg</text:p>
          </table:table-cell>
          <table:table-cell table:formula="of:=[.$B$1]&amp;&quot; &quot;&amp;[.C779]&amp;&quot; &quot;&amp;[.$C$1]&amp;[.C779]" office:value-type="string" office:string-value="mv cat.777.jpg ~/repo/DATA/INPUT/StarterBundle/Animals/cat.777.jpg" calcext:value-type="string">
            <text:p>mv cat.777.jpg ~/repo/DATA/INPUT/StarterBundle/Animals/cat.777.jpg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G$1]&amp;&quot;.&quot;&amp;[.A780]&amp;&quot;.jpg&quot;" office:value-type="string" office:string-value="dog.778.jpg" calcext:value-type="string">
            <text:p>dog.778.jpg</text:p>
          </table:table-cell>
          <table:table-cell table:formula="of:=[.$H$1]&amp;&quot;.&quot;&amp;[.A780]&amp;&quot;.jpg&quot;" office:value-type="string" office:string-value="cat.778.jpg" calcext:value-type="string">
            <text:p>cat.778.jpg</text:p>
          </table:table-cell>
          <table:table-cell/>
          <table:table-cell table:formula="of:=[.$B$1]&amp;&quot; &quot;&amp;[.B780]&amp;&quot; &quot;&amp;[.$C$1]&amp;[.B780]" office:value-type="string" office:string-value="mv dog.778.jpg ~/repo/DATA/INPUT/StarterBundle/Animals/dog.778.jpg" calcext:value-type="string">
            <text:p>mv dog.778.jpg ~/repo/DATA/INPUT/StarterBundle/Animals/dog.778.jpg</text:p>
          </table:table-cell>
          <table:table-cell table:formula="of:=[.$B$1]&amp;&quot; &quot;&amp;[.C780]&amp;&quot; &quot;&amp;[.$C$1]&amp;[.C780]" office:value-type="string" office:string-value="mv cat.778.jpg ~/repo/DATA/INPUT/StarterBundle/Animals/cat.778.jpg" calcext:value-type="string">
            <text:p>mv cat.778.jpg ~/repo/DATA/INPUT/StarterBundle/Animals/cat.778.jpg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G$1]&amp;&quot;.&quot;&amp;[.A781]&amp;&quot;.jpg&quot;" office:value-type="string" office:string-value="dog.779.jpg" calcext:value-type="string">
            <text:p>dog.779.jpg</text:p>
          </table:table-cell>
          <table:table-cell table:formula="of:=[.$H$1]&amp;&quot;.&quot;&amp;[.A781]&amp;&quot;.jpg&quot;" office:value-type="string" office:string-value="cat.779.jpg" calcext:value-type="string">
            <text:p>cat.779.jpg</text:p>
          </table:table-cell>
          <table:table-cell/>
          <table:table-cell table:formula="of:=[.$B$1]&amp;&quot; &quot;&amp;[.B781]&amp;&quot; &quot;&amp;[.$C$1]&amp;[.B781]" office:value-type="string" office:string-value="mv dog.779.jpg ~/repo/DATA/INPUT/StarterBundle/Animals/dog.779.jpg" calcext:value-type="string">
            <text:p>mv dog.779.jpg ~/repo/DATA/INPUT/StarterBundle/Animals/dog.779.jpg</text:p>
          </table:table-cell>
          <table:table-cell table:formula="of:=[.$B$1]&amp;&quot; &quot;&amp;[.C781]&amp;&quot; &quot;&amp;[.$C$1]&amp;[.C781]" office:value-type="string" office:string-value="mv cat.779.jpg ~/repo/DATA/INPUT/StarterBundle/Animals/cat.779.jpg" calcext:value-type="string">
            <text:p>mv cat.779.jpg ~/repo/DATA/INPUT/StarterBundle/Animals/cat.779.jpg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G$1]&amp;&quot;.&quot;&amp;[.A782]&amp;&quot;.jpg&quot;" office:value-type="string" office:string-value="dog.780.jpg" calcext:value-type="string">
            <text:p>dog.780.jpg</text:p>
          </table:table-cell>
          <table:table-cell table:formula="of:=[.$H$1]&amp;&quot;.&quot;&amp;[.A782]&amp;&quot;.jpg&quot;" office:value-type="string" office:string-value="cat.780.jpg" calcext:value-type="string">
            <text:p>cat.780.jpg</text:p>
          </table:table-cell>
          <table:table-cell/>
          <table:table-cell table:formula="of:=[.$B$1]&amp;&quot; &quot;&amp;[.B782]&amp;&quot; &quot;&amp;[.$C$1]&amp;[.B782]" office:value-type="string" office:string-value="mv dog.780.jpg ~/repo/DATA/INPUT/StarterBundle/Animals/dog.780.jpg" calcext:value-type="string">
            <text:p>mv dog.780.jpg ~/repo/DATA/INPUT/StarterBundle/Animals/dog.780.jpg</text:p>
          </table:table-cell>
          <table:table-cell table:formula="of:=[.$B$1]&amp;&quot; &quot;&amp;[.C782]&amp;&quot; &quot;&amp;[.$C$1]&amp;[.C782]" office:value-type="string" office:string-value="mv cat.780.jpg ~/repo/DATA/INPUT/StarterBundle/Animals/cat.780.jpg" calcext:value-type="string">
            <text:p>mv cat.780.jpg ~/repo/DATA/INPUT/StarterBundle/Animals/cat.780.jpg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G$1]&amp;&quot;.&quot;&amp;[.A783]&amp;&quot;.jpg&quot;" office:value-type="string" office:string-value="dog.781.jpg" calcext:value-type="string">
            <text:p>dog.781.jpg</text:p>
          </table:table-cell>
          <table:table-cell table:formula="of:=[.$H$1]&amp;&quot;.&quot;&amp;[.A783]&amp;&quot;.jpg&quot;" office:value-type="string" office:string-value="cat.781.jpg" calcext:value-type="string">
            <text:p>cat.781.jpg</text:p>
          </table:table-cell>
          <table:table-cell/>
          <table:table-cell table:formula="of:=[.$B$1]&amp;&quot; &quot;&amp;[.B783]&amp;&quot; &quot;&amp;[.$C$1]&amp;[.B783]" office:value-type="string" office:string-value="mv dog.781.jpg ~/repo/DATA/INPUT/StarterBundle/Animals/dog.781.jpg" calcext:value-type="string">
            <text:p>mv dog.781.jpg ~/repo/DATA/INPUT/StarterBundle/Animals/dog.781.jpg</text:p>
          </table:table-cell>
          <table:table-cell table:formula="of:=[.$B$1]&amp;&quot; &quot;&amp;[.C783]&amp;&quot; &quot;&amp;[.$C$1]&amp;[.C783]" office:value-type="string" office:string-value="mv cat.781.jpg ~/repo/DATA/INPUT/StarterBundle/Animals/cat.781.jpg" calcext:value-type="string">
            <text:p>mv cat.781.jpg ~/repo/DATA/INPUT/StarterBundle/Animals/cat.781.jpg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G$1]&amp;&quot;.&quot;&amp;[.A784]&amp;&quot;.jpg&quot;" office:value-type="string" office:string-value="dog.782.jpg" calcext:value-type="string">
            <text:p>dog.782.jpg</text:p>
          </table:table-cell>
          <table:table-cell table:formula="of:=[.$H$1]&amp;&quot;.&quot;&amp;[.A784]&amp;&quot;.jpg&quot;" office:value-type="string" office:string-value="cat.782.jpg" calcext:value-type="string">
            <text:p>cat.782.jpg</text:p>
          </table:table-cell>
          <table:table-cell/>
          <table:table-cell table:formula="of:=[.$B$1]&amp;&quot; &quot;&amp;[.B784]&amp;&quot; &quot;&amp;[.$C$1]&amp;[.B784]" office:value-type="string" office:string-value="mv dog.782.jpg ~/repo/DATA/INPUT/StarterBundle/Animals/dog.782.jpg" calcext:value-type="string">
            <text:p>mv dog.782.jpg ~/repo/DATA/INPUT/StarterBundle/Animals/dog.782.jpg</text:p>
          </table:table-cell>
          <table:table-cell table:formula="of:=[.$B$1]&amp;&quot; &quot;&amp;[.C784]&amp;&quot; &quot;&amp;[.$C$1]&amp;[.C784]" office:value-type="string" office:string-value="mv cat.782.jpg ~/repo/DATA/INPUT/StarterBundle/Animals/cat.782.jpg" calcext:value-type="string">
            <text:p>mv cat.782.jpg ~/repo/DATA/INPUT/StarterBundle/Animals/cat.782.jpg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G$1]&amp;&quot;.&quot;&amp;[.A785]&amp;&quot;.jpg&quot;" office:value-type="string" office:string-value="dog.783.jpg" calcext:value-type="string">
            <text:p>dog.783.jpg</text:p>
          </table:table-cell>
          <table:table-cell table:formula="of:=[.$H$1]&amp;&quot;.&quot;&amp;[.A785]&amp;&quot;.jpg&quot;" office:value-type="string" office:string-value="cat.783.jpg" calcext:value-type="string">
            <text:p>cat.783.jpg</text:p>
          </table:table-cell>
          <table:table-cell/>
          <table:table-cell table:formula="of:=[.$B$1]&amp;&quot; &quot;&amp;[.B785]&amp;&quot; &quot;&amp;[.$C$1]&amp;[.B785]" office:value-type="string" office:string-value="mv dog.783.jpg ~/repo/DATA/INPUT/StarterBundle/Animals/dog.783.jpg" calcext:value-type="string">
            <text:p>mv dog.783.jpg ~/repo/DATA/INPUT/StarterBundle/Animals/dog.783.jpg</text:p>
          </table:table-cell>
          <table:table-cell table:formula="of:=[.$B$1]&amp;&quot; &quot;&amp;[.C785]&amp;&quot; &quot;&amp;[.$C$1]&amp;[.C785]" office:value-type="string" office:string-value="mv cat.783.jpg ~/repo/DATA/INPUT/StarterBundle/Animals/cat.783.jpg" calcext:value-type="string">
            <text:p>mv cat.783.jpg ~/repo/DATA/INPUT/StarterBundle/Animals/cat.783.jpg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G$1]&amp;&quot;.&quot;&amp;[.A786]&amp;&quot;.jpg&quot;" office:value-type="string" office:string-value="dog.784.jpg" calcext:value-type="string">
            <text:p>dog.784.jpg</text:p>
          </table:table-cell>
          <table:table-cell table:formula="of:=[.$H$1]&amp;&quot;.&quot;&amp;[.A786]&amp;&quot;.jpg&quot;" office:value-type="string" office:string-value="cat.784.jpg" calcext:value-type="string">
            <text:p>cat.784.jpg</text:p>
          </table:table-cell>
          <table:table-cell/>
          <table:table-cell table:formula="of:=[.$B$1]&amp;&quot; &quot;&amp;[.B786]&amp;&quot; &quot;&amp;[.$C$1]&amp;[.B786]" office:value-type="string" office:string-value="mv dog.784.jpg ~/repo/DATA/INPUT/StarterBundle/Animals/dog.784.jpg" calcext:value-type="string">
            <text:p>mv dog.784.jpg ~/repo/DATA/INPUT/StarterBundle/Animals/dog.784.jpg</text:p>
          </table:table-cell>
          <table:table-cell table:formula="of:=[.$B$1]&amp;&quot; &quot;&amp;[.C786]&amp;&quot; &quot;&amp;[.$C$1]&amp;[.C786]" office:value-type="string" office:string-value="mv cat.784.jpg ~/repo/DATA/INPUT/StarterBundle/Animals/cat.784.jpg" calcext:value-type="string">
            <text:p>mv cat.784.jpg ~/repo/DATA/INPUT/StarterBundle/Animals/cat.784.jpg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G$1]&amp;&quot;.&quot;&amp;[.A787]&amp;&quot;.jpg&quot;" office:value-type="string" office:string-value="dog.785.jpg" calcext:value-type="string">
            <text:p>dog.785.jpg</text:p>
          </table:table-cell>
          <table:table-cell table:formula="of:=[.$H$1]&amp;&quot;.&quot;&amp;[.A787]&amp;&quot;.jpg&quot;" office:value-type="string" office:string-value="cat.785.jpg" calcext:value-type="string">
            <text:p>cat.785.jpg</text:p>
          </table:table-cell>
          <table:table-cell/>
          <table:table-cell table:formula="of:=[.$B$1]&amp;&quot; &quot;&amp;[.B787]&amp;&quot; &quot;&amp;[.$C$1]&amp;[.B787]" office:value-type="string" office:string-value="mv dog.785.jpg ~/repo/DATA/INPUT/StarterBundle/Animals/dog.785.jpg" calcext:value-type="string">
            <text:p>mv dog.785.jpg ~/repo/DATA/INPUT/StarterBundle/Animals/dog.785.jpg</text:p>
          </table:table-cell>
          <table:table-cell table:formula="of:=[.$B$1]&amp;&quot; &quot;&amp;[.C787]&amp;&quot; &quot;&amp;[.$C$1]&amp;[.C787]" office:value-type="string" office:string-value="mv cat.785.jpg ~/repo/DATA/INPUT/StarterBundle/Animals/cat.785.jpg" calcext:value-type="string">
            <text:p>mv cat.785.jpg ~/repo/DATA/INPUT/StarterBundle/Animals/cat.785.jpg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G$1]&amp;&quot;.&quot;&amp;[.A788]&amp;&quot;.jpg&quot;" office:value-type="string" office:string-value="dog.786.jpg" calcext:value-type="string">
            <text:p>dog.786.jpg</text:p>
          </table:table-cell>
          <table:table-cell table:formula="of:=[.$H$1]&amp;&quot;.&quot;&amp;[.A788]&amp;&quot;.jpg&quot;" office:value-type="string" office:string-value="cat.786.jpg" calcext:value-type="string">
            <text:p>cat.786.jpg</text:p>
          </table:table-cell>
          <table:table-cell/>
          <table:table-cell table:formula="of:=[.$B$1]&amp;&quot; &quot;&amp;[.B788]&amp;&quot; &quot;&amp;[.$C$1]&amp;[.B788]" office:value-type="string" office:string-value="mv dog.786.jpg ~/repo/DATA/INPUT/StarterBundle/Animals/dog.786.jpg" calcext:value-type="string">
            <text:p>mv dog.786.jpg ~/repo/DATA/INPUT/StarterBundle/Animals/dog.786.jpg</text:p>
          </table:table-cell>
          <table:table-cell table:formula="of:=[.$B$1]&amp;&quot; &quot;&amp;[.C788]&amp;&quot; &quot;&amp;[.$C$1]&amp;[.C788]" office:value-type="string" office:string-value="mv cat.786.jpg ~/repo/DATA/INPUT/StarterBundle/Animals/cat.786.jpg" calcext:value-type="string">
            <text:p>mv cat.786.jpg ~/repo/DATA/INPUT/StarterBundle/Animals/cat.786.jpg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G$1]&amp;&quot;.&quot;&amp;[.A789]&amp;&quot;.jpg&quot;" office:value-type="string" office:string-value="dog.787.jpg" calcext:value-type="string">
            <text:p>dog.787.jpg</text:p>
          </table:table-cell>
          <table:table-cell table:formula="of:=[.$H$1]&amp;&quot;.&quot;&amp;[.A789]&amp;&quot;.jpg&quot;" office:value-type="string" office:string-value="cat.787.jpg" calcext:value-type="string">
            <text:p>cat.787.jpg</text:p>
          </table:table-cell>
          <table:table-cell/>
          <table:table-cell table:formula="of:=[.$B$1]&amp;&quot; &quot;&amp;[.B789]&amp;&quot; &quot;&amp;[.$C$1]&amp;[.B789]" office:value-type="string" office:string-value="mv dog.787.jpg ~/repo/DATA/INPUT/StarterBundle/Animals/dog.787.jpg" calcext:value-type="string">
            <text:p>mv dog.787.jpg ~/repo/DATA/INPUT/StarterBundle/Animals/dog.787.jpg</text:p>
          </table:table-cell>
          <table:table-cell table:formula="of:=[.$B$1]&amp;&quot; &quot;&amp;[.C789]&amp;&quot; &quot;&amp;[.$C$1]&amp;[.C789]" office:value-type="string" office:string-value="mv cat.787.jpg ~/repo/DATA/INPUT/StarterBundle/Animals/cat.787.jpg" calcext:value-type="string">
            <text:p>mv cat.787.jpg ~/repo/DATA/INPUT/StarterBundle/Animals/cat.787.jpg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G$1]&amp;&quot;.&quot;&amp;[.A790]&amp;&quot;.jpg&quot;" office:value-type="string" office:string-value="dog.788.jpg" calcext:value-type="string">
            <text:p>dog.788.jpg</text:p>
          </table:table-cell>
          <table:table-cell table:formula="of:=[.$H$1]&amp;&quot;.&quot;&amp;[.A790]&amp;&quot;.jpg&quot;" office:value-type="string" office:string-value="cat.788.jpg" calcext:value-type="string">
            <text:p>cat.788.jpg</text:p>
          </table:table-cell>
          <table:table-cell/>
          <table:table-cell table:formula="of:=[.$B$1]&amp;&quot; &quot;&amp;[.B790]&amp;&quot; &quot;&amp;[.$C$1]&amp;[.B790]" office:value-type="string" office:string-value="mv dog.788.jpg ~/repo/DATA/INPUT/StarterBundle/Animals/dog.788.jpg" calcext:value-type="string">
            <text:p>mv dog.788.jpg ~/repo/DATA/INPUT/StarterBundle/Animals/dog.788.jpg</text:p>
          </table:table-cell>
          <table:table-cell table:formula="of:=[.$B$1]&amp;&quot; &quot;&amp;[.C790]&amp;&quot; &quot;&amp;[.$C$1]&amp;[.C790]" office:value-type="string" office:string-value="mv cat.788.jpg ~/repo/DATA/INPUT/StarterBundle/Animals/cat.788.jpg" calcext:value-type="string">
            <text:p>mv cat.788.jpg ~/repo/DATA/INPUT/StarterBundle/Animals/cat.788.jpg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G$1]&amp;&quot;.&quot;&amp;[.A791]&amp;&quot;.jpg&quot;" office:value-type="string" office:string-value="dog.789.jpg" calcext:value-type="string">
            <text:p>dog.789.jpg</text:p>
          </table:table-cell>
          <table:table-cell table:formula="of:=[.$H$1]&amp;&quot;.&quot;&amp;[.A791]&amp;&quot;.jpg&quot;" office:value-type="string" office:string-value="cat.789.jpg" calcext:value-type="string">
            <text:p>cat.789.jpg</text:p>
          </table:table-cell>
          <table:table-cell/>
          <table:table-cell table:formula="of:=[.$B$1]&amp;&quot; &quot;&amp;[.B791]&amp;&quot; &quot;&amp;[.$C$1]&amp;[.B791]" office:value-type="string" office:string-value="mv dog.789.jpg ~/repo/DATA/INPUT/StarterBundle/Animals/dog.789.jpg" calcext:value-type="string">
            <text:p>mv dog.789.jpg ~/repo/DATA/INPUT/StarterBundle/Animals/dog.789.jpg</text:p>
          </table:table-cell>
          <table:table-cell table:formula="of:=[.$B$1]&amp;&quot; &quot;&amp;[.C791]&amp;&quot; &quot;&amp;[.$C$1]&amp;[.C791]" office:value-type="string" office:string-value="mv cat.789.jpg ~/repo/DATA/INPUT/StarterBundle/Animals/cat.789.jpg" calcext:value-type="string">
            <text:p>mv cat.789.jpg ~/repo/DATA/INPUT/StarterBundle/Animals/cat.789.jpg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G$1]&amp;&quot;.&quot;&amp;[.A792]&amp;&quot;.jpg&quot;" office:value-type="string" office:string-value="dog.790.jpg" calcext:value-type="string">
            <text:p>dog.790.jpg</text:p>
          </table:table-cell>
          <table:table-cell table:formula="of:=[.$H$1]&amp;&quot;.&quot;&amp;[.A792]&amp;&quot;.jpg&quot;" office:value-type="string" office:string-value="cat.790.jpg" calcext:value-type="string">
            <text:p>cat.790.jpg</text:p>
          </table:table-cell>
          <table:table-cell/>
          <table:table-cell table:formula="of:=[.$B$1]&amp;&quot; &quot;&amp;[.B792]&amp;&quot; &quot;&amp;[.$C$1]&amp;[.B792]" office:value-type="string" office:string-value="mv dog.790.jpg ~/repo/DATA/INPUT/StarterBundle/Animals/dog.790.jpg" calcext:value-type="string">
            <text:p>mv dog.790.jpg ~/repo/DATA/INPUT/StarterBundle/Animals/dog.790.jpg</text:p>
          </table:table-cell>
          <table:table-cell table:formula="of:=[.$B$1]&amp;&quot; &quot;&amp;[.C792]&amp;&quot; &quot;&amp;[.$C$1]&amp;[.C792]" office:value-type="string" office:string-value="mv cat.790.jpg ~/repo/DATA/INPUT/StarterBundle/Animals/cat.790.jpg" calcext:value-type="string">
            <text:p>mv cat.790.jpg ~/repo/DATA/INPUT/StarterBundle/Animals/cat.790.jpg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G$1]&amp;&quot;.&quot;&amp;[.A793]&amp;&quot;.jpg&quot;" office:value-type="string" office:string-value="dog.791.jpg" calcext:value-type="string">
            <text:p>dog.791.jpg</text:p>
          </table:table-cell>
          <table:table-cell table:formula="of:=[.$H$1]&amp;&quot;.&quot;&amp;[.A793]&amp;&quot;.jpg&quot;" office:value-type="string" office:string-value="cat.791.jpg" calcext:value-type="string">
            <text:p>cat.791.jpg</text:p>
          </table:table-cell>
          <table:table-cell/>
          <table:table-cell table:formula="of:=[.$B$1]&amp;&quot; &quot;&amp;[.B793]&amp;&quot; &quot;&amp;[.$C$1]&amp;[.B793]" office:value-type="string" office:string-value="mv dog.791.jpg ~/repo/DATA/INPUT/StarterBundle/Animals/dog.791.jpg" calcext:value-type="string">
            <text:p>mv dog.791.jpg ~/repo/DATA/INPUT/StarterBundle/Animals/dog.791.jpg</text:p>
          </table:table-cell>
          <table:table-cell table:formula="of:=[.$B$1]&amp;&quot; &quot;&amp;[.C793]&amp;&quot; &quot;&amp;[.$C$1]&amp;[.C793]" office:value-type="string" office:string-value="mv cat.791.jpg ~/repo/DATA/INPUT/StarterBundle/Animals/cat.791.jpg" calcext:value-type="string">
            <text:p>mv cat.791.jpg ~/repo/DATA/INPUT/StarterBundle/Animals/cat.791.jpg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G$1]&amp;&quot;.&quot;&amp;[.A794]&amp;&quot;.jpg&quot;" office:value-type="string" office:string-value="dog.792.jpg" calcext:value-type="string">
            <text:p>dog.792.jpg</text:p>
          </table:table-cell>
          <table:table-cell table:formula="of:=[.$H$1]&amp;&quot;.&quot;&amp;[.A794]&amp;&quot;.jpg&quot;" office:value-type="string" office:string-value="cat.792.jpg" calcext:value-type="string">
            <text:p>cat.792.jpg</text:p>
          </table:table-cell>
          <table:table-cell/>
          <table:table-cell table:formula="of:=[.$B$1]&amp;&quot; &quot;&amp;[.B794]&amp;&quot; &quot;&amp;[.$C$1]&amp;[.B794]" office:value-type="string" office:string-value="mv dog.792.jpg ~/repo/DATA/INPUT/StarterBundle/Animals/dog.792.jpg" calcext:value-type="string">
            <text:p>mv dog.792.jpg ~/repo/DATA/INPUT/StarterBundle/Animals/dog.792.jpg</text:p>
          </table:table-cell>
          <table:table-cell table:formula="of:=[.$B$1]&amp;&quot; &quot;&amp;[.C794]&amp;&quot; &quot;&amp;[.$C$1]&amp;[.C794]" office:value-type="string" office:string-value="mv cat.792.jpg ~/repo/DATA/INPUT/StarterBundle/Animals/cat.792.jpg" calcext:value-type="string">
            <text:p>mv cat.792.jpg ~/repo/DATA/INPUT/StarterBundle/Animals/cat.792.jpg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G$1]&amp;&quot;.&quot;&amp;[.A795]&amp;&quot;.jpg&quot;" office:value-type="string" office:string-value="dog.793.jpg" calcext:value-type="string">
            <text:p>dog.793.jpg</text:p>
          </table:table-cell>
          <table:table-cell table:formula="of:=[.$H$1]&amp;&quot;.&quot;&amp;[.A795]&amp;&quot;.jpg&quot;" office:value-type="string" office:string-value="cat.793.jpg" calcext:value-type="string">
            <text:p>cat.793.jpg</text:p>
          </table:table-cell>
          <table:table-cell/>
          <table:table-cell table:formula="of:=[.$B$1]&amp;&quot; &quot;&amp;[.B795]&amp;&quot; &quot;&amp;[.$C$1]&amp;[.B795]" office:value-type="string" office:string-value="mv dog.793.jpg ~/repo/DATA/INPUT/StarterBundle/Animals/dog.793.jpg" calcext:value-type="string">
            <text:p>mv dog.793.jpg ~/repo/DATA/INPUT/StarterBundle/Animals/dog.793.jpg</text:p>
          </table:table-cell>
          <table:table-cell table:formula="of:=[.$B$1]&amp;&quot; &quot;&amp;[.C795]&amp;&quot; &quot;&amp;[.$C$1]&amp;[.C795]" office:value-type="string" office:string-value="mv cat.793.jpg ~/repo/DATA/INPUT/StarterBundle/Animals/cat.793.jpg" calcext:value-type="string">
            <text:p>mv cat.793.jpg ~/repo/DATA/INPUT/StarterBundle/Animals/cat.793.jpg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G$1]&amp;&quot;.&quot;&amp;[.A796]&amp;&quot;.jpg&quot;" office:value-type="string" office:string-value="dog.794.jpg" calcext:value-type="string">
            <text:p>dog.794.jpg</text:p>
          </table:table-cell>
          <table:table-cell table:formula="of:=[.$H$1]&amp;&quot;.&quot;&amp;[.A796]&amp;&quot;.jpg&quot;" office:value-type="string" office:string-value="cat.794.jpg" calcext:value-type="string">
            <text:p>cat.794.jpg</text:p>
          </table:table-cell>
          <table:table-cell/>
          <table:table-cell table:formula="of:=[.$B$1]&amp;&quot; &quot;&amp;[.B796]&amp;&quot; &quot;&amp;[.$C$1]&amp;[.B796]" office:value-type="string" office:string-value="mv dog.794.jpg ~/repo/DATA/INPUT/StarterBundle/Animals/dog.794.jpg" calcext:value-type="string">
            <text:p>mv dog.794.jpg ~/repo/DATA/INPUT/StarterBundle/Animals/dog.794.jpg</text:p>
          </table:table-cell>
          <table:table-cell table:formula="of:=[.$B$1]&amp;&quot; &quot;&amp;[.C796]&amp;&quot; &quot;&amp;[.$C$1]&amp;[.C796]" office:value-type="string" office:string-value="mv cat.794.jpg ~/repo/DATA/INPUT/StarterBundle/Animals/cat.794.jpg" calcext:value-type="string">
            <text:p>mv cat.794.jpg ~/repo/DATA/INPUT/StarterBundle/Animals/cat.794.jpg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G$1]&amp;&quot;.&quot;&amp;[.A797]&amp;&quot;.jpg&quot;" office:value-type="string" office:string-value="dog.795.jpg" calcext:value-type="string">
            <text:p>dog.795.jpg</text:p>
          </table:table-cell>
          <table:table-cell table:formula="of:=[.$H$1]&amp;&quot;.&quot;&amp;[.A797]&amp;&quot;.jpg&quot;" office:value-type="string" office:string-value="cat.795.jpg" calcext:value-type="string">
            <text:p>cat.795.jpg</text:p>
          </table:table-cell>
          <table:table-cell/>
          <table:table-cell table:formula="of:=[.$B$1]&amp;&quot; &quot;&amp;[.B797]&amp;&quot; &quot;&amp;[.$C$1]&amp;[.B797]" office:value-type="string" office:string-value="mv dog.795.jpg ~/repo/DATA/INPUT/StarterBundle/Animals/dog.795.jpg" calcext:value-type="string">
            <text:p>mv dog.795.jpg ~/repo/DATA/INPUT/StarterBundle/Animals/dog.795.jpg</text:p>
          </table:table-cell>
          <table:table-cell table:formula="of:=[.$B$1]&amp;&quot; &quot;&amp;[.C797]&amp;&quot; &quot;&amp;[.$C$1]&amp;[.C797]" office:value-type="string" office:string-value="mv cat.795.jpg ~/repo/DATA/INPUT/StarterBundle/Animals/cat.795.jpg" calcext:value-type="string">
            <text:p>mv cat.795.jpg ~/repo/DATA/INPUT/StarterBundle/Animals/cat.795.jpg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G$1]&amp;&quot;.&quot;&amp;[.A798]&amp;&quot;.jpg&quot;" office:value-type="string" office:string-value="dog.796.jpg" calcext:value-type="string">
            <text:p>dog.796.jpg</text:p>
          </table:table-cell>
          <table:table-cell table:formula="of:=[.$H$1]&amp;&quot;.&quot;&amp;[.A798]&amp;&quot;.jpg&quot;" office:value-type="string" office:string-value="cat.796.jpg" calcext:value-type="string">
            <text:p>cat.796.jpg</text:p>
          </table:table-cell>
          <table:table-cell/>
          <table:table-cell table:formula="of:=[.$B$1]&amp;&quot; &quot;&amp;[.B798]&amp;&quot; &quot;&amp;[.$C$1]&amp;[.B798]" office:value-type="string" office:string-value="mv dog.796.jpg ~/repo/DATA/INPUT/StarterBundle/Animals/dog.796.jpg" calcext:value-type="string">
            <text:p>mv dog.796.jpg ~/repo/DATA/INPUT/StarterBundle/Animals/dog.796.jpg</text:p>
          </table:table-cell>
          <table:table-cell table:formula="of:=[.$B$1]&amp;&quot; &quot;&amp;[.C798]&amp;&quot; &quot;&amp;[.$C$1]&amp;[.C798]" office:value-type="string" office:string-value="mv cat.796.jpg ~/repo/DATA/INPUT/StarterBundle/Animals/cat.796.jpg" calcext:value-type="string">
            <text:p>mv cat.796.jpg ~/repo/DATA/INPUT/StarterBundle/Animals/cat.796.jpg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G$1]&amp;&quot;.&quot;&amp;[.A799]&amp;&quot;.jpg&quot;" office:value-type="string" office:string-value="dog.797.jpg" calcext:value-type="string">
            <text:p>dog.797.jpg</text:p>
          </table:table-cell>
          <table:table-cell table:formula="of:=[.$H$1]&amp;&quot;.&quot;&amp;[.A799]&amp;&quot;.jpg&quot;" office:value-type="string" office:string-value="cat.797.jpg" calcext:value-type="string">
            <text:p>cat.797.jpg</text:p>
          </table:table-cell>
          <table:table-cell/>
          <table:table-cell table:formula="of:=[.$B$1]&amp;&quot; &quot;&amp;[.B799]&amp;&quot; &quot;&amp;[.$C$1]&amp;[.B799]" office:value-type="string" office:string-value="mv dog.797.jpg ~/repo/DATA/INPUT/StarterBundle/Animals/dog.797.jpg" calcext:value-type="string">
            <text:p>mv dog.797.jpg ~/repo/DATA/INPUT/StarterBundle/Animals/dog.797.jpg</text:p>
          </table:table-cell>
          <table:table-cell table:formula="of:=[.$B$1]&amp;&quot; &quot;&amp;[.C799]&amp;&quot; &quot;&amp;[.$C$1]&amp;[.C799]" office:value-type="string" office:string-value="mv cat.797.jpg ~/repo/DATA/INPUT/StarterBundle/Animals/cat.797.jpg" calcext:value-type="string">
            <text:p>mv cat.797.jpg ~/repo/DATA/INPUT/StarterBundle/Animals/cat.797.jpg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G$1]&amp;&quot;.&quot;&amp;[.A800]&amp;&quot;.jpg&quot;" office:value-type="string" office:string-value="dog.798.jpg" calcext:value-type="string">
            <text:p>dog.798.jpg</text:p>
          </table:table-cell>
          <table:table-cell table:formula="of:=[.$H$1]&amp;&quot;.&quot;&amp;[.A800]&amp;&quot;.jpg&quot;" office:value-type="string" office:string-value="cat.798.jpg" calcext:value-type="string">
            <text:p>cat.798.jpg</text:p>
          </table:table-cell>
          <table:table-cell/>
          <table:table-cell table:formula="of:=[.$B$1]&amp;&quot; &quot;&amp;[.B800]&amp;&quot; &quot;&amp;[.$C$1]&amp;[.B800]" office:value-type="string" office:string-value="mv dog.798.jpg ~/repo/DATA/INPUT/StarterBundle/Animals/dog.798.jpg" calcext:value-type="string">
            <text:p>mv dog.798.jpg ~/repo/DATA/INPUT/StarterBundle/Animals/dog.798.jpg</text:p>
          </table:table-cell>
          <table:table-cell table:formula="of:=[.$B$1]&amp;&quot; &quot;&amp;[.C800]&amp;&quot; &quot;&amp;[.$C$1]&amp;[.C800]" office:value-type="string" office:string-value="mv cat.798.jpg ~/repo/DATA/INPUT/StarterBundle/Animals/cat.798.jpg" calcext:value-type="string">
            <text:p>mv cat.798.jpg ~/repo/DATA/INPUT/StarterBundle/Animals/cat.798.jpg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G$1]&amp;&quot;.&quot;&amp;[.A801]&amp;&quot;.jpg&quot;" office:value-type="string" office:string-value="dog.799.jpg" calcext:value-type="string">
            <text:p>dog.799.jpg</text:p>
          </table:table-cell>
          <table:table-cell table:formula="of:=[.$H$1]&amp;&quot;.&quot;&amp;[.A801]&amp;&quot;.jpg&quot;" office:value-type="string" office:string-value="cat.799.jpg" calcext:value-type="string">
            <text:p>cat.799.jpg</text:p>
          </table:table-cell>
          <table:table-cell/>
          <table:table-cell table:formula="of:=[.$B$1]&amp;&quot; &quot;&amp;[.B801]&amp;&quot; &quot;&amp;[.$C$1]&amp;[.B801]" office:value-type="string" office:string-value="mv dog.799.jpg ~/repo/DATA/INPUT/StarterBundle/Animals/dog.799.jpg" calcext:value-type="string">
            <text:p>mv dog.799.jpg ~/repo/DATA/INPUT/StarterBundle/Animals/dog.799.jpg</text:p>
          </table:table-cell>
          <table:table-cell table:formula="of:=[.$B$1]&amp;&quot; &quot;&amp;[.C801]&amp;&quot; &quot;&amp;[.$C$1]&amp;[.C801]" office:value-type="string" office:string-value="mv cat.799.jpg ~/repo/DATA/INPUT/StarterBundle/Animals/cat.799.jpg" calcext:value-type="string">
            <text:p>mv cat.799.jpg ~/repo/DATA/INPUT/StarterBundle/Animals/cat.799.jpg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G$1]&amp;&quot;.&quot;&amp;[.A802]&amp;&quot;.jpg&quot;" office:value-type="string" office:string-value="dog.800.jpg" calcext:value-type="string">
            <text:p>dog.800.jpg</text:p>
          </table:table-cell>
          <table:table-cell table:formula="of:=[.$H$1]&amp;&quot;.&quot;&amp;[.A802]&amp;&quot;.jpg&quot;" office:value-type="string" office:string-value="cat.800.jpg" calcext:value-type="string">
            <text:p>cat.800.jpg</text:p>
          </table:table-cell>
          <table:table-cell/>
          <table:table-cell table:formula="of:=[.$B$1]&amp;&quot; &quot;&amp;[.B802]&amp;&quot; &quot;&amp;[.$C$1]&amp;[.B802]" office:value-type="string" office:string-value="mv dog.800.jpg ~/repo/DATA/INPUT/StarterBundle/Animals/dog.800.jpg" calcext:value-type="string">
            <text:p>mv dog.800.jpg ~/repo/DATA/INPUT/StarterBundle/Animals/dog.800.jpg</text:p>
          </table:table-cell>
          <table:table-cell table:formula="of:=[.$B$1]&amp;&quot; &quot;&amp;[.C802]&amp;&quot; &quot;&amp;[.$C$1]&amp;[.C802]" office:value-type="string" office:string-value="mv cat.800.jpg ~/repo/DATA/INPUT/StarterBundle/Animals/cat.800.jpg" calcext:value-type="string">
            <text:p>mv cat.800.jpg ~/repo/DATA/INPUT/StarterBundle/Animals/cat.800.jpg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G$1]&amp;&quot;.&quot;&amp;[.A803]&amp;&quot;.jpg&quot;" office:value-type="string" office:string-value="dog.801.jpg" calcext:value-type="string">
            <text:p>dog.801.jpg</text:p>
          </table:table-cell>
          <table:table-cell table:formula="of:=[.$H$1]&amp;&quot;.&quot;&amp;[.A803]&amp;&quot;.jpg&quot;" office:value-type="string" office:string-value="cat.801.jpg" calcext:value-type="string">
            <text:p>cat.801.jpg</text:p>
          </table:table-cell>
          <table:table-cell/>
          <table:table-cell table:formula="of:=[.$B$1]&amp;&quot; &quot;&amp;[.B803]&amp;&quot; &quot;&amp;[.$C$1]&amp;[.B803]" office:value-type="string" office:string-value="mv dog.801.jpg ~/repo/DATA/INPUT/StarterBundle/Animals/dog.801.jpg" calcext:value-type="string">
            <text:p>mv dog.801.jpg ~/repo/DATA/INPUT/StarterBundle/Animals/dog.801.jpg</text:p>
          </table:table-cell>
          <table:table-cell table:formula="of:=[.$B$1]&amp;&quot; &quot;&amp;[.C803]&amp;&quot; &quot;&amp;[.$C$1]&amp;[.C803]" office:value-type="string" office:string-value="mv cat.801.jpg ~/repo/DATA/INPUT/StarterBundle/Animals/cat.801.jpg" calcext:value-type="string">
            <text:p>mv cat.801.jpg ~/repo/DATA/INPUT/StarterBundle/Animals/cat.801.jpg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G$1]&amp;&quot;.&quot;&amp;[.A804]&amp;&quot;.jpg&quot;" office:value-type="string" office:string-value="dog.802.jpg" calcext:value-type="string">
            <text:p>dog.802.jpg</text:p>
          </table:table-cell>
          <table:table-cell table:formula="of:=[.$H$1]&amp;&quot;.&quot;&amp;[.A804]&amp;&quot;.jpg&quot;" office:value-type="string" office:string-value="cat.802.jpg" calcext:value-type="string">
            <text:p>cat.802.jpg</text:p>
          </table:table-cell>
          <table:table-cell/>
          <table:table-cell table:formula="of:=[.$B$1]&amp;&quot; &quot;&amp;[.B804]&amp;&quot; &quot;&amp;[.$C$1]&amp;[.B804]" office:value-type="string" office:string-value="mv dog.802.jpg ~/repo/DATA/INPUT/StarterBundle/Animals/dog.802.jpg" calcext:value-type="string">
            <text:p>mv dog.802.jpg ~/repo/DATA/INPUT/StarterBundle/Animals/dog.802.jpg</text:p>
          </table:table-cell>
          <table:table-cell table:formula="of:=[.$B$1]&amp;&quot; &quot;&amp;[.C804]&amp;&quot; &quot;&amp;[.$C$1]&amp;[.C804]" office:value-type="string" office:string-value="mv cat.802.jpg ~/repo/DATA/INPUT/StarterBundle/Animals/cat.802.jpg" calcext:value-type="string">
            <text:p>mv cat.802.jpg ~/repo/DATA/INPUT/StarterBundle/Animals/cat.802.jpg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G$1]&amp;&quot;.&quot;&amp;[.A805]&amp;&quot;.jpg&quot;" office:value-type="string" office:string-value="dog.803.jpg" calcext:value-type="string">
            <text:p>dog.803.jpg</text:p>
          </table:table-cell>
          <table:table-cell table:formula="of:=[.$H$1]&amp;&quot;.&quot;&amp;[.A805]&amp;&quot;.jpg&quot;" office:value-type="string" office:string-value="cat.803.jpg" calcext:value-type="string">
            <text:p>cat.803.jpg</text:p>
          </table:table-cell>
          <table:table-cell/>
          <table:table-cell table:formula="of:=[.$B$1]&amp;&quot; &quot;&amp;[.B805]&amp;&quot; &quot;&amp;[.$C$1]&amp;[.B805]" office:value-type="string" office:string-value="mv dog.803.jpg ~/repo/DATA/INPUT/StarterBundle/Animals/dog.803.jpg" calcext:value-type="string">
            <text:p>mv dog.803.jpg ~/repo/DATA/INPUT/StarterBundle/Animals/dog.803.jpg</text:p>
          </table:table-cell>
          <table:table-cell table:formula="of:=[.$B$1]&amp;&quot; &quot;&amp;[.C805]&amp;&quot; &quot;&amp;[.$C$1]&amp;[.C805]" office:value-type="string" office:string-value="mv cat.803.jpg ~/repo/DATA/INPUT/StarterBundle/Animals/cat.803.jpg" calcext:value-type="string">
            <text:p>mv cat.803.jpg ~/repo/DATA/INPUT/StarterBundle/Animals/cat.803.jpg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G$1]&amp;&quot;.&quot;&amp;[.A806]&amp;&quot;.jpg&quot;" office:value-type="string" office:string-value="dog.804.jpg" calcext:value-type="string">
            <text:p>dog.804.jpg</text:p>
          </table:table-cell>
          <table:table-cell table:formula="of:=[.$H$1]&amp;&quot;.&quot;&amp;[.A806]&amp;&quot;.jpg&quot;" office:value-type="string" office:string-value="cat.804.jpg" calcext:value-type="string">
            <text:p>cat.804.jpg</text:p>
          </table:table-cell>
          <table:table-cell/>
          <table:table-cell table:formula="of:=[.$B$1]&amp;&quot; &quot;&amp;[.B806]&amp;&quot; &quot;&amp;[.$C$1]&amp;[.B806]" office:value-type="string" office:string-value="mv dog.804.jpg ~/repo/DATA/INPUT/StarterBundle/Animals/dog.804.jpg" calcext:value-type="string">
            <text:p>mv dog.804.jpg ~/repo/DATA/INPUT/StarterBundle/Animals/dog.804.jpg</text:p>
          </table:table-cell>
          <table:table-cell table:formula="of:=[.$B$1]&amp;&quot; &quot;&amp;[.C806]&amp;&quot; &quot;&amp;[.$C$1]&amp;[.C806]" office:value-type="string" office:string-value="mv cat.804.jpg ~/repo/DATA/INPUT/StarterBundle/Animals/cat.804.jpg" calcext:value-type="string">
            <text:p>mv cat.804.jpg ~/repo/DATA/INPUT/StarterBundle/Animals/cat.804.jpg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G$1]&amp;&quot;.&quot;&amp;[.A807]&amp;&quot;.jpg&quot;" office:value-type="string" office:string-value="dog.805.jpg" calcext:value-type="string">
            <text:p>dog.805.jpg</text:p>
          </table:table-cell>
          <table:table-cell table:formula="of:=[.$H$1]&amp;&quot;.&quot;&amp;[.A807]&amp;&quot;.jpg&quot;" office:value-type="string" office:string-value="cat.805.jpg" calcext:value-type="string">
            <text:p>cat.805.jpg</text:p>
          </table:table-cell>
          <table:table-cell/>
          <table:table-cell table:formula="of:=[.$B$1]&amp;&quot; &quot;&amp;[.B807]&amp;&quot; &quot;&amp;[.$C$1]&amp;[.B807]" office:value-type="string" office:string-value="mv dog.805.jpg ~/repo/DATA/INPUT/StarterBundle/Animals/dog.805.jpg" calcext:value-type="string">
            <text:p>mv dog.805.jpg ~/repo/DATA/INPUT/StarterBundle/Animals/dog.805.jpg</text:p>
          </table:table-cell>
          <table:table-cell table:formula="of:=[.$B$1]&amp;&quot; &quot;&amp;[.C807]&amp;&quot; &quot;&amp;[.$C$1]&amp;[.C807]" office:value-type="string" office:string-value="mv cat.805.jpg ~/repo/DATA/INPUT/StarterBundle/Animals/cat.805.jpg" calcext:value-type="string">
            <text:p>mv cat.805.jpg ~/repo/DATA/INPUT/StarterBundle/Animals/cat.805.jpg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G$1]&amp;&quot;.&quot;&amp;[.A808]&amp;&quot;.jpg&quot;" office:value-type="string" office:string-value="dog.806.jpg" calcext:value-type="string">
            <text:p>dog.806.jpg</text:p>
          </table:table-cell>
          <table:table-cell table:formula="of:=[.$H$1]&amp;&quot;.&quot;&amp;[.A808]&amp;&quot;.jpg&quot;" office:value-type="string" office:string-value="cat.806.jpg" calcext:value-type="string">
            <text:p>cat.806.jpg</text:p>
          </table:table-cell>
          <table:table-cell/>
          <table:table-cell table:formula="of:=[.$B$1]&amp;&quot; &quot;&amp;[.B808]&amp;&quot; &quot;&amp;[.$C$1]&amp;[.B808]" office:value-type="string" office:string-value="mv dog.806.jpg ~/repo/DATA/INPUT/StarterBundle/Animals/dog.806.jpg" calcext:value-type="string">
            <text:p>mv dog.806.jpg ~/repo/DATA/INPUT/StarterBundle/Animals/dog.806.jpg</text:p>
          </table:table-cell>
          <table:table-cell table:formula="of:=[.$B$1]&amp;&quot; &quot;&amp;[.C808]&amp;&quot; &quot;&amp;[.$C$1]&amp;[.C808]" office:value-type="string" office:string-value="mv cat.806.jpg ~/repo/DATA/INPUT/StarterBundle/Animals/cat.806.jpg" calcext:value-type="string">
            <text:p>mv cat.806.jpg ~/repo/DATA/INPUT/StarterBundle/Animals/cat.806.jpg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G$1]&amp;&quot;.&quot;&amp;[.A809]&amp;&quot;.jpg&quot;" office:value-type="string" office:string-value="dog.807.jpg" calcext:value-type="string">
            <text:p>dog.807.jpg</text:p>
          </table:table-cell>
          <table:table-cell table:formula="of:=[.$H$1]&amp;&quot;.&quot;&amp;[.A809]&amp;&quot;.jpg&quot;" office:value-type="string" office:string-value="cat.807.jpg" calcext:value-type="string">
            <text:p>cat.807.jpg</text:p>
          </table:table-cell>
          <table:table-cell/>
          <table:table-cell table:formula="of:=[.$B$1]&amp;&quot; &quot;&amp;[.B809]&amp;&quot; &quot;&amp;[.$C$1]&amp;[.B809]" office:value-type="string" office:string-value="mv dog.807.jpg ~/repo/DATA/INPUT/StarterBundle/Animals/dog.807.jpg" calcext:value-type="string">
            <text:p>mv dog.807.jpg ~/repo/DATA/INPUT/StarterBundle/Animals/dog.807.jpg</text:p>
          </table:table-cell>
          <table:table-cell table:formula="of:=[.$B$1]&amp;&quot; &quot;&amp;[.C809]&amp;&quot; &quot;&amp;[.$C$1]&amp;[.C809]" office:value-type="string" office:string-value="mv cat.807.jpg ~/repo/DATA/INPUT/StarterBundle/Animals/cat.807.jpg" calcext:value-type="string">
            <text:p>mv cat.807.jpg ~/repo/DATA/INPUT/StarterBundle/Animals/cat.807.jpg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G$1]&amp;&quot;.&quot;&amp;[.A810]&amp;&quot;.jpg&quot;" office:value-type="string" office:string-value="dog.808.jpg" calcext:value-type="string">
            <text:p>dog.808.jpg</text:p>
          </table:table-cell>
          <table:table-cell table:formula="of:=[.$H$1]&amp;&quot;.&quot;&amp;[.A810]&amp;&quot;.jpg&quot;" office:value-type="string" office:string-value="cat.808.jpg" calcext:value-type="string">
            <text:p>cat.808.jpg</text:p>
          </table:table-cell>
          <table:table-cell/>
          <table:table-cell table:formula="of:=[.$B$1]&amp;&quot; &quot;&amp;[.B810]&amp;&quot; &quot;&amp;[.$C$1]&amp;[.B810]" office:value-type="string" office:string-value="mv dog.808.jpg ~/repo/DATA/INPUT/StarterBundle/Animals/dog.808.jpg" calcext:value-type="string">
            <text:p>mv dog.808.jpg ~/repo/DATA/INPUT/StarterBundle/Animals/dog.808.jpg</text:p>
          </table:table-cell>
          <table:table-cell table:formula="of:=[.$B$1]&amp;&quot; &quot;&amp;[.C810]&amp;&quot; &quot;&amp;[.$C$1]&amp;[.C810]" office:value-type="string" office:string-value="mv cat.808.jpg ~/repo/DATA/INPUT/StarterBundle/Animals/cat.808.jpg" calcext:value-type="string">
            <text:p>mv cat.808.jpg ~/repo/DATA/INPUT/StarterBundle/Animals/cat.808.jpg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G$1]&amp;&quot;.&quot;&amp;[.A811]&amp;&quot;.jpg&quot;" office:value-type="string" office:string-value="dog.809.jpg" calcext:value-type="string">
            <text:p>dog.809.jpg</text:p>
          </table:table-cell>
          <table:table-cell table:formula="of:=[.$H$1]&amp;&quot;.&quot;&amp;[.A811]&amp;&quot;.jpg&quot;" office:value-type="string" office:string-value="cat.809.jpg" calcext:value-type="string">
            <text:p>cat.809.jpg</text:p>
          </table:table-cell>
          <table:table-cell/>
          <table:table-cell table:formula="of:=[.$B$1]&amp;&quot; &quot;&amp;[.B811]&amp;&quot; &quot;&amp;[.$C$1]&amp;[.B811]" office:value-type="string" office:string-value="mv dog.809.jpg ~/repo/DATA/INPUT/StarterBundle/Animals/dog.809.jpg" calcext:value-type="string">
            <text:p>mv dog.809.jpg ~/repo/DATA/INPUT/StarterBundle/Animals/dog.809.jpg</text:p>
          </table:table-cell>
          <table:table-cell table:formula="of:=[.$B$1]&amp;&quot; &quot;&amp;[.C811]&amp;&quot; &quot;&amp;[.$C$1]&amp;[.C811]" office:value-type="string" office:string-value="mv cat.809.jpg ~/repo/DATA/INPUT/StarterBundle/Animals/cat.809.jpg" calcext:value-type="string">
            <text:p>mv cat.809.jpg ~/repo/DATA/INPUT/StarterBundle/Animals/cat.809.jpg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G$1]&amp;&quot;.&quot;&amp;[.A812]&amp;&quot;.jpg&quot;" office:value-type="string" office:string-value="dog.810.jpg" calcext:value-type="string">
            <text:p>dog.810.jpg</text:p>
          </table:table-cell>
          <table:table-cell table:formula="of:=[.$H$1]&amp;&quot;.&quot;&amp;[.A812]&amp;&quot;.jpg&quot;" office:value-type="string" office:string-value="cat.810.jpg" calcext:value-type="string">
            <text:p>cat.810.jpg</text:p>
          </table:table-cell>
          <table:table-cell/>
          <table:table-cell table:formula="of:=[.$B$1]&amp;&quot; &quot;&amp;[.B812]&amp;&quot; &quot;&amp;[.$C$1]&amp;[.B812]" office:value-type="string" office:string-value="mv dog.810.jpg ~/repo/DATA/INPUT/StarterBundle/Animals/dog.810.jpg" calcext:value-type="string">
            <text:p>mv dog.810.jpg ~/repo/DATA/INPUT/StarterBundle/Animals/dog.810.jpg</text:p>
          </table:table-cell>
          <table:table-cell table:formula="of:=[.$B$1]&amp;&quot; &quot;&amp;[.C812]&amp;&quot; &quot;&amp;[.$C$1]&amp;[.C812]" office:value-type="string" office:string-value="mv cat.810.jpg ~/repo/DATA/INPUT/StarterBundle/Animals/cat.810.jpg" calcext:value-type="string">
            <text:p>mv cat.810.jpg ~/repo/DATA/INPUT/StarterBundle/Animals/cat.810.jpg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G$1]&amp;&quot;.&quot;&amp;[.A813]&amp;&quot;.jpg&quot;" office:value-type="string" office:string-value="dog.811.jpg" calcext:value-type="string">
            <text:p>dog.811.jpg</text:p>
          </table:table-cell>
          <table:table-cell table:formula="of:=[.$H$1]&amp;&quot;.&quot;&amp;[.A813]&amp;&quot;.jpg&quot;" office:value-type="string" office:string-value="cat.811.jpg" calcext:value-type="string">
            <text:p>cat.811.jpg</text:p>
          </table:table-cell>
          <table:table-cell/>
          <table:table-cell table:formula="of:=[.$B$1]&amp;&quot; &quot;&amp;[.B813]&amp;&quot; &quot;&amp;[.$C$1]&amp;[.B813]" office:value-type="string" office:string-value="mv dog.811.jpg ~/repo/DATA/INPUT/StarterBundle/Animals/dog.811.jpg" calcext:value-type="string">
            <text:p>mv dog.811.jpg ~/repo/DATA/INPUT/StarterBundle/Animals/dog.811.jpg</text:p>
          </table:table-cell>
          <table:table-cell table:formula="of:=[.$B$1]&amp;&quot; &quot;&amp;[.C813]&amp;&quot; &quot;&amp;[.$C$1]&amp;[.C813]" office:value-type="string" office:string-value="mv cat.811.jpg ~/repo/DATA/INPUT/StarterBundle/Animals/cat.811.jpg" calcext:value-type="string">
            <text:p>mv cat.811.jpg ~/repo/DATA/INPUT/StarterBundle/Animals/cat.811.jpg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G$1]&amp;&quot;.&quot;&amp;[.A814]&amp;&quot;.jpg&quot;" office:value-type="string" office:string-value="dog.812.jpg" calcext:value-type="string">
            <text:p>dog.812.jpg</text:p>
          </table:table-cell>
          <table:table-cell table:formula="of:=[.$H$1]&amp;&quot;.&quot;&amp;[.A814]&amp;&quot;.jpg&quot;" office:value-type="string" office:string-value="cat.812.jpg" calcext:value-type="string">
            <text:p>cat.812.jpg</text:p>
          </table:table-cell>
          <table:table-cell/>
          <table:table-cell table:formula="of:=[.$B$1]&amp;&quot; &quot;&amp;[.B814]&amp;&quot; &quot;&amp;[.$C$1]&amp;[.B814]" office:value-type="string" office:string-value="mv dog.812.jpg ~/repo/DATA/INPUT/StarterBundle/Animals/dog.812.jpg" calcext:value-type="string">
            <text:p>mv dog.812.jpg ~/repo/DATA/INPUT/StarterBundle/Animals/dog.812.jpg</text:p>
          </table:table-cell>
          <table:table-cell table:formula="of:=[.$B$1]&amp;&quot; &quot;&amp;[.C814]&amp;&quot; &quot;&amp;[.$C$1]&amp;[.C814]" office:value-type="string" office:string-value="mv cat.812.jpg ~/repo/DATA/INPUT/StarterBundle/Animals/cat.812.jpg" calcext:value-type="string">
            <text:p>mv cat.812.jpg ~/repo/DATA/INPUT/StarterBundle/Animals/cat.812.jpg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G$1]&amp;&quot;.&quot;&amp;[.A815]&amp;&quot;.jpg&quot;" office:value-type="string" office:string-value="dog.813.jpg" calcext:value-type="string">
            <text:p>dog.813.jpg</text:p>
          </table:table-cell>
          <table:table-cell table:formula="of:=[.$H$1]&amp;&quot;.&quot;&amp;[.A815]&amp;&quot;.jpg&quot;" office:value-type="string" office:string-value="cat.813.jpg" calcext:value-type="string">
            <text:p>cat.813.jpg</text:p>
          </table:table-cell>
          <table:table-cell/>
          <table:table-cell table:formula="of:=[.$B$1]&amp;&quot; &quot;&amp;[.B815]&amp;&quot; &quot;&amp;[.$C$1]&amp;[.B815]" office:value-type="string" office:string-value="mv dog.813.jpg ~/repo/DATA/INPUT/StarterBundle/Animals/dog.813.jpg" calcext:value-type="string">
            <text:p>mv dog.813.jpg ~/repo/DATA/INPUT/StarterBundle/Animals/dog.813.jpg</text:p>
          </table:table-cell>
          <table:table-cell table:formula="of:=[.$B$1]&amp;&quot; &quot;&amp;[.C815]&amp;&quot; &quot;&amp;[.$C$1]&amp;[.C815]" office:value-type="string" office:string-value="mv cat.813.jpg ~/repo/DATA/INPUT/StarterBundle/Animals/cat.813.jpg" calcext:value-type="string">
            <text:p>mv cat.813.jpg ~/repo/DATA/INPUT/StarterBundle/Animals/cat.813.jpg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G$1]&amp;&quot;.&quot;&amp;[.A816]&amp;&quot;.jpg&quot;" office:value-type="string" office:string-value="dog.814.jpg" calcext:value-type="string">
            <text:p>dog.814.jpg</text:p>
          </table:table-cell>
          <table:table-cell table:formula="of:=[.$H$1]&amp;&quot;.&quot;&amp;[.A816]&amp;&quot;.jpg&quot;" office:value-type="string" office:string-value="cat.814.jpg" calcext:value-type="string">
            <text:p>cat.814.jpg</text:p>
          </table:table-cell>
          <table:table-cell/>
          <table:table-cell table:formula="of:=[.$B$1]&amp;&quot; &quot;&amp;[.B816]&amp;&quot; &quot;&amp;[.$C$1]&amp;[.B816]" office:value-type="string" office:string-value="mv dog.814.jpg ~/repo/DATA/INPUT/StarterBundle/Animals/dog.814.jpg" calcext:value-type="string">
            <text:p>mv dog.814.jpg ~/repo/DATA/INPUT/StarterBundle/Animals/dog.814.jpg</text:p>
          </table:table-cell>
          <table:table-cell table:formula="of:=[.$B$1]&amp;&quot; &quot;&amp;[.C816]&amp;&quot; &quot;&amp;[.$C$1]&amp;[.C816]" office:value-type="string" office:string-value="mv cat.814.jpg ~/repo/DATA/INPUT/StarterBundle/Animals/cat.814.jpg" calcext:value-type="string">
            <text:p>mv cat.814.jpg ~/repo/DATA/INPUT/StarterBundle/Animals/cat.814.jpg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G$1]&amp;&quot;.&quot;&amp;[.A817]&amp;&quot;.jpg&quot;" office:value-type="string" office:string-value="dog.815.jpg" calcext:value-type="string">
            <text:p>dog.815.jpg</text:p>
          </table:table-cell>
          <table:table-cell table:formula="of:=[.$H$1]&amp;&quot;.&quot;&amp;[.A817]&amp;&quot;.jpg&quot;" office:value-type="string" office:string-value="cat.815.jpg" calcext:value-type="string">
            <text:p>cat.815.jpg</text:p>
          </table:table-cell>
          <table:table-cell/>
          <table:table-cell table:formula="of:=[.$B$1]&amp;&quot; &quot;&amp;[.B817]&amp;&quot; &quot;&amp;[.$C$1]&amp;[.B817]" office:value-type="string" office:string-value="mv dog.815.jpg ~/repo/DATA/INPUT/StarterBundle/Animals/dog.815.jpg" calcext:value-type="string">
            <text:p>mv dog.815.jpg ~/repo/DATA/INPUT/StarterBundle/Animals/dog.815.jpg</text:p>
          </table:table-cell>
          <table:table-cell table:formula="of:=[.$B$1]&amp;&quot; &quot;&amp;[.C817]&amp;&quot; &quot;&amp;[.$C$1]&amp;[.C817]" office:value-type="string" office:string-value="mv cat.815.jpg ~/repo/DATA/INPUT/StarterBundle/Animals/cat.815.jpg" calcext:value-type="string">
            <text:p>mv cat.815.jpg ~/repo/DATA/INPUT/StarterBundle/Animals/cat.815.jpg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G$1]&amp;&quot;.&quot;&amp;[.A818]&amp;&quot;.jpg&quot;" office:value-type="string" office:string-value="dog.816.jpg" calcext:value-type="string">
            <text:p>dog.816.jpg</text:p>
          </table:table-cell>
          <table:table-cell table:formula="of:=[.$H$1]&amp;&quot;.&quot;&amp;[.A818]&amp;&quot;.jpg&quot;" office:value-type="string" office:string-value="cat.816.jpg" calcext:value-type="string">
            <text:p>cat.816.jpg</text:p>
          </table:table-cell>
          <table:table-cell/>
          <table:table-cell table:formula="of:=[.$B$1]&amp;&quot; &quot;&amp;[.B818]&amp;&quot; &quot;&amp;[.$C$1]&amp;[.B818]" office:value-type="string" office:string-value="mv dog.816.jpg ~/repo/DATA/INPUT/StarterBundle/Animals/dog.816.jpg" calcext:value-type="string">
            <text:p>mv dog.816.jpg ~/repo/DATA/INPUT/StarterBundle/Animals/dog.816.jpg</text:p>
          </table:table-cell>
          <table:table-cell table:formula="of:=[.$B$1]&amp;&quot; &quot;&amp;[.C818]&amp;&quot; &quot;&amp;[.$C$1]&amp;[.C818]" office:value-type="string" office:string-value="mv cat.816.jpg ~/repo/DATA/INPUT/StarterBundle/Animals/cat.816.jpg" calcext:value-type="string">
            <text:p>mv cat.816.jpg ~/repo/DATA/INPUT/StarterBundle/Animals/cat.816.jpg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G$1]&amp;&quot;.&quot;&amp;[.A819]&amp;&quot;.jpg&quot;" office:value-type="string" office:string-value="dog.817.jpg" calcext:value-type="string">
            <text:p>dog.817.jpg</text:p>
          </table:table-cell>
          <table:table-cell table:formula="of:=[.$H$1]&amp;&quot;.&quot;&amp;[.A819]&amp;&quot;.jpg&quot;" office:value-type="string" office:string-value="cat.817.jpg" calcext:value-type="string">
            <text:p>cat.817.jpg</text:p>
          </table:table-cell>
          <table:table-cell/>
          <table:table-cell table:formula="of:=[.$B$1]&amp;&quot; &quot;&amp;[.B819]&amp;&quot; &quot;&amp;[.$C$1]&amp;[.B819]" office:value-type="string" office:string-value="mv dog.817.jpg ~/repo/DATA/INPUT/StarterBundle/Animals/dog.817.jpg" calcext:value-type="string">
            <text:p>mv dog.817.jpg ~/repo/DATA/INPUT/StarterBundle/Animals/dog.817.jpg</text:p>
          </table:table-cell>
          <table:table-cell table:formula="of:=[.$B$1]&amp;&quot; &quot;&amp;[.C819]&amp;&quot; &quot;&amp;[.$C$1]&amp;[.C819]" office:value-type="string" office:string-value="mv cat.817.jpg ~/repo/DATA/INPUT/StarterBundle/Animals/cat.817.jpg" calcext:value-type="string">
            <text:p>mv cat.817.jpg ~/repo/DATA/INPUT/StarterBundle/Animals/cat.817.jpg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G$1]&amp;&quot;.&quot;&amp;[.A820]&amp;&quot;.jpg&quot;" office:value-type="string" office:string-value="dog.818.jpg" calcext:value-type="string">
            <text:p>dog.818.jpg</text:p>
          </table:table-cell>
          <table:table-cell table:formula="of:=[.$H$1]&amp;&quot;.&quot;&amp;[.A820]&amp;&quot;.jpg&quot;" office:value-type="string" office:string-value="cat.818.jpg" calcext:value-type="string">
            <text:p>cat.818.jpg</text:p>
          </table:table-cell>
          <table:table-cell/>
          <table:table-cell table:formula="of:=[.$B$1]&amp;&quot; &quot;&amp;[.B820]&amp;&quot; &quot;&amp;[.$C$1]&amp;[.B820]" office:value-type="string" office:string-value="mv dog.818.jpg ~/repo/DATA/INPUT/StarterBundle/Animals/dog.818.jpg" calcext:value-type="string">
            <text:p>mv dog.818.jpg ~/repo/DATA/INPUT/StarterBundle/Animals/dog.818.jpg</text:p>
          </table:table-cell>
          <table:table-cell table:formula="of:=[.$B$1]&amp;&quot; &quot;&amp;[.C820]&amp;&quot; &quot;&amp;[.$C$1]&amp;[.C820]" office:value-type="string" office:string-value="mv cat.818.jpg ~/repo/DATA/INPUT/StarterBundle/Animals/cat.818.jpg" calcext:value-type="string">
            <text:p>mv cat.818.jpg ~/repo/DATA/INPUT/StarterBundle/Animals/cat.818.jpg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G$1]&amp;&quot;.&quot;&amp;[.A821]&amp;&quot;.jpg&quot;" office:value-type="string" office:string-value="dog.819.jpg" calcext:value-type="string">
            <text:p>dog.819.jpg</text:p>
          </table:table-cell>
          <table:table-cell table:formula="of:=[.$H$1]&amp;&quot;.&quot;&amp;[.A821]&amp;&quot;.jpg&quot;" office:value-type="string" office:string-value="cat.819.jpg" calcext:value-type="string">
            <text:p>cat.819.jpg</text:p>
          </table:table-cell>
          <table:table-cell/>
          <table:table-cell table:formula="of:=[.$B$1]&amp;&quot; &quot;&amp;[.B821]&amp;&quot; &quot;&amp;[.$C$1]&amp;[.B821]" office:value-type="string" office:string-value="mv dog.819.jpg ~/repo/DATA/INPUT/StarterBundle/Animals/dog.819.jpg" calcext:value-type="string">
            <text:p>mv dog.819.jpg ~/repo/DATA/INPUT/StarterBundle/Animals/dog.819.jpg</text:p>
          </table:table-cell>
          <table:table-cell table:formula="of:=[.$B$1]&amp;&quot; &quot;&amp;[.C821]&amp;&quot; &quot;&amp;[.$C$1]&amp;[.C821]" office:value-type="string" office:string-value="mv cat.819.jpg ~/repo/DATA/INPUT/StarterBundle/Animals/cat.819.jpg" calcext:value-type="string">
            <text:p>mv cat.819.jpg ~/repo/DATA/INPUT/StarterBundle/Animals/cat.819.jpg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G$1]&amp;&quot;.&quot;&amp;[.A822]&amp;&quot;.jpg&quot;" office:value-type="string" office:string-value="dog.820.jpg" calcext:value-type="string">
            <text:p>dog.820.jpg</text:p>
          </table:table-cell>
          <table:table-cell table:formula="of:=[.$H$1]&amp;&quot;.&quot;&amp;[.A822]&amp;&quot;.jpg&quot;" office:value-type="string" office:string-value="cat.820.jpg" calcext:value-type="string">
            <text:p>cat.820.jpg</text:p>
          </table:table-cell>
          <table:table-cell/>
          <table:table-cell table:formula="of:=[.$B$1]&amp;&quot; &quot;&amp;[.B822]&amp;&quot; &quot;&amp;[.$C$1]&amp;[.B822]" office:value-type="string" office:string-value="mv dog.820.jpg ~/repo/DATA/INPUT/StarterBundle/Animals/dog.820.jpg" calcext:value-type="string">
            <text:p>mv dog.820.jpg ~/repo/DATA/INPUT/StarterBundle/Animals/dog.820.jpg</text:p>
          </table:table-cell>
          <table:table-cell table:formula="of:=[.$B$1]&amp;&quot; &quot;&amp;[.C822]&amp;&quot; &quot;&amp;[.$C$1]&amp;[.C822]" office:value-type="string" office:string-value="mv cat.820.jpg ~/repo/DATA/INPUT/StarterBundle/Animals/cat.820.jpg" calcext:value-type="string">
            <text:p>mv cat.820.jpg ~/repo/DATA/INPUT/StarterBundle/Animals/cat.820.jpg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G$1]&amp;&quot;.&quot;&amp;[.A823]&amp;&quot;.jpg&quot;" office:value-type="string" office:string-value="dog.821.jpg" calcext:value-type="string">
            <text:p>dog.821.jpg</text:p>
          </table:table-cell>
          <table:table-cell table:formula="of:=[.$H$1]&amp;&quot;.&quot;&amp;[.A823]&amp;&quot;.jpg&quot;" office:value-type="string" office:string-value="cat.821.jpg" calcext:value-type="string">
            <text:p>cat.821.jpg</text:p>
          </table:table-cell>
          <table:table-cell/>
          <table:table-cell table:formula="of:=[.$B$1]&amp;&quot; &quot;&amp;[.B823]&amp;&quot; &quot;&amp;[.$C$1]&amp;[.B823]" office:value-type="string" office:string-value="mv dog.821.jpg ~/repo/DATA/INPUT/StarterBundle/Animals/dog.821.jpg" calcext:value-type="string">
            <text:p>mv dog.821.jpg ~/repo/DATA/INPUT/StarterBundle/Animals/dog.821.jpg</text:p>
          </table:table-cell>
          <table:table-cell table:formula="of:=[.$B$1]&amp;&quot; &quot;&amp;[.C823]&amp;&quot; &quot;&amp;[.$C$1]&amp;[.C823]" office:value-type="string" office:string-value="mv cat.821.jpg ~/repo/DATA/INPUT/StarterBundle/Animals/cat.821.jpg" calcext:value-type="string">
            <text:p>mv cat.821.jpg ~/repo/DATA/INPUT/StarterBundle/Animals/cat.821.jpg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G$1]&amp;&quot;.&quot;&amp;[.A824]&amp;&quot;.jpg&quot;" office:value-type="string" office:string-value="dog.822.jpg" calcext:value-type="string">
            <text:p>dog.822.jpg</text:p>
          </table:table-cell>
          <table:table-cell table:formula="of:=[.$H$1]&amp;&quot;.&quot;&amp;[.A824]&amp;&quot;.jpg&quot;" office:value-type="string" office:string-value="cat.822.jpg" calcext:value-type="string">
            <text:p>cat.822.jpg</text:p>
          </table:table-cell>
          <table:table-cell/>
          <table:table-cell table:formula="of:=[.$B$1]&amp;&quot; &quot;&amp;[.B824]&amp;&quot; &quot;&amp;[.$C$1]&amp;[.B824]" office:value-type="string" office:string-value="mv dog.822.jpg ~/repo/DATA/INPUT/StarterBundle/Animals/dog.822.jpg" calcext:value-type="string">
            <text:p>mv dog.822.jpg ~/repo/DATA/INPUT/StarterBundle/Animals/dog.822.jpg</text:p>
          </table:table-cell>
          <table:table-cell table:formula="of:=[.$B$1]&amp;&quot; &quot;&amp;[.C824]&amp;&quot; &quot;&amp;[.$C$1]&amp;[.C824]" office:value-type="string" office:string-value="mv cat.822.jpg ~/repo/DATA/INPUT/StarterBundle/Animals/cat.822.jpg" calcext:value-type="string">
            <text:p>mv cat.822.jpg ~/repo/DATA/INPUT/StarterBundle/Animals/cat.822.jpg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G$1]&amp;&quot;.&quot;&amp;[.A825]&amp;&quot;.jpg&quot;" office:value-type="string" office:string-value="dog.823.jpg" calcext:value-type="string">
            <text:p>dog.823.jpg</text:p>
          </table:table-cell>
          <table:table-cell table:formula="of:=[.$H$1]&amp;&quot;.&quot;&amp;[.A825]&amp;&quot;.jpg&quot;" office:value-type="string" office:string-value="cat.823.jpg" calcext:value-type="string">
            <text:p>cat.823.jpg</text:p>
          </table:table-cell>
          <table:table-cell/>
          <table:table-cell table:formula="of:=[.$B$1]&amp;&quot; &quot;&amp;[.B825]&amp;&quot; &quot;&amp;[.$C$1]&amp;[.B825]" office:value-type="string" office:string-value="mv dog.823.jpg ~/repo/DATA/INPUT/StarterBundle/Animals/dog.823.jpg" calcext:value-type="string">
            <text:p>mv dog.823.jpg ~/repo/DATA/INPUT/StarterBundle/Animals/dog.823.jpg</text:p>
          </table:table-cell>
          <table:table-cell table:formula="of:=[.$B$1]&amp;&quot; &quot;&amp;[.C825]&amp;&quot; &quot;&amp;[.$C$1]&amp;[.C825]" office:value-type="string" office:string-value="mv cat.823.jpg ~/repo/DATA/INPUT/StarterBundle/Animals/cat.823.jpg" calcext:value-type="string">
            <text:p>mv cat.823.jpg ~/repo/DATA/INPUT/StarterBundle/Animals/cat.823.jpg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G$1]&amp;&quot;.&quot;&amp;[.A826]&amp;&quot;.jpg&quot;" office:value-type="string" office:string-value="dog.824.jpg" calcext:value-type="string">
            <text:p>dog.824.jpg</text:p>
          </table:table-cell>
          <table:table-cell table:formula="of:=[.$H$1]&amp;&quot;.&quot;&amp;[.A826]&amp;&quot;.jpg&quot;" office:value-type="string" office:string-value="cat.824.jpg" calcext:value-type="string">
            <text:p>cat.824.jpg</text:p>
          </table:table-cell>
          <table:table-cell/>
          <table:table-cell table:formula="of:=[.$B$1]&amp;&quot; &quot;&amp;[.B826]&amp;&quot; &quot;&amp;[.$C$1]&amp;[.B826]" office:value-type="string" office:string-value="mv dog.824.jpg ~/repo/DATA/INPUT/StarterBundle/Animals/dog.824.jpg" calcext:value-type="string">
            <text:p>mv dog.824.jpg ~/repo/DATA/INPUT/StarterBundle/Animals/dog.824.jpg</text:p>
          </table:table-cell>
          <table:table-cell table:formula="of:=[.$B$1]&amp;&quot; &quot;&amp;[.C826]&amp;&quot; &quot;&amp;[.$C$1]&amp;[.C826]" office:value-type="string" office:string-value="mv cat.824.jpg ~/repo/DATA/INPUT/StarterBundle/Animals/cat.824.jpg" calcext:value-type="string">
            <text:p>mv cat.824.jpg ~/repo/DATA/INPUT/StarterBundle/Animals/cat.824.jpg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G$1]&amp;&quot;.&quot;&amp;[.A827]&amp;&quot;.jpg&quot;" office:value-type="string" office:string-value="dog.825.jpg" calcext:value-type="string">
            <text:p>dog.825.jpg</text:p>
          </table:table-cell>
          <table:table-cell table:formula="of:=[.$H$1]&amp;&quot;.&quot;&amp;[.A827]&amp;&quot;.jpg&quot;" office:value-type="string" office:string-value="cat.825.jpg" calcext:value-type="string">
            <text:p>cat.825.jpg</text:p>
          </table:table-cell>
          <table:table-cell/>
          <table:table-cell table:formula="of:=[.$B$1]&amp;&quot; &quot;&amp;[.B827]&amp;&quot; &quot;&amp;[.$C$1]&amp;[.B827]" office:value-type="string" office:string-value="mv dog.825.jpg ~/repo/DATA/INPUT/StarterBundle/Animals/dog.825.jpg" calcext:value-type="string">
            <text:p>mv dog.825.jpg ~/repo/DATA/INPUT/StarterBundle/Animals/dog.825.jpg</text:p>
          </table:table-cell>
          <table:table-cell table:formula="of:=[.$B$1]&amp;&quot; &quot;&amp;[.C827]&amp;&quot; &quot;&amp;[.$C$1]&amp;[.C827]" office:value-type="string" office:string-value="mv cat.825.jpg ~/repo/DATA/INPUT/StarterBundle/Animals/cat.825.jpg" calcext:value-type="string">
            <text:p>mv cat.825.jpg ~/repo/DATA/INPUT/StarterBundle/Animals/cat.825.jpg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G$1]&amp;&quot;.&quot;&amp;[.A828]&amp;&quot;.jpg&quot;" office:value-type="string" office:string-value="dog.826.jpg" calcext:value-type="string">
            <text:p>dog.826.jpg</text:p>
          </table:table-cell>
          <table:table-cell table:formula="of:=[.$H$1]&amp;&quot;.&quot;&amp;[.A828]&amp;&quot;.jpg&quot;" office:value-type="string" office:string-value="cat.826.jpg" calcext:value-type="string">
            <text:p>cat.826.jpg</text:p>
          </table:table-cell>
          <table:table-cell/>
          <table:table-cell table:formula="of:=[.$B$1]&amp;&quot; &quot;&amp;[.B828]&amp;&quot; &quot;&amp;[.$C$1]&amp;[.B828]" office:value-type="string" office:string-value="mv dog.826.jpg ~/repo/DATA/INPUT/StarterBundle/Animals/dog.826.jpg" calcext:value-type="string">
            <text:p>mv dog.826.jpg ~/repo/DATA/INPUT/StarterBundle/Animals/dog.826.jpg</text:p>
          </table:table-cell>
          <table:table-cell table:formula="of:=[.$B$1]&amp;&quot; &quot;&amp;[.C828]&amp;&quot; &quot;&amp;[.$C$1]&amp;[.C828]" office:value-type="string" office:string-value="mv cat.826.jpg ~/repo/DATA/INPUT/StarterBundle/Animals/cat.826.jpg" calcext:value-type="string">
            <text:p>mv cat.826.jpg ~/repo/DATA/INPUT/StarterBundle/Animals/cat.826.jpg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G$1]&amp;&quot;.&quot;&amp;[.A829]&amp;&quot;.jpg&quot;" office:value-type="string" office:string-value="dog.827.jpg" calcext:value-type="string">
            <text:p>dog.827.jpg</text:p>
          </table:table-cell>
          <table:table-cell table:formula="of:=[.$H$1]&amp;&quot;.&quot;&amp;[.A829]&amp;&quot;.jpg&quot;" office:value-type="string" office:string-value="cat.827.jpg" calcext:value-type="string">
            <text:p>cat.827.jpg</text:p>
          </table:table-cell>
          <table:table-cell/>
          <table:table-cell table:formula="of:=[.$B$1]&amp;&quot; &quot;&amp;[.B829]&amp;&quot; &quot;&amp;[.$C$1]&amp;[.B829]" office:value-type="string" office:string-value="mv dog.827.jpg ~/repo/DATA/INPUT/StarterBundle/Animals/dog.827.jpg" calcext:value-type="string">
            <text:p>mv dog.827.jpg ~/repo/DATA/INPUT/StarterBundle/Animals/dog.827.jpg</text:p>
          </table:table-cell>
          <table:table-cell table:formula="of:=[.$B$1]&amp;&quot; &quot;&amp;[.C829]&amp;&quot; &quot;&amp;[.$C$1]&amp;[.C829]" office:value-type="string" office:string-value="mv cat.827.jpg ~/repo/DATA/INPUT/StarterBundle/Animals/cat.827.jpg" calcext:value-type="string">
            <text:p>mv cat.827.jpg ~/repo/DATA/INPUT/StarterBundle/Animals/cat.827.jpg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G$1]&amp;&quot;.&quot;&amp;[.A830]&amp;&quot;.jpg&quot;" office:value-type="string" office:string-value="dog.828.jpg" calcext:value-type="string">
            <text:p>dog.828.jpg</text:p>
          </table:table-cell>
          <table:table-cell table:formula="of:=[.$H$1]&amp;&quot;.&quot;&amp;[.A830]&amp;&quot;.jpg&quot;" office:value-type="string" office:string-value="cat.828.jpg" calcext:value-type="string">
            <text:p>cat.828.jpg</text:p>
          </table:table-cell>
          <table:table-cell/>
          <table:table-cell table:formula="of:=[.$B$1]&amp;&quot; &quot;&amp;[.B830]&amp;&quot; &quot;&amp;[.$C$1]&amp;[.B830]" office:value-type="string" office:string-value="mv dog.828.jpg ~/repo/DATA/INPUT/StarterBundle/Animals/dog.828.jpg" calcext:value-type="string">
            <text:p>mv dog.828.jpg ~/repo/DATA/INPUT/StarterBundle/Animals/dog.828.jpg</text:p>
          </table:table-cell>
          <table:table-cell table:formula="of:=[.$B$1]&amp;&quot; &quot;&amp;[.C830]&amp;&quot; &quot;&amp;[.$C$1]&amp;[.C830]" office:value-type="string" office:string-value="mv cat.828.jpg ~/repo/DATA/INPUT/StarterBundle/Animals/cat.828.jpg" calcext:value-type="string">
            <text:p>mv cat.828.jpg ~/repo/DATA/INPUT/StarterBundle/Animals/cat.828.jpg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G$1]&amp;&quot;.&quot;&amp;[.A831]&amp;&quot;.jpg&quot;" office:value-type="string" office:string-value="dog.829.jpg" calcext:value-type="string">
            <text:p>dog.829.jpg</text:p>
          </table:table-cell>
          <table:table-cell table:formula="of:=[.$H$1]&amp;&quot;.&quot;&amp;[.A831]&amp;&quot;.jpg&quot;" office:value-type="string" office:string-value="cat.829.jpg" calcext:value-type="string">
            <text:p>cat.829.jpg</text:p>
          </table:table-cell>
          <table:table-cell/>
          <table:table-cell table:formula="of:=[.$B$1]&amp;&quot; &quot;&amp;[.B831]&amp;&quot; &quot;&amp;[.$C$1]&amp;[.B831]" office:value-type="string" office:string-value="mv dog.829.jpg ~/repo/DATA/INPUT/StarterBundle/Animals/dog.829.jpg" calcext:value-type="string">
            <text:p>mv dog.829.jpg ~/repo/DATA/INPUT/StarterBundle/Animals/dog.829.jpg</text:p>
          </table:table-cell>
          <table:table-cell table:formula="of:=[.$B$1]&amp;&quot; &quot;&amp;[.C831]&amp;&quot; &quot;&amp;[.$C$1]&amp;[.C831]" office:value-type="string" office:string-value="mv cat.829.jpg ~/repo/DATA/INPUT/StarterBundle/Animals/cat.829.jpg" calcext:value-type="string">
            <text:p>mv cat.829.jpg ~/repo/DATA/INPUT/StarterBundle/Animals/cat.829.jpg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G$1]&amp;&quot;.&quot;&amp;[.A832]&amp;&quot;.jpg&quot;" office:value-type="string" office:string-value="dog.830.jpg" calcext:value-type="string">
            <text:p>dog.830.jpg</text:p>
          </table:table-cell>
          <table:table-cell table:formula="of:=[.$H$1]&amp;&quot;.&quot;&amp;[.A832]&amp;&quot;.jpg&quot;" office:value-type="string" office:string-value="cat.830.jpg" calcext:value-type="string">
            <text:p>cat.830.jpg</text:p>
          </table:table-cell>
          <table:table-cell/>
          <table:table-cell table:formula="of:=[.$B$1]&amp;&quot; &quot;&amp;[.B832]&amp;&quot; &quot;&amp;[.$C$1]&amp;[.B832]" office:value-type="string" office:string-value="mv dog.830.jpg ~/repo/DATA/INPUT/StarterBundle/Animals/dog.830.jpg" calcext:value-type="string">
            <text:p>mv dog.830.jpg ~/repo/DATA/INPUT/StarterBundle/Animals/dog.830.jpg</text:p>
          </table:table-cell>
          <table:table-cell table:formula="of:=[.$B$1]&amp;&quot; &quot;&amp;[.C832]&amp;&quot; &quot;&amp;[.$C$1]&amp;[.C832]" office:value-type="string" office:string-value="mv cat.830.jpg ~/repo/DATA/INPUT/StarterBundle/Animals/cat.830.jpg" calcext:value-type="string">
            <text:p>mv cat.830.jpg ~/repo/DATA/INPUT/StarterBundle/Animals/cat.830.jpg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G$1]&amp;&quot;.&quot;&amp;[.A833]&amp;&quot;.jpg&quot;" office:value-type="string" office:string-value="dog.831.jpg" calcext:value-type="string">
            <text:p>dog.831.jpg</text:p>
          </table:table-cell>
          <table:table-cell table:formula="of:=[.$H$1]&amp;&quot;.&quot;&amp;[.A833]&amp;&quot;.jpg&quot;" office:value-type="string" office:string-value="cat.831.jpg" calcext:value-type="string">
            <text:p>cat.831.jpg</text:p>
          </table:table-cell>
          <table:table-cell/>
          <table:table-cell table:formula="of:=[.$B$1]&amp;&quot; &quot;&amp;[.B833]&amp;&quot; &quot;&amp;[.$C$1]&amp;[.B833]" office:value-type="string" office:string-value="mv dog.831.jpg ~/repo/DATA/INPUT/StarterBundle/Animals/dog.831.jpg" calcext:value-type="string">
            <text:p>mv dog.831.jpg ~/repo/DATA/INPUT/StarterBundle/Animals/dog.831.jpg</text:p>
          </table:table-cell>
          <table:table-cell table:formula="of:=[.$B$1]&amp;&quot; &quot;&amp;[.C833]&amp;&quot; &quot;&amp;[.$C$1]&amp;[.C833]" office:value-type="string" office:string-value="mv cat.831.jpg ~/repo/DATA/INPUT/StarterBundle/Animals/cat.831.jpg" calcext:value-type="string">
            <text:p>mv cat.831.jpg ~/repo/DATA/INPUT/StarterBundle/Animals/cat.831.jpg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G$1]&amp;&quot;.&quot;&amp;[.A834]&amp;&quot;.jpg&quot;" office:value-type="string" office:string-value="dog.832.jpg" calcext:value-type="string">
            <text:p>dog.832.jpg</text:p>
          </table:table-cell>
          <table:table-cell table:formula="of:=[.$H$1]&amp;&quot;.&quot;&amp;[.A834]&amp;&quot;.jpg&quot;" office:value-type="string" office:string-value="cat.832.jpg" calcext:value-type="string">
            <text:p>cat.832.jpg</text:p>
          </table:table-cell>
          <table:table-cell/>
          <table:table-cell table:formula="of:=[.$B$1]&amp;&quot; &quot;&amp;[.B834]&amp;&quot; &quot;&amp;[.$C$1]&amp;[.B834]" office:value-type="string" office:string-value="mv dog.832.jpg ~/repo/DATA/INPUT/StarterBundle/Animals/dog.832.jpg" calcext:value-type="string">
            <text:p>mv dog.832.jpg ~/repo/DATA/INPUT/StarterBundle/Animals/dog.832.jpg</text:p>
          </table:table-cell>
          <table:table-cell table:formula="of:=[.$B$1]&amp;&quot; &quot;&amp;[.C834]&amp;&quot; &quot;&amp;[.$C$1]&amp;[.C834]" office:value-type="string" office:string-value="mv cat.832.jpg ~/repo/DATA/INPUT/StarterBundle/Animals/cat.832.jpg" calcext:value-type="string">
            <text:p>mv cat.832.jpg ~/repo/DATA/INPUT/StarterBundle/Animals/cat.832.jpg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G$1]&amp;&quot;.&quot;&amp;[.A835]&amp;&quot;.jpg&quot;" office:value-type="string" office:string-value="dog.833.jpg" calcext:value-type="string">
            <text:p>dog.833.jpg</text:p>
          </table:table-cell>
          <table:table-cell table:formula="of:=[.$H$1]&amp;&quot;.&quot;&amp;[.A835]&amp;&quot;.jpg&quot;" office:value-type="string" office:string-value="cat.833.jpg" calcext:value-type="string">
            <text:p>cat.833.jpg</text:p>
          </table:table-cell>
          <table:table-cell/>
          <table:table-cell table:formula="of:=[.$B$1]&amp;&quot; &quot;&amp;[.B835]&amp;&quot; &quot;&amp;[.$C$1]&amp;[.B835]" office:value-type="string" office:string-value="mv dog.833.jpg ~/repo/DATA/INPUT/StarterBundle/Animals/dog.833.jpg" calcext:value-type="string">
            <text:p>mv dog.833.jpg ~/repo/DATA/INPUT/StarterBundle/Animals/dog.833.jpg</text:p>
          </table:table-cell>
          <table:table-cell table:formula="of:=[.$B$1]&amp;&quot; &quot;&amp;[.C835]&amp;&quot; &quot;&amp;[.$C$1]&amp;[.C835]" office:value-type="string" office:string-value="mv cat.833.jpg ~/repo/DATA/INPUT/StarterBundle/Animals/cat.833.jpg" calcext:value-type="string">
            <text:p>mv cat.833.jpg ~/repo/DATA/INPUT/StarterBundle/Animals/cat.833.jpg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G$1]&amp;&quot;.&quot;&amp;[.A836]&amp;&quot;.jpg&quot;" office:value-type="string" office:string-value="dog.834.jpg" calcext:value-type="string">
            <text:p>dog.834.jpg</text:p>
          </table:table-cell>
          <table:table-cell table:formula="of:=[.$H$1]&amp;&quot;.&quot;&amp;[.A836]&amp;&quot;.jpg&quot;" office:value-type="string" office:string-value="cat.834.jpg" calcext:value-type="string">
            <text:p>cat.834.jpg</text:p>
          </table:table-cell>
          <table:table-cell/>
          <table:table-cell table:formula="of:=[.$B$1]&amp;&quot; &quot;&amp;[.B836]&amp;&quot; &quot;&amp;[.$C$1]&amp;[.B836]" office:value-type="string" office:string-value="mv dog.834.jpg ~/repo/DATA/INPUT/StarterBundle/Animals/dog.834.jpg" calcext:value-type="string">
            <text:p>mv dog.834.jpg ~/repo/DATA/INPUT/StarterBundle/Animals/dog.834.jpg</text:p>
          </table:table-cell>
          <table:table-cell table:formula="of:=[.$B$1]&amp;&quot; &quot;&amp;[.C836]&amp;&quot; &quot;&amp;[.$C$1]&amp;[.C836]" office:value-type="string" office:string-value="mv cat.834.jpg ~/repo/DATA/INPUT/StarterBundle/Animals/cat.834.jpg" calcext:value-type="string">
            <text:p>mv cat.834.jpg ~/repo/DATA/INPUT/StarterBundle/Animals/cat.834.jpg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G$1]&amp;&quot;.&quot;&amp;[.A837]&amp;&quot;.jpg&quot;" office:value-type="string" office:string-value="dog.835.jpg" calcext:value-type="string">
            <text:p>dog.835.jpg</text:p>
          </table:table-cell>
          <table:table-cell table:formula="of:=[.$H$1]&amp;&quot;.&quot;&amp;[.A837]&amp;&quot;.jpg&quot;" office:value-type="string" office:string-value="cat.835.jpg" calcext:value-type="string">
            <text:p>cat.835.jpg</text:p>
          </table:table-cell>
          <table:table-cell/>
          <table:table-cell table:formula="of:=[.$B$1]&amp;&quot; &quot;&amp;[.B837]&amp;&quot; &quot;&amp;[.$C$1]&amp;[.B837]" office:value-type="string" office:string-value="mv dog.835.jpg ~/repo/DATA/INPUT/StarterBundle/Animals/dog.835.jpg" calcext:value-type="string">
            <text:p>mv dog.835.jpg ~/repo/DATA/INPUT/StarterBundle/Animals/dog.835.jpg</text:p>
          </table:table-cell>
          <table:table-cell table:formula="of:=[.$B$1]&amp;&quot; &quot;&amp;[.C837]&amp;&quot; &quot;&amp;[.$C$1]&amp;[.C837]" office:value-type="string" office:string-value="mv cat.835.jpg ~/repo/DATA/INPUT/StarterBundle/Animals/cat.835.jpg" calcext:value-type="string">
            <text:p>mv cat.835.jpg ~/repo/DATA/INPUT/StarterBundle/Animals/cat.835.jpg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G$1]&amp;&quot;.&quot;&amp;[.A838]&amp;&quot;.jpg&quot;" office:value-type="string" office:string-value="dog.836.jpg" calcext:value-type="string">
            <text:p>dog.836.jpg</text:p>
          </table:table-cell>
          <table:table-cell table:formula="of:=[.$H$1]&amp;&quot;.&quot;&amp;[.A838]&amp;&quot;.jpg&quot;" office:value-type="string" office:string-value="cat.836.jpg" calcext:value-type="string">
            <text:p>cat.836.jpg</text:p>
          </table:table-cell>
          <table:table-cell/>
          <table:table-cell table:formula="of:=[.$B$1]&amp;&quot; &quot;&amp;[.B838]&amp;&quot; &quot;&amp;[.$C$1]&amp;[.B838]" office:value-type="string" office:string-value="mv dog.836.jpg ~/repo/DATA/INPUT/StarterBundle/Animals/dog.836.jpg" calcext:value-type="string">
            <text:p>mv dog.836.jpg ~/repo/DATA/INPUT/StarterBundle/Animals/dog.836.jpg</text:p>
          </table:table-cell>
          <table:table-cell table:formula="of:=[.$B$1]&amp;&quot; &quot;&amp;[.C838]&amp;&quot; &quot;&amp;[.$C$1]&amp;[.C838]" office:value-type="string" office:string-value="mv cat.836.jpg ~/repo/DATA/INPUT/StarterBundle/Animals/cat.836.jpg" calcext:value-type="string">
            <text:p>mv cat.836.jpg ~/repo/DATA/INPUT/StarterBundle/Animals/cat.836.jpg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G$1]&amp;&quot;.&quot;&amp;[.A839]&amp;&quot;.jpg&quot;" office:value-type="string" office:string-value="dog.837.jpg" calcext:value-type="string">
            <text:p>dog.837.jpg</text:p>
          </table:table-cell>
          <table:table-cell table:formula="of:=[.$H$1]&amp;&quot;.&quot;&amp;[.A839]&amp;&quot;.jpg&quot;" office:value-type="string" office:string-value="cat.837.jpg" calcext:value-type="string">
            <text:p>cat.837.jpg</text:p>
          </table:table-cell>
          <table:table-cell/>
          <table:table-cell table:formula="of:=[.$B$1]&amp;&quot; &quot;&amp;[.B839]&amp;&quot; &quot;&amp;[.$C$1]&amp;[.B839]" office:value-type="string" office:string-value="mv dog.837.jpg ~/repo/DATA/INPUT/StarterBundle/Animals/dog.837.jpg" calcext:value-type="string">
            <text:p>mv dog.837.jpg ~/repo/DATA/INPUT/StarterBundle/Animals/dog.837.jpg</text:p>
          </table:table-cell>
          <table:table-cell table:formula="of:=[.$B$1]&amp;&quot; &quot;&amp;[.C839]&amp;&quot; &quot;&amp;[.$C$1]&amp;[.C839]" office:value-type="string" office:string-value="mv cat.837.jpg ~/repo/DATA/INPUT/StarterBundle/Animals/cat.837.jpg" calcext:value-type="string">
            <text:p>mv cat.837.jpg ~/repo/DATA/INPUT/StarterBundle/Animals/cat.837.jpg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G$1]&amp;&quot;.&quot;&amp;[.A840]&amp;&quot;.jpg&quot;" office:value-type="string" office:string-value="dog.838.jpg" calcext:value-type="string">
            <text:p>dog.838.jpg</text:p>
          </table:table-cell>
          <table:table-cell table:formula="of:=[.$H$1]&amp;&quot;.&quot;&amp;[.A840]&amp;&quot;.jpg&quot;" office:value-type="string" office:string-value="cat.838.jpg" calcext:value-type="string">
            <text:p>cat.838.jpg</text:p>
          </table:table-cell>
          <table:table-cell/>
          <table:table-cell table:formula="of:=[.$B$1]&amp;&quot; &quot;&amp;[.B840]&amp;&quot; &quot;&amp;[.$C$1]&amp;[.B840]" office:value-type="string" office:string-value="mv dog.838.jpg ~/repo/DATA/INPUT/StarterBundle/Animals/dog.838.jpg" calcext:value-type="string">
            <text:p>mv dog.838.jpg ~/repo/DATA/INPUT/StarterBundle/Animals/dog.838.jpg</text:p>
          </table:table-cell>
          <table:table-cell table:formula="of:=[.$B$1]&amp;&quot; &quot;&amp;[.C840]&amp;&quot; &quot;&amp;[.$C$1]&amp;[.C840]" office:value-type="string" office:string-value="mv cat.838.jpg ~/repo/DATA/INPUT/StarterBundle/Animals/cat.838.jpg" calcext:value-type="string">
            <text:p>mv cat.838.jpg ~/repo/DATA/INPUT/StarterBundle/Animals/cat.838.jpg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G$1]&amp;&quot;.&quot;&amp;[.A841]&amp;&quot;.jpg&quot;" office:value-type="string" office:string-value="dog.839.jpg" calcext:value-type="string">
            <text:p>dog.839.jpg</text:p>
          </table:table-cell>
          <table:table-cell table:formula="of:=[.$H$1]&amp;&quot;.&quot;&amp;[.A841]&amp;&quot;.jpg&quot;" office:value-type="string" office:string-value="cat.839.jpg" calcext:value-type="string">
            <text:p>cat.839.jpg</text:p>
          </table:table-cell>
          <table:table-cell/>
          <table:table-cell table:formula="of:=[.$B$1]&amp;&quot; &quot;&amp;[.B841]&amp;&quot; &quot;&amp;[.$C$1]&amp;[.B841]" office:value-type="string" office:string-value="mv dog.839.jpg ~/repo/DATA/INPUT/StarterBundle/Animals/dog.839.jpg" calcext:value-type="string">
            <text:p>mv dog.839.jpg ~/repo/DATA/INPUT/StarterBundle/Animals/dog.839.jpg</text:p>
          </table:table-cell>
          <table:table-cell table:formula="of:=[.$B$1]&amp;&quot; &quot;&amp;[.C841]&amp;&quot; &quot;&amp;[.$C$1]&amp;[.C841]" office:value-type="string" office:string-value="mv cat.839.jpg ~/repo/DATA/INPUT/StarterBundle/Animals/cat.839.jpg" calcext:value-type="string">
            <text:p>mv cat.839.jpg ~/repo/DATA/INPUT/StarterBundle/Animals/cat.839.jpg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G$1]&amp;&quot;.&quot;&amp;[.A842]&amp;&quot;.jpg&quot;" office:value-type="string" office:string-value="dog.840.jpg" calcext:value-type="string">
            <text:p>dog.840.jpg</text:p>
          </table:table-cell>
          <table:table-cell table:formula="of:=[.$H$1]&amp;&quot;.&quot;&amp;[.A842]&amp;&quot;.jpg&quot;" office:value-type="string" office:string-value="cat.840.jpg" calcext:value-type="string">
            <text:p>cat.840.jpg</text:p>
          </table:table-cell>
          <table:table-cell/>
          <table:table-cell table:formula="of:=[.$B$1]&amp;&quot; &quot;&amp;[.B842]&amp;&quot; &quot;&amp;[.$C$1]&amp;[.B842]" office:value-type="string" office:string-value="mv dog.840.jpg ~/repo/DATA/INPUT/StarterBundle/Animals/dog.840.jpg" calcext:value-type="string">
            <text:p>mv dog.840.jpg ~/repo/DATA/INPUT/StarterBundle/Animals/dog.840.jpg</text:p>
          </table:table-cell>
          <table:table-cell table:formula="of:=[.$B$1]&amp;&quot; &quot;&amp;[.C842]&amp;&quot; &quot;&amp;[.$C$1]&amp;[.C842]" office:value-type="string" office:string-value="mv cat.840.jpg ~/repo/DATA/INPUT/StarterBundle/Animals/cat.840.jpg" calcext:value-type="string">
            <text:p>mv cat.840.jpg ~/repo/DATA/INPUT/StarterBundle/Animals/cat.840.jpg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G$1]&amp;&quot;.&quot;&amp;[.A843]&amp;&quot;.jpg&quot;" office:value-type="string" office:string-value="dog.841.jpg" calcext:value-type="string">
            <text:p>dog.841.jpg</text:p>
          </table:table-cell>
          <table:table-cell table:formula="of:=[.$H$1]&amp;&quot;.&quot;&amp;[.A843]&amp;&quot;.jpg&quot;" office:value-type="string" office:string-value="cat.841.jpg" calcext:value-type="string">
            <text:p>cat.841.jpg</text:p>
          </table:table-cell>
          <table:table-cell/>
          <table:table-cell table:formula="of:=[.$B$1]&amp;&quot; &quot;&amp;[.B843]&amp;&quot; &quot;&amp;[.$C$1]&amp;[.B843]" office:value-type="string" office:string-value="mv dog.841.jpg ~/repo/DATA/INPUT/StarterBundle/Animals/dog.841.jpg" calcext:value-type="string">
            <text:p>mv dog.841.jpg ~/repo/DATA/INPUT/StarterBundle/Animals/dog.841.jpg</text:p>
          </table:table-cell>
          <table:table-cell table:formula="of:=[.$B$1]&amp;&quot; &quot;&amp;[.C843]&amp;&quot; &quot;&amp;[.$C$1]&amp;[.C843]" office:value-type="string" office:string-value="mv cat.841.jpg ~/repo/DATA/INPUT/StarterBundle/Animals/cat.841.jpg" calcext:value-type="string">
            <text:p>mv cat.841.jpg ~/repo/DATA/INPUT/StarterBundle/Animals/cat.841.jpg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G$1]&amp;&quot;.&quot;&amp;[.A844]&amp;&quot;.jpg&quot;" office:value-type="string" office:string-value="dog.842.jpg" calcext:value-type="string">
            <text:p>dog.842.jpg</text:p>
          </table:table-cell>
          <table:table-cell table:formula="of:=[.$H$1]&amp;&quot;.&quot;&amp;[.A844]&amp;&quot;.jpg&quot;" office:value-type="string" office:string-value="cat.842.jpg" calcext:value-type="string">
            <text:p>cat.842.jpg</text:p>
          </table:table-cell>
          <table:table-cell/>
          <table:table-cell table:formula="of:=[.$B$1]&amp;&quot; &quot;&amp;[.B844]&amp;&quot; &quot;&amp;[.$C$1]&amp;[.B844]" office:value-type="string" office:string-value="mv dog.842.jpg ~/repo/DATA/INPUT/StarterBundle/Animals/dog.842.jpg" calcext:value-type="string">
            <text:p>mv dog.842.jpg ~/repo/DATA/INPUT/StarterBundle/Animals/dog.842.jpg</text:p>
          </table:table-cell>
          <table:table-cell table:formula="of:=[.$B$1]&amp;&quot; &quot;&amp;[.C844]&amp;&quot; &quot;&amp;[.$C$1]&amp;[.C844]" office:value-type="string" office:string-value="mv cat.842.jpg ~/repo/DATA/INPUT/StarterBundle/Animals/cat.842.jpg" calcext:value-type="string">
            <text:p>mv cat.842.jpg ~/repo/DATA/INPUT/StarterBundle/Animals/cat.842.jpg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G$1]&amp;&quot;.&quot;&amp;[.A845]&amp;&quot;.jpg&quot;" office:value-type="string" office:string-value="dog.843.jpg" calcext:value-type="string">
            <text:p>dog.843.jpg</text:p>
          </table:table-cell>
          <table:table-cell table:formula="of:=[.$H$1]&amp;&quot;.&quot;&amp;[.A845]&amp;&quot;.jpg&quot;" office:value-type="string" office:string-value="cat.843.jpg" calcext:value-type="string">
            <text:p>cat.843.jpg</text:p>
          </table:table-cell>
          <table:table-cell/>
          <table:table-cell table:formula="of:=[.$B$1]&amp;&quot; &quot;&amp;[.B845]&amp;&quot; &quot;&amp;[.$C$1]&amp;[.B845]" office:value-type="string" office:string-value="mv dog.843.jpg ~/repo/DATA/INPUT/StarterBundle/Animals/dog.843.jpg" calcext:value-type="string">
            <text:p>mv dog.843.jpg ~/repo/DATA/INPUT/StarterBundle/Animals/dog.843.jpg</text:p>
          </table:table-cell>
          <table:table-cell table:formula="of:=[.$B$1]&amp;&quot; &quot;&amp;[.C845]&amp;&quot; &quot;&amp;[.$C$1]&amp;[.C845]" office:value-type="string" office:string-value="mv cat.843.jpg ~/repo/DATA/INPUT/StarterBundle/Animals/cat.843.jpg" calcext:value-type="string">
            <text:p>mv cat.843.jpg ~/repo/DATA/INPUT/StarterBundle/Animals/cat.843.jpg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G$1]&amp;&quot;.&quot;&amp;[.A846]&amp;&quot;.jpg&quot;" office:value-type="string" office:string-value="dog.844.jpg" calcext:value-type="string">
            <text:p>dog.844.jpg</text:p>
          </table:table-cell>
          <table:table-cell table:formula="of:=[.$H$1]&amp;&quot;.&quot;&amp;[.A846]&amp;&quot;.jpg&quot;" office:value-type="string" office:string-value="cat.844.jpg" calcext:value-type="string">
            <text:p>cat.844.jpg</text:p>
          </table:table-cell>
          <table:table-cell/>
          <table:table-cell table:formula="of:=[.$B$1]&amp;&quot; &quot;&amp;[.B846]&amp;&quot; &quot;&amp;[.$C$1]&amp;[.B846]" office:value-type="string" office:string-value="mv dog.844.jpg ~/repo/DATA/INPUT/StarterBundle/Animals/dog.844.jpg" calcext:value-type="string">
            <text:p>mv dog.844.jpg ~/repo/DATA/INPUT/StarterBundle/Animals/dog.844.jpg</text:p>
          </table:table-cell>
          <table:table-cell table:formula="of:=[.$B$1]&amp;&quot; &quot;&amp;[.C846]&amp;&quot; &quot;&amp;[.$C$1]&amp;[.C846]" office:value-type="string" office:string-value="mv cat.844.jpg ~/repo/DATA/INPUT/StarterBundle/Animals/cat.844.jpg" calcext:value-type="string">
            <text:p>mv cat.844.jpg ~/repo/DATA/INPUT/StarterBundle/Animals/cat.844.jpg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G$1]&amp;&quot;.&quot;&amp;[.A847]&amp;&quot;.jpg&quot;" office:value-type="string" office:string-value="dog.845.jpg" calcext:value-type="string">
            <text:p>dog.845.jpg</text:p>
          </table:table-cell>
          <table:table-cell table:formula="of:=[.$H$1]&amp;&quot;.&quot;&amp;[.A847]&amp;&quot;.jpg&quot;" office:value-type="string" office:string-value="cat.845.jpg" calcext:value-type="string">
            <text:p>cat.845.jpg</text:p>
          </table:table-cell>
          <table:table-cell/>
          <table:table-cell table:formula="of:=[.$B$1]&amp;&quot; &quot;&amp;[.B847]&amp;&quot; &quot;&amp;[.$C$1]&amp;[.B847]" office:value-type="string" office:string-value="mv dog.845.jpg ~/repo/DATA/INPUT/StarterBundle/Animals/dog.845.jpg" calcext:value-type="string">
            <text:p>mv dog.845.jpg ~/repo/DATA/INPUT/StarterBundle/Animals/dog.845.jpg</text:p>
          </table:table-cell>
          <table:table-cell table:formula="of:=[.$B$1]&amp;&quot; &quot;&amp;[.C847]&amp;&quot; &quot;&amp;[.$C$1]&amp;[.C847]" office:value-type="string" office:string-value="mv cat.845.jpg ~/repo/DATA/INPUT/StarterBundle/Animals/cat.845.jpg" calcext:value-type="string">
            <text:p>mv cat.845.jpg ~/repo/DATA/INPUT/StarterBundle/Animals/cat.845.jpg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G$1]&amp;&quot;.&quot;&amp;[.A848]&amp;&quot;.jpg&quot;" office:value-type="string" office:string-value="dog.846.jpg" calcext:value-type="string">
            <text:p>dog.846.jpg</text:p>
          </table:table-cell>
          <table:table-cell table:formula="of:=[.$H$1]&amp;&quot;.&quot;&amp;[.A848]&amp;&quot;.jpg&quot;" office:value-type="string" office:string-value="cat.846.jpg" calcext:value-type="string">
            <text:p>cat.846.jpg</text:p>
          </table:table-cell>
          <table:table-cell/>
          <table:table-cell table:formula="of:=[.$B$1]&amp;&quot; &quot;&amp;[.B848]&amp;&quot; &quot;&amp;[.$C$1]&amp;[.B848]" office:value-type="string" office:string-value="mv dog.846.jpg ~/repo/DATA/INPUT/StarterBundle/Animals/dog.846.jpg" calcext:value-type="string">
            <text:p>mv dog.846.jpg ~/repo/DATA/INPUT/StarterBundle/Animals/dog.846.jpg</text:p>
          </table:table-cell>
          <table:table-cell table:formula="of:=[.$B$1]&amp;&quot; &quot;&amp;[.C848]&amp;&quot; &quot;&amp;[.$C$1]&amp;[.C848]" office:value-type="string" office:string-value="mv cat.846.jpg ~/repo/DATA/INPUT/StarterBundle/Animals/cat.846.jpg" calcext:value-type="string">
            <text:p>mv cat.846.jpg ~/repo/DATA/INPUT/StarterBundle/Animals/cat.846.jpg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G$1]&amp;&quot;.&quot;&amp;[.A849]&amp;&quot;.jpg&quot;" office:value-type="string" office:string-value="dog.847.jpg" calcext:value-type="string">
            <text:p>dog.847.jpg</text:p>
          </table:table-cell>
          <table:table-cell table:formula="of:=[.$H$1]&amp;&quot;.&quot;&amp;[.A849]&amp;&quot;.jpg&quot;" office:value-type="string" office:string-value="cat.847.jpg" calcext:value-type="string">
            <text:p>cat.847.jpg</text:p>
          </table:table-cell>
          <table:table-cell/>
          <table:table-cell table:formula="of:=[.$B$1]&amp;&quot; &quot;&amp;[.B849]&amp;&quot; &quot;&amp;[.$C$1]&amp;[.B849]" office:value-type="string" office:string-value="mv dog.847.jpg ~/repo/DATA/INPUT/StarterBundle/Animals/dog.847.jpg" calcext:value-type="string">
            <text:p>mv dog.847.jpg ~/repo/DATA/INPUT/StarterBundle/Animals/dog.847.jpg</text:p>
          </table:table-cell>
          <table:table-cell table:formula="of:=[.$B$1]&amp;&quot; &quot;&amp;[.C849]&amp;&quot; &quot;&amp;[.$C$1]&amp;[.C849]" office:value-type="string" office:string-value="mv cat.847.jpg ~/repo/DATA/INPUT/StarterBundle/Animals/cat.847.jpg" calcext:value-type="string">
            <text:p>mv cat.847.jpg ~/repo/DATA/INPUT/StarterBundle/Animals/cat.847.jpg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G$1]&amp;&quot;.&quot;&amp;[.A850]&amp;&quot;.jpg&quot;" office:value-type="string" office:string-value="dog.848.jpg" calcext:value-type="string">
            <text:p>dog.848.jpg</text:p>
          </table:table-cell>
          <table:table-cell table:formula="of:=[.$H$1]&amp;&quot;.&quot;&amp;[.A850]&amp;&quot;.jpg&quot;" office:value-type="string" office:string-value="cat.848.jpg" calcext:value-type="string">
            <text:p>cat.848.jpg</text:p>
          </table:table-cell>
          <table:table-cell/>
          <table:table-cell table:formula="of:=[.$B$1]&amp;&quot; &quot;&amp;[.B850]&amp;&quot; &quot;&amp;[.$C$1]&amp;[.B850]" office:value-type="string" office:string-value="mv dog.848.jpg ~/repo/DATA/INPUT/StarterBundle/Animals/dog.848.jpg" calcext:value-type="string">
            <text:p>mv dog.848.jpg ~/repo/DATA/INPUT/StarterBundle/Animals/dog.848.jpg</text:p>
          </table:table-cell>
          <table:table-cell table:formula="of:=[.$B$1]&amp;&quot; &quot;&amp;[.C850]&amp;&quot; &quot;&amp;[.$C$1]&amp;[.C850]" office:value-type="string" office:string-value="mv cat.848.jpg ~/repo/DATA/INPUT/StarterBundle/Animals/cat.848.jpg" calcext:value-type="string">
            <text:p>mv cat.848.jpg ~/repo/DATA/INPUT/StarterBundle/Animals/cat.848.jpg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G$1]&amp;&quot;.&quot;&amp;[.A851]&amp;&quot;.jpg&quot;" office:value-type="string" office:string-value="dog.849.jpg" calcext:value-type="string">
            <text:p>dog.849.jpg</text:p>
          </table:table-cell>
          <table:table-cell table:formula="of:=[.$H$1]&amp;&quot;.&quot;&amp;[.A851]&amp;&quot;.jpg&quot;" office:value-type="string" office:string-value="cat.849.jpg" calcext:value-type="string">
            <text:p>cat.849.jpg</text:p>
          </table:table-cell>
          <table:table-cell/>
          <table:table-cell table:formula="of:=[.$B$1]&amp;&quot; &quot;&amp;[.B851]&amp;&quot; &quot;&amp;[.$C$1]&amp;[.B851]" office:value-type="string" office:string-value="mv dog.849.jpg ~/repo/DATA/INPUT/StarterBundle/Animals/dog.849.jpg" calcext:value-type="string">
            <text:p>mv dog.849.jpg ~/repo/DATA/INPUT/StarterBundle/Animals/dog.849.jpg</text:p>
          </table:table-cell>
          <table:table-cell table:formula="of:=[.$B$1]&amp;&quot; &quot;&amp;[.C851]&amp;&quot; &quot;&amp;[.$C$1]&amp;[.C851]" office:value-type="string" office:string-value="mv cat.849.jpg ~/repo/DATA/INPUT/StarterBundle/Animals/cat.849.jpg" calcext:value-type="string">
            <text:p>mv cat.849.jpg ~/repo/DATA/INPUT/StarterBundle/Animals/cat.849.jpg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G$1]&amp;&quot;.&quot;&amp;[.A852]&amp;&quot;.jpg&quot;" office:value-type="string" office:string-value="dog.850.jpg" calcext:value-type="string">
            <text:p>dog.850.jpg</text:p>
          </table:table-cell>
          <table:table-cell table:formula="of:=[.$H$1]&amp;&quot;.&quot;&amp;[.A852]&amp;&quot;.jpg&quot;" office:value-type="string" office:string-value="cat.850.jpg" calcext:value-type="string">
            <text:p>cat.850.jpg</text:p>
          </table:table-cell>
          <table:table-cell/>
          <table:table-cell table:formula="of:=[.$B$1]&amp;&quot; &quot;&amp;[.B852]&amp;&quot; &quot;&amp;[.$C$1]&amp;[.B852]" office:value-type="string" office:string-value="mv dog.850.jpg ~/repo/DATA/INPUT/StarterBundle/Animals/dog.850.jpg" calcext:value-type="string">
            <text:p>mv dog.850.jpg ~/repo/DATA/INPUT/StarterBundle/Animals/dog.850.jpg</text:p>
          </table:table-cell>
          <table:table-cell table:formula="of:=[.$B$1]&amp;&quot; &quot;&amp;[.C852]&amp;&quot; &quot;&amp;[.$C$1]&amp;[.C852]" office:value-type="string" office:string-value="mv cat.850.jpg ~/repo/DATA/INPUT/StarterBundle/Animals/cat.850.jpg" calcext:value-type="string">
            <text:p>mv cat.850.jpg ~/repo/DATA/INPUT/StarterBundle/Animals/cat.850.jpg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G$1]&amp;&quot;.&quot;&amp;[.A853]&amp;&quot;.jpg&quot;" office:value-type="string" office:string-value="dog.851.jpg" calcext:value-type="string">
            <text:p>dog.851.jpg</text:p>
          </table:table-cell>
          <table:table-cell table:formula="of:=[.$H$1]&amp;&quot;.&quot;&amp;[.A853]&amp;&quot;.jpg&quot;" office:value-type="string" office:string-value="cat.851.jpg" calcext:value-type="string">
            <text:p>cat.851.jpg</text:p>
          </table:table-cell>
          <table:table-cell/>
          <table:table-cell table:formula="of:=[.$B$1]&amp;&quot; &quot;&amp;[.B853]&amp;&quot; &quot;&amp;[.$C$1]&amp;[.B853]" office:value-type="string" office:string-value="mv dog.851.jpg ~/repo/DATA/INPUT/StarterBundle/Animals/dog.851.jpg" calcext:value-type="string">
            <text:p>mv dog.851.jpg ~/repo/DATA/INPUT/StarterBundle/Animals/dog.851.jpg</text:p>
          </table:table-cell>
          <table:table-cell table:formula="of:=[.$B$1]&amp;&quot; &quot;&amp;[.C853]&amp;&quot; &quot;&amp;[.$C$1]&amp;[.C853]" office:value-type="string" office:string-value="mv cat.851.jpg ~/repo/DATA/INPUT/StarterBundle/Animals/cat.851.jpg" calcext:value-type="string">
            <text:p>mv cat.851.jpg ~/repo/DATA/INPUT/StarterBundle/Animals/cat.851.jpg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G$1]&amp;&quot;.&quot;&amp;[.A854]&amp;&quot;.jpg&quot;" office:value-type="string" office:string-value="dog.852.jpg" calcext:value-type="string">
            <text:p>dog.852.jpg</text:p>
          </table:table-cell>
          <table:table-cell table:formula="of:=[.$H$1]&amp;&quot;.&quot;&amp;[.A854]&amp;&quot;.jpg&quot;" office:value-type="string" office:string-value="cat.852.jpg" calcext:value-type="string">
            <text:p>cat.852.jpg</text:p>
          </table:table-cell>
          <table:table-cell/>
          <table:table-cell table:formula="of:=[.$B$1]&amp;&quot; &quot;&amp;[.B854]&amp;&quot; &quot;&amp;[.$C$1]&amp;[.B854]" office:value-type="string" office:string-value="mv dog.852.jpg ~/repo/DATA/INPUT/StarterBundle/Animals/dog.852.jpg" calcext:value-type="string">
            <text:p>mv dog.852.jpg ~/repo/DATA/INPUT/StarterBundle/Animals/dog.852.jpg</text:p>
          </table:table-cell>
          <table:table-cell table:formula="of:=[.$B$1]&amp;&quot; &quot;&amp;[.C854]&amp;&quot; &quot;&amp;[.$C$1]&amp;[.C854]" office:value-type="string" office:string-value="mv cat.852.jpg ~/repo/DATA/INPUT/StarterBundle/Animals/cat.852.jpg" calcext:value-type="string">
            <text:p>mv cat.852.jpg ~/repo/DATA/INPUT/StarterBundle/Animals/cat.852.jpg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G$1]&amp;&quot;.&quot;&amp;[.A855]&amp;&quot;.jpg&quot;" office:value-type="string" office:string-value="dog.853.jpg" calcext:value-type="string">
            <text:p>dog.853.jpg</text:p>
          </table:table-cell>
          <table:table-cell table:formula="of:=[.$H$1]&amp;&quot;.&quot;&amp;[.A855]&amp;&quot;.jpg&quot;" office:value-type="string" office:string-value="cat.853.jpg" calcext:value-type="string">
            <text:p>cat.853.jpg</text:p>
          </table:table-cell>
          <table:table-cell/>
          <table:table-cell table:formula="of:=[.$B$1]&amp;&quot; &quot;&amp;[.B855]&amp;&quot; &quot;&amp;[.$C$1]&amp;[.B855]" office:value-type="string" office:string-value="mv dog.853.jpg ~/repo/DATA/INPUT/StarterBundle/Animals/dog.853.jpg" calcext:value-type="string">
            <text:p>mv dog.853.jpg ~/repo/DATA/INPUT/StarterBundle/Animals/dog.853.jpg</text:p>
          </table:table-cell>
          <table:table-cell table:formula="of:=[.$B$1]&amp;&quot; &quot;&amp;[.C855]&amp;&quot; &quot;&amp;[.$C$1]&amp;[.C855]" office:value-type="string" office:string-value="mv cat.853.jpg ~/repo/DATA/INPUT/StarterBundle/Animals/cat.853.jpg" calcext:value-type="string">
            <text:p>mv cat.853.jpg ~/repo/DATA/INPUT/StarterBundle/Animals/cat.853.jpg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G$1]&amp;&quot;.&quot;&amp;[.A856]&amp;&quot;.jpg&quot;" office:value-type="string" office:string-value="dog.854.jpg" calcext:value-type="string">
            <text:p>dog.854.jpg</text:p>
          </table:table-cell>
          <table:table-cell table:formula="of:=[.$H$1]&amp;&quot;.&quot;&amp;[.A856]&amp;&quot;.jpg&quot;" office:value-type="string" office:string-value="cat.854.jpg" calcext:value-type="string">
            <text:p>cat.854.jpg</text:p>
          </table:table-cell>
          <table:table-cell/>
          <table:table-cell table:formula="of:=[.$B$1]&amp;&quot; &quot;&amp;[.B856]&amp;&quot; &quot;&amp;[.$C$1]&amp;[.B856]" office:value-type="string" office:string-value="mv dog.854.jpg ~/repo/DATA/INPUT/StarterBundle/Animals/dog.854.jpg" calcext:value-type="string">
            <text:p>mv dog.854.jpg ~/repo/DATA/INPUT/StarterBundle/Animals/dog.854.jpg</text:p>
          </table:table-cell>
          <table:table-cell table:formula="of:=[.$B$1]&amp;&quot; &quot;&amp;[.C856]&amp;&quot; &quot;&amp;[.$C$1]&amp;[.C856]" office:value-type="string" office:string-value="mv cat.854.jpg ~/repo/DATA/INPUT/StarterBundle/Animals/cat.854.jpg" calcext:value-type="string">
            <text:p>mv cat.854.jpg ~/repo/DATA/INPUT/StarterBundle/Animals/cat.854.jpg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G$1]&amp;&quot;.&quot;&amp;[.A857]&amp;&quot;.jpg&quot;" office:value-type="string" office:string-value="dog.855.jpg" calcext:value-type="string">
            <text:p>dog.855.jpg</text:p>
          </table:table-cell>
          <table:table-cell table:formula="of:=[.$H$1]&amp;&quot;.&quot;&amp;[.A857]&amp;&quot;.jpg&quot;" office:value-type="string" office:string-value="cat.855.jpg" calcext:value-type="string">
            <text:p>cat.855.jpg</text:p>
          </table:table-cell>
          <table:table-cell/>
          <table:table-cell table:formula="of:=[.$B$1]&amp;&quot; &quot;&amp;[.B857]&amp;&quot; &quot;&amp;[.$C$1]&amp;[.B857]" office:value-type="string" office:string-value="mv dog.855.jpg ~/repo/DATA/INPUT/StarterBundle/Animals/dog.855.jpg" calcext:value-type="string">
            <text:p>mv dog.855.jpg ~/repo/DATA/INPUT/StarterBundle/Animals/dog.855.jpg</text:p>
          </table:table-cell>
          <table:table-cell table:formula="of:=[.$B$1]&amp;&quot; &quot;&amp;[.C857]&amp;&quot; &quot;&amp;[.$C$1]&amp;[.C857]" office:value-type="string" office:string-value="mv cat.855.jpg ~/repo/DATA/INPUT/StarterBundle/Animals/cat.855.jpg" calcext:value-type="string">
            <text:p>mv cat.855.jpg ~/repo/DATA/INPUT/StarterBundle/Animals/cat.855.jpg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G$1]&amp;&quot;.&quot;&amp;[.A858]&amp;&quot;.jpg&quot;" office:value-type="string" office:string-value="dog.856.jpg" calcext:value-type="string">
            <text:p>dog.856.jpg</text:p>
          </table:table-cell>
          <table:table-cell table:formula="of:=[.$H$1]&amp;&quot;.&quot;&amp;[.A858]&amp;&quot;.jpg&quot;" office:value-type="string" office:string-value="cat.856.jpg" calcext:value-type="string">
            <text:p>cat.856.jpg</text:p>
          </table:table-cell>
          <table:table-cell/>
          <table:table-cell table:formula="of:=[.$B$1]&amp;&quot; &quot;&amp;[.B858]&amp;&quot; &quot;&amp;[.$C$1]&amp;[.B858]" office:value-type="string" office:string-value="mv dog.856.jpg ~/repo/DATA/INPUT/StarterBundle/Animals/dog.856.jpg" calcext:value-type="string">
            <text:p>mv dog.856.jpg ~/repo/DATA/INPUT/StarterBundle/Animals/dog.856.jpg</text:p>
          </table:table-cell>
          <table:table-cell table:formula="of:=[.$B$1]&amp;&quot; &quot;&amp;[.C858]&amp;&quot; &quot;&amp;[.$C$1]&amp;[.C858]" office:value-type="string" office:string-value="mv cat.856.jpg ~/repo/DATA/INPUT/StarterBundle/Animals/cat.856.jpg" calcext:value-type="string">
            <text:p>mv cat.856.jpg ~/repo/DATA/INPUT/StarterBundle/Animals/cat.856.jpg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G$1]&amp;&quot;.&quot;&amp;[.A859]&amp;&quot;.jpg&quot;" office:value-type="string" office:string-value="dog.857.jpg" calcext:value-type="string">
            <text:p>dog.857.jpg</text:p>
          </table:table-cell>
          <table:table-cell table:formula="of:=[.$H$1]&amp;&quot;.&quot;&amp;[.A859]&amp;&quot;.jpg&quot;" office:value-type="string" office:string-value="cat.857.jpg" calcext:value-type="string">
            <text:p>cat.857.jpg</text:p>
          </table:table-cell>
          <table:table-cell/>
          <table:table-cell table:formula="of:=[.$B$1]&amp;&quot; &quot;&amp;[.B859]&amp;&quot; &quot;&amp;[.$C$1]&amp;[.B859]" office:value-type="string" office:string-value="mv dog.857.jpg ~/repo/DATA/INPUT/StarterBundle/Animals/dog.857.jpg" calcext:value-type="string">
            <text:p>mv dog.857.jpg ~/repo/DATA/INPUT/StarterBundle/Animals/dog.857.jpg</text:p>
          </table:table-cell>
          <table:table-cell table:formula="of:=[.$B$1]&amp;&quot; &quot;&amp;[.C859]&amp;&quot; &quot;&amp;[.$C$1]&amp;[.C859]" office:value-type="string" office:string-value="mv cat.857.jpg ~/repo/DATA/INPUT/StarterBundle/Animals/cat.857.jpg" calcext:value-type="string">
            <text:p>mv cat.857.jpg ~/repo/DATA/INPUT/StarterBundle/Animals/cat.857.jpg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G$1]&amp;&quot;.&quot;&amp;[.A860]&amp;&quot;.jpg&quot;" office:value-type="string" office:string-value="dog.858.jpg" calcext:value-type="string">
            <text:p>dog.858.jpg</text:p>
          </table:table-cell>
          <table:table-cell table:formula="of:=[.$H$1]&amp;&quot;.&quot;&amp;[.A860]&amp;&quot;.jpg&quot;" office:value-type="string" office:string-value="cat.858.jpg" calcext:value-type="string">
            <text:p>cat.858.jpg</text:p>
          </table:table-cell>
          <table:table-cell/>
          <table:table-cell table:formula="of:=[.$B$1]&amp;&quot; &quot;&amp;[.B860]&amp;&quot; &quot;&amp;[.$C$1]&amp;[.B860]" office:value-type="string" office:string-value="mv dog.858.jpg ~/repo/DATA/INPUT/StarterBundle/Animals/dog.858.jpg" calcext:value-type="string">
            <text:p>mv dog.858.jpg ~/repo/DATA/INPUT/StarterBundle/Animals/dog.858.jpg</text:p>
          </table:table-cell>
          <table:table-cell table:formula="of:=[.$B$1]&amp;&quot; &quot;&amp;[.C860]&amp;&quot; &quot;&amp;[.$C$1]&amp;[.C860]" office:value-type="string" office:string-value="mv cat.858.jpg ~/repo/DATA/INPUT/StarterBundle/Animals/cat.858.jpg" calcext:value-type="string">
            <text:p>mv cat.858.jpg ~/repo/DATA/INPUT/StarterBundle/Animals/cat.858.jpg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G$1]&amp;&quot;.&quot;&amp;[.A861]&amp;&quot;.jpg&quot;" office:value-type="string" office:string-value="dog.859.jpg" calcext:value-type="string">
            <text:p>dog.859.jpg</text:p>
          </table:table-cell>
          <table:table-cell table:formula="of:=[.$H$1]&amp;&quot;.&quot;&amp;[.A861]&amp;&quot;.jpg&quot;" office:value-type="string" office:string-value="cat.859.jpg" calcext:value-type="string">
            <text:p>cat.859.jpg</text:p>
          </table:table-cell>
          <table:table-cell/>
          <table:table-cell table:formula="of:=[.$B$1]&amp;&quot; &quot;&amp;[.B861]&amp;&quot; &quot;&amp;[.$C$1]&amp;[.B861]" office:value-type="string" office:string-value="mv dog.859.jpg ~/repo/DATA/INPUT/StarterBundle/Animals/dog.859.jpg" calcext:value-type="string">
            <text:p>mv dog.859.jpg ~/repo/DATA/INPUT/StarterBundle/Animals/dog.859.jpg</text:p>
          </table:table-cell>
          <table:table-cell table:formula="of:=[.$B$1]&amp;&quot; &quot;&amp;[.C861]&amp;&quot; &quot;&amp;[.$C$1]&amp;[.C861]" office:value-type="string" office:string-value="mv cat.859.jpg ~/repo/DATA/INPUT/StarterBundle/Animals/cat.859.jpg" calcext:value-type="string">
            <text:p>mv cat.859.jpg ~/repo/DATA/INPUT/StarterBundle/Animals/cat.859.jpg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G$1]&amp;&quot;.&quot;&amp;[.A862]&amp;&quot;.jpg&quot;" office:value-type="string" office:string-value="dog.860.jpg" calcext:value-type="string">
            <text:p>dog.860.jpg</text:p>
          </table:table-cell>
          <table:table-cell table:formula="of:=[.$H$1]&amp;&quot;.&quot;&amp;[.A862]&amp;&quot;.jpg&quot;" office:value-type="string" office:string-value="cat.860.jpg" calcext:value-type="string">
            <text:p>cat.860.jpg</text:p>
          </table:table-cell>
          <table:table-cell/>
          <table:table-cell table:formula="of:=[.$B$1]&amp;&quot; &quot;&amp;[.B862]&amp;&quot; &quot;&amp;[.$C$1]&amp;[.B862]" office:value-type="string" office:string-value="mv dog.860.jpg ~/repo/DATA/INPUT/StarterBundle/Animals/dog.860.jpg" calcext:value-type="string">
            <text:p>mv dog.860.jpg ~/repo/DATA/INPUT/StarterBundle/Animals/dog.860.jpg</text:p>
          </table:table-cell>
          <table:table-cell table:formula="of:=[.$B$1]&amp;&quot; &quot;&amp;[.C862]&amp;&quot; &quot;&amp;[.$C$1]&amp;[.C862]" office:value-type="string" office:string-value="mv cat.860.jpg ~/repo/DATA/INPUT/StarterBundle/Animals/cat.860.jpg" calcext:value-type="string">
            <text:p>mv cat.860.jpg ~/repo/DATA/INPUT/StarterBundle/Animals/cat.860.jpg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G$1]&amp;&quot;.&quot;&amp;[.A863]&amp;&quot;.jpg&quot;" office:value-type="string" office:string-value="dog.861.jpg" calcext:value-type="string">
            <text:p>dog.861.jpg</text:p>
          </table:table-cell>
          <table:table-cell table:formula="of:=[.$H$1]&amp;&quot;.&quot;&amp;[.A863]&amp;&quot;.jpg&quot;" office:value-type="string" office:string-value="cat.861.jpg" calcext:value-type="string">
            <text:p>cat.861.jpg</text:p>
          </table:table-cell>
          <table:table-cell/>
          <table:table-cell table:formula="of:=[.$B$1]&amp;&quot; &quot;&amp;[.B863]&amp;&quot; &quot;&amp;[.$C$1]&amp;[.B863]" office:value-type="string" office:string-value="mv dog.861.jpg ~/repo/DATA/INPUT/StarterBundle/Animals/dog.861.jpg" calcext:value-type="string">
            <text:p>mv dog.861.jpg ~/repo/DATA/INPUT/StarterBundle/Animals/dog.861.jpg</text:p>
          </table:table-cell>
          <table:table-cell table:formula="of:=[.$B$1]&amp;&quot; &quot;&amp;[.C863]&amp;&quot; &quot;&amp;[.$C$1]&amp;[.C863]" office:value-type="string" office:string-value="mv cat.861.jpg ~/repo/DATA/INPUT/StarterBundle/Animals/cat.861.jpg" calcext:value-type="string">
            <text:p>mv cat.861.jpg ~/repo/DATA/INPUT/StarterBundle/Animals/cat.861.jpg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G$1]&amp;&quot;.&quot;&amp;[.A864]&amp;&quot;.jpg&quot;" office:value-type="string" office:string-value="dog.862.jpg" calcext:value-type="string">
            <text:p>dog.862.jpg</text:p>
          </table:table-cell>
          <table:table-cell table:formula="of:=[.$H$1]&amp;&quot;.&quot;&amp;[.A864]&amp;&quot;.jpg&quot;" office:value-type="string" office:string-value="cat.862.jpg" calcext:value-type="string">
            <text:p>cat.862.jpg</text:p>
          </table:table-cell>
          <table:table-cell/>
          <table:table-cell table:formula="of:=[.$B$1]&amp;&quot; &quot;&amp;[.B864]&amp;&quot; &quot;&amp;[.$C$1]&amp;[.B864]" office:value-type="string" office:string-value="mv dog.862.jpg ~/repo/DATA/INPUT/StarterBundle/Animals/dog.862.jpg" calcext:value-type="string">
            <text:p>mv dog.862.jpg ~/repo/DATA/INPUT/StarterBundle/Animals/dog.862.jpg</text:p>
          </table:table-cell>
          <table:table-cell table:formula="of:=[.$B$1]&amp;&quot; &quot;&amp;[.C864]&amp;&quot; &quot;&amp;[.$C$1]&amp;[.C864]" office:value-type="string" office:string-value="mv cat.862.jpg ~/repo/DATA/INPUT/StarterBundle/Animals/cat.862.jpg" calcext:value-type="string">
            <text:p>mv cat.862.jpg ~/repo/DATA/INPUT/StarterBundle/Animals/cat.862.jpg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G$1]&amp;&quot;.&quot;&amp;[.A865]&amp;&quot;.jpg&quot;" office:value-type="string" office:string-value="dog.863.jpg" calcext:value-type="string">
            <text:p>dog.863.jpg</text:p>
          </table:table-cell>
          <table:table-cell table:formula="of:=[.$H$1]&amp;&quot;.&quot;&amp;[.A865]&amp;&quot;.jpg&quot;" office:value-type="string" office:string-value="cat.863.jpg" calcext:value-type="string">
            <text:p>cat.863.jpg</text:p>
          </table:table-cell>
          <table:table-cell/>
          <table:table-cell table:formula="of:=[.$B$1]&amp;&quot; &quot;&amp;[.B865]&amp;&quot; &quot;&amp;[.$C$1]&amp;[.B865]" office:value-type="string" office:string-value="mv dog.863.jpg ~/repo/DATA/INPUT/StarterBundle/Animals/dog.863.jpg" calcext:value-type="string">
            <text:p>mv dog.863.jpg ~/repo/DATA/INPUT/StarterBundle/Animals/dog.863.jpg</text:p>
          </table:table-cell>
          <table:table-cell table:formula="of:=[.$B$1]&amp;&quot; &quot;&amp;[.C865]&amp;&quot; &quot;&amp;[.$C$1]&amp;[.C865]" office:value-type="string" office:string-value="mv cat.863.jpg ~/repo/DATA/INPUT/StarterBundle/Animals/cat.863.jpg" calcext:value-type="string">
            <text:p>mv cat.863.jpg ~/repo/DATA/INPUT/StarterBundle/Animals/cat.863.jpg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G$1]&amp;&quot;.&quot;&amp;[.A866]&amp;&quot;.jpg&quot;" office:value-type="string" office:string-value="dog.864.jpg" calcext:value-type="string">
            <text:p>dog.864.jpg</text:p>
          </table:table-cell>
          <table:table-cell table:formula="of:=[.$H$1]&amp;&quot;.&quot;&amp;[.A866]&amp;&quot;.jpg&quot;" office:value-type="string" office:string-value="cat.864.jpg" calcext:value-type="string">
            <text:p>cat.864.jpg</text:p>
          </table:table-cell>
          <table:table-cell/>
          <table:table-cell table:formula="of:=[.$B$1]&amp;&quot; &quot;&amp;[.B866]&amp;&quot; &quot;&amp;[.$C$1]&amp;[.B866]" office:value-type="string" office:string-value="mv dog.864.jpg ~/repo/DATA/INPUT/StarterBundle/Animals/dog.864.jpg" calcext:value-type="string">
            <text:p>mv dog.864.jpg ~/repo/DATA/INPUT/StarterBundle/Animals/dog.864.jpg</text:p>
          </table:table-cell>
          <table:table-cell table:formula="of:=[.$B$1]&amp;&quot; &quot;&amp;[.C866]&amp;&quot; &quot;&amp;[.$C$1]&amp;[.C866]" office:value-type="string" office:string-value="mv cat.864.jpg ~/repo/DATA/INPUT/StarterBundle/Animals/cat.864.jpg" calcext:value-type="string">
            <text:p>mv cat.864.jpg ~/repo/DATA/INPUT/StarterBundle/Animals/cat.864.jpg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G$1]&amp;&quot;.&quot;&amp;[.A867]&amp;&quot;.jpg&quot;" office:value-type="string" office:string-value="dog.865.jpg" calcext:value-type="string">
            <text:p>dog.865.jpg</text:p>
          </table:table-cell>
          <table:table-cell table:formula="of:=[.$H$1]&amp;&quot;.&quot;&amp;[.A867]&amp;&quot;.jpg&quot;" office:value-type="string" office:string-value="cat.865.jpg" calcext:value-type="string">
            <text:p>cat.865.jpg</text:p>
          </table:table-cell>
          <table:table-cell/>
          <table:table-cell table:formula="of:=[.$B$1]&amp;&quot; &quot;&amp;[.B867]&amp;&quot; &quot;&amp;[.$C$1]&amp;[.B867]" office:value-type="string" office:string-value="mv dog.865.jpg ~/repo/DATA/INPUT/StarterBundle/Animals/dog.865.jpg" calcext:value-type="string">
            <text:p>mv dog.865.jpg ~/repo/DATA/INPUT/StarterBundle/Animals/dog.865.jpg</text:p>
          </table:table-cell>
          <table:table-cell table:formula="of:=[.$B$1]&amp;&quot; &quot;&amp;[.C867]&amp;&quot; &quot;&amp;[.$C$1]&amp;[.C867]" office:value-type="string" office:string-value="mv cat.865.jpg ~/repo/DATA/INPUT/StarterBundle/Animals/cat.865.jpg" calcext:value-type="string">
            <text:p>mv cat.865.jpg ~/repo/DATA/INPUT/StarterBundle/Animals/cat.865.jpg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G$1]&amp;&quot;.&quot;&amp;[.A868]&amp;&quot;.jpg&quot;" office:value-type="string" office:string-value="dog.866.jpg" calcext:value-type="string">
            <text:p>dog.866.jpg</text:p>
          </table:table-cell>
          <table:table-cell table:formula="of:=[.$H$1]&amp;&quot;.&quot;&amp;[.A868]&amp;&quot;.jpg&quot;" office:value-type="string" office:string-value="cat.866.jpg" calcext:value-type="string">
            <text:p>cat.866.jpg</text:p>
          </table:table-cell>
          <table:table-cell/>
          <table:table-cell table:formula="of:=[.$B$1]&amp;&quot; &quot;&amp;[.B868]&amp;&quot; &quot;&amp;[.$C$1]&amp;[.B868]" office:value-type="string" office:string-value="mv dog.866.jpg ~/repo/DATA/INPUT/StarterBundle/Animals/dog.866.jpg" calcext:value-type="string">
            <text:p>mv dog.866.jpg ~/repo/DATA/INPUT/StarterBundle/Animals/dog.866.jpg</text:p>
          </table:table-cell>
          <table:table-cell table:formula="of:=[.$B$1]&amp;&quot; &quot;&amp;[.C868]&amp;&quot; &quot;&amp;[.$C$1]&amp;[.C868]" office:value-type="string" office:string-value="mv cat.866.jpg ~/repo/DATA/INPUT/StarterBundle/Animals/cat.866.jpg" calcext:value-type="string">
            <text:p>mv cat.866.jpg ~/repo/DATA/INPUT/StarterBundle/Animals/cat.866.jpg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G$1]&amp;&quot;.&quot;&amp;[.A869]&amp;&quot;.jpg&quot;" office:value-type="string" office:string-value="dog.867.jpg" calcext:value-type="string">
            <text:p>dog.867.jpg</text:p>
          </table:table-cell>
          <table:table-cell table:formula="of:=[.$H$1]&amp;&quot;.&quot;&amp;[.A869]&amp;&quot;.jpg&quot;" office:value-type="string" office:string-value="cat.867.jpg" calcext:value-type="string">
            <text:p>cat.867.jpg</text:p>
          </table:table-cell>
          <table:table-cell/>
          <table:table-cell table:formula="of:=[.$B$1]&amp;&quot; &quot;&amp;[.B869]&amp;&quot; &quot;&amp;[.$C$1]&amp;[.B869]" office:value-type="string" office:string-value="mv dog.867.jpg ~/repo/DATA/INPUT/StarterBundle/Animals/dog.867.jpg" calcext:value-type="string">
            <text:p>mv dog.867.jpg ~/repo/DATA/INPUT/StarterBundle/Animals/dog.867.jpg</text:p>
          </table:table-cell>
          <table:table-cell table:formula="of:=[.$B$1]&amp;&quot; &quot;&amp;[.C869]&amp;&quot; &quot;&amp;[.$C$1]&amp;[.C869]" office:value-type="string" office:string-value="mv cat.867.jpg ~/repo/DATA/INPUT/StarterBundle/Animals/cat.867.jpg" calcext:value-type="string">
            <text:p>mv cat.867.jpg ~/repo/DATA/INPUT/StarterBundle/Animals/cat.867.jpg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G$1]&amp;&quot;.&quot;&amp;[.A870]&amp;&quot;.jpg&quot;" office:value-type="string" office:string-value="dog.868.jpg" calcext:value-type="string">
            <text:p>dog.868.jpg</text:p>
          </table:table-cell>
          <table:table-cell table:formula="of:=[.$H$1]&amp;&quot;.&quot;&amp;[.A870]&amp;&quot;.jpg&quot;" office:value-type="string" office:string-value="cat.868.jpg" calcext:value-type="string">
            <text:p>cat.868.jpg</text:p>
          </table:table-cell>
          <table:table-cell/>
          <table:table-cell table:formula="of:=[.$B$1]&amp;&quot; &quot;&amp;[.B870]&amp;&quot; &quot;&amp;[.$C$1]&amp;[.B870]" office:value-type="string" office:string-value="mv dog.868.jpg ~/repo/DATA/INPUT/StarterBundle/Animals/dog.868.jpg" calcext:value-type="string">
            <text:p>mv dog.868.jpg ~/repo/DATA/INPUT/StarterBundle/Animals/dog.868.jpg</text:p>
          </table:table-cell>
          <table:table-cell table:formula="of:=[.$B$1]&amp;&quot; &quot;&amp;[.C870]&amp;&quot; &quot;&amp;[.$C$1]&amp;[.C870]" office:value-type="string" office:string-value="mv cat.868.jpg ~/repo/DATA/INPUT/StarterBundle/Animals/cat.868.jpg" calcext:value-type="string">
            <text:p>mv cat.868.jpg ~/repo/DATA/INPUT/StarterBundle/Animals/cat.868.jpg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G$1]&amp;&quot;.&quot;&amp;[.A871]&amp;&quot;.jpg&quot;" office:value-type="string" office:string-value="dog.869.jpg" calcext:value-type="string">
            <text:p>dog.869.jpg</text:p>
          </table:table-cell>
          <table:table-cell table:formula="of:=[.$H$1]&amp;&quot;.&quot;&amp;[.A871]&amp;&quot;.jpg&quot;" office:value-type="string" office:string-value="cat.869.jpg" calcext:value-type="string">
            <text:p>cat.869.jpg</text:p>
          </table:table-cell>
          <table:table-cell/>
          <table:table-cell table:formula="of:=[.$B$1]&amp;&quot; &quot;&amp;[.B871]&amp;&quot; &quot;&amp;[.$C$1]&amp;[.B871]" office:value-type="string" office:string-value="mv dog.869.jpg ~/repo/DATA/INPUT/StarterBundle/Animals/dog.869.jpg" calcext:value-type="string">
            <text:p>mv dog.869.jpg ~/repo/DATA/INPUT/StarterBundle/Animals/dog.869.jpg</text:p>
          </table:table-cell>
          <table:table-cell table:formula="of:=[.$B$1]&amp;&quot; &quot;&amp;[.C871]&amp;&quot; &quot;&amp;[.$C$1]&amp;[.C871]" office:value-type="string" office:string-value="mv cat.869.jpg ~/repo/DATA/INPUT/StarterBundle/Animals/cat.869.jpg" calcext:value-type="string">
            <text:p>mv cat.869.jpg ~/repo/DATA/INPUT/StarterBundle/Animals/cat.869.jpg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G$1]&amp;&quot;.&quot;&amp;[.A872]&amp;&quot;.jpg&quot;" office:value-type="string" office:string-value="dog.870.jpg" calcext:value-type="string">
            <text:p>dog.870.jpg</text:p>
          </table:table-cell>
          <table:table-cell table:formula="of:=[.$H$1]&amp;&quot;.&quot;&amp;[.A872]&amp;&quot;.jpg&quot;" office:value-type="string" office:string-value="cat.870.jpg" calcext:value-type="string">
            <text:p>cat.870.jpg</text:p>
          </table:table-cell>
          <table:table-cell/>
          <table:table-cell table:formula="of:=[.$B$1]&amp;&quot; &quot;&amp;[.B872]&amp;&quot; &quot;&amp;[.$C$1]&amp;[.B872]" office:value-type="string" office:string-value="mv dog.870.jpg ~/repo/DATA/INPUT/StarterBundle/Animals/dog.870.jpg" calcext:value-type="string">
            <text:p>mv dog.870.jpg ~/repo/DATA/INPUT/StarterBundle/Animals/dog.870.jpg</text:p>
          </table:table-cell>
          <table:table-cell table:formula="of:=[.$B$1]&amp;&quot; &quot;&amp;[.C872]&amp;&quot; &quot;&amp;[.$C$1]&amp;[.C872]" office:value-type="string" office:string-value="mv cat.870.jpg ~/repo/DATA/INPUT/StarterBundle/Animals/cat.870.jpg" calcext:value-type="string">
            <text:p>mv cat.870.jpg ~/repo/DATA/INPUT/StarterBundle/Animals/cat.870.jpg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G$1]&amp;&quot;.&quot;&amp;[.A873]&amp;&quot;.jpg&quot;" office:value-type="string" office:string-value="dog.871.jpg" calcext:value-type="string">
            <text:p>dog.871.jpg</text:p>
          </table:table-cell>
          <table:table-cell table:formula="of:=[.$H$1]&amp;&quot;.&quot;&amp;[.A873]&amp;&quot;.jpg&quot;" office:value-type="string" office:string-value="cat.871.jpg" calcext:value-type="string">
            <text:p>cat.871.jpg</text:p>
          </table:table-cell>
          <table:table-cell/>
          <table:table-cell table:formula="of:=[.$B$1]&amp;&quot; &quot;&amp;[.B873]&amp;&quot; &quot;&amp;[.$C$1]&amp;[.B873]" office:value-type="string" office:string-value="mv dog.871.jpg ~/repo/DATA/INPUT/StarterBundle/Animals/dog.871.jpg" calcext:value-type="string">
            <text:p>mv dog.871.jpg ~/repo/DATA/INPUT/StarterBundle/Animals/dog.871.jpg</text:p>
          </table:table-cell>
          <table:table-cell table:formula="of:=[.$B$1]&amp;&quot; &quot;&amp;[.C873]&amp;&quot; &quot;&amp;[.$C$1]&amp;[.C873]" office:value-type="string" office:string-value="mv cat.871.jpg ~/repo/DATA/INPUT/StarterBundle/Animals/cat.871.jpg" calcext:value-type="string">
            <text:p>mv cat.871.jpg ~/repo/DATA/INPUT/StarterBundle/Animals/cat.871.jpg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G$1]&amp;&quot;.&quot;&amp;[.A874]&amp;&quot;.jpg&quot;" office:value-type="string" office:string-value="dog.872.jpg" calcext:value-type="string">
            <text:p>dog.872.jpg</text:p>
          </table:table-cell>
          <table:table-cell table:formula="of:=[.$H$1]&amp;&quot;.&quot;&amp;[.A874]&amp;&quot;.jpg&quot;" office:value-type="string" office:string-value="cat.872.jpg" calcext:value-type="string">
            <text:p>cat.872.jpg</text:p>
          </table:table-cell>
          <table:table-cell/>
          <table:table-cell table:formula="of:=[.$B$1]&amp;&quot; &quot;&amp;[.B874]&amp;&quot; &quot;&amp;[.$C$1]&amp;[.B874]" office:value-type="string" office:string-value="mv dog.872.jpg ~/repo/DATA/INPUT/StarterBundle/Animals/dog.872.jpg" calcext:value-type="string">
            <text:p>mv dog.872.jpg ~/repo/DATA/INPUT/StarterBundle/Animals/dog.872.jpg</text:p>
          </table:table-cell>
          <table:table-cell table:formula="of:=[.$B$1]&amp;&quot; &quot;&amp;[.C874]&amp;&quot; &quot;&amp;[.$C$1]&amp;[.C874]" office:value-type="string" office:string-value="mv cat.872.jpg ~/repo/DATA/INPUT/StarterBundle/Animals/cat.872.jpg" calcext:value-type="string">
            <text:p>mv cat.872.jpg ~/repo/DATA/INPUT/StarterBundle/Animals/cat.872.jpg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G$1]&amp;&quot;.&quot;&amp;[.A875]&amp;&quot;.jpg&quot;" office:value-type="string" office:string-value="dog.873.jpg" calcext:value-type="string">
            <text:p>dog.873.jpg</text:p>
          </table:table-cell>
          <table:table-cell table:formula="of:=[.$H$1]&amp;&quot;.&quot;&amp;[.A875]&amp;&quot;.jpg&quot;" office:value-type="string" office:string-value="cat.873.jpg" calcext:value-type="string">
            <text:p>cat.873.jpg</text:p>
          </table:table-cell>
          <table:table-cell/>
          <table:table-cell table:formula="of:=[.$B$1]&amp;&quot; &quot;&amp;[.B875]&amp;&quot; &quot;&amp;[.$C$1]&amp;[.B875]" office:value-type="string" office:string-value="mv dog.873.jpg ~/repo/DATA/INPUT/StarterBundle/Animals/dog.873.jpg" calcext:value-type="string">
            <text:p>mv dog.873.jpg ~/repo/DATA/INPUT/StarterBundle/Animals/dog.873.jpg</text:p>
          </table:table-cell>
          <table:table-cell table:formula="of:=[.$B$1]&amp;&quot; &quot;&amp;[.C875]&amp;&quot; &quot;&amp;[.$C$1]&amp;[.C875]" office:value-type="string" office:string-value="mv cat.873.jpg ~/repo/DATA/INPUT/StarterBundle/Animals/cat.873.jpg" calcext:value-type="string">
            <text:p>mv cat.873.jpg ~/repo/DATA/INPUT/StarterBundle/Animals/cat.873.jpg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G$1]&amp;&quot;.&quot;&amp;[.A876]&amp;&quot;.jpg&quot;" office:value-type="string" office:string-value="dog.874.jpg" calcext:value-type="string">
            <text:p>dog.874.jpg</text:p>
          </table:table-cell>
          <table:table-cell table:formula="of:=[.$H$1]&amp;&quot;.&quot;&amp;[.A876]&amp;&quot;.jpg&quot;" office:value-type="string" office:string-value="cat.874.jpg" calcext:value-type="string">
            <text:p>cat.874.jpg</text:p>
          </table:table-cell>
          <table:table-cell/>
          <table:table-cell table:formula="of:=[.$B$1]&amp;&quot; &quot;&amp;[.B876]&amp;&quot; &quot;&amp;[.$C$1]&amp;[.B876]" office:value-type="string" office:string-value="mv dog.874.jpg ~/repo/DATA/INPUT/StarterBundle/Animals/dog.874.jpg" calcext:value-type="string">
            <text:p>mv dog.874.jpg ~/repo/DATA/INPUT/StarterBundle/Animals/dog.874.jpg</text:p>
          </table:table-cell>
          <table:table-cell table:formula="of:=[.$B$1]&amp;&quot; &quot;&amp;[.C876]&amp;&quot; &quot;&amp;[.$C$1]&amp;[.C876]" office:value-type="string" office:string-value="mv cat.874.jpg ~/repo/DATA/INPUT/StarterBundle/Animals/cat.874.jpg" calcext:value-type="string">
            <text:p>mv cat.874.jpg ~/repo/DATA/INPUT/StarterBundle/Animals/cat.874.jpg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G$1]&amp;&quot;.&quot;&amp;[.A877]&amp;&quot;.jpg&quot;" office:value-type="string" office:string-value="dog.875.jpg" calcext:value-type="string">
            <text:p>dog.875.jpg</text:p>
          </table:table-cell>
          <table:table-cell table:formula="of:=[.$H$1]&amp;&quot;.&quot;&amp;[.A877]&amp;&quot;.jpg&quot;" office:value-type="string" office:string-value="cat.875.jpg" calcext:value-type="string">
            <text:p>cat.875.jpg</text:p>
          </table:table-cell>
          <table:table-cell/>
          <table:table-cell table:formula="of:=[.$B$1]&amp;&quot; &quot;&amp;[.B877]&amp;&quot; &quot;&amp;[.$C$1]&amp;[.B877]" office:value-type="string" office:string-value="mv dog.875.jpg ~/repo/DATA/INPUT/StarterBundle/Animals/dog.875.jpg" calcext:value-type="string">
            <text:p>mv dog.875.jpg ~/repo/DATA/INPUT/StarterBundle/Animals/dog.875.jpg</text:p>
          </table:table-cell>
          <table:table-cell table:formula="of:=[.$B$1]&amp;&quot; &quot;&amp;[.C877]&amp;&quot; &quot;&amp;[.$C$1]&amp;[.C877]" office:value-type="string" office:string-value="mv cat.875.jpg ~/repo/DATA/INPUT/StarterBundle/Animals/cat.875.jpg" calcext:value-type="string">
            <text:p>mv cat.875.jpg ~/repo/DATA/INPUT/StarterBundle/Animals/cat.875.jpg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G$1]&amp;&quot;.&quot;&amp;[.A878]&amp;&quot;.jpg&quot;" office:value-type="string" office:string-value="dog.876.jpg" calcext:value-type="string">
            <text:p>dog.876.jpg</text:p>
          </table:table-cell>
          <table:table-cell table:formula="of:=[.$H$1]&amp;&quot;.&quot;&amp;[.A878]&amp;&quot;.jpg&quot;" office:value-type="string" office:string-value="cat.876.jpg" calcext:value-type="string">
            <text:p>cat.876.jpg</text:p>
          </table:table-cell>
          <table:table-cell/>
          <table:table-cell table:formula="of:=[.$B$1]&amp;&quot; &quot;&amp;[.B878]&amp;&quot; &quot;&amp;[.$C$1]&amp;[.B878]" office:value-type="string" office:string-value="mv dog.876.jpg ~/repo/DATA/INPUT/StarterBundle/Animals/dog.876.jpg" calcext:value-type="string">
            <text:p>mv dog.876.jpg ~/repo/DATA/INPUT/StarterBundle/Animals/dog.876.jpg</text:p>
          </table:table-cell>
          <table:table-cell table:formula="of:=[.$B$1]&amp;&quot; &quot;&amp;[.C878]&amp;&quot; &quot;&amp;[.$C$1]&amp;[.C878]" office:value-type="string" office:string-value="mv cat.876.jpg ~/repo/DATA/INPUT/StarterBundle/Animals/cat.876.jpg" calcext:value-type="string">
            <text:p>mv cat.876.jpg ~/repo/DATA/INPUT/StarterBundle/Animals/cat.876.jpg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G$1]&amp;&quot;.&quot;&amp;[.A879]&amp;&quot;.jpg&quot;" office:value-type="string" office:string-value="dog.877.jpg" calcext:value-type="string">
            <text:p>dog.877.jpg</text:p>
          </table:table-cell>
          <table:table-cell table:formula="of:=[.$H$1]&amp;&quot;.&quot;&amp;[.A879]&amp;&quot;.jpg&quot;" office:value-type="string" office:string-value="cat.877.jpg" calcext:value-type="string">
            <text:p>cat.877.jpg</text:p>
          </table:table-cell>
          <table:table-cell/>
          <table:table-cell table:formula="of:=[.$B$1]&amp;&quot; &quot;&amp;[.B879]&amp;&quot; &quot;&amp;[.$C$1]&amp;[.B879]" office:value-type="string" office:string-value="mv dog.877.jpg ~/repo/DATA/INPUT/StarterBundle/Animals/dog.877.jpg" calcext:value-type="string">
            <text:p>mv dog.877.jpg ~/repo/DATA/INPUT/StarterBundle/Animals/dog.877.jpg</text:p>
          </table:table-cell>
          <table:table-cell table:formula="of:=[.$B$1]&amp;&quot; &quot;&amp;[.C879]&amp;&quot; &quot;&amp;[.$C$1]&amp;[.C879]" office:value-type="string" office:string-value="mv cat.877.jpg ~/repo/DATA/INPUT/StarterBundle/Animals/cat.877.jpg" calcext:value-type="string">
            <text:p>mv cat.877.jpg ~/repo/DATA/INPUT/StarterBundle/Animals/cat.877.jpg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G$1]&amp;&quot;.&quot;&amp;[.A880]&amp;&quot;.jpg&quot;" office:value-type="string" office:string-value="dog.878.jpg" calcext:value-type="string">
            <text:p>dog.878.jpg</text:p>
          </table:table-cell>
          <table:table-cell table:formula="of:=[.$H$1]&amp;&quot;.&quot;&amp;[.A880]&amp;&quot;.jpg&quot;" office:value-type="string" office:string-value="cat.878.jpg" calcext:value-type="string">
            <text:p>cat.878.jpg</text:p>
          </table:table-cell>
          <table:table-cell/>
          <table:table-cell table:formula="of:=[.$B$1]&amp;&quot; &quot;&amp;[.B880]&amp;&quot; &quot;&amp;[.$C$1]&amp;[.B880]" office:value-type="string" office:string-value="mv dog.878.jpg ~/repo/DATA/INPUT/StarterBundle/Animals/dog.878.jpg" calcext:value-type="string">
            <text:p>mv dog.878.jpg ~/repo/DATA/INPUT/StarterBundle/Animals/dog.878.jpg</text:p>
          </table:table-cell>
          <table:table-cell table:formula="of:=[.$B$1]&amp;&quot; &quot;&amp;[.C880]&amp;&quot; &quot;&amp;[.$C$1]&amp;[.C880]" office:value-type="string" office:string-value="mv cat.878.jpg ~/repo/DATA/INPUT/StarterBundle/Animals/cat.878.jpg" calcext:value-type="string">
            <text:p>mv cat.878.jpg ~/repo/DATA/INPUT/StarterBundle/Animals/cat.878.jpg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G$1]&amp;&quot;.&quot;&amp;[.A881]&amp;&quot;.jpg&quot;" office:value-type="string" office:string-value="dog.879.jpg" calcext:value-type="string">
            <text:p>dog.879.jpg</text:p>
          </table:table-cell>
          <table:table-cell table:formula="of:=[.$H$1]&amp;&quot;.&quot;&amp;[.A881]&amp;&quot;.jpg&quot;" office:value-type="string" office:string-value="cat.879.jpg" calcext:value-type="string">
            <text:p>cat.879.jpg</text:p>
          </table:table-cell>
          <table:table-cell/>
          <table:table-cell table:formula="of:=[.$B$1]&amp;&quot; &quot;&amp;[.B881]&amp;&quot; &quot;&amp;[.$C$1]&amp;[.B881]" office:value-type="string" office:string-value="mv dog.879.jpg ~/repo/DATA/INPUT/StarterBundle/Animals/dog.879.jpg" calcext:value-type="string">
            <text:p>mv dog.879.jpg ~/repo/DATA/INPUT/StarterBundle/Animals/dog.879.jpg</text:p>
          </table:table-cell>
          <table:table-cell table:formula="of:=[.$B$1]&amp;&quot; &quot;&amp;[.C881]&amp;&quot; &quot;&amp;[.$C$1]&amp;[.C881]" office:value-type="string" office:string-value="mv cat.879.jpg ~/repo/DATA/INPUT/StarterBundle/Animals/cat.879.jpg" calcext:value-type="string">
            <text:p>mv cat.879.jpg ~/repo/DATA/INPUT/StarterBundle/Animals/cat.879.jpg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G$1]&amp;&quot;.&quot;&amp;[.A882]&amp;&quot;.jpg&quot;" office:value-type="string" office:string-value="dog.880.jpg" calcext:value-type="string">
            <text:p>dog.880.jpg</text:p>
          </table:table-cell>
          <table:table-cell table:formula="of:=[.$H$1]&amp;&quot;.&quot;&amp;[.A882]&amp;&quot;.jpg&quot;" office:value-type="string" office:string-value="cat.880.jpg" calcext:value-type="string">
            <text:p>cat.880.jpg</text:p>
          </table:table-cell>
          <table:table-cell/>
          <table:table-cell table:formula="of:=[.$B$1]&amp;&quot; &quot;&amp;[.B882]&amp;&quot; &quot;&amp;[.$C$1]&amp;[.B882]" office:value-type="string" office:string-value="mv dog.880.jpg ~/repo/DATA/INPUT/StarterBundle/Animals/dog.880.jpg" calcext:value-type="string">
            <text:p>mv dog.880.jpg ~/repo/DATA/INPUT/StarterBundle/Animals/dog.880.jpg</text:p>
          </table:table-cell>
          <table:table-cell table:formula="of:=[.$B$1]&amp;&quot; &quot;&amp;[.C882]&amp;&quot; &quot;&amp;[.$C$1]&amp;[.C882]" office:value-type="string" office:string-value="mv cat.880.jpg ~/repo/DATA/INPUT/StarterBundle/Animals/cat.880.jpg" calcext:value-type="string">
            <text:p>mv cat.880.jpg ~/repo/DATA/INPUT/StarterBundle/Animals/cat.880.jpg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G$1]&amp;&quot;.&quot;&amp;[.A883]&amp;&quot;.jpg&quot;" office:value-type="string" office:string-value="dog.881.jpg" calcext:value-type="string">
            <text:p>dog.881.jpg</text:p>
          </table:table-cell>
          <table:table-cell table:formula="of:=[.$H$1]&amp;&quot;.&quot;&amp;[.A883]&amp;&quot;.jpg&quot;" office:value-type="string" office:string-value="cat.881.jpg" calcext:value-type="string">
            <text:p>cat.881.jpg</text:p>
          </table:table-cell>
          <table:table-cell/>
          <table:table-cell table:formula="of:=[.$B$1]&amp;&quot; &quot;&amp;[.B883]&amp;&quot; &quot;&amp;[.$C$1]&amp;[.B883]" office:value-type="string" office:string-value="mv dog.881.jpg ~/repo/DATA/INPUT/StarterBundle/Animals/dog.881.jpg" calcext:value-type="string">
            <text:p>mv dog.881.jpg ~/repo/DATA/INPUT/StarterBundle/Animals/dog.881.jpg</text:p>
          </table:table-cell>
          <table:table-cell table:formula="of:=[.$B$1]&amp;&quot; &quot;&amp;[.C883]&amp;&quot; &quot;&amp;[.$C$1]&amp;[.C883]" office:value-type="string" office:string-value="mv cat.881.jpg ~/repo/DATA/INPUT/StarterBundle/Animals/cat.881.jpg" calcext:value-type="string">
            <text:p>mv cat.881.jpg ~/repo/DATA/INPUT/StarterBundle/Animals/cat.881.jpg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G$1]&amp;&quot;.&quot;&amp;[.A884]&amp;&quot;.jpg&quot;" office:value-type="string" office:string-value="dog.882.jpg" calcext:value-type="string">
            <text:p>dog.882.jpg</text:p>
          </table:table-cell>
          <table:table-cell table:formula="of:=[.$H$1]&amp;&quot;.&quot;&amp;[.A884]&amp;&quot;.jpg&quot;" office:value-type="string" office:string-value="cat.882.jpg" calcext:value-type="string">
            <text:p>cat.882.jpg</text:p>
          </table:table-cell>
          <table:table-cell/>
          <table:table-cell table:formula="of:=[.$B$1]&amp;&quot; &quot;&amp;[.B884]&amp;&quot; &quot;&amp;[.$C$1]&amp;[.B884]" office:value-type="string" office:string-value="mv dog.882.jpg ~/repo/DATA/INPUT/StarterBundle/Animals/dog.882.jpg" calcext:value-type="string">
            <text:p>mv dog.882.jpg ~/repo/DATA/INPUT/StarterBundle/Animals/dog.882.jpg</text:p>
          </table:table-cell>
          <table:table-cell table:formula="of:=[.$B$1]&amp;&quot; &quot;&amp;[.C884]&amp;&quot; &quot;&amp;[.$C$1]&amp;[.C884]" office:value-type="string" office:string-value="mv cat.882.jpg ~/repo/DATA/INPUT/StarterBundle/Animals/cat.882.jpg" calcext:value-type="string">
            <text:p>mv cat.882.jpg ~/repo/DATA/INPUT/StarterBundle/Animals/cat.882.jpg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G$1]&amp;&quot;.&quot;&amp;[.A885]&amp;&quot;.jpg&quot;" office:value-type="string" office:string-value="dog.883.jpg" calcext:value-type="string">
            <text:p>dog.883.jpg</text:p>
          </table:table-cell>
          <table:table-cell table:formula="of:=[.$H$1]&amp;&quot;.&quot;&amp;[.A885]&amp;&quot;.jpg&quot;" office:value-type="string" office:string-value="cat.883.jpg" calcext:value-type="string">
            <text:p>cat.883.jpg</text:p>
          </table:table-cell>
          <table:table-cell/>
          <table:table-cell table:formula="of:=[.$B$1]&amp;&quot; &quot;&amp;[.B885]&amp;&quot; &quot;&amp;[.$C$1]&amp;[.B885]" office:value-type="string" office:string-value="mv dog.883.jpg ~/repo/DATA/INPUT/StarterBundle/Animals/dog.883.jpg" calcext:value-type="string">
            <text:p>mv dog.883.jpg ~/repo/DATA/INPUT/StarterBundle/Animals/dog.883.jpg</text:p>
          </table:table-cell>
          <table:table-cell table:formula="of:=[.$B$1]&amp;&quot; &quot;&amp;[.C885]&amp;&quot; &quot;&amp;[.$C$1]&amp;[.C885]" office:value-type="string" office:string-value="mv cat.883.jpg ~/repo/DATA/INPUT/StarterBundle/Animals/cat.883.jpg" calcext:value-type="string">
            <text:p>mv cat.883.jpg ~/repo/DATA/INPUT/StarterBundle/Animals/cat.883.jpg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G$1]&amp;&quot;.&quot;&amp;[.A886]&amp;&quot;.jpg&quot;" office:value-type="string" office:string-value="dog.884.jpg" calcext:value-type="string">
            <text:p>dog.884.jpg</text:p>
          </table:table-cell>
          <table:table-cell table:formula="of:=[.$H$1]&amp;&quot;.&quot;&amp;[.A886]&amp;&quot;.jpg&quot;" office:value-type="string" office:string-value="cat.884.jpg" calcext:value-type="string">
            <text:p>cat.884.jpg</text:p>
          </table:table-cell>
          <table:table-cell/>
          <table:table-cell table:formula="of:=[.$B$1]&amp;&quot; &quot;&amp;[.B886]&amp;&quot; &quot;&amp;[.$C$1]&amp;[.B886]" office:value-type="string" office:string-value="mv dog.884.jpg ~/repo/DATA/INPUT/StarterBundle/Animals/dog.884.jpg" calcext:value-type="string">
            <text:p>mv dog.884.jpg ~/repo/DATA/INPUT/StarterBundle/Animals/dog.884.jpg</text:p>
          </table:table-cell>
          <table:table-cell table:formula="of:=[.$B$1]&amp;&quot; &quot;&amp;[.C886]&amp;&quot; &quot;&amp;[.$C$1]&amp;[.C886]" office:value-type="string" office:string-value="mv cat.884.jpg ~/repo/DATA/INPUT/StarterBundle/Animals/cat.884.jpg" calcext:value-type="string">
            <text:p>mv cat.884.jpg ~/repo/DATA/INPUT/StarterBundle/Animals/cat.884.jpg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G$1]&amp;&quot;.&quot;&amp;[.A887]&amp;&quot;.jpg&quot;" office:value-type="string" office:string-value="dog.885.jpg" calcext:value-type="string">
            <text:p>dog.885.jpg</text:p>
          </table:table-cell>
          <table:table-cell table:formula="of:=[.$H$1]&amp;&quot;.&quot;&amp;[.A887]&amp;&quot;.jpg&quot;" office:value-type="string" office:string-value="cat.885.jpg" calcext:value-type="string">
            <text:p>cat.885.jpg</text:p>
          </table:table-cell>
          <table:table-cell/>
          <table:table-cell table:formula="of:=[.$B$1]&amp;&quot; &quot;&amp;[.B887]&amp;&quot; &quot;&amp;[.$C$1]&amp;[.B887]" office:value-type="string" office:string-value="mv dog.885.jpg ~/repo/DATA/INPUT/StarterBundle/Animals/dog.885.jpg" calcext:value-type="string">
            <text:p>mv dog.885.jpg ~/repo/DATA/INPUT/StarterBundle/Animals/dog.885.jpg</text:p>
          </table:table-cell>
          <table:table-cell table:formula="of:=[.$B$1]&amp;&quot; &quot;&amp;[.C887]&amp;&quot; &quot;&amp;[.$C$1]&amp;[.C887]" office:value-type="string" office:string-value="mv cat.885.jpg ~/repo/DATA/INPUT/StarterBundle/Animals/cat.885.jpg" calcext:value-type="string">
            <text:p>mv cat.885.jpg ~/repo/DATA/INPUT/StarterBundle/Animals/cat.885.jpg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G$1]&amp;&quot;.&quot;&amp;[.A888]&amp;&quot;.jpg&quot;" office:value-type="string" office:string-value="dog.886.jpg" calcext:value-type="string">
            <text:p>dog.886.jpg</text:p>
          </table:table-cell>
          <table:table-cell table:formula="of:=[.$H$1]&amp;&quot;.&quot;&amp;[.A888]&amp;&quot;.jpg&quot;" office:value-type="string" office:string-value="cat.886.jpg" calcext:value-type="string">
            <text:p>cat.886.jpg</text:p>
          </table:table-cell>
          <table:table-cell/>
          <table:table-cell table:formula="of:=[.$B$1]&amp;&quot; &quot;&amp;[.B888]&amp;&quot; &quot;&amp;[.$C$1]&amp;[.B888]" office:value-type="string" office:string-value="mv dog.886.jpg ~/repo/DATA/INPUT/StarterBundle/Animals/dog.886.jpg" calcext:value-type="string">
            <text:p>mv dog.886.jpg ~/repo/DATA/INPUT/StarterBundle/Animals/dog.886.jpg</text:p>
          </table:table-cell>
          <table:table-cell table:formula="of:=[.$B$1]&amp;&quot; &quot;&amp;[.C888]&amp;&quot; &quot;&amp;[.$C$1]&amp;[.C888]" office:value-type="string" office:string-value="mv cat.886.jpg ~/repo/DATA/INPUT/StarterBundle/Animals/cat.886.jpg" calcext:value-type="string">
            <text:p>mv cat.886.jpg ~/repo/DATA/INPUT/StarterBundle/Animals/cat.886.jpg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G$1]&amp;&quot;.&quot;&amp;[.A889]&amp;&quot;.jpg&quot;" office:value-type="string" office:string-value="dog.887.jpg" calcext:value-type="string">
            <text:p>dog.887.jpg</text:p>
          </table:table-cell>
          <table:table-cell table:formula="of:=[.$H$1]&amp;&quot;.&quot;&amp;[.A889]&amp;&quot;.jpg&quot;" office:value-type="string" office:string-value="cat.887.jpg" calcext:value-type="string">
            <text:p>cat.887.jpg</text:p>
          </table:table-cell>
          <table:table-cell/>
          <table:table-cell table:formula="of:=[.$B$1]&amp;&quot; &quot;&amp;[.B889]&amp;&quot; &quot;&amp;[.$C$1]&amp;[.B889]" office:value-type="string" office:string-value="mv dog.887.jpg ~/repo/DATA/INPUT/StarterBundle/Animals/dog.887.jpg" calcext:value-type="string">
            <text:p>mv dog.887.jpg ~/repo/DATA/INPUT/StarterBundle/Animals/dog.887.jpg</text:p>
          </table:table-cell>
          <table:table-cell table:formula="of:=[.$B$1]&amp;&quot; &quot;&amp;[.C889]&amp;&quot; &quot;&amp;[.$C$1]&amp;[.C889]" office:value-type="string" office:string-value="mv cat.887.jpg ~/repo/DATA/INPUT/StarterBundle/Animals/cat.887.jpg" calcext:value-type="string">
            <text:p>mv cat.887.jpg ~/repo/DATA/INPUT/StarterBundle/Animals/cat.887.jpg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G$1]&amp;&quot;.&quot;&amp;[.A890]&amp;&quot;.jpg&quot;" office:value-type="string" office:string-value="dog.888.jpg" calcext:value-type="string">
            <text:p>dog.888.jpg</text:p>
          </table:table-cell>
          <table:table-cell table:formula="of:=[.$H$1]&amp;&quot;.&quot;&amp;[.A890]&amp;&quot;.jpg&quot;" office:value-type="string" office:string-value="cat.888.jpg" calcext:value-type="string">
            <text:p>cat.888.jpg</text:p>
          </table:table-cell>
          <table:table-cell/>
          <table:table-cell table:formula="of:=[.$B$1]&amp;&quot; &quot;&amp;[.B890]&amp;&quot; &quot;&amp;[.$C$1]&amp;[.B890]" office:value-type="string" office:string-value="mv dog.888.jpg ~/repo/DATA/INPUT/StarterBundle/Animals/dog.888.jpg" calcext:value-type="string">
            <text:p>mv dog.888.jpg ~/repo/DATA/INPUT/StarterBundle/Animals/dog.888.jpg</text:p>
          </table:table-cell>
          <table:table-cell table:formula="of:=[.$B$1]&amp;&quot; &quot;&amp;[.C890]&amp;&quot; &quot;&amp;[.$C$1]&amp;[.C890]" office:value-type="string" office:string-value="mv cat.888.jpg ~/repo/DATA/INPUT/StarterBundle/Animals/cat.888.jpg" calcext:value-type="string">
            <text:p>mv cat.888.jpg ~/repo/DATA/INPUT/StarterBundle/Animals/cat.888.jpg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G$1]&amp;&quot;.&quot;&amp;[.A891]&amp;&quot;.jpg&quot;" office:value-type="string" office:string-value="dog.889.jpg" calcext:value-type="string">
            <text:p>dog.889.jpg</text:p>
          </table:table-cell>
          <table:table-cell table:formula="of:=[.$H$1]&amp;&quot;.&quot;&amp;[.A891]&amp;&quot;.jpg&quot;" office:value-type="string" office:string-value="cat.889.jpg" calcext:value-type="string">
            <text:p>cat.889.jpg</text:p>
          </table:table-cell>
          <table:table-cell/>
          <table:table-cell table:formula="of:=[.$B$1]&amp;&quot; &quot;&amp;[.B891]&amp;&quot; &quot;&amp;[.$C$1]&amp;[.B891]" office:value-type="string" office:string-value="mv dog.889.jpg ~/repo/DATA/INPUT/StarterBundle/Animals/dog.889.jpg" calcext:value-type="string">
            <text:p>mv dog.889.jpg ~/repo/DATA/INPUT/StarterBundle/Animals/dog.889.jpg</text:p>
          </table:table-cell>
          <table:table-cell table:formula="of:=[.$B$1]&amp;&quot; &quot;&amp;[.C891]&amp;&quot; &quot;&amp;[.$C$1]&amp;[.C891]" office:value-type="string" office:string-value="mv cat.889.jpg ~/repo/DATA/INPUT/StarterBundle/Animals/cat.889.jpg" calcext:value-type="string">
            <text:p>mv cat.889.jpg ~/repo/DATA/INPUT/StarterBundle/Animals/cat.889.jpg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G$1]&amp;&quot;.&quot;&amp;[.A892]&amp;&quot;.jpg&quot;" office:value-type="string" office:string-value="dog.890.jpg" calcext:value-type="string">
            <text:p>dog.890.jpg</text:p>
          </table:table-cell>
          <table:table-cell table:formula="of:=[.$H$1]&amp;&quot;.&quot;&amp;[.A892]&amp;&quot;.jpg&quot;" office:value-type="string" office:string-value="cat.890.jpg" calcext:value-type="string">
            <text:p>cat.890.jpg</text:p>
          </table:table-cell>
          <table:table-cell/>
          <table:table-cell table:formula="of:=[.$B$1]&amp;&quot; &quot;&amp;[.B892]&amp;&quot; &quot;&amp;[.$C$1]&amp;[.B892]" office:value-type="string" office:string-value="mv dog.890.jpg ~/repo/DATA/INPUT/StarterBundle/Animals/dog.890.jpg" calcext:value-type="string">
            <text:p>mv dog.890.jpg ~/repo/DATA/INPUT/StarterBundle/Animals/dog.890.jpg</text:p>
          </table:table-cell>
          <table:table-cell table:formula="of:=[.$B$1]&amp;&quot; &quot;&amp;[.C892]&amp;&quot; &quot;&amp;[.$C$1]&amp;[.C892]" office:value-type="string" office:string-value="mv cat.890.jpg ~/repo/DATA/INPUT/StarterBundle/Animals/cat.890.jpg" calcext:value-type="string">
            <text:p>mv cat.890.jpg ~/repo/DATA/INPUT/StarterBundle/Animals/cat.890.jpg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G$1]&amp;&quot;.&quot;&amp;[.A893]&amp;&quot;.jpg&quot;" office:value-type="string" office:string-value="dog.891.jpg" calcext:value-type="string">
            <text:p>dog.891.jpg</text:p>
          </table:table-cell>
          <table:table-cell table:formula="of:=[.$H$1]&amp;&quot;.&quot;&amp;[.A893]&amp;&quot;.jpg&quot;" office:value-type="string" office:string-value="cat.891.jpg" calcext:value-type="string">
            <text:p>cat.891.jpg</text:p>
          </table:table-cell>
          <table:table-cell/>
          <table:table-cell table:formula="of:=[.$B$1]&amp;&quot; &quot;&amp;[.B893]&amp;&quot; &quot;&amp;[.$C$1]&amp;[.B893]" office:value-type="string" office:string-value="mv dog.891.jpg ~/repo/DATA/INPUT/StarterBundle/Animals/dog.891.jpg" calcext:value-type="string">
            <text:p>mv dog.891.jpg ~/repo/DATA/INPUT/StarterBundle/Animals/dog.891.jpg</text:p>
          </table:table-cell>
          <table:table-cell table:formula="of:=[.$B$1]&amp;&quot; &quot;&amp;[.C893]&amp;&quot; &quot;&amp;[.$C$1]&amp;[.C893]" office:value-type="string" office:string-value="mv cat.891.jpg ~/repo/DATA/INPUT/StarterBundle/Animals/cat.891.jpg" calcext:value-type="string">
            <text:p>mv cat.891.jpg ~/repo/DATA/INPUT/StarterBundle/Animals/cat.891.jpg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G$1]&amp;&quot;.&quot;&amp;[.A894]&amp;&quot;.jpg&quot;" office:value-type="string" office:string-value="dog.892.jpg" calcext:value-type="string">
            <text:p>dog.892.jpg</text:p>
          </table:table-cell>
          <table:table-cell table:formula="of:=[.$H$1]&amp;&quot;.&quot;&amp;[.A894]&amp;&quot;.jpg&quot;" office:value-type="string" office:string-value="cat.892.jpg" calcext:value-type="string">
            <text:p>cat.892.jpg</text:p>
          </table:table-cell>
          <table:table-cell/>
          <table:table-cell table:formula="of:=[.$B$1]&amp;&quot; &quot;&amp;[.B894]&amp;&quot; &quot;&amp;[.$C$1]&amp;[.B894]" office:value-type="string" office:string-value="mv dog.892.jpg ~/repo/DATA/INPUT/StarterBundle/Animals/dog.892.jpg" calcext:value-type="string">
            <text:p>mv dog.892.jpg ~/repo/DATA/INPUT/StarterBundle/Animals/dog.892.jpg</text:p>
          </table:table-cell>
          <table:table-cell table:formula="of:=[.$B$1]&amp;&quot; &quot;&amp;[.C894]&amp;&quot; &quot;&amp;[.$C$1]&amp;[.C894]" office:value-type="string" office:string-value="mv cat.892.jpg ~/repo/DATA/INPUT/StarterBundle/Animals/cat.892.jpg" calcext:value-type="string">
            <text:p>mv cat.892.jpg ~/repo/DATA/INPUT/StarterBundle/Animals/cat.892.jpg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G$1]&amp;&quot;.&quot;&amp;[.A895]&amp;&quot;.jpg&quot;" office:value-type="string" office:string-value="dog.893.jpg" calcext:value-type="string">
            <text:p>dog.893.jpg</text:p>
          </table:table-cell>
          <table:table-cell table:formula="of:=[.$H$1]&amp;&quot;.&quot;&amp;[.A895]&amp;&quot;.jpg&quot;" office:value-type="string" office:string-value="cat.893.jpg" calcext:value-type="string">
            <text:p>cat.893.jpg</text:p>
          </table:table-cell>
          <table:table-cell/>
          <table:table-cell table:formula="of:=[.$B$1]&amp;&quot; &quot;&amp;[.B895]&amp;&quot; &quot;&amp;[.$C$1]&amp;[.B895]" office:value-type="string" office:string-value="mv dog.893.jpg ~/repo/DATA/INPUT/StarterBundle/Animals/dog.893.jpg" calcext:value-type="string">
            <text:p>mv dog.893.jpg ~/repo/DATA/INPUT/StarterBundle/Animals/dog.893.jpg</text:p>
          </table:table-cell>
          <table:table-cell table:formula="of:=[.$B$1]&amp;&quot; &quot;&amp;[.C895]&amp;&quot; &quot;&amp;[.$C$1]&amp;[.C895]" office:value-type="string" office:string-value="mv cat.893.jpg ~/repo/DATA/INPUT/StarterBundle/Animals/cat.893.jpg" calcext:value-type="string">
            <text:p>mv cat.893.jpg ~/repo/DATA/INPUT/StarterBundle/Animals/cat.893.jpg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G$1]&amp;&quot;.&quot;&amp;[.A896]&amp;&quot;.jpg&quot;" office:value-type="string" office:string-value="dog.894.jpg" calcext:value-type="string">
            <text:p>dog.894.jpg</text:p>
          </table:table-cell>
          <table:table-cell table:formula="of:=[.$H$1]&amp;&quot;.&quot;&amp;[.A896]&amp;&quot;.jpg&quot;" office:value-type="string" office:string-value="cat.894.jpg" calcext:value-type="string">
            <text:p>cat.894.jpg</text:p>
          </table:table-cell>
          <table:table-cell/>
          <table:table-cell table:formula="of:=[.$B$1]&amp;&quot; &quot;&amp;[.B896]&amp;&quot; &quot;&amp;[.$C$1]&amp;[.B896]" office:value-type="string" office:string-value="mv dog.894.jpg ~/repo/DATA/INPUT/StarterBundle/Animals/dog.894.jpg" calcext:value-type="string">
            <text:p>mv dog.894.jpg ~/repo/DATA/INPUT/StarterBundle/Animals/dog.894.jpg</text:p>
          </table:table-cell>
          <table:table-cell table:formula="of:=[.$B$1]&amp;&quot; &quot;&amp;[.C896]&amp;&quot; &quot;&amp;[.$C$1]&amp;[.C896]" office:value-type="string" office:string-value="mv cat.894.jpg ~/repo/DATA/INPUT/StarterBundle/Animals/cat.894.jpg" calcext:value-type="string">
            <text:p>mv cat.894.jpg ~/repo/DATA/INPUT/StarterBundle/Animals/cat.894.jpg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G$1]&amp;&quot;.&quot;&amp;[.A897]&amp;&quot;.jpg&quot;" office:value-type="string" office:string-value="dog.895.jpg" calcext:value-type="string">
            <text:p>dog.895.jpg</text:p>
          </table:table-cell>
          <table:table-cell table:formula="of:=[.$H$1]&amp;&quot;.&quot;&amp;[.A897]&amp;&quot;.jpg&quot;" office:value-type="string" office:string-value="cat.895.jpg" calcext:value-type="string">
            <text:p>cat.895.jpg</text:p>
          </table:table-cell>
          <table:table-cell/>
          <table:table-cell table:formula="of:=[.$B$1]&amp;&quot; &quot;&amp;[.B897]&amp;&quot; &quot;&amp;[.$C$1]&amp;[.B897]" office:value-type="string" office:string-value="mv dog.895.jpg ~/repo/DATA/INPUT/StarterBundle/Animals/dog.895.jpg" calcext:value-type="string">
            <text:p>mv dog.895.jpg ~/repo/DATA/INPUT/StarterBundle/Animals/dog.895.jpg</text:p>
          </table:table-cell>
          <table:table-cell table:formula="of:=[.$B$1]&amp;&quot; &quot;&amp;[.C897]&amp;&quot; &quot;&amp;[.$C$1]&amp;[.C897]" office:value-type="string" office:string-value="mv cat.895.jpg ~/repo/DATA/INPUT/StarterBundle/Animals/cat.895.jpg" calcext:value-type="string">
            <text:p>mv cat.895.jpg ~/repo/DATA/INPUT/StarterBundle/Animals/cat.895.jpg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G$1]&amp;&quot;.&quot;&amp;[.A898]&amp;&quot;.jpg&quot;" office:value-type="string" office:string-value="dog.896.jpg" calcext:value-type="string">
            <text:p>dog.896.jpg</text:p>
          </table:table-cell>
          <table:table-cell table:formula="of:=[.$H$1]&amp;&quot;.&quot;&amp;[.A898]&amp;&quot;.jpg&quot;" office:value-type="string" office:string-value="cat.896.jpg" calcext:value-type="string">
            <text:p>cat.896.jpg</text:p>
          </table:table-cell>
          <table:table-cell/>
          <table:table-cell table:formula="of:=[.$B$1]&amp;&quot; &quot;&amp;[.B898]&amp;&quot; &quot;&amp;[.$C$1]&amp;[.B898]" office:value-type="string" office:string-value="mv dog.896.jpg ~/repo/DATA/INPUT/StarterBundle/Animals/dog.896.jpg" calcext:value-type="string">
            <text:p>mv dog.896.jpg ~/repo/DATA/INPUT/StarterBundle/Animals/dog.896.jpg</text:p>
          </table:table-cell>
          <table:table-cell table:formula="of:=[.$B$1]&amp;&quot; &quot;&amp;[.C898]&amp;&quot; &quot;&amp;[.$C$1]&amp;[.C898]" office:value-type="string" office:string-value="mv cat.896.jpg ~/repo/DATA/INPUT/StarterBundle/Animals/cat.896.jpg" calcext:value-type="string">
            <text:p>mv cat.896.jpg ~/repo/DATA/INPUT/StarterBundle/Animals/cat.896.jpg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G$1]&amp;&quot;.&quot;&amp;[.A899]&amp;&quot;.jpg&quot;" office:value-type="string" office:string-value="dog.897.jpg" calcext:value-type="string">
            <text:p>dog.897.jpg</text:p>
          </table:table-cell>
          <table:table-cell table:formula="of:=[.$H$1]&amp;&quot;.&quot;&amp;[.A899]&amp;&quot;.jpg&quot;" office:value-type="string" office:string-value="cat.897.jpg" calcext:value-type="string">
            <text:p>cat.897.jpg</text:p>
          </table:table-cell>
          <table:table-cell/>
          <table:table-cell table:formula="of:=[.$B$1]&amp;&quot; &quot;&amp;[.B899]&amp;&quot; &quot;&amp;[.$C$1]&amp;[.B899]" office:value-type="string" office:string-value="mv dog.897.jpg ~/repo/DATA/INPUT/StarterBundle/Animals/dog.897.jpg" calcext:value-type="string">
            <text:p>mv dog.897.jpg ~/repo/DATA/INPUT/StarterBundle/Animals/dog.897.jpg</text:p>
          </table:table-cell>
          <table:table-cell table:formula="of:=[.$B$1]&amp;&quot; &quot;&amp;[.C899]&amp;&quot; &quot;&amp;[.$C$1]&amp;[.C899]" office:value-type="string" office:string-value="mv cat.897.jpg ~/repo/DATA/INPUT/StarterBundle/Animals/cat.897.jpg" calcext:value-type="string">
            <text:p>mv cat.897.jpg ~/repo/DATA/INPUT/StarterBundle/Animals/cat.897.jpg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G$1]&amp;&quot;.&quot;&amp;[.A900]&amp;&quot;.jpg&quot;" office:value-type="string" office:string-value="dog.898.jpg" calcext:value-type="string">
            <text:p>dog.898.jpg</text:p>
          </table:table-cell>
          <table:table-cell table:formula="of:=[.$H$1]&amp;&quot;.&quot;&amp;[.A900]&amp;&quot;.jpg&quot;" office:value-type="string" office:string-value="cat.898.jpg" calcext:value-type="string">
            <text:p>cat.898.jpg</text:p>
          </table:table-cell>
          <table:table-cell/>
          <table:table-cell table:formula="of:=[.$B$1]&amp;&quot; &quot;&amp;[.B900]&amp;&quot; &quot;&amp;[.$C$1]&amp;[.B900]" office:value-type="string" office:string-value="mv dog.898.jpg ~/repo/DATA/INPUT/StarterBundle/Animals/dog.898.jpg" calcext:value-type="string">
            <text:p>mv dog.898.jpg ~/repo/DATA/INPUT/StarterBundle/Animals/dog.898.jpg</text:p>
          </table:table-cell>
          <table:table-cell table:formula="of:=[.$B$1]&amp;&quot; &quot;&amp;[.C900]&amp;&quot; &quot;&amp;[.$C$1]&amp;[.C900]" office:value-type="string" office:string-value="mv cat.898.jpg ~/repo/DATA/INPUT/StarterBundle/Animals/cat.898.jpg" calcext:value-type="string">
            <text:p>mv cat.898.jpg ~/repo/DATA/INPUT/StarterBundle/Animals/cat.898.jpg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G$1]&amp;&quot;.&quot;&amp;[.A901]&amp;&quot;.jpg&quot;" office:value-type="string" office:string-value="dog.899.jpg" calcext:value-type="string">
            <text:p>dog.899.jpg</text:p>
          </table:table-cell>
          <table:table-cell table:formula="of:=[.$H$1]&amp;&quot;.&quot;&amp;[.A901]&amp;&quot;.jpg&quot;" office:value-type="string" office:string-value="cat.899.jpg" calcext:value-type="string">
            <text:p>cat.899.jpg</text:p>
          </table:table-cell>
          <table:table-cell/>
          <table:table-cell table:formula="of:=[.$B$1]&amp;&quot; &quot;&amp;[.B901]&amp;&quot; &quot;&amp;[.$C$1]&amp;[.B901]" office:value-type="string" office:string-value="mv dog.899.jpg ~/repo/DATA/INPUT/StarterBundle/Animals/dog.899.jpg" calcext:value-type="string">
            <text:p>mv dog.899.jpg ~/repo/DATA/INPUT/StarterBundle/Animals/dog.899.jpg</text:p>
          </table:table-cell>
          <table:table-cell table:formula="of:=[.$B$1]&amp;&quot; &quot;&amp;[.C901]&amp;&quot; &quot;&amp;[.$C$1]&amp;[.C901]" office:value-type="string" office:string-value="mv cat.899.jpg ~/repo/DATA/INPUT/StarterBundle/Animals/cat.899.jpg" calcext:value-type="string">
            <text:p>mv cat.899.jpg ~/repo/DATA/INPUT/StarterBundle/Animals/cat.899.jpg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G$1]&amp;&quot;.&quot;&amp;[.A902]&amp;&quot;.jpg&quot;" office:value-type="string" office:string-value="dog.900.jpg" calcext:value-type="string">
            <text:p>dog.900.jpg</text:p>
          </table:table-cell>
          <table:table-cell table:formula="of:=[.$H$1]&amp;&quot;.&quot;&amp;[.A902]&amp;&quot;.jpg&quot;" office:value-type="string" office:string-value="cat.900.jpg" calcext:value-type="string">
            <text:p>cat.900.jpg</text:p>
          </table:table-cell>
          <table:table-cell/>
          <table:table-cell table:formula="of:=[.$B$1]&amp;&quot; &quot;&amp;[.B902]&amp;&quot; &quot;&amp;[.$C$1]&amp;[.B902]" office:value-type="string" office:string-value="mv dog.900.jpg ~/repo/DATA/INPUT/StarterBundle/Animals/dog.900.jpg" calcext:value-type="string">
            <text:p>mv dog.900.jpg ~/repo/DATA/INPUT/StarterBundle/Animals/dog.900.jpg</text:p>
          </table:table-cell>
          <table:table-cell table:formula="of:=[.$B$1]&amp;&quot; &quot;&amp;[.C902]&amp;&quot; &quot;&amp;[.$C$1]&amp;[.C902]" office:value-type="string" office:string-value="mv cat.900.jpg ~/repo/DATA/INPUT/StarterBundle/Animals/cat.900.jpg" calcext:value-type="string">
            <text:p>mv cat.900.jpg ~/repo/DATA/INPUT/StarterBundle/Animals/cat.900.jpg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G$1]&amp;&quot;.&quot;&amp;[.A903]&amp;&quot;.jpg&quot;" office:value-type="string" office:string-value="dog.901.jpg" calcext:value-type="string">
            <text:p>dog.901.jpg</text:p>
          </table:table-cell>
          <table:table-cell table:formula="of:=[.$H$1]&amp;&quot;.&quot;&amp;[.A903]&amp;&quot;.jpg&quot;" office:value-type="string" office:string-value="cat.901.jpg" calcext:value-type="string">
            <text:p>cat.901.jpg</text:p>
          </table:table-cell>
          <table:table-cell/>
          <table:table-cell table:formula="of:=[.$B$1]&amp;&quot; &quot;&amp;[.B903]&amp;&quot; &quot;&amp;[.$C$1]&amp;[.B903]" office:value-type="string" office:string-value="mv dog.901.jpg ~/repo/DATA/INPUT/StarterBundle/Animals/dog.901.jpg" calcext:value-type="string">
            <text:p>mv dog.901.jpg ~/repo/DATA/INPUT/StarterBundle/Animals/dog.901.jpg</text:p>
          </table:table-cell>
          <table:table-cell table:formula="of:=[.$B$1]&amp;&quot; &quot;&amp;[.C903]&amp;&quot; &quot;&amp;[.$C$1]&amp;[.C903]" office:value-type="string" office:string-value="mv cat.901.jpg ~/repo/DATA/INPUT/StarterBundle/Animals/cat.901.jpg" calcext:value-type="string">
            <text:p>mv cat.901.jpg ~/repo/DATA/INPUT/StarterBundle/Animals/cat.901.jpg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G$1]&amp;&quot;.&quot;&amp;[.A904]&amp;&quot;.jpg&quot;" office:value-type="string" office:string-value="dog.902.jpg" calcext:value-type="string">
            <text:p>dog.902.jpg</text:p>
          </table:table-cell>
          <table:table-cell table:formula="of:=[.$H$1]&amp;&quot;.&quot;&amp;[.A904]&amp;&quot;.jpg&quot;" office:value-type="string" office:string-value="cat.902.jpg" calcext:value-type="string">
            <text:p>cat.902.jpg</text:p>
          </table:table-cell>
          <table:table-cell/>
          <table:table-cell table:formula="of:=[.$B$1]&amp;&quot; &quot;&amp;[.B904]&amp;&quot; &quot;&amp;[.$C$1]&amp;[.B904]" office:value-type="string" office:string-value="mv dog.902.jpg ~/repo/DATA/INPUT/StarterBundle/Animals/dog.902.jpg" calcext:value-type="string">
            <text:p>mv dog.902.jpg ~/repo/DATA/INPUT/StarterBundle/Animals/dog.902.jpg</text:p>
          </table:table-cell>
          <table:table-cell table:formula="of:=[.$B$1]&amp;&quot; &quot;&amp;[.C904]&amp;&quot; &quot;&amp;[.$C$1]&amp;[.C904]" office:value-type="string" office:string-value="mv cat.902.jpg ~/repo/DATA/INPUT/StarterBundle/Animals/cat.902.jpg" calcext:value-type="string">
            <text:p>mv cat.902.jpg ~/repo/DATA/INPUT/StarterBundle/Animals/cat.902.jpg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G$1]&amp;&quot;.&quot;&amp;[.A905]&amp;&quot;.jpg&quot;" office:value-type="string" office:string-value="dog.903.jpg" calcext:value-type="string">
            <text:p>dog.903.jpg</text:p>
          </table:table-cell>
          <table:table-cell table:formula="of:=[.$H$1]&amp;&quot;.&quot;&amp;[.A905]&amp;&quot;.jpg&quot;" office:value-type="string" office:string-value="cat.903.jpg" calcext:value-type="string">
            <text:p>cat.903.jpg</text:p>
          </table:table-cell>
          <table:table-cell/>
          <table:table-cell table:formula="of:=[.$B$1]&amp;&quot; &quot;&amp;[.B905]&amp;&quot; &quot;&amp;[.$C$1]&amp;[.B905]" office:value-type="string" office:string-value="mv dog.903.jpg ~/repo/DATA/INPUT/StarterBundle/Animals/dog.903.jpg" calcext:value-type="string">
            <text:p>mv dog.903.jpg ~/repo/DATA/INPUT/StarterBundle/Animals/dog.903.jpg</text:p>
          </table:table-cell>
          <table:table-cell table:formula="of:=[.$B$1]&amp;&quot; &quot;&amp;[.C905]&amp;&quot; &quot;&amp;[.$C$1]&amp;[.C905]" office:value-type="string" office:string-value="mv cat.903.jpg ~/repo/DATA/INPUT/StarterBundle/Animals/cat.903.jpg" calcext:value-type="string">
            <text:p>mv cat.903.jpg ~/repo/DATA/INPUT/StarterBundle/Animals/cat.903.jpg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G$1]&amp;&quot;.&quot;&amp;[.A906]&amp;&quot;.jpg&quot;" office:value-type="string" office:string-value="dog.904.jpg" calcext:value-type="string">
            <text:p>dog.904.jpg</text:p>
          </table:table-cell>
          <table:table-cell table:formula="of:=[.$H$1]&amp;&quot;.&quot;&amp;[.A906]&amp;&quot;.jpg&quot;" office:value-type="string" office:string-value="cat.904.jpg" calcext:value-type="string">
            <text:p>cat.904.jpg</text:p>
          </table:table-cell>
          <table:table-cell/>
          <table:table-cell table:formula="of:=[.$B$1]&amp;&quot; &quot;&amp;[.B906]&amp;&quot; &quot;&amp;[.$C$1]&amp;[.B906]" office:value-type="string" office:string-value="mv dog.904.jpg ~/repo/DATA/INPUT/StarterBundle/Animals/dog.904.jpg" calcext:value-type="string">
            <text:p>mv dog.904.jpg ~/repo/DATA/INPUT/StarterBundle/Animals/dog.904.jpg</text:p>
          </table:table-cell>
          <table:table-cell table:formula="of:=[.$B$1]&amp;&quot; &quot;&amp;[.C906]&amp;&quot; &quot;&amp;[.$C$1]&amp;[.C906]" office:value-type="string" office:string-value="mv cat.904.jpg ~/repo/DATA/INPUT/StarterBundle/Animals/cat.904.jpg" calcext:value-type="string">
            <text:p>mv cat.904.jpg ~/repo/DATA/INPUT/StarterBundle/Animals/cat.904.jpg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G$1]&amp;&quot;.&quot;&amp;[.A907]&amp;&quot;.jpg&quot;" office:value-type="string" office:string-value="dog.905.jpg" calcext:value-type="string">
            <text:p>dog.905.jpg</text:p>
          </table:table-cell>
          <table:table-cell table:formula="of:=[.$H$1]&amp;&quot;.&quot;&amp;[.A907]&amp;&quot;.jpg&quot;" office:value-type="string" office:string-value="cat.905.jpg" calcext:value-type="string">
            <text:p>cat.905.jpg</text:p>
          </table:table-cell>
          <table:table-cell/>
          <table:table-cell table:formula="of:=[.$B$1]&amp;&quot; &quot;&amp;[.B907]&amp;&quot; &quot;&amp;[.$C$1]&amp;[.B907]" office:value-type="string" office:string-value="mv dog.905.jpg ~/repo/DATA/INPUT/StarterBundle/Animals/dog.905.jpg" calcext:value-type="string">
            <text:p>mv dog.905.jpg ~/repo/DATA/INPUT/StarterBundle/Animals/dog.905.jpg</text:p>
          </table:table-cell>
          <table:table-cell table:formula="of:=[.$B$1]&amp;&quot; &quot;&amp;[.C907]&amp;&quot; &quot;&amp;[.$C$1]&amp;[.C907]" office:value-type="string" office:string-value="mv cat.905.jpg ~/repo/DATA/INPUT/StarterBundle/Animals/cat.905.jpg" calcext:value-type="string">
            <text:p>mv cat.905.jpg ~/repo/DATA/INPUT/StarterBundle/Animals/cat.905.jpg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G$1]&amp;&quot;.&quot;&amp;[.A908]&amp;&quot;.jpg&quot;" office:value-type="string" office:string-value="dog.906.jpg" calcext:value-type="string">
            <text:p>dog.906.jpg</text:p>
          </table:table-cell>
          <table:table-cell table:formula="of:=[.$H$1]&amp;&quot;.&quot;&amp;[.A908]&amp;&quot;.jpg&quot;" office:value-type="string" office:string-value="cat.906.jpg" calcext:value-type="string">
            <text:p>cat.906.jpg</text:p>
          </table:table-cell>
          <table:table-cell/>
          <table:table-cell table:formula="of:=[.$B$1]&amp;&quot; &quot;&amp;[.B908]&amp;&quot; &quot;&amp;[.$C$1]&amp;[.B908]" office:value-type="string" office:string-value="mv dog.906.jpg ~/repo/DATA/INPUT/StarterBundle/Animals/dog.906.jpg" calcext:value-type="string">
            <text:p>mv dog.906.jpg ~/repo/DATA/INPUT/StarterBundle/Animals/dog.906.jpg</text:p>
          </table:table-cell>
          <table:table-cell table:formula="of:=[.$B$1]&amp;&quot; &quot;&amp;[.C908]&amp;&quot; &quot;&amp;[.$C$1]&amp;[.C908]" office:value-type="string" office:string-value="mv cat.906.jpg ~/repo/DATA/INPUT/StarterBundle/Animals/cat.906.jpg" calcext:value-type="string">
            <text:p>mv cat.906.jpg ~/repo/DATA/INPUT/StarterBundle/Animals/cat.906.jpg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G$1]&amp;&quot;.&quot;&amp;[.A909]&amp;&quot;.jpg&quot;" office:value-type="string" office:string-value="dog.907.jpg" calcext:value-type="string">
            <text:p>dog.907.jpg</text:p>
          </table:table-cell>
          <table:table-cell table:formula="of:=[.$H$1]&amp;&quot;.&quot;&amp;[.A909]&amp;&quot;.jpg&quot;" office:value-type="string" office:string-value="cat.907.jpg" calcext:value-type="string">
            <text:p>cat.907.jpg</text:p>
          </table:table-cell>
          <table:table-cell/>
          <table:table-cell table:formula="of:=[.$B$1]&amp;&quot; &quot;&amp;[.B909]&amp;&quot; &quot;&amp;[.$C$1]&amp;[.B909]" office:value-type="string" office:string-value="mv dog.907.jpg ~/repo/DATA/INPUT/StarterBundle/Animals/dog.907.jpg" calcext:value-type="string">
            <text:p>mv dog.907.jpg ~/repo/DATA/INPUT/StarterBundle/Animals/dog.907.jpg</text:p>
          </table:table-cell>
          <table:table-cell table:formula="of:=[.$B$1]&amp;&quot; &quot;&amp;[.C909]&amp;&quot; &quot;&amp;[.$C$1]&amp;[.C909]" office:value-type="string" office:string-value="mv cat.907.jpg ~/repo/DATA/INPUT/StarterBundle/Animals/cat.907.jpg" calcext:value-type="string">
            <text:p>mv cat.907.jpg ~/repo/DATA/INPUT/StarterBundle/Animals/cat.907.jpg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G$1]&amp;&quot;.&quot;&amp;[.A910]&amp;&quot;.jpg&quot;" office:value-type="string" office:string-value="dog.908.jpg" calcext:value-type="string">
            <text:p>dog.908.jpg</text:p>
          </table:table-cell>
          <table:table-cell table:formula="of:=[.$H$1]&amp;&quot;.&quot;&amp;[.A910]&amp;&quot;.jpg&quot;" office:value-type="string" office:string-value="cat.908.jpg" calcext:value-type="string">
            <text:p>cat.908.jpg</text:p>
          </table:table-cell>
          <table:table-cell/>
          <table:table-cell table:formula="of:=[.$B$1]&amp;&quot; &quot;&amp;[.B910]&amp;&quot; &quot;&amp;[.$C$1]&amp;[.B910]" office:value-type="string" office:string-value="mv dog.908.jpg ~/repo/DATA/INPUT/StarterBundle/Animals/dog.908.jpg" calcext:value-type="string">
            <text:p>mv dog.908.jpg ~/repo/DATA/INPUT/StarterBundle/Animals/dog.908.jpg</text:p>
          </table:table-cell>
          <table:table-cell table:formula="of:=[.$B$1]&amp;&quot; &quot;&amp;[.C910]&amp;&quot; &quot;&amp;[.$C$1]&amp;[.C910]" office:value-type="string" office:string-value="mv cat.908.jpg ~/repo/DATA/INPUT/StarterBundle/Animals/cat.908.jpg" calcext:value-type="string">
            <text:p>mv cat.908.jpg ~/repo/DATA/INPUT/StarterBundle/Animals/cat.908.jpg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G$1]&amp;&quot;.&quot;&amp;[.A911]&amp;&quot;.jpg&quot;" office:value-type="string" office:string-value="dog.909.jpg" calcext:value-type="string">
            <text:p>dog.909.jpg</text:p>
          </table:table-cell>
          <table:table-cell table:formula="of:=[.$H$1]&amp;&quot;.&quot;&amp;[.A911]&amp;&quot;.jpg&quot;" office:value-type="string" office:string-value="cat.909.jpg" calcext:value-type="string">
            <text:p>cat.909.jpg</text:p>
          </table:table-cell>
          <table:table-cell/>
          <table:table-cell table:formula="of:=[.$B$1]&amp;&quot; &quot;&amp;[.B911]&amp;&quot; &quot;&amp;[.$C$1]&amp;[.B911]" office:value-type="string" office:string-value="mv dog.909.jpg ~/repo/DATA/INPUT/StarterBundle/Animals/dog.909.jpg" calcext:value-type="string">
            <text:p>mv dog.909.jpg ~/repo/DATA/INPUT/StarterBundle/Animals/dog.909.jpg</text:p>
          </table:table-cell>
          <table:table-cell table:formula="of:=[.$B$1]&amp;&quot; &quot;&amp;[.C911]&amp;&quot; &quot;&amp;[.$C$1]&amp;[.C911]" office:value-type="string" office:string-value="mv cat.909.jpg ~/repo/DATA/INPUT/StarterBundle/Animals/cat.909.jpg" calcext:value-type="string">
            <text:p>mv cat.909.jpg ~/repo/DATA/INPUT/StarterBundle/Animals/cat.909.jpg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G$1]&amp;&quot;.&quot;&amp;[.A912]&amp;&quot;.jpg&quot;" office:value-type="string" office:string-value="dog.910.jpg" calcext:value-type="string">
            <text:p>dog.910.jpg</text:p>
          </table:table-cell>
          <table:table-cell table:formula="of:=[.$H$1]&amp;&quot;.&quot;&amp;[.A912]&amp;&quot;.jpg&quot;" office:value-type="string" office:string-value="cat.910.jpg" calcext:value-type="string">
            <text:p>cat.910.jpg</text:p>
          </table:table-cell>
          <table:table-cell/>
          <table:table-cell table:formula="of:=[.$B$1]&amp;&quot; &quot;&amp;[.B912]&amp;&quot; &quot;&amp;[.$C$1]&amp;[.B912]" office:value-type="string" office:string-value="mv dog.910.jpg ~/repo/DATA/INPUT/StarterBundle/Animals/dog.910.jpg" calcext:value-type="string">
            <text:p>mv dog.910.jpg ~/repo/DATA/INPUT/StarterBundle/Animals/dog.910.jpg</text:p>
          </table:table-cell>
          <table:table-cell table:formula="of:=[.$B$1]&amp;&quot; &quot;&amp;[.C912]&amp;&quot; &quot;&amp;[.$C$1]&amp;[.C912]" office:value-type="string" office:string-value="mv cat.910.jpg ~/repo/DATA/INPUT/StarterBundle/Animals/cat.910.jpg" calcext:value-type="string">
            <text:p>mv cat.910.jpg ~/repo/DATA/INPUT/StarterBundle/Animals/cat.910.jpg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G$1]&amp;&quot;.&quot;&amp;[.A913]&amp;&quot;.jpg&quot;" office:value-type="string" office:string-value="dog.911.jpg" calcext:value-type="string">
            <text:p>dog.911.jpg</text:p>
          </table:table-cell>
          <table:table-cell table:formula="of:=[.$H$1]&amp;&quot;.&quot;&amp;[.A913]&amp;&quot;.jpg&quot;" office:value-type="string" office:string-value="cat.911.jpg" calcext:value-type="string">
            <text:p>cat.911.jpg</text:p>
          </table:table-cell>
          <table:table-cell/>
          <table:table-cell table:formula="of:=[.$B$1]&amp;&quot; &quot;&amp;[.B913]&amp;&quot; &quot;&amp;[.$C$1]&amp;[.B913]" office:value-type="string" office:string-value="mv dog.911.jpg ~/repo/DATA/INPUT/StarterBundle/Animals/dog.911.jpg" calcext:value-type="string">
            <text:p>mv dog.911.jpg ~/repo/DATA/INPUT/StarterBundle/Animals/dog.911.jpg</text:p>
          </table:table-cell>
          <table:table-cell table:formula="of:=[.$B$1]&amp;&quot; &quot;&amp;[.C913]&amp;&quot; &quot;&amp;[.$C$1]&amp;[.C913]" office:value-type="string" office:string-value="mv cat.911.jpg ~/repo/DATA/INPUT/StarterBundle/Animals/cat.911.jpg" calcext:value-type="string">
            <text:p>mv cat.911.jpg ~/repo/DATA/INPUT/StarterBundle/Animals/cat.911.jpg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G$1]&amp;&quot;.&quot;&amp;[.A914]&amp;&quot;.jpg&quot;" office:value-type="string" office:string-value="dog.912.jpg" calcext:value-type="string">
            <text:p>dog.912.jpg</text:p>
          </table:table-cell>
          <table:table-cell table:formula="of:=[.$H$1]&amp;&quot;.&quot;&amp;[.A914]&amp;&quot;.jpg&quot;" office:value-type="string" office:string-value="cat.912.jpg" calcext:value-type="string">
            <text:p>cat.912.jpg</text:p>
          </table:table-cell>
          <table:table-cell/>
          <table:table-cell table:formula="of:=[.$B$1]&amp;&quot; &quot;&amp;[.B914]&amp;&quot; &quot;&amp;[.$C$1]&amp;[.B914]" office:value-type="string" office:string-value="mv dog.912.jpg ~/repo/DATA/INPUT/StarterBundle/Animals/dog.912.jpg" calcext:value-type="string">
            <text:p>mv dog.912.jpg ~/repo/DATA/INPUT/StarterBundle/Animals/dog.912.jpg</text:p>
          </table:table-cell>
          <table:table-cell table:formula="of:=[.$B$1]&amp;&quot; &quot;&amp;[.C914]&amp;&quot; &quot;&amp;[.$C$1]&amp;[.C914]" office:value-type="string" office:string-value="mv cat.912.jpg ~/repo/DATA/INPUT/StarterBundle/Animals/cat.912.jpg" calcext:value-type="string">
            <text:p>mv cat.912.jpg ~/repo/DATA/INPUT/StarterBundle/Animals/cat.912.jpg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G$1]&amp;&quot;.&quot;&amp;[.A915]&amp;&quot;.jpg&quot;" office:value-type="string" office:string-value="dog.913.jpg" calcext:value-type="string">
            <text:p>dog.913.jpg</text:p>
          </table:table-cell>
          <table:table-cell table:formula="of:=[.$H$1]&amp;&quot;.&quot;&amp;[.A915]&amp;&quot;.jpg&quot;" office:value-type="string" office:string-value="cat.913.jpg" calcext:value-type="string">
            <text:p>cat.913.jpg</text:p>
          </table:table-cell>
          <table:table-cell/>
          <table:table-cell table:formula="of:=[.$B$1]&amp;&quot; &quot;&amp;[.B915]&amp;&quot; &quot;&amp;[.$C$1]&amp;[.B915]" office:value-type="string" office:string-value="mv dog.913.jpg ~/repo/DATA/INPUT/StarterBundle/Animals/dog.913.jpg" calcext:value-type="string">
            <text:p>mv dog.913.jpg ~/repo/DATA/INPUT/StarterBundle/Animals/dog.913.jpg</text:p>
          </table:table-cell>
          <table:table-cell table:formula="of:=[.$B$1]&amp;&quot; &quot;&amp;[.C915]&amp;&quot; &quot;&amp;[.$C$1]&amp;[.C915]" office:value-type="string" office:string-value="mv cat.913.jpg ~/repo/DATA/INPUT/StarterBundle/Animals/cat.913.jpg" calcext:value-type="string">
            <text:p>mv cat.913.jpg ~/repo/DATA/INPUT/StarterBundle/Animals/cat.913.jpg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G$1]&amp;&quot;.&quot;&amp;[.A916]&amp;&quot;.jpg&quot;" office:value-type="string" office:string-value="dog.914.jpg" calcext:value-type="string">
            <text:p>dog.914.jpg</text:p>
          </table:table-cell>
          <table:table-cell table:formula="of:=[.$H$1]&amp;&quot;.&quot;&amp;[.A916]&amp;&quot;.jpg&quot;" office:value-type="string" office:string-value="cat.914.jpg" calcext:value-type="string">
            <text:p>cat.914.jpg</text:p>
          </table:table-cell>
          <table:table-cell/>
          <table:table-cell table:formula="of:=[.$B$1]&amp;&quot; &quot;&amp;[.B916]&amp;&quot; &quot;&amp;[.$C$1]&amp;[.B916]" office:value-type="string" office:string-value="mv dog.914.jpg ~/repo/DATA/INPUT/StarterBundle/Animals/dog.914.jpg" calcext:value-type="string">
            <text:p>mv dog.914.jpg ~/repo/DATA/INPUT/StarterBundle/Animals/dog.914.jpg</text:p>
          </table:table-cell>
          <table:table-cell table:formula="of:=[.$B$1]&amp;&quot; &quot;&amp;[.C916]&amp;&quot; &quot;&amp;[.$C$1]&amp;[.C916]" office:value-type="string" office:string-value="mv cat.914.jpg ~/repo/DATA/INPUT/StarterBundle/Animals/cat.914.jpg" calcext:value-type="string">
            <text:p>mv cat.914.jpg ~/repo/DATA/INPUT/StarterBundle/Animals/cat.914.jpg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G$1]&amp;&quot;.&quot;&amp;[.A917]&amp;&quot;.jpg&quot;" office:value-type="string" office:string-value="dog.915.jpg" calcext:value-type="string">
            <text:p>dog.915.jpg</text:p>
          </table:table-cell>
          <table:table-cell table:formula="of:=[.$H$1]&amp;&quot;.&quot;&amp;[.A917]&amp;&quot;.jpg&quot;" office:value-type="string" office:string-value="cat.915.jpg" calcext:value-type="string">
            <text:p>cat.915.jpg</text:p>
          </table:table-cell>
          <table:table-cell/>
          <table:table-cell table:formula="of:=[.$B$1]&amp;&quot; &quot;&amp;[.B917]&amp;&quot; &quot;&amp;[.$C$1]&amp;[.B917]" office:value-type="string" office:string-value="mv dog.915.jpg ~/repo/DATA/INPUT/StarterBundle/Animals/dog.915.jpg" calcext:value-type="string">
            <text:p>mv dog.915.jpg ~/repo/DATA/INPUT/StarterBundle/Animals/dog.915.jpg</text:p>
          </table:table-cell>
          <table:table-cell table:formula="of:=[.$B$1]&amp;&quot; &quot;&amp;[.C917]&amp;&quot; &quot;&amp;[.$C$1]&amp;[.C917]" office:value-type="string" office:string-value="mv cat.915.jpg ~/repo/DATA/INPUT/StarterBundle/Animals/cat.915.jpg" calcext:value-type="string">
            <text:p>mv cat.915.jpg ~/repo/DATA/INPUT/StarterBundle/Animals/cat.915.jpg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G$1]&amp;&quot;.&quot;&amp;[.A918]&amp;&quot;.jpg&quot;" office:value-type="string" office:string-value="dog.916.jpg" calcext:value-type="string">
            <text:p>dog.916.jpg</text:p>
          </table:table-cell>
          <table:table-cell table:formula="of:=[.$H$1]&amp;&quot;.&quot;&amp;[.A918]&amp;&quot;.jpg&quot;" office:value-type="string" office:string-value="cat.916.jpg" calcext:value-type="string">
            <text:p>cat.916.jpg</text:p>
          </table:table-cell>
          <table:table-cell/>
          <table:table-cell table:formula="of:=[.$B$1]&amp;&quot; &quot;&amp;[.B918]&amp;&quot; &quot;&amp;[.$C$1]&amp;[.B918]" office:value-type="string" office:string-value="mv dog.916.jpg ~/repo/DATA/INPUT/StarterBundle/Animals/dog.916.jpg" calcext:value-type="string">
            <text:p>mv dog.916.jpg ~/repo/DATA/INPUT/StarterBundle/Animals/dog.916.jpg</text:p>
          </table:table-cell>
          <table:table-cell table:formula="of:=[.$B$1]&amp;&quot; &quot;&amp;[.C918]&amp;&quot; &quot;&amp;[.$C$1]&amp;[.C918]" office:value-type="string" office:string-value="mv cat.916.jpg ~/repo/DATA/INPUT/StarterBundle/Animals/cat.916.jpg" calcext:value-type="string">
            <text:p>mv cat.916.jpg ~/repo/DATA/INPUT/StarterBundle/Animals/cat.916.jpg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G$1]&amp;&quot;.&quot;&amp;[.A919]&amp;&quot;.jpg&quot;" office:value-type="string" office:string-value="dog.917.jpg" calcext:value-type="string">
            <text:p>dog.917.jpg</text:p>
          </table:table-cell>
          <table:table-cell table:formula="of:=[.$H$1]&amp;&quot;.&quot;&amp;[.A919]&amp;&quot;.jpg&quot;" office:value-type="string" office:string-value="cat.917.jpg" calcext:value-type="string">
            <text:p>cat.917.jpg</text:p>
          </table:table-cell>
          <table:table-cell/>
          <table:table-cell table:formula="of:=[.$B$1]&amp;&quot; &quot;&amp;[.B919]&amp;&quot; &quot;&amp;[.$C$1]&amp;[.B919]" office:value-type="string" office:string-value="mv dog.917.jpg ~/repo/DATA/INPUT/StarterBundle/Animals/dog.917.jpg" calcext:value-type="string">
            <text:p>mv dog.917.jpg ~/repo/DATA/INPUT/StarterBundle/Animals/dog.917.jpg</text:p>
          </table:table-cell>
          <table:table-cell table:formula="of:=[.$B$1]&amp;&quot; &quot;&amp;[.C919]&amp;&quot; &quot;&amp;[.$C$1]&amp;[.C919]" office:value-type="string" office:string-value="mv cat.917.jpg ~/repo/DATA/INPUT/StarterBundle/Animals/cat.917.jpg" calcext:value-type="string">
            <text:p>mv cat.917.jpg ~/repo/DATA/INPUT/StarterBundle/Animals/cat.917.jpg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G$1]&amp;&quot;.&quot;&amp;[.A920]&amp;&quot;.jpg&quot;" office:value-type="string" office:string-value="dog.918.jpg" calcext:value-type="string">
            <text:p>dog.918.jpg</text:p>
          </table:table-cell>
          <table:table-cell table:formula="of:=[.$H$1]&amp;&quot;.&quot;&amp;[.A920]&amp;&quot;.jpg&quot;" office:value-type="string" office:string-value="cat.918.jpg" calcext:value-type="string">
            <text:p>cat.918.jpg</text:p>
          </table:table-cell>
          <table:table-cell/>
          <table:table-cell table:formula="of:=[.$B$1]&amp;&quot; &quot;&amp;[.B920]&amp;&quot; &quot;&amp;[.$C$1]&amp;[.B920]" office:value-type="string" office:string-value="mv dog.918.jpg ~/repo/DATA/INPUT/StarterBundle/Animals/dog.918.jpg" calcext:value-type="string">
            <text:p>mv dog.918.jpg ~/repo/DATA/INPUT/StarterBundle/Animals/dog.918.jpg</text:p>
          </table:table-cell>
          <table:table-cell table:formula="of:=[.$B$1]&amp;&quot; &quot;&amp;[.C920]&amp;&quot; &quot;&amp;[.$C$1]&amp;[.C920]" office:value-type="string" office:string-value="mv cat.918.jpg ~/repo/DATA/INPUT/StarterBundle/Animals/cat.918.jpg" calcext:value-type="string">
            <text:p>mv cat.918.jpg ~/repo/DATA/INPUT/StarterBundle/Animals/cat.918.jpg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G$1]&amp;&quot;.&quot;&amp;[.A921]&amp;&quot;.jpg&quot;" office:value-type="string" office:string-value="dog.919.jpg" calcext:value-type="string">
            <text:p>dog.919.jpg</text:p>
          </table:table-cell>
          <table:table-cell table:formula="of:=[.$H$1]&amp;&quot;.&quot;&amp;[.A921]&amp;&quot;.jpg&quot;" office:value-type="string" office:string-value="cat.919.jpg" calcext:value-type="string">
            <text:p>cat.919.jpg</text:p>
          </table:table-cell>
          <table:table-cell/>
          <table:table-cell table:formula="of:=[.$B$1]&amp;&quot; &quot;&amp;[.B921]&amp;&quot; &quot;&amp;[.$C$1]&amp;[.B921]" office:value-type="string" office:string-value="mv dog.919.jpg ~/repo/DATA/INPUT/StarterBundle/Animals/dog.919.jpg" calcext:value-type="string">
            <text:p>mv dog.919.jpg ~/repo/DATA/INPUT/StarterBundle/Animals/dog.919.jpg</text:p>
          </table:table-cell>
          <table:table-cell table:formula="of:=[.$B$1]&amp;&quot; &quot;&amp;[.C921]&amp;&quot; &quot;&amp;[.$C$1]&amp;[.C921]" office:value-type="string" office:string-value="mv cat.919.jpg ~/repo/DATA/INPUT/StarterBundle/Animals/cat.919.jpg" calcext:value-type="string">
            <text:p>mv cat.919.jpg ~/repo/DATA/INPUT/StarterBundle/Animals/cat.919.jpg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G$1]&amp;&quot;.&quot;&amp;[.A922]&amp;&quot;.jpg&quot;" office:value-type="string" office:string-value="dog.920.jpg" calcext:value-type="string">
            <text:p>dog.920.jpg</text:p>
          </table:table-cell>
          <table:table-cell table:formula="of:=[.$H$1]&amp;&quot;.&quot;&amp;[.A922]&amp;&quot;.jpg&quot;" office:value-type="string" office:string-value="cat.920.jpg" calcext:value-type="string">
            <text:p>cat.920.jpg</text:p>
          </table:table-cell>
          <table:table-cell/>
          <table:table-cell table:formula="of:=[.$B$1]&amp;&quot; &quot;&amp;[.B922]&amp;&quot; &quot;&amp;[.$C$1]&amp;[.B922]" office:value-type="string" office:string-value="mv dog.920.jpg ~/repo/DATA/INPUT/StarterBundle/Animals/dog.920.jpg" calcext:value-type="string">
            <text:p>mv dog.920.jpg ~/repo/DATA/INPUT/StarterBundle/Animals/dog.920.jpg</text:p>
          </table:table-cell>
          <table:table-cell table:formula="of:=[.$B$1]&amp;&quot; &quot;&amp;[.C922]&amp;&quot; &quot;&amp;[.$C$1]&amp;[.C922]" office:value-type="string" office:string-value="mv cat.920.jpg ~/repo/DATA/INPUT/StarterBundle/Animals/cat.920.jpg" calcext:value-type="string">
            <text:p>mv cat.920.jpg ~/repo/DATA/INPUT/StarterBundle/Animals/cat.920.jpg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G$1]&amp;&quot;.&quot;&amp;[.A923]&amp;&quot;.jpg&quot;" office:value-type="string" office:string-value="dog.921.jpg" calcext:value-type="string">
            <text:p>dog.921.jpg</text:p>
          </table:table-cell>
          <table:table-cell table:formula="of:=[.$H$1]&amp;&quot;.&quot;&amp;[.A923]&amp;&quot;.jpg&quot;" office:value-type="string" office:string-value="cat.921.jpg" calcext:value-type="string">
            <text:p>cat.921.jpg</text:p>
          </table:table-cell>
          <table:table-cell/>
          <table:table-cell table:formula="of:=[.$B$1]&amp;&quot; &quot;&amp;[.B923]&amp;&quot; &quot;&amp;[.$C$1]&amp;[.B923]" office:value-type="string" office:string-value="mv dog.921.jpg ~/repo/DATA/INPUT/StarterBundle/Animals/dog.921.jpg" calcext:value-type="string">
            <text:p>mv dog.921.jpg ~/repo/DATA/INPUT/StarterBundle/Animals/dog.921.jpg</text:p>
          </table:table-cell>
          <table:table-cell table:formula="of:=[.$B$1]&amp;&quot; &quot;&amp;[.C923]&amp;&quot; &quot;&amp;[.$C$1]&amp;[.C923]" office:value-type="string" office:string-value="mv cat.921.jpg ~/repo/DATA/INPUT/StarterBundle/Animals/cat.921.jpg" calcext:value-type="string">
            <text:p>mv cat.921.jpg ~/repo/DATA/INPUT/StarterBundle/Animals/cat.921.jpg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G$1]&amp;&quot;.&quot;&amp;[.A924]&amp;&quot;.jpg&quot;" office:value-type="string" office:string-value="dog.922.jpg" calcext:value-type="string">
            <text:p>dog.922.jpg</text:p>
          </table:table-cell>
          <table:table-cell table:formula="of:=[.$H$1]&amp;&quot;.&quot;&amp;[.A924]&amp;&quot;.jpg&quot;" office:value-type="string" office:string-value="cat.922.jpg" calcext:value-type="string">
            <text:p>cat.922.jpg</text:p>
          </table:table-cell>
          <table:table-cell/>
          <table:table-cell table:formula="of:=[.$B$1]&amp;&quot; &quot;&amp;[.B924]&amp;&quot; &quot;&amp;[.$C$1]&amp;[.B924]" office:value-type="string" office:string-value="mv dog.922.jpg ~/repo/DATA/INPUT/StarterBundle/Animals/dog.922.jpg" calcext:value-type="string">
            <text:p>mv dog.922.jpg ~/repo/DATA/INPUT/StarterBundle/Animals/dog.922.jpg</text:p>
          </table:table-cell>
          <table:table-cell table:formula="of:=[.$B$1]&amp;&quot; &quot;&amp;[.C924]&amp;&quot; &quot;&amp;[.$C$1]&amp;[.C924]" office:value-type="string" office:string-value="mv cat.922.jpg ~/repo/DATA/INPUT/StarterBundle/Animals/cat.922.jpg" calcext:value-type="string">
            <text:p>mv cat.922.jpg ~/repo/DATA/INPUT/StarterBundle/Animals/cat.922.jpg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G$1]&amp;&quot;.&quot;&amp;[.A925]&amp;&quot;.jpg&quot;" office:value-type="string" office:string-value="dog.923.jpg" calcext:value-type="string">
            <text:p>dog.923.jpg</text:p>
          </table:table-cell>
          <table:table-cell table:formula="of:=[.$H$1]&amp;&quot;.&quot;&amp;[.A925]&amp;&quot;.jpg&quot;" office:value-type="string" office:string-value="cat.923.jpg" calcext:value-type="string">
            <text:p>cat.923.jpg</text:p>
          </table:table-cell>
          <table:table-cell/>
          <table:table-cell table:formula="of:=[.$B$1]&amp;&quot; &quot;&amp;[.B925]&amp;&quot; &quot;&amp;[.$C$1]&amp;[.B925]" office:value-type="string" office:string-value="mv dog.923.jpg ~/repo/DATA/INPUT/StarterBundle/Animals/dog.923.jpg" calcext:value-type="string">
            <text:p>mv dog.923.jpg ~/repo/DATA/INPUT/StarterBundle/Animals/dog.923.jpg</text:p>
          </table:table-cell>
          <table:table-cell table:formula="of:=[.$B$1]&amp;&quot; &quot;&amp;[.C925]&amp;&quot; &quot;&amp;[.$C$1]&amp;[.C925]" office:value-type="string" office:string-value="mv cat.923.jpg ~/repo/DATA/INPUT/StarterBundle/Animals/cat.923.jpg" calcext:value-type="string">
            <text:p>mv cat.923.jpg ~/repo/DATA/INPUT/StarterBundle/Animals/cat.923.jpg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G$1]&amp;&quot;.&quot;&amp;[.A926]&amp;&quot;.jpg&quot;" office:value-type="string" office:string-value="dog.924.jpg" calcext:value-type="string">
            <text:p>dog.924.jpg</text:p>
          </table:table-cell>
          <table:table-cell table:formula="of:=[.$H$1]&amp;&quot;.&quot;&amp;[.A926]&amp;&quot;.jpg&quot;" office:value-type="string" office:string-value="cat.924.jpg" calcext:value-type="string">
            <text:p>cat.924.jpg</text:p>
          </table:table-cell>
          <table:table-cell/>
          <table:table-cell table:formula="of:=[.$B$1]&amp;&quot; &quot;&amp;[.B926]&amp;&quot; &quot;&amp;[.$C$1]&amp;[.B926]" office:value-type="string" office:string-value="mv dog.924.jpg ~/repo/DATA/INPUT/StarterBundle/Animals/dog.924.jpg" calcext:value-type="string">
            <text:p>mv dog.924.jpg ~/repo/DATA/INPUT/StarterBundle/Animals/dog.924.jpg</text:p>
          </table:table-cell>
          <table:table-cell table:formula="of:=[.$B$1]&amp;&quot; &quot;&amp;[.C926]&amp;&quot; &quot;&amp;[.$C$1]&amp;[.C926]" office:value-type="string" office:string-value="mv cat.924.jpg ~/repo/DATA/INPUT/StarterBundle/Animals/cat.924.jpg" calcext:value-type="string">
            <text:p>mv cat.924.jpg ~/repo/DATA/INPUT/StarterBundle/Animals/cat.924.jpg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G$1]&amp;&quot;.&quot;&amp;[.A927]&amp;&quot;.jpg&quot;" office:value-type="string" office:string-value="dog.925.jpg" calcext:value-type="string">
            <text:p>dog.925.jpg</text:p>
          </table:table-cell>
          <table:table-cell table:formula="of:=[.$H$1]&amp;&quot;.&quot;&amp;[.A927]&amp;&quot;.jpg&quot;" office:value-type="string" office:string-value="cat.925.jpg" calcext:value-type="string">
            <text:p>cat.925.jpg</text:p>
          </table:table-cell>
          <table:table-cell/>
          <table:table-cell table:formula="of:=[.$B$1]&amp;&quot; &quot;&amp;[.B927]&amp;&quot; &quot;&amp;[.$C$1]&amp;[.B927]" office:value-type="string" office:string-value="mv dog.925.jpg ~/repo/DATA/INPUT/StarterBundle/Animals/dog.925.jpg" calcext:value-type="string">
            <text:p>mv dog.925.jpg ~/repo/DATA/INPUT/StarterBundle/Animals/dog.925.jpg</text:p>
          </table:table-cell>
          <table:table-cell table:formula="of:=[.$B$1]&amp;&quot; &quot;&amp;[.C927]&amp;&quot; &quot;&amp;[.$C$1]&amp;[.C927]" office:value-type="string" office:string-value="mv cat.925.jpg ~/repo/DATA/INPUT/StarterBundle/Animals/cat.925.jpg" calcext:value-type="string">
            <text:p>mv cat.925.jpg ~/repo/DATA/INPUT/StarterBundle/Animals/cat.925.jpg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G$1]&amp;&quot;.&quot;&amp;[.A928]&amp;&quot;.jpg&quot;" office:value-type="string" office:string-value="dog.926.jpg" calcext:value-type="string">
            <text:p>dog.926.jpg</text:p>
          </table:table-cell>
          <table:table-cell table:formula="of:=[.$H$1]&amp;&quot;.&quot;&amp;[.A928]&amp;&quot;.jpg&quot;" office:value-type="string" office:string-value="cat.926.jpg" calcext:value-type="string">
            <text:p>cat.926.jpg</text:p>
          </table:table-cell>
          <table:table-cell/>
          <table:table-cell table:formula="of:=[.$B$1]&amp;&quot; &quot;&amp;[.B928]&amp;&quot; &quot;&amp;[.$C$1]&amp;[.B928]" office:value-type="string" office:string-value="mv dog.926.jpg ~/repo/DATA/INPUT/StarterBundle/Animals/dog.926.jpg" calcext:value-type="string">
            <text:p>mv dog.926.jpg ~/repo/DATA/INPUT/StarterBundle/Animals/dog.926.jpg</text:p>
          </table:table-cell>
          <table:table-cell table:formula="of:=[.$B$1]&amp;&quot; &quot;&amp;[.C928]&amp;&quot; &quot;&amp;[.$C$1]&amp;[.C928]" office:value-type="string" office:string-value="mv cat.926.jpg ~/repo/DATA/INPUT/StarterBundle/Animals/cat.926.jpg" calcext:value-type="string">
            <text:p>mv cat.926.jpg ~/repo/DATA/INPUT/StarterBundle/Animals/cat.926.jpg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G$1]&amp;&quot;.&quot;&amp;[.A929]&amp;&quot;.jpg&quot;" office:value-type="string" office:string-value="dog.927.jpg" calcext:value-type="string">
            <text:p>dog.927.jpg</text:p>
          </table:table-cell>
          <table:table-cell table:formula="of:=[.$H$1]&amp;&quot;.&quot;&amp;[.A929]&amp;&quot;.jpg&quot;" office:value-type="string" office:string-value="cat.927.jpg" calcext:value-type="string">
            <text:p>cat.927.jpg</text:p>
          </table:table-cell>
          <table:table-cell/>
          <table:table-cell table:formula="of:=[.$B$1]&amp;&quot; &quot;&amp;[.B929]&amp;&quot; &quot;&amp;[.$C$1]&amp;[.B929]" office:value-type="string" office:string-value="mv dog.927.jpg ~/repo/DATA/INPUT/StarterBundle/Animals/dog.927.jpg" calcext:value-type="string">
            <text:p>mv dog.927.jpg ~/repo/DATA/INPUT/StarterBundle/Animals/dog.927.jpg</text:p>
          </table:table-cell>
          <table:table-cell table:formula="of:=[.$B$1]&amp;&quot; &quot;&amp;[.C929]&amp;&quot; &quot;&amp;[.$C$1]&amp;[.C929]" office:value-type="string" office:string-value="mv cat.927.jpg ~/repo/DATA/INPUT/StarterBundle/Animals/cat.927.jpg" calcext:value-type="string">
            <text:p>mv cat.927.jpg ~/repo/DATA/INPUT/StarterBundle/Animals/cat.927.jpg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G$1]&amp;&quot;.&quot;&amp;[.A930]&amp;&quot;.jpg&quot;" office:value-type="string" office:string-value="dog.928.jpg" calcext:value-type="string">
            <text:p>dog.928.jpg</text:p>
          </table:table-cell>
          <table:table-cell table:formula="of:=[.$H$1]&amp;&quot;.&quot;&amp;[.A930]&amp;&quot;.jpg&quot;" office:value-type="string" office:string-value="cat.928.jpg" calcext:value-type="string">
            <text:p>cat.928.jpg</text:p>
          </table:table-cell>
          <table:table-cell/>
          <table:table-cell table:formula="of:=[.$B$1]&amp;&quot; &quot;&amp;[.B930]&amp;&quot; &quot;&amp;[.$C$1]&amp;[.B930]" office:value-type="string" office:string-value="mv dog.928.jpg ~/repo/DATA/INPUT/StarterBundle/Animals/dog.928.jpg" calcext:value-type="string">
            <text:p>mv dog.928.jpg ~/repo/DATA/INPUT/StarterBundle/Animals/dog.928.jpg</text:p>
          </table:table-cell>
          <table:table-cell table:formula="of:=[.$B$1]&amp;&quot; &quot;&amp;[.C930]&amp;&quot; &quot;&amp;[.$C$1]&amp;[.C930]" office:value-type="string" office:string-value="mv cat.928.jpg ~/repo/DATA/INPUT/StarterBundle/Animals/cat.928.jpg" calcext:value-type="string">
            <text:p>mv cat.928.jpg ~/repo/DATA/INPUT/StarterBundle/Animals/cat.928.jpg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G$1]&amp;&quot;.&quot;&amp;[.A931]&amp;&quot;.jpg&quot;" office:value-type="string" office:string-value="dog.929.jpg" calcext:value-type="string">
            <text:p>dog.929.jpg</text:p>
          </table:table-cell>
          <table:table-cell table:formula="of:=[.$H$1]&amp;&quot;.&quot;&amp;[.A931]&amp;&quot;.jpg&quot;" office:value-type="string" office:string-value="cat.929.jpg" calcext:value-type="string">
            <text:p>cat.929.jpg</text:p>
          </table:table-cell>
          <table:table-cell/>
          <table:table-cell table:formula="of:=[.$B$1]&amp;&quot; &quot;&amp;[.B931]&amp;&quot; &quot;&amp;[.$C$1]&amp;[.B931]" office:value-type="string" office:string-value="mv dog.929.jpg ~/repo/DATA/INPUT/StarterBundle/Animals/dog.929.jpg" calcext:value-type="string">
            <text:p>mv dog.929.jpg ~/repo/DATA/INPUT/StarterBundle/Animals/dog.929.jpg</text:p>
          </table:table-cell>
          <table:table-cell table:formula="of:=[.$B$1]&amp;&quot; &quot;&amp;[.C931]&amp;&quot; &quot;&amp;[.$C$1]&amp;[.C931]" office:value-type="string" office:string-value="mv cat.929.jpg ~/repo/DATA/INPUT/StarterBundle/Animals/cat.929.jpg" calcext:value-type="string">
            <text:p>mv cat.929.jpg ~/repo/DATA/INPUT/StarterBundle/Animals/cat.929.jpg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G$1]&amp;&quot;.&quot;&amp;[.A932]&amp;&quot;.jpg&quot;" office:value-type="string" office:string-value="dog.930.jpg" calcext:value-type="string">
            <text:p>dog.930.jpg</text:p>
          </table:table-cell>
          <table:table-cell table:formula="of:=[.$H$1]&amp;&quot;.&quot;&amp;[.A932]&amp;&quot;.jpg&quot;" office:value-type="string" office:string-value="cat.930.jpg" calcext:value-type="string">
            <text:p>cat.930.jpg</text:p>
          </table:table-cell>
          <table:table-cell/>
          <table:table-cell table:formula="of:=[.$B$1]&amp;&quot; &quot;&amp;[.B932]&amp;&quot; &quot;&amp;[.$C$1]&amp;[.B932]" office:value-type="string" office:string-value="mv dog.930.jpg ~/repo/DATA/INPUT/StarterBundle/Animals/dog.930.jpg" calcext:value-type="string">
            <text:p>mv dog.930.jpg ~/repo/DATA/INPUT/StarterBundle/Animals/dog.930.jpg</text:p>
          </table:table-cell>
          <table:table-cell table:formula="of:=[.$B$1]&amp;&quot; &quot;&amp;[.C932]&amp;&quot; &quot;&amp;[.$C$1]&amp;[.C932]" office:value-type="string" office:string-value="mv cat.930.jpg ~/repo/DATA/INPUT/StarterBundle/Animals/cat.930.jpg" calcext:value-type="string">
            <text:p>mv cat.930.jpg ~/repo/DATA/INPUT/StarterBundle/Animals/cat.930.jpg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G$1]&amp;&quot;.&quot;&amp;[.A933]&amp;&quot;.jpg&quot;" office:value-type="string" office:string-value="dog.931.jpg" calcext:value-type="string">
            <text:p>dog.931.jpg</text:p>
          </table:table-cell>
          <table:table-cell table:formula="of:=[.$H$1]&amp;&quot;.&quot;&amp;[.A933]&amp;&quot;.jpg&quot;" office:value-type="string" office:string-value="cat.931.jpg" calcext:value-type="string">
            <text:p>cat.931.jpg</text:p>
          </table:table-cell>
          <table:table-cell/>
          <table:table-cell table:formula="of:=[.$B$1]&amp;&quot; &quot;&amp;[.B933]&amp;&quot; &quot;&amp;[.$C$1]&amp;[.B933]" office:value-type="string" office:string-value="mv dog.931.jpg ~/repo/DATA/INPUT/StarterBundle/Animals/dog.931.jpg" calcext:value-type="string">
            <text:p>mv dog.931.jpg ~/repo/DATA/INPUT/StarterBundle/Animals/dog.931.jpg</text:p>
          </table:table-cell>
          <table:table-cell table:formula="of:=[.$B$1]&amp;&quot; &quot;&amp;[.C933]&amp;&quot; &quot;&amp;[.$C$1]&amp;[.C933]" office:value-type="string" office:string-value="mv cat.931.jpg ~/repo/DATA/INPUT/StarterBundle/Animals/cat.931.jpg" calcext:value-type="string">
            <text:p>mv cat.931.jpg ~/repo/DATA/INPUT/StarterBundle/Animals/cat.931.jpg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G$1]&amp;&quot;.&quot;&amp;[.A934]&amp;&quot;.jpg&quot;" office:value-type="string" office:string-value="dog.932.jpg" calcext:value-type="string">
            <text:p>dog.932.jpg</text:p>
          </table:table-cell>
          <table:table-cell table:formula="of:=[.$H$1]&amp;&quot;.&quot;&amp;[.A934]&amp;&quot;.jpg&quot;" office:value-type="string" office:string-value="cat.932.jpg" calcext:value-type="string">
            <text:p>cat.932.jpg</text:p>
          </table:table-cell>
          <table:table-cell/>
          <table:table-cell table:formula="of:=[.$B$1]&amp;&quot; &quot;&amp;[.B934]&amp;&quot; &quot;&amp;[.$C$1]&amp;[.B934]" office:value-type="string" office:string-value="mv dog.932.jpg ~/repo/DATA/INPUT/StarterBundle/Animals/dog.932.jpg" calcext:value-type="string">
            <text:p>mv dog.932.jpg ~/repo/DATA/INPUT/StarterBundle/Animals/dog.932.jpg</text:p>
          </table:table-cell>
          <table:table-cell table:formula="of:=[.$B$1]&amp;&quot; &quot;&amp;[.C934]&amp;&quot; &quot;&amp;[.$C$1]&amp;[.C934]" office:value-type="string" office:string-value="mv cat.932.jpg ~/repo/DATA/INPUT/StarterBundle/Animals/cat.932.jpg" calcext:value-type="string">
            <text:p>mv cat.932.jpg ~/repo/DATA/INPUT/StarterBundle/Animals/cat.932.jpg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G$1]&amp;&quot;.&quot;&amp;[.A935]&amp;&quot;.jpg&quot;" office:value-type="string" office:string-value="dog.933.jpg" calcext:value-type="string">
            <text:p>dog.933.jpg</text:p>
          </table:table-cell>
          <table:table-cell table:formula="of:=[.$H$1]&amp;&quot;.&quot;&amp;[.A935]&amp;&quot;.jpg&quot;" office:value-type="string" office:string-value="cat.933.jpg" calcext:value-type="string">
            <text:p>cat.933.jpg</text:p>
          </table:table-cell>
          <table:table-cell/>
          <table:table-cell table:formula="of:=[.$B$1]&amp;&quot; &quot;&amp;[.B935]&amp;&quot; &quot;&amp;[.$C$1]&amp;[.B935]" office:value-type="string" office:string-value="mv dog.933.jpg ~/repo/DATA/INPUT/StarterBundle/Animals/dog.933.jpg" calcext:value-type="string">
            <text:p>mv dog.933.jpg ~/repo/DATA/INPUT/StarterBundle/Animals/dog.933.jpg</text:p>
          </table:table-cell>
          <table:table-cell table:formula="of:=[.$B$1]&amp;&quot; &quot;&amp;[.C935]&amp;&quot; &quot;&amp;[.$C$1]&amp;[.C935]" office:value-type="string" office:string-value="mv cat.933.jpg ~/repo/DATA/INPUT/StarterBundle/Animals/cat.933.jpg" calcext:value-type="string">
            <text:p>mv cat.933.jpg ~/repo/DATA/INPUT/StarterBundle/Animals/cat.933.jpg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G$1]&amp;&quot;.&quot;&amp;[.A936]&amp;&quot;.jpg&quot;" office:value-type="string" office:string-value="dog.934.jpg" calcext:value-type="string">
            <text:p>dog.934.jpg</text:p>
          </table:table-cell>
          <table:table-cell table:formula="of:=[.$H$1]&amp;&quot;.&quot;&amp;[.A936]&amp;&quot;.jpg&quot;" office:value-type="string" office:string-value="cat.934.jpg" calcext:value-type="string">
            <text:p>cat.934.jpg</text:p>
          </table:table-cell>
          <table:table-cell/>
          <table:table-cell table:formula="of:=[.$B$1]&amp;&quot; &quot;&amp;[.B936]&amp;&quot; &quot;&amp;[.$C$1]&amp;[.B936]" office:value-type="string" office:string-value="mv dog.934.jpg ~/repo/DATA/INPUT/StarterBundle/Animals/dog.934.jpg" calcext:value-type="string">
            <text:p>mv dog.934.jpg ~/repo/DATA/INPUT/StarterBundle/Animals/dog.934.jpg</text:p>
          </table:table-cell>
          <table:table-cell table:formula="of:=[.$B$1]&amp;&quot; &quot;&amp;[.C936]&amp;&quot; &quot;&amp;[.$C$1]&amp;[.C936]" office:value-type="string" office:string-value="mv cat.934.jpg ~/repo/DATA/INPUT/StarterBundle/Animals/cat.934.jpg" calcext:value-type="string">
            <text:p>mv cat.934.jpg ~/repo/DATA/INPUT/StarterBundle/Animals/cat.934.jpg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G$1]&amp;&quot;.&quot;&amp;[.A937]&amp;&quot;.jpg&quot;" office:value-type="string" office:string-value="dog.935.jpg" calcext:value-type="string">
            <text:p>dog.935.jpg</text:p>
          </table:table-cell>
          <table:table-cell table:formula="of:=[.$H$1]&amp;&quot;.&quot;&amp;[.A937]&amp;&quot;.jpg&quot;" office:value-type="string" office:string-value="cat.935.jpg" calcext:value-type="string">
            <text:p>cat.935.jpg</text:p>
          </table:table-cell>
          <table:table-cell/>
          <table:table-cell table:formula="of:=[.$B$1]&amp;&quot; &quot;&amp;[.B937]&amp;&quot; &quot;&amp;[.$C$1]&amp;[.B937]" office:value-type="string" office:string-value="mv dog.935.jpg ~/repo/DATA/INPUT/StarterBundle/Animals/dog.935.jpg" calcext:value-type="string">
            <text:p>mv dog.935.jpg ~/repo/DATA/INPUT/StarterBundle/Animals/dog.935.jpg</text:p>
          </table:table-cell>
          <table:table-cell table:formula="of:=[.$B$1]&amp;&quot; &quot;&amp;[.C937]&amp;&quot; &quot;&amp;[.$C$1]&amp;[.C937]" office:value-type="string" office:string-value="mv cat.935.jpg ~/repo/DATA/INPUT/StarterBundle/Animals/cat.935.jpg" calcext:value-type="string">
            <text:p>mv cat.935.jpg ~/repo/DATA/INPUT/StarterBundle/Animals/cat.935.jpg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G$1]&amp;&quot;.&quot;&amp;[.A938]&amp;&quot;.jpg&quot;" office:value-type="string" office:string-value="dog.936.jpg" calcext:value-type="string">
            <text:p>dog.936.jpg</text:p>
          </table:table-cell>
          <table:table-cell table:formula="of:=[.$H$1]&amp;&quot;.&quot;&amp;[.A938]&amp;&quot;.jpg&quot;" office:value-type="string" office:string-value="cat.936.jpg" calcext:value-type="string">
            <text:p>cat.936.jpg</text:p>
          </table:table-cell>
          <table:table-cell/>
          <table:table-cell table:formula="of:=[.$B$1]&amp;&quot; &quot;&amp;[.B938]&amp;&quot; &quot;&amp;[.$C$1]&amp;[.B938]" office:value-type="string" office:string-value="mv dog.936.jpg ~/repo/DATA/INPUT/StarterBundle/Animals/dog.936.jpg" calcext:value-type="string">
            <text:p>mv dog.936.jpg ~/repo/DATA/INPUT/StarterBundle/Animals/dog.936.jpg</text:p>
          </table:table-cell>
          <table:table-cell table:formula="of:=[.$B$1]&amp;&quot; &quot;&amp;[.C938]&amp;&quot; &quot;&amp;[.$C$1]&amp;[.C938]" office:value-type="string" office:string-value="mv cat.936.jpg ~/repo/DATA/INPUT/StarterBundle/Animals/cat.936.jpg" calcext:value-type="string">
            <text:p>mv cat.936.jpg ~/repo/DATA/INPUT/StarterBundle/Animals/cat.936.jpg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G$1]&amp;&quot;.&quot;&amp;[.A939]&amp;&quot;.jpg&quot;" office:value-type="string" office:string-value="dog.937.jpg" calcext:value-type="string">
            <text:p>dog.937.jpg</text:p>
          </table:table-cell>
          <table:table-cell table:formula="of:=[.$H$1]&amp;&quot;.&quot;&amp;[.A939]&amp;&quot;.jpg&quot;" office:value-type="string" office:string-value="cat.937.jpg" calcext:value-type="string">
            <text:p>cat.937.jpg</text:p>
          </table:table-cell>
          <table:table-cell/>
          <table:table-cell table:formula="of:=[.$B$1]&amp;&quot; &quot;&amp;[.B939]&amp;&quot; &quot;&amp;[.$C$1]&amp;[.B939]" office:value-type="string" office:string-value="mv dog.937.jpg ~/repo/DATA/INPUT/StarterBundle/Animals/dog.937.jpg" calcext:value-type="string">
            <text:p>mv dog.937.jpg ~/repo/DATA/INPUT/StarterBundle/Animals/dog.937.jpg</text:p>
          </table:table-cell>
          <table:table-cell table:formula="of:=[.$B$1]&amp;&quot; &quot;&amp;[.C939]&amp;&quot; &quot;&amp;[.$C$1]&amp;[.C939]" office:value-type="string" office:string-value="mv cat.937.jpg ~/repo/DATA/INPUT/StarterBundle/Animals/cat.937.jpg" calcext:value-type="string">
            <text:p>mv cat.937.jpg ~/repo/DATA/INPUT/StarterBundle/Animals/cat.937.jpg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G$1]&amp;&quot;.&quot;&amp;[.A940]&amp;&quot;.jpg&quot;" office:value-type="string" office:string-value="dog.938.jpg" calcext:value-type="string">
            <text:p>dog.938.jpg</text:p>
          </table:table-cell>
          <table:table-cell table:formula="of:=[.$H$1]&amp;&quot;.&quot;&amp;[.A940]&amp;&quot;.jpg&quot;" office:value-type="string" office:string-value="cat.938.jpg" calcext:value-type="string">
            <text:p>cat.938.jpg</text:p>
          </table:table-cell>
          <table:table-cell/>
          <table:table-cell table:formula="of:=[.$B$1]&amp;&quot; &quot;&amp;[.B940]&amp;&quot; &quot;&amp;[.$C$1]&amp;[.B940]" office:value-type="string" office:string-value="mv dog.938.jpg ~/repo/DATA/INPUT/StarterBundle/Animals/dog.938.jpg" calcext:value-type="string">
            <text:p>mv dog.938.jpg ~/repo/DATA/INPUT/StarterBundle/Animals/dog.938.jpg</text:p>
          </table:table-cell>
          <table:table-cell table:formula="of:=[.$B$1]&amp;&quot; &quot;&amp;[.C940]&amp;&quot; &quot;&amp;[.$C$1]&amp;[.C940]" office:value-type="string" office:string-value="mv cat.938.jpg ~/repo/DATA/INPUT/StarterBundle/Animals/cat.938.jpg" calcext:value-type="string">
            <text:p>mv cat.938.jpg ~/repo/DATA/INPUT/StarterBundle/Animals/cat.938.jpg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G$1]&amp;&quot;.&quot;&amp;[.A941]&amp;&quot;.jpg&quot;" office:value-type="string" office:string-value="dog.939.jpg" calcext:value-type="string">
            <text:p>dog.939.jpg</text:p>
          </table:table-cell>
          <table:table-cell table:formula="of:=[.$H$1]&amp;&quot;.&quot;&amp;[.A941]&amp;&quot;.jpg&quot;" office:value-type="string" office:string-value="cat.939.jpg" calcext:value-type="string">
            <text:p>cat.939.jpg</text:p>
          </table:table-cell>
          <table:table-cell/>
          <table:table-cell table:formula="of:=[.$B$1]&amp;&quot; &quot;&amp;[.B941]&amp;&quot; &quot;&amp;[.$C$1]&amp;[.B941]" office:value-type="string" office:string-value="mv dog.939.jpg ~/repo/DATA/INPUT/StarterBundle/Animals/dog.939.jpg" calcext:value-type="string">
            <text:p>mv dog.939.jpg ~/repo/DATA/INPUT/StarterBundle/Animals/dog.939.jpg</text:p>
          </table:table-cell>
          <table:table-cell table:formula="of:=[.$B$1]&amp;&quot; &quot;&amp;[.C941]&amp;&quot; &quot;&amp;[.$C$1]&amp;[.C941]" office:value-type="string" office:string-value="mv cat.939.jpg ~/repo/DATA/INPUT/StarterBundle/Animals/cat.939.jpg" calcext:value-type="string">
            <text:p>mv cat.939.jpg ~/repo/DATA/INPUT/StarterBundle/Animals/cat.939.jpg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G$1]&amp;&quot;.&quot;&amp;[.A942]&amp;&quot;.jpg&quot;" office:value-type="string" office:string-value="dog.940.jpg" calcext:value-type="string">
            <text:p>dog.940.jpg</text:p>
          </table:table-cell>
          <table:table-cell table:formula="of:=[.$H$1]&amp;&quot;.&quot;&amp;[.A942]&amp;&quot;.jpg&quot;" office:value-type="string" office:string-value="cat.940.jpg" calcext:value-type="string">
            <text:p>cat.940.jpg</text:p>
          </table:table-cell>
          <table:table-cell/>
          <table:table-cell table:formula="of:=[.$B$1]&amp;&quot; &quot;&amp;[.B942]&amp;&quot; &quot;&amp;[.$C$1]&amp;[.B942]" office:value-type="string" office:string-value="mv dog.940.jpg ~/repo/DATA/INPUT/StarterBundle/Animals/dog.940.jpg" calcext:value-type="string">
            <text:p>mv dog.940.jpg ~/repo/DATA/INPUT/StarterBundle/Animals/dog.940.jpg</text:p>
          </table:table-cell>
          <table:table-cell table:formula="of:=[.$B$1]&amp;&quot; &quot;&amp;[.C942]&amp;&quot; &quot;&amp;[.$C$1]&amp;[.C942]" office:value-type="string" office:string-value="mv cat.940.jpg ~/repo/DATA/INPUT/StarterBundle/Animals/cat.940.jpg" calcext:value-type="string">
            <text:p>mv cat.940.jpg ~/repo/DATA/INPUT/StarterBundle/Animals/cat.940.jpg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G$1]&amp;&quot;.&quot;&amp;[.A943]&amp;&quot;.jpg&quot;" office:value-type="string" office:string-value="dog.941.jpg" calcext:value-type="string">
            <text:p>dog.941.jpg</text:p>
          </table:table-cell>
          <table:table-cell table:formula="of:=[.$H$1]&amp;&quot;.&quot;&amp;[.A943]&amp;&quot;.jpg&quot;" office:value-type="string" office:string-value="cat.941.jpg" calcext:value-type="string">
            <text:p>cat.941.jpg</text:p>
          </table:table-cell>
          <table:table-cell/>
          <table:table-cell table:formula="of:=[.$B$1]&amp;&quot; &quot;&amp;[.B943]&amp;&quot; &quot;&amp;[.$C$1]&amp;[.B943]" office:value-type="string" office:string-value="mv dog.941.jpg ~/repo/DATA/INPUT/StarterBundle/Animals/dog.941.jpg" calcext:value-type="string">
            <text:p>mv dog.941.jpg ~/repo/DATA/INPUT/StarterBundle/Animals/dog.941.jpg</text:p>
          </table:table-cell>
          <table:table-cell table:formula="of:=[.$B$1]&amp;&quot; &quot;&amp;[.C943]&amp;&quot; &quot;&amp;[.$C$1]&amp;[.C943]" office:value-type="string" office:string-value="mv cat.941.jpg ~/repo/DATA/INPUT/StarterBundle/Animals/cat.941.jpg" calcext:value-type="string">
            <text:p>mv cat.941.jpg ~/repo/DATA/INPUT/StarterBundle/Animals/cat.941.jpg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G$1]&amp;&quot;.&quot;&amp;[.A944]&amp;&quot;.jpg&quot;" office:value-type="string" office:string-value="dog.942.jpg" calcext:value-type="string">
            <text:p>dog.942.jpg</text:p>
          </table:table-cell>
          <table:table-cell table:formula="of:=[.$H$1]&amp;&quot;.&quot;&amp;[.A944]&amp;&quot;.jpg&quot;" office:value-type="string" office:string-value="cat.942.jpg" calcext:value-type="string">
            <text:p>cat.942.jpg</text:p>
          </table:table-cell>
          <table:table-cell/>
          <table:table-cell table:formula="of:=[.$B$1]&amp;&quot; &quot;&amp;[.B944]&amp;&quot; &quot;&amp;[.$C$1]&amp;[.B944]" office:value-type="string" office:string-value="mv dog.942.jpg ~/repo/DATA/INPUT/StarterBundle/Animals/dog.942.jpg" calcext:value-type="string">
            <text:p>mv dog.942.jpg ~/repo/DATA/INPUT/StarterBundle/Animals/dog.942.jpg</text:p>
          </table:table-cell>
          <table:table-cell table:formula="of:=[.$B$1]&amp;&quot; &quot;&amp;[.C944]&amp;&quot; &quot;&amp;[.$C$1]&amp;[.C944]" office:value-type="string" office:string-value="mv cat.942.jpg ~/repo/DATA/INPUT/StarterBundle/Animals/cat.942.jpg" calcext:value-type="string">
            <text:p>mv cat.942.jpg ~/repo/DATA/INPUT/StarterBundle/Animals/cat.942.jpg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G$1]&amp;&quot;.&quot;&amp;[.A945]&amp;&quot;.jpg&quot;" office:value-type="string" office:string-value="dog.943.jpg" calcext:value-type="string">
            <text:p>dog.943.jpg</text:p>
          </table:table-cell>
          <table:table-cell table:formula="of:=[.$H$1]&amp;&quot;.&quot;&amp;[.A945]&amp;&quot;.jpg&quot;" office:value-type="string" office:string-value="cat.943.jpg" calcext:value-type="string">
            <text:p>cat.943.jpg</text:p>
          </table:table-cell>
          <table:table-cell/>
          <table:table-cell table:formula="of:=[.$B$1]&amp;&quot; &quot;&amp;[.B945]&amp;&quot; &quot;&amp;[.$C$1]&amp;[.B945]" office:value-type="string" office:string-value="mv dog.943.jpg ~/repo/DATA/INPUT/StarterBundle/Animals/dog.943.jpg" calcext:value-type="string">
            <text:p>mv dog.943.jpg ~/repo/DATA/INPUT/StarterBundle/Animals/dog.943.jpg</text:p>
          </table:table-cell>
          <table:table-cell table:formula="of:=[.$B$1]&amp;&quot; &quot;&amp;[.C945]&amp;&quot; &quot;&amp;[.$C$1]&amp;[.C945]" office:value-type="string" office:string-value="mv cat.943.jpg ~/repo/DATA/INPUT/StarterBundle/Animals/cat.943.jpg" calcext:value-type="string">
            <text:p>mv cat.943.jpg ~/repo/DATA/INPUT/StarterBundle/Animals/cat.943.jpg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G$1]&amp;&quot;.&quot;&amp;[.A946]&amp;&quot;.jpg&quot;" office:value-type="string" office:string-value="dog.944.jpg" calcext:value-type="string">
            <text:p>dog.944.jpg</text:p>
          </table:table-cell>
          <table:table-cell table:formula="of:=[.$H$1]&amp;&quot;.&quot;&amp;[.A946]&amp;&quot;.jpg&quot;" office:value-type="string" office:string-value="cat.944.jpg" calcext:value-type="string">
            <text:p>cat.944.jpg</text:p>
          </table:table-cell>
          <table:table-cell/>
          <table:table-cell table:formula="of:=[.$B$1]&amp;&quot; &quot;&amp;[.B946]&amp;&quot; &quot;&amp;[.$C$1]&amp;[.B946]" office:value-type="string" office:string-value="mv dog.944.jpg ~/repo/DATA/INPUT/StarterBundle/Animals/dog.944.jpg" calcext:value-type="string">
            <text:p>mv dog.944.jpg ~/repo/DATA/INPUT/StarterBundle/Animals/dog.944.jpg</text:p>
          </table:table-cell>
          <table:table-cell table:formula="of:=[.$B$1]&amp;&quot; &quot;&amp;[.C946]&amp;&quot; &quot;&amp;[.$C$1]&amp;[.C946]" office:value-type="string" office:string-value="mv cat.944.jpg ~/repo/DATA/INPUT/StarterBundle/Animals/cat.944.jpg" calcext:value-type="string">
            <text:p>mv cat.944.jpg ~/repo/DATA/INPUT/StarterBundle/Animals/cat.944.jpg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G$1]&amp;&quot;.&quot;&amp;[.A947]&amp;&quot;.jpg&quot;" office:value-type="string" office:string-value="dog.945.jpg" calcext:value-type="string">
            <text:p>dog.945.jpg</text:p>
          </table:table-cell>
          <table:table-cell table:formula="of:=[.$H$1]&amp;&quot;.&quot;&amp;[.A947]&amp;&quot;.jpg&quot;" office:value-type="string" office:string-value="cat.945.jpg" calcext:value-type="string">
            <text:p>cat.945.jpg</text:p>
          </table:table-cell>
          <table:table-cell/>
          <table:table-cell table:formula="of:=[.$B$1]&amp;&quot; &quot;&amp;[.B947]&amp;&quot; &quot;&amp;[.$C$1]&amp;[.B947]" office:value-type="string" office:string-value="mv dog.945.jpg ~/repo/DATA/INPUT/StarterBundle/Animals/dog.945.jpg" calcext:value-type="string">
            <text:p>mv dog.945.jpg ~/repo/DATA/INPUT/StarterBundle/Animals/dog.945.jpg</text:p>
          </table:table-cell>
          <table:table-cell table:formula="of:=[.$B$1]&amp;&quot; &quot;&amp;[.C947]&amp;&quot; &quot;&amp;[.$C$1]&amp;[.C947]" office:value-type="string" office:string-value="mv cat.945.jpg ~/repo/DATA/INPUT/StarterBundle/Animals/cat.945.jpg" calcext:value-type="string">
            <text:p>mv cat.945.jpg ~/repo/DATA/INPUT/StarterBundle/Animals/cat.945.jpg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G$1]&amp;&quot;.&quot;&amp;[.A948]&amp;&quot;.jpg&quot;" office:value-type="string" office:string-value="dog.946.jpg" calcext:value-type="string">
            <text:p>dog.946.jpg</text:p>
          </table:table-cell>
          <table:table-cell table:formula="of:=[.$H$1]&amp;&quot;.&quot;&amp;[.A948]&amp;&quot;.jpg&quot;" office:value-type="string" office:string-value="cat.946.jpg" calcext:value-type="string">
            <text:p>cat.946.jpg</text:p>
          </table:table-cell>
          <table:table-cell/>
          <table:table-cell table:formula="of:=[.$B$1]&amp;&quot; &quot;&amp;[.B948]&amp;&quot; &quot;&amp;[.$C$1]&amp;[.B948]" office:value-type="string" office:string-value="mv dog.946.jpg ~/repo/DATA/INPUT/StarterBundle/Animals/dog.946.jpg" calcext:value-type="string">
            <text:p>mv dog.946.jpg ~/repo/DATA/INPUT/StarterBundle/Animals/dog.946.jpg</text:p>
          </table:table-cell>
          <table:table-cell table:formula="of:=[.$B$1]&amp;&quot; &quot;&amp;[.C948]&amp;&quot; &quot;&amp;[.$C$1]&amp;[.C948]" office:value-type="string" office:string-value="mv cat.946.jpg ~/repo/DATA/INPUT/StarterBundle/Animals/cat.946.jpg" calcext:value-type="string">
            <text:p>mv cat.946.jpg ~/repo/DATA/INPUT/StarterBundle/Animals/cat.946.jpg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G$1]&amp;&quot;.&quot;&amp;[.A949]&amp;&quot;.jpg&quot;" office:value-type="string" office:string-value="dog.947.jpg" calcext:value-type="string">
            <text:p>dog.947.jpg</text:p>
          </table:table-cell>
          <table:table-cell table:formula="of:=[.$H$1]&amp;&quot;.&quot;&amp;[.A949]&amp;&quot;.jpg&quot;" office:value-type="string" office:string-value="cat.947.jpg" calcext:value-type="string">
            <text:p>cat.947.jpg</text:p>
          </table:table-cell>
          <table:table-cell/>
          <table:table-cell table:formula="of:=[.$B$1]&amp;&quot; &quot;&amp;[.B949]&amp;&quot; &quot;&amp;[.$C$1]&amp;[.B949]" office:value-type="string" office:string-value="mv dog.947.jpg ~/repo/DATA/INPUT/StarterBundle/Animals/dog.947.jpg" calcext:value-type="string">
            <text:p>mv dog.947.jpg ~/repo/DATA/INPUT/StarterBundle/Animals/dog.947.jpg</text:p>
          </table:table-cell>
          <table:table-cell table:formula="of:=[.$B$1]&amp;&quot; &quot;&amp;[.C949]&amp;&quot; &quot;&amp;[.$C$1]&amp;[.C949]" office:value-type="string" office:string-value="mv cat.947.jpg ~/repo/DATA/INPUT/StarterBundle/Animals/cat.947.jpg" calcext:value-type="string">
            <text:p>mv cat.947.jpg ~/repo/DATA/INPUT/StarterBundle/Animals/cat.947.jpg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G$1]&amp;&quot;.&quot;&amp;[.A950]&amp;&quot;.jpg&quot;" office:value-type="string" office:string-value="dog.948.jpg" calcext:value-type="string">
            <text:p>dog.948.jpg</text:p>
          </table:table-cell>
          <table:table-cell table:formula="of:=[.$H$1]&amp;&quot;.&quot;&amp;[.A950]&amp;&quot;.jpg&quot;" office:value-type="string" office:string-value="cat.948.jpg" calcext:value-type="string">
            <text:p>cat.948.jpg</text:p>
          </table:table-cell>
          <table:table-cell/>
          <table:table-cell table:formula="of:=[.$B$1]&amp;&quot; &quot;&amp;[.B950]&amp;&quot; &quot;&amp;[.$C$1]&amp;[.B950]" office:value-type="string" office:string-value="mv dog.948.jpg ~/repo/DATA/INPUT/StarterBundle/Animals/dog.948.jpg" calcext:value-type="string">
            <text:p>mv dog.948.jpg ~/repo/DATA/INPUT/StarterBundle/Animals/dog.948.jpg</text:p>
          </table:table-cell>
          <table:table-cell table:formula="of:=[.$B$1]&amp;&quot; &quot;&amp;[.C950]&amp;&quot; &quot;&amp;[.$C$1]&amp;[.C950]" office:value-type="string" office:string-value="mv cat.948.jpg ~/repo/DATA/INPUT/StarterBundle/Animals/cat.948.jpg" calcext:value-type="string">
            <text:p>mv cat.948.jpg ~/repo/DATA/INPUT/StarterBundle/Animals/cat.948.jpg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G$1]&amp;&quot;.&quot;&amp;[.A951]&amp;&quot;.jpg&quot;" office:value-type="string" office:string-value="dog.949.jpg" calcext:value-type="string">
            <text:p>dog.949.jpg</text:p>
          </table:table-cell>
          <table:table-cell table:formula="of:=[.$H$1]&amp;&quot;.&quot;&amp;[.A951]&amp;&quot;.jpg&quot;" office:value-type="string" office:string-value="cat.949.jpg" calcext:value-type="string">
            <text:p>cat.949.jpg</text:p>
          </table:table-cell>
          <table:table-cell/>
          <table:table-cell table:formula="of:=[.$B$1]&amp;&quot; &quot;&amp;[.B951]&amp;&quot; &quot;&amp;[.$C$1]&amp;[.B951]" office:value-type="string" office:string-value="mv dog.949.jpg ~/repo/DATA/INPUT/StarterBundle/Animals/dog.949.jpg" calcext:value-type="string">
            <text:p>mv dog.949.jpg ~/repo/DATA/INPUT/StarterBundle/Animals/dog.949.jpg</text:p>
          </table:table-cell>
          <table:table-cell table:formula="of:=[.$B$1]&amp;&quot; &quot;&amp;[.C951]&amp;&quot; &quot;&amp;[.$C$1]&amp;[.C951]" office:value-type="string" office:string-value="mv cat.949.jpg ~/repo/DATA/INPUT/StarterBundle/Animals/cat.949.jpg" calcext:value-type="string">
            <text:p>mv cat.949.jpg ~/repo/DATA/INPUT/StarterBundle/Animals/cat.949.jpg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G$1]&amp;&quot;.&quot;&amp;[.A952]&amp;&quot;.jpg&quot;" office:value-type="string" office:string-value="dog.950.jpg" calcext:value-type="string">
            <text:p>dog.950.jpg</text:p>
          </table:table-cell>
          <table:table-cell table:formula="of:=[.$H$1]&amp;&quot;.&quot;&amp;[.A952]&amp;&quot;.jpg&quot;" office:value-type="string" office:string-value="cat.950.jpg" calcext:value-type="string">
            <text:p>cat.950.jpg</text:p>
          </table:table-cell>
          <table:table-cell/>
          <table:table-cell table:formula="of:=[.$B$1]&amp;&quot; &quot;&amp;[.B952]&amp;&quot; &quot;&amp;[.$C$1]&amp;[.B952]" office:value-type="string" office:string-value="mv dog.950.jpg ~/repo/DATA/INPUT/StarterBundle/Animals/dog.950.jpg" calcext:value-type="string">
            <text:p>mv dog.950.jpg ~/repo/DATA/INPUT/StarterBundle/Animals/dog.950.jpg</text:p>
          </table:table-cell>
          <table:table-cell table:formula="of:=[.$B$1]&amp;&quot; &quot;&amp;[.C952]&amp;&quot; &quot;&amp;[.$C$1]&amp;[.C952]" office:value-type="string" office:string-value="mv cat.950.jpg ~/repo/DATA/INPUT/StarterBundle/Animals/cat.950.jpg" calcext:value-type="string">
            <text:p>mv cat.950.jpg ~/repo/DATA/INPUT/StarterBundle/Animals/cat.950.jpg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G$1]&amp;&quot;.&quot;&amp;[.A953]&amp;&quot;.jpg&quot;" office:value-type="string" office:string-value="dog.951.jpg" calcext:value-type="string">
            <text:p>dog.951.jpg</text:p>
          </table:table-cell>
          <table:table-cell table:formula="of:=[.$H$1]&amp;&quot;.&quot;&amp;[.A953]&amp;&quot;.jpg&quot;" office:value-type="string" office:string-value="cat.951.jpg" calcext:value-type="string">
            <text:p>cat.951.jpg</text:p>
          </table:table-cell>
          <table:table-cell/>
          <table:table-cell table:formula="of:=[.$B$1]&amp;&quot; &quot;&amp;[.B953]&amp;&quot; &quot;&amp;[.$C$1]&amp;[.B953]" office:value-type="string" office:string-value="mv dog.951.jpg ~/repo/DATA/INPUT/StarterBundle/Animals/dog.951.jpg" calcext:value-type="string">
            <text:p>mv dog.951.jpg ~/repo/DATA/INPUT/StarterBundle/Animals/dog.951.jpg</text:p>
          </table:table-cell>
          <table:table-cell table:formula="of:=[.$B$1]&amp;&quot; &quot;&amp;[.C953]&amp;&quot; &quot;&amp;[.$C$1]&amp;[.C953]" office:value-type="string" office:string-value="mv cat.951.jpg ~/repo/DATA/INPUT/StarterBundle/Animals/cat.951.jpg" calcext:value-type="string">
            <text:p>mv cat.951.jpg ~/repo/DATA/INPUT/StarterBundle/Animals/cat.951.jpg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G$1]&amp;&quot;.&quot;&amp;[.A954]&amp;&quot;.jpg&quot;" office:value-type="string" office:string-value="dog.952.jpg" calcext:value-type="string">
            <text:p>dog.952.jpg</text:p>
          </table:table-cell>
          <table:table-cell table:formula="of:=[.$H$1]&amp;&quot;.&quot;&amp;[.A954]&amp;&quot;.jpg&quot;" office:value-type="string" office:string-value="cat.952.jpg" calcext:value-type="string">
            <text:p>cat.952.jpg</text:p>
          </table:table-cell>
          <table:table-cell/>
          <table:table-cell table:formula="of:=[.$B$1]&amp;&quot; &quot;&amp;[.B954]&amp;&quot; &quot;&amp;[.$C$1]&amp;[.B954]" office:value-type="string" office:string-value="mv dog.952.jpg ~/repo/DATA/INPUT/StarterBundle/Animals/dog.952.jpg" calcext:value-type="string">
            <text:p>mv dog.952.jpg ~/repo/DATA/INPUT/StarterBundle/Animals/dog.952.jpg</text:p>
          </table:table-cell>
          <table:table-cell table:formula="of:=[.$B$1]&amp;&quot; &quot;&amp;[.C954]&amp;&quot; &quot;&amp;[.$C$1]&amp;[.C954]" office:value-type="string" office:string-value="mv cat.952.jpg ~/repo/DATA/INPUT/StarterBundle/Animals/cat.952.jpg" calcext:value-type="string">
            <text:p>mv cat.952.jpg ~/repo/DATA/INPUT/StarterBundle/Animals/cat.952.jpg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G$1]&amp;&quot;.&quot;&amp;[.A955]&amp;&quot;.jpg&quot;" office:value-type="string" office:string-value="dog.953.jpg" calcext:value-type="string">
            <text:p>dog.953.jpg</text:p>
          </table:table-cell>
          <table:table-cell table:formula="of:=[.$H$1]&amp;&quot;.&quot;&amp;[.A955]&amp;&quot;.jpg&quot;" office:value-type="string" office:string-value="cat.953.jpg" calcext:value-type="string">
            <text:p>cat.953.jpg</text:p>
          </table:table-cell>
          <table:table-cell/>
          <table:table-cell table:formula="of:=[.$B$1]&amp;&quot; &quot;&amp;[.B955]&amp;&quot; &quot;&amp;[.$C$1]&amp;[.B955]" office:value-type="string" office:string-value="mv dog.953.jpg ~/repo/DATA/INPUT/StarterBundle/Animals/dog.953.jpg" calcext:value-type="string">
            <text:p>mv dog.953.jpg ~/repo/DATA/INPUT/StarterBundle/Animals/dog.953.jpg</text:p>
          </table:table-cell>
          <table:table-cell table:formula="of:=[.$B$1]&amp;&quot; &quot;&amp;[.C955]&amp;&quot; &quot;&amp;[.$C$1]&amp;[.C955]" office:value-type="string" office:string-value="mv cat.953.jpg ~/repo/DATA/INPUT/StarterBundle/Animals/cat.953.jpg" calcext:value-type="string">
            <text:p>mv cat.953.jpg ~/repo/DATA/INPUT/StarterBundle/Animals/cat.953.jpg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G$1]&amp;&quot;.&quot;&amp;[.A956]&amp;&quot;.jpg&quot;" office:value-type="string" office:string-value="dog.954.jpg" calcext:value-type="string">
            <text:p>dog.954.jpg</text:p>
          </table:table-cell>
          <table:table-cell table:formula="of:=[.$H$1]&amp;&quot;.&quot;&amp;[.A956]&amp;&quot;.jpg&quot;" office:value-type="string" office:string-value="cat.954.jpg" calcext:value-type="string">
            <text:p>cat.954.jpg</text:p>
          </table:table-cell>
          <table:table-cell/>
          <table:table-cell table:formula="of:=[.$B$1]&amp;&quot; &quot;&amp;[.B956]&amp;&quot; &quot;&amp;[.$C$1]&amp;[.B956]" office:value-type="string" office:string-value="mv dog.954.jpg ~/repo/DATA/INPUT/StarterBundle/Animals/dog.954.jpg" calcext:value-type="string">
            <text:p>mv dog.954.jpg ~/repo/DATA/INPUT/StarterBundle/Animals/dog.954.jpg</text:p>
          </table:table-cell>
          <table:table-cell table:formula="of:=[.$B$1]&amp;&quot; &quot;&amp;[.C956]&amp;&quot; &quot;&amp;[.$C$1]&amp;[.C956]" office:value-type="string" office:string-value="mv cat.954.jpg ~/repo/DATA/INPUT/StarterBundle/Animals/cat.954.jpg" calcext:value-type="string">
            <text:p>mv cat.954.jpg ~/repo/DATA/INPUT/StarterBundle/Animals/cat.954.jpg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G$1]&amp;&quot;.&quot;&amp;[.A957]&amp;&quot;.jpg&quot;" office:value-type="string" office:string-value="dog.955.jpg" calcext:value-type="string">
            <text:p>dog.955.jpg</text:p>
          </table:table-cell>
          <table:table-cell table:formula="of:=[.$H$1]&amp;&quot;.&quot;&amp;[.A957]&amp;&quot;.jpg&quot;" office:value-type="string" office:string-value="cat.955.jpg" calcext:value-type="string">
            <text:p>cat.955.jpg</text:p>
          </table:table-cell>
          <table:table-cell/>
          <table:table-cell table:formula="of:=[.$B$1]&amp;&quot; &quot;&amp;[.B957]&amp;&quot; &quot;&amp;[.$C$1]&amp;[.B957]" office:value-type="string" office:string-value="mv dog.955.jpg ~/repo/DATA/INPUT/StarterBundle/Animals/dog.955.jpg" calcext:value-type="string">
            <text:p>mv dog.955.jpg ~/repo/DATA/INPUT/StarterBundle/Animals/dog.955.jpg</text:p>
          </table:table-cell>
          <table:table-cell table:formula="of:=[.$B$1]&amp;&quot; &quot;&amp;[.C957]&amp;&quot; &quot;&amp;[.$C$1]&amp;[.C957]" office:value-type="string" office:string-value="mv cat.955.jpg ~/repo/DATA/INPUT/StarterBundle/Animals/cat.955.jpg" calcext:value-type="string">
            <text:p>mv cat.955.jpg ~/repo/DATA/INPUT/StarterBundle/Animals/cat.955.jpg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G$1]&amp;&quot;.&quot;&amp;[.A958]&amp;&quot;.jpg&quot;" office:value-type="string" office:string-value="dog.956.jpg" calcext:value-type="string">
            <text:p>dog.956.jpg</text:p>
          </table:table-cell>
          <table:table-cell table:formula="of:=[.$H$1]&amp;&quot;.&quot;&amp;[.A958]&amp;&quot;.jpg&quot;" office:value-type="string" office:string-value="cat.956.jpg" calcext:value-type="string">
            <text:p>cat.956.jpg</text:p>
          </table:table-cell>
          <table:table-cell/>
          <table:table-cell table:formula="of:=[.$B$1]&amp;&quot; &quot;&amp;[.B958]&amp;&quot; &quot;&amp;[.$C$1]&amp;[.B958]" office:value-type="string" office:string-value="mv dog.956.jpg ~/repo/DATA/INPUT/StarterBundle/Animals/dog.956.jpg" calcext:value-type="string">
            <text:p>mv dog.956.jpg ~/repo/DATA/INPUT/StarterBundle/Animals/dog.956.jpg</text:p>
          </table:table-cell>
          <table:table-cell table:formula="of:=[.$B$1]&amp;&quot; &quot;&amp;[.C958]&amp;&quot; &quot;&amp;[.$C$1]&amp;[.C958]" office:value-type="string" office:string-value="mv cat.956.jpg ~/repo/DATA/INPUT/StarterBundle/Animals/cat.956.jpg" calcext:value-type="string">
            <text:p>mv cat.956.jpg ~/repo/DATA/INPUT/StarterBundle/Animals/cat.956.jpg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G$1]&amp;&quot;.&quot;&amp;[.A959]&amp;&quot;.jpg&quot;" office:value-type="string" office:string-value="dog.957.jpg" calcext:value-type="string">
            <text:p>dog.957.jpg</text:p>
          </table:table-cell>
          <table:table-cell table:formula="of:=[.$H$1]&amp;&quot;.&quot;&amp;[.A959]&amp;&quot;.jpg&quot;" office:value-type="string" office:string-value="cat.957.jpg" calcext:value-type="string">
            <text:p>cat.957.jpg</text:p>
          </table:table-cell>
          <table:table-cell/>
          <table:table-cell table:formula="of:=[.$B$1]&amp;&quot; &quot;&amp;[.B959]&amp;&quot; &quot;&amp;[.$C$1]&amp;[.B959]" office:value-type="string" office:string-value="mv dog.957.jpg ~/repo/DATA/INPUT/StarterBundle/Animals/dog.957.jpg" calcext:value-type="string">
            <text:p>mv dog.957.jpg ~/repo/DATA/INPUT/StarterBundle/Animals/dog.957.jpg</text:p>
          </table:table-cell>
          <table:table-cell table:formula="of:=[.$B$1]&amp;&quot; &quot;&amp;[.C959]&amp;&quot; &quot;&amp;[.$C$1]&amp;[.C959]" office:value-type="string" office:string-value="mv cat.957.jpg ~/repo/DATA/INPUT/StarterBundle/Animals/cat.957.jpg" calcext:value-type="string">
            <text:p>mv cat.957.jpg ~/repo/DATA/INPUT/StarterBundle/Animals/cat.957.jpg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G$1]&amp;&quot;.&quot;&amp;[.A960]&amp;&quot;.jpg&quot;" office:value-type="string" office:string-value="dog.958.jpg" calcext:value-type="string">
            <text:p>dog.958.jpg</text:p>
          </table:table-cell>
          <table:table-cell table:formula="of:=[.$H$1]&amp;&quot;.&quot;&amp;[.A960]&amp;&quot;.jpg&quot;" office:value-type="string" office:string-value="cat.958.jpg" calcext:value-type="string">
            <text:p>cat.958.jpg</text:p>
          </table:table-cell>
          <table:table-cell/>
          <table:table-cell table:formula="of:=[.$B$1]&amp;&quot; &quot;&amp;[.B960]&amp;&quot; &quot;&amp;[.$C$1]&amp;[.B960]" office:value-type="string" office:string-value="mv dog.958.jpg ~/repo/DATA/INPUT/StarterBundle/Animals/dog.958.jpg" calcext:value-type="string">
            <text:p>mv dog.958.jpg ~/repo/DATA/INPUT/StarterBundle/Animals/dog.958.jpg</text:p>
          </table:table-cell>
          <table:table-cell table:formula="of:=[.$B$1]&amp;&quot; &quot;&amp;[.C960]&amp;&quot; &quot;&amp;[.$C$1]&amp;[.C960]" office:value-type="string" office:string-value="mv cat.958.jpg ~/repo/DATA/INPUT/StarterBundle/Animals/cat.958.jpg" calcext:value-type="string">
            <text:p>mv cat.958.jpg ~/repo/DATA/INPUT/StarterBundle/Animals/cat.958.jpg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G$1]&amp;&quot;.&quot;&amp;[.A961]&amp;&quot;.jpg&quot;" office:value-type="string" office:string-value="dog.959.jpg" calcext:value-type="string">
            <text:p>dog.959.jpg</text:p>
          </table:table-cell>
          <table:table-cell table:formula="of:=[.$H$1]&amp;&quot;.&quot;&amp;[.A961]&amp;&quot;.jpg&quot;" office:value-type="string" office:string-value="cat.959.jpg" calcext:value-type="string">
            <text:p>cat.959.jpg</text:p>
          </table:table-cell>
          <table:table-cell/>
          <table:table-cell table:formula="of:=[.$B$1]&amp;&quot; &quot;&amp;[.B961]&amp;&quot; &quot;&amp;[.$C$1]&amp;[.B961]" office:value-type="string" office:string-value="mv dog.959.jpg ~/repo/DATA/INPUT/StarterBundle/Animals/dog.959.jpg" calcext:value-type="string">
            <text:p>mv dog.959.jpg ~/repo/DATA/INPUT/StarterBundle/Animals/dog.959.jpg</text:p>
          </table:table-cell>
          <table:table-cell table:formula="of:=[.$B$1]&amp;&quot; &quot;&amp;[.C961]&amp;&quot; &quot;&amp;[.$C$1]&amp;[.C961]" office:value-type="string" office:string-value="mv cat.959.jpg ~/repo/DATA/INPUT/StarterBundle/Animals/cat.959.jpg" calcext:value-type="string">
            <text:p>mv cat.959.jpg ~/repo/DATA/INPUT/StarterBundle/Animals/cat.959.jpg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G$1]&amp;&quot;.&quot;&amp;[.A962]&amp;&quot;.jpg&quot;" office:value-type="string" office:string-value="dog.960.jpg" calcext:value-type="string">
            <text:p>dog.960.jpg</text:p>
          </table:table-cell>
          <table:table-cell table:formula="of:=[.$H$1]&amp;&quot;.&quot;&amp;[.A962]&amp;&quot;.jpg&quot;" office:value-type="string" office:string-value="cat.960.jpg" calcext:value-type="string">
            <text:p>cat.960.jpg</text:p>
          </table:table-cell>
          <table:table-cell/>
          <table:table-cell table:formula="of:=[.$B$1]&amp;&quot; &quot;&amp;[.B962]&amp;&quot; &quot;&amp;[.$C$1]&amp;[.B962]" office:value-type="string" office:string-value="mv dog.960.jpg ~/repo/DATA/INPUT/StarterBundle/Animals/dog.960.jpg" calcext:value-type="string">
            <text:p>mv dog.960.jpg ~/repo/DATA/INPUT/StarterBundle/Animals/dog.960.jpg</text:p>
          </table:table-cell>
          <table:table-cell table:formula="of:=[.$B$1]&amp;&quot; &quot;&amp;[.C962]&amp;&quot; &quot;&amp;[.$C$1]&amp;[.C962]" office:value-type="string" office:string-value="mv cat.960.jpg ~/repo/DATA/INPUT/StarterBundle/Animals/cat.960.jpg" calcext:value-type="string">
            <text:p>mv cat.960.jpg ~/repo/DATA/INPUT/StarterBundle/Animals/cat.960.jpg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G$1]&amp;&quot;.&quot;&amp;[.A963]&amp;&quot;.jpg&quot;" office:value-type="string" office:string-value="dog.961.jpg" calcext:value-type="string">
            <text:p>dog.961.jpg</text:p>
          </table:table-cell>
          <table:table-cell table:formula="of:=[.$H$1]&amp;&quot;.&quot;&amp;[.A963]&amp;&quot;.jpg&quot;" office:value-type="string" office:string-value="cat.961.jpg" calcext:value-type="string">
            <text:p>cat.961.jpg</text:p>
          </table:table-cell>
          <table:table-cell/>
          <table:table-cell table:formula="of:=[.$B$1]&amp;&quot; &quot;&amp;[.B963]&amp;&quot; &quot;&amp;[.$C$1]&amp;[.B963]" office:value-type="string" office:string-value="mv dog.961.jpg ~/repo/DATA/INPUT/StarterBundle/Animals/dog.961.jpg" calcext:value-type="string">
            <text:p>mv dog.961.jpg ~/repo/DATA/INPUT/StarterBundle/Animals/dog.961.jpg</text:p>
          </table:table-cell>
          <table:table-cell table:formula="of:=[.$B$1]&amp;&quot; &quot;&amp;[.C963]&amp;&quot; &quot;&amp;[.$C$1]&amp;[.C963]" office:value-type="string" office:string-value="mv cat.961.jpg ~/repo/DATA/INPUT/StarterBundle/Animals/cat.961.jpg" calcext:value-type="string">
            <text:p>mv cat.961.jpg ~/repo/DATA/INPUT/StarterBundle/Animals/cat.961.jpg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G$1]&amp;&quot;.&quot;&amp;[.A964]&amp;&quot;.jpg&quot;" office:value-type="string" office:string-value="dog.962.jpg" calcext:value-type="string">
            <text:p>dog.962.jpg</text:p>
          </table:table-cell>
          <table:table-cell table:formula="of:=[.$H$1]&amp;&quot;.&quot;&amp;[.A964]&amp;&quot;.jpg&quot;" office:value-type="string" office:string-value="cat.962.jpg" calcext:value-type="string">
            <text:p>cat.962.jpg</text:p>
          </table:table-cell>
          <table:table-cell/>
          <table:table-cell table:formula="of:=[.$B$1]&amp;&quot; &quot;&amp;[.B964]&amp;&quot; &quot;&amp;[.$C$1]&amp;[.B964]" office:value-type="string" office:string-value="mv dog.962.jpg ~/repo/DATA/INPUT/StarterBundle/Animals/dog.962.jpg" calcext:value-type="string">
            <text:p>mv dog.962.jpg ~/repo/DATA/INPUT/StarterBundle/Animals/dog.962.jpg</text:p>
          </table:table-cell>
          <table:table-cell table:formula="of:=[.$B$1]&amp;&quot; &quot;&amp;[.C964]&amp;&quot; &quot;&amp;[.$C$1]&amp;[.C964]" office:value-type="string" office:string-value="mv cat.962.jpg ~/repo/DATA/INPUT/StarterBundle/Animals/cat.962.jpg" calcext:value-type="string">
            <text:p>mv cat.962.jpg ~/repo/DATA/INPUT/StarterBundle/Animals/cat.962.jpg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G$1]&amp;&quot;.&quot;&amp;[.A965]&amp;&quot;.jpg&quot;" office:value-type="string" office:string-value="dog.963.jpg" calcext:value-type="string">
            <text:p>dog.963.jpg</text:p>
          </table:table-cell>
          <table:table-cell table:formula="of:=[.$H$1]&amp;&quot;.&quot;&amp;[.A965]&amp;&quot;.jpg&quot;" office:value-type="string" office:string-value="cat.963.jpg" calcext:value-type="string">
            <text:p>cat.963.jpg</text:p>
          </table:table-cell>
          <table:table-cell/>
          <table:table-cell table:formula="of:=[.$B$1]&amp;&quot; &quot;&amp;[.B965]&amp;&quot; &quot;&amp;[.$C$1]&amp;[.B965]" office:value-type="string" office:string-value="mv dog.963.jpg ~/repo/DATA/INPUT/StarterBundle/Animals/dog.963.jpg" calcext:value-type="string">
            <text:p>mv dog.963.jpg ~/repo/DATA/INPUT/StarterBundle/Animals/dog.963.jpg</text:p>
          </table:table-cell>
          <table:table-cell table:formula="of:=[.$B$1]&amp;&quot; &quot;&amp;[.C965]&amp;&quot; &quot;&amp;[.$C$1]&amp;[.C965]" office:value-type="string" office:string-value="mv cat.963.jpg ~/repo/DATA/INPUT/StarterBundle/Animals/cat.963.jpg" calcext:value-type="string">
            <text:p>mv cat.963.jpg ~/repo/DATA/INPUT/StarterBundle/Animals/cat.963.jpg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G$1]&amp;&quot;.&quot;&amp;[.A966]&amp;&quot;.jpg&quot;" office:value-type="string" office:string-value="dog.964.jpg" calcext:value-type="string">
            <text:p>dog.964.jpg</text:p>
          </table:table-cell>
          <table:table-cell table:formula="of:=[.$H$1]&amp;&quot;.&quot;&amp;[.A966]&amp;&quot;.jpg&quot;" office:value-type="string" office:string-value="cat.964.jpg" calcext:value-type="string">
            <text:p>cat.964.jpg</text:p>
          </table:table-cell>
          <table:table-cell/>
          <table:table-cell table:formula="of:=[.$B$1]&amp;&quot; &quot;&amp;[.B966]&amp;&quot; &quot;&amp;[.$C$1]&amp;[.B966]" office:value-type="string" office:string-value="mv dog.964.jpg ~/repo/DATA/INPUT/StarterBundle/Animals/dog.964.jpg" calcext:value-type="string">
            <text:p>mv dog.964.jpg ~/repo/DATA/INPUT/StarterBundle/Animals/dog.964.jpg</text:p>
          </table:table-cell>
          <table:table-cell table:formula="of:=[.$B$1]&amp;&quot; &quot;&amp;[.C966]&amp;&quot; &quot;&amp;[.$C$1]&amp;[.C966]" office:value-type="string" office:string-value="mv cat.964.jpg ~/repo/DATA/INPUT/StarterBundle/Animals/cat.964.jpg" calcext:value-type="string">
            <text:p>mv cat.964.jpg ~/repo/DATA/INPUT/StarterBundle/Animals/cat.964.jpg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G$1]&amp;&quot;.&quot;&amp;[.A967]&amp;&quot;.jpg&quot;" office:value-type="string" office:string-value="dog.965.jpg" calcext:value-type="string">
            <text:p>dog.965.jpg</text:p>
          </table:table-cell>
          <table:table-cell table:formula="of:=[.$H$1]&amp;&quot;.&quot;&amp;[.A967]&amp;&quot;.jpg&quot;" office:value-type="string" office:string-value="cat.965.jpg" calcext:value-type="string">
            <text:p>cat.965.jpg</text:p>
          </table:table-cell>
          <table:table-cell/>
          <table:table-cell table:formula="of:=[.$B$1]&amp;&quot; &quot;&amp;[.B967]&amp;&quot; &quot;&amp;[.$C$1]&amp;[.B967]" office:value-type="string" office:string-value="mv dog.965.jpg ~/repo/DATA/INPUT/StarterBundle/Animals/dog.965.jpg" calcext:value-type="string">
            <text:p>mv dog.965.jpg ~/repo/DATA/INPUT/StarterBundle/Animals/dog.965.jpg</text:p>
          </table:table-cell>
          <table:table-cell table:formula="of:=[.$B$1]&amp;&quot; &quot;&amp;[.C967]&amp;&quot; &quot;&amp;[.$C$1]&amp;[.C967]" office:value-type="string" office:string-value="mv cat.965.jpg ~/repo/DATA/INPUT/StarterBundle/Animals/cat.965.jpg" calcext:value-type="string">
            <text:p>mv cat.965.jpg ~/repo/DATA/INPUT/StarterBundle/Animals/cat.965.jpg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G$1]&amp;&quot;.&quot;&amp;[.A968]&amp;&quot;.jpg&quot;" office:value-type="string" office:string-value="dog.966.jpg" calcext:value-type="string">
            <text:p>dog.966.jpg</text:p>
          </table:table-cell>
          <table:table-cell table:formula="of:=[.$H$1]&amp;&quot;.&quot;&amp;[.A968]&amp;&quot;.jpg&quot;" office:value-type="string" office:string-value="cat.966.jpg" calcext:value-type="string">
            <text:p>cat.966.jpg</text:p>
          </table:table-cell>
          <table:table-cell/>
          <table:table-cell table:formula="of:=[.$B$1]&amp;&quot; &quot;&amp;[.B968]&amp;&quot; &quot;&amp;[.$C$1]&amp;[.B968]" office:value-type="string" office:string-value="mv dog.966.jpg ~/repo/DATA/INPUT/StarterBundle/Animals/dog.966.jpg" calcext:value-type="string">
            <text:p>mv dog.966.jpg ~/repo/DATA/INPUT/StarterBundle/Animals/dog.966.jpg</text:p>
          </table:table-cell>
          <table:table-cell table:formula="of:=[.$B$1]&amp;&quot; &quot;&amp;[.C968]&amp;&quot; &quot;&amp;[.$C$1]&amp;[.C968]" office:value-type="string" office:string-value="mv cat.966.jpg ~/repo/DATA/INPUT/StarterBundle/Animals/cat.966.jpg" calcext:value-type="string">
            <text:p>mv cat.966.jpg ~/repo/DATA/INPUT/StarterBundle/Animals/cat.966.jpg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G$1]&amp;&quot;.&quot;&amp;[.A969]&amp;&quot;.jpg&quot;" office:value-type="string" office:string-value="dog.967.jpg" calcext:value-type="string">
            <text:p>dog.967.jpg</text:p>
          </table:table-cell>
          <table:table-cell table:formula="of:=[.$H$1]&amp;&quot;.&quot;&amp;[.A969]&amp;&quot;.jpg&quot;" office:value-type="string" office:string-value="cat.967.jpg" calcext:value-type="string">
            <text:p>cat.967.jpg</text:p>
          </table:table-cell>
          <table:table-cell/>
          <table:table-cell table:formula="of:=[.$B$1]&amp;&quot; &quot;&amp;[.B969]&amp;&quot; &quot;&amp;[.$C$1]&amp;[.B969]" office:value-type="string" office:string-value="mv dog.967.jpg ~/repo/DATA/INPUT/StarterBundle/Animals/dog.967.jpg" calcext:value-type="string">
            <text:p>mv dog.967.jpg ~/repo/DATA/INPUT/StarterBundle/Animals/dog.967.jpg</text:p>
          </table:table-cell>
          <table:table-cell table:formula="of:=[.$B$1]&amp;&quot; &quot;&amp;[.C969]&amp;&quot; &quot;&amp;[.$C$1]&amp;[.C969]" office:value-type="string" office:string-value="mv cat.967.jpg ~/repo/DATA/INPUT/StarterBundle/Animals/cat.967.jpg" calcext:value-type="string">
            <text:p>mv cat.967.jpg ~/repo/DATA/INPUT/StarterBundle/Animals/cat.967.jpg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G$1]&amp;&quot;.&quot;&amp;[.A970]&amp;&quot;.jpg&quot;" office:value-type="string" office:string-value="dog.968.jpg" calcext:value-type="string">
            <text:p>dog.968.jpg</text:p>
          </table:table-cell>
          <table:table-cell table:formula="of:=[.$H$1]&amp;&quot;.&quot;&amp;[.A970]&amp;&quot;.jpg&quot;" office:value-type="string" office:string-value="cat.968.jpg" calcext:value-type="string">
            <text:p>cat.968.jpg</text:p>
          </table:table-cell>
          <table:table-cell/>
          <table:table-cell table:formula="of:=[.$B$1]&amp;&quot; &quot;&amp;[.B970]&amp;&quot; &quot;&amp;[.$C$1]&amp;[.B970]" office:value-type="string" office:string-value="mv dog.968.jpg ~/repo/DATA/INPUT/StarterBundle/Animals/dog.968.jpg" calcext:value-type="string">
            <text:p>mv dog.968.jpg ~/repo/DATA/INPUT/StarterBundle/Animals/dog.968.jpg</text:p>
          </table:table-cell>
          <table:table-cell table:formula="of:=[.$B$1]&amp;&quot; &quot;&amp;[.C970]&amp;&quot; &quot;&amp;[.$C$1]&amp;[.C970]" office:value-type="string" office:string-value="mv cat.968.jpg ~/repo/DATA/INPUT/StarterBundle/Animals/cat.968.jpg" calcext:value-type="string">
            <text:p>mv cat.968.jpg ~/repo/DATA/INPUT/StarterBundle/Animals/cat.968.jpg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G$1]&amp;&quot;.&quot;&amp;[.A971]&amp;&quot;.jpg&quot;" office:value-type="string" office:string-value="dog.969.jpg" calcext:value-type="string">
            <text:p>dog.969.jpg</text:p>
          </table:table-cell>
          <table:table-cell table:formula="of:=[.$H$1]&amp;&quot;.&quot;&amp;[.A971]&amp;&quot;.jpg&quot;" office:value-type="string" office:string-value="cat.969.jpg" calcext:value-type="string">
            <text:p>cat.969.jpg</text:p>
          </table:table-cell>
          <table:table-cell/>
          <table:table-cell table:formula="of:=[.$B$1]&amp;&quot; &quot;&amp;[.B971]&amp;&quot; &quot;&amp;[.$C$1]&amp;[.B971]" office:value-type="string" office:string-value="mv dog.969.jpg ~/repo/DATA/INPUT/StarterBundle/Animals/dog.969.jpg" calcext:value-type="string">
            <text:p>mv dog.969.jpg ~/repo/DATA/INPUT/StarterBundle/Animals/dog.969.jpg</text:p>
          </table:table-cell>
          <table:table-cell table:formula="of:=[.$B$1]&amp;&quot; &quot;&amp;[.C971]&amp;&quot; &quot;&amp;[.$C$1]&amp;[.C971]" office:value-type="string" office:string-value="mv cat.969.jpg ~/repo/DATA/INPUT/StarterBundle/Animals/cat.969.jpg" calcext:value-type="string">
            <text:p>mv cat.969.jpg ~/repo/DATA/INPUT/StarterBundle/Animals/cat.969.jpg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G$1]&amp;&quot;.&quot;&amp;[.A972]&amp;&quot;.jpg&quot;" office:value-type="string" office:string-value="dog.970.jpg" calcext:value-type="string">
            <text:p>dog.970.jpg</text:p>
          </table:table-cell>
          <table:table-cell table:formula="of:=[.$H$1]&amp;&quot;.&quot;&amp;[.A972]&amp;&quot;.jpg&quot;" office:value-type="string" office:string-value="cat.970.jpg" calcext:value-type="string">
            <text:p>cat.970.jpg</text:p>
          </table:table-cell>
          <table:table-cell/>
          <table:table-cell table:formula="of:=[.$B$1]&amp;&quot; &quot;&amp;[.B972]&amp;&quot; &quot;&amp;[.$C$1]&amp;[.B972]" office:value-type="string" office:string-value="mv dog.970.jpg ~/repo/DATA/INPUT/StarterBundle/Animals/dog.970.jpg" calcext:value-type="string">
            <text:p>mv dog.970.jpg ~/repo/DATA/INPUT/StarterBundle/Animals/dog.970.jpg</text:p>
          </table:table-cell>
          <table:table-cell table:formula="of:=[.$B$1]&amp;&quot; &quot;&amp;[.C972]&amp;&quot; &quot;&amp;[.$C$1]&amp;[.C972]" office:value-type="string" office:string-value="mv cat.970.jpg ~/repo/DATA/INPUT/StarterBundle/Animals/cat.970.jpg" calcext:value-type="string">
            <text:p>mv cat.970.jpg ~/repo/DATA/INPUT/StarterBundle/Animals/cat.970.jpg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G$1]&amp;&quot;.&quot;&amp;[.A973]&amp;&quot;.jpg&quot;" office:value-type="string" office:string-value="dog.971.jpg" calcext:value-type="string">
            <text:p>dog.971.jpg</text:p>
          </table:table-cell>
          <table:table-cell table:formula="of:=[.$H$1]&amp;&quot;.&quot;&amp;[.A973]&amp;&quot;.jpg&quot;" office:value-type="string" office:string-value="cat.971.jpg" calcext:value-type="string">
            <text:p>cat.971.jpg</text:p>
          </table:table-cell>
          <table:table-cell/>
          <table:table-cell table:formula="of:=[.$B$1]&amp;&quot; &quot;&amp;[.B973]&amp;&quot; &quot;&amp;[.$C$1]&amp;[.B973]" office:value-type="string" office:string-value="mv dog.971.jpg ~/repo/DATA/INPUT/StarterBundle/Animals/dog.971.jpg" calcext:value-type="string">
            <text:p>mv dog.971.jpg ~/repo/DATA/INPUT/StarterBundle/Animals/dog.971.jpg</text:p>
          </table:table-cell>
          <table:table-cell table:formula="of:=[.$B$1]&amp;&quot; &quot;&amp;[.C973]&amp;&quot; &quot;&amp;[.$C$1]&amp;[.C973]" office:value-type="string" office:string-value="mv cat.971.jpg ~/repo/DATA/INPUT/StarterBundle/Animals/cat.971.jpg" calcext:value-type="string">
            <text:p>mv cat.971.jpg ~/repo/DATA/INPUT/StarterBundle/Animals/cat.971.jpg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G$1]&amp;&quot;.&quot;&amp;[.A974]&amp;&quot;.jpg&quot;" office:value-type="string" office:string-value="dog.972.jpg" calcext:value-type="string">
            <text:p>dog.972.jpg</text:p>
          </table:table-cell>
          <table:table-cell table:formula="of:=[.$H$1]&amp;&quot;.&quot;&amp;[.A974]&amp;&quot;.jpg&quot;" office:value-type="string" office:string-value="cat.972.jpg" calcext:value-type="string">
            <text:p>cat.972.jpg</text:p>
          </table:table-cell>
          <table:table-cell/>
          <table:table-cell table:formula="of:=[.$B$1]&amp;&quot; &quot;&amp;[.B974]&amp;&quot; &quot;&amp;[.$C$1]&amp;[.B974]" office:value-type="string" office:string-value="mv dog.972.jpg ~/repo/DATA/INPUT/StarterBundle/Animals/dog.972.jpg" calcext:value-type="string">
            <text:p>mv dog.972.jpg ~/repo/DATA/INPUT/StarterBundle/Animals/dog.972.jpg</text:p>
          </table:table-cell>
          <table:table-cell table:formula="of:=[.$B$1]&amp;&quot; &quot;&amp;[.C974]&amp;&quot; &quot;&amp;[.$C$1]&amp;[.C974]" office:value-type="string" office:string-value="mv cat.972.jpg ~/repo/DATA/INPUT/StarterBundle/Animals/cat.972.jpg" calcext:value-type="string">
            <text:p>mv cat.972.jpg ~/repo/DATA/INPUT/StarterBundle/Animals/cat.972.jpg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G$1]&amp;&quot;.&quot;&amp;[.A975]&amp;&quot;.jpg&quot;" office:value-type="string" office:string-value="dog.973.jpg" calcext:value-type="string">
            <text:p>dog.973.jpg</text:p>
          </table:table-cell>
          <table:table-cell table:formula="of:=[.$H$1]&amp;&quot;.&quot;&amp;[.A975]&amp;&quot;.jpg&quot;" office:value-type="string" office:string-value="cat.973.jpg" calcext:value-type="string">
            <text:p>cat.973.jpg</text:p>
          </table:table-cell>
          <table:table-cell/>
          <table:table-cell table:formula="of:=[.$B$1]&amp;&quot; &quot;&amp;[.B975]&amp;&quot; &quot;&amp;[.$C$1]&amp;[.B975]" office:value-type="string" office:string-value="mv dog.973.jpg ~/repo/DATA/INPUT/StarterBundle/Animals/dog.973.jpg" calcext:value-type="string">
            <text:p>mv dog.973.jpg ~/repo/DATA/INPUT/StarterBundle/Animals/dog.973.jpg</text:p>
          </table:table-cell>
          <table:table-cell table:formula="of:=[.$B$1]&amp;&quot; &quot;&amp;[.C975]&amp;&quot; &quot;&amp;[.$C$1]&amp;[.C975]" office:value-type="string" office:string-value="mv cat.973.jpg ~/repo/DATA/INPUT/StarterBundle/Animals/cat.973.jpg" calcext:value-type="string">
            <text:p>mv cat.973.jpg ~/repo/DATA/INPUT/StarterBundle/Animals/cat.973.jpg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G$1]&amp;&quot;.&quot;&amp;[.A976]&amp;&quot;.jpg&quot;" office:value-type="string" office:string-value="dog.974.jpg" calcext:value-type="string">
            <text:p>dog.974.jpg</text:p>
          </table:table-cell>
          <table:table-cell table:formula="of:=[.$H$1]&amp;&quot;.&quot;&amp;[.A976]&amp;&quot;.jpg&quot;" office:value-type="string" office:string-value="cat.974.jpg" calcext:value-type="string">
            <text:p>cat.974.jpg</text:p>
          </table:table-cell>
          <table:table-cell/>
          <table:table-cell table:formula="of:=[.$B$1]&amp;&quot; &quot;&amp;[.B976]&amp;&quot; &quot;&amp;[.$C$1]&amp;[.B976]" office:value-type="string" office:string-value="mv dog.974.jpg ~/repo/DATA/INPUT/StarterBundle/Animals/dog.974.jpg" calcext:value-type="string">
            <text:p>mv dog.974.jpg ~/repo/DATA/INPUT/StarterBundle/Animals/dog.974.jpg</text:p>
          </table:table-cell>
          <table:table-cell table:formula="of:=[.$B$1]&amp;&quot; &quot;&amp;[.C976]&amp;&quot; &quot;&amp;[.$C$1]&amp;[.C976]" office:value-type="string" office:string-value="mv cat.974.jpg ~/repo/DATA/INPUT/StarterBundle/Animals/cat.974.jpg" calcext:value-type="string">
            <text:p>mv cat.974.jpg ~/repo/DATA/INPUT/StarterBundle/Animals/cat.974.jpg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G$1]&amp;&quot;.&quot;&amp;[.A977]&amp;&quot;.jpg&quot;" office:value-type="string" office:string-value="dog.975.jpg" calcext:value-type="string">
            <text:p>dog.975.jpg</text:p>
          </table:table-cell>
          <table:table-cell table:formula="of:=[.$H$1]&amp;&quot;.&quot;&amp;[.A977]&amp;&quot;.jpg&quot;" office:value-type="string" office:string-value="cat.975.jpg" calcext:value-type="string">
            <text:p>cat.975.jpg</text:p>
          </table:table-cell>
          <table:table-cell/>
          <table:table-cell table:formula="of:=[.$B$1]&amp;&quot; &quot;&amp;[.B977]&amp;&quot; &quot;&amp;[.$C$1]&amp;[.B977]" office:value-type="string" office:string-value="mv dog.975.jpg ~/repo/DATA/INPUT/StarterBundle/Animals/dog.975.jpg" calcext:value-type="string">
            <text:p>mv dog.975.jpg ~/repo/DATA/INPUT/StarterBundle/Animals/dog.975.jpg</text:p>
          </table:table-cell>
          <table:table-cell table:formula="of:=[.$B$1]&amp;&quot; &quot;&amp;[.C977]&amp;&quot; &quot;&amp;[.$C$1]&amp;[.C977]" office:value-type="string" office:string-value="mv cat.975.jpg ~/repo/DATA/INPUT/StarterBundle/Animals/cat.975.jpg" calcext:value-type="string">
            <text:p>mv cat.975.jpg ~/repo/DATA/INPUT/StarterBundle/Animals/cat.975.jpg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G$1]&amp;&quot;.&quot;&amp;[.A978]&amp;&quot;.jpg&quot;" office:value-type="string" office:string-value="dog.976.jpg" calcext:value-type="string">
            <text:p>dog.976.jpg</text:p>
          </table:table-cell>
          <table:table-cell table:formula="of:=[.$H$1]&amp;&quot;.&quot;&amp;[.A978]&amp;&quot;.jpg&quot;" office:value-type="string" office:string-value="cat.976.jpg" calcext:value-type="string">
            <text:p>cat.976.jpg</text:p>
          </table:table-cell>
          <table:table-cell/>
          <table:table-cell table:formula="of:=[.$B$1]&amp;&quot; &quot;&amp;[.B978]&amp;&quot; &quot;&amp;[.$C$1]&amp;[.B978]" office:value-type="string" office:string-value="mv dog.976.jpg ~/repo/DATA/INPUT/StarterBundle/Animals/dog.976.jpg" calcext:value-type="string">
            <text:p>mv dog.976.jpg ~/repo/DATA/INPUT/StarterBundle/Animals/dog.976.jpg</text:p>
          </table:table-cell>
          <table:table-cell table:formula="of:=[.$B$1]&amp;&quot; &quot;&amp;[.C978]&amp;&quot; &quot;&amp;[.$C$1]&amp;[.C978]" office:value-type="string" office:string-value="mv cat.976.jpg ~/repo/DATA/INPUT/StarterBundle/Animals/cat.976.jpg" calcext:value-type="string">
            <text:p>mv cat.976.jpg ~/repo/DATA/INPUT/StarterBundle/Animals/cat.976.jpg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G$1]&amp;&quot;.&quot;&amp;[.A979]&amp;&quot;.jpg&quot;" office:value-type="string" office:string-value="dog.977.jpg" calcext:value-type="string">
            <text:p>dog.977.jpg</text:p>
          </table:table-cell>
          <table:table-cell table:formula="of:=[.$H$1]&amp;&quot;.&quot;&amp;[.A979]&amp;&quot;.jpg&quot;" office:value-type="string" office:string-value="cat.977.jpg" calcext:value-type="string">
            <text:p>cat.977.jpg</text:p>
          </table:table-cell>
          <table:table-cell/>
          <table:table-cell table:formula="of:=[.$B$1]&amp;&quot; &quot;&amp;[.B979]&amp;&quot; &quot;&amp;[.$C$1]&amp;[.B979]" office:value-type="string" office:string-value="mv dog.977.jpg ~/repo/DATA/INPUT/StarterBundle/Animals/dog.977.jpg" calcext:value-type="string">
            <text:p>mv dog.977.jpg ~/repo/DATA/INPUT/StarterBundle/Animals/dog.977.jpg</text:p>
          </table:table-cell>
          <table:table-cell table:formula="of:=[.$B$1]&amp;&quot; &quot;&amp;[.C979]&amp;&quot; &quot;&amp;[.$C$1]&amp;[.C979]" office:value-type="string" office:string-value="mv cat.977.jpg ~/repo/DATA/INPUT/StarterBundle/Animals/cat.977.jpg" calcext:value-type="string">
            <text:p>mv cat.977.jpg ~/repo/DATA/INPUT/StarterBundle/Animals/cat.977.jpg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G$1]&amp;&quot;.&quot;&amp;[.A980]&amp;&quot;.jpg&quot;" office:value-type="string" office:string-value="dog.978.jpg" calcext:value-type="string">
            <text:p>dog.978.jpg</text:p>
          </table:table-cell>
          <table:table-cell table:formula="of:=[.$H$1]&amp;&quot;.&quot;&amp;[.A980]&amp;&quot;.jpg&quot;" office:value-type="string" office:string-value="cat.978.jpg" calcext:value-type="string">
            <text:p>cat.978.jpg</text:p>
          </table:table-cell>
          <table:table-cell/>
          <table:table-cell table:formula="of:=[.$B$1]&amp;&quot; &quot;&amp;[.B980]&amp;&quot; &quot;&amp;[.$C$1]&amp;[.B980]" office:value-type="string" office:string-value="mv dog.978.jpg ~/repo/DATA/INPUT/StarterBundle/Animals/dog.978.jpg" calcext:value-type="string">
            <text:p>mv dog.978.jpg ~/repo/DATA/INPUT/StarterBundle/Animals/dog.978.jpg</text:p>
          </table:table-cell>
          <table:table-cell table:formula="of:=[.$B$1]&amp;&quot; &quot;&amp;[.C980]&amp;&quot; &quot;&amp;[.$C$1]&amp;[.C980]" office:value-type="string" office:string-value="mv cat.978.jpg ~/repo/DATA/INPUT/StarterBundle/Animals/cat.978.jpg" calcext:value-type="string">
            <text:p>mv cat.978.jpg ~/repo/DATA/INPUT/StarterBundle/Animals/cat.978.jpg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G$1]&amp;&quot;.&quot;&amp;[.A981]&amp;&quot;.jpg&quot;" office:value-type="string" office:string-value="dog.979.jpg" calcext:value-type="string">
            <text:p>dog.979.jpg</text:p>
          </table:table-cell>
          <table:table-cell table:formula="of:=[.$H$1]&amp;&quot;.&quot;&amp;[.A981]&amp;&quot;.jpg&quot;" office:value-type="string" office:string-value="cat.979.jpg" calcext:value-type="string">
            <text:p>cat.979.jpg</text:p>
          </table:table-cell>
          <table:table-cell/>
          <table:table-cell table:formula="of:=[.$B$1]&amp;&quot; &quot;&amp;[.B981]&amp;&quot; &quot;&amp;[.$C$1]&amp;[.B981]" office:value-type="string" office:string-value="mv dog.979.jpg ~/repo/DATA/INPUT/StarterBundle/Animals/dog.979.jpg" calcext:value-type="string">
            <text:p>mv dog.979.jpg ~/repo/DATA/INPUT/StarterBundle/Animals/dog.979.jpg</text:p>
          </table:table-cell>
          <table:table-cell table:formula="of:=[.$B$1]&amp;&quot; &quot;&amp;[.C981]&amp;&quot; &quot;&amp;[.$C$1]&amp;[.C981]" office:value-type="string" office:string-value="mv cat.979.jpg ~/repo/DATA/INPUT/StarterBundle/Animals/cat.979.jpg" calcext:value-type="string">
            <text:p>mv cat.979.jpg ~/repo/DATA/INPUT/StarterBundle/Animals/cat.979.jpg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G$1]&amp;&quot;.&quot;&amp;[.A982]&amp;&quot;.jpg&quot;" office:value-type="string" office:string-value="dog.980.jpg" calcext:value-type="string">
            <text:p>dog.980.jpg</text:p>
          </table:table-cell>
          <table:table-cell table:formula="of:=[.$H$1]&amp;&quot;.&quot;&amp;[.A982]&amp;&quot;.jpg&quot;" office:value-type="string" office:string-value="cat.980.jpg" calcext:value-type="string">
            <text:p>cat.980.jpg</text:p>
          </table:table-cell>
          <table:table-cell/>
          <table:table-cell table:formula="of:=[.$B$1]&amp;&quot; &quot;&amp;[.B982]&amp;&quot; &quot;&amp;[.$C$1]&amp;[.B982]" office:value-type="string" office:string-value="mv dog.980.jpg ~/repo/DATA/INPUT/StarterBundle/Animals/dog.980.jpg" calcext:value-type="string">
            <text:p>mv dog.980.jpg ~/repo/DATA/INPUT/StarterBundle/Animals/dog.980.jpg</text:p>
          </table:table-cell>
          <table:table-cell table:formula="of:=[.$B$1]&amp;&quot; &quot;&amp;[.C982]&amp;&quot; &quot;&amp;[.$C$1]&amp;[.C982]" office:value-type="string" office:string-value="mv cat.980.jpg ~/repo/DATA/INPUT/StarterBundle/Animals/cat.980.jpg" calcext:value-type="string">
            <text:p>mv cat.980.jpg ~/repo/DATA/INPUT/StarterBundle/Animals/cat.980.jpg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G$1]&amp;&quot;.&quot;&amp;[.A983]&amp;&quot;.jpg&quot;" office:value-type="string" office:string-value="dog.981.jpg" calcext:value-type="string">
            <text:p>dog.981.jpg</text:p>
          </table:table-cell>
          <table:table-cell table:formula="of:=[.$H$1]&amp;&quot;.&quot;&amp;[.A983]&amp;&quot;.jpg&quot;" office:value-type="string" office:string-value="cat.981.jpg" calcext:value-type="string">
            <text:p>cat.981.jpg</text:p>
          </table:table-cell>
          <table:table-cell/>
          <table:table-cell table:formula="of:=[.$B$1]&amp;&quot; &quot;&amp;[.B983]&amp;&quot; &quot;&amp;[.$C$1]&amp;[.B983]" office:value-type="string" office:string-value="mv dog.981.jpg ~/repo/DATA/INPUT/StarterBundle/Animals/dog.981.jpg" calcext:value-type="string">
            <text:p>mv dog.981.jpg ~/repo/DATA/INPUT/StarterBundle/Animals/dog.981.jpg</text:p>
          </table:table-cell>
          <table:table-cell table:formula="of:=[.$B$1]&amp;&quot; &quot;&amp;[.C983]&amp;&quot; &quot;&amp;[.$C$1]&amp;[.C983]" office:value-type="string" office:string-value="mv cat.981.jpg ~/repo/DATA/INPUT/StarterBundle/Animals/cat.981.jpg" calcext:value-type="string">
            <text:p>mv cat.981.jpg ~/repo/DATA/INPUT/StarterBundle/Animals/cat.981.jpg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G$1]&amp;&quot;.&quot;&amp;[.A984]&amp;&quot;.jpg&quot;" office:value-type="string" office:string-value="dog.982.jpg" calcext:value-type="string">
            <text:p>dog.982.jpg</text:p>
          </table:table-cell>
          <table:table-cell table:formula="of:=[.$H$1]&amp;&quot;.&quot;&amp;[.A984]&amp;&quot;.jpg&quot;" office:value-type="string" office:string-value="cat.982.jpg" calcext:value-type="string">
            <text:p>cat.982.jpg</text:p>
          </table:table-cell>
          <table:table-cell/>
          <table:table-cell table:formula="of:=[.$B$1]&amp;&quot; &quot;&amp;[.B984]&amp;&quot; &quot;&amp;[.$C$1]&amp;[.B984]" office:value-type="string" office:string-value="mv dog.982.jpg ~/repo/DATA/INPUT/StarterBundle/Animals/dog.982.jpg" calcext:value-type="string">
            <text:p>mv dog.982.jpg ~/repo/DATA/INPUT/StarterBundle/Animals/dog.982.jpg</text:p>
          </table:table-cell>
          <table:table-cell table:formula="of:=[.$B$1]&amp;&quot; &quot;&amp;[.C984]&amp;&quot; &quot;&amp;[.$C$1]&amp;[.C984]" office:value-type="string" office:string-value="mv cat.982.jpg ~/repo/DATA/INPUT/StarterBundle/Animals/cat.982.jpg" calcext:value-type="string">
            <text:p>mv cat.982.jpg ~/repo/DATA/INPUT/StarterBundle/Animals/cat.982.jpg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G$1]&amp;&quot;.&quot;&amp;[.A985]&amp;&quot;.jpg&quot;" office:value-type="string" office:string-value="dog.983.jpg" calcext:value-type="string">
            <text:p>dog.983.jpg</text:p>
          </table:table-cell>
          <table:table-cell table:formula="of:=[.$H$1]&amp;&quot;.&quot;&amp;[.A985]&amp;&quot;.jpg&quot;" office:value-type="string" office:string-value="cat.983.jpg" calcext:value-type="string">
            <text:p>cat.983.jpg</text:p>
          </table:table-cell>
          <table:table-cell/>
          <table:table-cell table:formula="of:=[.$B$1]&amp;&quot; &quot;&amp;[.B985]&amp;&quot; &quot;&amp;[.$C$1]&amp;[.B985]" office:value-type="string" office:string-value="mv dog.983.jpg ~/repo/DATA/INPUT/StarterBundle/Animals/dog.983.jpg" calcext:value-type="string">
            <text:p>mv dog.983.jpg ~/repo/DATA/INPUT/StarterBundle/Animals/dog.983.jpg</text:p>
          </table:table-cell>
          <table:table-cell table:formula="of:=[.$B$1]&amp;&quot; &quot;&amp;[.C985]&amp;&quot; &quot;&amp;[.$C$1]&amp;[.C985]" office:value-type="string" office:string-value="mv cat.983.jpg ~/repo/DATA/INPUT/StarterBundle/Animals/cat.983.jpg" calcext:value-type="string">
            <text:p>mv cat.983.jpg ~/repo/DATA/INPUT/StarterBundle/Animals/cat.983.jpg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G$1]&amp;&quot;.&quot;&amp;[.A986]&amp;&quot;.jpg&quot;" office:value-type="string" office:string-value="dog.984.jpg" calcext:value-type="string">
            <text:p>dog.984.jpg</text:p>
          </table:table-cell>
          <table:table-cell table:formula="of:=[.$H$1]&amp;&quot;.&quot;&amp;[.A986]&amp;&quot;.jpg&quot;" office:value-type="string" office:string-value="cat.984.jpg" calcext:value-type="string">
            <text:p>cat.984.jpg</text:p>
          </table:table-cell>
          <table:table-cell/>
          <table:table-cell table:formula="of:=[.$B$1]&amp;&quot; &quot;&amp;[.B986]&amp;&quot; &quot;&amp;[.$C$1]&amp;[.B986]" office:value-type="string" office:string-value="mv dog.984.jpg ~/repo/DATA/INPUT/StarterBundle/Animals/dog.984.jpg" calcext:value-type="string">
            <text:p>mv dog.984.jpg ~/repo/DATA/INPUT/StarterBundle/Animals/dog.984.jpg</text:p>
          </table:table-cell>
          <table:table-cell table:formula="of:=[.$B$1]&amp;&quot; &quot;&amp;[.C986]&amp;&quot; &quot;&amp;[.$C$1]&amp;[.C986]" office:value-type="string" office:string-value="mv cat.984.jpg ~/repo/DATA/INPUT/StarterBundle/Animals/cat.984.jpg" calcext:value-type="string">
            <text:p>mv cat.984.jpg ~/repo/DATA/INPUT/StarterBundle/Animals/cat.984.jpg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G$1]&amp;&quot;.&quot;&amp;[.A987]&amp;&quot;.jpg&quot;" office:value-type="string" office:string-value="dog.985.jpg" calcext:value-type="string">
            <text:p>dog.985.jpg</text:p>
          </table:table-cell>
          <table:table-cell table:formula="of:=[.$H$1]&amp;&quot;.&quot;&amp;[.A987]&amp;&quot;.jpg&quot;" office:value-type="string" office:string-value="cat.985.jpg" calcext:value-type="string">
            <text:p>cat.985.jpg</text:p>
          </table:table-cell>
          <table:table-cell/>
          <table:table-cell table:formula="of:=[.$B$1]&amp;&quot; &quot;&amp;[.B987]&amp;&quot; &quot;&amp;[.$C$1]&amp;[.B987]" office:value-type="string" office:string-value="mv dog.985.jpg ~/repo/DATA/INPUT/StarterBundle/Animals/dog.985.jpg" calcext:value-type="string">
            <text:p>mv dog.985.jpg ~/repo/DATA/INPUT/StarterBundle/Animals/dog.985.jpg</text:p>
          </table:table-cell>
          <table:table-cell table:formula="of:=[.$B$1]&amp;&quot; &quot;&amp;[.C987]&amp;&quot; &quot;&amp;[.$C$1]&amp;[.C987]" office:value-type="string" office:string-value="mv cat.985.jpg ~/repo/DATA/INPUT/StarterBundle/Animals/cat.985.jpg" calcext:value-type="string">
            <text:p>mv cat.985.jpg ~/repo/DATA/INPUT/StarterBundle/Animals/cat.985.jpg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G$1]&amp;&quot;.&quot;&amp;[.A988]&amp;&quot;.jpg&quot;" office:value-type="string" office:string-value="dog.986.jpg" calcext:value-type="string">
            <text:p>dog.986.jpg</text:p>
          </table:table-cell>
          <table:table-cell table:formula="of:=[.$H$1]&amp;&quot;.&quot;&amp;[.A988]&amp;&quot;.jpg&quot;" office:value-type="string" office:string-value="cat.986.jpg" calcext:value-type="string">
            <text:p>cat.986.jpg</text:p>
          </table:table-cell>
          <table:table-cell/>
          <table:table-cell table:formula="of:=[.$B$1]&amp;&quot; &quot;&amp;[.B988]&amp;&quot; &quot;&amp;[.$C$1]&amp;[.B988]" office:value-type="string" office:string-value="mv dog.986.jpg ~/repo/DATA/INPUT/StarterBundle/Animals/dog.986.jpg" calcext:value-type="string">
            <text:p>mv dog.986.jpg ~/repo/DATA/INPUT/StarterBundle/Animals/dog.986.jpg</text:p>
          </table:table-cell>
          <table:table-cell table:formula="of:=[.$B$1]&amp;&quot; &quot;&amp;[.C988]&amp;&quot; &quot;&amp;[.$C$1]&amp;[.C988]" office:value-type="string" office:string-value="mv cat.986.jpg ~/repo/DATA/INPUT/StarterBundle/Animals/cat.986.jpg" calcext:value-type="string">
            <text:p>mv cat.986.jpg ~/repo/DATA/INPUT/StarterBundle/Animals/cat.986.jpg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G$1]&amp;&quot;.&quot;&amp;[.A989]&amp;&quot;.jpg&quot;" office:value-type="string" office:string-value="dog.987.jpg" calcext:value-type="string">
            <text:p>dog.987.jpg</text:p>
          </table:table-cell>
          <table:table-cell table:formula="of:=[.$H$1]&amp;&quot;.&quot;&amp;[.A989]&amp;&quot;.jpg&quot;" office:value-type="string" office:string-value="cat.987.jpg" calcext:value-type="string">
            <text:p>cat.987.jpg</text:p>
          </table:table-cell>
          <table:table-cell/>
          <table:table-cell table:formula="of:=[.$B$1]&amp;&quot; &quot;&amp;[.B989]&amp;&quot; &quot;&amp;[.$C$1]&amp;[.B989]" office:value-type="string" office:string-value="mv dog.987.jpg ~/repo/DATA/INPUT/StarterBundle/Animals/dog.987.jpg" calcext:value-type="string">
            <text:p>mv dog.987.jpg ~/repo/DATA/INPUT/StarterBundle/Animals/dog.987.jpg</text:p>
          </table:table-cell>
          <table:table-cell table:formula="of:=[.$B$1]&amp;&quot; &quot;&amp;[.C989]&amp;&quot; &quot;&amp;[.$C$1]&amp;[.C989]" office:value-type="string" office:string-value="mv cat.987.jpg ~/repo/DATA/INPUT/StarterBundle/Animals/cat.987.jpg" calcext:value-type="string">
            <text:p>mv cat.987.jpg ~/repo/DATA/INPUT/StarterBundle/Animals/cat.987.jpg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G$1]&amp;&quot;.&quot;&amp;[.A990]&amp;&quot;.jpg&quot;" office:value-type="string" office:string-value="dog.988.jpg" calcext:value-type="string">
            <text:p>dog.988.jpg</text:p>
          </table:table-cell>
          <table:table-cell table:formula="of:=[.$H$1]&amp;&quot;.&quot;&amp;[.A990]&amp;&quot;.jpg&quot;" office:value-type="string" office:string-value="cat.988.jpg" calcext:value-type="string">
            <text:p>cat.988.jpg</text:p>
          </table:table-cell>
          <table:table-cell/>
          <table:table-cell table:formula="of:=[.$B$1]&amp;&quot; &quot;&amp;[.B990]&amp;&quot; &quot;&amp;[.$C$1]&amp;[.B990]" office:value-type="string" office:string-value="mv dog.988.jpg ~/repo/DATA/INPUT/StarterBundle/Animals/dog.988.jpg" calcext:value-type="string">
            <text:p>mv dog.988.jpg ~/repo/DATA/INPUT/StarterBundle/Animals/dog.988.jpg</text:p>
          </table:table-cell>
          <table:table-cell table:formula="of:=[.$B$1]&amp;&quot; &quot;&amp;[.C990]&amp;&quot; &quot;&amp;[.$C$1]&amp;[.C990]" office:value-type="string" office:string-value="mv cat.988.jpg ~/repo/DATA/INPUT/StarterBundle/Animals/cat.988.jpg" calcext:value-type="string">
            <text:p>mv cat.988.jpg ~/repo/DATA/INPUT/StarterBundle/Animals/cat.988.jpg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G$1]&amp;&quot;.&quot;&amp;[.A991]&amp;&quot;.jpg&quot;" office:value-type="string" office:string-value="dog.989.jpg" calcext:value-type="string">
            <text:p>dog.989.jpg</text:p>
          </table:table-cell>
          <table:table-cell table:formula="of:=[.$H$1]&amp;&quot;.&quot;&amp;[.A991]&amp;&quot;.jpg&quot;" office:value-type="string" office:string-value="cat.989.jpg" calcext:value-type="string">
            <text:p>cat.989.jpg</text:p>
          </table:table-cell>
          <table:table-cell/>
          <table:table-cell table:formula="of:=[.$B$1]&amp;&quot; &quot;&amp;[.B991]&amp;&quot; &quot;&amp;[.$C$1]&amp;[.B991]" office:value-type="string" office:string-value="mv dog.989.jpg ~/repo/DATA/INPUT/StarterBundle/Animals/dog.989.jpg" calcext:value-type="string">
            <text:p>mv dog.989.jpg ~/repo/DATA/INPUT/StarterBundle/Animals/dog.989.jpg</text:p>
          </table:table-cell>
          <table:table-cell table:formula="of:=[.$B$1]&amp;&quot; &quot;&amp;[.C991]&amp;&quot; &quot;&amp;[.$C$1]&amp;[.C991]" office:value-type="string" office:string-value="mv cat.989.jpg ~/repo/DATA/INPUT/StarterBundle/Animals/cat.989.jpg" calcext:value-type="string">
            <text:p>mv cat.989.jpg ~/repo/DATA/INPUT/StarterBundle/Animals/cat.989.jpg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G$1]&amp;&quot;.&quot;&amp;[.A992]&amp;&quot;.jpg&quot;" office:value-type="string" office:string-value="dog.990.jpg" calcext:value-type="string">
            <text:p>dog.990.jpg</text:p>
          </table:table-cell>
          <table:table-cell table:formula="of:=[.$H$1]&amp;&quot;.&quot;&amp;[.A992]&amp;&quot;.jpg&quot;" office:value-type="string" office:string-value="cat.990.jpg" calcext:value-type="string">
            <text:p>cat.990.jpg</text:p>
          </table:table-cell>
          <table:table-cell/>
          <table:table-cell table:formula="of:=[.$B$1]&amp;&quot; &quot;&amp;[.B992]&amp;&quot; &quot;&amp;[.$C$1]&amp;[.B992]" office:value-type="string" office:string-value="mv dog.990.jpg ~/repo/DATA/INPUT/StarterBundle/Animals/dog.990.jpg" calcext:value-type="string">
            <text:p>mv dog.990.jpg ~/repo/DATA/INPUT/StarterBundle/Animals/dog.990.jpg</text:p>
          </table:table-cell>
          <table:table-cell table:formula="of:=[.$B$1]&amp;&quot; &quot;&amp;[.C992]&amp;&quot; &quot;&amp;[.$C$1]&amp;[.C992]" office:value-type="string" office:string-value="mv cat.990.jpg ~/repo/DATA/INPUT/StarterBundle/Animals/cat.990.jpg" calcext:value-type="string">
            <text:p>mv cat.990.jpg ~/repo/DATA/INPUT/StarterBundle/Animals/cat.990.jpg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G$1]&amp;&quot;.&quot;&amp;[.A993]&amp;&quot;.jpg&quot;" office:value-type="string" office:string-value="dog.991.jpg" calcext:value-type="string">
            <text:p>dog.991.jpg</text:p>
          </table:table-cell>
          <table:table-cell table:formula="of:=[.$H$1]&amp;&quot;.&quot;&amp;[.A993]&amp;&quot;.jpg&quot;" office:value-type="string" office:string-value="cat.991.jpg" calcext:value-type="string">
            <text:p>cat.991.jpg</text:p>
          </table:table-cell>
          <table:table-cell/>
          <table:table-cell table:formula="of:=[.$B$1]&amp;&quot; &quot;&amp;[.B993]&amp;&quot; &quot;&amp;[.$C$1]&amp;[.B993]" office:value-type="string" office:string-value="mv dog.991.jpg ~/repo/DATA/INPUT/StarterBundle/Animals/dog.991.jpg" calcext:value-type="string">
            <text:p>mv dog.991.jpg ~/repo/DATA/INPUT/StarterBundle/Animals/dog.991.jpg</text:p>
          </table:table-cell>
          <table:table-cell table:formula="of:=[.$B$1]&amp;&quot; &quot;&amp;[.C993]&amp;&quot; &quot;&amp;[.$C$1]&amp;[.C993]" office:value-type="string" office:string-value="mv cat.991.jpg ~/repo/DATA/INPUT/StarterBundle/Animals/cat.991.jpg" calcext:value-type="string">
            <text:p>mv cat.991.jpg ~/repo/DATA/INPUT/StarterBundle/Animals/cat.991.jpg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G$1]&amp;&quot;.&quot;&amp;[.A994]&amp;&quot;.jpg&quot;" office:value-type="string" office:string-value="dog.992.jpg" calcext:value-type="string">
            <text:p>dog.992.jpg</text:p>
          </table:table-cell>
          <table:table-cell table:formula="of:=[.$H$1]&amp;&quot;.&quot;&amp;[.A994]&amp;&quot;.jpg&quot;" office:value-type="string" office:string-value="cat.992.jpg" calcext:value-type="string">
            <text:p>cat.992.jpg</text:p>
          </table:table-cell>
          <table:table-cell/>
          <table:table-cell table:formula="of:=[.$B$1]&amp;&quot; &quot;&amp;[.B994]&amp;&quot; &quot;&amp;[.$C$1]&amp;[.B994]" office:value-type="string" office:string-value="mv dog.992.jpg ~/repo/DATA/INPUT/StarterBundle/Animals/dog.992.jpg" calcext:value-type="string">
            <text:p>mv dog.992.jpg ~/repo/DATA/INPUT/StarterBundle/Animals/dog.992.jpg</text:p>
          </table:table-cell>
          <table:table-cell table:formula="of:=[.$B$1]&amp;&quot; &quot;&amp;[.C994]&amp;&quot; &quot;&amp;[.$C$1]&amp;[.C994]" office:value-type="string" office:string-value="mv cat.992.jpg ~/repo/DATA/INPUT/StarterBundle/Animals/cat.992.jpg" calcext:value-type="string">
            <text:p>mv cat.992.jpg ~/repo/DATA/INPUT/StarterBundle/Animals/cat.992.jpg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G$1]&amp;&quot;.&quot;&amp;[.A995]&amp;&quot;.jpg&quot;" office:value-type="string" office:string-value="dog.993.jpg" calcext:value-type="string">
            <text:p>dog.993.jpg</text:p>
          </table:table-cell>
          <table:table-cell table:formula="of:=[.$H$1]&amp;&quot;.&quot;&amp;[.A995]&amp;&quot;.jpg&quot;" office:value-type="string" office:string-value="cat.993.jpg" calcext:value-type="string">
            <text:p>cat.993.jpg</text:p>
          </table:table-cell>
          <table:table-cell/>
          <table:table-cell table:formula="of:=[.$B$1]&amp;&quot; &quot;&amp;[.B995]&amp;&quot; &quot;&amp;[.$C$1]&amp;[.B995]" office:value-type="string" office:string-value="mv dog.993.jpg ~/repo/DATA/INPUT/StarterBundle/Animals/dog.993.jpg" calcext:value-type="string">
            <text:p>mv dog.993.jpg ~/repo/DATA/INPUT/StarterBundle/Animals/dog.993.jpg</text:p>
          </table:table-cell>
          <table:table-cell table:formula="of:=[.$B$1]&amp;&quot; &quot;&amp;[.C995]&amp;&quot; &quot;&amp;[.$C$1]&amp;[.C995]" office:value-type="string" office:string-value="mv cat.993.jpg ~/repo/DATA/INPUT/StarterBundle/Animals/cat.993.jpg" calcext:value-type="string">
            <text:p>mv cat.993.jpg ~/repo/DATA/INPUT/StarterBundle/Animals/cat.993.jpg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G$1]&amp;&quot;.&quot;&amp;[.A996]&amp;&quot;.jpg&quot;" office:value-type="string" office:string-value="dog.994.jpg" calcext:value-type="string">
            <text:p>dog.994.jpg</text:p>
          </table:table-cell>
          <table:table-cell table:formula="of:=[.$H$1]&amp;&quot;.&quot;&amp;[.A996]&amp;&quot;.jpg&quot;" office:value-type="string" office:string-value="cat.994.jpg" calcext:value-type="string">
            <text:p>cat.994.jpg</text:p>
          </table:table-cell>
          <table:table-cell/>
          <table:table-cell table:formula="of:=[.$B$1]&amp;&quot; &quot;&amp;[.B996]&amp;&quot; &quot;&amp;[.$C$1]&amp;[.B996]" office:value-type="string" office:string-value="mv dog.994.jpg ~/repo/DATA/INPUT/StarterBundle/Animals/dog.994.jpg" calcext:value-type="string">
            <text:p>mv dog.994.jpg ~/repo/DATA/INPUT/StarterBundle/Animals/dog.994.jpg</text:p>
          </table:table-cell>
          <table:table-cell table:formula="of:=[.$B$1]&amp;&quot; &quot;&amp;[.C996]&amp;&quot; &quot;&amp;[.$C$1]&amp;[.C996]" office:value-type="string" office:string-value="mv cat.994.jpg ~/repo/DATA/INPUT/StarterBundle/Animals/cat.994.jpg" calcext:value-type="string">
            <text:p>mv cat.994.jpg ~/repo/DATA/INPUT/StarterBundle/Animals/cat.994.jpg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G$1]&amp;&quot;.&quot;&amp;[.A997]&amp;&quot;.jpg&quot;" office:value-type="string" office:string-value="dog.995.jpg" calcext:value-type="string">
            <text:p>dog.995.jpg</text:p>
          </table:table-cell>
          <table:table-cell table:formula="of:=[.$H$1]&amp;&quot;.&quot;&amp;[.A997]&amp;&quot;.jpg&quot;" office:value-type="string" office:string-value="cat.995.jpg" calcext:value-type="string">
            <text:p>cat.995.jpg</text:p>
          </table:table-cell>
          <table:table-cell/>
          <table:table-cell table:formula="of:=[.$B$1]&amp;&quot; &quot;&amp;[.B997]&amp;&quot; &quot;&amp;[.$C$1]&amp;[.B997]" office:value-type="string" office:string-value="mv dog.995.jpg ~/repo/DATA/INPUT/StarterBundle/Animals/dog.995.jpg" calcext:value-type="string">
            <text:p>mv dog.995.jpg ~/repo/DATA/INPUT/StarterBundle/Animals/dog.995.jpg</text:p>
          </table:table-cell>
          <table:table-cell table:formula="of:=[.$B$1]&amp;&quot; &quot;&amp;[.C997]&amp;&quot; &quot;&amp;[.$C$1]&amp;[.C997]" office:value-type="string" office:string-value="mv cat.995.jpg ~/repo/DATA/INPUT/StarterBundle/Animals/cat.995.jpg" calcext:value-type="string">
            <text:p>mv cat.995.jpg ~/repo/DATA/INPUT/StarterBundle/Animals/cat.995.jpg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G$1]&amp;&quot;.&quot;&amp;[.A998]&amp;&quot;.jpg&quot;" office:value-type="string" office:string-value="dog.996.jpg" calcext:value-type="string">
            <text:p>dog.996.jpg</text:p>
          </table:table-cell>
          <table:table-cell table:formula="of:=[.$H$1]&amp;&quot;.&quot;&amp;[.A998]&amp;&quot;.jpg&quot;" office:value-type="string" office:string-value="cat.996.jpg" calcext:value-type="string">
            <text:p>cat.996.jpg</text:p>
          </table:table-cell>
          <table:table-cell/>
          <table:table-cell table:formula="of:=[.$B$1]&amp;&quot; &quot;&amp;[.B998]&amp;&quot; &quot;&amp;[.$C$1]&amp;[.B998]" office:value-type="string" office:string-value="mv dog.996.jpg ~/repo/DATA/INPUT/StarterBundle/Animals/dog.996.jpg" calcext:value-type="string">
            <text:p>mv dog.996.jpg ~/repo/DATA/INPUT/StarterBundle/Animals/dog.996.jpg</text:p>
          </table:table-cell>
          <table:table-cell table:formula="of:=[.$B$1]&amp;&quot; &quot;&amp;[.C998]&amp;&quot; &quot;&amp;[.$C$1]&amp;[.C998]" office:value-type="string" office:string-value="mv cat.996.jpg ~/repo/DATA/INPUT/StarterBundle/Animals/cat.996.jpg" calcext:value-type="string">
            <text:p>mv cat.996.jpg ~/repo/DATA/INPUT/StarterBundle/Animals/cat.996.jpg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G$1]&amp;&quot;.&quot;&amp;[.A999]&amp;&quot;.jpg&quot;" office:value-type="string" office:string-value="dog.997.jpg" calcext:value-type="string">
            <text:p>dog.997.jpg</text:p>
          </table:table-cell>
          <table:table-cell table:formula="of:=[.$H$1]&amp;&quot;.&quot;&amp;[.A999]&amp;&quot;.jpg&quot;" office:value-type="string" office:string-value="cat.997.jpg" calcext:value-type="string">
            <text:p>cat.997.jpg</text:p>
          </table:table-cell>
          <table:table-cell/>
          <table:table-cell table:formula="of:=[.$B$1]&amp;&quot; &quot;&amp;[.B999]&amp;&quot; &quot;&amp;[.$C$1]&amp;[.B999]" office:value-type="string" office:string-value="mv dog.997.jpg ~/repo/DATA/INPUT/StarterBundle/Animals/dog.997.jpg" calcext:value-type="string">
            <text:p>mv dog.997.jpg ~/repo/DATA/INPUT/StarterBundle/Animals/dog.997.jpg</text:p>
          </table:table-cell>
          <table:table-cell table:formula="of:=[.$B$1]&amp;&quot; &quot;&amp;[.C999]&amp;&quot; &quot;&amp;[.$C$1]&amp;[.C999]" office:value-type="string" office:string-value="mv cat.997.jpg ~/repo/DATA/INPUT/StarterBundle/Animals/cat.997.jpg" calcext:value-type="string">
            <text:p>mv cat.997.jpg ~/repo/DATA/INPUT/StarterBundle/Animals/cat.997.jpg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G$1]&amp;&quot;.&quot;&amp;[.A1000]&amp;&quot;.jpg&quot;" office:value-type="string" office:string-value="dog.998.jpg" calcext:value-type="string">
            <text:p>dog.998.jpg</text:p>
          </table:table-cell>
          <table:table-cell table:formula="of:=[.$H$1]&amp;&quot;.&quot;&amp;[.A1000]&amp;&quot;.jpg&quot;" office:value-type="string" office:string-value="cat.998.jpg" calcext:value-type="string">
            <text:p>cat.998.jpg</text:p>
          </table:table-cell>
          <table:table-cell/>
          <table:table-cell table:formula="of:=[.$B$1]&amp;&quot; &quot;&amp;[.B1000]&amp;&quot; &quot;&amp;[.$C$1]&amp;[.B1000]" office:value-type="string" office:string-value="mv dog.998.jpg ~/repo/DATA/INPUT/StarterBundle/Animals/dog.998.jpg" calcext:value-type="string">
            <text:p>mv dog.998.jpg ~/repo/DATA/INPUT/StarterBundle/Animals/dog.998.jpg</text:p>
          </table:table-cell>
          <table:table-cell table:formula="of:=[.$B$1]&amp;&quot; &quot;&amp;[.C1000]&amp;&quot; &quot;&amp;[.$C$1]&amp;[.C1000]" office:value-type="string" office:string-value="mv cat.998.jpg ~/repo/DATA/INPUT/StarterBundle/Animals/cat.998.jpg" calcext:value-type="string">
            <text:p>mv cat.998.jpg ~/repo/DATA/INPUT/StarterBundle/Animals/cat.998.jpg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G$1]&amp;&quot;.&quot;&amp;[.A1001]&amp;&quot;.jpg&quot;" office:value-type="string" office:string-value="dog.999.jpg" calcext:value-type="string">
            <text:p>dog.999.jpg</text:p>
          </table:table-cell>
          <table:table-cell table:formula="of:=[.$H$1]&amp;&quot;.&quot;&amp;[.A1001]&amp;&quot;.jpg&quot;" office:value-type="string" office:string-value="cat.999.jpg" calcext:value-type="string">
            <text:p>cat.999.jpg</text:p>
          </table:table-cell>
          <table:table-cell/>
          <table:table-cell table:formula="of:=[.$B$1]&amp;&quot; &quot;&amp;[.B1001]&amp;&quot; &quot;&amp;[.$C$1]&amp;[.B1001]" office:value-type="string" office:string-value="mv dog.999.jpg ~/repo/DATA/INPUT/StarterBundle/Animals/dog.999.jpg" calcext:value-type="string">
            <text:p>mv dog.999.jpg ~/repo/DATA/INPUT/StarterBundle/Animals/dog.999.jpg</text:p>
          </table:table-cell>
          <table:table-cell table:formula="of:=[.$B$1]&amp;&quot; &quot;&amp;[.C1001]&amp;&quot; &quot;&amp;[.$C$1]&amp;[.C1001]" office:value-type="string" office:string-value="mv cat.999.jpg ~/repo/DATA/INPUT/StarterBundle/Animals/cat.999.jpg" calcext:value-type="string">
            <text:p>mv cat.999.jpg ~/repo/DATA/INPUT/StarterBundle/Animals/cat.999.jp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6T22:25:32.953495187</meta:creation-date>
    <dc:date>2020-04-06T22:41:34.350976838</dc:date>
    <meta:editing-duration>PT5M51S</meta:editing-duration>
    <meta:editing-cycles>1</meta:editing-cycles>
    <meta:document-statistic meta:table-count="2" meta:cell-count="8009" meta:object-count="0"/>
    <meta:generator>LibreOffice/6.4.1.2$Linux_X86_64 LibreOffice_project/e1ad903d8acbc5f5b474f1d8ec3defef24b8c46b</meta:generator>
  </office:meta>
</office:document-meta>
</file>